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dde8cb" fo:border="0.74pt solid #000000"/>
    </style:style>
    <style:style style:name="ce24" style:family="table-cell" style:parent-style-name="Default" style:data-style-name="N0">
      <style:table-cell-properties fo:background-color="#dde8cb" fo:border="0.74pt solid #000000"/>
    </style:style>
    <style:style style:name="ce25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4c7dc" fo:border="0.74pt solid #000000"/>
    </style:style>
    <style:style style:name="ce3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 style:data-style-name="N0">
      <style:table-cell-properties fo:border="0.74pt solid #000000"/>
    </style:style>
    <style:style style:name="ce3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#b4c7dc" fo:border="0.74pt solid #000000"/>
    </style:style>
    <style:style style:name="ce59" style:family="table-cell" style:parent-style-name="Default">
      <style:table-cell-properties fo:background-color="#ffffd7" fo:border="0.74pt solid #000000"/>
    </style:style>
    <style:style style:name="ce60" style:family="table-cell" style:parent-style-name="Default">
      <style:table-cell-properties fo:background-color="#ff4000" fo:border="0.74pt solid #000000"/>
    </style:style>
    <style:style style:name="ce61" style:family="table-cell" style:parent-style-name="Default">
      <style:table-cell-properties fo:background-color="#ffd8ce" fo:border="0.74pt solid #000000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55308d" fo:border="0.74pt solid #000000"/>
    </style:style>
    <style:style style:name="ce71" style:family="table-cell" style:parent-style-name="Default">
      <style:table-cell-properties fo:background-color="#ffffa6" fo:border="0.74pt solid #00000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TROCAR INTERVALO&quot;" style:apply-style-name="Sem_20_título1" style:base-cell-address="'RF Bisseção'.A5"/>
    </style:style>
    <style:style style:name="ce73" style:family="table-cell" style:parent-style-name="Default">
      <style:table-cell-properties fo:background-color="#999999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66c" fo:border="0.74pt solid #000000"/>
    </style:style>
    <style:style style:name="ce8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/>
    </style:style>
    <style:style style:name="ce8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55308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TROCAR INTERVALO&quot;" style:apply-style-name="Sem_20_título1" style:base-cell-address="'RF Cordas'.A5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25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23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23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24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23" table:formula="of:=IF([.E4]=&quot;&quot;;&quot;&quot;;[.$J$9]+[.$J$10]*[.E4]+[.$J$11]*[.E4]^2)">
            <text:p/>
          </table:table-cell>
          <table:table-cell table:style-name="ce23" table:formula="of:=IF([.F4]=&quot;&quot;;&quot;&quot;;[.$J$9]+[.$J$10]*[.F4]+[.$J$11]*[.F4]^2)">
            <text:p/>
          </table:table-cell>
          <table:table-cell table:style-name="ce23" table:formula="of:=IF([.G4]=&quot;&quot;;&quot;&quot;;[.$J$9]+[.$J$10]*[.G4]+[.$J$11]*[.G4]^2)">
            <text:p/>
          </table:table-cell>
          <table:table-cell table:style-name="ce23" table:formula="of:=IF([.H4]=&quot;&quot;;&quot;&quot;;[.$J$9]+[.$J$10]*[.H4]+[.$J$11]*[.H4]^2)">
            <text:p/>
          </table:table-cell>
          <table:table-cell table:style-name="ce23" table:formula="of:=IF([.I4]=&quot;&quot;;&quot;&quot;;[.$J$9]+[.$J$10]*[.I4]+[.$J$11]*[.I4]^2)">
            <text:p/>
          </table:table-cell>
          <table:table-cell table:style-name="ce23" table:formula="of:=IF([.J4]=&quot;&quot;;&quot;&quot;;[.$J$9]+[.$J$10]*[.J4]+[.$J$11]*[.J4]^2)">
            <text:p/>
          </table:table-cell>
          <table:table-cell table:style-name="ce23" table:formula="of:=IF([.K4]=&quot;&quot;;&quot;&quot;;[.$J$9]+[.$J$10]*[.K4]+[.$J$11]*[.K4]^2)">
            <text:p/>
          </table:table-cell>
          <table:table-cell table:style-name="ce23" table:formula="of:=IF([.L4]=&quot;&quot;;&quot;&quot;;[.$J$9]+[.$J$10]*[.L4]+[.$J$11]*[.L4]^2)">
            <text:p/>
          </table:table-cell>
          <table:table-cell table:style-name="ce23" table:formula="of:=IF([.M4]=&quot;&quot;;&quot;&quot;;[.$J$9]+[.$J$10]*[.M4]+[.$J$11]*[.M4]^2)">
            <text:p/>
          </table:table-cell>
          <table:table-cell table:style-name="ce23" table:formula="of:=IF([.N4]=&quot;&quot;;&quot;&quot;;[.$J$9]+[.$J$10]*[.N4]+[.$J$11]*[.N4]^2)">
            <text:p/>
          </table:table-cell>
          <table:table-cell table:style-name="ce23" table:formula="of:=IF([.O4]=&quot;&quot;;&quot;&quot;;[.$J$9]+[.$J$10]*[.O4]+[.$J$11]*[.O4]^2)">
            <text:p/>
          </table:table-cell>
          <table:table-cell table:style-name="ce23" table:formula="of:=IF([.P4]=&quot;&quot;;&quot;&quot;;[.$J$9]+[.$J$10]*[.P4]+[.$J$11]*[.P4]^2)">
            <text:p/>
          </table:table-cell>
          <table:table-cell table:style-name="ce23" table:formula="of:=IF([.Q4]=&quot;&quot;;&quot;&quot;;[.$J$9]+[.$J$10]*[.Q4]+[.$J$11]*[.Q4]^2)">
            <text:p/>
          </table:table-cell>
          <table:table-cell table:style-name="ce23" table:formula="of:=IF([.R4]=&quot;&quot;;&quot;&quot;;[.$J$9]+[.$J$10]*[.R4]+[.$J$11]*[.R4]^2)">
            <text:p/>
          </table:table-cell>
          <table:table-cell table:style-name="ce23" table:formula="of:=IF([.S4]=&quot;&quot;;&quot;&quot;;[.$J$9]+[.$J$10]*[.S4]+[.$J$11]*[.S4]^2)">
            <text:p/>
          </table:table-cell>
          <table:table-cell table:style-name="ce23" table:formula="of:=IF([.T4]=&quot;&quot;;&quot;&quot;;[.$J$9]+[.$J$10]*[.T4]+[.$J$11]*[.T4]^2)">
            <text:p/>
          </table:table-cell>
          <table:table-cell table:style-name="ce23" table:formula="of:=IF([.U4]=&quot;&quot;;&quot;&quot;;[.$J$9]+[.$J$10]*[.U4]+[.$J$11]*[.U4]^2)">
            <text:p/>
          </table:table-cell>
          <table:table-cell table:style-name="ce23" table:formula="of:=IF([.V4]=&quot;&quot;;&quot;&quot;;[.$J$9]+[.$J$10]*[.V4]+[.$J$11]*[.V4]^2)">
            <text:p/>
          </table:table-cell>
          <table:table-cell table:style-name="ce23" table:formula="of:=IF([.W4]=&quot;&quot;;&quot;&quot;;[.$J$9]+[.$J$10]*[.W4]+[.$J$11]*[.W4]^2)">
            <text:p/>
          </table:table-cell>
          <table:table-cell table:style-name="ce23" table:formula="of:=IF([.X4]=&quot;&quot;;&quot;&quot;;[.$J$9]+[.$J$10]*[.X4]+[.$J$11]*[.X4]^2)">
            <text:p/>
          </table:table-cell>
          <table:table-cell table:style-name="ce23" table:formula="of:=IF([.Y4]=&quot;&quot;;&quot;&quot;;[.$J$9]+[.$J$10]*[.Y4]+[.$J$11]*[.Y4]^2)">
            <text:p/>
          </table:table-cell>
          <table:table-cell table:style-name="ce23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25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23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23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23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24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23" table:formula="of:=IF([.F4]=&quot;&quot;;&quot;&quot;;[.$K$9]+[.$K$10]*[.F4]+[.$K$11]*[.F4]^2+[.$K$12]*[.F4]^3)">
            <text:p/>
          </table:table-cell>
          <table:table-cell table:style-name="ce23" table:formula="of:=IF([.G4]=&quot;&quot;;&quot;&quot;;[.$K$9]+[.$K$10]*[.G4]+[.$K$11]*[.G4]^2+[.$K$12]*[.G4]^3)">
            <text:p/>
          </table:table-cell>
          <table:table-cell table:style-name="ce23" table:formula="of:=IF([.H4]=&quot;&quot;;&quot;&quot;;[.$K$9]+[.$K$10]*[.H4]+[.$K$11]*[.H4]^2+[.$K$12]*[.H4]^3)">
            <text:p/>
          </table:table-cell>
          <table:table-cell table:style-name="ce23" table:formula="of:=IF([.I4]=&quot;&quot;;&quot;&quot;;[.$K$9]+[.$K$10]*[.I4]+[.$K$11]*[.I4]^2+[.$K$12]*[.I4]^3)">
            <text:p/>
          </table:table-cell>
          <table:table-cell table:style-name="ce23" table:formula="of:=IF([.J4]=&quot;&quot;;&quot;&quot;;[.$K$9]+[.$K$10]*[.J4]+[.$K$11]*[.J4]^2+[.$K$12]*[.J4]^3)">
            <text:p/>
          </table:table-cell>
          <table:table-cell table:style-name="ce23" table:formula="of:=IF([.K4]=&quot;&quot;;&quot;&quot;;[.$K$9]+[.$K$10]*[.K4]+[.$K$11]*[.K4]^2+[.$K$12]*[.K4]^3)">
            <text:p/>
          </table:table-cell>
          <table:table-cell table:style-name="ce23" table:formula="of:=IF([.L4]=&quot;&quot;;&quot;&quot;;[.$K$9]+[.$K$10]*[.L4]+[.$K$11]*[.L4]^2+[.$K$12]*[.L4]^3)">
            <text:p/>
          </table:table-cell>
          <table:table-cell table:style-name="ce23" table:formula="of:=IF([.M4]=&quot;&quot;;&quot;&quot;;[.$K$9]+[.$K$10]*[.M4]+[.$K$11]*[.M4]^2+[.$K$12]*[.M4]^3)">
            <text:p/>
          </table:table-cell>
          <table:table-cell table:style-name="ce23" table:formula="of:=IF([.N4]=&quot;&quot;;&quot;&quot;;[.$K$9]+[.$K$10]*[.N4]+[.$K$11]*[.N4]^2+[.$K$12]*[.N4]^3)">
            <text:p/>
          </table:table-cell>
          <table:table-cell table:style-name="ce23" table:formula="of:=IF([.O4]=&quot;&quot;;&quot;&quot;;[.$K$9]+[.$K$10]*[.O4]+[.$K$11]*[.O4]^2+[.$K$12]*[.O4]^3)">
            <text:p/>
          </table:table-cell>
          <table:table-cell table:style-name="ce23" table:formula="of:=IF([.P4]=&quot;&quot;;&quot;&quot;;[.$K$9]+[.$K$10]*[.P4]+[.$K$11]*[.P4]^2+[.$K$12]*[.P4]^3)">
            <text:p/>
          </table:table-cell>
          <table:table-cell table:style-name="ce23" table:formula="of:=IF([.Q4]=&quot;&quot;;&quot;&quot;;[.$K$9]+[.$K$10]*[.Q4]+[.$K$11]*[.Q4]^2+[.$K$12]*[.Q4]^3)">
            <text:p/>
          </table:table-cell>
          <table:table-cell table:style-name="ce23" table:formula="of:=IF([.R4]=&quot;&quot;;&quot;&quot;;[.$K$9]+[.$K$10]*[.R4]+[.$K$11]*[.R4]^2+[.$K$12]*[.R4]^3)">
            <text:p/>
          </table:table-cell>
          <table:table-cell table:style-name="ce23" table:formula="of:=IF([.S4]=&quot;&quot;;&quot;&quot;;[.$K$9]+[.$K$10]*[.S4]+[.$K$11]*[.S4]^2+[.$K$12]*[.S4]^3)">
            <text:p/>
          </table:table-cell>
          <table:table-cell table:style-name="ce23" table:formula="of:=IF([.T4]=&quot;&quot;;&quot;&quot;;[.$K$9]+[.$K$10]*[.T4]+[.$K$11]*[.T4]^2+[.$K$12]*[.T4]^3)">
            <text:p/>
          </table:table-cell>
          <table:table-cell table:style-name="ce23" table:formula="of:=IF([.U4]=&quot;&quot;;&quot;&quot;;[.$K$9]+[.$K$10]*[.U4]+[.$K$11]*[.U4]^2+[.$K$12]*[.U4]^3)">
            <text:p/>
          </table:table-cell>
          <table:table-cell table:style-name="ce23" table:formula="of:=IF([.V4]=&quot;&quot;;&quot;&quot;;[.$K$9]+[.$K$10]*[.V4]+[.$K$11]*[.V4]^2+[.$K$12]*[.V4]^3)">
            <text:p/>
          </table:table-cell>
          <table:table-cell table:style-name="ce23" table:formula="of:=IF([.W4]=&quot;&quot;;&quot;&quot;;[.$K$9]+[.$K$10]*[.W4]+[.$K$11]*[.W4]^2+[.$K$12]*[.W4]^3)">
            <text:p/>
          </table:table-cell>
          <table:table-cell table:style-name="ce23" table:formula="of:=IF([.X4]=&quot;&quot;;&quot;&quot;;[.$K$9]+[.$K$10]*[.X4]+[.$K$11]*[.X4]^2+[.$K$12]*[.X4]^3)">
            <text:p/>
          </table:table-cell>
          <table:table-cell table:style-name="ce23" table:formula="of:=IF([.Y4]=&quot;&quot;;&quot;&quot;;[.$K$9]+[.$K$10]*[.Y4]+[.$K$11]*[.Y4]^2+[.$K$12]*[.Y4]^3)">
            <text:p/>
          </table:table-cell>
          <table:table-cell table:style-name="ce23" table:formula="of:=IF([.Z4]=&quot;&quot;;&quot;&quot;;[.$K$9]+[.$K$10]*[.Z4]+[.$K$11]*[.Z4]^2+[.$K$12]*[.Z4]^3)">
            <text:p/>
          </table:table-cell>
          <table:table-cell table:style-name="ce23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25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23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23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23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23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24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23" table:formula="of:=IF([.G4]=&quot;&quot;;&quot;&quot;;[.$L$9]+[.$L$10]*[.G4]+[.$L$11]*[.G4]^2+[.$L$12]*[.G4]^3+[.$L$13]*[.G4]^4)">
            <text:p/>
          </table:table-cell>
          <table:table-cell table:style-name="ce23" table:formula="of:=IF([.H4]=&quot;&quot;;&quot;&quot;;[.$L$9]+[.$L$10]*[.H4]+[.$L$11]*[.H4]^2+[.$L$12]*[.H4]^3+[.$L$13]*[.H4]^4)">
            <text:p/>
          </table:table-cell>
          <table:table-cell table:style-name="ce23" table:formula="of:=IF([.I4]=&quot;&quot;;&quot;&quot;;[.$L$9]+[.$L$10]*[.I4]+[.$L$11]*[.I4]^2+[.$L$12]*[.I4]^3+[.$L$13]*[.I4]^4)">
            <text:p/>
          </table:table-cell>
          <table:table-cell table:style-name="ce23" table:formula="of:=IF([.J4]=&quot;&quot;;&quot;&quot;;[.$L$9]+[.$L$10]*[.J4]+[.$L$11]*[.J4]^2+[.$L$12]*[.J4]^3+[.$L$13]*[.J4]^4)">
            <text:p/>
          </table:table-cell>
          <table:table-cell table:style-name="ce23" table:formula="of:=IF([.K4]=&quot;&quot;;&quot;&quot;;[.$L$9]+[.$L$10]*[.K4]+[.$L$11]*[.K4]^2+[.$L$12]*[.K4]^3+[.$L$13]*[.K4]^4)">
            <text:p/>
          </table:table-cell>
          <table:table-cell table:style-name="ce23" table:formula="of:=IF([.L4]=&quot;&quot;;&quot;&quot;;[.$L$9]+[.$L$10]*[.L4]+[.$L$11]*[.L4]^2+[.$L$12]*[.L4]^3+[.$L$13]*[.L4]^4)">
            <text:p/>
          </table:table-cell>
          <table:table-cell table:style-name="ce23" table:formula="of:=IF([.M4]=&quot;&quot;;&quot;&quot;;[.$L$9]+[.$L$10]*[.M4]+[.$L$11]*[.M4]^2+[.$L$12]*[.M4]^3+[.$L$13]*[.M4]^4)">
            <text:p/>
          </table:table-cell>
          <table:table-cell table:style-name="ce23" table:formula="of:=IF([.N4]=&quot;&quot;;&quot;&quot;;[.$L$9]+[.$L$10]*[.N4]+[.$L$11]*[.N4]^2+[.$L$12]*[.N4]^3+[.$L$13]*[.N4]^4)">
            <text:p/>
          </table:table-cell>
          <table:table-cell table:style-name="ce23" table:formula="of:=IF([.O4]=&quot;&quot;;&quot;&quot;;[.$L$9]+[.$L$10]*[.O4]+[.$L$11]*[.O4]^2+[.$L$12]*[.O4]^3+[.$L$13]*[.O4]^4)">
            <text:p/>
          </table:table-cell>
          <table:table-cell table:style-name="ce23" table:formula="of:=IF([.P4]=&quot;&quot;;&quot;&quot;;[.$L$9]+[.$L$10]*[.P4]+[.$L$11]*[.P4]^2+[.$L$12]*[.P4]^3+[.$L$13]*[.P4]^4)">
            <text:p/>
          </table:table-cell>
          <table:table-cell table:style-name="ce23" table:formula="of:=IF([.Q4]=&quot;&quot;;&quot;&quot;;[.$L$9]+[.$L$10]*[.Q4]+[.$L$11]*[.Q4]^2+[.$L$12]*[.Q4]^3+[.$L$13]*[.Q4]^4)">
            <text:p/>
          </table:table-cell>
          <table:table-cell table:style-name="ce23" table:formula="of:=IF([.R4]=&quot;&quot;;&quot;&quot;;[.$L$9]+[.$L$10]*[.R4]+[.$L$11]*[.R4]^2+[.$L$12]*[.R4]^3+[.$L$13]*[.R4]^4)">
            <text:p/>
          </table:table-cell>
          <table:table-cell table:style-name="ce23" table:formula="of:=IF([.S4]=&quot;&quot;;&quot;&quot;;[.$L$9]+[.$L$10]*[.S4]+[.$L$11]*[.S4]^2+[.$L$12]*[.S4]^3+[.$L$13]*[.S4]^4)">
            <text:p/>
          </table:table-cell>
          <table:table-cell table:style-name="ce23" table:formula="of:=IF([.T4]=&quot;&quot;;&quot;&quot;;[.$L$9]+[.$L$10]*[.T4]+[.$L$11]*[.T4]^2+[.$L$12]*[.T4]^3+[.$L$13]*[.T4]^4)">
            <text:p/>
          </table:table-cell>
          <table:table-cell table:style-name="ce23" table:formula="of:=IF([.U4]=&quot;&quot;;&quot;&quot;;[.$L$9]+[.$L$10]*[.U4]+[.$L$11]*[.U4]^2+[.$L$12]*[.U4]^3+[.$L$13]*[.U4]^4)">
            <text:p/>
          </table:table-cell>
          <table:table-cell table:style-name="ce23" table:formula="of:=IF([.V4]=&quot;&quot;;&quot;&quot;;[.$L$9]+[.$L$10]*[.V4]+[.$L$11]*[.V4]^2+[.$L$12]*[.V4]^3+[.$L$13]*[.V4]^4)">
            <text:p/>
          </table:table-cell>
          <table:table-cell table:style-name="ce23" table:formula="of:=IF([.W4]=&quot;&quot;;&quot;&quot;;[.$L$9]+[.$L$10]*[.W4]+[.$L$11]*[.W4]^2+[.$L$12]*[.W4]^3+[.$L$13]*[.W4]^4)">
            <text:p/>
          </table:table-cell>
          <table:table-cell table:style-name="ce23" table:formula="of:=IF([.X4]=&quot;&quot;;&quot;&quot;;[.$L$9]+[.$L$10]*[.X4]+[.$L$11]*[.X4]^2+[.$L$12]*[.X4]^3+[.$L$13]*[.X4]^4)">
            <text:p/>
          </table:table-cell>
          <table:table-cell table:style-name="ce23" table:formula="of:=IF([.Y4]=&quot;&quot;;&quot;&quot;;[.$L$9]+[.$L$10]*[.Y4]+[.$L$11]*[.Y4]^2+[.$L$12]*[.Y4]^3+[.$L$13]*[.Y4]^4)">
            <text:p/>
          </table:table-cell>
          <table:table-cell table:style-name="ce23" table:formula="of:=IF([.Z4]=&quot;&quot;;&quot;&quot;;[.$L$9]+[.$L$10]*[.Z4]+[.$L$11]*[.Z4]^2+[.$L$12]*[.Z4]^3+[.$L$13]*[.Z4]^4)">
            <text:p/>
          </table:table-cell>
          <table:table-cell table:style-name="ce23" table:formula="of:=IF([.AA4]=&quot;&quot;;&quot;&quot;;[.$L$9]+[.$L$10]*[.AA4]+[.$L$11]*[.AA4]^2+[.$L$12]*[.AA4]^3+[.$L$13]*[.AA4]^4)">
            <text:p/>
          </table:table-cell>
          <table:table-cell table:style-name="ce23" table:formula="of:=IF([.AB4]=&quot;&quot;;&quot;&quot;;[.$L$9]+[.$L$10]*[.AB4]+[.$L$11]*[.AB4]^2+[.$L$12]*[.AB4]^3+[.$L$13]*[.AB4]^4)">
            <text:p/>
          </table:table-cell>
        </table:table-row>
      </table:table>
      <table:table table:name="04- Interp. polinomial (6 dados)" table:style-name="ta1">
        <table:table-column table:style-name="co1" table:default-cell-style-name="Default"/>
        <table:table-column table:style-name="co1" table:number-columns-repeated="6" table:default-cell-style-name="ce9"/>
        <table:table-column table:style-name="co1" table:number-columns-repeated="22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10" office:value-type="float" office:value="110" calcext:value-type="float">
            <text:p>110</text:p>
          </table:table-cell>
          <table:table-cell table:style-name="ce5" table:formula="of:=120" office:value-type="float" office:value="120" calcext:value-type="float">
            <text:p>120</text:p>
          </table:table-cell>
          <table:table-cell table:style-name="ce5" table:formula="of:=125" office:value-type="float" office:value="125" calcext:value-type="float">
            <text:p>125</text:p>
          </table:table-cell>
          <table:table-cell table:style-name="ce5" table:formula="of:=130" office:value-type="float" office:value="130" calcext:value-type="float">
            <text:p>130</text:p>
          </table:table-cell>
          <table:table-cell table:style-name="ce5" table:formula="of:=140" office:value-type="float" office:value="140" calcext:value-type="float">
            <text:p>14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5500+6" office:value-type="float" office:value="5506" calcext:value-type="float">
            <text:p>5506</text:p>
          </table:table-cell>
          <table:table-cell table:style-name="ce5" table:formula="of:=6000+5" office:value-type="float" office:value="6005" calcext:value-type="float">
            <text:p>6005</text:p>
          </table:table-cell>
          <table:table-cell table:style-name="ce5" table:formula="of:=6500+3" office:value-type="float" office:value="6503" calcext:value-type="float">
            <text:p>6503</text:p>
          </table:table-cell>
          <table:table-cell table:style-name="ce5" table:formula="of:=7000+0" office:value-type="float" office:value="7000" calcext:value-type="float">
            <text:p>7000</text:p>
          </table:table-cell>
          <table:table-cell table:style-name="ce5" table:formula="of:=7500+1" office:value-type="float" office:value="7501" calcext:value-type="float">
            <text:p>7501</text:p>
          </table:table-cell>
          <table:table-cell table:style-name="ce5" table:formula="of:=8000+2" office:value-type="float" office:value="8002" calcext:value-type="float">
            <text:p>8002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5"/>
          <table:table-cell/>
          <table:table-cell table:style-name="ce25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style-name="ce8" office:value-type="string" calcext:value-type="string">
            <text:p>X<text:span text:style-name="T2">5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110" calcext:value-type="float">
            <text:p>110</text:p>
          </table:table-cell>
          <table:table-cell table:formula="of:=[.C9]^2" office:value-type="float" office:value="12100" calcext:value-type="float">
            <text:p>12100</text:p>
          </table:table-cell>
          <table:table-cell table:formula="of:=[.C9]^3" office:value-type="float" office:value="1331000" calcext:value-type="float">
            <text:p>1331000</text:p>
          </table:table-cell>
          <table:table-cell table:formula="of:=[.C9]^4" office:value-type="float" office:value="146410000" calcext:value-type="float">
            <text:p>146410000</text:p>
          </table:table-cell>
          <table:table-cell table:formula="of:=[.C9]^5" office:value-type="float" office:value="16105100000" calcext:value-type="float">
            <text:p>16105100000</text:p>
          </table:table-cell>
          <table:table-cell/>
          <table:table-cell table:style-name="ce9" table:formula="of:=[.B3]" office:value-type="float" office:value="5506" calcext:value-type="float">
            <text:p>550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6" table:formula="of:=MMULT(MINVERSE([.B9:.G14]);[.I9:.I14])" office:value-type="float" office:value="-6951366.99999841" calcext:value-type="float">
            <text:p>-6951366,99999841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120" calcext:value-type="float">
            <text:p>120</text:p>
          </table:table-cell>
          <table:table-cell table:formula="of:=[.C10]^2" office:value-type="float" office:value="14400" calcext:value-type="float">
            <text:p>14400</text:p>
          </table:table-cell>
          <table:table-cell table:formula="of:=[.C10]^3" office:value-type="float" office:value="1728000" calcext:value-type="float">
            <text:p>1728000</text:p>
          </table:table-cell>
          <table:table-cell table:formula="of:=[.C10]^4" office:value-type="float" office:value="207360000" calcext:value-type="float">
            <text:p>207360000</text:p>
          </table:table-cell>
          <table:table-cell table:formula="of:=[.C10]^5" office:value-type="float" office:value="24883200000" calcext:value-type="float">
            <text:p>24883200000</text:p>
          </table:table-cell>
          <table:table-cell/>
          <table:table-cell table:style-name="ce9" table:formula="of:=[.C3]" office:value-type="float" office:value="6005" calcext:value-type="float">
            <text:p>6005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285157.126666646" calcext:value-type="float">
            <text:p>285157,12666664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125" calcext:value-type="float">
            <text:p>125</text:p>
          </table:table-cell>
          <table:table-cell table:formula="of:=[.C11]^2" office:value-type="float" office:value="15625" calcext:value-type="float">
            <text:p>15625</text:p>
          </table:table-cell>
          <table:table-cell table:formula="of:=[.C11]^3" office:value-type="float" office:value="1953125" calcext:value-type="float">
            <text:p>1953125</text:p>
          </table:table-cell>
          <table:table-cell table:formula="of:=[.C11]^4" office:value-type="float" office:value="244140625" calcext:value-type="float">
            <text:p>244140625</text:p>
          </table:table-cell>
          <table:table-cell table:formula="of:=[.C11]^5" office:value-type="float" office:value="30517578125" calcext:value-type="float">
            <text:p>30517578125</text:p>
          </table:table-cell>
          <table:table-cell/>
          <table:table-cell table:style-name="ce9" table:formula="of:=[.D3]" office:value-type="float" office:value="6503" calcext:value-type="float">
            <text:p>6503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648.88388888924" calcext:value-type="float">
            <text:p>-4648,88388888924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130" calcext:value-type="float">
            <text:p>130</text:p>
          </table:table-cell>
          <table:table-cell table:formula="of:=[.C12]^2" office:value-type="float" office:value="16900" calcext:value-type="float">
            <text:p>16900</text:p>
          </table:table-cell>
          <table:table-cell table:formula="of:=[.C12]^3" office:value-type="float" office:value="2197000" calcext:value-type="float">
            <text:p>2197000</text:p>
          </table:table-cell>
          <table:table-cell table:formula="of:=[.C12]^4" office:value-type="float" office:value="285610000" calcext:value-type="float">
            <text:p>285610000</text:p>
          </table:table-cell>
          <table:table-cell table:formula="of:=[.C12]^5" office:value-type="float" office:value="37129300000" calcext:value-type="float">
            <text:p>37129300000</text:p>
          </table:table-cell>
          <table:table-cell/>
          <table:table-cell table:style-name="ce9" table:formula="of:=[.E3]" office:value-type="float" office:value="7000" calcext:value-type="float">
            <text:p>7000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7.6701111111144" calcext:value-type="float">
            <text:p>37,6701111111144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140" calcext:value-type="float">
            <text:p>140</text:p>
          </table:table-cell>
          <table:table-cell table:formula="of:=[.C13]^2" office:value-type="float" office:value="19600" calcext:value-type="float">
            <text:p>19600</text:p>
          </table:table-cell>
          <table:table-cell table:formula="of:=[.C13]^3" office:value-type="float" office:value="2744000" calcext:value-type="float">
            <text:p>2744000</text:p>
          </table:table-cell>
          <table:table-cell table:formula="of:=[.C13]^4" office:value-type="float" office:value="384160000" calcext:value-type="float">
            <text:p>384160000</text:p>
          </table:table-cell>
          <table:table-cell table:formula="of:=[.C13]^5" office:value-type="float" office:value="53782400000" calcext:value-type="float">
            <text:p>53782400000</text:p>
          </table:table-cell>
          <table:table-cell/>
          <table:table-cell table:style-name="ce9" table:formula="of:=[.F3]" office:value-type="float" office:value="7501" calcext:value-type="float">
            <text:p>7501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151694444444449" calcext:value-type="float">
            <text:p>-0,151694444444449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G2]" office:value-type="float" office:value="150" calcext:value-type="float">
            <text:p>150</text:p>
          </table:table-cell>
          <table:table-cell table:formula="of:=[.C14]^2" office:value-type="float" office:value="22500" calcext:value-type="float">
            <text:p>22500</text:p>
          </table:table-cell>
          <table:table-cell table:formula="of:=[.C14]^3" office:value-type="float" office:value="3375000" calcext:value-type="float">
            <text:p>3375000</text:p>
          </table:table-cell>
          <table:table-cell table:formula="of:=[.C14]^4" office:value-type="float" office:value="506250000" calcext:value-type="float">
            <text:p>506250000</text:p>
          </table:table-cell>
          <table:table-cell table:formula="of:=[.C14]^5" office:value-type="float" office:value="75937500000" calcext:value-type="float">
            <text:p>75937500000</text:p>
          </table:table-cell>
          <table:table-cell/>
          <table:table-cell table:style-name="ce9" table:formula="of:=[.G3]" office:value-type="float" office:value="8002" calcext:value-type="float">
            <text:p>8002</text:p>
          </table:table-cell>
          <table:table-cell table:number-columns-repeated="2"/>
          <table:table-cell table:style-name="ce14" office:value-type="string" calcext:value-type="string">
            <text:p>a5=</text:p>
          </table:table-cell>
          <table:table-cell table:style-name="ce9" office:value-type="float" office:value="0.000242888888888895" calcext:value-type="float">
            <text:p>0,000242888888888895</text:p>
          </table:table-cell>
          <table:table-cell office:value-type="string" calcext:value-type="string">
            <text:p>x<text:span text:style-name="T2">5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23" table:formula="of:=IF([.B4]=&quot;&quot;;&quot;&quot;;[.$M$9]+[.$M$10]*[.B4]+[.$M$11]*[.B4]^2+[.$M$12]*[.B4]^3+[.$M$13]*[.B4]^4+[.$M$14]*[.B4]^5)" office:value-type="float" office:value="5653.35416564625" calcext:value-type="float">
            <text:p>5653,35416564625</text:p>
          </table:table-cell>
          <table:table-cell table:style-name="ce23" table:formula="of:=IF([.C4]=&quot;&quot;;&quot;&quot;;[.$M$9]+[.$M$10]*[.C4]+[.$M$11]*[.C4]^2+[.$M$12]*[.C4]^3+[.$M$13]*[.C4]^4+[.$M$14]*[.C4]^5)" office:value-type="float" office:value="42249676882.0019" calcext:value-type="float">
            <text:p>42249676882,0019</text:p>
          </table:table-cell>
          <table:table-cell table:style-name="ce23" table:formula="of:=IF([.D4]=&quot;&quot;;&quot;&quot;;[.$M$9]+[.$M$10]*[.D4]+[.$M$11]*[.D4]^2+[.$M$12]*[.D4]^3+[.$M$13]*[.D4]^4+[.$M$14]*[.D4]^5)" office:value-type="float" office:value="-5399842.02329454" calcext:value-type="float">
            <text:p>-5399842,02329454</text:p>
          </table:table-cell>
          <table:table-cell table:style-name="ce23" table:formula="of:=IF([.E4]=&quot;&quot;;&quot;&quot;;[.$M$9]+[.$M$10]*[.E4]+[.$M$11]*[.E4]^2+[.$M$12]*[.E4]^3+[.$M$13]*[.E4]^4+[.$M$14]*[.E4]^5)" office:value-type="float" office:value="-4948964.84012659" calcext:value-type="float">
            <text:p>-4948964,84012659</text:p>
          </table:table-cell>
          <table:table-cell table:style-name="ce23" table:formula="of:=IF([.F4]=&quot;&quot;;&quot;&quot;;[.$M$9]+[.$M$10]*[.F4]+[.$M$11]*[.F4]^2+[.$M$12]*[.F4]^3+[.$M$13]*[.F4]^4+[.$M$14]*[.F4]^5)" office:value-type="float" office:value="4890.04439497134" calcext:value-type="float">
            <text:p>4890,04439497134</text:p>
          </table:table-cell>
          <table:table-cell table:style-name="ce23" table:formula="of:=IF([.G4]=&quot;&quot;;&quot;&quot;;[.$M$9]+[.$M$10]*[.G4]+[.$M$11]*[.G4]^2+[.$M$12]*[.G4]^3+[.$M$13]*[.G4]^4+[.$M$14]*[.G4]^5)">
            <text:p/>
          </table:table-cell>
          <table:table-cell table:style-name="ce23" table:formula="of:=IF([.H4]=&quot;&quot;;&quot;&quot;;[.$M$9]+[.$M$10]*[.H4]+[.$M$11]*[.H4]^2+[.$M$12]*[.H4]^3+[.$M$13]*[.H4]^4+[.$M$14]*[.H4]^5)">
            <text:p/>
          </table:table-cell>
          <table:table-cell table:style-name="ce23" table:formula="of:=IF([.I4]=&quot;&quot;;&quot;&quot;;[.$M$9]+[.$M$10]*[.I4]+[.$M$11]*[.I4]^2+[.$M$12]*[.I4]^3+[.$M$13]*[.I4]^4+[.$M$14]*[.I4]^5)">
            <text:p/>
          </table:table-cell>
          <table:table-cell table:style-name="ce23" table:formula="of:=IF([.J4]=&quot;&quot;;&quot;&quot;;[.$M$9]+[.$M$10]*[.J4]+[.$M$11]*[.J4]^2+[.$M$12]*[.J4]^3+[.$M$13]*[.J4]^4+[.$M$14]*[.J4]^5)">
            <text:p/>
          </table:table-cell>
          <table:table-cell table:style-name="ce23" table:formula="of:=IF([.K4]=&quot;&quot;;&quot;&quot;;[.$M$9]+[.$M$10]*[.K4]+[.$M$11]*[.K4]^2+[.$M$12]*[.K4]^3+[.$M$13]*[.K4]^4+[.$M$14]*[.K4]^5)">
            <text:p/>
          </table:table-cell>
          <table:table-cell table:style-name="ce23" table:formula="of:=IF([.L4]=&quot;&quot;;&quot;&quot;;[.$M$9]+[.$M$10]*[.L4]+[.$M$11]*[.L4]^2+[.$M$12]*[.L4]^3+[.$M$13]*[.L4]^4+[.$M$14]*[.L4]^5)">
            <text:p/>
          </table:table-cell>
          <table:table-cell table:style-name="ce23" table:formula="of:=IF([.M4]=&quot;&quot;;&quot;&quot;;[.$M$9]+[.$M$10]*[.M4]+[.$M$11]*[.M4]^2+[.$M$12]*[.M4]^3+[.$M$13]*[.M4]^4+[.$M$14]*[.M4]^5)">
            <text:p/>
          </table:table-cell>
          <table:table-cell table:style-name="ce23" table:formula="of:=IF([.N4]=&quot;&quot;;&quot;&quot;;[.$M$9]+[.$M$10]*[.N4]+[.$M$11]*[.N4]^2+[.$M$12]*[.N4]^3+[.$M$13]*[.N4]^4+[.$M$14]*[.N4]^5)">
            <text:p/>
          </table:table-cell>
          <table:table-cell table:style-name="ce23" table:formula="of:=IF([.O4]=&quot;&quot;;&quot;&quot;;[.$M$9]+[.$M$10]*[.O4]+[.$M$11]*[.O4]^2+[.$M$12]*[.O4]^3+[.$M$13]*[.O4]^4+[.$M$14]*[.O4]^5)">
            <text:p/>
          </table:table-cell>
          <table:table-cell table:style-name="ce23" table:formula="of:=IF([.P4]=&quot;&quot;;&quot;&quot;;[.$M$9]+[.$M$10]*[.P4]+[.$M$11]*[.P4]^2+[.$M$12]*[.P4]^3+[.$M$13]*[.P4]^4+[.$M$14]*[.P4]^5)">
            <text:p/>
          </table:table-cell>
          <table:table-cell table:style-name="ce23" table:formula="of:=IF([.Q4]=&quot;&quot;;&quot;&quot;;[.$M$9]+[.$M$10]*[.Q4]+[.$M$11]*[.Q4]^2+[.$M$12]*[.Q4]^3+[.$M$13]*[.Q4]^4+[.$M$14]*[.Q4]^5)">
            <text:p/>
          </table:table-cell>
          <table:table-cell table:style-name="ce23" table:formula="of:=IF([.R4]=&quot;&quot;;&quot;&quot;;[.$M$9]+[.$M$10]*[.R4]+[.$M$11]*[.R4]^2+[.$M$12]*[.R4]^3+[.$M$13]*[.R4]^4+[.$M$14]*[.R4]^5)">
            <text:p/>
          </table:table-cell>
          <table:table-cell table:style-name="ce23" table:formula="of:=IF([.S4]=&quot;&quot;;&quot;&quot;;[.$M$9]+[.$M$10]*[.S4]+[.$M$11]*[.S4]^2+[.$M$12]*[.S4]^3+[.$M$13]*[.S4]^4+[.$M$14]*[.S4]^5)">
            <text:p/>
          </table:table-cell>
          <table:table-cell table:style-name="ce23" table:formula="of:=IF([.T4]=&quot;&quot;;&quot;&quot;;[.$M$9]+[.$M$10]*[.T4]+[.$M$11]*[.T4]^2+[.$M$12]*[.T4]^3+[.$M$13]*[.T4]^4+[.$M$14]*[.T4]^5)">
            <text:p/>
          </table:table-cell>
          <table:table-cell table:style-name="ce23" table:formula="of:=IF([.U4]=&quot;&quot;;&quot;&quot;;[.$M$9]+[.$M$10]*[.U4]+[.$M$11]*[.U4]^2+[.$M$12]*[.U4]^3+[.$M$13]*[.U4]^4+[.$M$14]*[.U4]^5)">
            <text:p/>
          </table:table-cell>
          <table:table-cell table:style-name="ce23" table:formula="of:=IF([.V4]=&quot;&quot;;&quot;&quot;;[.$M$9]+[.$M$10]*[.V4]+[.$M$11]*[.V4]^2+[.$M$12]*[.V4]^3+[.$M$13]*[.V4]^4+[.$M$14]*[.V4]^5)">
            <text:p/>
          </table:table-cell>
          <table:table-cell table:style-name="ce23" table:formula="of:=IF([.W4]=&quot;&quot;;&quot;&quot;;[.$M$9]+[.$M$10]*[.W4]+[.$M$11]*[.W4]^2+[.$M$12]*[.W4]^3+[.$M$13]*[.W4]^4+[.$M$14]*[.W4]^5)">
            <text:p/>
          </table:table-cell>
          <table:table-cell table:style-name="ce23" table:formula="of:=IF([.X4]=&quot;&quot;;&quot;&quot;;[.$M$9]+[.$M$10]*[.X4]+[.$M$11]*[.X4]^2+[.$M$12]*[.X4]^3+[.$M$13]*[.X4]^4+[.$M$14]*[.X4]^5)">
            <text:p/>
          </table:table-cell>
          <table:table-cell table:style-name="ce23" table:formula="of:=IF([.Y4]=&quot;&quot;;&quot;&quot;;[.$M$9]+[.$M$10]*[.Y4]+[.$M$11]*[.Y4]^2+[.$M$12]*[.Y4]^3+[.$M$13]*[.Y4]^4+[.$M$14]*[.Y4]^5)">
            <text:p/>
          </table:table-cell>
          <table:table-cell table:style-name="ce23" table:formula="of:=IF([.Z4]=&quot;&quot;;&quot;&quot;;[.$M$9]+[.$M$10]*[.Z4]+[.$M$11]*[.Z4]^2+[.$M$12]*[.Z4]^3+[.$M$13]*[.Z4]^4+[.$M$14]*[.Z4]^5)">
            <text:p/>
          </table:table-cell>
          <table:table-cell table:style-name="ce23" table:formula="of:=IF([.AA4]=&quot;&quot;;&quot;&quot;;[.$M$9]+[.$M$10]*[.AA4]+[.$M$11]*[.AA4]^2+[.$M$12]*[.AA4]^3+[.$M$13]*[.AA4]^4+[.$M$14]*[.AA4]^5)">
            <text:p/>
          </table:table-cell>
          <table:table-cell table:style-name="ce23" table:formula="of:=IF([.AB4]=&quot;&quot;;&quot;&quot;;[.$M$9]+[.$M$10]*[.AB4]+[.$M$11]*[.AB4]^2+[.$M$12]*[.AB4]^3+[.$M$13]*[.AB4]^4+[.$M$14]*[.AB4]^5)">
            <text:p/>
          </table:table-cell>
          <table:table-cell table:style-name="ce23" table:formula="of:=IF([.AC4]=&quot;&quot;;&quot;&quot;;[.$M$9]+[.$M$10]*[.AC4]+[.$M$11]*[.AC4]^2+[.$M$12]*[.AC4]^3+[.$M$13]*[.AC4]^4+[.$M$14]*[.AC4]^5)">
            <text:p/>
          </table:table-cell>
        </table:table-row>
      </table:table>
      <table:table table:name="Ajuste linear" table:style-name="ta1">
        <table:shapes>
          <draw:frame draw:z-index="0" draw:style-name="gr1" draw:text-style-name="P1" svg:width="15.473cm" svg:height="7.568cm" svg:x="2.258cm" svg:y="8.579cm">
            <draw:object draw:notify-on-update-of-ranges="'Ajuste linear'.B2:'Ajuste linear'.F2 'Ajuste linear'.A3:'Ajuste linear'.A3 'Ajuste linear'.B3:'Ajuste linear'.F3 'Ajuste linear'.B2:'Ajuste linear'.F2 'Ajuste linear'.A15:'Ajuste linear'.A15 'Ajuste linear'.B15:'Ajuste linear'.S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[.B2])" office:value-type="float" office:value="1" calcext:value-type="float">
            <text:p>1</text:p>
          </table:table-cell>
          <table:table-cell table:style-name="ce9"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)" office:value-type="float" office:value="10" calcext:value-type="float">
            <text:p>10</text:p>
          </table:table-cell>
          <table:table-cell table:style-name="ce9"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0.299999999999955" calcext:value-type="float">
            <text:p>-0,299999999999955</text:p>
          </table:table-cell>
          <table:table-cell table:number-columns-repeated="18"/>
        </table:table-row>
        <table:table-row table:style-name="ro1">
          <table:table-cell/>
          <table:table-cell table:style-name="ce9" table:formula="of:=SUM([.7:.7])" office:value-type="float" office:value="15" calcext:value-type="float">
            <text:p>15</text:p>
          </table:table-cell>
          <table:table-cell table:style-name="ce9"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51" calcext:value-type="float">
            <text:p>551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0.1" calcext:value-type="float">
            <text:p>10,1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H$13]*[.B2]+[.$H$12])" office:value-type="float" office:value="9.80000000000004" calcext:value-type="float">
            <text:p>9,80000000000004</text:p>
          </table:table-cell>
          <table:table-cell table:style-name="ce9" table:formula="of:=IF([.C2]=&quot;&quot;;&quot;&quot;;[.$H$13]*[.C2]+[.$H$12])" office:value-type="float" office:value="19.9" calcext:value-type="float">
            <text:p>19,9</text:p>
          </table:table-cell>
          <table:table-cell table:style-name="ce9" table:formula="of:=IF([.D2]=&quot;&quot;;&quot;&quot;;[.$H$13]*[.D2]+[.$H$12])" office:value-type="float" office:value="30" calcext:value-type="float">
            <text:p>30</text:p>
          </table:table-cell>
          <table:table-cell table:style-name="ce9" table:formula="of:=IF([.E2]=&quot;&quot;;&quot;&quot;;[.$H$13]*[.E2]+[.$H$12])" office:value-type="float" office:value="40.1" calcext:value-type="float">
            <text:p>40,1</text:p>
          </table:table-cell>
          <table:table-cell table:style-name="ce9" table:formula="of:=IF([.F2]=&quot;&quot;;&quot;&quot;;[.$H$13]*[.F2]+[.$H$12])" office:value-type="float" office:value="50.2" calcext:value-type="float">
            <text:p>50,2</text:p>
          </table:table-cell>
          <table:table-cell table:style-name="ce9" table:formula="of:=IF([.G2]=&quot;&quot;;&quot;&quot;;[.$H$13]*[.G2]+[.$H$12])">
            <text:p/>
          </table:table-cell>
          <table:table-cell table:style-name="ce9" table:formula="of:=IF([.H2]=&quot;&quot;;&quot;&quot;;[.$H$13]*[.H2]+[.$H$12])">
            <text:p/>
          </table:table-cell>
          <table:table-cell table:style-name="ce9" table:formula="of:=IF([.I2]=&quot;&quot;;&quot;&quot;;[.$H$13]*[.I2]+[.$H$12])">
            <text:p/>
          </table:table-cell>
          <table:table-cell table:style-name="ce9" table:formula="of:=IF([.J2]=&quot;&quot;;&quot;&quot;;[.$H$13]*[.J2]+[.$H$12])">
            <text:p/>
          </table:table-cell>
          <table:table-cell table:style-name="ce9" table:formula="of:=IF([.K2]=&quot;&quot;;&quot;&quot;;[.$H$13]*[.K2]+[.$H$12])">
            <text:p/>
          </table:table-cell>
          <table:table-cell table:style-name="ce9" table:formula="of:=IF([.L2]=&quot;&quot;;&quot;&quot;;[.$H$13]*[.L2]+[.$H$12])">
            <text:p/>
          </table:table-cell>
          <table:table-cell table:style-name="ce9" table:formula="of:=IF([.M2]=&quot;&quot;;&quot;&quot;;[.$H$13]*[.M2]+[.$H$12])">
            <text:p/>
          </table:table-cell>
          <table:table-cell table:style-name="ce9" table:formula="of:=IF([.N2]=&quot;&quot;;&quot;&quot;;[.$H$13]*[.N2]+[.$H$12])">
            <text:p/>
          </table:table-cell>
          <table:table-cell table:style-name="ce9" table:formula="of:=IF([.O2]=&quot;&quot;;&quot;&quot;;[.$H$13]*[.O2]+[.$H$12])">
            <text:p/>
          </table:table-cell>
          <table:table-cell table:style-name="ce9" table:formula="of:=IF([.P2]=&quot;&quot;;&quot;&quot;;[.$H$13]*[.P2]+[.$H$12])">
            <text:p/>
          </table:table-cell>
          <table:table-cell table:style-name="ce9" table:formula="of:=IF([.Q2]=&quot;&quot;;&quot;&quot;;[.$H$13]*[.Q2]+[.$H$12])">
            <text:p/>
          </table:table-cell>
          <table:table-cell table:style-name="ce9" table:formula="of:=IF([.R2]=&quot;&quot;;&quot;&quot;;[.$H$13]*[.R2]+[.$H$12])">
            <text:p/>
          </table:table-cell>
          <table:table-cell table:style-name="ce9" table:formula="of:=IF([.S2]=&quot;&quot;;&quot;&quot;;[.$H$13]*[.S2]+[.$H$12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1.9" calcext:value-type="float">
            <text:p>1,9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H$13]*[.B4]+[.$H$12])" office:value-type="float" office:value="252.2" calcext:value-type="float">
            <text:p>252,2</text:p>
          </table:table-cell>
          <table:table-cell table:style-name="ce52" table:formula="of:=IF([.C4]=&quot;&quot;;&quot;&quot;;[.$H$13]*[.C4]+[.$H$12])" office:value-type="float" office:value="757.2" calcext:value-type="float">
            <text:p>757,2</text:p>
          </table:table-cell>
          <table:table-cell table:style-name="ce9" table:formula="of:=IF([.D4]=&quot;&quot;;&quot;&quot;;[.$H$13]*[.D4]+[.$H$12])" office:value-type="float" office:value="959.2" calcext:value-type="float">
            <text:p>959,2</text:p>
          </table:table-cell>
          <table:table-cell table:style-name="ce9" table:formula="of:=IF([.E4]=&quot;&quot;;&quot;&quot;;[.$H$13]*[.E4]+[.$H$12])" office:value-type="float" office:value="7847.4" calcext:value-type="float">
            <text:p>7847,4</text:p>
          </table:table-cell>
          <table:table-cell table:style-name="ce9" table:formula="of:=IF([.F4]=&quot;&quot;;&quot;&quot;;[.$H$13]*[.F4]+[.$H$12])" office:value-type="float" office:value="10089.6" calcext:value-type="float">
            <text:p>10089,6</text:p>
          </table:table-cell>
          <table:table-cell table:style-name="ce9" table:formula="of:=IF([.G4]=&quot;&quot;;&quot;&quot;;[.$H$13]*[.G4]+[.$H$12])">
            <text:p/>
          </table:table-cell>
          <table:table-cell table:style-name="ce9" table:formula="of:=IF([.H4]=&quot;&quot;;&quot;&quot;;[.$H$13]*[.H4]+[.$H$12])">
            <text:p/>
          </table:table-cell>
          <table:table-cell table:style-name="ce9" table:formula="of:=IF([.I4]=&quot;&quot;;&quot;&quot;;[.$H$13]*[.I4]+[.$H$12])">
            <text:p/>
          </table:table-cell>
          <table:table-cell table:style-name="ce9" table:formula="of:=IF([.J4]=&quot;&quot;;&quot;&quot;;[.$H$13]*[.J4]+[.$H$12])">
            <text:p/>
          </table:table-cell>
          <table:table-cell table:style-name="ce9" table:formula="of:=IF([.K4]=&quot;&quot;;&quot;&quot;;[.$H$13]*[.K4]+[.$H$12])">
            <text:p/>
          </table:table-cell>
          <table:table-cell table:style-name="ce9" table:formula="of:=IF([.L4]=&quot;&quot;;&quot;&quot;;[.$H$13]*[.L4]+[.$H$12])">
            <text:p/>
          </table:table-cell>
          <table:table-cell table:style-name="ce9" table:formula="of:=IF([.M4]=&quot;&quot;;&quot;&quot;;[.$H$13]*[.M4]+[.$H$12])">
            <text:p/>
          </table:table-cell>
          <table:table-cell table:style-name="ce9" table:formula="of:=IF([.N4]=&quot;&quot;;&quot;&quot;;[.$H$13]*[.N4]+[.$H$12])">
            <text:p/>
          </table:table-cell>
          <table:table-cell table:style-name="ce9" table:formula="of:=IF([.O4]=&quot;&quot;;&quot;&quot;;[.$H$13]*[.O4]+[.$H$12])">
            <text:p/>
          </table:table-cell>
          <table:table-cell table:style-name="ce9" table:formula="of:=IF([.P4]=&quot;&quot;;&quot;&quot;;[.$H$13]*[.P4]+[.$H$12])">
            <text:p/>
          </table:table-cell>
          <table:table-cell table:style-name="ce9" table:formula="of:=IF([.Q4]=&quot;&quot;;&quot;&quot;;[.$H$13]*[.Q4]+[.$H$12])">
            <text:p/>
          </table:table-cell>
          <table:table-cell table:style-name="ce9" table:formula="of:=IF([.R4]=&quot;&quot;;&quot;&quot;;[.$H$13]*[.R4]+[.$H$12])">
            <text:p/>
          </table:table-cell>
          <table:table-cell table:style-name="ce9" table:formula="of:=IF([.S4]=&quot;&quot;;&quot;&quot;;[.$H$13]*[.S4]+[.$H$12])">
            <text:p/>
          </table:table-cell>
          <table:table-cell table:number-columns-repeated="7"/>
        </table:table-row>
      </table:table>
      <table:table table:name="Ajuste Exponencial" table:style-name="ta1">
        <table:shapes>
          <draw:frame draw:z-index="0" draw:style-name="gr1" draw:text-style-name="P1" svg:width="15.473cm" svg:height="7.568cm" svg:x="2.258cm" svg:y="8.579cm">
            <draw:object draw:notify-on-update-of-ranges="'Ajuste Exponencial'.B2:'Ajuste Exponencial'.F2 'Ajuste Exponencial'.A3:'Ajuste Exponencial'.A3 'Ajuste Exponencial'.B3:'Ajuste Exponencial'.F3 'Ajuste Exponencial'.B2:'Ajuste Exponencial'.F2 'Ajuste Exponencial'.A15:'Ajuste Exponencial'.A15 'Ajuste Exponencial'.B15:'Ajuste Exponencial'.S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[.B2])" office:value-type="float" office:value="1" calcext:value-type="float">
            <text:p>1</text:p>
          </table:table-cell>
          <table:table-cell table:style-name="ce9"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LN([.B3]))" office:value-type="float" office:value="2.30258509299405" calcext:value-type="float">
            <text:p>2,30258509299405</text:p>
          </table:table-cell>
          <table:table-cell table:style-name="ce9"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style-name="ce9"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style-name="ce9" table:formula="of:=IF([.G3]=&quot;&quot;;&quot;&quot;;LN([.G3]))">
            <text:p/>
          </table:table-cell>
          <table:table-cell table:style-name="ce9"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style-name="ce9" table:formula="of:=IF([.J3]=&quot;&quot;;&quot;&quot;;LN([.J3]))">
            <text:p/>
          </table:table-cell>
          <table:table-cell table:style-name="ce9"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2.07722696832788" calcext:value-type="float">
            <text:p>2,07722696832788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0.39367156180184" calcext:value-type="float">
            <text:p>0,39367156180184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15" calcext:value-type="float">
            <text:p>15</text:p>
          </table:table-cell>
          <table:table-cell table:style-name="ce9"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2.8103404240194" calcext:value-type="float">
            <text:p>52,8103404240194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0.39367156180184" calcext:value-type="float">
            <text:p>0,39367156180184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EXP([.H12])" office:value-type="float" office:value="7.98230301605156" calcext:value-type="float">
            <text:p>7,98230301605156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3]*EXP([.$K$12]*[.B2]))" office:value-type="float" office:value="11.8330744502433" calcext:value-type="float">
            <text:p>11,8330744502433</text:p>
          </table:table-cell>
          <table:table-cell table:style-name="ce9" table:formula="of:=IF([.C2]=&quot;&quot;;&quot;&quot;;[.$K$13]*EXP([.$K$12]*[.C2]))" office:value-type="float" office:value="17.5415103465044" calcext:value-type="float">
            <text:p>17,5415103465044</text:p>
          </table:table-cell>
          <table:table-cell table:style-name="ce9" table:formula="of:=IF([.D2]=&quot;&quot;;&quot;&quot;;[.$K$13]*EXP([.$K$12]*[.D2]))" office:value-type="float" office:value="26.0037732822846" calcext:value-type="float">
            <text:p>26,0037732822846</text:p>
          </table:table-cell>
          <table:table-cell table:style-name="ce9" table:formula="of:=IF([.E2]=&quot;&quot;;&quot;&quot;;[.$K$13]*EXP([.$K$12]*[.E2]))" office:value-type="float" office:value="38.5483468389713" calcext:value-type="float">
            <text:p>38,5483468389713</text:p>
          </table:table-cell>
          <table:table-cell table:style-name="ce9" table:formula="of:=IF([.F2]=&quot;&quot;;&quot;&quot;;[.$K$13]*EXP([.$K$12]*[.F2]))" office:value-type="float" office:value="57.1445931283353" calcext:value-type="float">
            <text:p>57,1445931283353</text:p>
          </table:table-cell>
          <table:table-cell table:style-name="ce9" table:formula="of:=IF([.G2]=&quot;&quot;;&quot;&quot;;[.$K$13]*EXP([.$K$12]*[.G2]))">
            <text:p/>
          </table:table-cell>
          <table:table-cell table:style-name="ce9" table:formula="of:=IF([.H2]=&quot;&quot;;&quot;&quot;;[.$K$13]*EXP([.$K$12]*[.H2]))">
            <text:p/>
          </table:table-cell>
          <table:table-cell table:style-name="ce9" table:formula="of:=IF([.I2]=&quot;&quot;;&quot;&quot;;[.$K$13]*EXP([.$K$12]*[.I2]))">
            <text:p/>
          </table:table-cell>
          <table:table-cell table:style-name="ce9" table:formula="of:=IF([.J2]=&quot;&quot;;&quot;&quot;;[.$K$13]*EXP([.$K$12]*[.J2]))">
            <text:p/>
          </table:table-cell>
          <table:table-cell table:style-name="ce9" table:formula="of:=IF([.K2]=&quot;&quot;;&quot;&quot;;[.$K$13]*EXP([.$K$12]*[.K2]))">
            <text:p/>
          </table:table-cell>
          <table:table-cell table:style-name="ce9" table:formula="of:=IF([.L2]=&quot;&quot;;&quot;&quot;;[.$K$13]*EXP([.$K$12]*[.L2]))">
            <text:p/>
          </table:table-cell>
          <table:table-cell table:style-name="ce9" table:formula="of:=IF([.M2]=&quot;&quot;;&quot;&quot;;[.$K$13]*EXP([.$K$12]*[.M2]))">
            <text:p/>
          </table:table-cell>
          <table:table-cell table:style-name="ce9" table:formula="of:=IF([.N2]=&quot;&quot;;&quot;&quot;;[.$K$13]*EXP([.$K$12]*[.N2]))">
            <text:p/>
          </table:table-cell>
          <table:table-cell table:style-name="ce9" table:formula="of:=IF([.O2]=&quot;&quot;;&quot;&quot;;[.$K$13]*EXP([.$K$12]*[.O2]))">
            <text:p/>
          </table:table-cell>
          <table:table-cell table:style-name="ce9" table:formula="of:=IF([.P2]=&quot;&quot;;&quot;&quot;;[.$K$13]*EXP([.$K$12]*[.P2]))">
            <text:p/>
          </table:table-cell>
          <table:table-cell table:style-name="ce9" table:formula="of:=IF([.Q2]=&quot;&quot;;&quot;&quot;;[.$K$13]*EXP([.$K$12]*[.Q2]))">
            <text:p/>
          </table:table-cell>
          <table:table-cell table:style-name="ce9" table:formula="of:=IF([.R2]=&quot;&quot;;&quot;&quot;;[.$K$13]*EXP([.$K$12]*[.R2]))">
            <text:p/>
          </table:table-cell>
          <table:table-cell table:style-name="ce9" table:formula="of:=IF([.S2]=&quot;&quot;;&quot;&quot;;[.$K$13]*EXP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75.4375220518699" calcext:value-type="float">
            <text:p>75,4375220518699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3]*EXP([.$K$12]*[.B4]))" office:value-type="float" office:value="150093.845388608" calcext:value-type="float">
            <text:p>150093,845388608</text:p>
          </table:table-cell>
          <table:table-cell table:style-name="ce9" table:formula="of:=IF([.C4]=&quot;&quot;;&quot;&quot;;[.$K$13]*EXP([.$K$12]*[.C4]))" office:value-type="float" office:value="53067940430283.7" calcext:value-type="float">
            <text:p>53067940430283,7</text:p>
          </table:table-cell>
          <table:table-cell table:style-name="ce9" table:formula="of:=IF([.D4]=&quot;&quot;;&quot;&quot;;[.$K$13]*EXP([.$K$12]*[.D4]))" office:value-type="float" office:value="1.39386262286384E+017" calcext:value-type="float">
            <text:p>1,39386262286384E+017</text:p>
          </table:table-cell>
          <table:table-cell table:style-name="ce9" table:formula="of:=IF([.E4]=&quot;&quot;;&quot;&quot;;[.$K$13]*EXP([.$K$12]*[.E4]))" office:value-type="float" office:value="5.5634205178136E+133" calcext:value-type="float">
            <text:p>5,5634205178136E+133</text:p>
          </table:table-cell>
          <table:table-cell table:style-name="ce9" table:formula="of:=IF([.F4]=&quot;&quot;;&quot;&quot;;[.$K$13]*EXP([.$K$12]*[.F4]))" office:value-type="float" office:value="5.01817492270074E+171" calcext:value-type="float">
            <text:p>5,01817492270074E+171</text:p>
          </table:table-cell>
          <table:table-cell table:style-name="ce9" table:formula="of:=IF([.G4]=&quot;&quot;;&quot;&quot;;[.$K$13]*EXP([.$K$12]*[.G4]))">
            <text:p/>
          </table:table-cell>
          <table:table-cell table:style-name="ce9" table:formula="of:=IF([.H4]=&quot;&quot;;&quot;&quot;;[.$K$13]*EXP([.$K$12]*[.H4]))">
            <text:p/>
          </table:table-cell>
          <table:table-cell table:style-name="ce9" table:formula="of:=IF([.I4]=&quot;&quot;;&quot;&quot;;[.$K$13]*EXP([.$K$12]*[.I4]))">
            <text:p/>
          </table:table-cell>
          <table:table-cell table:style-name="ce9" table:formula="of:=IF([.J4]=&quot;&quot;;&quot;&quot;;[.$K$13]*EXP([.$K$12]*[.J4]))">
            <text:p/>
          </table:table-cell>
          <table:table-cell table:style-name="ce9" table:formula="of:=IF([.K4]=&quot;&quot;;&quot;&quot;;[.$K$13]*EXP([.$K$12]*[.K4]))">
            <text:p/>
          </table:table-cell>
          <table:table-cell table:style-name="ce9" table:formula="of:=IF([.L4]=&quot;&quot;;&quot;&quot;;[.$K$13]*EXP([.$K$12]*[.L4]))">
            <text:p/>
          </table:table-cell>
          <table:table-cell table:style-name="ce9" table:formula="of:=IF([.M4]=&quot;&quot;;&quot;&quot;;[.$K$13]*EXP([.$K$12]*[.M4]))">
            <text:p/>
          </table:table-cell>
          <table:table-cell table:style-name="ce9" table:formula="of:=IF([.N4]=&quot;&quot;;&quot;&quot;;[.$K$13]*EXP([.$K$12]*[.N4]))">
            <text:p/>
          </table:table-cell>
          <table:table-cell table:style-name="ce9" table:formula="of:=IF([.O4]=&quot;&quot;;&quot;&quot;;[.$K$13]*EXP([.$K$12]*[.O4]))">
            <text:p/>
          </table:table-cell>
          <table:table-cell table:style-name="ce9" table:formula="of:=IF([.P4]=&quot;&quot;;&quot;&quot;;[.$K$13]*EXP([.$K$12]*[.P4]))">
            <text:p/>
          </table:table-cell>
          <table:table-cell table:style-name="ce9" table:formula="of:=IF([.Q4]=&quot;&quot;;&quot;&quot;;[.$K$13]*EXP([.$K$12]*[.Q4]))">
            <text:p/>
          </table:table-cell>
          <table:table-cell table:style-name="ce9" table:formula="of:=IF([.R4]=&quot;&quot;;&quot;&quot;;[.$K$13]*EXP([.$K$12]*[.R4]))">
            <text:p/>
          </table:table-cell>
          <table:table-cell table:style-name="ce9" table:formula="of:=IF([.S4]=&quot;&quot;;&quot;&quot;;[.$K$13]*EXP([.$K$12]*[.S4]))">
            <text:p/>
          </table:table-cell>
          <table:table-cell table:number-columns-repeated="7"/>
        </table:table-row>
      </table:table>
      <table:table table:name="Ajuste Logarítmico" table:style-name="ta1">
        <table:shapes>
          <draw:frame draw:z-index="0" draw:style-name="gr1" draw:text-style-name="P1" svg:width="15.473cm" svg:height="7.568cm" svg:x="2.258cm" svg:y="8.579cm">
            <draw:object draw:notify-on-update-of-ranges="'Ajuste Logarítmico'.B2:'Ajuste Logarítmico'.F2 'Ajuste Logarítmico'.A3:'Ajuste Logarítmico'.A3 'Ajuste Logarítmico'.B3:'Ajuste Logarítmico'.F3 'Ajuste Logarítmico'.B2:'Ajuste Logarítmico'.F2 'Ajuste Logarítmico'.A15:'Ajuste Logarítmico'.A15 'Ajuste Logarítmico'.B15:'Ajuste Logarítmico'.S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LN([.B2]))" office:value-type="float" office:value="0" calcext:value-type="float">
            <text:p>0</text:p>
          </table:table-cell>
          <table:table-cell table:style-name="ce9" table:formula="of:=IF([.C2]=&quot;&quot;;&quot;&quot;;LN([.C2]))" office:value-type="float" office:value="0.693147180559945" calcext:value-type="float">
            <text:p>0,693147180559945</text:p>
          </table:table-cell>
          <table:table-cell table:style-name="ce9" table:formula="of:=IF([.D2]=&quot;&quot;;&quot;&quot;;LN([.D2]))" office:value-type="float" office:value="1.09861228866811" calcext:value-type="float">
            <text:p>1,09861228866811</text:p>
          </table:table-cell>
          <table:table-cell table:style-name="ce9" table:formula="of:=IF([.E2]=&quot;&quot;;&quot;&quot;;LN([.E2]))" office:value-type="float" office:value="1.38629436111989" calcext:value-type="float">
            <text:p>1,38629436111989</text:p>
          </table:table-cell>
          <table:table-cell table:style-name="ce9" table:formula="of:=IF([.F2]=&quot;&quot;;&quot;&quot;;LN([.F2]))" office:value-type="float" office:value="1.6094379124341" calcext:value-type="float">
            <text:p>1,6094379124341</text:p>
          </table:table-cell>
          <table:table-cell table:style-name="ce9" table:formula="of:=IF([.G2]=&quot;&quot;;&quot;&quot;;LN([.G2]))">
            <text:p/>
          </table:table-cell>
          <table:table-cell table:style-name="ce9" table:formula="of:=IF([.H2]=&quot;&quot;;&quot;&quot;;LN([.H2]))">
            <text:p/>
          </table:table-cell>
          <table:table-cell table:style-name="ce9" table:formula="of:=IF([.I2]=&quot;&quot;;&quot;&quot;;LN([.I2]))">
            <text:p/>
          </table:table-cell>
          <table:table-cell table:style-name="ce9" table:formula="of:=IF([.J2]=&quot;&quot;;&quot;&quot;;LN([.J2]))">
            <text:p/>
          </table:table-cell>
          <table:table-cell table:style-name="ce9" table:formula="of:=IF([.K2]=&quot;&quot;;&quot;&quot;;LN([.K2]))">
            <text:p/>
          </table:table-cell>
          <table:table-cell table:style-name="ce9" table:formula="of:=IF([.L2]=&quot;&quot;;&quot;&quot;;LN([.L2]))">
            <text:p/>
          </table:table-cell>
          <table:table-cell table:style-name="ce9" table:formula="of:=IF([.M2]=&quot;&quot;;&quot;&quot;;LN([.M2]))">
            <text:p/>
          </table:table-cell>
          <table:table-cell table:style-name="ce9" table:formula="of:=IF([.N2]=&quot;&quot;;&quot;&quot;;LN([.N2]))">
            <text:p/>
          </table:table-cell>
          <table:table-cell table:style-name="ce9" table:formula="of:=IF([.O2]=&quot;&quot;;&quot;&quot;;LN([.O2]))">
            <text:p/>
          </table:table-cell>
          <table:table-cell table:style-name="ce9" table:formula="of:=IF([.P2]=&quot;&quot;;&quot;&quot;;LN([.P2]))">
            <text:p/>
          </table:table-cell>
          <table:table-cell table:style-name="ce9" table:formula="of:=IF([.Q2]=&quot;&quot;;&quot;&quot;;LN([.Q2]))">
            <text:p/>
          </table:table-cell>
          <table:table-cell table:style-name="ce9" table:formula="of:=IF([.R2]=&quot;&quot;;&quot;&quot;;LN([.R2]))">
            <text:p/>
          </table:table-cell>
          <table:table-cell table:style-name="ce9" table:formula="of:=IF([.S2]=&quot;&quot;;&quot;&quot;;LN([.S2]))">
            <text:p/>
          </table:table-cell>
          <table:table-cell table:style-name="ce9" table:formula="of:=IF([.T2]=&quot;&quot;;&quot;&quot;;LN([.T2]))">
            <text:p/>
          </table:table-cell>
          <table:table-cell table:style-name="ce9" table:formula="of:=IF([.U2]=&quot;&quot;;&quot;&quot;;LN([.U2]))">
            <text:p/>
          </table:table-cell>
          <table:table-cell table:style-name="ce9" table:formula="of:=IF([.V2]=&quot;&quot;;&quot;&quot;;LN([.V2]))">
            <text:p/>
          </table:table-cell>
          <table:table-cell table:style-name="ce9" table:formula="of:=IF([.W2]=&quot;&quot;;&quot;&quot;;LN([.W2]))">
            <text:p/>
          </table:table-cell>
          <table:table-cell table:style-name="ce9" table:formula="of:=IF([.X2]=&quot;&quot;;&quot;&quot;;LN([.X2]))">
            <text:p/>
          </table:table-cell>
          <table:table-cell table:style-name="ce9" table:formula="of:=IF([.Y2]=&quot;&quot;;&quot;&quot;;LN([.Y2]))">
            <text:p/>
          </table:table-cell>
          <table:table-cell table:style-name="ce9" table:formula="of:=IF([.Z2]=&quot;&quot;;&quot;&quot;;LN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)" office:value-type="float" office:value="10" calcext:value-type="float">
            <text:p>10</text:p>
          </table:table-cell>
          <table:table-cell table:style-name="ce9"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4.78749174278205" calcext:value-type="float">
            <text:p>4,7874917427820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6.64297863595083" calcext:value-type="float">
            <text:p>6,64297863595083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EXP([.H12]/[.H13])" office:value-type="float" office:value="1.31301030147761" calcext:value-type="float">
            <text:p>1,31301030147761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4.78749174278205" calcext:value-type="float">
            <text:p>4,78749174278205</text:p>
          </table:table-cell>
          <table:table-cell table:style-name="ce9" table:formula="of:=SUMSQ([.7:.7])" office:value-type="float" office:value="6.19950442438382" calcext:value-type="float">
            <text:p>6,19950442438382</text:p>
          </table:table-cell>
          <table:table-cell/>
          <table:table-cell table:style-name="ce9" table:formula="of:=SUMPRODUCT([.7:.7];[.8:.8])" office:value-type="float" office:value="183.032664410195" calcext:value-type="float">
            <text:p>183,032664410195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24.3937980668727" calcext:value-type="float">
            <text:p>24,3937980668727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3]" office:value-type="float" office:value="24.3937980668727" calcext:value-type="float">
            <text:p>24,3937980668727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3]*LN([.$K$12]*[.B2]))" office:value-type="float" office:value="6.64297863595082" calcext:value-type="float">
            <text:p>6,64297863595082</text:p>
          </table:table-cell>
          <table:table-cell table:style-name="ce9" table:formula="of:=IF([.C2]=&quot;&quot;;&quot;&quot;;[.$K$13]*LN([.$K$12]*[.C2]))" office:value-type="float" office:value="23.5514709891523" calcext:value-type="float">
            <text:p>23,5514709891523</text:p>
          </table:table-cell>
          <table:table-cell table:style-name="ce9" table:formula="of:=IF([.D2]=&quot;&quot;;&quot;&quot;;[.$K$13]*LN([.$K$12]*[.D2]))" office:value-type="float" office:value="33.4423049595056" calcext:value-type="float">
            <text:p>33,4423049595056</text:p>
          </table:table-cell>
          <table:table-cell table:style-name="ce9" table:formula="of:=IF([.E2]=&quot;&quot;;&quot;&quot;;[.$K$13]*LN([.$K$12]*[.E2]))" office:value-type="float" office:value="40.4599633423538" calcext:value-type="float">
            <text:p>40,4599633423538</text:p>
          </table:table-cell>
          <table:table-cell table:style-name="ce9" table:formula="of:=IF([.F2]=&quot;&quot;;&quot;&quot;;[.$K$13]*LN([.$K$12]*[.F2]))" office:value-type="float" office:value="45.9032820730375" calcext:value-type="float">
            <text:p>45,9032820730375</text:p>
          </table:table-cell>
          <table:table-cell table:style-name="ce9" table:formula="of:=IF([.G2]=&quot;&quot;;&quot;&quot;;[.$K$13]*LN([.$K$12]*[.G2]))">
            <text:p/>
          </table:table-cell>
          <table:table-cell table:style-name="ce9" table:formula="of:=IF([.H2]=&quot;&quot;;&quot;&quot;;[.$K$13]*LN([.$K$12]*[.H2]))">
            <text:p/>
          </table:table-cell>
          <table:table-cell table:style-name="ce9" table:formula="of:=IF([.I2]=&quot;&quot;;&quot;&quot;;[.$K$13]*LN([.$K$12]*[.I2]))">
            <text:p/>
          </table:table-cell>
          <table:table-cell table:style-name="ce9" table:formula="of:=IF([.J2]=&quot;&quot;;&quot;&quot;;[.$K$13]*LN([.$K$12]*[.J2]))">
            <text:p/>
          </table:table-cell>
          <table:table-cell table:style-name="ce9" table:formula="of:=IF([.K2]=&quot;&quot;;&quot;&quot;;[.$K$13]*LN([.$K$12]*[.K2]))">
            <text:p/>
          </table:table-cell>
          <table:table-cell table:style-name="ce9" table:formula="of:=IF([.L2]=&quot;&quot;;&quot;&quot;;[.$K$13]*LN([.$K$12]*[.L2]))">
            <text:p/>
          </table:table-cell>
          <table:table-cell table:style-name="ce9" table:formula="of:=IF([.M2]=&quot;&quot;;&quot;&quot;;[.$K$13]*LN([.$K$12]*[.M2]))">
            <text:p/>
          </table:table-cell>
          <table:table-cell table:style-name="ce9" table:formula="of:=IF([.N2]=&quot;&quot;;&quot;&quot;;[.$K$13]*LN([.$K$12]*[.N2]))">
            <text:p/>
          </table:table-cell>
          <table:table-cell table:style-name="ce9" table:formula="of:=IF([.O2]=&quot;&quot;;&quot;&quot;;[.$K$13]*LN([.$K$12]*[.O2]))">
            <text:p/>
          </table:table-cell>
          <table:table-cell table:style-name="ce9" table:formula="of:=IF([.P2]=&quot;&quot;;&quot;&quot;;[.$K$13]*LN([.$K$12]*[.P2]))">
            <text:p/>
          </table:table-cell>
          <table:table-cell table:style-name="ce9" table:formula="of:=IF([.Q2]=&quot;&quot;;&quot;&quot;;[.$K$13]*LN([.$K$12]*[.Q2]))">
            <text:p/>
          </table:table-cell>
          <table:table-cell table:style-name="ce9" table:formula="of:=IF([.R2]=&quot;&quot;;&quot;&quot;;[.$K$13]*LN([.$K$12]*[.R2]))">
            <text:p/>
          </table:table-cell>
          <table:table-cell table:style-name="ce9" table:formula="of:=IF([.S2]=&quot;&quot;;&quot;&quot;;[.$K$13]*LN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60.6913493434188" calcext:value-type="float">
            <text:p>60,6913493434188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3]*LN([.$K$12]*[.B4]))" office:value-type="float" office:value="85.1635855101241" calcext:value-type="float">
            <text:p>85,1635855101241</text:p>
          </table:table-cell>
          <table:table-cell table:style-name="ce9" table:formula="of:=IF([.C4]=&quot;&quot;;&quot;&quot;;[.$K$13]*LN([.$K$12]*[.C4]))" office:value-type="float" office:value="111.962911833679" calcext:value-type="float">
            <text:p>111,962911833679</text:p>
          </table:table-cell>
          <table:table-cell table:style-name="ce9" table:formula="of:=IF([.D4]=&quot;&quot;;&quot;&quot;;[.$K$13]*LN([.$K$12]*[.D4]))" office:value-type="float" office:value="117.729331951052" calcext:value-type="float">
            <text:p>117,729331951052</text:p>
          </table:table-cell>
          <table:table-cell table:style-name="ce9" table:formula="of:=IF([.E4]=&quot;&quot;;&quot;&quot;;[.$K$13]*LN([.$K$12]*[.E4]))" office:value-type="float" office:value="168.994446588936" calcext:value-type="float">
            <text:p>168,994446588936</text:p>
          </table:table-cell>
          <table:table-cell table:style-name="ce9" table:formula="of:=IF([.F4]=&quot;&quot;;&quot;&quot;;[.$K$13]*LN([.$K$12]*[.F4]))" office:value-type="float" office:value="175.124960003712" calcext:value-type="float">
            <text:p>175,124960003712</text:p>
          </table:table-cell>
          <table:table-cell table:style-name="ce9" table:formula="of:=IF([.G4]=&quot;&quot;;&quot;&quot;;[.$K$13]*LN([.$K$12]*[.G4]))">
            <text:p/>
          </table:table-cell>
          <table:table-cell table:style-name="ce9" table:formula="of:=IF([.H4]=&quot;&quot;;&quot;&quot;;[.$K$13]*LN([.$K$12]*[.H4]))">
            <text:p/>
          </table:table-cell>
          <table:table-cell table:style-name="ce9" table:formula="of:=IF([.I4]=&quot;&quot;;&quot;&quot;;[.$K$13]*LN([.$K$12]*[.I4]))">
            <text:p/>
          </table:table-cell>
          <table:table-cell table:style-name="ce9" table:formula="of:=IF([.J4]=&quot;&quot;;&quot;&quot;;[.$K$13]*LN([.$K$12]*[.J4]))">
            <text:p/>
          </table:table-cell>
          <table:table-cell table:style-name="ce9" table:formula="of:=IF([.K4]=&quot;&quot;;&quot;&quot;;[.$K$13]*LN([.$K$12]*[.K4]))">
            <text:p/>
          </table:table-cell>
          <table:table-cell table:style-name="ce9" table:formula="of:=IF([.L4]=&quot;&quot;;&quot;&quot;;[.$K$13]*LN([.$K$12]*[.L4]))">
            <text:p/>
          </table:table-cell>
          <table:table-cell table:style-name="ce9" table:formula="of:=IF([.M4]=&quot;&quot;;&quot;&quot;;[.$K$13]*LN([.$K$12]*[.M4]))">
            <text:p/>
          </table:table-cell>
          <table:table-cell table:style-name="ce9" table:formula="of:=IF([.N4]=&quot;&quot;;&quot;&quot;;[.$K$13]*LN([.$K$12]*[.N4]))">
            <text:p/>
          </table:table-cell>
          <table:table-cell table:style-name="ce9" table:formula="of:=IF([.O4]=&quot;&quot;;&quot;&quot;;[.$K$13]*LN([.$K$12]*[.O4]))">
            <text:p/>
          </table:table-cell>
          <table:table-cell table:style-name="ce9" table:formula="of:=IF([.P4]=&quot;&quot;;&quot;&quot;;[.$K$13]*LN([.$K$12]*[.P4]))">
            <text:p/>
          </table:table-cell>
          <table:table-cell table:style-name="ce9" table:formula="of:=IF([.Q4]=&quot;&quot;;&quot;&quot;;[.$K$13]*LN([.$K$12]*[.Q4]))">
            <text:p/>
          </table:table-cell>
          <table:table-cell table:style-name="ce9" table:formula="of:=IF([.R4]=&quot;&quot;;&quot;&quot;;[.$K$13]*LN([.$K$12]*[.R4]))">
            <text:p/>
          </table:table-cell>
          <table:table-cell table:style-name="ce9" table:formula="of:=IF([.S4]=&quot;&quot;;&quot;&quot;;[.$K$13]*LN([.$K$12]*[.S4]))">
            <text:p/>
          </table:table-cell>
          <table:table-cell table:number-columns-repeated="7"/>
        </table:table-row>
      </table:table>
      <table:table table:name="Ajuste Racional (hiperbólico)" table:style-name="ta1">
        <table:shapes>
          <draw:frame draw:z-index="0" draw:style-name="gr1" draw:text-style-name="P1" svg:width="15.473cm" svg:height="7.568cm" svg:x="2.258cm" svg:y="8.579cm">
            <draw:object draw:notify-on-update-of-ranges="'Ajuste Racional (hiperbólico)'.B2:'Ajuste Racional (hiperbólico)'.F2 'Ajuste Racional (hiperbólico)'.A3:'Ajuste Racional (hiperbólico)'.A3 'Ajuste Racional (hiperbólico)'.B3:'Ajuste Racional (hiperbólico)'.F3 'Ajuste Racional (hiperbólico)'.B2:'Ajuste Racional (hiperbólico)'.F2 'Ajuste Racional (hiperbólico)'.A15:'Ajuste Racional (hiperbólico)'.A15 'Ajuste Racional (hiperbólico)'.B15:'Ajuste Racional (hiperbólico)'.S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1/[.B2])" office:value-type="float" office:value="1" calcext:value-type="float">
            <text:p>1</text:p>
          </table:table-cell>
          <table:table-cell table:style-name="ce9" table:formula="of:=IF([.C2]=&quot;&quot;;&quot;&quot;;1/[.C2])" office:value-type="float" office:value="0.5" calcext:value-type="float">
            <text:p>0,5</text:p>
          </table:table-cell>
          <table:table-cell table:style-name="ce9" table:formula="of:=IF([.D2]=&quot;&quot;;&quot;&quot;;1/[.D2])" office:value-type="float" office:value="0.333333333333333" calcext:value-type="float">
            <text:p>0,333333333333333</text:p>
          </table:table-cell>
          <table:table-cell table:style-name="ce9" table:formula="of:=IF([.E2]=&quot;&quot;;&quot;&quot;;1/[.E2])" office:value-type="float" office:value="0.25" calcext:value-type="float">
            <text:p>0,25</text:p>
          </table:table-cell>
          <table:table-cell table:style-name="ce9" table:formula="of:=IF([.F2]=&quot;&quot;;&quot;&quot;;1/[.F2])" office:value-type="float" office:value="0.2" calcext:value-type="float">
            <text:p>0,2</text:p>
          </table:table-cell>
          <table:table-cell table:style-name="ce9" table:formula="of:=IF([.G2]=&quot;&quot;;&quot;&quot;;1/[.G2])">
            <text:p/>
          </table:table-cell>
          <table:table-cell table:style-name="ce9" table:formula="of:=IF([.H2]=&quot;&quot;;&quot;&quot;;1/[.H2])">
            <text:p/>
          </table:table-cell>
          <table:table-cell table:style-name="ce9" table:formula="of:=IF([.I2]=&quot;&quot;;&quot;&quot;;1/[.I2])">
            <text:p/>
          </table:table-cell>
          <table:table-cell table:style-name="ce9" table:formula="of:=IF([.J2]=&quot;&quot;;&quot;&quot;;1/[.J2])">
            <text:p/>
          </table:table-cell>
          <table:table-cell table:style-name="ce9" table:formula="of:=IF([.K2]=&quot;&quot;;&quot;&quot;;1/[.K2])">
            <text:p/>
          </table:table-cell>
          <table:table-cell table:style-name="ce9" table:formula="of:=IF([.L2]=&quot;&quot;;&quot;&quot;;1/[.L2])">
            <text:p/>
          </table:table-cell>
          <table:table-cell table:style-name="ce9" table:formula="of:=IF([.M2]=&quot;&quot;;&quot;&quot;;1/[.M2])">
            <text:p/>
          </table:table-cell>
          <table:table-cell table:style-name="ce9" table:formula="of:=IF([.N2]=&quot;&quot;;&quot;&quot;;1/[.N2])">
            <text:p/>
          </table:table-cell>
          <table:table-cell table:style-name="ce9" table:formula="of:=IF([.O2]=&quot;&quot;;&quot;&quot;;1/[.O2])">
            <text:p/>
          </table:table-cell>
          <table:table-cell table:style-name="ce9" table:formula="of:=IF([.P2]=&quot;&quot;;&quot;&quot;;1/[.P2])">
            <text:p/>
          </table:table-cell>
          <table:table-cell table:style-name="ce9" table:formula="of:=IF([.Q2]=&quot;&quot;;&quot;&quot;;1/[.Q2])">
            <text:p/>
          </table:table-cell>
          <table:table-cell table:style-name="ce9" table:formula="of:=IF([.R2]=&quot;&quot;;&quot;&quot;;1/[.R2])">
            <text:p/>
          </table:table-cell>
          <table:table-cell table:style-name="ce9" table:formula="of:=IF([.S2]=&quot;&quot;;&quot;&quot;;1/[.S2])">
            <text:p/>
          </table:table-cell>
          <table:table-cell table:style-name="ce9" table:formula="of:=IF([.T2]=&quot;&quot;;&quot;&quot;;1/[.T2])">
            <text:p/>
          </table:table-cell>
          <table:table-cell table:style-name="ce9" table:formula="of:=IF([.U2]=&quot;&quot;;&quot;&quot;;1/[.U2])">
            <text:p/>
          </table:table-cell>
          <table:table-cell table:style-name="ce9" table:formula="of:=IF([.V2]=&quot;&quot;;&quot;&quot;;1/[.V2])">
            <text:p/>
          </table:table-cell>
          <table:table-cell table:style-name="ce9" table:formula="of:=IF([.W2]=&quot;&quot;;&quot;&quot;;1/[.W2])">
            <text:p/>
          </table:table-cell>
          <table:table-cell table:style-name="ce9" table:formula="of:=IF([.X2]=&quot;&quot;;&quot;&quot;;1/[.X2])">
            <text:p/>
          </table:table-cell>
          <table:table-cell table:style-name="ce9" table:formula="of:=IF([.Y2]=&quot;&quot;;&quot;&quot;;1/[.Y2])">
            <text:p/>
          </table:table-cell>
          <table:table-cell table:style-name="ce9" table:formula="of:=IF([.Z2]=&quot;&quot;;&quot;&quot;;1/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1/[.B3])" office:value-type="float" office:value="0.1" calcext:value-type="float">
            <text:p>0,1</text:p>
          </table:table-cell>
          <table:table-cell table:style-name="ce9" table:formula="of:=IF([.C3]=&quot;&quot;;&quot;&quot;;1/[.C3])" office:value-type="float" office:value="0.05" calcext:value-type="float">
            <text:p>0,05</text:p>
          </table:table-cell>
          <table:table-cell table:style-name="ce9" table:formula="of:=IF([.D3]=&quot;&quot;;&quot;&quot;;1/[.D3])" office:value-type="float" office:value="0.0344827586206897" calcext:value-type="float">
            <text:p>0,0344827586206897</text:p>
          </table:table-cell>
          <table:table-cell table:style-name="ce9" table:formula="of:=IF([.E3]=&quot;&quot;;&quot;&quot;;1/[.E3])" office:value-type="float" office:value="0.024390243902439" calcext:value-type="float">
            <text:p>0,024390243902439</text:p>
          </table:table-cell>
          <table:table-cell table:style-name="ce9" table:formula="of:=IF([.F3]=&quot;&quot;;&quot;&quot;;1/[.F3])" office:value-type="float" office:value="0.02" calcext:value-type="float">
            <text:p>0,02</text:p>
          </table:table-cell>
          <table:table-cell table:style-name="ce9" table:formula="of:=IF([.G3]=&quot;&quot;;&quot;&quot;;1/[.G3])">
            <text:p/>
          </table:table-cell>
          <table:table-cell table:style-name="ce9" table:formula="of:=IF([.H3]=&quot;&quot;;&quot;&quot;;1/[.H3])">
            <text:p/>
          </table:table-cell>
          <table:table-cell table:style-name="ce9" table:formula="of:=IF([.I3]=&quot;&quot;;&quot;&quot;;1/[.I3])">
            <text:p/>
          </table:table-cell>
          <table:table-cell table:style-name="ce9" table:formula="of:=IF([.J3]=&quot;&quot;;&quot;&quot;;1/[.J3])">
            <text:p/>
          </table:table-cell>
          <table:table-cell table:style-name="ce9" table:formula="of:=IF([.K3]=&quot;&quot;;&quot;&quot;;1/[.K3])">
            <text:p/>
          </table:table-cell>
          <table:table-cell table:style-name="ce9" table:formula="of:=IF([.L3]=&quot;&quot;;&quot;&quot;;1/[.L3])">
            <text:p/>
          </table:table-cell>
          <table:table-cell table:style-name="ce9" table:formula="of:=IF([.M3]=&quot;&quot;;&quot;&quot;;1/[.M3])">
            <text:p/>
          </table:table-cell>
          <table:table-cell table:style-name="ce9" table:formula="of:=IF([.N3]=&quot;&quot;;&quot;&quot;;1/[.N3])">
            <text:p/>
          </table:table-cell>
          <table:table-cell table:style-name="ce9" table:formula="of:=IF([.O3]=&quot;&quot;;&quot;&quot;;1/[.O3])">
            <text:p/>
          </table:table-cell>
          <table:table-cell table:style-name="ce9" table:formula="of:=IF([.P3]=&quot;&quot;;&quot;&quot;;1/[.P3])">
            <text:p/>
          </table:table-cell>
          <table:table-cell table:style-name="ce9" table:formula="of:=IF([.Q3]=&quot;&quot;;&quot;&quot;;1/[.Q3])">
            <text:p/>
          </table:table-cell>
          <table:table-cell table:style-name="ce9" table:formula="of:=IF([.R3]=&quot;&quot;;&quot;&quot;;1/[.R3])">
            <text:p/>
          </table:table-cell>
          <table:table-cell table:style-name="ce9" table:formula="of:=IF([.S3]=&quot;&quot;;&quot;&quot;;1/[.S3])">
            <text:p/>
          </table:table-cell>
          <table:table-cell table:style-name="ce9" table:formula="of:=IF([.T3]=&quot;&quot;;&quot;&quot;;1/[.T3])">
            <text:p/>
          </table:table-cell>
          <table:table-cell table:style-name="ce9" table:formula="of:=IF([.U3]=&quot;&quot;;&quot;&quot;;1/[.U3])">
            <text:p/>
          </table:table-cell>
          <table:table-cell table:style-name="ce9" table:formula="of:=IF([.V3]=&quot;&quot;;&quot;&quot;;1/[.V3])">
            <text:p/>
          </table:table-cell>
          <table:table-cell table:style-name="ce9" table:formula="of:=IF([.W3]=&quot;&quot;;&quot;&quot;;1/[.W3])">
            <text:p/>
          </table:table-cell>
          <table:table-cell table:style-name="ce9" table:formula="of:=IF([.X3]=&quot;&quot;;&quot;&quot;;1/[.X3])">
            <text:p/>
          </table:table-cell>
          <table:table-cell table:style-name="ce9" table:formula="of:=IF([.Y3]=&quot;&quot;;&quot;&quot;;1/[.Y3])">
            <text:p/>
          </table:table-cell>
          <table:table-cell table:style-name="ce9" table:formula="of:=IF([.Z3]=&quot;&quot;;&quot;&quot;;1/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2.28333333333333" calcext:value-type="float">
            <text:p>2,28333333333333</text:p>
          </table:table-cell>
          <table:table-cell/>
          <table:table-cell table:style-name="ce9" table:formula="of:=SUM([.8:.8])" office:value-type="float" office:value="0.228873002523129" calcext:value-type="float">
            <text:p>0,228873002523129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0.000125018539356592" calcext:value-type="float">
            <text:p>0,000125018539356592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1/[.H12]" office:value-type="float" office:value="7998.8136571304" calcext:value-type="float">
            <text:p>7998,8136571304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2.28333333333333" calcext:value-type="float">
            <text:p>2,28333333333333</text:p>
          </table:table-cell>
          <table:table-cell table:style-name="ce9" table:formula="of:=SUMSQ([.7:.7])" office:value-type="float" office:value="1.46361111111111" calcext:value-type="float">
            <text:p>1,46361111111111</text:p>
          </table:table-cell>
          <table:table-cell/>
          <table:table-cell table:style-name="ce9" table:formula="of:=SUMPRODUCT([.7:.7];[.8:.8])" office:value-type="float" office:value="0.146591813849173" calcext:value-type="float">
            <text:p>0,146591813849173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0.0999625882451152" calcext:value-type="float">
            <text:p>0,0999625882451152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3]/[.H12]" office:value-type="float" office:value="799.58211605713" calcext:value-type="float">
            <text:p>799,58211605713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([.$K$12]*[.B2])/([.$K$13]+[.B2]))" office:value-type="float" office:value="9.99124698978361" calcext:value-type="float">
            <text:p>9,99124698978361</text:p>
          </table:table-cell>
          <table:table-cell table:style-name="ce9" table:formula="of:=IF([.C2]=&quot;&quot;;&quot;&quot;;([.$K$12]*[.C2])/([.$K$13]+[.C2]))" office:value-type="float" office:value="19.9575651624451" calcext:value-type="float">
            <text:p>19,9575651624451</text:p>
          </table:table-cell>
          <table:table-cell table:style-name="ce9" table:formula="of:=IF([.D2]=&quot;&quot;;&quot;&quot;;([.$K$12]*[.D2])/([.$K$13]+[.D2]))" office:value-type="float" office:value="29.8990477002892" calcext:value-type="float">
            <text:p>29,8990477002892</text:p>
          </table:table-cell>
          <table:table-cell table:style-name="ce9" table:formula="of:=IF([.E2]=&quot;&quot;;&quot;&quot;;([.$K$12]*[.E2])/([.$K$13]+[.E2]))" office:value-type="float" office:value="39.8157873217862" calcext:value-type="float">
            <text:p>39,8157873217862</text:p>
          </table:table-cell>
          <table:table-cell table:style-name="ce9" table:formula="of:=IF([.F2]=&quot;&quot;;&quot;&quot;;([.$K$12]*[.F2])/([.$K$13]+[.F2]))" office:value-type="float" office:value="49.7078762844539" calcext:value-type="float">
            <text:p>49,7078762844539</text:p>
          </table:table-cell>
          <table:table-cell table:style-name="ce9" table:formula="of:=IF([.G2]=&quot;&quot;;&quot;&quot;;([.$K$12]*[.G2])/([.$K$13]+[.G2]))">
            <text:p/>
          </table:table-cell>
          <table:table-cell table:style-name="ce9" table:formula="of:=IF([.H2]=&quot;&quot;;&quot;&quot;;([.$K$12]*[.H2])/([.$K$13]+[.H2]))">
            <text:p/>
          </table:table-cell>
          <table:table-cell table:style-name="ce9" table:formula="of:=IF([.I2]=&quot;&quot;;&quot;&quot;;([.$K$12]*[.I2])/([.$K$13]+[.I2]))">
            <text:p/>
          </table:table-cell>
          <table:table-cell table:style-name="ce9" table:formula="of:=IF([.J2]=&quot;&quot;;&quot;&quot;;([.$K$12]*[.J2])/([.$K$13]+[.J2]))">
            <text:p/>
          </table:table-cell>
          <table:table-cell table:style-name="ce9" table:formula="of:=IF([.K2]=&quot;&quot;;&quot;&quot;;([.$K$12]*[.K2])/([.$K$13]+[.K2]))">
            <text:p/>
          </table:table-cell>
          <table:table-cell table:style-name="ce9" table:formula="of:=IF([.L2]=&quot;&quot;;&quot;&quot;;([.$K$12]*[.L2])/([.$K$13]+[.L2]))">
            <text:p/>
          </table:table-cell>
          <table:table-cell table:style-name="ce9" table:formula="of:=IF([.M2]=&quot;&quot;;&quot;&quot;;([.$K$12]*[.M2])/([.$K$13]+[.M2]))">
            <text:p/>
          </table:table-cell>
          <table:table-cell table:style-name="ce9" table:formula="of:=IF([.N2]=&quot;&quot;;&quot;&quot;;([.$K$12]*[.N2])/([.$K$13]+[.N2]))">
            <text:p/>
          </table:table-cell>
          <table:table-cell table:style-name="ce9" table:formula="of:=IF([.O2]=&quot;&quot;;&quot;&quot;;([.$K$12]*[.O2])/([.$K$13]+[.O2]))">
            <text:p/>
          </table:table-cell>
          <table:table-cell table:style-name="ce9" table:formula="of:=IF([.P2]=&quot;&quot;;&quot;&quot;;([.$K$12]*[.P2])/([.$K$13]+[.P2]))">
            <text:p/>
          </table:table-cell>
          <table:table-cell table:style-name="ce9" table:formula="of:=IF([.Q2]=&quot;&quot;;&quot;&quot;;([.$K$12]*[.Q2])/([.$K$13]+[.Q2]))">
            <text:p/>
          </table:table-cell>
          <table:table-cell table:style-name="ce9" table:formula="of:=IF([.R2]=&quot;&quot;;&quot;&quot;;([.$K$12]*[.R2])/([.$K$13]+[.R2]))">
            <text:p/>
          </table:table-cell>
          <table:table-cell table:style-name="ce9" table:formula="of:=IF([.S2]=&quot;&quot;;&quot;&quot;;([.$K$12]*[.S2])/([.$K$13]+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2.2978600304483" calcext:value-type="float">
            <text:p>2,2978600304483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([.$K$12]*[.B4])/([.$K$13]+[.B4]))" office:value-type="float" office:value="242.511130831275" calcext:value-type="float">
            <text:p>242,511130831275</text:p>
          </table:table-cell>
          <table:table-cell table:style-name="ce9" table:formula="of:=IF([.C4]=&quot;&quot;;&quot;&quot;;([.$K$12]*[.C4])/([.$K$13]+[.C4]))" office:value-type="float" office:value="685.940191630436" calcext:value-type="float">
            <text:p>685,940191630436</text:p>
          </table:table-cell>
          <table:table-cell table:style-name="ce9" table:formula="of:=IF([.D4]=&quot;&quot;;&quot;&quot;;([.$K$12]*[.D4])/([.$K$13]+[.D4]))" office:value-type="float" office:value="849.432694649196" calcext:value-type="float">
            <text:p>849,432694649196</text:p>
          </table:table-cell>
          <table:table-cell table:style-name="ce9" table:formula="of:=IF([.E4]=&quot;&quot;;&quot;&quot;;([.$K$12]*[.E4])/([.$K$13]+[.E4]))" office:value-type="float" office:value="3942.1214716894" calcext:value-type="float">
            <text:p>3942,1214716894</text:p>
          </table:table-cell>
          <table:table-cell table:style-name="ce9" table:formula="of:=IF([.F4]=&quot;&quot;;&quot;&quot;;([.$K$12]*[.F4])/([.$K$13]+[.F4]))" office:value-type="float" office:value="4442.84126486858" calcext:value-type="float">
            <text:p>4442,84126486858</text:p>
          </table:table-cell>
          <table:table-cell table:style-name="ce9" table:formula="of:=IF([.G4]=&quot;&quot;;&quot;&quot;;([.$K$12]*[.G4])/([.$K$13]+[.G4]))">
            <text:p/>
          </table:table-cell>
          <table:table-cell table:style-name="ce9" table:formula="of:=IF([.H4]=&quot;&quot;;&quot;&quot;;([.$K$12]*[.H4])/([.$K$13]+[.H4]))">
            <text:p/>
          </table:table-cell>
          <table:table-cell table:style-name="ce9" table:formula="of:=IF([.I4]=&quot;&quot;;&quot;&quot;;([.$K$12]*[.I4])/([.$K$13]+[.I4]))">
            <text:p/>
          </table:table-cell>
          <table:table-cell table:style-name="ce9" table:formula="of:=IF([.J4]=&quot;&quot;;&quot;&quot;;([.$K$12]*[.J4])/([.$K$13]+[.J4]))">
            <text:p/>
          </table:table-cell>
          <table:table-cell table:style-name="ce9" table:formula="of:=IF([.K4]=&quot;&quot;;&quot;&quot;;([.$K$12]*[.K4])/([.$K$13]+[.K4]))">
            <text:p/>
          </table:table-cell>
          <table:table-cell table:style-name="ce9" table:formula="of:=IF([.L4]=&quot;&quot;;&quot;&quot;;([.$K$12]*[.L4])/([.$K$13]+[.L4]))">
            <text:p/>
          </table:table-cell>
          <table:table-cell table:style-name="ce9" table:formula="of:=IF([.M4]=&quot;&quot;;&quot;&quot;;([.$K$12]*[.M4])/([.$K$13]+[.M4]))">
            <text:p/>
          </table:table-cell>
          <table:table-cell table:style-name="ce9" table:formula="of:=IF([.N4]=&quot;&quot;;&quot;&quot;;([.$K$12]*[.N4])/([.$K$13]+[.N4]))">
            <text:p/>
          </table:table-cell>
          <table:table-cell table:style-name="ce9" table:formula="of:=IF([.O4]=&quot;&quot;;&quot;&quot;;([.$K$12]*[.O4])/([.$K$13]+[.O4]))">
            <text:p/>
          </table:table-cell>
          <table:table-cell table:style-name="ce9" table:formula="of:=IF([.P4]=&quot;&quot;;&quot;&quot;;([.$K$12]*[.P4])/([.$K$13]+[.P4]))">
            <text:p/>
          </table:table-cell>
          <table:table-cell table:style-name="ce9" table:formula="of:=IF([.Q4]=&quot;&quot;;&quot;&quot;;([.$K$12]*[.Q4])/([.$K$13]+[.Q4]))">
            <text:p/>
          </table:table-cell>
          <table:table-cell table:style-name="ce9" table:formula="of:=IF([.R4]=&quot;&quot;;&quot;&quot;;([.$K$12]*[.R4])/([.$K$13]+[.R4]))">
            <text:p/>
          </table:table-cell>
          <table:table-cell table:style-name="ce9" table:formula="of:=IF([.S4]=&quot;&quot;;&quot;&quot;;([.$K$12]*[.S4])/([.$K$13]+[.S4]))">
            <text:p/>
          </table:table-cell>
          <table:table-cell table:number-columns-repeated="7"/>
        </table:table-row>
      </table:table>
      <table:table table:name="Ajuste com Raiz Quadrada (tipo 1)" table:style-name="ta1">
        <table:shapes>
          <draw:frame draw:z-index="0" draw:style-name="gr1" draw:text-style-name="P1" svg:width="15.473cm" svg:height="7.568cm" svg:x="2.258cm" svg:y="8.579cm">
            <draw:object draw:notify-on-update-of-ranges="'Ajuste com Raiz Quadrada (tipo 1)'.B2:'Ajuste com Raiz Quadrada (tipo 1)'.F2 'Ajuste com Raiz Quadrada (tipo 1)'.A3:'Ajuste com Raiz Quadrada (tipo 1)'.A3 'Ajuste com Raiz Quadrada (tipo 1)'.B3:'Ajuste com Raiz Quadrada (tipo 1)'.F3 'Ajuste com Raiz Quadrada (tipo 1)'.B2:'Ajuste com Raiz Quadrada (tipo 1)'.F2 'Ajuste com Raiz Quadrada (tipo 1)'.A15:'Ajuste com Raiz Quadrada (tipo 1)'.A15 'Ajuste com Raiz Quadrada (tipo 1)'.B15:'Ajuste com Raiz Quadrada (tipo 1)'.S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SQRT([.B2]))" office:value-type="float" office:value="1" calcext:value-type="float">
            <text:p>1</text:p>
          </table:table-cell>
          <table:table-cell table:style-name="ce9" table:formula="of:=IF([.C2]=&quot;&quot;;&quot;&quot;;SQRT([.C2]))" office:value-type="float" office:value="1.4142135623731" calcext:value-type="float">
            <text:p>1,4142135623731</text:p>
          </table:table-cell>
          <table:table-cell table:style-name="ce9" table:formula="of:=IF([.D2]=&quot;&quot;;&quot;&quot;;SQRT([.D2]))" office:value-type="float" office:value="1.73205080756888" calcext:value-type="float">
            <text:p>1,73205080756888</text:p>
          </table:table-cell>
          <table:table-cell table:style-name="ce9" table:formula="of:=IF([.E2]=&quot;&quot;;&quot;&quot;;SQRT([.E2]))" office:value-type="float" office:value="2" calcext:value-type="float">
            <text:p>2</text:p>
          </table:table-cell>
          <table:table-cell table:style-name="ce9" table:formula="of:=IF([.F2]=&quot;&quot;;&quot;&quot;;SQRT([.F2]))" office:value-type="float" office:value="2.23606797749979" calcext:value-type="float">
            <text:p>2,23606797749979</text:p>
          </table:table-cell>
          <table:table-cell table:style-name="ce9" table:formula="of:=IF([.G2]=&quot;&quot;;&quot;&quot;;SQRT([.G2]))">
            <text:p/>
          </table:table-cell>
          <table:table-cell table:style-name="ce9" table:formula="of:=IF([.H2]=&quot;&quot;;&quot;&quot;;SQRT([.H2]))">
            <text:p/>
          </table:table-cell>
          <table:table-cell table:style-name="ce9" table:formula="of:=IF([.I2]=&quot;&quot;;&quot;&quot;;SQRT([.I2]))">
            <text:p/>
          </table:table-cell>
          <table:table-cell table:style-name="ce9" table:formula="of:=IF([.J2]=&quot;&quot;;&quot;&quot;;SQRT([.J2]))">
            <text:p/>
          </table:table-cell>
          <table:table-cell table:style-name="ce9" table:formula="of:=IF([.K2]=&quot;&quot;;&quot;&quot;;SQRT([.K2]))">
            <text:p/>
          </table:table-cell>
          <table:table-cell table:style-name="ce9" table:formula="of:=IF([.L2]=&quot;&quot;;&quot;&quot;;SQRT([.L2]))">
            <text:p/>
          </table:table-cell>
          <table:table-cell table:style-name="ce9" table:formula="of:=IF([.M2]=&quot;&quot;;&quot;&quot;;SQRT([.M2]))">
            <text:p/>
          </table:table-cell>
          <table:table-cell table:style-name="ce9" table:formula="of:=IF([.N2]=&quot;&quot;;&quot;&quot;;SQRT([.N2]))">
            <text:p/>
          </table:table-cell>
          <table:table-cell table:style-name="ce9" table:formula="of:=IF([.O2]=&quot;&quot;;&quot;&quot;;SQRT([.O2]))">
            <text:p/>
          </table:table-cell>
          <table:table-cell table:style-name="ce9" table:formula="of:=IF([.P2]=&quot;&quot;;&quot;&quot;;SQRT([.P2]))">
            <text:p/>
          </table:table-cell>
          <table:table-cell table:style-name="ce9" table:formula="of:=IF([.Q2]=&quot;&quot;;&quot;&quot;;SQRT([.Q2]))">
            <text:p/>
          </table:table-cell>
          <table:table-cell table:style-name="ce9" table:formula="of:=IF([.R2]=&quot;&quot;;&quot;&quot;;SQRT([.R2]))">
            <text:p/>
          </table:table-cell>
          <table:table-cell table:style-name="ce9" table:formula="of:=IF([.S2]=&quot;&quot;;&quot;&quot;;SQRT([.S2]))">
            <text:p/>
          </table:table-cell>
          <table:table-cell table:style-name="ce9" table:formula="of:=IF([.T2]=&quot;&quot;;&quot;&quot;;SQRT([.T2]))">
            <text:p/>
          </table:table-cell>
          <table:table-cell table:style-name="ce9" table:formula="of:=IF([.U2]=&quot;&quot;;&quot;&quot;;SQRT([.U2]))">
            <text:p/>
          </table:table-cell>
          <table:table-cell table:style-name="ce9" table:formula="of:=IF([.V2]=&quot;&quot;;&quot;&quot;;SQRT([.V2]))">
            <text:p/>
          </table:table-cell>
          <table:table-cell table:style-name="ce9" table:formula="of:=IF([.W2]=&quot;&quot;;&quot;&quot;;SQRT([.W2]))">
            <text:p/>
          </table:table-cell>
          <table:table-cell table:style-name="ce9" table:formula="of:=IF([.X2]=&quot;&quot;;&quot;&quot;;SQRT([.X2]))">
            <text:p/>
          </table:table-cell>
          <table:table-cell table:style-name="ce9" table:formula="of:=IF([.Y2]=&quot;&quot;;&quot;&quot;;SQRT([.Y2]))">
            <text:p/>
          </table:table-cell>
          <table:table-cell table:style-name="ce9" table:formula="of:=IF([.Z2]=&quot;&quot;;&quot;&quot;;SQRT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)" office:value-type="float" office:value="10" calcext:value-type="float">
            <text:p>10</text:p>
          </table:table-cell>
          <table:table-cell table:style-name="ce9"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8.38233234744176" calcext:value-type="float">
            <text:p>8,38233234744176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24.5911571686102" calcext:value-type="float">
            <text:p>-24,5911571686102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32.5632263824944" calcext:value-type="float">
            <text:p>32,5632263824944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8.38233234744176" calcext:value-type="float">
            <text:p>8,38233234744176</text:p>
          </table:table-cell>
          <table:table-cell table:style-name="ce9" table:formula="of:=SUMSQ([.7:.7])" office:value-type="float" office:value="15" calcext:value-type="float">
            <text:p>15</text:p>
          </table:table-cell>
          <table:table-cell/>
          <table:table-cell table:style-name="ce9" table:formula="of:=SUMPRODUCT([.7:.7];[.8:.8])" office:value-type="float" office:value="282.317143541949" calcext:value-type="float">
            <text:p>282,317143541949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32.5632263824944" calcext:value-type="float">
            <text:p>32,5632263824944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2]" office:value-type="float" office:value="-24.5911571686102" calcext:value-type="float">
            <text:p>-24,5911571686102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2]*SQRT([.B2])+[.$K$13])" office:value-type="float" office:value="7.97206921388414" calcext:value-type="float">
            <text:p>7,97206921388414</text:p>
          </table:table-cell>
          <table:table-cell table:style-name="ce9" table:formula="of:=IF([.C2]=&quot;&quot;;&quot;&quot;;[.$K$12]*SQRT([.C2])+[.$K$13])" office:value-type="float" office:value="21.4601992161387" calcext:value-type="float">
            <text:p>21,4601992161387</text:p>
          </table:table-cell>
          <table:table-cell table:style-name="ce9" table:formula="of:=IF([.D2]=&quot;&quot;;&quot;&quot;;[.$K$12]*SQRT([.D2])+[.$K$13])" office:value-type="float" office:value="31.8100053842373" calcext:value-type="float">
            <text:p>31,8100053842373</text:p>
          </table:table-cell>
          <table:table-cell table:style-name="ce9" table:formula="of:=IF([.E2]=&quot;&quot;;&quot;&quot;;[.$K$12]*SQRT([.E2])+[.$K$13])" office:value-type="float" office:value="40.5352955963785" calcext:value-type="float">
            <text:p>40,5352955963785</text:p>
          </table:table-cell>
          <table:table-cell table:style-name="ce9" table:formula="of:=IF([.F2]=&quot;&quot;;&quot;&quot;;[.$K$12]*SQRT([.F2])+[.$K$13])" office:value-type="float" office:value="48.2224305893617" calcext:value-type="float">
            <text:p>48,2224305893617</text:p>
          </table:table-cell>
          <table:table-cell table:style-name="ce9" table:formula="of:=IF([.G2]=&quot;&quot;;&quot;&quot;;[.$K$12]*SQRT([.G2])+[.$K$13])">
            <text:p/>
          </table:table-cell>
          <table:table-cell table:style-name="ce9" table:formula="of:=IF([.H2]=&quot;&quot;;&quot;&quot;;[.$K$12]*SQRT([.H2])+[.$K$13])">
            <text:p/>
          </table:table-cell>
          <table:table-cell table:style-name="ce9" table:formula="of:=IF([.I2]=&quot;&quot;;&quot;&quot;;[.$K$12]*SQRT([.I2])+[.$K$13])">
            <text:p/>
          </table:table-cell>
          <table:table-cell table:style-name="ce9" table:formula="of:=IF([.J2]=&quot;&quot;;&quot;&quot;;[.$K$12]*SQRT([.J2])+[.$K$13])">
            <text:p/>
          </table:table-cell>
          <table:table-cell table:style-name="ce9" table:formula="of:=IF([.K2]=&quot;&quot;;&quot;&quot;;[.$K$12]*SQRT([.K2])+[.$K$13])">
            <text:p/>
          </table:table-cell>
          <table:table-cell table:style-name="ce9" table:formula="of:=IF([.L2]=&quot;&quot;;&quot;&quot;;[.$K$12]*SQRT([.L2])+[.$K$13])">
            <text:p/>
          </table:table-cell>
          <table:table-cell table:style-name="ce9" table:formula="of:=IF([.M2]=&quot;&quot;;&quot;&quot;;[.$K$12]*SQRT([.M2])+[.$K$13])">
            <text:p/>
          </table:table-cell>
          <table:table-cell table:style-name="ce9" table:formula="of:=IF([.N2]=&quot;&quot;;&quot;&quot;;[.$K$12]*SQRT([.N2])+[.$K$13])">
            <text:p/>
          </table:table-cell>
          <table:table-cell table:style-name="ce9" table:formula="of:=IF([.O2]=&quot;&quot;;&quot;&quot;;[.$K$12]*SQRT([.O2])+[.$K$13])">
            <text:p/>
          </table:table-cell>
          <table:table-cell table:style-name="ce9" table:formula="of:=IF([.P2]=&quot;&quot;;&quot;&quot;;[.$K$12]*SQRT([.P2])+[.$K$13])">
            <text:p/>
          </table:table-cell>
          <table:table-cell table:style-name="ce9" table:formula="of:=IF([.Q2]=&quot;&quot;;&quot;&quot;;[.$K$12]*SQRT([.Q2])+[.$K$13])">
            <text:p/>
          </table:table-cell>
          <table:table-cell table:style-name="ce9" table:formula="of:=IF([.R2]=&quot;&quot;;&quot;&quot;;[.$K$12]*SQRT([.R2])+[.$K$13])">
            <text:p/>
          </table:table-cell>
          <table:table-cell table:style-name="ce9" table:formula="of:=IF([.S2]=&quot;&quot;;&quot;&quot;;[.$K$12]*SQRT([.S2])+[.$K$13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17.5165184759132" calcext:value-type="float">
            <text:p>17,5165184759132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2]*SQRT([.B4])+[.$K$13])" office:value-type="float" office:value="138.224974743862" calcext:value-type="float">
            <text:p>138,224974743862</text:p>
          </table:table-cell>
          <table:table-cell table:style-name="ce9" table:formula="of:=IF([.C4]=&quot;&quot;;&quot;&quot;;[.$K$12]*SQRT([.C4])+[.$K$13])" office:value-type="float" office:value="257.414655595627" calcext:value-type="float">
            <text:p>257,414655595627</text:p>
          </table:table-cell>
          <table:table-cell table:style-name="ce9" table:formula="of:=IF([.D4]=&quot;&quot;;&quot;&quot;;[.$K$12]*SQRT([.D4])+[.$K$13])" office:value-type="float" office:value="292.79591358502" calcext:value-type="float">
            <text:p>292,79591358502</text:p>
          </table:table-cell>
          <table:table-cell table:style-name="ce9" table:formula="of:=IF([.E4]=&quot;&quot;;&quot;&quot;;[.$K$12]*SQRT([.E4])+[.$K$13])" office:value-type="float" office:value="883.099651732745" calcext:value-type="float">
            <text:p>883,099651732745</text:p>
          </table:table-cell>
          <table:table-cell table:style-name="ce9" table:formula="of:=IF([.F4]=&quot;&quot;;&quot;&quot;;[.$K$12]*SQRT([.F4])+[.$K$13])" office:value-type="float" office:value="1004.63347755655" calcext:value-type="float">
            <text:p>1004,63347755655</text:p>
          </table:table-cell>
          <table:table-cell table:style-name="ce9" table:formula="of:=IF([.G4]=&quot;&quot;;&quot;&quot;;[.$K$12]*SQRT([.G4])+[.$K$13])">
            <text:p/>
          </table:table-cell>
          <table:table-cell table:style-name="ce9" table:formula="of:=IF([.H4]=&quot;&quot;;&quot;&quot;;[.$K$12]*SQRT([.H4])+[.$K$13])">
            <text:p/>
          </table:table-cell>
          <table:table-cell table:style-name="ce9" table:formula="of:=IF([.I4]=&quot;&quot;;&quot;&quot;;[.$K$12]*SQRT([.I4])+[.$K$13])">
            <text:p/>
          </table:table-cell>
          <table:table-cell table:style-name="ce9" table:formula="of:=IF([.J4]=&quot;&quot;;&quot;&quot;;[.$K$12]*SQRT([.J4])+[.$K$13])">
            <text:p/>
          </table:table-cell>
          <table:table-cell table:style-name="ce9" table:formula="of:=IF([.K4]=&quot;&quot;;&quot;&quot;;[.$K$12]*SQRT([.K4])+[.$K$13])">
            <text:p/>
          </table:table-cell>
          <table:table-cell table:style-name="ce9" table:formula="of:=IF([.L4]=&quot;&quot;;&quot;&quot;;[.$K$12]*SQRT([.L4])+[.$K$13])">
            <text:p/>
          </table:table-cell>
          <table:table-cell table:style-name="ce9" table:formula="of:=IF([.M4]=&quot;&quot;;&quot;&quot;;[.$K$12]*SQRT([.M4])+[.$K$13])">
            <text:p/>
          </table:table-cell>
          <table:table-cell table:style-name="ce9" table:formula="of:=IF([.N4]=&quot;&quot;;&quot;&quot;;[.$K$12]*SQRT([.N4])+[.$K$13])">
            <text:p/>
          </table:table-cell>
          <table:table-cell table:style-name="ce9" table:formula="of:=IF([.O4]=&quot;&quot;;&quot;&quot;;[.$K$12]*SQRT([.O4])+[.$K$13])">
            <text:p/>
          </table:table-cell>
          <table:table-cell table:style-name="ce9" table:formula="of:=IF([.P4]=&quot;&quot;;&quot;&quot;;[.$K$12]*SQRT([.P4])+[.$K$13])">
            <text:p/>
          </table:table-cell>
          <table:table-cell table:style-name="ce9" table:formula="of:=IF([.Q4]=&quot;&quot;;&quot;&quot;;[.$K$12]*SQRT([.Q4])+[.$K$13])">
            <text:p/>
          </table:table-cell>
          <table:table-cell table:style-name="ce9" table:formula="of:=IF([.R4]=&quot;&quot;;&quot;&quot;;[.$K$12]*SQRT([.R4])+[.$K$13])">
            <text:p/>
          </table:table-cell>
          <table:table-cell table:style-name="ce9" table:formula="of:=IF([.S4]=&quot;&quot;;&quot;&quot;;[.$K$12]*SQRT([.S4])+[.$K$13])">
            <text:p/>
          </table:table-cell>
          <table:table-cell table:number-columns-repeated="7"/>
        </table:table-row>
      </table:table>
      <table:table table:name="Ajuste com Raiz Quadrada (tipo 2)" table:style-name="ta1">
        <table:shapes>
          <draw:frame draw:z-index="0" draw:style-name="gr1" draw:text-style-name="P1" svg:width="15.473cm" svg:height="7.568cm" svg:x="2.258cm" svg:y="8.579cm">
            <draw:object draw:notify-on-update-of-ranges="'Ajuste com Raiz Quadrada (tipo 2)'.B2:'Ajuste com Raiz Quadrada (tipo 2)'.F2 'Ajuste com Raiz Quadrada (tipo 2)'.A3:'Ajuste com Raiz Quadrada (tipo 2)'.A3 'Ajuste com Raiz Quadrada (tipo 2)'.B3:'Ajuste com Raiz Quadrada (tipo 2)'.F3 'Ajuste com Raiz Quadrada (tipo 2)'.B2:'Ajuste com Raiz Quadrada (tipo 2)'.F2 'Ajuste com Raiz Quadrada (tipo 2)'.A15:'Ajuste com Raiz Quadrada (tipo 2)'.A15 'Ajuste com Raiz Quadrada (tipo 2)'.B15:'Ajuste com Raiz Quadrada (tipo 2)'.S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[.B2])" office:value-type="float" office:value="1" calcext:value-type="float">
            <text:p>1</text:p>
          </table:table-cell>
          <table:table-cell table:style-name="ce9"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^2)" office:value-type="float" office:value="100" calcext:value-type="float">
            <text:p>100</text:p>
          </table:table-cell>
          <table:table-cell table:style-name="ce9" table:formula="of:=IF([.C3]=&quot;&quot;;&quot;&quot;;[.C3]^2)" office:value-type="float" office:value="400" calcext:value-type="float">
            <text:p>400</text:p>
          </table:table-cell>
          <table:table-cell table:style-name="ce9" table:formula="of:=IF([.D3]=&quot;&quot;;&quot;&quot;;[.D3]^2)" office:value-type="float" office:value="841" calcext:value-type="float">
            <text:p>841</text:p>
          </table:table-cell>
          <table:table-cell table:style-name="ce9" table:formula="of:=IF([.E3]=&quot;&quot;;&quot;&quot;;[.E3]^2)" office:value-type="float" office:value="1681" calcext:value-type="float">
            <text:p>1681</text:p>
          </table:table-cell>
          <table:table-cell table:style-name="ce9" table:formula="of:=IF([.F3]=&quot;&quot;;&quot;&quot;;[.F3]^2)" office:value-type="float" office:value="2500" calcext:value-type="float">
            <text:p>2500</text:p>
          </table:table-cell>
          <table:table-cell table:style-name="ce9" table:formula="of:=IF([.G3]=&quot;&quot;;&quot;&quot;;[.G3]^2)">
            <text:p/>
          </table:table-cell>
          <table:table-cell table:style-name="ce9" table:formula="of:=IF([.H3]=&quot;&quot;;&quot;&quot;;[.H3]^2)">
            <text:p/>
          </table:table-cell>
          <table:table-cell table:style-name="ce9" table:formula="of:=IF([.I3]=&quot;&quot;;&quot;&quot;;[.I3]^2)">
            <text:p/>
          </table:table-cell>
          <table:table-cell table:style-name="ce9" table:formula="of:=IF([.J3]=&quot;&quot;;&quot;&quot;;[.J3]^2)">
            <text:p/>
          </table:table-cell>
          <table:table-cell table:style-name="ce9" table:formula="of:=IF([.K3]=&quot;&quot;;&quot;&quot;;[.K3]^2)">
            <text:p/>
          </table:table-cell>
          <table:table-cell table:style-name="ce9" table:formula="of:=IF([.L3]=&quot;&quot;;&quot;&quot;;[.L3]^2)">
            <text:p/>
          </table:table-cell>
          <table:table-cell table:style-name="ce9" table:formula="of:=IF([.M3]=&quot;&quot;;&quot;&quot;;[.M3]^2)">
            <text:p/>
          </table:table-cell>
          <table:table-cell table:style-name="ce9" table:formula="of:=IF([.N3]=&quot;&quot;;&quot;&quot;;[.N3]^2)">
            <text:p/>
          </table:table-cell>
          <table:table-cell table:style-name="ce9" table:formula="of:=IF([.O3]=&quot;&quot;;&quot;&quot;;[.O3]^2)">
            <text:p/>
          </table:table-cell>
          <table:table-cell table:style-name="ce9" table:formula="of:=IF([.P3]=&quot;&quot;;&quot;&quot;;[.P3]^2)">
            <text:p/>
          </table:table-cell>
          <table:table-cell table:style-name="ce9" table:formula="of:=IF([.Q3]=&quot;&quot;;&quot;&quot;;[.Q3]^2)">
            <text:p/>
          </table:table-cell>
          <table:table-cell table:style-name="ce9" table:formula="of:=IF([.R3]=&quot;&quot;;&quot;&quot;;[.R3]^2)">
            <text:p/>
          </table:table-cell>
          <table:table-cell table:style-name="ce9" table:formula="of:=IF([.S3]=&quot;&quot;;&quot;&quot;;[.S3]^2)">
            <text:p/>
          </table:table-cell>
          <table:table-cell table:style-name="ce9" table:formula="of:=IF([.T3]=&quot;&quot;;&quot;&quot;;[.T3]^2)">
            <text:p/>
          </table:table-cell>
          <table:table-cell table:style-name="ce9" table:formula="of:=IF([.U3]=&quot;&quot;;&quot;&quot;;[.U3]^2)">
            <text:p/>
          </table:table-cell>
          <table:table-cell table:style-name="ce9" table:formula="of:=IF([.V3]=&quot;&quot;;&quot;&quot;;[.V3]^2)">
            <text:p/>
          </table:table-cell>
          <table:table-cell table:style-name="ce9" table:formula="of:=IF([.W3]=&quot;&quot;;&quot;&quot;;[.W3]^2)">
            <text:p/>
          </table:table-cell>
          <table:table-cell table:style-name="ce9" table:formula="of:=IF([.X3]=&quot;&quot;;&quot;&quot;;[.X3]^2)">
            <text:p/>
          </table:table-cell>
          <table:table-cell table:style-name="ce9" table:formula="of:=IF([.Y3]=&quot;&quot;;&quot;&quot;;[.Y3]^2)">
            <text:p/>
          </table:table-cell>
          <table:table-cell table:style-name="ce9" table:formula="of:=IF([.Z3]=&quot;&quot;;&quot;&quot;;[.Z3]^2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5522" calcext:value-type="float">
            <text:p>5522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719.899999999998" calcext:value-type="float">
            <text:p>-719,899999999998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608.1" calcext:value-type="float">
            <text:p>608,1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15" calcext:value-type="float">
            <text:p>15</text:p>
          </table:table-cell>
          <table:table-cell table:style-name="ce9"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22647" calcext:value-type="float">
            <text:p>22647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608.1" calcext:value-type="float">
            <text:p>608,1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2]" office:value-type="float" office:value="-719.899999999998" calcext:value-type="float">
            <text:p>-719,899999999998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IMSQRT([.$K$12]*[.B2]+[.$K$13]))" office:value-type="string" office:string-value="10.5735519103089i" calcext:value-type="string">
            <text:p>10.5735519103089i</text:p>
          </table:table-cell>
          <table:table-cell table:style-name="ce9" table:formula="of:=IF([.C2]=&quot;&quot;;&quot;&quot;;IMSQRT([.$K$12]*[.C2]+[.$K$13]))" office:value-type="string" office:string-value="22.2777916320268" calcext:value-type="string">
            <text:p>22.2777916320268</text:p>
          </table:table-cell>
          <table:table-cell table:style-name="ce9" table:formula="of:=IF([.D2]=&quot;&quot;;&quot;&quot;;IMSQRT([.$K$12]*[.D2]+[.$K$13]))" office:value-type="string" office:string-value="33.2325141991996" calcext:value-type="string">
            <text:p>33.2325141991996</text:p>
          </table:table-cell>
          <table:table-cell table:style-name="ce9" table:formula="of:=IF([.E2]=&quot;&quot;;&quot;&quot;;IMSQRT([.$K$12]*[.E2]+[.$K$13]))" office:value-type="string" office:string-value="41.3823633931171" calcext:value-type="string">
            <text:p>41.3823633931171</text:p>
          </table:table-cell>
          <table:table-cell table:style-name="ce9" table:formula="of:=IF([.F2]=&quot;&quot;;&quot;&quot;;IMSQRT([.$K$12]*[.F2]+[.$K$13]))" office:value-type="string" office:string-value="48.1726063235113" calcext:value-type="string">
            <text:p>48.1726063235113</text:p>
          </table:table-cell>
          <table:table-cell table:style-name="ce9" table:formula="of:=IF([.G2]=&quot;&quot;;&quot;&quot;;IMSQRT([.$K$12]*[.G2]+[.$K$13]))">
            <text:p/>
          </table:table-cell>
          <table:table-cell table:style-name="ce9" table:formula="of:=IF([.H2]=&quot;&quot;;&quot;&quot;;IMSQRT([.$K$12]*[.H2]+[.$K$13]))">
            <text:p/>
          </table:table-cell>
          <table:table-cell table:style-name="ce9" table:formula="of:=IF([.I2]=&quot;&quot;;&quot;&quot;;IMSQRT([.$K$12]*[.I2]+[.$K$13]))">
            <text:p/>
          </table:table-cell>
          <table:table-cell table:style-name="ce9" table:formula="of:=IF([.J2]=&quot;&quot;;&quot;&quot;;IMSQRT([.$K$12]*[.J2]+[.$K$13]))">
            <text:p/>
          </table:table-cell>
          <table:table-cell table:style-name="ce9" table:formula="of:=IF([.K2]=&quot;&quot;;&quot;&quot;;IMSQRT([.$K$12]*[.K2]+[.$K$13]))">
            <text:p/>
          </table:table-cell>
          <table:table-cell table:style-name="ce9" table:formula="of:=IF([.L2]=&quot;&quot;;&quot;&quot;;IMSQRT([.$K$12]*[.L2]+[.$K$13]))">
            <text:p/>
          </table:table-cell>
          <table:table-cell table:style-name="ce9" table:formula="of:=IF([.M2]=&quot;&quot;;&quot;&quot;;IMSQRT([.$K$12]*[.M2]+[.$K$13]))">
            <text:p/>
          </table:table-cell>
          <table:table-cell table:style-name="ce9" table:formula="of:=IF([.N2]=&quot;&quot;;&quot;&quot;;IMSQRT([.$K$12]*[.N2]+[.$K$13]))">
            <text:p/>
          </table:table-cell>
          <table:table-cell table:style-name="ce9" table:formula="of:=IF([.O2]=&quot;&quot;;&quot;&quot;;IMSQRT([.$K$12]*[.O2]+[.$K$13]))">
            <text:p/>
          </table:table-cell>
          <table:table-cell table:style-name="ce9" table:formula="of:=IF([.P2]=&quot;&quot;;&quot;&quot;;IMSQRT([.$K$12]*[.P2]+[.$K$13]))">
            <text:p/>
          </table:table-cell>
          <table:table-cell table:style-name="ce9" table:formula="of:=IF([.Q2]=&quot;&quot;;&quot;&quot;;IMSQRT([.$K$12]*[.Q2]+[.$K$13]))">
            <text:p/>
          </table:table-cell>
          <table:table-cell table:style-name="ce9" table:formula="of:=IF([.R2]=&quot;&quot;;&quot;&quot;;IMSQRT([.$K$12]*[.R2]+[.$K$13]))">
            <text:p/>
          </table:table-cell>
          <table:table-cell table:style-name="ce9" table:formula="of:=IF([.S2]=&quot;&quot;;&quot;&quot;;IMSQRT([.$K$12]*[.S2]+[.$K$13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5522" calcext:value-type="float">
            <text:p>5522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IMSQRT([.$K$12]*[.B4]+[.$K$13]))" office:value-type="string" office:string-value="120.343674532565" calcext:value-type="string">
            <text:p>120.343674532565</text:p>
          </table:table-cell>
          <table:table-cell table:style-name="ce9" table:formula="of:=IF([.C4]=&quot;&quot;;&quot;&quot;;IMSQRT([.$K$12]*[.C4]+[.$K$13]))" office:value-type="string" office:string-value="211.866939374693" calcext:value-type="string">
            <text:p>211.866939374693</text:p>
          </table:table-cell>
          <table:table-cell table:style-name="ce9" table:formula="of:=IF([.D4]=&quot;&quot;;&quot;&quot;;IMSQRT([.$K$12]*[.D4]+[.$K$13]))" office:value-type="string" office:string-value="238.850580907814" calcext:value-type="string">
            <text:p>238.850580907814</text:p>
          </table:table-cell>
          <table:table-cell table:style-name="ce9" table:formula="of:=IF([.E4]=&quot;&quot;;&quot;&quot;;IMSQRT([.$K$12]*[.E4]+[.$K$13]))" office:value-type="string" office:string-value="686.857918349931" calcext:value-type="string">
            <text:p>686.857918349931</text:p>
          </table:table-cell>
          <table:table-cell table:style-name="ce9" table:formula="of:=IF([.F4]=&quot;&quot;;&quot;&quot;;IMSQRT([.$K$12]*[.F4]+[.$K$13]))" office:value-type="string" office:string-value="778.955711192877" calcext:value-type="string">
            <text:p>778.955711192877</text:p>
          </table:table-cell>
          <table:table-cell table:style-name="ce9" table:formula="of:=IF([.G4]=&quot;&quot;;&quot;&quot;;IMSQRT([.$K$12]*[.G4]+[.$K$13]))">
            <text:p/>
          </table:table-cell>
          <table:table-cell table:style-name="ce9" table:formula="of:=IF([.H4]=&quot;&quot;;&quot;&quot;;IMSQRT([.$K$12]*[.H4]+[.$K$13]))">
            <text:p/>
          </table:table-cell>
          <table:table-cell table:style-name="ce9" table:formula="of:=IF([.I4]=&quot;&quot;;&quot;&quot;;IMSQRT([.$K$12]*[.I4]+[.$K$13]))">
            <text:p/>
          </table:table-cell>
          <table:table-cell table:style-name="ce9" table:formula="of:=IF([.J4]=&quot;&quot;;&quot;&quot;;IMSQRT([.$K$12]*[.J4]+[.$K$13]))">
            <text:p/>
          </table:table-cell>
          <table:table-cell table:style-name="ce9" table:formula="of:=IF([.K4]=&quot;&quot;;&quot;&quot;;IMSQRT([.$K$12]*[.K4]+[.$K$13]))">
            <text:p/>
          </table:table-cell>
          <table:table-cell table:style-name="ce9" table:formula="of:=IF([.L4]=&quot;&quot;;&quot;&quot;;IMSQRT([.$K$12]*[.L4]+[.$K$13]))">
            <text:p/>
          </table:table-cell>
          <table:table-cell table:style-name="ce9" table:formula="of:=IF([.M4]=&quot;&quot;;&quot;&quot;;IMSQRT([.$K$12]*[.M4]+[.$K$13]))">
            <text:p/>
          </table:table-cell>
          <table:table-cell table:style-name="ce9" table:formula="of:=IF([.N4]=&quot;&quot;;&quot;&quot;;IMSQRT([.$K$12]*[.N4]+[.$K$13]))">
            <text:p/>
          </table:table-cell>
          <table:table-cell table:style-name="ce9" table:formula="of:=IF([.O4]=&quot;&quot;;&quot;&quot;;IMSQRT([.$K$12]*[.O4]+[.$K$13]))">
            <text:p/>
          </table:table-cell>
          <table:table-cell table:style-name="ce9" table:formula="of:=IF([.P4]=&quot;&quot;;&quot;&quot;;IMSQRT([.$K$12]*[.P4]+[.$K$13]))">
            <text:p/>
          </table:table-cell>
          <table:table-cell table:style-name="ce9" table:formula="of:=IF([.Q4]=&quot;&quot;;&quot;&quot;;IMSQRT([.$K$12]*[.Q4]+[.$K$13]))">
            <text:p/>
          </table:table-cell>
          <table:table-cell table:style-name="ce9" table:formula="of:=IF([.R4]=&quot;&quot;;&quot;&quot;;IMSQRT([.$K$12]*[.R4]+[.$K$13]))">
            <text:p/>
          </table:table-cell>
          <table:table-cell table:style-name="ce9" table:formula="of:=IF([.S4]=&quot;&quot;;&quot;&quot;;IMSQRT([.$K$12]*[.S4]+[.$K$13]))">
            <text:p/>
          </table:table-cell>
          <table:table-cell table:number-columns-repeated="7"/>
        </table:table-row>
      </table:table>
      <table:table table:name="Ajuste Geométrico" table:style-name="ta1">
        <table:shapes>
          <draw:frame draw:z-index="0" draw:style-name="gr1" draw:text-style-name="P1" svg:width="15.473cm" svg:height="7.568cm" svg:x="2.258cm" svg:y="8.579cm">
            <draw:object draw:notify-on-update-of-ranges="'Ajuste Geométrico'.B2:'Ajuste Geométrico'.F2 'Ajuste Geométrico'.A3:'Ajuste Geométrico'.A3 'Ajuste Geométrico'.B3:'Ajuste Geométrico'.F3 'Ajuste Geométrico'.B2:'Ajuste Geométrico'.F2 'Ajuste Geométrico'.A15:'Ajuste Geométrico'.A15 'Ajuste Geométrico'.B15:'Ajuste Geométrico'.S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58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58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LN([.B2]))" office:value-type="float" office:value="0" calcext:value-type="float">
            <text:p>0</text:p>
          </table:table-cell>
          <table:table-cell table:style-name="ce9" table:formula="of:=IF([.C2]=&quot;&quot;;&quot;&quot;;LN([.C2]))" office:value-type="float" office:value="0.693147180559945" calcext:value-type="float">
            <text:p>0,693147180559945</text:p>
          </table:table-cell>
          <table:table-cell table:style-name="ce9" table:formula="of:=IF([.D2]=&quot;&quot;;&quot;&quot;;LN([.D2]))" office:value-type="float" office:value="1.09861228866811" calcext:value-type="float">
            <text:p>1,09861228866811</text:p>
          </table:table-cell>
          <table:table-cell table:style-name="ce9" table:formula="of:=IF([.E2]=&quot;&quot;;&quot;&quot;;LN([.E2]))" office:value-type="float" office:value="1.38629436111989" calcext:value-type="float">
            <text:p>1,38629436111989</text:p>
          </table:table-cell>
          <table:table-cell table:style-name="ce9" table:formula="of:=IF([.F2]=&quot;&quot;;&quot;&quot;;LN([.F2]))" office:value-type="float" office:value="1.6094379124341" calcext:value-type="float">
            <text:p>1,6094379124341</text:p>
          </table:table-cell>
          <table:table-cell table:style-name="ce9" table:formula="of:=IF([.G2]=&quot;&quot;;&quot;&quot;;LN([.G2]))">
            <text:p/>
          </table:table-cell>
          <table:table-cell table:style-name="ce9" table:formula="of:=IF([.H2]=&quot;&quot;;&quot;&quot;;LN([.H2]))">
            <text:p/>
          </table:table-cell>
          <table:table-cell table:style-name="ce9" table:formula="of:=IF([.I2]=&quot;&quot;;&quot;&quot;;LN([.I2]))">
            <text:p/>
          </table:table-cell>
          <table:table-cell table:style-name="ce9" table:formula="of:=IF([.J2]=&quot;&quot;;&quot;&quot;;LN([.J2]))">
            <text:p/>
          </table:table-cell>
          <table:table-cell table:style-name="ce9" table:formula="of:=IF([.K2]=&quot;&quot;;&quot;&quot;;LN([.K2]))">
            <text:p/>
          </table:table-cell>
          <table:table-cell table:style-name="ce9" table:formula="of:=IF([.L2]=&quot;&quot;;&quot;&quot;;LN([.L2]))">
            <text:p/>
          </table:table-cell>
          <table:table-cell table:style-name="ce9" table:formula="of:=IF([.M2]=&quot;&quot;;&quot;&quot;;LN([.M2]))">
            <text:p/>
          </table:table-cell>
          <table:table-cell table:style-name="ce9" table:formula="of:=IF([.N2]=&quot;&quot;;&quot;&quot;;LN([.N2]))">
            <text:p/>
          </table:table-cell>
          <table:table-cell table:style-name="ce9" table:formula="of:=IF([.O2]=&quot;&quot;;&quot;&quot;;LN([.O2]))">
            <text:p/>
          </table:table-cell>
          <table:table-cell table:style-name="ce9" table:formula="of:=IF([.P2]=&quot;&quot;;&quot;&quot;;LN([.P2]))">
            <text:p/>
          </table:table-cell>
          <table:table-cell table:style-name="ce9" table:formula="of:=IF([.Q2]=&quot;&quot;;&quot;&quot;;LN([.Q2]))">
            <text:p/>
          </table:table-cell>
          <table:table-cell table:style-name="ce9" table:formula="of:=IF([.R2]=&quot;&quot;;&quot;&quot;;LN([.R2]))">
            <text:p/>
          </table:table-cell>
          <table:table-cell table:style-name="ce9" table:formula="of:=IF([.S2]=&quot;&quot;;&quot;&quot;;LN([.S2]))">
            <text:p/>
          </table:table-cell>
          <table:table-cell table:style-name="ce9" table:formula="of:=IF([.T2]=&quot;&quot;;&quot;&quot;;LN([.T2]))">
            <text:p/>
          </table:table-cell>
          <table:table-cell table:style-name="ce9" table:formula="of:=IF([.U2]=&quot;&quot;;&quot;&quot;;LN([.U2]))">
            <text:p/>
          </table:table-cell>
          <table:table-cell table:style-name="ce9" table:formula="of:=IF([.V2]=&quot;&quot;;&quot;&quot;;LN([.V2]))">
            <text:p/>
          </table:table-cell>
          <table:table-cell table:style-name="ce9" table:formula="of:=IF([.W2]=&quot;&quot;;&quot;&quot;;LN([.W2]))">
            <text:p/>
          </table:table-cell>
          <table:table-cell table:style-name="ce9" table:formula="of:=IF([.X2]=&quot;&quot;;&quot;&quot;;LN([.X2]))">
            <text:p/>
          </table:table-cell>
          <table:table-cell table:style-name="ce9" table:formula="of:=IF([.Y2]=&quot;&quot;;&quot;&quot;;LN([.Y2]))">
            <text:p/>
          </table:table-cell>
          <table:table-cell table:style-name="ce9" table:formula="of:=IF([.Z2]=&quot;&quot;;&quot;&quot;;LN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LN([.B3]))" office:value-type="float" office:value="2.30258509299405" calcext:value-type="float">
            <text:p>2,30258509299405</text:p>
          </table:table-cell>
          <table:table-cell table:style-name="ce9"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style-name="ce9"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style-name="ce9" table:formula="of:=IF([.G3]=&quot;&quot;;&quot;&quot;;LN([.G3]))">
            <text:p/>
          </table:table-cell>
          <table:table-cell table:style-name="ce9"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style-name="ce9" table:formula="of:=IF([.J3]=&quot;&quot;;&quot;&quot;;LN([.J3]))">
            <text:p/>
          </table:table-cell>
          <table:table-cell table:style-name="ce9"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4.78749174278205" calcext:value-type="float">
            <text:p>4,78749174278205</text:p>
          </table:table-cell>
          <table:table-cell/>
          <table:table-cell table:style-name="ce9"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2.29730321491746" calcext:value-type="float">
            <text:p>2,29730321491746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1.00359278975751" calcext:value-type="float">
            <text:p>1,00359278975751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4.78749174278205" calcext:value-type="float">
            <text:p>4,78749174278205</text:p>
          </table:table-cell>
          <table:table-cell table:style-name="ce9" table:formula="of:=SUMSQ([.7:.7])" office:value-type="float" office:value="6.19950442438382" calcext:value-type="float">
            <text:p>6,19950442438382</text:p>
          </table:table-cell>
          <table:table-cell/>
          <table:table-cell table:style-name="ce9" table:formula="of:=SUMPRODUCT([.7:.7];[.8:.8])" office:value-type="float" office:value="17.2200981124654" calcext:value-type="float">
            <text:p>17,2200981124654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.00359278975751" calcext:value-type="float">
            <text:p>1,00359278975751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EXP([.H12])" office:value-type="float" office:value="9.94732046514639" calcext:value-type="float">
            <text:p>9,94732046514639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3]*([.B2]^[.$K$12]))" office:value-type="float" office:value="9.94732046514639" calcext:value-type="float">
            <text:p>9,94732046514639</text:p>
          </table:table-cell>
          <table:table-cell table:style-name="ce9" table:formula="of:=IF([.C2]=&quot;&quot;;&quot;&quot;;[.$K$13]*([.C2]^[.$K$12]))" office:value-type="float" office:value="19.9442469351115" calcext:value-type="float">
            <text:p>19,9442469351115</text:p>
          </table:table-cell>
          <table:table-cell table:style-name="ce9" table:formula="of:=IF([.D2]=&quot;&quot;;&quot;&quot;;[.$K$13]*([.D2]^[.$K$12]))" office:value-type="float" office:value="29.9599828603309" calcext:value-type="float">
            <text:p>29,9599828603309</text:p>
          </table:table-cell>
          <table:table-cell table:style-name="ce9" table:formula="of:=IF([.E2]=&quot;&quot;;&quot;&quot;;[.$K$13]*([.E2]^[.$K$12]))" office:value-type="float" office:value="39.9879532586117" calcext:value-type="float">
            <text:p>39,9879532586117</text:p>
          </table:table-cell>
          <table:table-cell table:style-name="ce9" table:formula="of:=IF([.F2]=&quot;&quot;;&quot;&quot;;[.$K$13]*([.F2]^[.$K$12]))" office:value-type="float" office:value="50.0250309619281" calcext:value-type="float">
            <text:p>50,0250309619281</text:p>
          </table:table-cell>
          <table:table-cell table:style-name="ce9" table:formula="of:=IF([.G2]=&quot;&quot;;&quot;&quot;;[.$K$13]*([.G2]^[.$K$12]))">
            <text:p/>
          </table:table-cell>
          <table:table-cell table:style-name="ce9" table:formula="of:=IF([.H2]=&quot;&quot;;&quot;&quot;;[.$K$13]*([.H2]^[.$K$12]))">
            <text:p/>
          </table:table-cell>
          <table:table-cell table:style-name="ce9" table:formula="of:=IF([.I2]=&quot;&quot;;&quot;&quot;;[.$K$13]*([.I2]^[.$K$12]))">
            <text:p/>
          </table:table-cell>
          <table:table-cell table:style-name="ce9" table:formula="of:=IF([.J2]=&quot;&quot;;&quot;&quot;;[.$K$13]*([.J2]^[.$K$12]))">
            <text:p/>
          </table:table-cell>
          <table:table-cell table:style-name="ce9" table:formula="of:=IF([.K2]=&quot;&quot;;&quot;&quot;;[.$K$13]*([.K2]^[.$K$12]))">
            <text:p/>
          </table:table-cell>
          <table:table-cell table:style-name="ce9" table:formula="of:=IF([.L2]=&quot;&quot;;&quot;&quot;;[.$K$13]*([.L2]^[.$K$12]))">
            <text:p/>
          </table:table-cell>
          <table:table-cell table:style-name="ce9" table:formula="of:=IF([.M2]=&quot;&quot;;&quot;&quot;;[.$K$13]*([.M2]^[.$K$12]))">
            <text:p/>
          </table:table-cell>
          <table:table-cell table:style-name="ce9" table:formula="of:=IF([.N2]=&quot;&quot;;&quot;&quot;;[.$K$13]*([.N2]^[.$K$12]))">
            <text:p/>
          </table:table-cell>
          <table:table-cell table:style-name="ce9" table:formula="of:=IF([.O2]=&quot;&quot;;&quot;&quot;;[.$K$13]*([.O2]^[.$K$12]))">
            <text:p/>
          </table:table-cell>
          <table:table-cell table:style-name="ce9" table:formula="of:=IF([.P2]=&quot;&quot;;&quot;&quot;;[.$K$13]*([.P2]^[.$K$12]))">
            <text:p/>
          </table:table-cell>
          <table:table-cell table:style-name="ce9" table:formula="of:=IF([.Q2]=&quot;&quot;;&quot;&quot;;[.$K$13]*([.Q2]^[.$K$12]))">
            <text:p/>
          </table:table-cell>
          <table:table-cell table:style-name="ce9" table:formula="of:=IF([.R2]=&quot;&quot;;&quot;&quot;;[.$K$13]*([.R2]^[.$K$12]))">
            <text:p/>
          </table:table-cell>
          <table:table-cell table:style-name="ce9" table:formula="of:=IF([.S2]=&quot;&quot;;&quot;&quot;;[.$K$13]*([.S2]^[.$K$1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1.95231578557577" calcext:value-type="float">
            <text:p>1,95231578557577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3]*([.B4]^[.$K$12]))" office:value-type="float" office:value="251.575661155201" calcext:value-type="float">
            <text:p>251,575661155201</text:p>
          </table:table-cell>
          <table:table-cell table:style-name="ce9" table:formula="of:=IF([.C4]=&quot;&quot;;&quot;&quot;;[.$K$13]*([.C4]^[.$K$12]))" office:value-type="float" office:value="757.711840358944" calcext:value-type="float">
            <text:p>757,711840358944</text:p>
          </table:table-cell>
          <table:table-cell table:style-name="ce9" table:formula="of:=IF([.D4]=&quot;&quot;;&quot;&quot;;[.$K$13]*([.D4]^[.$K$12]))" office:value-type="float" office:value="960.583803979029" calcext:value-type="float">
            <text:p>960,583803979029</text:p>
          </table:table-cell>
          <table:table-cell table:style-name="ce9" table:formula="of:=IF([.E4]=&quot;&quot;;&quot;&quot;;[.$K$13]*([.E4]^[.$K$12]))" office:value-type="float" office:value="7916.10968869658" calcext:value-type="float">
            <text:p>7916,10968869658</text:p>
          </table:table-cell>
          <table:table-cell table:style-name="ce9" table:formula="of:=IF([.F4]=&quot;&quot;;&quot;&quot;;[.$K$13]*([.F4]^[.$K$12]))" office:value-type="float" office:value="10187.0492522502" calcext:value-type="float">
            <text:p>10187,0492522502</text:p>
          </table:table-cell>
          <table:table-cell table:style-name="ce9" table:formula="of:=IF([.G4]=&quot;&quot;;&quot;&quot;;[.$K$13]*([.G4]^[.$K$12]))">
            <text:p/>
          </table:table-cell>
          <table:table-cell table:style-name="ce9" table:formula="of:=IF([.H4]=&quot;&quot;;&quot;&quot;;[.$K$13]*([.H4]^[.$K$12]))">
            <text:p/>
          </table:table-cell>
          <table:table-cell table:style-name="ce9" table:formula="of:=IF([.I4]=&quot;&quot;;&quot;&quot;;[.$K$13]*([.I4]^[.$K$12]))">
            <text:p/>
          </table:table-cell>
          <table:table-cell table:style-name="ce9" table:formula="of:=IF([.J4]=&quot;&quot;;&quot;&quot;;[.$K$13]*([.J4]^[.$K$12]))">
            <text:p/>
          </table:table-cell>
          <table:table-cell table:style-name="ce9" table:formula="of:=IF([.K4]=&quot;&quot;;&quot;&quot;;[.$K$13]*([.K4]^[.$K$12]))">
            <text:p/>
          </table:table-cell>
          <table:table-cell table:style-name="ce9" table:formula="of:=IF([.L4]=&quot;&quot;;&quot;&quot;;[.$K$13]*([.L4]^[.$K$12]))">
            <text:p/>
          </table:table-cell>
          <table:table-cell table:style-name="ce9" table:formula="of:=IF([.M4]=&quot;&quot;;&quot;&quot;;[.$K$13]*([.M4]^[.$K$12]))">
            <text:p/>
          </table:table-cell>
          <table:table-cell table:style-name="ce9" table:formula="of:=IF([.N4]=&quot;&quot;;&quot;&quot;;[.$K$13]*([.N4]^[.$K$12]))">
            <text:p/>
          </table:table-cell>
          <table:table-cell table:style-name="ce9" table:formula="of:=IF([.O4]=&quot;&quot;;&quot;&quot;;[.$K$13]*([.O4]^[.$K$12]))">
            <text:p/>
          </table:table-cell>
          <table:table-cell table:style-name="ce9" table:formula="of:=IF([.P4]=&quot;&quot;;&quot;&quot;;[.$K$13]*([.P4]^[.$K$12]))">
            <text:p/>
          </table:table-cell>
          <table:table-cell table:style-name="ce9" table:formula="of:=IF([.Q4]=&quot;&quot;;&quot;&quot;;[.$K$13]*([.Q4]^[.$K$12]))">
            <text:p/>
          </table:table-cell>
          <table:table-cell table:style-name="ce9" table:formula="of:=IF([.R4]=&quot;&quot;;&quot;&quot;;[.$K$13]*([.R4]^[.$K$12]))">
            <text:p/>
          </table:table-cell>
          <table:table-cell table:style-name="ce9" table:formula="of:=IF([.S4]=&quot;&quot;;&quot;&quot;;[.$K$13]*([.S4]^[.$K$12]))">
            <text:p/>
          </table:table-cell>
          <table:table-cell table:number-columns-repeated="7"/>
        </table:table-row>
      </table:table>
      <table:table table:name="INFO DO AJUSTE" table:style-name="ta1">
        <table:table-column table:style-name="co1" table:default-cell-style-name="ce59"/>
        <table:table-column table:style-name="co1" table:default-cell-style-name="ce9"/>
        <table:table-column table:style-name="co1" table:number-columns-repeated="17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25" office:value-type="float" office:value="25" calcext:value-type="float">
            <text:p>25</text:p>
          </table:table-cell>
          <table:table-cell table:style-name="ce9" table:formula="of:=75" office:value-type="float" office:value="75" calcext:value-type="float">
            <text:p>75</text:p>
          </table:table-cell>
          <table:table-cell table:style-name="ce9" table:formula="of:=95" office:value-type="float" office:value="95" calcext:value-type="float">
            <text:p>95</text:p>
          </table:table-cell>
          <table:table-cell table:style-name="ce9" table:formula="of:=777" office:value-type="float" office:value="777" calcext:value-type="float">
            <text:p>777</text:p>
          </table:table-cell>
          <table:table-cell table:style-name="ce9" table:formula="of:=999" office:value-type="float" office:value="999" calcext:value-type="float">
            <text:p>999</text:p>
          </table:table-cell>
          <table:table-cell table:style-name="ce9" table:number-columns-repeated="13"/>
        </table:table-row>
        <table:table-row table:style-name="ro1"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30" office:value-type="string" calcext:value-type="string">
            <text:p>AJUSTES</text:p>
          </table:table-cell>
          <table:table-cell table:style-name="ce30" office:value-type="string" calcext:value-type="string">
            <text:p>DESVI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near</text:p>
          </table:table-cell>
          <table:table-cell table:formula="of:=IFERROR([$'Ajuste linear'.B16];&quot;---&quot;)" office:value-type="float" office:value="1.9" calcext:value-type="float">
            <text:p>1,9</text:p>
          </table:table-cell>
          <table:table-cell/>
          <table:table-cell table:style-name="ce62" office:value-type="string" calcext:value-type="string" table:number-columns-spanned="2" table:number-rows-spanned="2">
            <text:p>MELHOR AJUSTE</text:p>
          </table:table-cell>
          <table:covered-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Exponencial</text:p>
          </table:table-cell>
          <table:table-cell table:formula="of:=IFERROR([$'Ajuste Exponencial'.B16];&quot;---&quot;)" office:value-type="float" office:value="75.4375220518699" calcext:value-type="float">
            <text:p>75,4375220518699</text:p>
          </table:table-cell>
          <table:table-cell/>
          <table:covered-table-cell table:number-columns-repeated="2" table:style-name="ce9"/>
          <table:table-cell table:number-columns-repeated="14"/>
        </table:table-row>
        <table:table-row table:style-name="ro1">
          <table:table-cell office:value-type="string" calcext:value-type="string">
            <text:p>Logarítmico</text:p>
          </table:table-cell>
          <table:table-cell table:formula="of:=IFERROR([$'Ajuste Logarítmico'.B16];&quot;---&quot;)" office:value-type="float" office:value="60.6913493434188" calcext:value-type="float">
            <text:p>60,6913493434188</text:p>
          </table:table-cell>
          <table:table-cell/>
          <table:table-cell table:style-name="ce63" table:formula="of:=INDEX([.A7:.A13];MATCH(MIN([.B7:.B13]);[.B7:.B13];0))" office:value-type="string" office:string-value="Linear" calcext:value-type="string" table:number-columns-spanned="2" table:number-rows-spanned="2">
            <text:p>Linear</text:p>
          </table:table-cell>
          <table:covered-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Racional</text:p>
          </table:table-cell>
          <table:table-cell table:formula="of:=IFERROR([$'Ajuste Racional (hiperbólico)'.B16];&quot;---&quot;)" office:value-type="float" office:value="2.2978600304483" calcext:value-type="float">
            <text:p>2,2978600304483</text:p>
          </table:table-cell>
          <table:table-cell/>
          <table:covered-table-cell table:number-columns-repeated="2" table:style-name="ce9"/>
          <table:table-cell table:number-columns-repeated="14"/>
        </table:table-row>
        <table:table-row table:style-name="ro1">
          <table:table-cell office:value-type="string" calcext:value-type="string">
            <text:p>RQ(tipo1)</text:p>
          </table:table-cell>
          <table:table-cell table:formula="of:=IFERROR([$'Ajuste com Raiz Quadrada (tipo 1)'.B16];&quot;---&quot;)" office:value-type="float" office:value="17.5165184759132" calcext:value-type="float">
            <text:p>17,51651847591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Q(tipo2)</text:p>
          </table:table-cell>
          <table:table-cell table:formula="of:=IFERROR([$'Ajuste com Raiz Quadrada (tipo 2)'.B16];&quot;---&quot;)" office:value-type="float" office:value="5522" calcext:value-type="float">
            <text:p>55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métrico</text:p>
          </table:table-cell>
          <table:table-cell table:formula="of:=IFERROR([$'Ajuste Geométrico'.B16];&quot;---&quot;)" office:value-type="float" office:value="1.95231578557577" calcext:value-type="float">
            <text:p>1,95231578557577</text:p>
          </table:table-cell>
          <table:table-cell table:number-columns-repeated="17"/>
        </table:table-row>
        <table:table-row table:style-name="ro1"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60" office:value-type="string" calcext:value-type="string">
            <text:p>AJUSTES</text:p>
          </table:table-cell>
          <table:table-cell table:style-name="ce60" office:value-type="string" calcext:value-type="string">
            <text:p>Previsao</text:p>
          </table:table-cell>
          <table:table-cell table:number-columns-repeated="17"/>
        </table:table-row>
        <table:table-row table:style-name="ro1">
          <table:table-cell table:style-name="ce61" office:value-type="string" calcext:value-type="string">
            <text:p>Linear</text:p>
          </table:table-cell>
          <table:table-cell table:formula="of:=IFERROR([$'Ajuste linear'.B17];&quot;---&quot;)" office:value-type="float" office:value="252.2" calcext:value-type="float">
            <text:p>252,2</text:p>
          </table:table-cell>
          <table:table-cell table:style-name="ce9" table:formula="of:=IFERROR([$'Ajuste linear'.C17];&quot;---&quot;)" office:value-type="float" office:value="757.2" calcext:value-type="float">
            <text:p>757,2</text:p>
          </table:table-cell>
          <table:table-cell table:style-name="ce9" table:formula="of:=IFERROR([$'Ajuste linear'.D17];&quot;---&quot;)" office:value-type="float" office:value="959.2" calcext:value-type="float">
            <text:p>959,2</text:p>
          </table:table-cell>
          <table:table-cell table:style-name="ce9" table:formula="of:=IFERROR([$'Ajuste linear'.E17];&quot;---&quot;)" office:value-type="float" office:value="7847.4" calcext:value-type="float">
            <text:p>7847,4</text:p>
          </table:table-cell>
          <table:table-cell table:style-name="ce52" table:formula="of:=IFERROR([$'Ajuste linear'.F17];&quot;---&quot;)" office:value-type="float" office:value="10089.6" calcext:value-type="float">
            <text:p>10089,6</text:p>
          </table:table-cell>
          <table:table-cell table:style-name="ce9" table:formula="of:=IFERROR([$'Ajuste linear'.G17];&quot;---&quot;)">
            <text:p/>
          </table:table-cell>
          <table:table-cell table:style-name="ce9" table:formula="of:=IFERROR([$'Ajuste linear'.H17];&quot;---&quot;)">
            <text:p/>
          </table:table-cell>
          <table:table-cell table:style-name="ce9" table:formula="of:=IFERROR([$'Ajuste linear'.I17];&quot;---&quot;)">
            <text:p/>
          </table:table-cell>
          <table:table-cell table:style-name="ce9" table:formula="of:=IFERROR([$'Ajuste linear'.J17];&quot;---&quot;)">
            <text:p/>
          </table:table-cell>
          <table:table-cell table:style-name="ce9" table:formula="of:=IFERROR([$'Ajuste linear'.K17];&quot;---&quot;)">
            <text:p/>
          </table:table-cell>
          <table:table-cell table:style-name="ce9" table:formula="of:=IFERROR([$'Ajuste linear'.L17];&quot;---&quot;)">
            <text:p/>
          </table:table-cell>
          <table:table-cell table:style-name="ce9" table:formula="of:=IFERROR([$'Ajuste linear'.M17];&quot;---&quot;)">
            <text:p/>
          </table:table-cell>
          <table:table-cell table:style-name="ce9" table:formula="of:=IFERROR([$'Ajuste linear'.N17];&quot;---&quot;)">
            <text:p/>
          </table:table-cell>
          <table:table-cell table:style-name="ce9" table:formula="of:=IFERROR([$'Ajuste linear'.O17];&quot;---&quot;)">
            <text:p/>
          </table:table-cell>
          <table:table-cell table:style-name="ce9" table:formula="of:=IFERROR([$'Ajuste linear'.P17];&quot;---&quot;)">
            <text:p/>
          </table:table-cell>
          <table:table-cell table:style-name="ce9" table:formula="of:=IFERROR([$'Ajuste linear'.Q17];&quot;---&quot;)">
            <text:p/>
          </table:table-cell>
          <table:table-cell table:style-name="ce9" table:formula="of:=IFERROR([$'Ajuste linear'.R17];&quot;---&quot;)">
            <text:p/>
          </table:table-cell>
          <table:table-cell table:style-name="ce9" table:formula="of:=IFERROR([$'Ajuste linear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Exponencial</text:p>
          </table:table-cell>
          <table:table-cell table:formula="of:=IFERROR([$'Ajuste Exponencial'.B17];&quot;---&quot;)" office:value-type="float" office:value="150093.845388608" calcext:value-type="float">
            <text:p>150093,845388608</text:p>
          </table:table-cell>
          <table:table-cell table:style-name="ce9" table:formula="of:=IFERROR([$'Ajuste Exponencial'.C17];&quot;---&quot;)" office:value-type="float" office:value="53067940430283.7" calcext:value-type="float">
            <text:p>53067940430283,7</text:p>
          </table:table-cell>
          <table:table-cell table:style-name="ce9" table:formula="of:=IFERROR([$'Ajuste Exponencial'.D17];&quot;---&quot;)" office:value-type="float" office:value="1.39386262286384E+017" calcext:value-type="float">
            <text:p>1,39386262286384E+017</text:p>
          </table:table-cell>
          <table:table-cell table:style-name="ce9" table:formula="of:=IFERROR([$'Ajuste Exponencial'.E17];&quot;---&quot;)" office:value-type="float" office:value="5.5634205178136E+133" calcext:value-type="float">
            <text:p>5,5634205178136E+133</text:p>
          </table:table-cell>
          <table:table-cell table:style-name="ce52" table:formula="of:=IFERROR([$'Ajuste Exponencial'.F17];&quot;---&quot;)" office:value-type="float" office:value="5.01817492270074E+171" calcext:value-type="float">
            <text:p>5,01817492270074E+171</text:p>
          </table:table-cell>
          <table:table-cell table:style-name="ce9" table:formula="of:=IFERROR([$'Ajuste Exponencial'.G17];&quot;---&quot;)">
            <text:p/>
          </table:table-cell>
          <table:table-cell table:style-name="ce9" table:formula="of:=IFERROR([$'Ajuste Exponencial'.H17];&quot;---&quot;)">
            <text:p/>
          </table:table-cell>
          <table:table-cell table:style-name="ce9" table:formula="of:=IFERROR([$'Ajuste Exponencial'.I17];&quot;---&quot;)">
            <text:p/>
          </table:table-cell>
          <table:table-cell table:style-name="ce9" table:formula="of:=IFERROR([$'Ajuste Exponencial'.J17];&quot;---&quot;)">
            <text:p/>
          </table:table-cell>
          <table:table-cell table:style-name="ce9" table:formula="of:=IFERROR([$'Ajuste Exponencial'.K17];&quot;---&quot;)">
            <text:p/>
          </table:table-cell>
          <table:table-cell table:style-name="ce9" table:formula="of:=IFERROR([$'Ajuste Exponencial'.L17];&quot;---&quot;)">
            <text:p/>
          </table:table-cell>
          <table:table-cell table:style-name="ce9" table:formula="of:=IFERROR([$'Ajuste Exponencial'.M17];&quot;---&quot;)">
            <text:p/>
          </table:table-cell>
          <table:table-cell table:style-name="ce9" table:formula="of:=IFERROR([$'Ajuste Exponencial'.N17];&quot;---&quot;)">
            <text:p/>
          </table:table-cell>
          <table:table-cell table:style-name="ce9" table:formula="of:=IFERROR([$'Ajuste Exponencial'.O17];&quot;---&quot;)">
            <text:p/>
          </table:table-cell>
          <table:table-cell table:style-name="ce9" table:formula="of:=IFERROR([$'Ajuste Exponencial'.P17];&quot;---&quot;)">
            <text:p/>
          </table:table-cell>
          <table:table-cell table:style-name="ce9" table:formula="of:=IFERROR([$'Ajuste Exponencial'.Q17];&quot;---&quot;)">
            <text:p/>
          </table:table-cell>
          <table:table-cell table:style-name="ce9" table:formula="of:=IFERROR([$'Ajuste Exponencial'.R17];&quot;---&quot;)">
            <text:p/>
          </table:table-cell>
          <table:table-cell table:style-name="ce9" table:formula="of:=IFERROR([$'Ajuste Exponencial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Logarítmico</text:p>
          </table:table-cell>
          <table:table-cell table:formula="of:=IFERROR([$'Ajuste Logarítmico'.B17];&quot;---&quot;)" office:value-type="float" office:value="85.1635855101241" calcext:value-type="float">
            <text:p>85,1635855101241</text:p>
          </table:table-cell>
          <table:table-cell table:style-name="ce9" table:formula="of:=IFERROR([$'Ajuste Logarítmico'.C17];&quot;---&quot;)" office:value-type="float" office:value="111.962911833679" calcext:value-type="float">
            <text:p>111,962911833679</text:p>
          </table:table-cell>
          <table:table-cell table:style-name="ce9" table:formula="of:=IFERROR([$'Ajuste Logarítmico'.D17];&quot;---&quot;)" office:value-type="float" office:value="117.729331951052" calcext:value-type="float">
            <text:p>117,729331951052</text:p>
          </table:table-cell>
          <table:table-cell table:style-name="ce9" table:formula="of:=IFERROR([$'Ajuste Logarítmico'.E17];&quot;---&quot;)" office:value-type="float" office:value="168.994446588936" calcext:value-type="float">
            <text:p>168,994446588936</text:p>
          </table:table-cell>
          <table:table-cell table:style-name="ce52" table:formula="of:=IFERROR([$'Ajuste Logarítmico'.F17];&quot;---&quot;)" office:value-type="float" office:value="175.124960003712" calcext:value-type="float">
            <text:p>175,124960003712</text:p>
          </table:table-cell>
          <table:table-cell table:style-name="ce9" table:formula="of:=IFERROR([$'Ajuste Logarítmico'.G17];&quot;---&quot;)">
            <text:p/>
          </table:table-cell>
          <table:table-cell table:style-name="ce9" table:formula="of:=IFERROR([$'Ajuste Logarítmico'.H17];&quot;---&quot;)">
            <text:p/>
          </table:table-cell>
          <table:table-cell table:style-name="ce9" table:formula="of:=IFERROR([$'Ajuste Logarítmico'.I17];&quot;---&quot;)">
            <text:p/>
          </table:table-cell>
          <table:table-cell table:style-name="ce9" table:formula="of:=IFERROR([$'Ajuste Logarítmico'.J17];&quot;---&quot;)">
            <text:p/>
          </table:table-cell>
          <table:table-cell table:style-name="ce9" table:formula="of:=IFERROR([$'Ajuste Logarítmico'.K17];&quot;---&quot;)">
            <text:p/>
          </table:table-cell>
          <table:table-cell table:style-name="ce9" table:formula="of:=IFERROR([$'Ajuste Logarítmico'.L17];&quot;---&quot;)">
            <text:p/>
          </table:table-cell>
          <table:table-cell table:style-name="ce9" table:formula="of:=IFERROR([$'Ajuste Logarítmico'.M17];&quot;---&quot;)">
            <text:p/>
          </table:table-cell>
          <table:table-cell table:style-name="ce9" table:formula="of:=IFERROR([$'Ajuste Logarítmico'.N17];&quot;---&quot;)">
            <text:p/>
          </table:table-cell>
          <table:table-cell table:style-name="ce9" table:formula="of:=IFERROR([$'Ajuste Logarítmico'.O17];&quot;---&quot;)">
            <text:p/>
          </table:table-cell>
          <table:table-cell table:style-name="ce9" table:formula="of:=IFERROR([$'Ajuste Logarítmico'.P17];&quot;---&quot;)">
            <text:p/>
          </table:table-cell>
          <table:table-cell table:style-name="ce9" table:formula="of:=IFERROR([$'Ajuste Logarítmico'.Q17];&quot;---&quot;)">
            <text:p/>
          </table:table-cell>
          <table:table-cell table:style-name="ce9" table:formula="of:=IFERROR([$'Ajuste Logarítmico'.R17];&quot;---&quot;)">
            <text:p/>
          </table:table-cell>
          <table:table-cell table:style-name="ce9" table:formula="of:=IFERROR([$'Ajuste Logarítmico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Racional</text:p>
          </table:table-cell>
          <table:table-cell table:formula="of:=IFERROR([$'Ajuste Racional (hiperbólico)'.B17];&quot;---&quot;)" office:value-type="float" office:value="242.511130831275" calcext:value-type="float">
            <text:p>242,511130831275</text:p>
          </table:table-cell>
          <table:table-cell table:style-name="ce9" table:formula="of:=IFERROR([$'Ajuste Racional (hiperbólico)'.C17];&quot;---&quot;)" office:value-type="float" office:value="685.940191630436" calcext:value-type="float">
            <text:p>685,940191630436</text:p>
          </table:table-cell>
          <table:table-cell table:style-name="ce9" table:formula="of:=IFERROR([$'Ajuste Racional (hiperbólico)'.D17];&quot;---&quot;)" office:value-type="float" office:value="849.432694649196" calcext:value-type="float">
            <text:p>849,432694649196</text:p>
          </table:table-cell>
          <table:table-cell table:style-name="ce9" table:formula="of:=IFERROR([$'Ajuste Racional (hiperbólico)'.E17];&quot;---&quot;)" office:value-type="float" office:value="3942.1214716894" calcext:value-type="float">
            <text:p>3942,1214716894</text:p>
          </table:table-cell>
          <table:table-cell table:style-name="ce52" table:formula="of:=IFERROR([$'Ajuste Racional (hiperbólico)'.F17];&quot;---&quot;)" office:value-type="float" office:value="4442.84126486858" calcext:value-type="float">
            <text:p>4442,84126486858</text:p>
          </table:table-cell>
          <table:table-cell table:style-name="ce9" table:formula="of:=IFERROR([$'Ajuste Racional (hiperbólico)'.G17];&quot;---&quot;)">
            <text:p/>
          </table:table-cell>
          <table:table-cell table:style-name="ce9" table:formula="of:=IFERROR([$'Ajuste Racional (hiperbólico)'.H17];&quot;---&quot;)">
            <text:p/>
          </table:table-cell>
          <table:table-cell table:style-name="ce9" table:formula="of:=IFERROR([$'Ajuste Racional (hiperbólico)'.I17];&quot;---&quot;)">
            <text:p/>
          </table:table-cell>
          <table:table-cell table:style-name="ce9" table:formula="of:=IFERROR([$'Ajuste Racional (hiperbólico)'.J17];&quot;---&quot;)">
            <text:p/>
          </table:table-cell>
          <table:table-cell table:style-name="ce9" table:formula="of:=IFERROR([$'Ajuste Racional (hiperbólico)'.K17];&quot;---&quot;)">
            <text:p/>
          </table:table-cell>
          <table:table-cell table:style-name="ce9" table:formula="of:=IFERROR([$'Ajuste Racional (hiperbólico)'.L17];&quot;---&quot;)">
            <text:p/>
          </table:table-cell>
          <table:table-cell table:style-name="ce9" table:formula="of:=IFERROR([$'Ajuste Racional (hiperbólico)'.M17];&quot;---&quot;)">
            <text:p/>
          </table:table-cell>
          <table:table-cell table:style-name="ce9" table:formula="of:=IFERROR([$'Ajuste Racional (hiperbólico)'.N17];&quot;---&quot;)">
            <text:p/>
          </table:table-cell>
          <table:table-cell table:style-name="ce9" table:formula="of:=IFERROR([$'Ajuste Racional (hiperbólico)'.O17];&quot;---&quot;)">
            <text:p/>
          </table:table-cell>
          <table:table-cell table:style-name="ce9" table:formula="of:=IFERROR([$'Ajuste Racional (hiperbólico)'.P17];&quot;---&quot;)">
            <text:p/>
          </table:table-cell>
          <table:table-cell table:style-name="ce9" table:formula="of:=IFERROR([$'Ajuste Racional (hiperbólico)'.Q17];&quot;---&quot;)">
            <text:p/>
          </table:table-cell>
          <table:table-cell table:style-name="ce9" table:formula="of:=IFERROR([$'Ajuste Racional (hiperbólico)'.R17];&quot;---&quot;)">
            <text:p/>
          </table:table-cell>
          <table:table-cell table:style-name="ce9" table:formula="of:=IFERROR([$'Ajuste Racional (hiperbólico)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RQ(tipo1)</text:p>
          </table:table-cell>
          <table:table-cell table:formula="of:=IFERROR([$'Ajuste com Raiz Quadrada (tipo 1)'.B17];&quot;---&quot;)" office:value-type="float" office:value="138.224974743862" calcext:value-type="float">
            <text:p>138,224974743862</text:p>
          </table:table-cell>
          <table:table-cell table:style-name="ce9" table:formula="of:=IFERROR([$'Ajuste com Raiz Quadrada (tipo 1)'.C17];&quot;---&quot;)" office:value-type="float" office:value="257.414655595627" calcext:value-type="float">
            <text:p>257,414655595627</text:p>
          </table:table-cell>
          <table:table-cell table:style-name="ce9" table:formula="of:=IFERROR([$'Ajuste com Raiz Quadrada (tipo 1)'.D17];&quot;---&quot;)" office:value-type="float" office:value="292.79591358502" calcext:value-type="float">
            <text:p>292,79591358502</text:p>
          </table:table-cell>
          <table:table-cell table:style-name="ce9" table:formula="of:=IFERROR([$'Ajuste com Raiz Quadrada (tipo 1)'.E17];&quot;---&quot;)" office:value-type="float" office:value="883.099651732745" calcext:value-type="float">
            <text:p>883,099651732745</text:p>
          </table:table-cell>
          <table:table-cell table:style-name="ce52" table:formula="of:=IFERROR([$'Ajuste com Raiz Quadrada (tipo 1)'.F17];&quot;---&quot;)" office:value-type="float" office:value="1004.63347755655" calcext:value-type="float">
            <text:p>1004,63347755655</text:p>
          </table:table-cell>
          <table:table-cell table:style-name="ce9" table:formula="of:=IFERROR([$'Ajuste com Raiz Quadrada (tipo 1)'.G17];&quot;---&quot;)">
            <text:p/>
          </table:table-cell>
          <table:table-cell table:style-name="ce9" table:formula="of:=IFERROR([$'Ajuste com Raiz Quadrada (tipo 1)'.H17];&quot;---&quot;)">
            <text:p/>
          </table:table-cell>
          <table:table-cell table:style-name="ce9" table:formula="of:=IFERROR([$'Ajuste com Raiz Quadrada (tipo 1)'.I17];&quot;---&quot;)">
            <text:p/>
          </table:table-cell>
          <table:table-cell table:style-name="ce9" table:formula="of:=IFERROR([$'Ajuste com Raiz Quadrada (tipo 1)'.J17];&quot;---&quot;)">
            <text:p/>
          </table:table-cell>
          <table:table-cell table:style-name="ce9" table:formula="of:=IFERROR([$'Ajuste com Raiz Quadrada (tipo 1)'.K17];&quot;---&quot;)">
            <text:p/>
          </table:table-cell>
          <table:table-cell table:style-name="ce9" table:formula="of:=IFERROR([$'Ajuste com Raiz Quadrada (tipo 1)'.L17];&quot;---&quot;)">
            <text:p/>
          </table:table-cell>
          <table:table-cell table:style-name="ce9" table:formula="of:=IFERROR([$'Ajuste com Raiz Quadrada (tipo 1)'.M17];&quot;---&quot;)">
            <text:p/>
          </table:table-cell>
          <table:table-cell table:style-name="ce9" table:formula="of:=IFERROR([$'Ajuste com Raiz Quadrada (tipo 1)'.N17];&quot;---&quot;)">
            <text:p/>
          </table:table-cell>
          <table:table-cell table:style-name="ce9" table:formula="of:=IFERROR([$'Ajuste com Raiz Quadrada (tipo 1)'.O17];&quot;---&quot;)">
            <text:p/>
          </table:table-cell>
          <table:table-cell table:style-name="ce9" table:formula="of:=IFERROR([$'Ajuste com Raiz Quadrada (tipo 1)'.P17];&quot;---&quot;)">
            <text:p/>
          </table:table-cell>
          <table:table-cell table:style-name="ce9" table:formula="of:=IFERROR([$'Ajuste com Raiz Quadrada (tipo 1)'.Q17];&quot;---&quot;)">
            <text:p/>
          </table:table-cell>
          <table:table-cell table:style-name="ce9" table:formula="of:=IFERROR([$'Ajuste com Raiz Quadrada (tipo 1)'.R17];&quot;---&quot;)">
            <text:p/>
          </table:table-cell>
          <table:table-cell table:style-name="ce9" table:formula="of:=IFERROR([$'Ajuste com Raiz Quadrada (tipo 1)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RQ(tipo2)</text:p>
          </table:table-cell>
          <table:table-cell table:formula="of:=IFERROR([$'Ajuste com Raiz Quadrada (tipo 2)'.B17];&quot;---&quot;)" office:value-type="string" office:string-value="120.343674532565" calcext:value-type="string">
            <text:p>120.343674532565</text:p>
          </table:table-cell>
          <table:table-cell table:style-name="ce9" table:formula="of:=IFERROR([$'Ajuste com Raiz Quadrada (tipo 2)'.C17];&quot;---&quot;)" office:value-type="string" office:string-value="211.866939374693" calcext:value-type="string">
            <text:p>211.866939374693</text:p>
          </table:table-cell>
          <table:table-cell table:style-name="ce9" table:formula="of:=IFERROR([$'Ajuste com Raiz Quadrada (tipo 2)'.D17];&quot;---&quot;)" office:value-type="string" office:string-value="238.850580907814" calcext:value-type="string">
            <text:p>238.850580907814</text:p>
          </table:table-cell>
          <table:table-cell table:style-name="ce9" table:formula="of:=IFERROR([$'Ajuste com Raiz Quadrada (tipo 2)'.E17];&quot;---&quot;)" office:value-type="string" office:string-value="686.857918349931" calcext:value-type="string">
            <text:p>686.857918349931</text:p>
          </table:table-cell>
          <table:table-cell table:style-name="ce9" table:formula="of:=IFERROR([$'Ajuste com Raiz Quadrada (tipo 2)'.F17];&quot;---&quot;)" office:value-type="string" office:string-value="778.955711192877" calcext:value-type="string">
            <text:p>778.955711192877</text:p>
          </table:table-cell>
          <table:table-cell table:style-name="ce9" table:formula="of:=IFERROR([$'Ajuste com Raiz Quadrada (tipo 2)'.G17];&quot;---&quot;)">
            <text:p/>
          </table:table-cell>
          <table:table-cell table:style-name="ce9" table:formula="of:=IFERROR([$'Ajuste com Raiz Quadrada (tipo 2)'.H17];&quot;---&quot;)">
            <text:p/>
          </table:table-cell>
          <table:table-cell table:style-name="ce9" table:formula="of:=IFERROR([$'Ajuste com Raiz Quadrada (tipo 2)'.I17];&quot;---&quot;)">
            <text:p/>
          </table:table-cell>
          <table:table-cell table:style-name="ce9" table:formula="of:=IFERROR([$'Ajuste com Raiz Quadrada (tipo 2)'.J17];&quot;---&quot;)">
            <text:p/>
          </table:table-cell>
          <table:table-cell table:style-name="ce9" table:formula="of:=IFERROR([$'Ajuste com Raiz Quadrada (tipo 2)'.K17];&quot;---&quot;)">
            <text:p/>
          </table:table-cell>
          <table:table-cell table:style-name="ce9" table:formula="of:=IFERROR([$'Ajuste com Raiz Quadrada (tipo 2)'.L17];&quot;---&quot;)">
            <text:p/>
          </table:table-cell>
          <table:table-cell table:style-name="ce9" table:formula="of:=IFERROR([$'Ajuste com Raiz Quadrada (tipo 2)'.M17];&quot;---&quot;)">
            <text:p/>
          </table:table-cell>
          <table:table-cell table:style-name="ce9" table:formula="of:=IFERROR([$'Ajuste com Raiz Quadrada (tipo 2)'.N17];&quot;---&quot;)">
            <text:p/>
          </table:table-cell>
          <table:table-cell table:style-name="ce9" table:formula="of:=IFERROR([$'Ajuste com Raiz Quadrada (tipo 2)'.O17];&quot;---&quot;)">
            <text:p/>
          </table:table-cell>
          <table:table-cell table:style-name="ce9" table:formula="of:=IFERROR([$'Ajuste com Raiz Quadrada (tipo 2)'.P17];&quot;---&quot;)">
            <text:p/>
          </table:table-cell>
          <table:table-cell table:style-name="ce9" table:formula="of:=IFERROR([$'Ajuste com Raiz Quadrada (tipo 2)'.Q17];&quot;---&quot;)">
            <text:p/>
          </table:table-cell>
          <table:table-cell table:style-name="ce9" table:formula="of:=IFERROR([$'Ajuste com Raiz Quadrada (tipo 2)'.R17];&quot;---&quot;)">
            <text:p/>
          </table:table-cell>
          <table:table-cell table:style-name="ce9" table:formula="of:=IFERROR([$'Ajuste com Raiz Quadrada (tipo 2)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Geométrico</text:p>
          </table:table-cell>
          <table:table-cell table:formula="of:=IFERROR([$'Ajuste Geométrico'.B17];&quot;---&quot;)" office:value-type="float" office:value="251.575661155201" calcext:value-type="float">
            <text:p>251,575661155201</text:p>
          </table:table-cell>
          <table:table-cell table:style-name="ce9" table:formula="of:=IFERROR([$'Ajuste Geométrico'.C17];&quot;---&quot;)" office:value-type="float" office:value="757.711840358944" calcext:value-type="float">
            <text:p>757,711840358944</text:p>
          </table:table-cell>
          <table:table-cell table:style-name="ce9" table:formula="of:=IFERROR([$'Ajuste Geométrico'.D17];&quot;---&quot;)" office:value-type="float" office:value="960.583803979029" calcext:value-type="float">
            <text:p>960,583803979029</text:p>
          </table:table-cell>
          <table:table-cell table:style-name="ce9" table:formula="of:=IFERROR([$'Ajuste Geométrico'.E17];&quot;---&quot;)" office:value-type="float" office:value="7916.10968869658" calcext:value-type="float">
            <text:p>7916,10968869658</text:p>
          </table:table-cell>
          <table:table-cell table:style-name="ce52" table:formula="of:=IFERROR([$'Ajuste Geométrico'.F17];&quot;---&quot;)" office:value-type="float" office:value="10187.0492522502" calcext:value-type="float">
            <text:p>10187,0492522502</text:p>
          </table:table-cell>
          <table:table-cell table:style-name="ce9" table:formula="of:=IFERROR([$'Ajuste Geométrico'.G17];&quot;---&quot;)">
            <text:p/>
          </table:table-cell>
          <table:table-cell table:style-name="ce9" table:formula="of:=IFERROR([$'Ajuste Geométrico'.H17];&quot;---&quot;)">
            <text:p/>
          </table:table-cell>
          <table:table-cell table:style-name="ce9" table:formula="of:=IFERROR([$'Ajuste Geométrico'.I17];&quot;---&quot;)">
            <text:p/>
          </table:table-cell>
          <table:table-cell table:style-name="ce9" table:formula="of:=IFERROR([$'Ajuste Geométrico'.J17];&quot;---&quot;)">
            <text:p/>
          </table:table-cell>
          <table:table-cell table:style-name="ce9" table:formula="of:=IFERROR([$'Ajuste Geométrico'.K17];&quot;---&quot;)">
            <text:p/>
          </table:table-cell>
          <table:table-cell table:style-name="ce9" table:formula="of:=IFERROR([$'Ajuste Geométrico'.L17];&quot;---&quot;)">
            <text:p/>
          </table:table-cell>
          <table:table-cell table:style-name="ce9" table:formula="of:=IFERROR([$'Ajuste Geométrico'.M17];&quot;---&quot;)">
            <text:p/>
          </table:table-cell>
          <table:table-cell table:style-name="ce9" table:formula="of:=IFERROR([$'Ajuste Geométrico'.N17];&quot;---&quot;)">
            <text:p/>
          </table:table-cell>
          <table:table-cell table:style-name="ce9" table:formula="of:=IFERROR([$'Ajuste Geométrico'.O17];&quot;---&quot;)">
            <text:p/>
          </table:table-cell>
          <table:table-cell table:style-name="ce9" table:formula="of:=IFERROR([$'Ajuste Geométrico'.P17];&quot;---&quot;)">
            <text:p/>
          </table:table-cell>
          <table:table-cell table:style-name="ce9" table:formula="of:=IFERROR([$'Ajuste Geométrico'.Q17];&quot;---&quot;)">
            <text:p/>
          </table:table-cell>
          <table:table-cell table:style-name="ce9" table:formula="of:=IFERROR([$'Ajuste Geométrico'.R17];&quot;---&quot;)">
            <text:p/>
          </table:table-cell>
          <table:table-cell table:style-name="ce9" table:formula="of:=IFERROR([$'Ajuste Geométrico'.S17];&quot;---&quot;)">
            <text:p/>
          </table:table-cell>
        </table:table-row>
      </table:table>
      <table:table table:name="RF Bisseção" table:style-name="ta1">
        <table:table-column table:style-name="co1" table:default-cell-style-name="ce74"/>
        <table:table-column table:style-name="co1" table:default-cell-style-name="ce9"/>
        <table:table-column table:style-name="co1" table:default-cell-style-name="ce85"/>
        <table:table-column table:style-name="co1" table:default-cell-style-name="ce9"/>
        <table:table-column table:style-name="co1" table:default-cell-style-name="ce85"/>
        <table:table-column table:style-name="co1" table:default-cell-style-name="ce9"/>
        <table:table-column table:style-name="co1" table:default-cell-style-name="ce85"/>
        <table:table-column table:style-name="co1" table:number-columns-repeated="2" table:default-cell-style-name="ce9"/>
        <table:table-row table:style-name="ro1">
          <table:table-cell table:style-name="ce15" office:value-type="string" calcext:value-type="string">
            <text:p>DADOS</text:p>
          </table:table-cell>
          <table:table-cell table:style-name="Default" table:number-columns-repeated="5"/>
          <table:table-cell table:style-name="ce80" office:value-type="string" calcext:value-type="string" table:number-columns-spanned="2" table:number-rows-spanned="1">
            <text:p>SOLUÇÃO</text:p>
          </table:table-cell>
          <table:covered-table-cell/>
          <table:table-cell table:style-name="Default"/>
        </table:table-row>
        <table:table-row table:style-name="ro1">
          <table:table-cell table:style-name="ce70" office:value-type="string" calcext:value-type="string">
            <text:p>Tolerância</text:p>
          </table:table-cell>
          <table:table-cell table:formula="of:=0.1" office:value-type="float" office:value="0.1" calcext:value-type="float">
            <text:p>0,1</text:p>
          </table:table-cell>
          <table:table-cell table:style-name="Default"/>
          <table:table-cell table:style-name="ce86" office:value-type="string" calcext:value-type="string">
            <text:p>VARIÁVEL</text:p>
          </table:table-cell>
          <table:table-cell table:style-name="ce86" office:value-type="string" calcext:value-type="string">
            <text:p>FUNÇÃO</text:p>
          </table:table-cell>
          <table:table-cell table:style-name="Default"/>
          <table:table-cell table:style-name="ce81" table:formula="of:=INDEX([.F:.F];1+MATCH(&quot;SATISFAZ&quot;;[.I:.I];0))" office:value-type="float" office:value="2.578125" calcext:value-type="float" table:number-columns-spanned="2" table:number-rows-spanned="2">
            <text:p>2,578125</text:p>
          </table:table-cell>
          <table:covered-table-cell/>
          <table:table-cell table:style-name="Default"/>
        </table:table-row>
        <table:table-row table:style-name="ro1">
          <table:table-cell table:style-name="ce71" office:value-type="string" calcext:value-type="string">
            <text:p>a=</text:p>
          </table:table-cell>
          <table:table-cell table:formula="of:=0" office:value-type="float" office:value="0" calcext:value-type="float">
            <text:p>0</text:p>
          </table:table-cell>
          <table:table-cell table:style-name="Default"/>
          <table:table-cell table:style-name="ce87" office:value-type="string" calcext:value-type="string">
            <text:p>X</text:p>
          </table:table-cell>
          <table:table-cell table:formula="of:=[.D3]^3-COS([.D3])+LN([.D3]+5)-20" office:value-type="float" office:value="-19.3905620875659" calcext:value-type="float">
            <text:p>-19,3905620875659</text:p>
          </table:table-cell>
          <table:table-cell table:style-name="Default"/>
          <table:covered-table-cell table:style-name="ce9"/>
          <table:covered-table-cell/>
          <table:table-cell table:style-name="Default"/>
        </table:table-row>
        <table:table-row table:style-name="ro1">
          <table:table-cell table:style-name="ce71" office:value-type="string" calcext:value-type="string">
            <text:p>b=</text:p>
          </table:table-cell>
          <table:table-cell table:formula="of:=3" office:value-type="float" office:value="3" calcext:value-type="float">
            <text:p>3</text:p>
          </table:table-cell>
          <table:table-cell table:style-name="Default" table:number-columns-repeated="7"/>
        </table:table-row>
        <table:table-row table:style-name="ro1">
          <table:table-cell table:style-name="ce72" table:formula="of:=IF([.C7]*[.E7]&lt;0;&quot;OK&quot;;&quot;TROCAR INTERVALO&quot;)" office:value-type="string" office:string-value="OK" calcext:value-type="string" table:number-columns-spanned="2" table:number-rows-spanned="1">
            <text:p>OK</text:p>
          </table:table-cell>
          <table:covered-table-cell table:style-name="Default"/>
          <table:table-cell table:style-name="Default" table:number-columns-repeated="3"/>
          <table:table-cell table:style-name="ce78" office:value-type="string" calcext:value-type="string">
            <text:p>RESULTADOS</text:p>
          </table:table-cell>
          <table:table-cell table:style-name="Default" table:number-columns-repeated="3"/>
        </table:table-row>
        <table:table-row table:style-name="ro1">
          <table:table-cell table:style-name="ce73" office:value-type="string" calcext:value-type="string">
            <text:p>Índices</text:p>
          </table:table-cell>
          <table:table-cell table:style-name="ce75" office:value-type="string" calcext:value-type="string">
            <text:p>a</text:p>
          </table:table-cell>
          <table:table-cell table:style-name="ce76" office:value-type="string" calcext:value-type="string">
            <text:p>f(a)</text:p>
          </table:table-cell>
          <table:table-cell table:style-name="ce77" office:value-type="string" calcext:value-type="string">
            <text:p>b</text:p>
          </table:table-cell>
          <table:table-cell table:style-name="ce76" office:value-type="string" calcext:value-type="string">
            <text:p>f(b)</text:p>
          </table:table-cell>
          <table:table-cell table:style-name="ce79" office:value-type="string" calcext:value-type="string">
            <text:p>x</text:p>
          </table:table-cell>
          <table:table-cell table:style-name="ce76" office:value-type="string" calcext:value-type="string">
            <text:p>f(x)</text:p>
          </table:table-cell>
          <table:table-cell table:style-name="ce82" office:value-type="string" calcext:value-type="string">
            <text:p>ERRO</text:p>
          </table:table-cell>
          <table:table-cell table:style-name="ce83" office:value-type="string" calcext:value-type="string">
            <text:p>VERIFICAÇÃO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[.B7]^3-COS([.B7])+LN([.B7]+5)-20" office:value-type="float" office:value="-19.3905620875659" calcext:value-type="float">
            <text:p>-19,3905620875659</text:p>
          </table:table-cell>
          <table:table-cell table:formula="of:=[.B4]" office:value-type="float" office:value="3" calcext:value-type="float">
            <text:p>3</text:p>
          </table:table-cell>
          <table:table-cell table:formula="of:=[.D7]^3-COS([.D7])+LN([.D7]+5)-20" office:value-type="float" office:value="10.0694340382803" calcext:value-type="float">
            <text:p>10,0694340382803</text:p>
          </table:table-cell>
          <table:table-cell table:formula="of:=([.B7]+[.D7])/2" office:value-type="float" office:value="1.5" calcext:value-type="float">
            <text:p>1,5</text:p>
          </table:table-cell>
          <table:table-cell table:formula="of:=[.F7]^3-COS([.F7])+LN([.F7]+5)-20" office:value-type="float" office:value="-14.8239350247661" calcext:value-type="float">
            <text:p>-14,8239350247661</text:p>
          </table:table-cell>
          <table:table-cell table:number-columns-repeated="2" table:style-name="ce41" office:value-type="string" calcext:value-type="string">
            <text:p>----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IF([.C7]*[.G7]&lt;0;[.B7];[.F7])" office:value-type="float" office:value="1.5" calcext:value-type="float">
            <text:p>1,5</text:p>
          </table:table-cell>
          <table:table-cell table:formula="of:=[.B8]^3-COS([.B8])+LN([.B8]+5)-20" office:value-type="float" office:value="-14.8239350247661" calcext:value-type="float">
            <text:p>-14,8239350247661</text:p>
          </table:table-cell>
          <table:table-cell table:formula="of:=IF([.E7]*[.G7]&lt;0;[.D7];[.F7])" office:value-type="float" office:value="3" calcext:value-type="float">
            <text:p>3</text:p>
          </table:table-cell>
          <table:table-cell table:formula="of:=[.D8]^3-COS([.D8])+LN([.D8]+5)-20" office:value-type="float" office:value="10.0694340382803" calcext:value-type="float">
            <text:p>10,0694340382803</text:p>
          </table:table-cell>
          <table:table-cell table:formula="of:=([.B8]+[.D8])/2" office:value-type="float" office:value="2.25" calcext:value-type="float">
            <text:p>2,25</text:p>
          </table:table-cell>
          <table:table-cell table:formula="of:=[.F8]^3-COS([.F8])+LN([.F8]+5)-20" office:value-type="float" office:value="-6.00019990841068" calcext:value-type="float">
            <text:p>-6,00019990841068</text:p>
          </table:table-cell>
          <table:table-cell table:formula="of:=ABS([.F8]-[.F7])" office:value-type="float" office:value="0.75" calcext:value-type="float">
            <text:p>0,75</text:p>
          </table:table-cell>
          <table:table-cell table:formula="of:=IF([.H8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IF([.C8]*[.G8]&lt;0;[.B8];[.F8])" office:value-type="float" office:value="2.25" calcext:value-type="float">
            <text:p>2,25</text:p>
          </table:table-cell>
          <table:table-cell table:formula="of:=[.B9]^3-COS([.B9])+LN([.B9]+5)-20" office:value-type="float" office:value="-6.00019990841068" calcext:value-type="float">
            <text:p>-6,00019990841068</text:p>
          </table:table-cell>
          <table:table-cell table:formula="of:=IF([.E8]*[.G8]&lt;0;[.D8];[.F8])" office:value-type="float" office:value="3" calcext:value-type="float">
            <text:p>3</text:p>
          </table:table-cell>
          <table:table-cell table:formula="of:=[.D9]^3-COS([.D9])+LN([.D9]+5)-20" office:value-type="float" office:value="10.0694340382803" calcext:value-type="float">
            <text:p>10,0694340382803</text:p>
          </table:table-cell>
          <table:table-cell table:formula="of:=([.B9]+[.D9])/2" office:value-type="float" office:value="2.625" calcext:value-type="float">
            <text:p>2,625</text:p>
          </table:table-cell>
          <table:table-cell table:formula="of:=[.F9]^3-COS([.F9])+LN([.F9]+5)-20" office:value-type="float" office:value="0.98883012895946" calcext:value-type="float">
            <text:p>0,98883012895946</text:p>
          </table:table-cell>
          <table:table-cell table:formula="of:=ABS([.F9]-[.F8])" office:value-type="float" office:value="0.375" calcext:value-type="float">
            <text:p>0,375</text:p>
          </table:table-cell>
          <table:table-cell table:formula="of:=IF([.H9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IF([.C9]*[.G9]&lt;0;[.B9];[.F9])" office:value-type="float" office:value="2.25" calcext:value-type="float">
            <text:p>2,25</text:p>
          </table:table-cell>
          <table:table-cell table:formula="of:=[.B10]^3-COS([.B10])+LN([.B10]+5)-20" office:value-type="float" office:value="-6.00019990841068" calcext:value-type="float">
            <text:p>-6,00019990841068</text:p>
          </table:table-cell>
          <table:table-cell table:formula="of:=IF([.E9]*[.G9]&lt;0;[.D9];[.F9])" office:value-type="float" office:value="2.625" calcext:value-type="float">
            <text:p>2,625</text:p>
          </table:table-cell>
          <table:table-cell table:formula="of:=[.D10]^3-COS([.D10])+LN([.D10]+5)-20" office:value-type="float" office:value="0.98883012895946" calcext:value-type="float">
            <text:p>0,98883012895946</text:p>
          </table:table-cell>
          <table:table-cell table:formula="of:=([.B10]+[.D10])/2" office:value-type="float" office:value="2.4375" calcext:value-type="float">
            <text:p>2,4375</text:p>
          </table:table-cell>
          <table:table-cell table:formula="of:=[.F10]^3-COS([.F10])+LN([.F10]+5)-20" office:value-type="float" office:value="-2.74908826541176" calcext:value-type="float">
            <text:p>-2,74908826541176</text:p>
          </table:table-cell>
          <table:table-cell table:formula="of:=ABS([.F10]-[.F9])" office:value-type="float" office:value="0.1875" calcext:value-type="float">
            <text:p>0,1875</text:p>
          </table:table-cell>
          <table:table-cell table:formula="of:=IF([.H10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IF([.C10]*[.G10]&lt;0;[.B10];[.F10])" office:value-type="float" office:value="2.4375" calcext:value-type="float">
            <text:p>2,4375</text:p>
          </table:table-cell>
          <table:table-cell table:formula="of:=[.B11]^3-COS([.B11])+LN([.B11]+5)-20" office:value-type="float" office:value="-2.74908826541176" calcext:value-type="float">
            <text:p>-2,74908826541176</text:p>
          </table:table-cell>
          <table:table-cell table:formula="of:=IF([.E10]*[.G10]&lt;0;[.D10];[.F10])" office:value-type="float" office:value="2.625" calcext:value-type="float">
            <text:p>2,625</text:p>
          </table:table-cell>
          <table:table-cell table:formula="of:=[.D11]^3-COS([.D11])+LN([.D11]+5)-20" office:value-type="float" office:value="0.98883012895946" calcext:value-type="float">
            <text:p>0,98883012895946</text:p>
          </table:table-cell>
          <table:table-cell table:formula="of:=([.B11]+[.D11])/2" office:value-type="float" office:value="2.53125" calcext:value-type="float">
            <text:p>2,53125</text:p>
          </table:table-cell>
          <table:table-cell table:formula="of:=[.F11]^3-COS([.F11])+LN([.F11]+5)-20" office:value-type="float" office:value="-0.943195058341349" calcext:value-type="float">
            <text:p>-0,943195058341349</text:p>
          </table:table-cell>
          <table:table-cell table:formula="of:=ABS([.F11]-[.F10])" office:value-type="float" office:value="0.09375" calcext:value-type="float">
            <text:p>0,09375</text:p>
          </table:table-cell>
          <table:table-cell table:formula="of:=IF([.H1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IF([.C11]*[.G11]&lt;0;[.B11];[.F11])" office:value-type="float" office:value="2.53125" calcext:value-type="float">
            <text:p>2,53125</text:p>
          </table:table-cell>
          <table:table-cell table:formula="of:=[.B12]^3-COS([.B12])+LN([.B12]+5)-20" office:value-type="float" office:value="-0.943195058341349" calcext:value-type="float">
            <text:p>-0,943195058341349</text:p>
          </table:table-cell>
          <table:table-cell table:formula="of:=IF([.E11]*[.G11]&lt;0;[.D11];[.F11])" office:value-type="float" office:value="2.625" calcext:value-type="float">
            <text:p>2,625</text:p>
          </table:table-cell>
          <table:table-cell table:formula="of:=[.D12]^3-COS([.D12])+LN([.D12]+5)-20" office:value-type="float" office:value="0.98883012895946" calcext:value-type="float">
            <text:p>0,98883012895946</text:p>
          </table:table-cell>
          <table:table-cell table:formula="of:=([.B12]+[.D12])/2" office:value-type="float" office:value="2.578125" calcext:value-type="float">
            <text:p>2,578125</text:p>
          </table:table-cell>
          <table:table-cell table:formula="of:=[.F12]^3-COS([.F12])+LN([.F12]+5)-20" office:value-type="float" office:value="0.00677081294648474" calcext:value-type="float">
            <text:p>0,00677081294648474</text:p>
          </table:table-cell>
          <table:table-cell table:formula="of:=ABS([.F12]-[.F11])" office:value-type="float" office:value="0.046875" calcext:value-type="float">
            <text:p>0,046875</text:p>
          </table:table-cell>
          <table:table-cell table:formula="of:=IF([.H1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IF([.C12]*[.G12]&lt;0;[.B12];[.F12])" office:value-type="float" office:value="2.53125" calcext:value-type="float">
            <text:p>2,53125</text:p>
          </table:table-cell>
          <table:table-cell table:formula="of:=[.B13]^3-COS([.B13])+LN([.B13]+5)-20" office:value-type="float" office:value="-0.943195058341349" calcext:value-type="float">
            <text:p>-0,943195058341349</text:p>
          </table:table-cell>
          <table:table-cell table:formula="of:=IF([.E12]*[.G12]&lt;0;[.D12];[.F12])" office:value-type="float" office:value="2.578125" calcext:value-type="float">
            <text:p>2,578125</text:p>
          </table:table-cell>
          <table:table-cell table:formula="of:=[.D13]^3-COS([.D13])+LN([.D13]+5)-20" office:value-type="float" office:value="0.00677081294648474" calcext:value-type="float">
            <text:p>0,00677081294648474</text:p>
          </table:table-cell>
          <table:table-cell table:formula="of:=([.B13]+[.D13])/2" office:value-type="float" office:value="2.5546875" calcext:value-type="float">
            <text:p>2,5546875</text:p>
          </table:table-cell>
          <table:table-cell table:formula="of:=[.F13]^3-COS([.F13])+LN([.F13]+5)-20" office:value-type="float" office:value="-0.472188619535757" calcext:value-type="float">
            <text:p>-0,472188619535757</text:p>
          </table:table-cell>
          <table:table-cell table:formula="of:=ABS([.F13]-[.F12])" office:value-type="float" office:value="0.0234375" calcext:value-type="float">
            <text:p>0,0234375</text:p>
          </table:table-cell>
          <table:table-cell table:formula="of:=IF([.H1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IF([.C13]*[.G13]&lt;0;[.B13];[.F13])" office:value-type="float" office:value="2.5546875" calcext:value-type="float">
            <text:p>2,5546875</text:p>
          </table:table-cell>
          <table:table-cell table:formula="of:=[.B14]^3-COS([.B14])+LN([.B14]+5)-20" office:value-type="float" office:value="-0.472188619535757" calcext:value-type="float">
            <text:p>-0,472188619535757</text:p>
          </table:table-cell>
          <table:table-cell table:formula="of:=IF([.E13]*[.G13]&lt;0;[.D13];[.F13])" office:value-type="float" office:value="2.578125" calcext:value-type="float">
            <text:p>2,578125</text:p>
          </table:table-cell>
          <table:table-cell table:formula="of:=[.D14]^3-COS([.D14])+LN([.D14]+5)-20" office:value-type="float" office:value="0.00677081294648474" calcext:value-type="float">
            <text:p>0,00677081294648474</text:p>
          </table:table-cell>
          <table:table-cell table:formula="of:=([.B14]+[.D14])/2" office:value-type="float" office:value="2.56640625" calcext:value-type="float">
            <text:p>2,56640625</text:p>
          </table:table-cell>
          <table:table-cell table:formula="of:=[.F14]^3-COS([.F14])+LN([.F14]+5)-20" office:value-type="float" office:value="-0.233707415575225" calcext:value-type="float">
            <text:p>-0,233707415575225</text:p>
          </table:table-cell>
          <table:table-cell table:formula="of:=ABS([.F14]-[.F13])" office:value-type="float" office:value="0.01171875" calcext:value-type="float">
            <text:p>0,01171875</text:p>
          </table:table-cell>
          <table:table-cell table:formula="of:=IF([.H1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IF([.C14]*[.G14]&lt;0;[.B14];[.F14])" office:value-type="float" office:value="2.56640625" calcext:value-type="float">
            <text:p>2,56640625</text:p>
          </table:table-cell>
          <table:table-cell table:formula="of:=[.B15]^3-COS([.B15])+LN([.B15]+5)-20" office:value-type="float" office:value="-0.233707415575225" calcext:value-type="float">
            <text:p>-0,233707415575225</text:p>
          </table:table-cell>
          <table:table-cell table:formula="of:=IF([.E14]*[.G14]&lt;0;[.D14];[.F14])" office:value-type="float" office:value="2.578125" calcext:value-type="float">
            <text:p>2,578125</text:p>
          </table:table-cell>
          <table:table-cell table:formula="of:=[.D15]^3-COS([.D15])+LN([.D15]+5)-20" office:value-type="float" office:value="0.00677081294648474" calcext:value-type="float">
            <text:p>0,00677081294648474</text:p>
          </table:table-cell>
          <table:table-cell table:formula="of:=([.B15]+[.D15])/2" office:value-type="float" office:value="2.572265625" calcext:value-type="float">
            <text:p>2,572265625</text:p>
          </table:table-cell>
          <table:table-cell table:formula="of:=[.F15]^3-COS([.F15])+LN([.F15]+5)-20" office:value-type="float" office:value="-0.11371847875359" calcext:value-type="float">
            <text:p>-0,11371847875359</text:p>
          </table:table-cell>
          <table:table-cell table:formula="of:=ABS([.F15]-[.F14])" office:value-type="float" office:value="0.005859375" calcext:value-type="float">
            <text:p>0,005859375</text:p>
          </table:table-cell>
          <table:table-cell table:formula="of:=IF([.H1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IF([.C15]*[.G15]&lt;0;[.B15];[.F15])" office:value-type="float" office:value="2.572265625" calcext:value-type="float">
            <text:p>2,572265625</text:p>
          </table:table-cell>
          <table:table-cell table:formula="of:=[.B16]^3-COS([.B16])+LN([.B16]+5)-20" office:value-type="float" office:value="-0.11371847875359" calcext:value-type="float">
            <text:p>-0,11371847875359</text:p>
          </table:table-cell>
          <table:table-cell table:formula="of:=IF([.E15]*[.G15]&lt;0;[.D15];[.F15])" office:value-type="float" office:value="2.578125" calcext:value-type="float">
            <text:p>2,578125</text:p>
          </table:table-cell>
          <table:table-cell table:formula="of:=[.D16]^3-COS([.D16])+LN([.D16]+5)-20" office:value-type="float" office:value="0.00677081294648474" calcext:value-type="float">
            <text:p>0,00677081294648474</text:p>
          </table:table-cell>
          <table:table-cell table:formula="of:=([.B16]+[.D16])/2" office:value-type="float" office:value="2.5751953125" calcext:value-type="float">
            <text:p>2,5751953125</text:p>
          </table:table-cell>
          <table:table-cell table:formula="of:=[.F16]^3-COS([.F16])+LN([.F16]+5)-20" office:value-type="float" office:value="-0.0535364459885663" calcext:value-type="float">
            <text:p>-0,0535364459885663</text:p>
          </table:table-cell>
          <table:table-cell table:formula="of:=ABS([.F16]-[.F15])" office:value-type="float" office:value="0.0029296875" calcext:value-type="float">
            <text:p>0,0029296875</text:p>
          </table:table-cell>
          <table:table-cell table:formula="of:=IF([.H1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IF([.C16]*[.G16]&lt;0;[.B16];[.F16])" office:value-type="float" office:value="2.5751953125" calcext:value-type="float">
            <text:p>2,5751953125</text:p>
          </table:table-cell>
          <table:table-cell table:formula="of:=[.B17]^3-COS([.B17])+LN([.B17]+5)-20" office:value-type="float" office:value="-0.0535364459885663" calcext:value-type="float">
            <text:p>-0,0535364459885663</text:p>
          </table:table-cell>
          <table:table-cell table:formula="of:=IF([.E16]*[.G16]&lt;0;[.D16];[.F16])" office:value-type="float" office:value="2.578125" calcext:value-type="float">
            <text:p>2,578125</text:p>
          </table:table-cell>
          <table:table-cell table:formula="of:=[.D17]^3-COS([.D17])+LN([.D17]+5)-20" office:value-type="float" office:value="0.00677081294648474" calcext:value-type="float">
            <text:p>0,00677081294648474</text:p>
          </table:table-cell>
          <table:table-cell table:formula="of:=([.B17]+[.D17])/2" office:value-type="float" office:value="2.57666015625" calcext:value-type="float">
            <text:p>2,57666015625</text:p>
          </table:table-cell>
          <table:table-cell table:formula="of:=[.F17]^3-COS([.F17])+LN([.F17]+5)-20" office:value-type="float" office:value="-0.0233984783863335" calcext:value-type="float">
            <text:p>-0,0233984783863335</text:p>
          </table:table-cell>
          <table:table-cell table:formula="of:=ABS([.F17]-[.F16])" office:value-type="float" office:value="0.00146484375" calcext:value-type="float">
            <text:p>0,00146484375</text:p>
          </table:table-cell>
          <table:table-cell table:formula="of:=IF([.H1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IF([.C17]*[.G17]&lt;0;[.B17];[.F17])" office:value-type="float" office:value="2.57666015625" calcext:value-type="float">
            <text:p>2,57666015625</text:p>
          </table:table-cell>
          <table:table-cell table:formula="of:=[.B18]^3-COS([.B18])+LN([.B18]+5)-20" office:value-type="float" office:value="-0.0233984783863335" calcext:value-type="float">
            <text:p>-0,0233984783863335</text:p>
          </table:table-cell>
          <table:table-cell table:formula="of:=IF([.E17]*[.G17]&lt;0;[.D17];[.F17])" office:value-type="float" office:value="2.578125" calcext:value-type="float">
            <text:p>2,578125</text:p>
          </table:table-cell>
          <table:table-cell table:formula="of:=[.D18]^3-COS([.D18])+LN([.D18]+5)-20" office:value-type="float" office:value="0.00677081294648474" calcext:value-type="float">
            <text:p>0,00677081294648474</text:p>
          </table:table-cell>
          <table:table-cell table:formula="of:=([.B18]+[.D18])/2" office:value-type="float" office:value="2.577392578125" calcext:value-type="float">
            <text:p>2,577392578125</text:p>
          </table:table-cell>
          <table:table-cell table:formula="of:=[.F18]^3-COS([.F18])+LN([.F18]+5)-20" office:value-type="float" office:value="-0.00831774926071205" calcext:value-type="float">
            <text:p>-0,00831774926071205</text:p>
          </table:table-cell>
          <table:table-cell table:formula="of:=ABS([.F18]-[.F17])" office:value-type="float" office:value="0.000732421875" calcext:value-type="float">
            <text:p>0,000732421875</text:p>
          </table:table-cell>
          <table:table-cell table:formula="of:=IF([.H1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IF([.C18]*[.G18]&lt;0;[.B18];[.F18])" office:value-type="float" office:value="2.577392578125" calcext:value-type="float">
            <text:p>2,577392578125</text:p>
          </table:table-cell>
          <table:table-cell table:formula="of:=[.B19]^3-COS([.B19])+LN([.B19]+5)-20" office:value-type="float" office:value="-0.00831774926071205" calcext:value-type="float">
            <text:p>-0,00831774926071205</text:p>
          </table:table-cell>
          <table:table-cell table:formula="of:=IF([.E18]*[.G18]&lt;0;[.D18];[.F18])" office:value-type="float" office:value="2.578125" calcext:value-type="float">
            <text:p>2,578125</text:p>
          </table:table-cell>
          <table:table-cell table:formula="of:=[.D19]^3-COS([.D19])+LN([.D19]+5)-20" office:value-type="float" office:value="0.00677081294648474" calcext:value-type="float">
            <text:p>0,00677081294648474</text:p>
          </table:table-cell>
          <table:table-cell table:formula="of:=([.B19]+[.D19])/2" office:value-type="float" office:value="2.5777587890625" calcext:value-type="float">
            <text:p>2,5777587890625</text:p>
          </table:table-cell>
          <table:table-cell table:formula="of:=[.F19]^3-COS([.F19])+LN([.F19]+5)-20" office:value-type="float" office:value="-0.000774447426632463" calcext:value-type="float">
            <text:p>-0,000774447426632463</text:p>
          </table:table-cell>
          <table:table-cell table:formula="of:=ABS([.F19]-[.F18])" office:value-type="float" office:value="0.0003662109375" calcext:value-type="float">
            <text:p>0,0003662109375</text:p>
          </table:table-cell>
          <table:table-cell table:formula="of:=IF([.H1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IF([.C19]*[.G19]&lt;0;[.B19];[.F19])" office:value-type="float" office:value="2.5777587890625" calcext:value-type="float">
            <text:p>2,5777587890625</text:p>
          </table:table-cell>
          <table:table-cell table:formula="of:=[.B20]^3-COS([.B20])+LN([.B20]+5)-20" office:value-type="float" office:value="-0.000774447426632463" calcext:value-type="float">
            <text:p>-0,000774447426632463</text:p>
          </table:table-cell>
          <table:table-cell table:formula="of:=IF([.E19]*[.G19]&lt;0;[.D19];[.F19])" office:value-type="float" office:value="2.578125" calcext:value-type="float">
            <text:p>2,578125</text:p>
          </table:table-cell>
          <table:table-cell table:formula="of:=[.D20]^3-COS([.D20])+LN([.D20]+5)-20" office:value-type="float" office:value="0.00677081294648474" calcext:value-type="float">
            <text:p>0,00677081294648474</text:p>
          </table:table-cell>
          <table:table-cell table:formula="of:=([.B20]+[.D20])/2" office:value-type="float" office:value="2.57794189453125" calcext:value-type="float">
            <text:p>2,57794189453125</text:p>
          </table:table-cell>
          <table:table-cell table:formula="of:=[.F20]^3-COS([.F20])+LN([.F20]+5)-20" office:value-type="float" office:value="0.00299793792575187" calcext:value-type="float">
            <text:p>0,00299793792575187</text:p>
          </table:table-cell>
          <table:table-cell table:formula="of:=ABS([.F20]-[.F19])" office:value-type="float" office:value="0.00018310546875" calcext:value-type="float">
            <text:p>0,00018310546875</text:p>
          </table:table-cell>
          <table:table-cell table:formula="of:=IF([.H2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IF([.C20]*[.G20]&lt;0;[.B20];[.F20])" office:value-type="float" office:value="2.5777587890625" calcext:value-type="float">
            <text:p>2,5777587890625</text:p>
          </table:table-cell>
          <table:table-cell table:formula="of:=[.B21]^3-COS([.B21])+LN([.B21]+5)-20" office:value-type="float" office:value="-0.000774447426632463" calcext:value-type="float">
            <text:p>-0,000774447426632463</text:p>
          </table:table-cell>
          <table:table-cell table:formula="of:=IF([.E20]*[.G20]&lt;0;[.D20];[.F20])" office:value-type="float" office:value="2.57794189453125" calcext:value-type="float">
            <text:p>2,57794189453125</text:p>
          </table:table-cell>
          <table:table-cell table:formula="of:=[.D21]^3-COS([.D21])+LN([.D21]+5)-20" office:value-type="float" office:value="0.00299793792575187" calcext:value-type="float">
            <text:p>0,00299793792575187</text:p>
          </table:table-cell>
          <table:table-cell table:formula="of:=([.B21]+[.D21])/2" office:value-type="float" office:value="2.57785034179688" calcext:value-type="float">
            <text:p>2,57785034179688</text:p>
          </table:table-cell>
          <table:table-cell table:formula="of:=[.F21]^3-COS([.F21])+LN([.F21]+5)-20" office:value-type="float" office:value="0.00111168404311712" calcext:value-type="float">
            <text:p>0,00111168404311712</text:p>
          </table:table-cell>
          <table:table-cell table:formula="of:=ABS([.F21]-[.F20])" office:value-type="float" office:value="0.000091552734375" calcext:value-type="float">
            <text:p>0,000091552734375</text:p>
          </table:table-cell>
          <table:table-cell table:formula="of:=IF([.H2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IF([.C21]*[.G21]&lt;0;[.B21];[.F21])" office:value-type="float" office:value="2.5777587890625" calcext:value-type="float">
            <text:p>2,5777587890625</text:p>
          </table:table-cell>
          <table:table-cell table:formula="of:=[.B22]^3-COS([.B22])+LN([.B22]+5)-20" office:value-type="float" office:value="-0.000774447426632463" calcext:value-type="float">
            <text:p>-0,000774447426632463</text:p>
          </table:table-cell>
          <table:table-cell table:formula="of:=IF([.E21]*[.G21]&lt;0;[.D21];[.F21])" office:value-type="float" office:value="2.57785034179688" calcext:value-type="float">
            <text:p>2,57785034179688</text:p>
          </table:table-cell>
          <table:table-cell table:formula="of:=[.D22]^3-COS([.D22])+LN([.D22]+5)-20" office:value-type="float" office:value="0.00111168404311712" calcext:value-type="float">
            <text:p>0,00111168404311712</text:p>
          </table:table-cell>
          <table:table-cell table:formula="of:=([.B22]+[.D22])/2" office:value-type="float" office:value="2.57780456542969" calcext:value-type="float">
            <text:p>2,57780456542969</text:p>
          </table:table-cell>
          <table:table-cell table:formula="of:=[.F22]^3-COS([.F22])+LN([.F22]+5)-20" office:value-type="float" office:value="0.000168603006891033" calcext:value-type="float">
            <text:p>0,000168603006891033</text:p>
          </table:table-cell>
          <table:table-cell table:formula="of:=ABS([.F22]-[.F21])" office:value-type="float" office:value="0.0000457763671875" calcext:value-type="float">
            <text:p>0,0000457763671875</text:p>
          </table:table-cell>
          <table:table-cell table:formula="of:=IF([.H2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IF([.C22]*[.G22]&lt;0;[.B22];[.F22])" office:value-type="float" office:value="2.5777587890625" calcext:value-type="float">
            <text:p>2,5777587890625</text:p>
          </table:table-cell>
          <table:table-cell table:formula="of:=[.B23]^3-COS([.B23])+LN([.B23]+5)-20" office:value-type="float" office:value="-0.000774447426632463" calcext:value-type="float">
            <text:p>-0,000774447426632463</text:p>
          </table:table-cell>
          <table:table-cell table:formula="of:=IF([.E22]*[.G22]&lt;0;[.D22];[.F22])" office:value-type="float" office:value="2.57780456542969" calcext:value-type="float">
            <text:p>2,57780456542969</text:p>
          </table:table-cell>
          <table:table-cell table:formula="of:=[.D23]^3-COS([.D23])+LN([.D23]+5)-20" office:value-type="float" office:value="0.000168603006891033" calcext:value-type="float">
            <text:p>0,000168603006891033</text:p>
          </table:table-cell>
          <table:table-cell table:formula="of:=([.B23]+[.D23])/2" office:value-type="float" office:value="2.57778167724609" calcext:value-type="float">
            <text:p>2,57778167724609</text:p>
          </table:table-cell>
          <table:table-cell table:formula="of:=[.F23]^3-COS([.F23])+LN([.F23]+5)-20" office:value-type="float" office:value="-0.000302926035175233" calcext:value-type="float">
            <text:p>-0,000302926035175233</text:p>
          </table:table-cell>
          <table:table-cell table:formula="of:=ABS([.F23]-[.F22])" office:value-type="float" office:value="0.00002288818359375" calcext:value-type="float">
            <text:p>2,288818359375E-05</text:p>
          </table:table-cell>
          <table:table-cell table:formula="of:=IF([.H2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IF([.C23]*[.G23]&lt;0;[.B23];[.F23])" office:value-type="float" office:value="2.57778167724609" calcext:value-type="float">
            <text:p>2,57778167724609</text:p>
          </table:table-cell>
          <table:table-cell table:formula="of:=[.B24]^3-COS([.B24])+LN([.B24]+5)-20" office:value-type="float" office:value="-0.000302926035175233" calcext:value-type="float">
            <text:p>-0,000302926035175233</text:p>
          </table:table-cell>
          <table:table-cell table:formula="of:=IF([.E23]*[.G23]&lt;0;[.D23];[.F23])" office:value-type="float" office:value="2.57780456542969" calcext:value-type="float">
            <text:p>2,57780456542969</text:p>
          </table:table-cell>
          <table:table-cell table:formula="of:=[.D24]^3-COS([.D24])+LN([.D24]+5)-20" office:value-type="float" office:value="0.000168603006891033" calcext:value-type="float">
            <text:p>0,000168603006891033</text:p>
          </table:table-cell>
          <table:table-cell table:formula="of:=([.B24]+[.D24])/2" office:value-type="float" office:value="2.57779312133789" calcext:value-type="float">
            <text:p>2,57779312133789</text:p>
          </table:table-cell>
          <table:table-cell table:formula="of:=[.F24]^3-COS([.F24])+LN([.F24]+5)-20" office:value-type="float" office:value="-0.0000671624704686735" calcext:value-type="float">
            <text:p>-6,71624704686735E-05</text:p>
          </table:table-cell>
          <table:table-cell table:formula="of:=ABS([.F24]-[.F23])" office:value-type="float" office:value="0.000011444091796875" calcext:value-type="float">
            <text:p>1,1444091796875E-05</text:p>
          </table:table-cell>
          <table:table-cell table:formula="of:=IF([.H2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IF([.C24]*[.G24]&lt;0;[.B24];[.F24])" office:value-type="float" office:value="2.57779312133789" calcext:value-type="float">
            <text:p>2,57779312133789</text:p>
          </table:table-cell>
          <table:table-cell table:formula="of:=[.B25]^3-COS([.B25])+LN([.B25]+5)-20" office:value-type="float" office:value="-0.0000671624704686735" calcext:value-type="float">
            <text:p>-6,71624704686735E-05</text:p>
          </table:table-cell>
          <table:table-cell table:formula="of:=IF([.E24]*[.G24]&lt;0;[.D24];[.F24])" office:value-type="float" office:value="2.57780456542969" calcext:value-type="float">
            <text:p>2,57780456542969</text:p>
          </table:table-cell>
          <table:table-cell table:formula="of:=[.D25]^3-COS([.D25])+LN([.D25]+5)-20" office:value-type="float" office:value="0.000168603006891033" calcext:value-type="float">
            <text:p>0,000168603006891033</text:p>
          </table:table-cell>
          <table:table-cell table:formula="of:=([.B25]+[.D25])/2" office:value-type="float" office:value="2.57779884338379" calcext:value-type="float">
            <text:p>2,57779884338379</text:p>
          </table:table-cell>
          <table:table-cell table:formula="of:=[.F25]^3-COS([.F25])+LN([.F25]+5)-20" office:value-type="float" office:value="0.0000507200291295362" calcext:value-type="float">
            <text:p>5,07200291295362E-05</text:p>
          </table:table-cell>
          <table:table-cell table:formula="of:=ABS([.F25]-[.F24])" office:value-type="float" office:value="0.0000057220458984375" calcext:value-type="float">
            <text:p>5,7220458984375E-06</text:p>
          </table:table-cell>
          <table:table-cell table:formula="of:=IF([.H2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IF([.C25]*[.G25]&lt;0;[.B25];[.F25])" office:value-type="float" office:value="2.57779312133789" calcext:value-type="float">
            <text:p>2,57779312133789</text:p>
          </table:table-cell>
          <table:table-cell table:formula="of:=[.B26]^3-COS([.B26])+LN([.B26]+5)-20" office:value-type="float" office:value="-0.0000671624704686735" calcext:value-type="float">
            <text:p>-6,71624704686735E-05</text:p>
          </table:table-cell>
          <table:table-cell table:formula="of:=IF([.E25]*[.G25]&lt;0;[.D25];[.F25])" office:value-type="float" office:value="2.57779884338379" calcext:value-type="float">
            <text:p>2,57779884338379</text:p>
          </table:table-cell>
          <table:table-cell table:formula="of:=[.D26]^3-COS([.D26])+LN([.D26]+5)-20" office:value-type="float" office:value="0.0000507200291295362" calcext:value-type="float">
            <text:p>5,07200291295362E-05</text:p>
          </table:table-cell>
          <table:table-cell table:formula="of:=([.B26]+[.D26])/2" office:value-type="float" office:value="2.57779598236084" calcext:value-type="float">
            <text:p>2,57779598236084</text:p>
          </table:table-cell>
          <table:table-cell table:formula="of:=[.F26]^3-COS([.F26])+LN([.F26]+5)-20" office:value-type="float" office:value="-0.00000822128044219994" calcext:value-type="float">
            <text:p>-8,22128044219994E-06</text:p>
          </table:table-cell>
          <table:table-cell table:formula="of:=ABS([.F26]-[.F25])" office:value-type="float" office:value="0.00000286102294921875" calcext:value-type="float">
            <text:p>2,86102294921875E-06</text:p>
          </table:table-cell>
          <table:table-cell table:formula="of:=IF([.H2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IF([.C26]*[.G26]&lt;0;[.B26];[.F26])" office:value-type="float" office:value="2.57779598236084" calcext:value-type="float">
            <text:p>2,57779598236084</text:p>
          </table:table-cell>
          <table:table-cell table:formula="of:=[.B27]^3-COS([.B27])+LN([.B27]+5)-20" office:value-type="float" office:value="-0.00000822128044219994" calcext:value-type="float">
            <text:p>-8,22128044219994E-06</text:p>
          </table:table-cell>
          <table:table-cell table:formula="of:=IF([.E26]*[.G26]&lt;0;[.D26];[.F26])" office:value-type="float" office:value="2.57779884338379" calcext:value-type="float">
            <text:p>2,57779884338379</text:p>
          </table:table-cell>
          <table:table-cell table:formula="of:=[.D27]^3-COS([.D27])+LN([.D27]+5)-20" office:value-type="float" office:value="0.0000507200291295362" calcext:value-type="float">
            <text:p>5,07200291295362E-05</text:p>
          </table:table-cell>
          <table:table-cell table:formula="of:=([.B27]+[.D27])/2" office:value-type="float" office:value="2.57779741287231" calcext:value-type="float">
            <text:p>2,57779741287231</text:p>
          </table:table-cell>
          <table:table-cell table:formula="of:=[.F27]^3-COS([.F27])+LN([.F27]+5)-20" office:value-type="float" office:value="0.000021249359399178" calcext:value-type="float">
            <text:p>2,1249359399178E-05</text:p>
          </table:table-cell>
          <table:table-cell table:formula="of:=ABS([.F27]-[.F26])" office:value-type="float" office:value="0.00000143051147460938" calcext:value-type="float">
            <text:p>1,43051147460938E-06</text:p>
          </table:table-cell>
          <table:table-cell table:formula="of:=IF([.H2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IF([.C27]*[.G27]&lt;0;[.B27];[.F27])" office:value-type="float" office:value="2.57779598236084" calcext:value-type="float">
            <text:p>2,57779598236084</text:p>
          </table:table-cell>
          <table:table-cell table:formula="of:=[.B28]^3-COS([.B28])+LN([.B28]+5)-20" office:value-type="float" office:value="-0.00000822128044219994" calcext:value-type="float">
            <text:p>-8,22128044219994E-06</text:p>
          </table:table-cell>
          <table:table-cell table:formula="of:=IF([.E27]*[.G27]&lt;0;[.D27];[.F27])" office:value-type="float" office:value="2.57779741287231" calcext:value-type="float">
            <text:p>2,57779741287231</text:p>
          </table:table-cell>
          <table:table-cell table:formula="of:=[.D28]^3-COS([.D28])+LN([.D28]+5)-20" office:value-type="float" office:value="0.000021249359399178" calcext:value-type="float">
            <text:p>2,1249359399178E-05</text:p>
          </table:table-cell>
          <table:table-cell table:formula="of:=([.B28]+[.D28])/2" office:value-type="float" office:value="2.57779669761658" calcext:value-type="float">
            <text:p>2,57779669761658</text:p>
          </table:table-cell>
          <table:table-cell table:formula="of:=[.F28]^3-COS([.F28])+LN([.F28]+5)-20" office:value-type="float" office:value="0.00000651403574281062" calcext:value-type="float">
            <text:p>6,51403574281062E-06</text:p>
          </table:table-cell>
          <table:table-cell table:formula="of:=ABS([.F28]-[.F27])" office:value-type="float" office:value="0.000000715255737304688" calcext:value-type="float">
            <text:p>7,15255737304688E-07</text:p>
          </table:table-cell>
          <table:table-cell table:formula="of:=IF([.H2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IF([.C28]*[.G28]&lt;0;[.B28];[.F28])" office:value-type="float" office:value="2.57779598236084" calcext:value-type="float">
            <text:p>2,57779598236084</text:p>
          </table:table-cell>
          <table:table-cell table:formula="of:=[.B29]^3-COS([.B29])+LN([.B29]+5)-20" office:value-type="float" office:value="-0.00000822128044219994" calcext:value-type="float">
            <text:p>-8,22128044219994E-06</text:p>
          </table:table-cell>
          <table:table-cell table:formula="of:=IF([.E28]*[.G28]&lt;0;[.D28];[.F28])" office:value-type="float" office:value="2.57779669761658" calcext:value-type="float">
            <text:p>2,57779669761658</text:p>
          </table:table-cell>
          <table:table-cell table:formula="of:=[.D29]^3-COS([.D29])+LN([.D29]+5)-20" office:value-type="float" office:value="0.00000651403574281062" calcext:value-type="float">
            <text:p>6,51403574281062E-06</text:p>
          </table:table-cell>
          <table:table-cell table:formula="of:=([.B29]+[.D29])/2" office:value-type="float" office:value="2.57779633998871" calcext:value-type="float">
            <text:p>2,57779633998871</text:p>
          </table:table-cell>
          <table:table-cell table:formula="of:=[.F29]^3-COS([.F29])+LN([.F29]+5)-20" office:value-type="float" office:value="-0.000000853623284058358" calcext:value-type="float">
            <text:p>-8,53623284058358E-07</text:p>
          </table:table-cell>
          <table:table-cell table:formula="of:=ABS([.F29]-[.F28])" office:value-type="float" office:value="0.000000357627868652344" calcext:value-type="float">
            <text:p>3,57627868652344E-07</text:p>
          </table:table-cell>
          <table:table-cell table:formula="of:=IF([.H2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IF([.C29]*[.G29]&lt;0;[.B29];[.F29])" office:value-type="float" office:value="2.57779633998871" calcext:value-type="float">
            <text:p>2,57779633998871</text:p>
          </table:table-cell>
          <table:table-cell table:formula="of:=[.B30]^3-COS([.B30])+LN([.B30]+5)-20" office:value-type="float" office:value="-0.000000853623284058358" calcext:value-type="float">
            <text:p>-8,53623284058358E-07</text:p>
          </table:table-cell>
          <table:table-cell table:formula="of:=IF([.E29]*[.G29]&lt;0;[.D29];[.F29])" office:value-type="float" office:value="2.57779669761658" calcext:value-type="float">
            <text:p>2,57779669761658</text:p>
          </table:table-cell>
          <table:table-cell table:formula="of:=[.D30]^3-COS([.D30])+LN([.D30]+5)-20" office:value-type="float" office:value="0.00000651403574281062" calcext:value-type="float">
            <text:p>6,51403574281062E-06</text:p>
          </table:table-cell>
          <table:table-cell table:formula="of:=([.B30]+[.D30])/2" office:value-type="float" office:value="2.57779651880264" calcext:value-type="float">
            <text:p>2,57779651880264</text:p>
          </table:table-cell>
          <table:table-cell table:formula="of:=[.F30]^3-COS([.F30])+LN([.F30]+5)-20" office:value-type="float" office:value="0.00000283020599667339" calcext:value-type="float">
            <text:p>2,83020599667339E-06</text:p>
          </table:table-cell>
          <table:table-cell table:formula="of:=ABS([.F30]-[.F29])" office:value-type="float" office:value="0.000000178813934326172" calcext:value-type="float">
            <text:p>1,78813934326172E-07</text:p>
          </table:table-cell>
          <table:table-cell table:formula="of:=IF([.H3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IF([.C30]*[.G30]&lt;0;[.B30];[.F30])" office:value-type="float" office:value="2.57779633998871" calcext:value-type="float">
            <text:p>2,57779633998871</text:p>
          </table:table-cell>
          <table:table-cell table:formula="of:=[.B31]^3-COS([.B31])+LN([.B31]+5)-20" office:value-type="float" office:value="-0.000000853623284058358" calcext:value-type="float">
            <text:p>-8,53623284058358E-07</text:p>
          </table:table-cell>
          <table:table-cell table:formula="of:=IF([.E30]*[.G30]&lt;0;[.D30];[.F30])" office:value-type="float" office:value="2.57779651880264" calcext:value-type="float">
            <text:p>2,57779651880264</text:p>
          </table:table-cell>
          <table:table-cell table:formula="of:=[.D31]^3-COS([.D31])+LN([.D31]+5)-20" office:value-type="float" office:value="0.00000283020599667339" calcext:value-type="float">
            <text:p>2,83020599667339E-06</text:p>
          </table:table-cell>
          <table:table-cell table:formula="of:=([.B31]+[.D31])/2" office:value-type="float" office:value="2.57779642939568" calcext:value-type="float">
            <text:p>2,57779642939568</text:p>
          </table:table-cell>
          <table:table-cell table:formula="of:=[.F31]^3-COS([.F31])+LN([.F31]+5)-20" office:value-type="float" office:value="0.000000988291294135024" calcext:value-type="float">
            <text:p>9,88291294135024E-07</text:p>
          </table:table-cell>
          <table:table-cell table:formula="of:=ABS([.F31]-[.F30])" office:value-type="float" office:value="0.0000000894069671630859" calcext:value-type="float">
            <text:p>8,94069671630859E-08</text:p>
          </table:table-cell>
          <table:table-cell table:formula="of:=IF([.H3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IF([.C31]*[.G31]&lt;0;[.B31];[.F31])" office:value-type="float" office:value="2.57779633998871" calcext:value-type="float">
            <text:p>2,57779633998871</text:p>
          </table:table-cell>
          <table:table-cell table:formula="of:=[.B32]^3-COS([.B32])+LN([.B32]+5)-20" office:value-type="float" office:value="-0.000000853623284058358" calcext:value-type="float">
            <text:p>-8,53623284058358E-07</text:p>
          </table:table-cell>
          <table:table-cell table:formula="of:=IF([.E31]*[.G31]&lt;0;[.D31];[.F31])" office:value-type="float" office:value="2.57779642939568" calcext:value-type="float">
            <text:p>2,57779642939568</text:p>
          </table:table-cell>
          <table:table-cell table:formula="of:=[.D32]^3-COS([.D32])+LN([.D32]+5)-20" office:value-type="float" office:value="0.000000988291294135024" calcext:value-type="float">
            <text:p>9,88291294135024E-07</text:p>
          </table:table-cell>
          <table:table-cell table:formula="of:=([.B32]+[.D32])/2" office:value-type="float" office:value="2.57779638469219" calcext:value-type="float">
            <text:p>2,57779638469219</text:p>
          </table:table-cell>
          <table:table-cell table:formula="of:=[.F32]^3-COS([.F32])+LN([.F32]+5)-20" office:value-type="float" office:value="0.0000000673339926038352" calcext:value-type="float">
            <text:p>6,73339926038352E-08</text:p>
          </table:table-cell>
          <table:table-cell table:formula="of:=ABS([.F32]-[.F31])" office:value-type="float" office:value="0.000000044703483581543" calcext:value-type="float">
            <text:p>4,4703483581543E-08</text:p>
          </table:table-cell>
          <table:table-cell table:formula="of:=IF([.H3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IF([.C32]*[.G32]&lt;0;[.B32];[.F32])" office:value-type="float" office:value="2.57779633998871" calcext:value-type="float">
            <text:p>2,57779633998871</text:p>
          </table:table-cell>
          <table:table-cell table:formula="of:=[.B33]^3-COS([.B33])+LN([.B33]+5)-20" office:value-type="float" office:value="-0.000000853623284058358" calcext:value-type="float">
            <text:p>-8,53623284058358E-07</text:p>
          </table:table-cell>
          <table:table-cell table:formula="of:=IF([.E32]*[.G32]&lt;0;[.D32];[.F32])" office:value-type="float" office:value="2.57779638469219" calcext:value-type="float">
            <text:p>2,57779638469219</text:p>
          </table:table-cell>
          <table:table-cell table:formula="of:=[.D33]^3-COS([.D33])+LN([.D33]+5)-20" office:value-type="float" office:value="0.0000000673339926038352" calcext:value-type="float">
            <text:p>6,73339926038352E-08</text:p>
          </table:table-cell>
          <table:table-cell table:formula="of:=([.B33]+[.D33])/2" office:value-type="float" office:value="2.57779636234045" calcext:value-type="float">
            <text:p>2,57779636234045</text:p>
          </table:table-cell>
          <table:table-cell table:formula="of:=[.F33]^3-COS([.F33])+LN([.F33]+5)-20" office:value-type="float" office:value="-0.000000393144649279975" calcext:value-type="float">
            <text:p>-3,93144649279975E-07</text:p>
          </table:table-cell>
          <table:table-cell table:formula="of:=ABS([.F33]-[.F32])" office:value-type="float" office:value="0.0000000223517417907715" calcext:value-type="float">
            <text:p>2,23517417907715E-08</text:p>
          </table:table-cell>
          <table:table-cell table:formula="of:=IF([.H3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IF([.C33]*[.G33]&lt;0;[.B33];[.F33])" office:value-type="float" office:value="2.57779636234045" calcext:value-type="float">
            <text:p>2,57779636234045</text:p>
          </table:table-cell>
          <table:table-cell table:formula="of:=[.B34]^3-COS([.B34])+LN([.B34]+5)-20" office:value-type="float" office:value="-0.000000393144649279975" calcext:value-type="float">
            <text:p>-3,93144649279975E-07</text:p>
          </table:table-cell>
          <table:table-cell table:formula="of:=IF([.E33]*[.G33]&lt;0;[.D33];[.F33])" office:value-type="float" office:value="2.57779638469219" calcext:value-type="float">
            <text:p>2,57779638469219</text:p>
          </table:table-cell>
          <table:table-cell table:formula="of:=[.D34]^3-COS([.D34])+LN([.D34]+5)-20" office:value-type="float" office:value="0.0000000673339926038352" calcext:value-type="float">
            <text:p>6,73339926038352E-08</text:p>
          </table:table-cell>
          <table:table-cell table:formula="of:=([.B34]+[.D34])/2" office:value-type="float" office:value="2.57779637351632" calcext:value-type="float">
            <text:p>2,57779637351632</text:p>
          </table:table-cell>
          <table:table-cell table:formula="of:=[.F34]^3-COS([.F34])+LN([.F34]+5)-20" office:value-type="float" office:value="-0.000000162905330114427" calcext:value-type="float">
            <text:p>-1,62905330114427E-07</text:p>
          </table:table-cell>
          <table:table-cell table:formula="of:=ABS([.F34]-[.F33])" office:value-type="float" office:value="0.0000000111758708953857" calcext:value-type="float">
            <text:p>1,11758708953857E-08</text:p>
          </table:table-cell>
          <table:table-cell table:formula="of:=IF([.H3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IF([.C34]*[.G34]&lt;0;[.B34];[.F34])" office:value-type="float" office:value="2.57779637351632" calcext:value-type="float">
            <text:p>2,57779637351632</text:p>
          </table:table-cell>
          <table:table-cell table:formula="of:=[.B35]^3-COS([.B35])+LN([.B35]+5)-20" office:value-type="float" office:value="-0.000000162905330114427" calcext:value-type="float">
            <text:p>-1,62905330114427E-07</text:p>
          </table:table-cell>
          <table:table-cell table:formula="of:=IF([.E34]*[.G34]&lt;0;[.D34];[.F34])" office:value-type="float" office:value="2.57779638469219" calcext:value-type="float">
            <text:p>2,57779638469219</text:p>
          </table:table-cell>
          <table:table-cell table:formula="of:=[.D35]^3-COS([.D35])+LN([.D35]+5)-20" office:value-type="float" office:value="0.0000000673339926038352" calcext:value-type="float">
            <text:p>6,73339926038352E-08</text:p>
          </table:table-cell>
          <table:table-cell table:formula="of:=([.B35]+[.D35])/2" office:value-type="float" office:value="2.57779637910426" calcext:value-type="float">
            <text:p>2,57779637910426</text:p>
          </table:table-cell>
          <table:table-cell table:formula="of:=[.F35]^3-COS([.F35])+LN([.F35]+5)-20" office:value-type="float" office:value="-0.0000000477856687552958" calcext:value-type="float">
            <text:p>-4,77856687552958E-08</text:p>
          </table:table-cell>
          <table:table-cell table:formula="of:=ABS([.F35]-[.F34])" office:value-type="float" office:value="0.00000000558793544769287" calcext:value-type="float">
            <text:p>5,58793544769287E-09</text:p>
          </table:table-cell>
          <table:table-cell table:formula="of:=IF([.H3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IF([.C35]*[.G35]&lt;0;[.B35];[.F35])" office:value-type="float" office:value="2.57779637910426" calcext:value-type="float">
            <text:p>2,57779637910426</text:p>
          </table:table-cell>
          <table:table-cell table:formula="of:=[.B36]^3-COS([.B36])+LN([.B36]+5)-20" office:value-type="float" office:value="-0.0000000477856687552958" calcext:value-type="float">
            <text:p>-4,77856687552958E-08</text:p>
          </table:table-cell>
          <table:table-cell table:formula="of:=IF([.E35]*[.G35]&lt;0;[.D35];[.F35])" office:value-type="float" office:value="2.57779638469219" calcext:value-type="float">
            <text:p>2,57779638469219</text:p>
          </table:table-cell>
          <table:table-cell table:formula="of:=[.D36]^3-COS([.D36])+LN([.D36]+5)-20" office:value-type="float" office:value="0.0000000673339926038352" calcext:value-type="float">
            <text:p>6,73339926038352E-08</text:p>
          </table:table-cell>
          <table:table-cell table:formula="of:=([.B36]+[.D36])/2" office:value-type="float" office:value="2.57779638189822" calcext:value-type="float">
            <text:p>2,57779638189822</text:p>
          </table:table-cell>
          <table:table-cell table:formula="of:=[.F36]^3-COS([.F36])+LN([.F36]+5)-20" office:value-type="float" office:value="0.0000000097741654769834" calcext:value-type="float">
            <text:p>9,7741654769834E-09</text:p>
          </table:table-cell>
          <table:table-cell table:formula="of:=ABS([.F36]-[.F35])" office:value-type="float" office:value="0.00000000279396772384644" calcext:value-type="float">
            <text:p>2,79396772384644E-09</text:p>
          </table:table-cell>
          <table:table-cell table:formula="of:=IF([.H3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IF([.C36]*[.G36]&lt;0;[.B36];[.F36])" office:value-type="float" office:value="2.57779637910426" calcext:value-type="float">
            <text:p>2,57779637910426</text:p>
          </table:table-cell>
          <table:table-cell table:formula="of:=[.B37]^3-COS([.B37])+LN([.B37]+5)-20" office:value-type="float" office:value="-0.0000000477856687552958" calcext:value-type="float">
            <text:p>-4,77856687552958E-08</text:p>
          </table:table-cell>
          <table:table-cell table:formula="of:=IF([.E36]*[.G36]&lt;0;[.D36];[.F36])" office:value-type="float" office:value="2.57779638189822" calcext:value-type="float">
            <text:p>2,57779638189822</text:p>
          </table:table-cell>
          <table:table-cell table:formula="of:=[.D37]^3-COS([.D37])+LN([.D37]+5)-20" office:value-type="float" office:value="0.0000000097741654769834" calcext:value-type="float">
            <text:p>9,7741654769834E-09</text:p>
          </table:table-cell>
          <table:table-cell table:formula="of:=([.B37]+[.D37])/2" office:value-type="float" office:value="2.57779638050124" calcext:value-type="float">
            <text:p>2,57779638050124</text:p>
          </table:table-cell>
          <table:table-cell table:formula="of:=[.F37]^3-COS([.F37])+LN([.F37]+5)-20" office:value-type="float" office:value="-0.0000000190057569682267" calcext:value-type="float">
            <text:p>-1,90057569682267E-08</text:p>
          </table:table-cell>
          <table:table-cell table:formula="of:=ABS([.F37]-[.F36])" office:value-type="float" office:value="0.00000000139698386192322" calcext:value-type="float">
            <text:p>1,39698386192322E-09</text:p>
          </table:table-cell>
          <table:table-cell table:formula="of:=IF([.H3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IF([.C37]*[.G37]&lt;0;[.B37];[.F37])" office:value-type="float" office:value="2.57779638050124" calcext:value-type="float">
            <text:p>2,57779638050124</text:p>
          </table:table-cell>
          <table:table-cell table:formula="of:=[.B38]^3-COS([.B38])+LN([.B38]+5)-20" office:value-type="float" office:value="-0.0000000190057569682267" calcext:value-type="float">
            <text:p>-1,90057569682267E-08</text:p>
          </table:table-cell>
          <table:table-cell table:formula="of:=IF([.E37]*[.G37]&lt;0;[.D37];[.F37])" office:value-type="float" office:value="2.57779638189822" calcext:value-type="float">
            <text:p>2,57779638189822</text:p>
          </table:table-cell>
          <table:table-cell table:formula="of:=[.D38]^3-COS([.D38])+LN([.D38]+5)-20" office:value-type="float" office:value="0.0000000097741654769834" calcext:value-type="float">
            <text:p>9,7741654769834E-09</text:p>
          </table:table-cell>
          <table:table-cell table:formula="of:=([.B38]+[.D38])/2" office:value-type="float" office:value="2.57779638119973" calcext:value-type="float">
            <text:p>2,57779638119973</text:p>
          </table:table-cell>
          <table:table-cell table:formula="of:=[.F38]^3-COS([.F38])+LN([.F38]+5)-20" office:value-type="float" office:value="-0.00000000461579574562165" calcext:value-type="float">
            <text:p>-4,61579574562165E-09</text:p>
          </table:table-cell>
          <table:table-cell table:formula="of:=ABS([.F38]-[.F37])" office:value-type="float" office:value="0.000000000698491930961609" calcext:value-type="float">
            <text:p>6,98491930961609E-10</text:p>
          </table:table-cell>
          <table:table-cell table:formula="of:=IF([.H3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IF([.C38]*[.G38]&lt;0;[.B38];[.F38])" office:value-type="float" office:value="2.57779638119973" calcext:value-type="float">
            <text:p>2,57779638119973</text:p>
          </table:table-cell>
          <table:table-cell table:formula="of:=[.B39]^3-COS([.B39])+LN([.B39]+5)-20" office:value-type="float" office:value="-0.00000000461579574562165" calcext:value-type="float">
            <text:p>-4,61579574562165E-09</text:p>
          </table:table-cell>
          <table:table-cell table:formula="of:=IF([.E38]*[.G38]&lt;0;[.D38];[.F38])" office:value-type="float" office:value="2.57779638189822" calcext:value-type="float">
            <text:p>2,57779638189822</text:p>
          </table:table-cell>
          <table:table-cell table:formula="of:=[.D39]^3-COS([.D39])+LN([.D39]+5)-20" office:value-type="float" office:value="0.0000000097741654769834" calcext:value-type="float">
            <text:p>9,7741654769834E-09</text:p>
          </table:table-cell>
          <table:table-cell table:formula="of:=([.B39]+[.D39])/2" office:value-type="float" office:value="2.57779638154898" calcext:value-type="float">
            <text:p>2,57779638154898</text:p>
          </table:table-cell>
          <table:table-cell table:formula="of:=[.F39]^3-COS([.F39])+LN([.F39]+5)-20" office:value-type="float" office:value="0.00000000257918131296719" calcext:value-type="float">
            <text:p>2,57918131296719E-09</text:p>
          </table:table-cell>
          <table:table-cell table:formula="of:=ABS([.F39]-[.F38])" office:value-type="float" office:value="0.000000000349245965480804" calcext:value-type="float">
            <text:p>3,49245965480804E-10</text:p>
          </table:table-cell>
          <table:table-cell table:formula="of:=IF([.H3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IF([.C39]*[.G39]&lt;0;[.B39];[.F39])" office:value-type="float" office:value="2.57779638119973" calcext:value-type="float">
            <text:p>2,57779638119973</text:p>
          </table:table-cell>
          <table:table-cell table:formula="of:=[.B40]^3-COS([.B40])+LN([.B40]+5)-20" office:value-type="float" office:value="-0.00000000461579574562165" calcext:value-type="float">
            <text:p>-4,61579574562165E-09</text:p>
          </table:table-cell>
          <table:table-cell table:formula="of:=IF([.E39]*[.G39]&lt;0;[.D39];[.F39])" office:value-type="float" office:value="2.57779638154898" calcext:value-type="float">
            <text:p>2,57779638154898</text:p>
          </table:table-cell>
          <table:table-cell table:formula="of:=[.D40]^3-COS([.D40])+LN([.D40]+5)-20" office:value-type="float" office:value="0.00000000257918131296719" calcext:value-type="float">
            <text:p>2,57918131296719E-09</text:p>
          </table:table-cell>
          <table:table-cell table:formula="of:=([.B40]+[.D40])/2" office:value-type="float" office:value="2.57779638137436" calcext:value-type="float">
            <text:p>2,57779638137436</text:p>
          </table:table-cell>
          <table:table-cell table:formula="of:=[.F40]^3-COS([.F40])+LN([.F40]+5)-20" office:value-type="float" office:value="-0.00000000101830721632723" calcext:value-type="float">
            <text:p>-1,01830721632723E-09</text:p>
          </table:table-cell>
          <table:table-cell table:formula="of:=ABS([.F40]-[.F39])" office:value-type="float" office:value="0.000000000174622982740402" calcext:value-type="float">
            <text:p>1,74622982740402E-10</text:p>
          </table:table-cell>
          <table:table-cell table:formula="of:=IF([.H4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IF([.C40]*[.G40]&lt;0;[.B40];[.F40])" office:value-type="float" office:value="2.57779638137436" calcext:value-type="float">
            <text:p>2,57779638137436</text:p>
          </table:table-cell>
          <table:table-cell table:formula="of:=[.B41]^3-COS([.B41])+LN([.B41]+5)-20" office:value-type="float" office:value="-0.00000000101830721632723" calcext:value-type="float">
            <text:p>-1,01830721632723E-09</text:p>
          </table:table-cell>
          <table:table-cell table:formula="of:=IF([.E40]*[.G40]&lt;0;[.D40];[.F40])" office:value-type="float" office:value="2.57779638154898" calcext:value-type="float">
            <text:p>2,57779638154898</text:p>
          </table:table-cell>
          <table:table-cell table:formula="of:=[.D41]^3-COS([.D41])+LN([.D41]+5)-20" office:value-type="float" office:value="0.00000000257918131296719" calcext:value-type="float">
            <text:p>2,57918131296719E-09</text:p>
          </table:table-cell>
          <table:table-cell table:formula="of:=([.B41]+[.D41])/2" office:value-type="float" office:value="2.57779638146167" calcext:value-type="float">
            <text:p>2,57779638146167</text:p>
          </table:table-cell>
          <table:table-cell table:formula="of:=[.F41]^3-COS([.F41])+LN([.F41]+5)-20" office:value-type="float" office:value="0.000000000780438824676821" calcext:value-type="float">
            <text:p>7,80438824676821E-10</text:p>
          </table:table-cell>
          <table:table-cell table:formula="of:=ABS([.F41]-[.F40])" office:value-type="float" office:value="0.0000000000873114913702011" calcext:value-type="float">
            <text:p>8,73114913702011E-11</text:p>
          </table:table-cell>
          <table:table-cell table:formula="of:=IF([.H4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IF([.C41]*[.G41]&lt;0;[.B41];[.F41])" office:value-type="float" office:value="2.57779638137436" calcext:value-type="float">
            <text:p>2,57779638137436</text:p>
          </table:table-cell>
          <table:table-cell table:formula="of:=[.B42]^3-COS([.B42])+LN([.B42]+5)-20" office:value-type="float" office:value="-0.00000000101830721632723" calcext:value-type="float">
            <text:p>-1,01830721632723E-09</text:p>
          </table:table-cell>
          <table:table-cell table:formula="of:=IF([.E41]*[.G41]&lt;0;[.D41];[.F41])" office:value-type="float" office:value="2.57779638146167" calcext:value-type="float">
            <text:p>2,57779638146167</text:p>
          </table:table-cell>
          <table:table-cell table:formula="of:=[.D42]^3-COS([.D42])+LN([.D42]+5)-20" office:value-type="float" office:value="0.000000000780438824676821" calcext:value-type="float">
            <text:p>7,80438824676821E-10</text:p>
          </table:table-cell>
          <table:table-cell table:formula="of:=([.B42]+[.D42])/2" office:value-type="float" office:value="2.57779638141801" calcext:value-type="float">
            <text:p>2,57779638141801</text:p>
          </table:table-cell>
          <table:table-cell table:formula="of:=[.F42]^3-COS([.F42])+LN([.F42]+5)-20" office:value-type="float" office:value="-0.000000000118934195825204" calcext:value-type="float">
            <text:p>-1,18934195825204E-10</text:p>
          </table:table-cell>
          <table:table-cell table:formula="of:=ABS([.F42]-[.F41])" office:value-type="float" office:value="0.0000000000436557456851006" calcext:value-type="float">
            <text:p>4,36557456851006E-11</text:p>
          </table:table-cell>
          <table:table-cell table:formula="of:=IF([.H4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IF([.C42]*[.G42]&lt;0;[.B42];[.F42])" office:value-type="float" office:value="2.57779638141801" calcext:value-type="float">
            <text:p>2,57779638141801</text:p>
          </table:table-cell>
          <table:table-cell table:formula="of:=[.B43]^3-COS([.B43])+LN([.B43]+5)-20" office:value-type="float" office:value="-0.000000000118934195825204" calcext:value-type="float">
            <text:p>-1,18934195825204E-10</text:p>
          </table:table-cell>
          <table:table-cell table:formula="of:=IF([.E42]*[.G42]&lt;0;[.D42];[.F42])" office:value-type="float" office:value="2.57779638146167" calcext:value-type="float">
            <text:p>2,57779638146167</text:p>
          </table:table-cell>
          <table:table-cell table:formula="of:=[.D43]^3-COS([.D43])+LN([.D43]+5)-20" office:value-type="float" office:value="0.000000000780438824676821" calcext:value-type="float">
            <text:p>7,80438824676821E-10</text:p>
          </table:table-cell>
          <table:table-cell table:formula="of:=([.B43]+[.D43])/2" office:value-type="float" office:value="2.57779638143984" calcext:value-type="float">
            <text:p>2,57779638143984</text:p>
          </table:table-cell>
          <table:table-cell table:formula="of:=[.F43]^3-COS([.F43])+LN([.F43]+5)-20" office:value-type="float" office:value="0.000000000330750538068969" calcext:value-type="float">
            <text:p>3,30750538068969E-10</text:p>
          </table:table-cell>
          <table:table-cell table:formula="of:=ABS([.F43]-[.F42])" office:value-type="float" office:value="0.0000000000218278728425503" calcext:value-type="float">
            <text:p>2,18278728425503E-11</text:p>
          </table:table-cell>
          <table:table-cell table:formula="of:=IF([.H4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IF([.C43]*[.G43]&lt;0;[.B43];[.F43])" office:value-type="float" office:value="2.57779638141801" calcext:value-type="float">
            <text:p>2,57779638141801</text:p>
          </table:table-cell>
          <table:table-cell table:formula="of:=[.B44]^3-COS([.B44])+LN([.B44]+5)-20" office:value-type="float" office:value="-0.000000000118934195825204" calcext:value-type="float">
            <text:p>-1,18934195825204E-10</text:p>
          </table:table-cell>
          <table:table-cell table:formula="of:=IF([.E43]*[.G43]&lt;0;[.D43];[.F43])" office:value-type="float" office:value="2.57779638143984" calcext:value-type="float">
            <text:p>2,57779638143984</text:p>
          </table:table-cell>
          <table:table-cell table:formula="of:=[.D44]^3-COS([.D44])+LN([.D44]+5)-20" office:value-type="float" office:value="0.000000000330750538068969" calcext:value-type="float">
            <text:p>3,30750538068969E-10</text:p>
          </table:table-cell>
          <table:table-cell table:formula="of:=([.B44]+[.D44])/2" office:value-type="float" office:value="2.57779638142893" calcext:value-type="float">
            <text:p>2,57779638142893</text:p>
          </table:table-cell>
          <table:table-cell table:formula="of:=[.F44]^3-COS([.F44])+LN([.F44]+5)-20" office:value-type="float" office:value="0.000000000105909947478722" calcext:value-type="float">
            <text:p>1,05909947478722E-10</text:p>
          </table:table-cell>
          <table:table-cell table:formula="of:=ABS([.F44]-[.F43])" office:value-type="float" office:value="0.0000000000109139364212751" calcext:value-type="float">
            <text:p>1,09139364212751E-11</text:p>
          </table:table-cell>
          <table:table-cell table:formula="of:=IF([.H4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IF([.C44]*[.G44]&lt;0;[.B44];[.F44])" office:value-type="float" office:value="2.57779638141801" calcext:value-type="float">
            <text:p>2,57779638141801</text:p>
          </table:table-cell>
          <table:table-cell table:formula="of:=[.B45]^3-COS([.B45])+LN([.B45]+5)-20" office:value-type="float" office:value="-0.000000000118934195825204" calcext:value-type="float">
            <text:p>-1,18934195825204E-10</text:p>
          </table:table-cell>
          <table:table-cell table:formula="of:=IF([.E44]*[.G44]&lt;0;[.D44];[.F44])" office:value-type="float" office:value="2.57779638142893" calcext:value-type="float">
            <text:p>2,57779638142893</text:p>
          </table:table-cell>
          <table:table-cell table:formula="of:=[.D45]^3-COS([.D45])+LN([.D45]+5)-20" office:value-type="float" office:value="0.000000000105909947478722" calcext:value-type="float">
            <text:p>1,05909947478722E-10</text:p>
          </table:table-cell>
          <table:table-cell table:formula="of:=([.B45]+[.D45])/2" office:value-type="float" office:value="2.57779638142347" calcext:value-type="float">
            <text:p>2,57779638142347</text:p>
          </table:table-cell>
          <table:table-cell table:formula="of:=[.F45]^3-COS([.F45])+LN([.F45]+5)-20" office:value-type="float" office:value="-0.00000000000651212417324132" calcext:value-type="float">
            <text:p>-6,51212417324132E-12</text:p>
          </table:table-cell>
          <table:table-cell table:formula="of:=ABS([.F45]-[.F44])" office:value-type="float" office:value="0.00000000000545696821063757" calcext:value-type="float">
            <text:p>5,45696821063757E-12</text:p>
          </table:table-cell>
          <table:table-cell table:formula="of:=IF([.H4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IF([.C45]*[.G45]&lt;0;[.B45];[.F45])" office:value-type="float" office:value="2.57779638142347" calcext:value-type="float">
            <text:p>2,57779638142347</text:p>
          </table:table-cell>
          <table:table-cell table:formula="of:=[.B46]^3-COS([.B46])+LN([.B46]+5)-20" office:value-type="float" office:value="-0.00000000000651212417324132" calcext:value-type="float">
            <text:p>-6,51212417324132E-12</text:p>
          </table:table-cell>
          <table:table-cell table:formula="of:=IF([.E45]*[.G45]&lt;0;[.D45];[.F45])" office:value-type="float" office:value="2.57779638142893" calcext:value-type="float">
            <text:p>2,57779638142893</text:p>
          </table:table-cell>
          <table:table-cell table:formula="of:=[.D46]^3-COS([.D46])+LN([.D46]+5)-20" office:value-type="float" office:value="0.000000000105909947478722" calcext:value-type="float">
            <text:p>1,05909947478722E-10</text:p>
          </table:table-cell>
          <table:table-cell table:formula="of:=([.B46]+[.D46])/2" office:value-type="float" office:value="2.5777963814262" calcext:value-type="float">
            <text:p>2,5777963814262</text:p>
          </table:table-cell>
          <table:table-cell table:formula="of:=[.F46]^3-COS([.F46])+LN([.F46]+5)-20" office:value-type="float" office:value="0.0000000000496953589390614" calcext:value-type="float">
            <text:p>4,96953589390614E-11</text:p>
          </table:table-cell>
          <table:table-cell table:formula="of:=ABS([.F46]-[.F45])" office:value-type="float" office:value="0.00000000000272848410531878" calcext:value-type="float">
            <text:p>2,72848410531878E-12</text:p>
          </table:table-cell>
          <table:table-cell table:formula="of:=IF([.H4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IF([.C46]*[.G46]&lt;0;[.B46];[.F46])" office:value-type="float" office:value="2.57779638142347" calcext:value-type="float">
            <text:p>2,57779638142347</text:p>
          </table:table-cell>
          <table:table-cell table:formula="of:=[.B47]^3-COS([.B47])+LN([.B47]+5)-20" office:value-type="float" office:value="-0.00000000000651212417324132" calcext:value-type="float">
            <text:p>-6,51212417324132E-12</text:p>
          </table:table-cell>
          <table:table-cell table:formula="of:=IF([.E46]*[.G46]&lt;0;[.D46];[.F46])" office:value-type="float" office:value="2.5777963814262" calcext:value-type="float">
            <text:p>2,5777963814262</text:p>
          </table:table-cell>
          <table:table-cell table:formula="of:=[.D47]^3-COS([.D47])+LN([.D47]+5)-20" office:value-type="float" office:value="0.0000000000496953589390614" calcext:value-type="float">
            <text:p>4,96953589390614E-11</text:p>
          </table:table-cell>
          <table:table-cell table:formula="of:=([.B47]+[.D47])/2" office:value-type="float" office:value="2.57779638142483" calcext:value-type="float">
            <text:p>2,57779638142483</text:p>
          </table:table-cell>
          <table:table-cell table:formula="of:=[.F47]^3-COS([.F47])+LN([.F47]+5)-20" office:value-type="float" office:value="0.0000000000215933937397494" calcext:value-type="float">
            <text:p>2,15933937397494E-11</text:p>
          </table:table-cell>
          <table:table-cell table:formula="of:=ABS([.F47]-[.F46])" office:value-type="float" office:value="0.00000000000136424205265939" calcext:value-type="float">
            <text:p>1,36424205265939E-12</text:p>
          </table:table-cell>
          <table:table-cell table:formula="of:=IF([.H4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IF([.C47]*[.G47]&lt;0;[.B47];[.F47])" office:value-type="float" office:value="2.57779638142347" calcext:value-type="float">
            <text:p>2,57779638142347</text:p>
          </table:table-cell>
          <table:table-cell table:formula="of:=[.B48]^3-COS([.B48])+LN([.B48]+5)-20" office:value-type="float" office:value="-0.00000000000651212417324132" calcext:value-type="float">
            <text:p>-6,51212417324132E-12</text:p>
          </table:table-cell>
          <table:table-cell table:formula="of:=IF([.E47]*[.G47]&lt;0;[.D47];[.F47])" office:value-type="float" office:value="2.57779638142483" calcext:value-type="float">
            <text:p>2,57779638142483</text:p>
          </table:table-cell>
          <table:table-cell table:formula="of:=[.D48]^3-COS([.D48])+LN([.D48]+5)-20" office:value-type="float" office:value="0.0000000000215933937397494" calcext:value-type="float">
            <text:p>2,15933937397494E-11</text:p>
          </table:table-cell>
          <table:table-cell table:formula="of:=([.B48]+[.D48])/2" office:value-type="float" office:value="2.57779638142415" calcext:value-type="float">
            <text:p>2,57779638142415</text:p>
          </table:table-cell>
          <table:table-cell table:formula="of:=[.F48]^3-COS([.F48])+LN([.F48]+5)-20" office:value-type="float" office:value="0.00000000000753885842641466" calcext:value-type="float">
            <text:p>7,53885842641466E-12</text:p>
          </table:table-cell>
          <table:table-cell table:formula="of:=ABS([.F48]-[.F47])" office:value-type="float" office:value="0.000000000000682121026329696" calcext:value-type="float">
            <text:p>6,82121026329696E-13</text:p>
          </table:table-cell>
          <table:table-cell table:formula="of:=IF([.H4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IF([.C48]*[.G48]&lt;0;[.B48];[.F48])" office:value-type="float" office:value="2.57779638142347" calcext:value-type="float">
            <text:p>2,57779638142347</text:p>
          </table:table-cell>
          <table:table-cell table:formula="of:=[.B49]^3-COS([.B49])+LN([.B49]+5)-20" office:value-type="float" office:value="-0.00000000000651212417324132" calcext:value-type="float">
            <text:p>-6,51212417324132E-12</text:p>
          </table:table-cell>
          <table:table-cell table:formula="of:=IF([.E48]*[.G48]&lt;0;[.D48];[.F48])" office:value-type="float" office:value="2.57779638142415" calcext:value-type="float">
            <text:p>2,57779638142415</text:p>
          </table:table-cell>
          <table:table-cell table:formula="of:=[.D49]^3-COS([.D49])+LN([.D49]+5)-20" office:value-type="float" office:value="0.00000000000753885842641466" calcext:value-type="float">
            <text:p>7,53885842641466E-12</text:p>
          </table:table-cell>
          <table:table-cell table:formula="of:=([.B49]+[.D49])/2" office:value-type="float" office:value="2.57779638142381" calcext:value-type="float">
            <text:p>2,57779638142381</text:p>
          </table:table-cell>
          <table:table-cell table:formula="of:=[.F49]^3-COS([.F49])+LN([.F49]+5)-20" office:value-type="float" office:value="0.000000000000515143483426073" calcext:value-type="float">
            <text:p>5,15143483426073E-13</text:p>
          </table:table-cell>
          <table:table-cell table:formula="of:=ABS([.F49]-[.F48])" office:value-type="float" office:value="0.000000000000341060513164848" calcext:value-type="float">
            <text:p>3,41060513164848E-13</text:p>
          </table:table-cell>
          <table:table-cell table:formula="of:=IF([.H4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IF([.C49]*[.G49]&lt;0;[.B49];[.F49])" office:value-type="float" office:value="2.57779638142347" calcext:value-type="float">
            <text:p>2,57779638142347</text:p>
          </table:table-cell>
          <table:table-cell table:formula="of:=[.B50]^3-COS([.B50])+LN([.B50]+5)-20" office:value-type="float" office:value="-0.00000000000651212417324132" calcext:value-type="float">
            <text:p>-6,51212417324132E-12</text:p>
          </table:table-cell>
          <table:table-cell table:formula="of:=IF([.E49]*[.G49]&lt;0;[.D49];[.F49])" office:value-type="float" office:value="2.57779638142381" calcext:value-type="float">
            <text:p>2,57779638142381</text:p>
          </table:table-cell>
          <table:table-cell table:formula="of:=[.D50]^3-COS([.D50])+LN([.D50]+5)-20" office:value-type="float" office:value="0.000000000000515143483426073" calcext:value-type="float">
            <text:p>5,15143483426073E-13</text:p>
          </table:table-cell>
          <table:table-cell table:formula="of:=([.B50]+[.D50])/2" office:value-type="float" office:value="2.57779638142364" calcext:value-type="float">
            <text:p>2,57779638142364</text:p>
          </table:table-cell>
          <table:table-cell table:formula="of:=[.F50]^3-COS([.F50])+LN([.F50]+5)-20" office:value-type="float" office:value="-0.00000000000299849034490762" calcext:value-type="float">
            <text:p>-2,99849034490762E-12</text:p>
          </table:table-cell>
          <table:table-cell table:formula="of:=ABS([.F50]-[.F49])" office:value-type="float" office:value="0.000000000000170530256582424" calcext:value-type="float">
            <text:p>1,70530256582424E-13</text:p>
          </table:table-cell>
          <table:table-cell table:formula="of:=IF([.H5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IF([.C50]*[.G50]&lt;0;[.B50];[.F50])" office:value-type="float" office:value="2.57779638142364" calcext:value-type="float">
            <text:p>2,57779638142364</text:p>
          </table:table-cell>
          <table:table-cell table:formula="of:=[.B51]^3-COS([.B51])+LN([.B51]+5)-20" office:value-type="float" office:value="-0.00000000000299849034490762" calcext:value-type="float">
            <text:p>-2,99849034490762E-12</text:p>
          </table:table-cell>
          <table:table-cell table:formula="of:=IF([.E50]*[.G50]&lt;0;[.D50];[.F50])" office:value-type="float" office:value="2.57779638142381" calcext:value-type="float">
            <text:p>2,57779638142381</text:p>
          </table:table-cell>
          <table:table-cell table:formula="of:=[.D51]^3-COS([.D51])+LN([.D51]+5)-20" office:value-type="float" office:value="0.000000000000515143483426073" calcext:value-type="float">
            <text:p>5,15143483426073E-13</text:p>
          </table:table-cell>
          <table:table-cell table:formula="of:=([.B51]+[.D51])/2" office:value-type="float" office:value="2.57779638142372" calcext:value-type="float">
            <text:p>2,57779638142372</text:p>
          </table:table-cell>
          <table:table-cell table:formula="of:=[.F51]^3-COS([.F51])+LN([.F51]+5)-20" office:value-type="float" office:value="-0.00000000000124344978758018" calcext:value-type="float">
            <text:p>-1,24344978758018E-12</text:p>
          </table:table-cell>
          <table:table-cell table:formula="of:=ABS([.F51]-[.F50])" office:value-type="float" office:value="0.000000000000085265128291212" calcext:value-type="float">
            <text:p>8,5265128291212E-14</text:p>
          </table:table-cell>
          <table:table-cell table:formula="of:=IF([.H5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IF([.C51]*[.G51]&lt;0;[.B51];[.F51])" office:value-type="float" office:value="2.57779638142372" calcext:value-type="float">
            <text:p>2,57779638142372</text:p>
          </table:table-cell>
          <table:table-cell table:formula="of:=[.B52]^3-COS([.B52])+LN([.B52]+5)-20" office:value-type="float" office:value="-0.00000000000124344978758018" calcext:value-type="float">
            <text:p>-1,24344978758018E-12</text:p>
          </table:table-cell>
          <table:table-cell table:formula="of:=IF([.E51]*[.G51]&lt;0;[.D51];[.F51])" office:value-type="float" office:value="2.57779638142381" calcext:value-type="float">
            <text:p>2,57779638142381</text:p>
          </table:table-cell>
          <table:table-cell table:formula="of:=[.D52]^3-COS([.D52])+LN([.D52]+5)-20" office:value-type="float" office:value="0.000000000000515143483426073" calcext:value-type="float">
            <text:p>5,15143483426073E-13</text:p>
          </table:table-cell>
          <table:table-cell table:formula="of:=([.B52]+[.D52])/2" office:value-type="float" office:value="2.57779638142377" calcext:value-type="float">
            <text:p>2,57779638142377</text:p>
          </table:table-cell>
          <table:table-cell table:formula="of:=[.F52]^3-COS([.F52])+LN([.F52]+5)-20" office:value-type="float" office:value="-0.000000000000362376795237651" calcext:value-type="float">
            <text:p>-3,62376795237651E-13</text:p>
          </table:table-cell>
          <table:table-cell table:formula="of:=ABS([.F52]-[.F51])" office:value-type="float" office:value="0.000000000000042632564145606" calcext:value-type="float">
            <text:p>4,2632564145606E-14</text:p>
          </table:table-cell>
          <table:table-cell table:formula="of:=IF([.H5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IF([.C52]*[.G52]&lt;0;[.B52];[.F52])" office:value-type="float" office:value="2.57779638142377" calcext:value-type="float">
            <text:p>2,57779638142377</text:p>
          </table:table-cell>
          <table:table-cell table:formula="of:=[.B53]^3-COS([.B53])+LN([.B53]+5)-20" office:value-type="float" office:value="-0.000000000000362376795237651" calcext:value-type="float">
            <text:p>-3,62376795237651E-13</text:p>
          </table:table-cell>
          <table:table-cell table:formula="of:=IF([.E52]*[.G52]&lt;0;[.D52];[.F52])" office:value-type="float" office:value="2.57779638142381" calcext:value-type="float">
            <text:p>2,57779638142381</text:p>
          </table:table-cell>
          <table:table-cell table:formula="of:=[.D53]^3-COS([.D53])+LN([.D53]+5)-20" office:value-type="float" office:value="0.000000000000515143483426073" calcext:value-type="float">
            <text:p>5,15143483426073E-13</text:p>
          </table:table-cell>
          <table:table-cell table:formula="of:=([.B53]+[.D53])/2" office:value-type="float" office:value="2.57779638142379" calcext:value-type="float">
            <text:p>2,57779638142379</text:p>
          </table:table-cell>
          <table:table-cell table:formula="of:=[.F53]^3-COS([.F53])+LN([.F53]+5)-20" office:value-type="float" office:value="0.0000000000000746069872548105" calcext:value-type="float">
            <text:p>7,46069872548105E-14</text:p>
          </table:table-cell>
          <table:table-cell table:formula="of:=ABS([.F53]-[.F52])" office:value-type="float" office:value="0.000000000000021316282072803" calcext:value-type="float">
            <text:p>2,1316282072803E-14</text:p>
          </table:table-cell>
          <table:table-cell table:formula="of:=IF([.H5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IF([.C53]*[.G53]&lt;0;[.B53];[.F53])" office:value-type="float" office:value="2.57779638142377" calcext:value-type="float">
            <text:p>2,57779638142377</text:p>
          </table:table-cell>
          <table:table-cell table:formula="of:=[.B54]^3-COS([.B54])+LN([.B54]+5)-20" office:value-type="float" office:value="-0.000000000000362376795237651" calcext:value-type="float">
            <text:p>-3,62376795237651E-13</text:p>
          </table:table-cell>
          <table:table-cell table:formula="of:=IF([.E53]*[.G53]&lt;0;[.D53];[.F53])" office:value-type="float" office:value="2.57779638142379" calcext:value-type="float">
            <text:p>2,57779638142379</text:p>
          </table:table-cell>
          <table:table-cell table:formula="of:=[.D54]^3-COS([.D54])+LN([.D54]+5)-20" office:value-type="float" office:value="0.0000000000000746069872548105" calcext:value-type="float">
            <text:p>7,46069872548105E-14</text:p>
          </table:table-cell>
          <table:table-cell table:formula="of:=([.B54]+[.D54])/2" office:value-type="float" office:value="2.57779638142378" calcext:value-type="float">
            <text:p>2,57779638142378</text:p>
          </table:table-cell>
          <table:table-cell table:formula="of:=[.F54]^3-COS([.F54])+LN([.F54]+5)-20" office:value-type="float" office:value="-0.000000000000149213974509621" calcext:value-type="float">
            <text:p>-1,49213974509621E-13</text:p>
          </table:table-cell>
          <table:table-cell table:formula="of:=ABS([.F54]-[.F53])" office:value-type="float" office:value="0.0000000000000106581410364015" calcext:value-type="float">
            <text:p>1,06581410364015E-14</text:p>
          </table:table-cell>
          <table:table-cell table:formula="of:=IF([.H5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IF([.C54]*[.G54]&lt;0;[.B54];[.F54])" office:value-type="float" office:value="2.57779638142378" calcext:value-type="float">
            <text:p>2,57779638142378</text:p>
          </table:table-cell>
          <table:table-cell table:formula="of:=[.B55]^3-COS([.B55])+LN([.B55]+5)-20" office:value-type="float" office:value="-0.000000000000149213974509621" calcext:value-type="float">
            <text:p>-1,49213974509621E-13</text:p>
          </table:table-cell>
          <table:table-cell table:formula="of:=IF([.E54]*[.G54]&lt;0;[.D54];[.F54])" office:value-type="float" office:value="2.57779638142379" calcext:value-type="float">
            <text:p>2,57779638142379</text:p>
          </table:table-cell>
          <table:table-cell table:formula="of:=[.D55]^3-COS([.D55])+LN([.D55]+5)-20" office:value-type="float" office:value="0.0000000000000746069872548105" calcext:value-type="float">
            <text:p>7,46069872548105E-14</text:p>
          </table:table-cell>
          <table:table-cell table:formula="of:=([.B55]+[.D55])/2" office:value-type="float" office:value="2.57779638142378" calcext:value-type="float">
            <text:p>2,57779638142378</text:p>
          </table:table-cell>
          <table:table-cell table:formula="of:=[.F55]^3-COS([.F55])+LN([.F55]+5)-20" office:value-type="float" office:value="0" calcext:value-type="float">
            <text:p>0</text:p>
          </table:table-cell>
          <table:table-cell table:formula="of:=ABS([.F55]-[.F54])" office:value-type="float" office:value="0" calcext:value-type="float">
            <text:p>0</text:p>
          </table:table-cell>
          <table:table-cell table:formula="of:=IF([.H5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IF([.C55]*[.G55]&lt;0;[.B55];[.F55])" office:value-type="float" office:value="2.57779638142378" calcext:value-type="float">
            <text:p>2,57779638142378</text:p>
          </table:table-cell>
          <table:table-cell table:formula="of:=[.B56]^3-COS([.B56])+LN([.B56]+5)-20" office:value-type="float" office:value="0" calcext:value-type="float">
            <text:p>0</text:p>
          </table:table-cell>
          <table:table-cell table:formula="of:=IF([.E55]*[.G55]&lt;0;[.D55];[.F55])" office:value-type="float" office:value="2.57779638142378" calcext:value-type="float">
            <text:p>2,57779638142378</text:p>
          </table:table-cell>
          <table:table-cell table:formula="of:=[.D56]^3-COS([.D56])+LN([.D56]+5)-20" office:value-type="float" office:value="0" calcext:value-type="float">
            <text:p>0</text:p>
          </table:table-cell>
          <table:table-cell table:formula="of:=([.B56]+[.D56])/2" office:value-type="float" office:value="2.57779638142378" calcext:value-type="float">
            <text:p>2,57779638142378</text:p>
          </table:table-cell>
          <table:table-cell table:formula="of:=[.F56]^3-COS([.F56])+LN([.F56]+5)-20" office:value-type="float" office:value="0" calcext:value-type="float">
            <text:p>0</text:p>
          </table:table-cell>
          <table:table-cell table:formula="of:=ABS([.F56]-[.F55])" office:value-type="float" office:value="0" calcext:value-type="float">
            <text:p>0</text:p>
          </table:table-cell>
          <table:table-cell table:formula="of:=IF([.H5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IF([.C56]*[.G56]&lt;0;[.B56];[.F56])" office:value-type="float" office:value="2.57779638142378" calcext:value-type="float">
            <text:p>2,57779638142378</text:p>
          </table:table-cell>
          <table:table-cell table:formula="of:=[.B57]^3-COS([.B57])+LN([.B57]+5)-20" office:value-type="float" office:value="0" calcext:value-type="float">
            <text:p>0</text:p>
          </table:table-cell>
          <table:table-cell table:formula="of:=IF([.E56]*[.G56]&lt;0;[.D56];[.F56])" office:value-type="float" office:value="2.57779638142378" calcext:value-type="float">
            <text:p>2,57779638142378</text:p>
          </table:table-cell>
          <table:table-cell table:formula="of:=[.D57]^3-COS([.D57])+LN([.D57]+5)-20" office:value-type="float" office:value="0" calcext:value-type="float">
            <text:p>0</text:p>
          </table:table-cell>
          <table:table-cell table:formula="of:=([.B57]+[.D57])/2" office:value-type="float" office:value="2.57779638142378" calcext:value-type="float">
            <text:p>2,57779638142378</text:p>
          </table:table-cell>
          <table:table-cell table:formula="of:=[.F57]^3-COS([.F57])+LN([.F57]+5)-20" office:value-type="float" office:value="0" calcext:value-type="float">
            <text:p>0</text:p>
          </table:table-cell>
          <table:table-cell table:formula="of:=ABS([.F57]-[.F56])" office:value-type="float" office:value="0" calcext:value-type="float">
            <text:p>0</text:p>
          </table:table-cell>
          <table:table-cell table:formula="of:=IF([.H5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IF([.C57]*[.G57]&lt;0;[.B57];[.F57])" office:value-type="float" office:value="2.57779638142378" calcext:value-type="float">
            <text:p>2,57779638142378</text:p>
          </table:table-cell>
          <table:table-cell table:formula="of:=[.B58]^3-COS([.B58])+LN([.B58]+5)-20" office:value-type="float" office:value="0" calcext:value-type="float">
            <text:p>0</text:p>
          </table:table-cell>
          <table:table-cell table:formula="of:=IF([.E57]*[.G57]&lt;0;[.D57];[.F57])" office:value-type="float" office:value="2.57779638142378" calcext:value-type="float">
            <text:p>2,57779638142378</text:p>
          </table:table-cell>
          <table:table-cell table:formula="of:=[.D58]^3-COS([.D58])+LN([.D58]+5)-20" office:value-type="float" office:value="0" calcext:value-type="float">
            <text:p>0</text:p>
          </table:table-cell>
          <table:table-cell table:formula="of:=([.B58]+[.D58])/2" office:value-type="float" office:value="2.57779638142378" calcext:value-type="float">
            <text:p>2,57779638142378</text:p>
          </table:table-cell>
          <table:table-cell table:formula="of:=[.F58]^3-COS([.F58])+LN([.F58]+5)-20" office:value-type="float" office:value="0" calcext:value-type="float">
            <text:p>0</text:p>
          </table:table-cell>
          <table:table-cell table:formula="of:=ABS([.F58]-[.F57])" office:value-type="float" office:value="0" calcext:value-type="float">
            <text:p>0</text:p>
          </table:table-cell>
          <table:table-cell table:formula="of:=IF([.H5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IF([.C58]*[.G58]&lt;0;[.B58];[.F58])" office:value-type="float" office:value="2.57779638142378" calcext:value-type="float">
            <text:p>2,57779638142378</text:p>
          </table:table-cell>
          <table:table-cell table:formula="of:=[.B59]^3-COS([.B59])+LN([.B59]+5)-20" office:value-type="float" office:value="0" calcext:value-type="float">
            <text:p>0</text:p>
          </table:table-cell>
          <table:table-cell table:formula="of:=IF([.E58]*[.G58]&lt;0;[.D58];[.F58])" office:value-type="float" office:value="2.57779638142378" calcext:value-type="float">
            <text:p>2,57779638142378</text:p>
          </table:table-cell>
          <table:table-cell table:formula="of:=[.D59]^3-COS([.D59])+LN([.D59]+5)-20" office:value-type="float" office:value="0" calcext:value-type="float">
            <text:p>0</text:p>
          </table:table-cell>
          <table:table-cell table:formula="of:=([.B59]+[.D59])/2" office:value-type="float" office:value="2.57779638142378" calcext:value-type="float">
            <text:p>2,57779638142378</text:p>
          </table:table-cell>
          <table:table-cell table:formula="of:=[.F59]^3-COS([.F59])+LN([.F59]+5)-20" office:value-type="float" office:value="0" calcext:value-type="float">
            <text:p>0</text:p>
          </table:table-cell>
          <table:table-cell table:formula="of:=ABS([.F59]-[.F58])" office:value-type="float" office:value="0" calcext:value-type="float">
            <text:p>0</text:p>
          </table:table-cell>
          <table:table-cell table:formula="of:=IF([.H5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IF([.C59]*[.G59]&lt;0;[.B59];[.F59])" office:value-type="float" office:value="2.57779638142378" calcext:value-type="float">
            <text:p>2,57779638142378</text:p>
          </table:table-cell>
          <table:table-cell table:formula="of:=[.B60]^3-COS([.B60])+LN([.B60]+5)-20" office:value-type="float" office:value="0" calcext:value-type="float">
            <text:p>0</text:p>
          </table:table-cell>
          <table:table-cell table:formula="of:=IF([.E59]*[.G59]&lt;0;[.D59];[.F59])" office:value-type="float" office:value="2.57779638142378" calcext:value-type="float">
            <text:p>2,57779638142378</text:p>
          </table:table-cell>
          <table:table-cell table:formula="of:=[.D60]^3-COS([.D60])+LN([.D60]+5)-20" office:value-type="float" office:value="0" calcext:value-type="float">
            <text:p>0</text:p>
          </table:table-cell>
          <table:table-cell table:formula="of:=([.B60]+[.D60])/2" office:value-type="float" office:value="2.57779638142378" calcext:value-type="float">
            <text:p>2,57779638142378</text:p>
          </table:table-cell>
          <table:table-cell table:formula="of:=[.F60]^3-COS([.F60])+LN([.F60]+5)-20" office:value-type="float" office:value="0" calcext:value-type="float">
            <text:p>0</text:p>
          </table:table-cell>
          <table:table-cell table:formula="of:=ABS([.F60]-[.F59])" office:value-type="float" office:value="0" calcext:value-type="float">
            <text:p>0</text:p>
          </table:table-cell>
          <table:table-cell table:formula="of:=IF([.H6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IF([.C60]*[.G60]&lt;0;[.B60];[.F60])" office:value-type="float" office:value="2.57779638142378" calcext:value-type="float">
            <text:p>2,57779638142378</text:p>
          </table:table-cell>
          <table:table-cell table:formula="of:=[.B61]^3-COS([.B61])+LN([.B61]+5)-20" office:value-type="float" office:value="0" calcext:value-type="float">
            <text:p>0</text:p>
          </table:table-cell>
          <table:table-cell table:formula="of:=IF([.E60]*[.G60]&lt;0;[.D60];[.F60])" office:value-type="float" office:value="2.57779638142378" calcext:value-type="float">
            <text:p>2,57779638142378</text:p>
          </table:table-cell>
          <table:table-cell table:formula="of:=[.D61]^3-COS([.D61])+LN([.D61]+5)-20" office:value-type="float" office:value="0" calcext:value-type="float">
            <text:p>0</text:p>
          </table:table-cell>
          <table:table-cell table:formula="of:=([.B61]+[.D61])/2" office:value-type="float" office:value="2.57779638142378" calcext:value-type="float">
            <text:p>2,57779638142378</text:p>
          </table:table-cell>
          <table:table-cell table:formula="of:=[.F61]^3-COS([.F61])+LN([.F61]+5)-20" office:value-type="float" office:value="0" calcext:value-type="float">
            <text:p>0</text:p>
          </table:table-cell>
          <table:table-cell table:formula="of:=ABS([.F61]-[.F60])" office:value-type="float" office:value="0" calcext:value-type="float">
            <text:p>0</text:p>
          </table:table-cell>
          <table:table-cell table:formula="of:=IF([.H6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IF([.C61]*[.G61]&lt;0;[.B61];[.F61])" office:value-type="float" office:value="2.57779638142378" calcext:value-type="float">
            <text:p>2,57779638142378</text:p>
          </table:table-cell>
          <table:table-cell table:formula="of:=[.B62]^3-COS([.B62])+LN([.B62]+5)-20" office:value-type="float" office:value="0" calcext:value-type="float">
            <text:p>0</text:p>
          </table:table-cell>
          <table:table-cell table:formula="of:=IF([.E61]*[.G61]&lt;0;[.D61];[.F61])" office:value-type="float" office:value="2.57779638142378" calcext:value-type="float">
            <text:p>2,57779638142378</text:p>
          </table:table-cell>
          <table:table-cell table:formula="of:=[.D62]^3-COS([.D62])+LN([.D62]+5)-20" office:value-type="float" office:value="0" calcext:value-type="float">
            <text:p>0</text:p>
          </table:table-cell>
          <table:table-cell table:formula="of:=([.B62]+[.D62])/2" office:value-type="float" office:value="2.57779638142378" calcext:value-type="float">
            <text:p>2,57779638142378</text:p>
          </table:table-cell>
          <table:table-cell table:formula="of:=[.F62]^3-COS([.F62])+LN([.F62]+5)-20" office:value-type="float" office:value="0" calcext:value-type="float">
            <text:p>0</text:p>
          </table:table-cell>
          <table:table-cell table:formula="of:=ABS([.F62]-[.F61])" office:value-type="float" office:value="0" calcext:value-type="float">
            <text:p>0</text:p>
          </table:table-cell>
          <table:table-cell table:formula="of:=IF([.H6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IF([.C62]*[.G62]&lt;0;[.B62];[.F62])" office:value-type="float" office:value="2.57779638142378" calcext:value-type="float">
            <text:p>2,57779638142378</text:p>
          </table:table-cell>
          <table:table-cell table:formula="of:=[.B63]^3-COS([.B63])+LN([.B63]+5)-20" office:value-type="float" office:value="0" calcext:value-type="float">
            <text:p>0</text:p>
          </table:table-cell>
          <table:table-cell table:formula="of:=IF([.E62]*[.G62]&lt;0;[.D62];[.F62])" office:value-type="float" office:value="2.57779638142378" calcext:value-type="float">
            <text:p>2,57779638142378</text:p>
          </table:table-cell>
          <table:table-cell table:formula="of:=[.D63]^3-COS([.D63])+LN([.D63]+5)-20" office:value-type="float" office:value="0" calcext:value-type="float">
            <text:p>0</text:p>
          </table:table-cell>
          <table:table-cell table:formula="of:=([.B63]+[.D63])/2" office:value-type="float" office:value="2.57779638142378" calcext:value-type="float">
            <text:p>2,57779638142378</text:p>
          </table:table-cell>
          <table:table-cell table:formula="of:=[.F63]^3-COS([.F63])+LN([.F63]+5)-20" office:value-type="float" office:value="0" calcext:value-type="float">
            <text:p>0</text:p>
          </table:table-cell>
          <table:table-cell table:formula="of:=ABS([.F63]-[.F62])" office:value-type="float" office:value="0" calcext:value-type="float">
            <text:p>0</text:p>
          </table:table-cell>
          <table:table-cell table:formula="of:=IF([.H6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IF([.C63]*[.G63]&lt;0;[.B63];[.F63])" office:value-type="float" office:value="2.57779638142378" calcext:value-type="float">
            <text:p>2,57779638142378</text:p>
          </table:table-cell>
          <table:table-cell table:formula="of:=[.B64]^3-COS([.B64])+LN([.B64]+5)-20" office:value-type="float" office:value="0" calcext:value-type="float">
            <text:p>0</text:p>
          </table:table-cell>
          <table:table-cell table:formula="of:=IF([.E63]*[.G63]&lt;0;[.D63];[.F63])" office:value-type="float" office:value="2.57779638142378" calcext:value-type="float">
            <text:p>2,57779638142378</text:p>
          </table:table-cell>
          <table:table-cell table:formula="of:=[.D64]^3-COS([.D64])+LN([.D64]+5)-20" office:value-type="float" office:value="0" calcext:value-type="float">
            <text:p>0</text:p>
          </table:table-cell>
          <table:table-cell table:formula="of:=([.B64]+[.D64])/2" office:value-type="float" office:value="2.57779638142378" calcext:value-type="float">
            <text:p>2,57779638142378</text:p>
          </table:table-cell>
          <table:table-cell table:formula="of:=[.F64]^3-COS([.F64])+LN([.F64]+5)-20" office:value-type="float" office:value="0" calcext:value-type="float">
            <text:p>0</text:p>
          </table:table-cell>
          <table:table-cell table:formula="of:=ABS([.F64]-[.F63])" office:value-type="float" office:value="0" calcext:value-type="float">
            <text:p>0</text:p>
          </table:table-cell>
          <table:table-cell table:formula="of:=IF([.H6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IF([.C64]*[.G64]&lt;0;[.B64];[.F64])" office:value-type="float" office:value="2.57779638142378" calcext:value-type="float">
            <text:p>2,57779638142378</text:p>
          </table:table-cell>
          <table:table-cell table:formula="of:=[.B65]^3-COS([.B65])+LN([.B65]+5)-20" office:value-type="float" office:value="0" calcext:value-type="float">
            <text:p>0</text:p>
          </table:table-cell>
          <table:table-cell table:formula="of:=IF([.E64]*[.G64]&lt;0;[.D64];[.F64])" office:value-type="float" office:value="2.57779638142378" calcext:value-type="float">
            <text:p>2,57779638142378</text:p>
          </table:table-cell>
          <table:table-cell table:formula="of:=[.D65]^3-COS([.D65])+LN([.D65]+5)-20" office:value-type="float" office:value="0" calcext:value-type="float">
            <text:p>0</text:p>
          </table:table-cell>
          <table:table-cell table:formula="of:=([.B65]+[.D65])/2" office:value-type="float" office:value="2.57779638142378" calcext:value-type="float">
            <text:p>2,57779638142378</text:p>
          </table:table-cell>
          <table:table-cell table:formula="of:=[.F65]^3-COS([.F65])+LN([.F65]+5)-20" office:value-type="float" office:value="0" calcext:value-type="float">
            <text:p>0</text:p>
          </table:table-cell>
          <table:table-cell table:formula="of:=ABS([.F65]-[.F64])" office:value-type="float" office:value="0" calcext:value-type="float">
            <text:p>0</text:p>
          </table:table-cell>
          <table:table-cell table:formula="of:=IF([.H6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IF([.C65]*[.G65]&lt;0;[.B65];[.F65])" office:value-type="float" office:value="2.57779638142378" calcext:value-type="float">
            <text:p>2,57779638142378</text:p>
          </table:table-cell>
          <table:table-cell table:formula="of:=[.B66]^3-COS([.B66])+LN([.B66]+5)-20" office:value-type="float" office:value="0" calcext:value-type="float">
            <text:p>0</text:p>
          </table:table-cell>
          <table:table-cell table:formula="of:=IF([.E65]*[.G65]&lt;0;[.D65];[.F65])" office:value-type="float" office:value="2.57779638142378" calcext:value-type="float">
            <text:p>2,57779638142378</text:p>
          </table:table-cell>
          <table:table-cell table:formula="of:=[.D66]^3-COS([.D66])+LN([.D66]+5)-20" office:value-type="float" office:value="0" calcext:value-type="float">
            <text:p>0</text:p>
          </table:table-cell>
          <table:table-cell table:formula="of:=([.B66]+[.D66])/2" office:value-type="float" office:value="2.57779638142378" calcext:value-type="float">
            <text:p>2,57779638142378</text:p>
          </table:table-cell>
          <table:table-cell table:formula="of:=[.F66]^3-COS([.F66])+LN([.F66]+5)-20" office:value-type="float" office:value="0" calcext:value-type="float">
            <text:p>0</text:p>
          </table:table-cell>
          <table:table-cell table:formula="of:=ABS([.F66]-[.F65])" office:value-type="float" office:value="0" calcext:value-type="float">
            <text:p>0</text:p>
          </table:table-cell>
          <table:table-cell table:formula="of:=IF([.H6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IF([.C66]*[.G66]&lt;0;[.B66];[.F66])" office:value-type="float" office:value="2.57779638142378" calcext:value-type="float">
            <text:p>2,57779638142378</text:p>
          </table:table-cell>
          <table:table-cell table:formula="of:=[.B67]^3-COS([.B67])+LN([.B67]+5)-20" office:value-type="float" office:value="0" calcext:value-type="float">
            <text:p>0</text:p>
          </table:table-cell>
          <table:table-cell table:formula="of:=IF([.E66]*[.G66]&lt;0;[.D66];[.F66])" office:value-type="float" office:value="2.57779638142378" calcext:value-type="float">
            <text:p>2,57779638142378</text:p>
          </table:table-cell>
          <table:table-cell table:formula="of:=[.D67]^3-COS([.D67])+LN([.D67]+5)-20" office:value-type="float" office:value="0" calcext:value-type="float">
            <text:p>0</text:p>
          </table:table-cell>
          <table:table-cell table:formula="of:=([.B67]+[.D67])/2" office:value-type="float" office:value="2.57779638142378" calcext:value-type="float">
            <text:p>2,57779638142378</text:p>
          </table:table-cell>
          <table:table-cell table:formula="of:=[.F67]^3-COS([.F67])+LN([.F67]+5)-20" office:value-type="float" office:value="0" calcext:value-type="float">
            <text:p>0</text:p>
          </table:table-cell>
          <table:table-cell table:formula="of:=ABS([.F67]-[.F66])" office:value-type="float" office:value="0" calcext:value-type="float">
            <text:p>0</text:p>
          </table:table-cell>
          <table:table-cell table:formula="of:=IF([.H6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IF([.C67]*[.G67]&lt;0;[.B67];[.F67])" office:value-type="float" office:value="2.57779638142378" calcext:value-type="float">
            <text:p>2,57779638142378</text:p>
          </table:table-cell>
          <table:table-cell table:formula="of:=[.B68]^3-COS([.B68])+LN([.B68]+5)-20" office:value-type="float" office:value="0" calcext:value-type="float">
            <text:p>0</text:p>
          </table:table-cell>
          <table:table-cell table:formula="of:=IF([.E67]*[.G67]&lt;0;[.D67];[.F67])" office:value-type="float" office:value="2.57779638142378" calcext:value-type="float">
            <text:p>2,57779638142378</text:p>
          </table:table-cell>
          <table:table-cell table:formula="of:=[.D68]^3-COS([.D68])+LN([.D68]+5)-20" office:value-type="float" office:value="0" calcext:value-type="float">
            <text:p>0</text:p>
          </table:table-cell>
          <table:table-cell table:formula="of:=([.B68]+[.D68])/2" office:value-type="float" office:value="2.57779638142378" calcext:value-type="float">
            <text:p>2,57779638142378</text:p>
          </table:table-cell>
          <table:table-cell table:formula="of:=[.F68]^3-COS([.F68])+LN([.F68]+5)-20" office:value-type="float" office:value="0" calcext:value-type="float">
            <text:p>0</text:p>
          </table:table-cell>
          <table:table-cell table:formula="of:=ABS([.F68]-[.F67])" office:value-type="float" office:value="0" calcext:value-type="float">
            <text:p>0</text:p>
          </table:table-cell>
          <table:table-cell table:formula="of:=IF([.H6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IF([.C68]*[.G68]&lt;0;[.B68];[.F68])" office:value-type="float" office:value="2.57779638142378" calcext:value-type="float">
            <text:p>2,57779638142378</text:p>
          </table:table-cell>
          <table:table-cell table:formula="of:=[.B69]^3-COS([.B69])+LN([.B69]+5)-20" office:value-type="float" office:value="0" calcext:value-type="float">
            <text:p>0</text:p>
          </table:table-cell>
          <table:table-cell table:formula="of:=IF([.E68]*[.G68]&lt;0;[.D68];[.F68])" office:value-type="float" office:value="2.57779638142378" calcext:value-type="float">
            <text:p>2,57779638142378</text:p>
          </table:table-cell>
          <table:table-cell table:formula="of:=[.D69]^3-COS([.D69])+LN([.D69]+5)-20" office:value-type="float" office:value="0" calcext:value-type="float">
            <text:p>0</text:p>
          </table:table-cell>
          <table:table-cell table:formula="of:=([.B69]+[.D69])/2" office:value-type="float" office:value="2.57779638142378" calcext:value-type="float">
            <text:p>2,57779638142378</text:p>
          </table:table-cell>
          <table:table-cell table:formula="of:=[.F69]^3-COS([.F69])+LN([.F69]+5)-20" office:value-type="float" office:value="0" calcext:value-type="float">
            <text:p>0</text:p>
          </table:table-cell>
          <table:table-cell table:formula="of:=ABS([.F69]-[.F68])" office:value-type="float" office:value="0" calcext:value-type="float">
            <text:p>0</text:p>
          </table:table-cell>
          <table:table-cell table:formula="of:=IF([.H6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IF([.C69]*[.G69]&lt;0;[.B69];[.F69])" office:value-type="float" office:value="2.57779638142378" calcext:value-type="float">
            <text:p>2,57779638142378</text:p>
          </table:table-cell>
          <table:table-cell table:formula="of:=[.B70]^3-COS([.B70])+LN([.B70]+5)-20" office:value-type="float" office:value="0" calcext:value-type="float">
            <text:p>0</text:p>
          </table:table-cell>
          <table:table-cell table:formula="of:=IF([.E69]*[.G69]&lt;0;[.D69];[.F69])" office:value-type="float" office:value="2.57779638142378" calcext:value-type="float">
            <text:p>2,57779638142378</text:p>
          </table:table-cell>
          <table:table-cell table:formula="of:=[.D70]^3-COS([.D70])+LN([.D70]+5)-20" office:value-type="float" office:value="0" calcext:value-type="float">
            <text:p>0</text:p>
          </table:table-cell>
          <table:table-cell table:formula="of:=([.B70]+[.D70])/2" office:value-type="float" office:value="2.57779638142378" calcext:value-type="float">
            <text:p>2,57779638142378</text:p>
          </table:table-cell>
          <table:table-cell table:formula="of:=[.F70]^3-COS([.F70])+LN([.F70]+5)-20" office:value-type="float" office:value="0" calcext:value-type="float">
            <text:p>0</text:p>
          </table:table-cell>
          <table:table-cell table:formula="of:=ABS([.F70]-[.F69])" office:value-type="float" office:value="0" calcext:value-type="float">
            <text:p>0</text:p>
          </table:table-cell>
          <table:table-cell table:formula="of:=IF([.H7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IF([.C70]*[.G70]&lt;0;[.B70];[.F70])" office:value-type="float" office:value="2.57779638142378" calcext:value-type="float">
            <text:p>2,57779638142378</text:p>
          </table:table-cell>
          <table:table-cell table:formula="of:=[.B71]^3-COS([.B71])+LN([.B71]+5)-20" office:value-type="float" office:value="0" calcext:value-type="float">
            <text:p>0</text:p>
          </table:table-cell>
          <table:table-cell table:formula="of:=IF([.E70]*[.G70]&lt;0;[.D70];[.F70])" office:value-type="float" office:value="2.57779638142378" calcext:value-type="float">
            <text:p>2,57779638142378</text:p>
          </table:table-cell>
          <table:table-cell table:formula="of:=[.D71]^3-COS([.D71])+LN([.D71]+5)-20" office:value-type="float" office:value="0" calcext:value-type="float">
            <text:p>0</text:p>
          </table:table-cell>
          <table:table-cell table:formula="of:=([.B71]+[.D71])/2" office:value-type="float" office:value="2.57779638142378" calcext:value-type="float">
            <text:p>2,57779638142378</text:p>
          </table:table-cell>
          <table:table-cell table:formula="of:=[.F71]^3-COS([.F71])+LN([.F71]+5)-20" office:value-type="float" office:value="0" calcext:value-type="float">
            <text:p>0</text:p>
          </table:table-cell>
          <table:table-cell table:formula="of:=ABS([.F71]-[.F70])" office:value-type="float" office:value="0" calcext:value-type="float">
            <text:p>0</text:p>
          </table:table-cell>
          <table:table-cell table:formula="of:=IF([.H7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IF([.C71]*[.G71]&lt;0;[.B71];[.F71])" office:value-type="float" office:value="2.57779638142378" calcext:value-type="float">
            <text:p>2,57779638142378</text:p>
          </table:table-cell>
          <table:table-cell table:formula="of:=[.B72]^3-COS([.B72])+LN([.B72]+5)-20" office:value-type="float" office:value="0" calcext:value-type="float">
            <text:p>0</text:p>
          </table:table-cell>
          <table:table-cell table:formula="of:=IF([.E71]*[.G71]&lt;0;[.D71];[.F71])" office:value-type="float" office:value="2.57779638142378" calcext:value-type="float">
            <text:p>2,57779638142378</text:p>
          </table:table-cell>
          <table:table-cell table:formula="of:=[.D72]^3-COS([.D72])+LN([.D72]+5)-20" office:value-type="float" office:value="0" calcext:value-type="float">
            <text:p>0</text:p>
          </table:table-cell>
          <table:table-cell table:formula="of:=([.B72]+[.D72])/2" office:value-type="float" office:value="2.57779638142378" calcext:value-type="float">
            <text:p>2,57779638142378</text:p>
          </table:table-cell>
          <table:table-cell table:formula="of:=[.F72]^3-COS([.F72])+LN([.F72]+5)-20" office:value-type="float" office:value="0" calcext:value-type="float">
            <text:p>0</text:p>
          </table:table-cell>
          <table:table-cell table:formula="of:=ABS([.F72]-[.F71])" office:value-type="float" office:value="0" calcext:value-type="float">
            <text:p>0</text:p>
          </table:table-cell>
          <table:table-cell table:formula="of:=IF([.H7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IF([.C72]*[.G72]&lt;0;[.B72];[.F72])" office:value-type="float" office:value="2.57779638142378" calcext:value-type="float">
            <text:p>2,57779638142378</text:p>
          </table:table-cell>
          <table:table-cell table:formula="of:=[.B73]^3-COS([.B73])+LN([.B73]+5)-20" office:value-type="float" office:value="0" calcext:value-type="float">
            <text:p>0</text:p>
          </table:table-cell>
          <table:table-cell table:formula="of:=IF([.E72]*[.G72]&lt;0;[.D72];[.F72])" office:value-type="float" office:value="2.57779638142378" calcext:value-type="float">
            <text:p>2,57779638142378</text:p>
          </table:table-cell>
          <table:table-cell table:formula="of:=[.D73]^3-COS([.D73])+LN([.D73]+5)-20" office:value-type="float" office:value="0" calcext:value-type="float">
            <text:p>0</text:p>
          </table:table-cell>
          <table:table-cell table:formula="of:=([.B73]+[.D73])/2" office:value-type="float" office:value="2.57779638142378" calcext:value-type="float">
            <text:p>2,57779638142378</text:p>
          </table:table-cell>
          <table:table-cell table:formula="of:=[.F73]^3-COS([.F73])+LN([.F73]+5)-20" office:value-type="float" office:value="0" calcext:value-type="float">
            <text:p>0</text:p>
          </table:table-cell>
          <table:table-cell table:formula="of:=ABS([.F73]-[.F72])" office:value-type="float" office:value="0" calcext:value-type="float">
            <text:p>0</text:p>
          </table:table-cell>
          <table:table-cell table:formula="of:=IF([.H7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IF([.C73]*[.G73]&lt;0;[.B73];[.F73])" office:value-type="float" office:value="2.57779638142378" calcext:value-type="float">
            <text:p>2,57779638142378</text:p>
          </table:table-cell>
          <table:table-cell table:formula="of:=[.B74]^3-COS([.B74])+LN([.B74]+5)-20" office:value-type="float" office:value="0" calcext:value-type="float">
            <text:p>0</text:p>
          </table:table-cell>
          <table:table-cell table:formula="of:=IF([.E73]*[.G73]&lt;0;[.D73];[.F73])" office:value-type="float" office:value="2.57779638142378" calcext:value-type="float">
            <text:p>2,57779638142378</text:p>
          </table:table-cell>
          <table:table-cell table:formula="of:=[.D74]^3-COS([.D74])+LN([.D74]+5)-20" office:value-type="float" office:value="0" calcext:value-type="float">
            <text:p>0</text:p>
          </table:table-cell>
          <table:table-cell table:formula="of:=([.B74]+[.D74])/2" office:value-type="float" office:value="2.57779638142378" calcext:value-type="float">
            <text:p>2,57779638142378</text:p>
          </table:table-cell>
          <table:table-cell table:formula="of:=[.F74]^3-COS([.F74])+LN([.F74]+5)-20" office:value-type="float" office:value="0" calcext:value-type="float">
            <text:p>0</text:p>
          </table:table-cell>
          <table:table-cell table:formula="of:=ABS([.F74]-[.F73])" office:value-type="float" office:value="0" calcext:value-type="float">
            <text:p>0</text:p>
          </table:table-cell>
          <table:table-cell table:formula="of:=IF([.H7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IF([.C74]*[.G74]&lt;0;[.B74];[.F74])" office:value-type="float" office:value="2.57779638142378" calcext:value-type="float">
            <text:p>2,57779638142378</text:p>
          </table:table-cell>
          <table:table-cell table:formula="of:=[.B75]^3-COS([.B75])+LN([.B75]+5)-20" office:value-type="float" office:value="0" calcext:value-type="float">
            <text:p>0</text:p>
          </table:table-cell>
          <table:table-cell table:formula="of:=IF([.E74]*[.G74]&lt;0;[.D74];[.F74])" office:value-type="float" office:value="2.57779638142378" calcext:value-type="float">
            <text:p>2,57779638142378</text:p>
          </table:table-cell>
          <table:table-cell table:formula="of:=[.D75]^3-COS([.D75])+LN([.D75]+5)-20" office:value-type="float" office:value="0" calcext:value-type="float">
            <text:p>0</text:p>
          </table:table-cell>
          <table:table-cell table:formula="of:=([.B75]+[.D75])/2" office:value-type="float" office:value="2.57779638142378" calcext:value-type="float">
            <text:p>2,57779638142378</text:p>
          </table:table-cell>
          <table:table-cell table:formula="of:=[.F75]^3-COS([.F75])+LN([.F75]+5)-20" office:value-type="float" office:value="0" calcext:value-type="float">
            <text:p>0</text:p>
          </table:table-cell>
          <table:table-cell table:formula="of:=ABS([.F75]-[.F74])" office:value-type="float" office:value="0" calcext:value-type="float">
            <text:p>0</text:p>
          </table:table-cell>
          <table:table-cell table:formula="of:=IF([.H7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IF([.C75]*[.G75]&lt;0;[.B75];[.F75])" office:value-type="float" office:value="2.57779638142378" calcext:value-type="float">
            <text:p>2,57779638142378</text:p>
          </table:table-cell>
          <table:table-cell table:formula="of:=[.B76]^3-COS([.B76])+LN([.B76]+5)-20" office:value-type="float" office:value="0" calcext:value-type="float">
            <text:p>0</text:p>
          </table:table-cell>
          <table:table-cell table:formula="of:=IF([.E75]*[.G75]&lt;0;[.D75];[.F75])" office:value-type="float" office:value="2.57779638142378" calcext:value-type="float">
            <text:p>2,57779638142378</text:p>
          </table:table-cell>
          <table:table-cell table:formula="of:=[.D76]^3-COS([.D76])+LN([.D76]+5)-20" office:value-type="float" office:value="0" calcext:value-type="float">
            <text:p>0</text:p>
          </table:table-cell>
          <table:table-cell table:formula="of:=([.B76]+[.D76])/2" office:value-type="float" office:value="2.57779638142378" calcext:value-type="float">
            <text:p>2,57779638142378</text:p>
          </table:table-cell>
          <table:table-cell table:formula="of:=[.F76]^3-COS([.F76])+LN([.F76]+5)-20" office:value-type="float" office:value="0" calcext:value-type="float">
            <text:p>0</text:p>
          </table:table-cell>
          <table:table-cell table:formula="of:=ABS([.F76]-[.F75])" office:value-type="float" office:value="0" calcext:value-type="float">
            <text:p>0</text:p>
          </table:table-cell>
          <table:table-cell table:formula="of:=IF([.H7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IF([.C76]*[.G76]&lt;0;[.B76];[.F76])" office:value-type="float" office:value="2.57779638142378" calcext:value-type="float">
            <text:p>2,57779638142378</text:p>
          </table:table-cell>
          <table:table-cell table:formula="of:=[.B77]^3-COS([.B77])+LN([.B77]+5)-20" office:value-type="float" office:value="0" calcext:value-type="float">
            <text:p>0</text:p>
          </table:table-cell>
          <table:table-cell table:formula="of:=IF([.E76]*[.G76]&lt;0;[.D76];[.F76])" office:value-type="float" office:value="2.57779638142378" calcext:value-type="float">
            <text:p>2,57779638142378</text:p>
          </table:table-cell>
          <table:table-cell table:formula="of:=[.D77]^3-COS([.D77])+LN([.D77]+5)-20" office:value-type="float" office:value="0" calcext:value-type="float">
            <text:p>0</text:p>
          </table:table-cell>
          <table:table-cell table:formula="of:=([.B77]+[.D77])/2" office:value-type="float" office:value="2.57779638142378" calcext:value-type="float">
            <text:p>2,57779638142378</text:p>
          </table:table-cell>
          <table:table-cell table:formula="of:=[.F77]^3-COS([.F77])+LN([.F77]+5)-20" office:value-type="float" office:value="0" calcext:value-type="float">
            <text:p>0</text:p>
          </table:table-cell>
          <table:table-cell table:formula="of:=ABS([.F77]-[.F76])" office:value-type="float" office:value="0" calcext:value-type="float">
            <text:p>0</text:p>
          </table:table-cell>
          <table:table-cell table:formula="of:=IF([.H7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IF([.C77]*[.G77]&lt;0;[.B77];[.F77])" office:value-type="float" office:value="2.57779638142378" calcext:value-type="float">
            <text:p>2,57779638142378</text:p>
          </table:table-cell>
          <table:table-cell table:formula="of:=[.B78]^3-COS([.B78])+LN([.B78]+5)-20" office:value-type="float" office:value="0" calcext:value-type="float">
            <text:p>0</text:p>
          </table:table-cell>
          <table:table-cell table:formula="of:=IF([.E77]*[.G77]&lt;0;[.D77];[.F77])" office:value-type="float" office:value="2.57779638142378" calcext:value-type="float">
            <text:p>2,57779638142378</text:p>
          </table:table-cell>
          <table:table-cell table:formula="of:=[.D78]^3-COS([.D78])+LN([.D78]+5)-20" office:value-type="float" office:value="0" calcext:value-type="float">
            <text:p>0</text:p>
          </table:table-cell>
          <table:table-cell table:formula="of:=([.B78]+[.D78])/2" office:value-type="float" office:value="2.57779638142378" calcext:value-type="float">
            <text:p>2,57779638142378</text:p>
          </table:table-cell>
          <table:table-cell table:formula="of:=[.F78]^3-COS([.F78])+LN([.F78]+5)-20" office:value-type="float" office:value="0" calcext:value-type="float">
            <text:p>0</text:p>
          </table:table-cell>
          <table:table-cell table:formula="of:=ABS([.F78]-[.F77])" office:value-type="float" office:value="0" calcext:value-type="float">
            <text:p>0</text:p>
          </table:table-cell>
          <table:table-cell table:formula="of:=IF([.H7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IF([.C78]*[.G78]&lt;0;[.B78];[.F78])" office:value-type="float" office:value="2.57779638142378" calcext:value-type="float">
            <text:p>2,57779638142378</text:p>
          </table:table-cell>
          <table:table-cell table:formula="of:=[.B79]^3-COS([.B79])+LN([.B79]+5)-20" office:value-type="float" office:value="0" calcext:value-type="float">
            <text:p>0</text:p>
          </table:table-cell>
          <table:table-cell table:formula="of:=IF([.E78]*[.G78]&lt;0;[.D78];[.F78])" office:value-type="float" office:value="2.57779638142378" calcext:value-type="float">
            <text:p>2,57779638142378</text:p>
          </table:table-cell>
          <table:table-cell table:formula="of:=[.D79]^3-COS([.D79])+LN([.D79]+5)-20" office:value-type="float" office:value="0" calcext:value-type="float">
            <text:p>0</text:p>
          </table:table-cell>
          <table:table-cell table:formula="of:=([.B79]+[.D79])/2" office:value-type="float" office:value="2.57779638142378" calcext:value-type="float">
            <text:p>2,57779638142378</text:p>
          </table:table-cell>
          <table:table-cell table:formula="of:=[.F79]^3-COS([.F79])+LN([.F79]+5)-20" office:value-type="float" office:value="0" calcext:value-type="float">
            <text:p>0</text:p>
          </table:table-cell>
          <table:table-cell table:formula="of:=ABS([.F79]-[.F78])" office:value-type="float" office:value="0" calcext:value-type="float">
            <text:p>0</text:p>
          </table:table-cell>
          <table:table-cell table:formula="of:=IF([.H7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IF([.C79]*[.G79]&lt;0;[.B79];[.F79])" office:value-type="float" office:value="2.57779638142378" calcext:value-type="float">
            <text:p>2,57779638142378</text:p>
          </table:table-cell>
          <table:table-cell table:formula="of:=[.B80]^3-COS([.B80])+LN([.B80]+5)-20" office:value-type="float" office:value="0" calcext:value-type="float">
            <text:p>0</text:p>
          </table:table-cell>
          <table:table-cell table:formula="of:=IF([.E79]*[.G79]&lt;0;[.D79];[.F79])" office:value-type="float" office:value="2.57779638142378" calcext:value-type="float">
            <text:p>2,57779638142378</text:p>
          </table:table-cell>
          <table:table-cell table:formula="of:=[.D80]^3-COS([.D80])+LN([.D80]+5)-20" office:value-type="float" office:value="0" calcext:value-type="float">
            <text:p>0</text:p>
          </table:table-cell>
          <table:table-cell table:formula="of:=([.B80]+[.D80])/2" office:value-type="float" office:value="2.57779638142378" calcext:value-type="float">
            <text:p>2,57779638142378</text:p>
          </table:table-cell>
          <table:table-cell table:formula="of:=[.F80]^3-COS([.F80])+LN([.F80]+5)-20" office:value-type="float" office:value="0" calcext:value-type="float">
            <text:p>0</text:p>
          </table:table-cell>
          <table:table-cell table:formula="of:=ABS([.F80]-[.F79])" office:value-type="float" office:value="0" calcext:value-type="float">
            <text:p>0</text:p>
          </table:table-cell>
          <table:table-cell table:formula="of:=IF([.H8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IF([.C80]*[.G80]&lt;0;[.B80];[.F80])" office:value-type="float" office:value="2.57779638142378" calcext:value-type="float">
            <text:p>2,57779638142378</text:p>
          </table:table-cell>
          <table:table-cell table:formula="of:=[.B81]^3-COS([.B81])+LN([.B81]+5)-20" office:value-type="float" office:value="0" calcext:value-type="float">
            <text:p>0</text:p>
          </table:table-cell>
          <table:table-cell table:formula="of:=IF([.E80]*[.G80]&lt;0;[.D80];[.F80])" office:value-type="float" office:value="2.57779638142378" calcext:value-type="float">
            <text:p>2,57779638142378</text:p>
          </table:table-cell>
          <table:table-cell table:formula="of:=[.D81]^3-COS([.D81])+LN([.D81]+5)-20" office:value-type="float" office:value="0" calcext:value-type="float">
            <text:p>0</text:p>
          </table:table-cell>
          <table:table-cell table:formula="of:=([.B81]+[.D81])/2" office:value-type="float" office:value="2.57779638142378" calcext:value-type="float">
            <text:p>2,57779638142378</text:p>
          </table:table-cell>
          <table:table-cell table:formula="of:=[.F81]^3-COS([.F81])+LN([.F81]+5)-20" office:value-type="float" office:value="0" calcext:value-type="float">
            <text:p>0</text:p>
          </table:table-cell>
          <table:table-cell table:formula="of:=ABS([.F81]-[.F80])" office:value-type="float" office:value="0" calcext:value-type="float">
            <text:p>0</text:p>
          </table:table-cell>
          <table:table-cell table:formula="of:=IF([.H8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IF([.C81]*[.G81]&lt;0;[.B81];[.F81])" office:value-type="float" office:value="2.57779638142378" calcext:value-type="float">
            <text:p>2,57779638142378</text:p>
          </table:table-cell>
          <table:table-cell table:formula="of:=[.B82]^3-COS([.B82])+LN([.B82]+5)-20" office:value-type="float" office:value="0" calcext:value-type="float">
            <text:p>0</text:p>
          </table:table-cell>
          <table:table-cell table:formula="of:=IF([.E81]*[.G81]&lt;0;[.D81];[.F81])" office:value-type="float" office:value="2.57779638142378" calcext:value-type="float">
            <text:p>2,57779638142378</text:p>
          </table:table-cell>
          <table:table-cell table:formula="of:=[.D82]^3-COS([.D82])+LN([.D82]+5)-20" office:value-type="float" office:value="0" calcext:value-type="float">
            <text:p>0</text:p>
          </table:table-cell>
          <table:table-cell table:formula="of:=([.B82]+[.D82])/2" office:value-type="float" office:value="2.57779638142378" calcext:value-type="float">
            <text:p>2,57779638142378</text:p>
          </table:table-cell>
          <table:table-cell table:formula="of:=[.F82]^3-COS([.F82])+LN([.F82]+5)-20" office:value-type="float" office:value="0" calcext:value-type="float">
            <text:p>0</text:p>
          </table:table-cell>
          <table:table-cell table:formula="of:=ABS([.F82]-[.F81])" office:value-type="float" office:value="0" calcext:value-type="float">
            <text:p>0</text:p>
          </table:table-cell>
          <table:table-cell table:formula="of:=IF([.H8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IF([.C82]*[.G82]&lt;0;[.B82];[.F82])" office:value-type="float" office:value="2.57779638142378" calcext:value-type="float">
            <text:p>2,57779638142378</text:p>
          </table:table-cell>
          <table:table-cell table:formula="of:=[.B83]^3-COS([.B83])+LN([.B83]+5)-20" office:value-type="float" office:value="0" calcext:value-type="float">
            <text:p>0</text:p>
          </table:table-cell>
          <table:table-cell table:formula="of:=IF([.E82]*[.G82]&lt;0;[.D82];[.F82])" office:value-type="float" office:value="2.57779638142378" calcext:value-type="float">
            <text:p>2,57779638142378</text:p>
          </table:table-cell>
          <table:table-cell table:formula="of:=[.D83]^3-COS([.D83])+LN([.D83]+5)-20" office:value-type="float" office:value="0" calcext:value-type="float">
            <text:p>0</text:p>
          </table:table-cell>
          <table:table-cell table:formula="of:=([.B83]+[.D83])/2" office:value-type="float" office:value="2.57779638142378" calcext:value-type="float">
            <text:p>2,57779638142378</text:p>
          </table:table-cell>
          <table:table-cell table:formula="of:=[.F83]^3-COS([.F83])+LN([.F83]+5)-20" office:value-type="float" office:value="0" calcext:value-type="float">
            <text:p>0</text:p>
          </table:table-cell>
          <table:table-cell table:formula="of:=ABS([.F83]-[.F82])" office:value-type="float" office:value="0" calcext:value-type="float">
            <text:p>0</text:p>
          </table:table-cell>
          <table:table-cell table:formula="of:=IF([.H8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IF([.C83]*[.G83]&lt;0;[.B83];[.F83])" office:value-type="float" office:value="2.57779638142378" calcext:value-type="float">
            <text:p>2,57779638142378</text:p>
          </table:table-cell>
          <table:table-cell table:formula="of:=[.B84]^3-COS([.B84])+LN([.B84]+5)-20" office:value-type="float" office:value="0" calcext:value-type="float">
            <text:p>0</text:p>
          </table:table-cell>
          <table:table-cell table:formula="of:=IF([.E83]*[.G83]&lt;0;[.D83];[.F83])" office:value-type="float" office:value="2.57779638142378" calcext:value-type="float">
            <text:p>2,57779638142378</text:p>
          </table:table-cell>
          <table:table-cell table:formula="of:=[.D84]^3-COS([.D84])+LN([.D84]+5)-20" office:value-type="float" office:value="0" calcext:value-type="float">
            <text:p>0</text:p>
          </table:table-cell>
          <table:table-cell table:formula="of:=([.B84]+[.D84])/2" office:value-type="float" office:value="2.57779638142378" calcext:value-type="float">
            <text:p>2,57779638142378</text:p>
          </table:table-cell>
          <table:table-cell table:formula="of:=[.F84]^3-COS([.F84])+LN([.F84]+5)-20" office:value-type="float" office:value="0" calcext:value-type="float">
            <text:p>0</text:p>
          </table:table-cell>
          <table:table-cell table:formula="of:=ABS([.F84]-[.F83])" office:value-type="float" office:value="0" calcext:value-type="float">
            <text:p>0</text:p>
          </table:table-cell>
          <table:table-cell table:formula="of:=IF([.H8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IF([.C84]*[.G84]&lt;0;[.B84];[.F84])" office:value-type="float" office:value="2.57779638142378" calcext:value-type="float">
            <text:p>2,57779638142378</text:p>
          </table:table-cell>
          <table:table-cell table:formula="of:=[.B85]^3-COS([.B85])+LN([.B85]+5)-20" office:value-type="float" office:value="0" calcext:value-type="float">
            <text:p>0</text:p>
          </table:table-cell>
          <table:table-cell table:formula="of:=IF([.E84]*[.G84]&lt;0;[.D84];[.F84])" office:value-type="float" office:value="2.57779638142378" calcext:value-type="float">
            <text:p>2,57779638142378</text:p>
          </table:table-cell>
          <table:table-cell table:formula="of:=[.D85]^3-COS([.D85])+LN([.D85]+5)-20" office:value-type="float" office:value="0" calcext:value-type="float">
            <text:p>0</text:p>
          </table:table-cell>
          <table:table-cell table:formula="of:=([.B85]+[.D85])/2" office:value-type="float" office:value="2.57779638142378" calcext:value-type="float">
            <text:p>2,57779638142378</text:p>
          </table:table-cell>
          <table:table-cell table:formula="of:=[.F85]^3-COS([.F85])+LN([.F85]+5)-20" office:value-type="float" office:value="0" calcext:value-type="float">
            <text:p>0</text:p>
          </table:table-cell>
          <table:table-cell table:formula="of:=ABS([.F85]-[.F84])" office:value-type="float" office:value="0" calcext:value-type="float">
            <text:p>0</text:p>
          </table:table-cell>
          <table:table-cell table:formula="of:=IF([.H8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IF([.C85]*[.G85]&lt;0;[.B85];[.F85])" office:value-type="float" office:value="2.57779638142378" calcext:value-type="float">
            <text:p>2,57779638142378</text:p>
          </table:table-cell>
          <table:table-cell table:formula="of:=[.B86]^3-COS([.B86])+LN([.B86]+5)-20" office:value-type="float" office:value="0" calcext:value-type="float">
            <text:p>0</text:p>
          </table:table-cell>
          <table:table-cell table:formula="of:=IF([.E85]*[.G85]&lt;0;[.D85];[.F85])" office:value-type="float" office:value="2.57779638142378" calcext:value-type="float">
            <text:p>2,57779638142378</text:p>
          </table:table-cell>
          <table:table-cell table:formula="of:=[.D86]^3-COS([.D86])+LN([.D86]+5)-20" office:value-type="float" office:value="0" calcext:value-type="float">
            <text:p>0</text:p>
          </table:table-cell>
          <table:table-cell table:formula="of:=([.B86]+[.D86])/2" office:value-type="float" office:value="2.57779638142378" calcext:value-type="float">
            <text:p>2,57779638142378</text:p>
          </table:table-cell>
          <table:table-cell table:formula="of:=[.F86]^3-COS([.F86])+LN([.F86]+5)-20" office:value-type="float" office:value="0" calcext:value-type="float">
            <text:p>0</text:p>
          </table:table-cell>
          <table:table-cell table:formula="of:=ABS([.F86]-[.F85])" office:value-type="float" office:value="0" calcext:value-type="float">
            <text:p>0</text:p>
          </table:table-cell>
          <table:table-cell table:formula="of:=IF([.H8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IF([.C86]*[.G86]&lt;0;[.B86];[.F86])" office:value-type="float" office:value="2.57779638142378" calcext:value-type="float">
            <text:p>2,57779638142378</text:p>
          </table:table-cell>
          <table:table-cell table:formula="of:=[.B87]^3-COS([.B87])+LN([.B87]+5)-20" office:value-type="float" office:value="0" calcext:value-type="float">
            <text:p>0</text:p>
          </table:table-cell>
          <table:table-cell table:formula="of:=IF([.E86]*[.G86]&lt;0;[.D86];[.F86])" office:value-type="float" office:value="2.57779638142378" calcext:value-type="float">
            <text:p>2,57779638142378</text:p>
          </table:table-cell>
          <table:table-cell table:formula="of:=[.D87]^3-COS([.D87])+LN([.D87]+5)-20" office:value-type="float" office:value="0" calcext:value-type="float">
            <text:p>0</text:p>
          </table:table-cell>
          <table:table-cell table:formula="of:=([.B87]+[.D87])/2" office:value-type="float" office:value="2.57779638142378" calcext:value-type="float">
            <text:p>2,57779638142378</text:p>
          </table:table-cell>
          <table:table-cell table:formula="of:=[.F87]^3-COS([.F87])+LN([.F87]+5)-20" office:value-type="float" office:value="0" calcext:value-type="float">
            <text:p>0</text:p>
          </table:table-cell>
          <table:table-cell table:formula="of:=ABS([.F87]-[.F86])" office:value-type="float" office:value="0" calcext:value-type="float">
            <text:p>0</text:p>
          </table:table-cell>
          <table:table-cell table:formula="of:=IF([.H8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IF([.C87]*[.G87]&lt;0;[.B87];[.F87])" office:value-type="float" office:value="2.57779638142378" calcext:value-type="float">
            <text:p>2,57779638142378</text:p>
          </table:table-cell>
          <table:table-cell table:formula="of:=[.B88]^3-COS([.B88])+LN([.B88]+5)-20" office:value-type="float" office:value="0" calcext:value-type="float">
            <text:p>0</text:p>
          </table:table-cell>
          <table:table-cell table:formula="of:=IF([.E87]*[.G87]&lt;0;[.D87];[.F87])" office:value-type="float" office:value="2.57779638142378" calcext:value-type="float">
            <text:p>2,57779638142378</text:p>
          </table:table-cell>
          <table:table-cell table:formula="of:=[.D88]^3-COS([.D88])+LN([.D88]+5)-20" office:value-type="float" office:value="0" calcext:value-type="float">
            <text:p>0</text:p>
          </table:table-cell>
          <table:table-cell table:formula="of:=([.B88]+[.D88])/2" office:value-type="float" office:value="2.57779638142378" calcext:value-type="float">
            <text:p>2,57779638142378</text:p>
          </table:table-cell>
          <table:table-cell table:formula="of:=[.F88]^3-COS([.F88])+LN([.F88]+5)-20" office:value-type="float" office:value="0" calcext:value-type="float">
            <text:p>0</text:p>
          </table:table-cell>
          <table:table-cell table:formula="of:=ABS([.F88]-[.F87])" office:value-type="float" office:value="0" calcext:value-type="float">
            <text:p>0</text:p>
          </table:table-cell>
          <table:table-cell table:formula="of:=IF([.H8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IF([.C88]*[.G88]&lt;0;[.B88];[.F88])" office:value-type="float" office:value="2.57779638142378" calcext:value-type="float">
            <text:p>2,57779638142378</text:p>
          </table:table-cell>
          <table:table-cell table:formula="of:=[.B89]^3-COS([.B89])+LN([.B89]+5)-20" office:value-type="float" office:value="0" calcext:value-type="float">
            <text:p>0</text:p>
          </table:table-cell>
          <table:table-cell table:formula="of:=IF([.E88]*[.G88]&lt;0;[.D88];[.F88])" office:value-type="float" office:value="2.57779638142378" calcext:value-type="float">
            <text:p>2,57779638142378</text:p>
          </table:table-cell>
          <table:table-cell table:formula="of:=[.D89]^3-COS([.D89])+LN([.D89]+5)-20" office:value-type="float" office:value="0" calcext:value-type="float">
            <text:p>0</text:p>
          </table:table-cell>
          <table:table-cell table:formula="of:=([.B89]+[.D89])/2" office:value-type="float" office:value="2.57779638142378" calcext:value-type="float">
            <text:p>2,57779638142378</text:p>
          </table:table-cell>
          <table:table-cell table:formula="of:=[.F89]^3-COS([.F89])+LN([.F89]+5)-20" office:value-type="float" office:value="0" calcext:value-type="float">
            <text:p>0</text:p>
          </table:table-cell>
          <table:table-cell table:formula="of:=ABS([.F89]-[.F88])" office:value-type="float" office:value="0" calcext:value-type="float">
            <text:p>0</text:p>
          </table:table-cell>
          <table:table-cell table:formula="of:=IF([.H8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IF([.C89]*[.G89]&lt;0;[.B89];[.F89])" office:value-type="float" office:value="2.57779638142378" calcext:value-type="float">
            <text:p>2,57779638142378</text:p>
          </table:table-cell>
          <table:table-cell table:formula="of:=[.B90]^3-COS([.B90])+LN([.B90]+5)-20" office:value-type="float" office:value="0" calcext:value-type="float">
            <text:p>0</text:p>
          </table:table-cell>
          <table:table-cell table:formula="of:=IF([.E89]*[.G89]&lt;0;[.D89];[.F89])" office:value-type="float" office:value="2.57779638142378" calcext:value-type="float">
            <text:p>2,57779638142378</text:p>
          </table:table-cell>
          <table:table-cell table:formula="of:=[.D90]^3-COS([.D90])+LN([.D90]+5)-20" office:value-type="float" office:value="0" calcext:value-type="float">
            <text:p>0</text:p>
          </table:table-cell>
          <table:table-cell table:formula="of:=([.B90]+[.D90])/2" office:value-type="float" office:value="2.57779638142378" calcext:value-type="float">
            <text:p>2,57779638142378</text:p>
          </table:table-cell>
          <table:table-cell table:formula="of:=[.F90]^3-COS([.F90])+LN([.F90]+5)-20" office:value-type="float" office:value="0" calcext:value-type="float">
            <text:p>0</text:p>
          </table:table-cell>
          <table:table-cell table:formula="of:=ABS([.F90]-[.F89])" office:value-type="float" office:value="0" calcext:value-type="float">
            <text:p>0</text:p>
          </table:table-cell>
          <table:table-cell table:formula="of:=IF([.H9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IF([.C90]*[.G90]&lt;0;[.B90];[.F90])" office:value-type="float" office:value="2.57779638142378" calcext:value-type="float">
            <text:p>2,57779638142378</text:p>
          </table:table-cell>
          <table:table-cell table:formula="of:=[.B91]^3-COS([.B91])+LN([.B91]+5)-20" office:value-type="float" office:value="0" calcext:value-type="float">
            <text:p>0</text:p>
          </table:table-cell>
          <table:table-cell table:formula="of:=IF([.E90]*[.G90]&lt;0;[.D90];[.F90])" office:value-type="float" office:value="2.57779638142378" calcext:value-type="float">
            <text:p>2,57779638142378</text:p>
          </table:table-cell>
          <table:table-cell table:formula="of:=[.D91]^3-COS([.D91])+LN([.D91]+5)-20" office:value-type="float" office:value="0" calcext:value-type="float">
            <text:p>0</text:p>
          </table:table-cell>
          <table:table-cell table:formula="of:=([.B91]+[.D91])/2" office:value-type="float" office:value="2.57779638142378" calcext:value-type="float">
            <text:p>2,57779638142378</text:p>
          </table:table-cell>
          <table:table-cell table:formula="of:=[.F91]^3-COS([.F91])+LN([.F91]+5)-20" office:value-type="float" office:value="0" calcext:value-type="float">
            <text:p>0</text:p>
          </table:table-cell>
          <table:table-cell table:formula="of:=ABS([.F91]-[.F90])" office:value-type="float" office:value="0" calcext:value-type="float">
            <text:p>0</text:p>
          </table:table-cell>
          <table:table-cell table:formula="of:=IF([.H9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IF([.C91]*[.G91]&lt;0;[.B91];[.F91])" office:value-type="float" office:value="2.57779638142378" calcext:value-type="float">
            <text:p>2,57779638142378</text:p>
          </table:table-cell>
          <table:table-cell table:formula="of:=[.B92]^3-COS([.B92])+LN([.B92]+5)-20" office:value-type="float" office:value="0" calcext:value-type="float">
            <text:p>0</text:p>
          </table:table-cell>
          <table:table-cell table:formula="of:=IF([.E91]*[.G91]&lt;0;[.D91];[.F91])" office:value-type="float" office:value="2.57779638142378" calcext:value-type="float">
            <text:p>2,57779638142378</text:p>
          </table:table-cell>
          <table:table-cell table:formula="of:=[.D92]^3-COS([.D92])+LN([.D92]+5)-20" office:value-type="float" office:value="0" calcext:value-type="float">
            <text:p>0</text:p>
          </table:table-cell>
          <table:table-cell table:formula="of:=([.B92]+[.D92])/2" office:value-type="float" office:value="2.57779638142378" calcext:value-type="float">
            <text:p>2,57779638142378</text:p>
          </table:table-cell>
          <table:table-cell table:formula="of:=[.F92]^3-COS([.F92])+LN([.F92]+5)-20" office:value-type="float" office:value="0" calcext:value-type="float">
            <text:p>0</text:p>
          </table:table-cell>
          <table:table-cell table:formula="of:=ABS([.F92]-[.F91])" office:value-type="float" office:value="0" calcext:value-type="float">
            <text:p>0</text:p>
          </table:table-cell>
          <table:table-cell table:formula="of:=IF([.H9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IF([.C92]*[.G92]&lt;0;[.B92];[.F92])" office:value-type="float" office:value="2.57779638142378" calcext:value-type="float">
            <text:p>2,57779638142378</text:p>
          </table:table-cell>
          <table:table-cell table:formula="of:=[.B93]^3-COS([.B93])+LN([.B93]+5)-20" office:value-type="float" office:value="0" calcext:value-type="float">
            <text:p>0</text:p>
          </table:table-cell>
          <table:table-cell table:formula="of:=IF([.E92]*[.G92]&lt;0;[.D92];[.F92])" office:value-type="float" office:value="2.57779638142378" calcext:value-type="float">
            <text:p>2,57779638142378</text:p>
          </table:table-cell>
          <table:table-cell table:formula="of:=[.D93]^3-COS([.D93])+LN([.D93]+5)-20" office:value-type="float" office:value="0" calcext:value-type="float">
            <text:p>0</text:p>
          </table:table-cell>
          <table:table-cell table:formula="of:=([.B93]+[.D93])/2" office:value-type="float" office:value="2.57779638142378" calcext:value-type="float">
            <text:p>2,57779638142378</text:p>
          </table:table-cell>
          <table:table-cell table:formula="of:=[.F93]^3-COS([.F93])+LN([.F93]+5)-20" office:value-type="float" office:value="0" calcext:value-type="float">
            <text:p>0</text:p>
          </table:table-cell>
          <table:table-cell table:formula="of:=ABS([.F93]-[.F92])" office:value-type="float" office:value="0" calcext:value-type="float">
            <text:p>0</text:p>
          </table:table-cell>
          <table:table-cell table:formula="of:=IF([.H9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IF([.C93]*[.G93]&lt;0;[.B93];[.F93])" office:value-type="float" office:value="2.57779638142378" calcext:value-type="float">
            <text:p>2,57779638142378</text:p>
          </table:table-cell>
          <table:table-cell table:formula="of:=[.B94]^3-COS([.B94])+LN([.B94]+5)-20" office:value-type="float" office:value="0" calcext:value-type="float">
            <text:p>0</text:p>
          </table:table-cell>
          <table:table-cell table:formula="of:=IF([.E93]*[.G93]&lt;0;[.D93];[.F93])" office:value-type="float" office:value="2.57779638142378" calcext:value-type="float">
            <text:p>2,57779638142378</text:p>
          </table:table-cell>
          <table:table-cell table:formula="of:=[.D94]^3-COS([.D94])+LN([.D94]+5)-20" office:value-type="float" office:value="0" calcext:value-type="float">
            <text:p>0</text:p>
          </table:table-cell>
          <table:table-cell table:formula="of:=([.B94]+[.D94])/2" office:value-type="float" office:value="2.57779638142378" calcext:value-type="float">
            <text:p>2,57779638142378</text:p>
          </table:table-cell>
          <table:table-cell table:formula="of:=[.F94]^3-COS([.F94])+LN([.F94]+5)-20" office:value-type="float" office:value="0" calcext:value-type="float">
            <text:p>0</text:p>
          </table:table-cell>
          <table:table-cell table:formula="of:=ABS([.F94]-[.F93])" office:value-type="float" office:value="0" calcext:value-type="float">
            <text:p>0</text:p>
          </table:table-cell>
          <table:table-cell table:formula="of:=IF([.H9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IF([.C94]*[.G94]&lt;0;[.B94];[.F94])" office:value-type="float" office:value="2.57779638142378" calcext:value-type="float">
            <text:p>2,57779638142378</text:p>
          </table:table-cell>
          <table:table-cell table:formula="of:=[.B95]^3-COS([.B95])+LN([.B95]+5)-20" office:value-type="float" office:value="0" calcext:value-type="float">
            <text:p>0</text:p>
          </table:table-cell>
          <table:table-cell table:formula="of:=IF([.E94]*[.G94]&lt;0;[.D94];[.F94])" office:value-type="float" office:value="2.57779638142378" calcext:value-type="float">
            <text:p>2,57779638142378</text:p>
          </table:table-cell>
          <table:table-cell table:formula="of:=[.D95]^3-COS([.D95])+LN([.D95]+5)-20" office:value-type="float" office:value="0" calcext:value-type="float">
            <text:p>0</text:p>
          </table:table-cell>
          <table:table-cell table:formula="of:=([.B95]+[.D95])/2" office:value-type="float" office:value="2.57779638142378" calcext:value-type="float">
            <text:p>2,57779638142378</text:p>
          </table:table-cell>
          <table:table-cell table:formula="of:=[.F95]^3-COS([.F95])+LN([.F95]+5)-20" office:value-type="float" office:value="0" calcext:value-type="float">
            <text:p>0</text:p>
          </table:table-cell>
          <table:table-cell table:formula="of:=ABS([.F95]-[.F94])" office:value-type="float" office:value="0" calcext:value-type="float">
            <text:p>0</text:p>
          </table:table-cell>
          <table:table-cell table:formula="of:=IF([.H9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IF([.C95]*[.G95]&lt;0;[.B95];[.F95])" office:value-type="float" office:value="2.57779638142378" calcext:value-type="float">
            <text:p>2,57779638142378</text:p>
          </table:table-cell>
          <table:table-cell table:formula="of:=[.B96]^3-COS([.B96])+LN([.B96]+5)-20" office:value-type="float" office:value="0" calcext:value-type="float">
            <text:p>0</text:p>
          </table:table-cell>
          <table:table-cell table:formula="of:=IF([.E95]*[.G95]&lt;0;[.D95];[.F95])" office:value-type="float" office:value="2.57779638142378" calcext:value-type="float">
            <text:p>2,57779638142378</text:p>
          </table:table-cell>
          <table:table-cell table:formula="of:=[.D96]^3-COS([.D96])+LN([.D96]+5)-20" office:value-type="float" office:value="0" calcext:value-type="float">
            <text:p>0</text:p>
          </table:table-cell>
          <table:table-cell table:formula="of:=([.B96]+[.D96])/2" office:value-type="float" office:value="2.57779638142378" calcext:value-type="float">
            <text:p>2,57779638142378</text:p>
          </table:table-cell>
          <table:table-cell table:formula="of:=[.F96]^3-COS([.F96])+LN([.F96]+5)-20" office:value-type="float" office:value="0" calcext:value-type="float">
            <text:p>0</text:p>
          </table:table-cell>
          <table:table-cell table:formula="of:=ABS([.F96]-[.F95])" office:value-type="float" office:value="0" calcext:value-type="float">
            <text:p>0</text:p>
          </table:table-cell>
          <table:table-cell table:formula="of:=IF([.H9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IF([.C96]*[.G96]&lt;0;[.B96];[.F96])" office:value-type="float" office:value="2.57779638142378" calcext:value-type="float">
            <text:p>2,57779638142378</text:p>
          </table:table-cell>
          <table:table-cell table:formula="of:=[.B97]^3-COS([.B97])+LN([.B97]+5)-20" office:value-type="float" office:value="0" calcext:value-type="float">
            <text:p>0</text:p>
          </table:table-cell>
          <table:table-cell table:formula="of:=IF([.E96]*[.G96]&lt;0;[.D96];[.F96])" office:value-type="float" office:value="2.57779638142378" calcext:value-type="float">
            <text:p>2,57779638142378</text:p>
          </table:table-cell>
          <table:table-cell table:formula="of:=[.D97]^3-COS([.D97])+LN([.D97]+5)-20" office:value-type="float" office:value="0" calcext:value-type="float">
            <text:p>0</text:p>
          </table:table-cell>
          <table:table-cell table:formula="of:=([.B97]+[.D97])/2" office:value-type="float" office:value="2.57779638142378" calcext:value-type="float">
            <text:p>2,57779638142378</text:p>
          </table:table-cell>
          <table:table-cell table:formula="of:=[.F97]^3-COS([.F97])+LN([.F97]+5)-20" office:value-type="float" office:value="0" calcext:value-type="float">
            <text:p>0</text:p>
          </table:table-cell>
          <table:table-cell table:formula="of:=ABS([.F97]-[.F96])" office:value-type="float" office:value="0" calcext:value-type="float">
            <text:p>0</text:p>
          </table:table-cell>
          <table:table-cell table:formula="of:=IF([.H9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IF([.C97]*[.G97]&lt;0;[.B97];[.F97])" office:value-type="float" office:value="2.57779638142378" calcext:value-type="float">
            <text:p>2,57779638142378</text:p>
          </table:table-cell>
          <table:table-cell table:formula="of:=[.B98]^3-COS([.B98])+LN([.B98]+5)-20" office:value-type="float" office:value="0" calcext:value-type="float">
            <text:p>0</text:p>
          </table:table-cell>
          <table:table-cell table:formula="of:=IF([.E97]*[.G97]&lt;0;[.D97];[.F97])" office:value-type="float" office:value="2.57779638142378" calcext:value-type="float">
            <text:p>2,57779638142378</text:p>
          </table:table-cell>
          <table:table-cell table:formula="of:=[.D98]^3-COS([.D98])+LN([.D98]+5)-20" office:value-type="float" office:value="0" calcext:value-type="float">
            <text:p>0</text:p>
          </table:table-cell>
          <table:table-cell table:formula="of:=([.B98]+[.D98])/2" office:value-type="float" office:value="2.57779638142378" calcext:value-type="float">
            <text:p>2,57779638142378</text:p>
          </table:table-cell>
          <table:table-cell table:formula="of:=[.F98]^3-COS([.F98])+LN([.F98]+5)-20" office:value-type="float" office:value="0" calcext:value-type="float">
            <text:p>0</text:p>
          </table:table-cell>
          <table:table-cell table:formula="of:=ABS([.F98]-[.F97])" office:value-type="float" office:value="0" calcext:value-type="float">
            <text:p>0</text:p>
          </table:table-cell>
          <table:table-cell table:formula="of:=IF([.H9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IF([.C98]*[.G98]&lt;0;[.B98];[.F98])" office:value-type="float" office:value="2.57779638142378" calcext:value-type="float">
            <text:p>2,57779638142378</text:p>
          </table:table-cell>
          <table:table-cell table:formula="of:=[.B99]^3-COS([.B99])+LN([.B99]+5)-20" office:value-type="float" office:value="0" calcext:value-type="float">
            <text:p>0</text:p>
          </table:table-cell>
          <table:table-cell table:formula="of:=IF([.E98]*[.G98]&lt;0;[.D98];[.F98])" office:value-type="float" office:value="2.57779638142378" calcext:value-type="float">
            <text:p>2,57779638142378</text:p>
          </table:table-cell>
          <table:table-cell table:formula="of:=[.D99]^3-COS([.D99])+LN([.D99]+5)-20" office:value-type="float" office:value="0" calcext:value-type="float">
            <text:p>0</text:p>
          </table:table-cell>
          <table:table-cell table:formula="of:=([.B99]+[.D99])/2" office:value-type="float" office:value="2.57779638142378" calcext:value-type="float">
            <text:p>2,57779638142378</text:p>
          </table:table-cell>
          <table:table-cell table:formula="of:=[.F99]^3-COS([.F99])+LN([.F99]+5)-20" office:value-type="float" office:value="0" calcext:value-type="float">
            <text:p>0</text:p>
          </table:table-cell>
          <table:table-cell table:formula="of:=ABS([.F99]-[.F98])" office:value-type="float" office:value="0" calcext:value-type="float">
            <text:p>0</text:p>
          </table:table-cell>
          <table:table-cell table:formula="of:=IF([.H9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IF([.C99]*[.G99]&lt;0;[.B99];[.F99])" office:value-type="float" office:value="2.57779638142378" calcext:value-type="float">
            <text:p>2,57779638142378</text:p>
          </table:table-cell>
          <table:table-cell table:formula="of:=[.B100]^3-COS([.B100])+LN([.B100]+5)-20" office:value-type="float" office:value="0" calcext:value-type="float">
            <text:p>0</text:p>
          </table:table-cell>
          <table:table-cell table:formula="of:=IF([.E99]*[.G99]&lt;0;[.D99];[.F99])" office:value-type="float" office:value="2.57779638142378" calcext:value-type="float">
            <text:p>2,57779638142378</text:p>
          </table:table-cell>
          <table:table-cell table:formula="of:=[.D100]^3-COS([.D100])+LN([.D100]+5)-20" office:value-type="float" office:value="0" calcext:value-type="float">
            <text:p>0</text:p>
          </table:table-cell>
          <table:table-cell table:formula="of:=([.B100]+[.D100])/2" office:value-type="float" office:value="2.57779638142378" calcext:value-type="float">
            <text:p>2,57779638142378</text:p>
          </table:table-cell>
          <table:table-cell table:formula="of:=[.F100]^3-COS([.F100])+LN([.F100]+5)-20" office:value-type="float" office:value="0" calcext:value-type="float">
            <text:p>0</text:p>
          </table:table-cell>
          <table:table-cell table:formula="of:=ABS([.F100]-[.F99])" office:value-type="float" office:value="0" calcext:value-type="float">
            <text:p>0</text:p>
          </table:table-cell>
          <table:table-cell table:formula="of:=IF([.H10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IF([.C100]*[.G100]&lt;0;[.B100];[.F100])" office:value-type="float" office:value="2.57779638142378" calcext:value-type="float">
            <text:p>2,57779638142378</text:p>
          </table:table-cell>
          <table:table-cell table:formula="of:=[.B101]^3-COS([.B101])+LN([.B101]+5)-20" office:value-type="float" office:value="0" calcext:value-type="float">
            <text:p>0</text:p>
          </table:table-cell>
          <table:table-cell table:formula="of:=IF([.E100]*[.G100]&lt;0;[.D100];[.F100])" office:value-type="float" office:value="2.57779638142378" calcext:value-type="float">
            <text:p>2,57779638142378</text:p>
          </table:table-cell>
          <table:table-cell table:formula="of:=[.D101]^3-COS([.D101])+LN([.D101]+5)-20" office:value-type="float" office:value="0" calcext:value-type="float">
            <text:p>0</text:p>
          </table:table-cell>
          <table:table-cell table:formula="of:=([.B101]+[.D101])/2" office:value-type="float" office:value="2.57779638142378" calcext:value-type="float">
            <text:p>2,57779638142378</text:p>
          </table:table-cell>
          <table:table-cell table:formula="of:=[.F101]^3-COS([.F101])+LN([.F101]+5)-20" office:value-type="float" office:value="0" calcext:value-type="float">
            <text:p>0</text:p>
          </table:table-cell>
          <table:table-cell table:formula="of:=ABS([.F101]-[.F100])" office:value-type="float" office:value="0" calcext:value-type="float">
            <text:p>0</text:p>
          </table:table-cell>
          <table:table-cell table:formula="of:=IF([.H10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IF([.C101]*[.G101]&lt;0;[.B101];[.F101])" office:value-type="float" office:value="2.57779638142378" calcext:value-type="float">
            <text:p>2,57779638142378</text:p>
          </table:table-cell>
          <table:table-cell table:formula="of:=[.B102]^3-COS([.B102])+LN([.B102]+5)-20" office:value-type="float" office:value="0" calcext:value-type="float">
            <text:p>0</text:p>
          </table:table-cell>
          <table:table-cell table:formula="of:=IF([.E101]*[.G101]&lt;0;[.D101];[.F101])" office:value-type="float" office:value="2.57779638142378" calcext:value-type="float">
            <text:p>2,57779638142378</text:p>
          </table:table-cell>
          <table:table-cell table:formula="of:=[.D102]^3-COS([.D102])+LN([.D102]+5)-20" office:value-type="float" office:value="0" calcext:value-type="float">
            <text:p>0</text:p>
          </table:table-cell>
          <table:table-cell table:formula="of:=([.B102]+[.D102])/2" office:value-type="float" office:value="2.57779638142378" calcext:value-type="float">
            <text:p>2,57779638142378</text:p>
          </table:table-cell>
          <table:table-cell table:formula="of:=[.F102]^3-COS([.F102])+LN([.F102]+5)-20" office:value-type="float" office:value="0" calcext:value-type="float">
            <text:p>0</text:p>
          </table:table-cell>
          <table:table-cell table:formula="of:=ABS([.F102]-[.F101])" office:value-type="float" office:value="0" calcext:value-type="float">
            <text:p>0</text:p>
          </table:table-cell>
          <table:table-cell table:formula="of:=IF([.H10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IF([.C102]*[.G102]&lt;0;[.B102];[.F102])" office:value-type="float" office:value="2.57779638142378" calcext:value-type="float">
            <text:p>2,57779638142378</text:p>
          </table:table-cell>
          <table:table-cell table:formula="of:=[.B103]^3-COS([.B103])+LN([.B103]+5)-20" office:value-type="float" office:value="0" calcext:value-type="float">
            <text:p>0</text:p>
          </table:table-cell>
          <table:table-cell table:formula="of:=IF([.E102]*[.G102]&lt;0;[.D102];[.F102])" office:value-type="float" office:value="2.57779638142378" calcext:value-type="float">
            <text:p>2,57779638142378</text:p>
          </table:table-cell>
          <table:table-cell table:formula="of:=[.D103]^3-COS([.D103])+LN([.D103]+5)-20" office:value-type="float" office:value="0" calcext:value-type="float">
            <text:p>0</text:p>
          </table:table-cell>
          <table:table-cell table:formula="of:=([.B103]+[.D103])/2" office:value-type="float" office:value="2.57779638142378" calcext:value-type="float">
            <text:p>2,57779638142378</text:p>
          </table:table-cell>
          <table:table-cell table:formula="of:=[.F103]^3-COS([.F103])+LN([.F103]+5)-20" office:value-type="float" office:value="0" calcext:value-type="float">
            <text:p>0</text:p>
          </table:table-cell>
          <table:table-cell table:formula="of:=ABS([.F103]-[.F102])" office:value-type="float" office:value="0" calcext:value-type="float">
            <text:p>0</text:p>
          </table:table-cell>
          <table:table-cell table:formula="of:=IF([.H10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IF([.C103]*[.G103]&lt;0;[.B103];[.F103])" office:value-type="float" office:value="2.57779638142378" calcext:value-type="float">
            <text:p>2,57779638142378</text:p>
          </table:table-cell>
          <table:table-cell table:formula="of:=[.B104]^3-COS([.B104])+LN([.B104]+5)-20" office:value-type="float" office:value="0" calcext:value-type="float">
            <text:p>0</text:p>
          </table:table-cell>
          <table:table-cell table:formula="of:=IF([.E103]*[.G103]&lt;0;[.D103];[.F103])" office:value-type="float" office:value="2.57779638142378" calcext:value-type="float">
            <text:p>2,57779638142378</text:p>
          </table:table-cell>
          <table:table-cell table:formula="of:=[.D104]^3-COS([.D104])+LN([.D104]+5)-20" office:value-type="float" office:value="0" calcext:value-type="float">
            <text:p>0</text:p>
          </table:table-cell>
          <table:table-cell table:formula="of:=([.B104]+[.D104])/2" office:value-type="float" office:value="2.57779638142378" calcext:value-type="float">
            <text:p>2,57779638142378</text:p>
          </table:table-cell>
          <table:table-cell table:formula="of:=[.F104]^3-COS([.F104])+LN([.F104]+5)-20" office:value-type="float" office:value="0" calcext:value-type="float">
            <text:p>0</text:p>
          </table:table-cell>
          <table:table-cell table:formula="of:=ABS([.F104]-[.F103])" office:value-type="float" office:value="0" calcext:value-type="float">
            <text:p>0</text:p>
          </table:table-cell>
          <table:table-cell table:formula="of:=IF([.H10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IF([.C104]*[.G104]&lt;0;[.B104];[.F104])" office:value-type="float" office:value="2.57779638142378" calcext:value-type="float">
            <text:p>2,57779638142378</text:p>
          </table:table-cell>
          <table:table-cell table:formula="of:=[.B105]^3-COS([.B105])+LN([.B105]+5)-20" office:value-type="float" office:value="0" calcext:value-type="float">
            <text:p>0</text:p>
          </table:table-cell>
          <table:table-cell table:formula="of:=IF([.E104]*[.G104]&lt;0;[.D104];[.F104])" office:value-type="float" office:value="2.57779638142378" calcext:value-type="float">
            <text:p>2,57779638142378</text:p>
          </table:table-cell>
          <table:table-cell table:formula="of:=[.D105]^3-COS([.D105])+LN([.D105]+5)-20" office:value-type="float" office:value="0" calcext:value-type="float">
            <text:p>0</text:p>
          </table:table-cell>
          <table:table-cell table:formula="of:=([.B105]+[.D105])/2" office:value-type="float" office:value="2.57779638142378" calcext:value-type="float">
            <text:p>2,57779638142378</text:p>
          </table:table-cell>
          <table:table-cell table:formula="of:=[.F105]^3-COS([.F105])+LN([.F105]+5)-20" office:value-type="float" office:value="0" calcext:value-type="float">
            <text:p>0</text:p>
          </table:table-cell>
          <table:table-cell table:formula="of:=ABS([.F105]-[.F104])" office:value-type="float" office:value="0" calcext:value-type="float">
            <text:p>0</text:p>
          </table:table-cell>
          <table:table-cell table:formula="of:=IF([.H10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IF([.C105]*[.G105]&lt;0;[.B105];[.F105])" office:value-type="float" office:value="2.57779638142378" calcext:value-type="float">
            <text:p>2,57779638142378</text:p>
          </table:table-cell>
          <table:table-cell table:formula="of:=[.B106]^3-COS([.B106])+LN([.B106]+5)-20" office:value-type="float" office:value="0" calcext:value-type="float">
            <text:p>0</text:p>
          </table:table-cell>
          <table:table-cell table:formula="of:=IF([.E105]*[.G105]&lt;0;[.D105];[.F105])" office:value-type="float" office:value="2.57779638142378" calcext:value-type="float">
            <text:p>2,57779638142378</text:p>
          </table:table-cell>
          <table:table-cell table:formula="of:=[.D106]^3-COS([.D106])+LN([.D106]+5)-20" office:value-type="float" office:value="0" calcext:value-type="float">
            <text:p>0</text:p>
          </table:table-cell>
          <table:table-cell table:formula="of:=([.B106]+[.D106])/2" office:value-type="float" office:value="2.57779638142378" calcext:value-type="float">
            <text:p>2,57779638142378</text:p>
          </table:table-cell>
          <table:table-cell table:formula="of:=[.F106]^3-COS([.F106])+LN([.F106]+5)-20" office:value-type="float" office:value="0" calcext:value-type="float">
            <text:p>0</text:p>
          </table:table-cell>
          <table:table-cell table:formula="of:=ABS([.F106]-[.F105])" office:value-type="float" office:value="0" calcext:value-type="float">
            <text:p>0</text:p>
          </table:table-cell>
          <table:table-cell table:formula="of:=IF([.H10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IF([.C106]*[.G106]&lt;0;[.B106];[.F106])" office:value-type="float" office:value="2.57779638142378" calcext:value-type="float">
            <text:p>2,57779638142378</text:p>
          </table:table-cell>
          <table:table-cell table:formula="of:=[.B107]^3-COS([.B107])+LN([.B107]+5)-20" office:value-type="float" office:value="0" calcext:value-type="float">
            <text:p>0</text:p>
          </table:table-cell>
          <table:table-cell table:formula="of:=IF([.E106]*[.G106]&lt;0;[.D106];[.F106])" office:value-type="float" office:value="2.57779638142378" calcext:value-type="float">
            <text:p>2,57779638142378</text:p>
          </table:table-cell>
          <table:table-cell table:formula="of:=[.D107]^3-COS([.D107])+LN([.D107]+5)-20" office:value-type="float" office:value="0" calcext:value-type="float">
            <text:p>0</text:p>
          </table:table-cell>
          <table:table-cell table:formula="of:=([.B107]+[.D107])/2" office:value-type="float" office:value="2.57779638142378" calcext:value-type="float">
            <text:p>2,57779638142378</text:p>
          </table:table-cell>
          <table:table-cell table:formula="of:=[.F107]^3-COS([.F107])+LN([.F107]+5)-20" office:value-type="float" office:value="0" calcext:value-type="float">
            <text:p>0</text:p>
          </table:table-cell>
          <table:table-cell table:formula="of:=ABS([.F107]-[.F106])" office:value-type="float" office:value="0" calcext:value-type="float">
            <text:p>0</text:p>
          </table:table-cell>
          <table:table-cell table:formula="of:=IF([.H10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IF([.C107]*[.G107]&lt;0;[.B107];[.F107])" office:value-type="float" office:value="2.57779638142378" calcext:value-type="float">
            <text:p>2,57779638142378</text:p>
          </table:table-cell>
          <table:table-cell table:formula="of:=[.B108]^3-COS([.B108])+LN([.B108]+5)-20" office:value-type="float" office:value="0" calcext:value-type="float">
            <text:p>0</text:p>
          </table:table-cell>
          <table:table-cell table:formula="of:=IF([.E107]*[.G107]&lt;0;[.D107];[.F107])" office:value-type="float" office:value="2.57779638142378" calcext:value-type="float">
            <text:p>2,57779638142378</text:p>
          </table:table-cell>
          <table:table-cell table:formula="of:=[.D108]^3-COS([.D108])+LN([.D108]+5)-20" office:value-type="float" office:value="0" calcext:value-type="float">
            <text:p>0</text:p>
          </table:table-cell>
          <table:table-cell table:formula="of:=([.B108]+[.D108])/2" office:value-type="float" office:value="2.57779638142378" calcext:value-type="float">
            <text:p>2,57779638142378</text:p>
          </table:table-cell>
          <table:table-cell table:formula="of:=[.F108]^3-COS([.F108])+LN([.F108]+5)-20" office:value-type="float" office:value="0" calcext:value-type="float">
            <text:p>0</text:p>
          </table:table-cell>
          <table:table-cell table:formula="of:=ABS([.F108]-[.F107])" office:value-type="float" office:value="0" calcext:value-type="float">
            <text:p>0</text:p>
          </table:table-cell>
          <table:table-cell table:formula="of:=IF([.H10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IF([.C108]*[.G108]&lt;0;[.B108];[.F108])" office:value-type="float" office:value="2.57779638142378" calcext:value-type="float">
            <text:p>2,57779638142378</text:p>
          </table:table-cell>
          <table:table-cell table:formula="of:=[.B109]^3-COS([.B109])+LN([.B109]+5)-20" office:value-type="float" office:value="0" calcext:value-type="float">
            <text:p>0</text:p>
          </table:table-cell>
          <table:table-cell table:formula="of:=IF([.E108]*[.G108]&lt;0;[.D108];[.F108])" office:value-type="float" office:value="2.57779638142378" calcext:value-type="float">
            <text:p>2,57779638142378</text:p>
          </table:table-cell>
          <table:table-cell table:formula="of:=[.D109]^3-COS([.D109])+LN([.D109]+5)-20" office:value-type="float" office:value="0" calcext:value-type="float">
            <text:p>0</text:p>
          </table:table-cell>
          <table:table-cell table:formula="of:=([.B109]+[.D109])/2" office:value-type="float" office:value="2.57779638142378" calcext:value-type="float">
            <text:p>2,57779638142378</text:p>
          </table:table-cell>
          <table:table-cell table:formula="of:=[.F109]^3-COS([.F109])+LN([.F109]+5)-20" office:value-type="float" office:value="0" calcext:value-type="float">
            <text:p>0</text:p>
          </table:table-cell>
          <table:table-cell table:formula="of:=ABS([.F109]-[.F108])" office:value-type="float" office:value="0" calcext:value-type="float">
            <text:p>0</text:p>
          </table:table-cell>
          <table:table-cell table:formula="of:=IF([.H10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IF([.C109]*[.G109]&lt;0;[.B109];[.F109])" office:value-type="float" office:value="2.57779638142378" calcext:value-type="float">
            <text:p>2,57779638142378</text:p>
          </table:table-cell>
          <table:table-cell table:formula="of:=[.B110]^3-COS([.B110])+LN([.B110]+5)-20" office:value-type="float" office:value="0" calcext:value-type="float">
            <text:p>0</text:p>
          </table:table-cell>
          <table:table-cell table:formula="of:=IF([.E109]*[.G109]&lt;0;[.D109];[.F109])" office:value-type="float" office:value="2.57779638142378" calcext:value-type="float">
            <text:p>2,57779638142378</text:p>
          </table:table-cell>
          <table:table-cell table:formula="of:=[.D110]^3-COS([.D110])+LN([.D110]+5)-20" office:value-type="float" office:value="0" calcext:value-type="float">
            <text:p>0</text:p>
          </table:table-cell>
          <table:table-cell table:formula="of:=([.B110]+[.D110])/2" office:value-type="float" office:value="2.57779638142378" calcext:value-type="float">
            <text:p>2,57779638142378</text:p>
          </table:table-cell>
          <table:table-cell table:formula="of:=[.F110]^3-COS([.F110])+LN([.F110]+5)-20" office:value-type="float" office:value="0" calcext:value-type="float">
            <text:p>0</text:p>
          </table:table-cell>
          <table:table-cell table:formula="of:=ABS([.F110]-[.F109])" office:value-type="float" office:value="0" calcext:value-type="float">
            <text:p>0</text:p>
          </table:table-cell>
          <table:table-cell table:formula="of:=IF([.H11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IF([.C110]*[.G110]&lt;0;[.B110];[.F110])" office:value-type="float" office:value="2.57779638142378" calcext:value-type="float">
            <text:p>2,57779638142378</text:p>
          </table:table-cell>
          <table:table-cell table:formula="of:=[.B111]^3-COS([.B111])+LN([.B111]+5)-20" office:value-type="float" office:value="0" calcext:value-type="float">
            <text:p>0</text:p>
          </table:table-cell>
          <table:table-cell table:formula="of:=IF([.E110]*[.G110]&lt;0;[.D110];[.F110])" office:value-type="float" office:value="2.57779638142378" calcext:value-type="float">
            <text:p>2,57779638142378</text:p>
          </table:table-cell>
          <table:table-cell table:formula="of:=[.D111]^3-COS([.D111])+LN([.D111]+5)-20" office:value-type="float" office:value="0" calcext:value-type="float">
            <text:p>0</text:p>
          </table:table-cell>
          <table:table-cell table:formula="of:=([.B111]+[.D111])/2" office:value-type="float" office:value="2.57779638142378" calcext:value-type="float">
            <text:p>2,57779638142378</text:p>
          </table:table-cell>
          <table:table-cell table:formula="of:=[.F111]^3-COS([.F111])+LN([.F111]+5)-20" office:value-type="float" office:value="0" calcext:value-type="float">
            <text:p>0</text:p>
          </table:table-cell>
          <table:table-cell table:formula="of:=ABS([.F111]-[.F110])" office:value-type="float" office:value="0" calcext:value-type="float">
            <text:p>0</text:p>
          </table:table-cell>
          <table:table-cell table:formula="of:=IF([.H11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IF([.C111]*[.G111]&lt;0;[.B111];[.F111])" office:value-type="float" office:value="2.57779638142378" calcext:value-type="float">
            <text:p>2,57779638142378</text:p>
          </table:table-cell>
          <table:table-cell table:formula="of:=[.B112]^3-COS([.B112])+LN([.B112]+5)-20" office:value-type="float" office:value="0" calcext:value-type="float">
            <text:p>0</text:p>
          </table:table-cell>
          <table:table-cell table:formula="of:=IF([.E111]*[.G111]&lt;0;[.D111];[.F111])" office:value-type="float" office:value="2.57779638142378" calcext:value-type="float">
            <text:p>2,57779638142378</text:p>
          </table:table-cell>
          <table:table-cell table:formula="of:=[.D112]^3-COS([.D112])+LN([.D112]+5)-20" office:value-type="float" office:value="0" calcext:value-type="float">
            <text:p>0</text:p>
          </table:table-cell>
          <table:table-cell table:formula="of:=([.B112]+[.D112])/2" office:value-type="float" office:value="2.57779638142378" calcext:value-type="float">
            <text:p>2,57779638142378</text:p>
          </table:table-cell>
          <table:table-cell table:formula="of:=[.F112]^3-COS([.F112])+LN([.F112]+5)-20" office:value-type="float" office:value="0" calcext:value-type="float">
            <text:p>0</text:p>
          </table:table-cell>
          <table:table-cell table:formula="of:=ABS([.F112]-[.F111])" office:value-type="float" office:value="0" calcext:value-type="float">
            <text:p>0</text:p>
          </table:table-cell>
          <table:table-cell table:formula="of:=IF([.H11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IF([.C112]*[.G112]&lt;0;[.B112];[.F112])" office:value-type="float" office:value="2.57779638142378" calcext:value-type="float">
            <text:p>2,57779638142378</text:p>
          </table:table-cell>
          <table:table-cell table:formula="of:=[.B113]^3-COS([.B113])+LN([.B113]+5)-20" office:value-type="float" office:value="0" calcext:value-type="float">
            <text:p>0</text:p>
          </table:table-cell>
          <table:table-cell table:formula="of:=IF([.E112]*[.G112]&lt;0;[.D112];[.F112])" office:value-type="float" office:value="2.57779638142378" calcext:value-type="float">
            <text:p>2,57779638142378</text:p>
          </table:table-cell>
          <table:table-cell table:formula="of:=[.D113]^3-COS([.D113])+LN([.D113]+5)-20" office:value-type="float" office:value="0" calcext:value-type="float">
            <text:p>0</text:p>
          </table:table-cell>
          <table:table-cell table:formula="of:=([.B113]+[.D113])/2" office:value-type="float" office:value="2.57779638142378" calcext:value-type="float">
            <text:p>2,57779638142378</text:p>
          </table:table-cell>
          <table:table-cell table:formula="of:=[.F113]^3-COS([.F113])+LN([.F113]+5)-20" office:value-type="float" office:value="0" calcext:value-type="float">
            <text:p>0</text:p>
          </table:table-cell>
          <table:table-cell table:formula="of:=ABS([.F113]-[.F112])" office:value-type="float" office:value="0" calcext:value-type="float">
            <text:p>0</text:p>
          </table:table-cell>
          <table:table-cell table:formula="of:=IF([.H11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IF([.C113]*[.G113]&lt;0;[.B113];[.F113])" office:value-type="float" office:value="2.57779638142378" calcext:value-type="float">
            <text:p>2,57779638142378</text:p>
          </table:table-cell>
          <table:table-cell table:formula="of:=[.B114]^3-COS([.B114])+LN([.B114]+5)-20" office:value-type="float" office:value="0" calcext:value-type="float">
            <text:p>0</text:p>
          </table:table-cell>
          <table:table-cell table:formula="of:=IF([.E113]*[.G113]&lt;0;[.D113];[.F113])" office:value-type="float" office:value="2.57779638142378" calcext:value-type="float">
            <text:p>2,57779638142378</text:p>
          </table:table-cell>
          <table:table-cell table:formula="of:=[.D114]^3-COS([.D114])+LN([.D114]+5)-20" office:value-type="float" office:value="0" calcext:value-type="float">
            <text:p>0</text:p>
          </table:table-cell>
          <table:table-cell table:formula="of:=([.B114]+[.D114])/2" office:value-type="float" office:value="2.57779638142378" calcext:value-type="float">
            <text:p>2,57779638142378</text:p>
          </table:table-cell>
          <table:table-cell table:formula="of:=[.F114]^3-COS([.F114])+LN([.F114]+5)-20" office:value-type="float" office:value="0" calcext:value-type="float">
            <text:p>0</text:p>
          </table:table-cell>
          <table:table-cell table:formula="of:=ABS([.F114]-[.F113])" office:value-type="float" office:value="0" calcext:value-type="float">
            <text:p>0</text:p>
          </table:table-cell>
          <table:table-cell table:formula="of:=IF([.H11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IF([.C114]*[.G114]&lt;0;[.B114];[.F114])" office:value-type="float" office:value="2.57779638142378" calcext:value-type="float">
            <text:p>2,57779638142378</text:p>
          </table:table-cell>
          <table:table-cell table:formula="of:=[.B115]^3-COS([.B115])+LN([.B115]+5)-20" office:value-type="float" office:value="0" calcext:value-type="float">
            <text:p>0</text:p>
          </table:table-cell>
          <table:table-cell table:formula="of:=IF([.E114]*[.G114]&lt;0;[.D114];[.F114])" office:value-type="float" office:value="2.57779638142378" calcext:value-type="float">
            <text:p>2,57779638142378</text:p>
          </table:table-cell>
          <table:table-cell table:formula="of:=[.D115]^3-COS([.D115])+LN([.D115]+5)-20" office:value-type="float" office:value="0" calcext:value-type="float">
            <text:p>0</text:p>
          </table:table-cell>
          <table:table-cell table:formula="of:=([.B115]+[.D115])/2" office:value-type="float" office:value="2.57779638142378" calcext:value-type="float">
            <text:p>2,57779638142378</text:p>
          </table:table-cell>
          <table:table-cell table:formula="of:=[.F115]^3-COS([.F115])+LN([.F115]+5)-20" office:value-type="float" office:value="0" calcext:value-type="float">
            <text:p>0</text:p>
          </table:table-cell>
          <table:table-cell table:formula="of:=ABS([.F115]-[.F114])" office:value-type="float" office:value="0" calcext:value-type="float">
            <text:p>0</text:p>
          </table:table-cell>
          <table:table-cell table:formula="of:=IF([.H11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IF([.C115]*[.G115]&lt;0;[.B115];[.F115])" office:value-type="float" office:value="2.57779638142378" calcext:value-type="float">
            <text:p>2,57779638142378</text:p>
          </table:table-cell>
          <table:table-cell table:formula="of:=[.B116]^3-COS([.B116])+LN([.B116]+5)-20" office:value-type="float" office:value="0" calcext:value-type="float">
            <text:p>0</text:p>
          </table:table-cell>
          <table:table-cell table:formula="of:=IF([.E115]*[.G115]&lt;0;[.D115];[.F115])" office:value-type="float" office:value="2.57779638142378" calcext:value-type="float">
            <text:p>2,57779638142378</text:p>
          </table:table-cell>
          <table:table-cell table:formula="of:=[.D116]^3-COS([.D116])+LN([.D116]+5)-20" office:value-type="float" office:value="0" calcext:value-type="float">
            <text:p>0</text:p>
          </table:table-cell>
          <table:table-cell table:formula="of:=([.B116]+[.D116])/2" office:value-type="float" office:value="2.57779638142378" calcext:value-type="float">
            <text:p>2,57779638142378</text:p>
          </table:table-cell>
          <table:table-cell table:formula="of:=[.F116]^3-COS([.F116])+LN([.F116]+5)-20" office:value-type="float" office:value="0" calcext:value-type="float">
            <text:p>0</text:p>
          </table:table-cell>
          <table:table-cell table:formula="of:=ABS([.F116]-[.F115])" office:value-type="float" office:value="0" calcext:value-type="float">
            <text:p>0</text:p>
          </table:table-cell>
          <table:table-cell table:formula="of:=IF([.H11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IF([.C116]*[.G116]&lt;0;[.B116];[.F116])" office:value-type="float" office:value="2.57779638142378" calcext:value-type="float">
            <text:p>2,57779638142378</text:p>
          </table:table-cell>
          <table:table-cell table:formula="of:=[.B117]^3-COS([.B117])+LN([.B117]+5)-20" office:value-type="float" office:value="0" calcext:value-type="float">
            <text:p>0</text:p>
          </table:table-cell>
          <table:table-cell table:formula="of:=IF([.E116]*[.G116]&lt;0;[.D116];[.F116])" office:value-type="float" office:value="2.57779638142378" calcext:value-type="float">
            <text:p>2,57779638142378</text:p>
          </table:table-cell>
          <table:table-cell table:formula="of:=[.D117]^3-COS([.D117])+LN([.D117]+5)-20" office:value-type="float" office:value="0" calcext:value-type="float">
            <text:p>0</text:p>
          </table:table-cell>
          <table:table-cell table:formula="of:=([.B117]+[.D117])/2" office:value-type="float" office:value="2.57779638142378" calcext:value-type="float">
            <text:p>2,57779638142378</text:p>
          </table:table-cell>
          <table:table-cell table:formula="of:=[.F117]^3-COS([.F117])+LN([.F117]+5)-20" office:value-type="float" office:value="0" calcext:value-type="float">
            <text:p>0</text:p>
          </table:table-cell>
          <table:table-cell table:formula="of:=ABS([.F117]-[.F116])" office:value-type="float" office:value="0" calcext:value-type="float">
            <text:p>0</text:p>
          </table:table-cell>
          <table:table-cell table:formula="of:=IF([.H11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IF([.C117]*[.G117]&lt;0;[.B117];[.F117])" office:value-type="float" office:value="2.57779638142378" calcext:value-type="float">
            <text:p>2,57779638142378</text:p>
          </table:table-cell>
          <table:table-cell table:formula="of:=[.B118]^3-COS([.B118])+LN([.B118]+5)-20" office:value-type="float" office:value="0" calcext:value-type="float">
            <text:p>0</text:p>
          </table:table-cell>
          <table:table-cell table:formula="of:=IF([.E117]*[.G117]&lt;0;[.D117];[.F117])" office:value-type="float" office:value="2.57779638142378" calcext:value-type="float">
            <text:p>2,57779638142378</text:p>
          </table:table-cell>
          <table:table-cell table:formula="of:=[.D118]^3-COS([.D118])+LN([.D118]+5)-20" office:value-type="float" office:value="0" calcext:value-type="float">
            <text:p>0</text:p>
          </table:table-cell>
          <table:table-cell table:formula="of:=([.B118]+[.D118])/2" office:value-type="float" office:value="2.57779638142378" calcext:value-type="float">
            <text:p>2,57779638142378</text:p>
          </table:table-cell>
          <table:table-cell table:formula="of:=[.F118]^3-COS([.F118])+LN([.F118]+5)-20" office:value-type="float" office:value="0" calcext:value-type="float">
            <text:p>0</text:p>
          </table:table-cell>
          <table:table-cell table:formula="of:=ABS([.F118]-[.F117])" office:value-type="float" office:value="0" calcext:value-type="float">
            <text:p>0</text:p>
          </table:table-cell>
          <table:table-cell table:formula="of:=IF([.H11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IF([.C118]*[.G118]&lt;0;[.B118];[.F118])" office:value-type="float" office:value="2.57779638142378" calcext:value-type="float">
            <text:p>2,57779638142378</text:p>
          </table:table-cell>
          <table:table-cell table:formula="of:=[.B119]^3-COS([.B119])+LN([.B119]+5)-20" office:value-type="float" office:value="0" calcext:value-type="float">
            <text:p>0</text:p>
          </table:table-cell>
          <table:table-cell table:formula="of:=IF([.E118]*[.G118]&lt;0;[.D118];[.F118])" office:value-type="float" office:value="2.57779638142378" calcext:value-type="float">
            <text:p>2,57779638142378</text:p>
          </table:table-cell>
          <table:table-cell table:formula="of:=[.D119]^3-COS([.D119])+LN([.D119]+5)-20" office:value-type="float" office:value="0" calcext:value-type="float">
            <text:p>0</text:p>
          </table:table-cell>
          <table:table-cell table:formula="of:=([.B119]+[.D119])/2" office:value-type="float" office:value="2.57779638142378" calcext:value-type="float">
            <text:p>2,57779638142378</text:p>
          </table:table-cell>
          <table:table-cell table:formula="of:=[.F119]^3-COS([.F119])+LN([.F119]+5)-20" office:value-type="float" office:value="0" calcext:value-type="float">
            <text:p>0</text:p>
          </table:table-cell>
          <table:table-cell table:formula="of:=ABS([.F119]-[.F118])" office:value-type="float" office:value="0" calcext:value-type="float">
            <text:p>0</text:p>
          </table:table-cell>
          <table:table-cell table:formula="of:=IF([.H11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IF([.C119]*[.G119]&lt;0;[.B119];[.F119])" office:value-type="float" office:value="2.57779638142378" calcext:value-type="float">
            <text:p>2,57779638142378</text:p>
          </table:table-cell>
          <table:table-cell table:formula="of:=[.B120]^3-COS([.B120])+LN([.B120]+5)-20" office:value-type="float" office:value="0" calcext:value-type="float">
            <text:p>0</text:p>
          </table:table-cell>
          <table:table-cell table:formula="of:=IF([.E119]*[.G119]&lt;0;[.D119];[.F119])" office:value-type="float" office:value="2.57779638142378" calcext:value-type="float">
            <text:p>2,57779638142378</text:p>
          </table:table-cell>
          <table:table-cell table:formula="of:=[.D120]^3-COS([.D120])+LN([.D120]+5)-20" office:value-type="float" office:value="0" calcext:value-type="float">
            <text:p>0</text:p>
          </table:table-cell>
          <table:table-cell table:formula="of:=([.B120]+[.D120])/2" office:value-type="float" office:value="2.57779638142378" calcext:value-type="float">
            <text:p>2,57779638142378</text:p>
          </table:table-cell>
          <table:table-cell table:formula="of:=[.F120]^3-COS([.F120])+LN([.F120]+5)-20" office:value-type="float" office:value="0" calcext:value-type="float">
            <text:p>0</text:p>
          </table:table-cell>
          <table:table-cell table:formula="of:=ABS([.F120]-[.F119])" office:value-type="float" office:value="0" calcext:value-type="float">
            <text:p>0</text:p>
          </table:table-cell>
          <table:table-cell table:formula="of:=IF([.H12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IF([.C120]*[.G120]&lt;0;[.B120];[.F120])" office:value-type="float" office:value="2.57779638142378" calcext:value-type="float">
            <text:p>2,57779638142378</text:p>
          </table:table-cell>
          <table:table-cell table:formula="of:=[.B121]^3-COS([.B121])+LN([.B121]+5)-20" office:value-type="float" office:value="0" calcext:value-type="float">
            <text:p>0</text:p>
          </table:table-cell>
          <table:table-cell table:formula="of:=IF([.E120]*[.G120]&lt;0;[.D120];[.F120])" office:value-type="float" office:value="2.57779638142378" calcext:value-type="float">
            <text:p>2,57779638142378</text:p>
          </table:table-cell>
          <table:table-cell table:formula="of:=[.D121]^3-COS([.D121])+LN([.D121]+5)-20" office:value-type="float" office:value="0" calcext:value-type="float">
            <text:p>0</text:p>
          </table:table-cell>
          <table:table-cell table:formula="of:=([.B121]+[.D121])/2" office:value-type="float" office:value="2.57779638142378" calcext:value-type="float">
            <text:p>2,57779638142378</text:p>
          </table:table-cell>
          <table:table-cell table:formula="of:=[.F121]^3-COS([.F121])+LN([.F121]+5)-20" office:value-type="float" office:value="0" calcext:value-type="float">
            <text:p>0</text:p>
          </table:table-cell>
          <table:table-cell table:formula="of:=ABS([.F121]-[.F120])" office:value-type="float" office:value="0" calcext:value-type="float">
            <text:p>0</text:p>
          </table:table-cell>
          <table:table-cell table:formula="of:=IF([.H12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IF([.C121]*[.G121]&lt;0;[.B121];[.F121])" office:value-type="float" office:value="2.57779638142378" calcext:value-type="float">
            <text:p>2,57779638142378</text:p>
          </table:table-cell>
          <table:table-cell table:formula="of:=[.B122]^3-COS([.B122])+LN([.B122]+5)-20" office:value-type="float" office:value="0" calcext:value-type="float">
            <text:p>0</text:p>
          </table:table-cell>
          <table:table-cell table:formula="of:=IF([.E121]*[.G121]&lt;0;[.D121];[.F121])" office:value-type="float" office:value="2.57779638142378" calcext:value-type="float">
            <text:p>2,57779638142378</text:p>
          </table:table-cell>
          <table:table-cell table:formula="of:=[.D122]^3-COS([.D122])+LN([.D122]+5)-20" office:value-type="float" office:value="0" calcext:value-type="float">
            <text:p>0</text:p>
          </table:table-cell>
          <table:table-cell table:formula="of:=([.B122]+[.D122])/2" office:value-type="float" office:value="2.57779638142378" calcext:value-type="float">
            <text:p>2,57779638142378</text:p>
          </table:table-cell>
          <table:table-cell table:formula="of:=[.F122]^3-COS([.F122])+LN([.F122]+5)-20" office:value-type="float" office:value="0" calcext:value-type="float">
            <text:p>0</text:p>
          </table:table-cell>
          <table:table-cell table:formula="of:=ABS([.F122]-[.F121])" office:value-type="float" office:value="0" calcext:value-type="float">
            <text:p>0</text:p>
          </table:table-cell>
          <table:table-cell table:formula="of:=IF([.H12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IF([.C122]*[.G122]&lt;0;[.B122];[.F122])" office:value-type="float" office:value="2.57779638142378" calcext:value-type="float">
            <text:p>2,57779638142378</text:p>
          </table:table-cell>
          <table:table-cell table:formula="of:=[.B123]^3-COS([.B123])+LN([.B123]+5)-20" office:value-type="float" office:value="0" calcext:value-type="float">
            <text:p>0</text:p>
          </table:table-cell>
          <table:table-cell table:formula="of:=IF([.E122]*[.G122]&lt;0;[.D122];[.F122])" office:value-type="float" office:value="2.57779638142378" calcext:value-type="float">
            <text:p>2,57779638142378</text:p>
          </table:table-cell>
          <table:table-cell table:formula="of:=[.D123]^3-COS([.D123])+LN([.D123]+5)-20" office:value-type="float" office:value="0" calcext:value-type="float">
            <text:p>0</text:p>
          </table:table-cell>
          <table:table-cell table:formula="of:=([.B123]+[.D123])/2" office:value-type="float" office:value="2.57779638142378" calcext:value-type="float">
            <text:p>2,57779638142378</text:p>
          </table:table-cell>
          <table:table-cell table:formula="of:=[.F123]^3-COS([.F123])+LN([.F123]+5)-20" office:value-type="float" office:value="0" calcext:value-type="float">
            <text:p>0</text:p>
          </table:table-cell>
          <table:table-cell table:formula="of:=ABS([.F123]-[.F122])" office:value-type="float" office:value="0" calcext:value-type="float">
            <text:p>0</text:p>
          </table:table-cell>
          <table:table-cell table:formula="of:=IF([.H12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IF([.C123]*[.G123]&lt;0;[.B123];[.F123])" office:value-type="float" office:value="2.57779638142378" calcext:value-type="float">
            <text:p>2,57779638142378</text:p>
          </table:table-cell>
          <table:table-cell table:formula="of:=[.B124]^3-COS([.B124])+LN([.B124]+5)-20" office:value-type="float" office:value="0" calcext:value-type="float">
            <text:p>0</text:p>
          </table:table-cell>
          <table:table-cell table:formula="of:=IF([.E123]*[.G123]&lt;0;[.D123];[.F123])" office:value-type="float" office:value="2.57779638142378" calcext:value-type="float">
            <text:p>2,57779638142378</text:p>
          </table:table-cell>
          <table:table-cell table:formula="of:=[.D124]^3-COS([.D124])+LN([.D124]+5)-20" office:value-type="float" office:value="0" calcext:value-type="float">
            <text:p>0</text:p>
          </table:table-cell>
          <table:table-cell table:formula="of:=([.B124]+[.D124])/2" office:value-type="float" office:value="2.57779638142378" calcext:value-type="float">
            <text:p>2,57779638142378</text:p>
          </table:table-cell>
          <table:table-cell table:formula="of:=[.F124]^3-COS([.F124])+LN([.F124]+5)-20" office:value-type="float" office:value="0" calcext:value-type="float">
            <text:p>0</text:p>
          </table:table-cell>
          <table:table-cell table:formula="of:=ABS([.F124]-[.F123])" office:value-type="float" office:value="0" calcext:value-type="float">
            <text:p>0</text:p>
          </table:table-cell>
          <table:table-cell table:formula="of:=IF([.H12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IF([.C124]*[.G124]&lt;0;[.B124];[.F124])" office:value-type="float" office:value="2.57779638142378" calcext:value-type="float">
            <text:p>2,57779638142378</text:p>
          </table:table-cell>
          <table:table-cell table:formula="of:=[.B125]^3-COS([.B125])+LN([.B125]+5)-20" office:value-type="float" office:value="0" calcext:value-type="float">
            <text:p>0</text:p>
          </table:table-cell>
          <table:table-cell table:formula="of:=IF([.E124]*[.G124]&lt;0;[.D124];[.F124])" office:value-type="float" office:value="2.57779638142378" calcext:value-type="float">
            <text:p>2,57779638142378</text:p>
          </table:table-cell>
          <table:table-cell table:formula="of:=[.D125]^3-COS([.D125])+LN([.D125]+5)-20" office:value-type="float" office:value="0" calcext:value-type="float">
            <text:p>0</text:p>
          </table:table-cell>
          <table:table-cell table:formula="of:=([.B125]+[.D125])/2" office:value-type="float" office:value="2.57779638142378" calcext:value-type="float">
            <text:p>2,57779638142378</text:p>
          </table:table-cell>
          <table:table-cell table:formula="of:=[.F125]^3-COS([.F125])+LN([.F125]+5)-20" office:value-type="float" office:value="0" calcext:value-type="float">
            <text:p>0</text:p>
          </table:table-cell>
          <table:table-cell table:formula="of:=ABS([.F125]-[.F124])" office:value-type="float" office:value="0" calcext:value-type="float">
            <text:p>0</text:p>
          </table:table-cell>
          <table:table-cell table:formula="of:=IF([.H12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IF([.C125]*[.G125]&lt;0;[.B125];[.F125])" office:value-type="float" office:value="2.57779638142378" calcext:value-type="float">
            <text:p>2,57779638142378</text:p>
          </table:table-cell>
          <table:table-cell table:formula="of:=[.B126]^3-COS([.B126])+LN([.B126]+5)-20" office:value-type="float" office:value="0" calcext:value-type="float">
            <text:p>0</text:p>
          </table:table-cell>
          <table:table-cell table:formula="of:=IF([.E125]*[.G125]&lt;0;[.D125];[.F125])" office:value-type="float" office:value="2.57779638142378" calcext:value-type="float">
            <text:p>2,57779638142378</text:p>
          </table:table-cell>
          <table:table-cell table:formula="of:=[.D126]^3-COS([.D126])+LN([.D126]+5)-20" office:value-type="float" office:value="0" calcext:value-type="float">
            <text:p>0</text:p>
          </table:table-cell>
          <table:table-cell table:formula="of:=([.B126]+[.D126])/2" office:value-type="float" office:value="2.57779638142378" calcext:value-type="float">
            <text:p>2,57779638142378</text:p>
          </table:table-cell>
          <table:table-cell table:formula="of:=[.F126]^3-COS([.F126])+LN([.F126]+5)-20" office:value-type="float" office:value="0" calcext:value-type="float">
            <text:p>0</text:p>
          </table:table-cell>
          <table:table-cell table:formula="of:=ABS([.F126]-[.F125])" office:value-type="float" office:value="0" calcext:value-type="float">
            <text:p>0</text:p>
          </table:table-cell>
          <table:table-cell table:formula="of:=IF([.H12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IF([.C126]*[.G126]&lt;0;[.B126];[.F126])" office:value-type="float" office:value="2.57779638142378" calcext:value-type="float">
            <text:p>2,57779638142378</text:p>
          </table:table-cell>
          <table:table-cell table:formula="of:=[.B127]^3-COS([.B127])+LN([.B127]+5)-20" office:value-type="float" office:value="0" calcext:value-type="float">
            <text:p>0</text:p>
          </table:table-cell>
          <table:table-cell table:formula="of:=IF([.E126]*[.G126]&lt;0;[.D126];[.F126])" office:value-type="float" office:value="2.57779638142378" calcext:value-type="float">
            <text:p>2,57779638142378</text:p>
          </table:table-cell>
          <table:table-cell table:formula="of:=[.D127]^3-COS([.D127])+LN([.D127]+5)-20" office:value-type="float" office:value="0" calcext:value-type="float">
            <text:p>0</text:p>
          </table:table-cell>
          <table:table-cell table:formula="of:=([.B127]+[.D127])/2" office:value-type="float" office:value="2.57779638142378" calcext:value-type="float">
            <text:p>2,57779638142378</text:p>
          </table:table-cell>
          <table:table-cell table:formula="of:=[.F127]^3-COS([.F127])+LN([.F127]+5)-20" office:value-type="float" office:value="0" calcext:value-type="float">
            <text:p>0</text:p>
          </table:table-cell>
          <table:table-cell table:formula="of:=ABS([.F127]-[.F126])" office:value-type="float" office:value="0" calcext:value-type="float">
            <text:p>0</text:p>
          </table:table-cell>
          <table:table-cell table:formula="of:=IF([.H12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IF([.C127]*[.G127]&lt;0;[.B127];[.F127])" office:value-type="float" office:value="2.57779638142378" calcext:value-type="float">
            <text:p>2,57779638142378</text:p>
          </table:table-cell>
          <table:table-cell table:formula="of:=[.B128]^3-COS([.B128])+LN([.B128]+5)-20" office:value-type="float" office:value="0" calcext:value-type="float">
            <text:p>0</text:p>
          </table:table-cell>
          <table:table-cell table:formula="of:=IF([.E127]*[.G127]&lt;0;[.D127];[.F127])" office:value-type="float" office:value="2.57779638142378" calcext:value-type="float">
            <text:p>2,57779638142378</text:p>
          </table:table-cell>
          <table:table-cell table:formula="of:=[.D128]^3-COS([.D128])+LN([.D128]+5)-20" office:value-type="float" office:value="0" calcext:value-type="float">
            <text:p>0</text:p>
          </table:table-cell>
          <table:table-cell table:formula="of:=([.B128]+[.D128])/2" office:value-type="float" office:value="2.57779638142378" calcext:value-type="float">
            <text:p>2,57779638142378</text:p>
          </table:table-cell>
          <table:table-cell table:formula="of:=[.F128]^3-COS([.F128])+LN([.F128]+5)-20" office:value-type="float" office:value="0" calcext:value-type="float">
            <text:p>0</text:p>
          </table:table-cell>
          <table:table-cell table:formula="of:=ABS([.F128]-[.F127])" office:value-type="float" office:value="0" calcext:value-type="float">
            <text:p>0</text:p>
          </table:table-cell>
          <table:table-cell table:formula="of:=IF([.H12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IF([.C128]*[.G128]&lt;0;[.B128];[.F128])" office:value-type="float" office:value="2.57779638142378" calcext:value-type="float">
            <text:p>2,57779638142378</text:p>
          </table:table-cell>
          <table:table-cell table:formula="of:=[.B129]^3-COS([.B129])+LN([.B129]+5)-20" office:value-type="float" office:value="0" calcext:value-type="float">
            <text:p>0</text:p>
          </table:table-cell>
          <table:table-cell table:formula="of:=IF([.E128]*[.G128]&lt;0;[.D128];[.F128])" office:value-type="float" office:value="2.57779638142378" calcext:value-type="float">
            <text:p>2,57779638142378</text:p>
          </table:table-cell>
          <table:table-cell table:formula="of:=[.D129]^3-COS([.D129])+LN([.D129]+5)-20" office:value-type="float" office:value="0" calcext:value-type="float">
            <text:p>0</text:p>
          </table:table-cell>
          <table:table-cell table:formula="of:=([.B129]+[.D129])/2" office:value-type="float" office:value="2.57779638142378" calcext:value-type="float">
            <text:p>2,57779638142378</text:p>
          </table:table-cell>
          <table:table-cell table:formula="of:=[.F129]^3-COS([.F129])+LN([.F129]+5)-20" office:value-type="float" office:value="0" calcext:value-type="float">
            <text:p>0</text:p>
          </table:table-cell>
          <table:table-cell table:formula="of:=ABS([.F129]-[.F128])" office:value-type="float" office:value="0" calcext:value-type="float">
            <text:p>0</text:p>
          </table:table-cell>
          <table:table-cell table:formula="of:=IF([.H12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IF([.C129]*[.G129]&lt;0;[.B129];[.F129])" office:value-type="float" office:value="2.57779638142378" calcext:value-type="float">
            <text:p>2,57779638142378</text:p>
          </table:table-cell>
          <table:table-cell table:formula="of:=[.B130]^3-COS([.B130])+LN([.B130]+5)-20" office:value-type="float" office:value="0" calcext:value-type="float">
            <text:p>0</text:p>
          </table:table-cell>
          <table:table-cell table:formula="of:=IF([.E129]*[.G129]&lt;0;[.D129];[.F129])" office:value-type="float" office:value="2.57779638142378" calcext:value-type="float">
            <text:p>2,57779638142378</text:p>
          </table:table-cell>
          <table:table-cell table:formula="of:=[.D130]^3-COS([.D130])+LN([.D130]+5)-20" office:value-type="float" office:value="0" calcext:value-type="float">
            <text:p>0</text:p>
          </table:table-cell>
          <table:table-cell table:formula="of:=([.B130]+[.D130])/2" office:value-type="float" office:value="2.57779638142378" calcext:value-type="float">
            <text:p>2,57779638142378</text:p>
          </table:table-cell>
          <table:table-cell table:formula="of:=[.F130]^3-COS([.F130])+LN([.F130]+5)-20" office:value-type="float" office:value="0" calcext:value-type="float">
            <text:p>0</text:p>
          </table:table-cell>
          <table:table-cell table:formula="of:=ABS([.F130]-[.F129])" office:value-type="float" office:value="0" calcext:value-type="float">
            <text:p>0</text:p>
          </table:table-cell>
          <table:table-cell table:formula="of:=IF([.H13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IF([.C130]*[.G130]&lt;0;[.B130];[.F130])" office:value-type="float" office:value="2.57779638142378" calcext:value-type="float">
            <text:p>2,57779638142378</text:p>
          </table:table-cell>
          <table:table-cell table:formula="of:=[.B131]^3-COS([.B131])+LN([.B131]+5)-20" office:value-type="float" office:value="0" calcext:value-type="float">
            <text:p>0</text:p>
          </table:table-cell>
          <table:table-cell table:formula="of:=IF([.E130]*[.G130]&lt;0;[.D130];[.F130])" office:value-type="float" office:value="2.57779638142378" calcext:value-type="float">
            <text:p>2,57779638142378</text:p>
          </table:table-cell>
          <table:table-cell table:formula="of:=[.D131]^3-COS([.D131])+LN([.D131]+5)-20" office:value-type="float" office:value="0" calcext:value-type="float">
            <text:p>0</text:p>
          </table:table-cell>
          <table:table-cell table:formula="of:=([.B131]+[.D131])/2" office:value-type="float" office:value="2.57779638142378" calcext:value-type="float">
            <text:p>2,57779638142378</text:p>
          </table:table-cell>
          <table:table-cell table:formula="of:=[.F131]^3-COS([.F131])+LN([.F131]+5)-20" office:value-type="float" office:value="0" calcext:value-type="float">
            <text:p>0</text:p>
          </table:table-cell>
          <table:table-cell table:formula="of:=ABS([.F131]-[.F130])" office:value-type="float" office:value="0" calcext:value-type="float">
            <text:p>0</text:p>
          </table:table-cell>
          <table:table-cell table:formula="of:=IF([.H13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IF([.C131]*[.G131]&lt;0;[.B131];[.F131])" office:value-type="float" office:value="2.57779638142378" calcext:value-type="float">
            <text:p>2,57779638142378</text:p>
          </table:table-cell>
          <table:table-cell table:formula="of:=[.B132]^3-COS([.B132])+LN([.B132]+5)-20" office:value-type="float" office:value="0" calcext:value-type="float">
            <text:p>0</text:p>
          </table:table-cell>
          <table:table-cell table:formula="of:=IF([.E131]*[.G131]&lt;0;[.D131];[.F131])" office:value-type="float" office:value="2.57779638142378" calcext:value-type="float">
            <text:p>2,57779638142378</text:p>
          </table:table-cell>
          <table:table-cell table:formula="of:=[.D132]^3-COS([.D132])+LN([.D132]+5)-20" office:value-type="float" office:value="0" calcext:value-type="float">
            <text:p>0</text:p>
          </table:table-cell>
          <table:table-cell table:formula="of:=([.B132]+[.D132])/2" office:value-type="float" office:value="2.57779638142378" calcext:value-type="float">
            <text:p>2,57779638142378</text:p>
          </table:table-cell>
          <table:table-cell table:formula="of:=[.F132]^3-COS([.F132])+LN([.F132]+5)-20" office:value-type="float" office:value="0" calcext:value-type="float">
            <text:p>0</text:p>
          </table:table-cell>
          <table:table-cell table:formula="of:=ABS([.F132]-[.F131])" office:value-type="float" office:value="0" calcext:value-type="float">
            <text:p>0</text:p>
          </table:table-cell>
          <table:table-cell table:formula="of:=IF([.H13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IF([.C132]*[.G132]&lt;0;[.B132];[.F132])" office:value-type="float" office:value="2.57779638142378" calcext:value-type="float">
            <text:p>2,57779638142378</text:p>
          </table:table-cell>
          <table:table-cell table:formula="of:=[.B133]^3-COS([.B133])+LN([.B133]+5)-20" office:value-type="float" office:value="0" calcext:value-type="float">
            <text:p>0</text:p>
          </table:table-cell>
          <table:table-cell table:formula="of:=IF([.E132]*[.G132]&lt;0;[.D132];[.F132])" office:value-type="float" office:value="2.57779638142378" calcext:value-type="float">
            <text:p>2,57779638142378</text:p>
          </table:table-cell>
          <table:table-cell table:formula="of:=[.D133]^3-COS([.D133])+LN([.D133]+5)-20" office:value-type="float" office:value="0" calcext:value-type="float">
            <text:p>0</text:p>
          </table:table-cell>
          <table:table-cell table:formula="of:=([.B133]+[.D133])/2" office:value-type="float" office:value="2.57779638142378" calcext:value-type="float">
            <text:p>2,57779638142378</text:p>
          </table:table-cell>
          <table:table-cell table:formula="of:=[.F133]^3-COS([.F133])+LN([.F133]+5)-20" office:value-type="float" office:value="0" calcext:value-type="float">
            <text:p>0</text:p>
          </table:table-cell>
          <table:table-cell table:formula="of:=ABS([.F133]-[.F132])" office:value-type="float" office:value="0" calcext:value-type="float">
            <text:p>0</text:p>
          </table:table-cell>
          <table:table-cell table:formula="of:=IF([.H13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IF([.C133]*[.G133]&lt;0;[.B133];[.F133])" office:value-type="float" office:value="2.57779638142378" calcext:value-type="float">
            <text:p>2,57779638142378</text:p>
          </table:table-cell>
          <table:table-cell table:formula="of:=[.B134]^3-COS([.B134])+LN([.B134]+5)-20" office:value-type="float" office:value="0" calcext:value-type="float">
            <text:p>0</text:p>
          </table:table-cell>
          <table:table-cell table:formula="of:=IF([.E133]*[.G133]&lt;0;[.D133];[.F133])" office:value-type="float" office:value="2.57779638142378" calcext:value-type="float">
            <text:p>2,57779638142378</text:p>
          </table:table-cell>
          <table:table-cell table:formula="of:=[.D134]^3-COS([.D134])+LN([.D134]+5)-20" office:value-type="float" office:value="0" calcext:value-type="float">
            <text:p>0</text:p>
          </table:table-cell>
          <table:table-cell table:formula="of:=([.B134]+[.D134])/2" office:value-type="float" office:value="2.57779638142378" calcext:value-type="float">
            <text:p>2,57779638142378</text:p>
          </table:table-cell>
          <table:table-cell table:formula="of:=[.F134]^3-COS([.F134])+LN([.F134]+5)-20" office:value-type="float" office:value="0" calcext:value-type="float">
            <text:p>0</text:p>
          </table:table-cell>
          <table:table-cell table:formula="of:=ABS([.F134]-[.F133])" office:value-type="float" office:value="0" calcext:value-type="float">
            <text:p>0</text:p>
          </table:table-cell>
          <table:table-cell table:formula="of:=IF([.H13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IF([.C134]*[.G134]&lt;0;[.B134];[.F134])" office:value-type="float" office:value="2.57779638142378" calcext:value-type="float">
            <text:p>2,57779638142378</text:p>
          </table:table-cell>
          <table:table-cell table:formula="of:=[.B135]^3-COS([.B135])+LN([.B135]+5)-20" office:value-type="float" office:value="0" calcext:value-type="float">
            <text:p>0</text:p>
          </table:table-cell>
          <table:table-cell table:formula="of:=IF([.E134]*[.G134]&lt;0;[.D134];[.F134])" office:value-type="float" office:value="2.57779638142378" calcext:value-type="float">
            <text:p>2,57779638142378</text:p>
          </table:table-cell>
          <table:table-cell table:formula="of:=[.D135]^3-COS([.D135])+LN([.D135]+5)-20" office:value-type="float" office:value="0" calcext:value-type="float">
            <text:p>0</text:p>
          </table:table-cell>
          <table:table-cell table:formula="of:=([.B135]+[.D135])/2" office:value-type="float" office:value="2.57779638142378" calcext:value-type="float">
            <text:p>2,57779638142378</text:p>
          </table:table-cell>
          <table:table-cell table:formula="of:=[.F135]^3-COS([.F135])+LN([.F135]+5)-20" office:value-type="float" office:value="0" calcext:value-type="float">
            <text:p>0</text:p>
          </table:table-cell>
          <table:table-cell table:formula="of:=ABS([.F135]-[.F134])" office:value-type="float" office:value="0" calcext:value-type="float">
            <text:p>0</text:p>
          </table:table-cell>
          <table:table-cell table:formula="of:=IF([.H13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IF([.C135]*[.G135]&lt;0;[.B135];[.F135])" office:value-type="float" office:value="2.57779638142378" calcext:value-type="float">
            <text:p>2,57779638142378</text:p>
          </table:table-cell>
          <table:table-cell table:formula="of:=[.B136]^3-COS([.B136])+LN([.B136]+5)-20" office:value-type="float" office:value="0" calcext:value-type="float">
            <text:p>0</text:p>
          </table:table-cell>
          <table:table-cell table:formula="of:=IF([.E135]*[.G135]&lt;0;[.D135];[.F135])" office:value-type="float" office:value="2.57779638142378" calcext:value-type="float">
            <text:p>2,57779638142378</text:p>
          </table:table-cell>
          <table:table-cell table:formula="of:=[.D136]^3-COS([.D136])+LN([.D136]+5)-20" office:value-type="float" office:value="0" calcext:value-type="float">
            <text:p>0</text:p>
          </table:table-cell>
          <table:table-cell table:formula="of:=([.B136]+[.D136])/2" office:value-type="float" office:value="2.57779638142378" calcext:value-type="float">
            <text:p>2,57779638142378</text:p>
          </table:table-cell>
          <table:table-cell table:formula="of:=[.F136]^3-COS([.F136])+LN([.F136]+5)-20" office:value-type="float" office:value="0" calcext:value-type="float">
            <text:p>0</text:p>
          </table:table-cell>
          <table:table-cell table:formula="of:=ABS([.F136]-[.F135])" office:value-type="float" office:value="0" calcext:value-type="float">
            <text:p>0</text:p>
          </table:table-cell>
          <table:table-cell table:formula="of:=IF([.H13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IF([.C136]*[.G136]&lt;0;[.B136];[.F136])" office:value-type="float" office:value="2.57779638142378" calcext:value-type="float">
            <text:p>2,57779638142378</text:p>
          </table:table-cell>
          <table:table-cell table:formula="of:=[.B137]^3-COS([.B137])+LN([.B137]+5)-20" office:value-type="float" office:value="0" calcext:value-type="float">
            <text:p>0</text:p>
          </table:table-cell>
          <table:table-cell table:formula="of:=IF([.E136]*[.G136]&lt;0;[.D136];[.F136])" office:value-type="float" office:value="2.57779638142378" calcext:value-type="float">
            <text:p>2,57779638142378</text:p>
          </table:table-cell>
          <table:table-cell table:formula="of:=[.D137]^3-COS([.D137])+LN([.D137]+5)-20" office:value-type="float" office:value="0" calcext:value-type="float">
            <text:p>0</text:p>
          </table:table-cell>
          <table:table-cell table:formula="of:=([.B137]+[.D137])/2" office:value-type="float" office:value="2.57779638142378" calcext:value-type="float">
            <text:p>2,57779638142378</text:p>
          </table:table-cell>
          <table:table-cell table:formula="of:=[.F137]^3-COS([.F137])+LN([.F137]+5)-20" office:value-type="float" office:value="0" calcext:value-type="float">
            <text:p>0</text:p>
          </table:table-cell>
          <table:table-cell table:formula="of:=ABS([.F137]-[.F136])" office:value-type="float" office:value="0" calcext:value-type="float">
            <text:p>0</text:p>
          </table:table-cell>
          <table:table-cell table:formula="of:=IF([.H13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IF([.C137]*[.G137]&lt;0;[.B137];[.F137])" office:value-type="float" office:value="2.57779638142378" calcext:value-type="float">
            <text:p>2,57779638142378</text:p>
          </table:table-cell>
          <table:table-cell table:formula="of:=[.B138]^3-COS([.B138])+LN([.B138]+5)-20" office:value-type="float" office:value="0" calcext:value-type="float">
            <text:p>0</text:p>
          </table:table-cell>
          <table:table-cell table:formula="of:=IF([.E137]*[.G137]&lt;0;[.D137];[.F137])" office:value-type="float" office:value="2.57779638142378" calcext:value-type="float">
            <text:p>2,57779638142378</text:p>
          </table:table-cell>
          <table:table-cell table:formula="of:=[.D138]^3-COS([.D138])+LN([.D138]+5)-20" office:value-type="float" office:value="0" calcext:value-type="float">
            <text:p>0</text:p>
          </table:table-cell>
          <table:table-cell table:formula="of:=([.B138]+[.D138])/2" office:value-type="float" office:value="2.57779638142378" calcext:value-type="float">
            <text:p>2,57779638142378</text:p>
          </table:table-cell>
          <table:table-cell table:formula="of:=[.F138]^3-COS([.F138])+LN([.F138]+5)-20" office:value-type="float" office:value="0" calcext:value-type="float">
            <text:p>0</text:p>
          </table:table-cell>
          <table:table-cell table:formula="of:=ABS([.F138]-[.F137])" office:value-type="float" office:value="0" calcext:value-type="float">
            <text:p>0</text:p>
          </table:table-cell>
          <table:table-cell table:formula="of:=IF([.H13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IF([.C138]*[.G138]&lt;0;[.B138];[.F138])" office:value-type="float" office:value="2.57779638142378" calcext:value-type="float">
            <text:p>2,57779638142378</text:p>
          </table:table-cell>
          <table:table-cell table:formula="of:=[.B139]^3-COS([.B139])+LN([.B139]+5)-20" office:value-type="float" office:value="0" calcext:value-type="float">
            <text:p>0</text:p>
          </table:table-cell>
          <table:table-cell table:formula="of:=IF([.E138]*[.G138]&lt;0;[.D138];[.F138])" office:value-type="float" office:value="2.57779638142378" calcext:value-type="float">
            <text:p>2,57779638142378</text:p>
          </table:table-cell>
          <table:table-cell table:formula="of:=[.D139]^3-COS([.D139])+LN([.D139]+5)-20" office:value-type="float" office:value="0" calcext:value-type="float">
            <text:p>0</text:p>
          </table:table-cell>
          <table:table-cell table:formula="of:=([.B139]+[.D139])/2" office:value-type="float" office:value="2.57779638142378" calcext:value-type="float">
            <text:p>2,57779638142378</text:p>
          </table:table-cell>
          <table:table-cell table:formula="of:=[.F139]^3-COS([.F139])+LN([.F139]+5)-20" office:value-type="float" office:value="0" calcext:value-type="float">
            <text:p>0</text:p>
          </table:table-cell>
          <table:table-cell table:formula="of:=ABS([.F139]-[.F138])" office:value-type="float" office:value="0" calcext:value-type="float">
            <text:p>0</text:p>
          </table:table-cell>
          <table:table-cell table:formula="of:=IF([.H13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IF([.C139]*[.G139]&lt;0;[.B139];[.F139])" office:value-type="float" office:value="2.57779638142378" calcext:value-type="float">
            <text:p>2,57779638142378</text:p>
          </table:table-cell>
          <table:table-cell table:formula="of:=[.B140]^3-COS([.B140])+LN([.B140]+5)-20" office:value-type="float" office:value="0" calcext:value-type="float">
            <text:p>0</text:p>
          </table:table-cell>
          <table:table-cell table:formula="of:=IF([.E139]*[.G139]&lt;0;[.D139];[.F139])" office:value-type="float" office:value="2.57779638142378" calcext:value-type="float">
            <text:p>2,57779638142378</text:p>
          </table:table-cell>
          <table:table-cell table:formula="of:=[.D140]^3-COS([.D140])+LN([.D140]+5)-20" office:value-type="float" office:value="0" calcext:value-type="float">
            <text:p>0</text:p>
          </table:table-cell>
          <table:table-cell table:formula="of:=([.B140]+[.D140])/2" office:value-type="float" office:value="2.57779638142378" calcext:value-type="float">
            <text:p>2,57779638142378</text:p>
          </table:table-cell>
          <table:table-cell table:formula="of:=[.F140]^3-COS([.F140])+LN([.F140]+5)-20" office:value-type="float" office:value="0" calcext:value-type="float">
            <text:p>0</text:p>
          </table:table-cell>
          <table:table-cell table:formula="of:=ABS([.F140]-[.F139])" office:value-type="float" office:value="0" calcext:value-type="float">
            <text:p>0</text:p>
          </table:table-cell>
          <table:table-cell table:formula="of:=IF([.H14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IF([.C140]*[.G140]&lt;0;[.B140];[.F140])" office:value-type="float" office:value="2.57779638142378" calcext:value-type="float">
            <text:p>2,57779638142378</text:p>
          </table:table-cell>
          <table:table-cell table:formula="of:=[.B141]^3-COS([.B141])+LN([.B141]+5)-20" office:value-type="float" office:value="0" calcext:value-type="float">
            <text:p>0</text:p>
          </table:table-cell>
          <table:table-cell table:formula="of:=IF([.E140]*[.G140]&lt;0;[.D140];[.F140])" office:value-type="float" office:value="2.57779638142378" calcext:value-type="float">
            <text:p>2,57779638142378</text:p>
          </table:table-cell>
          <table:table-cell table:formula="of:=[.D141]^3-COS([.D141])+LN([.D141]+5)-20" office:value-type="float" office:value="0" calcext:value-type="float">
            <text:p>0</text:p>
          </table:table-cell>
          <table:table-cell table:formula="of:=([.B141]+[.D141])/2" office:value-type="float" office:value="2.57779638142378" calcext:value-type="float">
            <text:p>2,57779638142378</text:p>
          </table:table-cell>
          <table:table-cell table:formula="of:=[.F141]^3-COS([.F141])+LN([.F141]+5)-20" office:value-type="float" office:value="0" calcext:value-type="float">
            <text:p>0</text:p>
          </table:table-cell>
          <table:table-cell table:formula="of:=ABS([.F141]-[.F140])" office:value-type="float" office:value="0" calcext:value-type="float">
            <text:p>0</text:p>
          </table:table-cell>
          <table:table-cell table:formula="of:=IF([.H14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IF([.C141]*[.G141]&lt;0;[.B141];[.F141])" office:value-type="float" office:value="2.57779638142378" calcext:value-type="float">
            <text:p>2,57779638142378</text:p>
          </table:table-cell>
          <table:table-cell table:formula="of:=[.B142]^3-COS([.B142])+LN([.B142]+5)-20" office:value-type="float" office:value="0" calcext:value-type="float">
            <text:p>0</text:p>
          </table:table-cell>
          <table:table-cell table:formula="of:=IF([.E141]*[.G141]&lt;0;[.D141];[.F141])" office:value-type="float" office:value="2.57779638142378" calcext:value-type="float">
            <text:p>2,57779638142378</text:p>
          </table:table-cell>
          <table:table-cell table:formula="of:=[.D142]^3-COS([.D142])+LN([.D142]+5)-20" office:value-type="float" office:value="0" calcext:value-type="float">
            <text:p>0</text:p>
          </table:table-cell>
          <table:table-cell table:formula="of:=([.B142]+[.D142])/2" office:value-type="float" office:value="2.57779638142378" calcext:value-type="float">
            <text:p>2,57779638142378</text:p>
          </table:table-cell>
          <table:table-cell table:formula="of:=[.F142]^3-COS([.F142])+LN([.F142]+5)-20" office:value-type="float" office:value="0" calcext:value-type="float">
            <text:p>0</text:p>
          </table:table-cell>
          <table:table-cell table:formula="of:=ABS([.F142]-[.F141])" office:value-type="float" office:value="0" calcext:value-type="float">
            <text:p>0</text:p>
          </table:table-cell>
          <table:table-cell table:formula="of:=IF([.H14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IF([.C142]*[.G142]&lt;0;[.B142];[.F142])" office:value-type="float" office:value="2.57779638142378" calcext:value-type="float">
            <text:p>2,57779638142378</text:p>
          </table:table-cell>
          <table:table-cell table:formula="of:=[.B143]^3-COS([.B143])+LN([.B143]+5)-20" office:value-type="float" office:value="0" calcext:value-type="float">
            <text:p>0</text:p>
          </table:table-cell>
          <table:table-cell table:formula="of:=IF([.E142]*[.G142]&lt;0;[.D142];[.F142])" office:value-type="float" office:value="2.57779638142378" calcext:value-type="float">
            <text:p>2,57779638142378</text:p>
          </table:table-cell>
          <table:table-cell table:formula="of:=[.D143]^3-COS([.D143])+LN([.D143]+5)-20" office:value-type="float" office:value="0" calcext:value-type="float">
            <text:p>0</text:p>
          </table:table-cell>
          <table:table-cell table:formula="of:=([.B143]+[.D143])/2" office:value-type="float" office:value="2.57779638142378" calcext:value-type="float">
            <text:p>2,57779638142378</text:p>
          </table:table-cell>
          <table:table-cell table:formula="of:=[.F143]^3-COS([.F143])+LN([.F143]+5)-20" office:value-type="float" office:value="0" calcext:value-type="float">
            <text:p>0</text:p>
          </table:table-cell>
          <table:table-cell table:formula="of:=ABS([.F143]-[.F142])" office:value-type="float" office:value="0" calcext:value-type="float">
            <text:p>0</text:p>
          </table:table-cell>
          <table:table-cell table:formula="of:=IF([.H14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IF([.C143]*[.G143]&lt;0;[.B143];[.F143])" office:value-type="float" office:value="2.57779638142378" calcext:value-type="float">
            <text:p>2,57779638142378</text:p>
          </table:table-cell>
          <table:table-cell table:formula="of:=[.B144]^3-COS([.B144])+LN([.B144]+5)-20" office:value-type="float" office:value="0" calcext:value-type="float">
            <text:p>0</text:p>
          </table:table-cell>
          <table:table-cell table:formula="of:=IF([.E143]*[.G143]&lt;0;[.D143];[.F143])" office:value-type="float" office:value="2.57779638142378" calcext:value-type="float">
            <text:p>2,57779638142378</text:p>
          </table:table-cell>
          <table:table-cell table:formula="of:=[.D144]^3-COS([.D144])+LN([.D144]+5)-20" office:value-type="float" office:value="0" calcext:value-type="float">
            <text:p>0</text:p>
          </table:table-cell>
          <table:table-cell table:formula="of:=([.B144]+[.D144])/2" office:value-type="float" office:value="2.57779638142378" calcext:value-type="float">
            <text:p>2,57779638142378</text:p>
          </table:table-cell>
          <table:table-cell table:formula="of:=[.F144]^3-COS([.F144])+LN([.F144]+5)-20" office:value-type="float" office:value="0" calcext:value-type="float">
            <text:p>0</text:p>
          </table:table-cell>
          <table:table-cell table:formula="of:=ABS([.F144]-[.F143])" office:value-type="float" office:value="0" calcext:value-type="float">
            <text:p>0</text:p>
          </table:table-cell>
          <table:table-cell table:formula="of:=IF([.H14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IF([.C144]*[.G144]&lt;0;[.B144];[.F144])" office:value-type="float" office:value="2.57779638142378" calcext:value-type="float">
            <text:p>2,57779638142378</text:p>
          </table:table-cell>
          <table:table-cell table:formula="of:=[.B145]^3-COS([.B145])+LN([.B145]+5)-20" office:value-type="float" office:value="0" calcext:value-type="float">
            <text:p>0</text:p>
          </table:table-cell>
          <table:table-cell table:formula="of:=IF([.E144]*[.G144]&lt;0;[.D144];[.F144])" office:value-type="float" office:value="2.57779638142378" calcext:value-type="float">
            <text:p>2,57779638142378</text:p>
          </table:table-cell>
          <table:table-cell table:formula="of:=[.D145]^3-COS([.D145])+LN([.D145]+5)-20" office:value-type="float" office:value="0" calcext:value-type="float">
            <text:p>0</text:p>
          </table:table-cell>
          <table:table-cell table:formula="of:=([.B145]+[.D145])/2" office:value-type="float" office:value="2.57779638142378" calcext:value-type="float">
            <text:p>2,57779638142378</text:p>
          </table:table-cell>
          <table:table-cell table:formula="of:=[.F145]^3-COS([.F145])+LN([.F145]+5)-20" office:value-type="float" office:value="0" calcext:value-type="float">
            <text:p>0</text:p>
          </table:table-cell>
          <table:table-cell table:formula="of:=ABS([.F145]-[.F144])" office:value-type="float" office:value="0" calcext:value-type="float">
            <text:p>0</text:p>
          </table:table-cell>
          <table:table-cell table:formula="of:=IF([.H14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IF([.C145]*[.G145]&lt;0;[.B145];[.F145])" office:value-type="float" office:value="2.57779638142378" calcext:value-type="float">
            <text:p>2,57779638142378</text:p>
          </table:table-cell>
          <table:table-cell table:formula="of:=[.B146]^3-COS([.B146])+LN([.B146]+5)-20" office:value-type="float" office:value="0" calcext:value-type="float">
            <text:p>0</text:p>
          </table:table-cell>
          <table:table-cell table:formula="of:=IF([.E145]*[.G145]&lt;0;[.D145];[.F145])" office:value-type="float" office:value="2.57779638142378" calcext:value-type="float">
            <text:p>2,57779638142378</text:p>
          </table:table-cell>
          <table:table-cell table:formula="of:=[.D146]^3-COS([.D146])+LN([.D146]+5)-20" office:value-type="float" office:value="0" calcext:value-type="float">
            <text:p>0</text:p>
          </table:table-cell>
          <table:table-cell table:formula="of:=([.B146]+[.D146])/2" office:value-type="float" office:value="2.57779638142378" calcext:value-type="float">
            <text:p>2,57779638142378</text:p>
          </table:table-cell>
          <table:table-cell table:formula="of:=[.F146]^3-COS([.F146])+LN([.F146]+5)-20" office:value-type="float" office:value="0" calcext:value-type="float">
            <text:p>0</text:p>
          </table:table-cell>
          <table:table-cell table:formula="of:=ABS([.F146]-[.F145])" office:value-type="float" office:value="0" calcext:value-type="float">
            <text:p>0</text:p>
          </table:table-cell>
          <table:table-cell table:formula="of:=IF([.H14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IF([.C146]*[.G146]&lt;0;[.B146];[.F146])" office:value-type="float" office:value="2.57779638142378" calcext:value-type="float">
            <text:p>2,57779638142378</text:p>
          </table:table-cell>
          <table:table-cell table:formula="of:=[.B147]^3-COS([.B147])+LN([.B147]+5)-20" office:value-type="float" office:value="0" calcext:value-type="float">
            <text:p>0</text:p>
          </table:table-cell>
          <table:table-cell table:formula="of:=IF([.E146]*[.G146]&lt;0;[.D146];[.F146])" office:value-type="float" office:value="2.57779638142378" calcext:value-type="float">
            <text:p>2,57779638142378</text:p>
          </table:table-cell>
          <table:table-cell table:formula="of:=[.D147]^3-COS([.D147])+LN([.D147]+5)-20" office:value-type="float" office:value="0" calcext:value-type="float">
            <text:p>0</text:p>
          </table:table-cell>
          <table:table-cell table:formula="of:=([.B147]+[.D147])/2" office:value-type="float" office:value="2.57779638142378" calcext:value-type="float">
            <text:p>2,57779638142378</text:p>
          </table:table-cell>
          <table:table-cell table:formula="of:=[.F147]^3-COS([.F147])+LN([.F147]+5)-20" office:value-type="float" office:value="0" calcext:value-type="float">
            <text:p>0</text:p>
          </table:table-cell>
          <table:table-cell table:formula="of:=ABS([.F147]-[.F146])" office:value-type="float" office:value="0" calcext:value-type="float">
            <text:p>0</text:p>
          </table:table-cell>
          <table:table-cell table:formula="of:=IF([.H14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7]+1" office:value-type="float" office:value="141" calcext:value-type="float">
            <text:p>141</text:p>
          </table:table-cell>
          <table:table-cell table:formula="of:=IF([.C147]*[.G147]&lt;0;[.B147];[.F147])" office:value-type="float" office:value="2.57779638142378" calcext:value-type="float">
            <text:p>2,57779638142378</text:p>
          </table:table-cell>
          <table:table-cell table:formula="of:=[.B148]^3-COS([.B148])+LN([.B148]+5)-20" office:value-type="float" office:value="0" calcext:value-type="float">
            <text:p>0</text:p>
          </table:table-cell>
          <table:table-cell table:formula="of:=IF([.E147]*[.G147]&lt;0;[.D147];[.F147])" office:value-type="float" office:value="2.57779638142378" calcext:value-type="float">
            <text:p>2,57779638142378</text:p>
          </table:table-cell>
          <table:table-cell table:formula="of:=[.D148]^3-COS([.D148])+LN([.D148]+5)-20" office:value-type="float" office:value="0" calcext:value-type="float">
            <text:p>0</text:p>
          </table:table-cell>
          <table:table-cell table:formula="of:=([.B148]+[.D148])/2" office:value-type="float" office:value="2.57779638142378" calcext:value-type="float">
            <text:p>2,57779638142378</text:p>
          </table:table-cell>
          <table:table-cell table:formula="of:=[.F148]^3-COS([.F148])+LN([.F148]+5)-20" office:value-type="float" office:value="0" calcext:value-type="float">
            <text:p>0</text:p>
          </table:table-cell>
          <table:table-cell table:formula="of:=ABS([.F148]-[.F147])" office:value-type="float" office:value="0" calcext:value-type="float">
            <text:p>0</text:p>
          </table:table-cell>
          <table:table-cell table:formula="of:=IF([.H14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8]+1" office:value-type="float" office:value="142" calcext:value-type="float">
            <text:p>142</text:p>
          </table:table-cell>
          <table:table-cell table:formula="of:=IF([.C148]*[.G148]&lt;0;[.B148];[.F148])" office:value-type="float" office:value="2.57779638142378" calcext:value-type="float">
            <text:p>2,57779638142378</text:p>
          </table:table-cell>
          <table:table-cell table:formula="of:=[.B149]^3-COS([.B149])+LN([.B149]+5)-20" office:value-type="float" office:value="0" calcext:value-type="float">
            <text:p>0</text:p>
          </table:table-cell>
          <table:table-cell table:formula="of:=IF([.E148]*[.G148]&lt;0;[.D148];[.F148])" office:value-type="float" office:value="2.57779638142378" calcext:value-type="float">
            <text:p>2,57779638142378</text:p>
          </table:table-cell>
          <table:table-cell table:formula="of:=[.D149]^3-COS([.D149])+LN([.D149]+5)-20" office:value-type="float" office:value="0" calcext:value-type="float">
            <text:p>0</text:p>
          </table:table-cell>
          <table:table-cell table:formula="of:=([.B149]+[.D149])/2" office:value-type="float" office:value="2.57779638142378" calcext:value-type="float">
            <text:p>2,57779638142378</text:p>
          </table:table-cell>
          <table:table-cell table:formula="of:=[.F149]^3-COS([.F149])+LN([.F149]+5)-20" office:value-type="float" office:value="0" calcext:value-type="float">
            <text:p>0</text:p>
          </table:table-cell>
          <table:table-cell table:formula="of:=ABS([.F149]-[.F148])" office:value-type="float" office:value="0" calcext:value-type="float">
            <text:p>0</text:p>
          </table:table-cell>
          <table:table-cell table:formula="of:=IF([.H14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49]+1" office:value-type="float" office:value="143" calcext:value-type="float">
            <text:p>143</text:p>
          </table:table-cell>
          <table:table-cell table:formula="of:=IF([.C149]*[.G149]&lt;0;[.B149];[.F149])" office:value-type="float" office:value="2.57779638142378" calcext:value-type="float">
            <text:p>2,57779638142378</text:p>
          </table:table-cell>
          <table:table-cell table:formula="of:=[.B150]^3-COS([.B150])+LN([.B150]+5)-20" office:value-type="float" office:value="0" calcext:value-type="float">
            <text:p>0</text:p>
          </table:table-cell>
          <table:table-cell table:formula="of:=IF([.E149]*[.G149]&lt;0;[.D149];[.F149])" office:value-type="float" office:value="2.57779638142378" calcext:value-type="float">
            <text:p>2,57779638142378</text:p>
          </table:table-cell>
          <table:table-cell table:formula="of:=[.D150]^3-COS([.D150])+LN([.D150]+5)-20" office:value-type="float" office:value="0" calcext:value-type="float">
            <text:p>0</text:p>
          </table:table-cell>
          <table:table-cell table:formula="of:=([.B150]+[.D150])/2" office:value-type="float" office:value="2.57779638142378" calcext:value-type="float">
            <text:p>2,57779638142378</text:p>
          </table:table-cell>
          <table:table-cell table:formula="of:=[.F150]^3-COS([.F150])+LN([.F150]+5)-20" office:value-type="float" office:value="0" calcext:value-type="float">
            <text:p>0</text:p>
          </table:table-cell>
          <table:table-cell table:formula="of:=ABS([.F150]-[.F149])" office:value-type="float" office:value="0" calcext:value-type="float">
            <text:p>0</text:p>
          </table:table-cell>
          <table:table-cell table:formula="of:=IF([.H15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0]+1" office:value-type="float" office:value="144" calcext:value-type="float">
            <text:p>144</text:p>
          </table:table-cell>
          <table:table-cell table:formula="of:=IF([.C150]*[.G150]&lt;0;[.B150];[.F150])" office:value-type="float" office:value="2.57779638142378" calcext:value-type="float">
            <text:p>2,57779638142378</text:p>
          </table:table-cell>
          <table:table-cell table:formula="of:=[.B151]^3-COS([.B151])+LN([.B151]+5)-20" office:value-type="float" office:value="0" calcext:value-type="float">
            <text:p>0</text:p>
          </table:table-cell>
          <table:table-cell table:formula="of:=IF([.E150]*[.G150]&lt;0;[.D150];[.F150])" office:value-type="float" office:value="2.57779638142378" calcext:value-type="float">
            <text:p>2,57779638142378</text:p>
          </table:table-cell>
          <table:table-cell table:formula="of:=[.D151]^3-COS([.D151])+LN([.D151]+5)-20" office:value-type="float" office:value="0" calcext:value-type="float">
            <text:p>0</text:p>
          </table:table-cell>
          <table:table-cell table:formula="of:=([.B151]+[.D151])/2" office:value-type="float" office:value="2.57779638142378" calcext:value-type="float">
            <text:p>2,57779638142378</text:p>
          </table:table-cell>
          <table:table-cell table:formula="of:=[.F151]^3-COS([.F151])+LN([.F151]+5)-20" office:value-type="float" office:value="0" calcext:value-type="float">
            <text:p>0</text:p>
          </table:table-cell>
          <table:table-cell table:formula="of:=ABS([.F151]-[.F150])" office:value-type="float" office:value="0" calcext:value-type="float">
            <text:p>0</text:p>
          </table:table-cell>
          <table:table-cell table:formula="of:=IF([.H15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1]+1" office:value-type="float" office:value="145" calcext:value-type="float">
            <text:p>145</text:p>
          </table:table-cell>
          <table:table-cell table:formula="of:=IF([.C151]*[.G151]&lt;0;[.B151];[.F151])" office:value-type="float" office:value="2.57779638142378" calcext:value-type="float">
            <text:p>2,57779638142378</text:p>
          </table:table-cell>
          <table:table-cell table:formula="of:=[.B152]^3-COS([.B152])+LN([.B152]+5)-20" office:value-type="float" office:value="0" calcext:value-type="float">
            <text:p>0</text:p>
          </table:table-cell>
          <table:table-cell table:formula="of:=IF([.E151]*[.G151]&lt;0;[.D151];[.F151])" office:value-type="float" office:value="2.57779638142378" calcext:value-type="float">
            <text:p>2,57779638142378</text:p>
          </table:table-cell>
          <table:table-cell table:formula="of:=[.D152]^3-COS([.D152])+LN([.D152]+5)-20" office:value-type="float" office:value="0" calcext:value-type="float">
            <text:p>0</text:p>
          </table:table-cell>
          <table:table-cell table:formula="of:=([.B152]+[.D152])/2" office:value-type="float" office:value="2.57779638142378" calcext:value-type="float">
            <text:p>2,57779638142378</text:p>
          </table:table-cell>
          <table:table-cell table:formula="of:=[.F152]^3-COS([.F152])+LN([.F152]+5)-20" office:value-type="float" office:value="0" calcext:value-type="float">
            <text:p>0</text:p>
          </table:table-cell>
          <table:table-cell table:formula="of:=ABS([.F152]-[.F151])" office:value-type="float" office:value="0" calcext:value-type="float">
            <text:p>0</text:p>
          </table:table-cell>
          <table:table-cell table:formula="of:=IF([.H15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2]+1" office:value-type="float" office:value="146" calcext:value-type="float">
            <text:p>146</text:p>
          </table:table-cell>
          <table:table-cell table:formula="of:=IF([.C152]*[.G152]&lt;0;[.B152];[.F152])" office:value-type="float" office:value="2.57779638142378" calcext:value-type="float">
            <text:p>2,57779638142378</text:p>
          </table:table-cell>
          <table:table-cell table:formula="of:=[.B153]^3-COS([.B153])+LN([.B153]+5)-20" office:value-type="float" office:value="0" calcext:value-type="float">
            <text:p>0</text:p>
          </table:table-cell>
          <table:table-cell table:formula="of:=IF([.E152]*[.G152]&lt;0;[.D152];[.F152])" office:value-type="float" office:value="2.57779638142378" calcext:value-type="float">
            <text:p>2,57779638142378</text:p>
          </table:table-cell>
          <table:table-cell table:formula="of:=[.D153]^3-COS([.D153])+LN([.D153]+5)-20" office:value-type="float" office:value="0" calcext:value-type="float">
            <text:p>0</text:p>
          </table:table-cell>
          <table:table-cell table:formula="of:=([.B153]+[.D153])/2" office:value-type="float" office:value="2.57779638142378" calcext:value-type="float">
            <text:p>2,57779638142378</text:p>
          </table:table-cell>
          <table:table-cell table:formula="of:=[.F153]^3-COS([.F153])+LN([.F153]+5)-20" office:value-type="float" office:value="0" calcext:value-type="float">
            <text:p>0</text:p>
          </table:table-cell>
          <table:table-cell table:formula="of:=ABS([.F153]-[.F152])" office:value-type="float" office:value="0" calcext:value-type="float">
            <text:p>0</text:p>
          </table:table-cell>
          <table:table-cell table:formula="of:=IF([.H15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3]+1" office:value-type="float" office:value="147" calcext:value-type="float">
            <text:p>147</text:p>
          </table:table-cell>
          <table:table-cell table:formula="of:=IF([.C153]*[.G153]&lt;0;[.B153];[.F153])" office:value-type="float" office:value="2.57779638142378" calcext:value-type="float">
            <text:p>2,57779638142378</text:p>
          </table:table-cell>
          <table:table-cell table:formula="of:=[.B154]^3-COS([.B154])+LN([.B154]+5)-20" office:value-type="float" office:value="0" calcext:value-type="float">
            <text:p>0</text:p>
          </table:table-cell>
          <table:table-cell table:formula="of:=IF([.E153]*[.G153]&lt;0;[.D153];[.F153])" office:value-type="float" office:value="2.57779638142378" calcext:value-type="float">
            <text:p>2,57779638142378</text:p>
          </table:table-cell>
          <table:table-cell table:formula="of:=[.D154]^3-COS([.D154])+LN([.D154]+5)-20" office:value-type="float" office:value="0" calcext:value-type="float">
            <text:p>0</text:p>
          </table:table-cell>
          <table:table-cell table:formula="of:=([.B154]+[.D154])/2" office:value-type="float" office:value="2.57779638142378" calcext:value-type="float">
            <text:p>2,57779638142378</text:p>
          </table:table-cell>
          <table:table-cell table:formula="of:=[.F154]^3-COS([.F154])+LN([.F154]+5)-20" office:value-type="float" office:value="0" calcext:value-type="float">
            <text:p>0</text:p>
          </table:table-cell>
          <table:table-cell table:formula="of:=ABS([.F154]-[.F153])" office:value-type="float" office:value="0" calcext:value-type="float">
            <text:p>0</text:p>
          </table:table-cell>
          <table:table-cell table:formula="of:=IF([.H15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4]+1" office:value-type="float" office:value="148" calcext:value-type="float">
            <text:p>148</text:p>
          </table:table-cell>
          <table:table-cell table:formula="of:=IF([.C154]*[.G154]&lt;0;[.B154];[.F154])" office:value-type="float" office:value="2.57779638142378" calcext:value-type="float">
            <text:p>2,57779638142378</text:p>
          </table:table-cell>
          <table:table-cell table:formula="of:=[.B155]^3-COS([.B155])+LN([.B155]+5)-20" office:value-type="float" office:value="0" calcext:value-type="float">
            <text:p>0</text:p>
          </table:table-cell>
          <table:table-cell table:formula="of:=IF([.E154]*[.G154]&lt;0;[.D154];[.F154])" office:value-type="float" office:value="2.57779638142378" calcext:value-type="float">
            <text:p>2,57779638142378</text:p>
          </table:table-cell>
          <table:table-cell table:formula="of:=[.D155]^3-COS([.D155])+LN([.D155]+5)-20" office:value-type="float" office:value="0" calcext:value-type="float">
            <text:p>0</text:p>
          </table:table-cell>
          <table:table-cell table:formula="of:=([.B155]+[.D155])/2" office:value-type="float" office:value="2.57779638142378" calcext:value-type="float">
            <text:p>2,57779638142378</text:p>
          </table:table-cell>
          <table:table-cell table:formula="of:=[.F155]^3-COS([.F155])+LN([.F155]+5)-20" office:value-type="float" office:value="0" calcext:value-type="float">
            <text:p>0</text:p>
          </table:table-cell>
          <table:table-cell table:formula="of:=ABS([.F155]-[.F154])" office:value-type="float" office:value="0" calcext:value-type="float">
            <text:p>0</text:p>
          </table:table-cell>
          <table:table-cell table:formula="of:=IF([.H15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5]+1" office:value-type="float" office:value="149" calcext:value-type="float">
            <text:p>149</text:p>
          </table:table-cell>
          <table:table-cell table:formula="of:=IF([.C155]*[.G155]&lt;0;[.B155];[.F155])" office:value-type="float" office:value="2.57779638142378" calcext:value-type="float">
            <text:p>2,57779638142378</text:p>
          </table:table-cell>
          <table:table-cell table:formula="of:=[.B156]^3-COS([.B156])+LN([.B156]+5)-20" office:value-type="float" office:value="0" calcext:value-type="float">
            <text:p>0</text:p>
          </table:table-cell>
          <table:table-cell table:formula="of:=IF([.E155]*[.G155]&lt;0;[.D155];[.F155])" office:value-type="float" office:value="2.57779638142378" calcext:value-type="float">
            <text:p>2,57779638142378</text:p>
          </table:table-cell>
          <table:table-cell table:formula="of:=[.D156]^3-COS([.D156])+LN([.D156]+5)-20" office:value-type="float" office:value="0" calcext:value-type="float">
            <text:p>0</text:p>
          </table:table-cell>
          <table:table-cell table:formula="of:=([.B156]+[.D156])/2" office:value-type="float" office:value="2.57779638142378" calcext:value-type="float">
            <text:p>2,57779638142378</text:p>
          </table:table-cell>
          <table:table-cell table:formula="of:=[.F156]^3-COS([.F156])+LN([.F156]+5)-20" office:value-type="float" office:value="0" calcext:value-type="float">
            <text:p>0</text:p>
          </table:table-cell>
          <table:table-cell table:formula="of:=ABS([.F156]-[.F155])" office:value-type="float" office:value="0" calcext:value-type="float">
            <text:p>0</text:p>
          </table:table-cell>
          <table:table-cell table:formula="of:=IF([.H15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6]+1" office:value-type="float" office:value="150" calcext:value-type="float">
            <text:p>150</text:p>
          </table:table-cell>
          <table:table-cell table:formula="of:=IF([.C156]*[.G156]&lt;0;[.B156];[.F156])" office:value-type="float" office:value="2.57779638142378" calcext:value-type="float">
            <text:p>2,57779638142378</text:p>
          </table:table-cell>
          <table:table-cell table:formula="of:=[.B157]^3-COS([.B157])+LN([.B157]+5)-20" office:value-type="float" office:value="0" calcext:value-type="float">
            <text:p>0</text:p>
          </table:table-cell>
          <table:table-cell table:formula="of:=IF([.E156]*[.G156]&lt;0;[.D156];[.F156])" office:value-type="float" office:value="2.57779638142378" calcext:value-type="float">
            <text:p>2,57779638142378</text:p>
          </table:table-cell>
          <table:table-cell table:formula="of:=[.D157]^3-COS([.D157])+LN([.D157]+5)-20" office:value-type="float" office:value="0" calcext:value-type="float">
            <text:p>0</text:p>
          </table:table-cell>
          <table:table-cell table:formula="of:=([.B157]+[.D157])/2" office:value-type="float" office:value="2.57779638142378" calcext:value-type="float">
            <text:p>2,57779638142378</text:p>
          </table:table-cell>
          <table:table-cell table:formula="of:=[.F157]^3-COS([.F157])+LN([.F157]+5)-20" office:value-type="float" office:value="0" calcext:value-type="float">
            <text:p>0</text:p>
          </table:table-cell>
          <table:table-cell table:formula="of:=ABS([.F157]-[.F156])" office:value-type="float" office:value="0" calcext:value-type="float">
            <text:p>0</text:p>
          </table:table-cell>
          <table:table-cell table:formula="of:=IF([.H15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7]+1" office:value-type="float" office:value="151" calcext:value-type="float">
            <text:p>151</text:p>
          </table:table-cell>
          <table:table-cell table:formula="of:=IF([.C157]*[.G157]&lt;0;[.B157];[.F157])" office:value-type="float" office:value="2.57779638142378" calcext:value-type="float">
            <text:p>2,57779638142378</text:p>
          </table:table-cell>
          <table:table-cell table:formula="of:=[.B158]^3-COS([.B158])+LN([.B158]+5)-20" office:value-type="float" office:value="0" calcext:value-type="float">
            <text:p>0</text:p>
          </table:table-cell>
          <table:table-cell table:formula="of:=IF([.E157]*[.G157]&lt;0;[.D157];[.F157])" office:value-type="float" office:value="2.57779638142378" calcext:value-type="float">
            <text:p>2,57779638142378</text:p>
          </table:table-cell>
          <table:table-cell table:formula="of:=[.D158]^3-COS([.D158])+LN([.D158]+5)-20" office:value-type="float" office:value="0" calcext:value-type="float">
            <text:p>0</text:p>
          </table:table-cell>
          <table:table-cell table:formula="of:=([.B158]+[.D158])/2" office:value-type="float" office:value="2.57779638142378" calcext:value-type="float">
            <text:p>2,57779638142378</text:p>
          </table:table-cell>
          <table:table-cell table:formula="of:=[.F158]^3-COS([.F158])+LN([.F158]+5)-20" office:value-type="float" office:value="0" calcext:value-type="float">
            <text:p>0</text:p>
          </table:table-cell>
          <table:table-cell table:formula="of:=ABS([.F158]-[.F157])" office:value-type="float" office:value="0" calcext:value-type="float">
            <text:p>0</text:p>
          </table:table-cell>
          <table:table-cell table:formula="of:=IF([.H15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8]+1" office:value-type="float" office:value="152" calcext:value-type="float">
            <text:p>152</text:p>
          </table:table-cell>
          <table:table-cell table:formula="of:=IF([.C158]*[.G158]&lt;0;[.B158];[.F158])" office:value-type="float" office:value="2.57779638142378" calcext:value-type="float">
            <text:p>2,57779638142378</text:p>
          </table:table-cell>
          <table:table-cell table:formula="of:=[.B159]^3-COS([.B159])+LN([.B159]+5)-20" office:value-type="float" office:value="0" calcext:value-type="float">
            <text:p>0</text:p>
          </table:table-cell>
          <table:table-cell table:formula="of:=IF([.E158]*[.G158]&lt;0;[.D158];[.F158])" office:value-type="float" office:value="2.57779638142378" calcext:value-type="float">
            <text:p>2,57779638142378</text:p>
          </table:table-cell>
          <table:table-cell table:formula="of:=[.D159]^3-COS([.D159])+LN([.D159]+5)-20" office:value-type="float" office:value="0" calcext:value-type="float">
            <text:p>0</text:p>
          </table:table-cell>
          <table:table-cell table:formula="of:=([.B159]+[.D159])/2" office:value-type="float" office:value="2.57779638142378" calcext:value-type="float">
            <text:p>2,57779638142378</text:p>
          </table:table-cell>
          <table:table-cell table:formula="of:=[.F159]^3-COS([.F159])+LN([.F159]+5)-20" office:value-type="float" office:value="0" calcext:value-type="float">
            <text:p>0</text:p>
          </table:table-cell>
          <table:table-cell table:formula="of:=ABS([.F159]-[.F158])" office:value-type="float" office:value="0" calcext:value-type="float">
            <text:p>0</text:p>
          </table:table-cell>
          <table:table-cell table:formula="of:=IF([.H15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59]+1" office:value-type="float" office:value="153" calcext:value-type="float">
            <text:p>153</text:p>
          </table:table-cell>
          <table:table-cell table:formula="of:=IF([.C159]*[.G159]&lt;0;[.B159];[.F159])" office:value-type="float" office:value="2.57779638142378" calcext:value-type="float">
            <text:p>2,57779638142378</text:p>
          </table:table-cell>
          <table:table-cell table:formula="of:=[.B160]^3-COS([.B160])+LN([.B160]+5)-20" office:value-type="float" office:value="0" calcext:value-type="float">
            <text:p>0</text:p>
          </table:table-cell>
          <table:table-cell table:formula="of:=IF([.E159]*[.G159]&lt;0;[.D159];[.F159])" office:value-type="float" office:value="2.57779638142378" calcext:value-type="float">
            <text:p>2,57779638142378</text:p>
          </table:table-cell>
          <table:table-cell table:formula="of:=[.D160]^3-COS([.D160])+LN([.D160]+5)-20" office:value-type="float" office:value="0" calcext:value-type="float">
            <text:p>0</text:p>
          </table:table-cell>
          <table:table-cell table:formula="of:=([.B160]+[.D160])/2" office:value-type="float" office:value="2.57779638142378" calcext:value-type="float">
            <text:p>2,57779638142378</text:p>
          </table:table-cell>
          <table:table-cell table:formula="of:=[.F160]^3-COS([.F160])+LN([.F160]+5)-20" office:value-type="float" office:value="0" calcext:value-type="float">
            <text:p>0</text:p>
          </table:table-cell>
          <table:table-cell table:formula="of:=ABS([.F160]-[.F159])" office:value-type="float" office:value="0" calcext:value-type="float">
            <text:p>0</text:p>
          </table:table-cell>
          <table:table-cell table:formula="of:=IF([.H16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0]+1" office:value-type="float" office:value="154" calcext:value-type="float">
            <text:p>154</text:p>
          </table:table-cell>
          <table:table-cell table:formula="of:=IF([.C160]*[.G160]&lt;0;[.B160];[.F160])" office:value-type="float" office:value="2.57779638142378" calcext:value-type="float">
            <text:p>2,57779638142378</text:p>
          </table:table-cell>
          <table:table-cell table:formula="of:=[.B161]^3-COS([.B161])+LN([.B161]+5)-20" office:value-type="float" office:value="0" calcext:value-type="float">
            <text:p>0</text:p>
          </table:table-cell>
          <table:table-cell table:formula="of:=IF([.E160]*[.G160]&lt;0;[.D160];[.F160])" office:value-type="float" office:value="2.57779638142378" calcext:value-type="float">
            <text:p>2,57779638142378</text:p>
          </table:table-cell>
          <table:table-cell table:formula="of:=[.D161]^3-COS([.D161])+LN([.D161]+5)-20" office:value-type="float" office:value="0" calcext:value-type="float">
            <text:p>0</text:p>
          </table:table-cell>
          <table:table-cell table:formula="of:=([.B161]+[.D161])/2" office:value-type="float" office:value="2.57779638142378" calcext:value-type="float">
            <text:p>2,57779638142378</text:p>
          </table:table-cell>
          <table:table-cell table:formula="of:=[.F161]^3-COS([.F161])+LN([.F161]+5)-20" office:value-type="float" office:value="0" calcext:value-type="float">
            <text:p>0</text:p>
          </table:table-cell>
          <table:table-cell table:formula="of:=ABS([.F161]-[.F160])" office:value-type="float" office:value="0" calcext:value-type="float">
            <text:p>0</text:p>
          </table:table-cell>
          <table:table-cell table:formula="of:=IF([.H16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1]+1" office:value-type="float" office:value="155" calcext:value-type="float">
            <text:p>155</text:p>
          </table:table-cell>
          <table:table-cell table:formula="of:=IF([.C161]*[.G161]&lt;0;[.B161];[.F161])" office:value-type="float" office:value="2.57779638142378" calcext:value-type="float">
            <text:p>2,57779638142378</text:p>
          </table:table-cell>
          <table:table-cell table:formula="of:=[.B162]^3-COS([.B162])+LN([.B162]+5)-20" office:value-type="float" office:value="0" calcext:value-type="float">
            <text:p>0</text:p>
          </table:table-cell>
          <table:table-cell table:formula="of:=IF([.E161]*[.G161]&lt;0;[.D161];[.F161])" office:value-type="float" office:value="2.57779638142378" calcext:value-type="float">
            <text:p>2,57779638142378</text:p>
          </table:table-cell>
          <table:table-cell table:formula="of:=[.D162]^3-COS([.D162])+LN([.D162]+5)-20" office:value-type="float" office:value="0" calcext:value-type="float">
            <text:p>0</text:p>
          </table:table-cell>
          <table:table-cell table:formula="of:=([.B162]+[.D162])/2" office:value-type="float" office:value="2.57779638142378" calcext:value-type="float">
            <text:p>2,57779638142378</text:p>
          </table:table-cell>
          <table:table-cell table:formula="of:=[.F162]^3-COS([.F162])+LN([.F162]+5)-20" office:value-type="float" office:value="0" calcext:value-type="float">
            <text:p>0</text:p>
          </table:table-cell>
          <table:table-cell table:formula="of:=ABS([.F162]-[.F161])" office:value-type="float" office:value="0" calcext:value-type="float">
            <text:p>0</text:p>
          </table:table-cell>
          <table:table-cell table:formula="of:=IF([.H16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2]+1" office:value-type="float" office:value="156" calcext:value-type="float">
            <text:p>156</text:p>
          </table:table-cell>
          <table:table-cell table:formula="of:=IF([.C162]*[.G162]&lt;0;[.B162];[.F162])" office:value-type="float" office:value="2.57779638142378" calcext:value-type="float">
            <text:p>2,57779638142378</text:p>
          </table:table-cell>
          <table:table-cell table:formula="of:=[.B163]^3-COS([.B163])+LN([.B163]+5)-20" office:value-type="float" office:value="0" calcext:value-type="float">
            <text:p>0</text:p>
          </table:table-cell>
          <table:table-cell table:formula="of:=IF([.E162]*[.G162]&lt;0;[.D162];[.F162])" office:value-type="float" office:value="2.57779638142378" calcext:value-type="float">
            <text:p>2,57779638142378</text:p>
          </table:table-cell>
          <table:table-cell table:formula="of:=[.D163]^3-COS([.D163])+LN([.D163]+5)-20" office:value-type="float" office:value="0" calcext:value-type="float">
            <text:p>0</text:p>
          </table:table-cell>
          <table:table-cell table:formula="of:=([.B163]+[.D163])/2" office:value-type="float" office:value="2.57779638142378" calcext:value-type="float">
            <text:p>2,57779638142378</text:p>
          </table:table-cell>
          <table:table-cell table:formula="of:=[.F163]^3-COS([.F163])+LN([.F163]+5)-20" office:value-type="float" office:value="0" calcext:value-type="float">
            <text:p>0</text:p>
          </table:table-cell>
          <table:table-cell table:formula="of:=ABS([.F163]-[.F162])" office:value-type="float" office:value="0" calcext:value-type="float">
            <text:p>0</text:p>
          </table:table-cell>
          <table:table-cell table:formula="of:=IF([.H16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3]+1" office:value-type="float" office:value="157" calcext:value-type="float">
            <text:p>157</text:p>
          </table:table-cell>
          <table:table-cell table:formula="of:=IF([.C163]*[.G163]&lt;0;[.B163];[.F163])" office:value-type="float" office:value="2.57779638142378" calcext:value-type="float">
            <text:p>2,57779638142378</text:p>
          </table:table-cell>
          <table:table-cell table:formula="of:=[.B164]^3-COS([.B164])+LN([.B164]+5)-20" office:value-type="float" office:value="0" calcext:value-type="float">
            <text:p>0</text:p>
          </table:table-cell>
          <table:table-cell table:formula="of:=IF([.E163]*[.G163]&lt;0;[.D163];[.F163])" office:value-type="float" office:value="2.57779638142378" calcext:value-type="float">
            <text:p>2,57779638142378</text:p>
          </table:table-cell>
          <table:table-cell table:formula="of:=[.D164]^3-COS([.D164])+LN([.D164]+5)-20" office:value-type="float" office:value="0" calcext:value-type="float">
            <text:p>0</text:p>
          </table:table-cell>
          <table:table-cell table:formula="of:=([.B164]+[.D164])/2" office:value-type="float" office:value="2.57779638142378" calcext:value-type="float">
            <text:p>2,57779638142378</text:p>
          </table:table-cell>
          <table:table-cell table:formula="of:=[.F164]^3-COS([.F164])+LN([.F164]+5)-20" office:value-type="float" office:value="0" calcext:value-type="float">
            <text:p>0</text:p>
          </table:table-cell>
          <table:table-cell table:formula="of:=ABS([.F164]-[.F163])" office:value-type="float" office:value="0" calcext:value-type="float">
            <text:p>0</text:p>
          </table:table-cell>
          <table:table-cell table:formula="of:=IF([.H16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4]+1" office:value-type="float" office:value="158" calcext:value-type="float">
            <text:p>158</text:p>
          </table:table-cell>
          <table:table-cell table:formula="of:=IF([.C164]*[.G164]&lt;0;[.B164];[.F164])" office:value-type="float" office:value="2.57779638142378" calcext:value-type="float">
            <text:p>2,57779638142378</text:p>
          </table:table-cell>
          <table:table-cell table:formula="of:=[.B165]^3-COS([.B165])+LN([.B165]+5)-20" office:value-type="float" office:value="0" calcext:value-type="float">
            <text:p>0</text:p>
          </table:table-cell>
          <table:table-cell table:formula="of:=IF([.E164]*[.G164]&lt;0;[.D164];[.F164])" office:value-type="float" office:value="2.57779638142378" calcext:value-type="float">
            <text:p>2,57779638142378</text:p>
          </table:table-cell>
          <table:table-cell table:formula="of:=[.D165]^3-COS([.D165])+LN([.D165]+5)-20" office:value-type="float" office:value="0" calcext:value-type="float">
            <text:p>0</text:p>
          </table:table-cell>
          <table:table-cell table:formula="of:=([.B165]+[.D165])/2" office:value-type="float" office:value="2.57779638142378" calcext:value-type="float">
            <text:p>2,57779638142378</text:p>
          </table:table-cell>
          <table:table-cell table:formula="of:=[.F165]^3-COS([.F165])+LN([.F165]+5)-20" office:value-type="float" office:value="0" calcext:value-type="float">
            <text:p>0</text:p>
          </table:table-cell>
          <table:table-cell table:formula="of:=ABS([.F165]-[.F164])" office:value-type="float" office:value="0" calcext:value-type="float">
            <text:p>0</text:p>
          </table:table-cell>
          <table:table-cell table:formula="of:=IF([.H16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5]+1" office:value-type="float" office:value="159" calcext:value-type="float">
            <text:p>159</text:p>
          </table:table-cell>
          <table:table-cell table:formula="of:=IF([.C165]*[.G165]&lt;0;[.B165];[.F165])" office:value-type="float" office:value="2.57779638142378" calcext:value-type="float">
            <text:p>2,57779638142378</text:p>
          </table:table-cell>
          <table:table-cell table:formula="of:=[.B166]^3-COS([.B166])+LN([.B166]+5)-20" office:value-type="float" office:value="0" calcext:value-type="float">
            <text:p>0</text:p>
          </table:table-cell>
          <table:table-cell table:formula="of:=IF([.E165]*[.G165]&lt;0;[.D165];[.F165])" office:value-type="float" office:value="2.57779638142378" calcext:value-type="float">
            <text:p>2,57779638142378</text:p>
          </table:table-cell>
          <table:table-cell table:formula="of:=[.D166]^3-COS([.D166])+LN([.D166]+5)-20" office:value-type="float" office:value="0" calcext:value-type="float">
            <text:p>0</text:p>
          </table:table-cell>
          <table:table-cell table:formula="of:=([.B166]+[.D166])/2" office:value-type="float" office:value="2.57779638142378" calcext:value-type="float">
            <text:p>2,57779638142378</text:p>
          </table:table-cell>
          <table:table-cell table:formula="of:=[.F166]^3-COS([.F166])+LN([.F166]+5)-20" office:value-type="float" office:value="0" calcext:value-type="float">
            <text:p>0</text:p>
          </table:table-cell>
          <table:table-cell table:formula="of:=ABS([.F166]-[.F165])" office:value-type="float" office:value="0" calcext:value-type="float">
            <text:p>0</text:p>
          </table:table-cell>
          <table:table-cell table:formula="of:=IF([.H16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6]+1" office:value-type="float" office:value="160" calcext:value-type="float">
            <text:p>160</text:p>
          </table:table-cell>
          <table:table-cell table:formula="of:=IF([.C166]*[.G166]&lt;0;[.B166];[.F166])" office:value-type="float" office:value="2.57779638142378" calcext:value-type="float">
            <text:p>2,57779638142378</text:p>
          </table:table-cell>
          <table:table-cell table:formula="of:=[.B167]^3-COS([.B167])+LN([.B167]+5)-20" office:value-type="float" office:value="0" calcext:value-type="float">
            <text:p>0</text:p>
          </table:table-cell>
          <table:table-cell table:formula="of:=IF([.E166]*[.G166]&lt;0;[.D166];[.F166])" office:value-type="float" office:value="2.57779638142378" calcext:value-type="float">
            <text:p>2,57779638142378</text:p>
          </table:table-cell>
          <table:table-cell table:formula="of:=[.D167]^3-COS([.D167])+LN([.D167]+5)-20" office:value-type="float" office:value="0" calcext:value-type="float">
            <text:p>0</text:p>
          </table:table-cell>
          <table:table-cell table:formula="of:=([.B167]+[.D167])/2" office:value-type="float" office:value="2.57779638142378" calcext:value-type="float">
            <text:p>2,57779638142378</text:p>
          </table:table-cell>
          <table:table-cell table:formula="of:=[.F167]^3-COS([.F167])+LN([.F167]+5)-20" office:value-type="float" office:value="0" calcext:value-type="float">
            <text:p>0</text:p>
          </table:table-cell>
          <table:table-cell table:formula="of:=ABS([.F167]-[.F166])" office:value-type="float" office:value="0" calcext:value-type="float">
            <text:p>0</text:p>
          </table:table-cell>
          <table:table-cell table:formula="of:=IF([.H16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7]+1" office:value-type="float" office:value="161" calcext:value-type="float">
            <text:p>161</text:p>
          </table:table-cell>
          <table:table-cell table:formula="of:=IF([.C167]*[.G167]&lt;0;[.B167];[.F167])" office:value-type="float" office:value="2.57779638142378" calcext:value-type="float">
            <text:p>2,57779638142378</text:p>
          </table:table-cell>
          <table:table-cell table:formula="of:=[.B168]^3-COS([.B168])+LN([.B168]+5)-20" office:value-type="float" office:value="0" calcext:value-type="float">
            <text:p>0</text:p>
          </table:table-cell>
          <table:table-cell table:formula="of:=IF([.E167]*[.G167]&lt;0;[.D167];[.F167])" office:value-type="float" office:value="2.57779638142378" calcext:value-type="float">
            <text:p>2,57779638142378</text:p>
          </table:table-cell>
          <table:table-cell table:formula="of:=[.D168]^3-COS([.D168])+LN([.D168]+5)-20" office:value-type="float" office:value="0" calcext:value-type="float">
            <text:p>0</text:p>
          </table:table-cell>
          <table:table-cell table:formula="of:=([.B168]+[.D168])/2" office:value-type="float" office:value="2.57779638142378" calcext:value-type="float">
            <text:p>2,57779638142378</text:p>
          </table:table-cell>
          <table:table-cell table:formula="of:=[.F168]^3-COS([.F168])+LN([.F168]+5)-20" office:value-type="float" office:value="0" calcext:value-type="float">
            <text:p>0</text:p>
          </table:table-cell>
          <table:table-cell table:formula="of:=ABS([.F168]-[.F167])" office:value-type="float" office:value="0" calcext:value-type="float">
            <text:p>0</text:p>
          </table:table-cell>
          <table:table-cell table:formula="of:=IF([.H16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8]+1" office:value-type="float" office:value="162" calcext:value-type="float">
            <text:p>162</text:p>
          </table:table-cell>
          <table:table-cell table:formula="of:=IF([.C168]*[.G168]&lt;0;[.B168];[.F168])" office:value-type="float" office:value="2.57779638142378" calcext:value-type="float">
            <text:p>2,57779638142378</text:p>
          </table:table-cell>
          <table:table-cell table:formula="of:=[.B169]^3-COS([.B169])+LN([.B169]+5)-20" office:value-type="float" office:value="0" calcext:value-type="float">
            <text:p>0</text:p>
          </table:table-cell>
          <table:table-cell table:formula="of:=IF([.E168]*[.G168]&lt;0;[.D168];[.F168])" office:value-type="float" office:value="2.57779638142378" calcext:value-type="float">
            <text:p>2,57779638142378</text:p>
          </table:table-cell>
          <table:table-cell table:formula="of:=[.D169]^3-COS([.D169])+LN([.D169]+5)-20" office:value-type="float" office:value="0" calcext:value-type="float">
            <text:p>0</text:p>
          </table:table-cell>
          <table:table-cell table:formula="of:=([.B169]+[.D169])/2" office:value-type="float" office:value="2.57779638142378" calcext:value-type="float">
            <text:p>2,57779638142378</text:p>
          </table:table-cell>
          <table:table-cell table:formula="of:=[.F169]^3-COS([.F169])+LN([.F169]+5)-20" office:value-type="float" office:value="0" calcext:value-type="float">
            <text:p>0</text:p>
          </table:table-cell>
          <table:table-cell table:formula="of:=ABS([.F169]-[.F168])" office:value-type="float" office:value="0" calcext:value-type="float">
            <text:p>0</text:p>
          </table:table-cell>
          <table:table-cell table:formula="of:=IF([.H16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9]+1" office:value-type="float" office:value="163" calcext:value-type="float">
            <text:p>163</text:p>
          </table:table-cell>
          <table:table-cell table:formula="of:=IF([.C169]*[.G169]&lt;0;[.B169];[.F169])" office:value-type="float" office:value="2.57779638142378" calcext:value-type="float">
            <text:p>2,57779638142378</text:p>
          </table:table-cell>
          <table:table-cell table:formula="of:=[.B170]^3-COS([.B170])+LN([.B170]+5)-20" office:value-type="float" office:value="0" calcext:value-type="float">
            <text:p>0</text:p>
          </table:table-cell>
          <table:table-cell table:formula="of:=IF([.E169]*[.G169]&lt;0;[.D169];[.F169])" office:value-type="float" office:value="2.57779638142378" calcext:value-type="float">
            <text:p>2,57779638142378</text:p>
          </table:table-cell>
          <table:table-cell table:formula="of:=[.D170]^3-COS([.D170])+LN([.D170]+5)-20" office:value-type="float" office:value="0" calcext:value-type="float">
            <text:p>0</text:p>
          </table:table-cell>
          <table:table-cell table:formula="of:=([.B170]+[.D170])/2" office:value-type="float" office:value="2.57779638142378" calcext:value-type="float">
            <text:p>2,57779638142378</text:p>
          </table:table-cell>
          <table:table-cell table:formula="of:=[.F170]^3-COS([.F170])+LN([.F170]+5)-20" office:value-type="float" office:value="0" calcext:value-type="float">
            <text:p>0</text:p>
          </table:table-cell>
          <table:table-cell table:formula="of:=ABS([.F170]-[.F169])" office:value-type="float" office:value="0" calcext:value-type="float">
            <text:p>0</text:p>
          </table:table-cell>
          <table:table-cell table:formula="of:=IF([.H17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0]+1" office:value-type="float" office:value="164" calcext:value-type="float">
            <text:p>164</text:p>
          </table:table-cell>
          <table:table-cell table:formula="of:=IF([.C170]*[.G170]&lt;0;[.B170];[.F170])" office:value-type="float" office:value="2.57779638142378" calcext:value-type="float">
            <text:p>2,57779638142378</text:p>
          </table:table-cell>
          <table:table-cell table:formula="of:=[.B171]^3-COS([.B171])+LN([.B171]+5)-20" office:value-type="float" office:value="0" calcext:value-type="float">
            <text:p>0</text:p>
          </table:table-cell>
          <table:table-cell table:formula="of:=IF([.E170]*[.G170]&lt;0;[.D170];[.F170])" office:value-type="float" office:value="2.57779638142378" calcext:value-type="float">
            <text:p>2,57779638142378</text:p>
          </table:table-cell>
          <table:table-cell table:formula="of:=[.D171]^3-COS([.D171])+LN([.D171]+5)-20" office:value-type="float" office:value="0" calcext:value-type="float">
            <text:p>0</text:p>
          </table:table-cell>
          <table:table-cell table:formula="of:=([.B171]+[.D171])/2" office:value-type="float" office:value="2.57779638142378" calcext:value-type="float">
            <text:p>2,57779638142378</text:p>
          </table:table-cell>
          <table:table-cell table:formula="of:=[.F171]^3-COS([.F171])+LN([.F171]+5)-20" office:value-type="float" office:value="0" calcext:value-type="float">
            <text:p>0</text:p>
          </table:table-cell>
          <table:table-cell table:formula="of:=ABS([.F171]-[.F170])" office:value-type="float" office:value="0" calcext:value-type="float">
            <text:p>0</text:p>
          </table:table-cell>
          <table:table-cell table:formula="of:=IF([.H17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1]+1" office:value-type="float" office:value="165" calcext:value-type="float">
            <text:p>165</text:p>
          </table:table-cell>
          <table:table-cell table:formula="of:=IF([.C171]*[.G171]&lt;0;[.B171];[.F171])" office:value-type="float" office:value="2.57779638142378" calcext:value-type="float">
            <text:p>2,57779638142378</text:p>
          </table:table-cell>
          <table:table-cell table:formula="of:=[.B172]^3-COS([.B172])+LN([.B172]+5)-20" office:value-type="float" office:value="0" calcext:value-type="float">
            <text:p>0</text:p>
          </table:table-cell>
          <table:table-cell table:formula="of:=IF([.E171]*[.G171]&lt;0;[.D171];[.F171])" office:value-type="float" office:value="2.57779638142378" calcext:value-type="float">
            <text:p>2,57779638142378</text:p>
          </table:table-cell>
          <table:table-cell table:formula="of:=[.D172]^3-COS([.D172])+LN([.D172]+5)-20" office:value-type="float" office:value="0" calcext:value-type="float">
            <text:p>0</text:p>
          </table:table-cell>
          <table:table-cell table:formula="of:=([.B172]+[.D172])/2" office:value-type="float" office:value="2.57779638142378" calcext:value-type="float">
            <text:p>2,57779638142378</text:p>
          </table:table-cell>
          <table:table-cell table:formula="of:=[.F172]^3-COS([.F172])+LN([.F172]+5)-20" office:value-type="float" office:value="0" calcext:value-type="float">
            <text:p>0</text:p>
          </table:table-cell>
          <table:table-cell table:formula="of:=ABS([.F172]-[.F171])" office:value-type="float" office:value="0" calcext:value-type="float">
            <text:p>0</text:p>
          </table:table-cell>
          <table:table-cell table:formula="of:=IF([.H17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2]+1" office:value-type="float" office:value="166" calcext:value-type="float">
            <text:p>166</text:p>
          </table:table-cell>
          <table:table-cell table:formula="of:=IF([.C172]*[.G172]&lt;0;[.B172];[.F172])" office:value-type="float" office:value="2.57779638142378" calcext:value-type="float">
            <text:p>2,57779638142378</text:p>
          </table:table-cell>
          <table:table-cell table:formula="of:=[.B173]^3-COS([.B173])+LN([.B173]+5)-20" office:value-type="float" office:value="0" calcext:value-type="float">
            <text:p>0</text:p>
          </table:table-cell>
          <table:table-cell table:formula="of:=IF([.E172]*[.G172]&lt;0;[.D172];[.F172])" office:value-type="float" office:value="2.57779638142378" calcext:value-type="float">
            <text:p>2,57779638142378</text:p>
          </table:table-cell>
          <table:table-cell table:formula="of:=[.D173]^3-COS([.D173])+LN([.D173]+5)-20" office:value-type="float" office:value="0" calcext:value-type="float">
            <text:p>0</text:p>
          </table:table-cell>
          <table:table-cell table:formula="of:=([.B173]+[.D173])/2" office:value-type="float" office:value="2.57779638142378" calcext:value-type="float">
            <text:p>2,57779638142378</text:p>
          </table:table-cell>
          <table:table-cell table:formula="of:=[.F173]^3-COS([.F173])+LN([.F173]+5)-20" office:value-type="float" office:value="0" calcext:value-type="float">
            <text:p>0</text:p>
          </table:table-cell>
          <table:table-cell table:formula="of:=ABS([.F173]-[.F172])" office:value-type="float" office:value="0" calcext:value-type="float">
            <text:p>0</text:p>
          </table:table-cell>
          <table:table-cell table:formula="of:=IF([.H17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3]+1" office:value-type="float" office:value="167" calcext:value-type="float">
            <text:p>167</text:p>
          </table:table-cell>
          <table:table-cell table:formula="of:=IF([.C173]*[.G173]&lt;0;[.B173];[.F173])" office:value-type="float" office:value="2.57779638142378" calcext:value-type="float">
            <text:p>2,57779638142378</text:p>
          </table:table-cell>
          <table:table-cell table:formula="of:=[.B174]^3-COS([.B174])+LN([.B174]+5)-20" office:value-type="float" office:value="0" calcext:value-type="float">
            <text:p>0</text:p>
          </table:table-cell>
          <table:table-cell table:formula="of:=IF([.E173]*[.G173]&lt;0;[.D173];[.F173])" office:value-type="float" office:value="2.57779638142378" calcext:value-type="float">
            <text:p>2,57779638142378</text:p>
          </table:table-cell>
          <table:table-cell table:formula="of:=[.D174]^3-COS([.D174])+LN([.D174]+5)-20" office:value-type="float" office:value="0" calcext:value-type="float">
            <text:p>0</text:p>
          </table:table-cell>
          <table:table-cell table:formula="of:=([.B174]+[.D174])/2" office:value-type="float" office:value="2.57779638142378" calcext:value-type="float">
            <text:p>2,57779638142378</text:p>
          </table:table-cell>
          <table:table-cell table:formula="of:=[.F174]^3-COS([.F174])+LN([.F174]+5)-20" office:value-type="float" office:value="0" calcext:value-type="float">
            <text:p>0</text:p>
          </table:table-cell>
          <table:table-cell table:formula="of:=ABS([.F174]-[.F173])" office:value-type="float" office:value="0" calcext:value-type="float">
            <text:p>0</text:p>
          </table:table-cell>
          <table:table-cell table:formula="of:=IF([.H17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4]+1" office:value-type="float" office:value="168" calcext:value-type="float">
            <text:p>168</text:p>
          </table:table-cell>
          <table:table-cell table:formula="of:=IF([.C174]*[.G174]&lt;0;[.B174];[.F174])" office:value-type="float" office:value="2.57779638142378" calcext:value-type="float">
            <text:p>2,57779638142378</text:p>
          </table:table-cell>
          <table:table-cell table:formula="of:=[.B175]^3-COS([.B175])+LN([.B175]+5)-20" office:value-type="float" office:value="0" calcext:value-type="float">
            <text:p>0</text:p>
          </table:table-cell>
          <table:table-cell table:formula="of:=IF([.E174]*[.G174]&lt;0;[.D174];[.F174])" office:value-type="float" office:value="2.57779638142378" calcext:value-type="float">
            <text:p>2,57779638142378</text:p>
          </table:table-cell>
          <table:table-cell table:formula="of:=[.D175]^3-COS([.D175])+LN([.D175]+5)-20" office:value-type="float" office:value="0" calcext:value-type="float">
            <text:p>0</text:p>
          </table:table-cell>
          <table:table-cell table:formula="of:=([.B175]+[.D175])/2" office:value-type="float" office:value="2.57779638142378" calcext:value-type="float">
            <text:p>2,57779638142378</text:p>
          </table:table-cell>
          <table:table-cell table:formula="of:=[.F175]^3-COS([.F175])+LN([.F175]+5)-20" office:value-type="float" office:value="0" calcext:value-type="float">
            <text:p>0</text:p>
          </table:table-cell>
          <table:table-cell table:formula="of:=ABS([.F175]-[.F174])" office:value-type="float" office:value="0" calcext:value-type="float">
            <text:p>0</text:p>
          </table:table-cell>
          <table:table-cell table:formula="of:=IF([.H17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5]+1" office:value-type="float" office:value="169" calcext:value-type="float">
            <text:p>169</text:p>
          </table:table-cell>
          <table:table-cell table:formula="of:=IF([.C175]*[.G175]&lt;0;[.B175];[.F175])" office:value-type="float" office:value="2.57779638142378" calcext:value-type="float">
            <text:p>2,57779638142378</text:p>
          </table:table-cell>
          <table:table-cell table:formula="of:=[.B176]^3-COS([.B176])+LN([.B176]+5)-20" office:value-type="float" office:value="0" calcext:value-type="float">
            <text:p>0</text:p>
          </table:table-cell>
          <table:table-cell table:formula="of:=IF([.E175]*[.G175]&lt;0;[.D175];[.F175])" office:value-type="float" office:value="2.57779638142378" calcext:value-type="float">
            <text:p>2,57779638142378</text:p>
          </table:table-cell>
          <table:table-cell table:formula="of:=[.D176]^3-COS([.D176])+LN([.D176]+5)-20" office:value-type="float" office:value="0" calcext:value-type="float">
            <text:p>0</text:p>
          </table:table-cell>
          <table:table-cell table:formula="of:=([.B176]+[.D176])/2" office:value-type="float" office:value="2.57779638142378" calcext:value-type="float">
            <text:p>2,57779638142378</text:p>
          </table:table-cell>
          <table:table-cell table:formula="of:=[.F176]^3-COS([.F176])+LN([.F176]+5)-20" office:value-type="float" office:value="0" calcext:value-type="float">
            <text:p>0</text:p>
          </table:table-cell>
          <table:table-cell table:formula="of:=ABS([.F176]-[.F175])" office:value-type="float" office:value="0" calcext:value-type="float">
            <text:p>0</text:p>
          </table:table-cell>
          <table:table-cell table:formula="of:=IF([.H17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6]+1" office:value-type="float" office:value="170" calcext:value-type="float">
            <text:p>170</text:p>
          </table:table-cell>
          <table:table-cell table:formula="of:=IF([.C176]*[.G176]&lt;0;[.B176];[.F176])" office:value-type="float" office:value="2.57779638142378" calcext:value-type="float">
            <text:p>2,57779638142378</text:p>
          </table:table-cell>
          <table:table-cell table:formula="of:=[.B177]^3-COS([.B177])+LN([.B177]+5)-20" office:value-type="float" office:value="0" calcext:value-type="float">
            <text:p>0</text:p>
          </table:table-cell>
          <table:table-cell table:formula="of:=IF([.E176]*[.G176]&lt;0;[.D176];[.F176])" office:value-type="float" office:value="2.57779638142378" calcext:value-type="float">
            <text:p>2,57779638142378</text:p>
          </table:table-cell>
          <table:table-cell table:formula="of:=[.D177]^3-COS([.D177])+LN([.D177]+5)-20" office:value-type="float" office:value="0" calcext:value-type="float">
            <text:p>0</text:p>
          </table:table-cell>
          <table:table-cell table:formula="of:=([.B177]+[.D177])/2" office:value-type="float" office:value="2.57779638142378" calcext:value-type="float">
            <text:p>2,57779638142378</text:p>
          </table:table-cell>
          <table:table-cell table:formula="of:=[.F177]^3-COS([.F177])+LN([.F177]+5)-20" office:value-type="float" office:value="0" calcext:value-type="float">
            <text:p>0</text:p>
          </table:table-cell>
          <table:table-cell table:formula="of:=ABS([.F177]-[.F176])" office:value-type="float" office:value="0" calcext:value-type="float">
            <text:p>0</text:p>
          </table:table-cell>
          <table:table-cell table:formula="of:=IF([.H17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7]+1" office:value-type="float" office:value="171" calcext:value-type="float">
            <text:p>171</text:p>
          </table:table-cell>
          <table:table-cell table:formula="of:=IF([.C177]*[.G177]&lt;0;[.B177];[.F177])" office:value-type="float" office:value="2.57779638142378" calcext:value-type="float">
            <text:p>2,57779638142378</text:p>
          </table:table-cell>
          <table:table-cell table:formula="of:=[.B178]^3-COS([.B178])+LN([.B178]+5)-20" office:value-type="float" office:value="0" calcext:value-type="float">
            <text:p>0</text:p>
          </table:table-cell>
          <table:table-cell table:formula="of:=IF([.E177]*[.G177]&lt;0;[.D177];[.F177])" office:value-type="float" office:value="2.57779638142378" calcext:value-type="float">
            <text:p>2,57779638142378</text:p>
          </table:table-cell>
          <table:table-cell table:formula="of:=[.D178]^3-COS([.D178])+LN([.D178]+5)-20" office:value-type="float" office:value="0" calcext:value-type="float">
            <text:p>0</text:p>
          </table:table-cell>
          <table:table-cell table:formula="of:=([.B178]+[.D178])/2" office:value-type="float" office:value="2.57779638142378" calcext:value-type="float">
            <text:p>2,57779638142378</text:p>
          </table:table-cell>
          <table:table-cell table:formula="of:=[.F178]^3-COS([.F178])+LN([.F178]+5)-20" office:value-type="float" office:value="0" calcext:value-type="float">
            <text:p>0</text:p>
          </table:table-cell>
          <table:table-cell table:formula="of:=ABS([.F178]-[.F177])" office:value-type="float" office:value="0" calcext:value-type="float">
            <text:p>0</text:p>
          </table:table-cell>
          <table:table-cell table:formula="of:=IF([.H17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8]+1" office:value-type="float" office:value="172" calcext:value-type="float">
            <text:p>172</text:p>
          </table:table-cell>
          <table:table-cell table:formula="of:=IF([.C178]*[.G178]&lt;0;[.B178];[.F178])" office:value-type="float" office:value="2.57779638142378" calcext:value-type="float">
            <text:p>2,57779638142378</text:p>
          </table:table-cell>
          <table:table-cell table:formula="of:=[.B179]^3-COS([.B179])+LN([.B179]+5)-20" office:value-type="float" office:value="0" calcext:value-type="float">
            <text:p>0</text:p>
          </table:table-cell>
          <table:table-cell table:formula="of:=IF([.E178]*[.G178]&lt;0;[.D178];[.F178])" office:value-type="float" office:value="2.57779638142378" calcext:value-type="float">
            <text:p>2,57779638142378</text:p>
          </table:table-cell>
          <table:table-cell table:formula="of:=[.D179]^3-COS([.D179])+LN([.D179]+5)-20" office:value-type="float" office:value="0" calcext:value-type="float">
            <text:p>0</text:p>
          </table:table-cell>
          <table:table-cell table:formula="of:=([.B179]+[.D179])/2" office:value-type="float" office:value="2.57779638142378" calcext:value-type="float">
            <text:p>2,57779638142378</text:p>
          </table:table-cell>
          <table:table-cell table:formula="of:=[.F179]^3-COS([.F179])+LN([.F179]+5)-20" office:value-type="float" office:value="0" calcext:value-type="float">
            <text:p>0</text:p>
          </table:table-cell>
          <table:table-cell table:formula="of:=ABS([.F179]-[.F178])" office:value-type="float" office:value="0" calcext:value-type="float">
            <text:p>0</text:p>
          </table:table-cell>
          <table:table-cell table:formula="of:=IF([.H17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9]+1" office:value-type="float" office:value="173" calcext:value-type="float">
            <text:p>173</text:p>
          </table:table-cell>
          <table:table-cell table:formula="of:=IF([.C179]*[.G179]&lt;0;[.B179];[.F179])" office:value-type="float" office:value="2.57779638142378" calcext:value-type="float">
            <text:p>2,57779638142378</text:p>
          </table:table-cell>
          <table:table-cell table:formula="of:=[.B180]^3-COS([.B180])+LN([.B180]+5)-20" office:value-type="float" office:value="0" calcext:value-type="float">
            <text:p>0</text:p>
          </table:table-cell>
          <table:table-cell table:formula="of:=IF([.E179]*[.G179]&lt;0;[.D179];[.F179])" office:value-type="float" office:value="2.57779638142378" calcext:value-type="float">
            <text:p>2,57779638142378</text:p>
          </table:table-cell>
          <table:table-cell table:formula="of:=[.D180]^3-COS([.D180])+LN([.D180]+5)-20" office:value-type="float" office:value="0" calcext:value-type="float">
            <text:p>0</text:p>
          </table:table-cell>
          <table:table-cell table:formula="of:=([.B180]+[.D180])/2" office:value-type="float" office:value="2.57779638142378" calcext:value-type="float">
            <text:p>2,57779638142378</text:p>
          </table:table-cell>
          <table:table-cell table:formula="of:=[.F180]^3-COS([.F180])+LN([.F180]+5)-20" office:value-type="float" office:value="0" calcext:value-type="float">
            <text:p>0</text:p>
          </table:table-cell>
          <table:table-cell table:formula="of:=ABS([.F180]-[.F179])" office:value-type="float" office:value="0" calcext:value-type="float">
            <text:p>0</text:p>
          </table:table-cell>
          <table:table-cell table:formula="of:=IF([.H18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0]+1" office:value-type="float" office:value="174" calcext:value-type="float">
            <text:p>174</text:p>
          </table:table-cell>
          <table:table-cell table:formula="of:=IF([.C180]*[.G180]&lt;0;[.B180];[.F180])" office:value-type="float" office:value="2.57779638142378" calcext:value-type="float">
            <text:p>2,57779638142378</text:p>
          </table:table-cell>
          <table:table-cell table:formula="of:=[.B181]^3-COS([.B181])+LN([.B181]+5)-20" office:value-type="float" office:value="0" calcext:value-type="float">
            <text:p>0</text:p>
          </table:table-cell>
          <table:table-cell table:formula="of:=IF([.E180]*[.G180]&lt;0;[.D180];[.F180])" office:value-type="float" office:value="2.57779638142378" calcext:value-type="float">
            <text:p>2,57779638142378</text:p>
          </table:table-cell>
          <table:table-cell table:formula="of:=[.D181]^3-COS([.D181])+LN([.D181]+5)-20" office:value-type="float" office:value="0" calcext:value-type="float">
            <text:p>0</text:p>
          </table:table-cell>
          <table:table-cell table:formula="of:=([.B181]+[.D181])/2" office:value-type="float" office:value="2.57779638142378" calcext:value-type="float">
            <text:p>2,57779638142378</text:p>
          </table:table-cell>
          <table:table-cell table:formula="of:=[.F181]^3-COS([.F181])+LN([.F181]+5)-20" office:value-type="float" office:value="0" calcext:value-type="float">
            <text:p>0</text:p>
          </table:table-cell>
          <table:table-cell table:formula="of:=ABS([.F181]-[.F180])" office:value-type="float" office:value="0" calcext:value-type="float">
            <text:p>0</text:p>
          </table:table-cell>
          <table:table-cell table:formula="of:=IF([.H18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1]+1" office:value-type="float" office:value="175" calcext:value-type="float">
            <text:p>175</text:p>
          </table:table-cell>
          <table:table-cell table:formula="of:=IF([.C181]*[.G181]&lt;0;[.B181];[.F181])" office:value-type="float" office:value="2.57779638142378" calcext:value-type="float">
            <text:p>2,57779638142378</text:p>
          </table:table-cell>
          <table:table-cell table:formula="of:=[.B182]^3-COS([.B182])+LN([.B182]+5)-20" office:value-type="float" office:value="0" calcext:value-type="float">
            <text:p>0</text:p>
          </table:table-cell>
          <table:table-cell table:formula="of:=IF([.E181]*[.G181]&lt;0;[.D181];[.F181])" office:value-type="float" office:value="2.57779638142378" calcext:value-type="float">
            <text:p>2,57779638142378</text:p>
          </table:table-cell>
          <table:table-cell table:formula="of:=[.D182]^3-COS([.D182])+LN([.D182]+5)-20" office:value-type="float" office:value="0" calcext:value-type="float">
            <text:p>0</text:p>
          </table:table-cell>
          <table:table-cell table:formula="of:=([.B182]+[.D182])/2" office:value-type="float" office:value="2.57779638142378" calcext:value-type="float">
            <text:p>2,57779638142378</text:p>
          </table:table-cell>
          <table:table-cell table:formula="of:=[.F182]^3-COS([.F182])+LN([.F182]+5)-20" office:value-type="float" office:value="0" calcext:value-type="float">
            <text:p>0</text:p>
          </table:table-cell>
          <table:table-cell table:formula="of:=ABS([.F182]-[.F181])" office:value-type="float" office:value="0" calcext:value-type="float">
            <text:p>0</text:p>
          </table:table-cell>
          <table:table-cell table:formula="of:=IF([.H18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2]+1" office:value-type="float" office:value="176" calcext:value-type="float">
            <text:p>176</text:p>
          </table:table-cell>
          <table:table-cell table:formula="of:=IF([.C182]*[.G182]&lt;0;[.B182];[.F182])" office:value-type="float" office:value="2.57779638142378" calcext:value-type="float">
            <text:p>2,57779638142378</text:p>
          </table:table-cell>
          <table:table-cell table:formula="of:=[.B183]^3-COS([.B183])+LN([.B183]+5)-20" office:value-type="float" office:value="0" calcext:value-type="float">
            <text:p>0</text:p>
          </table:table-cell>
          <table:table-cell table:formula="of:=IF([.E182]*[.G182]&lt;0;[.D182];[.F182])" office:value-type="float" office:value="2.57779638142378" calcext:value-type="float">
            <text:p>2,57779638142378</text:p>
          </table:table-cell>
          <table:table-cell table:formula="of:=[.D183]^3-COS([.D183])+LN([.D183]+5)-20" office:value-type="float" office:value="0" calcext:value-type="float">
            <text:p>0</text:p>
          </table:table-cell>
          <table:table-cell table:formula="of:=([.B183]+[.D183])/2" office:value-type="float" office:value="2.57779638142378" calcext:value-type="float">
            <text:p>2,57779638142378</text:p>
          </table:table-cell>
          <table:table-cell table:formula="of:=[.F183]^3-COS([.F183])+LN([.F183]+5)-20" office:value-type="float" office:value="0" calcext:value-type="float">
            <text:p>0</text:p>
          </table:table-cell>
          <table:table-cell table:formula="of:=ABS([.F183]-[.F182])" office:value-type="float" office:value="0" calcext:value-type="float">
            <text:p>0</text:p>
          </table:table-cell>
          <table:table-cell table:formula="of:=IF([.H18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3]+1" office:value-type="float" office:value="177" calcext:value-type="float">
            <text:p>177</text:p>
          </table:table-cell>
          <table:table-cell table:formula="of:=IF([.C183]*[.G183]&lt;0;[.B183];[.F183])" office:value-type="float" office:value="2.57779638142378" calcext:value-type="float">
            <text:p>2,57779638142378</text:p>
          </table:table-cell>
          <table:table-cell table:formula="of:=[.B184]^3-COS([.B184])+LN([.B184]+5)-20" office:value-type="float" office:value="0" calcext:value-type="float">
            <text:p>0</text:p>
          </table:table-cell>
          <table:table-cell table:formula="of:=IF([.E183]*[.G183]&lt;0;[.D183];[.F183])" office:value-type="float" office:value="2.57779638142378" calcext:value-type="float">
            <text:p>2,57779638142378</text:p>
          </table:table-cell>
          <table:table-cell table:formula="of:=[.D184]^3-COS([.D184])+LN([.D184]+5)-20" office:value-type="float" office:value="0" calcext:value-type="float">
            <text:p>0</text:p>
          </table:table-cell>
          <table:table-cell table:formula="of:=([.B184]+[.D184])/2" office:value-type="float" office:value="2.57779638142378" calcext:value-type="float">
            <text:p>2,57779638142378</text:p>
          </table:table-cell>
          <table:table-cell table:formula="of:=[.F184]^3-COS([.F184])+LN([.F184]+5)-20" office:value-type="float" office:value="0" calcext:value-type="float">
            <text:p>0</text:p>
          </table:table-cell>
          <table:table-cell table:formula="of:=ABS([.F184]-[.F183])" office:value-type="float" office:value="0" calcext:value-type="float">
            <text:p>0</text:p>
          </table:table-cell>
          <table:table-cell table:formula="of:=IF([.H18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4]+1" office:value-type="float" office:value="178" calcext:value-type="float">
            <text:p>178</text:p>
          </table:table-cell>
          <table:table-cell table:formula="of:=IF([.C184]*[.G184]&lt;0;[.B184];[.F184])" office:value-type="float" office:value="2.57779638142378" calcext:value-type="float">
            <text:p>2,57779638142378</text:p>
          </table:table-cell>
          <table:table-cell table:formula="of:=[.B185]^3-COS([.B185])+LN([.B185]+5)-20" office:value-type="float" office:value="0" calcext:value-type="float">
            <text:p>0</text:p>
          </table:table-cell>
          <table:table-cell table:formula="of:=IF([.E184]*[.G184]&lt;0;[.D184];[.F184])" office:value-type="float" office:value="2.57779638142378" calcext:value-type="float">
            <text:p>2,57779638142378</text:p>
          </table:table-cell>
          <table:table-cell table:formula="of:=[.D185]^3-COS([.D185])+LN([.D185]+5)-20" office:value-type="float" office:value="0" calcext:value-type="float">
            <text:p>0</text:p>
          </table:table-cell>
          <table:table-cell table:formula="of:=([.B185]+[.D185])/2" office:value-type="float" office:value="2.57779638142378" calcext:value-type="float">
            <text:p>2,57779638142378</text:p>
          </table:table-cell>
          <table:table-cell table:formula="of:=[.F185]^3-COS([.F185])+LN([.F185]+5)-20" office:value-type="float" office:value="0" calcext:value-type="float">
            <text:p>0</text:p>
          </table:table-cell>
          <table:table-cell table:formula="of:=ABS([.F185]-[.F184])" office:value-type="float" office:value="0" calcext:value-type="float">
            <text:p>0</text:p>
          </table:table-cell>
          <table:table-cell table:formula="of:=IF([.H18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5]+1" office:value-type="float" office:value="179" calcext:value-type="float">
            <text:p>179</text:p>
          </table:table-cell>
          <table:table-cell table:formula="of:=IF([.C185]*[.G185]&lt;0;[.B185];[.F185])" office:value-type="float" office:value="2.57779638142378" calcext:value-type="float">
            <text:p>2,57779638142378</text:p>
          </table:table-cell>
          <table:table-cell table:formula="of:=[.B186]^3-COS([.B186])+LN([.B186]+5)-20" office:value-type="float" office:value="0" calcext:value-type="float">
            <text:p>0</text:p>
          </table:table-cell>
          <table:table-cell table:formula="of:=IF([.E185]*[.G185]&lt;0;[.D185];[.F185])" office:value-type="float" office:value="2.57779638142378" calcext:value-type="float">
            <text:p>2,57779638142378</text:p>
          </table:table-cell>
          <table:table-cell table:formula="of:=[.D186]^3-COS([.D186])+LN([.D186]+5)-20" office:value-type="float" office:value="0" calcext:value-type="float">
            <text:p>0</text:p>
          </table:table-cell>
          <table:table-cell table:formula="of:=([.B186]+[.D186])/2" office:value-type="float" office:value="2.57779638142378" calcext:value-type="float">
            <text:p>2,57779638142378</text:p>
          </table:table-cell>
          <table:table-cell table:formula="of:=[.F186]^3-COS([.F186])+LN([.F186]+5)-20" office:value-type="float" office:value="0" calcext:value-type="float">
            <text:p>0</text:p>
          </table:table-cell>
          <table:table-cell table:formula="of:=ABS([.F186]-[.F185])" office:value-type="float" office:value="0" calcext:value-type="float">
            <text:p>0</text:p>
          </table:table-cell>
          <table:table-cell table:formula="of:=IF([.H18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6]+1" office:value-type="float" office:value="180" calcext:value-type="float">
            <text:p>180</text:p>
          </table:table-cell>
          <table:table-cell table:formula="of:=IF([.C186]*[.G186]&lt;0;[.B186];[.F186])" office:value-type="float" office:value="2.57779638142378" calcext:value-type="float">
            <text:p>2,57779638142378</text:p>
          </table:table-cell>
          <table:table-cell table:formula="of:=[.B187]^3-COS([.B187])+LN([.B187]+5)-20" office:value-type="float" office:value="0" calcext:value-type="float">
            <text:p>0</text:p>
          </table:table-cell>
          <table:table-cell table:formula="of:=IF([.E186]*[.G186]&lt;0;[.D186];[.F186])" office:value-type="float" office:value="2.57779638142378" calcext:value-type="float">
            <text:p>2,57779638142378</text:p>
          </table:table-cell>
          <table:table-cell table:formula="of:=[.D187]^3-COS([.D187])+LN([.D187]+5)-20" office:value-type="float" office:value="0" calcext:value-type="float">
            <text:p>0</text:p>
          </table:table-cell>
          <table:table-cell table:formula="of:=([.B187]+[.D187])/2" office:value-type="float" office:value="2.57779638142378" calcext:value-type="float">
            <text:p>2,57779638142378</text:p>
          </table:table-cell>
          <table:table-cell table:formula="of:=[.F187]^3-COS([.F187])+LN([.F187]+5)-20" office:value-type="float" office:value="0" calcext:value-type="float">
            <text:p>0</text:p>
          </table:table-cell>
          <table:table-cell table:formula="of:=ABS([.F187]-[.F186])" office:value-type="float" office:value="0" calcext:value-type="float">
            <text:p>0</text:p>
          </table:table-cell>
          <table:table-cell table:formula="of:=IF([.H18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7]+1" office:value-type="float" office:value="181" calcext:value-type="float">
            <text:p>181</text:p>
          </table:table-cell>
          <table:table-cell table:formula="of:=IF([.C187]*[.G187]&lt;0;[.B187];[.F187])" office:value-type="float" office:value="2.57779638142378" calcext:value-type="float">
            <text:p>2,57779638142378</text:p>
          </table:table-cell>
          <table:table-cell table:formula="of:=[.B188]^3-COS([.B188])+LN([.B188]+5)-20" office:value-type="float" office:value="0" calcext:value-type="float">
            <text:p>0</text:p>
          </table:table-cell>
          <table:table-cell table:formula="of:=IF([.E187]*[.G187]&lt;0;[.D187];[.F187])" office:value-type="float" office:value="2.57779638142378" calcext:value-type="float">
            <text:p>2,57779638142378</text:p>
          </table:table-cell>
          <table:table-cell table:formula="of:=[.D188]^3-COS([.D188])+LN([.D188]+5)-20" office:value-type="float" office:value="0" calcext:value-type="float">
            <text:p>0</text:p>
          </table:table-cell>
          <table:table-cell table:formula="of:=([.B188]+[.D188])/2" office:value-type="float" office:value="2.57779638142378" calcext:value-type="float">
            <text:p>2,57779638142378</text:p>
          </table:table-cell>
          <table:table-cell table:formula="of:=[.F188]^3-COS([.F188])+LN([.F188]+5)-20" office:value-type="float" office:value="0" calcext:value-type="float">
            <text:p>0</text:p>
          </table:table-cell>
          <table:table-cell table:formula="of:=ABS([.F188]-[.F187])" office:value-type="float" office:value="0" calcext:value-type="float">
            <text:p>0</text:p>
          </table:table-cell>
          <table:table-cell table:formula="of:=IF([.H18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8]+1" office:value-type="float" office:value="182" calcext:value-type="float">
            <text:p>182</text:p>
          </table:table-cell>
          <table:table-cell table:formula="of:=IF([.C188]*[.G188]&lt;0;[.B188];[.F188])" office:value-type="float" office:value="2.57779638142378" calcext:value-type="float">
            <text:p>2,57779638142378</text:p>
          </table:table-cell>
          <table:table-cell table:formula="of:=[.B189]^3-COS([.B189])+LN([.B189]+5)-20" office:value-type="float" office:value="0" calcext:value-type="float">
            <text:p>0</text:p>
          </table:table-cell>
          <table:table-cell table:formula="of:=IF([.E188]*[.G188]&lt;0;[.D188];[.F188])" office:value-type="float" office:value="2.57779638142378" calcext:value-type="float">
            <text:p>2,57779638142378</text:p>
          </table:table-cell>
          <table:table-cell table:formula="of:=[.D189]^3-COS([.D189])+LN([.D189]+5)-20" office:value-type="float" office:value="0" calcext:value-type="float">
            <text:p>0</text:p>
          </table:table-cell>
          <table:table-cell table:formula="of:=([.B189]+[.D189])/2" office:value-type="float" office:value="2.57779638142378" calcext:value-type="float">
            <text:p>2,57779638142378</text:p>
          </table:table-cell>
          <table:table-cell table:formula="of:=[.F189]^3-COS([.F189])+LN([.F189]+5)-20" office:value-type="float" office:value="0" calcext:value-type="float">
            <text:p>0</text:p>
          </table:table-cell>
          <table:table-cell table:formula="of:=ABS([.F189]-[.F188])" office:value-type="float" office:value="0" calcext:value-type="float">
            <text:p>0</text:p>
          </table:table-cell>
          <table:table-cell table:formula="of:=IF([.H18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9]+1" office:value-type="float" office:value="183" calcext:value-type="float">
            <text:p>183</text:p>
          </table:table-cell>
          <table:table-cell table:formula="of:=IF([.C189]*[.G189]&lt;0;[.B189];[.F189])" office:value-type="float" office:value="2.57779638142378" calcext:value-type="float">
            <text:p>2,57779638142378</text:p>
          </table:table-cell>
          <table:table-cell table:formula="of:=[.B190]^3-COS([.B190])+LN([.B190]+5)-20" office:value-type="float" office:value="0" calcext:value-type="float">
            <text:p>0</text:p>
          </table:table-cell>
          <table:table-cell table:formula="of:=IF([.E189]*[.G189]&lt;0;[.D189];[.F189])" office:value-type="float" office:value="2.57779638142378" calcext:value-type="float">
            <text:p>2,57779638142378</text:p>
          </table:table-cell>
          <table:table-cell table:formula="of:=[.D190]^3-COS([.D190])+LN([.D190]+5)-20" office:value-type="float" office:value="0" calcext:value-type="float">
            <text:p>0</text:p>
          </table:table-cell>
          <table:table-cell table:formula="of:=([.B190]+[.D190])/2" office:value-type="float" office:value="2.57779638142378" calcext:value-type="float">
            <text:p>2,57779638142378</text:p>
          </table:table-cell>
          <table:table-cell table:formula="of:=[.F190]^3-COS([.F190])+LN([.F190]+5)-20" office:value-type="float" office:value="0" calcext:value-type="float">
            <text:p>0</text:p>
          </table:table-cell>
          <table:table-cell table:formula="of:=ABS([.F190]-[.F189])" office:value-type="float" office:value="0" calcext:value-type="float">
            <text:p>0</text:p>
          </table:table-cell>
          <table:table-cell table:formula="of:=IF([.H19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0]+1" office:value-type="float" office:value="184" calcext:value-type="float">
            <text:p>184</text:p>
          </table:table-cell>
          <table:table-cell table:formula="of:=IF([.C190]*[.G190]&lt;0;[.B190];[.F190])" office:value-type="float" office:value="2.57779638142378" calcext:value-type="float">
            <text:p>2,57779638142378</text:p>
          </table:table-cell>
          <table:table-cell table:formula="of:=[.B191]^3-COS([.B191])+LN([.B191]+5)-20" office:value-type="float" office:value="0" calcext:value-type="float">
            <text:p>0</text:p>
          </table:table-cell>
          <table:table-cell table:formula="of:=IF([.E190]*[.G190]&lt;0;[.D190];[.F190])" office:value-type="float" office:value="2.57779638142378" calcext:value-type="float">
            <text:p>2,57779638142378</text:p>
          </table:table-cell>
          <table:table-cell table:formula="of:=[.D191]^3-COS([.D191])+LN([.D191]+5)-20" office:value-type="float" office:value="0" calcext:value-type="float">
            <text:p>0</text:p>
          </table:table-cell>
          <table:table-cell table:formula="of:=([.B191]+[.D191])/2" office:value-type="float" office:value="2.57779638142378" calcext:value-type="float">
            <text:p>2,57779638142378</text:p>
          </table:table-cell>
          <table:table-cell table:formula="of:=[.F191]^3-COS([.F191])+LN([.F191]+5)-20" office:value-type="float" office:value="0" calcext:value-type="float">
            <text:p>0</text:p>
          </table:table-cell>
          <table:table-cell table:formula="of:=ABS([.F191]-[.F190])" office:value-type="float" office:value="0" calcext:value-type="float">
            <text:p>0</text:p>
          </table:table-cell>
          <table:table-cell table:formula="of:=IF([.H19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1]+1" office:value-type="float" office:value="185" calcext:value-type="float">
            <text:p>185</text:p>
          </table:table-cell>
          <table:table-cell table:formula="of:=IF([.C191]*[.G191]&lt;0;[.B191];[.F191])" office:value-type="float" office:value="2.57779638142378" calcext:value-type="float">
            <text:p>2,57779638142378</text:p>
          </table:table-cell>
          <table:table-cell table:formula="of:=[.B192]^3-COS([.B192])+LN([.B192]+5)-20" office:value-type="float" office:value="0" calcext:value-type="float">
            <text:p>0</text:p>
          </table:table-cell>
          <table:table-cell table:formula="of:=IF([.E191]*[.G191]&lt;0;[.D191];[.F191])" office:value-type="float" office:value="2.57779638142378" calcext:value-type="float">
            <text:p>2,57779638142378</text:p>
          </table:table-cell>
          <table:table-cell table:formula="of:=[.D192]^3-COS([.D192])+LN([.D192]+5)-20" office:value-type="float" office:value="0" calcext:value-type="float">
            <text:p>0</text:p>
          </table:table-cell>
          <table:table-cell table:formula="of:=([.B192]+[.D192])/2" office:value-type="float" office:value="2.57779638142378" calcext:value-type="float">
            <text:p>2,57779638142378</text:p>
          </table:table-cell>
          <table:table-cell table:formula="of:=[.F192]^3-COS([.F192])+LN([.F192]+5)-20" office:value-type="float" office:value="0" calcext:value-type="float">
            <text:p>0</text:p>
          </table:table-cell>
          <table:table-cell table:formula="of:=ABS([.F192]-[.F191])" office:value-type="float" office:value="0" calcext:value-type="float">
            <text:p>0</text:p>
          </table:table-cell>
          <table:table-cell table:formula="of:=IF([.H19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2]+1" office:value-type="float" office:value="186" calcext:value-type="float">
            <text:p>186</text:p>
          </table:table-cell>
          <table:table-cell table:formula="of:=IF([.C192]*[.G192]&lt;0;[.B192];[.F192])" office:value-type="float" office:value="2.57779638142378" calcext:value-type="float">
            <text:p>2,57779638142378</text:p>
          </table:table-cell>
          <table:table-cell table:formula="of:=[.B193]^3-COS([.B193])+LN([.B193]+5)-20" office:value-type="float" office:value="0" calcext:value-type="float">
            <text:p>0</text:p>
          </table:table-cell>
          <table:table-cell table:formula="of:=IF([.E192]*[.G192]&lt;0;[.D192];[.F192])" office:value-type="float" office:value="2.57779638142378" calcext:value-type="float">
            <text:p>2,57779638142378</text:p>
          </table:table-cell>
          <table:table-cell table:formula="of:=[.D193]^3-COS([.D193])+LN([.D193]+5)-20" office:value-type="float" office:value="0" calcext:value-type="float">
            <text:p>0</text:p>
          </table:table-cell>
          <table:table-cell table:formula="of:=([.B193]+[.D193])/2" office:value-type="float" office:value="2.57779638142378" calcext:value-type="float">
            <text:p>2,57779638142378</text:p>
          </table:table-cell>
          <table:table-cell table:formula="of:=[.F193]^3-COS([.F193])+LN([.F193]+5)-20" office:value-type="float" office:value="0" calcext:value-type="float">
            <text:p>0</text:p>
          </table:table-cell>
          <table:table-cell table:formula="of:=ABS([.F193]-[.F192])" office:value-type="float" office:value="0" calcext:value-type="float">
            <text:p>0</text:p>
          </table:table-cell>
          <table:table-cell table:formula="of:=IF([.H19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3]+1" office:value-type="float" office:value="187" calcext:value-type="float">
            <text:p>187</text:p>
          </table:table-cell>
          <table:table-cell table:formula="of:=IF([.C193]*[.G193]&lt;0;[.B193];[.F193])" office:value-type="float" office:value="2.57779638142378" calcext:value-type="float">
            <text:p>2,57779638142378</text:p>
          </table:table-cell>
          <table:table-cell table:formula="of:=[.B194]^3-COS([.B194])+LN([.B194]+5)-20" office:value-type="float" office:value="0" calcext:value-type="float">
            <text:p>0</text:p>
          </table:table-cell>
          <table:table-cell table:formula="of:=IF([.E193]*[.G193]&lt;0;[.D193];[.F193])" office:value-type="float" office:value="2.57779638142378" calcext:value-type="float">
            <text:p>2,57779638142378</text:p>
          </table:table-cell>
          <table:table-cell table:formula="of:=[.D194]^3-COS([.D194])+LN([.D194]+5)-20" office:value-type="float" office:value="0" calcext:value-type="float">
            <text:p>0</text:p>
          </table:table-cell>
          <table:table-cell table:formula="of:=([.B194]+[.D194])/2" office:value-type="float" office:value="2.57779638142378" calcext:value-type="float">
            <text:p>2,57779638142378</text:p>
          </table:table-cell>
          <table:table-cell table:formula="of:=[.F194]^3-COS([.F194])+LN([.F194]+5)-20" office:value-type="float" office:value="0" calcext:value-type="float">
            <text:p>0</text:p>
          </table:table-cell>
          <table:table-cell table:formula="of:=ABS([.F194]-[.F193])" office:value-type="float" office:value="0" calcext:value-type="float">
            <text:p>0</text:p>
          </table:table-cell>
          <table:table-cell table:formula="of:=IF([.H19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4]+1" office:value-type="float" office:value="188" calcext:value-type="float">
            <text:p>188</text:p>
          </table:table-cell>
          <table:table-cell table:formula="of:=IF([.C194]*[.G194]&lt;0;[.B194];[.F194])" office:value-type="float" office:value="2.57779638142378" calcext:value-type="float">
            <text:p>2,57779638142378</text:p>
          </table:table-cell>
          <table:table-cell table:formula="of:=[.B195]^3-COS([.B195])+LN([.B195]+5)-20" office:value-type="float" office:value="0" calcext:value-type="float">
            <text:p>0</text:p>
          </table:table-cell>
          <table:table-cell table:formula="of:=IF([.E194]*[.G194]&lt;0;[.D194];[.F194])" office:value-type="float" office:value="2.57779638142378" calcext:value-type="float">
            <text:p>2,57779638142378</text:p>
          </table:table-cell>
          <table:table-cell table:formula="of:=[.D195]^3-COS([.D195])+LN([.D195]+5)-20" office:value-type="float" office:value="0" calcext:value-type="float">
            <text:p>0</text:p>
          </table:table-cell>
          <table:table-cell table:formula="of:=([.B195]+[.D195])/2" office:value-type="float" office:value="2.57779638142378" calcext:value-type="float">
            <text:p>2,57779638142378</text:p>
          </table:table-cell>
          <table:table-cell table:formula="of:=[.F195]^3-COS([.F195])+LN([.F195]+5)-20" office:value-type="float" office:value="0" calcext:value-type="float">
            <text:p>0</text:p>
          </table:table-cell>
          <table:table-cell table:formula="of:=ABS([.F195]-[.F194])" office:value-type="float" office:value="0" calcext:value-type="float">
            <text:p>0</text:p>
          </table:table-cell>
          <table:table-cell table:formula="of:=IF([.H19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5]+1" office:value-type="float" office:value="189" calcext:value-type="float">
            <text:p>189</text:p>
          </table:table-cell>
          <table:table-cell table:formula="of:=IF([.C195]*[.G195]&lt;0;[.B195];[.F195])" office:value-type="float" office:value="2.57779638142378" calcext:value-type="float">
            <text:p>2,57779638142378</text:p>
          </table:table-cell>
          <table:table-cell table:formula="of:=[.B196]^3-COS([.B196])+LN([.B196]+5)-20" office:value-type="float" office:value="0" calcext:value-type="float">
            <text:p>0</text:p>
          </table:table-cell>
          <table:table-cell table:formula="of:=IF([.E195]*[.G195]&lt;0;[.D195];[.F195])" office:value-type="float" office:value="2.57779638142378" calcext:value-type="float">
            <text:p>2,57779638142378</text:p>
          </table:table-cell>
          <table:table-cell table:formula="of:=[.D196]^3-COS([.D196])+LN([.D196]+5)-20" office:value-type="float" office:value="0" calcext:value-type="float">
            <text:p>0</text:p>
          </table:table-cell>
          <table:table-cell table:formula="of:=([.B196]+[.D196])/2" office:value-type="float" office:value="2.57779638142378" calcext:value-type="float">
            <text:p>2,57779638142378</text:p>
          </table:table-cell>
          <table:table-cell table:formula="of:=[.F196]^3-COS([.F196])+LN([.F196]+5)-20" office:value-type="float" office:value="0" calcext:value-type="float">
            <text:p>0</text:p>
          </table:table-cell>
          <table:table-cell table:formula="of:=ABS([.F196]-[.F195])" office:value-type="float" office:value="0" calcext:value-type="float">
            <text:p>0</text:p>
          </table:table-cell>
          <table:table-cell table:formula="of:=IF([.H19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6]+1" office:value-type="float" office:value="190" calcext:value-type="float">
            <text:p>190</text:p>
          </table:table-cell>
          <table:table-cell table:formula="of:=IF([.C196]*[.G196]&lt;0;[.B196];[.F196])" office:value-type="float" office:value="2.57779638142378" calcext:value-type="float">
            <text:p>2,57779638142378</text:p>
          </table:table-cell>
          <table:table-cell table:formula="of:=[.B197]^3-COS([.B197])+LN([.B197]+5)-20" office:value-type="float" office:value="0" calcext:value-type="float">
            <text:p>0</text:p>
          </table:table-cell>
          <table:table-cell table:formula="of:=IF([.E196]*[.G196]&lt;0;[.D196];[.F196])" office:value-type="float" office:value="2.57779638142378" calcext:value-type="float">
            <text:p>2,57779638142378</text:p>
          </table:table-cell>
          <table:table-cell table:formula="of:=[.D197]^3-COS([.D197])+LN([.D197]+5)-20" office:value-type="float" office:value="0" calcext:value-type="float">
            <text:p>0</text:p>
          </table:table-cell>
          <table:table-cell table:formula="of:=([.B197]+[.D197])/2" office:value-type="float" office:value="2.57779638142378" calcext:value-type="float">
            <text:p>2,57779638142378</text:p>
          </table:table-cell>
          <table:table-cell table:formula="of:=[.F197]^3-COS([.F197])+LN([.F197]+5)-20" office:value-type="float" office:value="0" calcext:value-type="float">
            <text:p>0</text:p>
          </table:table-cell>
          <table:table-cell table:formula="of:=ABS([.F197]-[.F196])" office:value-type="float" office:value="0" calcext:value-type="float">
            <text:p>0</text:p>
          </table:table-cell>
          <table:table-cell table:formula="of:=IF([.H19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7]+1" office:value-type="float" office:value="191" calcext:value-type="float">
            <text:p>191</text:p>
          </table:table-cell>
          <table:table-cell table:formula="of:=IF([.C197]*[.G197]&lt;0;[.B197];[.F197])" office:value-type="float" office:value="2.57779638142378" calcext:value-type="float">
            <text:p>2,57779638142378</text:p>
          </table:table-cell>
          <table:table-cell table:formula="of:=[.B198]^3-COS([.B198])+LN([.B198]+5)-20" office:value-type="float" office:value="0" calcext:value-type="float">
            <text:p>0</text:p>
          </table:table-cell>
          <table:table-cell table:formula="of:=IF([.E197]*[.G197]&lt;0;[.D197];[.F197])" office:value-type="float" office:value="2.57779638142378" calcext:value-type="float">
            <text:p>2,57779638142378</text:p>
          </table:table-cell>
          <table:table-cell table:formula="of:=[.D198]^3-COS([.D198])+LN([.D198]+5)-20" office:value-type="float" office:value="0" calcext:value-type="float">
            <text:p>0</text:p>
          </table:table-cell>
          <table:table-cell table:formula="of:=([.B198]+[.D198])/2" office:value-type="float" office:value="2.57779638142378" calcext:value-type="float">
            <text:p>2,57779638142378</text:p>
          </table:table-cell>
          <table:table-cell table:formula="of:=[.F198]^3-COS([.F198])+LN([.F198]+5)-20" office:value-type="float" office:value="0" calcext:value-type="float">
            <text:p>0</text:p>
          </table:table-cell>
          <table:table-cell table:formula="of:=ABS([.F198]-[.F197])" office:value-type="float" office:value="0" calcext:value-type="float">
            <text:p>0</text:p>
          </table:table-cell>
          <table:table-cell table:formula="of:=IF([.H19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8]+1" office:value-type="float" office:value="192" calcext:value-type="float">
            <text:p>192</text:p>
          </table:table-cell>
          <table:table-cell table:formula="of:=IF([.C198]*[.G198]&lt;0;[.B198];[.F198])" office:value-type="float" office:value="2.57779638142378" calcext:value-type="float">
            <text:p>2,57779638142378</text:p>
          </table:table-cell>
          <table:table-cell table:formula="of:=[.B199]^3-COS([.B199])+LN([.B199]+5)-20" office:value-type="float" office:value="0" calcext:value-type="float">
            <text:p>0</text:p>
          </table:table-cell>
          <table:table-cell table:formula="of:=IF([.E198]*[.G198]&lt;0;[.D198];[.F198])" office:value-type="float" office:value="2.57779638142378" calcext:value-type="float">
            <text:p>2,57779638142378</text:p>
          </table:table-cell>
          <table:table-cell table:formula="of:=[.D199]^3-COS([.D199])+LN([.D199]+5)-20" office:value-type="float" office:value="0" calcext:value-type="float">
            <text:p>0</text:p>
          </table:table-cell>
          <table:table-cell table:formula="of:=([.B199]+[.D199])/2" office:value-type="float" office:value="2.57779638142378" calcext:value-type="float">
            <text:p>2,57779638142378</text:p>
          </table:table-cell>
          <table:table-cell table:formula="of:=[.F199]^3-COS([.F199])+LN([.F199]+5)-20" office:value-type="float" office:value="0" calcext:value-type="float">
            <text:p>0</text:p>
          </table:table-cell>
          <table:table-cell table:formula="of:=ABS([.F199]-[.F198])" office:value-type="float" office:value="0" calcext:value-type="float">
            <text:p>0</text:p>
          </table:table-cell>
          <table:table-cell table:formula="of:=IF([.H19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9]+1" office:value-type="float" office:value="193" calcext:value-type="float">
            <text:p>193</text:p>
          </table:table-cell>
          <table:table-cell table:formula="of:=IF([.C199]*[.G199]&lt;0;[.B199];[.F199])" office:value-type="float" office:value="2.57779638142378" calcext:value-type="float">
            <text:p>2,57779638142378</text:p>
          </table:table-cell>
          <table:table-cell table:formula="of:=[.B200]^3-COS([.B200])+LN([.B200]+5)-20" office:value-type="float" office:value="0" calcext:value-type="float">
            <text:p>0</text:p>
          </table:table-cell>
          <table:table-cell table:formula="of:=IF([.E199]*[.G199]&lt;0;[.D199];[.F199])" office:value-type="float" office:value="2.57779638142378" calcext:value-type="float">
            <text:p>2,57779638142378</text:p>
          </table:table-cell>
          <table:table-cell table:formula="of:=[.D200]^3-COS([.D200])+LN([.D200]+5)-20" office:value-type="float" office:value="0" calcext:value-type="float">
            <text:p>0</text:p>
          </table:table-cell>
          <table:table-cell table:formula="of:=([.B200]+[.D200])/2" office:value-type="float" office:value="2.57779638142378" calcext:value-type="float">
            <text:p>2,57779638142378</text:p>
          </table:table-cell>
          <table:table-cell table:formula="of:=[.F200]^3-COS([.F200])+LN([.F200]+5)-20" office:value-type="float" office:value="0" calcext:value-type="float">
            <text:p>0</text:p>
          </table:table-cell>
          <table:table-cell table:formula="of:=ABS([.F200]-[.F199])" office:value-type="float" office:value="0" calcext:value-type="float">
            <text:p>0</text:p>
          </table:table-cell>
          <table:table-cell table:formula="of:=IF([.H20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0]+1" office:value-type="float" office:value="194" calcext:value-type="float">
            <text:p>194</text:p>
          </table:table-cell>
          <table:table-cell table:formula="of:=IF([.C200]*[.G200]&lt;0;[.B200];[.F200])" office:value-type="float" office:value="2.57779638142378" calcext:value-type="float">
            <text:p>2,57779638142378</text:p>
          </table:table-cell>
          <table:table-cell table:formula="of:=[.B201]^3-COS([.B201])+LN([.B201]+5)-20" office:value-type="float" office:value="0" calcext:value-type="float">
            <text:p>0</text:p>
          </table:table-cell>
          <table:table-cell table:formula="of:=IF([.E200]*[.G200]&lt;0;[.D200];[.F200])" office:value-type="float" office:value="2.57779638142378" calcext:value-type="float">
            <text:p>2,57779638142378</text:p>
          </table:table-cell>
          <table:table-cell table:formula="of:=[.D201]^3-COS([.D201])+LN([.D201]+5)-20" office:value-type="float" office:value="0" calcext:value-type="float">
            <text:p>0</text:p>
          </table:table-cell>
          <table:table-cell table:formula="of:=([.B201]+[.D201])/2" office:value-type="float" office:value="2.57779638142378" calcext:value-type="float">
            <text:p>2,57779638142378</text:p>
          </table:table-cell>
          <table:table-cell table:formula="of:=[.F201]^3-COS([.F201])+LN([.F201]+5)-20" office:value-type="float" office:value="0" calcext:value-type="float">
            <text:p>0</text:p>
          </table:table-cell>
          <table:table-cell table:formula="of:=ABS([.F201]-[.F200])" office:value-type="float" office:value="0" calcext:value-type="float">
            <text:p>0</text:p>
          </table:table-cell>
          <table:table-cell table:formula="of:=IF([.H20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1]+1" office:value-type="float" office:value="195" calcext:value-type="float">
            <text:p>195</text:p>
          </table:table-cell>
          <table:table-cell table:formula="of:=IF([.C201]*[.G201]&lt;0;[.B201];[.F201])" office:value-type="float" office:value="2.57779638142378" calcext:value-type="float">
            <text:p>2,57779638142378</text:p>
          </table:table-cell>
          <table:table-cell table:formula="of:=[.B202]^3-COS([.B202])+LN([.B202]+5)-20" office:value-type="float" office:value="0" calcext:value-type="float">
            <text:p>0</text:p>
          </table:table-cell>
          <table:table-cell table:formula="of:=IF([.E201]*[.G201]&lt;0;[.D201];[.F201])" office:value-type="float" office:value="2.57779638142378" calcext:value-type="float">
            <text:p>2,57779638142378</text:p>
          </table:table-cell>
          <table:table-cell table:formula="of:=[.D202]^3-COS([.D202])+LN([.D202]+5)-20" office:value-type="float" office:value="0" calcext:value-type="float">
            <text:p>0</text:p>
          </table:table-cell>
          <table:table-cell table:formula="of:=([.B202]+[.D202])/2" office:value-type="float" office:value="2.57779638142378" calcext:value-type="float">
            <text:p>2,57779638142378</text:p>
          </table:table-cell>
          <table:table-cell table:formula="of:=[.F202]^3-COS([.F202])+LN([.F202]+5)-20" office:value-type="float" office:value="0" calcext:value-type="float">
            <text:p>0</text:p>
          </table:table-cell>
          <table:table-cell table:formula="of:=ABS([.F202]-[.F201])" office:value-type="float" office:value="0" calcext:value-type="float">
            <text:p>0</text:p>
          </table:table-cell>
          <table:table-cell table:formula="of:=IF([.H20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2]+1" office:value-type="float" office:value="196" calcext:value-type="float">
            <text:p>196</text:p>
          </table:table-cell>
          <table:table-cell table:formula="of:=IF([.C202]*[.G202]&lt;0;[.B202];[.F202])" office:value-type="float" office:value="2.57779638142378" calcext:value-type="float">
            <text:p>2,57779638142378</text:p>
          </table:table-cell>
          <table:table-cell table:formula="of:=[.B203]^3-COS([.B203])+LN([.B203]+5)-20" office:value-type="float" office:value="0" calcext:value-type="float">
            <text:p>0</text:p>
          </table:table-cell>
          <table:table-cell table:formula="of:=IF([.E202]*[.G202]&lt;0;[.D202];[.F202])" office:value-type="float" office:value="2.57779638142378" calcext:value-type="float">
            <text:p>2,57779638142378</text:p>
          </table:table-cell>
          <table:table-cell table:formula="of:=[.D203]^3-COS([.D203])+LN([.D203]+5)-20" office:value-type="float" office:value="0" calcext:value-type="float">
            <text:p>0</text:p>
          </table:table-cell>
          <table:table-cell table:formula="of:=([.B203]+[.D203])/2" office:value-type="float" office:value="2.57779638142378" calcext:value-type="float">
            <text:p>2,57779638142378</text:p>
          </table:table-cell>
          <table:table-cell table:formula="of:=[.F203]^3-COS([.F203])+LN([.F203]+5)-20" office:value-type="float" office:value="0" calcext:value-type="float">
            <text:p>0</text:p>
          </table:table-cell>
          <table:table-cell table:formula="of:=ABS([.F203]-[.F202])" office:value-type="float" office:value="0" calcext:value-type="float">
            <text:p>0</text:p>
          </table:table-cell>
          <table:table-cell table:formula="of:=IF([.H20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3]+1" office:value-type="float" office:value="197" calcext:value-type="float">
            <text:p>197</text:p>
          </table:table-cell>
          <table:table-cell table:formula="of:=IF([.C203]*[.G203]&lt;0;[.B203];[.F203])" office:value-type="float" office:value="2.57779638142378" calcext:value-type="float">
            <text:p>2,57779638142378</text:p>
          </table:table-cell>
          <table:table-cell table:formula="of:=[.B204]^3-COS([.B204])+LN([.B204]+5)-20" office:value-type="float" office:value="0" calcext:value-type="float">
            <text:p>0</text:p>
          </table:table-cell>
          <table:table-cell table:formula="of:=IF([.E203]*[.G203]&lt;0;[.D203];[.F203])" office:value-type="float" office:value="2.57779638142378" calcext:value-type="float">
            <text:p>2,57779638142378</text:p>
          </table:table-cell>
          <table:table-cell table:formula="of:=[.D204]^3-COS([.D204])+LN([.D204]+5)-20" office:value-type="float" office:value="0" calcext:value-type="float">
            <text:p>0</text:p>
          </table:table-cell>
          <table:table-cell table:formula="of:=([.B204]+[.D204])/2" office:value-type="float" office:value="2.57779638142378" calcext:value-type="float">
            <text:p>2,57779638142378</text:p>
          </table:table-cell>
          <table:table-cell table:formula="of:=[.F204]^3-COS([.F204])+LN([.F204]+5)-20" office:value-type="float" office:value="0" calcext:value-type="float">
            <text:p>0</text:p>
          </table:table-cell>
          <table:table-cell table:formula="of:=ABS([.F204]-[.F203])" office:value-type="float" office:value="0" calcext:value-type="float">
            <text:p>0</text:p>
          </table:table-cell>
          <table:table-cell table:formula="of:=IF([.H20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4]+1" office:value-type="float" office:value="198" calcext:value-type="float">
            <text:p>198</text:p>
          </table:table-cell>
          <table:table-cell table:formula="of:=IF([.C204]*[.G204]&lt;0;[.B204];[.F204])" office:value-type="float" office:value="2.57779638142378" calcext:value-type="float">
            <text:p>2,57779638142378</text:p>
          </table:table-cell>
          <table:table-cell table:formula="of:=[.B205]^3-COS([.B205])+LN([.B205]+5)-20" office:value-type="float" office:value="0" calcext:value-type="float">
            <text:p>0</text:p>
          </table:table-cell>
          <table:table-cell table:formula="of:=IF([.E204]*[.G204]&lt;0;[.D204];[.F204])" office:value-type="float" office:value="2.57779638142378" calcext:value-type="float">
            <text:p>2,57779638142378</text:p>
          </table:table-cell>
          <table:table-cell table:formula="of:=[.D205]^3-COS([.D205])+LN([.D205]+5)-20" office:value-type="float" office:value="0" calcext:value-type="float">
            <text:p>0</text:p>
          </table:table-cell>
          <table:table-cell table:formula="of:=([.B205]+[.D205])/2" office:value-type="float" office:value="2.57779638142378" calcext:value-type="float">
            <text:p>2,57779638142378</text:p>
          </table:table-cell>
          <table:table-cell table:formula="of:=[.F205]^3-COS([.F205])+LN([.F205]+5)-20" office:value-type="float" office:value="0" calcext:value-type="float">
            <text:p>0</text:p>
          </table:table-cell>
          <table:table-cell table:formula="of:=ABS([.F205]-[.F204])" office:value-type="float" office:value="0" calcext:value-type="float">
            <text:p>0</text:p>
          </table:table-cell>
          <table:table-cell table:formula="of:=IF([.H20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5]+1" office:value-type="float" office:value="199" calcext:value-type="float">
            <text:p>199</text:p>
          </table:table-cell>
          <table:table-cell table:formula="of:=IF([.C205]*[.G205]&lt;0;[.B205];[.F205])" office:value-type="float" office:value="2.57779638142378" calcext:value-type="float">
            <text:p>2,57779638142378</text:p>
          </table:table-cell>
          <table:table-cell table:formula="of:=[.B206]^3-COS([.B206])+LN([.B206]+5)-20" office:value-type="float" office:value="0" calcext:value-type="float">
            <text:p>0</text:p>
          </table:table-cell>
          <table:table-cell table:formula="of:=IF([.E205]*[.G205]&lt;0;[.D205];[.F205])" office:value-type="float" office:value="2.57779638142378" calcext:value-type="float">
            <text:p>2,57779638142378</text:p>
          </table:table-cell>
          <table:table-cell table:formula="of:=[.D206]^3-COS([.D206])+LN([.D206]+5)-20" office:value-type="float" office:value="0" calcext:value-type="float">
            <text:p>0</text:p>
          </table:table-cell>
          <table:table-cell table:formula="of:=([.B206]+[.D206])/2" office:value-type="float" office:value="2.57779638142378" calcext:value-type="float">
            <text:p>2,57779638142378</text:p>
          </table:table-cell>
          <table:table-cell table:formula="of:=[.F206]^3-COS([.F206])+LN([.F206]+5)-20" office:value-type="float" office:value="0" calcext:value-type="float">
            <text:p>0</text:p>
          </table:table-cell>
          <table:table-cell table:formula="of:=ABS([.F206]-[.F205])" office:value-type="float" office:value="0" calcext:value-type="float">
            <text:p>0</text:p>
          </table:table-cell>
          <table:table-cell table:formula="of:=IF([.H20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6]+1" office:value-type="float" office:value="200" calcext:value-type="float">
            <text:p>200</text:p>
          </table:table-cell>
          <table:table-cell table:formula="of:=IF([.C206]*[.G206]&lt;0;[.B206];[.F206])" office:value-type="float" office:value="2.57779638142378" calcext:value-type="float">
            <text:p>2,57779638142378</text:p>
          </table:table-cell>
          <table:table-cell table:formula="of:=[.B207]^3-COS([.B207])+LN([.B207]+5)-20" office:value-type="float" office:value="0" calcext:value-type="float">
            <text:p>0</text:p>
          </table:table-cell>
          <table:table-cell table:formula="of:=IF([.E206]*[.G206]&lt;0;[.D206];[.F206])" office:value-type="float" office:value="2.57779638142378" calcext:value-type="float">
            <text:p>2,57779638142378</text:p>
          </table:table-cell>
          <table:table-cell table:formula="of:=[.D207]^3-COS([.D207])+LN([.D207]+5)-20" office:value-type="float" office:value="0" calcext:value-type="float">
            <text:p>0</text:p>
          </table:table-cell>
          <table:table-cell table:formula="of:=([.B207]+[.D207])/2" office:value-type="float" office:value="2.57779638142378" calcext:value-type="float">
            <text:p>2,57779638142378</text:p>
          </table:table-cell>
          <table:table-cell table:formula="of:=[.F207]^3-COS([.F207])+LN([.F207]+5)-20" office:value-type="float" office:value="0" calcext:value-type="float">
            <text:p>0</text:p>
          </table:table-cell>
          <table:table-cell table:formula="of:=ABS([.F207]-[.F206])" office:value-type="float" office:value="0" calcext:value-type="float">
            <text:p>0</text:p>
          </table:table-cell>
          <table:table-cell table:formula="of:=IF([.H20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7]+1" office:value-type="float" office:value="201" calcext:value-type="float">
            <text:p>201</text:p>
          </table:table-cell>
          <table:table-cell table:formula="of:=IF([.C207]*[.G207]&lt;0;[.B207];[.F207])" office:value-type="float" office:value="2.57779638142378" calcext:value-type="float">
            <text:p>2,57779638142378</text:p>
          </table:table-cell>
          <table:table-cell table:formula="of:=[.B208]^3-COS([.B208])+LN([.B208]+5)-20" office:value-type="float" office:value="0" calcext:value-type="float">
            <text:p>0</text:p>
          </table:table-cell>
          <table:table-cell table:formula="of:=IF([.E207]*[.G207]&lt;0;[.D207];[.F207])" office:value-type="float" office:value="2.57779638142378" calcext:value-type="float">
            <text:p>2,57779638142378</text:p>
          </table:table-cell>
          <table:table-cell table:formula="of:=[.D208]^3-COS([.D208])+LN([.D208]+5)-20" office:value-type="float" office:value="0" calcext:value-type="float">
            <text:p>0</text:p>
          </table:table-cell>
          <table:table-cell table:formula="of:=([.B208]+[.D208])/2" office:value-type="float" office:value="2.57779638142378" calcext:value-type="float">
            <text:p>2,57779638142378</text:p>
          </table:table-cell>
          <table:table-cell table:formula="of:=[.F208]^3-COS([.F208])+LN([.F208]+5)-20" office:value-type="float" office:value="0" calcext:value-type="float">
            <text:p>0</text:p>
          </table:table-cell>
          <table:table-cell table:formula="of:=ABS([.F208]-[.F207])" office:value-type="float" office:value="0" calcext:value-type="float">
            <text:p>0</text:p>
          </table:table-cell>
          <table:table-cell table:formula="of:=IF([.H20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8]+1" office:value-type="float" office:value="202" calcext:value-type="float">
            <text:p>202</text:p>
          </table:table-cell>
          <table:table-cell table:formula="of:=IF([.C208]*[.G208]&lt;0;[.B208];[.F208])" office:value-type="float" office:value="2.57779638142378" calcext:value-type="float">
            <text:p>2,57779638142378</text:p>
          </table:table-cell>
          <table:table-cell table:formula="of:=[.B209]^3-COS([.B209])+LN([.B209]+5)-20" office:value-type="float" office:value="0" calcext:value-type="float">
            <text:p>0</text:p>
          </table:table-cell>
          <table:table-cell table:formula="of:=IF([.E208]*[.G208]&lt;0;[.D208];[.F208])" office:value-type="float" office:value="2.57779638142378" calcext:value-type="float">
            <text:p>2,57779638142378</text:p>
          </table:table-cell>
          <table:table-cell table:formula="of:=[.D209]^3-COS([.D209])+LN([.D209]+5)-20" office:value-type="float" office:value="0" calcext:value-type="float">
            <text:p>0</text:p>
          </table:table-cell>
          <table:table-cell table:formula="of:=([.B209]+[.D209])/2" office:value-type="float" office:value="2.57779638142378" calcext:value-type="float">
            <text:p>2,57779638142378</text:p>
          </table:table-cell>
          <table:table-cell table:formula="of:=[.F209]^3-COS([.F209])+LN([.F209]+5)-20" office:value-type="float" office:value="0" calcext:value-type="float">
            <text:p>0</text:p>
          </table:table-cell>
          <table:table-cell table:formula="of:=ABS([.F209]-[.F208])" office:value-type="float" office:value="0" calcext:value-type="float">
            <text:p>0</text:p>
          </table:table-cell>
          <table:table-cell table:formula="of:=IF([.H20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9]+1" office:value-type="float" office:value="203" calcext:value-type="float">
            <text:p>203</text:p>
          </table:table-cell>
          <table:table-cell table:formula="of:=IF([.C209]*[.G209]&lt;0;[.B209];[.F209])" office:value-type="float" office:value="2.57779638142378" calcext:value-type="float">
            <text:p>2,57779638142378</text:p>
          </table:table-cell>
          <table:table-cell table:formula="of:=[.B210]^3-COS([.B210])+LN([.B210]+5)-20" office:value-type="float" office:value="0" calcext:value-type="float">
            <text:p>0</text:p>
          </table:table-cell>
          <table:table-cell table:formula="of:=IF([.E209]*[.G209]&lt;0;[.D209];[.F209])" office:value-type="float" office:value="2.57779638142378" calcext:value-type="float">
            <text:p>2,57779638142378</text:p>
          </table:table-cell>
          <table:table-cell table:formula="of:=[.D210]^3-COS([.D210])+LN([.D210]+5)-20" office:value-type="float" office:value="0" calcext:value-type="float">
            <text:p>0</text:p>
          </table:table-cell>
          <table:table-cell table:formula="of:=([.B210]+[.D210])/2" office:value-type="float" office:value="2.57779638142378" calcext:value-type="float">
            <text:p>2,57779638142378</text:p>
          </table:table-cell>
          <table:table-cell table:formula="of:=[.F210]^3-COS([.F210])+LN([.F210]+5)-20" office:value-type="float" office:value="0" calcext:value-type="float">
            <text:p>0</text:p>
          </table:table-cell>
          <table:table-cell table:formula="of:=ABS([.F210]-[.F209])" office:value-type="float" office:value="0" calcext:value-type="float">
            <text:p>0</text:p>
          </table:table-cell>
          <table:table-cell table:formula="of:=IF([.H21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0]+1" office:value-type="float" office:value="204" calcext:value-type="float">
            <text:p>204</text:p>
          </table:table-cell>
          <table:table-cell table:formula="of:=IF([.C210]*[.G210]&lt;0;[.B210];[.F210])" office:value-type="float" office:value="2.57779638142378" calcext:value-type="float">
            <text:p>2,57779638142378</text:p>
          </table:table-cell>
          <table:table-cell table:formula="of:=[.B211]^3-COS([.B211])+LN([.B211]+5)-20" office:value-type="float" office:value="0" calcext:value-type="float">
            <text:p>0</text:p>
          </table:table-cell>
          <table:table-cell table:formula="of:=IF([.E210]*[.G210]&lt;0;[.D210];[.F210])" office:value-type="float" office:value="2.57779638142378" calcext:value-type="float">
            <text:p>2,57779638142378</text:p>
          </table:table-cell>
          <table:table-cell table:formula="of:=[.D211]^3-COS([.D211])+LN([.D211]+5)-20" office:value-type="float" office:value="0" calcext:value-type="float">
            <text:p>0</text:p>
          </table:table-cell>
          <table:table-cell table:formula="of:=([.B211]+[.D211])/2" office:value-type="float" office:value="2.57779638142378" calcext:value-type="float">
            <text:p>2,57779638142378</text:p>
          </table:table-cell>
          <table:table-cell table:formula="of:=[.F211]^3-COS([.F211])+LN([.F211]+5)-20" office:value-type="float" office:value="0" calcext:value-type="float">
            <text:p>0</text:p>
          </table:table-cell>
          <table:table-cell table:formula="of:=ABS([.F211]-[.F210])" office:value-type="float" office:value="0" calcext:value-type="float">
            <text:p>0</text:p>
          </table:table-cell>
          <table:table-cell table:formula="of:=IF([.H21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1]+1" office:value-type="float" office:value="205" calcext:value-type="float">
            <text:p>205</text:p>
          </table:table-cell>
          <table:table-cell table:formula="of:=IF([.C211]*[.G211]&lt;0;[.B211];[.F211])" office:value-type="float" office:value="2.57779638142378" calcext:value-type="float">
            <text:p>2,57779638142378</text:p>
          </table:table-cell>
          <table:table-cell table:formula="of:=[.B212]^3-COS([.B212])+LN([.B212]+5)-20" office:value-type="float" office:value="0" calcext:value-type="float">
            <text:p>0</text:p>
          </table:table-cell>
          <table:table-cell table:formula="of:=IF([.E211]*[.G211]&lt;0;[.D211];[.F211])" office:value-type="float" office:value="2.57779638142378" calcext:value-type="float">
            <text:p>2,57779638142378</text:p>
          </table:table-cell>
          <table:table-cell table:formula="of:=[.D212]^3-COS([.D212])+LN([.D212]+5)-20" office:value-type="float" office:value="0" calcext:value-type="float">
            <text:p>0</text:p>
          </table:table-cell>
          <table:table-cell table:formula="of:=([.B212]+[.D212])/2" office:value-type="float" office:value="2.57779638142378" calcext:value-type="float">
            <text:p>2,57779638142378</text:p>
          </table:table-cell>
          <table:table-cell table:formula="of:=[.F212]^3-COS([.F212])+LN([.F212]+5)-20" office:value-type="float" office:value="0" calcext:value-type="float">
            <text:p>0</text:p>
          </table:table-cell>
          <table:table-cell table:formula="of:=ABS([.F212]-[.F211])" office:value-type="float" office:value="0" calcext:value-type="float">
            <text:p>0</text:p>
          </table:table-cell>
          <table:table-cell table:formula="of:=IF([.H21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2]+1" office:value-type="float" office:value="206" calcext:value-type="float">
            <text:p>206</text:p>
          </table:table-cell>
          <table:table-cell table:formula="of:=IF([.C212]*[.G212]&lt;0;[.B212];[.F212])" office:value-type="float" office:value="2.57779638142378" calcext:value-type="float">
            <text:p>2,57779638142378</text:p>
          </table:table-cell>
          <table:table-cell table:formula="of:=[.B213]^3-COS([.B213])+LN([.B213]+5)-20" office:value-type="float" office:value="0" calcext:value-type="float">
            <text:p>0</text:p>
          </table:table-cell>
          <table:table-cell table:formula="of:=IF([.E212]*[.G212]&lt;0;[.D212];[.F212])" office:value-type="float" office:value="2.57779638142378" calcext:value-type="float">
            <text:p>2,57779638142378</text:p>
          </table:table-cell>
          <table:table-cell table:formula="of:=[.D213]^3-COS([.D213])+LN([.D213]+5)-20" office:value-type="float" office:value="0" calcext:value-type="float">
            <text:p>0</text:p>
          </table:table-cell>
          <table:table-cell table:formula="of:=([.B213]+[.D213])/2" office:value-type="float" office:value="2.57779638142378" calcext:value-type="float">
            <text:p>2,57779638142378</text:p>
          </table:table-cell>
          <table:table-cell table:formula="of:=[.F213]^3-COS([.F213])+LN([.F213]+5)-20" office:value-type="float" office:value="0" calcext:value-type="float">
            <text:p>0</text:p>
          </table:table-cell>
          <table:table-cell table:formula="of:=ABS([.F213]-[.F212])" office:value-type="float" office:value="0" calcext:value-type="float">
            <text:p>0</text:p>
          </table:table-cell>
          <table:table-cell table:formula="of:=IF([.H21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3]+1" office:value-type="float" office:value="207" calcext:value-type="float">
            <text:p>207</text:p>
          </table:table-cell>
          <table:table-cell table:formula="of:=IF([.C213]*[.G213]&lt;0;[.B213];[.F213])" office:value-type="float" office:value="2.57779638142378" calcext:value-type="float">
            <text:p>2,57779638142378</text:p>
          </table:table-cell>
          <table:table-cell table:formula="of:=[.B214]^3-COS([.B214])+LN([.B214]+5)-20" office:value-type="float" office:value="0" calcext:value-type="float">
            <text:p>0</text:p>
          </table:table-cell>
          <table:table-cell table:formula="of:=IF([.E213]*[.G213]&lt;0;[.D213];[.F213])" office:value-type="float" office:value="2.57779638142378" calcext:value-type="float">
            <text:p>2,57779638142378</text:p>
          </table:table-cell>
          <table:table-cell table:formula="of:=[.D214]^3-COS([.D214])+LN([.D214]+5)-20" office:value-type="float" office:value="0" calcext:value-type="float">
            <text:p>0</text:p>
          </table:table-cell>
          <table:table-cell table:formula="of:=([.B214]+[.D214])/2" office:value-type="float" office:value="2.57779638142378" calcext:value-type="float">
            <text:p>2,57779638142378</text:p>
          </table:table-cell>
          <table:table-cell table:formula="of:=[.F214]^3-COS([.F214])+LN([.F214]+5)-20" office:value-type="float" office:value="0" calcext:value-type="float">
            <text:p>0</text:p>
          </table:table-cell>
          <table:table-cell table:formula="of:=ABS([.F214]-[.F213])" office:value-type="float" office:value="0" calcext:value-type="float">
            <text:p>0</text:p>
          </table:table-cell>
          <table:table-cell table:formula="of:=IF([.H21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4]+1" office:value-type="float" office:value="208" calcext:value-type="float">
            <text:p>208</text:p>
          </table:table-cell>
          <table:table-cell table:formula="of:=IF([.C214]*[.G214]&lt;0;[.B214];[.F214])" office:value-type="float" office:value="2.57779638142378" calcext:value-type="float">
            <text:p>2,57779638142378</text:p>
          </table:table-cell>
          <table:table-cell table:formula="of:=[.B215]^3-COS([.B215])+LN([.B215]+5)-20" office:value-type="float" office:value="0" calcext:value-type="float">
            <text:p>0</text:p>
          </table:table-cell>
          <table:table-cell table:formula="of:=IF([.E214]*[.G214]&lt;0;[.D214];[.F214])" office:value-type="float" office:value="2.57779638142378" calcext:value-type="float">
            <text:p>2,57779638142378</text:p>
          </table:table-cell>
          <table:table-cell table:formula="of:=[.D215]^3-COS([.D215])+LN([.D215]+5)-20" office:value-type="float" office:value="0" calcext:value-type="float">
            <text:p>0</text:p>
          </table:table-cell>
          <table:table-cell table:formula="of:=([.B215]+[.D215])/2" office:value-type="float" office:value="2.57779638142378" calcext:value-type="float">
            <text:p>2,57779638142378</text:p>
          </table:table-cell>
          <table:table-cell table:formula="of:=[.F215]^3-COS([.F215])+LN([.F215]+5)-20" office:value-type="float" office:value="0" calcext:value-type="float">
            <text:p>0</text:p>
          </table:table-cell>
          <table:table-cell table:formula="of:=ABS([.F215]-[.F214])" office:value-type="float" office:value="0" calcext:value-type="float">
            <text:p>0</text:p>
          </table:table-cell>
          <table:table-cell table:formula="of:=IF([.H21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5]+1" office:value-type="float" office:value="209" calcext:value-type="float">
            <text:p>209</text:p>
          </table:table-cell>
          <table:table-cell table:formula="of:=IF([.C215]*[.G215]&lt;0;[.B215];[.F215])" office:value-type="float" office:value="2.57779638142378" calcext:value-type="float">
            <text:p>2,57779638142378</text:p>
          </table:table-cell>
          <table:table-cell table:formula="of:=[.B216]^3-COS([.B216])+LN([.B216]+5)-20" office:value-type="float" office:value="0" calcext:value-type="float">
            <text:p>0</text:p>
          </table:table-cell>
          <table:table-cell table:formula="of:=IF([.E215]*[.G215]&lt;0;[.D215];[.F215])" office:value-type="float" office:value="2.57779638142378" calcext:value-type="float">
            <text:p>2,57779638142378</text:p>
          </table:table-cell>
          <table:table-cell table:formula="of:=[.D216]^3-COS([.D216])+LN([.D216]+5)-20" office:value-type="float" office:value="0" calcext:value-type="float">
            <text:p>0</text:p>
          </table:table-cell>
          <table:table-cell table:formula="of:=([.B216]+[.D216])/2" office:value-type="float" office:value="2.57779638142378" calcext:value-type="float">
            <text:p>2,57779638142378</text:p>
          </table:table-cell>
          <table:table-cell table:formula="of:=[.F216]^3-COS([.F216])+LN([.F216]+5)-20" office:value-type="float" office:value="0" calcext:value-type="float">
            <text:p>0</text:p>
          </table:table-cell>
          <table:table-cell table:formula="of:=ABS([.F216]-[.F215])" office:value-type="float" office:value="0" calcext:value-type="float">
            <text:p>0</text:p>
          </table:table-cell>
          <table:table-cell table:formula="of:=IF([.H21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6]+1" office:value-type="float" office:value="210" calcext:value-type="float">
            <text:p>210</text:p>
          </table:table-cell>
          <table:table-cell table:formula="of:=IF([.C216]*[.G216]&lt;0;[.B216];[.F216])" office:value-type="float" office:value="2.57779638142378" calcext:value-type="float">
            <text:p>2,57779638142378</text:p>
          </table:table-cell>
          <table:table-cell table:formula="of:=[.B217]^3-COS([.B217])+LN([.B217]+5)-20" office:value-type="float" office:value="0" calcext:value-type="float">
            <text:p>0</text:p>
          </table:table-cell>
          <table:table-cell table:formula="of:=IF([.E216]*[.G216]&lt;0;[.D216];[.F216])" office:value-type="float" office:value="2.57779638142378" calcext:value-type="float">
            <text:p>2,57779638142378</text:p>
          </table:table-cell>
          <table:table-cell table:formula="of:=[.D217]^3-COS([.D217])+LN([.D217]+5)-20" office:value-type="float" office:value="0" calcext:value-type="float">
            <text:p>0</text:p>
          </table:table-cell>
          <table:table-cell table:formula="of:=([.B217]+[.D217])/2" office:value-type="float" office:value="2.57779638142378" calcext:value-type="float">
            <text:p>2,57779638142378</text:p>
          </table:table-cell>
          <table:table-cell table:formula="of:=[.F217]^3-COS([.F217])+LN([.F217]+5)-20" office:value-type="float" office:value="0" calcext:value-type="float">
            <text:p>0</text:p>
          </table:table-cell>
          <table:table-cell table:formula="of:=ABS([.F217]-[.F216])" office:value-type="float" office:value="0" calcext:value-type="float">
            <text:p>0</text:p>
          </table:table-cell>
          <table:table-cell table:formula="of:=IF([.H21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7]+1" office:value-type="float" office:value="211" calcext:value-type="float">
            <text:p>211</text:p>
          </table:table-cell>
          <table:table-cell table:formula="of:=IF([.C217]*[.G217]&lt;0;[.B217];[.F217])" office:value-type="float" office:value="2.57779638142378" calcext:value-type="float">
            <text:p>2,57779638142378</text:p>
          </table:table-cell>
          <table:table-cell table:formula="of:=[.B218]^3-COS([.B218])+LN([.B218]+5)-20" office:value-type="float" office:value="0" calcext:value-type="float">
            <text:p>0</text:p>
          </table:table-cell>
          <table:table-cell table:formula="of:=IF([.E217]*[.G217]&lt;0;[.D217];[.F217])" office:value-type="float" office:value="2.57779638142378" calcext:value-type="float">
            <text:p>2,57779638142378</text:p>
          </table:table-cell>
          <table:table-cell table:formula="of:=[.D218]^3-COS([.D218])+LN([.D218]+5)-20" office:value-type="float" office:value="0" calcext:value-type="float">
            <text:p>0</text:p>
          </table:table-cell>
          <table:table-cell table:formula="of:=([.B218]+[.D218])/2" office:value-type="float" office:value="2.57779638142378" calcext:value-type="float">
            <text:p>2,57779638142378</text:p>
          </table:table-cell>
          <table:table-cell table:formula="of:=[.F218]^3-COS([.F218])+LN([.F218]+5)-20" office:value-type="float" office:value="0" calcext:value-type="float">
            <text:p>0</text:p>
          </table:table-cell>
          <table:table-cell table:formula="of:=ABS([.F218]-[.F217])" office:value-type="float" office:value="0" calcext:value-type="float">
            <text:p>0</text:p>
          </table:table-cell>
          <table:table-cell table:formula="of:=IF([.H21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8]+1" office:value-type="float" office:value="212" calcext:value-type="float">
            <text:p>212</text:p>
          </table:table-cell>
          <table:table-cell table:formula="of:=IF([.C218]*[.G218]&lt;0;[.B218];[.F218])" office:value-type="float" office:value="2.57779638142378" calcext:value-type="float">
            <text:p>2,57779638142378</text:p>
          </table:table-cell>
          <table:table-cell table:formula="of:=[.B219]^3-COS([.B219])+LN([.B219]+5)-20" office:value-type="float" office:value="0" calcext:value-type="float">
            <text:p>0</text:p>
          </table:table-cell>
          <table:table-cell table:formula="of:=IF([.E218]*[.G218]&lt;0;[.D218];[.F218])" office:value-type="float" office:value="2.57779638142378" calcext:value-type="float">
            <text:p>2,57779638142378</text:p>
          </table:table-cell>
          <table:table-cell table:formula="of:=[.D219]^3-COS([.D219])+LN([.D219]+5)-20" office:value-type="float" office:value="0" calcext:value-type="float">
            <text:p>0</text:p>
          </table:table-cell>
          <table:table-cell table:formula="of:=([.B219]+[.D219])/2" office:value-type="float" office:value="2.57779638142378" calcext:value-type="float">
            <text:p>2,57779638142378</text:p>
          </table:table-cell>
          <table:table-cell table:formula="of:=[.F219]^3-COS([.F219])+LN([.F219]+5)-20" office:value-type="float" office:value="0" calcext:value-type="float">
            <text:p>0</text:p>
          </table:table-cell>
          <table:table-cell table:formula="of:=ABS([.F219]-[.F218])" office:value-type="float" office:value="0" calcext:value-type="float">
            <text:p>0</text:p>
          </table:table-cell>
          <table:table-cell table:formula="of:=IF([.H21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9]+1" office:value-type="float" office:value="213" calcext:value-type="float">
            <text:p>213</text:p>
          </table:table-cell>
          <table:table-cell table:formula="of:=IF([.C219]*[.G219]&lt;0;[.B219];[.F219])" office:value-type="float" office:value="2.57779638142378" calcext:value-type="float">
            <text:p>2,57779638142378</text:p>
          </table:table-cell>
          <table:table-cell table:formula="of:=[.B220]^3-COS([.B220])+LN([.B220]+5)-20" office:value-type="float" office:value="0" calcext:value-type="float">
            <text:p>0</text:p>
          </table:table-cell>
          <table:table-cell table:formula="of:=IF([.E219]*[.G219]&lt;0;[.D219];[.F219])" office:value-type="float" office:value="2.57779638142378" calcext:value-type="float">
            <text:p>2,57779638142378</text:p>
          </table:table-cell>
          <table:table-cell table:formula="of:=[.D220]^3-COS([.D220])+LN([.D220]+5)-20" office:value-type="float" office:value="0" calcext:value-type="float">
            <text:p>0</text:p>
          </table:table-cell>
          <table:table-cell table:formula="of:=([.B220]+[.D220])/2" office:value-type="float" office:value="2.57779638142378" calcext:value-type="float">
            <text:p>2,57779638142378</text:p>
          </table:table-cell>
          <table:table-cell table:formula="of:=[.F220]^3-COS([.F220])+LN([.F220]+5)-20" office:value-type="float" office:value="0" calcext:value-type="float">
            <text:p>0</text:p>
          </table:table-cell>
          <table:table-cell table:formula="of:=ABS([.F220]-[.F219])" office:value-type="float" office:value="0" calcext:value-type="float">
            <text:p>0</text:p>
          </table:table-cell>
          <table:table-cell table:formula="of:=IF([.H22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0]+1" office:value-type="float" office:value="214" calcext:value-type="float">
            <text:p>214</text:p>
          </table:table-cell>
          <table:table-cell table:formula="of:=IF([.C220]*[.G220]&lt;0;[.B220];[.F220])" office:value-type="float" office:value="2.57779638142378" calcext:value-type="float">
            <text:p>2,57779638142378</text:p>
          </table:table-cell>
          <table:table-cell table:formula="of:=[.B221]^3-COS([.B221])+LN([.B221]+5)-20" office:value-type="float" office:value="0" calcext:value-type="float">
            <text:p>0</text:p>
          </table:table-cell>
          <table:table-cell table:formula="of:=IF([.E220]*[.G220]&lt;0;[.D220];[.F220])" office:value-type="float" office:value="2.57779638142378" calcext:value-type="float">
            <text:p>2,57779638142378</text:p>
          </table:table-cell>
          <table:table-cell table:formula="of:=[.D221]^3-COS([.D221])+LN([.D221]+5)-20" office:value-type="float" office:value="0" calcext:value-type="float">
            <text:p>0</text:p>
          </table:table-cell>
          <table:table-cell table:formula="of:=([.B221]+[.D221])/2" office:value-type="float" office:value="2.57779638142378" calcext:value-type="float">
            <text:p>2,57779638142378</text:p>
          </table:table-cell>
          <table:table-cell table:formula="of:=[.F221]^3-COS([.F221])+LN([.F221]+5)-20" office:value-type="float" office:value="0" calcext:value-type="float">
            <text:p>0</text:p>
          </table:table-cell>
          <table:table-cell table:formula="of:=ABS([.F221]-[.F220])" office:value-type="float" office:value="0" calcext:value-type="float">
            <text:p>0</text:p>
          </table:table-cell>
          <table:table-cell table:formula="of:=IF([.H22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1]+1" office:value-type="float" office:value="215" calcext:value-type="float">
            <text:p>215</text:p>
          </table:table-cell>
          <table:table-cell table:formula="of:=IF([.C221]*[.G221]&lt;0;[.B221];[.F221])" office:value-type="float" office:value="2.57779638142378" calcext:value-type="float">
            <text:p>2,57779638142378</text:p>
          </table:table-cell>
          <table:table-cell table:formula="of:=[.B222]^3-COS([.B222])+LN([.B222]+5)-20" office:value-type="float" office:value="0" calcext:value-type="float">
            <text:p>0</text:p>
          </table:table-cell>
          <table:table-cell table:formula="of:=IF([.E221]*[.G221]&lt;0;[.D221];[.F221])" office:value-type="float" office:value="2.57779638142378" calcext:value-type="float">
            <text:p>2,57779638142378</text:p>
          </table:table-cell>
          <table:table-cell table:formula="of:=[.D222]^3-COS([.D222])+LN([.D222]+5)-20" office:value-type="float" office:value="0" calcext:value-type="float">
            <text:p>0</text:p>
          </table:table-cell>
          <table:table-cell table:formula="of:=([.B222]+[.D222])/2" office:value-type="float" office:value="2.57779638142378" calcext:value-type="float">
            <text:p>2,57779638142378</text:p>
          </table:table-cell>
          <table:table-cell table:formula="of:=[.F222]^3-COS([.F222])+LN([.F222]+5)-20" office:value-type="float" office:value="0" calcext:value-type="float">
            <text:p>0</text:p>
          </table:table-cell>
          <table:table-cell table:formula="of:=ABS([.F222]-[.F221])" office:value-type="float" office:value="0" calcext:value-type="float">
            <text:p>0</text:p>
          </table:table-cell>
          <table:table-cell table:formula="of:=IF([.H22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2]+1" office:value-type="float" office:value="216" calcext:value-type="float">
            <text:p>216</text:p>
          </table:table-cell>
          <table:table-cell table:formula="of:=IF([.C222]*[.G222]&lt;0;[.B222];[.F222])" office:value-type="float" office:value="2.57779638142378" calcext:value-type="float">
            <text:p>2,57779638142378</text:p>
          </table:table-cell>
          <table:table-cell table:formula="of:=[.B223]^3-COS([.B223])+LN([.B223]+5)-20" office:value-type="float" office:value="0" calcext:value-type="float">
            <text:p>0</text:p>
          </table:table-cell>
          <table:table-cell table:formula="of:=IF([.E222]*[.G222]&lt;0;[.D222];[.F222])" office:value-type="float" office:value="2.57779638142378" calcext:value-type="float">
            <text:p>2,57779638142378</text:p>
          </table:table-cell>
          <table:table-cell table:formula="of:=[.D223]^3-COS([.D223])+LN([.D223]+5)-20" office:value-type="float" office:value="0" calcext:value-type="float">
            <text:p>0</text:p>
          </table:table-cell>
          <table:table-cell table:formula="of:=([.B223]+[.D223])/2" office:value-type="float" office:value="2.57779638142378" calcext:value-type="float">
            <text:p>2,57779638142378</text:p>
          </table:table-cell>
          <table:table-cell table:formula="of:=[.F223]^3-COS([.F223])+LN([.F223]+5)-20" office:value-type="float" office:value="0" calcext:value-type="float">
            <text:p>0</text:p>
          </table:table-cell>
          <table:table-cell table:formula="of:=ABS([.F223]-[.F222])" office:value-type="float" office:value="0" calcext:value-type="float">
            <text:p>0</text:p>
          </table:table-cell>
          <table:table-cell table:formula="of:=IF([.H22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3]+1" office:value-type="float" office:value="217" calcext:value-type="float">
            <text:p>217</text:p>
          </table:table-cell>
          <table:table-cell table:formula="of:=IF([.C223]*[.G223]&lt;0;[.B223];[.F223])" office:value-type="float" office:value="2.57779638142378" calcext:value-type="float">
            <text:p>2,57779638142378</text:p>
          </table:table-cell>
          <table:table-cell table:formula="of:=[.B224]^3-COS([.B224])+LN([.B224]+5)-20" office:value-type="float" office:value="0" calcext:value-type="float">
            <text:p>0</text:p>
          </table:table-cell>
          <table:table-cell table:formula="of:=IF([.E223]*[.G223]&lt;0;[.D223];[.F223])" office:value-type="float" office:value="2.57779638142378" calcext:value-type="float">
            <text:p>2,57779638142378</text:p>
          </table:table-cell>
          <table:table-cell table:formula="of:=[.D224]^3-COS([.D224])+LN([.D224]+5)-20" office:value-type="float" office:value="0" calcext:value-type="float">
            <text:p>0</text:p>
          </table:table-cell>
          <table:table-cell table:formula="of:=([.B224]+[.D224])/2" office:value-type="float" office:value="2.57779638142378" calcext:value-type="float">
            <text:p>2,57779638142378</text:p>
          </table:table-cell>
          <table:table-cell table:formula="of:=[.F224]^3-COS([.F224])+LN([.F224]+5)-20" office:value-type="float" office:value="0" calcext:value-type="float">
            <text:p>0</text:p>
          </table:table-cell>
          <table:table-cell table:formula="of:=ABS([.F224]-[.F223])" office:value-type="float" office:value="0" calcext:value-type="float">
            <text:p>0</text:p>
          </table:table-cell>
          <table:table-cell table:formula="of:=IF([.H22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4]+1" office:value-type="float" office:value="218" calcext:value-type="float">
            <text:p>218</text:p>
          </table:table-cell>
          <table:table-cell table:formula="of:=IF([.C224]*[.G224]&lt;0;[.B224];[.F224])" office:value-type="float" office:value="2.57779638142378" calcext:value-type="float">
            <text:p>2,57779638142378</text:p>
          </table:table-cell>
          <table:table-cell table:formula="of:=[.B225]^3-COS([.B225])+LN([.B225]+5)-20" office:value-type="float" office:value="0" calcext:value-type="float">
            <text:p>0</text:p>
          </table:table-cell>
          <table:table-cell table:formula="of:=IF([.E224]*[.G224]&lt;0;[.D224];[.F224])" office:value-type="float" office:value="2.57779638142378" calcext:value-type="float">
            <text:p>2,57779638142378</text:p>
          </table:table-cell>
          <table:table-cell table:formula="of:=[.D225]^3-COS([.D225])+LN([.D225]+5)-20" office:value-type="float" office:value="0" calcext:value-type="float">
            <text:p>0</text:p>
          </table:table-cell>
          <table:table-cell table:formula="of:=([.B225]+[.D225])/2" office:value-type="float" office:value="2.57779638142378" calcext:value-type="float">
            <text:p>2,57779638142378</text:p>
          </table:table-cell>
          <table:table-cell table:formula="of:=[.F225]^3-COS([.F225])+LN([.F225]+5)-20" office:value-type="float" office:value="0" calcext:value-type="float">
            <text:p>0</text:p>
          </table:table-cell>
          <table:table-cell table:formula="of:=ABS([.F225]-[.F224])" office:value-type="float" office:value="0" calcext:value-type="float">
            <text:p>0</text:p>
          </table:table-cell>
          <table:table-cell table:formula="of:=IF([.H22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5]+1" office:value-type="float" office:value="219" calcext:value-type="float">
            <text:p>219</text:p>
          </table:table-cell>
          <table:table-cell table:formula="of:=IF([.C225]*[.G225]&lt;0;[.B225];[.F225])" office:value-type="float" office:value="2.57779638142378" calcext:value-type="float">
            <text:p>2,57779638142378</text:p>
          </table:table-cell>
          <table:table-cell table:formula="of:=[.B226]^3-COS([.B226])+LN([.B226]+5)-20" office:value-type="float" office:value="0" calcext:value-type="float">
            <text:p>0</text:p>
          </table:table-cell>
          <table:table-cell table:formula="of:=IF([.E225]*[.G225]&lt;0;[.D225];[.F225])" office:value-type="float" office:value="2.57779638142378" calcext:value-type="float">
            <text:p>2,57779638142378</text:p>
          </table:table-cell>
          <table:table-cell table:formula="of:=[.D226]^3-COS([.D226])+LN([.D226]+5)-20" office:value-type="float" office:value="0" calcext:value-type="float">
            <text:p>0</text:p>
          </table:table-cell>
          <table:table-cell table:formula="of:=([.B226]+[.D226])/2" office:value-type="float" office:value="2.57779638142378" calcext:value-type="float">
            <text:p>2,57779638142378</text:p>
          </table:table-cell>
          <table:table-cell table:formula="of:=[.F226]^3-COS([.F226])+LN([.F226]+5)-20" office:value-type="float" office:value="0" calcext:value-type="float">
            <text:p>0</text:p>
          </table:table-cell>
          <table:table-cell table:formula="of:=ABS([.F226]-[.F225])" office:value-type="float" office:value="0" calcext:value-type="float">
            <text:p>0</text:p>
          </table:table-cell>
          <table:table-cell table:formula="of:=IF([.H22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6]+1" office:value-type="float" office:value="220" calcext:value-type="float">
            <text:p>220</text:p>
          </table:table-cell>
          <table:table-cell table:formula="of:=IF([.C226]*[.G226]&lt;0;[.B226];[.F226])" office:value-type="float" office:value="2.57779638142378" calcext:value-type="float">
            <text:p>2,57779638142378</text:p>
          </table:table-cell>
          <table:table-cell table:formula="of:=[.B227]^3-COS([.B227])+LN([.B227]+5)-20" office:value-type="float" office:value="0" calcext:value-type="float">
            <text:p>0</text:p>
          </table:table-cell>
          <table:table-cell table:formula="of:=IF([.E226]*[.G226]&lt;0;[.D226];[.F226])" office:value-type="float" office:value="2.57779638142378" calcext:value-type="float">
            <text:p>2,57779638142378</text:p>
          </table:table-cell>
          <table:table-cell table:formula="of:=[.D227]^3-COS([.D227])+LN([.D227]+5)-20" office:value-type="float" office:value="0" calcext:value-type="float">
            <text:p>0</text:p>
          </table:table-cell>
          <table:table-cell table:formula="of:=([.B227]+[.D227])/2" office:value-type="float" office:value="2.57779638142378" calcext:value-type="float">
            <text:p>2,57779638142378</text:p>
          </table:table-cell>
          <table:table-cell table:formula="of:=[.F227]^3-COS([.F227])+LN([.F227]+5)-20" office:value-type="float" office:value="0" calcext:value-type="float">
            <text:p>0</text:p>
          </table:table-cell>
          <table:table-cell table:formula="of:=ABS([.F227]-[.F226])" office:value-type="float" office:value="0" calcext:value-type="float">
            <text:p>0</text:p>
          </table:table-cell>
          <table:table-cell table:formula="of:=IF([.H22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7]+1" office:value-type="float" office:value="221" calcext:value-type="float">
            <text:p>221</text:p>
          </table:table-cell>
          <table:table-cell table:formula="of:=IF([.C227]*[.G227]&lt;0;[.B227];[.F227])" office:value-type="float" office:value="2.57779638142378" calcext:value-type="float">
            <text:p>2,57779638142378</text:p>
          </table:table-cell>
          <table:table-cell table:formula="of:=[.B228]^3-COS([.B228])+LN([.B228]+5)-20" office:value-type="float" office:value="0" calcext:value-type="float">
            <text:p>0</text:p>
          </table:table-cell>
          <table:table-cell table:formula="of:=IF([.E227]*[.G227]&lt;0;[.D227];[.F227])" office:value-type="float" office:value="2.57779638142378" calcext:value-type="float">
            <text:p>2,57779638142378</text:p>
          </table:table-cell>
          <table:table-cell table:formula="of:=[.D228]^3-COS([.D228])+LN([.D228]+5)-20" office:value-type="float" office:value="0" calcext:value-type="float">
            <text:p>0</text:p>
          </table:table-cell>
          <table:table-cell table:formula="of:=([.B228]+[.D228])/2" office:value-type="float" office:value="2.57779638142378" calcext:value-type="float">
            <text:p>2,57779638142378</text:p>
          </table:table-cell>
          <table:table-cell table:formula="of:=[.F228]^3-COS([.F228])+LN([.F228]+5)-20" office:value-type="float" office:value="0" calcext:value-type="float">
            <text:p>0</text:p>
          </table:table-cell>
          <table:table-cell table:formula="of:=ABS([.F228]-[.F227])" office:value-type="float" office:value="0" calcext:value-type="float">
            <text:p>0</text:p>
          </table:table-cell>
          <table:table-cell table:formula="of:=IF([.H22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8]+1" office:value-type="float" office:value="222" calcext:value-type="float">
            <text:p>222</text:p>
          </table:table-cell>
          <table:table-cell table:formula="of:=IF([.C228]*[.G228]&lt;0;[.B228];[.F228])" office:value-type="float" office:value="2.57779638142378" calcext:value-type="float">
            <text:p>2,57779638142378</text:p>
          </table:table-cell>
          <table:table-cell table:formula="of:=[.B229]^3-COS([.B229])+LN([.B229]+5)-20" office:value-type="float" office:value="0" calcext:value-type="float">
            <text:p>0</text:p>
          </table:table-cell>
          <table:table-cell table:formula="of:=IF([.E228]*[.G228]&lt;0;[.D228];[.F228])" office:value-type="float" office:value="2.57779638142378" calcext:value-type="float">
            <text:p>2,57779638142378</text:p>
          </table:table-cell>
          <table:table-cell table:formula="of:=[.D229]^3-COS([.D229])+LN([.D229]+5)-20" office:value-type="float" office:value="0" calcext:value-type="float">
            <text:p>0</text:p>
          </table:table-cell>
          <table:table-cell table:formula="of:=([.B229]+[.D229])/2" office:value-type="float" office:value="2.57779638142378" calcext:value-type="float">
            <text:p>2,57779638142378</text:p>
          </table:table-cell>
          <table:table-cell table:formula="of:=[.F229]^3-COS([.F229])+LN([.F229]+5)-20" office:value-type="float" office:value="0" calcext:value-type="float">
            <text:p>0</text:p>
          </table:table-cell>
          <table:table-cell table:formula="of:=ABS([.F229]-[.F228])" office:value-type="float" office:value="0" calcext:value-type="float">
            <text:p>0</text:p>
          </table:table-cell>
          <table:table-cell table:formula="of:=IF([.H22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9]+1" office:value-type="float" office:value="223" calcext:value-type="float">
            <text:p>223</text:p>
          </table:table-cell>
          <table:table-cell table:formula="of:=IF([.C229]*[.G229]&lt;0;[.B229];[.F229])" office:value-type="float" office:value="2.57779638142378" calcext:value-type="float">
            <text:p>2,57779638142378</text:p>
          </table:table-cell>
          <table:table-cell table:formula="of:=[.B230]^3-COS([.B230])+LN([.B230]+5)-20" office:value-type="float" office:value="0" calcext:value-type="float">
            <text:p>0</text:p>
          </table:table-cell>
          <table:table-cell table:formula="of:=IF([.E229]*[.G229]&lt;0;[.D229];[.F229])" office:value-type="float" office:value="2.57779638142378" calcext:value-type="float">
            <text:p>2,57779638142378</text:p>
          </table:table-cell>
          <table:table-cell table:formula="of:=[.D230]^3-COS([.D230])+LN([.D230]+5)-20" office:value-type="float" office:value="0" calcext:value-type="float">
            <text:p>0</text:p>
          </table:table-cell>
          <table:table-cell table:formula="of:=([.B230]+[.D230])/2" office:value-type="float" office:value="2.57779638142378" calcext:value-type="float">
            <text:p>2,57779638142378</text:p>
          </table:table-cell>
          <table:table-cell table:formula="of:=[.F230]^3-COS([.F230])+LN([.F230]+5)-20" office:value-type="float" office:value="0" calcext:value-type="float">
            <text:p>0</text:p>
          </table:table-cell>
          <table:table-cell table:formula="of:=ABS([.F230]-[.F229])" office:value-type="float" office:value="0" calcext:value-type="float">
            <text:p>0</text:p>
          </table:table-cell>
          <table:table-cell table:formula="of:=IF([.H23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0]+1" office:value-type="float" office:value="224" calcext:value-type="float">
            <text:p>224</text:p>
          </table:table-cell>
          <table:table-cell table:formula="of:=IF([.C230]*[.G230]&lt;0;[.B230];[.F230])" office:value-type="float" office:value="2.57779638142378" calcext:value-type="float">
            <text:p>2,57779638142378</text:p>
          </table:table-cell>
          <table:table-cell table:formula="of:=[.B231]^3-COS([.B231])+LN([.B231]+5)-20" office:value-type="float" office:value="0" calcext:value-type="float">
            <text:p>0</text:p>
          </table:table-cell>
          <table:table-cell table:formula="of:=IF([.E230]*[.G230]&lt;0;[.D230];[.F230])" office:value-type="float" office:value="2.57779638142378" calcext:value-type="float">
            <text:p>2,57779638142378</text:p>
          </table:table-cell>
          <table:table-cell table:formula="of:=[.D231]^3-COS([.D231])+LN([.D231]+5)-20" office:value-type="float" office:value="0" calcext:value-type="float">
            <text:p>0</text:p>
          </table:table-cell>
          <table:table-cell table:formula="of:=([.B231]+[.D231])/2" office:value-type="float" office:value="2.57779638142378" calcext:value-type="float">
            <text:p>2,57779638142378</text:p>
          </table:table-cell>
          <table:table-cell table:formula="of:=[.F231]^3-COS([.F231])+LN([.F231]+5)-20" office:value-type="float" office:value="0" calcext:value-type="float">
            <text:p>0</text:p>
          </table:table-cell>
          <table:table-cell table:formula="of:=ABS([.F231]-[.F230])" office:value-type="float" office:value="0" calcext:value-type="float">
            <text:p>0</text:p>
          </table:table-cell>
          <table:table-cell table:formula="of:=IF([.H23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1]+1" office:value-type="float" office:value="225" calcext:value-type="float">
            <text:p>225</text:p>
          </table:table-cell>
          <table:table-cell table:formula="of:=IF([.C231]*[.G231]&lt;0;[.B231];[.F231])" office:value-type="float" office:value="2.57779638142378" calcext:value-type="float">
            <text:p>2,57779638142378</text:p>
          </table:table-cell>
          <table:table-cell table:formula="of:=[.B232]^3-COS([.B232])+LN([.B232]+5)-20" office:value-type="float" office:value="0" calcext:value-type="float">
            <text:p>0</text:p>
          </table:table-cell>
          <table:table-cell table:formula="of:=IF([.E231]*[.G231]&lt;0;[.D231];[.F231])" office:value-type="float" office:value="2.57779638142378" calcext:value-type="float">
            <text:p>2,57779638142378</text:p>
          </table:table-cell>
          <table:table-cell table:formula="of:=[.D232]^3-COS([.D232])+LN([.D232]+5)-20" office:value-type="float" office:value="0" calcext:value-type="float">
            <text:p>0</text:p>
          </table:table-cell>
          <table:table-cell table:formula="of:=([.B232]+[.D232])/2" office:value-type="float" office:value="2.57779638142378" calcext:value-type="float">
            <text:p>2,57779638142378</text:p>
          </table:table-cell>
          <table:table-cell table:formula="of:=[.F232]^3-COS([.F232])+LN([.F232]+5)-20" office:value-type="float" office:value="0" calcext:value-type="float">
            <text:p>0</text:p>
          </table:table-cell>
          <table:table-cell table:formula="of:=ABS([.F232]-[.F231])" office:value-type="float" office:value="0" calcext:value-type="float">
            <text:p>0</text:p>
          </table:table-cell>
          <table:table-cell table:formula="of:=IF([.H23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2]+1" office:value-type="float" office:value="226" calcext:value-type="float">
            <text:p>226</text:p>
          </table:table-cell>
          <table:table-cell table:formula="of:=IF([.C232]*[.G232]&lt;0;[.B232];[.F232])" office:value-type="float" office:value="2.57779638142378" calcext:value-type="float">
            <text:p>2,57779638142378</text:p>
          </table:table-cell>
          <table:table-cell table:formula="of:=[.B233]^3-COS([.B233])+LN([.B233]+5)-20" office:value-type="float" office:value="0" calcext:value-type="float">
            <text:p>0</text:p>
          </table:table-cell>
          <table:table-cell table:formula="of:=IF([.E232]*[.G232]&lt;0;[.D232];[.F232])" office:value-type="float" office:value="2.57779638142378" calcext:value-type="float">
            <text:p>2,57779638142378</text:p>
          </table:table-cell>
          <table:table-cell table:formula="of:=[.D233]^3-COS([.D233])+LN([.D233]+5)-20" office:value-type="float" office:value="0" calcext:value-type="float">
            <text:p>0</text:p>
          </table:table-cell>
          <table:table-cell table:formula="of:=([.B233]+[.D233])/2" office:value-type="float" office:value="2.57779638142378" calcext:value-type="float">
            <text:p>2,57779638142378</text:p>
          </table:table-cell>
          <table:table-cell table:formula="of:=[.F233]^3-COS([.F233])+LN([.F233]+5)-20" office:value-type="float" office:value="0" calcext:value-type="float">
            <text:p>0</text:p>
          </table:table-cell>
          <table:table-cell table:formula="of:=ABS([.F233]-[.F232])" office:value-type="float" office:value="0" calcext:value-type="float">
            <text:p>0</text:p>
          </table:table-cell>
          <table:table-cell table:formula="of:=IF([.H23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3]+1" office:value-type="float" office:value="227" calcext:value-type="float">
            <text:p>227</text:p>
          </table:table-cell>
          <table:table-cell table:formula="of:=IF([.C233]*[.G233]&lt;0;[.B233];[.F233])" office:value-type="float" office:value="2.57779638142378" calcext:value-type="float">
            <text:p>2,57779638142378</text:p>
          </table:table-cell>
          <table:table-cell table:formula="of:=[.B234]^3-COS([.B234])+LN([.B234]+5)-20" office:value-type="float" office:value="0" calcext:value-type="float">
            <text:p>0</text:p>
          </table:table-cell>
          <table:table-cell table:formula="of:=IF([.E233]*[.G233]&lt;0;[.D233];[.F233])" office:value-type="float" office:value="2.57779638142378" calcext:value-type="float">
            <text:p>2,57779638142378</text:p>
          </table:table-cell>
          <table:table-cell table:formula="of:=[.D234]^3-COS([.D234])+LN([.D234]+5)-20" office:value-type="float" office:value="0" calcext:value-type="float">
            <text:p>0</text:p>
          </table:table-cell>
          <table:table-cell table:formula="of:=([.B234]+[.D234])/2" office:value-type="float" office:value="2.57779638142378" calcext:value-type="float">
            <text:p>2,57779638142378</text:p>
          </table:table-cell>
          <table:table-cell table:formula="of:=[.F234]^3-COS([.F234])+LN([.F234]+5)-20" office:value-type="float" office:value="0" calcext:value-type="float">
            <text:p>0</text:p>
          </table:table-cell>
          <table:table-cell table:formula="of:=ABS([.F234]-[.F233])" office:value-type="float" office:value="0" calcext:value-type="float">
            <text:p>0</text:p>
          </table:table-cell>
          <table:table-cell table:formula="of:=IF([.H23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4]+1" office:value-type="float" office:value="228" calcext:value-type="float">
            <text:p>228</text:p>
          </table:table-cell>
          <table:table-cell table:formula="of:=IF([.C234]*[.G234]&lt;0;[.B234];[.F234])" office:value-type="float" office:value="2.57779638142378" calcext:value-type="float">
            <text:p>2,57779638142378</text:p>
          </table:table-cell>
          <table:table-cell table:formula="of:=[.B235]^3-COS([.B235])+LN([.B235]+5)-20" office:value-type="float" office:value="0" calcext:value-type="float">
            <text:p>0</text:p>
          </table:table-cell>
          <table:table-cell table:formula="of:=IF([.E234]*[.G234]&lt;0;[.D234];[.F234])" office:value-type="float" office:value="2.57779638142378" calcext:value-type="float">
            <text:p>2,57779638142378</text:p>
          </table:table-cell>
          <table:table-cell table:formula="of:=[.D235]^3-COS([.D235])+LN([.D235]+5)-20" office:value-type="float" office:value="0" calcext:value-type="float">
            <text:p>0</text:p>
          </table:table-cell>
          <table:table-cell table:formula="of:=([.B235]+[.D235])/2" office:value-type="float" office:value="2.57779638142378" calcext:value-type="float">
            <text:p>2,57779638142378</text:p>
          </table:table-cell>
          <table:table-cell table:formula="of:=[.F235]^3-COS([.F235])+LN([.F235]+5)-20" office:value-type="float" office:value="0" calcext:value-type="float">
            <text:p>0</text:p>
          </table:table-cell>
          <table:table-cell table:formula="of:=ABS([.F235]-[.F234])" office:value-type="float" office:value="0" calcext:value-type="float">
            <text:p>0</text:p>
          </table:table-cell>
          <table:table-cell table:formula="of:=IF([.H23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5]+1" office:value-type="float" office:value="229" calcext:value-type="float">
            <text:p>229</text:p>
          </table:table-cell>
          <table:table-cell table:formula="of:=IF([.C235]*[.G235]&lt;0;[.B235];[.F235])" office:value-type="float" office:value="2.57779638142378" calcext:value-type="float">
            <text:p>2,57779638142378</text:p>
          </table:table-cell>
          <table:table-cell table:formula="of:=[.B236]^3-COS([.B236])+LN([.B236]+5)-20" office:value-type="float" office:value="0" calcext:value-type="float">
            <text:p>0</text:p>
          </table:table-cell>
          <table:table-cell table:formula="of:=IF([.E235]*[.G235]&lt;0;[.D235];[.F235])" office:value-type="float" office:value="2.57779638142378" calcext:value-type="float">
            <text:p>2,57779638142378</text:p>
          </table:table-cell>
          <table:table-cell table:formula="of:=[.D236]^3-COS([.D236])+LN([.D236]+5)-20" office:value-type="float" office:value="0" calcext:value-type="float">
            <text:p>0</text:p>
          </table:table-cell>
          <table:table-cell table:formula="of:=([.B236]+[.D236])/2" office:value-type="float" office:value="2.57779638142378" calcext:value-type="float">
            <text:p>2,57779638142378</text:p>
          </table:table-cell>
          <table:table-cell table:formula="of:=[.F236]^3-COS([.F236])+LN([.F236]+5)-20" office:value-type="float" office:value="0" calcext:value-type="float">
            <text:p>0</text:p>
          </table:table-cell>
          <table:table-cell table:formula="of:=ABS([.F236]-[.F235])" office:value-type="float" office:value="0" calcext:value-type="float">
            <text:p>0</text:p>
          </table:table-cell>
          <table:table-cell table:formula="of:=IF([.H23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6]+1" office:value-type="float" office:value="230" calcext:value-type="float">
            <text:p>230</text:p>
          </table:table-cell>
          <table:table-cell table:formula="of:=IF([.C236]*[.G236]&lt;0;[.B236];[.F236])" office:value-type="float" office:value="2.57779638142378" calcext:value-type="float">
            <text:p>2,57779638142378</text:p>
          </table:table-cell>
          <table:table-cell table:formula="of:=[.B237]^3-COS([.B237])+LN([.B237]+5)-20" office:value-type="float" office:value="0" calcext:value-type="float">
            <text:p>0</text:p>
          </table:table-cell>
          <table:table-cell table:formula="of:=IF([.E236]*[.G236]&lt;0;[.D236];[.F236])" office:value-type="float" office:value="2.57779638142378" calcext:value-type="float">
            <text:p>2,57779638142378</text:p>
          </table:table-cell>
          <table:table-cell table:formula="of:=[.D237]^3-COS([.D237])+LN([.D237]+5)-20" office:value-type="float" office:value="0" calcext:value-type="float">
            <text:p>0</text:p>
          </table:table-cell>
          <table:table-cell table:formula="of:=([.B237]+[.D237])/2" office:value-type="float" office:value="2.57779638142378" calcext:value-type="float">
            <text:p>2,57779638142378</text:p>
          </table:table-cell>
          <table:table-cell table:formula="of:=[.F237]^3-COS([.F237])+LN([.F237]+5)-20" office:value-type="float" office:value="0" calcext:value-type="float">
            <text:p>0</text:p>
          </table:table-cell>
          <table:table-cell table:formula="of:=ABS([.F237]-[.F236])" office:value-type="float" office:value="0" calcext:value-type="float">
            <text:p>0</text:p>
          </table:table-cell>
          <table:table-cell table:formula="of:=IF([.H23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7]+1" office:value-type="float" office:value="231" calcext:value-type="float">
            <text:p>231</text:p>
          </table:table-cell>
          <table:table-cell table:formula="of:=IF([.C237]*[.G237]&lt;0;[.B237];[.F237])" office:value-type="float" office:value="2.57779638142378" calcext:value-type="float">
            <text:p>2,57779638142378</text:p>
          </table:table-cell>
          <table:table-cell table:formula="of:=[.B238]^3-COS([.B238])+LN([.B238]+5)-20" office:value-type="float" office:value="0" calcext:value-type="float">
            <text:p>0</text:p>
          </table:table-cell>
          <table:table-cell table:formula="of:=IF([.E237]*[.G237]&lt;0;[.D237];[.F237])" office:value-type="float" office:value="2.57779638142378" calcext:value-type="float">
            <text:p>2,57779638142378</text:p>
          </table:table-cell>
          <table:table-cell table:formula="of:=[.D238]^3-COS([.D238])+LN([.D238]+5)-20" office:value-type="float" office:value="0" calcext:value-type="float">
            <text:p>0</text:p>
          </table:table-cell>
          <table:table-cell table:formula="of:=([.B238]+[.D238])/2" office:value-type="float" office:value="2.57779638142378" calcext:value-type="float">
            <text:p>2,57779638142378</text:p>
          </table:table-cell>
          <table:table-cell table:formula="of:=[.F238]^3-COS([.F238])+LN([.F238]+5)-20" office:value-type="float" office:value="0" calcext:value-type="float">
            <text:p>0</text:p>
          </table:table-cell>
          <table:table-cell table:formula="of:=ABS([.F238]-[.F237])" office:value-type="float" office:value="0" calcext:value-type="float">
            <text:p>0</text:p>
          </table:table-cell>
          <table:table-cell table:formula="of:=IF([.H23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8]+1" office:value-type="float" office:value="232" calcext:value-type="float">
            <text:p>232</text:p>
          </table:table-cell>
          <table:table-cell table:formula="of:=IF([.C238]*[.G238]&lt;0;[.B238];[.F238])" office:value-type="float" office:value="2.57779638142378" calcext:value-type="float">
            <text:p>2,57779638142378</text:p>
          </table:table-cell>
          <table:table-cell table:formula="of:=[.B239]^3-COS([.B239])+LN([.B239]+5)-20" office:value-type="float" office:value="0" calcext:value-type="float">
            <text:p>0</text:p>
          </table:table-cell>
          <table:table-cell table:formula="of:=IF([.E238]*[.G238]&lt;0;[.D238];[.F238])" office:value-type="float" office:value="2.57779638142378" calcext:value-type="float">
            <text:p>2,57779638142378</text:p>
          </table:table-cell>
          <table:table-cell table:formula="of:=[.D239]^3-COS([.D239])+LN([.D239]+5)-20" office:value-type="float" office:value="0" calcext:value-type="float">
            <text:p>0</text:p>
          </table:table-cell>
          <table:table-cell table:formula="of:=([.B239]+[.D239])/2" office:value-type="float" office:value="2.57779638142378" calcext:value-type="float">
            <text:p>2,57779638142378</text:p>
          </table:table-cell>
          <table:table-cell table:formula="of:=[.F239]^3-COS([.F239])+LN([.F239]+5)-20" office:value-type="float" office:value="0" calcext:value-type="float">
            <text:p>0</text:p>
          </table:table-cell>
          <table:table-cell table:formula="of:=ABS([.F239]-[.F238])" office:value-type="float" office:value="0" calcext:value-type="float">
            <text:p>0</text:p>
          </table:table-cell>
          <table:table-cell table:formula="of:=IF([.H23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9]+1" office:value-type="float" office:value="233" calcext:value-type="float">
            <text:p>233</text:p>
          </table:table-cell>
          <table:table-cell table:formula="of:=IF([.C239]*[.G239]&lt;0;[.B239];[.F239])" office:value-type="float" office:value="2.57779638142378" calcext:value-type="float">
            <text:p>2,57779638142378</text:p>
          </table:table-cell>
          <table:table-cell table:formula="of:=[.B240]^3-COS([.B240])+LN([.B240]+5)-20" office:value-type="float" office:value="0" calcext:value-type="float">
            <text:p>0</text:p>
          </table:table-cell>
          <table:table-cell table:formula="of:=IF([.E239]*[.G239]&lt;0;[.D239];[.F239])" office:value-type="float" office:value="2.57779638142378" calcext:value-type="float">
            <text:p>2,57779638142378</text:p>
          </table:table-cell>
          <table:table-cell table:formula="of:=[.D240]^3-COS([.D240])+LN([.D240]+5)-20" office:value-type="float" office:value="0" calcext:value-type="float">
            <text:p>0</text:p>
          </table:table-cell>
          <table:table-cell table:formula="of:=([.B240]+[.D240])/2" office:value-type="float" office:value="2.57779638142378" calcext:value-type="float">
            <text:p>2,57779638142378</text:p>
          </table:table-cell>
          <table:table-cell table:formula="of:=[.F240]^3-COS([.F240])+LN([.F240]+5)-20" office:value-type="float" office:value="0" calcext:value-type="float">
            <text:p>0</text:p>
          </table:table-cell>
          <table:table-cell table:formula="of:=ABS([.F240]-[.F239])" office:value-type="float" office:value="0" calcext:value-type="float">
            <text:p>0</text:p>
          </table:table-cell>
          <table:table-cell table:formula="of:=IF([.H24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0]+1" office:value-type="float" office:value="234" calcext:value-type="float">
            <text:p>234</text:p>
          </table:table-cell>
          <table:table-cell table:formula="of:=IF([.C240]*[.G240]&lt;0;[.B240];[.F240])" office:value-type="float" office:value="2.57779638142378" calcext:value-type="float">
            <text:p>2,57779638142378</text:p>
          </table:table-cell>
          <table:table-cell table:formula="of:=[.B241]^3-COS([.B241])+LN([.B241]+5)-20" office:value-type="float" office:value="0" calcext:value-type="float">
            <text:p>0</text:p>
          </table:table-cell>
          <table:table-cell table:formula="of:=IF([.E240]*[.G240]&lt;0;[.D240];[.F240])" office:value-type="float" office:value="2.57779638142378" calcext:value-type="float">
            <text:p>2,57779638142378</text:p>
          </table:table-cell>
          <table:table-cell table:formula="of:=[.D241]^3-COS([.D241])+LN([.D241]+5)-20" office:value-type="float" office:value="0" calcext:value-type="float">
            <text:p>0</text:p>
          </table:table-cell>
          <table:table-cell table:formula="of:=([.B241]+[.D241])/2" office:value-type="float" office:value="2.57779638142378" calcext:value-type="float">
            <text:p>2,57779638142378</text:p>
          </table:table-cell>
          <table:table-cell table:formula="of:=[.F241]^3-COS([.F241])+LN([.F241]+5)-20" office:value-type="float" office:value="0" calcext:value-type="float">
            <text:p>0</text:p>
          </table:table-cell>
          <table:table-cell table:formula="of:=ABS([.F241]-[.F240])" office:value-type="float" office:value="0" calcext:value-type="float">
            <text:p>0</text:p>
          </table:table-cell>
          <table:table-cell table:formula="of:=IF([.H24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1]+1" office:value-type="float" office:value="235" calcext:value-type="float">
            <text:p>235</text:p>
          </table:table-cell>
          <table:table-cell table:formula="of:=IF([.C241]*[.G241]&lt;0;[.B241];[.F241])" office:value-type="float" office:value="2.57779638142378" calcext:value-type="float">
            <text:p>2,57779638142378</text:p>
          </table:table-cell>
          <table:table-cell table:formula="of:=[.B242]^3-COS([.B242])+LN([.B242]+5)-20" office:value-type="float" office:value="0" calcext:value-type="float">
            <text:p>0</text:p>
          </table:table-cell>
          <table:table-cell table:formula="of:=IF([.E241]*[.G241]&lt;0;[.D241];[.F241])" office:value-type="float" office:value="2.57779638142378" calcext:value-type="float">
            <text:p>2,57779638142378</text:p>
          </table:table-cell>
          <table:table-cell table:formula="of:=[.D242]^3-COS([.D242])+LN([.D242]+5)-20" office:value-type="float" office:value="0" calcext:value-type="float">
            <text:p>0</text:p>
          </table:table-cell>
          <table:table-cell table:formula="of:=([.B242]+[.D242])/2" office:value-type="float" office:value="2.57779638142378" calcext:value-type="float">
            <text:p>2,57779638142378</text:p>
          </table:table-cell>
          <table:table-cell table:formula="of:=[.F242]^3-COS([.F242])+LN([.F242]+5)-20" office:value-type="float" office:value="0" calcext:value-type="float">
            <text:p>0</text:p>
          </table:table-cell>
          <table:table-cell table:formula="of:=ABS([.F242]-[.F241])" office:value-type="float" office:value="0" calcext:value-type="float">
            <text:p>0</text:p>
          </table:table-cell>
          <table:table-cell table:formula="of:=IF([.H24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2]+1" office:value-type="float" office:value="236" calcext:value-type="float">
            <text:p>236</text:p>
          </table:table-cell>
          <table:table-cell table:formula="of:=IF([.C242]*[.G242]&lt;0;[.B242];[.F242])" office:value-type="float" office:value="2.57779638142378" calcext:value-type="float">
            <text:p>2,57779638142378</text:p>
          </table:table-cell>
          <table:table-cell table:formula="of:=[.B243]^3-COS([.B243])+LN([.B243]+5)-20" office:value-type="float" office:value="0" calcext:value-type="float">
            <text:p>0</text:p>
          </table:table-cell>
          <table:table-cell table:formula="of:=IF([.E242]*[.G242]&lt;0;[.D242];[.F242])" office:value-type="float" office:value="2.57779638142378" calcext:value-type="float">
            <text:p>2,57779638142378</text:p>
          </table:table-cell>
          <table:table-cell table:formula="of:=[.D243]^3-COS([.D243])+LN([.D243]+5)-20" office:value-type="float" office:value="0" calcext:value-type="float">
            <text:p>0</text:p>
          </table:table-cell>
          <table:table-cell table:formula="of:=([.B243]+[.D243])/2" office:value-type="float" office:value="2.57779638142378" calcext:value-type="float">
            <text:p>2,57779638142378</text:p>
          </table:table-cell>
          <table:table-cell table:formula="of:=[.F243]^3-COS([.F243])+LN([.F243]+5)-20" office:value-type="float" office:value="0" calcext:value-type="float">
            <text:p>0</text:p>
          </table:table-cell>
          <table:table-cell table:formula="of:=ABS([.F243]-[.F242])" office:value-type="float" office:value="0" calcext:value-type="float">
            <text:p>0</text:p>
          </table:table-cell>
          <table:table-cell table:formula="of:=IF([.H24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3]+1" office:value-type="float" office:value="237" calcext:value-type="float">
            <text:p>237</text:p>
          </table:table-cell>
          <table:table-cell table:formula="of:=IF([.C243]*[.G243]&lt;0;[.B243];[.F243])" office:value-type="float" office:value="2.57779638142378" calcext:value-type="float">
            <text:p>2,57779638142378</text:p>
          </table:table-cell>
          <table:table-cell table:formula="of:=[.B244]^3-COS([.B244])+LN([.B244]+5)-20" office:value-type="float" office:value="0" calcext:value-type="float">
            <text:p>0</text:p>
          </table:table-cell>
          <table:table-cell table:formula="of:=IF([.E243]*[.G243]&lt;0;[.D243];[.F243])" office:value-type="float" office:value="2.57779638142378" calcext:value-type="float">
            <text:p>2,57779638142378</text:p>
          </table:table-cell>
          <table:table-cell table:formula="of:=[.D244]^3-COS([.D244])+LN([.D244]+5)-20" office:value-type="float" office:value="0" calcext:value-type="float">
            <text:p>0</text:p>
          </table:table-cell>
          <table:table-cell table:formula="of:=([.B244]+[.D244])/2" office:value-type="float" office:value="2.57779638142378" calcext:value-type="float">
            <text:p>2,57779638142378</text:p>
          </table:table-cell>
          <table:table-cell table:formula="of:=[.F244]^3-COS([.F244])+LN([.F244]+5)-20" office:value-type="float" office:value="0" calcext:value-type="float">
            <text:p>0</text:p>
          </table:table-cell>
          <table:table-cell table:formula="of:=ABS([.F244]-[.F243])" office:value-type="float" office:value="0" calcext:value-type="float">
            <text:p>0</text:p>
          </table:table-cell>
          <table:table-cell table:formula="of:=IF([.H24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4]+1" office:value-type="float" office:value="238" calcext:value-type="float">
            <text:p>238</text:p>
          </table:table-cell>
          <table:table-cell table:formula="of:=IF([.C244]*[.G244]&lt;0;[.B244];[.F244])" office:value-type="float" office:value="2.57779638142378" calcext:value-type="float">
            <text:p>2,57779638142378</text:p>
          </table:table-cell>
          <table:table-cell table:formula="of:=[.B245]^3-COS([.B245])+LN([.B245]+5)-20" office:value-type="float" office:value="0" calcext:value-type="float">
            <text:p>0</text:p>
          </table:table-cell>
          <table:table-cell table:formula="of:=IF([.E244]*[.G244]&lt;0;[.D244];[.F244])" office:value-type="float" office:value="2.57779638142378" calcext:value-type="float">
            <text:p>2,57779638142378</text:p>
          </table:table-cell>
          <table:table-cell table:formula="of:=[.D245]^3-COS([.D245])+LN([.D245]+5)-20" office:value-type="float" office:value="0" calcext:value-type="float">
            <text:p>0</text:p>
          </table:table-cell>
          <table:table-cell table:formula="of:=([.B245]+[.D245])/2" office:value-type="float" office:value="2.57779638142378" calcext:value-type="float">
            <text:p>2,57779638142378</text:p>
          </table:table-cell>
          <table:table-cell table:formula="of:=[.F245]^3-COS([.F245])+LN([.F245]+5)-20" office:value-type="float" office:value="0" calcext:value-type="float">
            <text:p>0</text:p>
          </table:table-cell>
          <table:table-cell table:formula="of:=ABS([.F245]-[.F244])" office:value-type="float" office:value="0" calcext:value-type="float">
            <text:p>0</text:p>
          </table:table-cell>
          <table:table-cell table:formula="of:=IF([.H24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5]+1" office:value-type="float" office:value="239" calcext:value-type="float">
            <text:p>239</text:p>
          </table:table-cell>
          <table:table-cell table:formula="of:=IF([.C245]*[.G245]&lt;0;[.B245];[.F245])" office:value-type="float" office:value="2.57779638142378" calcext:value-type="float">
            <text:p>2,57779638142378</text:p>
          </table:table-cell>
          <table:table-cell table:formula="of:=[.B246]^3-COS([.B246])+LN([.B246]+5)-20" office:value-type="float" office:value="0" calcext:value-type="float">
            <text:p>0</text:p>
          </table:table-cell>
          <table:table-cell table:formula="of:=IF([.E245]*[.G245]&lt;0;[.D245];[.F245])" office:value-type="float" office:value="2.57779638142378" calcext:value-type="float">
            <text:p>2,57779638142378</text:p>
          </table:table-cell>
          <table:table-cell table:formula="of:=[.D246]^3-COS([.D246])+LN([.D246]+5)-20" office:value-type="float" office:value="0" calcext:value-type="float">
            <text:p>0</text:p>
          </table:table-cell>
          <table:table-cell table:formula="of:=([.B246]+[.D246])/2" office:value-type="float" office:value="2.57779638142378" calcext:value-type="float">
            <text:p>2,57779638142378</text:p>
          </table:table-cell>
          <table:table-cell table:formula="of:=[.F246]^3-COS([.F246])+LN([.F246]+5)-20" office:value-type="float" office:value="0" calcext:value-type="float">
            <text:p>0</text:p>
          </table:table-cell>
          <table:table-cell table:formula="of:=ABS([.F246]-[.F245])" office:value-type="float" office:value="0" calcext:value-type="float">
            <text:p>0</text:p>
          </table:table-cell>
          <table:table-cell table:formula="of:=IF([.H24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6]+1" office:value-type="float" office:value="240" calcext:value-type="float">
            <text:p>240</text:p>
          </table:table-cell>
          <table:table-cell table:formula="of:=IF([.C246]*[.G246]&lt;0;[.B246];[.F246])" office:value-type="float" office:value="2.57779638142378" calcext:value-type="float">
            <text:p>2,57779638142378</text:p>
          </table:table-cell>
          <table:table-cell table:formula="of:=[.B247]^3-COS([.B247])+LN([.B247]+5)-20" office:value-type="float" office:value="0" calcext:value-type="float">
            <text:p>0</text:p>
          </table:table-cell>
          <table:table-cell table:formula="of:=IF([.E246]*[.G246]&lt;0;[.D246];[.F246])" office:value-type="float" office:value="2.57779638142378" calcext:value-type="float">
            <text:p>2,57779638142378</text:p>
          </table:table-cell>
          <table:table-cell table:formula="of:=[.D247]^3-COS([.D247])+LN([.D247]+5)-20" office:value-type="float" office:value="0" calcext:value-type="float">
            <text:p>0</text:p>
          </table:table-cell>
          <table:table-cell table:formula="of:=([.B247]+[.D247])/2" office:value-type="float" office:value="2.57779638142378" calcext:value-type="float">
            <text:p>2,57779638142378</text:p>
          </table:table-cell>
          <table:table-cell table:formula="of:=[.F247]^3-COS([.F247])+LN([.F247]+5)-20" office:value-type="float" office:value="0" calcext:value-type="float">
            <text:p>0</text:p>
          </table:table-cell>
          <table:table-cell table:formula="of:=ABS([.F247]-[.F246])" office:value-type="float" office:value="0" calcext:value-type="float">
            <text:p>0</text:p>
          </table:table-cell>
          <table:table-cell table:formula="of:=IF([.H24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7]+1" office:value-type="float" office:value="241" calcext:value-type="float">
            <text:p>241</text:p>
          </table:table-cell>
          <table:table-cell table:formula="of:=IF([.C247]*[.G247]&lt;0;[.B247];[.F247])" office:value-type="float" office:value="2.57779638142378" calcext:value-type="float">
            <text:p>2,57779638142378</text:p>
          </table:table-cell>
          <table:table-cell table:formula="of:=[.B248]^3-COS([.B248])+LN([.B248]+5)-20" office:value-type="float" office:value="0" calcext:value-type="float">
            <text:p>0</text:p>
          </table:table-cell>
          <table:table-cell table:formula="of:=IF([.E247]*[.G247]&lt;0;[.D247];[.F247])" office:value-type="float" office:value="2.57779638142378" calcext:value-type="float">
            <text:p>2,57779638142378</text:p>
          </table:table-cell>
          <table:table-cell table:formula="of:=[.D248]^3-COS([.D248])+LN([.D248]+5)-20" office:value-type="float" office:value="0" calcext:value-type="float">
            <text:p>0</text:p>
          </table:table-cell>
          <table:table-cell table:formula="of:=([.B248]+[.D248])/2" office:value-type="float" office:value="2.57779638142378" calcext:value-type="float">
            <text:p>2,57779638142378</text:p>
          </table:table-cell>
          <table:table-cell table:formula="of:=[.F248]^3-COS([.F248])+LN([.F248]+5)-20" office:value-type="float" office:value="0" calcext:value-type="float">
            <text:p>0</text:p>
          </table:table-cell>
          <table:table-cell table:formula="of:=ABS([.F248]-[.F247])" office:value-type="float" office:value="0" calcext:value-type="float">
            <text:p>0</text:p>
          </table:table-cell>
          <table:table-cell table:formula="of:=IF([.H24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8]+1" office:value-type="float" office:value="242" calcext:value-type="float">
            <text:p>242</text:p>
          </table:table-cell>
          <table:table-cell table:formula="of:=IF([.C248]*[.G248]&lt;0;[.B248];[.F248])" office:value-type="float" office:value="2.57779638142378" calcext:value-type="float">
            <text:p>2,57779638142378</text:p>
          </table:table-cell>
          <table:table-cell table:formula="of:=[.B249]^3-COS([.B249])+LN([.B249]+5)-20" office:value-type="float" office:value="0" calcext:value-type="float">
            <text:p>0</text:p>
          </table:table-cell>
          <table:table-cell table:formula="of:=IF([.E248]*[.G248]&lt;0;[.D248];[.F248])" office:value-type="float" office:value="2.57779638142378" calcext:value-type="float">
            <text:p>2,57779638142378</text:p>
          </table:table-cell>
          <table:table-cell table:formula="of:=[.D249]^3-COS([.D249])+LN([.D249]+5)-20" office:value-type="float" office:value="0" calcext:value-type="float">
            <text:p>0</text:p>
          </table:table-cell>
          <table:table-cell table:formula="of:=([.B249]+[.D249])/2" office:value-type="float" office:value="2.57779638142378" calcext:value-type="float">
            <text:p>2,57779638142378</text:p>
          </table:table-cell>
          <table:table-cell table:formula="of:=[.F249]^3-COS([.F249])+LN([.F249]+5)-20" office:value-type="float" office:value="0" calcext:value-type="float">
            <text:p>0</text:p>
          </table:table-cell>
          <table:table-cell table:formula="of:=ABS([.F249]-[.F248])" office:value-type="float" office:value="0" calcext:value-type="float">
            <text:p>0</text:p>
          </table:table-cell>
          <table:table-cell table:formula="of:=IF([.H24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9]+1" office:value-type="float" office:value="243" calcext:value-type="float">
            <text:p>243</text:p>
          </table:table-cell>
          <table:table-cell table:formula="of:=IF([.C249]*[.G249]&lt;0;[.B249];[.F249])" office:value-type="float" office:value="2.57779638142378" calcext:value-type="float">
            <text:p>2,57779638142378</text:p>
          </table:table-cell>
          <table:table-cell table:formula="of:=[.B250]^3-COS([.B250])+LN([.B250]+5)-20" office:value-type="float" office:value="0" calcext:value-type="float">
            <text:p>0</text:p>
          </table:table-cell>
          <table:table-cell table:formula="of:=IF([.E249]*[.G249]&lt;0;[.D249];[.F249])" office:value-type="float" office:value="2.57779638142378" calcext:value-type="float">
            <text:p>2,57779638142378</text:p>
          </table:table-cell>
          <table:table-cell table:formula="of:=[.D250]^3-COS([.D250])+LN([.D250]+5)-20" office:value-type="float" office:value="0" calcext:value-type="float">
            <text:p>0</text:p>
          </table:table-cell>
          <table:table-cell table:formula="of:=([.B250]+[.D250])/2" office:value-type="float" office:value="2.57779638142378" calcext:value-type="float">
            <text:p>2,57779638142378</text:p>
          </table:table-cell>
          <table:table-cell table:formula="of:=[.F250]^3-COS([.F250])+LN([.F250]+5)-20" office:value-type="float" office:value="0" calcext:value-type="float">
            <text:p>0</text:p>
          </table:table-cell>
          <table:table-cell table:formula="of:=ABS([.F250]-[.F249])" office:value-type="float" office:value="0" calcext:value-type="float">
            <text:p>0</text:p>
          </table:table-cell>
          <table:table-cell table:formula="of:=IF([.H25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0]+1" office:value-type="float" office:value="244" calcext:value-type="float">
            <text:p>244</text:p>
          </table:table-cell>
          <table:table-cell table:formula="of:=IF([.C250]*[.G250]&lt;0;[.B250];[.F250])" office:value-type="float" office:value="2.57779638142378" calcext:value-type="float">
            <text:p>2,57779638142378</text:p>
          </table:table-cell>
          <table:table-cell table:formula="of:=[.B251]^3-COS([.B251])+LN([.B251]+5)-20" office:value-type="float" office:value="0" calcext:value-type="float">
            <text:p>0</text:p>
          </table:table-cell>
          <table:table-cell table:formula="of:=IF([.E250]*[.G250]&lt;0;[.D250];[.F250])" office:value-type="float" office:value="2.57779638142378" calcext:value-type="float">
            <text:p>2,57779638142378</text:p>
          </table:table-cell>
          <table:table-cell table:formula="of:=[.D251]^3-COS([.D251])+LN([.D251]+5)-20" office:value-type="float" office:value="0" calcext:value-type="float">
            <text:p>0</text:p>
          </table:table-cell>
          <table:table-cell table:formula="of:=([.B251]+[.D251])/2" office:value-type="float" office:value="2.57779638142378" calcext:value-type="float">
            <text:p>2,57779638142378</text:p>
          </table:table-cell>
          <table:table-cell table:formula="of:=[.F251]^3-COS([.F251])+LN([.F251]+5)-20" office:value-type="float" office:value="0" calcext:value-type="float">
            <text:p>0</text:p>
          </table:table-cell>
          <table:table-cell table:formula="of:=ABS([.F251]-[.F250])" office:value-type="float" office:value="0" calcext:value-type="float">
            <text:p>0</text:p>
          </table:table-cell>
          <table:table-cell table:formula="of:=IF([.H25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1]+1" office:value-type="float" office:value="245" calcext:value-type="float">
            <text:p>245</text:p>
          </table:table-cell>
          <table:table-cell table:formula="of:=IF([.C251]*[.G251]&lt;0;[.B251];[.F251])" office:value-type="float" office:value="2.57779638142378" calcext:value-type="float">
            <text:p>2,57779638142378</text:p>
          </table:table-cell>
          <table:table-cell table:formula="of:=[.B252]^3-COS([.B252])+LN([.B252]+5)-20" office:value-type="float" office:value="0" calcext:value-type="float">
            <text:p>0</text:p>
          </table:table-cell>
          <table:table-cell table:formula="of:=IF([.E251]*[.G251]&lt;0;[.D251];[.F251])" office:value-type="float" office:value="2.57779638142378" calcext:value-type="float">
            <text:p>2,57779638142378</text:p>
          </table:table-cell>
          <table:table-cell table:formula="of:=[.D252]^3-COS([.D252])+LN([.D252]+5)-20" office:value-type="float" office:value="0" calcext:value-type="float">
            <text:p>0</text:p>
          </table:table-cell>
          <table:table-cell table:formula="of:=([.B252]+[.D252])/2" office:value-type="float" office:value="2.57779638142378" calcext:value-type="float">
            <text:p>2,57779638142378</text:p>
          </table:table-cell>
          <table:table-cell table:formula="of:=[.F252]^3-COS([.F252])+LN([.F252]+5)-20" office:value-type="float" office:value="0" calcext:value-type="float">
            <text:p>0</text:p>
          </table:table-cell>
          <table:table-cell table:formula="of:=ABS([.F252]-[.F251])" office:value-type="float" office:value="0" calcext:value-type="float">
            <text:p>0</text:p>
          </table:table-cell>
          <table:table-cell table:formula="of:=IF([.H25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2]+1" office:value-type="float" office:value="246" calcext:value-type="float">
            <text:p>246</text:p>
          </table:table-cell>
          <table:table-cell table:formula="of:=IF([.C252]*[.G252]&lt;0;[.B252];[.F252])" office:value-type="float" office:value="2.57779638142378" calcext:value-type="float">
            <text:p>2,57779638142378</text:p>
          </table:table-cell>
          <table:table-cell table:formula="of:=[.B253]^3-COS([.B253])+LN([.B253]+5)-20" office:value-type="float" office:value="0" calcext:value-type="float">
            <text:p>0</text:p>
          </table:table-cell>
          <table:table-cell table:formula="of:=IF([.E252]*[.G252]&lt;0;[.D252];[.F252])" office:value-type="float" office:value="2.57779638142378" calcext:value-type="float">
            <text:p>2,57779638142378</text:p>
          </table:table-cell>
          <table:table-cell table:formula="of:=[.D253]^3-COS([.D253])+LN([.D253]+5)-20" office:value-type="float" office:value="0" calcext:value-type="float">
            <text:p>0</text:p>
          </table:table-cell>
          <table:table-cell table:formula="of:=([.B253]+[.D253])/2" office:value-type="float" office:value="2.57779638142378" calcext:value-type="float">
            <text:p>2,57779638142378</text:p>
          </table:table-cell>
          <table:table-cell table:formula="of:=[.F253]^3-COS([.F253])+LN([.F253]+5)-20" office:value-type="float" office:value="0" calcext:value-type="float">
            <text:p>0</text:p>
          </table:table-cell>
          <table:table-cell table:formula="of:=ABS([.F253]-[.F252])" office:value-type="float" office:value="0" calcext:value-type="float">
            <text:p>0</text:p>
          </table:table-cell>
          <table:table-cell table:formula="of:=IF([.H25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3]+1" office:value-type="float" office:value="247" calcext:value-type="float">
            <text:p>247</text:p>
          </table:table-cell>
          <table:table-cell table:formula="of:=IF([.C253]*[.G253]&lt;0;[.B253];[.F253])" office:value-type="float" office:value="2.57779638142378" calcext:value-type="float">
            <text:p>2,57779638142378</text:p>
          </table:table-cell>
          <table:table-cell table:formula="of:=[.B254]^3-COS([.B254])+LN([.B254]+5)-20" office:value-type="float" office:value="0" calcext:value-type="float">
            <text:p>0</text:p>
          </table:table-cell>
          <table:table-cell table:formula="of:=IF([.E253]*[.G253]&lt;0;[.D253];[.F253])" office:value-type="float" office:value="2.57779638142378" calcext:value-type="float">
            <text:p>2,57779638142378</text:p>
          </table:table-cell>
          <table:table-cell table:formula="of:=[.D254]^3-COS([.D254])+LN([.D254]+5)-20" office:value-type="float" office:value="0" calcext:value-type="float">
            <text:p>0</text:p>
          </table:table-cell>
          <table:table-cell table:formula="of:=([.B254]+[.D254])/2" office:value-type="float" office:value="2.57779638142378" calcext:value-type="float">
            <text:p>2,57779638142378</text:p>
          </table:table-cell>
          <table:table-cell table:formula="of:=[.F254]^3-COS([.F254])+LN([.F254]+5)-20" office:value-type="float" office:value="0" calcext:value-type="float">
            <text:p>0</text:p>
          </table:table-cell>
          <table:table-cell table:formula="of:=ABS([.F254]-[.F253])" office:value-type="float" office:value="0" calcext:value-type="float">
            <text:p>0</text:p>
          </table:table-cell>
          <table:table-cell table:formula="of:=IF([.H25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4]+1" office:value-type="float" office:value="248" calcext:value-type="float">
            <text:p>248</text:p>
          </table:table-cell>
          <table:table-cell table:formula="of:=IF([.C254]*[.G254]&lt;0;[.B254];[.F254])" office:value-type="float" office:value="2.57779638142378" calcext:value-type="float">
            <text:p>2,57779638142378</text:p>
          </table:table-cell>
          <table:table-cell table:formula="of:=[.B255]^3-COS([.B255])+LN([.B255]+5)-20" office:value-type="float" office:value="0" calcext:value-type="float">
            <text:p>0</text:p>
          </table:table-cell>
          <table:table-cell table:formula="of:=IF([.E254]*[.G254]&lt;0;[.D254];[.F254])" office:value-type="float" office:value="2.57779638142378" calcext:value-type="float">
            <text:p>2,57779638142378</text:p>
          </table:table-cell>
          <table:table-cell table:formula="of:=[.D255]^3-COS([.D255])+LN([.D255]+5)-20" office:value-type="float" office:value="0" calcext:value-type="float">
            <text:p>0</text:p>
          </table:table-cell>
          <table:table-cell table:formula="of:=([.B255]+[.D255])/2" office:value-type="float" office:value="2.57779638142378" calcext:value-type="float">
            <text:p>2,57779638142378</text:p>
          </table:table-cell>
          <table:table-cell table:formula="of:=[.F255]^3-COS([.F255])+LN([.F255]+5)-20" office:value-type="float" office:value="0" calcext:value-type="float">
            <text:p>0</text:p>
          </table:table-cell>
          <table:table-cell table:formula="of:=ABS([.F255]-[.F254])" office:value-type="float" office:value="0" calcext:value-type="float">
            <text:p>0</text:p>
          </table:table-cell>
          <table:table-cell table:formula="of:=IF([.H25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5]+1" office:value-type="float" office:value="249" calcext:value-type="float">
            <text:p>249</text:p>
          </table:table-cell>
          <table:table-cell table:formula="of:=IF([.C255]*[.G255]&lt;0;[.B255];[.F255])" office:value-type="float" office:value="2.57779638142378" calcext:value-type="float">
            <text:p>2,57779638142378</text:p>
          </table:table-cell>
          <table:table-cell table:formula="of:=[.B256]^3-COS([.B256])+LN([.B256]+5)-20" office:value-type="float" office:value="0" calcext:value-type="float">
            <text:p>0</text:p>
          </table:table-cell>
          <table:table-cell table:formula="of:=IF([.E255]*[.G255]&lt;0;[.D255];[.F255])" office:value-type="float" office:value="2.57779638142378" calcext:value-type="float">
            <text:p>2,57779638142378</text:p>
          </table:table-cell>
          <table:table-cell table:formula="of:=[.D256]^3-COS([.D256])+LN([.D256]+5)-20" office:value-type="float" office:value="0" calcext:value-type="float">
            <text:p>0</text:p>
          </table:table-cell>
          <table:table-cell table:formula="of:=([.B256]+[.D256])/2" office:value-type="float" office:value="2.57779638142378" calcext:value-type="float">
            <text:p>2,57779638142378</text:p>
          </table:table-cell>
          <table:table-cell table:formula="of:=[.F256]^3-COS([.F256])+LN([.F256]+5)-20" office:value-type="float" office:value="0" calcext:value-type="float">
            <text:p>0</text:p>
          </table:table-cell>
          <table:table-cell table:formula="of:=ABS([.F256]-[.F255])" office:value-type="float" office:value="0" calcext:value-type="float">
            <text:p>0</text:p>
          </table:table-cell>
          <table:table-cell table:formula="of:=IF([.H25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6]+1" office:value-type="float" office:value="250" calcext:value-type="float">
            <text:p>250</text:p>
          </table:table-cell>
          <table:table-cell table:formula="of:=IF([.C256]*[.G256]&lt;0;[.B256];[.F256])" office:value-type="float" office:value="2.57779638142378" calcext:value-type="float">
            <text:p>2,57779638142378</text:p>
          </table:table-cell>
          <table:table-cell table:formula="of:=[.B257]^3-COS([.B257])+LN([.B257]+5)-20" office:value-type="float" office:value="0" calcext:value-type="float">
            <text:p>0</text:p>
          </table:table-cell>
          <table:table-cell table:formula="of:=IF([.E256]*[.G256]&lt;0;[.D256];[.F256])" office:value-type="float" office:value="2.57779638142378" calcext:value-type="float">
            <text:p>2,57779638142378</text:p>
          </table:table-cell>
          <table:table-cell table:formula="of:=[.D257]^3-COS([.D257])+LN([.D257]+5)-20" office:value-type="float" office:value="0" calcext:value-type="float">
            <text:p>0</text:p>
          </table:table-cell>
          <table:table-cell table:formula="of:=([.B257]+[.D257])/2" office:value-type="float" office:value="2.57779638142378" calcext:value-type="float">
            <text:p>2,57779638142378</text:p>
          </table:table-cell>
          <table:table-cell table:formula="of:=[.F257]^3-COS([.F257])+LN([.F257]+5)-20" office:value-type="float" office:value="0" calcext:value-type="float">
            <text:p>0</text:p>
          </table:table-cell>
          <table:table-cell table:formula="of:=ABS([.F257]-[.F256])" office:value-type="float" office:value="0" calcext:value-type="float">
            <text:p>0</text:p>
          </table:table-cell>
          <table:table-cell table:formula="of:=IF([.H25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7]+1" office:value-type="float" office:value="251" calcext:value-type="float">
            <text:p>251</text:p>
          </table:table-cell>
          <table:table-cell table:formula="of:=IF([.C257]*[.G257]&lt;0;[.B257];[.F257])" office:value-type="float" office:value="2.57779638142378" calcext:value-type="float">
            <text:p>2,57779638142378</text:p>
          </table:table-cell>
          <table:table-cell table:formula="of:=[.B258]^3-COS([.B258])+LN([.B258]+5)-20" office:value-type="float" office:value="0" calcext:value-type="float">
            <text:p>0</text:p>
          </table:table-cell>
          <table:table-cell table:formula="of:=IF([.E257]*[.G257]&lt;0;[.D257];[.F257])" office:value-type="float" office:value="2.57779638142378" calcext:value-type="float">
            <text:p>2,57779638142378</text:p>
          </table:table-cell>
          <table:table-cell table:formula="of:=[.D258]^3-COS([.D258])+LN([.D258]+5)-20" office:value-type="float" office:value="0" calcext:value-type="float">
            <text:p>0</text:p>
          </table:table-cell>
          <table:table-cell table:formula="of:=([.B258]+[.D258])/2" office:value-type="float" office:value="2.57779638142378" calcext:value-type="float">
            <text:p>2,57779638142378</text:p>
          </table:table-cell>
          <table:table-cell table:formula="of:=[.F258]^3-COS([.F258])+LN([.F258]+5)-20" office:value-type="float" office:value="0" calcext:value-type="float">
            <text:p>0</text:p>
          </table:table-cell>
          <table:table-cell table:formula="of:=ABS([.F258]-[.F257])" office:value-type="float" office:value="0" calcext:value-type="float">
            <text:p>0</text:p>
          </table:table-cell>
          <table:table-cell table:formula="of:=IF([.H25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8]+1" office:value-type="float" office:value="252" calcext:value-type="float">
            <text:p>252</text:p>
          </table:table-cell>
          <table:table-cell table:formula="of:=IF([.C258]*[.G258]&lt;0;[.B258];[.F258])" office:value-type="float" office:value="2.57779638142378" calcext:value-type="float">
            <text:p>2,57779638142378</text:p>
          </table:table-cell>
          <table:table-cell table:formula="of:=[.B259]^3-COS([.B259])+LN([.B259]+5)-20" office:value-type="float" office:value="0" calcext:value-type="float">
            <text:p>0</text:p>
          </table:table-cell>
          <table:table-cell table:formula="of:=IF([.E258]*[.G258]&lt;0;[.D258];[.F258])" office:value-type="float" office:value="2.57779638142378" calcext:value-type="float">
            <text:p>2,57779638142378</text:p>
          </table:table-cell>
          <table:table-cell table:formula="of:=[.D259]^3-COS([.D259])+LN([.D259]+5)-20" office:value-type="float" office:value="0" calcext:value-type="float">
            <text:p>0</text:p>
          </table:table-cell>
          <table:table-cell table:formula="of:=([.B259]+[.D259])/2" office:value-type="float" office:value="2.57779638142378" calcext:value-type="float">
            <text:p>2,57779638142378</text:p>
          </table:table-cell>
          <table:table-cell table:formula="of:=[.F259]^3-COS([.F259])+LN([.F259]+5)-20" office:value-type="float" office:value="0" calcext:value-type="float">
            <text:p>0</text:p>
          </table:table-cell>
          <table:table-cell table:formula="of:=ABS([.F259]-[.F258])" office:value-type="float" office:value="0" calcext:value-type="float">
            <text:p>0</text:p>
          </table:table-cell>
          <table:table-cell table:formula="of:=IF([.H25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59]+1" office:value-type="float" office:value="253" calcext:value-type="float">
            <text:p>253</text:p>
          </table:table-cell>
          <table:table-cell table:formula="of:=IF([.C259]*[.G259]&lt;0;[.B259];[.F259])" office:value-type="float" office:value="2.57779638142378" calcext:value-type="float">
            <text:p>2,57779638142378</text:p>
          </table:table-cell>
          <table:table-cell table:formula="of:=[.B260]^3-COS([.B260])+LN([.B260]+5)-20" office:value-type="float" office:value="0" calcext:value-type="float">
            <text:p>0</text:p>
          </table:table-cell>
          <table:table-cell table:formula="of:=IF([.E259]*[.G259]&lt;0;[.D259];[.F259])" office:value-type="float" office:value="2.57779638142378" calcext:value-type="float">
            <text:p>2,57779638142378</text:p>
          </table:table-cell>
          <table:table-cell table:formula="of:=[.D260]^3-COS([.D260])+LN([.D260]+5)-20" office:value-type="float" office:value="0" calcext:value-type="float">
            <text:p>0</text:p>
          </table:table-cell>
          <table:table-cell table:formula="of:=([.B260]+[.D260])/2" office:value-type="float" office:value="2.57779638142378" calcext:value-type="float">
            <text:p>2,57779638142378</text:p>
          </table:table-cell>
          <table:table-cell table:formula="of:=[.F260]^3-COS([.F260])+LN([.F260]+5)-20" office:value-type="float" office:value="0" calcext:value-type="float">
            <text:p>0</text:p>
          </table:table-cell>
          <table:table-cell table:formula="of:=ABS([.F260]-[.F259])" office:value-type="float" office:value="0" calcext:value-type="float">
            <text:p>0</text:p>
          </table:table-cell>
          <table:table-cell table:formula="of:=IF([.H26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0]+1" office:value-type="float" office:value="254" calcext:value-type="float">
            <text:p>254</text:p>
          </table:table-cell>
          <table:table-cell table:formula="of:=IF([.C260]*[.G260]&lt;0;[.B260];[.F260])" office:value-type="float" office:value="2.57779638142378" calcext:value-type="float">
            <text:p>2,57779638142378</text:p>
          </table:table-cell>
          <table:table-cell table:formula="of:=[.B261]^3-COS([.B261])+LN([.B261]+5)-20" office:value-type="float" office:value="0" calcext:value-type="float">
            <text:p>0</text:p>
          </table:table-cell>
          <table:table-cell table:formula="of:=IF([.E260]*[.G260]&lt;0;[.D260];[.F260])" office:value-type="float" office:value="2.57779638142378" calcext:value-type="float">
            <text:p>2,57779638142378</text:p>
          </table:table-cell>
          <table:table-cell table:formula="of:=[.D261]^3-COS([.D261])+LN([.D261]+5)-20" office:value-type="float" office:value="0" calcext:value-type="float">
            <text:p>0</text:p>
          </table:table-cell>
          <table:table-cell table:formula="of:=([.B261]+[.D261])/2" office:value-type="float" office:value="2.57779638142378" calcext:value-type="float">
            <text:p>2,57779638142378</text:p>
          </table:table-cell>
          <table:table-cell table:formula="of:=[.F261]^3-COS([.F261])+LN([.F261]+5)-20" office:value-type="float" office:value="0" calcext:value-type="float">
            <text:p>0</text:p>
          </table:table-cell>
          <table:table-cell table:formula="of:=ABS([.F261]-[.F260])" office:value-type="float" office:value="0" calcext:value-type="float">
            <text:p>0</text:p>
          </table:table-cell>
          <table:table-cell table:formula="of:=IF([.H26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1]+1" office:value-type="float" office:value="255" calcext:value-type="float">
            <text:p>255</text:p>
          </table:table-cell>
          <table:table-cell table:formula="of:=IF([.C261]*[.G261]&lt;0;[.B261];[.F261])" office:value-type="float" office:value="2.57779638142378" calcext:value-type="float">
            <text:p>2,57779638142378</text:p>
          </table:table-cell>
          <table:table-cell table:formula="of:=[.B262]^3-COS([.B262])+LN([.B262]+5)-20" office:value-type="float" office:value="0" calcext:value-type="float">
            <text:p>0</text:p>
          </table:table-cell>
          <table:table-cell table:formula="of:=IF([.E261]*[.G261]&lt;0;[.D261];[.F261])" office:value-type="float" office:value="2.57779638142378" calcext:value-type="float">
            <text:p>2,57779638142378</text:p>
          </table:table-cell>
          <table:table-cell table:formula="of:=[.D262]^3-COS([.D262])+LN([.D262]+5)-20" office:value-type="float" office:value="0" calcext:value-type="float">
            <text:p>0</text:p>
          </table:table-cell>
          <table:table-cell table:formula="of:=([.B262]+[.D262])/2" office:value-type="float" office:value="2.57779638142378" calcext:value-type="float">
            <text:p>2,57779638142378</text:p>
          </table:table-cell>
          <table:table-cell table:formula="of:=[.F262]^3-COS([.F262])+LN([.F262]+5)-20" office:value-type="float" office:value="0" calcext:value-type="float">
            <text:p>0</text:p>
          </table:table-cell>
          <table:table-cell table:formula="of:=ABS([.F262]-[.F261])" office:value-type="float" office:value="0" calcext:value-type="float">
            <text:p>0</text:p>
          </table:table-cell>
          <table:table-cell table:formula="of:=IF([.H26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2]+1" office:value-type="float" office:value="256" calcext:value-type="float">
            <text:p>256</text:p>
          </table:table-cell>
          <table:table-cell table:formula="of:=IF([.C262]*[.G262]&lt;0;[.B262];[.F262])" office:value-type="float" office:value="2.57779638142378" calcext:value-type="float">
            <text:p>2,57779638142378</text:p>
          </table:table-cell>
          <table:table-cell table:formula="of:=[.B263]^3-COS([.B263])+LN([.B263]+5)-20" office:value-type="float" office:value="0" calcext:value-type="float">
            <text:p>0</text:p>
          </table:table-cell>
          <table:table-cell table:formula="of:=IF([.E262]*[.G262]&lt;0;[.D262];[.F262])" office:value-type="float" office:value="2.57779638142378" calcext:value-type="float">
            <text:p>2,57779638142378</text:p>
          </table:table-cell>
          <table:table-cell table:formula="of:=[.D263]^3-COS([.D263])+LN([.D263]+5)-20" office:value-type="float" office:value="0" calcext:value-type="float">
            <text:p>0</text:p>
          </table:table-cell>
          <table:table-cell table:formula="of:=([.B263]+[.D263])/2" office:value-type="float" office:value="2.57779638142378" calcext:value-type="float">
            <text:p>2,57779638142378</text:p>
          </table:table-cell>
          <table:table-cell table:formula="of:=[.F263]^3-COS([.F263])+LN([.F263]+5)-20" office:value-type="float" office:value="0" calcext:value-type="float">
            <text:p>0</text:p>
          </table:table-cell>
          <table:table-cell table:formula="of:=ABS([.F263]-[.F262])" office:value-type="float" office:value="0" calcext:value-type="float">
            <text:p>0</text:p>
          </table:table-cell>
          <table:table-cell table:formula="of:=IF([.H26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3]+1" office:value-type="float" office:value="257" calcext:value-type="float">
            <text:p>257</text:p>
          </table:table-cell>
          <table:table-cell table:formula="of:=IF([.C263]*[.G263]&lt;0;[.B263];[.F263])" office:value-type="float" office:value="2.57779638142378" calcext:value-type="float">
            <text:p>2,57779638142378</text:p>
          </table:table-cell>
          <table:table-cell table:formula="of:=[.B264]^3-COS([.B264])+LN([.B264]+5)-20" office:value-type="float" office:value="0" calcext:value-type="float">
            <text:p>0</text:p>
          </table:table-cell>
          <table:table-cell table:formula="of:=IF([.E263]*[.G263]&lt;0;[.D263];[.F263])" office:value-type="float" office:value="2.57779638142378" calcext:value-type="float">
            <text:p>2,57779638142378</text:p>
          </table:table-cell>
          <table:table-cell table:formula="of:=[.D264]^3-COS([.D264])+LN([.D264]+5)-20" office:value-type="float" office:value="0" calcext:value-type="float">
            <text:p>0</text:p>
          </table:table-cell>
          <table:table-cell table:formula="of:=([.B264]+[.D264])/2" office:value-type="float" office:value="2.57779638142378" calcext:value-type="float">
            <text:p>2,57779638142378</text:p>
          </table:table-cell>
          <table:table-cell table:formula="of:=[.F264]^3-COS([.F264])+LN([.F264]+5)-20" office:value-type="float" office:value="0" calcext:value-type="float">
            <text:p>0</text:p>
          </table:table-cell>
          <table:table-cell table:formula="of:=ABS([.F264]-[.F263])" office:value-type="float" office:value="0" calcext:value-type="float">
            <text:p>0</text:p>
          </table:table-cell>
          <table:table-cell table:formula="of:=IF([.H26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4]+1" office:value-type="float" office:value="258" calcext:value-type="float">
            <text:p>258</text:p>
          </table:table-cell>
          <table:table-cell table:formula="of:=IF([.C264]*[.G264]&lt;0;[.B264];[.F264])" office:value-type="float" office:value="2.57779638142378" calcext:value-type="float">
            <text:p>2,57779638142378</text:p>
          </table:table-cell>
          <table:table-cell table:formula="of:=[.B265]^3-COS([.B265])+LN([.B265]+5)-20" office:value-type="float" office:value="0" calcext:value-type="float">
            <text:p>0</text:p>
          </table:table-cell>
          <table:table-cell table:formula="of:=IF([.E264]*[.G264]&lt;0;[.D264];[.F264])" office:value-type="float" office:value="2.57779638142378" calcext:value-type="float">
            <text:p>2,57779638142378</text:p>
          </table:table-cell>
          <table:table-cell table:formula="of:=[.D265]^3-COS([.D265])+LN([.D265]+5)-20" office:value-type="float" office:value="0" calcext:value-type="float">
            <text:p>0</text:p>
          </table:table-cell>
          <table:table-cell table:formula="of:=([.B265]+[.D265])/2" office:value-type="float" office:value="2.57779638142378" calcext:value-type="float">
            <text:p>2,57779638142378</text:p>
          </table:table-cell>
          <table:table-cell table:formula="of:=[.F265]^3-COS([.F265])+LN([.F265]+5)-20" office:value-type="float" office:value="0" calcext:value-type="float">
            <text:p>0</text:p>
          </table:table-cell>
          <table:table-cell table:formula="of:=ABS([.F265]-[.F264])" office:value-type="float" office:value="0" calcext:value-type="float">
            <text:p>0</text:p>
          </table:table-cell>
          <table:table-cell table:formula="of:=IF([.H26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5]+1" office:value-type="float" office:value="259" calcext:value-type="float">
            <text:p>259</text:p>
          </table:table-cell>
          <table:table-cell table:formula="of:=IF([.C265]*[.G265]&lt;0;[.B265];[.F265])" office:value-type="float" office:value="2.57779638142378" calcext:value-type="float">
            <text:p>2,57779638142378</text:p>
          </table:table-cell>
          <table:table-cell table:formula="of:=[.B266]^3-COS([.B266])+LN([.B266]+5)-20" office:value-type="float" office:value="0" calcext:value-type="float">
            <text:p>0</text:p>
          </table:table-cell>
          <table:table-cell table:formula="of:=IF([.E265]*[.G265]&lt;0;[.D265];[.F265])" office:value-type="float" office:value="2.57779638142378" calcext:value-type="float">
            <text:p>2,57779638142378</text:p>
          </table:table-cell>
          <table:table-cell table:formula="of:=[.D266]^3-COS([.D266])+LN([.D266]+5)-20" office:value-type="float" office:value="0" calcext:value-type="float">
            <text:p>0</text:p>
          </table:table-cell>
          <table:table-cell table:formula="of:=([.B266]+[.D266])/2" office:value-type="float" office:value="2.57779638142378" calcext:value-type="float">
            <text:p>2,57779638142378</text:p>
          </table:table-cell>
          <table:table-cell table:formula="of:=[.F266]^3-COS([.F266])+LN([.F266]+5)-20" office:value-type="float" office:value="0" calcext:value-type="float">
            <text:p>0</text:p>
          </table:table-cell>
          <table:table-cell table:formula="of:=ABS([.F266]-[.F265])" office:value-type="float" office:value="0" calcext:value-type="float">
            <text:p>0</text:p>
          </table:table-cell>
          <table:table-cell table:formula="of:=IF([.H26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6]+1" office:value-type="float" office:value="260" calcext:value-type="float">
            <text:p>260</text:p>
          </table:table-cell>
          <table:table-cell table:formula="of:=IF([.C266]*[.G266]&lt;0;[.B266];[.F266])" office:value-type="float" office:value="2.57779638142378" calcext:value-type="float">
            <text:p>2,57779638142378</text:p>
          </table:table-cell>
          <table:table-cell table:formula="of:=[.B267]^3-COS([.B267])+LN([.B267]+5)-20" office:value-type="float" office:value="0" calcext:value-type="float">
            <text:p>0</text:p>
          </table:table-cell>
          <table:table-cell table:formula="of:=IF([.E266]*[.G266]&lt;0;[.D266];[.F266])" office:value-type="float" office:value="2.57779638142378" calcext:value-type="float">
            <text:p>2,57779638142378</text:p>
          </table:table-cell>
          <table:table-cell table:formula="of:=[.D267]^3-COS([.D267])+LN([.D267]+5)-20" office:value-type="float" office:value="0" calcext:value-type="float">
            <text:p>0</text:p>
          </table:table-cell>
          <table:table-cell table:formula="of:=([.B267]+[.D267])/2" office:value-type="float" office:value="2.57779638142378" calcext:value-type="float">
            <text:p>2,57779638142378</text:p>
          </table:table-cell>
          <table:table-cell table:formula="of:=[.F267]^3-COS([.F267])+LN([.F267]+5)-20" office:value-type="float" office:value="0" calcext:value-type="float">
            <text:p>0</text:p>
          </table:table-cell>
          <table:table-cell table:formula="of:=ABS([.F267]-[.F266])" office:value-type="float" office:value="0" calcext:value-type="float">
            <text:p>0</text:p>
          </table:table-cell>
          <table:table-cell table:formula="of:=IF([.H26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7]+1" office:value-type="float" office:value="261" calcext:value-type="float">
            <text:p>261</text:p>
          </table:table-cell>
          <table:table-cell table:formula="of:=IF([.C267]*[.G267]&lt;0;[.B267];[.F267])" office:value-type="float" office:value="2.57779638142378" calcext:value-type="float">
            <text:p>2,57779638142378</text:p>
          </table:table-cell>
          <table:table-cell table:formula="of:=[.B268]^3-COS([.B268])+LN([.B268]+5)-20" office:value-type="float" office:value="0" calcext:value-type="float">
            <text:p>0</text:p>
          </table:table-cell>
          <table:table-cell table:formula="of:=IF([.E267]*[.G267]&lt;0;[.D267];[.F267])" office:value-type="float" office:value="2.57779638142378" calcext:value-type="float">
            <text:p>2,57779638142378</text:p>
          </table:table-cell>
          <table:table-cell table:formula="of:=[.D268]^3-COS([.D268])+LN([.D268]+5)-20" office:value-type="float" office:value="0" calcext:value-type="float">
            <text:p>0</text:p>
          </table:table-cell>
          <table:table-cell table:formula="of:=([.B268]+[.D268])/2" office:value-type="float" office:value="2.57779638142378" calcext:value-type="float">
            <text:p>2,57779638142378</text:p>
          </table:table-cell>
          <table:table-cell table:formula="of:=[.F268]^3-COS([.F268])+LN([.F268]+5)-20" office:value-type="float" office:value="0" calcext:value-type="float">
            <text:p>0</text:p>
          </table:table-cell>
          <table:table-cell table:formula="of:=ABS([.F268]-[.F267])" office:value-type="float" office:value="0" calcext:value-type="float">
            <text:p>0</text:p>
          </table:table-cell>
          <table:table-cell table:formula="of:=IF([.H26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8]+1" office:value-type="float" office:value="262" calcext:value-type="float">
            <text:p>262</text:p>
          </table:table-cell>
          <table:table-cell table:formula="of:=IF([.C268]*[.G268]&lt;0;[.B268];[.F268])" office:value-type="float" office:value="2.57779638142378" calcext:value-type="float">
            <text:p>2,57779638142378</text:p>
          </table:table-cell>
          <table:table-cell table:formula="of:=[.B269]^3-COS([.B269])+LN([.B269]+5)-20" office:value-type="float" office:value="0" calcext:value-type="float">
            <text:p>0</text:p>
          </table:table-cell>
          <table:table-cell table:formula="of:=IF([.E268]*[.G268]&lt;0;[.D268];[.F268])" office:value-type="float" office:value="2.57779638142378" calcext:value-type="float">
            <text:p>2,57779638142378</text:p>
          </table:table-cell>
          <table:table-cell table:formula="of:=[.D269]^3-COS([.D269])+LN([.D269]+5)-20" office:value-type="float" office:value="0" calcext:value-type="float">
            <text:p>0</text:p>
          </table:table-cell>
          <table:table-cell table:formula="of:=([.B269]+[.D269])/2" office:value-type="float" office:value="2.57779638142378" calcext:value-type="float">
            <text:p>2,57779638142378</text:p>
          </table:table-cell>
          <table:table-cell table:formula="of:=[.F269]^3-COS([.F269])+LN([.F269]+5)-20" office:value-type="float" office:value="0" calcext:value-type="float">
            <text:p>0</text:p>
          </table:table-cell>
          <table:table-cell table:formula="of:=ABS([.F269]-[.F268])" office:value-type="float" office:value="0" calcext:value-type="float">
            <text:p>0</text:p>
          </table:table-cell>
          <table:table-cell table:formula="of:=IF([.H26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69]+1" office:value-type="float" office:value="263" calcext:value-type="float">
            <text:p>263</text:p>
          </table:table-cell>
          <table:table-cell table:formula="of:=IF([.C269]*[.G269]&lt;0;[.B269];[.F269])" office:value-type="float" office:value="2.57779638142378" calcext:value-type="float">
            <text:p>2,57779638142378</text:p>
          </table:table-cell>
          <table:table-cell table:formula="of:=[.B270]^3-COS([.B270])+LN([.B270]+5)-20" office:value-type="float" office:value="0" calcext:value-type="float">
            <text:p>0</text:p>
          </table:table-cell>
          <table:table-cell table:formula="of:=IF([.E269]*[.G269]&lt;0;[.D269];[.F269])" office:value-type="float" office:value="2.57779638142378" calcext:value-type="float">
            <text:p>2,57779638142378</text:p>
          </table:table-cell>
          <table:table-cell table:formula="of:=[.D270]^3-COS([.D270])+LN([.D270]+5)-20" office:value-type="float" office:value="0" calcext:value-type="float">
            <text:p>0</text:p>
          </table:table-cell>
          <table:table-cell table:formula="of:=([.B270]+[.D270])/2" office:value-type="float" office:value="2.57779638142378" calcext:value-type="float">
            <text:p>2,57779638142378</text:p>
          </table:table-cell>
          <table:table-cell table:formula="of:=[.F270]^3-COS([.F270])+LN([.F270]+5)-20" office:value-type="float" office:value="0" calcext:value-type="float">
            <text:p>0</text:p>
          </table:table-cell>
          <table:table-cell table:formula="of:=ABS([.F270]-[.F269])" office:value-type="float" office:value="0" calcext:value-type="float">
            <text:p>0</text:p>
          </table:table-cell>
          <table:table-cell table:formula="of:=IF([.H27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0]+1" office:value-type="float" office:value="264" calcext:value-type="float">
            <text:p>264</text:p>
          </table:table-cell>
          <table:table-cell table:formula="of:=IF([.C270]*[.G270]&lt;0;[.B270];[.F270])" office:value-type="float" office:value="2.57779638142378" calcext:value-type="float">
            <text:p>2,57779638142378</text:p>
          </table:table-cell>
          <table:table-cell table:formula="of:=[.B271]^3-COS([.B271])+LN([.B271]+5)-20" office:value-type="float" office:value="0" calcext:value-type="float">
            <text:p>0</text:p>
          </table:table-cell>
          <table:table-cell table:formula="of:=IF([.E270]*[.G270]&lt;0;[.D270];[.F270])" office:value-type="float" office:value="2.57779638142378" calcext:value-type="float">
            <text:p>2,57779638142378</text:p>
          </table:table-cell>
          <table:table-cell table:formula="of:=[.D271]^3-COS([.D271])+LN([.D271]+5)-20" office:value-type="float" office:value="0" calcext:value-type="float">
            <text:p>0</text:p>
          </table:table-cell>
          <table:table-cell table:formula="of:=([.B271]+[.D271])/2" office:value-type="float" office:value="2.57779638142378" calcext:value-type="float">
            <text:p>2,57779638142378</text:p>
          </table:table-cell>
          <table:table-cell table:formula="of:=[.F271]^3-COS([.F271])+LN([.F271]+5)-20" office:value-type="float" office:value="0" calcext:value-type="float">
            <text:p>0</text:p>
          </table:table-cell>
          <table:table-cell table:formula="of:=ABS([.F271]-[.F270])" office:value-type="float" office:value="0" calcext:value-type="float">
            <text:p>0</text:p>
          </table:table-cell>
          <table:table-cell table:formula="of:=IF([.H27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1]+1" office:value-type="float" office:value="265" calcext:value-type="float">
            <text:p>265</text:p>
          </table:table-cell>
          <table:table-cell table:formula="of:=IF([.C271]*[.G271]&lt;0;[.B271];[.F271])" office:value-type="float" office:value="2.57779638142378" calcext:value-type="float">
            <text:p>2,57779638142378</text:p>
          </table:table-cell>
          <table:table-cell table:formula="of:=[.B272]^3-COS([.B272])+LN([.B272]+5)-20" office:value-type="float" office:value="0" calcext:value-type="float">
            <text:p>0</text:p>
          </table:table-cell>
          <table:table-cell table:formula="of:=IF([.E271]*[.G271]&lt;0;[.D271];[.F271])" office:value-type="float" office:value="2.57779638142378" calcext:value-type="float">
            <text:p>2,57779638142378</text:p>
          </table:table-cell>
          <table:table-cell table:formula="of:=[.D272]^3-COS([.D272])+LN([.D272]+5)-20" office:value-type="float" office:value="0" calcext:value-type="float">
            <text:p>0</text:p>
          </table:table-cell>
          <table:table-cell table:formula="of:=([.B272]+[.D272])/2" office:value-type="float" office:value="2.57779638142378" calcext:value-type="float">
            <text:p>2,57779638142378</text:p>
          </table:table-cell>
          <table:table-cell table:formula="of:=[.F272]^3-COS([.F272])+LN([.F272]+5)-20" office:value-type="float" office:value="0" calcext:value-type="float">
            <text:p>0</text:p>
          </table:table-cell>
          <table:table-cell table:formula="of:=ABS([.F272]-[.F271])" office:value-type="float" office:value="0" calcext:value-type="float">
            <text:p>0</text:p>
          </table:table-cell>
          <table:table-cell table:formula="of:=IF([.H27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2]+1" office:value-type="float" office:value="266" calcext:value-type="float">
            <text:p>266</text:p>
          </table:table-cell>
          <table:table-cell table:formula="of:=IF([.C272]*[.G272]&lt;0;[.B272];[.F272])" office:value-type="float" office:value="2.57779638142378" calcext:value-type="float">
            <text:p>2,57779638142378</text:p>
          </table:table-cell>
          <table:table-cell table:formula="of:=[.B273]^3-COS([.B273])+LN([.B273]+5)-20" office:value-type="float" office:value="0" calcext:value-type="float">
            <text:p>0</text:p>
          </table:table-cell>
          <table:table-cell table:formula="of:=IF([.E272]*[.G272]&lt;0;[.D272];[.F272])" office:value-type="float" office:value="2.57779638142378" calcext:value-type="float">
            <text:p>2,57779638142378</text:p>
          </table:table-cell>
          <table:table-cell table:formula="of:=[.D273]^3-COS([.D273])+LN([.D273]+5)-20" office:value-type="float" office:value="0" calcext:value-type="float">
            <text:p>0</text:p>
          </table:table-cell>
          <table:table-cell table:formula="of:=([.B273]+[.D273])/2" office:value-type="float" office:value="2.57779638142378" calcext:value-type="float">
            <text:p>2,57779638142378</text:p>
          </table:table-cell>
          <table:table-cell table:formula="of:=[.F273]^3-COS([.F273])+LN([.F273]+5)-20" office:value-type="float" office:value="0" calcext:value-type="float">
            <text:p>0</text:p>
          </table:table-cell>
          <table:table-cell table:formula="of:=ABS([.F273]-[.F272])" office:value-type="float" office:value="0" calcext:value-type="float">
            <text:p>0</text:p>
          </table:table-cell>
          <table:table-cell table:formula="of:=IF([.H27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3]+1" office:value-type="float" office:value="267" calcext:value-type="float">
            <text:p>267</text:p>
          </table:table-cell>
          <table:table-cell table:formula="of:=IF([.C273]*[.G273]&lt;0;[.B273];[.F273])" office:value-type="float" office:value="2.57779638142378" calcext:value-type="float">
            <text:p>2,57779638142378</text:p>
          </table:table-cell>
          <table:table-cell table:formula="of:=[.B274]^3-COS([.B274])+LN([.B274]+5)-20" office:value-type="float" office:value="0" calcext:value-type="float">
            <text:p>0</text:p>
          </table:table-cell>
          <table:table-cell table:formula="of:=IF([.E273]*[.G273]&lt;0;[.D273];[.F273])" office:value-type="float" office:value="2.57779638142378" calcext:value-type="float">
            <text:p>2,57779638142378</text:p>
          </table:table-cell>
          <table:table-cell table:formula="of:=[.D274]^3-COS([.D274])+LN([.D274]+5)-20" office:value-type="float" office:value="0" calcext:value-type="float">
            <text:p>0</text:p>
          </table:table-cell>
          <table:table-cell table:formula="of:=([.B274]+[.D274])/2" office:value-type="float" office:value="2.57779638142378" calcext:value-type="float">
            <text:p>2,57779638142378</text:p>
          </table:table-cell>
          <table:table-cell table:formula="of:=[.F274]^3-COS([.F274])+LN([.F274]+5)-20" office:value-type="float" office:value="0" calcext:value-type="float">
            <text:p>0</text:p>
          </table:table-cell>
          <table:table-cell table:formula="of:=ABS([.F274]-[.F273])" office:value-type="float" office:value="0" calcext:value-type="float">
            <text:p>0</text:p>
          </table:table-cell>
          <table:table-cell table:formula="of:=IF([.H27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4]+1" office:value-type="float" office:value="268" calcext:value-type="float">
            <text:p>268</text:p>
          </table:table-cell>
          <table:table-cell table:formula="of:=IF([.C274]*[.G274]&lt;0;[.B274];[.F274])" office:value-type="float" office:value="2.57779638142378" calcext:value-type="float">
            <text:p>2,57779638142378</text:p>
          </table:table-cell>
          <table:table-cell table:formula="of:=[.B275]^3-COS([.B275])+LN([.B275]+5)-20" office:value-type="float" office:value="0" calcext:value-type="float">
            <text:p>0</text:p>
          </table:table-cell>
          <table:table-cell table:formula="of:=IF([.E274]*[.G274]&lt;0;[.D274];[.F274])" office:value-type="float" office:value="2.57779638142378" calcext:value-type="float">
            <text:p>2,57779638142378</text:p>
          </table:table-cell>
          <table:table-cell table:formula="of:=[.D275]^3-COS([.D275])+LN([.D275]+5)-20" office:value-type="float" office:value="0" calcext:value-type="float">
            <text:p>0</text:p>
          </table:table-cell>
          <table:table-cell table:formula="of:=([.B275]+[.D275])/2" office:value-type="float" office:value="2.57779638142378" calcext:value-type="float">
            <text:p>2,57779638142378</text:p>
          </table:table-cell>
          <table:table-cell table:formula="of:=[.F275]^3-COS([.F275])+LN([.F275]+5)-20" office:value-type="float" office:value="0" calcext:value-type="float">
            <text:p>0</text:p>
          </table:table-cell>
          <table:table-cell table:formula="of:=ABS([.F275]-[.F274])" office:value-type="float" office:value="0" calcext:value-type="float">
            <text:p>0</text:p>
          </table:table-cell>
          <table:table-cell table:formula="of:=IF([.H27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5]+1" office:value-type="float" office:value="269" calcext:value-type="float">
            <text:p>269</text:p>
          </table:table-cell>
          <table:table-cell table:formula="of:=IF([.C275]*[.G275]&lt;0;[.B275];[.F275])" office:value-type="float" office:value="2.57779638142378" calcext:value-type="float">
            <text:p>2,57779638142378</text:p>
          </table:table-cell>
          <table:table-cell table:formula="of:=[.B276]^3-COS([.B276])+LN([.B276]+5)-20" office:value-type="float" office:value="0" calcext:value-type="float">
            <text:p>0</text:p>
          </table:table-cell>
          <table:table-cell table:formula="of:=IF([.E275]*[.G275]&lt;0;[.D275];[.F275])" office:value-type="float" office:value="2.57779638142378" calcext:value-type="float">
            <text:p>2,57779638142378</text:p>
          </table:table-cell>
          <table:table-cell table:formula="of:=[.D276]^3-COS([.D276])+LN([.D276]+5)-20" office:value-type="float" office:value="0" calcext:value-type="float">
            <text:p>0</text:p>
          </table:table-cell>
          <table:table-cell table:formula="of:=([.B276]+[.D276])/2" office:value-type="float" office:value="2.57779638142378" calcext:value-type="float">
            <text:p>2,57779638142378</text:p>
          </table:table-cell>
          <table:table-cell table:formula="of:=[.F276]^3-COS([.F276])+LN([.F276]+5)-20" office:value-type="float" office:value="0" calcext:value-type="float">
            <text:p>0</text:p>
          </table:table-cell>
          <table:table-cell table:formula="of:=ABS([.F276]-[.F275])" office:value-type="float" office:value="0" calcext:value-type="float">
            <text:p>0</text:p>
          </table:table-cell>
          <table:table-cell table:formula="of:=IF([.H27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6]+1" office:value-type="float" office:value="270" calcext:value-type="float">
            <text:p>270</text:p>
          </table:table-cell>
          <table:table-cell table:formula="of:=IF([.C276]*[.G276]&lt;0;[.B276];[.F276])" office:value-type="float" office:value="2.57779638142378" calcext:value-type="float">
            <text:p>2,57779638142378</text:p>
          </table:table-cell>
          <table:table-cell table:formula="of:=[.B277]^3-COS([.B277])+LN([.B277]+5)-20" office:value-type="float" office:value="0" calcext:value-type="float">
            <text:p>0</text:p>
          </table:table-cell>
          <table:table-cell table:formula="of:=IF([.E276]*[.G276]&lt;0;[.D276];[.F276])" office:value-type="float" office:value="2.57779638142378" calcext:value-type="float">
            <text:p>2,57779638142378</text:p>
          </table:table-cell>
          <table:table-cell table:formula="of:=[.D277]^3-COS([.D277])+LN([.D277]+5)-20" office:value-type="float" office:value="0" calcext:value-type="float">
            <text:p>0</text:p>
          </table:table-cell>
          <table:table-cell table:formula="of:=([.B277]+[.D277])/2" office:value-type="float" office:value="2.57779638142378" calcext:value-type="float">
            <text:p>2,57779638142378</text:p>
          </table:table-cell>
          <table:table-cell table:formula="of:=[.F277]^3-COS([.F277])+LN([.F277]+5)-20" office:value-type="float" office:value="0" calcext:value-type="float">
            <text:p>0</text:p>
          </table:table-cell>
          <table:table-cell table:formula="of:=ABS([.F277]-[.F276])" office:value-type="float" office:value="0" calcext:value-type="float">
            <text:p>0</text:p>
          </table:table-cell>
          <table:table-cell table:formula="of:=IF([.H27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7]+1" office:value-type="float" office:value="271" calcext:value-type="float">
            <text:p>271</text:p>
          </table:table-cell>
          <table:table-cell table:formula="of:=IF([.C277]*[.G277]&lt;0;[.B277];[.F277])" office:value-type="float" office:value="2.57779638142378" calcext:value-type="float">
            <text:p>2,57779638142378</text:p>
          </table:table-cell>
          <table:table-cell table:formula="of:=[.B278]^3-COS([.B278])+LN([.B278]+5)-20" office:value-type="float" office:value="0" calcext:value-type="float">
            <text:p>0</text:p>
          </table:table-cell>
          <table:table-cell table:formula="of:=IF([.E277]*[.G277]&lt;0;[.D277];[.F277])" office:value-type="float" office:value="2.57779638142378" calcext:value-type="float">
            <text:p>2,57779638142378</text:p>
          </table:table-cell>
          <table:table-cell table:formula="of:=[.D278]^3-COS([.D278])+LN([.D278]+5)-20" office:value-type="float" office:value="0" calcext:value-type="float">
            <text:p>0</text:p>
          </table:table-cell>
          <table:table-cell table:formula="of:=([.B278]+[.D278])/2" office:value-type="float" office:value="2.57779638142378" calcext:value-type="float">
            <text:p>2,57779638142378</text:p>
          </table:table-cell>
          <table:table-cell table:formula="of:=[.F278]^3-COS([.F278])+LN([.F278]+5)-20" office:value-type="float" office:value="0" calcext:value-type="float">
            <text:p>0</text:p>
          </table:table-cell>
          <table:table-cell table:formula="of:=ABS([.F278]-[.F277])" office:value-type="float" office:value="0" calcext:value-type="float">
            <text:p>0</text:p>
          </table:table-cell>
          <table:table-cell table:formula="of:=IF([.H27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8]+1" office:value-type="float" office:value="272" calcext:value-type="float">
            <text:p>272</text:p>
          </table:table-cell>
          <table:table-cell table:formula="of:=IF([.C278]*[.G278]&lt;0;[.B278];[.F278])" office:value-type="float" office:value="2.57779638142378" calcext:value-type="float">
            <text:p>2,57779638142378</text:p>
          </table:table-cell>
          <table:table-cell table:formula="of:=[.B279]^3-COS([.B279])+LN([.B279]+5)-20" office:value-type="float" office:value="0" calcext:value-type="float">
            <text:p>0</text:p>
          </table:table-cell>
          <table:table-cell table:formula="of:=IF([.E278]*[.G278]&lt;0;[.D278];[.F278])" office:value-type="float" office:value="2.57779638142378" calcext:value-type="float">
            <text:p>2,57779638142378</text:p>
          </table:table-cell>
          <table:table-cell table:formula="of:=[.D279]^3-COS([.D279])+LN([.D279]+5)-20" office:value-type="float" office:value="0" calcext:value-type="float">
            <text:p>0</text:p>
          </table:table-cell>
          <table:table-cell table:formula="of:=([.B279]+[.D279])/2" office:value-type="float" office:value="2.57779638142378" calcext:value-type="float">
            <text:p>2,57779638142378</text:p>
          </table:table-cell>
          <table:table-cell table:formula="of:=[.F279]^3-COS([.F279])+LN([.F279]+5)-20" office:value-type="float" office:value="0" calcext:value-type="float">
            <text:p>0</text:p>
          </table:table-cell>
          <table:table-cell table:formula="of:=ABS([.F279]-[.F278])" office:value-type="float" office:value="0" calcext:value-type="float">
            <text:p>0</text:p>
          </table:table-cell>
          <table:table-cell table:formula="of:=IF([.H27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79]+1" office:value-type="float" office:value="273" calcext:value-type="float">
            <text:p>273</text:p>
          </table:table-cell>
          <table:table-cell table:formula="of:=IF([.C279]*[.G279]&lt;0;[.B279];[.F279])" office:value-type="float" office:value="2.57779638142378" calcext:value-type="float">
            <text:p>2,57779638142378</text:p>
          </table:table-cell>
          <table:table-cell table:formula="of:=[.B280]^3-COS([.B280])+LN([.B280]+5)-20" office:value-type="float" office:value="0" calcext:value-type="float">
            <text:p>0</text:p>
          </table:table-cell>
          <table:table-cell table:formula="of:=IF([.E279]*[.G279]&lt;0;[.D279];[.F279])" office:value-type="float" office:value="2.57779638142378" calcext:value-type="float">
            <text:p>2,57779638142378</text:p>
          </table:table-cell>
          <table:table-cell table:formula="of:=[.D280]^3-COS([.D280])+LN([.D280]+5)-20" office:value-type="float" office:value="0" calcext:value-type="float">
            <text:p>0</text:p>
          </table:table-cell>
          <table:table-cell table:formula="of:=([.B280]+[.D280])/2" office:value-type="float" office:value="2.57779638142378" calcext:value-type="float">
            <text:p>2,57779638142378</text:p>
          </table:table-cell>
          <table:table-cell table:formula="of:=[.F280]^3-COS([.F280])+LN([.F280]+5)-20" office:value-type="float" office:value="0" calcext:value-type="float">
            <text:p>0</text:p>
          </table:table-cell>
          <table:table-cell table:formula="of:=ABS([.F280]-[.F279])" office:value-type="float" office:value="0" calcext:value-type="float">
            <text:p>0</text:p>
          </table:table-cell>
          <table:table-cell table:formula="of:=IF([.H28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0]+1" office:value-type="float" office:value="274" calcext:value-type="float">
            <text:p>274</text:p>
          </table:table-cell>
          <table:table-cell table:formula="of:=IF([.C280]*[.G280]&lt;0;[.B280];[.F280])" office:value-type="float" office:value="2.57779638142378" calcext:value-type="float">
            <text:p>2,57779638142378</text:p>
          </table:table-cell>
          <table:table-cell table:formula="of:=[.B281]^3-COS([.B281])+LN([.B281]+5)-20" office:value-type="float" office:value="0" calcext:value-type="float">
            <text:p>0</text:p>
          </table:table-cell>
          <table:table-cell table:formula="of:=IF([.E280]*[.G280]&lt;0;[.D280];[.F280])" office:value-type="float" office:value="2.57779638142378" calcext:value-type="float">
            <text:p>2,57779638142378</text:p>
          </table:table-cell>
          <table:table-cell table:formula="of:=[.D281]^3-COS([.D281])+LN([.D281]+5)-20" office:value-type="float" office:value="0" calcext:value-type="float">
            <text:p>0</text:p>
          </table:table-cell>
          <table:table-cell table:formula="of:=([.B281]+[.D281])/2" office:value-type="float" office:value="2.57779638142378" calcext:value-type="float">
            <text:p>2,57779638142378</text:p>
          </table:table-cell>
          <table:table-cell table:formula="of:=[.F281]^3-COS([.F281])+LN([.F281]+5)-20" office:value-type="float" office:value="0" calcext:value-type="float">
            <text:p>0</text:p>
          </table:table-cell>
          <table:table-cell table:formula="of:=ABS([.F281]-[.F280])" office:value-type="float" office:value="0" calcext:value-type="float">
            <text:p>0</text:p>
          </table:table-cell>
          <table:table-cell table:formula="of:=IF([.H28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1]+1" office:value-type="float" office:value="275" calcext:value-type="float">
            <text:p>275</text:p>
          </table:table-cell>
          <table:table-cell table:formula="of:=IF([.C281]*[.G281]&lt;0;[.B281];[.F281])" office:value-type="float" office:value="2.57779638142378" calcext:value-type="float">
            <text:p>2,57779638142378</text:p>
          </table:table-cell>
          <table:table-cell table:formula="of:=[.B282]^3-COS([.B282])+LN([.B282]+5)-20" office:value-type="float" office:value="0" calcext:value-type="float">
            <text:p>0</text:p>
          </table:table-cell>
          <table:table-cell table:formula="of:=IF([.E281]*[.G281]&lt;0;[.D281];[.F281])" office:value-type="float" office:value="2.57779638142378" calcext:value-type="float">
            <text:p>2,57779638142378</text:p>
          </table:table-cell>
          <table:table-cell table:formula="of:=[.D282]^3-COS([.D282])+LN([.D282]+5)-20" office:value-type="float" office:value="0" calcext:value-type="float">
            <text:p>0</text:p>
          </table:table-cell>
          <table:table-cell table:formula="of:=([.B282]+[.D282])/2" office:value-type="float" office:value="2.57779638142378" calcext:value-type="float">
            <text:p>2,57779638142378</text:p>
          </table:table-cell>
          <table:table-cell table:formula="of:=[.F282]^3-COS([.F282])+LN([.F282]+5)-20" office:value-type="float" office:value="0" calcext:value-type="float">
            <text:p>0</text:p>
          </table:table-cell>
          <table:table-cell table:formula="of:=ABS([.F282]-[.F281])" office:value-type="float" office:value="0" calcext:value-type="float">
            <text:p>0</text:p>
          </table:table-cell>
          <table:table-cell table:formula="of:=IF([.H28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2]+1" office:value-type="float" office:value="276" calcext:value-type="float">
            <text:p>276</text:p>
          </table:table-cell>
          <table:table-cell table:formula="of:=IF([.C282]*[.G282]&lt;0;[.B282];[.F282])" office:value-type="float" office:value="2.57779638142378" calcext:value-type="float">
            <text:p>2,57779638142378</text:p>
          </table:table-cell>
          <table:table-cell table:formula="of:=[.B283]^3-COS([.B283])+LN([.B283]+5)-20" office:value-type="float" office:value="0" calcext:value-type="float">
            <text:p>0</text:p>
          </table:table-cell>
          <table:table-cell table:formula="of:=IF([.E282]*[.G282]&lt;0;[.D282];[.F282])" office:value-type="float" office:value="2.57779638142378" calcext:value-type="float">
            <text:p>2,57779638142378</text:p>
          </table:table-cell>
          <table:table-cell table:formula="of:=[.D283]^3-COS([.D283])+LN([.D283]+5)-20" office:value-type="float" office:value="0" calcext:value-type="float">
            <text:p>0</text:p>
          </table:table-cell>
          <table:table-cell table:formula="of:=([.B283]+[.D283])/2" office:value-type="float" office:value="2.57779638142378" calcext:value-type="float">
            <text:p>2,57779638142378</text:p>
          </table:table-cell>
          <table:table-cell table:formula="of:=[.F283]^3-COS([.F283])+LN([.F283]+5)-20" office:value-type="float" office:value="0" calcext:value-type="float">
            <text:p>0</text:p>
          </table:table-cell>
          <table:table-cell table:formula="of:=ABS([.F283]-[.F282])" office:value-type="float" office:value="0" calcext:value-type="float">
            <text:p>0</text:p>
          </table:table-cell>
          <table:table-cell table:formula="of:=IF([.H28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3]+1" office:value-type="float" office:value="277" calcext:value-type="float">
            <text:p>277</text:p>
          </table:table-cell>
          <table:table-cell table:formula="of:=IF([.C283]*[.G283]&lt;0;[.B283];[.F283])" office:value-type="float" office:value="2.57779638142378" calcext:value-type="float">
            <text:p>2,57779638142378</text:p>
          </table:table-cell>
          <table:table-cell table:formula="of:=[.B284]^3-COS([.B284])+LN([.B284]+5)-20" office:value-type="float" office:value="0" calcext:value-type="float">
            <text:p>0</text:p>
          </table:table-cell>
          <table:table-cell table:formula="of:=IF([.E283]*[.G283]&lt;0;[.D283];[.F283])" office:value-type="float" office:value="2.57779638142378" calcext:value-type="float">
            <text:p>2,57779638142378</text:p>
          </table:table-cell>
          <table:table-cell table:formula="of:=[.D284]^3-COS([.D284])+LN([.D284]+5)-20" office:value-type="float" office:value="0" calcext:value-type="float">
            <text:p>0</text:p>
          </table:table-cell>
          <table:table-cell table:formula="of:=([.B284]+[.D284])/2" office:value-type="float" office:value="2.57779638142378" calcext:value-type="float">
            <text:p>2,57779638142378</text:p>
          </table:table-cell>
          <table:table-cell table:formula="of:=[.F284]^3-COS([.F284])+LN([.F284]+5)-20" office:value-type="float" office:value="0" calcext:value-type="float">
            <text:p>0</text:p>
          </table:table-cell>
          <table:table-cell table:formula="of:=ABS([.F284]-[.F283])" office:value-type="float" office:value="0" calcext:value-type="float">
            <text:p>0</text:p>
          </table:table-cell>
          <table:table-cell table:formula="of:=IF([.H28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4]+1" office:value-type="float" office:value="278" calcext:value-type="float">
            <text:p>278</text:p>
          </table:table-cell>
          <table:table-cell table:formula="of:=IF([.C284]*[.G284]&lt;0;[.B284];[.F284])" office:value-type="float" office:value="2.57779638142378" calcext:value-type="float">
            <text:p>2,57779638142378</text:p>
          </table:table-cell>
          <table:table-cell table:formula="of:=[.B285]^3-COS([.B285])+LN([.B285]+5)-20" office:value-type="float" office:value="0" calcext:value-type="float">
            <text:p>0</text:p>
          </table:table-cell>
          <table:table-cell table:formula="of:=IF([.E284]*[.G284]&lt;0;[.D284];[.F284])" office:value-type="float" office:value="2.57779638142378" calcext:value-type="float">
            <text:p>2,57779638142378</text:p>
          </table:table-cell>
          <table:table-cell table:formula="of:=[.D285]^3-COS([.D285])+LN([.D285]+5)-20" office:value-type="float" office:value="0" calcext:value-type="float">
            <text:p>0</text:p>
          </table:table-cell>
          <table:table-cell table:formula="of:=([.B285]+[.D285])/2" office:value-type="float" office:value="2.57779638142378" calcext:value-type="float">
            <text:p>2,57779638142378</text:p>
          </table:table-cell>
          <table:table-cell table:formula="of:=[.F285]^3-COS([.F285])+LN([.F285]+5)-20" office:value-type="float" office:value="0" calcext:value-type="float">
            <text:p>0</text:p>
          </table:table-cell>
          <table:table-cell table:formula="of:=ABS([.F285]-[.F284])" office:value-type="float" office:value="0" calcext:value-type="float">
            <text:p>0</text:p>
          </table:table-cell>
          <table:table-cell table:formula="of:=IF([.H28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5]+1" office:value-type="float" office:value="279" calcext:value-type="float">
            <text:p>279</text:p>
          </table:table-cell>
          <table:table-cell table:formula="of:=IF([.C285]*[.G285]&lt;0;[.B285];[.F285])" office:value-type="float" office:value="2.57779638142378" calcext:value-type="float">
            <text:p>2,57779638142378</text:p>
          </table:table-cell>
          <table:table-cell table:formula="of:=[.B286]^3-COS([.B286])+LN([.B286]+5)-20" office:value-type="float" office:value="0" calcext:value-type="float">
            <text:p>0</text:p>
          </table:table-cell>
          <table:table-cell table:formula="of:=IF([.E285]*[.G285]&lt;0;[.D285];[.F285])" office:value-type="float" office:value="2.57779638142378" calcext:value-type="float">
            <text:p>2,57779638142378</text:p>
          </table:table-cell>
          <table:table-cell table:formula="of:=[.D286]^3-COS([.D286])+LN([.D286]+5)-20" office:value-type="float" office:value="0" calcext:value-type="float">
            <text:p>0</text:p>
          </table:table-cell>
          <table:table-cell table:formula="of:=([.B286]+[.D286])/2" office:value-type="float" office:value="2.57779638142378" calcext:value-type="float">
            <text:p>2,57779638142378</text:p>
          </table:table-cell>
          <table:table-cell table:formula="of:=[.F286]^3-COS([.F286])+LN([.F286]+5)-20" office:value-type="float" office:value="0" calcext:value-type="float">
            <text:p>0</text:p>
          </table:table-cell>
          <table:table-cell table:formula="of:=ABS([.F286]-[.F285])" office:value-type="float" office:value="0" calcext:value-type="float">
            <text:p>0</text:p>
          </table:table-cell>
          <table:table-cell table:formula="of:=IF([.H28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6]+1" office:value-type="float" office:value="280" calcext:value-type="float">
            <text:p>280</text:p>
          </table:table-cell>
          <table:table-cell table:formula="of:=IF([.C286]*[.G286]&lt;0;[.B286];[.F286])" office:value-type="float" office:value="2.57779638142378" calcext:value-type="float">
            <text:p>2,57779638142378</text:p>
          </table:table-cell>
          <table:table-cell table:formula="of:=[.B287]^3-COS([.B287])+LN([.B287]+5)-20" office:value-type="float" office:value="0" calcext:value-type="float">
            <text:p>0</text:p>
          </table:table-cell>
          <table:table-cell table:formula="of:=IF([.E286]*[.G286]&lt;0;[.D286];[.F286])" office:value-type="float" office:value="2.57779638142378" calcext:value-type="float">
            <text:p>2,57779638142378</text:p>
          </table:table-cell>
          <table:table-cell table:formula="of:=[.D287]^3-COS([.D287])+LN([.D287]+5)-20" office:value-type="float" office:value="0" calcext:value-type="float">
            <text:p>0</text:p>
          </table:table-cell>
          <table:table-cell table:formula="of:=([.B287]+[.D287])/2" office:value-type="float" office:value="2.57779638142378" calcext:value-type="float">
            <text:p>2,57779638142378</text:p>
          </table:table-cell>
          <table:table-cell table:formula="of:=[.F287]^3-COS([.F287])+LN([.F287]+5)-20" office:value-type="float" office:value="0" calcext:value-type="float">
            <text:p>0</text:p>
          </table:table-cell>
          <table:table-cell table:formula="of:=ABS([.F287]-[.F286])" office:value-type="float" office:value="0" calcext:value-type="float">
            <text:p>0</text:p>
          </table:table-cell>
          <table:table-cell table:formula="of:=IF([.H28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7]+1" office:value-type="float" office:value="281" calcext:value-type="float">
            <text:p>281</text:p>
          </table:table-cell>
          <table:table-cell table:formula="of:=IF([.C287]*[.G287]&lt;0;[.B287];[.F287])" office:value-type="float" office:value="2.57779638142378" calcext:value-type="float">
            <text:p>2,57779638142378</text:p>
          </table:table-cell>
          <table:table-cell table:formula="of:=[.B288]^3-COS([.B288])+LN([.B288]+5)-20" office:value-type="float" office:value="0" calcext:value-type="float">
            <text:p>0</text:p>
          </table:table-cell>
          <table:table-cell table:formula="of:=IF([.E287]*[.G287]&lt;0;[.D287];[.F287])" office:value-type="float" office:value="2.57779638142378" calcext:value-type="float">
            <text:p>2,57779638142378</text:p>
          </table:table-cell>
          <table:table-cell table:formula="of:=[.D288]^3-COS([.D288])+LN([.D288]+5)-20" office:value-type="float" office:value="0" calcext:value-type="float">
            <text:p>0</text:p>
          </table:table-cell>
          <table:table-cell table:formula="of:=([.B288]+[.D288])/2" office:value-type="float" office:value="2.57779638142378" calcext:value-type="float">
            <text:p>2,57779638142378</text:p>
          </table:table-cell>
          <table:table-cell table:formula="of:=[.F288]^3-COS([.F288])+LN([.F288]+5)-20" office:value-type="float" office:value="0" calcext:value-type="float">
            <text:p>0</text:p>
          </table:table-cell>
          <table:table-cell table:formula="of:=ABS([.F288]-[.F287])" office:value-type="float" office:value="0" calcext:value-type="float">
            <text:p>0</text:p>
          </table:table-cell>
          <table:table-cell table:formula="of:=IF([.H28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8]+1" office:value-type="float" office:value="282" calcext:value-type="float">
            <text:p>282</text:p>
          </table:table-cell>
          <table:table-cell table:formula="of:=IF([.C288]*[.G288]&lt;0;[.B288];[.F288])" office:value-type="float" office:value="2.57779638142378" calcext:value-type="float">
            <text:p>2,57779638142378</text:p>
          </table:table-cell>
          <table:table-cell table:formula="of:=[.B289]^3-COS([.B289])+LN([.B289]+5)-20" office:value-type="float" office:value="0" calcext:value-type="float">
            <text:p>0</text:p>
          </table:table-cell>
          <table:table-cell table:formula="of:=IF([.E288]*[.G288]&lt;0;[.D288];[.F288])" office:value-type="float" office:value="2.57779638142378" calcext:value-type="float">
            <text:p>2,57779638142378</text:p>
          </table:table-cell>
          <table:table-cell table:formula="of:=[.D289]^3-COS([.D289])+LN([.D289]+5)-20" office:value-type="float" office:value="0" calcext:value-type="float">
            <text:p>0</text:p>
          </table:table-cell>
          <table:table-cell table:formula="of:=([.B289]+[.D289])/2" office:value-type="float" office:value="2.57779638142378" calcext:value-type="float">
            <text:p>2,57779638142378</text:p>
          </table:table-cell>
          <table:table-cell table:formula="of:=[.F289]^3-COS([.F289])+LN([.F289]+5)-20" office:value-type="float" office:value="0" calcext:value-type="float">
            <text:p>0</text:p>
          </table:table-cell>
          <table:table-cell table:formula="of:=ABS([.F289]-[.F288])" office:value-type="float" office:value="0" calcext:value-type="float">
            <text:p>0</text:p>
          </table:table-cell>
          <table:table-cell table:formula="of:=IF([.H28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89]+1" office:value-type="float" office:value="283" calcext:value-type="float">
            <text:p>283</text:p>
          </table:table-cell>
          <table:table-cell table:formula="of:=IF([.C289]*[.G289]&lt;0;[.B289];[.F289])" office:value-type="float" office:value="2.57779638142378" calcext:value-type="float">
            <text:p>2,57779638142378</text:p>
          </table:table-cell>
          <table:table-cell table:formula="of:=[.B290]^3-COS([.B290])+LN([.B290]+5)-20" office:value-type="float" office:value="0" calcext:value-type="float">
            <text:p>0</text:p>
          </table:table-cell>
          <table:table-cell table:formula="of:=IF([.E289]*[.G289]&lt;0;[.D289];[.F289])" office:value-type="float" office:value="2.57779638142378" calcext:value-type="float">
            <text:p>2,57779638142378</text:p>
          </table:table-cell>
          <table:table-cell table:formula="of:=[.D290]^3-COS([.D290])+LN([.D290]+5)-20" office:value-type="float" office:value="0" calcext:value-type="float">
            <text:p>0</text:p>
          </table:table-cell>
          <table:table-cell table:formula="of:=([.B290]+[.D290])/2" office:value-type="float" office:value="2.57779638142378" calcext:value-type="float">
            <text:p>2,57779638142378</text:p>
          </table:table-cell>
          <table:table-cell table:formula="of:=[.F290]^3-COS([.F290])+LN([.F290]+5)-20" office:value-type="float" office:value="0" calcext:value-type="float">
            <text:p>0</text:p>
          </table:table-cell>
          <table:table-cell table:formula="of:=ABS([.F290]-[.F289])" office:value-type="float" office:value="0" calcext:value-type="float">
            <text:p>0</text:p>
          </table:table-cell>
          <table:table-cell table:formula="of:=IF([.H29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0]+1" office:value-type="float" office:value="284" calcext:value-type="float">
            <text:p>284</text:p>
          </table:table-cell>
          <table:table-cell table:formula="of:=IF([.C290]*[.G290]&lt;0;[.B290];[.F290])" office:value-type="float" office:value="2.57779638142378" calcext:value-type="float">
            <text:p>2,57779638142378</text:p>
          </table:table-cell>
          <table:table-cell table:formula="of:=[.B291]^3-COS([.B291])+LN([.B291]+5)-20" office:value-type="float" office:value="0" calcext:value-type="float">
            <text:p>0</text:p>
          </table:table-cell>
          <table:table-cell table:formula="of:=IF([.E290]*[.G290]&lt;0;[.D290];[.F290])" office:value-type="float" office:value="2.57779638142378" calcext:value-type="float">
            <text:p>2,57779638142378</text:p>
          </table:table-cell>
          <table:table-cell table:formula="of:=[.D291]^3-COS([.D291])+LN([.D291]+5)-20" office:value-type="float" office:value="0" calcext:value-type="float">
            <text:p>0</text:p>
          </table:table-cell>
          <table:table-cell table:formula="of:=([.B291]+[.D291])/2" office:value-type="float" office:value="2.57779638142378" calcext:value-type="float">
            <text:p>2,57779638142378</text:p>
          </table:table-cell>
          <table:table-cell table:formula="of:=[.F291]^3-COS([.F291])+LN([.F291]+5)-20" office:value-type="float" office:value="0" calcext:value-type="float">
            <text:p>0</text:p>
          </table:table-cell>
          <table:table-cell table:formula="of:=ABS([.F291]-[.F290])" office:value-type="float" office:value="0" calcext:value-type="float">
            <text:p>0</text:p>
          </table:table-cell>
          <table:table-cell table:formula="of:=IF([.H29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1]+1" office:value-type="float" office:value="285" calcext:value-type="float">
            <text:p>285</text:p>
          </table:table-cell>
          <table:table-cell table:formula="of:=IF([.C291]*[.G291]&lt;0;[.B291];[.F291])" office:value-type="float" office:value="2.57779638142378" calcext:value-type="float">
            <text:p>2,57779638142378</text:p>
          </table:table-cell>
          <table:table-cell table:formula="of:=[.B292]^3-COS([.B292])+LN([.B292]+5)-20" office:value-type="float" office:value="0" calcext:value-type="float">
            <text:p>0</text:p>
          </table:table-cell>
          <table:table-cell table:formula="of:=IF([.E291]*[.G291]&lt;0;[.D291];[.F291])" office:value-type="float" office:value="2.57779638142378" calcext:value-type="float">
            <text:p>2,57779638142378</text:p>
          </table:table-cell>
          <table:table-cell table:formula="of:=[.D292]^3-COS([.D292])+LN([.D292]+5)-20" office:value-type="float" office:value="0" calcext:value-type="float">
            <text:p>0</text:p>
          </table:table-cell>
          <table:table-cell table:formula="of:=([.B292]+[.D292])/2" office:value-type="float" office:value="2.57779638142378" calcext:value-type="float">
            <text:p>2,57779638142378</text:p>
          </table:table-cell>
          <table:table-cell table:formula="of:=[.F292]^3-COS([.F292])+LN([.F292]+5)-20" office:value-type="float" office:value="0" calcext:value-type="float">
            <text:p>0</text:p>
          </table:table-cell>
          <table:table-cell table:formula="of:=ABS([.F292]-[.F291])" office:value-type="float" office:value="0" calcext:value-type="float">
            <text:p>0</text:p>
          </table:table-cell>
          <table:table-cell table:formula="of:=IF([.H29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2]+1" office:value-type="float" office:value="286" calcext:value-type="float">
            <text:p>286</text:p>
          </table:table-cell>
          <table:table-cell table:formula="of:=IF([.C292]*[.G292]&lt;0;[.B292];[.F292])" office:value-type="float" office:value="2.57779638142378" calcext:value-type="float">
            <text:p>2,57779638142378</text:p>
          </table:table-cell>
          <table:table-cell table:formula="of:=[.B293]^3-COS([.B293])+LN([.B293]+5)-20" office:value-type="float" office:value="0" calcext:value-type="float">
            <text:p>0</text:p>
          </table:table-cell>
          <table:table-cell table:formula="of:=IF([.E292]*[.G292]&lt;0;[.D292];[.F292])" office:value-type="float" office:value="2.57779638142378" calcext:value-type="float">
            <text:p>2,57779638142378</text:p>
          </table:table-cell>
          <table:table-cell table:formula="of:=[.D293]^3-COS([.D293])+LN([.D293]+5)-20" office:value-type="float" office:value="0" calcext:value-type="float">
            <text:p>0</text:p>
          </table:table-cell>
          <table:table-cell table:formula="of:=([.B293]+[.D293])/2" office:value-type="float" office:value="2.57779638142378" calcext:value-type="float">
            <text:p>2,57779638142378</text:p>
          </table:table-cell>
          <table:table-cell table:formula="of:=[.F293]^3-COS([.F293])+LN([.F293]+5)-20" office:value-type="float" office:value="0" calcext:value-type="float">
            <text:p>0</text:p>
          </table:table-cell>
          <table:table-cell table:formula="of:=ABS([.F293]-[.F292])" office:value-type="float" office:value="0" calcext:value-type="float">
            <text:p>0</text:p>
          </table:table-cell>
          <table:table-cell table:formula="of:=IF([.H29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3]+1" office:value-type="float" office:value="287" calcext:value-type="float">
            <text:p>287</text:p>
          </table:table-cell>
          <table:table-cell table:formula="of:=IF([.C293]*[.G293]&lt;0;[.B293];[.F293])" office:value-type="float" office:value="2.57779638142378" calcext:value-type="float">
            <text:p>2,57779638142378</text:p>
          </table:table-cell>
          <table:table-cell table:formula="of:=[.B294]^3-COS([.B294])+LN([.B294]+5)-20" office:value-type="float" office:value="0" calcext:value-type="float">
            <text:p>0</text:p>
          </table:table-cell>
          <table:table-cell table:formula="of:=IF([.E293]*[.G293]&lt;0;[.D293];[.F293])" office:value-type="float" office:value="2.57779638142378" calcext:value-type="float">
            <text:p>2,57779638142378</text:p>
          </table:table-cell>
          <table:table-cell table:formula="of:=[.D294]^3-COS([.D294])+LN([.D294]+5)-20" office:value-type="float" office:value="0" calcext:value-type="float">
            <text:p>0</text:p>
          </table:table-cell>
          <table:table-cell table:formula="of:=([.B294]+[.D294])/2" office:value-type="float" office:value="2.57779638142378" calcext:value-type="float">
            <text:p>2,57779638142378</text:p>
          </table:table-cell>
          <table:table-cell table:formula="of:=[.F294]^3-COS([.F294])+LN([.F294]+5)-20" office:value-type="float" office:value="0" calcext:value-type="float">
            <text:p>0</text:p>
          </table:table-cell>
          <table:table-cell table:formula="of:=ABS([.F294]-[.F293])" office:value-type="float" office:value="0" calcext:value-type="float">
            <text:p>0</text:p>
          </table:table-cell>
          <table:table-cell table:formula="of:=IF([.H29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4]+1" office:value-type="float" office:value="288" calcext:value-type="float">
            <text:p>288</text:p>
          </table:table-cell>
          <table:table-cell table:formula="of:=IF([.C294]*[.G294]&lt;0;[.B294];[.F294])" office:value-type="float" office:value="2.57779638142378" calcext:value-type="float">
            <text:p>2,57779638142378</text:p>
          </table:table-cell>
          <table:table-cell table:formula="of:=[.B295]^3-COS([.B295])+LN([.B295]+5)-20" office:value-type="float" office:value="0" calcext:value-type="float">
            <text:p>0</text:p>
          </table:table-cell>
          <table:table-cell table:formula="of:=IF([.E294]*[.G294]&lt;0;[.D294];[.F294])" office:value-type="float" office:value="2.57779638142378" calcext:value-type="float">
            <text:p>2,57779638142378</text:p>
          </table:table-cell>
          <table:table-cell table:formula="of:=[.D295]^3-COS([.D295])+LN([.D295]+5)-20" office:value-type="float" office:value="0" calcext:value-type="float">
            <text:p>0</text:p>
          </table:table-cell>
          <table:table-cell table:formula="of:=([.B295]+[.D295])/2" office:value-type="float" office:value="2.57779638142378" calcext:value-type="float">
            <text:p>2,57779638142378</text:p>
          </table:table-cell>
          <table:table-cell table:formula="of:=[.F295]^3-COS([.F295])+LN([.F295]+5)-20" office:value-type="float" office:value="0" calcext:value-type="float">
            <text:p>0</text:p>
          </table:table-cell>
          <table:table-cell table:formula="of:=ABS([.F295]-[.F294])" office:value-type="float" office:value="0" calcext:value-type="float">
            <text:p>0</text:p>
          </table:table-cell>
          <table:table-cell table:formula="of:=IF([.H29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5]+1" office:value-type="float" office:value="289" calcext:value-type="float">
            <text:p>289</text:p>
          </table:table-cell>
          <table:table-cell table:formula="of:=IF([.C295]*[.G295]&lt;0;[.B295];[.F295])" office:value-type="float" office:value="2.57779638142378" calcext:value-type="float">
            <text:p>2,57779638142378</text:p>
          </table:table-cell>
          <table:table-cell table:formula="of:=[.B296]^3-COS([.B296])+LN([.B296]+5)-20" office:value-type="float" office:value="0" calcext:value-type="float">
            <text:p>0</text:p>
          </table:table-cell>
          <table:table-cell table:formula="of:=IF([.E295]*[.G295]&lt;0;[.D295];[.F295])" office:value-type="float" office:value="2.57779638142378" calcext:value-type="float">
            <text:p>2,57779638142378</text:p>
          </table:table-cell>
          <table:table-cell table:formula="of:=[.D296]^3-COS([.D296])+LN([.D296]+5)-20" office:value-type="float" office:value="0" calcext:value-type="float">
            <text:p>0</text:p>
          </table:table-cell>
          <table:table-cell table:formula="of:=([.B296]+[.D296])/2" office:value-type="float" office:value="2.57779638142378" calcext:value-type="float">
            <text:p>2,57779638142378</text:p>
          </table:table-cell>
          <table:table-cell table:formula="of:=[.F296]^3-COS([.F296])+LN([.F296]+5)-20" office:value-type="float" office:value="0" calcext:value-type="float">
            <text:p>0</text:p>
          </table:table-cell>
          <table:table-cell table:formula="of:=ABS([.F296]-[.F295])" office:value-type="float" office:value="0" calcext:value-type="float">
            <text:p>0</text:p>
          </table:table-cell>
          <table:table-cell table:formula="of:=IF([.H29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6]+1" office:value-type="float" office:value="290" calcext:value-type="float">
            <text:p>290</text:p>
          </table:table-cell>
          <table:table-cell table:formula="of:=IF([.C296]*[.G296]&lt;0;[.B296];[.F296])" office:value-type="float" office:value="2.57779638142378" calcext:value-type="float">
            <text:p>2,57779638142378</text:p>
          </table:table-cell>
          <table:table-cell table:formula="of:=[.B297]^3-COS([.B297])+LN([.B297]+5)-20" office:value-type="float" office:value="0" calcext:value-type="float">
            <text:p>0</text:p>
          </table:table-cell>
          <table:table-cell table:formula="of:=IF([.E296]*[.G296]&lt;0;[.D296];[.F296])" office:value-type="float" office:value="2.57779638142378" calcext:value-type="float">
            <text:p>2,57779638142378</text:p>
          </table:table-cell>
          <table:table-cell table:formula="of:=[.D297]^3-COS([.D297])+LN([.D297]+5)-20" office:value-type="float" office:value="0" calcext:value-type="float">
            <text:p>0</text:p>
          </table:table-cell>
          <table:table-cell table:formula="of:=([.B297]+[.D297])/2" office:value-type="float" office:value="2.57779638142378" calcext:value-type="float">
            <text:p>2,57779638142378</text:p>
          </table:table-cell>
          <table:table-cell table:formula="of:=[.F297]^3-COS([.F297])+LN([.F297]+5)-20" office:value-type="float" office:value="0" calcext:value-type="float">
            <text:p>0</text:p>
          </table:table-cell>
          <table:table-cell table:formula="of:=ABS([.F297]-[.F296])" office:value-type="float" office:value="0" calcext:value-type="float">
            <text:p>0</text:p>
          </table:table-cell>
          <table:table-cell table:formula="of:=IF([.H29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7]+1" office:value-type="float" office:value="291" calcext:value-type="float">
            <text:p>291</text:p>
          </table:table-cell>
          <table:table-cell table:formula="of:=IF([.C297]*[.G297]&lt;0;[.B297];[.F297])" office:value-type="float" office:value="2.57779638142378" calcext:value-type="float">
            <text:p>2,57779638142378</text:p>
          </table:table-cell>
          <table:table-cell table:formula="of:=[.B298]^3-COS([.B298])+LN([.B298]+5)-20" office:value-type="float" office:value="0" calcext:value-type="float">
            <text:p>0</text:p>
          </table:table-cell>
          <table:table-cell table:formula="of:=IF([.E297]*[.G297]&lt;0;[.D297];[.F297])" office:value-type="float" office:value="2.57779638142378" calcext:value-type="float">
            <text:p>2,57779638142378</text:p>
          </table:table-cell>
          <table:table-cell table:formula="of:=[.D298]^3-COS([.D298])+LN([.D298]+5)-20" office:value-type="float" office:value="0" calcext:value-type="float">
            <text:p>0</text:p>
          </table:table-cell>
          <table:table-cell table:formula="of:=([.B298]+[.D298])/2" office:value-type="float" office:value="2.57779638142378" calcext:value-type="float">
            <text:p>2,57779638142378</text:p>
          </table:table-cell>
          <table:table-cell table:formula="of:=[.F298]^3-COS([.F298])+LN([.F298]+5)-20" office:value-type="float" office:value="0" calcext:value-type="float">
            <text:p>0</text:p>
          </table:table-cell>
          <table:table-cell table:formula="of:=ABS([.F298]-[.F297])" office:value-type="float" office:value="0" calcext:value-type="float">
            <text:p>0</text:p>
          </table:table-cell>
          <table:table-cell table:formula="of:=IF([.H29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8]+1" office:value-type="float" office:value="292" calcext:value-type="float">
            <text:p>292</text:p>
          </table:table-cell>
          <table:table-cell table:formula="of:=IF([.C298]*[.G298]&lt;0;[.B298];[.F298])" office:value-type="float" office:value="2.57779638142378" calcext:value-type="float">
            <text:p>2,57779638142378</text:p>
          </table:table-cell>
          <table:table-cell table:formula="of:=[.B299]^3-COS([.B299])+LN([.B299]+5)-20" office:value-type="float" office:value="0" calcext:value-type="float">
            <text:p>0</text:p>
          </table:table-cell>
          <table:table-cell table:formula="of:=IF([.E298]*[.G298]&lt;0;[.D298];[.F298])" office:value-type="float" office:value="2.57779638142378" calcext:value-type="float">
            <text:p>2,57779638142378</text:p>
          </table:table-cell>
          <table:table-cell table:formula="of:=[.D299]^3-COS([.D299])+LN([.D299]+5)-20" office:value-type="float" office:value="0" calcext:value-type="float">
            <text:p>0</text:p>
          </table:table-cell>
          <table:table-cell table:formula="of:=([.B299]+[.D299])/2" office:value-type="float" office:value="2.57779638142378" calcext:value-type="float">
            <text:p>2,57779638142378</text:p>
          </table:table-cell>
          <table:table-cell table:formula="of:=[.F299]^3-COS([.F299])+LN([.F299]+5)-20" office:value-type="float" office:value="0" calcext:value-type="float">
            <text:p>0</text:p>
          </table:table-cell>
          <table:table-cell table:formula="of:=ABS([.F299]-[.F298])" office:value-type="float" office:value="0" calcext:value-type="float">
            <text:p>0</text:p>
          </table:table-cell>
          <table:table-cell table:formula="of:=IF([.H29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99]+1" office:value-type="float" office:value="293" calcext:value-type="float">
            <text:p>293</text:p>
          </table:table-cell>
          <table:table-cell table:formula="of:=IF([.C299]*[.G299]&lt;0;[.B299];[.F299])" office:value-type="float" office:value="2.57779638142378" calcext:value-type="float">
            <text:p>2,57779638142378</text:p>
          </table:table-cell>
          <table:table-cell table:formula="of:=[.B300]^3-COS([.B300])+LN([.B300]+5)-20" office:value-type="float" office:value="0" calcext:value-type="float">
            <text:p>0</text:p>
          </table:table-cell>
          <table:table-cell table:formula="of:=IF([.E299]*[.G299]&lt;0;[.D299];[.F299])" office:value-type="float" office:value="2.57779638142378" calcext:value-type="float">
            <text:p>2,57779638142378</text:p>
          </table:table-cell>
          <table:table-cell table:formula="of:=[.D300]^3-COS([.D300])+LN([.D300]+5)-20" office:value-type="float" office:value="0" calcext:value-type="float">
            <text:p>0</text:p>
          </table:table-cell>
          <table:table-cell table:formula="of:=([.B300]+[.D300])/2" office:value-type="float" office:value="2.57779638142378" calcext:value-type="float">
            <text:p>2,57779638142378</text:p>
          </table:table-cell>
          <table:table-cell table:formula="of:=[.F300]^3-COS([.F300])+LN([.F300]+5)-20" office:value-type="float" office:value="0" calcext:value-type="float">
            <text:p>0</text:p>
          </table:table-cell>
          <table:table-cell table:formula="of:=ABS([.F300]-[.F299])" office:value-type="float" office:value="0" calcext:value-type="float">
            <text:p>0</text:p>
          </table:table-cell>
          <table:table-cell table:formula="of:=IF([.H30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0]+1" office:value-type="float" office:value="294" calcext:value-type="float">
            <text:p>294</text:p>
          </table:table-cell>
          <table:table-cell table:formula="of:=IF([.C300]*[.G300]&lt;0;[.B300];[.F300])" office:value-type="float" office:value="2.57779638142378" calcext:value-type="float">
            <text:p>2,57779638142378</text:p>
          </table:table-cell>
          <table:table-cell table:formula="of:=[.B301]^3-COS([.B301])+LN([.B301]+5)-20" office:value-type="float" office:value="0" calcext:value-type="float">
            <text:p>0</text:p>
          </table:table-cell>
          <table:table-cell table:formula="of:=IF([.E300]*[.G300]&lt;0;[.D300];[.F300])" office:value-type="float" office:value="2.57779638142378" calcext:value-type="float">
            <text:p>2,57779638142378</text:p>
          </table:table-cell>
          <table:table-cell table:formula="of:=[.D301]^3-COS([.D301])+LN([.D301]+5)-20" office:value-type="float" office:value="0" calcext:value-type="float">
            <text:p>0</text:p>
          </table:table-cell>
          <table:table-cell table:formula="of:=([.B301]+[.D301])/2" office:value-type="float" office:value="2.57779638142378" calcext:value-type="float">
            <text:p>2,57779638142378</text:p>
          </table:table-cell>
          <table:table-cell table:formula="of:=[.F301]^3-COS([.F301])+LN([.F301]+5)-20" office:value-type="float" office:value="0" calcext:value-type="float">
            <text:p>0</text:p>
          </table:table-cell>
          <table:table-cell table:formula="of:=ABS([.F301]-[.F300])" office:value-type="float" office:value="0" calcext:value-type="float">
            <text:p>0</text:p>
          </table:table-cell>
          <table:table-cell table:formula="of:=IF([.H30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1]+1" office:value-type="float" office:value="295" calcext:value-type="float">
            <text:p>295</text:p>
          </table:table-cell>
          <table:table-cell table:formula="of:=IF([.C301]*[.G301]&lt;0;[.B301];[.F301])" office:value-type="float" office:value="2.57779638142378" calcext:value-type="float">
            <text:p>2,57779638142378</text:p>
          </table:table-cell>
          <table:table-cell table:formula="of:=[.B302]^3-COS([.B302])+LN([.B302]+5)-20" office:value-type="float" office:value="0" calcext:value-type="float">
            <text:p>0</text:p>
          </table:table-cell>
          <table:table-cell table:formula="of:=IF([.E301]*[.G301]&lt;0;[.D301];[.F301])" office:value-type="float" office:value="2.57779638142378" calcext:value-type="float">
            <text:p>2,57779638142378</text:p>
          </table:table-cell>
          <table:table-cell table:formula="of:=[.D302]^3-COS([.D302])+LN([.D302]+5)-20" office:value-type="float" office:value="0" calcext:value-type="float">
            <text:p>0</text:p>
          </table:table-cell>
          <table:table-cell table:formula="of:=([.B302]+[.D302])/2" office:value-type="float" office:value="2.57779638142378" calcext:value-type="float">
            <text:p>2,57779638142378</text:p>
          </table:table-cell>
          <table:table-cell table:formula="of:=[.F302]^3-COS([.F302])+LN([.F302]+5)-20" office:value-type="float" office:value="0" calcext:value-type="float">
            <text:p>0</text:p>
          </table:table-cell>
          <table:table-cell table:formula="of:=ABS([.F302]-[.F301])" office:value-type="float" office:value="0" calcext:value-type="float">
            <text:p>0</text:p>
          </table:table-cell>
          <table:table-cell table:formula="of:=IF([.H30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2]+1" office:value-type="float" office:value="296" calcext:value-type="float">
            <text:p>296</text:p>
          </table:table-cell>
          <table:table-cell table:formula="of:=IF([.C302]*[.G302]&lt;0;[.B302];[.F302])" office:value-type="float" office:value="2.57779638142378" calcext:value-type="float">
            <text:p>2,57779638142378</text:p>
          </table:table-cell>
          <table:table-cell table:formula="of:=[.B303]^3-COS([.B303])+LN([.B303]+5)-20" office:value-type="float" office:value="0" calcext:value-type="float">
            <text:p>0</text:p>
          </table:table-cell>
          <table:table-cell table:formula="of:=IF([.E302]*[.G302]&lt;0;[.D302];[.F302])" office:value-type="float" office:value="2.57779638142378" calcext:value-type="float">
            <text:p>2,57779638142378</text:p>
          </table:table-cell>
          <table:table-cell table:formula="of:=[.D303]^3-COS([.D303])+LN([.D303]+5)-20" office:value-type="float" office:value="0" calcext:value-type="float">
            <text:p>0</text:p>
          </table:table-cell>
          <table:table-cell table:formula="of:=([.B303]+[.D303])/2" office:value-type="float" office:value="2.57779638142378" calcext:value-type="float">
            <text:p>2,57779638142378</text:p>
          </table:table-cell>
          <table:table-cell table:formula="of:=[.F303]^3-COS([.F303])+LN([.F303]+5)-20" office:value-type="float" office:value="0" calcext:value-type="float">
            <text:p>0</text:p>
          </table:table-cell>
          <table:table-cell table:formula="of:=ABS([.F303]-[.F302])" office:value-type="float" office:value="0" calcext:value-type="float">
            <text:p>0</text:p>
          </table:table-cell>
          <table:table-cell table:formula="of:=IF([.H30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3]+1" office:value-type="float" office:value="297" calcext:value-type="float">
            <text:p>297</text:p>
          </table:table-cell>
          <table:table-cell table:formula="of:=IF([.C303]*[.G303]&lt;0;[.B303];[.F303])" office:value-type="float" office:value="2.57779638142378" calcext:value-type="float">
            <text:p>2,57779638142378</text:p>
          </table:table-cell>
          <table:table-cell table:formula="of:=[.B304]^3-COS([.B304])+LN([.B304]+5)-20" office:value-type="float" office:value="0" calcext:value-type="float">
            <text:p>0</text:p>
          </table:table-cell>
          <table:table-cell table:formula="of:=IF([.E303]*[.G303]&lt;0;[.D303];[.F303])" office:value-type="float" office:value="2.57779638142378" calcext:value-type="float">
            <text:p>2,57779638142378</text:p>
          </table:table-cell>
          <table:table-cell table:formula="of:=[.D304]^3-COS([.D304])+LN([.D304]+5)-20" office:value-type="float" office:value="0" calcext:value-type="float">
            <text:p>0</text:p>
          </table:table-cell>
          <table:table-cell table:formula="of:=([.B304]+[.D304])/2" office:value-type="float" office:value="2.57779638142378" calcext:value-type="float">
            <text:p>2,57779638142378</text:p>
          </table:table-cell>
          <table:table-cell table:formula="of:=[.F304]^3-COS([.F304])+LN([.F304]+5)-20" office:value-type="float" office:value="0" calcext:value-type="float">
            <text:p>0</text:p>
          </table:table-cell>
          <table:table-cell table:formula="of:=ABS([.F304]-[.F303])" office:value-type="float" office:value="0" calcext:value-type="float">
            <text:p>0</text:p>
          </table:table-cell>
          <table:table-cell table:formula="of:=IF([.H30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4]+1" office:value-type="float" office:value="298" calcext:value-type="float">
            <text:p>298</text:p>
          </table:table-cell>
          <table:table-cell table:formula="of:=IF([.C304]*[.G304]&lt;0;[.B304];[.F304])" office:value-type="float" office:value="2.57779638142378" calcext:value-type="float">
            <text:p>2,57779638142378</text:p>
          </table:table-cell>
          <table:table-cell table:formula="of:=[.B305]^3-COS([.B305])+LN([.B305]+5)-20" office:value-type="float" office:value="0" calcext:value-type="float">
            <text:p>0</text:p>
          </table:table-cell>
          <table:table-cell table:formula="of:=IF([.E304]*[.G304]&lt;0;[.D304];[.F304])" office:value-type="float" office:value="2.57779638142378" calcext:value-type="float">
            <text:p>2,57779638142378</text:p>
          </table:table-cell>
          <table:table-cell table:formula="of:=[.D305]^3-COS([.D305])+LN([.D305]+5)-20" office:value-type="float" office:value="0" calcext:value-type="float">
            <text:p>0</text:p>
          </table:table-cell>
          <table:table-cell table:formula="of:=([.B305]+[.D305])/2" office:value-type="float" office:value="2.57779638142378" calcext:value-type="float">
            <text:p>2,57779638142378</text:p>
          </table:table-cell>
          <table:table-cell table:formula="of:=[.F305]^3-COS([.F305])+LN([.F305]+5)-20" office:value-type="float" office:value="0" calcext:value-type="float">
            <text:p>0</text:p>
          </table:table-cell>
          <table:table-cell table:formula="of:=ABS([.F305]-[.F304])" office:value-type="float" office:value="0" calcext:value-type="float">
            <text:p>0</text:p>
          </table:table-cell>
          <table:table-cell table:formula="of:=IF([.H30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5]+1" office:value-type="float" office:value="299" calcext:value-type="float">
            <text:p>299</text:p>
          </table:table-cell>
          <table:table-cell table:formula="of:=IF([.C305]*[.G305]&lt;0;[.B305];[.F305])" office:value-type="float" office:value="2.57779638142378" calcext:value-type="float">
            <text:p>2,57779638142378</text:p>
          </table:table-cell>
          <table:table-cell table:formula="of:=[.B306]^3-COS([.B306])+LN([.B306]+5)-20" office:value-type="float" office:value="0" calcext:value-type="float">
            <text:p>0</text:p>
          </table:table-cell>
          <table:table-cell table:formula="of:=IF([.E305]*[.G305]&lt;0;[.D305];[.F305])" office:value-type="float" office:value="2.57779638142378" calcext:value-type="float">
            <text:p>2,57779638142378</text:p>
          </table:table-cell>
          <table:table-cell table:formula="of:=[.D306]^3-COS([.D306])+LN([.D306]+5)-20" office:value-type="float" office:value="0" calcext:value-type="float">
            <text:p>0</text:p>
          </table:table-cell>
          <table:table-cell table:formula="of:=([.B306]+[.D306])/2" office:value-type="float" office:value="2.57779638142378" calcext:value-type="float">
            <text:p>2,57779638142378</text:p>
          </table:table-cell>
          <table:table-cell table:formula="of:=[.F306]^3-COS([.F306])+LN([.F306]+5)-20" office:value-type="float" office:value="0" calcext:value-type="float">
            <text:p>0</text:p>
          </table:table-cell>
          <table:table-cell table:formula="of:=ABS([.F306]-[.F305])" office:value-type="float" office:value="0" calcext:value-type="float">
            <text:p>0</text:p>
          </table:table-cell>
          <table:table-cell table:formula="of:=IF([.H30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6]+1" office:value-type="float" office:value="300" calcext:value-type="float">
            <text:p>300</text:p>
          </table:table-cell>
          <table:table-cell table:formula="of:=IF([.C306]*[.G306]&lt;0;[.B306];[.F306])" office:value-type="float" office:value="2.57779638142378" calcext:value-type="float">
            <text:p>2,57779638142378</text:p>
          </table:table-cell>
          <table:table-cell table:formula="of:=[.B307]^3-COS([.B307])+LN([.B307]+5)-20" office:value-type="float" office:value="0" calcext:value-type="float">
            <text:p>0</text:p>
          </table:table-cell>
          <table:table-cell table:formula="of:=IF([.E306]*[.G306]&lt;0;[.D306];[.F306])" office:value-type="float" office:value="2.57779638142378" calcext:value-type="float">
            <text:p>2,57779638142378</text:p>
          </table:table-cell>
          <table:table-cell table:formula="of:=[.D307]^3-COS([.D307])+LN([.D307]+5)-20" office:value-type="float" office:value="0" calcext:value-type="float">
            <text:p>0</text:p>
          </table:table-cell>
          <table:table-cell table:formula="of:=([.B307]+[.D307])/2" office:value-type="float" office:value="2.57779638142378" calcext:value-type="float">
            <text:p>2,57779638142378</text:p>
          </table:table-cell>
          <table:table-cell table:formula="of:=[.F307]^3-COS([.F307])+LN([.F307]+5)-20" office:value-type="float" office:value="0" calcext:value-type="float">
            <text:p>0</text:p>
          </table:table-cell>
          <table:table-cell table:formula="of:=ABS([.F307]-[.F306])" office:value-type="float" office:value="0" calcext:value-type="float">
            <text:p>0</text:p>
          </table:table-cell>
          <table:table-cell table:formula="of:=IF([.H30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7]+1" office:value-type="float" office:value="301" calcext:value-type="float">
            <text:p>301</text:p>
          </table:table-cell>
          <table:table-cell table:formula="of:=IF([.C307]*[.G307]&lt;0;[.B307];[.F307])" office:value-type="float" office:value="2.57779638142378" calcext:value-type="float">
            <text:p>2,57779638142378</text:p>
          </table:table-cell>
          <table:table-cell table:formula="of:=[.B308]^3-COS([.B308])+LN([.B308]+5)-20" office:value-type="float" office:value="0" calcext:value-type="float">
            <text:p>0</text:p>
          </table:table-cell>
          <table:table-cell table:formula="of:=IF([.E307]*[.G307]&lt;0;[.D307];[.F307])" office:value-type="float" office:value="2.57779638142378" calcext:value-type="float">
            <text:p>2,57779638142378</text:p>
          </table:table-cell>
          <table:table-cell table:formula="of:=[.D308]^3-COS([.D308])+LN([.D308]+5)-20" office:value-type="float" office:value="0" calcext:value-type="float">
            <text:p>0</text:p>
          </table:table-cell>
          <table:table-cell table:formula="of:=([.B308]+[.D308])/2" office:value-type="float" office:value="2.57779638142378" calcext:value-type="float">
            <text:p>2,57779638142378</text:p>
          </table:table-cell>
          <table:table-cell table:formula="of:=[.F308]^3-COS([.F308])+LN([.F308]+5)-20" office:value-type="float" office:value="0" calcext:value-type="float">
            <text:p>0</text:p>
          </table:table-cell>
          <table:table-cell table:formula="of:=ABS([.F308]-[.F307])" office:value-type="float" office:value="0" calcext:value-type="float">
            <text:p>0</text:p>
          </table:table-cell>
          <table:table-cell table:formula="of:=IF([.H30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8]+1" office:value-type="float" office:value="302" calcext:value-type="float">
            <text:p>302</text:p>
          </table:table-cell>
          <table:table-cell table:formula="of:=IF([.C308]*[.G308]&lt;0;[.B308];[.F308])" office:value-type="float" office:value="2.57779638142378" calcext:value-type="float">
            <text:p>2,57779638142378</text:p>
          </table:table-cell>
          <table:table-cell table:formula="of:=[.B309]^3-COS([.B309])+LN([.B309]+5)-20" office:value-type="float" office:value="0" calcext:value-type="float">
            <text:p>0</text:p>
          </table:table-cell>
          <table:table-cell table:formula="of:=IF([.E308]*[.G308]&lt;0;[.D308];[.F308])" office:value-type="float" office:value="2.57779638142378" calcext:value-type="float">
            <text:p>2,57779638142378</text:p>
          </table:table-cell>
          <table:table-cell table:formula="of:=[.D309]^3-COS([.D309])+LN([.D309]+5)-20" office:value-type="float" office:value="0" calcext:value-type="float">
            <text:p>0</text:p>
          </table:table-cell>
          <table:table-cell table:formula="of:=([.B309]+[.D309])/2" office:value-type="float" office:value="2.57779638142378" calcext:value-type="float">
            <text:p>2,57779638142378</text:p>
          </table:table-cell>
          <table:table-cell table:formula="of:=[.F309]^3-COS([.F309])+LN([.F309]+5)-20" office:value-type="float" office:value="0" calcext:value-type="float">
            <text:p>0</text:p>
          </table:table-cell>
          <table:table-cell table:formula="of:=ABS([.F309]-[.F308])" office:value-type="float" office:value="0" calcext:value-type="float">
            <text:p>0</text:p>
          </table:table-cell>
          <table:table-cell table:formula="of:=IF([.H30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09]+1" office:value-type="float" office:value="303" calcext:value-type="float">
            <text:p>303</text:p>
          </table:table-cell>
          <table:table-cell table:formula="of:=IF([.C309]*[.G309]&lt;0;[.B309];[.F309])" office:value-type="float" office:value="2.57779638142378" calcext:value-type="float">
            <text:p>2,57779638142378</text:p>
          </table:table-cell>
          <table:table-cell table:formula="of:=[.B310]^3-COS([.B310])+LN([.B310]+5)-20" office:value-type="float" office:value="0" calcext:value-type="float">
            <text:p>0</text:p>
          </table:table-cell>
          <table:table-cell table:formula="of:=IF([.E309]*[.G309]&lt;0;[.D309];[.F309])" office:value-type="float" office:value="2.57779638142378" calcext:value-type="float">
            <text:p>2,57779638142378</text:p>
          </table:table-cell>
          <table:table-cell table:formula="of:=[.D310]^3-COS([.D310])+LN([.D310]+5)-20" office:value-type="float" office:value="0" calcext:value-type="float">
            <text:p>0</text:p>
          </table:table-cell>
          <table:table-cell table:formula="of:=([.B310]+[.D310])/2" office:value-type="float" office:value="2.57779638142378" calcext:value-type="float">
            <text:p>2,57779638142378</text:p>
          </table:table-cell>
          <table:table-cell table:formula="of:=[.F310]^3-COS([.F310])+LN([.F310]+5)-20" office:value-type="float" office:value="0" calcext:value-type="float">
            <text:p>0</text:p>
          </table:table-cell>
          <table:table-cell table:formula="of:=ABS([.F310]-[.F309])" office:value-type="float" office:value="0" calcext:value-type="float">
            <text:p>0</text:p>
          </table:table-cell>
          <table:table-cell table:formula="of:=IF([.H31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0]+1" office:value-type="float" office:value="304" calcext:value-type="float">
            <text:p>304</text:p>
          </table:table-cell>
          <table:table-cell table:formula="of:=IF([.C310]*[.G310]&lt;0;[.B310];[.F310])" office:value-type="float" office:value="2.57779638142378" calcext:value-type="float">
            <text:p>2,57779638142378</text:p>
          </table:table-cell>
          <table:table-cell table:formula="of:=[.B311]^3-COS([.B311])+LN([.B311]+5)-20" office:value-type="float" office:value="0" calcext:value-type="float">
            <text:p>0</text:p>
          </table:table-cell>
          <table:table-cell table:formula="of:=IF([.E310]*[.G310]&lt;0;[.D310];[.F310])" office:value-type="float" office:value="2.57779638142378" calcext:value-type="float">
            <text:p>2,57779638142378</text:p>
          </table:table-cell>
          <table:table-cell table:formula="of:=[.D311]^3-COS([.D311])+LN([.D311]+5)-20" office:value-type="float" office:value="0" calcext:value-type="float">
            <text:p>0</text:p>
          </table:table-cell>
          <table:table-cell table:formula="of:=([.B311]+[.D311])/2" office:value-type="float" office:value="2.57779638142378" calcext:value-type="float">
            <text:p>2,57779638142378</text:p>
          </table:table-cell>
          <table:table-cell table:formula="of:=[.F311]^3-COS([.F311])+LN([.F311]+5)-20" office:value-type="float" office:value="0" calcext:value-type="float">
            <text:p>0</text:p>
          </table:table-cell>
          <table:table-cell table:formula="of:=ABS([.F311]-[.F310])" office:value-type="float" office:value="0" calcext:value-type="float">
            <text:p>0</text:p>
          </table:table-cell>
          <table:table-cell table:formula="of:=IF([.H31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1]+1" office:value-type="float" office:value="305" calcext:value-type="float">
            <text:p>305</text:p>
          </table:table-cell>
          <table:table-cell table:formula="of:=IF([.C311]*[.G311]&lt;0;[.B311];[.F311])" office:value-type="float" office:value="2.57779638142378" calcext:value-type="float">
            <text:p>2,57779638142378</text:p>
          </table:table-cell>
          <table:table-cell table:formula="of:=[.B312]^3-COS([.B312])+LN([.B312]+5)-20" office:value-type="float" office:value="0" calcext:value-type="float">
            <text:p>0</text:p>
          </table:table-cell>
          <table:table-cell table:formula="of:=IF([.E311]*[.G311]&lt;0;[.D311];[.F311])" office:value-type="float" office:value="2.57779638142378" calcext:value-type="float">
            <text:p>2,57779638142378</text:p>
          </table:table-cell>
          <table:table-cell table:formula="of:=[.D312]^3-COS([.D312])+LN([.D312]+5)-20" office:value-type="float" office:value="0" calcext:value-type="float">
            <text:p>0</text:p>
          </table:table-cell>
          <table:table-cell table:formula="of:=([.B312]+[.D312])/2" office:value-type="float" office:value="2.57779638142378" calcext:value-type="float">
            <text:p>2,57779638142378</text:p>
          </table:table-cell>
          <table:table-cell table:formula="of:=[.F312]^3-COS([.F312])+LN([.F312]+5)-20" office:value-type="float" office:value="0" calcext:value-type="float">
            <text:p>0</text:p>
          </table:table-cell>
          <table:table-cell table:formula="of:=ABS([.F312]-[.F311])" office:value-type="float" office:value="0" calcext:value-type="float">
            <text:p>0</text:p>
          </table:table-cell>
          <table:table-cell table:formula="of:=IF([.H31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2]+1" office:value-type="float" office:value="306" calcext:value-type="float">
            <text:p>306</text:p>
          </table:table-cell>
          <table:table-cell table:formula="of:=IF([.C312]*[.G312]&lt;0;[.B312];[.F312])" office:value-type="float" office:value="2.57779638142378" calcext:value-type="float">
            <text:p>2,57779638142378</text:p>
          </table:table-cell>
          <table:table-cell table:formula="of:=[.B313]^3-COS([.B313])+LN([.B313]+5)-20" office:value-type="float" office:value="0" calcext:value-type="float">
            <text:p>0</text:p>
          </table:table-cell>
          <table:table-cell table:formula="of:=IF([.E312]*[.G312]&lt;0;[.D312];[.F312])" office:value-type="float" office:value="2.57779638142378" calcext:value-type="float">
            <text:p>2,57779638142378</text:p>
          </table:table-cell>
          <table:table-cell table:formula="of:=[.D313]^3-COS([.D313])+LN([.D313]+5)-20" office:value-type="float" office:value="0" calcext:value-type="float">
            <text:p>0</text:p>
          </table:table-cell>
          <table:table-cell table:formula="of:=([.B313]+[.D313])/2" office:value-type="float" office:value="2.57779638142378" calcext:value-type="float">
            <text:p>2,57779638142378</text:p>
          </table:table-cell>
          <table:table-cell table:formula="of:=[.F313]^3-COS([.F313])+LN([.F313]+5)-20" office:value-type="float" office:value="0" calcext:value-type="float">
            <text:p>0</text:p>
          </table:table-cell>
          <table:table-cell table:formula="of:=ABS([.F313]-[.F312])" office:value-type="float" office:value="0" calcext:value-type="float">
            <text:p>0</text:p>
          </table:table-cell>
          <table:table-cell table:formula="of:=IF([.H31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3]+1" office:value-type="float" office:value="307" calcext:value-type="float">
            <text:p>307</text:p>
          </table:table-cell>
          <table:table-cell table:formula="of:=IF([.C313]*[.G313]&lt;0;[.B313];[.F313])" office:value-type="float" office:value="2.57779638142378" calcext:value-type="float">
            <text:p>2,57779638142378</text:p>
          </table:table-cell>
          <table:table-cell table:formula="of:=[.B314]^3-COS([.B314])+LN([.B314]+5)-20" office:value-type="float" office:value="0" calcext:value-type="float">
            <text:p>0</text:p>
          </table:table-cell>
          <table:table-cell table:formula="of:=IF([.E313]*[.G313]&lt;0;[.D313];[.F313])" office:value-type="float" office:value="2.57779638142378" calcext:value-type="float">
            <text:p>2,57779638142378</text:p>
          </table:table-cell>
          <table:table-cell table:formula="of:=[.D314]^3-COS([.D314])+LN([.D314]+5)-20" office:value-type="float" office:value="0" calcext:value-type="float">
            <text:p>0</text:p>
          </table:table-cell>
          <table:table-cell table:formula="of:=([.B314]+[.D314])/2" office:value-type="float" office:value="2.57779638142378" calcext:value-type="float">
            <text:p>2,57779638142378</text:p>
          </table:table-cell>
          <table:table-cell table:formula="of:=[.F314]^3-COS([.F314])+LN([.F314]+5)-20" office:value-type="float" office:value="0" calcext:value-type="float">
            <text:p>0</text:p>
          </table:table-cell>
          <table:table-cell table:formula="of:=ABS([.F314]-[.F313])" office:value-type="float" office:value="0" calcext:value-type="float">
            <text:p>0</text:p>
          </table:table-cell>
          <table:table-cell table:formula="of:=IF([.H31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4]+1" office:value-type="float" office:value="308" calcext:value-type="float">
            <text:p>308</text:p>
          </table:table-cell>
          <table:table-cell table:formula="of:=IF([.C314]*[.G314]&lt;0;[.B314];[.F314])" office:value-type="float" office:value="2.57779638142378" calcext:value-type="float">
            <text:p>2,57779638142378</text:p>
          </table:table-cell>
          <table:table-cell table:formula="of:=[.B315]^3-COS([.B315])+LN([.B315]+5)-20" office:value-type="float" office:value="0" calcext:value-type="float">
            <text:p>0</text:p>
          </table:table-cell>
          <table:table-cell table:formula="of:=IF([.E314]*[.G314]&lt;0;[.D314];[.F314])" office:value-type="float" office:value="2.57779638142378" calcext:value-type="float">
            <text:p>2,57779638142378</text:p>
          </table:table-cell>
          <table:table-cell table:formula="of:=[.D315]^3-COS([.D315])+LN([.D315]+5)-20" office:value-type="float" office:value="0" calcext:value-type="float">
            <text:p>0</text:p>
          </table:table-cell>
          <table:table-cell table:formula="of:=([.B315]+[.D315])/2" office:value-type="float" office:value="2.57779638142378" calcext:value-type="float">
            <text:p>2,57779638142378</text:p>
          </table:table-cell>
          <table:table-cell table:formula="of:=[.F315]^3-COS([.F315])+LN([.F315]+5)-20" office:value-type="float" office:value="0" calcext:value-type="float">
            <text:p>0</text:p>
          </table:table-cell>
          <table:table-cell table:formula="of:=ABS([.F315]-[.F314])" office:value-type="float" office:value="0" calcext:value-type="float">
            <text:p>0</text:p>
          </table:table-cell>
          <table:table-cell table:formula="of:=IF([.H31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5]+1" office:value-type="float" office:value="309" calcext:value-type="float">
            <text:p>309</text:p>
          </table:table-cell>
          <table:table-cell table:formula="of:=IF([.C315]*[.G315]&lt;0;[.B315];[.F315])" office:value-type="float" office:value="2.57779638142378" calcext:value-type="float">
            <text:p>2,57779638142378</text:p>
          </table:table-cell>
          <table:table-cell table:formula="of:=[.B316]^3-COS([.B316])+LN([.B316]+5)-20" office:value-type="float" office:value="0" calcext:value-type="float">
            <text:p>0</text:p>
          </table:table-cell>
          <table:table-cell table:formula="of:=IF([.E315]*[.G315]&lt;0;[.D315];[.F315])" office:value-type="float" office:value="2.57779638142378" calcext:value-type="float">
            <text:p>2,57779638142378</text:p>
          </table:table-cell>
          <table:table-cell table:formula="of:=[.D316]^3-COS([.D316])+LN([.D316]+5)-20" office:value-type="float" office:value="0" calcext:value-type="float">
            <text:p>0</text:p>
          </table:table-cell>
          <table:table-cell table:formula="of:=([.B316]+[.D316])/2" office:value-type="float" office:value="2.57779638142378" calcext:value-type="float">
            <text:p>2,57779638142378</text:p>
          </table:table-cell>
          <table:table-cell table:formula="of:=[.F316]^3-COS([.F316])+LN([.F316]+5)-20" office:value-type="float" office:value="0" calcext:value-type="float">
            <text:p>0</text:p>
          </table:table-cell>
          <table:table-cell table:formula="of:=ABS([.F316]-[.F315])" office:value-type="float" office:value="0" calcext:value-type="float">
            <text:p>0</text:p>
          </table:table-cell>
          <table:table-cell table:formula="of:=IF([.H31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6]+1" office:value-type="float" office:value="310" calcext:value-type="float">
            <text:p>310</text:p>
          </table:table-cell>
          <table:table-cell table:formula="of:=IF([.C316]*[.G316]&lt;0;[.B316];[.F316])" office:value-type="float" office:value="2.57779638142378" calcext:value-type="float">
            <text:p>2,57779638142378</text:p>
          </table:table-cell>
          <table:table-cell table:formula="of:=[.B317]^3-COS([.B317])+LN([.B317]+5)-20" office:value-type="float" office:value="0" calcext:value-type="float">
            <text:p>0</text:p>
          </table:table-cell>
          <table:table-cell table:formula="of:=IF([.E316]*[.G316]&lt;0;[.D316];[.F316])" office:value-type="float" office:value="2.57779638142378" calcext:value-type="float">
            <text:p>2,57779638142378</text:p>
          </table:table-cell>
          <table:table-cell table:formula="of:=[.D317]^3-COS([.D317])+LN([.D317]+5)-20" office:value-type="float" office:value="0" calcext:value-type="float">
            <text:p>0</text:p>
          </table:table-cell>
          <table:table-cell table:formula="of:=([.B317]+[.D317])/2" office:value-type="float" office:value="2.57779638142378" calcext:value-type="float">
            <text:p>2,57779638142378</text:p>
          </table:table-cell>
          <table:table-cell table:formula="of:=[.F317]^3-COS([.F317])+LN([.F317]+5)-20" office:value-type="float" office:value="0" calcext:value-type="float">
            <text:p>0</text:p>
          </table:table-cell>
          <table:table-cell table:formula="of:=ABS([.F317]-[.F316])" office:value-type="float" office:value="0" calcext:value-type="float">
            <text:p>0</text:p>
          </table:table-cell>
          <table:table-cell table:formula="of:=IF([.H31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7]+1" office:value-type="float" office:value="311" calcext:value-type="float">
            <text:p>311</text:p>
          </table:table-cell>
          <table:table-cell table:formula="of:=IF([.C317]*[.G317]&lt;0;[.B317];[.F317])" office:value-type="float" office:value="2.57779638142378" calcext:value-type="float">
            <text:p>2,57779638142378</text:p>
          </table:table-cell>
          <table:table-cell table:formula="of:=[.B318]^3-COS([.B318])+LN([.B318]+5)-20" office:value-type="float" office:value="0" calcext:value-type="float">
            <text:p>0</text:p>
          </table:table-cell>
          <table:table-cell table:formula="of:=IF([.E317]*[.G317]&lt;0;[.D317];[.F317])" office:value-type="float" office:value="2.57779638142378" calcext:value-type="float">
            <text:p>2,57779638142378</text:p>
          </table:table-cell>
          <table:table-cell table:formula="of:=[.D318]^3-COS([.D318])+LN([.D318]+5)-20" office:value-type="float" office:value="0" calcext:value-type="float">
            <text:p>0</text:p>
          </table:table-cell>
          <table:table-cell table:formula="of:=([.B318]+[.D318])/2" office:value-type="float" office:value="2.57779638142378" calcext:value-type="float">
            <text:p>2,57779638142378</text:p>
          </table:table-cell>
          <table:table-cell table:formula="of:=[.F318]^3-COS([.F318])+LN([.F318]+5)-20" office:value-type="float" office:value="0" calcext:value-type="float">
            <text:p>0</text:p>
          </table:table-cell>
          <table:table-cell table:formula="of:=ABS([.F318]-[.F317])" office:value-type="float" office:value="0" calcext:value-type="float">
            <text:p>0</text:p>
          </table:table-cell>
          <table:table-cell table:formula="of:=IF([.H31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8]+1" office:value-type="float" office:value="312" calcext:value-type="float">
            <text:p>312</text:p>
          </table:table-cell>
          <table:table-cell table:formula="of:=IF([.C318]*[.G318]&lt;0;[.B318];[.F318])" office:value-type="float" office:value="2.57779638142378" calcext:value-type="float">
            <text:p>2,57779638142378</text:p>
          </table:table-cell>
          <table:table-cell table:formula="of:=[.B319]^3-COS([.B319])+LN([.B319]+5)-20" office:value-type="float" office:value="0" calcext:value-type="float">
            <text:p>0</text:p>
          </table:table-cell>
          <table:table-cell table:formula="of:=IF([.E318]*[.G318]&lt;0;[.D318];[.F318])" office:value-type="float" office:value="2.57779638142378" calcext:value-type="float">
            <text:p>2,57779638142378</text:p>
          </table:table-cell>
          <table:table-cell table:formula="of:=[.D319]^3-COS([.D319])+LN([.D319]+5)-20" office:value-type="float" office:value="0" calcext:value-type="float">
            <text:p>0</text:p>
          </table:table-cell>
          <table:table-cell table:formula="of:=([.B319]+[.D319])/2" office:value-type="float" office:value="2.57779638142378" calcext:value-type="float">
            <text:p>2,57779638142378</text:p>
          </table:table-cell>
          <table:table-cell table:formula="of:=[.F319]^3-COS([.F319])+LN([.F319]+5)-20" office:value-type="float" office:value="0" calcext:value-type="float">
            <text:p>0</text:p>
          </table:table-cell>
          <table:table-cell table:formula="of:=ABS([.F319]-[.F318])" office:value-type="float" office:value="0" calcext:value-type="float">
            <text:p>0</text:p>
          </table:table-cell>
          <table:table-cell table:formula="of:=IF([.H31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19]+1" office:value-type="float" office:value="313" calcext:value-type="float">
            <text:p>313</text:p>
          </table:table-cell>
          <table:table-cell table:formula="of:=IF([.C319]*[.G319]&lt;0;[.B319];[.F319])" office:value-type="float" office:value="2.57779638142378" calcext:value-type="float">
            <text:p>2,57779638142378</text:p>
          </table:table-cell>
          <table:table-cell table:formula="of:=[.B320]^3-COS([.B320])+LN([.B320]+5)-20" office:value-type="float" office:value="0" calcext:value-type="float">
            <text:p>0</text:p>
          </table:table-cell>
          <table:table-cell table:formula="of:=IF([.E319]*[.G319]&lt;0;[.D319];[.F319])" office:value-type="float" office:value="2.57779638142378" calcext:value-type="float">
            <text:p>2,57779638142378</text:p>
          </table:table-cell>
          <table:table-cell table:formula="of:=[.D320]^3-COS([.D320])+LN([.D320]+5)-20" office:value-type="float" office:value="0" calcext:value-type="float">
            <text:p>0</text:p>
          </table:table-cell>
          <table:table-cell table:formula="of:=([.B320]+[.D320])/2" office:value-type="float" office:value="2.57779638142378" calcext:value-type="float">
            <text:p>2,57779638142378</text:p>
          </table:table-cell>
          <table:table-cell table:formula="of:=[.F320]^3-COS([.F320])+LN([.F320]+5)-20" office:value-type="float" office:value="0" calcext:value-type="float">
            <text:p>0</text:p>
          </table:table-cell>
          <table:table-cell table:formula="of:=ABS([.F320]-[.F319])" office:value-type="float" office:value="0" calcext:value-type="float">
            <text:p>0</text:p>
          </table:table-cell>
          <table:table-cell table:formula="of:=IF([.H32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0]+1" office:value-type="float" office:value="314" calcext:value-type="float">
            <text:p>314</text:p>
          </table:table-cell>
          <table:table-cell table:formula="of:=IF([.C320]*[.G320]&lt;0;[.B320];[.F320])" office:value-type="float" office:value="2.57779638142378" calcext:value-type="float">
            <text:p>2,57779638142378</text:p>
          </table:table-cell>
          <table:table-cell table:formula="of:=[.B321]^3-COS([.B321])+LN([.B321]+5)-20" office:value-type="float" office:value="0" calcext:value-type="float">
            <text:p>0</text:p>
          </table:table-cell>
          <table:table-cell table:formula="of:=IF([.E320]*[.G320]&lt;0;[.D320];[.F320])" office:value-type="float" office:value="2.57779638142378" calcext:value-type="float">
            <text:p>2,57779638142378</text:p>
          </table:table-cell>
          <table:table-cell table:formula="of:=[.D321]^3-COS([.D321])+LN([.D321]+5)-20" office:value-type="float" office:value="0" calcext:value-type="float">
            <text:p>0</text:p>
          </table:table-cell>
          <table:table-cell table:formula="of:=([.B321]+[.D321])/2" office:value-type="float" office:value="2.57779638142378" calcext:value-type="float">
            <text:p>2,57779638142378</text:p>
          </table:table-cell>
          <table:table-cell table:formula="of:=[.F321]^3-COS([.F321])+LN([.F321]+5)-20" office:value-type="float" office:value="0" calcext:value-type="float">
            <text:p>0</text:p>
          </table:table-cell>
          <table:table-cell table:formula="of:=ABS([.F321]-[.F320])" office:value-type="float" office:value="0" calcext:value-type="float">
            <text:p>0</text:p>
          </table:table-cell>
          <table:table-cell table:formula="of:=IF([.H32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1]+1" office:value-type="float" office:value="315" calcext:value-type="float">
            <text:p>315</text:p>
          </table:table-cell>
          <table:table-cell table:formula="of:=IF([.C321]*[.G321]&lt;0;[.B321];[.F321])" office:value-type="float" office:value="2.57779638142378" calcext:value-type="float">
            <text:p>2,57779638142378</text:p>
          </table:table-cell>
          <table:table-cell table:formula="of:=[.B322]^3-COS([.B322])+LN([.B322]+5)-20" office:value-type="float" office:value="0" calcext:value-type="float">
            <text:p>0</text:p>
          </table:table-cell>
          <table:table-cell table:formula="of:=IF([.E321]*[.G321]&lt;0;[.D321];[.F321])" office:value-type="float" office:value="2.57779638142378" calcext:value-type="float">
            <text:p>2,57779638142378</text:p>
          </table:table-cell>
          <table:table-cell table:formula="of:=[.D322]^3-COS([.D322])+LN([.D322]+5)-20" office:value-type="float" office:value="0" calcext:value-type="float">
            <text:p>0</text:p>
          </table:table-cell>
          <table:table-cell table:formula="of:=([.B322]+[.D322])/2" office:value-type="float" office:value="2.57779638142378" calcext:value-type="float">
            <text:p>2,57779638142378</text:p>
          </table:table-cell>
          <table:table-cell table:formula="of:=[.F322]^3-COS([.F322])+LN([.F322]+5)-20" office:value-type="float" office:value="0" calcext:value-type="float">
            <text:p>0</text:p>
          </table:table-cell>
          <table:table-cell table:formula="of:=ABS([.F322]-[.F321])" office:value-type="float" office:value="0" calcext:value-type="float">
            <text:p>0</text:p>
          </table:table-cell>
          <table:table-cell table:formula="of:=IF([.H32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2]+1" office:value-type="float" office:value="316" calcext:value-type="float">
            <text:p>316</text:p>
          </table:table-cell>
          <table:table-cell table:formula="of:=IF([.C322]*[.G322]&lt;0;[.B322];[.F322])" office:value-type="float" office:value="2.57779638142378" calcext:value-type="float">
            <text:p>2,57779638142378</text:p>
          </table:table-cell>
          <table:table-cell table:formula="of:=[.B323]^3-COS([.B323])+LN([.B323]+5)-20" office:value-type="float" office:value="0" calcext:value-type="float">
            <text:p>0</text:p>
          </table:table-cell>
          <table:table-cell table:formula="of:=IF([.E322]*[.G322]&lt;0;[.D322];[.F322])" office:value-type="float" office:value="2.57779638142378" calcext:value-type="float">
            <text:p>2,57779638142378</text:p>
          </table:table-cell>
          <table:table-cell table:formula="of:=[.D323]^3-COS([.D323])+LN([.D323]+5)-20" office:value-type="float" office:value="0" calcext:value-type="float">
            <text:p>0</text:p>
          </table:table-cell>
          <table:table-cell table:formula="of:=([.B323]+[.D323])/2" office:value-type="float" office:value="2.57779638142378" calcext:value-type="float">
            <text:p>2,57779638142378</text:p>
          </table:table-cell>
          <table:table-cell table:formula="of:=[.F323]^3-COS([.F323])+LN([.F323]+5)-20" office:value-type="float" office:value="0" calcext:value-type="float">
            <text:p>0</text:p>
          </table:table-cell>
          <table:table-cell table:formula="of:=ABS([.F323]-[.F322])" office:value-type="float" office:value="0" calcext:value-type="float">
            <text:p>0</text:p>
          </table:table-cell>
          <table:table-cell table:formula="of:=IF([.H32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3]+1" office:value-type="float" office:value="317" calcext:value-type="float">
            <text:p>317</text:p>
          </table:table-cell>
          <table:table-cell table:formula="of:=IF([.C323]*[.G323]&lt;0;[.B323];[.F323])" office:value-type="float" office:value="2.57779638142378" calcext:value-type="float">
            <text:p>2,57779638142378</text:p>
          </table:table-cell>
          <table:table-cell table:formula="of:=[.B324]^3-COS([.B324])+LN([.B324]+5)-20" office:value-type="float" office:value="0" calcext:value-type="float">
            <text:p>0</text:p>
          </table:table-cell>
          <table:table-cell table:formula="of:=IF([.E323]*[.G323]&lt;0;[.D323];[.F323])" office:value-type="float" office:value="2.57779638142378" calcext:value-type="float">
            <text:p>2,57779638142378</text:p>
          </table:table-cell>
          <table:table-cell table:formula="of:=[.D324]^3-COS([.D324])+LN([.D324]+5)-20" office:value-type="float" office:value="0" calcext:value-type="float">
            <text:p>0</text:p>
          </table:table-cell>
          <table:table-cell table:formula="of:=([.B324]+[.D324])/2" office:value-type="float" office:value="2.57779638142378" calcext:value-type="float">
            <text:p>2,57779638142378</text:p>
          </table:table-cell>
          <table:table-cell table:formula="of:=[.F324]^3-COS([.F324])+LN([.F324]+5)-20" office:value-type="float" office:value="0" calcext:value-type="float">
            <text:p>0</text:p>
          </table:table-cell>
          <table:table-cell table:formula="of:=ABS([.F324]-[.F323])" office:value-type="float" office:value="0" calcext:value-type="float">
            <text:p>0</text:p>
          </table:table-cell>
          <table:table-cell table:formula="of:=IF([.H32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4]+1" office:value-type="float" office:value="318" calcext:value-type="float">
            <text:p>318</text:p>
          </table:table-cell>
          <table:table-cell table:formula="of:=IF([.C324]*[.G324]&lt;0;[.B324];[.F324])" office:value-type="float" office:value="2.57779638142378" calcext:value-type="float">
            <text:p>2,57779638142378</text:p>
          </table:table-cell>
          <table:table-cell table:formula="of:=[.B325]^3-COS([.B325])+LN([.B325]+5)-20" office:value-type="float" office:value="0" calcext:value-type="float">
            <text:p>0</text:p>
          </table:table-cell>
          <table:table-cell table:formula="of:=IF([.E324]*[.G324]&lt;0;[.D324];[.F324])" office:value-type="float" office:value="2.57779638142378" calcext:value-type="float">
            <text:p>2,57779638142378</text:p>
          </table:table-cell>
          <table:table-cell table:formula="of:=[.D325]^3-COS([.D325])+LN([.D325]+5)-20" office:value-type="float" office:value="0" calcext:value-type="float">
            <text:p>0</text:p>
          </table:table-cell>
          <table:table-cell table:formula="of:=([.B325]+[.D325])/2" office:value-type="float" office:value="2.57779638142378" calcext:value-type="float">
            <text:p>2,57779638142378</text:p>
          </table:table-cell>
          <table:table-cell table:formula="of:=[.F325]^3-COS([.F325])+LN([.F325]+5)-20" office:value-type="float" office:value="0" calcext:value-type="float">
            <text:p>0</text:p>
          </table:table-cell>
          <table:table-cell table:formula="of:=ABS([.F325]-[.F324])" office:value-type="float" office:value="0" calcext:value-type="float">
            <text:p>0</text:p>
          </table:table-cell>
          <table:table-cell table:formula="of:=IF([.H32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5]+1" office:value-type="float" office:value="319" calcext:value-type="float">
            <text:p>319</text:p>
          </table:table-cell>
          <table:table-cell table:formula="of:=IF([.C325]*[.G325]&lt;0;[.B325];[.F325])" office:value-type="float" office:value="2.57779638142378" calcext:value-type="float">
            <text:p>2,57779638142378</text:p>
          </table:table-cell>
          <table:table-cell table:formula="of:=[.B326]^3-COS([.B326])+LN([.B326]+5)-20" office:value-type="float" office:value="0" calcext:value-type="float">
            <text:p>0</text:p>
          </table:table-cell>
          <table:table-cell table:formula="of:=IF([.E325]*[.G325]&lt;0;[.D325];[.F325])" office:value-type="float" office:value="2.57779638142378" calcext:value-type="float">
            <text:p>2,57779638142378</text:p>
          </table:table-cell>
          <table:table-cell table:formula="of:=[.D326]^3-COS([.D326])+LN([.D326]+5)-20" office:value-type="float" office:value="0" calcext:value-type="float">
            <text:p>0</text:p>
          </table:table-cell>
          <table:table-cell table:formula="of:=([.B326]+[.D326])/2" office:value-type="float" office:value="2.57779638142378" calcext:value-type="float">
            <text:p>2,57779638142378</text:p>
          </table:table-cell>
          <table:table-cell table:formula="of:=[.F326]^3-COS([.F326])+LN([.F326]+5)-20" office:value-type="float" office:value="0" calcext:value-type="float">
            <text:p>0</text:p>
          </table:table-cell>
          <table:table-cell table:formula="of:=ABS([.F326]-[.F325])" office:value-type="float" office:value="0" calcext:value-type="float">
            <text:p>0</text:p>
          </table:table-cell>
          <table:table-cell table:formula="of:=IF([.H32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6]+1" office:value-type="float" office:value="320" calcext:value-type="float">
            <text:p>320</text:p>
          </table:table-cell>
          <table:table-cell table:formula="of:=IF([.C326]*[.G326]&lt;0;[.B326];[.F326])" office:value-type="float" office:value="2.57779638142378" calcext:value-type="float">
            <text:p>2,57779638142378</text:p>
          </table:table-cell>
          <table:table-cell table:formula="of:=[.B327]^3-COS([.B327])+LN([.B327]+5)-20" office:value-type="float" office:value="0" calcext:value-type="float">
            <text:p>0</text:p>
          </table:table-cell>
          <table:table-cell table:formula="of:=IF([.E326]*[.G326]&lt;0;[.D326];[.F326])" office:value-type="float" office:value="2.57779638142378" calcext:value-type="float">
            <text:p>2,57779638142378</text:p>
          </table:table-cell>
          <table:table-cell table:formula="of:=[.D327]^3-COS([.D327])+LN([.D327]+5)-20" office:value-type="float" office:value="0" calcext:value-type="float">
            <text:p>0</text:p>
          </table:table-cell>
          <table:table-cell table:formula="of:=([.B327]+[.D327])/2" office:value-type="float" office:value="2.57779638142378" calcext:value-type="float">
            <text:p>2,57779638142378</text:p>
          </table:table-cell>
          <table:table-cell table:formula="of:=[.F327]^3-COS([.F327])+LN([.F327]+5)-20" office:value-type="float" office:value="0" calcext:value-type="float">
            <text:p>0</text:p>
          </table:table-cell>
          <table:table-cell table:formula="of:=ABS([.F327]-[.F326])" office:value-type="float" office:value="0" calcext:value-type="float">
            <text:p>0</text:p>
          </table:table-cell>
          <table:table-cell table:formula="of:=IF([.H32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7]+1" office:value-type="float" office:value="321" calcext:value-type="float">
            <text:p>321</text:p>
          </table:table-cell>
          <table:table-cell table:formula="of:=IF([.C327]*[.G327]&lt;0;[.B327];[.F327])" office:value-type="float" office:value="2.57779638142378" calcext:value-type="float">
            <text:p>2,57779638142378</text:p>
          </table:table-cell>
          <table:table-cell table:formula="of:=[.B328]^3-COS([.B328])+LN([.B328]+5)-20" office:value-type="float" office:value="0" calcext:value-type="float">
            <text:p>0</text:p>
          </table:table-cell>
          <table:table-cell table:formula="of:=IF([.E327]*[.G327]&lt;0;[.D327];[.F327])" office:value-type="float" office:value="2.57779638142378" calcext:value-type="float">
            <text:p>2,57779638142378</text:p>
          </table:table-cell>
          <table:table-cell table:formula="of:=[.D328]^3-COS([.D328])+LN([.D328]+5)-20" office:value-type="float" office:value="0" calcext:value-type="float">
            <text:p>0</text:p>
          </table:table-cell>
          <table:table-cell table:formula="of:=([.B328]+[.D328])/2" office:value-type="float" office:value="2.57779638142378" calcext:value-type="float">
            <text:p>2,57779638142378</text:p>
          </table:table-cell>
          <table:table-cell table:formula="of:=[.F328]^3-COS([.F328])+LN([.F328]+5)-20" office:value-type="float" office:value="0" calcext:value-type="float">
            <text:p>0</text:p>
          </table:table-cell>
          <table:table-cell table:formula="of:=ABS([.F328]-[.F327])" office:value-type="float" office:value="0" calcext:value-type="float">
            <text:p>0</text:p>
          </table:table-cell>
          <table:table-cell table:formula="of:=IF([.H32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8]+1" office:value-type="float" office:value="322" calcext:value-type="float">
            <text:p>322</text:p>
          </table:table-cell>
          <table:table-cell table:formula="of:=IF([.C328]*[.G328]&lt;0;[.B328];[.F328])" office:value-type="float" office:value="2.57779638142378" calcext:value-type="float">
            <text:p>2,57779638142378</text:p>
          </table:table-cell>
          <table:table-cell table:formula="of:=[.B329]^3-COS([.B329])+LN([.B329]+5)-20" office:value-type="float" office:value="0" calcext:value-type="float">
            <text:p>0</text:p>
          </table:table-cell>
          <table:table-cell table:formula="of:=IF([.E328]*[.G328]&lt;0;[.D328];[.F328])" office:value-type="float" office:value="2.57779638142378" calcext:value-type="float">
            <text:p>2,57779638142378</text:p>
          </table:table-cell>
          <table:table-cell table:formula="of:=[.D329]^3-COS([.D329])+LN([.D329]+5)-20" office:value-type="float" office:value="0" calcext:value-type="float">
            <text:p>0</text:p>
          </table:table-cell>
          <table:table-cell table:formula="of:=([.B329]+[.D329])/2" office:value-type="float" office:value="2.57779638142378" calcext:value-type="float">
            <text:p>2,57779638142378</text:p>
          </table:table-cell>
          <table:table-cell table:formula="of:=[.F329]^3-COS([.F329])+LN([.F329]+5)-20" office:value-type="float" office:value="0" calcext:value-type="float">
            <text:p>0</text:p>
          </table:table-cell>
          <table:table-cell table:formula="of:=ABS([.F329]-[.F328])" office:value-type="float" office:value="0" calcext:value-type="float">
            <text:p>0</text:p>
          </table:table-cell>
          <table:table-cell table:formula="of:=IF([.H32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29]+1" office:value-type="float" office:value="323" calcext:value-type="float">
            <text:p>323</text:p>
          </table:table-cell>
          <table:table-cell table:formula="of:=IF([.C329]*[.G329]&lt;0;[.B329];[.F329])" office:value-type="float" office:value="2.57779638142378" calcext:value-type="float">
            <text:p>2,57779638142378</text:p>
          </table:table-cell>
          <table:table-cell table:formula="of:=[.B330]^3-COS([.B330])+LN([.B330]+5)-20" office:value-type="float" office:value="0" calcext:value-type="float">
            <text:p>0</text:p>
          </table:table-cell>
          <table:table-cell table:formula="of:=IF([.E329]*[.G329]&lt;0;[.D329];[.F329])" office:value-type="float" office:value="2.57779638142378" calcext:value-type="float">
            <text:p>2,57779638142378</text:p>
          </table:table-cell>
          <table:table-cell table:formula="of:=[.D330]^3-COS([.D330])+LN([.D330]+5)-20" office:value-type="float" office:value="0" calcext:value-type="float">
            <text:p>0</text:p>
          </table:table-cell>
          <table:table-cell table:formula="of:=([.B330]+[.D330])/2" office:value-type="float" office:value="2.57779638142378" calcext:value-type="float">
            <text:p>2,57779638142378</text:p>
          </table:table-cell>
          <table:table-cell table:formula="of:=[.F330]^3-COS([.F330])+LN([.F330]+5)-20" office:value-type="float" office:value="0" calcext:value-type="float">
            <text:p>0</text:p>
          </table:table-cell>
          <table:table-cell table:formula="of:=ABS([.F330]-[.F329])" office:value-type="float" office:value="0" calcext:value-type="float">
            <text:p>0</text:p>
          </table:table-cell>
          <table:table-cell table:formula="of:=IF([.H33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0]+1" office:value-type="float" office:value="324" calcext:value-type="float">
            <text:p>324</text:p>
          </table:table-cell>
          <table:table-cell table:formula="of:=IF([.C330]*[.G330]&lt;0;[.B330];[.F330])" office:value-type="float" office:value="2.57779638142378" calcext:value-type="float">
            <text:p>2,57779638142378</text:p>
          </table:table-cell>
          <table:table-cell table:formula="of:=[.B331]^3-COS([.B331])+LN([.B331]+5)-20" office:value-type="float" office:value="0" calcext:value-type="float">
            <text:p>0</text:p>
          </table:table-cell>
          <table:table-cell table:formula="of:=IF([.E330]*[.G330]&lt;0;[.D330];[.F330])" office:value-type="float" office:value="2.57779638142378" calcext:value-type="float">
            <text:p>2,57779638142378</text:p>
          </table:table-cell>
          <table:table-cell table:formula="of:=[.D331]^3-COS([.D331])+LN([.D331]+5)-20" office:value-type="float" office:value="0" calcext:value-type="float">
            <text:p>0</text:p>
          </table:table-cell>
          <table:table-cell table:formula="of:=([.B331]+[.D331])/2" office:value-type="float" office:value="2.57779638142378" calcext:value-type="float">
            <text:p>2,57779638142378</text:p>
          </table:table-cell>
          <table:table-cell table:formula="of:=[.F331]^3-COS([.F331])+LN([.F331]+5)-20" office:value-type="float" office:value="0" calcext:value-type="float">
            <text:p>0</text:p>
          </table:table-cell>
          <table:table-cell table:formula="of:=ABS([.F331]-[.F330])" office:value-type="float" office:value="0" calcext:value-type="float">
            <text:p>0</text:p>
          </table:table-cell>
          <table:table-cell table:formula="of:=IF([.H33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1]+1" office:value-type="float" office:value="325" calcext:value-type="float">
            <text:p>325</text:p>
          </table:table-cell>
          <table:table-cell table:formula="of:=IF([.C331]*[.G331]&lt;0;[.B331];[.F331])" office:value-type="float" office:value="2.57779638142378" calcext:value-type="float">
            <text:p>2,57779638142378</text:p>
          </table:table-cell>
          <table:table-cell table:formula="of:=[.B332]^3-COS([.B332])+LN([.B332]+5)-20" office:value-type="float" office:value="0" calcext:value-type="float">
            <text:p>0</text:p>
          </table:table-cell>
          <table:table-cell table:formula="of:=IF([.E331]*[.G331]&lt;0;[.D331];[.F331])" office:value-type="float" office:value="2.57779638142378" calcext:value-type="float">
            <text:p>2,57779638142378</text:p>
          </table:table-cell>
          <table:table-cell table:formula="of:=[.D332]^3-COS([.D332])+LN([.D332]+5)-20" office:value-type="float" office:value="0" calcext:value-type="float">
            <text:p>0</text:p>
          </table:table-cell>
          <table:table-cell table:formula="of:=([.B332]+[.D332])/2" office:value-type="float" office:value="2.57779638142378" calcext:value-type="float">
            <text:p>2,57779638142378</text:p>
          </table:table-cell>
          <table:table-cell table:formula="of:=[.F332]^3-COS([.F332])+LN([.F332]+5)-20" office:value-type="float" office:value="0" calcext:value-type="float">
            <text:p>0</text:p>
          </table:table-cell>
          <table:table-cell table:formula="of:=ABS([.F332]-[.F331])" office:value-type="float" office:value="0" calcext:value-type="float">
            <text:p>0</text:p>
          </table:table-cell>
          <table:table-cell table:formula="of:=IF([.H33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2]+1" office:value-type="float" office:value="326" calcext:value-type="float">
            <text:p>326</text:p>
          </table:table-cell>
          <table:table-cell table:formula="of:=IF([.C332]*[.G332]&lt;0;[.B332];[.F332])" office:value-type="float" office:value="2.57779638142378" calcext:value-type="float">
            <text:p>2,57779638142378</text:p>
          </table:table-cell>
          <table:table-cell table:formula="of:=[.B333]^3-COS([.B333])+LN([.B333]+5)-20" office:value-type="float" office:value="0" calcext:value-type="float">
            <text:p>0</text:p>
          </table:table-cell>
          <table:table-cell table:formula="of:=IF([.E332]*[.G332]&lt;0;[.D332];[.F332])" office:value-type="float" office:value="2.57779638142378" calcext:value-type="float">
            <text:p>2,57779638142378</text:p>
          </table:table-cell>
          <table:table-cell table:formula="of:=[.D333]^3-COS([.D333])+LN([.D333]+5)-20" office:value-type="float" office:value="0" calcext:value-type="float">
            <text:p>0</text:p>
          </table:table-cell>
          <table:table-cell table:formula="of:=([.B333]+[.D333])/2" office:value-type="float" office:value="2.57779638142378" calcext:value-type="float">
            <text:p>2,57779638142378</text:p>
          </table:table-cell>
          <table:table-cell table:formula="of:=[.F333]^3-COS([.F333])+LN([.F333]+5)-20" office:value-type="float" office:value="0" calcext:value-type="float">
            <text:p>0</text:p>
          </table:table-cell>
          <table:table-cell table:formula="of:=ABS([.F333]-[.F332])" office:value-type="float" office:value="0" calcext:value-type="float">
            <text:p>0</text:p>
          </table:table-cell>
          <table:table-cell table:formula="of:=IF([.H33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3]+1" office:value-type="float" office:value="327" calcext:value-type="float">
            <text:p>327</text:p>
          </table:table-cell>
          <table:table-cell table:formula="of:=IF([.C333]*[.G333]&lt;0;[.B333];[.F333])" office:value-type="float" office:value="2.57779638142378" calcext:value-type="float">
            <text:p>2,57779638142378</text:p>
          </table:table-cell>
          <table:table-cell table:formula="of:=[.B334]^3-COS([.B334])+LN([.B334]+5)-20" office:value-type="float" office:value="0" calcext:value-type="float">
            <text:p>0</text:p>
          </table:table-cell>
          <table:table-cell table:formula="of:=IF([.E333]*[.G333]&lt;0;[.D333];[.F333])" office:value-type="float" office:value="2.57779638142378" calcext:value-type="float">
            <text:p>2,57779638142378</text:p>
          </table:table-cell>
          <table:table-cell table:formula="of:=[.D334]^3-COS([.D334])+LN([.D334]+5)-20" office:value-type="float" office:value="0" calcext:value-type="float">
            <text:p>0</text:p>
          </table:table-cell>
          <table:table-cell table:formula="of:=([.B334]+[.D334])/2" office:value-type="float" office:value="2.57779638142378" calcext:value-type="float">
            <text:p>2,57779638142378</text:p>
          </table:table-cell>
          <table:table-cell table:formula="of:=[.F334]^3-COS([.F334])+LN([.F334]+5)-20" office:value-type="float" office:value="0" calcext:value-type="float">
            <text:p>0</text:p>
          </table:table-cell>
          <table:table-cell table:formula="of:=ABS([.F334]-[.F333])" office:value-type="float" office:value="0" calcext:value-type="float">
            <text:p>0</text:p>
          </table:table-cell>
          <table:table-cell table:formula="of:=IF([.H33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4]+1" office:value-type="float" office:value="328" calcext:value-type="float">
            <text:p>328</text:p>
          </table:table-cell>
          <table:table-cell table:formula="of:=IF([.C334]*[.G334]&lt;0;[.B334];[.F334])" office:value-type="float" office:value="2.57779638142378" calcext:value-type="float">
            <text:p>2,57779638142378</text:p>
          </table:table-cell>
          <table:table-cell table:formula="of:=[.B335]^3-COS([.B335])+LN([.B335]+5)-20" office:value-type="float" office:value="0" calcext:value-type="float">
            <text:p>0</text:p>
          </table:table-cell>
          <table:table-cell table:formula="of:=IF([.E334]*[.G334]&lt;0;[.D334];[.F334])" office:value-type="float" office:value="2.57779638142378" calcext:value-type="float">
            <text:p>2,57779638142378</text:p>
          </table:table-cell>
          <table:table-cell table:formula="of:=[.D335]^3-COS([.D335])+LN([.D335]+5)-20" office:value-type="float" office:value="0" calcext:value-type="float">
            <text:p>0</text:p>
          </table:table-cell>
          <table:table-cell table:formula="of:=([.B335]+[.D335])/2" office:value-type="float" office:value="2.57779638142378" calcext:value-type="float">
            <text:p>2,57779638142378</text:p>
          </table:table-cell>
          <table:table-cell table:formula="of:=[.F335]^3-COS([.F335])+LN([.F335]+5)-20" office:value-type="float" office:value="0" calcext:value-type="float">
            <text:p>0</text:p>
          </table:table-cell>
          <table:table-cell table:formula="of:=ABS([.F335]-[.F334])" office:value-type="float" office:value="0" calcext:value-type="float">
            <text:p>0</text:p>
          </table:table-cell>
          <table:table-cell table:formula="of:=IF([.H33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5]+1" office:value-type="float" office:value="329" calcext:value-type="float">
            <text:p>329</text:p>
          </table:table-cell>
          <table:table-cell table:formula="of:=IF([.C335]*[.G335]&lt;0;[.B335];[.F335])" office:value-type="float" office:value="2.57779638142378" calcext:value-type="float">
            <text:p>2,57779638142378</text:p>
          </table:table-cell>
          <table:table-cell table:formula="of:=[.B336]^3-COS([.B336])+LN([.B336]+5)-20" office:value-type="float" office:value="0" calcext:value-type="float">
            <text:p>0</text:p>
          </table:table-cell>
          <table:table-cell table:formula="of:=IF([.E335]*[.G335]&lt;0;[.D335];[.F335])" office:value-type="float" office:value="2.57779638142378" calcext:value-type="float">
            <text:p>2,57779638142378</text:p>
          </table:table-cell>
          <table:table-cell table:formula="of:=[.D336]^3-COS([.D336])+LN([.D336]+5)-20" office:value-type="float" office:value="0" calcext:value-type="float">
            <text:p>0</text:p>
          </table:table-cell>
          <table:table-cell table:formula="of:=([.B336]+[.D336])/2" office:value-type="float" office:value="2.57779638142378" calcext:value-type="float">
            <text:p>2,57779638142378</text:p>
          </table:table-cell>
          <table:table-cell table:formula="of:=[.F336]^3-COS([.F336])+LN([.F336]+5)-20" office:value-type="float" office:value="0" calcext:value-type="float">
            <text:p>0</text:p>
          </table:table-cell>
          <table:table-cell table:formula="of:=ABS([.F336]-[.F335])" office:value-type="float" office:value="0" calcext:value-type="float">
            <text:p>0</text:p>
          </table:table-cell>
          <table:table-cell table:formula="of:=IF([.H33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6]+1" office:value-type="float" office:value="330" calcext:value-type="float">
            <text:p>330</text:p>
          </table:table-cell>
          <table:table-cell table:formula="of:=IF([.C336]*[.G336]&lt;0;[.B336];[.F336])" office:value-type="float" office:value="2.57779638142378" calcext:value-type="float">
            <text:p>2,57779638142378</text:p>
          </table:table-cell>
          <table:table-cell table:formula="of:=[.B337]^3-COS([.B337])+LN([.B337]+5)-20" office:value-type="float" office:value="0" calcext:value-type="float">
            <text:p>0</text:p>
          </table:table-cell>
          <table:table-cell table:formula="of:=IF([.E336]*[.G336]&lt;0;[.D336];[.F336])" office:value-type="float" office:value="2.57779638142378" calcext:value-type="float">
            <text:p>2,57779638142378</text:p>
          </table:table-cell>
          <table:table-cell table:formula="of:=[.D337]^3-COS([.D337])+LN([.D337]+5)-20" office:value-type="float" office:value="0" calcext:value-type="float">
            <text:p>0</text:p>
          </table:table-cell>
          <table:table-cell table:formula="of:=([.B337]+[.D337])/2" office:value-type="float" office:value="2.57779638142378" calcext:value-type="float">
            <text:p>2,57779638142378</text:p>
          </table:table-cell>
          <table:table-cell table:formula="of:=[.F337]^3-COS([.F337])+LN([.F337]+5)-20" office:value-type="float" office:value="0" calcext:value-type="float">
            <text:p>0</text:p>
          </table:table-cell>
          <table:table-cell table:formula="of:=ABS([.F337]-[.F336])" office:value-type="float" office:value="0" calcext:value-type="float">
            <text:p>0</text:p>
          </table:table-cell>
          <table:table-cell table:formula="of:=IF([.H33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7]+1" office:value-type="float" office:value="331" calcext:value-type="float">
            <text:p>331</text:p>
          </table:table-cell>
          <table:table-cell table:formula="of:=IF([.C337]*[.G337]&lt;0;[.B337];[.F337])" office:value-type="float" office:value="2.57779638142378" calcext:value-type="float">
            <text:p>2,57779638142378</text:p>
          </table:table-cell>
          <table:table-cell table:formula="of:=[.B338]^3-COS([.B338])+LN([.B338]+5)-20" office:value-type="float" office:value="0" calcext:value-type="float">
            <text:p>0</text:p>
          </table:table-cell>
          <table:table-cell table:formula="of:=IF([.E337]*[.G337]&lt;0;[.D337];[.F337])" office:value-type="float" office:value="2.57779638142378" calcext:value-type="float">
            <text:p>2,57779638142378</text:p>
          </table:table-cell>
          <table:table-cell table:formula="of:=[.D338]^3-COS([.D338])+LN([.D338]+5)-20" office:value-type="float" office:value="0" calcext:value-type="float">
            <text:p>0</text:p>
          </table:table-cell>
          <table:table-cell table:formula="of:=([.B338]+[.D338])/2" office:value-type="float" office:value="2.57779638142378" calcext:value-type="float">
            <text:p>2,57779638142378</text:p>
          </table:table-cell>
          <table:table-cell table:formula="of:=[.F338]^3-COS([.F338])+LN([.F338]+5)-20" office:value-type="float" office:value="0" calcext:value-type="float">
            <text:p>0</text:p>
          </table:table-cell>
          <table:table-cell table:formula="of:=ABS([.F338]-[.F337])" office:value-type="float" office:value="0" calcext:value-type="float">
            <text:p>0</text:p>
          </table:table-cell>
          <table:table-cell table:formula="of:=IF([.H33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8]+1" office:value-type="float" office:value="332" calcext:value-type="float">
            <text:p>332</text:p>
          </table:table-cell>
          <table:table-cell table:formula="of:=IF([.C338]*[.G338]&lt;0;[.B338];[.F338])" office:value-type="float" office:value="2.57779638142378" calcext:value-type="float">
            <text:p>2,57779638142378</text:p>
          </table:table-cell>
          <table:table-cell table:formula="of:=[.B339]^3-COS([.B339])+LN([.B339]+5)-20" office:value-type="float" office:value="0" calcext:value-type="float">
            <text:p>0</text:p>
          </table:table-cell>
          <table:table-cell table:formula="of:=IF([.E338]*[.G338]&lt;0;[.D338];[.F338])" office:value-type="float" office:value="2.57779638142378" calcext:value-type="float">
            <text:p>2,57779638142378</text:p>
          </table:table-cell>
          <table:table-cell table:formula="of:=[.D339]^3-COS([.D339])+LN([.D339]+5)-20" office:value-type="float" office:value="0" calcext:value-type="float">
            <text:p>0</text:p>
          </table:table-cell>
          <table:table-cell table:formula="of:=([.B339]+[.D339])/2" office:value-type="float" office:value="2.57779638142378" calcext:value-type="float">
            <text:p>2,57779638142378</text:p>
          </table:table-cell>
          <table:table-cell table:formula="of:=[.F339]^3-COS([.F339])+LN([.F339]+5)-20" office:value-type="float" office:value="0" calcext:value-type="float">
            <text:p>0</text:p>
          </table:table-cell>
          <table:table-cell table:formula="of:=ABS([.F339]-[.F338])" office:value-type="float" office:value="0" calcext:value-type="float">
            <text:p>0</text:p>
          </table:table-cell>
          <table:table-cell table:formula="of:=IF([.H33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39]+1" office:value-type="float" office:value="333" calcext:value-type="float">
            <text:p>333</text:p>
          </table:table-cell>
          <table:table-cell table:formula="of:=IF([.C339]*[.G339]&lt;0;[.B339];[.F339])" office:value-type="float" office:value="2.57779638142378" calcext:value-type="float">
            <text:p>2,57779638142378</text:p>
          </table:table-cell>
          <table:table-cell table:formula="of:=[.B340]^3-COS([.B340])+LN([.B340]+5)-20" office:value-type="float" office:value="0" calcext:value-type="float">
            <text:p>0</text:p>
          </table:table-cell>
          <table:table-cell table:formula="of:=IF([.E339]*[.G339]&lt;0;[.D339];[.F339])" office:value-type="float" office:value="2.57779638142378" calcext:value-type="float">
            <text:p>2,57779638142378</text:p>
          </table:table-cell>
          <table:table-cell table:formula="of:=[.D340]^3-COS([.D340])+LN([.D340]+5)-20" office:value-type="float" office:value="0" calcext:value-type="float">
            <text:p>0</text:p>
          </table:table-cell>
          <table:table-cell table:formula="of:=([.B340]+[.D340])/2" office:value-type="float" office:value="2.57779638142378" calcext:value-type="float">
            <text:p>2,57779638142378</text:p>
          </table:table-cell>
          <table:table-cell table:formula="of:=[.F340]^3-COS([.F340])+LN([.F340]+5)-20" office:value-type="float" office:value="0" calcext:value-type="float">
            <text:p>0</text:p>
          </table:table-cell>
          <table:table-cell table:formula="of:=ABS([.F340]-[.F339])" office:value-type="float" office:value="0" calcext:value-type="float">
            <text:p>0</text:p>
          </table:table-cell>
          <table:table-cell table:formula="of:=IF([.H34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0]+1" office:value-type="float" office:value="334" calcext:value-type="float">
            <text:p>334</text:p>
          </table:table-cell>
          <table:table-cell table:formula="of:=IF([.C340]*[.G340]&lt;0;[.B340];[.F340])" office:value-type="float" office:value="2.57779638142378" calcext:value-type="float">
            <text:p>2,57779638142378</text:p>
          </table:table-cell>
          <table:table-cell table:formula="of:=[.B341]^3-COS([.B341])+LN([.B341]+5)-20" office:value-type="float" office:value="0" calcext:value-type="float">
            <text:p>0</text:p>
          </table:table-cell>
          <table:table-cell table:formula="of:=IF([.E340]*[.G340]&lt;0;[.D340];[.F340])" office:value-type="float" office:value="2.57779638142378" calcext:value-type="float">
            <text:p>2,57779638142378</text:p>
          </table:table-cell>
          <table:table-cell table:formula="of:=[.D341]^3-COS([.D341])+LN([.D341]+5)-20" office:value-type="float" office:value="0" calcext:value-type="float">
            <text:p>0</text:p>
          </table:table-cell>
          <table:table-cell table:formula="of:=([.B341]+[.D341])/2" office:value-type="float" office:value="2.57779638142378" calcext:value-type="float">
            <text:p>2,57779638142378</text:p>
          </table:table-cell>
          <table:table-cell table:formula="of:=[.F341]^3-COS([.F341])+LN([.F341]+5)-20" office:value-type="float" office:value="0" calcext:value-type="float">
            <text:p>0</text:p>
          </table:table-cell>
          <table:table-cell table:formula="of:=ABS([.F341]-[.F340])" office:value-type="float" office:value="0" calcext:value-type="float">
            <text:p>0</text:p>
          </table:table-cell>
          <table:table-cell table:formula="of:=IF([.H34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1]+1" office:value-type="float" office:value="335" calcext:value-type="float">
            <text:p>335</text:p>
          </table:table-cell>
          <table:table-cell table:formula="of:=IF([.C341]*[.G341]&lt;0;[.B341];[.F341])" office:value-type="float" office:value="2.57779638142378" calcext:value-type="float">
            <text:p>2,57779638142378</text:p>
          </table:table-cell>
          <table:table-cell table:formula="of:=[.B342]^3-COS([.B342])+LN([.B342]+5)-20" office:value-type="float" office:value="0" calcext:value-type="float">
            <text:p>0</text:p>
          </table:table-cell>
          <table:table-cell table:formula="of:=IF([.E341]*[.G341]&lt;0;[.D341];[.F341])" office:value-type="float" office:value="2.57779638142378" calcext:value-type="float">
            <text:p>2,57779638142378</text:p>
          </table:table-cell>
          <table:table-cell table:formula="of:=[.D342]^3-COS([.D342])+LN([.D342]+5)-20" office:value-type="float" office:value="0" calcext:value-type="float">
            <text:p>0</text:p>
          </table:table-cell>
          <table:table-cell table:formula="of:=([.B342]+[.D342])/2" office:value-type="float" office:value="2.57779638142378" calcext:value-type="float">
            <text:p>2,57779638142378</text:p>
          </table:table-cell>
          <table:table-cell table:formula="of:=[.F342]^3-COS([.F342])+LN([.F342]+5)-20" office:value-type="float" office:value="0" calcext:value-type="float">
            <text:p>0</text:p>
          </table:table-cell>
          <table:table-cell table:formula="of:=ABS([.F342]-[.F341])" office:value-type="float" office:value="0" calcext:value-type="float">
            <text:p>0</text:p>
          </table:table-cell>
          <table:table-cell table:formula="of:=IF([.H34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2]+1" office:value-type="float" office:value="336" calcext:value-type="float">
            <text:p>336</text:p>
          </table:table-cell>
          <table:table-cell table:formula="of:=IF([.C342]*[.G342]&lt;0;[.B342];[.F342])" office:value-type="float" office:value="2.57779638142378" calcext:value-type="float">
            <text:p>2,57779638142378</text:p>
          </table:table-cell>
          <table:table-cell table:formula="of:=[.B343]^3-COS([.B343])+LN([.B343]+5)-20" office:value-type="float" office:value="0" calcext:value-type="float">
            <text:p>0</text:p>
          </table:table-cell>
          <table:table-cell table:formula="of:=IF([.E342]*[.G342]&lt;0;[.D342];[.F342])" office:value-type="float" office:value="2.57779638142378" calcext:value-type="float">
            <text:p>2,57779638142378</text:p>
          </table:table-cell>
          <table:table-cell table:formula="of:=[.D343]^3-COS([.D343])+LN([.D343]+5)-20" office:value-type="float" office:value="0" calcext:value-type="float">
            <text:p>0</text:p>
          </table:table-cell>
          <table:table-cell table:formula="of:=([.B343]+[.D343])/2" office:value-type="float" office:value="2.57779638142378" calcext:value-type="float">
            <text:p>2,57779638142378</text:p>
          </table:table-cell>
          <table:table-cell table:formula="of:=[.F343]^3-COS([.F343])+LN([.F343]+5)-20" office:value-type="float" office:value="0" calcext:value-type="float">
            <text:p>0</text:p>
          </table:table-cell>
          <table:table-cell table:formula="of:=ABS([.F343]-[.F342])" office:value-type="float" office:value="0" calcext:value-type="float">
            <text:p>0</text:p>
          </table:table-cell>
          <table:table-cell table:formula="of:=IF([.H34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3]+1" office:value-type="float" office:value="337" calcext:value-type="float">
            <text:p>337</text:p>
          </table:table-cell>
          <table:table-cell table:formula="of:=IF([.C343]*[.G343]&lt;0;[.B343];[.F343])" office:value-type="float" office:value="2.57779638142378" calcext:value-type="float">
            <text:p>2,57779638142378</text:p>
          </table:table-cell>
          <table:table-cell table:formula="of:=[.B344]^3-COS([.B344])+LN([.B344]+5)-20" office:value-type="float" office:value="0" calcext:value-type="float">
            <text:p>0</text:p>
          </table:table-cell>
          <table:table-cell table:formula="of:=IF([.E343]*[.G343]&lt;0;[.D343];[.F343])" office:value-type="float" office:value="2.57779638142378" calcext:value-type="float">
            <text:p>2,57779638142378</text:p>
          </table:table-cell>
          <table:table-cell table:formula="of:=[.D344]^3-COS([.D344])+LN([.D344]+5)-20" office:value-type="float" office:value="0" calcext:value-type="float">
            <text:p>0</text:p>
          </table:table-cell>
          <table:table-cell table:formula="of:=([.B344]+[.D344])/2" office:value-type="float" office:value="2.57779638142378" calcext:value-type="float">
            <text:p>2,57779638142378</text:p>
          </table:table-cell>
          <table:table-cell table:formula="of:=[.F344]^3-COS([.F344])+LN([.F344]+5)-20" office:value-type="float" office:value="0" calcext:value-type="float">
            <text:p>0</text:p>
          </table:table-cell>
          <table:table-cell table:formula="of:=ABS([.F344]-[.F343])" office:value-type="float" office:value="0" calcext:value-type="float">
            <text:p>0</text:p>
          </table:table-cell>
          <table:table-cell table:formula="of:=IF([.H34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4]+1" office:value-type="float" office:value="338" calcext:value-type="float">
            <text:p>338</text:p>
          </table:table-cell>
          <table:table-cell table:formula="of:=IF([.C344]*[.G344]&lt;0;[.B344];[.F344])" office:value-type="float" office:value="2.57779638142378" calcext:value-type="float">
            <text:p>2,57779638142378</text:p>
          </table:table-cell>
          <table:table-cell table:formula="of:=[.B345]^3-COS([.B345])+LN([.B345]+5)-20" office:value-type="float" office:value="0" calcext:value-type="float">
            <text:p>0</text:p>
          </table:table-cell>
          <table:table-cell table:formula="of:=IF([.E344]*[.G344]&lt;0;[.D344];[.F344])" office:value-type="float" office:value="2.57779638142378" calcext:value-type="float">
            <text:p>2,57779638142378</text:p>
          </table:table-cell>
          <table:table-cell table:formula="of:=[.D345]^3-COS([.D345])+LN([.D345]+5)-20" office:value-type="float" office:value="0" calcext:value-type="float">
            <text:p>0</text:p>
          </table:table-cell>
          <table:table-cell table:formula="of:=([.B345]+[.D345])/2" office:value-type="float" office:value="2.57779638142378" calcext:value-type="float">
            <text:p>2,57779638142378</text:p>
          </table:table-cell>
          <table:table-cell table:formula="of:=[.F345]^3-COS([.F345])+LN([.F345]+5)-20" office:value-type="float" office:value="0" calcext:value-type="float">
            <text:p>0</text:p>
          </table:table-cell>
          <table:table-cell table:formula="of:=ABS([.F345]-[.F344])" office:value-type="float" office:value="0" calcext:value-type="float">
            <text:p>0</text:p>
          </table:table-cell>
          <table:table-cell table:formula="of:=IF([.H34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5]+1" office:value-type="float" office:value="339" calcext:value-type="float">
            <text:p>339</text:p>
          </table:table-cell>
          <table:table-cell table:formula="of:=IF([.C345]*[.G345]&lt;0;[.B345];[.F345])" office:value-type="float" office:value="2.57779638142378" calcext:value-type="float">
            <text:p>2,57779638142378</text:p>
          </table:table-cell>
          <table:table-cell table:formula="of:=[.B346]^3-COS([.B346])+LN([.B346]+5)-20" office:value-type="float" office:value="0" calcext:value-type="float">
            <text:p>0</text:p>
          </table:table-cell>
          <table:table-cell table:formula="of:=IF([.E345]*[.G345]&lt;0;[.D345];[.F345])" office:value-type="float" office:value="2.57779638142378" calcext:value-type="float">
            <text:p>2,57779638142378</text:p>
          </table:table-cell>
          <table:table-cell table:formula="of:=[.D346]^3-COS([.D346])+LN([.D346]+5)-20" office:value-type="float" office:value="0" calcext:value-type="float">
            <text:p>0</text:p>
          </table:table-cell>
          <table:table-cell table:formula="of:=([.B346]+[.D346])/2" office:value-type="float" office:value="2.57779638142378" calcext:value-type="float">
            <text:p>2,57779638142378</text:p>
          </table:table-cell>
          <table:table-cell table:formula="of:=[.F346]^3-COS([.F346])+LN([.F346]+5)-20" office:value-type="float" office:value="0" calcext:value-type="float">
            <text:p>0</text:p>
          </table:table-cell>
          <table:table-cell table:formula="of:=ABS([.F346]-[.F345])" office:value-type="float" office:value="0" calcext:value-type="float">
            <text:p>0</text:p>
          </table:table-cell>
          <table:table-cell table:formula="of:=IF([.H34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6]+1" office:value-type="float" office:value="340" calcext:value-type="float">
            <text:p>340</text:p>
          </table:table-cell>
          <table:table-cell table:formula="of:=IF([.C346]*[.G346]&lt;0;[.B346];[.F346])" office:value-type="float" office:value="2.57779638142378" calcext:value-type="float">
            <text:p>2,57779638142378</text:p>
          </table:table-cell>
          <table:table-cell table:formula="of:=[.B347]^3-COS([.B347])+LN([.B347]+5)-20" office:value-type="float" office:value="0" calcext:value-type="float">
            <text:p>0</text:p>
          </table:table-cell>
          <table:table-cell table:formula="of:=IF([.E346]*[.G346]&lt;0;[.D346];[.F346])" office:value-type="float" office:value="2.57779638142378" calcext:value-type="float">
            <text:p>2,57779638142378</text:p>
          </table:table-cell>
          <table:table-cell table:formula="of:=[.D347]^3-COS([.D347])+LN([.D347]+5)-20" office:value-type="float" office:value="0" calcext:value-type="float">
            <text:p>0</text:p>
          </table:table-cell>
          <table:table-cell table:formula="of:=([.B347]+[.D347])/2" office:value-type="float" office:value="2.57779638142378" calcext:value-type="float">
            <text:p>2,57779638142378</text:p>
          </table:table-cell>
          <table:table-cell table:formula="of:=[.F347]^3-COS([.F347])+LN([.F347]+5)-20" office:value-type="float" office:value="0" calcext:value-type="float">
            <text:p>0</text:p>
          </table:table-cell>
          <table:table-cell table:formula="of:=ABS([.F347]-[.F346])" office:value-type="float" office:value="0" calcext:value-type="float">
            <text:p>0</text:p>
          </table:table-cell>
          <table:table-cell table:formula="of:=IF([.H34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7]+1" office:value-type="float" office:value="341" calcext:value-type="float">
            <text:p>341</text:p>
          </table:table-cell>
          <table:table-cell table:formula="of:=IF([.C347]*[.G347]&lt;0;[.B347];[.F347])" office:value-type="float" office:value="2.57779638142378" calcext:value-type="float">
            <text:p>2,57779638142378</text:p>
          </table:table-cell>
          <table:table-cell table:formula="of:=[.B348]^3-COS([.B348])+LN([.B348]+5)-20" office:value-type="float" office:value="0" calcext:value-type="float">
            <text:p>0</text:p>
          </table:table-cell>
          <table:table-cell table:formula="of:=IF([.E347]*[.G347]&lt;0;[.D347];[.F347])" office:value-type="float" office:value="2.57779638142378" calcext:value-type="float">
            <text:p>2,57779638142378</text:p>
          </table:table-cell>
          <table:table-cell table:formula="of:=[.D348]^3-COS([.D348])+LN([.D348]+5)-20" office:value-type="float" office:value="0" calcext:value-type="float">
            <text:p>0</text:p>
          </table:table-cell>
          <table:table-cell table:formula="of:=([.B348]+[.D348])/2" office:value-type="float" office:value="2.57779638142378" calcext:value-type="float">
            <text:p>2,57779638142378</text:p>
          </table:table-cell>
          <table:table-cell table:formula="of:=[.F348]^3-COS([.F348])+LN([.F348]+5)-20" office:value-type="float" office:value="0" calcext:value-type="float">
            <text:p>0</text:p>
          </table:table-cell>
          <table:table-cell table:formula="of:=ABS([.F348]-[.F347])" office:value-type="float" office:value="0" calcext:value-type="float">
            <text:p>0</text:p>
          </table:table-cell>
          <table:table-cell table:formula="of:=IF([.H34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8]+1" office:value-type="float" office:value="342" calcext:value-type="float">
            <text:p>342</text:p>
          </table:table-cell>
          <table:table-cell table:formula="of:=IF([.C348]*[.G348]&lt;0;[.B348];[.F348])" office:value-type="float" office:value="2.57779638142378" calcext:value-type="float">
            <text:p>2,57779638142378</text:p>
          </table:table-cell>
          <table:table-cell table:formula="of:=[.B349]^3-COS([.B349])+LN([.B349]+5)-20" office:value-type="float" office:value="0" calcext:value-type="float">
            <text:p>0</text:p>
          </table:table-cell>
          <table:table-cell table:formula="of:=IF([.E348]*[.G348]&lt;0;[.D348];[.F348])" office:value-type="float" office:value="2.57779638142378" calcext:value-type="float">
            <text:p>2,57779638142378</text:p>
          </table:table-cell>
          <table:table-cell table:formula="of:=[.D349]^3-COS([.D349])+LN([.D349]+5)-20" office:value-type="float" office:value="0" calcext:value-type="float">
            <text:p>0</text:p>
          </table:table-cell>
          <table:table-cell table:formula="of:=([.B349]+[.D349])/2" office:value-type="float" office:value="2.57779638142378" calcext:value-type="float">
            <text:p>2,57779638142378</text:p>
          </table:table-cell>
          <table:table-cell table:formula="of:=[.F349]^3-COS([.F349])+LN([.F349]+5)-20" office:value-type="float" office:value="0" calcext:value-type="float">
            <text:p>0</text:p>
          </table:table-cell>
          <table:table-cell table:formula="of:=ABS([.F349]-[.F348])" office:value-type="float" office:value="0" calcext:value-type="float">
            <text:p>0</text:p>
          </table:table-cell>
          <table:table-cell table:formula="of:=IF([.H34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49]+1" office:value-type="float" office:value="343" calcext:value-type="float">
            <text:p>343</text:p>
          </table:table-cell>
          <table:table-cell table:formula="of:=IF([.C349]*[.G349]&lt;0;[.B349];[.F349])" office:value-type="float" office:value="2.57779638142378" calcext:value-type="float">
            <text:p>2,57779638142378</text:p>
          </table:table-cell>
          <table:table-cell table:formula="of:=[.B350]^3-COS([.B350])+LN([.B350]+5)-20" office:value-type="float" office:value="0" calcext:value-type="float">
            <text:p>0</text:p>
          </table:table-cell>
          <table:table-cell table:formula="of:=IF([.E349]*[.G349]&lt;0;[.D349];[.F349])" office:value-type="float" office:value="2.57779638142378" calcext:value-type="float">
            <text:p>2,57779638142378</text:p>
          </table:table-cell>
          <table:table-cell table:formula="of:=[.D350]^3-COS([.D350])+LN([.D350]+5)-20" office:value-type="float" office:value="0" calcext:value-type="float">
            <text:p>0</text:p>
          </table:table-cell>
          <table:table-cell table:formula="of:=([.B350]+[.D350])/2" office:value-type="float" office:value="2.57779638142378" calcext:value-type="float">
            <text:p>2,57779638142378</text:p>
          </table:table-cell>
          <table:table-cell table:formula="of:=[.F350]^3-COS([.F350])+LN([.F350]+5)-20" office:value-type="float" office:value="0" calcext:value-type="float">
            <text:p>0</text:p>
          </table:table-cell>
          <table:table-cell table:formula="of:=ABS([.F350]-[.F349])" office:value-type="float" office:value="0" calcext:value-type="float">
            <text:p>0</text:p>
          </table:table-cell>
          <table:table-cell table:formula="of:=IF([.H35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0]+1" office:value-type="float" office:value="344" calcext:value-type="float">
            <text:p>344</text:p>
          </table:table-cell>
          <table:table-cell table:formula="of:=IF([.C350]*[.G350]&lt;0;[.B350];[.F350])" office:value-type="float" office:value="2.57779638142378" calcext:value-type="float">
            <text:p>2,57779638142378</text:p>
          </table:table-cell>
          <table:table-cell table:formula="of:=[.B351]^3-COS([.B351])+LN([.B351]+5)-20" office:value-type="float" office:value="0" calcext:value-type="float">
            <text:p>0</text:p>
          </table:table-cell>
          <table:table-cell table:formula="of:=IF([.E350]*[.G350]&lt;0;[.D350];[.F350])" office:value-type="float" office:value="2.57779638142378" calcext:value-type="float">
            <text:p>2,57779638142378</text:p>
          </table:table-cell>
          <table:table-cell table:formula="of:=[.D351]^3-COS([.D351])+LN([.D351]+5)-20" office:value-type="float" office:value="0" calcext:value-type="float">
            <text:p>0</text:p>
          </table:table-cell>
          <table:table-cell table:formula="of:=([.B351]+[.D351])/2" office:value-type="float" office:value="2.57779638142378" calcext:value-type="float">
            <text:p>2,57779638142378</text:p>
          </table:table-cell>
          <table:table-cell table:formula="of:=[.F351]^3-COS([.F351])+LN([.F351]+5)-20" office:value-type="float" office:value="0" calcext:value-type="float">
            <text:p>0</text:p>
          </table:table-cell>
          <table:table-cell table:formula="of:=ABS([.F351]-[.F350])" office:value-type="float" office:value="0" calcext:value-type="float">
            <text:p>0</text:p>
          </table:table-cell>
          <table:table-cell table:formula="of:=IF([.H35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1]+1" office:value-type="float" office:value="345" calcext:value-type="float">
            <text:p>345</text:p>
          </table:table-cell>
          <table:table-cell table:formula="of:=IF([.C351]*[.G351]&lt;0;[.B351];[.F351])" office:value-type="float" office:value="2.57779638142378" calcext:value-type="float">
            <text:p>2,57779638142378</text:p>
          </table:table-cell>
          <table:table-cell table:formula="of:=[.B352]^3-COS([.B352])+LN([.B352]+5)-20" office:value-type="float" office:value="0" calcext:value-type="float">
            <text:p>0</text:p>
          </table:table-cell>
          <table:table-cell table:formula="of:=IF([.E351]*[.G351]&lt;0;[.D351];[.F351])" office:value-type="float" office:value="2.57779638142378" calcext:value-type="float">
            <text:p>2,57779638142378</text:p>
          </table:table-cell>
          <table:table-cell table:formula="of:=[.D352]^3-COS([.D352])+LN([.D352]+5)-20" office:value-type="float" office:value="0" calcext:value-type="float">
            <text:p>0</text:p>
          </table:table-cell>
          <table:table-cell table:formula="of:=([.B352]+[.D352])/2" office:value-type="float" office:value="2.57779638142378" calcext:value-type="float">
            <text:p>2,57779638142378</text:p>
          </table:table-cell>
          <table:table-cell table:formula="of:=[.F352]^3-COS([.F352])+LN([.F352]+5)-20" office:value-type="float" office:value="0" calcext:value-type="float">
            <text:p>0</text:p>
          </table:table-cell>
          <table:table-cell table:formula="of:=ABS([.F352]-[.F351])" office:value-type="float" office:value="0" calcext:value-type="float">
            <text:p>0</text:p>
          </table:table-cell>
          <table:table-cell table:formula="of:=IF([.H35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2]+1" office:value-type="float" office:value="346" calcext:value-type="float">
            <text:p>346</text:p>
          </table:table-cell>
          <table:table-cell table:formula="of:=IF([.C352]*[.G352]&lt;0;[.B352];[.F352])" office:value-type="float" office:value="2.57779638142378" calcext:value-type="float">
            <text:p>2,57779638142378</text:p>
          </table:table-cell>
          <table:table-cell table:formula="of:=[.B353]^3-COS([.B353])+LN([.B353]+5)-20" office:value-type="float" office:value="0" calcext:value-type="float">
            <text:p>0</text:p>
          </table:table-cell>
          <table:table-cell table:formula="of:=IF([.E352]*[.G352]&lt;0;[.D352];[.F352])" office:value-type="float" office:value="2.57779638142378" calcext:value-type="float">
            <text:p>2,57779638142378</text:p>
          </table:table-cell>
          <table:table-cell table:formula="of:=[.D353]^3-COS([.D353])+LN([.D353]+5)-20" office:value-type="float" office:value="0" calcext:value-type="float">
            <text:p>0</text:p>
          </table:table-cell>
          <table:table-cell table:formula="of:=([.B353]+[.D353])/2" office:value-type="float" office:value="2.57779638142378" calcext:value-type="float">
            <text:p>2,57779638142378</text:p>
          </table:table-cell>
          <table:table-cell table:formula="of:=[.F353]^3-COS([.F353])+LN([.F353]+5)-20" office:value-type="float" office:value="0" calcext:value-type="float">
            <text:p>0</text:p>
          </table:table-cell>
          <table:table-cell table:formula="of:=ABS([.F353]-[.F352])" office:value-type="float" office:value="0" calcext:value-type="float">
            <text:p>0</text:p>
          </table:table-cell>
          <table:table-cell table:formula="of:=IF([.H35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3]+1" office:value-type="float" office:value="347" calcext:value-type="float">
            <text:p>347</text:p>
          </table:table-cell>
          <table:table-cell table:formula="of:=IF([.C353]*[.G353]&lt;0;[.B353];[.F353])" office:value-type="float" office:value="2.57779638142378" calcext:value-type="float">
            <text:p>2,57779638142378</text:p>
          </table:table-cell>
          <table:table-cell table:formula="of:=[.B354]^3-COS([.B354])+LN([.B354]+5)-20" office:value-type="float" office:value="0" calcext:value-type="float">
            <text:p>0</text:p>
          </table:table-cell>
          <table:table-cell table:formula="of:=IF([.E353]*[.G353]&lt;0;[.D353];[.F353])" office:value-type="float" office:value="2.57779638142378" calcext:value-type="float">
            <text:p>2,57779638142378</text:p>
          </table:table-cell>
          <table:table-cell table:formula="of:=[.D354]^3-COS([.D354])+LN([.D354]+5)-20" office:value-type="float" office:value="0" calcext:value-type="float">
            <text:p>0</text:p>
          </table:table-cell>
          <table:table-cell table:formula="of:=([.B354]+[.D354])/2" office:value-type="float" office:value="2.57779638142378" calcext:value-type="float">
            <text:p>2,57779638142378</text:p>
          </table:table-cell>
          <table:table-cell table:formula="of:=[.F354]^3-COS([.F354])+LN([.F354]+5)-20" office:value-type="float" office:value="0" calcext:value-type="float">
            <text:p>0</text:p>
          </table:table-cell>
          <table:table-cell table:formula="of:=ABS([.F354]-[.F353])" office:value-type="float" office:value="0" calcext:value-type="float">
            <text:p>0</text:p>
          </table:table-cell>
          <table:table-cell table:formula="of:=IF([.H35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4]+1" office:value-type="float" office:value="348" calcext:value-type="float">
            <text:p>348</text:p>
          </table:table-cell>
          <table:table-cell table:formula="of:=IF([.C354]*[.G354]&lt;0;[.B354];[.F354])" office:value-type="float" office:value="2.57779638142378" calcext:value-type="float">
            <text:p>2,57779638142378</text:p>
          </table:table-cell>
          <table:table-cell table:formula="of:=[.B355]^3-COS([.B355])+LN([.B355]+5)-20" office:value-type="float" office:value="0" calcext:value-type="float">
            <text:p>0</text:p>
          </table:table-cell>
          <table:table-cell table:formula="of:=IF([.E354]*[.G354]&lt;0;[.D354];[.F354])" office:value-type="float" office:value="2.57779638142378" calcext:value-type="float">
            <text:p>2,57779638142378</text:p>
          </table:table-cell>
          <table:table-cell table:formula="of:=[.D355]^3-COS([.D355])+LN([.D355]+5)-20" office:value-type="float" office:value="0" calcext:value-type="float">
            <text:p>0</text:p>
          </table:table-cell>
          <table:table-cell table:formula="of:=([.B355]+[.D355])/2" office:value-type="float" office:value="2.57779638142378" calcext:value-type="float">
            <text:p>2,57779638142378</text:p>
          </table:table-cell>
          <table:table-cell table:formula="of:=[.F355]^3-COS([.F355])+LN([.F355]+5)-20" office:value-type="float" office:value="0" calcext:value-type="float">
            <text:p>0</text:p>
          </table:table-cell>
          <table:table-cell table:formula="of:=ABS([.F355]-[.F354])" office:value-type="float" office:value="0" calcext:value-type="float">
            <text:p>0</text:p>
          </table:table-cell>
          <table:table-cell table:formula="of:=IF([.H35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5]+1" office:value-type="float" office:value="349" calcext:value-type="float">
            <text:p>349</text:p>
          </table:table-cell>
          <table:table-cell table:formula="of:=IF([.C355]*[.G355]&lt;0;[.B355];[.F355])" office:value-type="float" office:value="2.57779638142378" calcext:value-type="float">
            <text:p>2,57779638142378</text:p>
          </table:table-cell>
          <table:table-cell table:formula="of:=[.B356]^3-COS([.B356])+LN([.B356]+5)-20" office:value-type="float" office:value="0" calcext:value-type="float">
            <text:p>0</text:p>
          </table:table-cell>
          <table:table-cell table:formula="of:=IF([.E355]*[.G355]&lt;0;[.D355];[.F355])" office:value-type="float" office:value="2.57779638142378" calcext:value-type="float">
            <text:p>2,57779638142378</text:p>
          </table:table-cell>
          <table:table-cell table:formula="of:=[.D356]^3-COS([.D356])+LN([.D356]+5)-20" office:value-type="float" office:value="0" calcext:value-type="float">
            <text:p>0</text:p>
          </table:table-cell>
          <table:table-cell table:formula="of:=([.B356]+[.D356])/2" office:value-type="float" office:value="2.57779638142378" calcext:value-type="float">
            <text:p>2,57779638142378</text:p>
          </table:table-cell>
          <table:table-cell table:formula="of:=[.F356]^3-COS([.F356])+LN([.F356]+5)-20" office:value-type="float" office:value="0" calcext:value-type="float">
            <text:p>0</text:p>
          </table:table-cell>
          <table:table-cell table:formula="of:=ABS([.F356]-[.F355])" office:value-type="float" office:value="0" calcext:value-type="float">
            <text:p>0</text:p>
          </table:table-cell>
          <table:table-cell table:formula="of:=IF([.H35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6]+1" office:value-type="float" office:value="350" calcext:value-type="float">
            <text:p>350</text:p>
          </table:table-cell>
          <table:table-cell table:formula="of:=IF([.C356]*[.G356]&lt;0;[.B356];[.F356])" office:value-type="float" office:value="2.57779638142378" calcext:value-type="float">
            <text:p>2,57779638142378</text:p>
          </table:table-cell>
          <table:table-cell table:formula="of:=[.B357]^3-COS([.B357])+LN([.B357]+5)-20" office:value-type="float" office:value="0" calcext:value-type="float">
            <text:p>0</text:p>
          </table:table-cell>
          <table:table-cell table:formula="of:=IF([.E356]*[.G356]&lt;0;[.D356];[.F356])" office:value-type="float" office:value="2.57779638142378" calcext:value-type="float">
            <text:p>2,57779638142378</text:p>
          </table:table-cell>
          <table:table-cell table:formula="of:=[.D357]^3-COS([.D357])+LN([.D357]+5)-20" office:value-type="float" office:value="0" calcext:value-type="float">
            <text:p>0</text:p>
          </table:table-cell>
          <table:table-cell table:formula="of:=([.B357]+[.D357])/2" office:value-type="float" office:value="2.57779638142378" calcext:value-type="float">
            <text:p>2,57779638142378</text:p>
          </table:table-cell>
          <table:table-cell table:formula="of:=[.F357]^3-COS([.F357])+LN([.F357]+5)-20" office:value-type="float" office:value="0" calcext:value-type="float">
            <text:p>0</text:p>
          </table:table-cell>
          <table:table-cell table:formula="of:=ABS([.F357]-[.F356])" office:value-type="float" office:value="0" calcext:value-type="float">
            <text:p>0</text:p>
          </table:table-cell>
          <table:table-cell table:formula="of:=IF([.H35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7]+1" office:value-type="float" office:value="351" calcext:value-type="float">
            <text:p>351</text:p>
          </table:table-cell>
          <table:table-cell table:formula="of:=IF([.C357]*[.G357]&lt;0;[.B357];[.F357])" office:value-type="float" office:value="2.57779638142378" calcext:value-type="float">
            <text:p>2,57779638142378</text:p>
          </table:table-cell>
          <table:table-cell table:formula="of:=[.B358]^3-COS([.B358])+LN([.B358]+5)-20" office:value-type="float" office:value="0" calcext:value-type="float">
            <text:p>0</text:p>
          </table:table-cell>
          <table:table-cell table:formula="of:=IF([.E357]*[.G357]&lt;0;[.D357];[.F357])" office:value-type="float" office:value="2.57779638142378" calcext:value-type="float">
            <text:p>2,57779638142378</text:p>
          </table:table-cell>
          <table:table-cell table:formula="of:=[.D358]^3-COS([.D358])+LN([.D358]+5)-20" office:value-type="float" office:value="0" calcext:value-type="float">
            <text:p>0</text:p>
          </table:table-cell>
          <table:table-cell table:formula="of:=([.B358]+[.D358])/2" office:value-type="float" office:value="2.57779638142378" calcext:value-type="float">
            <text:p>2,57779638142378</text:p>
          </table:table-cell>
          <table:table-cell table:formula="of:=[.F358]^3-COS([.F358])+LN([.F358]+5)-20" office:value-type="float" office:value="0" calcext:value-type="float">
            <text:p>0</text:p>
          </table:table-cell>
          <table:table-cell table:formula="of:=ABS([.F358]-[.F357])" office:value-type="float" office:value="0" calcext:value-type="float">
            <text:p>0</text:p>
          </table:table-cell>
          <table:table-cell table:formula="of:=IF([.H35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8]+1" office:value-type="float" office:value="352" calcext:value-type="float">
            <text:p>352</text:p>
          </table:table-cell>
          <table:table-cell table:formula="of:=IF([.C358]*[.G358]&lt;0;[.B358];[.F358])" office:value-type="float" office:value="2.57779638142378" calcext:value-type="float">
            <text:p>2,57779638142378</text:p>
          </table:table-cell>
          <table:table-cell table:formula="of:=[.B359]^3-COS([.B359])+LN([.B359]+5)-20" office:value-type="float" office:value="0" calcext:value-type="float">
            <text:p>0</text:p>
          </table:table-cell>
          <table:table-cell table:formula="of:=IF([.E358]*[.G358]&lt;0;[.D358];[.F358])" office:value-type="float" office:value="2.57779638142378" calcext:value-type="float">
            <text:p>2,57779638142378</text:p>
          </table:table-cell>
          <table:table-cell table:formula="of:=[.D359]^3-COS([.D359])+LN([.D359]+5)-20" office:value-type="float" office:value="0" calcext:value-type="float">
            <text:p>0</text:p>
          </table:table-cell>
          <table:table-cell table:formula="of:=([.B359]+[.D359])/2" office:value-type="float" office:value="2.57779638142378" calcext:value-type="float">
            <text:p>2,57779638142378</text:p>
          </table:table-cell>
          <table:table-cell table:formula="of:=[.F359]^3-COS([.F359])+LN([.F359]+5)-20" office:value-type="float" office:value="0" calcext:value-type="float">
            <text:p>0</text:p>
          </table:table-cell>
          <table:table-cell table:formula="of:=ABS([.F359]-[.F358])" office:value-type="float" office:value="0" calcext:value-type="float">
            <text:p>0</text:p>
          </table:table-cell>
          <table:table-cell table:formula="of:=IF([.H35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59]+1" office:value-type="float" office:value="353" calcext:value-type="float">
            <text:p>353</text:p>
          </table:table-cell>
          <table:table-cell table:formula="of:=IF([.C359]*[.G359]&lt;0;[.B359];[.F359])" office:value-type="float" office:value="2.57779638142378" calcext:value-type="float">
            <text:p>2,57779638142378</text:p>
          </table:table-cell>
          <table:table-cell table:formula="of:=[.B360]^3-COS([.B360])+LN([.B360]+5)-20" office:value-type="float" office:value="0" calcext:value-type="float">
            <text:p>0</text:p>
          </table:table-cell>
          <table:table-cell table:formula="of:=IF([.E359]*[.G359]&lt;0;[.D359];[.F359])" office:value-type="float" office:value="2.57779638142378" calcext:value-type="float">
            <text:p>2,57779638142378</text:p>
          </table:table-cell>
          <table:table-cell table:formula="of:=[.D360]^3-COS([.D360])+LN([.D360]+5)-20" office:value-type="float" office:value="0" calcext:value-type="float">
            <text:p>0</text:p>
          </table:table-cell>
          <table:table-cell table:formula="of:=([.B360]+[.D360])/2" office:value-type="float" office:value="2.57779638142378" calcext:value-type="float">
            <text:p>2,57779638142378</text:p>
          </table:table-cell>
          <table:table-cell table:formula="of:=[.F360]^3-COS([.F360])+LN([.F360]+5)-20" office:value-type="float" office:value="0" calcext:value-type="float">
            <text:p>0</text:p>
          </table:table-cell>
          <table:table-cell table:formula="of:=ABS([.F360]-[.F359])" office:value-type="float" office:value="0" calcext:value-type="float">
            <text:p>0</text:p>
          </table:table-cell>
          <table:table-cell table:formula="of:=IF([.H36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0]+1" office:value-type="float" office:value="354" calcext:value-type="float">
            <text:p>354</text:p>
          </table:table-cell>
          <table:table-cell table:formula="of:=IF([.C360]*[.G360]&lt;0;[.B360];[.F360])" office:value-type="float" office:value="2.57779638142378" calcext:value-type="float">
            <text:p>2,57779638142378</text:p>
          </table:table-cell>
          <table:table-cell table:formula="of:=[.B361]^3-COS([.B361])+LN([.B361]+5)-20" office:value-type="float" office:value="0" calcext:value-type="float">
            <text:p>0</text:p>
          </table:table-cell>
          <table:table-cell table:formula="of:=IF([.E360]*[.G360]&lt;0;[.D360];[.F360])" office:value-type="float" office:value="2.57779638142378" calcext:value-type="float">
            <text:p>2,57779638142378</text:p>
          </table:table-cell>
          <table:table-cell table:formula="of:=[.D361]^3-COS([.D361])+LN([.D361]+5)-20" office:value-type="float" office:value="0" calcext:value-type="float">
            <text:p>0</text:p>
          </table:table-cell>
          <table:table-cell table:formula="of:=([.B361]+[.D361])/2" office:value-type="float" office:value="2.57779638142378" calcext:value-type="float">
            <text:p>2,57779638142378</text:p>
          </table:table-cell>
          <table:table-cell table:formula="of:=[.F361]^3-COS([.F361])+LN([.F361]+5)-20" office:value-type="float" office:value="0" calcext:value-type="float">
            <text:p>0</text:p>
          </table:table-cell>
          <table:table-cell table:formula="of:=ABS([.F361]-[.F360])" office:value-type="float" office:value="0" calcext:value-type="float">
            <text:p>0</text:p>
          </table:table-cell>
          <table:table-cell table:formula="of:=IF([.H36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1]+1" office:value-type="float" office:value="355" calcext:value-type="float">
            <text:p>355</text:p>
          </table:table-cell>
          <table:table-cell table:formula="of:=IF([.C361]*[.G361]&lt;0;[.B361];[.F361])" office:value-type="float" office:value="2.57779638142378" calcext:value-type="float">
            <text:p>2,57779638142378</text:p>
          </table:table-cell>
          <table:table-cell table:formula="of:=[.B362]^3-COS([.B362])+LN([.B362]+5)-20" office:value-type="float" office:value="0" calcext:value-type="float">
            <text:p>0</text:p>
          </table:table-cell>
          <table:table-cell table:formula="of:=IF([.E361]*[.G361]&lt;0;[.D361];[.F361])" office:value-type="float" office:value="2.57779638142378" calcext:value-type="float">
            <text:p>2,57779638142378</text:p>
          </table:table-cell>
          <table:table-cell table:formula="of:=[.D362]^3-COS([.D362])+LN([.D362]+5)-20" office:value-type="float" office:value="0" calcext:value-type="float">
            <text:p>0</text:p>
          </table:table-cell>
          <table:table-cell table:formula="of:=([.B362]+[.D362])/2" office:value-type="float" office:value="2.57779638142378" calcext:value-type="float">
            <text:p>2,57779638142378</text:p>
          </table:table-cell>
          <table:table-cell table:formula="of:=[.F362]^3-COS([.F362])+LN([.F362]+5)-20" office:value-type="float" office:value="0" calcext:value-type="float">
            <text:p>0</text:p>
          </table:table-cell>
          <table:table-cell table:formula="of:=ABS([.F362]-[.F361])" office:value-type="float" office:value="0" calcext:value-type="float">
            <text:p>0</text:p>
          </table:table-cell>
          <table:table-cell table:formula="of:=IF([.H36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2]+1" office:value-type="float" office:value="356" calcext:value-type="float">
            <text:p>356</text:p>
          </table:table-cell>
          <table:table-cell table:formula="of:=IF([.C362]*[.G362]&lt;0;[.B362];[.F362])" office:value-type="float" office:value="2.57779638142378" calcext:value-type="float">
            <text:p>2,57779638142378</text:p>
          </table:table-cell>
          <table:table-cell table:formula="of:=[.B363]^3-COS([.B363])+LN([.B363]+5)-20" office:value-type="float" office:value="0" calcext:value-type="float">
            <text:p>0</text:p>
          </table:table-cell>
          <table:table-cell table:formula="of:=IF([.E362]*[.G362]&lt;0;[.D362];[.F362])" office:value-type="float" office:value="2.57779638142378" calcext:value-type="float">
            <text:p>2,57779638142378</text:p>
          </table:table-cell>
          <table:table-cell table:formula="of:=[.D363]^3-COS([.D363])+LN([.D363]+5)-20" office:value-type="float" office:value="0" calcext:value-type="float">
            <text:p>0</text:p>
          </table:table-cell>
          <table:table-cell table:formula="of:=([.B363]+[.D363])/2" office:value-type="float" office:value="2.57779638142378" calcext:value-type="float">
            <text:p>2,57779638142378</text:p>
          </table:table-cell>
          <table:table-cell table:formula="of:=[.F363]^3-COS([.F363])+LN([.F363]+5)-20" office:value-type="float" office:value="0" calcext:value-type="float">
            <text:p>0</text:p>
          </table:table-cell>
          <table:table-cell table:formula="of:=ABS([.F363]-[.F362])" office:value-type="float" office:value="0" calcext:value-type="float">
            <text:p>0</text:p>
          </table:table-cell>
          <table:table-cell table:formula="of:=IF([.H36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3]+1" office:value-type="float" office:value="357" calcext:value-type="float">
            <text:p>357</text:p>
          </table:table-cell>
          <table:table-cell table:formula="of:=IF([.C363]*[.G363]&lt;0;[.B363];[.F363])" office:value-type="float" office:value="2.57779638142378" calcext:value-type="float">
            <text:p>2,57779638142378</text:p>
          </table:table-cell>
          <table:table-cell table:formula="of:=[.B364]^3-COS([.B364])+LN([.B364]+5)-20" office:value-type="float" office:value="0" calcext:value-type="float">
            <text:p>0</text:p>
          </table:table-cell>
          <table:table-cell table:formula="of:=IF([.E363]*[.G363]&lt;0;[.D363];[.F363])" office:value-type="float" office:value="2.57779638142378" calcext:value-type="float">
            <text:p>2,57779638142378</text:p>
          </table:table-cell>
          <table:table-cell table:formula="of:=[.D364]^3-COS([.D364])+LN([.D364]+5)-20" office:value-type="float" office:value="0" calcext:value-type="float">
            <text:p>0</text:p>
          </table:table-cell>
          <table:table-cell table:formula="of:=([.B364]+[.D364])/2" office:value-type="float" office:value="2.57779638142378" calcext:value-type="float">
            <text:p>2,57779638142378</text:p>
          </table:table-cell>
          <table:table-cell table:formula="of:=[.F364]^3-COS([.F364])+LN([.F364]+5)-20" office:value-type="float" office:value="0" calcext:value-type="float">
            <text:p>0</text:p>
          </table:table-cell>
          <table:table-cell table:formula="of:=ABS([.F364]-[.F363])" office:value-type="float" office:value="0" calcext:value-type="float">
            <text:p>0</text:p>
          </table:table-cell>
          <table:table-cell table:formula="of:=IF([.H36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4]+1" office:value-type="float" office:value="358" calcext:value-type="float">
            <text:p>358</text:p>
          </table:table-cell>
          <table:table-cell table:formula="of:=IF([.C364]*[.G364]&lt;0;[.B364];[.F364])" office:value-type="float" office:value="2.57779638142378" calcext:value-type="float">
            <text:p>2,57779638142378</text:p>
          </table:table-cell>
          <table:table-cell table:formula="of:=[.B365]^3-COS([.B365])+LN([.B365]+5)-20" office:value-type="float" office:value="0" calcext:value-type="float">
            <text:p>0</text:p>
          </table:table-cell>
          <table:table-cell table:formula="of:=IF([.E364]*[.G364]&lt;0;[.D364];[.F364])" office:value-type="float" office:value="2.57779638142378" calcext:value-type="float">
            <text:p>2,57779638142378</text:p>
          </table:table-cell>
          <table:table-cell table:formula="of:=[.D365]^3-COS([.D365])+LN([.D365]+5)-20" office:value-type="float" office:value="0" calcext:value-type="float">
            <text:p>0</text:p>
          </table:table-cell>
          <table:table-cell table:formula="of:=([.B365]+[.D365])/2" office:value-type="float" office:value="2.57779638142378" calcext:value-type="float">
            <text:p>2,57779638142378</text:p>
          </table:table-cell>
          <table:table-cell table:formula="of:=[.F365]^3-COS([.F365])+LN([.F365]+5)-20" office:value-type="float" office:value="0" calcext:value-type="float">
            <text:p>0</text:p>
          </table:table-cell>
          <table:table-cell table:formula="of:=ABS([.F365]-[.F364])" office:value-type="float" office:value="0" calcext:value-type="float">
            <text:p>0</text:p>
          </table:table-cell>
          <table:table-cell table:formula="of:=IF([.H36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5]+1" office:value-type="float" office:value="359" calcext:value-type="float">
            <text:p>359</text:p>
          </table:table-cell>
          <table:table-cell table:formula="of:=IF([.C365]*[.G365]&lt;0;[.B365];[.F365])" office:value-type="float" office:value="2.57779638142378" calcext:value-type="float">
            <text:p>2,57779638142378</text:p>
          </table:table-cell>
          <table:table-cell table:formula="of:=[.B366]^3-COS([.B366])+LN([.B366]+5)-20" office:value-type="float" office:value="0" calcext:value-type="float">
            <text:p>0</text:p>
          </table:table-cell>
          <table:table-cell table:formula="of:=IF([.E365]*[.G365]&lt;0;[.D365];[.F365])" office:value-type="float" office:value="2.57779638142378" calcext:value-type="float">
            <text:p>2,57779638142378</text:p>
          </table:table-cell>
          <table:table-cell table:formula="of:=[.D366]^3-COS([.D366])+LN([.D366]+5)-20" office:value-type="float" office:value="0" calcext:value-type="float">
            <text:p>0</text:p>
          </table:table-cell>
          <table:table-cell table:formula="of:=([.B366]+[.D366])/2" office:value-type="float" office:value="2.57779638142378" calcext:value-type="float">
            <text:p>2,57779638142378</text:p>
          </table:table-cell>
          <table:table-cell table:formula="of:=[.F366]^3-COS([.F366])+LN([.F366]+5)-20" office:value-type="float" office:value="0" calcext:value-type="float">
            <text:p>0</text:p>
          </table:table-cell>
          <table:table-cell table:formula="of:=ABS([.F366]-[.F365])" office:value-type="float" office:value="0" calcext:value-type="float">
            <text:p>0</text:p>
          </table:table-cell>
          <table:table-cell table:formula="of:=IF([.H36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6]+1" office:value-type="float" office:value="360" calcext:value-type="float">
            <text:p>360</text:p>
          </table:table-cell>
          <table:table-cell table:formula="of:=IF([.C366]*[.G366]&lt;0;[.B366];[.F366])" office:value-type="float" office:value="2.57779638142378" calcext:value-type="float">
            <text:p>2,57779638142378</text:p>
          </table:table-cell>
          <table:table-cell table:formula="of:=[.B367]^3-COS([.B367])+LN([.B367]+5)-20" office:value-type="float" office:value="0" calcext:value-type="float">
            <text:p>0</text:p>
          </table:table-cell>
          <table:table-cell table:formula="of:=IF([.E366]*[.G366]&lt;0;[.D366];[.F366])" office:value-type="float" office:value="2.57779638142378" calcext:value-type="float">
            <text:p>2,57779638142378</text:p>
          </table:table-cell>
          <table:table-cell table:formula="of:=[.D367]^3-COS([.D367])+LN([.D367]+5)-20" office:value-type="float" office:value="0" calcext:value-type="float">
            <text:p>0</text:p>
          </table:table-cell>
          <table:table-cell table:formula="of:=([.B367]+[.D367])/2" office:value-type="float" office:value="2.57779638142378" calcext:value-type="float">
            <text:p>2,57779638142378</text:p>
          </table:table-cell>
          <table:table-cell table:formula="of:=[.F367]^3-COS([.F367])+LN([.F367]+5)-20" office:value-type="float" office:value="0" calcext:value-type="float">
            <text:p>0</text:p>
          </table:table-cell>
          <table:table-cell table:formula="of:=ABS([.F367]-[.F366])" office:value-type="float" office:value="0" calcext:value-type="float">
            <text:p>0</text:p>
          </table:table-cell>
          <table:table-cell table:formula="of:=IF([.H36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7]+1" office:value-type="float" office:value="361" calcext:value-type="float">
            <text:p>361</text:p>
          </table:table-cell>
          <table:table-cell table:formula="of:=IF([.C367]*[.G367]&lt;0;[.B367];[.F367])" office:value-type="float" office:value="2.57779638142378" calcext:value-type="float">
            <text:p>2,57779638142378</text:p>
          </table:table-cell>
          <table:table-cell table:formula="of:=[.B368]^3-COS([.B368])+LN([.B368]+5)-20" office:value-type="float" office:value="0" calcext:value-type="float">
            <text:p>0</text:p>
          </table:table-cell>
          <table:table-cell table:formula="of:=IF([.E367]*[.G367]&lt;0;[.D367];[.F367])" office:value-type="float" office:value="2.57779638142378" calcext:value-type="float">
            <text:p>2,57779638142378</text:p>
          </table:table-cell>
          <table:table-cell table:formula="of:=[.D368]^3-COS([.D368])+LN([.D368]+5)-20" office:value-type="float" office:value="0" calcext:value-type="float">
            <text:p>0</text:p>
          </table:table-cell>
          <table:table-cell table:formula="of:=([.B368]+[.D368])/2" office:value-type="float" office:value="2.57779638142378" calcext:value-type="float">
            <text:p>2,57779638142378</text:p>
          </table:table-cell>
          <table:table-cell table:formula="of:=[.F368]^3-COS([.F368])+LN([.F368]+5)-20" office:value-type="float" office:value="0" calcext:value-type="float">
            <text:p>0</text:p>
          </table:table-cell>
          <table:table-cell table:formula="of:=ABS([.F368]-[.F367])" office:value-type="float" office:value="0" calcext:value-type="float">
            <text:p>0</text:p>
          </table:table-cell>
          <table:table-cell table:formula="of:=IF([.H36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8]+1" office:value-type="float" office:value="362" calcext:value-type="float">
            <text:p>362</text:p>
          </table:table-cell>
          <table:table-cell table:formula="of:=IF([.C368]*[.G368]&lt;0;[.B368];[.F368])" office:value-type="float" office:value="2.57779638142378" calcext:value-type="float">
            <text:p>2,57779638142378</text:p>
          </table:table-cell>
          <table:table-cell table:formula="of:=[.B369]^3-COS([.B369])+LN([.B369]+5)-20" office:value-type="float" office:value="0" calcext:value-type="float">
            <text:p>0</text:p>
          </table:table-cell>
          <table:table-cell table:formula="of:=IF([.E368]*[.G368]&lt;0;[.D368];[.F368])" office:value-type="float" office:value="2.57779638142378" calcext:value-type="float">
            <text:p>2,57779638142378</text:p>
          </table:table-cell>
          <table:table-cell table:formula="of:=[.D369]^3-COS([.D369])+LN([.D369]+5)-20" office:value-type="float" office:value="0" calcext:value-type="float">
            <text:p>0</text:p>
          </table:table-cell>
          <table:table-cell table:formula="of:=([.B369]+[.D369])/2" office:value-type="float" office:value="2.57779638142378" calcext:value-type="float">
            <text:p>2,57779638142378</text:p>
          </table:table-cell>
          <table:table-cell table:formula="of:=[.F369]^3-COS([.F369])+LN([.F369]+5)-20" office:value-type="float" office:value="0" calcext:value-type="float">
            <text:p>0</text:p>
          </table:table-cell>
          <table:table-cell table:formula="of:=ABS([.F369]-[.F368])" office:value-type="float" office:value="0" calcext:value-type="float">
            <text:p>0</text:p>
          </table:table-cell>
          <table:table-cell table:formula="of:=IF([.H36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69]+1" office:value-type="float" office:value="363" calcext:value-type="float">
            <text:p>363</text:p>
          </table:table-cell>
          <table:table-cell table:formula="of:=IF([.C369]*[.G369]&lt;0;[.B369];[.F369])" office:value-type="float" office:value="2.57779638142378" calcext:value-type="float">
            <text:p>2,57779638142378</text:p>
          </table:table-cell>
          <table:table-cell table:formula="of:=[.B370]^3-COS([.B370])+LN([.B370]+5)-20" office:value-type="float" office:value="0" calcext:value-type="float">
            <text:p>0</text:p>
          </table:table-cell>
          <table:table-cell table:formula="of:=IF([.E369]*[.G369]&lt;0;[.D369];[.F369])" office:value-type="float" office:value="2.57779638142378" calcext:value-type="float">
            <text:p>2,57779638142378</text:p>
          </table:table-cell>
          <table:table-cell table:formula="of:=[.D370]^3-COS([.D370])+LN([.D370]+5)-20" office:value-type="float" office:value="0" calcext:value-type="float">
            <text:p>0</text:p>
          </table:table-cell>
          <table:table-cell table:formula="of:=([.B370]+[.D370])/2" office:value-type="float" office:value="2.57779638142378" calcext:value-type="float">
            <text:p>2,57779638142378</text:p>
          </table:table-cell>
          <table:table-cell table:formula="of:=[.F370]^3-COS([.F370])+LN([.F370]+5)-20" office:value-type="float" office:value="0" calcext:value-type="float">
            <text:p>0</text:p>
          </table:table-cell>
          <table:table-cell table:formula="of:=ABS([.F370]-[.F369])" office:value-type="float" office:value="0" calcext:value-type="float">
            <text:p>0</text:p>
          </table:table-cell>
          <table:table-cell table:formula="of:=IF([.H37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0]+1" office:value-type="float" office:value="364" calcext:value-type="float">
            <text:p>364</text:p>
          </table:table-cell>
          <table:table-cell table:formula="of:=IF([.C370]*[.G370]&lt;0;[.B370];[.F370])" office:value-type="float" office:value="2.57779638142378" calcext:value-type="float">
            <text:p>2,57779638142378</text:p>
          </table:table-cell>
          <table:table-cell table:formula="of:=[.B371]^3-COS([.B371])+LN([.B371]+5)-20" office:value-type="float" office:value="0" calcext:value-type="float">
            <text:p>0</text:p>
          </table:table-cell>
          <table:table-cell table:formula="of:=IF([.E370]*[.G370]&lt;0;[.D370];[.F370])" office:value-type="float" office:value="2.57779638142378" calcext:value-type="float">
            <text:p>2,57779638142378</text:p>
          </table:table-cell>
          <table:table-cell table:formula="of:=[.D371]^3-COS([.D371])+LN([.D371]+5)-20" office:value-type="float" office:value="0" calcext:value-type="float">
            <text:p>0</text:p>
          </table:table-cell>
          <table:table-cell table:formula="of:=([.B371]+[.D371])/2" office:value-type="float" office:value="2.57779638142378" calcext:value-type="float">
            <text:p>2,57779638142378</text:p>
          </table:table-cell>
          <table:table-cell table:formula="of:=[.F371]^3-COS([.F371])+LN([.F371]+5)-20" office:value-type="float" office:value="0" calcext:value-type="float">
            <text:p>0</text:p>
          </table:table-cell>
          <table:table-cell table:formula="of:=ABS([.F371]-[.F370])" office:value-type="float" office:value="0" calcext:value-type="float">
            <text:p>0</text:p>
          </table:table-cell>
          <table:table-cell table:formula="of:=IF([.H37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1]+1" office:value-type="float" office:value="365" calcext:value-type="float">
            <text:p>365</text:p>
          </table:table-cell>
          <table:table-cell table:formula="of:=IF([.C371]*[.G371]&lt;0;[.B371];[.F371])" office:value-type="float" office:value="2.57779638142378" calcext:value-type="float">
            <text:p>2,57779638142378</text:p>
          </table:table-cell>
          <table:table-cell table:formula="of:=[.B372]^3-COS([.B372])+LN([.B372]+5)-20" office:value-type="float" office:value="0" calcext:value-type="float">
            <text:p>0</text:p>
          </table:table-cell>
          <table:table-cell table:formula="of:=IF([.E371]*[.G371]&lt;0;[.D371];[.F371])" office:value-type="float" office:value="2.57779638142378" calcext:value-type="float">
            <text:p>2,57779638142378</text:p>
          </table:table-cell>
          <table:table-cell table:formula="of:=[.D372]^3-COS([.D372])+LN([.D372]+5)-20" office:value-type="float" office:value="0" calcext:value-type="float">
            <text:p>0</text:p>
          </table:table-cell>
          <table:table-cell table:formula="of:=([.B372]+[.D372])/2" office:value-type="float" office:value="2.57779638142378" calcext:value-type="float">
            <text:p>2,57779638142378</text:p>
          </table:table-cell>
          <table:table-cell table:formula="of:=[.F372]^3-COS([.F372])+LN([.F372]+5)-20" office:value-type="float" office:value="0" calcext:value-type="float">
            <text:p>0</text:p>
          </table:table-cell>
          <table:table-cell table:formula="of:=ABS([.F372]-[.F371])" office:value-type="float" office:value="0" calcext:value-type="float">
            <text:p>0</text:p>
          </table:table-cell>
          <table:table-cell table:formula="of:=IF([.H37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2]+1" office:value-type="float" office:value="366" calcext:value-type="float">
            <text:p>366</text:p>
          </table:table-cell>
          <table:table-cell table:formula="of:=IF([.C372]*[.G372]&lt;0;[.B372];[.F372])" office:value-type="float" office:value="2.57779638142378" calcext:value-type="float">
            <text:p>2,57779638142378</text:p>
          </table:table-cell>
          <table:table-cell table:formula="of:=[.B373]^3-COS([.B373])+LN([.B373]+5)-20" office:value-type="float" office:value="0" calcext:value-type="float">
            <text:p>0</text:p>
          </table:table-cell>
          <table:table-cell table:formula="of:=IF([.E372]*[.G372]&lt;0;[.D372];[.F372])" office:value-type="float" office:value="2.57779638142378" calcext:value-type="float">
            <text:p>2,57779638142378</text:p>
          </table:table-cell>
          <table:table-cell table:formula="of:=[.D373]^3-COS([.D373])+LN([.D373]+5)-20" office:value-type="float" office:value="0" calcext:value-type="float">
            <text:p>0</text:p>
          </table:table-cell>
          <table:table-cell table:formula="of:=([.B373]+[.D373])/2" office:value-type="float" office:value="2.57779638142378" calcext:value-type="float">
            <text:p>2,57779638142378</text:p>
          </table:table-cell>
          <table:table-cell table:formula="of:=[.F373]^3-COS([.F373])+LN([.F373]+5)-20" office:value-type="float" office:value="0" calcext:value-type="float">
            <text:p>0</text:p>
          </table:table-cell>
          <table:table-cell table:formula="of:=ABS([.F373]-[.F372])" office:value-type="float" office:value="0" calcext:value-type="float">
            <text:p>0</text:p>
          </table:table-cell>
          <table:table-cell table:formula="of:=IF([.H37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3]+1" office:value-type="float" office:value="367" calcext:value-type="float">
            <text:p>367</text:p>
          </table:table-cell>
          <table:table-cell table:formula="of:=IF([.C373]*[.G373]&lt;0;[.B373];[.F373])" office:value-type="float" office:value="2.57779638142378" calcext:value-type="float">
            <text:p>2,57779638142378</text:p>
          </table:table-cell>
          <table:table-cell table:formula="of:=[.B374]^3-COS([.B374])+LN([.B374]+5)-20" office:value-type="float" office:value="0" calcext:value-type="float">
            <text:p>0</text:p>
          </table:table-cell>
          <table:table-cell table:formula="of:=IF([.E373]*[.G373]&lt;0;[.D373];[.F373])" office:value-type="float" office:value="2.57779638142378" calcext:value-type="float">
            <text:p>2,57779638142378</text:p>
          </table:table-cell>
          <table:table-cell table:formula="of:=[.D374]^3-COS([.D374])+LN([.D374]+5)-20" office:value-type="float" office:value="0" calcext:value-type="float">
            <text:p>0</text:p>
          </table:table-cell>
          <table:table-cell table:formula="of:=([.B374]+[.D374])/2" office:value-type="float" office:value="2.57779638142378" calcext:value-type="float">
            <text:p>2,57779638142378</text:p>
          </table:table-cell>
          <table:table-cell table:formula="of:=[.F374]^3-COS([.F374])+LN([.F374]+5)-20" office:value-type="float" office:value="0" calcext:value-type="float">
            <text:p>0</text:p>
          </table:table-cell>
          <table:table-cell table:formula="of:=ABS([.F374]-[.F373])" office:value-type="float" office:value="0" calcext:value-type="float">
            <text:p>0</text:p>
          </table:table-cell>
          <table:table-cell table:formula="of:=IF([.H37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4]+1" office:value-type="float" office:value="368" calcext:value-type="float">
            <text:p>368</text:p>
          </table:table-cell>
          <table:table-cell table:formula="of:=IF([.C374]*[.G374]&lt;0;[.B374];[.F374])" office:value-type="float" office:value="2.57779638142378" calcext:value-type="float">
            <text:p>2,57779638142378</text:p>
          </table:table-cell>
          <table:table-cell table:formula="of:=[.B375]^3-COS([.B375])+LN([.B375]+5)-20" office:value-type="float" office:value="0" calcext:value-type="float">
            <text:p>0</text:p>
          </table:table-cell>
          <table:table-cell table:formula="of:=IF([.E374]*[.G374]&lt;0;[.D374];[.F374])" office:value-type="float" office:value="2.57779638142378" calcext:value-type="float">
            <text:p>2,57779638142378</text:p>
          </table:table-cell>
          <table:table-cell table:formula="of:=[.D375]^3-COS([.D375])+LN([.D375]+5)-20" office:value-type="float" office:value="0" calcext:value-type="float">
            <text:p>0</text:p>
          </table:table-cell>
          <table:table-cell table:formula="of:=([.B375]+[.D375])/2" office:value-type="float" office:value="2.57779638142378" calcext:value-type="float">
            <text:p>2,57779638142378</text:p>
          </table:table-cell>
          <table:table-cell table:formula="of:=[.F375]^3-COS([.F375])+LN([.F375]+5)-20" office:value-type="float" office:value="0" calcext:value-type="float">
            <text:p>0</text:p>
          </table:table-cell>
          <table:table-cell table:formula="of:=ABS([.F375]-[.F374])" office:value-type="float" office:value="0" calcext:value-type="float">
            <text:p>0</text:p>
          </table:table-cell>
          <table:table-cell table:formula="of:=IF([.H37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5]+1" office:value-type="float" office:value="369" calcext:value-type="float">
            <text:p>369</text:p>
          </table:table-cell>
          <table:table-cell table:formula="of:=IF([.C375]*[.G375]&lt;0;[.B375];[.F375])" office:value-type="float" office:value="2.57779638142378" calcext:value-type="float">
            <text:p>2,57779638142378</text:p>
          </table:table-cell>
          <table:table-cell table:formula="of:=[.B376]^3-COS([.B376])+LN([.B376]+5)-20" office:value-type="float" office:value="0" calcext:value-type="float">
            <text:p>0</text:p>
          </table:table-cell>
          <table:table-cell table:formula="of:=IF([.E375]*[.G375]&lt;0;[.D375];[.F375])" office:value-type="float" office:value="2.57779638142378" calcext:value-type="float">
            <text:p>2,57779638142378</text:p>
          </table:table-cell>
          <table:table-cell table:formula="of:=[.D376]^3-COS([.D376])+LN([.D376]+5)-20" office:value-type="float" office:value="0" calcext:value-type="float">
            <text:p>0</text:p>
          </table:table-cell>
          <table:table-cell table:formula="of:=([.B376]+[.D376])/2" office:value-type="float" office:value="2.57779638142378" calcext:value-type="float">
            <text:p>2,57779638142378</text:p>
          </table:table-cell>
          <table:table-cell table:formula="of:=[.F376]^3-COS([.F376])+LN([.F376]+5)-20" office:value-type="float" office:value="0" calcext:value-type="float">
            <text:p>0</text:p>
          </table:table-cell>
          <table:table-cell table:formula="of:=ABS([.F376]-[.F375])" office:value-type="float" office:value="0" calcext:value-type="float">
            <text:p>0</text:p>
          </table:table-cell>
          <table:table-cell table:formula="of:=IF([.H37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6]+1" office:value-type="float" office:value="370" calcext:value-type="float">
            <text:p>370</text:p>
          </table:table-cell>
          <table:table-cell table:formula="of:=IF([.C376]*[.G376]&lt;0;[.B376];[.F376])" office:value-type="float" office:value="2.57779638142378" calcext:value-type="float">
            <text:p>2,57779638142378</text:p>
          </table:table-cell>
          <table:table-cell table:formula="of:=[.B377]^3-COS([.B377])+LN([.B377]+5)-20" office:value-type="float" office:value="0" calcext:value-type="float">
            <text:p>0</text:p>
          </table:table-cell>
          <table:table-cell table:formula="of:=IF([.E376]*[.G376]&lt;0;[.D376];[.F376])" office:value-type="float" office:value="2.57779638142378" calcext:value-type="float">
            <text:p>2,57779638142378</text:p>
          </table:table-cell>
          <table:table-cell table:formula="of:=[.D377]^3-COS([.D377])+LN([.D377]+5)-20" office:value-type="float" office:value="0" calcext:value-type="float">
            <text:p>0</text:p>
          </table:table-cell>
          <table:table-cell table:formula="of:=([.B377]+[.D377])/2" office:value-type="float" office:value="2.57779638142378" calcext:value-type="float">
            <text:p>2,57779638142378</text:p>
          </table:table-cell>
          <table:table-cell table:formula="of:=[.F377]^3-COS([.F377])+LN([.F377]+5)-20" office:value-type="float" office:value="0" calcext:value-type="float">
            <text:p>0</text:p>
          </table:table-cell>
          <table:table-cell table:formula="of:=ABS([.F377]-[.F376])" office:value-type="float" office:value="0" calcext:value-type="float">
            <text:p>0</text:p>
          </table:table-cell>
          <table:table-cell table:formula="of:=IF([.H37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7]+1" office:value-type="float" office:value="371" calcext:value-type="float">
            <text:p>371</text:p>
          </table:table-cell>
          <table:table-cell table:formula="of:=IF([.C377]*[.G377]&lt;0;[.B377];[.F377])" office:value-type="float" office:value="2.57779638142378" calcext:value-type="float">
            <text:p>2,57779638142378</text:p>
          </table:table-cell>
          <table:table-cell table:formula="of:=[.B378]^3-COS([.B378])+LN([.B378]+5)-20" office:value-type="float" office:value="0" calcext:value-type="float">
            <text:p>0</text:p>
          </table:table-cell>
          <table:table-cell table:formula="of:=IF([.E377]*[.G377]&lt;0;[.D377];[.F377])" office:value-type="float" office:value="2.57779638142378" calcext:value-type="float">
            <text:p>2,57779638142378</text:p>
          </table:table-cell>
          <table:table-cell table:formula="of:=[.D378]^3-COS([.D378])+LN([.D378]+5)-20" office:value-type="float" office:value="0" calcext:value-type="float">
            <text:p>0</text:p>
          </table:table-cell>
          <table:table-cell table:formula="of:=([.B378]+[.D378])/2" office:value-type="float" office:value="2.57779638142378" calcext:value-type="float">
            <text:p>2,57779638142378</text:p>
          </table:table-cell>
          <table:table-cell table:formula="of:=[.F378]^3-COS([.F378])+LN([.F378]+5)-20" office:value-type="float" office:value="0" calcext:value-type="float">
            <text:p>0</text:p>
          </table:table-cell>
          <table:table-cell table:formula="of:=ABS([.F378]-[.F377])" office:value-type="float" office:value="0" calcext:value-type="float">
            <text:p>0</text:p>
          </table:table-cell>
          <table:table-cell table:formula="of:=IF([.H37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8]+1" office:value-type="float" office:value="372" calcext:value-type="float">
            <text:p>372</text:p>
          </table:table-cell>
          <table:table-cell table:formula="of:=IF([.C378]*[.G378]&lt;0;[.B378];[.F378])" office:value-type="float" office:value="2.57779638142378" calcext:value-type="float">
            <text:p>2,57779638142378</text:p>
          </table:table-cell>
          <table:table-cell table:formula="of:=[.B379]^3-COS([.B379])+LN([.B379]+5)-20" office:value-type="float" office:value="0" calcext:value-type="float">
            <text:p>0</text:p>
          </table:table-cell>
          <table:table-cell table:formula="of:=IF([.E378]*[.G378]&lt;0;[.D378];[.F378])" office:value-type="float" office:value="2.57779638142378" calcext:value-type="float">
            <text:p>2,57779638142378</text:p>
          </table:table-cell>
          <table:table-cell table:formula="of:=[.D379]^3-COS([.D379])+LN([.D379]+5)-20" office:value-type="float" office:value="0" calcext:value-type="float">
            <text:p>0</text:p>
          </table:table-cell>
          <table:table-cell table:formula="of:=([.B379]+[.D379])/2" office:value-type="float" office:value="2.57779638142378" calcext:value-type="float">
            <text:p>2,57779638142378</text:p>
          </table:table-cell>
          <table:table-cell table:formula="of:=[.F379]^3-COS([.F379])+LN([.F379]+5)-20" office:value-type="float" office:value="0" calcext:value-type="float">
            <text:p>0</text:p>
          </table:table-cell>
          <table:table-cell table:formula="of:=ABS([.F379]-[.F378])" office:value-type="float" office:value="0" calcext:value-type="float">
            <text:p>0</text:p>
          </table:table-cell>
          <table:table-cell table:formula="of:=IF([.H37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79]+1" office:value-type="float" office:value="373" calcext:value-type="float">
            <text:p>373</text:p>
          </table:table-cell>
          <table:table-cell table:formula="of:=IF([.C379]*[.G379]&lt;0;[.B379];[.F379])" office:value-type="float" office:value="2.57779638142378" calcext:value-type="float">
            <text:p>2,57779638142378</text:p>
          </table:table-cell>
          <table:table-cell table:formula="of:=[.B380]^3-COS([.B380])+LN([.B380]+5)-20" office:value-type="float" office:value="0" calcext:value-type="float">
            <text:p>0</text:p>
          </table:table-cell>
          <table:table-cell table:formula="of:=IF([.E379]*[.G379]&lt;0;[.D379];[.F379])" office:value-type="float" office:value="2.57779638142378" calcext:value-type="float">
            <text:p>2,57779638142378</text:p>
          </table:table-cell>
          <table:table-cell table:formula="of:=[.D380]^3-COS([.D380])+LN([.D380]+5)-20" office:value-type="float" office:value="0" calcext:value-type="float">
            <text:p>0</text:p>
          </table:table-cell>
          <table:table-cell table:formula="of:=([.B380]+[.D380])/2" office:value-type="float" office:value="2.57779638142378" calcext:value-type="float">
            <text:p>2,57779638142378</text:p>
          </table:table-cell>
          <table:table-cell table:formula="of:=[.F380]^3-COS([.F380])+LN([.F380]+5)-20" office:value-type="float" office:value="0" calcext:value-type="float">
            <text:p>0</text:p>
          </table:table-cell>
          <table:table-cell table:formula="of:=ABS([.F380]-[.F379])" office:value-type="float" office:value="0" calcext:value-type="float">
            <text:p>0</text:p>
          </table:table-cell>
          <table:table-cell table:formula="of:=IF([.H38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0]+1" office:value-type="float" office:value="374" calcext:value-type="float">
            <text:p>374</text:p>
          </table:table-cell>
          <table:table-cell table:formula="of:=IF([.C380]*[.G380]&lt;0;[.B380];[.F380])" office:value-type="float" office:value="2.57779638142378" calcext:value-type="float">
            <text:p>2,57779638142378</text:p>
          </table:table-cell>
          <table:table-cell table:formula="of:=[.B381]^3-COS([.B381])+LN([.B381]+5)-20" office:value-type="float" office:value="0" calcext:value-type="float">
            <text:p>0</text:p>
          </table:table-cell>
          <table:table-cell table:formula="of:=IF([.E380]*[.G380]&lt;0;[.D380];[.F380])" office:value-type="float" office:value="2.57779638142378" calcext:value-type="float">
            <text:p>2,57779638142378</text:p>
          </table:table-cell>
          <table:table-cell table:formula="of:=[.D381]^3-COS([.D381])+LN([.D381]+5)-20" office:value-type="float" office:value="0" calcext:value-type="float">
            <text:p>0</text:p>
          </table:table-cell>
          <table:table-cell table:formula="of:=([.B381]+[.D381])/2" office:value-type="float" office:value="2.57779638142378" calcext:value-type="float">
            <text:p>2,57779638142378</text:p>
          </table:table-cell>
          <table:table-cell table:formula="of:=[.F381]^3-COS([.F381])+LN([.F381]+5)-20" office:value-type="float" office:value="0" calcext:value-type="float">
            <text:p>0</text:p>
          </table:table-cell>
          <table:table-cell table:formula="of:=ABS([.F381]-[.F380])" office:value-type="float" office:value="0" calcext:value-type="float">
            <text:p>0</text:p>
          </table:table-cell>
          <table:table-cell table:formula="of:=IF([.H38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1]+1" office:value-type="float" office:value="375" calcext:value-type="float">
            <text:p>375</text:p>
          </table:table-cell>
          <table:table-cell table:formula="of:=IF([.C381]*[.G381]&lt;0;[.B381];[.F381])" office:value-type="float" office:value="2.57779638142378" calcext:value-type="float">
            <text:p>2,57779638142378</text:p>
          </table:table-cell>
          <table:table-cell table:formula="of:=[.B382]^3-COS([.B382])+LN([.B382]+5)-20" office:value-type="float" office:value="0" calcext:value-type="float">
            <text:p>0</text:p>
          </table:table-cell>
          <table:table-cell table:formula="of:=IF([.E381]*[.G381]&lt;0;[.D381];[.F381])" office:value-type="float" office:value="2.57779638142378" calcext:value-type="float">
            <text:p>2,57779638142378</text:p>
          </table:table-cell>
          <table:table-cell table:formula="of:=[.D382]^3-COS([.D382])+LN([.D382]+5)-20" office:value-type="float" office:value="0" calcext:value-type="float">
            <text:p>0</text:p>
          </table:table-cell>
          <table:table-cell table:formula="of:=([.B382]+[.D382])/2" office:value-type="float" office:value="2.57779638142378" calcext:value-type="float">
            <text:p>2,57779638142378</text:p>
          </table:table-cell>
          <table:table-cell table:formula="of:=[.F382]^3-COS([.F382])+LN([.F382]+5)-20" office:value-type="float" office:value="0" calcext:value-type="float">
            <text:p>0</text:p>
          </table:table-cell>
          <table:table-cell table:formula="of:=ABS([.F382]-[.F381])" office:value-type="float" office:value="0" calcext:value-type="float">
            <text:p>0</text:p>
          </table:table-cell>
          <table:table-cell table:formula="of:=IF([.H38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2]+1" office:value-type="float" office:value="376" calcext:value-type="float">
            <text:p>376</text:p>
          </table:table-cell>
          <table:table-cell table:formula="of:=IF([.C382]*[.G382]&lt;0;[.B382];[.F382])" office:value-type="float" office:value="2.57779638142378" calcext:value-type="float">
            <text:p>2,57779638142378</text:p>
          </table:table-cell>
          <table:table-cell table:formula="of:=[.B383]^3-COS([.B383])+LN([.B383]+5)-20" office:value-type="float" office:value="0" calcext:value-type="float">
            <text:p>0</text:p>
          </table:table-cell>
          <table:table-cell table:formula="of:=IF([.E382]*[.G382]&lt;0;[.D382];[.F382])" office:value-type="float" office:value="2.57779638142378" calcext:value-type="float">
            <text:p>2,57779638142378</text:p>
          </table:table-cell>
          <table:table-cell table:formula="of:=[.D383]^3-COS([.D383])+LN([.D383]+5)-20" office:value-type="float" office:value="0" calcext:value-type="float">
            <text:p>0</text:p>
          </table:table-cell>
          <table:table-cell table:formula="of:=([.B383]+[.D383])/2" office:value-type="float" office:value="2.57779638142378" calcext:value-type="float">
            <text:p>2,57779638142378</text:p>
          </table:table-cell>
          <table:table-cell table:formula="of:=[.F383]^3-COS([.F383])+LN([.F383]+5)-20" office:value-type="float" office:value="0" calcext:value-type="float">
            <text:p>0</text:p>
          </table:table-cell>
          <table:table-cell table:formula="of:=ABS([.F383]-[.F382])" office:value-type="float" office:value="0" calcext:value-type="float">
            <text:p>0</text:p>
          </table:table-cell>
          <table:table-cell table:formula="of:=IF([.H38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3]+1" office:value-type="float" office:value="377" calcext:value-type="float">
            <text:p>377</text:p>
          </table:table-cell>
          <table:table-cell table:formula="of:=IF([.C383]*[.G383]&lt;0;[.B383];[.F383])" office:value-type="float" office:value="2.57779638142378" calcext:value-type="float">
            <text:p>2,57779638142378</text:p>
          </table:table-cell>
          <table:table-cell table:formula="of:=[.B384]^3-COS([.B384])+LN([.B384]+5)-20" office:value-type="float" office:value="0" calcext:value-type="float">
            <text:p>0</text:p>
          </table:table-cell>
          <table:table-cell table:formula="of:=IF([.E383]*[.G383]&lt;0;[.D383];[.F383])" office:value-type="float" office:value="2.57779638142378" calcext:value-type="float">
            <text:p>2,57779638142378</text:p>
          </table:table-cell>
          <table:table-cell table:formula="of:=[.D384]^3-COS([.D384])+LN([.D384]+5)-20" office:value-type="float" office:value="0" calcext:value-type="float">
            <text:p>0</text:p>
          </table:table-cell>
          <table:table-cell table:formula="of:=([.B384]+[.D384])/2" office:value-type="float" office:value="2.57779638142378" calcext:value-type="float">
            <text:p>2,57779638142378</text:p>
          </table:table-cell>
          <table:table-cell table:formula="of:=[.F384]^3-COS([.F384])+LN([.F384]+5)-20" office:value-type="float" office:value="0" calcext:value-type="float">
            <text:p>0</text:p>
          </table:table-cell>
          <table:table-cell table:formula="of:=ABS([.F384]-[.F383])" office:value-type="float" office:value="0" calcext:value-type="float">
            <text:p>0</text:p>
          </table:table-cell>
          <table:table-cell table:formula="of:=IF([.H38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4]+1" office:value-type="float" office:value="378" calcext:value-type="float">
            <text:p>378</text:p>
          </table:table-cell>
          <table:table-cell table:formula="of:=IF([.C384]*[.G384]&lt;0;[.B384];[.F384])" office:value-type="float" office:value="2.57779638142378" calcext:value-type="float">
            <text:p>2,57779638142378</text:p>
          </table:table-cell>
          <table:table-cell table:formula="of:=[.B385]^3-COS([.B385])+LN([.B385]+5)-20" office:value-type="float" office:value="0" calcext:value-type="float">
            <text:p>0</text:p>
          </table:table-cell>
          <table:table-cell table:formula="of:=IF([.E384]*[.G384]&lt;0;[.D384];[.F384])" office:value-type="float" office:value="2.57779638142378" calcext:value-type="float">
            <text:p>2,57779638142378</text:p>
          </table:table-cell>
          <table:table-cell table:formula="of:=[.D385]^3-COS([.D385])+LN([.D385]+5)-20" office:value-type="float" office:value="0" calcext:value-type="float">
            <text:p>0</text:p>
          </table:table-cell>
          <table:table-cell table:formula="of:=([.B385]+[.D385])/2" office:value-type="float" office:value="2.57779638142378" calcext:value-type="float">
            <text:p>2,57779638142378</text:p>
          </table:table-cell>
          <table:table-cell table:formula="of:=[.F385]^3-COS([.F385])+LN([.F385]+5)-20" office:value-type="float" office:value="0" calcext:value-type="float">
            <text:p>0</text:p>
          </table:table-cell>
          <table:table-cell table:formula="of:=ABS([.F385]-[.F384])" office:value-type="float" office:value="0" calcext:value-type="float">
            <text:p>0</text:p>
          </table:table-cell>
          <table:table-cell table:formula="of:=IF([.H38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5]+1" office:value-type="float" office:value="379" calcext:value-type="float">
            <text:p>379</text:p>
          </table:table-cell>
          <table:table-cell table:formula="of:=IF([.C385]*[.G385]&lt;0;[.B385];[.F385])" office:value-type="float" office:value="2.57779638142378" calcext:value-type="float">
            <text:p>2,57779638142378</text:p>
          </table:table-cell>
          <table:table-cell table:formula="of:=[.B386]^3-COS([.B386])+LN([.B386]+5)-20" office:value-type="float" office:value="0" calcext:value-type="float">
            <text:p>0</text:p>
          </table:table-cell>
          <table:table-cell table:formula="of:=IF([.E385]*[.G385]&lt;0;[.D385];[.F385])" office:value-type="float" office:value="2.57779638142378" calcext:value-type="float">
            <text:p>2,57779638142378</text:p>
          </table:table-cell>
          <table:table-cell table:formula="of:=[.D386]^3-COS([.D386])+LN([.D386]+5)-20" office:value-type="float" office:value="0" calcext:value-type="float">
            <text:p>0</text:p>
          </table:table-cell>
          <table:table-cell table:formula="of:=([.B386]+[.D386])/2" office:value-type="float" office:value="2.57779638142378" calcext:value-type="float">
            <text:p>2,57779638142378</text:p>
          </table:table-cell>
          <table:table-cell table:formula="of:=[.F386]^3-COS([.F386])+LN([.F386]+5)-20" office:value-type="float" office:value="0" calcext:value-type="float">
            <text:p>0</text:p>
          </table:table-cell>
          <table:table-cell table:formula="of:=ABS([.F386]-[.F385])" office:value-type="float" office:value="0" calcext:value-type="float">
            <text:p>0</text:p>
          </table:table-cell>
          <table:table-cell table:formula="of:=IF([.H38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6]+1" office:value-type="float" office:value="380" calcext:value-type="float">
            <text:p>380</text:p>
          </table:table-cell>
          <table:table-cell table:formula="of:=IF([.C386]*[.G386]&lt;0;[.B386];[.F386])" office:value-type="float" office:value="2.57779638142378" calcext:value-type="float">
            <text:p>2,57779638142378</text:p>
          </table:table-cell>
          <table:table-cell table:formula="of:=[.B387]^3-COS([.B387])+LN([.B387]+5)-20" office:value-type="float" office:value="0" calcext:value-type="float">
            <text:p>0</text:p>
          </table:table-cell>
          <table:table-cell table:formula="of:=IF([.E386]*[.G386]&lt;0;[.D386];[.F386])" office:value-type="float" office:value="2.57779638142378" calcext:value-type="float">
            <text:p>2,57779638142378</text:p>
          </table:table-cell>
          <table:table-cell table:formula="of:=[.D387]^3-COS([.D387])+LN([.D387]+5)-20" office:value-type="float" office:value="0" calcext:value-type="float">
            <text:p>0</text:p>
          </table:table-cell>
          <table:table-cell table:formula="of:=([.B387]+[.D387])/2" office:value-type="float" office:value="2.57779638142378" calcext:value-type="float">
            <text:p>2,57779638142378</text:p>
          </table:table-cell>
          <table:table-cell table:formula="of:=[.F387]^3-COS([.F387])+LN([.F387]+5)-20" office:value-type="float" office:value="0" calcext:value-type="float">
            <text:p>0</text:p>
          </table:table-cell>
          <table:table-cell table:formula="of:=ABS([.F387]-[.F386])" office:value-type="float" office:value="0" calcext:value-type="float">
            <text:p>0</text:p>
          </table:table-cell>
          <table:table-cell table:formula="of:=IF([.H38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7]+1" office:value-type="float" office:value="381" calcext:value-type="float">
            <text:p>381</text:p>
          </table:table-cell>
          <table:table-cell table:formula="of:=IF([.C387]*[.G387]&lt;0;[.B387];[.F387])" office:value-type="float" office:value="2.57779638142378" calcext:value-type="float">
            <text:p>2,57779638142378</text:p>
          </table:table-cell>
          <table:table-cell table:formula="of:=[.B388]^3-COS([.B388])+LN([.B388]+5)-20" office:value-type="float" office:value="0" calcext:value-type="float">
            <text:p>0</text:p>
          </table:table-cell>
          <table:table-cell table:formula="of:=IF([.E387]*[.G387]&lt;0;[.D387];[.F387])" office:value-type="float" office:value="2.57779638142378" calcext:value-type="float">
            <text:p>2,57779638142378</text:p>
          </table:table-cell>
          <table:table-cell table:formula="of:=[.D388]^3-COS([.D388])+LN([.D388]+5)-20" office:value-type="float" office:value="0" calcext:value-type="float">
            <text:p>0</text:p>
          </table:table-cell>
          <table:table-cell table:formula="of:=([.B388]+[.D388])/2" office:value-type="float" office:value="2.57779638142378" calcext:value-type="float">
            <text:p>2,57779638142378</text:p>
          </table:table-cell>
          <table:table-cell table:formula="of:=[.F388]^3-COS([.F388])+LN([.F388]+5)-20" office:value-type="float" office:value="0" calcext:value-type="float">
            <text:p>0</text:p>
          </table:table-cell>
          <table:table-cell table:formula="of:=ABS([.F388]-[.F387])" office:value-type="float" office:value="0" calcext:value-type="float">
            <text:p>0</text:p>
          </table:table-cell>
          <table:table-cell table:formula="of:=IF([.H38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8]+1" office:value-type="float" office:value="382" calcext:value-type="float">
            <text:p>382</text:p>
          </table:table-cell>
          <table:table-cell table:formula="of:=IF([.C388]*[.G388]&lt;0;[.B388];[.F388])" office:value-type="float" office:value="2.57779638142378" calcext:value-type="float">
            <text:p>2,57779638142378</text:p>
          </table:table-cell>
          <table:table-cell table:formula="of:=[.B389]^3-COS([.B389])+LN([.B389]+5)-20" office:value-type="float" office:value="0" calcext:value-type="float">
            <text:p>0</text:p>
          </table:table-cell>
          <table:table-cell table:formula="of:=IF([.E388]*[.G388]&lt;0;[.D388];[.F388])" office:value-type="float" office:value="2.57779638142378" calcext:value-type="float">
            <text:p>2,57779638142378</text:p>
          </table:table-cell>
          <table:table-cell table:formula="of:=[.D389]^3-COS([.D389])+LN([.D389]+5)-20" office:value-type="float" office:value="0" calcext:value-type="float">
            <text:p>0</text:p>
          </table:table-cell>
          <table:table-cell table:formula="of:=([.B389]+[.D389])/2" office:value-type="float" office:value="2.57779638142378" calcext:value-type="float">
            <text:p>2,57779638142378</text:p>
          </table:table-cell>
          <table:table-cell table:formula="of:=[.F389]^3-COS([.F389])+LN([.F389]+5)-20" office:value-type="float" office:value="0" calcext:value-type="float">
            <text:p>0</text:p>
          </table:table-cell>
          <table:table-cell table:formula="of:=ABS([.F389]-[.F388])" office:value-type="float" office:value="0" calcext:value-type="float">
            <text:p>0</text:p>
          </table:table-cell>
          <table:table-cell table:formula="of:=IF([.H38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89]+1" office:value-type="float" office:value="383" calcext:value-type="float">
            <text:p>383</text:p>
          </table:table-cell>
          <table:table-cell table:formula="of:=IF([.C389]*[.G389]&lt;0;[.B389];[.F389])" office:value-type="float" office:value="2.57779638142378" calcext:value-type="float">
            <text:p>2,57779638142378</text:p>
          </table:table-cell>
          <table:table-cell table:formula="of:=[.B390]^3-COS([.B390])+LN([.B390]+5)-20" office:value-type="float" office:value="0" calcext:value-type="float">
            <text:p>0</text:p>
          </table:table-cell>
          <table:table-cell table:formula="of:=IF([.E389]*[.G389]&lt;0;[.D389];[.F389])" office:value-type="float" office:value="2.57779638142378" calcext:value-type="float">
            <text:p>2,57779638142378</text:p>
          </table:table-cell>
          <table:table-cell table:formula="of:=[.D390]^3-COS([.D390])+LN([.D390]+5)-20" office:value-type="float" office:value="0" calcext:value-type="float">
            <text:p>0</text:p>
          </table:table-cell>
          <table:table-cell table:formula="of:=([.B390]+[.D390])/2" office:value-type="float" office:value="2.57779638142378" calcext:value-type="float">
            <text:p>2,57779638142378</text:p>
          </table:table-cell>
          <table:table-cell table:formula="of:=[.F390]^3-COS([.F390])+LN([.F390]+5)-20" office:value-type="float" office:value="0" calcext:value-type="float">
            <text:p>0</text:p>
          </table:table-cell>
          <table:table-cell table:formula="of:=ABS([.F390]-[.F389])" office:value-type="float" office:value="0" calcext:value-type="float">
            <text:p>0</text:p>
          </table:table-cell>
          <table:table-cell table:formula="of:=IF([.H39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0]+1" office:value-type="float" office:value="384" calcext:value-type="float">
            <text:p>384</text:p>
          </table:table-cell>
          <table:table-cell table:formula="of:=IF([.C390]*[.G390]&lt;0;[.B390];[.F390])" office:value-type="float" office:value="2.57779638142378" calcext:value-type="float">
            <text:p>2,57779638142378</text:p>
          </table:table-cell>
          <table:table-cell table:formula="of:=[.B391]^3-COS([.B391])+LN([.B391]+5)-20" office:value-type="float" office:value="0" calcext:value-type="float">
            <text:p>0</text:p>
          </table:table-cell>
          <table:table-cell table:formula="of:=IF([.E390]*[.G390]&lt;0;[.D390];[.F390])" office:value-type="float" office:value="2.57779638142378" calcext:value-type="float">
            <text:p>2,57779638142378</text:p>
          </table:table-cell>
          <table:table-cell table:formula="of:=[.D391]^3-COS([.D391])+LN([.D391]+5)-20" office:value-type="float" office:value="0" calcext:value-type="float">
            <text:p>0</text:p>
          </table:table-cell>
          <table:table-cell table:formula="of:=([.B391]+[.D391])/2" office:value-type="float" office:value="2.57779638142378" calcext:value-type="float">
            <text:p>2,57779638142378</text:p>
          </table:table-cell>
          <table:table-cell table:formula="of:=[.F391]^3-COS([.F391])+LN([.F391]+5)-20" office:value-type="float" office:value="0" calcext:value-type="float">
            <text:p>0</text:p>
          </table:table-cell>
          <table:table-cell table:formula="of:=ABS([.F391]-[.F390])" office:value-type="float" office:value="0" calcext:value-type="float">
            <text:p>0</text:p>
          </table:table-cell>
          <table:table-cell table:formula="of:=IF([.H39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1]+1" office:value-type="float" office:value="385" calcext:value-type="float">
            <text:p>385</text:p>
          </table:table-cell>
          <table:table-cell table:formula="of:=IF([.C391]*[.G391]&lt;0;[.B391];[.F391])" office:value-type="float" office:value="2.57779638142378" calcext:value-type="float">
            <text:p>2,57779638142378</text:p>
          </table:table-cell>
          <table:table-cell table:formula="of:=[.B392]^3-COS([.B392])+LN([.B392]+5)-20" office:value-type="float" office:value="0" calcext:value-type="float">
            <text:p>0</text:p>
          </table:table-cell>
          <table:table-cell table:formula="of:=IF([.E391]*[.G391]&lt;0;[.D391];[.F391])" office:value-type="float" office:value="2.57779638142378" calcext:value-type="float">
            <text:p>2,57779638142378</text:p>
          </table:table-cell>
          <table:table-cell table:formula="of:=[.D392]^3-COS([.D392])+LN([.D392]+5)-20" office:value-type="float" office:value="0" calcext:value-type="float">
            <text:p>0</text:p>
          </table:table-cell>
          <table:table-cell table:formula="of:=([.B392]+[.D392])/2" office:value-type="float" office:value="2.57779638142378" calcext:value-type="float">
            <text:p>2,57779638142378</text:p>
          </table:table-cell>
          <table:table-cell table:formula="of:=[.F392]^3-COS([.F392])+LN([.F392]+5)-20" office:value-type="float" office:value="0" calcext:value-type="float">
            <text:p>0</text:p>
          </table:table-cell>
          <table:table-cell table:formula="of:=ABS([.F392]-[.F391])" office:value-type="float" office:value="0" calcext:value-type="float">
            <text:p>0</text:p>
          </table:table-cell>
          <table:table-cell table:formula="of:=IF([.H39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2]+1" office:value-type="float" office:value="386" calcext:value-type="float">
            <text:p>386</text:p>
          </table:table-cell>
          <table:table-cell table:formula="of:=IF([.C392]*[.G392]&lt;0;[.B392];[.F392])" office:value-type="float" office:value="2.57779638142378" calcext:value-type="float">
            <text:p>2,57779638142378</text:p>
          </table:table-cell>
          <table:table-cell table:formula="of:=[.B393]^3-COS([.B393])+LN([.B393]+5)-20" office:value-type="float" office:value="0" calcext:value-type="float">
            <text:p>0</text:p>
          </table:table-cell>
          <table:table-cell table:formula="of:=IF([.E392]*[.G392]&lt;0;[.D392];[.F392])" office:value-type="float" office:value="2.57779638142378" calcext:value-type="float">
            <text:p>2,57779638142378</text:p>
          </table:table-cell>
          <table:table-cell table:formula="of:=[.D393]^3-COS([.D393])+LN([.D393]+5)-20" office:value-type="float" office:value="0" calcext:value-type="float">
            <text:p>0</text:p>
          </table:table-cell>
          <table:table-cell table:formula="of:=([.B393]+[.D393])/2" office:value-type="float" office:value="2.57779638142378" calcext:value-type="float">
            <text:p>2,57779638142378</text:p>
          </table:table-cell>
          <table:table-cell table:formula="of:=[.F393]^3-COS([.F393])+LN([.F393]+5)-20" office:value-type="float" office:value="0" calcext:value-type="float">
            <text:p>0</text:p>
          </table:table-cell>
          <table:table-cell table:formula="of:=ABS([.F393]-[.F392])" office:value-type="float" office:value="0" calcext:value-type="float">
            <text:p>0</text:p>
          </table:table-cell>
          <table:table-cell table:formula="of:=IF([.H39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3]+1" office:value-type="float" office:value="387" calcext:value-type="float">
            <text:p>387</text:p>
          </table:table-cell>
          <table:table-cell table:formula="of:=IF([.C393]*[.G393]&lt;0;[.B393];[.F393])" office:value-type="float" office:value="2.57779638142378" calcext:value-type="float">
            <text:p>2,57779638142378</text:p>
          </table:table-cell>
          <table:table-cell table:formula="of:=[.B394]^3-COS([.B394])+LN([.B394]+5)-20" office:value-type="float" office:value="0" calcext:value-type="float">
            <text:p>0</text:p>
          </table:table-cell>
          <table:table-cell table:formula="of:=IF([.E393]*[.G393]&lt;0;[.D393];[.F393])" office:value-type="float" office:value="2.57779638142378" calcext:value-type="float">
            <text:p>2,57779638142378</text:p>
          </table:table-cell>
          <table:table-cell table:formula="of:=[.D394]^3-COS([.D394])+LN([.D394]+5)-20" office:value-type="float" office:value="0" calcext:value-type="float">
            <text:p>0</text:p>
          </table:table-cell>
          <table:table-cell table:formula="of:=([.B394]+[.D394])/2" office:value-type="float" office:value="2.57779638142378" calcext:value-type="float">
            <text:p>2,57779638142378</text:p>
          </table:table-cell>
          <table:table-cell table:formula="of:=[.F394]^3-COS([.F394])+LN([.F394]+5)-20" office:value-type="float" office:value="0" calcext:value-type="float">
            <text:p>0</text:p>
          </table:table-cell>
          <table:table-cell table:formula="of:=ABS([.F394]-[.F393])" office:value-type="float" office:value="0" calcext:value-type="float">
            <text:p>0</text:p>
          </table:table-cell>
          <table:table-cell table:formula="of:=IF([.H39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4]+1" office:value-type="float" office:value="388" calcext:value-type="float">
            <text:p>388</text:p>
          </table:table-cell>
          <table:table-cell table:formula="of:=IF([.C394]*[.G394]&lt;0;[.B394];[.F394])" office:value-type="float" office:value="2.57779638142378" calcext:value-type="float">
            <text:p>2,57779638142378</text:p>
          </table:table-cell>
          <table:table-cell table:formula="of:=[.B395]^3-COS([.B395])+LN([.B395]+5)-20" office:value-type="float" office:value="0" calcext:value-type="float">
            <text:p>0</text:p>
          </table:table-cell>
          <table:table-cell table:formula="of:=IF([.E394]*[.G394]&lt;0;[.D394];[.F394])" office:value-type="float" office:value="2.57779638142378" calcext:value-type="float">
            <text:p>2,57779638142378</text:p>
          </table:table-cell>
          <table:table-cell table:formula="of:=[.D395]^3-COS([.D395])+LN([.D395]+5)-20" office:value-type="float" office:value="0" calcext:value-type="float">
            <text:p>0</text:p>
          </table:table-cell>
          <table:table-cell table:formula="of:=([.B395]+[.D395])/2" office:value-type="float" office:value="2.57779638142378" calcext:value-type="float">
            <text:p>2,57779638142378</text:p>
          </table:table-cell>
          <table:table-cell table:formula="of:=[.F395]^3-COS([.F395])+LN([.F395]+5)-20" office:value-type="float" office:value="0" calcext:value-type="float">
            <text:p>0</text:p>
          </table:table-cell>
          <table:table-cell table:formula="of:=ABS([.F395]-[.F394])" office:value-type="float" office:value="0" calcext:value-type="float">
            <text:p>0</text:p>
          </table:table-cell>
          <table:table-cell table:formula="of:=IF([.H39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5]+1" office:value-type="float" office:value="389" calcext:value-type="float">
            <text:p>389</text:p>
          </table:table-cell>
          <table:table-cell table:formula="of:=IF([.C395]*[.G395]&lt;0;[.B395];[.F395])" office:value-type="float" office:value="2.57779638142378" calcext:value-type="float">
            <text:p>2,57779638142378</text:p>
          </table:table-cell>
          <table:table-cell table:formula="of:=[.B396]^3-COS([.B396])+LN([.B396]+5)-20" office:value-type="float" office:value="0" calcext:value-type="float">
            <text:p>0</text:p>
          </table:table-cell>
          <table:table-cell table:formula="of:=IF([.E395]*[.G395]&lt;0;[.D395];[.F395])" office:value-type="float" office:value="2.57779638142378" calcext:value-type="float">
            <text:p>2,57779638142378</text:p>
          </table:table-cell>
          <table:table-cell table:formula="of:=[.D396]^3-COS([.D396])+LN([.D396]+5)-20" office:value-type="float" office:value="0" calcext:value-type="float">
            <text:p>0</text:p>
          </table:table-cell>
          <table:table-cell table:formula="of:=([.B396]+[.D396])/2" office:value-type="float" office:value="2.57779638142378" calcext:value-type="float">
            <text:p>2,57779638142378</text:p>
          </table:table-cell>
          <table:table-cell table:formula="of:=[.F396]^3-COS([.F396])+LN([.F396]+5)-20" office:value-type="float" office:value="0" calcext:value-type="float">
            <text:p>0</text:p>
          </table:table-cell>
          <table:table-cell table:formula="of:=ABS([.F396]-[.F395])" office:value-type="float" office:value="0" calcext:value-type="float">
            <text:p>0</text:p>
          </table:table-cell>
          <table:table-cell table:formula="of:=IF([.H39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6]+1" office:value-type="float" office:value="390" calcext:value-type="float">
            <text:p>390</text:p>
          </table:table-cell>
          <table:table-cell table:formula="of:=IF([.C396]*[.G396]&lt;0;[.B396];[.F396])" office:value-type="float" office:value="2.57779638142378" calcext:value-type="float">
            <text:p>2,57779638142378</text:p>
          </table:table-cell>
          <table:table-cell table:formula="of:=[.B397]^3-COS([.B397])+LN([.B397]+5)-20" office:value-type="float" office:value="0" calcext:value-type="float">
            <text:p>0</text:p>
          </table:table-cell>
          <table:table-cell table:formula="of:=IF([.E396]*[.G396]&lt;0;[.D396];[.F396])" office:value-type="float" office:value="2.57779638142378" calcext:value-type="float">
            <text:p>2,57779638142378</text:p>
          </table:table-cell>
          <table:table-cell table:formula="of:=[.D397]^3-COS([.D397])+LN([.D397]+5)-20" office:value-type="float" office:value="0" calcext:value-type="float">
            <text:p>0</text:p>
          </table:table-cell>
          <table:table-cell table:formula="of:=([.B397]+[.D397])/2" office:value-type="float" office:value="2.57779638142378" calcext:value-type="float">
            <text:p>2,57779638142378</text:p>
          </table:table-cell>
          <table:table-cell table:formula="of:=[.F397]^3-COS([.F397])+LN([.F397]+5)-20" office:value-type="float" office:value="0" calcext:value-type="float">
            <text:p>0</text:p>
          </table:table-cell>
          <table:table-cell table:formula="of:=ABS([.F397]-[.F396])" office:value-type="float" office:value="0" calcext:value-type="float">
            <text:p>0</text:p>
          </table:table-cell>
          <table:table-cell table:formula="of:=IF([.H39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7]+1" office:value-type="float" office:value="391" calcext:value-type="float">
            <text:p>391</text:p>
          </table:table-cell>
          <table:table-cell table:formula="of:=IF([.C397]*[.G397]&lt;0;[.B397];[.F397])" office:value-type="float" office:value="2.57779638142378" calcext:value-type="float">
            <text:p>2,57779638142378</text:p>
          </table:table-cell>
          <table:table-cell table:formula="of:=[.B398]^3-COS([.B398])+LN([.B398]+5)-20" office:value-type="float" office:value="0" calcext:value-type="float">
            <text:p>0</text:p>
          </table:table-cell>
          <table:table-cell table:formula="of:=IF([.E397]*[.G397]&lt;0;[.D397];[.F397])" office:value-type="float" office:value="2.57779638142378" calcext:value-type="float">
            <text:p>2,57779638142378</text:p>
          </table:table-cell>
          <table:table-cell table:formula="of:=[.D398]^3-COS([.D398])+LN([.D398]+5)-20" office:value-type="float" office:value="0" calcext:value-type="float">
            <text:p>0</text:p>
          </table:table-cell>
          <table:table-cell table:formula="of:=([.B398]+[.D398])/2" office:value-type="float" office:value="2.57779638142378" calcext:value-type="float">
            <text:p>2,57779638142378</text:p>
          </table:table-cell>
          <table:table-cell table:formula="of:=[.F398]^3-COS([.F398])+LN([.F398]+5)-20" office:value-type="float" office:value="0" calcext:value-type="float">
            <text:p>0</text:p>
          </table:table-cell>
          <table:table-cell table:formula="of:=ABS([.F398]-[.F397])" office:value-type="float" office:value="0" calcext:value-type="float">
            <text:p>0</text:p>
          </table:table-cell>
          <table:table-cell table:formula="of:=IF([.H39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8]+1" office:value-type="float" office:value="392" calcext:value-type="float">
            <text:p>392</text:p>
          </table:table-cell>
          <table:table-cell table:formula="of:=IF([.C398]*[.G398]&lt;0;[.B398];[.F398])" office:value-type="float" office:value="2.57779638142378" calcext:value-type="float">
            <text:p>2,57779638142378</text:p>
          </table:table-cell>
          <table:table-cell table:formula="of:=[.B399]^3-COS([.B399])+LN([.B399]+5)-20" office:value-type="float" office:value="0" calcext:value-type="float">
            <text:p>0</text:p>
          </table:table-cell>
          <table:table-cell table:formula="of:=IF([.E398]*[.G398]&lt;0;[.D398];[.F398])" office:value-type="float" office:value="2.57779638142378" calcext:value-type="float">
            <text:p>2,57779638142378</text:p>
          </table:table-cell>
          <table:table-cell table:formula="of:=[.D399]^3-COS([.D399])+LN([.D399]+5)-20" office:value-type="float" office:value="0" calcext:value-type="float">
            <text:p>0</text:p>
          </table:table-cell>
          <table:table-cell table:formula="of:=([.B399]+[.D399])/2" office:value-type="float" office:value="2.57779638142378" calcext:value-type="float">
            <text:p>2,57779638142378</text:p>
          </table:table-cell>
          <table:table-cell table:formula="of:=[.F399]^3-COS([.F399])+LN([.F399]+5)-20" office:value-type="float" office:value="0" calcext:value-type="float">
            <text:p>0</text:p>
          </table:table-cell>
          <table:table-cell table:formula="of:=ABS([.F399]-[.F398])" office:value-type="float" office:value="0" calcext:value-type="float">
            <text:p>0</text:p>
          </table:table-cell>
          <table:table-cell table:formula="of:=IF([.H39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399]+1" office:value-type="float" office:value="393" calcext:value-type="float">
            <text:p>393</text:p>
          </table:table-cell>
          <table:table-cell table:formula="of:=IF([.C399]*[.G399]&lt;0;[.B399];[.F399])" office:value-type="float" office:value="2.57779638142378" calcext:value-type="float">
            <text:p>2,57779638142378</text:p>
          </table:table-cell>
          <table:table-cell table:formula="of:=[.B400]^3-COS([.B400])+LN([.B400]+5)-20" office:value-type="float" office:value="0" calcext:value-type="float">
            <text:p>0</text:p>
          </table:table-cell>
          <table:table-cell table:formula="of:=IF([.E399]*[.G399]&lt;0;[.D399];[.F399])" office:value-type="float" office:value="2.57779638142378" calcext:value-type="float">
            <text:p>2,57779638142378</text:p>
          </table:table-cell>
          <table:table-cell table:formula="of:=[.D400]^3-COS([.D400])+LN([.D400]+5)-20" office:value-type="float" office:value="0" calcext:value-type="float">
            <text:p>0</text:p>
          </table:table-cell>
          <table:table-cell table:formula="of:=([.B400]+[.D400])/2" office:value-type="float" office:value="2.57779638142378" calcext:value-type="float">
            <text:p>2,57779638142378</text:p>
          </table:table-cell>
          <table:table-cell table:formula="of:=[.F400]^3-COS([.F400])+LN([.F400]+5)-20" office:value-type="float" office:value="0" calcext:value-type="float">
            <text:p>0</text:p>
          </table:table-cell>
          <table:table-cell table:formula="of:=ABS([.F400]-[.F399])" office:value-type="float" office:value="0" calcext:value-type="float">
            <text:p>0</text:p>
          </table:table-cell>
          <table:table-cell table:formula="of:=IF([.H40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0]+1" office:value-type="float" office:value="394" calcext:value-type="float">
            <text:p>394</text:p>
          </table:table-cell>
          <table:table-cell table:formula="of:=IF([.C400]*[.G400]&lt;0;[.B400];[.F400])" office:value-type="float" office:value="2.57779638142378" calcext:value-type="float">
            <text:p>2,57779638142378</text:p>
          </table:table-cell>
          <table:table-cell table:formula="of:=[.B401]^3-COS([.B401])+LN([.B401]+5)-20" office:value-type="float" office:value="0" calcext:value-type="float">
            <text:p>0</text:p>
          </table:table-cell>
          <table:table-cell table:formula="of:=IF([.E400]*[.G400]&lt;0;[.D400];[.F400])" office:value-type="float" office:value="2.57779638142378" calcext:value-type="float">
            <text:p>2,57779638142378</text:p>
          </table:table-cell>
          <table:table-cell table:formula="of:=[.D401]^3-COS([.D401])+LN([.D401]+5)-20" office:value-type="float" office:value="0" calcext:value-type="float">
            <text:p>0</text:p>
          </table:table-cell>
          <table:table-cell table:formula="of:=([.B401]+[.D401])/2" office:value-type="float" office:value="2.57779638142378" calcext:value-type="float">
            <text:p>2,57779638142378</text:p>
          </table:table-cell>
          <table:table-cell table:formula="of:=[.F401]^3-COS([.F401])+LN([.F401]+5)-20" office:value-type="float" office:value="0" calcext:value-type="float">
            <text:p>0</text:p>
          </table:table-cell>
          <table:table-cell table:formula="of:=ABS([.F401]-[.F400])" office:value-type="float" office:value="0" calcext:value-type="float">
            <text:p>0</text:p>
          </table:table-cell>
          <table:table-cell table:formula="of:=IF([.H40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1]+1" office:value-type="float" office:value="395" calcext:value-type="float">
            <text:p>395</text:p>
          </table:table-cell>
          <table:table-cell table:formula="of:=IF([.C401]*[.G401]&lt;0;[.B401];[.F401])" office:value-type="float" office:value="2.57779638142378" calcext:value-type="float">
            <text:p>2,57779638142378</text:p>
          </table:table-cell>
          <table:table-cell table:formula="of:=[.B402]^3-COS([.B402])+LN([.B402]+5)-20" office:value-type="float" office:value="0" calcext:value-type="float">
            <text:p>0</text:p>
          </table:table-cell>
          <table:table-cell table:formula="of:=IF([.E401]*[.G401]&lt;0;[.D401];[.F401])" office:value-type="float" office:value="2.57779638142378" calcext:value-type="float">
            <text:p>2,57779638142378</text:p>
          </table:table-cell>
          <table:table-cell table:formula="of:=[.D402]^3-COS([.D402])+LN([.D402]+5)-20" office:value-type="float" office:value="0" calcext:value-type="float">
            <text:p>0</text:p>
          </table:table-cell>
          <table:table-cell table:formula="of:=([.B402]+[.D402])/2" office:value-type="float" office:value="2.57779638142378" calcext:value-type="float">
            <text:p>2,57779638142378</text:p>
          </table:table-cell>
          <table:table-cell table:formula="of:=[.F402]^3-COS([.F402])+LN([.F402]+5)-20" office:value-type="float" office:value="0" calcext:value-type="float">
            <text:p>0</text:p>
          </table:table-cell>
          <table:table-cell table:formula="of:=ABS([.F402]-[.F401])" office:value-type="float" office:value="0" calcext:value-type="float">
            <text:p>0</text:p>
          </table:table-cell>
          <table:table-cell table:formula="of:=IF([.H40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2]+1" office:value-type="float" office:value="396" calcext:value-type="float">
            <text:p>396</text:p>
          </table:table-cell>
          <table:table-cell table:formula="of:=IF([.C402]*[.G402]&lt;0;[.B402];[.F402])" office:value-type="float" office:value="2.57779638142378" calcext:value-type="float">
            <text:p>2,57779638142378</text:p>
          </table:table-cell>
          <table:table-cell table:formula="of:=[.B403]^3-COS([.B403])+LN([.B403]+5)-20" office:value-type="float" office:value="0" calcext:value-type="float">
            <text:p>0</text:p>
          </table:table-cell>
          <table:table-cell table:formula="of:=IF([.E402]*[.G402]&lt;0;[.D402];[.F402])" office:value-type="float" office:value="2.57779638142378" calcext:value-type="float">
            <text:p>2,57779638142378</text:p>
          </table:table-cell>
          <table:table-cell table:formula="of:=[.D403]^3-COS([.D403])+LN([.D403]+5)-20" office:value-type="float" office:value="0" calcext:value-type="float">
            <text:p>0</text:p>
          </table:table-cell>
          <table:table-cell table:formula="of:=([.B403]+[.D403])/2" office:value-type="float" office:value="2.57779638142378" calcext:value-type="float">
            <text:p>2,57779638142378</text:p>
          </table:table-cell>
          <table:table-cell table:formula="of:=[.F403]^3-COS([.F403])+LN([.F403]+5)-20" office:value-type="float" office:value="0" calcext:value-type="float">
            <text:p>0</text:p>
          </table:table-cell>
          <table:table-cell table:formula="of:=ABS([.F403]-[.F402])" office:value-type="float" office:value="0" calcext:value-type="float">
            <text:p>0</text:p>
          </table:table-cell>
          <table:table-cell table:formula="of:=IF([.H40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3]+1" office:value-type="float" office:value="397" calcext:value-type="float">
            <text:p>397</text:p>
          </table:table-cell>
          <table:table-cell table:formula="of:=IF([.C403]*[.G403]&lt;0;[.B403];[.F403])" office:value-type="float" office:value="2.57779638142378" calcext:value-type="float">
            <text:p>2,57779638142378</text:p>
          </table:table-cell>
          <table:table-cell table:formula="of:=[.B404]^3-COS([.B404])+LN([.B404]+5)-20" office:value-type="float" office:value="0" calcext:value-type="float">
            <text:p>0</text:p>
          </table:table-cell>
          <table:table-cell table:formula="of:=IF([.E403]*[.G403]&lt;0;[.D403];[.F403])" office:value-type="float" office:value="2.57779638142378" calcext:value-type="float">
            <text:p>2,57779638142378</text:p>
          </table:table-cell>
          <table:table-cell table:formula="of:=[.D404]^3-COS([.D404])+LN([.D404]+5)-20" office:value-type="float" office:value="0" calcext:value-type="float">
            <text:p>0</text:p>
          </table:table-cell>
          <table:table-cell table:formula="of:=([.B404]+[.D404])/2" office:value-type="float" office:value="2.57779638142378" calcext:value-type="float">
            <text:p>2,57779638142378</text:p>
          </table:table-cell>
          <table:table-cell table:formula="of:=[.F404]^3-COS([.F404])+LN([.F404]+5)-20" office:value-type="float" office:value="0" calcext:value-type="float">
            <text:p>0</text:p>
          </table:table-cell>
          <table:table-cell table:formula="of:=ABS([.F404]-[.F403])" office:value-type="float" office:value="0" calcext:value-type="float">
            <text:p>0</text:p>
          </table:table-cell>
          <table:table-cell table:formula="of:=IF([.H40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4]+1" office:value-type="float" office:value="398" calcext:value-type="float">
            <text:p>398</text:p>
          </table:table-cell>
          <table:table-cell table:formula="of:=IF([.C404]*[.G404]&lt;0;[.B404];[.F404])" office:value-type="float" office:value="2.57779638142378" calcext:value-type="float">
            <text:p>2,57779638142378</text:p>
          </table:table-cell>
          <table:table-cell table:formula="of:=[.B405]^3-COS([.B405])+LN([.B405]+5)-20" office:value-type="float" office:value="0" calcext:value-type="float">
            <text:p>0</text:p>
          </table:table-cell>
          <table:table-cell table:formula="of:=IF([.E404]*[.G404]&lt;0;[.D404];[.F404])" office:value-type="float" office:value="2.57779638142378" calcext:value-type="float">
            <text:p>2,57779638142378</text:p>
          </table:table-cell>
          <table:table-cell table:formula="of:=[.D405]^3-COS([.D405])+LN([.D405]+5)-20" office:value-type="float" office:value="0" calcext:value-type="float">
            <text:p>0</text:p>
          </table:table-cell>
          <table:table-cell table:formula="of:=([.B405]+[.D405])/2" office:value-type="float" office:value="2.57779638142378" calcext:value-type="float">
            <text:p>2,57779638142378</text:p>
          </table:table-cell>
          <table:table-cell table:formula="of:=[.F405]^3-COS([.F405])+LN([.F405]+5)-20" office:value-type="float" office:value="0" calcext:value-type="float">
            <text:p>0</text:p>
          </table:table-cell>
          <table:table-cell table:formula="of:=ABS([.F405]-[.F404])" office:value-type="float" office:value="0" calcext:value-type="float">
            <text:p>0</text:p>
          </table:table-cell>
          <table:table-cell table:formula="of:=IF([.H40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5]+1" office:value-type="float" office:value="399" calcext:value-type="float">
            <text:p>399</text:p>
          </table:table-cell>
          <table:table-cell table:formula="of:=IF([.C405]*[.G405]&lt;0;[.B405];[.F405])" office:value-type="float" office:value="2.57779638142378" calcext:value-type="float">
            <text:p>2,57779638142378</text:p>
          </table:table-cell>
          <table:table-cell table:formula="of:=[.B406]^3-COS([.B406])+LN([.B406]+5)-20" office:value-type="float" office:value="0" calcext:value-type="float">
            <text:p>0</text:p>
          </table:table-cell>
          <table:table-cell table:formula="of:=IF([.E405]*[.G405]&lt;0;[.D405];[.F405])" office:value-type="float" office:value="2.57779638142378" calcext:value-type="float">
            <text:p>2,57779638142378</text:p>
          </table:table-cell>
          <table:table-cell table:formula="of:=[.D406]^3-COS([.D406])+LN([.D406]+5)-20" office:value-type="float" office:value="0" calcext:value-type="float">
            <text:p>0</text:p>
          </table:table-cell>
          <table:table-cell table:formula="of:=([.B406]+[.D406])/2" office:value-type="float" office:value="2.57779638142378" calcext:value-type="float">
            <text:p>2,57779638142378</text:p>
          </table:table-cell>
          <table:table-cell table:formula="of:=[.F406]^3-COS([.F406])+LN([.F406]+5)-20" office:value-type="float" office:value="0" calcext:value-type="float">
            <text:p>0</text:p>
          </table:table-cell>
          <table:table-cell table:formula="of:=ABS([.F406]-[.F405])" office:value-type="float" office:value="0" calcext:value-type="float">
            <text:p>0</text:p>
          </table:table-cell>
          <table:table-cell table:formula="of:=IF([.H40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6]+1" office:value-type="float" office:value="400" calcext:value-type="float">
            <text:p>400</text:p>
          </table:table-cell>
          <table:table-cell table:formula="of:=IF([.C406]*[.G406]&lt;0;[.B406];[.F406])" office:value-type="float" office:value="2.57779638142378" calcext:value-type="float">
            <text:p>2,57779638142378</text:p>
          </table:table-cell>
          <table:table-cell table:formula="of:=[.B407]^3-COS([.B407])+LN([.B407]+5)-20" office:value-type="float" office:value="0" calcext:value-type="float">
            <text:p>0</text:p>
          </table:table-cell>
          <table:table-cell table:formula="of:=IF([.E406]*[.G406]&lt;0;[.D406];[.F406])" office:value-type="float" office:value="2.57779638142378" calcext:value-type="float">
            <text:p>2,57779638142378</text:p>
          </table:table-cell>
          <table:table-cell table:formula="of:=[.D407]^3-COS([.D407])+LN([.D407]+5)-20" office:value-type="float" office:value="0" calcext:value-type="float">
            <text:p>0</text:p>
          </table:table-cell>
          <table:table-cell table:formula="of:=([.B407]+[.D407])/2" office:value-type="float" office:value="2.57779638142378" calcext:value-type="float">
            <text:p>2,57779638142378</text:p>
          </table:table-cell>
          <table:table-cell table:formula="of:=[.F407]^3-COS([.F407])+LN([.F407]+5)-20" office:value-type="float" office:value="0" calcext:value-type="float">
            <text:p>0</text:p>
          </table:table-cell>
          <table:table-cell table:formula="of:=ABS([.F407]-[.F406])" office:value-type="float" office:value="0" calcext:value-type="float">
            <text:p>0</text:p>
          </table:table-cell>
          <table:table-cell table:formula="of:=IF([.H40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7]+1" office:value-type="float" office:value="401" calcext:value-type="float">
            <text:p>401</text:p>
          </table:table-cell>
          <table:table-cell table:formula="of:=IF([.C407]*[.G407]&lt;0;[.B407];[.F407])" office:value-type="float" office:value="2.57779638142378" calcext:value-type="float">
            <text:p>2,57779638142378</text:p>
          </table:table-cell>
          <table:table-cell table:formula="of:=[.B408]^3-COS([.B408])+LN([.B408]+5)-20" office:value-type="float" office:value="0" calcext:value-type="float">
            <text:p>0</text:p>
          </table:table-cell>
          <table:table-cell table:formula="of:=IF([.E407]*[.G407]&lt;0;[.D407];[.F407])" office:value-type="float" office:value="2.57779638142378" calcext:value-type="float">
            <text:p>2,57779638142378</text:p>
          </table:table-cell>
          <table:table-cell table:formula="of:=[.D408]^3-COS([.D408])+LN([.D408]+5)-20" office:value-type="float" office:value="0" calcext:value-type="float">
            <text:p>0</text:p>
          </table:table-cell>
          <table:table-cell table:formula="of:=([.B408]+[.D408])/2" office:value-type="float" office:value="2.57779638142378" calcext:value-type="float">
            <text:p>2,57779638142378</text:p>
          </table:table-cell>
          <table:table-cell table:formula="of:=[.F408]^3-COS([.F408])+LN([.F408]+5)-20" office:value-type="float" office:value="0" calcext:value-type="float">
            <text:p>0</text:p>
          </table:table-cell>
          <table:table-cell table:formula="of:=ABS([.F408]-[.F407])" office:value-type="float" office:value="0" calcext:value-type="float">
            <text:p>0</text:p>
          </table:table-cell>
          <table:table-cell table:formula="of:=IF([.H40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8]+1" office:value-type="float" office:value="402" calcext:value-type="float">
            <text:p>402</text:p>
          </table:table-cell>
          <table:table-cell table:formula="of:=IF([.C408]*[.G408]&lt;0;[.B408];[.F408])" office:value-type="float" office:value="2.57779638142378" calcext:value-type="float">
            <text:p>2,57779638142378</text:p>
          </table:table-cell>
          <table:table-cell table:formula="of:=[.B409]^3-COS([.B409])+LN([.B409]+5)-20" office:value-type="float" office:value="0" calcext:value-type="float">
            <text:p>0</text:p>
          </table:table-cell>
          <table:table-cell table:formula="of:=IF([.E408]*[.G408]&lt;0;[.D408];[.F408])" office:value-type="float" office:value="2.57779638142378" calcext:value-type="float">
            <text:p>2,57779638142378</text:p>
          </table:table-cell>
          <table:table-cell table:formula="of:=[.D409]^3-COS([.D409])+LN([.D409]+5)-20" office:value-type="float" office:value="0" calcext:value-type="float">
            <text:p>0</text:p>
          </table:table-cell>
          <table:table-cell table:formula="of:=([.B409]+[.D409])/2" office:value-type="float" office:value="2.57779638142378" calcext:value-type="float">
            <text:p>2,57779638142378</text:p>
          </table:table-cell>
          <table:table-cell table:formula="of:=[.F409]^3-COS([.F409])+LN([.F409]+5)-20" office:value-type="float" office:value="0" calcext:value-type="float">
            <text:p>0</text:p>
          </table:table-cell>
          <table:table-cell table:formula="of:=ABS([.F409]-[.F408])" office:value-type="float" office:value="0" calcext:value-type="float">
            <text:p>0</text:p>
          </table:table-cell>
          <table:table-cell table:formula="of:=IF([.H40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09]+1" office:value-type="float" office:value="403" calcext:value-type="float">
            <text:p>403</text:p>
          </table:table-cell>
          <table:table-cell table:formula="of:=IF([.C409]*[.G409]&lt;0;[.B409];[.F409])" office:value-type="float" office:value="2.57779638142378" calcext:value-type="float">
            <text:p>2,57779638142378</text:p>
          </table:table-cell>
          <table:table-cell table:formula="of:=[.B410]^3-COS([.B410])+LN([.B410]+5)-20" office:value-type="float" office:value="0" calcext:value-type="float">
            <text:p>0</text:p>
          </table:table-cell>
          <table:table-cell table:formula="of:=IF([.E409]*[.G409]&lt;0;[.D409];[.F409])" office:value-type="float" office:value="2.57779638142378" calcext:value-type="float">
            <text:p>2,57779638142378</text:p>
          </table:table-cell>
          <table:table-cell table:formula="of:=[.D410]^3-COS([.D410])+LN([.D410]+5)-20" office:value-type="float" office:value="0" calcext:value-type="float">
            <text:p>0</text:p>
          </table:table-cell>
          <table:table-cell table:formula="of:=([.B410]+[.D410])/2" office:value-type="float" office:value="2.57779638142378" calcext:value-type="float">
            <text:p>2,57779638142378</text:p>
          </table:table-cell>
          <table:table-cell table:formula="of:=[.F410]^3-COS([.F410])+LN([.F410]+5)-20" office:value-type="float" office:value="0" calcext:value-type="float">
            <text:p>0</text:p>
          </table:table-cell>
          <table:table-cell table:formula="of:=ABS([.F410]-[.F409])" office:value-type="float" office:value="0" calcext:value-type="float">
            <text:p>0</text:p>
          </table:table-cell>
          <table:table-cell table:formula="of:=IF([.H41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0]+1" office:value-type="float" office:value="404" calcext:value-type="float">
            <text:p>404</text:p>
          </table:table-cell>
          <table:table-cell table:formula="of:=IF([.C410]*[.G410]&lt;0;[.B410];[.F410])" office:value-type="float" office:value="2.57779638142378" calcext:value-type="float">
            <text:p>2,57779638142378</text:p>
          </table:table-cell>
          <table:table-cell table:formula="of:=[.B411]^3-COS([.B411])+LN([.B411]+5)-20" office:value-type="float" office:value="0" calcext:value-type="float">
            <text:p>0</text:p>
          </table:table-cell>
          <table:table-cell table:formula="of:=IF([.E410]*[.G410]&lt;0;[.D410];[.F410])" office:value-type="float" office:value="2.57779638142378" calcext:value-type="float">
            <text:p>2,57779638142378</text:p>
          </table:table-cell>
          <table:table-cell table:formula="of:=[.D411]^3-COS([.D411])+LN([.D411]+5)-20" office:value-type="float" office:value="0" calcext:value-type="float">
            <text:p>0</text:p>
          </table:table-cell>
          <table:table-cell table:formula="of:=([.B411]+[.D411])/2" office:value-type="float" office:value="2.57779638142378" calcext:value-type="float">
            <text:p>2,57779638142378</text:p>
          </table:table-cell>
          <table:table-cell table:formula="of:=[.F411]^3-COS([.F411])+LN([.F411]+5)-20" office:value-type="float" office:value="0" calcext:value-type="float">
            <text:p>0</text:p>
          </table:table-cell>
          <table:table-cell table:formula="of:=ABS([.F411]-[.F410])" office:value-type="float" office:value="0" calcext:value-type="float">
            <text:p>0</text:p>
          </table:table-cell>
          <table:table-cell table:formula="of:=IF([.H41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1]+1" office:value-type="float" office:value="405" calcext:value-type="float">
            <text:p>405</text:p>
          </table:table-cell>
          <table:table-cell table:formula="of:=IF([.C411]*[.G411]&lt;0;[.B411];[.F411])" office:value-type="float" office:value="2.57779638142378" calcext:value-type="float">
            <text:p>2,57779638142378</text:p>
          </table:table-cell>
          <table:table-cell table:formula="of:=[.B412]^3-COS([.B412])+LN([.B412]+5)-20" office:value-type="float" office:value="0" calcext:value-type="float">
            <text:p>0</text:p>
          </table:table-cell>
          <table:table-cell table:formula="of:=IF([.E411]*[.G411]&lt;0;[.D411];[.F411])" office:value-type="float" office:value="2.57779638142378" calcext:value-type="float">
            <text:p>2,57779638142378</text:p>
          </table:table-cell>
          <table:table-cell table:formula="of:=[.D412]^3-COS([.D412])+LN([.D412]+5)-20" office:value-type="float" office:value="0" calcext:value-type="float">
            <text:p>0</text:p>
          </table:table-cell>
          <table:table-cell table:formula="of:=([.B412]+[.D412])/2" office:value-type="float" office:value="2.57779638142378" calcext:value-type="float">
            <text:p>2,57779638142378</text:p>
          </table:table-cell>
          <table:table-cell table:formula="of:=[.F412]^3-COS([.F412])+LN([.F412]+5)-20" office:value-type="float" office:value="0" calcext:value-type="float">
            <text:p>0</text:p>
          </table:table-cell>
          <table:table-cell table:formula="of:=ABS([.F412]-[.F411])" office:value-type="float" office:value="0" calcext:value-type="float">
            <text:p>0</text:p>
          </table:table-cell>
          <table:table-cell table:formula="of:=IF([.H41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2]+1" office:value-type="float" office:value="406" calcext:value-type="float">
            <text:p>406</text:p>
          </table:table-cell>
          <table:table-cell table:formula="of:=IF([.C412]*[.G412]&lt;0;[.B412];[.F412])" office:value-type="float" office:value="2.57779638142378" calcext:value-type="float">
            <text:p>2,57779638142378</text:p>
          </table:table-cell>
          <table:table-cell table:formula="of:=[.B413]^3-COS([.B413])+LN([.B413]+5)-20" office:value-type="float" office:value="0" calcext:value-type="float">
            <text:p>0</text:p>
          </table:table-cell>
          <table:table-cell table:formula="of:=IF([.E412]*[.G412]&lt;0;[.D412];[.F412])" office:value-type="float" office:value="2.57779638142378" calcext:value-type="float">
            <text:p>2,57779638142378</text:p>
          </table:table-cell>
          <table:table-cell table:formula="of:=[.D413]^3-COS([.D413])+LN([.D413]+5)-20" office:value-type="float" office:value="0" calcext:value-type="float">
            <text:p>0</text:p>
          </table:table-cell>
          <table:table-cell table:formula="of:=([.B413]+[.D413])/2" office:value-type="float" office:value="2.57779638142378" calcext:value-type="float">
            <text:p>2,57779638142378</text:p>
          </table:table-cell>
          <table:table-cell table:formula="of:=[.F413]^3-COS([.F413])+LN([.F413]+5)-20" office:value-type="float" office:value="0" calcext:value-type="float">
            <text:p>0</text:p>
          </table:table-cell>
          <table:table-cell table:formula="of:=ABS([.F413]-[.F412])" office:value-type="float" office:value="0" calcext:value-type="float">
            <text:p>0</text:p>
          </table:table-cell>
          <table:table-cell table:formula="of:=IF([.H41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3]+1" office:value-type="float" office:value="407" calcext:value-type="float">
            <text:p>407</text:p>
          </table:table-cell>
          <table:table-cell table:formula="of:=IF([.C413]*[.G413]&lt;0;[.B413];[.F413])" office:value-type="float" office:value="2.57779638142378" calcext:value-type="float">
            <text:p>2,57779638142378</text:p>
          </table:table-cell>
          <table:table-cell table:formula="of:=[.B414]^3-COS([.B414])+LN([.B414]+5)-20" office:value-type="float" office:value="0" calcext:value-type="float">
            <text:p>0</text:p>
          </table:table-cell>
          <table:table-cell table:formula="of:=IF([.E413]*[.G413]&lt;0;[.D413];[.F413])" office:value-type="float" office:value="2.57779638142378" calcext:value-type="float">
            <text:p>2,57779638142378</text:p>
          </table:table-cell>
          <table:table-cell table:formula="of:=[.D414]^3-COS([.D414])+LN([.D414]+5)-20" office:value-type="float" office:value="0" calcext:value-type="float">
            <text:p>0</text:p>
          </table:table-cell>
          <table:table-cell table:formula="of:=([.B414]+[.D414])/2" office:value-type="float" office:value="2.57779638142378" calcext:value-type="float">
            <text:p>2,57779638142378</text:p>
          </table:table-cell>
          <table:table-cell table:formula="of:=[.F414]^3-COS([.F414])+LN([.F414]+5)-20" office:value-type="float" office:value="0" calcext:value-type="float">
            <text:p>0</text:p>
          </table:table-cell>
          <table:table-cell table:formula="of:=ABS([.F414]-[.F413])" office:value-type="float" office:value="0" calcext:value-type="float">
            <text:p>0</text:p>
          </table:table-cell>
          <table:table-cell table:formula="of:=IF([.H41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4]+1" office:value-type="float" office:value="408" calcext:value-type="float">
            <text:p>408</text:p>
          </table:table-cell>
          <table:table-cell table:formula="of:=IF([.C414]*[.G414]&lt;0;[.B414];[.F414])" office:value-type="float" office:value="2.57779638142378" calcext:value-type="float">
            <text:p>2,57779638142378</text:p>
          </table:table-cell>
          <table:table-cell table:formula="of:=[.B415]^3-COS([.B415])+LN([.B415]+5)-20" office:value-type="float" office:value="0" calcext:value-type="float">
            <text:p>0</text:p>
          </table:table-cell>
          <table:table-cell table:formula="of:=IF([.E414]*[.G414]&lt;0;[.D414];[.F414])" office:value-type="float" office:value="2.57779638142378" calcext:value-type="float">
            <text:p>2,57779638142378</text:p>
          </table:table-cell>
          <table:table-cell table:formula="of:=[.D415]^3-COS([.D415])+LN([.D415]+5)-20" office:value-type="float" office:value="0" calcext:value-type="float">
            <text:p>0</text:p>
          </table:table-cell>
          <table:table-cell table:formula="of:=([.B415]+[.D415])/2" office:value-type="float" office:value="2.57779638142378" calcext:value-type="float">
            <text:p>2,57779638142378</text:p>
          </table:table-cell>
          <table:table-cell table:formula="of:=[.F415]^3-COS([.F415])+LN([.F415]+5)-20" office:value-type="float" office:value="0" calcext:value-type="float">
            <text:p>0</text:p>
          </table:table-cell>
          <table:table-cell table:formula="of:=ABS([.F415]-[.F414])" office:value-type="float" office:value="0" calcext:value-type="float">
            <text:p>0</text:p>
          </table:table-cell>
          <table:table-cell table:formula="of:=IF([.H41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5]+1" office:value-type="float" office:value="409" calcext:value-type="float">
            <text:p>409</text:p>
          </table:table-cell>
          <table:table-cell table:formula="of:=IF([.C415]*[.G415]&lt;0;[.B415];[.F415])" office:value-type="float" office:value="2.57779638142378" calcext:value-type="float">
            <text:p>2,57779638142378</text:p>
          </table:table-cell>
          <table:table-cell table:formula="of:=[.B416]^3-COS([.B416])+LN([.B416]+5)-20" office:value-type="float" office:value="0" calcext:value-type="float">
            <text:p>0</text:p>
          </table:table-cell>
          <table:table-cell table:formula="of:=IF([.E415]*[.G415]&lt;0;[.D415];[.F415])" office:value-type="float" office:value="2.57779638142378" calcext:value-type="float">
            <text:p>2,57779638142378</text:p>
          </table:table-cell>
          <table:table-cell table:formula="of:=[.D416]^3-COS([.D416])+LN([.D416]+5)-20" office:value-type="float" office:value="0" calcext:value-type="float">
            <text:p>0</text:p>
          </table:table-cell>
          <table:table-cell table:formula="of:=([.B416]+[.D416])/2" office:value-type="float" office:value="2.57779638142378" calcext:value-type="float">
            <text:p>2,57779638142378</text:p>
          </table:table-cell>
          <table:table-cell table:formula="of:=[.F416]^3-COS([.F416])+LN([.F416]+5)-20" office:value-type="float" office:value="0" calcext:value-type="float">
            <text:p>0</text:p>
          </table:table-cell>
          <table:table-cell table:formula="of:=ABS([.F416]-[.F415])" office:value-type="float" office:value="0" calcext:value-type="float">
            <text:p>0</text:p>
          </table:table-cell>
          <table:table-cell table:formula="of:=IF([.H41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6]+1" office:value-type="float" office:value="410" calcext:value-type="float">
            <text:p>410</text:p>
          </table:table-cell>
          <table:table-cell table:formula="of:=IF([.C416]*[.G416]&lt;0;[.B416];[.F416])" office:value-type="float" office:value="2.57779638142378" calcext:value-type="float">
            <text:p>2,57779638142378</text:p>
          </table:table-cell>
          <table:table-cell table:formula="of:=[.B417]^3-COS([.B417])+LN([.B417]+5)-20" office:value-type="float" office:value="0" calcext:value-type="float">
            <text:p>0</text:p>
          </table:table-cell>
          <table:table-cell table:formula="of:=IF([.E416]*[.G416]&lt;0;[.D416];[.F416])" office:value-type="float" office:value="2.57779638142378" calcext:value-type="float">
            <text:p>2,57779638142378</text:p>
          </table:table-cell>
          <table:table-cell table:formula="of:=[.D417]^3-COS([.D417])+LN([.D417]+5)-20" office:value-type="float" office:value="0" calcext:value-type="float">
            <text:p>0</text:p>
          </table:table-cell>
          <table:table-cell table:formula="of:=([.B417]+[.D417])/2" office:value-type="float" office:value="2.57779638142378" calcext:value-type="float">
            <text:p>2,57779638142378</text:p>
          </table:table-cell>
          <table:table-cell table:formula="of:=[.F417]^3-COS([.F417])+LN([.F417]+5)-20" office:value-type="float" office:value="0" calcext:value-type="float">
            <text:p>0</text:p>
          </table:table-cell>
          <table:table-cell table:formula="of:=ABS([.F417]-[.F416])" office:value-type="float" office:value="0" calcext:value-type="float">
            <text:p>0</text:p>
          </table:table-cell>
          <table:table-cell table:formula="of:=IF([.H41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7]+1" office:value-type="float" office:value="411" calcext:value-type="float">
            <text:p>411</text:p>
          </table:table-cell>
          <table:table-cell table:formula="of:=IF([.C417]*[.G417]&lt;0;[.B417];[.F417])" office:value-type="float" office:value="2.57779638142378" calcext:value-type="float">
            <text:p>2,57779638142378</text:p>
          </table:table-cell>
          <table:table-cell table:formula="of:=[.B418]^3-COS([.B418])+LN([.B418]+5)-20" office:value-type="float" office:value="0" calcext:value-type="float">
            <text:p>0</text:p>
          </table:table-cell>
          <table:table-cell table:formula="of:=IF([.E417]*[.G417]&lt;0;[.D417];[.F417])" office:value-type="float" office:value="2.57779638142378" calcext:value-type="float">
            <text:p>2,57779638142378</text:p>
          </table:table-cell>
          <table:table-cell table:formula="of:=[.D418]^3-COS([.D418])+LN([.D418]+5)-20" office:value-type="float" office:value="0" calcext:value-type="float">
            <text:p>0</text:p>
          </table:table-cell>
          <table:table-cell table:formula="of:=([.B418]+[.D418])/2" office:value-type="float" office:value="2.57779638142378" calcext:value-type="float">
            <text:p>2,57779638142378</text:p>
          </table:table-cell>
          <table:table-cell table:formula="of:=[.F418]^3-COS([.F418])+LN([.F418]+5)-20" office:value-type="float" office:value="0" calcext:value-type="float">
            <text:p>0</text:p>
          </table:table-cell>
          <table:table-cell table:formula="of:=ABS([.F418]-[.F417])" office:value-type="float" office:value="0" calcext:value-type="float">
            <text:p>0</text:p>
          </table:table-cell>
          <table:table-cell table:formula="of:=IF([.H41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8]+1" office:value-type="float" office:value="412" calcext:value-type="float">
            <text:p>412</text:p>
          </table:table-cell>
          <table:table-cell table:formula="of:=IF([.C418]*[.G418]&lt;0;[.B418];[.F418])" office:value-type="float" office:value="2.57779638142378" calcext:value-type="float">
            <text:p>2,57779638142378</text:p>
          </table:table-cell>
          <table:table-cell table:formula="of:=[.B419]^3-COS([.B419])+LN([.B419]+5)-20" office:value-type="float" office:value="0" calcext:value-type="float">
            <text:p>0</text:p>
          </table:table-cell>
          <table:table-cell table:formula="of:=IF([.E418]*[.G418]&lt;0;[.D418];[.F418])" office:value-type="float" office:value="2.57779638142378" calcext:value-type="float">
            <text:p>2,57779638142378</text:p>
          </table:table-cell>
          <table:table-cell table:formula="of:=[.D419]^3-COS([.D419])+LN([.D419]+5)-20" office:value-type="float" office:value="0" calcext:value-type="float">
            <text:p>0</text:p>
          </table:table-cell>
          <table:table-cell table:formula="of:=([.B419]+[.D419])/2" office:value-type="float" office:value="2.57779638142378" calcext:value-type="float">
            <text:p>2,57779638142378</text:p>
          </table:table-cell>
          <table:table-cell table:formula="of:=[.F419]^3-COS([.F419])+LN([.F419]+5)-20" office:value-type="float" office:value="0" calcext:value-type="float">
            <text:p>0</text:p>
          </table:table-cell>
          <table:table-cell table:formula="of:=ABS([.F419]-[.F418])" office:value-type="float" office:value="0" calcext:value-type="float">
            <text:p>0</text:p>
          </table:table-cell>
          <table:table-cell table:formula="of:=IF([.H41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19]+1" office:value-type="float" office:value="413" calcext:value-type="float">
            <text:p>413</text:p>
          </table:table-cell>
          <table:table-cell table:formula="of:=IF([.C419]*[.G419]&lt;0;[.B419];[.F419])" office:value-type="float" office:value="2.57779638142378" calcext:value-type="float">
            <text:p>2,57779638142378</text:p>
          </table:table-cell>
          <table:table-cell table:formula="of:=[.B420]^3-COS([.B420])+LN([.B420]+5)-20" office:value-type="float" office:value="0" calcext:value-type="float">
            <text:p>0</text:p>
          </table:table-cell>
          <table:table-cell table:formula="of:=IF([.E419]*[.G419]&lt;0;[.D419];[.F419])" office:value-type="float" office:value="2.57779638142378" calcext:value-type="float">
            <text:p>2,57779638142378</text:p>
          </table:table-cell>
          <table:table-cell table:formula="of:=[.D420]^3-COS([.D420])+LN([.D420]+5)-20" office:value-type="float" office:value="0" calcext:value-type="float">
            <text:p>0</text:p>
          </table:table-cell>
          <table:table-cell table:formula="of:=([.B420]+[.D420])/2" office:value-type="float" office:value="2.57779638142378" calcext:value-type="float">
            <text:p>2,57779638142378</text:p>
          </table:table-cell>
          <table:table-cell table:formula="of:=[.F420]^3-COS([.F420])+LN([.F420]+5)-20" office:value-type="float" office:value="0" calcext:value-type="float">
            <text:p>0</text:p>
          </table:table-cell>
          <table:table-cell table:formula="of:=ABS([.F420]-[.F419])" office:value-type="float" office:value="0" calcext:value-type="float">
            <text:p>0</text:p>
          </table:table-cell>
          <table:table-cell table:formula="of:=IF([.H42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0]+1" office:value-type="float" office:value="414" calcext:value-type="float">
            <text:p>414</text:p>
          </table:table-cell>
          <table:table-cell table:formula="of:=IF([.C420]*[.G420]&lt;0;[.B420];[.F420])" office:value-type="float" office:value="2.57779638142378" calcext:value-type="float">
            <text:p>2,57779638142378</text:p>
          </table:table-cell>
          <table:table-cell table:formula="of:=[.B421]^3-COS([.B421])+LN([.B421]+5)-20" office:value-type="float" office:value="0" calcext:value-type="float">
            <text:p>0</text:p>
          </table:table-cell>
          <table:table-cell table:formula="of:=IF([.E420]*[.G420]&lt;0;[.D420];[.F420])" office:value-type="float" office:value="2.57779638142378" calcext:value-type="float">
            <text:p>2,57779638142378</text:p>
          </table:table-cell>
          <table:table-cell table:formula="of:=[.D421]^3-COS([.D421])+LN([.D421]+5)-20" office:value-type="float" office:value="0" calcext:value-type="float">
            <text:p>0</text:p>
          </table:table-cell>
          <table:table-cell table:formula="of:=([.B421]+[.D421])/2" office:value-type="float" office:value="2.57779638142378" calcext:value-type="float">
            <text:p>2,57779638142378</text:p>
          </table:table-cell>
          <table:table-cell table:formula="of:=[.F421]^3-COS([.F421])+LN([.F421]+5)-20" office:value-type="float" office:value="0" calcext:value-type="float">
            <text:p>0</text:p>
          </table:table-cell>
          <table:table-cell table:formula="of:=ABS([.F421]-[.F420])" office:value-type="float" office:value="0" calcext:value-type="float">
            <text:p>0</text:p>
          </table:table-cell>
          <table:table-cell table:formula="of:=IF([.H42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1]+1" office:value-type="float" office:value="415" calcext:value-type="float">
            <text:p>415</text:p>
          </table:table-cell>
          <table:table-cell table:formula="of:=IF([.C421]*[.G421]&lt;0;[.B421];[.F421])" office:value-type="float" office:value="2.57779638142378" calcext:value-type="float">
            <text:p>2,57779638142378</text:p>
          </table:table-cell>
          <table:table-cell table:formula="of:=[.B422]^3-COS([.B422])+LN([.B422]+5)-20" office:value-type="float" office:value="0" calcext:value-type="float">
            <text:p>0</text:p>
          </table:table-cell>
          <table:table-cell table:formula="of:=IF([.E421]*[.G421]&lt;0;[.D421];[.F421])" office:value-type="float" office:value="2.57779638142378" calcext:value-type="float">
            <text:p>2,57779638142378</text:p>
          </table:table-cell>
          <table:table-cell table:formula="of:=[.D422]^3-COS([.D422])+LN([.D422]+5)-20" office:value-type="float" office:value="0" calcext:value-type="float">
            <text:p>0</text:p>
          </table:table-cell>
          <table:table-cell table:formula="of:=([.B422]+[.D422])/2" office:value-type="float" office:value="2.57779638142378" calcext:value-type="float">
            <text:p>2,57779638142378</text:p>
          </table:table-cell>
          <table:table-cell table:formula="of:=[.F422]^3-COS([.F422])+LN([.F422]+5)-20" office:value-type="float" office:value="0" calcext:value-type="float">
            <text:p>0</text:p>
          </table:table-cell>
          <table:table-cell table:formula="of:=ABS([.F422]-[.F421])" office:value-type="float" office:value="0" calcext:value-type="float">
            <text:p>0</text:p>
          </table:table-cell>
          <table:table-cell table:formula="of:=IF([.H42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2]+1" office:value-type="float" office:value="416" calcext:value-type="float">
            <text:p>416</text:p>
          </table:table-cell>
          <table:table-cell table:formula="of:=IF([.C422]*[.G422]&lt;0;[.B422];[.F422])" office:value-type="float" office:value="2.57779638142378" calcext:value-type="float">
            <text:p>2,57779638142378</text:p>
          </table:table-cell>
          <table:table-cell table:formula="of:=[.B423]^3-COS([.B423])+LN([.B423]+5)-20" office:value-type="float" office:value="0" calcext:value-type="float">
            <text:p>0</text:p>
          </table:table-cell>
          <table:table-cell table:formula="of:=IF([.E422]*[.G422]&lt;0;[.D422];[.F422])" office:value-type="float" office:value="2.57779638142378" calcext:value-type="float">
            <text:p>2,57779638142378</text:p>
          </table:table-cell>
          <table:table-cell table:formula="of:=[.D423]^3-COS([.D423])+LN([.D423]+5)-20" office:value-type="float" office:value="0" calcext:value-type="float">
            <text:p>0</text:p>
          </table:table-cell>
          <table:table-cell table:formula="of:=([.B423]+[.D423])/2" office:value-type="float" office:value="2.57779638142378" calcext:value-type="float">
            <text:p>2,57779638142378</text:p>
          </table:table-cell>
          <table:table-cell table:formula="of:=[.F423]^3-COS([.F423])+LN([.F423]+5)-20" office:value-type="float" office:value="0" calcext:value-type="float">
            <text:p>0</text:p>
          </table:table-cell>
          <table:table-cell table:formula="of:=ABS([.F423]-[.F422])" office:value-type="float" office:value="0" calcext:value-type="float">
            <text:p>0</text:p>
          </table:table-cell>
          <table:table-cell table:formula="of:=IF([.H42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3]+1" office:value-type="float" office:value="417" calcext:value-type="float">
            <text:p>417</text:p>
          </table:table-cell>
          <table:table-cell table:formula="of:=IF([.C423]*[.G423]&lt;0;[.B423];[.F423])" office:value-type="float" office:value="2.57779638142378" calcext:value-type="float">
            <text:p>2,57779638142378</text:p>
          </table:table-cell>
          <table:table-cell table:formula="of:=[.B424]^3-COS([.B424])+LN([.B424]+5)-20" office:value-type="float" office:value="0" calcext:value-type="float">
            <text:p>0</text:p>
          </table:table-cell>
          <table:table-cell table:formula="of:=IF([.E423]*[.G423]&lt;0;[.D423];[.F423])" office:value-type="float" office:value="2.57779638142378" calcext:value-type="float">
            <text:p>2,57779638142378</text:p>
          </table:table-cell>
          <table:table-cell table:formula="of:=[.D424]^3-COS([.D424])+LN([.D424]+5)-20" office:value-type="float" office:value="0" calcext:value-type="float">
            <text:p>0</text:p>
          </table:table-cell>
          <table:table-cell table:formula="of:=([.B424]+[.D424])/2" office:value-type="float" office:value="2.57779638142378" calcext:value-type="float">
            <text:p>2,57779638142378</text:p>
          </table:table-cell>
          <table:table-cell table:formula="of:=[.F424]^3-COS([.F424])+LN([.F424]+5)-20" office:value-type="float" office:value="0" calcext:value-type="float">
            <text:p>0</text:p>
          </table:table-cell>
          <table:table-cell table:formula="of:=ABS([.F424]-[.F423])" office:value-type="float" office:value="0" calcext:value-type="float">
            <text:p>0</text:p>
          </table:table-cell>
          <table:table-cell table:formula="of:=IF([.H42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4]+1" office:value-type="float" office:value="418" calcext:value-type="float">
            <text:p>418</text:p>
          </table:table-cell>
          <table:table-cell table:formula="of:=IF([.C424]*[.G424]&lt;0;[.B424];[.F424])" office:value-type="float" office:value="2.57779638142378" calcext:value-type="float">
            <text:p>2,57779638142378</text:p>
          </table:table-cell>
          <table:table-cell table:formula="of:=[.B425]^3-COS([.B425])+LN([.B425]+5)-20" office:value-type="float" office:value="0" calcext:value-type="float">
            <text:p>0</text:p>
          </table:table-cell>
          <table:table-cell table:formula="of:=IF([.E424]*[.G424]&lt;0;[.D424];[.F424])" office:value-type="float" office:value="2.57779638142378" calcext:value-type="float">
            <text:p>2,57779638142378</text:p>
          </table:table-cell>
          <table:table-cell table:formula="of:=[.D425]^3-COS([.D425])+LN([.D425]+5)-20" office:value-type="float" office:value="0" calcext:value-type="float">
            <text:p>0</text:p>
          </table:table-cell>
          <table:table-cell table:formula="of:=([.B425]+[.D425])/2" office:value-type="float" office:value="2.57779638142378" calcext:value-type="float">
            <text:p>2,57779638142378</text:p>
          </table:table-cell>
          <table:table-cell table:formula="of:=[.F425]^3-COS([.F425])+LN([.F425]+5)-20" office:value-type="float" office:value="0" calcext:value-type="float">
            <text:p>0</text:p>
          </table:table-cell>
          <table:table-cell table:formula="of:=ABS([.F425]-[.F424])" office:value-type="float" office:value="0" calcext:value-type="float">
            <text:p>0</text:p>
          </table:table-cell>
          <table:table-cell table:formula="of:=IF([.H42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5]+1" office:value-type="float" office:value="419" calcext:value-type="float">
            <text:p>419</text:p>
          </table:table-cell>
          <table:table-cell table:formula="of:=IF([.C425]*[.G425]&lt;0;[.B425];[.F425])" office:value-type="float" office:value="2.57779638142378" calcext:value-type="float">
            <text:p>2,57779638142378</text:p>
          </table:table-cell>
          <table:table-cell table:formula="of:=[.B426]^3-COS([.B426])+LN([.B426]+5)-20" office:value-type="float" office:value="0" calcext:value-type="float">
            <text:p>0</text:p>
          </table:table-cell>
          <table:table-cell table:formula="of:=IF([.E425]*[.G425]&lt;0;[.D425];[.F425])" office:value-type="float" office:value="2.57779638142378" calcext:value-type="float">
            <text:p>2,57779638142378</text:p>
          </table:table-cell>
          <table:table-cell table:formula="of:=[.D426]^3-COS([.D426])+LN([.D426]+5)-20" office:value-type="float" office:value="0" calcext:value-type="float">
            <text:p>0</text:p>
          </table:table-cell>
          <table:table-cell table:formula="of:=([.B426]+[.D426])/2" office:value-type="float" office:value="2.57779638142378" calcext:value-type="float">
            <text:p>2,57779638142378</text:p>
          </table:table-cell>
          <table:table-cell table:formula="of:=[.F426]^3-COS([.F426])+LN([.F426]+5)-20" office:value-type="float" office:value="0" calcext:value-type="float">
            <text:p>0</text:p>
          </table:table-cell>
          <table:table-cell table:formula="of:=ABS([.F426]-[.F425])" office:value-type="float" office:value="0" calcext:value-type="float">
            <text:p>0</text:p>
          </table:table-cell>
          <table:table-cell table:formula="of:=IF([.H42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6]+1" office:value-type="float" office:value="420" calcext:value-type="float">
            <text:p>420</text:p>
          </table:table-cell>
          <table:table-cell table:formula="of:=IF([.C426]*[.G426]&lt;0;[.B426];[.F426])" office:value-type="float" office:value="2.57779638142378" calcext:value-type="float">
            <text:p>2,57779638142378</text:p>
          </table:table-cell>
          <table:table-cell table:formula="of:=[.B427]^3-COS([.B427])+LN([.B427]+5)-20" office:value-type="float" office:value="0" calcext:value-type="float">
            <text:p>0</text:p>
          </table:table-cell>
          <table:table-cell table:formula="of:=IF([.E426]*[.G426]&lt;0;[.D426];[.F426])" office:value-type="float" office:value="2.57779638142378" calcext:value-type="float">
            <text:p>2,57779638142378</text:p>
          </table:table-cell>
          <table:table-cell table:formula="of:=[.D427]^3-COS([.D427])+LN([.D427]+5)-20" office:value-type="float" office:value="0" calcext:value-type="float">
            <text:p>0</text:p>
          </table:table-cell>
          <table:table-cell table:formula="of:=([.B427]+[.D427])/2" office:value-type="float" office:value="2.57779638142378" calcext:value-type="float">
            <text:p>2,57779638142378</text:p>
          </table:table-cell>
          <table:table-cell table:formula="of:=[.F427]^3-COS([.F427])+LN([.F427]+5)-20" office:value-type="float" office:value="0" calcext:value-type="float">
            <text:p>0</text:p>
          </table:table-cell>
          <table:table-cell table:formula="of:=ABS([.F427]-[.F426])" office:value-type="float" office:value="0" calcext:value-type="float">
            <text:p>0</text:p>
          </table:table-cell>
          <table:table-cell table:formula="of:=IF([.H42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7]+1" office:value-type="float" office:value="421" calcext:value-type="float">
            <text:p>421</text:p>
          </table:table-cell>
          <table:table-cell table:formula="of:=IF([.C427]*[.G427]&lt;0;[.B427];[.F427])" office:value-type="float" office:value="2.57779638142378" calcext:value-type="float">
            <text:p>2,57779638142378</text:p>
          </table:table-cell>
          <table:table-cell table:formula="of:=[.B428]^3-COS([.B428])+LN([.B428]+5)-20" office:value-type="float" office:value="0" calcext:value-type="float">
            <text:p>0</text:p>
          </table:table-cell>
          <table:table-cell table:formula="of:=IF([.E427]*[.G427]&lt;0;[.D427];[.F427])" office:value-type="float" office:value="2.57779638142378" calcext:value-type="float">
            <text:p>2,57779638142378</text:p>
          </table:table-cell>
          <table:table-cell table:formula="of:=[.D428]^3-COS([.D428])+LN([.D428]+5)-20" office:value-type="float" office:value="0" calcext:value-type="float">
            <text:p>0</text:p>
          </table:table-cell>
          <table:table-cell table:formula="of:=([.B428]+[.D428])/2" office:value-type="float" office:value="2.57779638142378" calcext:value-type="float">
            <text:p>2,57779638142378</text:p>
          </table:table-cell>
          <table:table-cell table:formula="of:=[.F428]^3-COS([.F428])+LN([.F428]+5)-20" office:value-type="float" office:value="0" calcext:value-type="float">
            <text:p>0</text:p>
          </table:table-cell>
          <table:table-cell table:formula="of:=ABS([.F428]-[.F427])" office:value-type="float" office:value="0" calcext:value-type="float">
            <text:p>0</text:p>
          </table:table-cell>
          <table:table-cell table:formula="of:=IF([.H42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8]+1" office:value-type="float" office:value="422" calcext:value-type="float">
            <text:p>422</text:p>
          </table:table-cell>
          <table:table-cell table:formula="of:=IF([.C428]*[.G428]&lt;0;[.B428];[.F428])" office:value-type="float" office:value="2.57779638142378" calcext:value-type="float">
            <text:p>2,57779638142378</text:p>
          </table:table-cell>
          <table:table-cell table:formula="of:=[.B429]^3-COS([.B429])+LN([.B429]+5)-20" office:value-type="float" office:value="0" calcext:value-type="float">
            <text:p>0</text:p>
          </table:table-cell>
          <table:table-cell table:formula="of:=IF([.E428]*[.G428]&lt;0;[.D428];[.F428])" office:value-type="float" office:value="2.57779638142378" calcext:value-type="float">
            <text:p>2,57779638142378</text:p>
          </table:table-cell>
          <table:table-cell table:formula="of:=[.D429]^3-COS([.D429])+LN([.D429]+5)-20" office:value-type="float" office:value="0" calcext:value-type="float">
            <text:p>0</text:p>
          </table:table-cell>
          <table:table-cell table:formula="of:=([.B429]+[.D429])/2" office:value-type="float" office:value="2.57779638142378" calcext:value-type="float">
            <text:p>2,57779638142378</text:p>
          </table:table-cell>
          <table:table-cell table:formula="of:=[.F429]^3-COS([.F429])+LN([.F429]+5)-20" office:value-type="float" office:value="0" calcext:value-type="float">
            <text:p>0</text:p>
          </table:table-cell>
          <table:table-cell table:formula="of:=ABS([.F429]-[.F428])" office:value-type="float" office:value="0" calcext:value-type="float">
            <text:p>0</text:p>
          </table:table-cell>
          <table:table-cell table:formula="of:=IF([.H42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29]+1" office:value-type="float" office:value="423" calcext:value-type="float">
            <text:p>423</text:p>
          </table:table-cell>
          <table:table-cell table:formula="of:=IF([.C429]*[.G429]&lt;0;[.B429];[.F429])" office:value-type="float" office:value="2.57779638142378" calcext:value-type="float">
            <text:p>2,57779638142378</text:p>
          </table:table-cell>
          <table:table-cell table:formula="of:=[.B430]^3-COS([.B430])+LN([.B430]+5)-20" office:value-type="float" office:value="0" calcext:value-type="float">
            <text:p>0</text:p>
          </table:table-cell>
          <table:table-cell table:formula="of:=IF([.E429]*[.G429]&lt;0;[.D429];[.F429])" office:value-type="float" office:value="2.57779638142378" calcext:value-type="float">
            <text:p>2,57779638142378</text:p>
          </table:table-cell>
          <table:table-cell table:formula="of:=[.D430]^3-COS([.D430])+LN([.D430]+5)-20" office:value-type="float" office:value="0" calcext:value-type="float">
            <text:p>0</text:p>
          </table:table-cell>
          <table:table-cell table:formula="of:=([.B430]+[.D430])/2" office:value-type="float" office:value="2.57779638142378" calcext:value-type="float">
            <text:p>2,57779638142378</text:p>
          </table:table-cell>
          <table:table-cell table:formula="of:=[.F430]^3-COS([.F430])+LN([.F430]+5)-20" office:value-type="float" office:value="0" calcext:value-type="float">
            <text:p>0</text:p>
          </table:table-cell>
          <table:table-cell table:formula="of:=ABS([.F430]-[.F429])" office:value-type="float" office:value="0" calcext:value-type="float">
            <text:p>0</text:p>
          </table:table-cell>
          <table:table-cell table:formula="of:=IF([.H43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0]+1" office:value-type="float" office:value="424" calcext:value-type="float">
            <text:p>424</text:p>
          </table:table-cell>
          <table:table-cell table:formula="of:=IF([.C430]*[.G430]&lt;0;[.B430];[.F430])" office:value-type="float" office:value="2.57779638142378" calcext:value-type="float">
            <text:p>2,57779638142378</text:p>
          </table:table-cell>
          <table:table-cell table:formula="of:=[.B431]^3-COS([.B431])+LN([.B431]+5)-20" office:value-type="float" office:value="0" calcext:value-type="float">
            <text:p>0</text:p>
          </table:table-cell>
          <table:table-cell table:formula="of:=IF([.E430]*[.G430]&lt;0;[.D430];[.F430])" office:value-type="float" office:value="2.57779638142378" calcext:value-type="float">
            <text:p>2,57779638142378</text:p>
          </table:table-cell>
          <table:table-cell table:formula="of:=[.D431]^3-COS([.D431])+LN([.D431]+5)-20" office:value-type="float" office:value="0" calcext:value-type="float">
            <text:p>0</text:p>
          </table:table-cell>
          <table:table-cell table:formula="of:=([.B431]+[.D431])/2" office:value-type="float" office:value="2.57779638142378" calcext:value-type="float">
            <text:p>2,57779638142378</text:p>
          </table:table-cell>
          <table:table-cell table:formula="of:=[.F431]^3-COS([.F431])+LN([.F431]+5)-20" office:value-type="float" office:value="0" calcext:value-type="float">
            <text:p>0</text:p>
          </table:table-cell>
          <table:table-cell table:formula="of:=ABS([.F431]-[.F430])" office:value-type="float" office:value="0" calcext:value-type="float">
            <text:p>0</text:p>
          </table:table-cell>
          <table:table-cell table:formula="of:=IF([.H43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1]+1" office:value-type="float" office:value="425" calcext:value-type="float">
            <text:p>425</text:p>
          </table:table-cell>
          <table:table-cell table:formula="of:=IF([.C431]*[.G431]&lt;0;[.B431];[.F431])" office:value-type="float" office:value="2.57779638142378" calcext:value-type="float">
            <text:p>2,57779638142378</text:p>
          </table:table-cell>
          <table:table-cell table:formula="of:=[.B432]^3-COS([.B432])+LN([.B432]+5)-20" office:value-type="float" office:value="0" calcext:value-type="float">
            <text:p>0</text:p>
          </table:table-cell>
          <table:table-cell table:formula="of:=IF([.E431]*[.G431]&lt;0;[.D431];[.F431])" office:value-type="float" office:value="2.57779638142378" calcext:value-type="float">
            <text:p>2,57779638142378</text:p>
          </table:table-cell>
          <table:table-cell table:formula="of:=[.D432]^3-COS([.D432])+LN([.D432]+5)-20" office:value-type="float" office:value="0" calcext:value-type="float">
            <text:p>0</text:p>
          </table:table-cell>
          <table:table-cell table:formula="of:=([.B432]+[.D432])/2" office:value-type="float" office:value="2.57779638142378" calcext:value-type="float">
            <text:p>2,57779638142378</text:p>
          </table:table-cell>
          <table:table-cell table:formula="of:=[.F432]^3-COS([.F432])+LN([.F432]+5)-20" office:value-type="float" office:value="0" calcext:value-type="float">
            <text:p>0</text:p>
          </table:table-cell>
          <table:table-cell table:formula="of:=ABS([.F432]-[.F431])" office:value-type="float" office:value="0" calcext:value-type="float">
            <text:p>0</text:p>
          </table:table-cell>
          <table:table-cell table:formula="of:=IF([.H43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2]+1" office:value-type="float" office:value="426" calcext:value-type="float">
            <text:p>426</text:p>
          </table:table-cell>
          <table:table-cell table:formula="of:=IF([.C432]*[.G432]&lt;0;[.B432];[.F432])" office:value-type="float" office:value="2.57779638142378" calcext:value-type="float">
            <text:p>2,57779638142378</text:p>
          </table:table-cell>
          <table:table-cell table:formula="of:=[.B433]^3-COS([.B433])+LN([.B433]+5)-20" office:value-type="float" office:value="0" calcext:value-type="float">
            <text:p>0</text:p>
          </table:table-cell>
          <table:table-cell table:formula="of:=IF([.E432]*[.G432]&lt;0;[.D432];[.F432])" office:value-type="float" office:value="2.57779638142378" calcext:value-type="float">
            <text:p>2,57779638142378</text:p>
          </table:table-cell>
          <table:table-cell table:formula="of:=[.D433]^3-COS([.D433])+LN([.D433]+5)-20" office:value-type="float" office:value="0" calcext:value-type="float">
            <text:p>0</text:p>
          </table:table-cell>
          <table:table-cell table:formula="of:=([.B433]+[.D433])/2" office:value-type="float" office:value="2.57779638142378" calcext:value-type="float">
            <text:p>2,57779638142378</text:p>
          </table:table-cell>
          <table:table-cell table:formula="of:=[.F433]^3-COS([.F433])+LN([.F433]+5)-20" office:value-type="float" office:value="0" calcext:value-type="float">
            <text:p>0</text:p>
          </table:table-cell>
          <table:table-cell table:formula="of:=ABS([.F433]-[.F432])" office:value-type="float" office:value="0" calcext:value-type="float">
            <text:p>0</text:p>
          </table:table-cell>
          <table:table-cell table:formula="of:=IF([.H43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3]+1" office:value-type="float" office:value="427" calcext:value-type="float">
            <text:p>427</text:p>
          </table:table-cell>
          <table:table-cell table:formula="of:=IF([.C433]*[.G433]&lt;0;[.B433];[.F433])" office:value-type="float" office:value="2.57779638142378" calcext:value-type="float">
            <text:p>2,57779638142378</text:p>
          </table:table-cell>
          <table:table-cell table:formula="of:=[.B434]^3-COS([.B434])+LN([.B434]+5)-20" office:value-type="float" office:value="0" calcext:value-type="float">
            <text:p>0</text:p>
          </table:table-cell>
          <table:table-cell table:formula="of:=IF([.E433]*[.G433]&lt;0;[.D433];[.F433])" office:value-type="float" office:value="2.57779638142378" calcext:value-type="float">
            <text:p>2,57779638142378</text:p>
          </table:table-cell>
          <table:table-cell table:formula="of:=[.D434]^3-COS([.D434])+LN([.D434]+5)-20" office:value-type="float" office:value="0" calcext:value-type="float">
            <text:p>0</text:p>
          </table:table-cell>
          <table:table-cell table:formula="of:=([.B434]+[.D434])/2" office:value-type="float" office:value="2.57779638142378" calcext:value-type="float">
            <text:p>2,57779638142378</text:p>
          </table:table-cell>
          <table:table-cell table:formula="of:=[.F434]^3-COS([.F434])+LN([.F434]+5)-20" office:value-type="float" office:value="0" calcext:value-type="float">
            <text:p>0</text:p>
          </table:table-cell>
          <table:table-cell table:formula="of:=ABS([.F434]-[.F433])" office:value-type="float" office:value="0" calcext:value-type="float">
            <text:p>0</text:p>
          </table:table-cell>
          <table:table-cell table:formula="of:=IF([.H43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4]+1" office:value-type="float" office:value="428" calcext:value-type="float">
            <text:p>428</text:p>
          </table:table-cell>
          <table:table-cell table:formula="of:=IF([.C434]*[.G434]&lt;0;[.B434];[.F434])" office:value-type="float" office:value="2.57779638142378" calcext:value-type="float">
            <text:p>2,57779638142378</text:p>
          </table:table-cell>
          <table:table-cell table:formula="of:=[.B435]^3-COS([.B435])+LN([.B435]+5)-20" office:value-type="float" office:value="0" calcext:value-type="float">
            <text:p>0</text:p>
          </table:table-cell>
          <table:table-cell table:formula="of:=IF([.E434]*[.G434]&lt;0;[.D434];[.F434])" office:value-type="float" office:value="2.57779638142378" calcext:value-type="float">
            <text:p>2,57779638142378</text:p>
          </table:table-cell>
          <table:table-cell table:formula="of:=[.D435]^3-COS([.D435])+LN([.D435]+5)-20" office:value-type="float" office:value="0" calcext:value-type="float">
            <text:p>0</text:p>
          </table:table-cell>
          <table:table-cell table:formula="of:=([.B435]+[.D435])/2" office:value-type="float" office:value="2.57779638142378" calcext:value-type="float">
            <text:p>2,57779638142378</text:p>
          </table:table-cell>
          <table:table-cell table:formula="of:=[.F435]^3-COS([.F435])+LN([.F435]+5)-20" office:value-type="float" office:value="0" calcext:value-type="float">
            <text:p>0</text:p>
          </table:table-cell>
          <table:table-cell table:formula="of:=ABS([.F435]-[.F434])" office:value-type="float" office:value="0" calcext:value-type="float">
            <text:p>0</text:p>
          </table:table-cell>
          <table:table-cell table:formula="of:=IF([.H43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5]+1" office:value-type="float" office:value="429" calcext:value-type="float">
            <text:p>429</text:p>
          </table:table-cell>
          <table:table-cell table:formula="of:=IF([.C435]*[.G435]&lt;0;[.B435];[.F435])" office:value-type="float" office:value="2.57779638142378" calcext:value-type="float">
            <text:p>2,57779638142378</text:p>
          </table:table-cell>
          <table:table-cell table:formula="of:=[.B436]^3-COS([.B436])+LN([.B436]+5)-20" office:value-type="float" office:value="0" calcext:value-type="float">
            <text:p>0</text:p>
          </table:table-cell>
          <table:table-cell table:formula="of:=IF([.E435]*[.G435]&lt;0;[.D435];[.F435])" office:value-type="float" office:value="2.57779638142378" calcext:value-type="float">
            <text:p>2,57779638142378</text:p>
          </table:table-cell>
          <table:table-cell table:formula="of:=[.D436]^3-COS([.D436])+LN([.D436]+5)-20" office:value-type="float" office:value="0" calcext:value-type="float">
            <text:p>0</text:p>
          </table:table-cell>
          <table:table-cell table:formula="of:=([.B436]+[.D436])/2" office:value-type="float" office:value="2.57779638142378" calcext:value-type="float">
            <text:p>2,57779638142378</text:p>
          </table:table-cell>
          <table:table-cell table:formula="of:=[.F436]^3-COS([.F436])+LN([.F436]+5)-20" office:value-type="float" office:value="0" calcext:value-type="float">
            <text:p>0</text:p>
          </table:table-cell>
          <table:table-cell table:formula="of:=ABS([.F436]-[.F435])" office:value-type="float" office:value="0" calcext:value-type="float">
            <text:p>0</text:p>
          </table:table-cell>
          <table:table-cell table:formula="of:=IF([.H43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6]+1" office:value-type="float" office:value="430" calcext:value-type="float">
            <text:p>430</text:p>
          </table:table-cell>
          <table:table-cell table:formula="of:=IF([.C436]*[.G436]&lt;0;[.B436];[.F436])" office:value-type="float" office:value="2.57779638142378" calcext:value-type="float">
            <text:p>2,57779638142378</text:p>
          </table:table-cell>
          <table:table-cell table:formula="of:=[.B437]^3-COS([.B437])+LN([.B437]+5)-20" office:value-type="float" office:value="0" calcext:value-type="float">
            <text:p>0</text:p>
          </table:table-cell>
          <table:table-cell table:formula="of:=IF([.E436]*[.G436]&lt;0;[.D436];[.F436])" office:value-type="float" office:value="2.57779638142378" calcext:value-type="float">
            <text:p>2,57779638142378</text:p>
          </table:table-cell>
          <table:table-cell table:formula="of:=[.D437]^3-COS([.D437])+LN([.D437]+5)-20" office:value-type="float" office:value="0" calcext:value-type="float">
            <text:p>0</text:p>
          </table:table-cell>
          <table:table-cell table:formula="of:=([.B437]+[.D437])/2" office:value-type="float" office:value="2.57779638142378" calcext:value-type="float">
            <text:p>2,57779638142378</text:p>
          </table:table-cell>
          <table:table-cell table:formula="of:=[.F437]^3-COS([.F437])+LN([.F437]+5)-20" office:value-type="float" office:value="0" calcext:value-type="float">
            <text:p>0</text:p>
          </table:table-cell>
          <table:table-cell table:formula="of:=ABS([.F437]-[.F436])" office:value-type="float" office:value="0" calcext:value-type="float">
            <text:p>0</text:p>
          </table:table-cell>
          <table:table-cell table:formula="of:=IF([.H43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7]+1" office:value-type="float" office:value="431" calcext:value-type="float">
            <text:p>431</text:p>
          </table:table-cell>
          <table:table-cell table:formula="of:=IF([.C437]*[.G437]&lt;0;[.B437];[.F437])" office:value-type="float" office:value="2.57779638142378" calcext:value-type="float">
            <text:p>2,57779638142378</text:p>
          </table:table-cell>
          <table:table-cell table:formula="of:=[.B438]^3-COS([.B438])+LN([.B438]+5)-20" office:value-type="float" office:value="0" calcext:value-type="float">
            <text:p>0</text:p>
          </table:table-cell>
          <table:table-cell table:formula="of:=IF([.E437]*[.G437]&lt;0;[.D437];[.F437])" office:value-type="float" office:value="2.57779638142378" calcext:value-type="float">
            <text:p>2,57779638142378</text:p>
          </table:table-cell>
          <table:table-cell table:formula="of:=[.D438]^3-COS([.D438])+LN([.D438]+5)-20" office:value-type="float" office:value="0" calcext:value-type="float">
            <text:p>0</text:p>
          </table:table-cell>
          <table:table-cell table:formula="of:=([.B438]+[.D438])/2" office:value-type="float" office:value="2.57779638142378" calcext:value-type="float">
            <text:p>2,57779638142378</text:p>
          </table:table-cell>
          <table:table-cell table:formula="of:=[.F438]^3-COS([.F438])+LN([.F438]+5)-20" office:value-type="float" office:value="0" calcext:value-type="float">
            <text:p>0</text:p>
          </table:table-cell>
          <table:table-cell table:formula="of:=ABS([.F438]-[.F437])" office:value-type="float" office:value="0" calcext:value-type="float">
            <text:p>0</text:p>
          </table:table-cell>
          <table:table-cell table:formula="of:=IF([.H43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8]+1" office:value-type="float" office:value="432" calcext:value-type="float">
            <text:p>432</text:p>
          </table:table-cell>
          <table:table-cell table:formula="of:=IF([.C438]*[.G438]&lt;0;[.B438];[.F438])" office:value-type="float" office:value="2.57779638142378" calcext:value-type="float">
            <text:p>2,57779638142378</text:p>
          </table:table-cell>
          <table:table-cell table:formula="of:=[.B439]^3-COS([.B439])+LN([.B439]+5)-20" office:value-type="float" office:value="0" calcext:value-type="float">
            <text:p>0</text:p>
          </table:table-cell>
          <table:table-cell table:formula="of:=IF([.E438]*[.G438]&lt;0;[.D438];[.F438])" office:value-type="float" office:value="2.57779638142378" calcext:value-type="float">
            <text:p>2,57779638142378</text:p>
          </table:table-cell>
          <table:table-cell table:formula="of:=[.D439]^3-COS([.D439])+LN([.D439]+5)-20" office:value-type="float" office:value="0" calcext:value-type="float">
            <text:p>0</text:p>
          </table:table-cell>
          <table:table-cell table:formula="of:=([.B439]+[.D439])/2" office:value-type="float" office:value="2.57779638142378" calcext:value-type="float">
            <text:p>2,57779638142378</text:p>
          </table:table-cell>
          <table:table-cell table:formula="of:=[.F439]^3-COS([.F439])+LN([.F439]+5)-20" office:value-type="float" office:value="0" calcext:value-type="float">
            <text:p>0</text:p>
          </table:table-cell>
          <table:table-cell table:formula="of:=ABS([.F439]-[.F438])" office:value-type="float" office:value="0" calcext:value-type="float">
            <text:p>0</text:p>
          </table:table-cell>
          <table:table-cell table:formula="of:=IF([.H43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39]+1" office:value-type="float" office:value="433" calcext:value-type="float">
            <text:p>433</text:p>
          </table:table-cell>
          <table:table-cell table:formula="of:=IF([.C439]*[.G439]&lt;0;[.B439];[.F439])" office:value-type="float" office:value="2.57779638142378" calcext:value-type="float">
            <text:p>2,57779638142378</text:p>
          </table:table-cell>
          <table:table-cell table:formula="of:=[.B440]^3-COS([.B440])+LN([.B440]+5)-20" office:value-type="float" office:value="0" calcext:value-type="float">
            <text:p>0</text:p>
          </table:table-cell>
          <table:table-cell table:formula="of:=IF([.E439]*[.G439]&lt;0;[.D439];[.F439])" office:value-type="float" office:value="2.57779638142378" calcext:value-type="float">
            <text:p>2,57779638142378</text:p>
          </table:table-cell>
          <table:table-cell table:formula="of:=[.D440]^3-COS([.D440])+LN([.D440]+5)-20" office:value-type="float" office:value="0" calcext:value-type="float">
            <text:p>0</text:p>
          </table:table-cell>
          <table:table-cell table:formula="of:=([.B440]+[.D440])/2" office:value-type="float" office:value="2.57779638142378" calcext:value-type="float">
            <text:p>2,57779638142378</text:p>
          </table:table-cell>
          <table:table-cell table:formula="of:=[.F440]^3-COS([.F440])+LN([.F440]+5)-20" office:value-type="float" office:value="0" calcext:value-type="float">
            <text:p>0</text:p>
          </table:table-cell>
          <table:table-cell table:formula="of:=ABS([.F440]-[.F439])" office:value-type="float" office:value="0" calcext:value-type="float">
            <text:p>0</text:p>
          </table:table-cell>
          <table:table-cell table:formula="of:=IF([.H44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0]+1" office:value-type="float" office:value="434" calcext:value-type="float">
            <text:p>434</text:p>
          </table:table-cell>
          <table:table-cell table:formula="of:=IF([.C440]*[.G440]&lt;0;[.B440];[.F440])" office:value-type="float" office:value="2.57779638142378" calcext:value-type="float">
            <text:p>2,57779638142378</text:p>
          </table:table-cell>
          <table:table-cell table:formula="of:=[.B441]^3-COS([.B441])+LN([.B441]+5)-20" office:value-type="float" office:value="0" calcext:value-type="float">
            <text:p>0</text:p>
          </table:table-cell>
          <table:table-cell table:formula="of:=IF([.E440]*[.G440]&lt;0;[.D440];[.F440])" office:value-type="float" office:value="2.57779638142378" calcext:value-type="float">
            <text:p>2,57779638142378</text:p>
          </table:table-cell>
          <table:table-cell table:formula="of:=[.D441]^3-COS([.D441])+LN([.D441]+5)-20" office:value-type="float" office:value="0" calcext:value-type="float">
            <text:p>0</text:p>
          </table:table-cell>
          <table:table-cell table:formula="of:=([.B441]+[.D441])/2" office:value-type="float" office:value="2.57779638142378" calcext:value-type="float">
            <text:p>2,57779638142378</text:p>
          </table:table-cell>
          <table:table-cell table:formula="of:=[.F441]^3-COS([.F441])+LN([.F441]+5)-20" office:value-type="float" office:value="0" calcext:value-type="float">
            <text:p>0</text:p>
          </table:table-cell>
          <table:table-cell table:formula="of:=ABS([.F441]-[.F440])" office:value-type="float" office:value="0" calcext:value-type="float">
            <text:p>0</text:p>
          </table:table-cell>
          <table:table-cell table:formula="of:=IF([.H44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1]+1" office:value-type="float" office:value="435" calcext:value-type="float">
            <text:p>435</text:p>
          </table:table-cell>
          <table:table-cell table:formula="of:=IF([.C441]*[.G441]&lt;0;[.B441];[.F441])" office:value-type="float" office:value="2.57779638142378" calcext:value-type="float">
            <text:p>2,57779638142378</text:p>
          </table:table-cell>
          <table:table-cell table:formula="of:=[.B442]^3-COS([.B442])+LN([.B442]+5)-20" office:value-type="float" office:value="0" calcext:value-type="float">
            <text:p>0</text:p>
          </table:table-cell>
          <table:table-cell table:formula="of:=IF([.E441]*[.G441]&lt;0;[.D441];[.F441])" office:value-type="float" office:value="2.57779638142378" calcext:value-type="float">
            <text:p>2,57779638142378</text:p>
          </table:table-cell>
          <table:table-cell table:formula="of:=[.D442]^3-COS([.D442])+LN([.D442]+5)-20" office:value-type="float" office:value="0" calcext:value-type="float">
            <text:p>0</text:p>
          </table:table-cell>
          <table:table-cell table:formula="of:=([.B442]+[.D442])/2" office:value-type="float" office:value="2.57779638142378" calcext:value-type="float">
            <text:p>2,57779638142378</text:p>
          </table:table-cell>
          <table:table-cell table:formula="of:=[.F442]^3-COS([.F442])+LN([.F442]+5)-20" office:value-type="float" office:value="0" calcext:value-type="float">
            <text:p>0</text:p>
          </table:table-cell>
          <table:table-cell table:formula="of:=ABS([.F442]-[.F441])" office:value-type="float" office:value="0" calcext:value-type="float">
            <text:p>0</text:p>
          </table:table-cell>
          <table:table-cell table:formula="of:=IF([.H44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2]+1" office:value-type="float" office:value="436" calcext:value-type="float">
            <text:p>436</text:p>
          </table:table-cell>
          <table:table-cell table:formula="of:=IF([.C442]*[.G442]&lt;0;[.B442];[.F442])" office:value-type="float" office:value="2.57779638142378" calcext:value-type="float">
            <text:p>2,57779638142378</text:p>
          </table:table-cell>
          <table:table-cell table:formula="of:=[.B443]^3-COS([.B443])+LN([.B443]+5)-20" office:value-type="float" office:value="0" calcext:value-type="float">
            <text:p>0</text:p>
          </table:table-cell>
          <table:table-cell table:formula="of:=IF([.E442]*[.G442]&lt;0;[.D442];[.F442])" office:value-type="float" office:value="2.57779638142378" calcext:value-type="float">
            <text:p>2,57779638142378</text:p>
          </table:table-cell>
          <table:table-cell table:formula="of:=[.D443]^3-COS([.D443])+LN([.D443]+5)-20" office:value-type="float" office:value="0" calcext:value-type="float">
            <text:p>0</text:p>
          </table:table-cell>
          <table:table-cell table:formula="of:=([.B443]+[.D443])/2" office:value-type="float" office:value="2.57779638142378" calcext:value-type="float">
            <text:p>2,57779638142378</text:p>
          </table:table-cell>
          <table:table-cell table:formula="of:=[.F443]^3-COS([.F443])+LN([.F443]+5)-20" office:value-type="float" office:value="0" calcext:value-type="float">
            <text:p>0</text:p>
          </table:table-cell>
          <table:table-cell table:formula="of:=ABS([.F443]-[.F442])" office:value-type="float" office:value="0" calcext:value-type="float">
            <text:p>0</text:p>
          </table:table-cell>
          <table:table-cell table:formula="of:=IF([.H44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3]+1" office:value-type="float" office:value="437" calcext:value-type="float">
            <text:p>437</text:p>
          </table:table-cell>
          <table:table-cell table:formula="of:=IF([.C443]*[.G443]&lt;0;[.B443];[.F443])" office:value-type="float" office:value="2.57779638142378" calcext:value-type="float">
            <text:p>2,57779638142378</text:p>
          </table:table-cell>
          <table:table-cell table:formula="of:=[.B444]^3-COS([.B444])+LN([.B444]+5)-20" office:value-type="float" office:value="0" calcext:value-type="float">
            <text:p>0</text:p>
          </table:table-cell>
          <table:table-cell table:formula="of:=IF([.E443]*[.G443]&lt;0;[.D443];[.F443])" office:value-type="float" office:value="2.57779638142378" calcext:value-type="float">
            <text:p>2,57779638142378</text:p>
          </table:table-cell>
          <table:table-cell table:formula="of:=[.D444]^3-COS([.D444])+LN([.D444]+5)-20" office:value-type="float" office:value="0" calcext:value-type="float">
            <text:p>0</text:p>
          </table:table-cell>
          <table:table-cell table:formula="of:=([.B444]+[.D444])/2" office:value-type="float" office:value="2.57779638142378" calcext:value-type="float">
            <text:p>2,57779638142378</text:p>
          </table:table-cell>
          <table:table-cell table:formula="of:=[.F444]^3-COS([.F444])+LN([.F444]+5)-20" office:value-type="float" office:value="0" calcext:value-type="float">
            <text:p>0</text:p>
          </table:table-cell>
          <table:table-cell table:formula="of:=ABS([.F444]-[.F443])" office:value-type="float" office:value="0" calcext:value-type="float">
            <text:p>0</text:p>
          </table:table-cell>
          <table:table-cell table:formula="of:=IF([.H44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4]+1" office:value-type="float" office:value="438" calcext:value-type="float">
            <text:p>438</text:p>
          </table:table-cell>
          <table:table-cell table:formula="of:=IF([.C444]*[.G444]&lt;0;[.B444];[.F444])" office:value-type="float" office:value="2.57779638142378" calcext:value-type="float">
            <text:p>2,57779638142378</text:p>
          </table:table-cell>
          <table:table-cell table:formula="of:=[.B445]^3-COS([.B445])+LN([.B445]+5)-20" office:value-type="float" office:value="0" calcext:value-type="float">
            <text:p>0</text:p>
          </table:table-cell>
          <table:table-cell table:formula="of:=IF([.E444]*[.G444]&lt;0;[.D444];[.F444])" office:value-type="float" office:value="2.57779638142378" calcext:value-type="float">
            <text:p>2,57779638142378</text:p>
          </table:table-cell>
          <table:table-cell table:formula="of:=[.D445]^3-COS([.D445])+LN([.D445]+5)-20" office:value-type="float" office:value="0" calcext:value-type="float">
            <text:p>0</text:p>
          </table:table-cell>
          <table:table-cell table:formula="of:=([.B445]+[.D445])/2" office:value-type="float" office:value="2.57779638142378" calcext:value-type="float">
            <text:p>2,57779638142378</text:p>
          </table:table-cell>
          <table:table-cell table:formula="of:=[.F445]^3-COS([.F445])+LN([.F445]+5)-20" office:value-type="float" office:value="0" calcext:value-type="float">
            <text:p>0</text:p>
          </table:table-cell>
          <table:table-cell table:formula="of:=ABS([.F445]-[.F444])" office:value-type="float" office:value="0" calcext:value-type="float">
            <text:p>0</text:p>
          </table:table-cell>
          <table:table-cell table:formula="of:=IF([.H44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5]+1" office:value-type="float" office:value="439" calcext:value-type="float">
            <text:p>439</text:p>
          </table:table-cell>
          <table:table-cell table:formula="of:=IF([.C445]*[.G445]&lt;0;[.B445];[.F445])" office:value-type="float" office:value="2.57779638142378" calcext:value-type="float">
            <text:p>2,57779638142378</text:p>
          </table:table-cell>
          <table:table-cell table:formula="of:=[.B446]^3-COS([.B446])+LN([.B446]+5)-20" office:value-type="float" office:value="0" calcext:value-type="float">
            <text:p>0</text:p>
          </table:table-cell>
          <table:table-cell table:formula="of:=IF([.E445]*[.G445]&lt;0;[.D445];[.F445])" office:value-type="float" office:value="2.57779638142378" calcext:value-type="float">
            <text:p>2,57779638142378</text:p>
          </table:table-cell>
          <table:table-cell table:formula="of:=[.D446]^3-COS([.D446])+LN([.D446]+5)-20" office:value-type="float" office:value="0" calcext:value-type="float">
            <text:p>0</text:p>
          </table:table-cell>
          <table:table-cell table:formula="of:=([.B446]+[.D446])/2" office:value-type="float" office:value="2.57779638142378" calcext:value-type="float">
            <text:p>2,57779638142378</text:p>
          </table:table-cell>
          <table:table-cell table:formula="of:=[.F446]^3-COS([.F446])+LN([.F446]+5)-20" office:value-type="float" office:value="0" calcext:value-type="float">
            <text:p>0</text:p>
          </table:table-cell>
          <table:table-cell table:formula="of:=ABS([.F446]-[.F445])" office:value-type="float" office:value="0" calcext:value-type="float">
            <text:p>0</text:p>
          </table:table-cell>
          <table:table-cell table:formula="of:=IF([.H44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6]+1" office:value-type="float" office:value="440" calcext:value-type="float">
            <text:p>440</text:p>
          </table:table-cell>
          <table:table-cell table:formula="of:=IF([.C446]*[.G446]&lt;0;[.B446];[.F446])" office:value-type="float" office:value="2.57779638142378" calcext:value-type="float">
            <text:p>2,57779638142378</text:p>
          </table:table-cell>
          <table:table-cell table:formula="of:=[.B447]^3-COS([.B447])+LN([.B447]+5)-20" office:value-type="float" office:value="0" calcext:value-type="float">
            <text:p>0</text:p>
          </table:table-cell>
          <table:table-cell table:formula="of:=IF([.E446]*[.G446]&lt;0;[.D446];[.F446])" office:value-type="float" office:value="2.57779638142378" calcext:value-type="float">
            <text:p>2,57779638142378</text:p>
          </table:table-cell>
          <table:table-cell table:formula="of:=[.D447]^3-COS([.D447])+LN([.D447]+5)-20" office:value-type="float" office:value="0" calcext:value-type="float">
            <text:p>0</text:p>
          </table:table-cell>
          <table:table-cell table:formula="of:=([.B447]+[.D447])/2" office:value-type="float" office:value="2.57779638142378" calcext:value-type="float">
            <text:p>2,57779638142378</text:p>
          </table:table-cell>
          <table:table-cell table:formula="of:=[.F447]^3-COS([.F447])+LN([.F447]+5)-20" office:value-type="float" office:value="0" calcext:value-type="float">
            <text:p>0</text:p>
          </table:table-cell>
          <table:table-cell table:formula="of:=ABS([.F447]-[.F446])" office:value-type="float" office:value="0" calcext:value-type="float">
            <text:p>0</text:p>
          </table:table-cell>
          <table:table-cell table:formula="of:=IF([.H44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7]+1" office:value-type="float" office:value="441" calcext:value-type="float">
            <text:p>441</text:p>
          </table:table-cell>
          <table:table-cell table:formula="of:=IF([.C447]*[.G447]&lt;0;[.B447];[.F447])" office:value-type="float" office:value="2.57779638142378" calcext:value-type="float">
            <text:p>2,57779638142378</text:p>
          </table:table-cell>
          <table:table-cell table:formula="of:=[.B448]^3-COS([.B448])+LN([.B448]+5)-20" office:value-type="float" office:value="0" calcext:value-type="float">
            <text:p>0</text:p>
          </table:table-cell>
          <table:table-cell table:formula="of:=IF([.E447]*[.G447]&lt;0;[.D447];[.F447])" office:value-type="float" office:value="2.57779638142378" calcext:value-type="float">
            <text:p>2,57779638142378</text:p>
          </table:table-cell>
          <table:table-cell table:formula="of:=[.D448]^3-COS([.D448])+LN([.D448]+5)-20" office:value-type="float" office:value="0" calcext:value-type="float">
            <text:p>0</text:p>
          </table:table-cell>
          <table:table-cell table:formula="of:=([.B448]+[.D448])/2" office:value-type="float" office:value="2.57779638142378" calcext:value-type="float">
            <text:p>2,57779638142378</text:p>
          </table:table-cell>
          <table:table-cell table:formula="of:=[.F448]^3-COS([.F448])+LN([.F448]+5)-20" office:value-type="float" office:value="0" calcext:value-type="float">
            <text:p>0</text:p>
          </table:table-cell>
          <table:table-cell table:formula="of:=ABS([.F448]-[.F447])" office:value-type="float" office:value="0" calcext:value-type="float">
            <text:p>0</text:p>
          </table:table-cell>
          <table:table-cell table:formula="of:=IF([.H44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8]+1" office:value-type="float" office:value="442" calcext:value-type="float">
            <text:p>442</text:p>
          </table:table-cell>
          <table:table-cell table:formula="of:=IF([.C448]*[.G448]&lt;0;[.B448];[.F448])" office:value-type="float" office:value="2.57779638142378" calcext:value-type="float">
            <text:p>2,57779638142378</text:p>
          </table:table-cell>
          <table:table-cell table:formula="of:=[.B449]^3-COS([.B449])+LN([.B449]+5)-20" office:value-type="float" office:value="0" calcext:value-type="float">
            <text:p>0</text:p>
          </table:table-cell>
          <table:table-cell table:formula="of:=IF([.E448]*[.G448]&lt;0;[.D448];[.F448])" office:value-type="float" office:value="2.57779638142378" calcext:value-type="float">
            <text:p>2,57779638142378</text:p>
          </table:table-cell>
          <table:table-cell table:formula="of:=[.D449]^3-COS([.D449])+LN([.D449]+5)-20" office:value-type="float" office:value="0" calcext:value-type="float">
            <text:p>0</text:p>
          </table:table-cell>
          <table:table-cell table:formula="of:=([.B449]+[.D449])/2" office:value-type="float" office:value="2.57779638142378" calcext:value-type="float">
            <text:p>2,57779638142378</text:p>
          </table:table-cell>
          <table:table-cell table:formula="of:=[.F449]^3-COS([.F449])+LN([.F449]+5)-20" office:value-type="float" office:value="0" calcext:value-type="float">
            <text:p>0</text:p>
          </table:table-cell>
          <table:table-cell table:formula="of:=ABS([.F449]-[.F448])" office:value-type="float" office:value="0" calcext:value-type="float">
            <text:p>0</text:p>
          </table:table-cell>
          <table:table-cell table:formula="of:=IF([.H44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49]+1" office:value-type="float" office:value="443" calcext:value-type="float">
            <text:p>443</text:p>
          </table:table-cell>
          <table:table-cell table:formula="of:=IF([.C449]*[.G449]&lt;0;[.B449];[.F449])" office:value-type="float" office:value="2.57779638142378" calcext:value-type="float">
            <text:p>2,57779638142378</text:p>
          </table:table-cell>
          <table:table-cell table:formula="of:=[.B450]^3-COS([.B450])+LN([.B450]+5)-20" office:value-type="float" office:value="0" calcext:value-type="float">
            <text:p>0</text:p>
          </table:table-cell>
          <table:table-cell table:formula="of:=IF([.E449]*[.G449]&lt;0;[.D449];[.F449])" office:value-type="float" office:value="2.57779638142378" calcext:value-type="float">
            <text:p>2,57779638142378</text:p>
          </table:table-cell>
          <table:table-cell table:formula="of:=[.D450]^3-COS([.D450])+LN([.D450]+5)-20" office:value-type="float" office:value="0" calcext:value-type="float">
            <text:p>0</text:p>
          </table:table-cell>
          <table:table-cell table:formula="of:=([.B450]+[.D450])/2" office:value-type="float" office:value="2.57779638142378" calcext:value-type="float">
            <text:p>2,57779638142378</text:p>
          </table:table-cell>
          <table:table-cell table:formula="of:=[.F450]^3-COS([.F450])+LN([.F450]+5)-20" office:value-type="float" office:value="0" calcext:value-type="float">
            <text:p>0</text:p>
          </table:table-cell>
          <table:table-cell table:formula="of:=ABS([.F450]-[.F449])" office:value-type="float" office:value="0" calcext:value-type="float">
            <text:p>0</text:p>
          </table:table-cell>
          <table:table-cell table:formula="of:=IF([.H45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0]+1" office:value-type="float" office:value="444" calcext:value-type="float">
            <text:p>444</text:p>
          </table:table-cell>
          <table:table-cell table:formula="of:=IF([.C450]*[.G450]&lt;0;[.B450];[.F450])" office:value-type="float" office:value="2.57779638142378" calcext:value-type="float">
            <text:p>2,57779638142378</text:p>
          </table:table-cell>
          <table:table-cell table:formula="of:=[.B451]^3-COS([.B451])+LN([.B451]+5)-20" office:value-type="float" office:value="0" calcext:value-type="float">
            <text:p>0</text:p>
          </table:table-cell>
          <table:table-cell table:formula="of:=IF([.E450]*[.G450]&lt;0;[.D450];[.F450])" office:value-type="float" office:value="2.57779638142378" calcext:value-type="float">
            <text:p>2,57779638142378</text:p>
          </table:table-cell>
          <table:table-cell table:formula="of:=[.D451]^3-COS([.D451])+LN([.D451]+5)-20" office:value-type="float" office:value="0" calcext:value-type="float">
            <text:p>0</text:p>
          </table:table-cell>
          <table:table-cell table:formula="of:=([.B451]+[.D451])/2" office:value-type="float" office:value="2.57779638142378" calcext:value-type="float">
            <text:p>2,57779638142378</text:p>
          </table:table-cell>
          <table:table-cell table:formula="of:=[.F451]^3-COS([.F451])+LN([.F451]+5)-20" office:value-type="float" office:value="0" calcext:value-type="float">
            <text:p>0</text:p>
          </table:table-cell>
          <table:table-cell table:formula="of:=ABS([.F451]-[.F450])" office:value-type="float" office:value="0" calcext:value-type="float">
            <text:p>0</text:p>
          </table:table-cell>
          <table:table-cell table:formula="of:=IF([.H45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1]+1" office:value-type="float" office:value="445" calcext:value-type="float">
            <text:p>445</text:p>
          </table:table-cell>
          <table:table-cell table:formula="of:=IF([.C451]*[.G451]&lt;0;[.B451];[.F451])" office:value-type="float" office:value="2.57779638142378" calcext:value-type="float">
            <text:p>2,57779638142378</text:p>
          </table:table-cell>
          <table:table-cell table:formula="of:=[.B452]^3-COS([.B452])+LN([.B452]+5)-20" office:value-type="float" office:value="0" calcext:value-type="float">
            <text:p>0</text:p>
          </table:table-cell>
          <table:table-cell table:formula="of:=IF([.E451]*[.G451]&lt;0;[.D451];[.F451])" office:value-type="float" office:value="2.57779638142378" calcext:value-type="float">
            <text:p>2,57779638142378</text:p>
          </table:table-cell>
          <table:table-cell table:formula="of:=[.D452]^3-COS([.D452])+LN([.D452]+5)-20" office:value-type="float" office:value="0" calcext:value-type="float">
            <text:p>0</text:p>
          </table:table-cell>
          <table:table-cell table:formula="of:=([.B452]+[.D452])/2" office:value-type="float" office:value="2.57779638142378" calcext:value-type="float">
            <text:p>2,57779638142378</text:p>
          </table:table-cell>
          <table:table-cell table:formula="of:=[.F452]^3-COS([.F452])+LN([.F452]+5)-20" office:value-type="float" office:value="0" calcext:value-type="float">
            <text:p>0</text:p>
          </table:table-cell>
          <table:table-cell table:formula="of:=ABS([.F452]-[.F451])" office:value-type="float" office:value="0" calcext:value-type="float">
            <text:p>0</text:p>
          </table:table-cell>
          <table:table-cell table:formula="of:=IF([.H45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2]+1" office:value-type="float" office:value="446" calcext:value-type="float">
            <text:p>446</text:p>
          </table:table-cell>
          <table:table-cell table:formula="of:=IF([.C452]*[.G452]&lt;0;[.B452];[.F452])" office:value-type="float" office:value="2.57779638142378" calcext:value-type="float">
            <text:p>2,57779638142378</text:p>
          </table:table-cell>
          <table:table-cell table:formula="of:=[.B453]^3-COS([.B453])+LN([.B453]+5)-20" office:value-type="float" office:value="0" calcext:value-type="float">
            <text:p>0</text:p>
          </table:table-cell>
          <table:table-cell table:formula="of:=IF([.E452]*[.G452]&lt;0;[.D452];[.F452])" office:value-type="float" office:value="2.57779638142378" calcext:value-type="float">
            <text:p>2,57779638142378</text:p>
          </table:table-cell>
          <table:table-cell table:formula="of:=[.D453]^3-COS([.D453])+LN([.D453]+5)-20" office:value-type="float" office:value="0" calcext:value-type="float">
            <text:p>0</text:p>
          </table:table-cell>
          <table:table-cell table:formula="of:=([.B453]+[.D453])/2" office:value-type="float" office:value="2.57779638142378" calcext:value-type="float">
            <text:p>2,57779638142378</text:p>
          </table:table-cell>
          <table:table-cell table:formula="of:=[.F453]^3-COS([.F453])+LN([.F453]+5)-20" office:value-type="float" office:value="0" calcext:value-type="float">
            <text:p>0</text:p>
          </table:table-cell>
          <table:table-cell table:formula="of:=ABS([.F453]-[.F452])" office:value-type="float" office:value="0" calcext:value-type="float">
            <text:p>0</text:p>
          </table:table-cell>
          <table:table-cell table:formula="of:=IF([.H45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3]+1" office:value-type="float" office:value="447" calcext:value-type="float">
            <text:p>447</text:p>
          </table:table-cell>
          <table:table-cell table:formula="of:=IF([.C453]*[.G453]&lt;0;[.B453];[.F453])" office:value-type="float" office:value="2.57779638142378" calcext:value-type="float">
            <text:p>2,57779638142378</text:p>
          </table:table-cell>
          <table:table-cell table:formula="of:=[.B454]^3-COS([.B454])+LN([.B454]+5)-20" office:value-type="float" office:value="0" calcext:value-type="float">
            <text:p>0</text:p>
          </table:table-cell>
          <table:table-cell table:formula="of:=IF([.E453]*[.G453]&lt;0;[.D453];[.F453])" office:value-type="float" office:value="2.57779638142378" calcext:value-type="float">
            <text:p>2,57779638142378</text:p>
          </table:table-cell>
          <table:table-cell table:formula="of:=[.D454]^3-COS([.D454])+LN([.D454]+5)-20" office:value-type="float" office:value="0" calcext:value-type="float">
            <text:p>0</text:p>
          </table:table-cell>
          <table:table-cell table:formula="of:=([.B454]+[.D454])/2" office:value-type="float" office:value="2.57779638142378" calcext:value-type="float">
            <text:p>2,57779638142378</text:p>
          </table:table-cell>
          <table:table-cell table:formula="of:=[.F454]^3-COS([.F454])+LN([.F454]+5)-20" office:value-type="float" office:value="0" calcext:value-type="float">
            <text:p>0</text:p>
          </table:table-cell>
          <table:table-cell table:formula="of:=ABS([.F454]-[.F453])" office:value-type="float" office:value="0" calcext:value-type="float">
            <text:p>0</text:p>
          </table:table-cell>
          <table:table-cell table:formula="of:=IF([.H45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4]+1" office:value-type="float" office:value="448" calcext:value-type="float">
            <text:p>448</text:p>
          </table:table-cell>
          <table:table-cell table:formula="of:=IF([.C454]*[.G454]&lt;0;[.B454];[.F454])" office:value-type="float" office:value="2.57779638142378" calcext:value-type="float">
            <text:p>2,57779638142378</text:p>
          </table:table-cell>
          <table:table-cell table:formula="of:=[.B455]^3-COS([.B455])+LN([.B455]+5)-20" office:value-type="float" office:value="0" calcext:value-type="float">
            <text:p>0</text:p>
          </table:table-cell>
          <table:table-cell table:formula="of:=IF([.E454]*[.G454]&lt;0;[.D454];[.F454])" office:value-type="float" office:value="2.57779638142378" calcext:value-type="float">
            <text:p>2,57779638142378</text:p>
          </table:table-cell>
          <table:table-cell table:formula="of:=[.D455]^3-COS([.D455])+LN([.D455]+5)-20" office:value-type="float" office:value="0" calcext:value-type="float">
            <text:p>0</text:p>
          </table:table-cell>
          <table:table-cell table:formula="of:=([.B455]+[.D455])/2" office:value-type="float" office:value="2.57779638142378" calcext:value-type="float">
            <text:p>2,57779638142378</text:p>
          </table:table-cell>
          <table:table-cell table:formula="of:=[.F455]^3-COS([.F455])+LN([.F455]+5)-20" office:value-type="float" office:value="0" calcext:value-type="float">
            <text:p>0</text:p>
          </table:table-cell>
          <table:table-cell table:formula="of:=ABS([.F455]-[.F454])" office:value-type="float" office:value="0" calcext:value-type="float">
            <text:p>0</text:p>
          </table:table-cell>
          <table:table-cell table:formula="of:=IF([.H45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5]+1" office:value-type="float" office:value="449" calcext:value-type="float">
            <text:p>449</text:p>
          </table:table-cell>
          <table:table-cell table:formula="of:=IF([.C455]*[.G455]&lt;0;[.B455];[.F455])" office:value-type="float" office:value="2.57779638142378" calcext:value-type="float">
            <text:p>2,57779638142378</text:p>
          </table:table-cell>
          <table:table-cell table:formula="of:=[.B456]^3-COS([.B456])+LN([.B456]+5)-20" office:value-type="float" office:value="0" calcext:value-type="float">
            <text:p>0</text:p>
          </table:table-cell>
          <table:table-cell table:formula="of:=IF([.E455]*[.G455]&lt;0;[.D455];[.F455])" office:value-type="float" office:value="2.57779638142378" calcext:value-type="float">
            <text:p>2,57779638142378</text:p>
          </table:table-cell>
          <table:table-cell table:formula="of:=[.D456]^3-COS([.D456])+LN([.D456]+5)-20" office:value-type="float" office:value="0" calcext:value-type="float">
            <text:p>0</text:p>
          </table:table-cell>
          <table:table-cell table:formula="of:=([.B456]+[.D456])/2" office:value-type="float" office:value="2.57779638142378" calcext:value-type="float">
            <text:p>2,57779638142378</text:p>
          </table:table-cell>
          <table:table-cell table:formula="of:=[.F456]^3-COS([.F456])+LN([.F456]+5)-20" office:value-type="float" office:value="0" calcext:value-type="float">
            <text:p>0</text:p>
          </table:table-cell>
          <table:table-cell table:formula="of:=ABS([.F456]-[.F455])" office:value-type="float" office:value="0" calcext:value-type="float">
            <text:p>0</text:p>
          </table:table-cell>
          <table:table-cell table:formula="of:=IF([.H45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6]+1" office:value-type="float" office:value="450" calcext:value-type="float">
            <text:p>450</text:p>
          </table:table-cell>
          <table:table-cell table:formula="of:=IF([.C456]*[.G456]&lt;0;[.B456];[.F456])" office:value-type="float" office:value="2.57779638142378" calcext:value-type="float">
            <text:p>2,57779638142378</text:p>
          </table:table-cell>
          <table:table-cell table:formula="of:=[.B457]^3-COS([.B457])+LN([.B457]+5)-20" office:value-type="float" office:value="0" calcext:value-type="float">
            <text:p>0</text:p>
          </table:table-cell>
          <table:table-cell table:formula="of:=IF([.E456]*[.G456]&lt;0;[.D456];[.F456])" office:value-type="float" office:value="2.57779638142378" calcext:value-type="float">
            <text:p>2,57779638142378</text:p>
          </table:table-cell>
          <table:table-cell table:formula="of:=[.D457]^3-COS([.D457])+LN([.D457]+5)-20" office:value-type="float" office:value="0" calcext:value-type="float">
            <text:p>0</text:p>
          </table:table-cell>
          <table:table-cell table:formula="of:=([.B457]+[.D457])/2" office:value-type="float" office:value="2.57779638142378" calcext:value-type="float">
            <text:p>2,57779638142378</text:p>
          </table:table-cell>
          <table:table-cell table:formula="of:=[.F457]^3-COS([.F457])+LN([.F457]+5)-20" office:value-type="float" office:value="0" calcext:value-type="float">
            <text:p>0</text:p>
          </table:table-cell>
          <table:table-cell table:formula="of:=ABS([.F457]-[.F456])" office:value-type="float" office:value="0" calcext:value-type="float">
            <text:p>0</text:p>
          </table:table-cell>
          <table:table-cell table:formula="of:=IF([.H45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7]+1" office:value-type="float" office:value="451" calcext:value-type="float">
            <text:p>451</text:p>
          </table:table-cell>
          <table:table-cell table:formula="of:=IF([.C457]*[.G457]&lt;0;[.B457];[.F457])" office:value-type="float" office:value="2.57779638142378" calcext:value-type="float">
            <text:p>2,57779638142378</text:p>
          </table:table-cell>
          <table:table-cell table:formula="of:=[.B458]^3-COS([.B458])+LN([.B458]+5)-20" office:value-type="float" office:value="0" calcext:value-type="float">
            <text:p>0</text:p>
          </table:table-cell>
          <table:table-cell table:formula="of:=IF([.E457]*[.G457]&lt;0;[.D457];[.F457])" office:value-type="float" office:value="2.57779638142378" calcext:value-type="float">
            <text:p>2,57779638142378</text:p>
          </table:table-cell>
          <table:table-cell table:formula="of:=[.D458]^3-COS([.D458])+LN([.D458]+5)-20" office:value-type="float" office:value="0" calcext:value-type="float">
            <text:p>0</text:p>
          </table:table-cell>
          <table:table-cell table:formula="of:=([.B458]+[.D458])/2" office:value-type="float" office:value="2.57779638142378" calcext:value-type="float">
            <text:p>2,57779638142378</text:p>
          </table:table-cell>
          <table:table-cell table:formula="of:=[.F458]^3-COS([.F458])+LN([.F458]+5)-20" office:value-type="float" office:value="0" calcext:value-type="float">
            <text:p>0</text:p>
          </table:table-cell>
          <table:table-cell table:formula="of:=ABS([.F458]-[.F457])" office:value-type="float" office:value="0" calcext:value-type="float">
            <text:p>0</text:p>
          </table:table-cell>
          <table:table-cell table:formula="of:=IF([.H45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8]+1" office:value-type="float" office:value="452" calcext:value-type="float">
            <text:p>452</text:p>
          </table:table-cell>
          <table:table-cell table:formula="of:=IF([.C458]*[.G458]&lt;0;[.B458];[.F458])" office:value-type="float" office:value="2.57779638142378" calcext:value-type="float">
            <text:p>2,57779638142378</text:p>
          </table:table-cell>
          <table:table-cell table:formula="of:=[.B459]^3-COS([.B459])+LN([.B459]+5)-20" office:value-type="float" office:value="0" calcext:value-type="float">
            <text:p>0</text:p>
          </table:table-cell>
          <table:table-cell table:formula="of:=IF([.E458]*[.G458]&lt;0;[.D458];[.F458])" office:value-type="float" office:value="2.57779638142378" calcext:value-type="float">
            <text:p>2,57779638142378</text:p>
          </table:table-cell>
          <table:table-cell table:formula="of:=[.D459]^3-COS([.D459])+LN([.D459]+5)-20" office:value-type="float" office:value="0" calcext:value-type="float">
            <text:p>0</text:p>
          </table:table-cell>
          <table:table-cell table:formula="of:=([.B459]+[.D459])/2" office:value-type="float" office:value="2.57779638142378" calcext:value-type="float">
            <text:p>2,57779638142378</text:p>
          </table:table-cell>
          <table:table-cell table:formula="of:=[.F459]^3-COS([.F459])+LN([.F459]+5)-20" office:value-type="float" office:value="0" calcext:value-type="float">
            <text:p>0</text:p>
          </table:table-cell>
          <table:table-cell table:formula="of:=ABS([.F459]-[.F458])" office:value-type="float" office:value="0" calcext:value-type="float">
            <text:p>0</text:p>
          </table:table-cell>
          <table:table-cell table:formula="of:=IF([.H45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59]+1" office:value-type="float" office:value="453" calcext:value-type="float">
            <text:p>453</text:p>
          </table:table-cell>
          <table:table-cell table:formula="of:=IF([.C459]*[.G459]&lt;0;[.B459];[.F459])" office:value-type="float" office:value="2.57779638142378" calcext:value-type="float">
            <text:p>2,57779638142378</text:p>
          </table:table-cell>
          <table:table-cell table:formula="of:=[.B460]^3-COS([.B460])+LN([.B460]+5)-20" office:value-type="float" office:value="0" calcext:value-type="float">
            <text:p>0</text:p>
          </table:table-cell>
          <table:table-cell table:formula="of:=IF([.E459]*[.G459]&lt;0;[.D459];[.F459])" office:value-type="float" office:value="2.57779638142378" calcext:value-type="float">
            <text:p>2,57779638142378</text:p>
          </table:table-cell>
          <table:table-cell table:formula="of:=[.D460]^3-COS([.D460])+LN([.D460]+5)-20" office:value-type="float" office:value="0" calcext:value-type="float">
            <text:p>0</text:p>
          </table:table-cell>
          <table:table-cell table:formula="of:=([.B460]+[.D460])/2" office:value-type="float" office:value="2.57779638142378" calcext:value-type="float">
            <text:p>2,57779638142378</text:p>
          </table:table-cell>
          <table:table-cell table:formula="of:=[.F460]^3-COS([.F460])+LN([.F460]+5)-20" office:value-type="float" office:value="0" calcext:value-type="float">
            <text:p>0</text:p>
          </table:table-cell>
          <table:table-cell table:formula="of:=ABS([.F460]-[.F459])" office:value-type="float" office:value="0" calcext:value-type="float">
            <text:p>0</text:p>
          </table:table-cell>
          <table:table-cell table:formula="of:=IF([.H46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0]+1" office:value-type="float" office:value="454" calcext:value-type="float">
            <text:p>454</text:p>
          </table:table-cell>
          <table:table-cell table:formula="of:=IF([.C460]*[.G460]&lt;0;[.B460];[.F460])" office:value-type="float" office:value="2.57779638142378" calcext:value-type="float">
            <text:p>2,57779638142378</text:p>
          </table:table-cell>
          <table:table-cell table:formula="of:=[.B461]^3-COS([.B461])+LN([.B461]+5)-20" office:value-type="float" office:value="0" calcext:value-type="float">
            <text:p>0</text:p>
          </table:table-cell>
          <table:table-cell table:formula="of:=IF([.E460]*[.G460]&lt;0;[.D460];[.F460])" office:value-type="float" office:value="2.57779638142378" calcext:value-type="float">
            <text:p>2,57779638142378</text:p>
          </table:table-cell>
          <table:table-cell table:formula="of:=[.D461]^3-COS([.D461])+LN([.D461]+5)-20" office:value-type="float" office:value="0" calcext:value-type="float">
            <text:p>0</text:p>
          </table:table-cell>
          <table:table-cell table:formula="of:=([.B461]+[.D461])/2" office:value-type="float" office:value="2.57779638142378" calcext:value-type="float">
            <text:p>2,57779638142378</text:p>
          </table:table-cell>
          <table:table-cell table:formula="of:=[.F461]^3-COS([.F461])+LN([.F461]+5)-20" office:value-type="float" office:value="0" calcext:value-type="float">
            <text:p>0</text:p>
          </table:table-cell>
          <table:table-cell table:formula="of:=ABS([.F461]-[.F460])" office:value-type="float" office:value="0" calcext:value-type="float">
            <text:p>0</text:p>
          </table:table-cell>
          <table:table-cell table:formula="of:=IF([.H46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1]+1" office:value-type="float" office:value="455" calcext:value-type="float">
            <text:p>455</text:p>
          </table:table-cell>
          <table:table-cell table:formula="of:=IF([.C461]*[.G461]&lt;0;[.B461];[.F461])" office:value-type="float" office:value="2.57779638142378" calcext:value-type="float">
            <text:p>2,57779638142378</text:p>
          </table:table-cell>
          <table:table-cell table:formula="of:=[.B462]^3-COS([.B462])+LN([.B462]+5)-20" office:value-type="float" office:value="0" calcext:value-type="float">
            <text:p>0</text:p>
          </table:table-cell>
          <table:table-cell table:formula="of:=IF([.E461]*[.G461]&lt;0;[.D461];[.F461])" office:value-type="float" office:value="2.57779638142378" calcext:value-type="float">
            <text:p>2,57779638142378</text:p>
          </table:table-cell>
          <table:table-cell table:formula="of:=[.D462]^3-COS([.D462])+LN([.D462]+5)-20" office:value-type="float" office:value="0" calcext:value-type="float">
            <text:p>0</text:p>
          </table:table-cell>
          <table:table-cell table:formula="of:=([.B462]+[.D462])/2" office:value-type="float" office:value="2.57779638142378" calcext:value-type="float">
            <text:p>2,57779638142378</text:p>
          </table:table-cell>
          <table:table-cell table:formula="of:=[.F462]^3-COS([.F462])+LN([.F462]+5)-20" office:value-type="float" office:value="0" calcext:value-type="float">
            <text:p>0</text:p>
          </table:table-cell>
          <table:table-cell table:formula="of:=ABS([.F462]-[.F461])" office:value-type="float" office:value="0" calcext:value-type="float">
            <text:p>0</text:p>
          </table:table-cell>
          <table:table-cell table:formula="of:=IF([.H46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2]+1" office:value-type="float" office:value="456" calcext:value-type="float">
            <text:p>456</text:p>
          </table:table-cell>
          <table:table-cell table:formula="of:=IF([.C462]*[.G462]&lt;0;[.B462];[.F462])" office:value-type="float" office:value="2.57779638142378" calcext:value-type="float">
            <text:p>2,57779638142378</text:p>
          </table:table-cell>
          <table:table-cell table:formula="of:=[.B463]^3-COS([.B463])+LN([.B463]+5)-20" office:value-type="float" office:value="0" calcext:value-type="float">
            <text:p>0</text:p>
          </table:table-cell>
          <table:table-cell table:formula="of:=IF([.E462]*[.G462]&lt;0;[.D462];[.F462])" office:value-type="float" office:value="2.57779638142378" calcext:value-type="float">
            <text:p>2,57779638142378</text:p>
          </table:table-cell>
          <table:table-cell table:formula="of:=[.D463]^3-COS([.D463])+LN([.D463]+5)-20" office:value-type="float" office:value="0" calcext:value-type="float">
            <text:p>0</text:p>
          </table:table-cell>
          <table:table-cell table:formula="of:=([.B463]+[.D463])/2" office:value-type="float" office:value="2.57779638142378" calcext:value-type="float">
            <text:p>2,57779638142378</text:p>
          </table:table-cell>
          <table:table-cell table:formula="of:=[.F463]^3-COS([.F463])+LN([.F463]+5)-20" office:value-type="float" office:value="0" calcext:value-type="float">
            <text:p>0</text:p>
          </table:table-cell>
          <table:table-cell table:formula="of:=ABS([.F463]-[.F462])" office:value-type="float" office:value="0" calcext:value-type="float">
            <text:p>0</text:p>
          </table:table-cell>
          <table:table-cell table:formula="of:=IF([.H46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3]+1" office:value-type="float" office:value="457" calcext:value-type="float">
            <text:p>457</text:p>
          </table:table-cell>
          <table:table-cell table:formula="of:=IF([.C463]*[.G463]&lt;0;[.B463];[.F463])" office:value-type="float" office:value="2.57779638142378" calcext:value-type="float">
            <text:p>2,57779638142378</text:p>
          </table:table-cell>
          <table:table-cell table:formula="of:=[.B464]^3-COS([.B464])+LN([.B464]+5)-20" office:value-type="float" office:value="0" calcext:value-type="float">
            <text:p>0</text:p>
          </table:table-cell>
          <table:table-cell table:formula="of:=IF([.E463]*[.G463]&lt;0;[.D463];[.F463])" office:value-type="float" office:value="2.57779638142378" calcext:value-type="float">
            <text:p>2,57779638142378</text:p>
          </table:table-cell>
          <table:table-cell table:formula="of:=[.D464]^3-COS([.D464])+LN([.D464]+5)-20" office:value-type="float" office:value="0" calcext:value-type="float">
            <text:p>0</text:p>
          </table:table-cell>
          <table:table-cell table:formula="of:=([.B464]+[.D464])/2" office:value-type="float" office:value="2.57779638142378" calcext:value-type="float">
            <text:p>2,57779638142378</text:p>
          </table:table-cell>
          <table:table-cell table:formula="of:=[.F464]^3-COS([.F464])+LN([.F464]+5)-20" office:value-type="float" office:value="0" calcext:value-type="float">
            <text:p>0</text:p>
          </table:table-cell>
          <table:table-cell table:formula="of:=ABS([.F464]-[.F463])" office:value-type="float" office:value="0" calcext:value-type="float">
            <text:p>0</text:p>
          </table:table-cell>
          <table:table-cell table:formula="of:=IF([.H46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4]+1" office:value-type="float" office:value="458" calcext:value-type="float">
            <text:p>458</text:p>
          </table:table-cell>
          <table:table-cell table:formula="of:=IF([.C464]*[.G464]&lt;0;[.B464];[.F464])" office:value-type="float" office:value="2.57779638142378" calcext:value-type="float">
            <text:p>2,57779638142378</text:p>
          </table:table-cell>
          <table:table-cell table:formula="of:=[.B465]^3-COS([.B465])+LN([.B465]+5)-20" office:value-type="float" office:value="0" calcext:value-type="float">
            <text:p>0</text:p>
          </table:table-cell>
          <table:table-cell table:formula="of:=IF([.E464]*[.G464]&lt;0;[.D464];[.F464])" office:value-type="float" office:value="2.57779638142378" calcext:value-type="float">
            <text:p>2,57779638142378</text:p>
          </table:table-cell>
          <table:table-cell table:formula="of:=[.D465]^3-COS([.D465])+LN([.D465]+5)-20" office:value-type="float" office:value="0" calcext:value-type="float">
            <text:p>0</text:p>
          </table:table-cell>
          <table:table-cell table:formula="of:=([.B465]+[.D465])/2" office:value-type="float" office:value="2.57779638142378" calcext:value-type="float">
            <text:p>2,57779638142378</text:p>
          </table:table-cell>
          <table:table-cell table:formula="of:=[.F465]^3-COS([.F465])+LN([.F465]+5)-20" office:value-type="float" office:value="0" calcext:value-type="float">
            <text:p>0</text:p>
          </table:table-cell>
          <table:table-cell table:formula="of:=ABS([.F465]-[.F464])" office:value-type="float" office:value="0" calcext:value-type="float">
            <text:p>0</text:p>
          </table:table-cell>
          <table:table-cell table:formula="of:=IF([.H46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5]+1" office:value-type="float" office:value="459" calcext:value-type="float">
            <text:p>459</text:p>
          </table:table-cell>
          <table:table-cell table:formula="of:=IF([.C465]*[.G465]&lt;0;[.B465];[.F465])" office:value-type="float" office:value="2.57779638142378" calcext:value-type="float">
            <text:p>2,57779638142378</text:p>
          </table:table-cell>
          <table:table-cell table:formula="of:=[.B466]^3-COS([.B466])+LN([.B466]+5)-20" office:value-type="float" office:value="0" calcext:value-type="float">
            <text:p>0</text:p>
          </table:table-cell>
          <table:table-cell table:formula="of:=IF([.E465]*[.G465]&lt;0;[.D465];[.F465])" office:value-type="float" office:value="2.57779638142378" calcext:value-type="float">
            <text:p>2,57779638142378</text:p>
          </table:table-cell>
          <table:table-cell table:formula="of:=[.D466]^3-COS([.D466])+LN([.D466]+5)-20" office:value-type="float" office:value="0" calcext:value-type="float">
            <text:p>0</text:p>
          </table:table-cell>
          <table:table-cell table:formula="of:=([.B466]+[.D466])/2" office:value-type="float" office:value="2.57779638142378" calcext:value-type="float">
            <text:p>2,57779638142378</text:p>
          </table:table-cell>
          <table:table-cell table:formula="of:=[.F466]^3-COS([.F466])+LN([.F466]+5)-20" office:value-type="float" office:value="0" calcext:value-type="float">
            <text:p>0</text:p>
          </table:table-cell>
          <table:table-cell table:formula="of:=ABS([.F466]-[.F465])" office:value-type="float" office:value="0" calcext:value-type="float">
            <text:p>0</text:p>
          </table:table-cell>
          <table:table-cell table:formula="of:=IF([.H46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6]+1" office:value-type="float" office:value="460" calcext:value-type="float">
            <text:p>460</text:p>
          </table:table-cell>
          <table:table-cell table:formula="of:=IF([.C466]*[.G466]&lt;0;[.B466];[.F466])" office:value-type="float" office:value="2.57779638142378" calcext:value-type="float">
            <text:p>2,57779638142378</text:p>
          </table:table-cell>
          <table:table-cell table:formula="of:=[.B467]^3-COS([.B467])+LN([.B467]+5)-20" office:value-type="float" office:value="0" calcext:value-type="float">
            <text:p>0</text:p>
          </table:table-cell>
          <table:table-cell table:formula="of:=IF([.E466]*[.G466]&lt;0;[.D466];[.F466])" office:value-type="float" office:value="2.57779638142378" calcext:value-type="float">
            <text:p>2,57779638142378</text:p>
          </table:table-cell>
          <table:table-cell table:formula="of:=[.D467]^3-COS([.D467])+LN([.D467]+5)-20" office:value-type="float" office:value="0" calcext:value-type="float">
            <text:p>0</text:p>
          </table:table-cell>
          <table:table-cell table:formula="of:=([.B467]+[.D467])/2" office:value-type="float" office:value="2.57779638142378" calcext:value-type="float">
            <text:p>2,57779638142378</text:p>
          </table:table-cell>
          <table:table-cell table:formula="of:=[.F467]^3-COS([.F467])+LN([.F467]+5)-20" office:value-type="float" office:value="0" calcext:value-type="float">
            <text:p>0</text:p>
          </table:table-cell>
          <table:table-cell table:formula="of:=ABS([.F467]-[.F466])" office:value-type="float" office:value="0" calcext:value-type="float">
            <text:p>0</text:p>
          </table:table-cell>
          <table:table-cell table:formula="of:=IF([.H46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7]+1" office:value-type="float" office:value="461" calcext:value-type="float">
            <text:p>461</text:p>
          </table:table-cell>
          <table:table-cell table:formula="of:=IF([.C467]*[.G467]&lt;0;[.B467];[.F467])" office:value-type="float" office:value="2.57779638142378" calcext:value-type="float">
            <text:p>2,57779638142378</text:p>
          </table:table-cell>
          <table:table-cell table:formula="of:=[.B468]^3-COS([.B468])+LN([.B468]+5)-20" office:value-type="float" office:value="0" calcext:value-type="float">
            <text:p>0</text:p>
          </table:table-cell>
          <table:table-cell table:formula="of:=IF([.E467]*[.G467]&lt;0;[.D467];[.F467])" office:value-type="float" office:value="2.57779638142378" calcext:value-type="float">
            <text:p>2,57779638142378</text:p>
          </table:table-cell>
          <table:table-cell table:formula="of:=[.D468]^3-COS([.D468])+LN([.D468]+5)-20" office:value-type="float" office:value="0" calcext:value-type="float">
            <text:p>0</text:p>
          </table:table-cell>
          <table:table-cell table:formula="of:=([.B468]+[.D468])/2" office:value-type="float" office:value="2.57779638142378" calcext:value-type="float">
            <text:p>2,57779638142378</text:p>
          </table:table-cell>
          <table:table-cell table:formula="of:=[.F468]^3-COS([.F468])+LN([.F468]+5)-20" office:value-type="float" office:value="0" calcext:value-type="float">
            <text:p>0</text:p>
          </table:table-cell>
          <table:table-cell table:formula="of:=ABS([.F468]-[.F467])" office:value-type="float" office:value="0" calcext:value-type="float">
            <text:p>0</text:p>
          </table:table-cell>
          <table:table-cell table:formula="of:=IF([.H46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8]+1" office:value-type="float" office:value="462" calcext:value-type="float">
            <text:p>462</text:p>
          </table:table-cell>
          <table:table-cell table:formula="of:=IF([.C468]*[.G468]&lt;0;[.B468];[.F468])" office:value-type="float" office:value="2.57779638142378" calcext:value-type="float">
            <text:p>2,57779638142378</text:p>
          </table:table-cell>
          <table:table-cell table:formula="of:=[.B469]^3-COS([.B469])+LN([.B469]+5)-20" office:value-type="float" office:value="0" calcext:value-type="float">
            <text:p>0</text:p>
          </table:table-cell>
          <table:table-cell table:formula="of:=IF([.E468]*[.G468]&lt;0;[.D468];[.F468])" office:value-type="float" office:value="2.57779638142378" calcext:value-type="float">
            <text:p>2,57779638142378</text:p>
          </table:table-cell>
          <table:table-cell table:formula="of:=[.D469]^3-COS([.D469])+LN([.D469]+5)-20" office:value-type="float" office:value="0" calcext:value-type="float">
            <text:p>0</text:p>
          </table:table-cell>
          <table:table-cell table:formula="of:=([.B469]+[.D469])/2" office:value-type="float" office:value="2.57779638142378" calcext:value-type="float">
            <text:p>2,57779638142378</text:p>
          </table:table-cell>
          <table:table-cell table:formula="of:=[.F469]^3-COS([.F469])+LN([.F469]+5)-20" office:value-type="float" office:value="0" calcext:value-type="float">
            <text:p>0</text:p>
          </table:table-cell>
          <table:table-cell table:formula="of:=ABS([.F469]-[.F468])" office:value-type="float" office:value="0" calcext:value-type="float">
            <text:p>0</text:p>
          </table:table-cell>
          <table:table-cell table:formula="of:=IF([.H46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69]+1" office:value-type="float" office:value="463" calcext:value-type="float">
            <text:p>463</text:p>
          </table:table-cell>
          <table:table-cell table:formula="of:=IF([.C469]*[.G469]&lt;0;[.B469];[.F469])" office:value-type="float" office:value="2.57779638142378" calcext:value-type="float">
            <text:p>2,57779638142378</text:p>
          </table:table-cell>
          <table:table-cell table:formula="of:=[.B470]^3-COS([.B470])+LN([.B470]+5)-20" office:value-type="float" office:value="0" calcext:value-type="float">
            <text:p>0</text:p>
          </table:table-cell>
          <table:table-cell table:formula="of:=IF([.E469]*[.G469]&lt;0;[.D469];[.F469])" office:value-type="float" office:value="2.57779638142378" calcext:value-type="float">
            <text:p>2,57779638142378</text:p>
          </table:table-cell>
          <table:table-cell table:formula="of:=[.D470]^3-COS([.D470])+LN([.D470]+5)-20" office:value-type="float" office:value="0" calcext:value-type="float">
            <text:p>0</text:p>
          </table:table-cell>
          <table:table-cell table:formula="of:=([.B470]+[.D470])/2" office:value-type="float" office:value="2.57779638142378" calcext:value-type="float">
            <text:p>2,57779638142378</text:p>
          </table:table-cell>
          <table:table-cell table:formula="of:=[.F470]^3-COS([.F470])+LN([.F470]+5)-20" office:value-type="float" office:value="0" calcext:value-type="float">
            <text:p>0</text:p>
          </table:table-cell>
          <table:table-cell table:formula="of:=ABS([.F470]-[.F469])" office:value-type="float" office:value="0" calcext:value-type="float">
            <text:p>0</text:p>
          </table:table-cell>
          <table:table-cell table:formula="of:=IF([.H47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0]+1" office:value-type="float" office:value="464" calcext:value-type="float">
            <text:p>464</text:p>
          </table:table-cell>
          <table:table-cell table:formula="of:=IF([.C470]*[.G470]&lt;0;[.B470];[.F470])" office:value-type="float" office:value="2.57779638142378" calcext:value-type="float">
            <text:p>2,57779638142378</text:p>
          </table:table-cell>
          <table:table-cell table:formula="of:=[.B471]^3-COS([.B471])+LN([.B471]+5)-20" office:value-type="float" office:value="0" calcext:value-type="float">
            <text:p>0</text:p>
          </table:table-cell>
          <table:table-cell table:formula="of:=IF([.E470]*[.G470]&lt;0;[.D470];[.F470])" office:value-type="float" office:value="2.57779638142378" calcext:value-type="float">
            <text:p>2,57779638142378</text:p>
          </table:table-cell>
          <table:table-cell table:formula="of:=[.D471]^3-COS([.D471])+LN([.D471]+5)-20" office:value-type="float" office:value="0" calcext:value-type="float">
            <text:p>0</text:p>
          </table:table-cell>
          <table:table-cell table:formula="of:=([.B471]+[.D471])/2" office:value-type="float" office:value="2.57779638142378" calcext:value-type="float">
            <text:p>2,57779638142378</text:p>
          </table:table-cell>
          <table:table-cell table:formula="of:=[.F471]^3-COS([.F471])+LN([.F471]+5)-20" office:value-type="float" office:value="0" calcext:value-type="float">
            <text:p>0</text:p>
          </table:table-cell>
          <table:table-cell table:formula="of:=ABS([.F471]-[.F470])" office:value-type="float" office:value="0" calcext:value-type="float">
            <text:p>0</text:p>
          </table:table-cell>
          <table:table-cell table:formula="of:=IF([.H47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1]+1" office:value-type="float" office:value="465" calcext:value-type="float">
            <text:p>465</text:p>
          </table:table-cell>
          <table:table-cell table:formula="of:=IF([.C471]*[.G471]&lt;0;[.B471];[.F471])" office:value-type="float" office:value="2.57779638142378" calcext:value-type="float">
            <text:p>2,57779638142378</text:p>
          </table:table-cell>
          <table:table-cell table:formula="of:=[.B472]^3-COS([.B472])+LN([.B472]+5)-20" office:value-type="float" office:value="0" calcext:value-type="float">
            <text:p>0</text:p>
          </table:table-cell>
          <table:table-cell table:formula="of:=IF([.E471]*[.G471]&lt;0;[.D471];[.F471])" office:value-type="float" office:value="2.57779638142378" calcext:value-type="float">
            <text:p>2,57779638142378</text:p>
          </table:table-cell>
          <table:table-cell table:formula="of:=[.D472]^3-COS([.D472])+LN([.D472]+5)-20" office:value-type="float" office:value="0" calcext:value-type="float">
            <text:p>0</text:p>
          </table:table-cell>
          <table:table-cell table:formula="of:=([.B472]+[.D472])/2" office:value-type="float" office:value="2.57779638142378" calcext:value-type="float">
            <text:p>2,57779638142378</text:p>
          </table:table-cell>
          <table:table-cell table:formula="of:=[.F472]^3-COS([.F472])+LN([.F472]+5)-20" office:value-type="float" office:value="0" calcext:value-type="float">
            <text:p>0</text:p>
          </table:table-cell>
          <table:table-cell table:formula="of:=ABS([.F472]-[.F471])" office:value-type="float" office:value="0" calcext:value-type="float">
            <text:p>0</text:p>
          </table:table-cell>
          <table:table-cell table:formula="of:=IF([.H47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2]+1" office:value-type="float" office:value="466" calcext:value-type="float">
            <text:p>466</text:p>
          </table:table-cell>
          <table:table-cell table:formula="of:=IF([.C472]*[.G472]&lt;0;[.B472];[.F472])" office:value-type="float" office:value="2.57779638142378" calcext:value-type="float">
            <text:p>2,57779638142378</text:p>
          </table:table-cell>
          <table:table-cell table:formula="of:=[.B473]^3-COS([.B473])+LN([.B473]+5)-20" office:value-type="float" office:value="0" calcext:value-type="float">
            <text:p>0</text:p>
          </table:table-cell>
          <table:table-cell table:formula="of:=IF([.E472]*[.G472]&lt;0;[.D472];[.F472])" office:value-type="float" office:value="2.57779638142378" calcext:value-type="float">
            <text:p>2,57779638142378</text:p>
          </table:table-cell>
          <table:table-cell table:formula="of:=[.D473]^3-COS([.D473])+LN([.D473]+5)-20" office:value-type="float" office:value="0" calcext:value-type="float">
            <text:p>0</text:p>
          </table:table-cell>
          <table:table-cell table:formula="of:=([.B473]+[.D473])/2" office:value-type="float" office:value="2.57779638142378" calcext:value-type="float">
            <text:p>2,57779638142378</text:p>
          </table:table-cell>
          <table:table-cell table:formula="of:=[.F473]^3-COS([.F473])+LN([.F473]+5)-20" office:value-type="float" office:value="0" calcext:value-type="float">
            <text:p>0</text:p>
          </table:table-cell>
          <table:table-cell table:formula="of:=ABS([.F473]-[.F472])" office:value-type="float" office:value="0" calcext:value-type="float">
            <text:p>0</text:p>
          </table:table-cell>
          <table:table-cell table:formula="of:=IF([.H47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3]+1" office:value-type="float" office:value="467" calcext:value-type="float">
            <text:p>467</text:p>
          </table:table-cell>
          <table:table-cell table:formula="of:=IF([.C473]*[.G473]&lt;0;[.B473];[.F473])" office:value-type="float" office:value="2.57779638142378" calcext:value-type="float">
            <text:p>2,57779638142378</text:p>
          </table:table-cell>
          <table:table-cell table:formula="of:=[.B474]^3-COS([.B474])+LN([.B474]+5)-20" office:value-type="float" office:value="0" calcext:value-type="float">
            <text:p>0</text:p>
          </table:table-cell>
          <table:table-cell table:formula="of:=IF([.E473]*[.G473]&lt;0;[.D473];[.F473])" office:value-type="float" office:value="2.57779638142378" calcext:value-type="float">
            <text:p>2,57779638142378</text:p>
          </table:table-cell>
          <table:table-cell table:formula="of:=[.D474]^3-COS([.D474])+LN([.D474]+5)-20" office:value-type="float" office:value="0" calcext:value-type="float">
            <text:p>0</text:p>
          </table:table-cell>
          <table:table-cell table:formula="of:=([.B474]+[.D474])/2" office:value-type="float" office:value="2.57779638142378" calcext:value-type="float">
            <text:p>2,57779638142378</text:p>
          </table:table-cell>
          <table:table-cell table:formula="of:=[.F474]^3-COS([.F474])+LN([.F474]+5)-20" office:value-type="float" office:value="0" calcext:value-type="float">
            <text:p>0</text:p>
          </table:table-cell>
          <table:table-cell table:formula="of:=ABS([.F474]-[.F473])" office:value-type="float" office:value="0" calcext:value-type="float">
            <text:p>0</text:p>
          </table:table-cell>
          <table:table-cell table:formula="of:=IF([.H47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4]+1" office:value-type="float" office:value="468" calcext:value-type="float">
            <text:p>468</text:p>
          </table:table-cell>
          <table:table-cell table:formula="of:=IF([.C474]*[.G474]&lt;0;[.B474];[.F474])" office:value-type="float" office:value="2.57779638142378" calcext:value-type="float">
            <text:p>2,57779638142378</text:p>
          </table:table-cell>
          <table:table-cell table:formula="of:=[.B475]^3-COS([.B475])+LN([.B475]+5)-20" office:value-type="float" office:value="0" calcext:value-type="float">
            <text:p>0</text:p>
          </table:table-cell>
          <table:table-cell table:formula="of:=IF([.E474]*[.G474]&lt;0;[.D474];[.F474])" office:value-type="float" office:value="2.57779638142378" calcext:value-type="float">
            <text:p>2,57779638142378</text:p>
          </table:table-cell>
          <table:table-cell table:formula="of:=[.D475]^3-COS([.D475])+LN([.D475]+5)-20" office:value-type="float" office:value="0" calcext:value-type="float">
            <text:p>0</text:p>
          </table:table-cell>
          <table:table-cell table:formula="of:=([.B475]+[.D475])/2" office:value-type="float" office:value="2.57779638142378" calcext:value-type="float">
            <text:p>2,57779638142378</text:p>
          </table:table-cell>
          <table:table-cell table:formula="of:=[.F475]^3-COS([.F475])+LN([.F475]+5)-20" office:value-type="float" office:value="0" calcext:value-type="float">
            <text:p>0</text:p>
          </table:table-cell>
          <table:table-cell table:formula="of:=ABS([.F475]-[.F474])" office:value-type="float" office:value="0" calcext:value-type="float">
            <text:p>0</text:p>
          </table:table-cell>
          <table:table-cell table:formula="of:=IF([.H47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5]+1" office:value-type="float" office:value="469" calcext:value-type="float">
            <text:p>469</text:p>
          </table:table-cell>
          <table:table-cell table:formula="of:=IF([.C475]*[.G475]&lt;0;[.B475];[.F475])" office:value-type="float" office:value="2.57779638142378" calcext:value-type="float">
            <text:p>2,57779638142378</text:p>
          </table:table-cell>
          <table:table-cell table:formula="of:=[.B476]^3-COS([.B476])+LN([.B476]+5)-20" office:value-type="float" office:value="0" calcext:value-type="float">
            <text:p>0</text:p>
          </table:table-cell>
          <table:table-cell table:formula="of:=IF([.E475]*[.G475]&lt;0;[.D475];[.F475])" office:value-type="float" office:value="2.57779638142378" calcext:value-type="float">
            <text:p>2,57779638142378</text:p>
          </table:table-cell>
          <table:table-cell table:formula="of:=[.D476]^3-COS([.D476])+LN([.D476]+5)-20" office:value-type="float" office:value="0" calcext:value-type="float">
            <text:p>0</text:p>
          </table:table-cell>
          <table:table-cell table:formula="of:=([.B476]+[.D476])/2" office:value-type="float" office:value="2.57779638142378" calcext:value-type="float">
            <text:p>2,57779638142378</text:p>
          </table:table-cell>
          <table:table-cell table:formula="of:=[.F476]^3-COS([.F476])+LN([.F476]+5)-20" office:value-type="float" office:value="0" calcext:value-type="float">
            <text:p>0</text:p>
          </table:table-cell>
          <table:table-cell table:formula="of:=ABS([.F476]-[.F475])" office:value-type="float" office:value="0" calcext:value-type="float">
            <text:p>0</text:p>
          </table:table-cell>
          <table:table-cell table:formula="of:=IF([.H47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6]+1" office:value-type="float" office:value="470" calcext:value-type="float">
            <text:p>470</text:p>
          </table:table-cell>
          <table:table-cell table:formula="of:=IF([.C476]*[.G476]&lt;0;[.B476];[.F476])" office:value-type="float" office:value="2.57779638142378" calcext:value-type="float">
            <text:p>2,57779638142378</text:p>
          </table:table-cell>
          <table:table-cell table:formula="of:=[.B477]^3-COS([.B477])+LN([.B477]+5)-20" office:value-type="float" office:value="0" calcext:value-type="float">
            <text:p>0</text:p>
          </table:table-cell>
          <table:table-cell table:formula="of:=IF([.E476]*[.G476]&lt;0;[.D476];[.F476])" office:value-type="float" office:value="2.57779638142378" calcext:value-type="float">
            <text:p>2,57779638142378</text:p>
          </table:table-cell>
          <table:table-cell table:formula="of:=[.D477]^3-COS([.D477])+LN([.D477]+5)-20" office:value-type="float" office:value="0" calcext:value-type="float">
            <text:p>0</text:p>
          </table:table-cell>
          <table:table-cell table:formula="of:=([.B477]+[.D477])/2" office:value-type="float" office:value="2.57779638142378" calcext:value-type="float">
            <text:p>2,57779638142378</text:p>
          </table:table-cell>
          <table:table-cell table:formula="of:=[.F477]^3-COS([.F477])+LN([.F477]+5)-20" office:value-type="float" office:value="0" calcext:value-type="float">
            <text:p>0</text:p>
          </table:table-cell>
          <table:table-cell table:formula="of:=ABS([.F477]-[.F476])" office:value-type="float" office:value="0" calcext:value-type="float">
            <text:p>0</text:p>
          </table:table-cell>
          <table:table-cell table:formula="of:=IF([.H47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7]+1" office:value-type="float" office:value="471" calcext:value-type="float">
            <text:p>471</text:p>
          </table:table-cell>
          <table:table-cell table:formula="of:=IF([.C477]*[.G477]&lt;0;[.B477];[.F477])" office:value-type="float" office:value="2.57779638142378" calcext:value-type="float">
            <text:p>2,57779638142378</text:p>
          </table:table-cell>
          <table:table-cell table:formula="of:=[.B478]^3-COS([.B478])+LN([.B478]+5)-20" office:value-type="float" office:value="0" calcext:value-type="float">
            <text:p>0</text:p>
          </table:table-cell>
          <table:table-cell table:formula="of:=IF([.E477]*[.G477]&lt;0;[.D477];[.F477])" office:value-type="float" office:value="2.57779638142378" calcext:value-type="float">
            <text:p>2,57779638142378</text:p>
          </table:table-cell>
          <table:table-cell table:formula="of:=[.D478]^3-COS([.D478])+LN([.D478]+5)-20" office:value-type="float" office:value="0" calcext:value-type="float">
            <text:p>0</text:p>
          </table:table-cell>
          <table:table-cell table:formula="of:=([.B478]+[.D478])/2" office:value-type="float" office:value="2.57779638142378" calcext:value-type="float">
            <text:p>2,57779638142378</text:p>
          </table:table-cell>
          <table:table-cell table:formula="of:=[.F478]^3-COS([.F478])+LN([.F478]+5)-20" office:value-type="float" office:value="0" calcext:value-type="float">
            <text:p>0</text:p>
          </table:table-cell>
          <table:table-cell table:formula="of:=ABS([.F478]-[.F477])" office:value-type="float" office:value="0" calcext:value-type="float">
            <text:p>0</text:p>
          </table:table-cell>
          <table:table-cell table:formula="of:=IF([.H47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8]+1" office:value-type="float" office:value="472" calcext:value-type="float">
            <text:p>472</text:p>
          </table:table-cell>
          <table:table-cell table:formula="of:=IF([.C478]*[.G478]&lt;0;[.B478];[.F478])" office:value-type="float" office:value="2.57779638142378" calcext:value-type="float">
            <text:p>2,57779638142378</text:p>
          </table:table-cell>
          <table:table-cell table:formula="of:=[.B479]^3-COS([.B479])+LN([.B479]+5)-20" office:value-type="float" office:value="0" calcext:value-type="float">
            <text:p>0</text:p>
          </table:table-cell>
          <table:table-cell table:formula="of:=IF([.E478]*[.G478]&lt;0;[.D478];[.F478])" office:value-type="float" office:value="2.57779638142378" calcext:value-type="float">
            <text:p>2,57779638142378</text:p>
          </table:table-cell>
          <table:table-cell table:formula="of:=[.D479]^3-COS([.D479])+LN([.D479]+5)-20" office:value-type="float" office:value="0" calcext:value-type="float">
            <text:p>0</text:p>
          </table:table-cell>
          <table:table-cell table:formula="of:=([.B479]+[.D479])/2" office:value-type="float" office:value="2.57779638142378" calcext:value-type="float">
            <text:p>2,57779638142378</text:p>
          </table:table-cell>
          <table:table-cell table:formula="of:=[.F479]^3-COS([.F479])+LN([.F479]+5)-20" office:value-type="float" office:value="0" calcext:value-type="float">
            <text:p>0</text:p>
          </table:table-cell>
          <table:table-cell table:formula="of:=ABS([.F479]-[.F478])" office:value-type="float" office:value="0" calcext:value-type="float">
            <text:p>0</text:p>
          </table:table-cell>
          <table:table-cell table:formula="of:=IF([.H47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79]+1" office:value-type="float" office:value="473" calcext:value-type="float">
            <text:p>473</text:p>
          </table:table-cell>
          <table:table-cell table:formula="of:=IF([.C479]*[.G479]&lt;0;[.B479];[.F479])" office:value-type="float" office:value="2.57779638142378" calcext:value-type="float">
            <text:p>2,57779638142378</text:p>
          </table:table-cell>
          <table:table-cell table:formula="of:=[.B480]^3-COS([.B480])+LN([.B480]+5)-20" office:value-type="float" office:value="0" calcext:value-type="float">
            <text:p>0</text:p>
          </table:table-cell>
          <table:table-cell table:formula="of:=IF([.E479]*[.G479]&lt;0;[.D479];[.F479])" office:value-type="float" office:value="2.57779638142378" calcext:value-type="float">
            <text:p>2,57779638142378</text:p>
          </table:table-cell>
          <table:table-cell table:formula="of:=[.D480]^3-COS([.D480])+LN([.D480]+5)-20" office:value-type="float" office:value="0" calcext:value-type="float">
            <text:p>0</text:p>
          </table:table-cell>
          <table:table-cell table:formula="of:=([.B480]+[.D480])/2" office:value-type="float" office:value="2.57779638142378" calcext:value-type="float">
            <text:p>2,57779638142378</text:p>
          </table:table-cell>
          <table:table-cell table:formula="of:=[.F480]^3-COS([.F480])+LN([.F480]+5)-20" office:value-type="float" office:value="0" calcext:value-type="float">
            <text:p>0</text:p>
          </table:table-cell>
          <table:table-cell table:formula="of:=ABS([.F480]-[.F479])" office:value-type="float" office:value="0" calcext:value-type="float">
            <text:p>0</text:p>
          </table:table-cell>
          <table:table-cell table:formula="of:=IF([.H48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0]+1" office:value-type="float" office:value="474" calcext:value-type="float">
            <text:p>474</text:p>
          </table:table-cell>
          <table:table-cell table:formula="of:=IF([.C480]*[.G480]&lt;0;[.B480];[.F480])" office:value-type="float" office:value="2.57779638142378" calcext:value-type="float">
            <text:p>2,57779638142378</text:p>
          </table:table-cell>
          <table:table-cell table:formula="of:=[.B481]^3-COS([.B481])+LN([.B481]+5)-20" office:value-type="float" office:value="0" calcext:value-type="float">
            <text:p>0</text:p>
          </table:table-cell>
          <table:table-cell table:formula="of:=IF([.E480]*[.G480]&lt;0;[.D480];[.F480])" office:value-type="float" office:value="2.57779638142378" calcext:value-type="float">
            <text:p>2,57779638142378</text:p>
          </table:table-cell>
          <table:table-cell table:formula="of:=[.D481]^3-COS([.D481])+LN([.D481]+5)-20" office:value-type="float" office:value="0" calcext:value-type="float">
            <text:p>0</text:p>
          </table:table-cell>
          <table:table-cell table:formula="of:=([.B481]+[.D481])/2" office:value-type="float" office:value="2.57779638142378" calcext:value-type="float">
            <text:p>2,57779638142378</text:p>
          </table:table-cell>
          <table:table-cell table:formula="of:=[.F481]^3-COS([.F481])+LN([.F481]+5)-20" office:value-type="float" office:value="0" calcext:value-type="float">
            <text:p>0</text:p>
          </table:table-cell>
          <table:table-cell table:formula="of:=ABS([.F481]-[.F480])" office:value-type="float" office:value="0" calcext:value-type="float">
            <text:p>0</text:p>
          </table:table-cell>
          <table:table-cell table:formula="of:=IF([.H48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1]+1" office:value-type="float" office:value="475" calcext:value-type="float">
            <text:p>475</text:p>
          </table:table-cell>
          <table:table-cell table:formula="of:=IF([.C481]*[.G481]&lt;0;[.B481];[.F481])" office:value-type="float" office:value="2.57779638142378" calcext:value-type="float">
            <text:p>2,57779638142378</text:p>
          </table:table-cell>
          <table:table-cell table:formula="of:=[.B482]^3-COS([.B482])+LN([.B482]+5)-20" office:value-type="float" office:value="0" calcext:value-type="float">
            <text:p>0</text:p>
          </table:table-cell>
          <table:table-cell table:formula="of:=IF([.E481]*[.G481]&lt;0;[.D481];[.F481])" office:value-type="float" office:value="2.57779638142378" calcext:value-type="float">
            <text:p>2,57779638142378</text:p>
          </table:table-cell>
          <table:table-cell table:formula="of:=[.D482]^3-COS([.D482])+LN([.D482]+5)-20" office:value-type="float" office:value="0" calcext:value-type="float">
            <text:p>0</text:p>
          </table:table-cell>
          <table:table-cell table:formula="of:=([.B482]+[.D482])/2" office:value-type="float" office:value="2.57779638142378" calcext:value-type="float">
            <text:p>2,57779638142378</text:p>
          </table:table-cell>
          <table:table-cell table:formula="of:=[.F482]^3-COS([.F482])+LN([.F482]+5)-20" office:value-type="float" office:value="0" calcext:value-type="float">
            <text:p>0</text:p>
          </table:table-cell>
          <table:table-cell table:formula="of:=ABS([.F482]-[.F481])" office:value-type="float" office:value="0" calcext:value-type="float">
            <text:p>0</text:p>
          </table:table-cell>
          <table:table-cell table:formula="of:=IF([.H48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2]+1" office:value-type="float" office:value="476" calcext:value-type="float">
            <text:p>476</text:p>
          </table:table-cell>
          <table:table-cell table:formula="of:=IF([.C482]*[.G482]&lt;0;[.B482];[.F482])" office:value-type="float" office:value="2.57779638142378" calcext:value-type="float">
            <text:p>2,57779638142378</text:p>
          </table:table-cell>
          <table:table-cell table:formula="of:=[.B483]^3-COS([.B483])+LN([.B483]+5)-20" office:value-type="float" office:value="0" calcext:value-type="float">
            <text:p>0</text:p>
          </table:table-cell>
          <table:table-cell table:formula="of:=IF([.E482]*[.G482]&lt;0;[.D482];[.F482])" office:value-type="float" office:value="2.57779638142378" calcext:value-type="float">
            <text:p>2,57779638142378</text:p>
          </table:table-cell>
          <table:table-cell table:formula="of:=[.D483]^3-COS([.D483])+LN([.D483]+5)-20" office:value-type="float" office:value="0" calcext:value-type="float">
            <text:p>0</text:p>
          </table:table-cell>
          <table:table-cell table:formula="of:=([.B483]+[.D483])/2" office:value-type="float" office:value="2.57779638142378" calcext:value-type="float">
            <text:p>2,57779638142378</text:p>
          </table:table-cell>
          <table:table-cell table:formula="of:=[.F483]^3-COS([.F483])+LN([.F483]+5)-20" office:value-type="float" office:value="0" calcext:value-type="float">
            <text:p>0</text:p>
          </table:table-cell>
          <table:table-cell table:formula="of:=ABS([.F483]-[.F482])" office:value-type="float" office:value="0" calcext:value-type="float">
            <text:p>0</text:p>
          </table:table-cell>
          <table:table-cell table:formula="of:=IF([.H48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3]+1" office:value-type="float" office:value="477" calcext:value-type="float">
            <text:p>477</text:p>
          </table:table-cell>
          <table:table-cell table:formula="of:=IF([.C483]*[.G483]&lt;0;[.B483];[.F483])" office:value-type="float" office:value="2.57779638142378" calcext:value-type="float">
            <text:p>2,57779638142378</text:p>
          </table:table-cell>
          <table:table-cell table:formula="of:=[.B484]^3-COS([.B484])+LN([.B484]+5)-20" office:value-type="float" office:value="0" calcext:value-type="float">
            <text:p>0</text:p>
          </table:table-cell>
          <table:table-cell table:formula="of:=IF([.E483]*[.G483]&lt;0;[.D483];[.F483])" office:value-type="float" office:value="2.57779638142378" calcext:value-type="float">
            <text:p>2,57779638142378</text:p>
          </table:table-cell>
          <table:table-cell table:formula="of:=[.D484]^3-COS([.D484])+LN([.D484]+5)-20" office:value-type="float" office:value="0" calcext:value-type="float">
            <text:p>0</text:p>
          </table:table-cell>
          <table:table-cell table:formula="of:=([.B484]+[.D484])/2" office:value-type="float" office:value="2.57779638142378" calcext:value-type="float">
            <text:p>2,57779638142378</text:p>
          </table:table-cell>
          <table:table-cell table:formula="of:=[.F484]^3-COS([.F484])+LN([.F484]+5)-20" office:value-type="float" office:value="0" calcext:value-type="float">
            <text:p>0</text:p>
          </table:table-cell>
          <table:table-cell table:formula="of:=ABS([.F484]-[.F483])" office:value-type="float" office:value="0" calcext:value-type="float">
            <text:p>0</text:p>
          </table:table-cell>
          <table:table-cell table:formula="of:=IF([.H48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4]+1" office:value-type="float" office:value="478" calcext:value-type="float">
            <text:p>478</text:p>
          </table:table-cell>
          <table:table-cell table:formula="of:=IF([.C484]*[.G484]&lt;0;[.B484];[.F484])" office:value-type="float" office:value="2.57779638142378" calcext:value-type="float">
            <text:p>2,57779638142378</text:p>
          </table:table-cell>
          <table:table-cell table:formula="of:=[.B485]^3-COS([.B485])+LN([.B485]+5)-20" office:value-type="float" office:value="0" calcext:value-type="float">
            <text:p>0</text:p>
          </table:table-cell>
          <table:table-cell table:formula="of:=IF([.E484]*[.G484]&lt;0;[.D484];[.F484])" office:value-type="float" office:value="2.57779638142378" calcext:value-type="float">
            <text:p>2,57779638142378</text:p>
          </table:table-cell>
          <table:table-cell table:formula="of:=[.D485]^3-COS([.D485])+LN([.D485]+5)-20" office:value-type="float" office:value="0" calcext:value-type="float">
            <text:p>0</text:p>
          </table:table-cell>
          <table:table-cell table:formula="of:=([.B485]+[.D485])/2" office:value-type="float" office:value="2.57779638142378" calcext:value-type="float">
            <text:p>2,57779638142378</text:p>
          </table:table-cell>
          <table:table-cell table:formula="of:=[.F485]^3-COS([.F485])+LN([.F485]+5)-20" office:value-type="float" office:value="0" calcext:value-type="float">
            <text:p>0</text:p>
          </table:table-cell>
          <table:table-cell table:formula="of:=ABS([.F485]-[.F484])" office:value-type="float" office:value="0" calcext:value-type="float">
            <text:p>0</text:p>
          </table:table-cell>
          <table:table-cell table:formula="of:=IF([.H48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5]+1" office:value-type="float" office:value="479" calcext:value-type="float">
            <text:p>479</text:p>
          </table:table-cell>
          <table:table-cell table:formula="of:=IF([.C485]*[.G485]&lt;0;[.B485];[.F485])" office:value-type="float" office:value="2.57779638142378" calcext:value-type="float">
            <text:p>2,57779638142378</text:p>
          </table:table-cell>
          <table:table-cell table:formula="of:=[.B486]^3-COS([.B486])+LN([.B486]+5)-20" office:value-type="float" office:value="0" calcext:value-type="float">
            <text:p>0</text:p>
          </table:table-cell>
          <table:table-cell table:formula="of:=IF([.E485]*[.G485]&lt;0;[.D485];[.F485])" office:value-type="float" office:value="2.57779638142378" calcext:value-type="float">
            <text:p>2,57779638142378</text:p>
          </table:table-cell>
          <table:table-cell table:formula="of:=[.D486]^3-COS([.D486])+LN([.D486]+5)-20" office:value-type="float" office:value="0" calcext:value-type="float">
            <text:p>0</text:p>
          </table:table-cell>
          <table:table-cell table:formula="of:=([.B486]+[.D486])/2" office:value-type="float" office:value="2.57779638142378" calcext:value-type="float">
            <text:p>2,57779638142378</text:p>
          </table:table-cell>
          <table:table-cell table:formula="of:=[.F486]^3-COS([.F486])+LN([.F486]+5)-20" office:value-type="float" office:value="0" calcext:value-type="float">
            <text:p>0</text:p>
          </table:table-cell>
          <table:table-cell table:formula="of:=ABS([.F486]-[.F485])" office:value-type="float" office:value="0" calcext:value-type="float">
            <text:p>0</text:p>
          </table:table-cell>
          <table:table-cell table:formula="of:=IF([.H48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6]+1" office:value-type="float" office:value="480" calcext:value-type="float">
            <text:p>480</text:p>
          </table:table-cell>
          <table:table-cell table:formula="of:=IF([.C486]*[.G486]&lt;0;[.B486];[.F486])" office:value-type="float" office:value="2.57779638142378" calcext:value-type="float">
            <text:p>2,57779638142378</text:p>
          </table:table-cell>
          <table:table-cell table:formula="of:=[.B487]^3-COS([.B487])+LN([.B487]+5)-20" office:value-type="float" office:value="0" calcext:value-type="float">
            <text:p>0</text:p>
          </table:table-cell>
          <table:table-cell table:formula="of:=IF([.E486]*[.G486]&lt;0;[.D486];[.F486])" office:value-type="float" office:value="2.57779638142378" calcext:value-type="float">
            <text:p>2,57779638142378</text:p>
          </table:table-cell>
          <table:table-cell table:formula="of:=[.D487]^3-COS([.D487])+LN([.D487]+5)-20" office:value-type="float" office:value="0" calcext:value-type="float">
            <text:p>0</text:p>
          </table:table-cell>
          <table:table-cell table:formula="of:=([.B487]+[.D487])/2" office:value-type="float" office:value="2.57779638142378" calcext:value-type="float">
            <text:p>2,57779638142378</text:p>
          </table:table-cell>
          <table:table-cell table:formula="of:=[.F487]^3-COS([.F487])+LN([.F487]+5)-20" office:value-type="float" office:value="0" calcext:value-type="float">
            <text:p>0</text:p>
          </table:table-cell>
          <table:table-cell table:formula="of:=ABS([.F487]-[.F486])" office:value-type="float" office:value="0" calcext:value-type="float">
            <text:p>0</text:p>
          </table:table-cell>
          <table:table-cell table:formula="of:=IF([.H48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7]+1" office:value-type="float" office:value="481" calcext:value-type="float">
            <text:p>481</text:p>
          </table:table-cell>
          <table:table-cell table:formula="of:=IF([.C487]*[.G487]&lt;0;[.B487];[.F487])" office:value-type="float" office:value="2.57779638142378" calcext:value-type="float">
            <text:p>2,57779638142378</text:p>
          </table:table-cell>
          <table:table-cell table:formula="of:=[.B488]^3-COS([.B488])+LN([.B488]+5)-20" office:value-type="float" office:value="0" calcext:value-type="float">
            <text:p>0</text:p>
          </table:table-cell>
          <table:table-cell table:formula="of:=IF([.E487]*[.G487]&lt;0;[.D487];[.F487])" office:value-type="float" office:value="2.57779638142378" calcext:value-type="float">
            <text:p>2,57779638142378</text:p>
          </table:table-cell>
          <table:table-cell table:formula="of:=[.D488]^3-COS([.D488])+LN([.D488]+5)-20" office:value-type="float" office:value="0" calcext:value-type="float">
            <text:p>0</text:p>
          </table:table-cell>
          <table:table-cell table:formula="of:=([.B488]+[.D488])/2" office:value-type="float" office:value="2.57779638142378" calcext:value-type="float">
            <text:p>2,57779638142378</text:p>
          </table:table-cell>
          <table:table-cell table:formula="of:=[.F488]^3-COS([.F488])+LN([.F488]+5)-20" office:value-type="float" office:value="0" calcext:value-type="float">
            <text:p>0</text:p>
          </table:table-cell>
          <table:table-cell table:formula="of:=ABS([.F488]-[.F487])" office:value-type="float" office:value="0" calcext:value-type="float">
            <text:p>0</text:p>
          </table:table-cell>
          <table:table-cell table:formula="of:=IF([.H48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8]+1" office:value-type="float" office:value="482" calcext:value-type="float">
            <text:p>482</text:p>
          </table:table-cell>
          <table:table-cell table:formula="of:=IF([.C488]*[.G488]&lt;0;[.B488];[.F488])" office:value-type="float" office:value="2.57779638142378" calcext:value-type="float">
            <text:p>2,57779638142378</text:p>
          </table:table-cell>
          <table:table-cell table:formula="of:=[.B489]^3-COS([.B489])+LN([.B489]+5)-20" office:value-type="float" office:value="0" calcext:value-type="float">
            <text:p>0</text:p>
          </table:table-cell>
          <table:table-cell table:formula="of:=IF([.E488]*[.G488]&lt;0;[.D488];[.F488])" office:value-type="float" office:value="2.57779638142378" calcext:value-type="float">
            <text:p>2,57779638142378</text:p>
          </table:table-cell>
          <table:table-cell table:formula="of:=[.D489]^3-COS([.D489])+LN([.D489]+5)-20" office:value-type="float" office:value="0" calcext:value-type="float">
            <text:p>0</text:p>
          </table:table-cell>
          <table:table-cell table:formula="of:=([.B489]+[.D489])/2" office:value-type="float" office:value="2.57779638142378" calcext:value-type="float">
            <text:p>2,57779638142378</text:p>
          </table:table-cell>
          <table:table-cell table:formula="of:=[.F489]^3-COS([.F489])+LN([.F489]+5)-20" office:value-type="float" office:value="0" calcext:value-type="float">
            <text:p>0</text:p>
          </table:table-cell>
          <table:table-cell table:formula="of:=ABS([.F489]-[.F488])" office:value-type="float" office:value="0" calcext:value-type="float">
            <text:p>0</text:p>
          </table:table-cell>
          <table:table-cell table:formula="of:=IF([.H48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89]+1" office:value-type="float" office:value="483" calcext:value-type="float">
            <text:p>483</text:p>
          </table:table-cell>
          <table:table-cell table:formula="of:=IF([.C489]*[.G489]&lt;0;[.B489];[.F489])" office:value-type="float" office:value="2.57779638142378" calcext:value-type="float">
            <text:p>2,57779638142378</text:p>
          </table:table-cell>
          <table:table-cell table:formula="of:=[.B490]^3-COS([.B490])+LN([.B490]+5)-20" office:value-type="float" office:value="0" calcext:value-type="float">
            <text:p>0</text:p>
          </table:table-cell>
          <table:table-cell table:formula="of:=IF([.E489]*[.G489]&lt;0;[.D489];[.F489])" office:value-type="float" office:value="2.57779638142378" calcext:value-type="float">
            <text:p>2,57779638142378</text:p>
          </table:table-cell>
          <table:table-cell table:formula="of:=[.D490]^3-COS([.D490])+LN([.D490]+5)-20" office:value-type="float" office:value="0" calcext:value-type="float">
            <text:p>0</text:p>
          </table:table-cell>
          <table:table-cell table:formula="of:=([.B490]+[.D490])/2" office:value-type="float" office:value="2.57779638142378" calcext:value-type="float">
            <text:p>2,57779638142378</text:p>
          </table:table-cell>
          <table:table-cell table:formula="of:=[.F490]^3-COS([.F490])+LN([.F490]+5)-20" office:value-type="float" office:value="0" calcext:value-type="float">
            <text:p>0</text:p>
          </table:table-cell>
          <table:table-cell table:formula="of:=ABS([.F490]-[.F489])" office:value-type="float" office:value="0" calcext:value-type="float">
            <text:p>0</text:p>
          </table:table-cell>
          <table:table-cell table:formula="of:=IF([.H49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0]+1" office:value-type="float" office:value="484" calcext:value-type="float">
            <text:p>484</text:p>
          </table:table-cell>
          <table:table-cell table:formula="of:=IF([.C490]*[.G490]&lt;0;[.B490];[.F490])" office:value-type="float" office:value="2.57779638142378" calcext:value-type="float">
            <text:p>2,57779638142378</text:p>
          </table:table-cell>
          <table:table-cell table:formula="of:=[.B491]^3-COS([.B491])+LN([.B491]+5)-20" office:value-type="float" office:value="0" calcext:value-type="float">
            <text:p>0</text:p>
          </table:table-cell>
          <table:table-cell table:formula="of:=IF([.E490]*[.G490]&lt;0;[.D490];[.F490])" office:value-type="float" office:value="2.57779638142378" calcext:value-type="float">
            <text:p>2,57779638142378</text:p>
          </table:table-cell>
          <table:table-cell table:formula="of:=[.D491]^3-COS([.D491])+LN([.D491]+5)-20" office:value-type="float" office:value="0" calcext:value-type="float">
            <text:p>0</text:p>
          </table:table-cell>
          <table:table-cell table:formula="of:=([.B491]+[.D491])/2" office:value-type="float" office:value="2.57779638142378" calcext:value-type="float">
            <text:p>2,57779638142378</text:p>
          </table:table-cell>
          <table:table-cell table:formula="of:=[.F491]^3-COS([.F491])+LN([.F491]+5)-20" office:value-type="float" office:value="0" calcext:value-type="float">
            <text:p>0</text:p>
          </table:table-cell>
          <table:table-cell table:formula="of:=ABS([.F491]-[.F490])" office:value-type="float" office:value="0" calcext:value-type="float">
            <text:p>0</text:p>
          </table:table-cell>
          <table:table-cell table:formula="of:=IF([.H49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1]+1" office:value-type="float" office:value="485" calcext:value-type="float">
            <text:p>485</text:p>
          </table:table-cell>
          <table:table-cell table:formula="of:=IF([.C491]*[.G491]&lt;0;[.B491];[.F491])" office:value-type="float" office:value="2.57779638142378" calcext:value-type="float">
            <text:p>2,57779638142378</text:p>
          </table:table-cell>
          <table:table-cell table:formula="of:=[.B492]^3-COS([.B492])+LN([.B492]+5)-20" office:value-type="float" office:value="0" calcext:value-type="float">
            <text:p>0</text:p>
          </table:table-cell>
          <table:table-cell table:formula="of:=IF([.E491]*[.G491]&lt;0;[.D491];[.F491])" office:value-type="float" office:value="2.57779638142378" calcext:value-type="float">
            <text:p>2,57779638142378</text:p>
          </table:table-cell>
          <table:table-cell table:formula="of:=[.D492]^3-COS([.D492])+LN([.D492]+5)-20" office:value-type="float" office:value="0" calcext:value-type="float">
            <text:p>0</text:p>
          </table:table-cell>
          <table:table-cell table:formula="of:=([.B492]+[.D492])/2" office:value-type="float" office:value="2.57779638142378" calcext:value-type="float">
            <text:p>2,57779638142378</text:p>
          </table:table-cell>
          <table:table-cell table:formula="of:=[.F492]^3-COS([.F492])+LN([.F492]+5)-20" office:value-type="float" office:value="0" calcext:value-type="float">
            <text:p>0</text:p>
          </table:table-cell>
          <table:table-cell table:formula="of:=ABS([.F492]-[.F491])" office:value-type="float" office:value="0" calcext:value-type="float">
            <text:p>0</text:p>
          </table:table-cell>
          <table:table-cell table:formula="of:=IF([.H49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2]+1" office:value-type="float" office:value="486" calcext:value-type="float">
            <text:p>486</text:p>
          </table:table-cell>
          <table:table-cell table:formula="of:=IF([.C492]*[.G492]&lt;0;[.B492];[.F492])" office:value-type="float" office:value="2.57779638142378" calcext:value-type="float">
            <text:p>2,57779638142378</text:p>
          </table:table-cell>
          <table:table-cell table:formula="of:=[.B493]^3-COS([.B493])+LN([.B493]+5)-20" office:value-type="float" office:value="0" calcext:value-type="float">
            <text:p>0</text:p>
          </table:table-cell>
          <table:table-cell table:formula="of:=IF([.E492]*[.G492]&lt;0;[.D492];[.F492])" office:value-type="float" office:value="2.57779638142378" calcext:value-type="float">
            <text:p>2,57779638142378</text:p>
          </table:table-cell>
          <table:table-cell table:formula="of:=[.D493]^3-COS([.D493])+LN([.D493]+5)-20" office:value-type="float" office:value="0" calcext:value-type="float">
            <text:p>0</text:p>
          </table:table-cell>
          <table:table-cell table:formula="of:=([.B493]+[.D493])/2" office:value-type="float" office:value="2.57779638142378" calcext:value-type="float">
            <text:p>2,57779638142378</text:p>
          </table:table-cell>
          <table:table-cell table:formula="of:=[.F493]^3-COS([.F493])+LN([.F493]+5)-20" office:value-type="float" office:value="0" calcext:value-type="float">
            <text:p>0</text:p>
          </table:table-cell>
          <table:table-cell table:formula="of:=ABS([.F493]-[.F492])" office:value-type="float" office:value="0" calcext:value-type="float">
            <text:p>0</text:p>
          </table:table-cell>
          <table:table-cell table:formula="of:=IF([.H49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3]+1" office:value-type="float" office:value="487" calcext:value-type="float">
            <text:p>487</text:p>
          </table:table-cell>
          <table:table-cell table:formula="of:=IF([.C493]*[.G493]&lt;0;[.B493];[.F493])" office:value-type="float" office:value="2.57779638142378" calcext:value-type="float">
            <text:p>2,57779638142378</text:p>
          </table:table-cell>
          <table:table-cell table:formula="of:=[.B494]^3-COS([.B494])+LN([.B494]+5)-20" office:value-type="float" office:value="0" calcext:value-type="float">
            <text:p>0</text:p>
          </table:table-cell>
          <table:table-cell table:formula="of:=IF([.E493]*[.G493]&lt;0;[.D493];[.F493])" office:value-type="float" office:value="2.57779638142378" calcext:value-type="float">
            <text:p>2,57779638142378</text:p>
          </table:table-cell>
          <table:table-cell table:formula="of:=[.D494]^3-COS([.D494])+LN([.D494]+5)-20" office:value-type="float" office:value="0" calcext:value-type="float">
            <text:p>0</text:p>
          </table:table-cell>
          <table:table-cell table:formula="of:=([.B494]+[.D494])/2" office:value-type="float" office:value="2.57779638142378" calcext:value-type="float">
            <text:p>2,57779638142378</text:p>
          </table:table-cell>
          <table:table-cell table:formula="of:=[.F494]^3-COS([.F494])+LN([.F494]+5)-20" office:value-type="float" office:value="0" calcext:value-type="float">
            <text:p>0</text:p>
          </table:table-cell>
          <table:table-cell table:formula="of:=ABS([.F494]-[.F493])" office:value-type="float" office:value="0" calcext:value-type="float">
            <text:p>0</text:p>
          </table:table-cell>
          <table:table-cell table:formula="of:=IF([.H49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4]+1" office:value-type="float" office:value="488" calcext:value-type="float">
            <text:p>488</text:p>
          </table:table-cell>
          <table:table-cell table:formula="of:=IF([.C494]*[.G494]&lt;0;[.B494];[.F494])" office:value-type="float" office:value="2.57779638142378" calcext:value-type="float">
            <text:p>2,57779638142378</text:p>
          </table:table-cell>
          <table:table-cell table:formula="of:=[.B495]^3-COS([.B495])+LN([.B495]+5)-20" office:value-type="float" office:value="0" calcext:value-type="float">
            <text:p>0</text:p>
          </table:table-cell>
          <table:table-cell table:formula="of:=IF([.E494]*[.G494]&lt;0;[.D494];[.F494])" office:value-type="float" office:value="2.57779638142378" calcext:value-type="float">
            <text:p>2,57779638142378</text:p>
          </table:table-cell>
          <table:table-cell table:formula="of:=[.D495]^3-COS([.D495])+LN([.D495]+5)-20" office:value-type="float" office:value="0" calcext:value-type="float">
            <text:p>0</text:p>
          </table:table-cell>
          <table:table-cell table:formula="of:=([.B495]+[.D495])/2" office:value-type="float" office:value="2.57779638142378" calcext:value-type="float">
            <text:p>2,57779638142378</text:p>
          </table:table-cell>
          <table:table-cell table:formula="of:=[.F495]^3-COS([.F495])+LN([.F495]+5)-20" office:value-type="float" office:value="0" calcext:value-type="float">
            <text:p>0</text:p>
          </table:table-cell>
          <table:table-cell table:formula="of:=ABS([.F495]-[.F494])" office:value-type="float" office:value="0" calcext:value-type="float">
            <text:p>0</text:p>
          </table:table-cell>
          <table:table-cell table:formula="of:=IF([.H49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5]+1" office:value-type="float" office:value="489" calcext:value-type="float">
            <text:p>489</text:p>
          </table:table-cell>
          <table:table-cell table:formula="of:=IF([.C495]*[.G495]&lt;0;[.B495];[.F495])" office:value-type="float" office:value="2.57779638142378" calcext:value-type="float">
            <text:p>2,57779638142378</text:p>
          </table:table-cell>
          <table:table-cell table:formula="of:=[.B496]^3-COS([.B496])+LN([.B496]+5)-20" office:value-type="float" office:value="0" calcext:value-type="float">
            <text:p>0</text:p>
          </table:table-cell>
          <table:table-cell table:formula="of:=IF([.E495]*[.G495]&lt;0;[.D495];[.F495])" office:value-type="float" office:value="2.57779638142378" calcext:value-type="float">
            <text:p>2,57779638142378</text:p>
          </table:table-cell>
          <table:table-cell table:formula="of:=[.D496]^3-COS([.D496])+LN([.D496]+5)-20" office:value-type="float" office:value="0" calcext:value-type="float">
            <text:p>0</text:p>
          </table:table-cell>
          <table:table-cell table:formula="of:=([.B496]+[.D496])/2" office:value-type="float" office:value="2.57779638142378" calcext:value-type="float">
            <text:p>2,57779638142378</text:p>
          </table:table-cell>
          <table:table-cell table:formula="of:=[.F496]^3-COS([.F496])+LN([.F496]+5)-20" office:value-type="float" office:value="0" calcext:value-type="float">
            <text:p>0</text:p>
          </table:table-cell>
          <table:table-cell table:formula="of:=ABS([.F496]-[.F495])" office:value-type="float" office:value="0" calcext:value-type="float">
            <text:p>0</text:p>
          </table:table-cell>
          <table:table-cell table:formula="of:=IF([.H49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6]+1" office:value-type="float" office:value="490" calcext:value-type="float">
            <text:p>490</text:p>
          </table:table-cell>
          <table:table-cell table:formula="of:=IF([.C496]*[.G496]&lt;0;[.B496];[.F496])" office:value-type="float" office:value="2.57779638142378" calcext:value-type="float">
            <text:p>2,57779638142378</text:p>
          </table:table-cell>
          <table:table-cell table:formula="of:=[.B497]^3-COS([.B497])+LN([.B497]+5)-20" office:value-type="float" office:value="0" calcext:value-type="float">
            <text:p>0</text:p>
          </table:table-cell>
          <table:table-cell table:formula="of:=IF([.E496]*[.G496]&lt;0;[.D496];[.F496])" office:value-type="float" office:value="2.57779638142378" calcext:value-type="float">
            <text:p>2,57779638142378</text:p>
          </table:table-cell>
          <table:table-cell table:formula="of:=[.D497]^3-COS([.D497])+LN([.D497]+5)-20" office:value-type="float" office:value="0" calcext:value-type="float">
            <text:p>0</text:p>
          </table:table-cell>
          <table:table-cell table:formula="of:=([.B497]+[.D497])/2" office:value-type="float" office:value="2.57779638142378" calcext:value-type="float">
            <text:p>2,57779638142378</text:p>
          </table:table-cell>
          <table:table-cell table:formula="of:=[.F497]^3-COS([.F497])+LN([.F497]+5)-20" office:value-type="float" office:value="0" calcext:value-type="float">
            <text:p>0</text:p>
          </table:table-cell>
          <table:table-cell table:formula="of:=ABS([.F497]-[.F496])" office:value-type="float" office:value="0" calcext:value-type="float">
            <text:p>0</text:p>
          </table:table-cell>
          <table:table-cell table:formula="of:=IF([.H49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7]+1" office:value-type="float" office:value="491" calcext:value-type="float">
            <text:p>491</text:p>
          </table:table-cell>
          <table:table-cell table:formula="of:=IF([.C497]*[.G497]&lt;0;[.B497];[.F497])" office:value-type="float" office:value="2.57779638142378" calcext:value-type="float">
            <text:p>2,57779638142378</text:p>
          </table:table-cell>
          <table:table-cell table:formula="of:=[.B498]^3-COS([.B498])+LN([.B498]+5)-20" office:value-type="float" office:value="0" calcext:value-type="float">
            <text:p>0</text:p>
          </table:table-cell>
          <table:table-cell table:formula="of:=IF([.E497]*[.G497]&lt;0;[.D497];[.F497])" office:value-type="float" office:value="2.57779638142378" calcext:value-type="float">
            <text:p>2,57779638142378</text:p>
          </table:table-cell>
          <table:table-cell table:formula="of:=[.D498]^3-COS([.D498])+LN([.D498]+5)-20" office:value-type="float" office:value="0" calcext:value-type="float">
            <text:p>0</text:p>
          </table:table-cell>
          <table:table-cell table:formula="of:=([.B498]+[.D498])/2" office:value-type="float" office:value="2.57779638142378" calcext:value-type="float">
            <text:p>2,57779638142378</text:p>
          </table:table-cell>
          <table:table-cell table:formula="of:=[.F498]^3-COS([.F498])+LN([.F498]+5)-20" office:value-type="float" office:value="0" calcext:value-type="float">
            <text:p>0</text:p>
          </table:table-cell>
          <table:table-cell table:formula="of:=ABS([.F498]-[.F497])" office:value-type="float" office:value="0" calcext:value-type="float">
            <text:p>0</text:p>
          </table:table-cell>
          <table:table-cell table:formula="of:=IF([.H49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8]+1" office:value-type="float" office:value="492" calcext:value-type="float">
            <text:p>492</text:p>
          </table:table-cell>
          <table:table-cell table:formula="of:=IF([.C498]*[.G498]&lt;0;[.B498];[.F498])" office:value-type="float" office:value="2.57779638142378" calcext:value-type="float">
            <text:p>2,57779638142378</text:p>
          </table:table-cell>
          <table:table-cell table:formula="of:=[.B499]^3-COS([.B499])+LN([.B499]+5)-20" office:value-type="float" office:value="0" calcext:value-type="float">
            <text:p>0</text:p>
          </table:table-cell>
          <table:table-cell table:formula="of:=IF([.E498]*[.G498]&lt;0;[.D498];[.F498])" office:value-type="float" office:value="2.57779638142378" calcext:value-type="float">
            <text:p>2,57779638142378</text:p>
          </table:table-cell>
          <table:table-cell table:formula="of:=[.D499]^3-COS([.D499])+LN([.D499]+5)-20" office:value-type="float" office:value="0" calcext:value-type="float">
            <text:p>0</text:p>
          </table:table-cell>
          <table:table-cell table:formula="of:=([.B499]+[.D499])/2" office:value-type="float" office:value="2.57779638142378" calcext:value-type="float">
            <text:p>2,57779638142378</text:p>
          </table:table-cell>
          <table:table-cell table:formula="of:=[.F499]^3-COS([.F499])+LN([.F499]+5)-20" office:value-type="float" office:value="0" calcext:value-type="float">
            <text:p>0</text:p>
          </table:table-cell>
          <table:table-cell table:formula="of:=ABS([.F499]-[.F498])" office:value-type="float" office:value="0" calcext:value-type="float">
            <text:p>0</text:p>
          </table:table-cell>
          <table:table-cell table:formula="of:=IF([.H49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499]+1" office:value-type="float" office:value="493" calcext:value-type="float">
            <text:p>493</text:p>
          </table:table-cell>
          <table:table-cell table:formula="of:=IF([.C499]*[.G499]&lt;0;[.B499];[.F499])" office:value-type="float" office:value="2.57779638142378" calcext:value-type="float">
            <text:p>2,57779638142378</text:p>
          </table:table-cell>
          <table:table-cell table:formula="of:=[.B500]^3-COS([.B500])+LN([.B500]+5)-20" office:value-type="float" office:value="0" calcext:value-type="float">
            <text:p>0</text:p>
          </table:table-cell>
          <table:table-cell table:formula="of:=IF([.E499]*[.G499]&lt;0;[.D499];[.F499])" office:value-type="float" office:value="2.57779638142378" calcext:value-type="float">
            <text:p>2,57779638142378</text:p>
          </table:table-cell>
          <table:table-cell table:formula="of:=[.D500]^3-COS([.D500])+LN([.D500]+5)-20" office:value-type="float" office:value="0" calcext:value-type="float">
            <text:p>0</text:p>
          </table:table-cell>
          <table:table-cell table:formula="of:=([.B500]+[.D500])/2" office:value-type="float" office:value="2.57779638142378" calcext:value-type="float">
            <text:p>2,57779638142378</text:p>
          </table:table-cell>
          <table:table-cell table:formula="of:=[.F500]^3-COS([.F500])+LN([.F500]+5)-20" office:value-type="float" office:value="0" calcext:value-type="float">
            <text:p>0</text:p>
          </table:table-cell>
          <table:table-cell table:formula="of:=ABS([.F500]-[.F499])" office:value-type="float" office:value="0" calcext:value-type="float">
            <text:p>0</text:p>
          </table:table-cell>
          <table:table-cell table:formula="of:=IF([.H50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0]+1" office:value-type="float" office:value="494" calcext:value-type="float">
            <text:p>494</text:p>
          </table:table-cell>
          <table:table-cell table:formula="of:=IF([.C500]*[.G500]&lt;0;[.B500];[.F500])" office:value-type="float" office:value="2.57779638142378" calcext:value-type="float">
            <text:p>2,57779638142378</text:p>
          </table:table-cell>
          <table:table-cell table:formula="of:=[.B501]^3-COS([.B501])+LN([.B501]+5)-20" office:value-type="float" office:value="0" calcext:value-type="float">
            <text:p>0</text:p>
          </table:table-cell>
          <table:table-cell table:formula="of:=IF([.E500]*[.G500]&lt;0;[.D500];[.F500])" office:value-type="float" office:value="2.57779638142378" calcext:value-type="float">
            <text:p>2,57779638142378</text:p>
          </table:table-cell>
          <table:table-cell table:formula="of:=[.D501]^3-COS([.D501])+LN([.D501]+5)-20" office:value-type="float" office:value="0" calcext:value-type="float">
            <text:p>0</text:p>
          </table:table-cell>
          <table:table-cell table:formula="of:=([.B501]+[.D501])/2" office:value-type="float" office:value="2.57779638142378" calcext:value-type="float">
            <text:p>2,57779638142378</text:p>
          </table:table-cell>
          <table:table-cell table:formula="of:=[.F501]^3-COS([.F501])+LN([.F501]+5)-20" office:value-type="float" office:value="0" calcext:value-type="float">
            <text:p>0</text:p>
          </table:table-cell>
          <table:table-cell table:formula="of:=ABS([.F501]-[.F500])" office:value-type="float" office:value="0" calcext:value-type="float">
            <text:p>0</text:p>
          </table:table-cell>
          <table:table-cell table:formula="of:=IF([.H50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1]+1" office:value-type="float" office:value="495" calcext:value-type="float">
            <text:p>495</text:p>
          </table:table-cell>
          <table:table-cell table:formula="of:=IF([.C501]*[.G501]&lt;0;[.B501];[.F501])" office:value-type="float" office:value="2.57779638142378" calcext:value-type="float">
            <text:p>2,57779638142378</text:p>
          </table:table-cell>
          <table:table-cell table:formula="of:=[.B502]^3-COS([.B502])+LN([.B502]+5)-20" office:value-type="float" office:value="0" calcext:value-type="float">
            <text:p>0</text:p>
          </table:table-cell>
          <table:table-cell table:formula="of:=IF([.E501]*[.G501]&lt;0;[.D501];[.F501])" office:value-type="float" office:value="2.57779638142378" calcext:value-type="float">
            <text:p>2,57779638142378</text:p>
          </table:table-cell>
          <table:table-cell table:formula="of:=[.D502]^3-COS([.D502])+LN([.D502]+5)-20" office:value-type="float" office:value="0" calcext:value-type="float">
            <text:p>0</text:p>
          </table:table-cell>
          <table:table-cell table:formula="of:=([.B502]+[.D502])/2" office:value-type="float" office:value="2.57779638142378" calcext:value-type="float">
            <text:p>2,57779638142378</text:p>
          </table:table-cell>
          <table:table-cell table:formula="of:=[.F502]^3-COS([.F502])+LN([.F502]+5)-20" office:value-type="float" office:value="0" calcext:value-type="float">
            <text:p>0</text:p>
          </table:table-cell>
          <table:table-cell table:formula="of:=ABS([.F502]-[.F501])" office:value-type="float" office:value="0" calcext:value-type="float">
            <text:p>0</text:p>
          </table:table-cell>
          <table:table-cell table:formula="of:=IF([.H50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2]+1" office:value-type="float" office:value="496" calcext:value-type="float">
            <text:p>496</text:p>
          </table:table-cell>
          <table:table-cell table:formula="of:=IF([.C502]*[.G502]&lt;0;[.B502];[.F502])" office:value-type="float" office:value="2.57779638142378" calcext:value-type="float">
            <text:p>2,57779638142378</text:p>
          </table:table-cell>
          <table:table-cell table:formula="of:=[.B503]^3-COS([.B503])+LN([.B503]+5)-20" office:value-type="float" office:value="0" calcext:value-type="float">
            <text:p>0</text:p>
          </table:table-cell>
          <table:table-cell table:formula="of:=IF([.E502]*[.G502]&lt;0;[.D502];[.F502])" office:value-type="float" office:value="2.57779638142378" calcext:value-type="float">
            <text:p>2,57779638142378</text:p>
          </table:table-cell>
          <table:table-cell table:formula="of:=[.D503]^3-COS([.D503])+LN([.D503]+5)-20" office:value-type="float" office:value="0" calcext:value-type="float">
            <text:p>0</text:p>
          </table:table-cell>
          <table:table-cell table:formula="of:=([.B503]+[.D503])/2" office:value-type="float" office:value="2.57779638142378" calcext:value-type="float">
            <text:p>2,57779638142378</text:p>
          </table:table-cell>
          <table:table-cell table:formula="of:=[.F503]^3-COS([.F503])+LN([.F503]+5)-20" office:value-type="float" office:value="0" calcext:value-type="float">
            <text:p>0</text:p>
          </table:table-cell>
          <table:table-cell table:formula="of:=ABS([.F503]-[.F502])" office:value-type="float" office:value="0" calcext:value-type="float">
            <text:p>0</text:p>
          </table:table-cell>
          <table:table-cell table:formula="of:=IF([.H50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3]+1" office:value-type="float" office:value="497" calcext:value-type="float">
            <text:p>497</text:p>
          </table:table-cell>
          <table:table-cell table:formula="of:=IF([.C503]*[.G503]&lt;0;[.B503];[.F503])" office:value-type="float" office:value="2.57779638142378" calcext:value-type="float">
            <text:p>2,57779638142378</text:p>
          </table:table-cell>
          <table:table-cell table:formula="of:=[.B504]^3-COS([.B504])+LN([.B504]+5)-20" office:value-type="float" office:value="0" calcext:value-type="float">
            <text:p>0</text:p>
          </table:table-cell>
          <table:table-cell table:formula="of:=IF([.E503]*[.G503]&lt;0;[.D503];[.F503])" office:value-type="float" office:value="2.57779638142378" calcext:value-type="float">
            <text:p>2,57779638142378</text:p>
          </table:table-cell>
          <table:table-cell table:formula="of:=[.D504]^3-COS([.D504])+LN([.D504]+5)-20" office:value-type="float" office:value="0" calcext:value-type="float">
            <text:p>0</text:p>
          </table:table-cell>
          <table:table-cell table:formula="of:=([.B504]+[.D504])/2" office:value-type="float" office:value="2.57779638142378" calcext:value-type="float">
            <text:p>2,57779638142378</text:p>
          </table:table-cell>
          <table:table-cell table:formula="of:=[.F504]^3-COS([.F504])+LN([.F504]+5)-20" office:value-type="float" office:value="0" calcext:value-type="float">
            <text:p>0</text:p>
          </table:table-cell>
          <table:table-cell table:formula="of:=ABS([.F504]-[.F503])" office:value-type="float" office:value="0" calcext:value-type="float">
            <text:p>0</text:p>
          </table:table-cell>
          <table:table-cell table:formula="of:=IF([.H50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4]+1" office:value-type="float" office:value="498" calcext:value-type="float">
            <text:p>498</text:p>
          </table:table-cell>
          <table:table-cell table:formula="of:=IF([.C504]*[.G504]&lt;0;[.B504];[.F504])" office:value-type="float" office:value="2.57779638142378" calcext:value-type="float">
            <text:p>2,57779638142378</text:p>
          </table:table-cell>
          <table:table-cell table:formula="of:=[.B505]^3-COS([.B505])+LN([.B505]+5)-20" office:value-type="float" office:value="0" calcext:value-type="float">
            <text:p>0</text:p>
          </table:table-cell>
          <table:table-cell table:formula="of:=IF([.E504]*[.G504]&lt;0;[.D504];[.F504])" office:value-type="float" office:value="2.57779638142378" calcext:value-type="float">
            <text:p>2,57779638142378</text:p>
          </table:table-cell>
          <table:table-cell table:formula="of:=[.D505]^3-COS([.D505])+LN([.D505]+5)-20" office:value-type="float" office:value="0" calcext:value-type="float">
            <text:p>0</text:p>
          </table:table-cell>
          <table:table-cell table:formula="of:=([.B505]+[.D505])/2" office:value-type="float" office:value="2.57779638142378" calcext:value-type="float">
            <text:p>2,57779638142378</text:p>
          </table:table-cell>
          <table:table-cell table:formula="of:=[.F505]^3-COS([.F505])+LN([.F505]+5)-20" office:value-type="float" office:value="0" calcext:value-type="float">
            <text:p>0</text:p>
          </table:table-cell>
          <table:table-cell table:formula="of:=ABS([.F505]-[.F504])" office:value-type="float" office:value="0" calcext:value-type="float">
            <text:p>0</text:p>
          </table:table-cell>
          <table:table-cell table:formula="of:=IF([.H50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5]+1" office:value-type="float" office:value="499" calcext:value-type="float">
            <text:p>499</text:p>
          </table:table-cell>
          <table:table-cell table:formula="of:=IF([.C505]*[.G505]&lt;0;[.B505];[.F505])" office:value-type="float" office:value="2.57779638142378" calcext:value-type="float">
            <text:p>2,57779638142378</text:p>
          </table:table-cell>
          <table:table-cell table:formula="of:=[.B506]^3-COS([.B506])+LN([.B506]+5)-20" office:value-type="float" office:value="0" calcext:value-type="float">
            <text:p>0</text:p>
          </table:table-cell>
          <table:table-cell table:formula="of:=IF([.E505]*[.G505]&lt;0;[.D505];[.F505])" office:value-type="float" office:value="2.57779638142378" calcext:value-type="float">
            <text:p>2,57779638142378</text:p>
          </table:table-cell>
          <table:table-cell table:formula="of:=[.D506]^3-COS([.D506])+LN([.D506]+5)-20" office:value-type="float" office:value="0" calcext:value-type="float">
            <text:p>0</text:p>
          </table:table-cell>
          <table:table-cell table:formula="of:=([.B506]+[.D506])/2" office:value-type="float" office:value="2.57779638142378" calcext:value-type="float">
            <text:p>2,57779638142378</text:p>
          </table:table-cell>
          <table:table-cell table:formula="of:=[.F506]^3-COS([.F506])+LN([.F506]+5)-20" office:value-type="float" office:value="0" calcext:value-type="float">
            <text:p>0</text:p>
          </table:table-cell>
          <table:table-cell table:formula="of:=ABS([.F506]-[.F505])" office:value-type="float" office:value="0" calcext:value-type="float">
            <text:p>0</text:p>
          </table:table-cell>
          <table:table-cell table:formula="of:=IF([.H50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6]+1" office:value-type="float" office:value="500" calcext:value-type="float">
            <text:p>500</text:p>
          </table:table-cell>
          <table:table-cell table:formula="of:=IF([.C506]*[.G506]&lt;0;[.B506];[.F506])" office:value-type="float" office:value="2.57779638142378" calcext:value-type="float">
            <text:p>2,57779638142378</text:p>
          </table:table-cell>
          <table:table-cell table:formula="of:=[.B507]^3-COS([.B507])+LN([.B507]+5)-20" office:value-type="float" office:value="0" calcext:value-type="float">
            <text:p>0</text:p>
          </table:table-cell>
          <table:table-cell table:formula="of:=IF([.E506]*[.G506]&lt;0;[.D506];[.F506])" office:value-type="float" office:value="2.57779638142378" calcext:value-type="float">
            <text:p>2,57779638142378</text:p>
          </table:table-cell>
          <table:table-cell table:formula="of:=[.D507]^3-COS([.D507])+LN([.D507]+5)-20" office:value-type="float" office:value="0" calcext:value-type="float">
            <text:p>0</text:p>
          </table:table-cell>
          <table:table-cell table:formula="of:=([.B507]+[.D507])/2" office:value-type="float" office:value="2.57779638142378" calcext:value-type="float">
            <text:p>2,57779638142378</text:p>
          </table:table-cell>
          <table:table-cell table:formula="of:=[.F507]^3-COS([.F507])+LN([.F507]+5)-20" office:value-type="float" office:value="0" calcext:value-type="float">
            <text:p>0</text:p>
          </table:table-cell>
          <table:table-cell table:formula="of:=ABS([.F507]-[.F506])" office:value-type="float" office:value="0" calcext:value-type="float">
            <text:p>0</text:p>
          </table:table-cell>
          <table:table-cell table:formula="of:=IF([.H50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7]+1" office:value-type="float" office:value="501" calcext:value-type="float">
            <text:p>501</text:p>
          </table:table-cell>
          <table:table-cell table:formula="of:=IF([.C507]*[.G507]&lt;0;[.B507];[.F507])" office:value-type="float" office:value="2.57779638142378" calcext:value-type="float">
            <text:p>2,57779638142378</text:p>
          </table:table-cell>
          <table:table-cell table:formula="of:=[.B508]^3-COS([.B508])+LN([.B508]+5)-20" office:value-type="float" office:value="0" calcext:value-type="float">
            <text:p>0</text:p>
          </table:table-cell>
          <table:table-cell table:formula="of:=IF([.E507]*[.G507]&lt;0;[.D507];[.F507])" office:value-type="float" office:value="2.57779638142378" calcext:value-type="float">
            <text:p>2,57779638142378</text:p>
          </table:table-cell>
          <table:table-cell table:formula="of:=[.D508]^3-COS([.D508])+LN([.D508]+5)-20" office:value-type="float" office:value="0" calcext:value-type="float">
            <text:p>0</text:p>
          </table:table-cell>
          <table:table-cell table:formula="of:=([.B508]+[.D508])/2" office:value-type="float" office:value="2.57779638142378" calcext:value-type="float">
            <text:p>2,57779638142378</text:p>
          </table:table-cell>
          <table:table-cell table:formula="of:=[.F508]^3-COS([.F508])+LN([.F508]+5)-20" office:value-type="float" office:value="0" calcext:value-type="float">
            <text:p>0</text:p>
          </table:table-cell>
          <table:table-cell table:formula="of:=ABS([.F508]-[.F507])" office:value-type="float" office:value="0" calcext:value-type="float">
            <text:p>0</text:p>
          </table:table-cell>
          <table:table-cell table:formula="of:=IF([.H50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8]+1" office:value-type="float" office:value="502" calcext:value-type="float">
            <text:p>502</text:p>
          </table:table-cell>
          <table:table-cell table:formula="of:=IF([.C508]*[.G508]&lt;0;[.B508];[.F508])" office:value-type="float" office:value="2.57779638142378" calcext:value-type="float">
            <text:p>2,57779638142378</text:p>
          </table:table-cell>
          <table:table-cell table:formula="of:=[.B509]^3-COS([.B509])+LN([.B509]+5)-20" office:value-type="float" office:value="0" calcext:value-type="float">
            <text:p>0</text:p>
          </table:table-cell>
          <table:table-cell table:formula="of:=IF([.E508]*[.G508]&lt;0;[.D508];[.F508])" office:value-type="float" office:value="2.57779638142378" calcext:value-type="float">
            <text:p>2,57779638142378</text:p>
          </table:table-cell>
          <table:table-cell table:formula="of:=[.D509]^3-COS([.D509])+LN([.D509]+5)-20" office:value-type="float" office:value="0" calcext:value-type="float">
            <text:p>0</text:p>
          </table:table-cell>
          <table:table-cell table:formula="of:=([.B509]+[.D509])/2" office:value-type="float" office:value="2.57779638142378" calcext:value-type="float">
            <text:p>2,57779638142378</text:p>
          </table:table-cell>
          <table:table-cell table:formula="of:=[.F509]^3-COS([.F509])+LN([.F509]+5)-20" office:value-type="float" office:value="0" calcext:value-type="float">
            <text:p>0</text:p>
          </table:table-cell>
          <table:table-cell table:formula="of:=ABS([.F509]-[.F508])" office:value-type="float" office:value="0" calcext:value-type="float">
            <text:p>0</text:p>
          </table:table-cell>
          <table:table-cell table:formula="of:=IF([.H50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09]+1" office:value-type="float" office:value="503" calcext:value-type="float">
            <text:p>503</text:p>
          </table:table-cell>
          <table:table-cell table:formula="of:=IF([.C509]*[.G509]&lt;0;[.B509];[.F509])" office:value-type="float" office:value="2.57779638142378" calcext:value-type="float">
            <text:p>2,57779638142378</text:p>
          </table:table-cell>
          <table:table-cell table:formula="of:=[.B510]^3-COS([.B510])+LN([.B510]+5)-20" office:value-type="float" office:value="0" calcext:value-type="float">
            <text:p>0</text:p>
          </table:table-cell>
          <table:table-cell table:formula="of:=IF([.E509]*[.G509]&lt;0;[.D509];[.F509])" office:value-type="float" office:value="2.57779638142378" calcext:value-type="float">
            <text:p>2,57779638142378</text:p>
          </table:table-cell>
          <table:table-cell table:formula="of:=[.D510]^3-COS([.D510])+LN([.D510]+5)-20" office:value-type="float" office:value="0" calcext:value-type="float">
            <text:p>0</text:p>
          </table:table-cell>
          <table:table-cell table:formula="of:=([.B510]+[.D510])/2" office:value-type="float" office:value="2.57779638142378" calcext:value-type="float">
            <text:p>2,57779638142378</text:p>
          </table:table-cell>
          <table:table-cell table:formula="of:=[.F510]^3-COS([.F510])+LN([.F510]+5)-20" office:value-type="float" office:value="0" calcext:value-type="float">
            <text:p>0</text:p>
          </table:table-cell>
          <table:table-cell table:formula="of:=ABS([.F510]-[.F509])" office:value-type="float" office:value="0" calcext:value-type="float">
            <text:p>0</text:p>
          </table:table-cell>
          <table:table-cell table:formula="of:=IF([.H51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0]+1" office:value-type="float" office:value="504" calcext:value-type="float">
            <text:p>504</text:p>
          </table:table-cell>
          <table:table-cell table:formula="of:=IF([.C510]*[.G510]&lt;0;[.B510];[.F510])" office:value-type="float" office:value="2.57779638142378" calcext:value-type="float">
            <text:p>2,57779638142378</text:p>
          </table:table-cell>
          <table:table-cell table:formula="of:=[.B511]^3-COS([.B511])+LN([.B511]+5)-20" office:value-type="float" office:value="0" calcext:value-type="float">
            <text:p>0</text:p>
          </table:table-cell>
          <table:table-cell table:formula="of:=IF([.E510]*[.G510]&lt;0;[.D510];[.F510])" office:value-type="float" office:value="2.57779638142378" calcext:value-type="float">
            <text:p>2,57779638142378</text:p>
          </table:table-cell>
          <table:table-cell table:formula="of:=[.D511]^3-COS([.D511])+LN([.D511]+5)-20" office:value-type="float" office:value="0" calcext:value-type="float">
            <text:p>0</text:p>
          </table:table-cell>
          <table:table-cell table:formula="of:=([.B511]+[.D511])/2" office:value-type="float" office:value="2.57779638142378" calcext:value-type="float">
            <text:p>2,57779638142378</text:p>
          </table:table-cell>
          <table:table-cell table:formula="of:=[.F511]^3-COS([.F511])+LN([.F511]+5)-20" office:value-type="float" office:value="0" calcext:value-type="float">
            <text:p>0</text:p>
          </table:table-cell>
          <table:table-cell table:formula="of:=ABS([.F511]-[.F510])" office:value-type="float" office:value="0" calcext:value-type="float">
            <text:p>0</text:p>
          </table:table-cell>
          <table:table-cell table:formula="of:=IF([.H51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1]+1" office:value-type="float" office:value="505" calcext:value-type="float">
            <text:p>505</text:p>
          </table:table-cell>
          <table:table-cell table:formula="of:=IF([.C511]*[.G511]&lt;0;[.B511];[.F511])" office:value-type="float" office:value="2.57779638142378" calcext:value-type="float">
            <text:p>2,57779638142378</text:p>
          </table:table-cell>
          <table:table-cell table:formula="of:=[.B512]^3-COS([.B512])+LN([.B512]+5)-20" office:value-type="float" office:value="0" calcext:value-type="float">
            <text:p>0</text:p>
          </table:table-cell>
          <table:table-cell table:formula="of:=IF([.E511]*[.G511]&lt;0;[.D511];[.F511])" office:value-type="float" office:value="2.57779638142378" calcext:value-type="float">
            <text:p>2,57779638142378</text:p>
          </table:table-cell>
          <table:table-cell table:formula="of:=[.D512]^3-COS([.D512])+LN([.D512]+5)-20" office:value-type="float" office:value="0" calcext:value-type="float">
            <text:p>0</text:p>
          </table:table-cell>
          <table:table-cell table:formula="of:=([.B512]+[.D512])/2" office:value-type="float" office:value="2.57779638142378" calcext:value-type="float">
            <text:p>2,57779638142378</text:p>
          </table:table-cell>
          <table:table-cell table:formula="of:=[.F512]^3-COS([.F512])+LN([.F512]+5)-20" office:value-type="float" office:value="0" calcext:value-type="float">
            <text:p>0</text:p>
          </table:table-cell>
          <table:table-cell table:formula="of:=ABS([.F512]-[.F511])" office:value-type="float" office:value="0" calcext:value-type="float">
            <text:p>0</text:p>
          </table:table-cell>
          <table:table-cell table:formula="of:=IF([.H51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2]+1" office:value-type="float" office:value="506" calcext:value-type="float">
            <text:p>506</text:p>
          </table:table-cell>
          <table:table-cell table:formula="of:=IF([.C512]*[.G512]&lt;0;[.B512];[.F512])" office:value-type="float" office:value="2.57779638142378" calcext:value-type="float">
            <text:p>2,57779638142378</text:p>
          </table:table-cell>
          <table:table-cell table:formula="of:=[.B513]^3-COS([.B513])+LN([.B513]+5)-20" office:value-type="float" office:value="0" calcext:value-type="float">
            <text:p>0</text:p>
          </table:table-cell>
          <table:table-cell table:formula="of:=IF([.E512]*[.G512]&lt;0;[.D512];[.F512])" office:value-type="float" office:value="2.57779638142378" calcext:value-type="float">
            <text:p>2,57779638142378</text:p>
          </table:table-cell>
          <table:table-cell table:formula="of:=[.D513]^3-COS([.D513])+LN([.D513]+5)-20" office:value-type="float" office:value="0" calcext:value-type="float">
            <text:p>0</text:p>
          </table:table-cell>
          <table:table-cell table:formula="of:=([.B513]+[.D513])/2" office:value-type="float" office:value="2.57779638142378" calcext:value-type="float">
            <text:p>2,57779638142378</text:p>
          </table:table-cell>
          <table:table-cell table:formula="of:=[.F513]^3-COS([.F513])+LN([.F513]+5)-20" office:value-type="float" office:value="0" calcext:value-type="float">
            <text:p>0</text:p>
          </table:table-cell>
          <table:table-cell table:formula="of:=ABS([.F513]-[.F512])" office:value-type="float" office:value="0" calcext:value-type="float">
            <text:p>0</text:p>
          </table:table-cell>
          <table:table-cell table:formula="of:=IF([.H51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3]+1" office:value-type="float" office:value="507" calcext:value-type="float">
            <text:p>507</text:p>
          </table:table-cell>
          <table:table-cell table:formula="of:=IF([.C513]*[.G513]&lt;0;[.B513];[.F513])" office:value-type="float" office:value="2.57779638142378" calcext:value-type="float">
            <text:p>2,57779638142378</text:p>
          </table:table-cell>
          <table:table-cell table:formula="of:=[.B514]^3-COS([.B514])+LN([.B514]+5)-20" office:value-type="float" office:value="0" calcext:value-type="float">
            <text:p>0</text:p>
          </table:table-cell>
          <table:table-cell table:formula="of:=IF([.E513]*[.G513]&lt;0;[.D513];[.F513])" office:value-type="float" office:value="2.57779638142378" calcext:value-type="float">
            <text:p>2,57779638142378</text:p>
          </table:table-cell>
          <table:table-cell table:formula="of:=[.D514]^3-COS([.D514])+LN([.D514]+5)-20" office:value-type="float" office:value="0" calcext:value-type="float">
            <text:p>0</text:p>
          </table:table-cell>
          <table:table-cell table:formula="of:=([.B514]+[.D514])/2" office:value-type="float" office:value="2.57779638142378" calcext:value-type="float">
            <text:p>2,57779638142378</text:p>
          </table:table-cell>
          <table:table-cell table:formula="of:=[.F514]^3-COS([.F514])+LN([.F514]+5)-20" office:value-type="float" office:value="0" calcext:value-type="float">
            <text:p>0</text:p>
          </table:table-cell>
          <table:table-cell table:formula="of:=ABS([.F514]-[.F513])" office:value-type="float" office:value="0" calcext:value-type="float">
            <text:p>0</text:p>
          </table:table-cell>
          <table:table-cell table:formula="of:=IF([.H51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4]+1" office:value-type="float" office:value="508" calcext:value-type="float">
            <text:p>508</text:p>
          </table:table-cell>
          <table:table-cell table:formula="of:=IF([.C514]*[.G514]&lt;0;[.B514];[.F514])" office:value-type="float" office:value="2.57779638142378" calcext:value-type="float">
            <text:p>2,57779638142378</text:p>
          </table:table-cell>
          <table:table-cell table:formula="of:=[.B515]^3-COS([.B515])+LN([.B515]+5)-20" office:value-type="float" office:value="0" calcext:value-type="float">
            <text:p>0</text:p>
          </table:table-cell>
          <table:table-cell table:formula="of:=IF([.E514]*[.G514]&lt;0;[.D514];[.F514])" office:value-type="float" office:value="2.57779638142378" calcext:value-type="float">
            <text:p>2,57779638142378</text:p>
          </table:table-cell>
          <table:table-cell table:formula="of:=[.D515]^3-COS([.D515])+LN([.D515]+5)-20" office:value-type="float" office:value="0" calcext:value-type="float">
            <text:p>0</text:p>
          </table:table-cell>
          <table:table-cell table:formula="of:=([.B515]+[.D515])/2" office:value-type="float" office:value="2.57779638142378" calcext:value-type="float">
            <text:p>2,57779638142378</text:p>
          </table:table-cell>
          <table:table-cell table:formula="of:=[.F515]^3-COS([.F515])+LN([.F515]+5)-20" office:value-type="float" office:value="0" calcext:value-type="float">
            <text:p>0</text:p>
          </table:table-cell>
          <table:table-cell table:formula="of:=ABS([.F515]-[.F514])" office:value-type="float" office:value="0" calcext:value-type="float">
            <text:p>0</text:p>
          </table:table-cell>
          <table:table-cell table:formula="of:=IF([.H51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5]+1" office:value-type="float" office:value="509" calcext:value-type="float">
            <text:p>509</text:p>
          </table:table-cell>
          <table:table-cell table:formula="of:=IF([.C515]*[.G515]&lt;0;[.B515];[.F515])" office:value-type="float" office:value="2.57779638142378" calcext:value-type="float">
            <text:p>2,57779638142378</text:p>
          </table:table-cell>
          <table:table-cell table:formula="of:=[.B516]^3-COS([.B516])+LN([.B516]+5)-20" office:value-type="float" office:value="0" calcext:value-type="float">
            <text:p>0</text:p>
          </table:table-cell>
          <table:table-cell table:formula="of:=IF([.E515]*[.G515]&lt;0;[.D515];[.F515])" office:value-type="float" office:value="2.57779638142378" calcext:value-type="float">
            <text:p>2,57779638142378</text:p>
          </table:table-cell>
          <table:table-cell table:formula="of:=[.D516]^3-COS([.D516])+LN([.D516]+5)-20" office:value-type="float" office:value="0" calcext:value-type="float">
            <text:p>0</text:p>
          </table:table-cell>
          <table:table-cell table:formula="of:=([.B516]+[.D516])/2" office:value-type="float" office:value="2.57779638142378" calcext:value-type="float">
            <text:p>2,57779638142378</text:p>
          </table:table-cell>
          <table:table-cell table:formula="of:=[.F516]^3-COS([.F516])+LN([.F516]+5)-20" office:value-type="float" office:value="0" calcext:value-type="float">
            <text:p>0</text:p>
          </table:table-cell>
          <table:table-cell table:formula="of:=ABS([.F516]-[.F515])" office:value-type="float" office:value="0" calcext:value-type="float">
            <text:p>0</text:p>
          </table:table-cell>
          <table:table-cell table:formula="of:=IF([.H51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6]+1" office:value-type="float" office:value="510" calcext:value-type="float">
            <text:p>510</text:p>
          </table:table-cell>
          <table:table-cell table:formula="of:=IF([.C516]*[.G516]&lt;0;[.B516];[.F516])" office:value-type="float" office:value="2.57779638142378" calcext:value-type="float">
            <text:p>2,57779638142378</text:p>
          </table:table-cell>
          <table:table-cell table:formula="of:=[.B517]^3-COS([.B517])+LN([.B517]+5)-20" office:value-type="float" office:value="0" calcext:value-type="float">
            <text:p>0</text:p>
          </table:table-cell>
          <table:table-cell table:formula="of:=IF([.E516]*[.G516]&lt;0;[.D516];[.F516])" office:value-type="float" office:value="2.57779638142378" calcext:value-type="float">
            <text:p>2,57779638142378</text:p>
          </table:table-cell>
          <table:table-cell table:formula="of:=[.D517]^3-COS([.D517])+LN([.D517]+5)-20" office:value-type="float" office:value="0" calcext:value-type="float">
            <text:p>0</text:p>
          </table:table-cell>
          <table:table-cell table:formula="of:=([.B517]+[.D517])/2" office:value-type="float" office:value="2.57779638142378" calcext:value-type="float">
            <text:p>2,57779638142378</text:p>
          </table:table-cell>
          <table:table-cell table:formula="of:=[.F517]^3-COS([.F517])+LN([.F517]+5)-20" office:value-type="float" office:value="0" calcext:value-type="float">
            <text:p>0</text:p>
          </table:table-cell>
          <table:table-cell table:formula="of:=ABS([.F517]-[.F516])" office:value-type="float" office:value="0" calcext:value-type="float">
            <text:p>0</text:p>
          </table:table-cell>
          <table:table-cell table:formula="of:=IF([.H51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7]+1" office:value-type="float" office:value="511" calcext:value-type="float">
            <text:p>511</text:p>
          </table:table-cell>
          <table:table-cell table:formula="of:=IF([.C517]*[.G517]&lt;0;[.B517];[.F517])" office:value-type="float" office:value="2.57779638142378" calcext:value-type="float">
            <text:p>2,57779638142378</text:p>
          </table:table-cell>
          <table:table-cell table:formula="of:=[.B518]^3-COS([.B518])+LN([.B518]+5)-20" office:value-type="float" office:value="0" calcext:value-type="float">
            <text:p>0</text:p>
          </table:table-cell>
          <table:table-cell table:formula="of:=IF([.E517]*[.G517]&lt;0;[.D517];[.F517])" office:value-type="float" office:value="2.57779638142378" calcext:value-type="float">
            <text:p>2,57779638142378</text:p>
          </table:table-cell>
          <table:table-cell table:formula="of:=[.D518]^3-COS([.D518])+LN([.D518]+5)-20" office:value-type="float" office:value="0" calcext:value-type="float">
            <text:p>0</text:p>
          </table:table-cell>
          <table:table-cell table:formula="of:=([.B518]+[.D518])/2" office:value-type="float" office:value="2.57779638142378" calcext:value-type="float">
            <text:p>2,57779638142378</text:p>
          </table:table-cell>
          <table:table-cell table:formula="of:=[.F518]^3-COS([.F518])+LN([.F518]+5)-20" office:value-type="float" office:value="0" calcext:value-type="float">
            <text:p>0</text:p>
          </table:table-cell>
          <table:table-cell table:formula="of:=ABS([.F518]-[.F517])" office:value-type="float" office:value="0" calcext:value-type="float">
            <text:p>0</text:p>
          </table:table-cell>
          <table:table-cell table:formula="of:=IF([.H51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8]+1" office:value-type="float" office:value="512" calcext:value-type="float">
            <text:p>512</text:p>
          </table:table-cell>
          <table:table-cell table:formula="of:=IF([.C518]*[.G518]&lt;0;[.B518];[.F518])" office:value-type="float" office:value="2.57779638142378" calcext:value-type="float">
            <text:p>2,57779638142378</text:p>
          </table:table-cell>
          <table:table-cell table:formula="of:=[.B519]^3-COS([.B519])+LN([.B519]+5)-20" office:value-type="float" office:value="0" calcext:value-type="float">
            <text:p>0</text:p>
          </table:table-cell>
          <table:table-cell table:formula="of:=IF([.E518]*[.G518]&lt;0;[.D518];[.F518])" office:value-type="float" office:value="2.57779638142378" calcext:value-type="float">
            <text:p>2,57779638142378</text:p>
          </table:table-cell>
          <table:table-cell table:formula="of:=[.D519]^3-COS([.D519])+LN([.D519]+5)-20" office:value-type="float" office:value="0" calcext:value-type="float">
            <text:p>0</text:p>
          </table:table-cell>
          <table:table-cell table:formula="of:=([.B519]+[.D519])/2" office:value-type="float" office:value="2.57779638142378" calcext:value-type="float">
            <text:p>2,57779638142378</text:p>
          </table:table-cell>
          <table:table-cell table:formula="of:=[.F519]^3-COS([.F519])+LN([.F519]+5)-20" office:value-type="float" office:value="0" calcext:value-type="float">
            <text:p>0</text:p>
          </table:table-cell>
          <table:table-cell table:formula="of:=ABS([.F519]-[.F518])" office:value-type="float" office:value="0" calcext:value-type="float">
            <text:p>0</text:p>
          </table:table-cell>
          <table:table-cell table:formula="of:=IF([.H51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19]+1" office:value-type="float" office:value="513" calcext:value-type="float">
            <text:p>513</text:p>
          </table:table-cell>
          <table:table-cell table:formula="of:=IF([.C519]*[.G519]&lt;0;[.B519];[.F519])" office:value-type="float" office:value="2.57779638142378" calcext:value-type="float">
            <text:p>2,57779638142378</text:p>
          </table:table-cell>
          <table:table-cell table:formula="of:=[.B520]^3-COS([.B520])+LN([.B520]+5)-20" office:value-type="float" office:value="0" calcext:value-type="float">
            <text:p>0</text:p>
          </table:table-cell>
          <table:table-cell table:formula="of:=IF([.E519]*[.G519]&lt;0;[.D519];[.F519])" office:value-type="float" office:value="2.57779638142378" calcext:value-type="float">
            <text:p>2,57779638142378</text:p>
          </table:table-cell>
          <table:table-cell table:formula="of:=[.D520]^3-COS([.D520])+LN([.D520]+5)-20" office:value-type="float" office:value="0" calcext:value-type="float">
            <text:p>0</text:p>
          </table:table-cell>
          <table:table-cell table:formula="of:=([.B520]+[.D520])/2" office:value-type="float" office:value="2.57779638142378" calcext:value-type="float">
            <text:p>2,57779638142378</text:p>
          </table:table-cell>
          <table:table-cell table:formula="of:=[.F520]^3-COS([.F520])+LN([.F520]+5)-20" office:value-type="float" office:value="0" calcext:value-type="float">
            <text:p>0</text:p>
          </table:table-cell>
          <table:table-cell table:formula="of:=ABS([.F520]-[.F519])" office:value-type="float" office:value="0" calcext:value-type="float">
            <text:p>0</text:p>
          </table:table-cell>
          <table:table-cell table:formula="of:=IF([.H52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0]+1" office:value-type="float" office:value="514" calcext:value-type="float">
            <text:p>514</text:p>
          </table:table-cell>
          <table:table-cell table:formula="of:=IF([.C520]*[.G520]&lt;0;[.B520];[.F520])" office:value-type="float" office:value="2.57779638142378" calcext:value-type="float">
            <text:p>2,57779638142378</text:p>
          </table:table-cell>
          <table:table-cell table:formula="of:=[.B521]^3-COS([.B521])+LN([.B521]+5)-20" office:value-type="float" office:value="0" calcext:value-type="float">
            <text:p>0</text:p>
          </table:table-cell>
          <table:table-cell table:formula="of:=IF([.E520]*[.G520]&lt;0;[.D520];[.F520])" office:value-type="float" office:value="2.57779638142378" calcext:value-type="float">
            <text:p>2,57779638142378</text:p>
          </table:table-cell>
          <table:table-cell table:formula="of:=[.D521]^3-COS([.D521])+LN([.D521]+5)-20" office:value-type="float" office:value="0" calcext:value-type="float">
            <text:p>0</text:p>
          </table:table-cell>
          <table:table-cell table:formula="of:=([.B521]+[.D521])/2" office:value-type="float" office:value="2.57779638142378" calcext:value-type="float">
            <text:p>2,57779638142378</text:p>
          </table:table-cell>
          <table:table-cell table:formula="of:=[.F521]^3-COS([.F521])+LN([.F521]+5)-20" office:value-type="float" office:value="0" calcext:value-type="float">
            <text:p>0</text:p>
          </table:table-cell>
          <table:table-cell table:formula="of:=ABS([.F521]-[.F520])" office:value-type="float" office:value="0" calcext:value-type="float">
            <text:p>0</text:p>
          </table:table-cell>
          <table:table-cell table:formula="of:=IF([.H52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1]+1" office:value-type="float" office:value="515" calcext:value-type="float">
            <text:p>515</text:p>
          </table:table-cell>
          <table:table-cell table:formula="of:=IF([.C521]*[.G521]&lt;0;[.B521];[.F521])" office:value-type="float" office:value="2.57779638142378" calcext:value-type="float">
            <text:p>2,57779638142378</text:p>
          </table:table-cell>
          <table:table-cell table:formula="of:=[.B522]^3-COS([.B522])+LN([.B522]+5)-20" office:value-type="float" office:value="0" calcext:value-type="float">
            <text:p>0</text:p>
          </table:table-cell>
          <table:table-cell table:formula="of:=IF([.E521]*[.G521]&lt;0;[.D521];[.F521])" office:value-type="float" office:value="2.57779638142378" calcext:value-type="float">
            <text:p>2,57779638142378</text:p>
          </table:table-cell>
          <table:table-cell table:formula="of:=[.D522]^3-COS([.D522])+LN([.D522]+5)-20" office:value-type="float" office:value="0" calcext:value-type="float">
            <text:p>0</text:p>
          </table:table-cell>
          <table:table-cell table:formula="of:=([.B522]+[.D522])/2" office:value-type="float" office:value="2.57779638142378" calcext:value-type="float">
            <text:p>2,57779638142378</text:p>
          </table:table-cell>
          <table:table-cell table:formula="of:=[.F522]^3-COS([.F522])+LN([.F522]+5)-20" office:value-type="float" office:value="0" calcext:value-type="float">
            <text:p>0</text:p>
          </table:table-cell>
          <table:table-cell table:formula="of:=ABS([.F522]-[.F521])" office:value-type="float" office:value="0" calcext:value-type="float">
            <text:p>0</text:p>
          </table:table-cell>
          <table:table-cell table:formula="of:=IF([.H52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2]+1" office:value-type="float" office:value="516" calcext:value-type="float">
            <text:p>516</text:p>
          </table:table-cell>
          <table:table-cell table:formula="of:=IF([.C522]*[.G522]&lt;0;[.B522];[.F522])" office:value-type="float" office:value="2.57779638142378" calcext:value-type="float">
            <text:p>2,57779638142378</text:p>
          </table:table-cell>
          <table:table-cell table:formula="of:=[.B523]^3-COS([.B523])+LN([.B523]+5)-20" office:value-type="float" office:value="0" calcext:value-type="float">
            <text:p>0</text:p>
          </table:table-cell>
          <table:table-cell table:formula="of:=IF([.E522]*[.G522]&lt;0;[.D522];[.F522])" office:value-type="float" office:value="2.57779638142378" calcext:value-type="float">
            <text:p>2,57779638142378</text:p>
          </table:table-cell>
          <table:table-cell table:formula="of:=[.D523]^3-COS([.D523])+LN([.D523]+5)-20" office:value-type="float" office:value="0" calcext:value-type="float">
            <text:p>0</text:p>
          </table:table-cell>
          <table:table-cell table:formula="of:=([.B523]+[.D523])/2" office:value-type="float" office:value="2.57779638142378" calcext:value-type="float">
            <text:p>2,57779638142378</text:p>
          </table:table-cell>
          <table:table-cell table:formula="of:=[.F523]^3-COS([.F523])+LN([.F523]+5)-20" office:value-type="float" office:value="0" calcext:value-type="float">
            <text:p>0</text:p>
          </table:table-cell>
          <table:table-cell table:formula="of:=ABS([.F523]-[.F522])" office:value-type="float" office:value="0" calcext:value-type="float">
            <text:p>0</text:p>
          </table:table-cell>
          <table:table-cell table:formula="of:=IF([.H52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3]+1" office:value-type="float" office:value="517" calcext:value-type="float">
            <text:p>517</text:p>
          </table:table-cell>
          <table:table-cell table:formula="of:=IF([.C523]*[.G523]&lt;0;[.B523];[.F523])" office:value-type="float" office:value="2.57779638142378" calcext:value-type="float">
            <text:p>2,57779638142378</text:p>
          </table:table-cell>
          <table:table-cell table:formula="of:=[.B524]^3-COS([.B524])+LN([.B524]+5)-20" office:value-type="float" office:value="0" calcext:value-type="float">
            <text:p>0</text:p>
          </table:table-cell>
          <table:table-cell table:formula="of:=IF([.E523]*[.G523]&lt;0;[.D523];[.F523])" office:value-type="float" office:value="2.57779638142378" calcext:value-type="float">
            <text:p>2,57779638142378</text:p>
          </table:table-cell>
          <table:table-cell table:formula="of:=[.D524]^3-COS([.D524])+LN([.D524]+5)-20" office:value-type="float" office:value="0" calcext:value-type="float">
            <text:p>0</text:p>
          </table:table-cell>
          <table:table-cell table:formula="of:=([.B524]+[.D524])/2" office:value-type="float" office:value="2.57779638142378" calcext:value-type="float">
            <text:p>2,57779638142378</text:p>
          </table:table-cell>
          <table:table-cell table:formula="of:=[.F524]^3-COS([.F524])+LN([.F524]+5)-20" office:value-type="float" office:value="0" calcext:value-type="float">
            <text:p>0</text:p>
          </table:table-cell>
          <table:table-cell table:formula="of:=ABS([.F524]-[.F523])" office:value-type="float" office:value="0" calcext:value-type="float">
            <text:p>0</text:p>
          </table:table-cell>
          <table:table-cell table:formula="of:=IF([.H52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4]+1" office:value-type="float" office:value="518" calcext:value-type="float">
            <text:p>518</text:p>
          </table:table-cell>
          <table:table-cell table:formula="of:=IF([.C524]*[.G524]&lt;0;[.B524];[.F524])" office:value-type="float" office:value="2.57779638142378" calcext:value-type="float">
            <text:p>2,57779638142378</text:p>
          </table:table-cell>
          <table:table-cell table:formula="of:=[.B525]^3-COS([.B525])+LN([.B525]+5)-20" office:value-type="float" office:value="0" calcext:value-type="float">
            <text:p>0</text:p>
          </table:table-cell>
          <table:table-cell table:formula="of:=IF([.E524]*[.G524]&lt;0;[.D524];[.F524])" office:value-type="float" office:value="2.57779638142378" calcext:value-type="float">
            <text:p>2,57779638142378</text:p>
          </table:table-cell>
          <table:table-cell table:formula="of:=[.D525]^3-COS([.D525])+LN([.D525]+5)-20" office:value-type="float" office:value="0" calcext:value-type="float">
            <text:p>0</text:p>
          </table:table-cell>
          <table:table-cell table:formula="of:=([.B525]+[.D525])/2" office:value-type="float" office:value="2.57779638142378" calcext:value-type="float">
            <text:p>2,57779638142378</text:p>
          </table:table-cell>
          <table:table-cell table:formula="of:=[.F525]^3-COS([.F525])+LN([.F525]+5)-20" office:value-type="float" office:value="0" calcext:value-type="float">
            <text:p>0</text:p>
          </table:table-cell>
          <table:table-cell table:formula="of:=ABS([.F525]-[.F524])" office:value-type="float" office:value="0" calcext:value-type="float">
            <text:p>0</text:p>
          </table:table-cell>
          <table:table-cell table:formula="of:=IF([.H52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5]+1" office:value-type="float" office:value="519" calcext:value-type="float">
            <text:p>519</text:p>
          </table:table-cell>
          <table:table-cell table:formula="of:=IF([.C525]*[.G525]&lt;0;[.B525];[.F525])" office:value-type="float" office:value="2.57779638142378" calcext:value-type="float">
            <text:p>2,57779638142378</text:p>
          </table:table-cell>
          <table:table-cell table:formula="of:=[.B526]^3-COS([.B526])+LN([.B526]+5)-20" office:value-type="float" office:value="0" calcext:value-type="float">
            <text:p>0</text:p>
          </table:table-cell>
          <table:table-cell table:formula="of:=IF([.E525]*[.G525]&lt;0;[.D525];[.F525])" office:value-type="float" office:value="2.57779638142378" calcext:value-type="float">
            <text:p>2,57779638142378</text:p>
          </table:table-cell>
          <table:table-cell table:formula="of:=[.D526]^3-COS([.D526])+LN([.D526]+5)-20" office:value-type="float" office:value="0" calcext:value-type="float">
            <text:p>0</text:p>
          </table:table-cell>
          <table:table-cell table:formula="of:=([.B526]+[.D526])/2" office:value-type="float" office:value="2.57779638142378" calcext:value-type="float">
            <text:p>2,57779638142378</text:p>
          </table:table-cell>
          <table:table-cell table:formula="of:=[.F526]^3-COS([.F526])+LN([.F526]+5)-20" office:value-type="float" office:value="0" calcext:value-type="float">
            <text:p>0</text:p>
          </table:table-cell>
          <table:table-cell table:formula="of:=ABS([.F526]-[.F525])" office:value-type="float" office:value="0" calcext:value-type="float">
            <text:p>0</text:p>
          </table:table-cell>
          <table:table-cell table:formula="of:=IF([.H52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6]+1" office:value-type="float" office:value="520" calcext:value-type="float">
            <text:p>520</text:p>
          </table:table-cell>
          <table:table-cell table:formula="of:=IF([.C526]*[.G526]&lt;0;[.B526];[.F526])" office:value-type="float" office:value="2.57779638142378" calcext:value-type="float">
            <text:p>2,57779638142378</text:p>
          </table:table-cell>
          <table:table-cell table:formula="of:=[.B527]^3-COS([.B527])+LN([.B527]+5)-20" office:value-type="float" office:value="0" calcext:value-type="float">
            <text:p>0</text:p>
          </table:table-cell>
          <table:table-cell table:formula="of:=IF([.E526]*[.G526]&lt;0;[.D526];[.F526])" office:value-type="float" office:value="2.57779638142378" calcext:value-type="float">
            <text:p>2,57779638142378</text:p>
          </table:table-cell>
          <table:table-cell table:formula="of:=[.D527]^3-COS([.D527])+LN([.D527]+5)-20" office:value-type="float" office:value="0" calcext:value-type="float">
            <text:p>0</text:p>
          </table:table-cell>
          <table:table-cell table:formula="of:=([.B527]+[.D527])/2" office:value-type="float" office:value="2.57779638142378" calcext:value-type="float">
            <text:p>2,57779638142378</text:p>
          </table:table-cell>
          <table:table-cell table:formula="of:=[.F527]^3-COS([.F527])+LN([.F527]+5)-20" office:value-type="float" office:value="0" calcext:value-type="float">
            <text:p>0</text:p>
          </table:table-cell>
          <table:table-cell table:formula="of:=ABS([.F527]-[.F526])" office:value-type="float" office:value="0" calcext:value-type="float">
            <text:p>0</text:p>
          </table:table-cell>
          <table:table-cell table:formula="of:=IF([.H52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7]+1" office:value-type="float" office:value="521" calcext:value-type="float">
            <text:p>521</text:p>
          </table:table-cell>
          <table:table-cell table:formula="of:=IF([.C527]*[.G527]&lt;0;[.B527];[.F527])" office:value-type="float" office:value="2.57779638142378" calcext:value-type="float">
            <text:p>2,57779638142378</text:p>
          </table:table-cell>
          <table:table-cell table:formula="of:=[.B528]^3-COS([.B528])+LN([.B528]+5)-20" office:value-type="float" office:value="0" calcext:value-type="float">
            <text:p>0</text:p>
          </table:table-cell>
          <table:table-cell table:formula="of:=IF([.E527]*[.G527]&lt;0;[.D527];[.F527])" office:value-type="float" office:value="2.57779638142378" calcext:value-type="float">
            <text:p>2,57779638142378</text:p>
          </table:table-cell>
          <table:table-cell table:formula="of:=[.D528]^3-COS([.D528])+LN([.D528]+5)-20" office:value-type="float" office:value="0" calcext:value-type="float">
            <text:p>0</text:p>
          </table:table-cell>
          <table:table-cell table:formula="of:=([.B528]+[.D528])/2" office:value-type="float" office:value="2.57779638142378" calcext:value-type="float">
            <text:p>2,57779638142378</text:p>
          </table:table-cell>
          <table:table-cell table:formula="of:=[.F528]^3-COS([.F528])+LN([.F528]+5)-20" office:value-type="float" office:value="0" calcext:value-type="float">
            <text:p>0</text:p>
          </table:table-cell>
          <table:table-cell table:formula="of:=ABS([.F528]-[.F527])" office:value-type="float" office:value="0" calcext:value-type="float">
            <text:p>0</text:p>
          </table:table-cell>
          <table:table-cell table:formula="of:=IF([.H52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8]+1" office:value-type="float" office:value="522" calcext:value-type="float">
            <text:p>522</text:p>
          </table:table-cell>
          <table:table-cell table:formula="of:=IF([.C528]*[.G528]&lt;0;[.B528];[.F528])" office:value-type="float" office:value="2.57779638142378" calcext:value-type="float">
            <text:p>2,57779638142378</text:p>
          </table:table-cell>
          <table:table-cell table:formula="of:=[.B529]^3-COS([.B529])+LN([.B529]+5)-20" office:value-type="float" office:value="0" calcext:value-type="float">
            <text:p>0</text:p>
          </table:table-cell>
          <table:table-cell table:formula="of:=IF([.E528]*[.G528]&lt;0;[.D528];[.F528])" office:value-type="float" office:value="2.57779638142378" calcext:value-type="float">
            <text:p>2,57779638142378</text:p>
          </table:table-cell>
          <table:table-cell table:formula="of:=[.D529]^3-COS([.D529])+LN([.D529]+5)-20" office:value-type="float" office:value="0" calcext:value-type="float">
            <text:p>0</text:p>
          </table:table-cell>
          <table:table-cell table:formula="of:=([.B529]+[.D529])/2" office:value-type="float" office:value="2.57779638142378" calcext:value-type="float">
            <text:p>2,57779638142378</text:p>
          </table:table-cell>
          <table:table-cell table:formula="of:=[.F529]^3-COS([.F529])+LN([.F529]+5)-20" office:value-type="float" office:value="0" calcext:value-type="float">
            <text:p>0</text:p>
          </table:table-cell>
          <table:table-cell table:formula="of:=ABS([.F529]-[.F528])" office:value-type="float" office:value="0" calcext:value-type="float">
            <text:p>0</text:p>
          </table:table-cell>
          <table:table-cell table:formula="of:=IF([.H52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29]+1" office:value-type="float" office:value="523" calcext:value-type="float">
            <text:p>523</text:p>
          </table:table-cell>
          <table:table-cell table:formula="of:=IF([.C529]*[.G529]&lt;0;[.B529];[.F529])" office:value-type="float" office:value="2.57779638142378" calcext:value-type="float">
            <text:p>2,57779638142378</text:p>
          </table:table-cell>
          <table:table-cell table:formula="of:=[.B530]^3-COS([.B530])+LN([.B530]+5)-20" office:value-type="float" office:value="0" calcext:value-type="float">
            <text:p>0</text:p>
          </table:table-cell>
          <table:table-cell table:formula="of:=IF([.E529]*[.G529]&lt;0;[.D529];[.F529])" office:value-type="float" office:value="2.57779638142378" calcext:value-type="float">
            <text:p>2,57779638142378</text:p>
          </table:table-cell>
          <table:table-cell table:formula="of:=[.D530]^3-COS([.D530])+LN([.D530]+5)-20" office:value-type="float" office:value="0" calcext:value-type="float">
            <text:p>0</text:p>
          </table:table-cell>
          <table:table-cell table:formula="of:=([.B530]+[.D530])/2" office:value-type="float" office:value="2.57779638142378" calcext:value-type="float">
            <text:p>2,57779638142378</text:p>
          </table:table-cell>
          <table:table-cell table:formula="of:=[.F530]^3-COS([.F530])+LN([.F530]+5)-20" office:value-type="float" office:value="0" calcext:value-type="float">
            <text:p>0</text:p>
          </table:table-cell>
          <table:table-cell table:formula="of:=ABS([.F530]-[.F529])" office:value-type="float" office:value="0" calcext:value-type="float">
            <text:p>0</text:p>
          </table:table-cell>
          <table:table-cell table:formula="of:=IF([.H53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0]+1" office:value-type="float" office:value="524" calcext:value-type="float">
            <text:p>524</text:p>
          </table:table-cell>
          <table:table-cell table:formula="of:=IF([.C530]*[.G530]&lt;0;[.B530];[.F530])" office:value-type="float" office:value="2.57779638142378" calcext:value-type="float">
            <text:p>2,57779638142378</text:p>
          </table:table-cell>
          <table:table-cell table:formula="of:=[.B531]^3-COS([.B531])+LN([.B531]+5)-20" office:value-type="float" office:value="0" calcext:value-type="float">
            <text:p>0</text:p>
          </table:table-cell>
          <table:table-cell table:formula="of:=IF([.E530]*[.G530]&lt;0;[.D530];[.F530])" office:value-type="float" office:value="2.57779638142378" calcext:value-type="float">
            <text:p>2,57779638142378</text:p>
          </table:table-cell>
          <table:table-cell table:formula="of:=[.D531]^3-COS([.D531])+LN([.D531]+5)-20" office:value-type="float" office:value="0" calcext:value-type="float">
            <text:p>0</text:p>
          </table:table-cell>
          <table:table-cell table:formula="of:=([.B531]+[.D531])/2" office:value-type="float" office:value="2.57779638142378" calcext:value-type="float">
            <text:p>2,57779638142378</text:p>
          </table:table-cell>
          <table:table-cell table:formula="of:=[.F531]^3-COS([.F531])+LN([.F531]+5)-20" office:value-type="float" office:value="0" calcext:value-type="float">
            <text:p>0</text:p>
          </table:table-cell>
          <table:table-cell table:formula="of:=ABS([.F531]-[.F530])" office:value-type="float" office:value="0" calcext:value-type="float">
            <text:p>0</text:p>
          </table:table-cell>
          <table:table-cell table:formula="of:=IF([.H53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1]+1" office:value-type="float" office:value="525" calcext:value-type="float">
            <text:p>525</text:p>
          </table:table-cell>
          <table:table-cell table:formula="of:=IF([.C531]*[.G531]&lt;0;[.B531];[.F531])" office:value-type="float" office:value="2.57779638142378" calcext:value-type="float">
            <text:p>2,57779638142378</text:p>
          </table:table-cell>
          <table:table-cell table:formula="of:=[.B532]^3-COS([.B532])+LN([.B532]+5)-20" office:value-type="float" office:value="0" calcext:value-type="float">
            <text:p>0</text:p>
          </table:table-cell>
          <table:table-cell table:formula="of:=IF([.E531]*[.G531]&lt;0;[.D531];[.F531])" office:value-type="float" office:value="2.57779638142378" calcext:value-type="float">
            <text:p>2,57779638142378</text:p>
          </table:table-cell>
          <table:table-cell table:formula="of:=[.D532]^3-COS([.D532])+LN([.D532]+5)-20" office:value-type="float" office:value="0" calcext:value-type="float">
            <text:p>0</text:p>
          </table:table-cell>
          <table:table-cell table:formula="of:=([.B532]+[.D532])/2" office:value-type="float" office:value="2.57779638142378" calcext:value-type="float">
            <text:p>2,57779638142378</text:p>
          </table:table-cell>
          <table:table-cell table:formula="of:=[.F532]^3-COS([.F532])+LN([.F532]+5)-20" office:value-type="float" office:value="0" calcext:value-type="float">
            <text:p>0</text:p>
          </table:table-cell>
          <table:table-cell table:formula="of:=ABS([.F532]-[.F531])" office:value-type="float" office:value="0" calcext:value-type="float">
            <text:p>0</text:p>
          </table:table-cell>
          <table:table-cell table:formula="of:=IF([.H53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2]+1" office:value-type="float" office:value="526" calcext:value-type="float">
            <text:p>526</text:p>
          </table:table-cell>
          <table:table-cell table:formula="of:=IF([.C532]*[.G532]&lt;0;[.B532];[.F532])" office:value-type="float" office:value="2.57779638142378" calcext:value-type="float">
            <text:p>2,57779638142378</text:p>
          </table:table-cell>
          <table:table-cell table:formula="of:=[.B533]^3-COS([.B533])+LN([.B533]+5)-20" office:value-type="float" office:value="0" calcext:value-type="float">
            <text:p>0</text:p>
          </table:table-cell>
          <table:table-cell table:formula="of:=IF([.E532]*[.G532]&lt;0;[.D532];[.F532])" office:value-type="float" office:value="2.57779638142378" calcext:value-type="float">
            <text:p>2,57779638142378</text:p>
          </table:table-cell>
          <table:table-cell table:formula="of:=[.D533]^3-COS([.D533])+LN([.D533]+5)-20" office:value-type="float" office:value="0" calcext:value-type="float">
            <text:p>0</text:p>
          </table:table-cell>
          <table:table-cell table:formula="of:=([.B533]+[.D533])/2" office:value-type="float" office:value="2.57779638142378" calcext:value-type="float">
            <text:p>2,57779638142378</text:p>
          </table:table-cell>
          <table:table-cell table:formula="of:=[.F533]^3-COS([.F533])+LN([.F533]+5)-20" office:value-type="float" office:value="0" calcext:value-type="float">
            <text:p>0</text:p>
          </table:table-cell>
          <table:table-cell table:formula="of:=ABS([.F533]-[.F532])" office:value-type="float" office:value="0" calcext:value-type="float">
            <text:p>0</text:p>
          </table:table-cell>
          <table:table-cell table:formula="of:=IF([.H53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3]+1" office:value-type="float" office:value="527" calcext:value-type="float">
            <text:p>527</text:p>
          </table:table-cell>
          <table:table-cell table:formula="of:=IF([.C533]*[.G533]&lt;0;[.B533];[.F533])" office:value-type="float" office:value="2.57779638142378" calcext:value-type="float">
            <text:p>2,57779638142378</text:p>
          </table:table-cell>
          <table:table-cell table:formula="of:=[.B534]^3-COS([.B534])+LN([.B534]+5)-20" office:value-type="float" office:value="0" calcext:value-type="float">
            <text:p>0</text:p>
          </table:table-cell>
          <table:table-cell table:formula="of:=IF([.E533]*[.G533]&lt;0;[.D533];[.F533])" office:value-type="float" office:value="2.57779638142378" calcext:value-type="float">
            <text:p>2,57779638142378</text:p>
          </table:table-cell>
          <table:table-cell table:formula="of:=[.D534]^3-COS([.D534])+LN([.D534]+5)-20" office:value-type="float" office:value="0" calcext:value-type="float">
            <text:p>0</text:p>
          </table:table-cell>
          <table:table-cell table:formula="of:=([.B534]+[.D534])/2" office:value-type="float" office:value="2.57779638142378" calcext:value-type="float">
            <text:p>2,57779638142378</text:p>
          </table:table-cell>
          <table:table-cell table:formula="of:=[.F534]^3-COS([.F534])+LN([.F534]+5)-20" office:value-type="float" office:value="0" calcext:value-type="float">
            <text:p>0</text:p>
          </table:table-cell>
          <table:table-cell table:formula="of:=ABS([.F534]-[.F533])" office:value-type="float" office:value="0" calcext:value-type="float">
            <text:p>0</text:p>
          </table:table-cell>
          <table:table-cell table:formula="of:=IF([.H53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4]+1" office:value-type="float" office:value="528" calcext:value-type="float">
            <text:p>528</text:p>
          </table:table-cell>
          <table:table-cell table:formula="of:=IF([.C534]*[.G534]&lt;0;[.B534];[.F534])" office:value-type="float" office:value="2.57779638142378" calcext:value-type="float">
            <text:p>2,57779638142378</text:p>
          </table:table-cell>
          <table:table-cell table:formula="of:=[.B535]^3-COS([.B535])+LN([.B535]+5)-20" office:value-type="float" office:value="0" calcext:value-type="float">
            <text:p>0</text:p>
          </table:table-cell>
          <table:table-cell table:formula="of:=IF([.E534]*[.G534]&lt;0;[.D534];[.F534])" office:value-type="float" office:value="2.57779638142378" calcext:value-type="float">
            <text:p>2,57779638142378</text:p>
          </table:table-cell>
          <table:table-cell table:formula="of:=[.D535]^3-COS([.D535])+LN([.D535]+5)-20" office:value-type="float" office:value="0" calcext:value-type="float">
            <text:p>0</text:p>
          </table:table-cell>
          <table:table-cell table:formula="of:=([.B535]+[.D535])/2" office:value-type="float" office:value="2.57779638142378" calcext:value-type="float">
            <text:p>2,57779638142378</text:p>
          </table:table-cell>
          <table:table-cell table:formula="of:=[.F535]^3-COS([.F535])+LN([.F535]+5)-20" office:value-type="float" office:value="0" calcext:value-type="float">
            <text:p>0</text:p>
          </table:table-cell>
          <table:table-cell table:formula="of:=ABS([.F535]-[.F534])" office:value-type="float" office:value="0" calcext:value-type="float">
            <text:p>0</text:p>
          </table:table-cell>
          <table:table-cell table:formula="of:=IF([.H53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5]+1" office:value-type="float" office:value="529" calcext:value-type="float">
            <text:p>529</text:p>
          </table:table-cell>
          <table:table-cell table:formula="of:=IF([.C535]*[.G535]&lt;0;[.B535];[.F535])" office:value-type="float" office:value="2.57779638142378" calcext:value-type="float">
            <text:p>2,57779638142378</text:p>
          </table:table-cell>
          <table:table-cell table:formula="of:=[.B536]^3-COS([.B536])+LN([.B536]+5)-20" office:value-type="float" office:value="0" calcext:value-type="float">
            <text:p>0</text:p>
          </table:table-cell>
          <table:table-cell table:formula="of:=IF([.E535]*[.G535]&lt;0;[.D535];[.F535])" office:value-type="float" office:value="2.57779638142378" calcext:value-type="float">
            <text:p>2,57779638142378</text:p>
          </table:table-cell>
          <table:table-cell table:formula="of:=[.D536]^3-COS([.D536])+LN([.D536]+5)-20" office:value-type="float" office:value="0" calcext:value-type="float">
            <text:p>0</text:p>
          </table:table-cell>
          <table:table-cell table:formula="of:=([.B536]+[.D536])/2" office:value-type="float" office:value="2.57779638142378" calcext:value-type="float">
            <text:p>2,57779638142378</text:p>
          </table:table-cell>
          <table:table-cell table:formula="of:=[.F536]^3-COS([.F536])+LN([.F536]+5)-20" office:value-type="float" office:value="0" calcext:value-type="float">
            <text:p>0</text:p>
          </table:table-cell>
          <table:table-cell table:formula="of:=ABS([.F536]-[.F535])" office:value-type="float" office:value="0" calcext:value-type="float">
            <text:p>0</text:p>
          </table:table-cell>
          <table:table-cell table:formula="of:=IF([.H53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6]+1" office:value-type="float" office:value="530" calcext:value-type="float">
            <text:p>530</text:p>
          </table:table-cell>
          <table:table-cell table:formula="of:=IF([.C536]*[.G536]&lt;0;[.B536];[.F536])" office:value-type="float" office:value="2.57779638142378" calcext:value-type="float">
            <text:p>2,57779638142378</text:p>
          </table:table-cell>
          <table:table-cell table:formula="of:=[.B537]^3-COS([.B537])+LN([.B537]+5)-20" office:value-type="float" office:value="0" calcext:value-type="float">
            <text:p>0</text:p>
          </table:table-cell>
          <table:table-cell table:formula="of:=IF([.E536]*[.G536]&lt;0;[.D536];[.F536])" office:value-type="float" office:value="2.57779638142378" calcext:value-type="float">
            <text:p>2,57779638142378</text:p>
          </table:table-cell>
          <table:table-cell table:formula="of:=[.D537]^3-COS([.D537])+LN([.D537]+5)-20" office:value-type="float" office:value="0" calcext:value-type="float">
            <text:p>0</text:p>
          </table:table-cell>
          <table:table-cell table:formula="of:=([.B537]+[.D537])/2" office:value-type="float" office:value="2.57779638142378" calcext:value-type="float">
            <text:p>2,57779638142378</text:p>
          </table:table-cell>
          <table:table-cell table:formula="of:=[.F537]^3-COS([.F537])+LN([.F537]+5)-20" office:value-type="float" office:value="0" calcext:value-type="float">
            <text:p>0</text:p>
          </table:table-cell>
          <table:table-cell table:formula="of:=ABS([.F537]-[.F536])" office:value-type="float" office:value="0" calcext:value-type="float">
            <text:p>0</text:p>
          </table:table-cell>
          <table:table-cell table:formula="of:=IF([.H53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7]+1" office:value-type="float" office:value="531" calcext:value-type="float">
            <text:p>531</text:p>
          </table:table-cell>
          <table:table-cell table:formula="of:=IF([.C537]*[.G537]&lt;0;[.B537];[.F537])" office:value-type="float" office:value="2.57779638142378" calcext:value-type="float">
            <text:p>2,57779638142378</text:p>
          </table:table-cell>
          <table:table-cell table:formula="of:=[.B538]^3-COS([.B538])+LN([.B538]+5)-20" office:value-type="float" office:value="0" calcext:value-type="float">
            <text:p>0</text:p>
          </table:table-cell>
          <table:table-cell table:formula="of:=IF([.E537]*[.G537]&lt;0;[.D537];[.F537])" office:value-type="float" office:value="2.57779638142378" calcext:value-type="float">
            <text:p>2,57779638142378</text:p>
          </table:table-cell>
          <table:table-cell table:formula="of:=[.D538]^3-COS([.D538])+LN([.D538]+5)-20" office:value-type="float" office:value="0" calcext:value-type="float">
            <text:p>0</text:p>
          </table:table-cell>
          <table:table-cell table:formula="of:=([.B538]+[.D538])/2" office:value-type="float" office:value="2.57779638142378" calcext:value-type="float">
            <text:p>2,57779638142378</text:p>
          </table:table-cell>
          <table:table-cell table:formula="of:=[.F538]^3-COS([.F538])+LN([.F538]+5)-20" office:value-type="float" office:value="0" calcext:value-type="float">
            <text:p>0</text:p>
          </table:table-cell>
          <table:table-cell table:formula="of:=ABS([.F538]-[.F537])" office:value-type="float" office:value="0" calcext:value-type="float">
            <text:p>0</text:p>
          </table:table-cell>
          <table:table-cell table:formula="of:=IF([.H53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8]+1" office:value-type="float" office:value="532" calcext:value-type="float">
            <text:p>532</text:p>
          </table:table-cell>
          <table:table-cell table:formula="of:=IF([.C538]*[.G538]&lt;0;[.B538];[.F538])" office:value-type="float" office:value="2.57779638142378" calcext:value-type="float">
            <text:p>2,57779638142378</text:p>
          </table:table-cell>
          <table:table-cell table:formula="of:=[.B539]^3-COS([.B539])+LN([.B539]+5)-20" office:value-type="float" office:value="0" calcext:value-type="float">
            <text:p>0</text:p>
          </table:table-cell>
          <table:table-cell table:formula="of:=IF([.E538]*[.G538]&lt;0;[.D538];[.F538])" office:value-type="float" office:value="2.57779638142378" calcext:value-type="float">
            <text:p>2,57779638142378</text:p>
          </table:table-cell>
          <table:table-cell table:formula="of:=[.D539]^3-COS([.D539])+LN([.D539]+5)-20" office:value-type="float" office:value="0" calcext:value-type="float">
            <text:p>0</text:p>
          </table:table-cell>
          <table:table-cell table:formula="of:=([.B539]+[.D539])/2" office:value-type="float" office:value="2.57779638142378" calcext:value-type="float">
            <text:p>2,57779638142378</text:p>
          </table:table-cell>
          <table:table-cell table:formula="of:=[.F539]^3-COS([.F539])+LN([.F539]+5)-20" office:value-type="float" office:value="0" calcext:value-type="float">
            <text:p>0</text:p>
          </table:table-cell>
          <table:table-cell table:formula="of:=ABS([.F539]-[.F538])" office:value-type="float" office:value="0" calcext:value-type="float">
            <text:p>0</text:p>
          </table:table-cell>
          <table:table-cell table:formula="of:=IF([.H53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39]+1" office:value-type="float" office:value="533" calcext:value-type="float">
            <text:p>533</text:p>
          </table:table-cell>
          <table:table-cell table:formula="of:=IF([.C539]*[.G539]&lt;0;[.B539];[.F539])" office:value-type="float" office:value="2.57779638142378" calcext:value-type="float">
            <text:p>2,57779638142378</text:p>
          </table:table-cell>
          <table:table-cell table:formula="of:=[.B540]^3-COS([.B540])+LN([.B540]+5)-20" office:value-type="float" office:value="0" calcext:value-type="float">
            <text:p>0</text:p>
          </table:table-cell>
          <table:table-cell table:formula="of:=IF([.E539]*[.G539]&lt;0;[.D539];[.F539])" office:value-type="float" office:value="2.57779638142378" calcext:value-type="float">
            <text:p>2,57779638142378</text:p>
          </table:table-cell>
          <table:table-cell table:formula="of:=[.D540]^3-COS([.D540])+LN([.D540]+5)-20" office:value-type="float" office:value="0" calcext:value-type="float">
            <text:p>0</text:p>
          </table:table-cell>
          <table:table-cell table:formula="of:=([.B540]+[.D540])/2" office:value-type="float" office:value="2.57779638142378" calcext:value-type="float">
            <text:p>2,57779638142378</text:p>
          </table:table-cell>
          <table:table-cell table:formula="of:=[.F540]^3-COS([.F540])+LN([.F540]+5)-20" office:value-type="float" office:value="0" calcext:value-type="float">
            <text:p>0</text:p>
          </table:table-cell>
          <table:table-cell table:formula="of:=ABS([.F540]-[.F539])" office:value-type="float" office:value="0" calcext:value-type="float">
            <text:p>0</text:p>
          </table:table-cell>
          <table:table-cell table:formula="of:=IF([.H54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0]+1" office:value-type="float" office:value="534" calcext:value-type="float">
            <text:p>534</text:p>
          </table:table-cell>
          <table:table-cell table:formula="of:=IF([.C540]*[.G540]&lt;0;[.B540];[.F540])" office:value-type="float" office:value="2.57779638142378" calcext:value-type="float">
            <text:p>2,57779638142378</text:p>
          </table:table-cell>
          <table:table-cell table:formula="of:=[.B541]^3-COS([.B541])+LN([.B541]+5)-20" office:value-type="float" office:value="0" calcext:value-type="float">
            <text:p>0</text:p>
          </table:table-cell>
          <table:table-cell table:formula="of:=IF([.E540]*[.G540]&lt;0;[.D540];[.F540])" office:value-type="float" office:value="2.57779638142378" calcext:value-type="float">
            <text:p>2,57779638142378</text:p>
          </table:table-cell>
          <table:table-cell table:formula="of:=[.D541]^3-COS([.D541])+LN([.D541]+5)-20" office:value-type="float" office:value="0" calcext:value-type="float">
            <text:p>0</text:p>
          </table:table-cell>
          <table:table-cell table:formula="of:=([.B541]+[.D541])/2" office:value-type="float" office:value="2.57779638142378" calcext:value-type="float">
            <text:p>2,57779638142378</text:p>
          </table:table-cell>
          <table:table-cell table:formula="of:=[.F541]^3-COS([.F541])+LN([.F541]+5)-20" office:value-type="float" office:value="0" calcext:value-type="float">
            <text:p>0</text:p>
          </table:table-cell>
          <table:table-cell table:formula="of:=ABS([.F541]-[.F540])" office:value-type="float" office:value="0" calcext:value-type="float">
            <text:p>0</text:p>
          </table:table-cell>
          <table:table-cell table:formula="of:=IF([.H54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1]+1" office:value-type="float" office:value="535" calcext:value-type="float">
            <text:p>535</text:p>
          </table:table-cell>
          <table:table-cell table:formula="of:=IF([.C541]*[.G541]&lt;0;[.B541];[.F541])" office:value-type="float" office:value="2.57779638142378" calcext:value-type="float">
            <text:p>2,57779638142378</text:p>
          </table:table-cell>
          <table:table-cell table:formula="of:=[.B542]^3-COS([.B542])+LN([.B542]+5)-20" office:value-type="float" office:value="0" calcext:value-type="float">
            <text:p>0</text:p>
          </table:table-cell>
          <table:table-cell table:formula="of:=IF([.E541]*[.G541]&lt;0;[.D541];[.F541])" office:value-type="float" office:value="2.57779638142378" calcext:value-type="float">
            <text:p>2,57779638142378</text:p>
          </table:table-cell>
          <table:table-cell table:formula="of:=[.D542]^3-COS([.D542])+LN([.D542]+5)-20" office:value-type="float" office:value="0" calcext:value-type="float">
            <text:p>0</text:p>
          </table:table-cell>
          <table:table-cell table:formula="of:=([.B542]+[.D542])/2" office:value-type="float" office:value="2.57779638142378" calcext:value-type="float">
            <text:p>2,57779638142378</text:p>
          </table:table-cell>
          <table:table-cell table:formula="of:=[.F542]^3-COS([.F542])+LN([.F542]+5)-20" office:value-type="float" office:value="0" calcext:value-type="float">
            <text:p>0</text:p>
          </table:table-cell>
          <table:table-cell table:formula="of:=ABS([.F542]-[.F541])" office:value-type="float" office:value="0" calcext:value-type="float">
            <text:p>0</text:p>
          </table:table-cell>
          <table:table-cell table:formula="of:=IF([.H54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2]+1" office:value-type="float" office:value="536" calcext:value-type="float">
            <text:p>536</text:p>
          </table:table-cell>
          <table:table-cell table:formula="of:=IF([.C542]*[.G542]&lt;0;[.B542];[.F542])" office:value-type="float" office:value="2.57779638142378" calcext:value-type="float">
            <text:p>2,57779638142378</text:p>
          </table:table-cell>
          <table:table-cell table:formula="of:=[.B543]^3-COS([.B543])+LN([.B543]+5)-20" office:value-type="float" office:value="0" calcext:value-type="float">
            <text:p>0</text:p>
          </table:table-cell>
          <table:table-cell table:formula="of:=IF([.E542]*[.G542]&lt;0;[.D542];[.F542])" office:value-type="float" office:value="2.57779638142378" calcext:value-type="float">
            <text:p>2,57779638142378</text:p>
          </table:table-cell>
          <table:table-cell table:formula="of:=[.D543]^3-COS([.D543])+LN([.D543]+5)-20" office:value-type="float" office:value="0" calcext:value-type="float">
            <text:p>0</text:p>
          </table:table-cell>
          <table:table-cell table:formula="of:=([.B543]+[.D543])/2" office:value-type="float" office:value="2.57779638142378" calcext:value-type="float">
            <text:p>2,57779638142378</text:p>
          </table:table-cell>
          <table:table-cell table:formula="of:=[.F543]^3-COS([.F543])+LN([.F543]+5)-20" office:value-type="float" office:value="0" calcext:value-type="float">
            <text:p>0</text:p>
          </table:table-cell>
          <table:table-cell table:formula="of:=ABS([.F543]-[.F542])" office:value-type="float" office:value="0" calcext:value-type="float">
            <text:p>0</text:p>
          </table:table-cell>
          <table:table-cell table:formula="of:=IF([.H54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3]+1" office:value-type="float" office:value="537" calcext:value-type="float">
            <text:p>537</text:p>
          </table:table-cell>
          <table:table-cell table:formula="of:=IF([.C543]*[.G543]&lt;0;[.B543];[.F543])" office:value-type="float" office:value="2.57779638142378" calcext:value-type="float">
            <text:p>2,57779638142378</text:p>
          </table:table-cell>
          <table:table-cell table:formula="of:=[.B544]^3-COS([.B544])+LN([.B544]+5)-20" office:value-type="float" office:value="0" calcext:value-type="float">
            <text:p>0</text:p>
          </table:table-cell>
          <table:table-cell table:formula="of:=IF([.E543]*[.G543]&lt;0;[.D543];[.F543])" office:value-type="float" office:value="2.57779638142378" calcext:value-type="float">
            <text:p>2,57779638142378</text:p>
          </table:table-cell>
          <table:table-cell table:formula="of:=[.D544]^3-COS([.D544])+LN([.D544]+5)-20" office:value-type="float" office:value="0" calcext:value-type="float">
            <text:p>0</text:p>
          </table:table-cell>
          <table:table-cell table:formula="of:=([.B544]+[.D544])/2" office:value-type="float" office:value="2.57779638142378" calcext:value-type="float">
            <text:p>2,57779638142378</text:p>
          </table:table-cell>
          <table:table-cell table:formula="of:=[.F544]^3-COS([.F544])+LN([.F544]+5)-20" office:value-type="float" office:value="0" calcext:value-type="float">
            <text:p>0</text:p>
          </table:table-cell>
          <table:table-cell table:formula="of:=ABS([.F544]-[.F543])" office:value-type="float" office:value="0" calcext:value-type="float">
            <text:p>0</text:p>
          </table:table-cell>
          <table:table-cell table:formula="of:=IF([.H54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4]+1" office:value-type="float" office:value="538" calcext:value-type="float">
            <text:p>538</text:p>
          </table:table-cell>
          <table:table-cell table:formula="of:=IF([.C544]*[.G544]&lt;0;[.B544];[.F544])" office:value-type="float" office:value="2.57779638142378" calcext:value-type="float">
            <text:p>2,57779638142378</text:p>
          </table:table-cell>
          <table:table-cell table:formula="of:=[.B545]^3-COS([.B545])+LN([.B545]+5)-20" office:value-type="float" office:value="0" calcext:value-type="float">
            <text:p>0</text:p>
          </table:table-cell>
          <table:table-cell table:formula="of:=IF([.E544]*[.G544]&lt;0;[.D544];[.F544])" office:value-type="float" office:value="2.57779638142378" calcext:value-type="float">
            <text:p>2,57779638142378</text:p>
          </table:table-cell>
          <table:table-cell table:formula="of:=[.D545]^3-COS([.D545])+LN([.D545]+5)-20" office:value-type="float" office:value="0" calcext:value-type="float">
            <text:p>0</text:p>
          </table:table-cell>
          <table:table-cell table:formula="of:=([.B545]+[.D545])/2" office:value-type="float" office:value="2.57779638142378" calcext:value-type="float">
            <text:p>2,57779638142378</text:p>
          </table:table-cell>
          <table:table-cell table:formula="of:=[.F545]^3-COS([.F545])+LN([.F545]+5)-20" office:value-type="float" office:value="0" calcext:value-type="float">
            <text:p>0</text:p>
          </table:table-cell>
          <table:table-cell table:formula="of:=ABS([.F545]-[.F544])" office:value-type="float" office:value="0" calcext:value-type="float">
            <text:p>0</text:p>
          </table:table-cell>
          <table:table-cell table:formula="of:=IF([.H54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5]+1" office:value-type="float" office:value="539" calcext:value-type="float">
            <text:p>539</text:p>
          </table:table-cell>
          <table:table-cell table:formula="of:=IF([.C545]*[.G545]&lt;0;[.B545];[.F545])" office:value-type="float" office:value="2.57779638142378" calcext:value-type="float">
            <text:p>2,57779638142378</text:p>
          </table:table-cell>
          <table:table-cell table:formula="of:=[.B546]^3-COS([.B546])+LN([.B546]+5)-20" office:value-type="float" office:value="0" calcext:value-type="float">
            <text:p>0</text:p>
          </table:table-cell>
          <table:table-cell table:formula="of:=IF([.E545]*[.G545]&lt;0;[.D545];[.F545])" office:value-type="float" office:value="2.57779638142378" calcext:value-type="float">
            <text:p>2,57779638142378</text:p>
          </table:table-cell>
          <table:table-cell table:formula="of:=[.D546]^3-COS([.D546])+LN([.D546]+5)-20" office:value-type="float" office:value="0" calcext:value-type="float">
            <text:p>0</text:p>
          </table:table-cell>
          <table:table-cell table:formula="of:=([.B546]+[.D546])/2" office:value-type="float" office:value="2.57779638142378" calcext:value-type="float">
            <text:p>2,57779638142378</text:p>
          </table:table-cell>
          <table:table-cell table:formula="of:=[.F546]^3-COS([.F546])+LN([.F546]+5)-20" office:value-type="float" office:value="0" calcext:value-type="float">
            <text:p>0</text:p>
          </table:table-cell>
          <table:table-cell table:formula="of:=ABS([.F546]-[.F545])" office:value-type="float" office:value="0" calcext:value-type="float">
            <text:p>0</text:p>
          </table:table-cell>
          <table:table-cell table:formula="of:=IF([.H54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6]+1" office:value-type="float" office:value="540" calcext:value-type="float">
            <text:p>540</text:p>
          </table:table-cell>
          <table:table-cell table:formula="of:=IF([.C546]*[.G546]&lt;0;[.B546];[.F546])" office:value-type="float" office:value="2.57779638142378" calcext:value-type="float">
            <text:p>2,57779638142378</text:p>
          </table:table-cell>
          <table:table-cell table:formula="of:=[.B547]^3-COS([.B547])+LN([.B547]+5)-20" office:value-type="float" office:value="0" calcext:value-type="float">
            <text:p>0</text:p>
          </table:table-cell>
          <table:table-cell table:formula="of:=IF([.E546]*[.G546]&lt;0;[.D546];[.F546])" office:value-type="float" office:value="2.57779638142378" calcext:value-type="float">
            <text:p>2,57779638142378</text:p>
          </table:table-cell>
          <table:table-cell table:formula="of:=[.D547]^3-COS([.D547])+LN([.D547]+5)-20" office:value-type="float" office:value="0" calcext:value-type="float">
            <text:p>0</text:p>
          </table:table-cell>
          <table:table-cell table:formula="of:=([.B547]+[.D547])/2" office:value-type="float" office:value="2.57779638142378" calcext:value-type="float">
            <text:p>2,57779638142378</text:p>
          </table:table-cell>
          <table:table-cell table:formula="of:=[.F547]^3-COS([.F547])+LN([.F547]+5)-20" office:value-type="float" office:value="0" calcext:value-type="float">
            <text:p>0</text:p>
          </table:table-cell>
          <table:table-cell table:formula="of:=ABS([.F547]-[.F546])" office:value-type="float" office:value="0" calcext:value-type="float">
            <text:p>0</text:p>
          </table:table-cell>
          <table:table-cell table:formula="of:=IF([.H54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7]+1" office:value-type="float" office:value="541" calcext:value-type="float">
            <text:p>541</text:p>
          </table:table-cell>
          <table:table-cell table:formula="of:=IF([.C547]*[.G547]&lt;0;[.B547];[.F547])" office:value-type="float" office:value="2.57779638142378" calcext:value-type="float">
            <text:p>2,57779638142378</text:p>
          </table:table-cell>
          <table:table-cell table:formula="of:=[.B548]^3-COS([.B548])+LN([.B548]+5)-20" office:value-type="float" office:value="0" calcext:value-type="float">
            <text:p>0</text:p>
          </table:table-cell>
          <table:table-cell table:formula="of:=IF([.E547]*[.G547]&lt;0;[.D547];[.F547])" office:value-type="float" office:value="2.57779638142378" calcext:value-type="float">
            <text:p>2,57779638142378</text:p>
          </table:table-cell>
          <table:table-cell table:formula="of:=[.D548]^3-COS([.D548])+LN([.D548]+5)-20" office:value-type="float" office:value="0" calcext:value-type="float">
            <text:p>0</text:p>
          </table:table-cell>
          <table:table-cell table:formula="of:=([.B548]+[.D548])/2" office:value-type="float" office:value="2.57779638142378" calcext:value-type="float">
            <text:p>2,57779638142378</text:p>
          </table:table-cell>
          <table:table-cell table:formula="of:=[.F548]^3-COS([.F548])+LN([.F548]+5)-20" office:value-type="float" office:value="0" calcext:value-type="float">
            <text:p>0</text:p>
          </table:table-cell>
          <table:table-cell table:formula="of:=ABS([.F548]-[.F547])" office:value-type="float" office:value="0" calcext:value-type="float">
            <text:p>0</text:p>
          </table:table-cell>
          <table:table-cell table:formula="of:=IF([.H54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8]+1" office:value-type="float" office:value="542" calcext:value-type="float">
            <text:p>542</text:p>
          </table:table-cell>
          <table:table-cell table:formula="of:=IF([.C548]*[.G548]&lt;0;[.B548];[.F548])" office:value-type="float" office:value="2.57779638142378" calcext:value-type="float">
            <text:p>2,57779638142378</text:p>
          </table:table-cell>
          <table:table-cell table:formula="of:=[.B549]^3-COS([.B549])+LN([.B549]+5)-20" office:value-type="float" office:value="0" calcext:value-type="float">
            <text:p>0</text:p>
          </table:table-cell>
          <table:table-cell table:formula="of:=IF([.E548]*[.G548]&lt;0;[.D548];[.F548])" office:value-type="float" office:value="2.57779638142378" calcext:value-type="float">
            <text:p>2,57779638142378</text:p>
          </table:table-cell>
          <table:table-cell table:formula="of:=[.D549]^3-COS([.D549])+LN([.D549]+5)-20" office:value-type="float" office:value="0" calcext:value-type="float">
            <text:p>0</text:p>
          </table:table-cell>
          <table:table-cell table:formula="of:=([.B549]+[.D549])/2" office:value-type="float" office:value="2.57779638142378" calcext:value-type="float">
            <text:p>2,57779638142378</text:p>
          </table:table-cell>
          <table:table-cell table:formula="of:=[.F549]^3-COS([.F549])+LN([.F549]+5)-20" office:value-type="float" office:value="0" calcext:value-type="float">
            <text:p>0</text:p>
          </table:table-cell>
          <table:table-cell table:formula="of:=ABS([.F549]-[.F548])" office:value-type="float" office:value="0" calcext:value-type="float">
            <text:p>0</text:p>
          </table:table-cell>
          <table:table-cell table:formula="of:=IF([.H54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49]+1" office:value-type="float" office:value="543" calcext:value-type="float">
            <text:p>543</text:p>
          </table:table-cell>
          <table:table-cell table:formula="of:=IF([.C549]*[.G549]&lt;0;[.B549];[.F549])" office:value-type="float" office:value="2.57779638142378" calcext:value-type="float">
            <text:p>2,57779638142378</text:p>
          </table:table-cell>
          <table:table-cell table:formula="of:=[.B550]^3-COS([.B550])+LN([.B550]+5)-20" office:value-type="float" office:value="0" calcext:value-type="float">
            <text:p>0</text:p>
          </table:table-cell>
          <table:table-cell table:formula="of:=IF([.E549]*[.G549]&lt;0;[.D549];[.F549])" office:value-type="float" office:value="2.57779638142378" calcext:value-type="float">
            <text:p>2,57779638142378</text:p>
          </table:table-cell>
          <table:table-cell table:formula="of:=[.D550]^3-COS([.D550])+LN([.D550]+5)-20" office:value-type="float" office:value="0" calcext:value-type="float">
            <text:p>0</text:p>
          </table:table-cell>
          <table:table-cell table:formula="of:=([.B550]+[.D550])/2" office:value-type="float" office:value="2.57779638142378" calcext:value-type="float">
            <text:p>2,57779638142378</text:p>
          </table:table-cell>
          <table:table-cell table:formula="of:=[.F550]^3-COS([.F550])+LN([.F550]+5)-20" office:value-type="float" office:value="0" calcext:value-type="float">
            <text:p>0</text:p>
          </table:table-cell>
          <table:table-cell table:formula="of:=ABS([.F550]-[.F549])" office:value-type="float" office:value="0" calcext:value-type="float">
            <text:p>0</text:p>
          </table:table-cell>
          <table:table-cell table:formula="of:=IF([.H55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50]+1" office:value-type="float" office:value="544" calcext:value-type="float">
            <text:p>544</text:p>
          </table:table-cell>
          <table:table-cell table:formula="of:=IF([.C550]*[.G550]&lt;0;[.B550];[.F550])" office:value-type="float" office:value="2.57779638142378" calcext:value-type="float">
            <text:p>2,57779638142378</text:p>
          </table:table-cell>
          <table:table-cell table:formula="of:=[.B551]^3-COS([.B551])+LN([.B551]+5)-20" office:value-type="float" office:value="0" calcext:value-type="float">
            <text:p>0</text:p>
          </table:table-cell>
          <table:table-cell table:formula="of:=IF([.E550]*[.G550]&lt;0;[.D550];[.F550])" office:value-type="float" office:value="2.57779638142378" calcext:value-type="float">
            <text:p>2,57779638142378</text:p>
          </table:table-cell>
          <table:table-cell table:formula="of:=[.D551]^3-COS([.D551])+LN([.D551]+5)-20" office:value-type="float" office:value="0" calcext:value-type="float">
            <text:p>0</text:p>
          </table:table-cell>
          <table:table-cell table:formula="of:=([.B551]+[.D551])/2" office:value-type="float" office:value="2.57779638142378" calcext:value-type="float">
            <text:p>2,57779638142378</text:p>
          </table:table-cell>
          <table:table-cell table:formula="of:=[.F551]^3-COS([.F551])+LN([.F551]+5)-20" office:value-type="float" office:value="0" calcext:value-type="float">
            <text:p>0</text:p>
          </table:table-cell>
          <table:table-cell table:formula="of:=ABS([.F551]-[.F550])" office:value-type="float" office:value="0" calcext:value-type="float">
            <text:p>0</text:p>
          </table:table-cell>
          <table:table-cell table:formula="of:=IF([.H55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51]+1" office:value-type="float" office:value="545" calcext:value-type="float">
            <text:p>545</text:p>
          </table:table-cell>
          <table:table-cell table:formula="of:=IF([.C551]*[.G551]&lt;0;[.B551];[.F551])" office:value-type="float" office:value="2.57779638142378" calcext:value-type="float">
            <text:p>2,57779638142378</text:p>
          </table:table-cell>
          <table:table-cell table:formula="of:=[.B552]^3-COS([.B552])+LN([.B552]+5)-20" office:value-type="float" office:value="0" calcext:value-type="float">
            <text:p>0</text:p>
          </table:table-cell>
          <table:table-cell table:formula="of:=IF([.E551]*[.G551]&lt;0;[.D551];[.F551])" office:value-type="float" office:value="2.57779638142378" calcext:value-type="float">
            <text:p>2,57779638142378</text:p>
          </table:table-cell>
          <table:table-cell table:formula="of:=[.D552]^3-COS([.D552])+LN([.D552]+5)-20" office:value-type="float" office:value="0" calcext:value-type="float">
            <text:p>0</text:p>
          </table:table-cell>
          <table:table-cell table:formula="of:=([.B552]+[.D552])/2" office:value-type="float" office:value="2.57779638142378" calcext:value-type="float">
            <text:p>2,57779638142378</text:p>
          </table:table-cell>
          <table:table-cell table:formula="of:=[.F552]^3-COS([.F552])+LN([.F552]+5)-20" office:value-type="float" office:value="0" calcext:value-type="float">
            <text:p>0</text:p>
          </table:table-cell>
          <table:table-cell table:formula="of:=ABS([.F552]-[.F551])" office:value-type="float" office:value="0" calcext:value-type="float">
            <text:p>0</text:p>
          </table:table-cell>
          <table:table-cell table:formula="of:=IF([.H55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52]+1" office:value-type="float" office:value="546" calcext:value-type="float">
            <text:p>546</text:p>
          </table:table-cell>
          <table:table-cell table:formula="of:=IF([.C552]*[.G552]&lt;0;[.B552];[.F552])" office:value-type="float" office:value="2.57779638142378" calcext:value-type="float">
            <text:p>2,57779638142378</text:p>
          </table:table-cell>
          <table:table-cell table:formula="of:=[.B553]^3-COS([.B553])+LN([.B553]+5)-20" office:value-type="float" office:value="0" calcext:value-type="float">
            <text:p>0</text:p>
          </table:table-cell>
          <table:table-cell table:formula="of:=IF([.E552]*[.G552]&lt;0;[.D552];[.F552])" office:value-type="float" office:value="2.57779638142378" calcext:value-type="float">
            <text:p>2,57779638142378</text:p>
          </table:table-cell>
          <table:table-cell table:formula="of:=[.D553]^3-COS([.D553])+LN([.D553]+5)-20" office:value-type="float" office:value="0" calcext:value-type="float">
            <text:p>0</text:p>
          </table:table-cell>
          <table:table-cell table:formula="of:=([.B553]+[.D553])/2" office:value-type="float" office:value="2.57779638142378" calcext:value-type="float">
            <text:p>2,57779638142378</text:p>
          </table:table-cell>
          <table:table-cell table:formula="of:=[.F553]^3-COS([.F553])+LN([.F553]+5)-20" office:value-type="float" office:value="0" calcext:value-type="float">
            <text:p>0</text:p>
          </table:table-cell>
          <table:table-cell table:formula="of:=ABS([.F553]-[.F552])" office:value-type="float" office:value="0" calcext:value-type="float">
            <text:p>0</text:p>
          </table:table-cell>
          <table:table-cell table:formula="of:=IF([.H55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53]+1" office:value-type="float" office:value="547" calcext:value-type="float">
            <text:p>547</text:p>
          </table:table-cell>
          <table:table-cell table:formula="of:=IF([.C553]*[.G553]&lt;0;[.B553];[.F553])" office:value-type="float" office:value="2.57779638142378" calcext:value-type="float">
            <text:p>2,57779638142378</text:p>
          </table:table-cell>
          <table:table-cell table:formula="of:=[.B554]^3-COS([.B554])+LN([.B554]+5)-20" office:value-type="float" office:value="0" calcext:value-type="float">
            <text:p>0</text:p>
          </table:table-cell>
          <table:table-cell table:formula="of:=IF([.E553]*[.G553]&lt;0;[.D553];[.F553])" office:value-type="float" office:value="2.57779638142378" calcext:value-type="float">
            <text:p>2,57779638142378</text:p>
          </table:table-cell>
          <table:table-cell table:formula="of:=[.D554]^3-COS([.D554])+LN([.D554]+5)-20" office:value-type="float" office:value="0" calcext:value-type="float">
            <text:p>0</text:p>
          </table:table-cell>
          <table:table-cell table:formula="of:=([.B554]+[.D554])/2" office:value-type="float" office:value="2.57779638142378" calcext:value-type="float">
            <text:p>2,57779638142378</text:p>
          </table:table-cell>
          <table:table-cell table:formula="of:=[.F554]^3-COS([.F554])+LN([.F554]+5)-20" office:value-type="float" office:value="0" calcext:value-type="float">
            <text:p>0</text:p>
          </table:table-cell>
          <table:table-cell table:formula="of:=ABS([.F554]-[.F553])" office:value-type="float" office:value="0" calcext:value-type="float">
            <text:p>0</text:p>
          </table:table-cell>
          <table:table-cell table:formula="of:=IF([.H55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54]+1" office:value-type="float" office:value="548" calcext:value-type="float">
            <text:p>548</text:p>
          </table:table-cell>
          <table:table-cell table:formula="of:=IF([.C554]*[.G554]&lt;0;[.B554];[.F554])" office:value-type="float" office:value="2.57779638142378" calcext:value-type="float">
            <text:p>2,57779638142378</text:p>
          </table:table-cell>
          <table:table-cell table:formula="of:=[.B555]^3-COS([.B555])+LN([.B555]+5)-20" office:value-type="float" office:value="0" calcext:value-type="float">
            <text:p>0</text:p>
          </table:table-cell>
          <table:table-cell table:formula="of:=IF([.E554]*[.G554]&lt;0;[.D554];[.F554])" office:value-type="float" office:value="2.57779638142378" calcext:value-type="float">
            <text:p>2,57779638142378</text:p>
          </table:table-cell>
          <table:table-cell table:formula="of:=[.D555]^3-COS([.D555])+LN([.D555]+5)-20" office:value-type="float" office:value="0" calcext:value-type="float">
            <text:p>0</text:p>
          </table:table-cell>
          <table:table-cell table:formula="of:=([.B555]+[.D555])/2" office:value-type="float" office:value="2.57779638142378" calcext:value-type="float">
            <text:p>2,57779638142378</text:p>
          </table:table-cell>
          <table:table-cell table:formula="of:=[.F555]^3-COS([.F555])+LN([.F555]+5)-20" office:value-type="float" office:value="0" calcext:value-type="float">
            <text:p>0</text:p>
          </table:table-cell>
          <table:table-cell table:formula="of:=ABS([.F555]-[.F554])" office:value-type="float" office:value="0" calcext:value-type="float">
            <text:p>0</text:p>
          </table:table-cell>
          <table:table-cell table:formula="of:=IF([.H555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555]+1" office:value-type="float" office:value="549" calcext:value-type="float">
            <text:p>549</text:p>
          </table:table-cell>
          <table:table-cell table:formula="of:=IF([.C555]*[.G555]&lt;0;[.B555];[.F555])" office:value-type="float" office:value="2.57779638142378" calcext:value-type="float">
            <text:p>2,57779638142378</text:p>
          </table:table-cell>
          <table:table-cell table:formula="of:=[.B556]^3-COS([.B556])+LN([.B556]+5)-20" office:value-type="float" office:value="0" calcext:value-type="float">
            <text:p>0</text:p>
          </table:table-cell>
          <table:table-cell table:formula="of:=IF([.E555]*[.G555]&lt;0;[.D555];[.F555])" office:value-type="float" office:value="2.57779638142378" calcext:value-type="float">
            <text:p>2,57779638142378</text:p>
          </table:table-cell>
          <table:table-cell table:formula="of:=[.D556]^3-COS([.D556])+LN([.D556]+5)-20" office:value-type="float" office:value="0" calcext:value-type="float">
            <text:p>0</text:p>
          </table:table-cell>
          <table:table-cell table:formula="of:=([.B556]+[.D556])/2" office:value-type="float" office:value="2.57779638142378" calcext:value-type="float">
            <text:p>2,57779638142378</text:p>
          </table:table-cell>
          <table:table-cell table:formula="of:=[.F556]^3-COS([.F556])+LN([.F556]+5)-20" office:value-type="float" office:value="0" calcext:value-type="float">
            <text:p>0</text:p>
          </table:table-cell>
          <table:table-cell table:formula="of:=ABS([.F556]-[.F555])" office:value-type="float" office:value="0" calcext:value-type="float">
            <text:p>0</text:p>
          </table:table-cell>
          <table:table-cell table:formula="of:=IF([.H556]&lt;=[.$B$2];&quot;SATISFAZ&quot;;&quot;NAO&quot;)" office:value-type="string" office:string-value="SATISFAZ" calcext:value-type="string">
            <text:p>SATISFAZ</text:p>
          </table:table-cell>
        </table:table-row>
        <calcext:conditional-formats>
          <calcext:conditional-format calcext:target-range-address="'RF Bisseção'.A5:'RF Bisseção'.A5">
            <calcext:condition calcext:apply-style-name="Sem título1" calcext:value="=&quot;TROCAR INTERVALO&quot;" calcext:base-cell-address="'RF Bisseção'.A5"/>
          </calcext:conditional-format>
        </calcext:conditional-formats>
      </table:table>
      <table:table table:name="RF Cordas" table:style-name="ta1">
        <table:table-column table:style-name="co1" table:default-cell-style-name="ce74"/>
        <table:table-column table:style-name="co1" table:default-cell-style-name="ce9"/>
        <table:table-column table:style-name="co1" table:default-cell-style-name="ce85"/>
        <table:table-column table:style-name="co1" table:default-cell-style-name="ce9"/>
        <table:table-column table:style-name="co1" table:default-cell-style-name="ce85"/>
        <table:table-column table:style-name="co1" table:default-cell-style-name="ce9"/>
        <table:table-column table:style-name="co1" table:default-cell-style-name="ce85"/>
        <table:table-column table:style-name="co1" table:number-columns-repeated="2" table:default-cell-style-name="ce9"/>
        <table:table-row table:style-name="ro1">
          <table:table-cell table:style-name="ce15" office:value-type="string" calcext:value-type="string">
            <text:p>DADOS</text:p>
          </table:table-cell>
          <table:table-cell table:style-name="Default" table:number-columns-repeated="5"/>
          <table:table-cell table:style-name="ce80" office:value-type="string" calcext:value-type="string" table:number-columns-spanned="2" table:number-rows-spanned="1">
            <text:p>SOLUÇÃO</text:p>
          </table:table-cell>
          <table:covered-table-cell/>
          <table:table-cell table:style-name="Default"/>
        </table:table-row>
        <table:table-row table:style-name="ro1">
          <table:table-cell table:style-name="ce70" office:value-type="string" calcext:value-type="string">
            <text:p>Tolerância</text:p>
          </table:table-cell>
          <table:table-cell table:formula="of:=0.0000001" office:value-type="float" office:value="0.0000001" calcext:value-type="float">
            <text:p>0,0000001</text:p>
          </table:table-cell>
          <table:table-cell table:style-name="Default"/>
          <table:table-cell table:style-name="ce86" office:value-type="string" calcext:value-type="string">
            <text:p>VARIÁVEL</text:p>
          </table:table-cell>
          <table:table-cell table:style-name="ce86" office:value-type="string" calcext:value-type="string">
            <text:p>FUNÇÃO</text:p>
          </table:table-cell>
          <table:table-cell table:style-name="Default"/>
          <table:table-cell table:style-name="ce81" table:formula="of:=INDEX([.F:.F];1+MATCH(&quot;SATISFAZ&quot;;[.I:.I];0))" office:value-type="float" office:value="2.57779637988846" calcext:value-type="float" table:number-columns-spanned="2" table:number-rows-spanned="2">
            <text:p>2,57779637988846</text:p>
          </table:table-cell>
          <table:covered-table-cell/>
          <table:table-cell table:style-name="Default"/>
        </table:table-row>
        <table:table-row table:style-name="ro1">
          <table:table-cell table:style-name="ce71" office:value-type="string" calcext:value-type="string">
            <text:p>a=</text:p>
          </table:table-cell>
          <table:table-cell table:formula="of:=0" office:value-type="float" office:value="0" calcext:value-type="float">
            <text:p>0</text:p>
          </table:table-cell>
          <table:table-cell table:style-name="Default"/>
          <table:table-cell table:style-name="ce87" office:value-type="string" calcext:value-type="string">
            <text:p>X</text:p>
          </table:table-cell>
          <table:table-cell table:formula="of:=[.D3]^3-COS([.D3])+LN([.D3]+5)-20" office:value-type="float" office:value="-19.3905620875659" calcext:value-type="float">
            <text:p>-19,3905620875659</text:p>
          </table:table-cell>
          <table:table-cell table:style-name="Default"/>
          <table:covered-table-cell table:style-name="ce9"/>
          <table:covered-table-cell/>
          <table:table-cell table:style-name="Default"/>
        </table:table-row>
        <table:table-row table:style-name="ro1">
          <table:table-cell table:style-name="ce71" office:value-type="string" calcext:value-type="string">
            <text:p>b=</text:p>
          </table:table-cell>
          <table:table-cell table:formula="of:=3" office:value-type="float" office:value="3" calcext:value-type="float">
            <text:p>3</text:p>
          </table:table-cell>
          <table:table-cell table:style-name="Default" table:number-columns-repeated="7"/>
        </table:table-row>
        <table:table-row table:style-name="ro1">
          <table:table-cell table:style-name="ce104" table:formula="of:=IF([.C7]*[.E7]&lt;0;&quot;OK&quot;;&quot;TROCAR INTERVALO&quot;)" office:value-type="string" office:string-value="OK" calcext:value-type="string" table:number-columns-spanned="2" table:number-rows-spanned="1">
            <text:p>OK</text:p>
          </table:table-cell>
          <table:covered-table-cell table:style-name="Default"/>
          <table:table-cell table:style-name="Default" table:number-columns-repeated="3"/>
          <table:table-cell table:style-name="ce78" office:value-type="string" calcext:value-type="string">
            <text:p>RESULTADOS</text:p>
          </table:table-cell>
          <table:table-cell table:style-name="Default" table:number-columns-repeated="3"/>
        </table:table-row>
        <table:table-row table:style-name="ro1">
          <table:table-cell table:style-name="ce73" office:value-type="string" calcext:value-type="string">
            <text:p>Índices</text:p>
          </table:table-cell>
          <table:table-cell table:style-name="ce75" office:value-type="string" calcext:value-type="string">
            <text:p>a</text:p>
          </table:table-cell>
          <table:table-cell table:style-name="ce76" office:value-type="string" calcext:value-type="string">
            <text:p>f(a)</text:p>
          </table:table-cell>
          <table:table-cell table:style-name="ce77" office:value-type="string" calcext:value-type="string">
            <text:p>b</text:p>
          </table:table-cell>
          <table:table-cell table:style-name="ce76" office:value-type="string" calcext:value-type="string">
            <text:p>f(b)</text:p>
          </table:table-cell>
          <table:table-cell table:style-name="ce79" office:value-type="string" calcext:value-type="string">
            <text:p>x</text:p>
          </table:table-cell>
          <table:table-cell table:style-name="ce76" office:value-type="string" calcext:value-type="string">
            <text:p>f(x)</text:p>
          </table:table-cell>
          <table:table-cell table:style-name="ce82" office:value-type="string" calcext:value-type="string">
            <text:p>ERRO</text:p>
          </table:table-cell>
          <table:table-cell table:style-name="ce83" office:value-type="string" calcext:value-type="string">
            <text:p>VERIFICAÇÃO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[.B7]^3-COS([.B7])+LN([.B7]+5)-20" office:value-type="float" office:value="-19.3905620875659" calcext:value-type="float">
            <text:p>-19,3905620875659</text:p>
          </table:table-cell>
          <table:table-cell table:formula="of:=[.B4]" office:value-type="float" office:value="3" calcext:value-type="float">
            <text:p>3</text:p>
          </table:table-cell>
          <table:table-cell table:formula="of:=[.D7]^3-COS([.D7])+LN([.D7]+5)-20" office:value-type="float" office:value="10.0694340382803" calcext:value-type="float">
            <text:p>10,0694340382803</text:p>
          </table:table-cell>
          <table:table-cell table:formula="of:=([.B7]*[.E7]-[.D7]*[.C7])/([.E7]-[.C7])" office:value-type="float" office:value="1.97459925025794" calcext:value-type="float">
            <text:p>1,97459925025794</text:p>
          </table:table-cell>
          <table:table-cell table:formula="of:=[.F7]^3-COS([.F7])+LN([.F7]+5)-20" office:value-type="float" office:value="-9.96576108359248" calcext:value-type="float">
            <text:p>-9,96576108359248</text:p>
          </table:table-cell>
          <table:table-cell table:number-columns-repeated="2" table:style-name="ce41" office:value-type="string" calcext:value-type="string">
            <text:p>----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IF([.C7]*[.G7]&lt;0;[.B7];[.F7])" office:value-type="float" office:value="1.97459925025794" calcext:value-type="float">
            <text:p>1,97459925025794</text:p>
          </table:table-cell>
          <table:table-cell table:formula="of:=[.B8]^3-COS([.B8])+LN([.B8]+5)-20" office:value-type="float" office:value="-9.96576108359248" calcext:value-type="float">
            <text:p>-9,96576108359248</text:p>
          </table:table-cell>
          <table:table-cell table:formula="of:=IF([.E7]*[.G7]&lt;0;[.D7];[.F7])" office:value-type="float" office:value="3" calcext:value-type="float">
            <text:p>3</text:p>
          </table:table-cell>
          <table:table-cell table:formula="of:=[.D8]^3-COS([.D8])+LN([.D8]+5)-20" office:value-type="float" office:value="10.0694340382803" calcext:value-type="float">
            <text:p>10,0694340382803</text:p>
          </table:table-cell>
          <table:table-cell table:formula="of:=([.B8]*[.E8]-[.D8]*[.C8])/([.E8]-[.C8])" office:value-type="float" office:value="2.48464663560683" calcext:value-type="float">
            <text:p>2,48464663560683</text:p>
          </table:table-cell>
          <table:table-cell table:formula="of:=[.F8]^3-COS([.F8])+LN([.F8]+5)-20" office:value-type="float" office:value="-1.85639645860661" calcext:value-type="float">
            <text:p>-1,85639645860661</text:p>
          </table:table-cell>
          <table:table-cell table:formula="of:=ABS([.F8]-[.F7])" office:value-type="float" office:value="0.510047385348886" calcext:value-type="float">
            <text:p>0,510047385348886</text:p>
          </table:table-cell>
          <table:table-cell table:formula="of:=IF([.H8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IF([.C8]*[.G8]&lt;0;[.B8];[.F8])" office:value-type="float" office:value="2.48464663560683" calcext:value-type="float">
            <text:p>2,48464663560683</text:p>
          </table:table-cell>
          <table:table-cell table:formula="of:=[.B9]^3-COS([.B9])+LN([.B9]+5)-20" office:value-type="float" office:value="-1.85639645860661" calcext:value-type="float">
            <text:p>-1,85639645860661</text:p>
          </table:table-cell>
          <table:table-cell table:formula="of:=IF([.E8]*[.G8]&lt;0;[.D8];[.F8])" office:value-type="float" office:value="3" calcext:value-type="float">
            <text:p>3</text:p>
          </table:table-cell>
          <table:table-cell table:formula="of:=[.D9]^3-COS([.D9])+LN([.D9]+5)-20" office:value-type="float" office:value="10.0694340382803" calcext:value-type="float">
            <text:p>10,0694340382803</text:p>
          </table:table-cell>
          <table:table-cell table:formula="of:=([.B9]*[.E9]-[.D9]*[.C9])/([.E9]-[.C9])" office:value-type="float" office:value="2.56486747732013" calcext:value-type="float">
            <text:p>2,56486747732013</text:p>
          </table:table-cell>
          <table:table-cell table:formula="of:=[.F9]^3-COS([.F9])+LN([.F9]+5)-20" office:value-type="float" office:value="-0.265135757033431" calcext:value-type="float">
            <text:p>-0,265135757033431</text:p>
          </table:table-cell>
          <table:table-cell table:formula="of:=ABS([.F9]-[.F8])" office:value-type="float" office:value="0.0802208417133068" calcext:value-type="float">
            <text:p>0,0802208417133068</text:p>
          </table:table-cell>
          <table:table-cell table:formula="of:=IF([.H9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IF([.C9]*[.G9]&lt;0;[.B9];[.F9])" office:value-type="float" office:value="2.56486747732013" calcext:value-type="float">
            <text:p>2,56486747732013</text:p>
          </table:table-cell>
          <table:table-cell table:formula="of:=[.B10]^3-COS([.B10])+LN([.B10]+5)-20" office:value-type="float" office:value="-0.265135757033431" calcext:value-type="float">
            <text:p>-0,265135757033431</text:p>
          </table:table-cell>
          <table:table-cell table:formula="of:=IF([.E9]*[.G9]&lt;0;[.D9];[.F9])" office:value-type="float" office:value="3" calcext:value-type="float">
            <text:p>3</text:p>
          </table:table-cell>
          <table:table-cell table:formula="of:=[.D10]^3-COS([.D10])+LN([.D10]+5)-20" office:value-type="float" office:value="10.0694340382803" calcext:value-type="float">
            <text:p>10,0694340382803</text:p>
          </table:table-cell>
          <table:table-cell table:formula="of:=([.B10]*[.E10]-[.D10]*[.C10])/([.E10]-[.C10])" office:value-type="float" office:value="2.57603090193244" calcext:value-type="float">
            <text:p>2,57603090193244</text:p>
          </table:table-cell>
          <table:table-cell table:formula="of:=[.F10]^3-COS([.F10])+LN([.F10]+5)-20" office:value-type="float" office:value="-0.0363487104594782" calcext:value-type="float">
            <text:p>-0,0363487104594782</text:p>
          </table:table-cell>
          <table:table-cell table:formula="of:=ABS([.F10]-[.F9])" office:value-type="float" office:value="0.0111634246123051" calcext:value-type="float">
            <text:p>0,0111634246123051</text:p>
          </table:table-cell>
          <table:table-cell table:formula="of:=IF([.H10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IF([.C10]*[.G10]&lt;0;[.B10];[.F10])" office:value-type="float" office:value="2.57603090193244" calcext:value-type="float">
            <text:p>2,57603090193244</text:p>
          </table:table-cell>
          <table:table-cell table:formula="of:=[.B11]^3-COS([.B11])+LN([.B11]+5)-20" office:value-type="float" office:value="-0.0363487104594782" calcext:value-type="float">
            <text:p>-0,0363487104594782</text:p>
          </table:table-cell>
          <table:table-cell table:formula="of:=IF([.E10]*[.G10]&lt;0;[.D10];[.F10])" office:value-type="float" office:value="3" calcext:value-type="float">
            <text:p>3</text:p>
          </table:table-cell>
          <table:table-cell table:formula="of:=[.D11]^3-COS([.D11])+LN([.D11]+5)-20" office:value-type="float" office:value="10.0694340382803" calcext:value-type="float">
            <text:p>10,0694340382803</text:p>
          </table:table-cell>
          <table:table-cell table:formula="of:=([.B11]*[.E11]-[.D11]*[.C11])/([.E11]-[.C11])" office:value-type="float" office:value="2.57755584367843" calcext:value-type="float">
            <text:p>2,57755584367843</text:p>
          </table:table-cell>
          <table:table-cell table:formula="of:=[.F11]^3-COS([.F11])+LN([.F11]+5)-20" office:value-type="float" office:value="-0.00495500766412604" calcext:value-type="float">
            <text:p>-0,00495500766412604</text:p>
          </table:table-cell>
          <table:table-cell table:formula="of:=ABS([.F11]-[.F10])" office:value-type="float" office:value="0.00152494174598639" calcext:value-type="float">
            <text:p>0,00152494174598639</text:p>
          </table:table-cell>
          <table:table-cell table:formula="of:=IF([.H11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IF([.C11]*[.G11]&lt;0;[.B11];[.F11])" office:value-type="float" office:value="2.57755584367843" calcext:value-type="float">
            <text:p>2,57755584367843</text:p>
          </table:table-cell>
          <table:table-cell table:formula="of:=[.B12]^3-COS([.B12])+LN([.B12]+5)-20" office:value-type="float" office:value="-0.00495500766412604" calcext:value-type="float">
            <text:p>-0,00495500766412604</text:p>
          </table:table-cell>
          <table:table-cell table:formula="of:=IF([.E11]*[.G11]&lt;0;[.D11];[.F11])" office:value-type="float" office:value="3" calcext:value-type="float">
            <text:p>3</text:p>
          </table:table-cell>
          <table:table-cell table:formula="of:=[.D12]^3-COS([.D12])+LN([.D12]+5)-20" office:value-type="float" office:value="10.0694340382803" calcext:value-type="float">
            <text:p>10,0694340382803</text:p>
          </table:table-cell>
          <table:table-cell table:formula="of:=([.B12]*[.E12]-[.D12]*[.C12])/([.E12]-[.C12])" office:value-type="float" office:value="2.57776361945745" calcext:value-type="float">
            <text:p>2,57776361945745</text:p>
          </table:table-cell>
          <table:table-cell table:formula="of:=[.F12]^3-COS([.F12])+LN([.F12]+5)-20" office:value-type="float" office:value="-0.000674936691698491" calcext:value-type="float">
            <text:p>-0,000674936691698491</text:p>
          </table:table-cell>
          <table:table-cell table:formula="of:=ABS([.F12]-[.F11])" office:value-type="float" office:value="0.00020777577902642" calcext:value-type="float">
            <text:p>0,00020777577902642</text:p>
          </table:table-cell>
          <table:table-cell table:formula="of:=IF([.H12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IF([.C12]*[.G12]&lt;0;[.B12];[.F12])" office:value-type="float" office:value="2.57776361945745" calcext:value-type="float">
            <text:p>2,57776361945745</text:p>
          </table:table-cell>
          <table:table-cell table:formula="of:=[.B13]^3-COS([.B13])+LN([.B13]+5)-20" office:value-type="float" office:value="-0.000674936691698491" calcext:value-type="float">
            <text:p>-0,000674936691698491</text:p>
          </table:table-cell>
          <table:table-cell table:formula="of:=IF([.E12]*[.G12]&lt;0;[.D12];[.F12])" office:value-type="float" office:value="3" calcext:value-type="float">
            <text:p>3</text:p>
          </table:table-cell>
          <table:table-cell table:formula="of:=[.D13]^3-COS([.D13])+LN([.D13]+5)-20" office:value-type="float" office:value="10.0694340382803" calcext:value-type="float">
            <text:p>10,0694340382803</text:p>
          </table:table-cell>
          <table:table-cell table:formula="of:=([.B13]*[.E13]-[.D13]*[.C13])/([.E13]-[.C13])" office:value-type="float" office:value="2.57779191933251" calcext:value-type="float">
            <text:p>2,57779191933251</text:p>
          </table:table-cell>
          <table:table-cell table:formula="of:=[.F13]^3-COS([.F13])+LN([.F13]+5)-20" office:value-type="float" office:value="-0.0000919254754840893" calcext:value-type="float">
            <text:p>-9,19254754840893E-05</text:p>
          </table:table-cell>
          <table:table-cell table:formula="of:=ABS([.F13]-[.F12])" office:value-type="float" office:value="0.0000282998750567032" calcext:value-type="float">
            <text:p>2,82998750567032E-05</text:p>
          </table:table-cell>
          <table:table-cell table:formula="of:=IF([.H13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IF([.C13]*[.G13]&lt;0;[.B13];[.F13])" office:value-type="float" office:value="2.57779191933251" calcext:value-type="float">
            <text:p>2,57779191933251</text:p>
          </table:table-cell>
          <table:table-cell table:formula="of:=[.B14]^3-COS([.B14])+LN([.B14]+5)-20" office:value-type="float" office:value="-0.0000919254754840893" calcext:value-type="float">
            <text:p>-9,19254754840893E-05</text:p>
          </table:table-cell>
          <table:table-cell table:formula="of:=IF([.E13]*[.G13]&lt;0;[.D13];[.F13])" office:value-type="float" office:value="3" calcext:value-type="float">
            <text:p>3</text:p>
          </table:table-cell>
          <table:table-cell table:formula="of:=[.D14]^3-COS([.D14])+LN([.D14]+5)-20" office:value-type="float" office:value="10.0694340382803" calcext:value-type="float">
            <text:p>10,0694340382803</text:p>
          </table:table-cell>
          <table:table-cell table:formula="of:=([.B14]*[.E14]-[.D14]*[.C14])/([.E14]-[.C14])" office:value-type="float" office:value="2.57779577370249" calcext:value-type="float">
            <text:p>2,57779577370249</text:p>
          </table:table-cell>
          <table:table-cell table:formula="of:=[.F14]^3-COS([.F14])+LN([.F14]+5)-20" office:value-type="float" office:value="-0.0000125199468499204" calcext:value-type="float">
            <text:p>-1,25199468499204E-05</text:p>
          </table:table-cell>
          <table:table-cell table:formula="of:=ABS([.F14]-[.F13])" office:value-type="float" office:value="0.00000385436997785149" calcext:value-type="float">
            <text:p>3,85436997785149E-06</text:p>
          </table:table-cell>
          <table:table-cell table:formula="of:=IF([.H14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IF([.C14]*[.G14]&lt;0;[.B14];[.F14])" office:value-type="float" office:value="2.57779577370249" calcext:value-type="float">
            <text:p>2,57779577370249</text:p>
          </table:table-cell>
          <table:table-cell table:formula="of:=[.B15]^3-COS([.B15])+LN([.B15]+5)-20" office:value-type="float" office:value="-0.0000125199468499204" calcext:value-type="float">
            <text:p>-1,25199468499204E-05</text:p>
          </table:table-cell>
          <table:table-cell table:formula="of:=IF([.E14]*[.G14]&lt;0;[.D14];[.F14])" office:value-type="float" office:value="3" calcext:value-type="float">
            <text:p>3</text:p>
          </table:table-cell>
          <table:table-cell table:formula="of:=[.D15]^3-COS([.D15])+LN([.D15]+5)-20" office:value-type="float" office:value="10.0694340382803" calcext:value-type="float">
            <text:p>10,0694340382803</text:p>
          </table:table-cell>
          <table:table-cell table:formula="of:=([.B15]*[.E15]-[.D15]*[.C15])/([.E15]-[.C15])" office:value-type="float" office:value="2.57779629865432" calcext:value-type="float">
            <text:p>2,57779629865432</text:p>
          </table:table-cell>
          <table:table-cell table:formula="of:=[.F15]^3-COS([.F15])+LN([.F15]+5)-20" office:value-type="float" office:value="-0.00000170517216346866" calcext:value-type="float">
            <text:p>-1,70517216346866E-06</text:p>
          </table:table-cell>
          <table:table-cell table:formula="of:=ABS([.F15]-[.F14])" office:value-type="float" office:value="0.000000524951837554966" calcext:value-type="float">
            <text:p>5,24951837554966E-07</text:p>
          </table:table-cell>
          <table:table-cell table:formula="of:=IF([.H15]&lt;=[.$B$2];&quot;SATISFAZ&quot;;&quot;NAO&quot;)" office:value-type="string" office:string-value="NAO" calcext:value-type="string">
            <text:p>NAO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IF([.C15]*[.G15]&lt;0;[.B15];[.F15])" office:value-type="float" office:value="2.57779629865432" calcext:value-type="float">
            <text:p>2,57779629865432</text:p>
          </table:table-cell>
          <table:table-cell table:formula="of:=[.B16]^3-COS([.B16])+LN([.B16]+5)-20" office:value-type="float" office:value="-0.00000170517216346866" calcext:value-type="float">
            <text:p>-1,70517216346866E-06</text:p>
          </table:table-cell>
          <table:table-cell table:formula="of:=IF([.E15]*[.G15]&lt;0;[.D15];[.F15])" office:value-type="float" office:value="3" calcext:value-type="float">
            <text:p>3</text:p>
          </table:table-cell>
          <table:table-cell table:formula="of:=[.D16]^3-COS([.D16])+LN([.D16]+5)-20" office:value-type="float" office:value="10.0694340382803" calcext:value-type="float">
            <text:p>10,0694340382803</text:p>
          </table:table-cell>
          <table:table-cell table:formula="of:=([.B16]*[.E16]-[.D16]*[.C16])/([.E16]-[.C16])" office:value-type="float" office:value="2.57779637015088" calcext:value-type="float">
            <text:p>2,57779637015088</text:p>
          </table:table-cell>
          <table:table-cell table:formula="of:=[.F16]^3-COS([.F16])+LN([.F16]+5)-20" office:value-type="float" office:value="-0.000000232238306807631" calcext:value-type="float">
            <text:p>-2,32238306807631E-07</text:p>
          </table:table-cell>
          <table:table-cell table:formula="of:=ABS([.F16]-[.F15])" office:value-type="float" office:value="0.0000000714965584514005" calcext:value-type="float">
            <text:p>7,14965584514005E-08</text:p>
          </table:table-cell>
          <table:table-cell table:formula="of:=IF([.H16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IF([.C16]*[.G16]&lt;0;[.B16];[.F16])" office:value-type="float" office:value="2.57779637015088" calcext:value-type="float">
            <text:p>2,57779637015088</text:p>
          </table:table-cell>
          <table:table-cell table:formula="of:=[.B17]^3-COS([.B17])+LN([.B17]+5)-20" office:value-type="float" office:value="-0.000000232238306807631" calcext:value-type="float">
            <text:p>-2,32238306807631E-07</text:p>
          </table:table-cell>
          <table:table-cell table:formula="of:=IF([.E16]*[.G16]&lt;0;[.D16];[.F16])" office:value-type="float" office:value="3" calcext:value-type="float">
            <text:p>3</text:p>
          </table:table-cell>
          <table:table-cell table:formula="of:=[.D17]^3-COS([.D17])+LN([.D17]+5)-20" office:value-type="float" office:value="10.0694340382803" calcext:value-type="float">
            <text:p>10,0694340382803</text:p>
          </table:table-cell>
          <table:table-cell table:formula="of:=([.B17]*[.E17]-[.D17]*[.C17])/([.E17]-[.C17])" office:value-type="float" office:value="2.57779637988846" calcext:value-type="float">
            <text:p>2,57779637988846</text:p>
          </table:table-cell>
          <table:table-cell table:formula="of:=[.F17]^3-COS([.F17])+LN([.F17]+5)-20" office:value-type="float" office:value="-0.0000000316300230451816" calcext:value-type="float">
            <text:p>-3,16300230451816E-08</text:p>
          </table:table-cell>
          <table:table-cell table:formula="of:=ABS([.F17]-[.F16])" office:value-type="float" office:value="0.00000000973757341427017" calcext:value-type="float">
            <text:p>9,73757341427017E-09</text:p>
          </table:table-cell>
          <table:table-cell table:formula="of:=IF([.H17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IF([.C17]*[.G17]&lt;0;[.B17];[.F17])" office:value-type="float" office:value="2.57779637988846" calcext:value-type="float">
            <text:p>2,57779637988846</text:p>
          </table:table-cell>
          <table:table-cell table:formula="of:=[.B18]^3-COS([.B18])+LN([.B18]+5)-20" office:value-type="float" office:value="-0.0000000316300230451816" calcext:value-type="float">
            <text:p>-3,16300230451816E-08</text:p>
          </table:table-cell>
          <table:table-cell table:formula="of:=IF([.E17]*[.G17]&lt;0;[.D17];[.F17])" office:value-type="float" office:value="3" calcext:value-type="float">
            <text:p>3</text:p>
          </table:table-cell>
          <table:table-cell table:formula="of:=[.D18]^3-COS([.D18])+LN([.D18]+5)-20" office:value-type="float" office:value="10.0694340382803" calcext:value-type="float">
            <text:p>10,0694340382803</text:p>
          </table:table-cell>
          <table:table-cell table:formula="of:=([.B18]*[.E18]-[.D18]*[.C18])/([.E18]-[.C18])" office:value-type="float" office:value="2.57779638121468" calcext:value-type="float">
            <text:p>2,57779638121468</text:p>
          </table:table-cell>
          <table:table-cell table:formula="of:=[.F18]^3-COS([.F18])+LN([.F18]+5)-20" office:value-type="float" office:value="-0.00000000430788915650737" calcext:value-type="float">
            <text:p>-4,30788915650737E-09</text:p>
          </table:table-cell>
          <table:table-cell table:formula="of:=ABS([.F18]-[.F17])" office:value-type="float" office:value="0.00000000132622268722571" calcext:value-type="float">
            <text:p>1,32622268722571E-09</text:p>
          </table:table-cell>
          <table:table-cell table:formula="of:=IF([.H18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IF([.C18]*[.G18]&lt;0;[.B18];[.F18])" office:value-type="float" office:value="2.57779638121468" calcext:value-type="float">
            <text:p>2,57779638121468</text:p>
          </table:table-cell>
          <table:table-cell table:formula="of:=[.B19]^3-COS([.B19])+LN([.B19]+5)-20" office:value-type="float" office:value="-0.00000000430788915650737" calcext:value-type="float">
            <text:p>-4,30788915650737E-09</text:p>
          </table:table-cell>
          <table:table-cell table:formula="of:=IF([.E18]*[.G18]&lt;0;[.D18];[.F18])" office:value-type="float" office:value="3" calcext:value-type="float">
            <text:p>3</text:p>
          </table:table-cell>
          <table:table-cell table:formula="of:=[.D19]^3-COS([.D19])+LN([.D19]+5)-20" office:value-type="float" office:value="10.0694340382803" calcext:value-type="float">
            <text:p>10,0694340382803</text:p>
          </table:table-cell>
          <table:table-cell table:formula="of:=([.B19]*[.E19]-[.D19]*[.C19])/([.E19]-[.C19])" office:value-type="float" office:value="2.57779638139531" calcext:value-type="float">
            <text:p>2,57779638139531</text:p>
          </table:table-cell>
          <table:table-cell table:formula="of:=[.F19]^3-COS([.F19])+LN([.F19]+5)-20" office:value-type="float" office:value="-0.000000000586716453199188" calcext:value-type="float">
            <text:p>-5,86716453199188E-10</text:p>
          </table:table-cell>
          <table:table-cell table:formula="of:=ABS([.F19]-[.F18])" office:value-type="float" office:value="0.000000000180626624768365" calcext:value-type="float">
            <text:p>1,80626624768365E-10</text:p>
          </table:table-cell>
          <table:table-cell table:formula="of:=IF([.H19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IF([.C19]*[.G19]&lt;0;[.B19];[.F19])" office:value-type="float" office:value="2.57779638139531" calcext:value-type="float">
            <text:p>2,57779638139531</text:p>
          </table:table-cell>
          <table:table-cell table:formula="of:=[.B20]^3-COS([.B20])+LN([.B20]+5)-20" office:value-type="float" office:value="-0.000000000586716453199188" calcext:value-type="float">
            <text:p>-5,86716453199188E-10</text:p>
          </table:table-cell>
          <table:table-cell table:formula="of:=IF([.E19]*[.G19]&lt;0;[.D19];[.F19])" office:value-type="float" office:value="3" calcext:value-type="float">
            <text:p>3</text:p>
          </table:table-cell>
          <table:table-cell table:formula="of:=[.D20]^3-COS([.D20])+LN([.D20]+5)-20" office:value-type="float" office:value="10.0694340382803" calcext:value-type="float">
            <text:p>10,0694340382803</text:p>
          </table:table-cell>
          <table:table-cell table:formula="of:=([.B20]*[.E20]-[.D20]*[.C20])/([.E20]-[.C20])" office:value-type="float" office:value="2.57779638141991" calcext:value-type="float">
            <text:p>2,57779638141991</text:p>
          </table:table-cell>
          <table:table-cell table:formula="of:=[.F20]^3-COS([.F20])+LN([.F20]+5)-20" office:value-type="float" office:value="-0.0000000000799040833499021" calcext:value-type="float">
            <text:p>-7,99040833499021E-11</text:p>
          </table:table-cell>
          <table:table-cell table:formula="of:=ABS([.F20]-[.F19])" office:value-type="float" office:value="0.0000000000246007658688541" calcext:value-type="float">
            <text:p>2,46007658688541E-11</text:p>
          </table:table-cell>
          <table:table-cell table:formula="of:=IF([.H20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IF([.C20]*[.G20]&lt;0;[.B20];[.F20])" office:value-type="float" office:value="2.57779638141991" calcext:value-type="float">
            <text:p>2,57779638141991</text:p>
          </table:table-cell>
          <table:table-cell table:formula="of:=[.B21]^3-COS([.B21])+LN([.B21]+5)-20" office:value-type="float" office:value="-0.0000000000799040833499021" calcext:value-type="float">
            <text:p>-7,99040833499021E-11</text:p>
          </table:table-cell>
          <table:table-cell table:formula="of:=IF([.E20]*[.G20]&lt;0;[.D20];[.F20])" office:value-type="float" office:value="3" calcext:value-type="float">
            <text:p>3</text:p>
          </table:table-cell>
          <table:table-cell table:formula="of:=[.D21]^3-COS([.D21])+LN([.D21]+5)-20" office:value-type="float" office:value="10.0694340382803" calcext:value-type="float">
            <text:p>10,0694340382803</text:p>
          </table:table-cell>
          <table:table-cell table:formula="of:=([.B21]*[.E21]-[.D21]*[.C21])/([.E21]-[.C21])" office:value-type="float" office:value="2.57779638142326" calcext:value-type="float">
            <text:p>2,57779638142326</text:p>
          </table:table-cell>
          <table:table-cell table:formula="of:=[.F21]^3-COS([.F21])+LN([.F21]+5)-20" office:value-type="float" office:value="-0.0000000000108855147118447" calcext:value-type="float">
            <text:p>-1,08855147118447E-11</text:p>
          </table:table-cell>
          <table:table-cell table:formula="of:=ABS([.F21]-[.F20])" office:value-type="float" office:value="0.00000000000335020899910887" calcext:value-type="float">
            <text:p>3,35020899910887E-12</text:p>
          </table:table-cell>
          <table:table-cell table:formula="of:=IF([.H21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IF([.C21]*[.G21]&lt;0;[.B21];[.F21])" office:value-type="float" office:value="2.57779638142326" calcext:value-type="float">
            <text:p>2,57779638142326</text:p>
          </table:table-cell>
          <table:table-cell table:formula="of:=[.B22]^3-COS([.B22])+LN([.B22]+5)-20" office:value-type="float" office:value="-0.0000000000108855147118447" calcext:value-type="float">
            <text:p>-1,08855147118447E-11</text:p>
          </table:table-cell>
          <table:table-cell table:formula="of:=IF([.E21]*[.G21]&lt;0;[.D21];[.F21])" office:value-type="float" office:value="3" calcext:value-type="float">
            <text:p>3</text:p>
          </table:table-cell>
          <table:table-cell table:formula="of:=[.D22]^3-COS([.D22])+LN([.D22]+5)-20" office:value-type="float" office:value="10.0694340382803" calcext:value-type="float">
            <text:p>10,0694340382803</text:p>
          </table:table-cell>
          <table:table-cell table:formula="of:=([.B22]*[.E22]-[.D22]*[.C22])/([.E22]-[.C22])" office:value-type="float" office:value="2.57779638142371" calcext:value-type="float">
            <text:p>2,57779638142371</text:p>
          </table:table-cell>
          <table:table-cell table:formula="of:=[.F22]^3-COS([.F22])+LN([.F22]+5)-20" office:value-type="float" office:value="-0.00000000000147792889038101" calcext:value-type="float">
            <text:p>-1,47792889038101E-12</text:p>
          </table:table-cell>
          <table:table-cell table:formula="of:=ABS([.F22]-[.F21])" office:value-type="float" office:value="0.000000000000456523707725864" calcext:value-type="float">
            <text:p>4,56523707725864E-13</text:p>
          </table:table-cell>
          <table:table-cell table:formula="of:=IF([.H22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IF([.C22]*[.G22]&lt;0;[.B22];[.F22])" office:value-type="float" office:value="2.57779638142371" calcext:value-type="float">
            <text:p>2,57779638142371</text:p>
          </table:table-cell>
          <table:table-cell table:formula="of:=[.B23]^3-COS([.B23])+LN([.B23]+5)-20" office:value-type="float" office:value="-0.00000000000147792889038101" calcext:value-type="float">
            <text:p>-1,47792889038101E-12</text:p>
          </table:table-cell>
          <table:table-cell table:formula="of:=IF([.E22]*[.G22]&lt;0;[.D22];[.F22])" office:value-type="float" office:value="3" calcext:value-type="float">
            <text:p>3</text:p>
          </table:table-cell>
          <table:table-cell table:formula="of:=[.D23]^3-COS([.D23])+LN([.D23]+5)-20" office:value-type="float" office:value="10.0694340382803" calcext:value-type="float">
            <text:p>10,0694340382803</text:p>
          </table:table-cell>
          <table:table-cell table:formula="of:=([.B23]*[.E23]-[.D23]*[.C23])/([.E23]-[.C23])" office:value-type="float" office:value="2.57779638142377" calcext:value-type="float">
            <text:p>2,57779638142377</text:p>
          </table:table-cell>
          <table:table-cell table:formula="of:=[.F23]^3-COS([.F23])+LN([.F23]+5)-20" office:value-type="float" office:value="-0.000000000000202504679691629" calcext:value-type="float">
            <text:p>-2,02504679691629E-13</text:p>
          </table:table-cell>
          <table:table-cell table:formula="of:=ABS([.F23]-[.F22])" office:value-type="float" office:value="0.0000000000000621724893790088" calcext:value-type="float">
            <text:p>6,21724893790088E-14</text:p>
          </table:table-cell>
          <table:table-cell table:formula="of:=IF([.H23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IF([.C23]*[.G23]&lt;0;[.B23];[.F23])" office:value-type="float" office:value="2.57779638142377" calcext:value-type="float">
            <text:p>2,57779638142377</text:p>
          </table:table-cell>
          <table:table-cell table:formula="of:=[.B24]^3-COS([.B24])+LN([.B24]+5)-20" office:value-type="float" office:value="-0.000000000000202504679691629" calcext:value-type="float">
            <text:p>-2,02504679691629E-13</text:p>
          </table:table-cell>
          <table:table-cell table:formula="of:=IF([.E23]*[.G23]&lt;0;[.D23];[.F23])" office:value-type="float" office:value="3" calcext:value-type="float">
            <text:p>3</text:p>
          </table:table-cell>
          <table:table-cell table:formula="of:=[.D24]^3-COS([.D24])+LN([.D24]+5)-20" office:value-type="float" office:value="10.0694340382803" calcext:value-type="float">
            <text:p>10,0694340382803</text:p>
          </table:table-cell>
          <table:table-cell table:formula="of:=([.B24]*[.E24]-[.D24]*[.C24])/([.E24]-[.C24])" office:value-type="float" office:value="2.57779638142378" calcext:value-type="float">
            <text:p>2,57779638142378</text:p>
          </table:table-cell>
          <table:table-cell table:formula="of:=[.F24]^3-COS([.F24])+LN([.F24]+5)-20" office:value-type="float" office:value="0" calcext:value-type="float">
            <text:p>0</text:p>
          </table:table-cell>
          <table:table-cell table:formula="of:=ABS([.F24]-[.F23])" office:value-type="float" office:value="0" calcext:value-type="float">
            <text:p>0</text:p>
          </table:table-cell>
          <table:table-cell table:formula="of:=IF([.H24]&lt;=[.$B$2];&quot;SATISFAZ&quot;;&quot;NAO&quot;)" office:value-type="string" office:string-value="SATISFAZ" calcext:value-type="string">
            <text:p>SATISFAZ</text:p>
          </table:table-cell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IF([.C24]*[.G24]&lt;0;[.B24];[.F24])" office:value-type="float" office:value="2.57779638142378" calcext:value-type="float">
            <text:p>2,57779638142378</text:p>
          </table:table-cell>
          <table:table-cell table:formula="of:=[.B25]^3-COS([.B25])+LN([.B25]+5)-20" office:value-type="float" office:value="0" calcext:value-type="float">
            <text:p>0</text:p>
          </table:table-cell>
          <table:table-cell table:formula="of:=IF([.E24]*[.G24]&lt;0;[.D24];[.F24])" office:value-type="float" office:value="2.57779638142378" calcext:value-type="float">
            <text:p>2,57779638142378</text:p>
          </table:table-cell>
          <table:table-cell table:formula="of:=[.D25]^3-COS([.D25])+LN([.D25]+5)-20" office:value-type="float" office:value="0" calcext:value-type="float">
            <text:p>0</text:p>
          </table:table-cell>
          <table:table-cell table:formula="of:=([.B25]*[.E25]-[.D25]*[.C25])/([.E25]-[.C25])" office:value-type="string" office:string-value="" calcext:value-type="error">
            <text:p>#DIV/0!</text:p>
          </table:table-cell>
          <table:table-cell table:formula="of:=[.F25]^3-COS([.F25])+LN([.F25]+5)-20" office:value-type="string" office:string-value="" calcext:value-type="error">
            <text:p>#DIV/0!</text:p>
          </table:table-cell>
          <table:table-cell table:formula="of:=ABS([.F25]-[.F24])" office:value-type="string" office:string-value="" calcext:value-type="error">
            <text:p>#DIV/0!</text:p>
          </table:table-cell>
          <table:table-cell table:formula="of:=IF([.H2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IF([.C25]*[.G25]&lt;0;[.B25];[.F25])" office:value-type="string" office:string-value="" calcext:value-type="error">
            <text:p>#DIV/0!</text:p>
          </table:table-cell>
          <table:table-cell table:formula="of:=[.B26]^3-COS([.B26])+LN([.B26]+5)-20" office:value-type="string" office:string-value="" calcext:value-type="error">
            <text:p>#DIV/0!</text:p>
          </table:table-cell>
          <table:table-cell table:formula="of:=IF([.E25]*[.G25]&lt;0;[.D25];[.F25])" office:value-type="string" office:string-value="" calcext:value-type="error">
            <text:p>#DIV/0!</text:p>
          </table:table-cell>
          <table:table-cell table:formula="of:=[.D26]^3-COS([.D26])+LN([.D26]+5)-20" office:value-type="string" office:string-value="" calcext:value-type="error">
            <text:p>#DIV/0!</text:p>
          </table:table-cell>
          <table:table-cell table:formula="of:=([.B26]*[.E26]-[.D26]*[.C26])/([.E26]-[.C26])" office:value-type="string" office:string-value="" calcext:value-type="error">
            <text:p>#DIV/0!</text:p>
          </table:table-cell>
          <table:table-cell table:formula="of:=[.F26]^3-COS([.F26])+LN([.F26]+5)-20" office:value-type="string" office:string-value="" calcext:value-type="error">
            <text:p>#DIV/0!</text:p>
          </table:table-cell>
          <table:table-cell table:formula="of:=ABS([.F26]-[.F25])" office:value-type="string" office:string-value="" calcext:value-type="error">
            <text:p>#DIV/0!</text:p>
          </table:table-cell>
          <table:table-cell table:formula="of:=IF([.H2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IF([.C26]*[.G26]&lt;0;[.B26];[.F26])" office:value-type="string" office:string-value="" calcext:value-type="error">
            <text:p>#DIV/0!</text:p>
          </table:table-cell>
          <table:table-cell table:formula="of:=[.B27]^3-COS([.B27])+LN([.B27]+5)-20" office:value-type="string" office:string-value="" calcext:value-type="error">
            <text:p>#DIV/0!</text:p>
          </table:table-cell>
          <table:table-cell table:formula="of:=IF([.E26]*[.G26]&lt;0;[.D26];[.F26])" office:value-type="string" office:string-value="" calcext:value-type="error">
            <text:p>#DIV/0!</text:p>
          </table:table-cell>
          <table:table-cell table:formula="of:=[.D27]^3-COS([.D27])+LN([.D27]+5)-20" office:value-type="string" office:string-value="" calcext:value-type="error">
            <text:p>#DIV/0!</text:p>
          </table:table-cell>
          <table:table-cell table:formula="of:=([.B27]*[.E27]-[.D27]*[.C27])/([.E27]-[.C27])" office:value-type="string" office:string-value="" calcext:value-type="error">
            <text:p>#DIV/0!</text:p>
          </table:table-cell>
          <table:table-cell table:formula="of:=[.F27]^3-COS([.F27])+LN([.F27]+5)-20" office:value-type="string" office:string-value="" calcext:value-type="error">
            <text:p>#DIV/0!</text:p>
          </table:table-cell>
          <table:table-cell table:formula="of:=ABS([.F27]-[.F26])" office:value-type="string" office:string-value="" calcext:value-type="error">
            <text:p>#DIV/0!</text:p>
          </table:table-cell>
          <table:table-cell table:formula="of:=IF([.H2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IF([.C27]*[.G27]&lt;0;[.B27];[.F27])" office:value-type="string" office:string-value="" calcext:value-type="error">
            <text:p>#DIV/0!</text:p>
          </table:table-cell>
          <table:table-cell table:formula="of:=[.B28]^3-COS([.B28])+LN([.B28]+5)-20" office:value-type="string" office:string-value="" calcext:value-type="error">
            <text:p>#DIV/0!</text:p>
          </table:table-cell>
          <table:table-cell table:formula="of:=IF([.E27]*[.G27]&lt;0;[.D27];[.F27])" office:value-type="string" office:string-value="" calcext:value-type="error">
            <text:p>#DIV/0!</text:p>
          </table:table-cell>
          <table:table-cell table:formula="of:=[.D28]^3-COS([.D28])+LN([.D28]+5)-20" office:value-type="string" office:string-value="" calcext:value-type="error">
            <text:p>#DIV/0!</text:p>
          </table:table-cell>
          <table:table-cell table:formula="of:=([.B28]*[.E28]-[.D28]*[.C28])/([.E28]-[.C28])" office:value-type="string" office:string-value="" calcext:value-type="error">
            <text:p>#DIV/0!</text:p>
          </table:table-cell>
          <table:table-cell table:formula="of:=[.F28]^3-COS([.F28])+LN([.F28]+5)-20" office:value-type="string" office:string-value="" calcext:value-type="error">
            <text:p>#DIV/0!</text:p>
          </table:table-cell>
          <table:table-cell table:formula="of:=ABS([.F28]-[.F27])" office:value-type="string" office:string-value="" calcext:value-type="error">
            <text:p>#DIV/0!</text:p>
          </table:table-cell>
          <table:table-cell table:formula="of:=IF([.H2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IF([.C28]*[.G28]&lt;0;[.B28];[.F28])" office:value-type="string" office:string-value="" calcext:value-type="error">
            <text:p>#DIV/0!</text:p>
          </table:table-cell>
          <table:table-cell table:formula="of:=[.B29]^3-COS([.B29])+LN([.B29]+5)-20" office:value-type="string" office:string-value="" calcext:value-type="error">
            <text:p>#DIV/0!</text:p>
          </table:table-cell>
          <table:table-cell table:formula="of:=IF([.E28]*[.G28]&lt;0;[.D28];[.F28])" office:value-type="string" office:string-value="" calcext:value-type="error">
            <text:p>#DIV/0!</text:p>
          </table:table-cell>
          <table:table-cell table:formula="of:=[.D29]^3-COS([.D29])+LN([.D29]+5)-20" office:value-type="string" office:string-value="" calcext:value-type="error">
            <text:p>#DIV/0!</text:p>
          </table:table-cell>
          <table:table-cell table:formula="of:=([.B29]*[.E29]-[.D29]*[.C29])/([.E29]-[.C29])" office:value-type="string" office:string-value="" calcext:value-type="error">
            <text:p>#DIV/0!</text:p>
          </table:table-cell>
          <table:table-cell table:formula="of:=[.F29]^3-COS([.F29])+LN([.F29]+5)-20" office:value-type="string" office:string-value="" calcext:value-type="error">
            <text:p>#DIV/0!</text:p>
          </table:table-cell>
          <table:table-cell table:formula="of:=ABS([.F29]-[.F28])" office:value-type="string" office:string-value="" calcext:value-type="error">
            <text:p>#DIV/0!</text:p>
          </table:table-cell>
          <table:table-cell table:formula="of:=IF([.H2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IF([.C29]*[.G29]&lt;0;[.B29];[.F29])" office:value-type="string" office:string-value="" calcext:value-type="error">
            <text:p>#DIV/0!</text:p>
          </table:table-cell>
          <table:table-cell table:formula="of:=[.B30]^3-COS([.B30])+LN([.B30]+5)-20" office:value-type="string" office:string-value="" calcext:value-type="error">
            <text:p>#DIV/0!</text:p>
          </table:table-cell>
          <table:table-cell table:formula="of:=IF([.E29]*[.G29]&lt;0;[.D29];[.F29])" office:value-type="string" office:string-value="" calcext:value-type="error">
            <text:p>#DIV/0!</text:p>
          </table:table-cell>
          <table:table-cell table:formula="of:=[.D30]^3-COS([.D30])+LN([.D30]+5)-20" office:value-type="string" office:string-value="" calcext:value-type="error">
            <text:p>#DIV/0!</text:p>
          </table:table-cell>
          <table:table-cell table:formula="of:=([.B30]*[.E30]-[.D30]*[.C30])/([.E30]-[.C30])" office:value-type="string" office:string-value="" calcext:value-type="error">
            <text:p>#DIV/0!</text:p>
          </table:table-cell>
          <table:table-cell table:formula="of:=[.F30]^3-COS([.F30])+LN([.F30]+5)-20" office:value-type="string" office:string-value="" calcext:value-type="error">
            <text:p>#DIV/0!</text:p>
          </table:table-cell>
          <table:table-cell table:formula="of:=ABS([.F30]-[.F29])" office:value-type="string" office:string-value="" calcext:value-type="error">
            <text:p>#DIV/0!</text:p>
          </table:table-cell>
          <table:table-cell table:formula="of:=IF([.H3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IF([.C30]*[.G30]&lt;0;[.B30];[.F30])" office:value-type="string" office:string-value="" calcext:value-type="error">
            <text:p>#DIV/0!</text:p>
          </table:table-cell>
          <table:table-cell table:formula="of:=[.B31]^3-COS([.B31])+LN([.B31]+5)-20" office:value-type="string" office:string-value="" calcext:value-type="error">
            <text:p>#DIV/0!</text:p>
          </table:table-cell>
          <table:table-cell table:formula="of:=IF([.E30]*[.G30]&lt;0;[.D30];[.F30])" office:value-type="string" office:string-value="" calcext:value-type="error">
            <text:p>#DIV/0!</text:p>
          </table:table-cell>
          <table:table-cell table:formula="of:=[.D31]^3-COS([.D31])+LN([.D31]+5)-20" office:value-type="string" office:string-value="" calcext:value-type="error">
            <text:p>#DIV/0!</text:p>
          </table:table-cell>
          <table:table-cell table:formula="of:=([.B31]*[.E31]-[.D31]*[.C31])/([.E31]-[.C31])" office:value-type="string" office:string-value="" calcext:value-type="error">
            <text:p>#DIV/0!</text:p>
          </table:table-cell>
          <table:table-cell table:formula="of:=[.F31]^3-COS([.F31])+LN([.F31]+5)-20" office:value-type="string" office:string-value="" calcext:value-type="error">
            <text:p>#DIV/0!</text:p>
          </table:table-cell>
          <table:table-cell table:formula="of:=ABS([.F31]-[.F30])" office:value-type="string" office:string-value="" calcext:value-type="error">
            <text:p>#DIV/0!</text:p>
          </table:table-cell>
          <table:table-cell table:formula="of:=IF([.H3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IF([.C31]*[.G31]&lt;0;[.B31];[.F31])" office:value-type="string" office:string-value="" calcext:value-type="error">
            <text:p>#DIV/0!</text:p>
          </table:table-cell>
          <table:table-cell table:formula="of:=[.B32]^3-COS([.B32])+LN([.B32]+5)-20" office:value-type="string" office:string-value="" calcext:value-type="error">
            <text:p>#DIV/0!</text:p>
          </table:table-cell>
          <table:table-cell table:formula="of:=IF([.E31]*[.G31]&lt;0;[.D31];[.F31])" office:value-type="string" office:string-value="" calcext:value-type="error">
            <text:p>#DIV/0!</text:p>
          </table:table-cell>
          <table:table-cell table:formula="of:=[.D32]^3-COS([.D32])+LN([.D32]+5)-20" office:value-type="string" office:string-value="" calcext:value-type="error">
            <text:p>#DIV/0!</text:p>
          </table:table-cell>
          <table:table-cell table:formula="of:=([.B32]*[.E32]-[.D32]*[.C32])/([.E32]-[.C32])" office:value-type="string" office:string-value="" calcext:value-type="error">
            <text:p>#DIV/0!</text:p>
          </table:table-cell>
          <table:table-cell table:formula="of:=[.F32]^3-COS([.F32])+LN([.F32]+5)-20" office:value-type="string" office:string-value="" calcext:value-type="error">
            <text:p>#DIV/0!</text:p>
          </table:table-cell>
          <table:table-cell table:formula="of:=ABS([.F32]-[.F31])" office:value-type="string" office:string-value="" calcext:value-type="error">
            <text:p>#DIV/0!</text:p>
          </table:table-cell>
          <table:table-cell table:formula="of:=IF([.H3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IF([.C32]*[.G32]&lt;0;[.B32];[.F32])" office:value-type="string" office:string-value="" calcext:value-type="error">
            <text:p>#DIV/0!</text:p>
          </table:table-cell>
          <table:table-cell table:formula="of:=[.B33]^3-COS([.B33])+LN([.B33]+5)-20" office:value-type="string" office:string-value="" calcext:value-type="error">
            <text:p>#DIV/0!</text:p>
          </table:table-cell>
          <table:table-cell table:formula="of:=IF([.E32]*[.G32]&lt;0;[.D32];[.F32])" office:value-type="string" office:string-value="" calcext:value-type="error">
            <text:p>#DIV/0!</text:p>
          </table:table-cell>
          <table:table-cell table:formula="of:=[.D33]^3-COS([.D33])+LN([.D33]+5)-20" office:value-type="string" office:string-value="" calcext:value-type="error">
            <text:p>#DIV/0!</text:p>
          </table:table-cell>
          <table:table-cell table:formula="of:=([.B33]*[.E33]-[.D33]*[.C33])/([.E33]-[.C33])" office:value-type="string" office:string-value="" calcext:value-type="error">
            <text:p>#DIV/0!</text:p>
          </table:table-cell>
          <table:table-cell table:formula="of:=[.F33]^3-COS([.F33])+LN([.F33]+5)-20" office:value-type="string" office:string-value="" calcext:value-type="error">
            <text:p>#DIV/0!</text:p>
          </table:table-cell>
          <table:table-cell table:formula="of:=ABS([.F33]-[.F32])" office:value-type="string" office:string-value="" calcext:value-type="error">
            <text:p>#DIV/0!</text:p>
          </table:table-cell>
          <table:table-cell table:formula="of:=IF([.H3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IF([.C33]*[.G33]&lt;0;[.B33];[.F33])" office:value-type="string" office:string-value="" calcext:value-type="error">
            <text:p>#DIV/0!</text:p>
          </table:table-cell>
          <table:table-cell table:formula="of:=[.B34]^3-COS([.B34])+LN([.B34]+5)-20" office:value-type="string" office:string-value="" calcext:value-type="error">
            <text:p>#DIV/0!</text:p>
          </table:table-cell>
          <table:table-cell table:formula="of:=IF([.E33]*[.G33]&lt;0;[.D33];[.F33])" office:value-type="string" office:string-value="" calcext:value-type="error">
            <text:p>#DIV/0!</text:p>
          </table:table-cell>
          <table:table-cell table:formula="of:=[.D34]^3-COS([.D34])+LN([.D34]+5)-20" office:value-type="string" office:string-value="" calcext:value-type="error">
            <text:p>#DIV/0!</text:p>
          </table:table-cell>
          <table:table-cell table:formula="of:=([.B34]*[.E34]-[.D34]*[.C34])/([.E34]-[.C34])" office:value-type="string" office:string-value="" calcext:value-type="error">
            <text:p>#DIV/0!</text:p>
          </table:table-cell>
          <table:table-cell table:formula="of:=[.F34]^3-COS([.F34])+LN([.F34]+5)-20" office:value-type="string" office:string-value="" calcext:value-type="error">
            <text:p>#DIV/0!</text:p>
          </table:table-cell>
          <table:table-cell table:formula="of:=ABS([.F34]-[.F33])" office:value-type="string" office:string-value="" calcext:value-type="error">
            <text:p>#DIV/0!</text:p>
          </table:table-cell>
          <table:table-cell table:formula="of:=IF([.H3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IF([.C34]*[.G34]&lt;0;[.B34];[.F34])" office:value-type="string" office:string-value="" calcext:value-type="error">
            <text:p>#DIV/0!</text:p>
          </table:table-cell>
          <table:table-cell table:formula="of:=[.B35]^3-COS([.B35])+LN([.B35]+5)-20" office:value-type="string" office:string-value="" calcext:value-type="error">
            <text:p>#DIV/0!</text:p>
          </table:table-cell>
          <table:table-cell table:formula="of:=IF([.E34]*[.G34]&lt;0;[.D34];[.F34])" office:value-type="string" office:string-value="" calcext:value-type="error">
            <text:p>#DIV/0!</text:p>
          </table:table-cell>
          <table:table-cell table:formula="of:=[.D35]^3-COS([.D35])+LN([.D35]+5)-20" office:value-type="string" office:string-value="" calcext:value-type="error">
            <text:p>#DIV/0!</text:p>
          </table:table-cell>
          <table:table-cell table:formula="of:=([.B35]*[.E35]-[.D35]*[.C35])/([.E35]-[.C35])" office:value-type="string" office:string-value="" calcext:value-type="error">
            <text:p>#DIV/0!</text:p>
          </table:table-cell>
          <table:table-cell table:formula="of:=[.F35]^3-COS([.F35])+LN([.F35]+5)-20" office:value-type="string" office:string-value="" calcext:value-type="error">
            <text:p>#DIV/0!</text:p>
          </table:table-cell>
          <table:table-cell table:formula="of:=ABS([.F35]-[.F34])" office:value-type="string" office:string-value="" calcext:value-type="error">
            <text:p>#DIV/0!</text:p>
          </table:table-cell>
          <table:table-cell table:formula="of:=IF([.H3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IF([.C35]*[.G35]&lt;0;[.B35];[.F35])" office:value-type="string" office:string-value="" calcext:value-type="error">
            <text:p>#DIV/0!</text:p>
          </table:table-cell>
          <table:table-cell table:formula="of:=[.B36]^3-COS([.B36])+LN([.B36]+5)-20" office:value-type="string" office:string-value="" calcext:value-type="error">
            <text:p>#DIV/0!</text:p>
          </table:table-cell>
          <table:table-cell table:formula="of:=IF([.E35]*[.G35]&lt;0;[.D35];[.F35])" office:value-type="string" office:string-value="" calcext:value-type="error">
            <text:p>#DIV/0!</text:p>
          </table:table-cell>
          <table:table-cell table:formula="of:=[.D36]^3-COS([.D36])+LN([.D36]+5)-20" office:value-type="string" office:string-value="" calcext:value-type="error">
            <text:p>#DIV/0!</text:p>
          </table:table-cell>
          <table:table-cell table:formula="of:=([.B36]*[.E36]-[.D36]*[.C36])/([.E36]-[.C36])" office:value-type="string" office:string-value="" calcext:value-type="error">
            <text:p>#DIV/0!</text:p>
          </table:table-cell>
          <table:table-cell table:formula="of:=[.F36]^3-COS([.F36])+LN([.F36]+5)-20" office:value-type="string" office:string-value="" calcext:value-type="error">
            <text:p>#DIV/0!</text:p>
          </table:table-cell>
          <table:table-cell table:formula="of:=ABS([.F36]-[.F35])" office:value-type="string" office:string-value="" calcext:value-type="error">
            <text:p>#DIV/0!</text:p>
          </table:table-cell>
          <table:table-cell table:formula="of:=IF([.H3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IF([.C36]*[.G36]&lt;0;[.B36];[.F36])" office:value-type="string" office:string-value="" calcext:value-type="error">
            <text:p>#DIV/0!</text:p>
          </table:table-cell>
          <table:table-cell table:formula="of:=[.B37]^3-COS([.B37])+LN([.B37]+5)-20" office:value-type="string" office:string-value="" calcext:value-type="error">
            <text:p>#DIV/0!</text:p>
          </table:table-cell>
          <table:table-cell table:formula="of:=IF([.E36]*[.G36]&lt;0;[.D36];[.F36])" office:value-type="string" office:string-value="" calcext:value-type="error">
            <text:p>#DIV/0!</text:p>
          </table:table-cell>
          <table:table-cell table:formula="of:=[.D37]^3-COS([.D37])+LN([.D37]+5)-20" office:value-type="string" office:string-value="" calcext:value-type="error">
            <text:p>#DIV/0!</text:p>
          </table:table-cell>
          <table:table-cell table:formula="of:=([.B37]*[.E37]-[.D37]*[.C37])/([.E37]-[.C37])" office:value-type="string" office:string-value="" calcext:value-type="error">
            <text:p>#DIV/0!</text:p>
          </table:table-cell>
          <table:table-cell table:formula="of:=[.F37]^3-COS([.F37])+LN([.F37]+5)-20" office:value-type="string" office:string-value="" calcext:value-type="error">
            <text:p>#DIV/0!</text:p>
          </table:table-cell>
          <table:table-cell table:formula="of:=ABS([.F37]-[.F36])" office:value-type="string" office:string-value="" calcext:value-type="error">
            <text:p>#DIV/0!</text:p>
          </table:table-cell>
          <table:table-cell table:formula="of:=IF([.H3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IF([.C37]*[.G37]&lt;0;[.B37];[.F37])" office:value-type="string" office:string-value="" calcext:value-type="error">
            <text:p>#DIV/0!</text:p>
          </table:table-cell>
          <table:table-cell table:formula="of:=[.B38]^3-COS([.B38])+LN([.B38]+5)-20" office:value-type="string" office:string-value="" calcext:value-type="error">
            <text:p>#DIV/0!</text:p>
          </table:table-cell>
          <table:table-cell table:formula="of:=IF([.E37]*[.G37]&lt;0;[.D37];[.F37])" office:value-type="string" office:string-value="" calcext:value-type="error">
            <text:p>#DIV/0!</text:p>
          </table:table-cell>
          <table:table-cell table:formula="of:=[.D38]^3-COS([.D38])+LN([.D38]+5)-20" office:value-type="string" office:string-value="" calcext:value-type="error">
            <text:p>#DIV/0!</text:p>
          </table:table-cell>
          <table:table-cell table:formula="of:=([.B38]*[.E38]-[.D38]*[.C38])/([.E38]-[.C38])" office:value-type="string" office:string-value="" calcext:value-type="error">
            <text:p>#DIV/0!</text:p>
          </table:table-cell>
          <table:table-cell table:formula="of:=[.F38]^3-COS([.F38])+LN([.F38]+5)-20" office:value-type="string" office:string-value="" calcext:value-type="error">
            <text:p>#DIV/0!</text:p>
          </table:table-cell>
          <table:table-cell table:formula="of:=ABS([.F38]-[.F37])" office:value-type="string" office:string-value="" calcext:value-type="error">
            <text:p>#DIV/0!</text:p>
          </table:table-cell>
          <table:table-cell table:formula="of:=IF([.H3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IF([.C38]*[.G38]&lt;0;[.B38];[.F38])" office:value-type="string" office:string-value="" calcext:value-type="error">
            <text:p>#DIV/0!</text:p>
          </table:table-cell>
          <table:table-cell table:formula="of:=[.B39]^3-COS([.B39])+LN([.B39]+5)-20" office:value-type="string" office:string-value="" calcext:value-type="error">
            <text:p>#DIV/0!</text:p>
          </table:table-cell>
          <table:table-cell table:formula="of:=IF([.E38]*[.G38]&lt;0;[.D38];[.F38])" office:value-type="string" office:string-value="" calcext:value-type="error">
            <text:p>#DIV/0!</text:p>
          </table:table-cell>
          <table:table-cell table:formula="of:=[.D39]^3-COS([.D39])+LN([.D39]+5)-20" office:value-type="string" office:string-value="" calcext:value-type="error">
            <text:p>#DIV/0!</text:p>
          </table:table-cell>
          <table:table-cell table:formula="of:=([.B39]*[.E39]-[.D39]*[.C39])/([.E39]-[.C39])" office:value-type="string" office:string-value="" calcext:value-type="error">
            <text:p>#DIV/0!</text:p>
          </table:table-cell>
          <table:table-cell table:formula="of:=[.F39]^3-COS([.F39])+LN([.F39]+5)-20" office:value-type="string" office:string-value="" calcext:value-type="error">
            <text:p>#DIV/0!</text:p>
          </table:table-cell>
          <table:table-cell table:formula="of:=ABS([.F39]-[.F38])" office:value-type="string" office:string-value="" calcext:value-type="error">
            <text:p>#DIV/0!</text:p>
          </table:table-cell>
          <table:table-cell table:formula="of:=IF([.H3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IF([.C39]*[.G39]&lt;0;[.B39];[.F39])" office:value-type="string" office:string-value="" calcext:value-type="error">
            <text:p>#DIV/0!</text:p>
          </table:table-cell>
          <table:table-cell table:formula="of:=[.B40]^3-COS([.B40])+LN([.B40]+5)-20" office:value-type="string" office:string-value="" calcext:value-type="error">
            <text:p>#DIV/0!</text:p>
          </table:table-cell>
          <table:table-cell table:formula="of:=IF([.E39]*[.G39]&lt;0;[.D39];[.F39])" office:value-type="string" office:string-value="" calcext:value-type="error">
            <text:p>#DIV/0!</text:p>
          </table:table-cell>
          <table:table-cell table:formula="of:=[.D40]^3-COS([.D40])+LN([.D40]+5)-20" office:value-type="string" office:string-value="" calcext:value-type="error">
            <text:p>#DIV/0!</text:p>
          </table:table-cell>
          <table:table-cell table:formula="of:=([.B40]*[.E40]-[.D40]*[.C40])/([.E40]-[.C40])" office:value-type="string" office:string-value="" calcext:value-type="error">
            <text:p>#DIV/0!</text:p>
          </table:table-cell>
          <table:table-cell table:formula="of:=[.F40]^3-COS([.F40])+LN([.F40]+5)-20" office:value-type="string" office:string-value="" calcext:value-type="error">
            <text:p>#DIV/0!</text:p>
          </table:table-cell>
          <table:table-cell table:formula="of:=ABS([.F40]-[.F39])" office:value-type="string" office:string-value="" calcext:value-type="error">
            <text:p>#DIV/0!</text:p>
          </table:table-cell>
          <table:table-cell table:formula="of:=IF([.H4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IF([.C40]*[.G40]&lt;0;[.B40];[.F40])" office:value-type="string" office:string-value="" calcext:value-type="error">
            <text:p>#DIV/0!</text:p>
          </table:table-cell>
          <table:table-cell table:formula="of:=[.B41]^3-COS([.B41])+LN([.B41]+5)-20" office:value-type="string" office:string-value="" calcext:value-type="error">
            <text:p>#DIV/0!</text:p>
          </table:table-cell>
          <table:table-cell table:formula="of:=IF([.E40]*[.G40]&lt;0;[.D40];[.F40])" office:value-type="string" office:string-value="" calcext:value-type="error">
            <text:p>#DIV/0!</text:p>
          </table:table-cell>
          <table:table-cell table:formula="of:=[.D41]^3-COS([.D41])+LN([.D41]+5)-20" office:value-type="string" office:string-value="" calcext:value-type="error">
            <text:p>#DIV/0!</text:p>
          </table:table-cell>
          <table:table-cell table:formula="of:=([.B41]*[.E41]-[.D41]*[.C41])/([.E41]-[.C41])" office:value-type="string" office:string-value="" calcext:value-type="error">
            <text:p>#DIV/0!</text:p>
          </table:table-cell>
          <table:table-cell table:formula="of:=[.F41]^3-COS([.F41])+LN([.F41]+5)-20" office:value-type="string" office:string-value="" calcext:value-type="error">
            <text:p>#DIV/0!</text:p>
          </table:table-cell>
          <table:table-cell table:formula="of:=ABS([.F41]-[.F40])" office:value-type="string" office:string-value="" calcext:value-type="error">
            <text:p>#DIV/0!</text:p>
          </table:table-cell>
          <table:table-cell table:formula="of:=IF([.H4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IF([.C41]*[.G41]&lt;0;[.B41];[.F41])" office:value-type="string" office:string-value="" calcext:value-type="error">
            <text:p>#DIV/0!</text:p>
          </table:table-cell>
          <table:table-cell table:formula="of:=[.B42]^3-COS([.B42])+LN([.B42]+5)-20" office:value-type="string" office:string-value="" calcext:value-type="error">
            <text:p>#DIV/0!</text:p>
          </table:table-cell>
          <table:table-cell table:formula="of:=IF([.E41]*[.G41]&lt;0;[.D41];[.F41])" office:value-type="string" office:string-value="" calcext:value-type="error">
            <text:p>#DIV/0!</text:p>
          </table:table-cell>
          <table:table-cell table:formula="of:=[.D42]^3-COS([.D42])+LN([.D42]+5)-20" office:value-type="string" office:string-value="" calcext:value-type="error">
            <text:p>#DIV/0!</text:p>
          </table:table-cell>
          <table:table-cell table:formula="of:=([.B42]*[.E42]-[.D42]*[.C42])/([.E42]-[.C42])" office:value-type="string" office:string-value="" calcext:value-type="error">
            <text:p>#DIV/0!</text:p>
          </table:table-cell>
          <table:table-cell table:formula="of:=[.F42]^3-COS([.F42])+LN([.F42]+5)-20" office:value-type="string" office:string-value="" calcext:value-type="error">
            <text:p>#DIV/0!</text:p>
          </table:table-cell>
          <table:table-cell table:formula="of:=ABS([.F42]-[.F41])" office:value-type="string" office:string-value="" calcext:value-type="error">
            <text:p>#DIV/0!</text:p>
          </table:table-cell>
          <table:table-cell table:formula="of:=IF([.H4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IF([.C42]*[.G42]&lt;0;[.B42];[.F42])" office:value-type="string" office:string-value="" calcext:value-type="error">
            <text:p>#DIV/0!</text:p>
          </table:table-cell>
          <table:table-cell table:formula="of:=[.B43]^3-COS([.B43])+LN([.B43]+5)-20" office:value-type="string" office:string-value="" calcext:value-type="error">
            <text:p>#DIV/0!</text:p>
          </table:table-cell>
          <table:table-cell table:formula="of:=IF([.E42]*[.G42]&lt;0;[.D42];[.F42])" office:value-type="string" office:string-value="" calcext:value-type="error">
            <text:p>#DIV/0!</text:p>
          </table:table-cell>
          <table:table-cell table:formula="of:=[.D43]^3-COS([.D43])+LN([.D43]+5)-20" office:value-type="string" office:string-value="" calcext:value-type="error">
            <text:p>#DIV/0!</text:p>
          </table:table-cell>
          <table:table-cell table:formula="of:=([.B43]*[.E43]-[.D43]*[.C43])/([.E43]-[.C43])" office:value-type="string" office:string-value="" calcext:value-type="error">
            <text:p>#DIV/0!</text:p>
          </table:table-cell>
          <table:table-cell table:formula="of:=[.F43]^3-COS([.F43])+LN([.F43]+5)-20" office:value-type="string" office:string-value="" calcext:value-type="error">
            <text:p>#DIV/0!</text:p>
          </table:table-cell>
          <table:table-cell table:formula="of:=ABS([.F43]-[.F42])" office:value-type="string" office:string-value="" calcext:value-type="error">
            <text:p>#DIV/0!</text:p>
          </table:table-cell>
          <table:table-cell table:formula="of:=IF([.H4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IF([.C43]*[.G43]&lt;0;[.B43];[.F43])" office:value-type="string" office:string-value="" calcext:value-type="error">
            <text:p>#DIV/0!</text:p>
          </table:table-cell>
          <table:table-cell table:formula="of:=[.B44]^3-COS([.B44])+LN([.B44]+5)-20" office:value-type="string" office:string-value="" calcext:value-type="error">
            <text:p>#DIV/0!</text:p>
          </table:table-cell>
          <table:table-cell table:formula="of:=IF([.E43]*[.G43]&lt;0;[.D43];[.F43])" office:value-type="string" office:string-value="" calcext:value-type="error">
            <text:p>#DIV/0!</text:p>
          </table:table-cell>
          <table:table-cell table:formula="of:=[.D44]^3-COS([.D44])+LN([.D44]+5)-20" office:value-type="string" office:string-value="" calcext:value-type="error">
            <text:p>#DIV/0!</text:p>
          </table:table-cell>
          <table:table-cell table:formula="of:=([.B44]*[.E44]-[.D44]*[.C44])/([.E44]-[.C44])" office:value-type="string" office:string-value="" calcext:value-type="error">
            <text:p>#DIV/0!</text:p>
          </table:table-cell>
          <table:table-cell table:formula="of:=[.F44]^3-COS([.F44])+LN([.F44]+5)-20" office:value-type="string" office:string-value="" calcext:value-type="error">
            <text:p>#DIV/0!</text:p>
          </table:table-cell>
          <table:table-cell table:formula="of:=ABS([.F44]-[.F43])" office:value-type="string" office:string-value="" calcext:value-type="error">
            <text:p>#DIV/0!</text:p>
          </table:table-cell>
          <table:table-cell table:formula="of:=IF([.H4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IF([.C44]*[.G44]&lt;0;[.B44];[.F44])" office:value-type="string" office:string-value="" calcext:value-type="error">
            <text:p>#DIV/0!</text:p>
          </table:table-cell>
          <table:table-cell table:formula="of:=[.B45]^3-COS([.B45])+LN([.B45]+5)-20" office:value-type="string" office:string-value="" calcext:value-type="error">
            <text:p>#DIV/0!</text:p>
          </table:table-cell>
          <table:table-cell table:formula="of:=IF([.E44]*[.G44]&lt;0;[.D44];[.F44])" office:value-type="string" office:string-value="" calcext:value-type="error">
            <text:p>#DIV/0!</text:p>
          </table:table-cell>
          <table:table-cell table:formula="of:=[.D45]^3-COS([.D45])+LN([.D45]+5)-20" office:value-type="string" office:string-value="" calcext:value-type="error">
            <text:p>#DIV/0!</text:p>
          </table:table-cell>
          <table:table-cell table:formula="of:=([.B45]*[.E45]-[.D45]*[.C45])/([.E45]-[.C45])" office:value-type="string" office:string-value="" calcext:value-type="error">
            <text:p>#DIV/0!</text:p>
          </table:table-cell>
          <table:table-cell table:formula="of:=[.F45]^3-COS([.F45])+LN([.F45]+5)-20" office:value-type="string" office:string-value="" calcext:value-type="error">
            <text:p>#DIV/0!</text:p>
          </table:table-cell>
          <table:table-cell table:formula="of:=ABS([.F45]-[.F44])" office:value-type="string" office:string-value="" calcext:value-type="error">
            <text:p>#DIV/0!</text:p>
          </table:table-cell>
          <table:table-cell table:formula="of:=IF([.H4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IF([.C45]*[.G45]&lt;0;[.B45];[.F45])" office:value-type="string" office:string-value="" calcext:value-type="error">
            <text:p>#DIV/0!</text:p>
          </table:table-cell>
          <table:table-cell table:formula="of:=[.B46]^3-COS([.B46])+LN([.B46]+5)-20" office:value-type="string" office:string-value="" calcext:value-type="error">
            <text:p>#DIV/0!</text:p>
          </table:table-cell>
          <table:table-cell table:formula="of:=IF([.E45]*[.G45]&lt;0;[.D45];[.F45])" office:value-type="string" office:string-value="" calcext:value-type="error">
            <text:p>#DIV/0!</text:p>
          </table:table-cell>
          <table:table-cell table:formula="of:=[.D46]^3-COS([.D46])+LN([.D46]+5)-20" office:value-type="string" office:string-value="" calcext:value-type="error">
            <text:p>#DIV/0!</text:p>
          </table:table-cell>
          <table:table-cell table:formula="of:=([.B46]*[.E46]-[.D46]*[.C46])/([.E46]-[.C46])" office:value-type="string" office:string-value="" calcext:value-type="error">
            <text:p>#DIV/0!</text:p>
          </table:table-cell>
          <table:table-cell table:formula="of:=[.F46]^3-COS([.F46])+LN([.F46]+5)-20" office:value-type="string" office:string-value="" calcext:value-type="error">
            <text:p>#DIV/0!</text:p>
          </table:table-cell>
          <table:table-cell table:formula="of:=ABS([.F46]-[.F45])" office:value-type="string" office:string-value="" calcext:value-type="error">
            <text:p>#DIV/0!</text:p>
          </table:table-cell>
          <table:table-cell table:formula="of:=IF([.H4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IF([.C46]*[.G46]&lt;0;[.B46];[.F46])" office:value-type="string" office:string-value="" calcext:value-type="error">
            <text:p>#DIV/0!</text:p>
          </table:table-cell>
          <table:table-cell table:formula="of:=[.B47]^3-COS([.B47])+LN([.B47]+5)-20" office:value-type="string" office:string-value="" calcext:value-type="error">
            <text:p>#DIV/0!</text:p>
          </table:table-cell>
          <table:table-cell table:formula="of:=IF([.E46]*[.G46]&lt;0;[.D46];[.F46])" office:value-type="string" office:string-value="" calcext:value-type="error">
            <text:p>#DIV/0!</text:p>
          </table:table-cell>
          <table:table-cell table:formula="of:=[.D47]^3-COS([.D47])+LN([.D47]+5)-20" office:value-type="string" office:string-value="" calcext:value-type="error">
            <text:p>#DIV/0!</text:p>
          </table:table-cell>
          <table:table-cell table:formula="of:=([.B47]*[.E47]-[.D47]*[.C47])/([.E47]-[.C47])" office:value-type="string" office:string-value="" calcext:value-type="error">
            <text:p>#DIV/0!</text:p>
          </table:table-cell>
          <table:table-cell table:formula="of:=[.F47]^3-COS([.F47])+LN([.F47]+5)-20" office:value-type="string" office:string-value="" calcext:value-type="error">
            <text:p>#DIV/0!</text:p>
          </table:table-cell>
          <table:table-cell table:formula="of:=ABS([.F47]-[.F46])" office:value-type="string" office:string-value="" calcext:value-type="error">
            <text:p>#DIV/0!</text:p>
          </table:table-cell>
          <table:table-cell table:formula="of:=IF([.H4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IF([.C47]*[.G47]&lt;0;[.B47];[.F47])" office:value-type="string" office:string-value="" calcext:value-type="error">
            <text:p>#DIV/0!</text:p>
          </table:table-cell>
          <table:table-cell table:formula="of:=[.B48]^3-COS([.B48])+LN([.B48]+5)-20" office:value-type="string" office:string-value="" calcext:value-type="error">
            <text:p>#DIV/0!</text:p>
          </table:table-cell>
          <table:table-cell table:formula="of:=IF([.E47]*[.G47]&lt;0;[.D47];[.F47])" office:value-type="string" office:string-value="" calcext:value-type="error">
            <text:p>#DIV/0!</text:p>
          </table:table-cell>
          <table:table-cell table:formula="of:=[.D48]^3-COS([.D48])+LN([.D48]+5)-20" office:value-type="string" office:string-value="" calcext:value-type="error">
            <text:p>#DIV/0!</text:p>
          </table:table-cell>
          <table:table-cell table:formula="of:=([.B48]*[.E48]-[.D48]*[.C48])/([.E48]-[.C48])" office:value-type="string" office:string-value="" calcext:value-type="error">
            <text:p>#DIV/0!</text:p>
          </table:table-cell>
          <table:table-cell table:formula="of:=[.F48]^3-COS([.F48])+LN([.F48]+5)-20" office:value-type="string" office:string-value="" calcext:value-type="error">
            <text:p>#DIV/0!</text:p>
          </table:table-cell>
          <table:table-cell table:formula="of:=ABS([.F48]-[.F47])" office:value-type="string" office:string-value="" calcext:value-type="error">
            <text:p>#DIV/0!</text:p>
          </table:table-cell>
          <table:table-cell table:formula="of:=IF([.H4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IF([.C48]*[.G48]&lt;0;[.B48];[.F48])" office:value-type="string" office:string-value="" calcext:value-type="error">
            <text:p>#DIV/0!</text:p>
          </table:table-cell>
          <table:table-cell table:formula="of:=[.B49]^3-COS([.B49])+LN([.B49]+5)-20" office:value-type="string" office:string-value="" calcext:value-type="error">
            <text:p>#DIV/0!</text:p>
          </table:table-cell>
          <table:table-cell table:formula="of:=IF([.E48]*[.G48]&lt;0;[.D48];[.F48])" office:value-type="string" office:string-value="" calcext:value-type="error">
            <text:p>#DIV/0!</text:p>
          </table:table-cell>
          <table:table-cell table:formula="of:=[.D49]^3-COS([.D49])+LN([.D49]+5)-20" office:value-type="string" office:string-value="" calcext:value-type="error">
            <text:p>#DIV/0!</text:p>
          </table:table-cell>
          <table:table-cell table:formula="of:=([.B49]*[.E49]-[.D49]*[.C49])/([.E49]-[.C49])" office:value-type="string" office:string-value="" calcext:value-type="error">
            <text:p>#DIV/0!</text:p>
          </table:table-cell>
          <table:table-cell table:formula="of:=[.F49]^3-COS([.F49])+LN([.F49]+5)-20" office:value-type="string" office:string-value="" calcext:value-type="error">
            <text:p>#DIV/0!</text:p>
          </table:table-cell>
          <table:table-cell table:formula="of:=ABS([.F49]-[.F48])" office:value-type="string" office:string-value="" calcext:value-type="error">
            <text:p>#DIV/0!</text:p>
          </table:table-cell>
          <table:table-cell table:formula="of:=IF([.H4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IF([.C49]*[.G49]&lt;0;[.B49];[.F49])" office:value-type="string" office:string-value="" calcext:value-type="error">
            <text:p>#DIV/0!</text:p>
          </table:table-cell>
          <table:table-cell table:formula="of:=[.B50]^3-COS([.B50])+LN([.B50]+5)-20" office:value-type="string" office:string-value="" calcext:value-type="error">
            <text:p>#DIV/0!</text:p>
          </table:table-cell>
          <table:table-cell table:formula="of:=IF([.E49]*[.G49]&lt;0;[.D49];[.F49])" office:value-type="string" office:string-value="" calcext:value-type="error">
            <text:p>#DIV/0!</text:p>
          </table:table-cell>
          <table:table-cell table:formula="of:=[.D50]^3-COS([.D50])+LN([.D50]+5)-20" office:value-type="string" office:string-value="" calcext:value-type="error">
            <text:p>#DIV/0!</text:p>
          </table:table-cell>
          <table:table-cell table:formula="of:=([.B50]*[.E50]-[.D50]*[.C50])/([.E50]-[.C50])" office:value-type="string" office:string-value="" calcext:value-type="error">
            <text:p>#DIV/0!</text:p>
          </table:table-cell>
          <table:table-cell table:formula="of:=[.F50]^3-COS([.F50])+LN([.F50]+5)-20" office:value-type="string" office:string-value="" calcext:value-type="error">
            <text:p>#DIV/0!</text:p>
          </table:table-cell>
          <table:table-cell table:formula="of:=ABS([.F50]-[.F49])" office:value-type="string" office:string-value="" calcext:value-type="error">
            <text:p>#DIV/0!</text:p>
          </table:table-cell>
          <table:table-cell table:formula="of:=IF([.H5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IF([.C50]*[.G50]&lt;0;[.B50];[.F50])" office:value-type="string" office:string-value="" calcext:value-type="error">
            <text:p>#DIV/0!</text:p>
          </table:table-cell>
          <table:table-cell table:formula="of:=[.B51]^3-COS([.B51])+LN([.B51]+5)-20" office:value-type="string" office:string-value="" calcext:value-type="error">
            <text:p>#DIV/0!</text:p>
          </table:table-cell>
          <table:table-cell table:formula="of:=IF([.E50]*[.G50]&lt;0;[.D50];[.F50])" office:value-type="string" office:string-value="" calcext:value-type="error">
            <text:p>#DIV/0!</text:p>
          </table:table-cell>
          <table:table-cell table:formula="of:=[.D51]^3-COS([.D51])+LN([.D51]+5)-20" office:value-type="string" office:string-value="" calcext:value-type="error">
            <text:p>#DIV/0!</text:p>
          </table:table-cell>
          <table:table-cell table:formula="of:=([.B51]*[.E51]-[.D51]*[.C51])/([.E51]-[.C51])" office:value-type="string" office:string-value="" calcext:value-type="error">
            <text:p>#DIV/0!</text:p>
          </table:table-cell>
          <table:table-cell table:formula="of:=[.F51]^3-COS([.F51])+LN([.F51]+5)-20" office:value-type="string" office:string-value="" calcext:value-type="error">
            <text:p>#DIV/0!</text:p>
          </table:table-cell>
          <table:table-cell table:formula="of:=ABS([.F51]-[.F50])" office:value-type="string" office:string-value="" calcext:value-type="error">
            <text:p>#DIV/0!</text:p>
          </table:table-cell>
          <table:table-cell table:formula="of:=IF([.H5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IF([.C51]*[.G51]&lt;0;[.B51];[.F51])" office:value-type="string" office:string-value="" calcext:value-type="error">
            <text:p>#DIV/0!</text:p>
          </table:table-cell>
          <table:table-cell table:formula="of:=[.B52]^3-COS([.B52])+LN([.B52]+5)-20" office:value-type="string" office:string-value="" calcext:value-type="error">
            <text:p>#DIV/0!</text:p>
          </table:table-cell>
          <table:table-cell table:formula="of:=IF([.E51]*[.G51]&lt;0;[.D51];[.F51])" office:value-type="string" office:string-value="" calcext:value-type="error">
            <text:p>#DIV/0!</text:p>
          </table:table-cell>
          <table:table-cell table:formula="of:=[.D52]^3-COS([.D52])+LN([.D52]+5)-20" office:value-type="string" office:string-value="" calcext:value-type="error">
            <text:p>#DIV/0!</text:p>
          </table:table-cell>
          <table:table-cell table:formula="of:=([.B52]*[.E52]-[.D52]*[.C52])/([.E52]-[.C52])" office:value-type="string" office:string-value="" calcext:value-type="error">
            <text:p>#DIV/0!</text:p>
          </table:table-cell>
          <table:table-cell table:formula="of:=[.F52]^3-COS([.F52])+LN([.F52]+5)-20" office:value-type="string" office:string-value="" calcext:value-type="error">
            <text:p>#DIV/0!</text:p>
          </table:table-cell>
          <table:table-cell table:formula="of:=ABS([.F52]-[.F51])" office:value-type="string" office:string-value="" calcext:value-type="error">
            <text:p>#DIV/0!</text:p>
          </table:table-cell>
          <table:table-cell table:formula="of:=IF([.H5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IF([.C52]*[.G52]&lt;0;[.B52];[.F52])" office:value-type="string" office:string-value="" calcext:value-type="error">
            <text:p>#DIV/0!</text:p>
          </table:table-cell>
          <table:table-cell table:formula="of:=[.B53]^3-COS([.B53])+LN([.B53]+5)-20" office:value-type="string" office:string-value="" calcext:value-type="error">
            <text:p>#DIV/0!</text:p>
          </table:table-cell>
          <table:table-cell table:formula="of:=IF([.E52]*[.G52]&lt;0;[.D52];[.F52])" office:value-type="string" office:string-value="" calcext:value-type="error">
            <text:p>#DIV/0!</text:p>
          </table:table-cell>
          <table:table-cell table:formula="of:=[.D53]^3-COS([.D53])+LN([.D53]+5)-20" office:value-type="string" office:string-value="" calcext:value-type="error">
            <text:p>#DIV/0!</text:p>
          </table:table-cell>
          <table:table-cell table:formula="of:=([.B53]*[.E53]-[.D53]*[.C53])/([.E53]-[.C53])" office:value-type="string" office:string-value="" calcext:value-type="error">
            <text:p>#DIV/0!</text:p>
          </table:table-cell>
          <table:table-cell table:formula="of:=[.F53]^3-COS([.F53])+LN([.F53]+5)-20" office:value-type="string" office:string-value="" calcext:value-type="error">
            <text:p>#DIV/0!</text:p>
          </table:table-cell>
          <table:table-cell table:formula="of:=ABS([.F53]-[.F52])" office:value-type="string" office:string-value="" calcext:value-type="error">
            <text:p>#DIV/0!</text:p>
          </table:table-cell>
          <table:table-cell table:formula="of:=IF([.H5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IF([.C53]*[.G53]&lt;0;[.B53];[.F53])" office:value-type="string" office:string-value="" calcext:value-type="error">
            <text:p>#DIV/0!</text:p>
          </table:table-cell>
          <table:table-cell table:formula="of:=[.B54]^3-COS([.B54])+LN([.B54]+5)-20" office:value-type="string" office:string-value="" calcext:value-type="error">
            <text:p>#DIV/0!</text:p>
          </table:table-cell>
          <table:table-cell table:formula="of:=IF([.E53]*[.G53]&lt;0;[.D53];[.F53])" office:value-type="string" office:string-value="" calcext:value-type="error">
            <text:p>#DIV/0!</text:p>
          </table:table-cell>
          <table:table-cell table:formula="of:=[.D54]^3-COS([.D54])+LN([.D54]+5)-20" office:value-type="string" office:string-value="" calcext:value-type="error">
            <text:p>#DIV/0!</text:p>
          </table:table-cell>
          <table:table-cell table:formula="of:=([.B54]*[.E54]-[.D54]*[.C54])/([.E54]-[.C54])" office:value-type="string" office:string-value="" calcext:value-type="error">
            <text:p>#DIV/0!</text:p>
          </table:table-cell>
          <table:table-cell table:formula="of:=[.F54]^3-COS([.F54])+LN([.F54]+5)-20" office:value-type="string" office:string-value="" calcext:value-type="error">
            <text:p>#DIV/0!</text:p>
          </table:table-cell>
          <table:table-cell table:formula="of:=ABS([.F54]-[.F53])" office:value-type="string" office:string-value="" calcext:value-type="error">
            <text:p>#DIV/0!</text:p>
          </table:table-cell>
          <table:table-cell table:formula="of:=IF([.H5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IF([.C54]*[.G54]&lt;0;[.B54];[.F54])" office:value-type="string" office:string-value="" calcext:value-type="error">
            <text:p>#DIV/0!</text:p>
          </table:table-cell>
          <table:table-cell table:formula="of:=[.B55]^3-COS([.B55])+LN([.B55]+5)-20" office:value-type="string" office:string-value="" calcext:value-type="error">
            <text:p>#DIV/0!</text:p>
          </table:table-cell>
          <table:table-cell table:formula="of:=IF([.E54]*[.G54]&lt;0;[.D54];[.F54])" office:value-type="string" office:string-value="" calcext:value-type="error">
            <text:p>#DIV/0!</text:p>
          </table:table-cell>
          <table:table-cell table:formula="of:=[.D55]^3-COS([.D55])+LN([.D55]+5)-20" office:value-type="string" office:string-value="" calcext:value-type="error">
            <text:p>#DIV/0!</text:p>
          </table:table-cell>
          <table:table-cell table:formula="of:=([.B55]*[.E55]-[.D55]*[.C55])/([.E55]-[.C55])" office:value-type="string" office:string-value="" calcext:value-type="error">
            <text:p>#DIV/0!</text:p>
          </table:table-cell>
          <table:table-cell table:formula="of:=[.F55]^3-COS([.F55])+LN([.F55]+5)-20" office:value-type="string" office:string-value="" calcext:value-type="error">
            <text:p>#DIV/0!</text:p>
          </table:table-cell>
          <table:table-cell table:formula="of:=ABS([.F55]-[.F54])" office:value-type="string" office:string-value="" calcext:value-type="error">
            <text:p>#DIV/0!</text:p>
          </table:table-cell>
          <table:table-cell table:formula="of:=IF([.H5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IF([.C55]*[.G55]&lt;0;[.B55];[.F55])" office:value-type="string" office:string-value="" calcext:value-type="error">
            <text:p>#DIV/0!</text:p>
          </table:table-cell>
          <table:table-cell table:formula="of:=[.B56]^3-COS([.B56])+LN([.B56]+5)-20" office:value-type="string" office:string-value="" calcext:value-type="error">
            <text:p>#DIV/0!</text:p>
          </table:table-cell>
          <table:table-cell table:formula="of:=IF([.E55]*[.G55]&lt;0;[.D55];[.F55])" office:value-type="string" office:string-value="" calcext:value-type="error">
            <text:p>#DIV/0!</text:p>
          </table:table-cell>
          <table:table-cell table:formula="of:=[.D56]^3-COS([.D56])+LN([.D56]+5)-20" office:value-type="string" office:string-value="" calcext:value-type="error">
            <text:p>#DIV/0!</text:p>
          </table:table-cell>
          <table:table-cell table:formula="of:=([.B56]*[.E56]-[.D56]*[.C56])/([.E56]-[.C56])" office:value-type="string" office:string-value="" calcext:value-type="error">
            <text:p>#DIV/0!</text:p>
          </table:table-cell>
          <table:table-cell table:formula="of:=[.F56]^3-COS([.F56])+LN([.F56]+5)-20" office:value-type="string" office:string-value="" calcext:value-type="error">
            <text:p>#DIV/0!</text:p>
          </table:table-cell>
          <table:table-cell table:formula="of:=ABS([.F56]-[.F55])" office:value-type="string" office:string-value="" calcext:value-type="error">
            <text:p>#DIV/0!</text:p>
          </table:table-cell>
          <table:table-cell table:formula="of:=IF([.H5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IF([.C56]*[.G56]&lt;0;[.B56];[.F56])" office:value-type="string" office:string-value="" calcext:value-type="error">
            <text:p>#DIV/0!</text:p>
          </table:table-cell>
          <table:table-cell table:formula="of:=[.B57]^3-COS([.B57])+LN([.B57]+5)-20" office:value-type="string" office:string-value="" calcext:value-type="error">
            <text:p>#DIV/0!</text:p>
          </table:table-cell>
          <table:table-cell table:formula="of:=IF([.E56]*[.G56]&lt;0;[.D56];[.F56])" office:value-type="string" office:string-value="" calcext:value-type="error">
            <text:p>#DIV/0!</text:p>
          </table:table-cell>
          <table:table-cell table:formula="of:=[.D57]^3-COS([.D57])+LN([.D57]+5)-20" office:value-type="string" office:string-value="" calcext:value-type="error">
            <text:p>#DIV/0!</text:p>
          </table:table-cell>
          <table:table-cell table:formula="of:=([.B57]*[.E57]-[.D57]*[.C57])/([.E57]-[.C57])" office:value-type="string" office:string-value="" calcext:value-type="error">
            <text:p>#DIV/0!</text:p>
          </table:table-cell>
          <table:table-cell table:formula="of:=[.F57]^3-COS([.F57])+LN([.F57]+5)-20" office:value-type="string" office:string-value="" calcext:value-type="error">
            <text:p>#DIV/0!</text:p>
          </table:table-cell>
          <table:table-cell table:formula="of:=ABS([.F57]-[.F56])" office:value-type="string" office:string-value="" calcext:value-type="error">
            <text:p>#DIV/0!</text:p>
          </table:table-cell>
          <table:table-cell table:formula="of:=IF([.H5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IF([.C57]*[.G57]&lt;0;[.B57];[.F57])" office:value-type="string" office:string-value="" calcext:value-type="error">
            <text:p>#DIV/0!</text:p>
          </table:table-cell>
          <table:table-cell table:formula="of:=[.B58]^3-COS([.B58])+LN([.B58]+5)-20" office:value-type="string" office:string-value="" calcext:value-type="error">
            <text:p>#DIV/0!</text:p>
          </table:table-cell>
          <table:table-cell table:formula="of:=IF([.E57]*[.G57]&lt;0;[.D57];[.F57])" office:value-type="string" office:string-value="" calcext:value-type="error">
            <text:p>#DIV/0!</text:p>
          </table:table-cell>
          <table:table-cell table:formula="of:=[.D58]^3-COS([.D58])+LN([.D58]+5)-20" office:value-type="string" office:string-value="" calcext:value-type="error">
            <text:p>#DIV/0!</text:p>
          </table:table-cell>
          <table:table-cell table:formula="of:=([.B58]*[.E58]-[.D58]*[.C58])/([.E58]-[.C58])" office:value-type="string" office:string-value="" calcext:value-type="error">
            <text:p>#DIV/0!</text:p>
          </table:table-cell>
          <table:table-cell table:formula="of:=[.F58]^3-COS([.F58])+LN([.F58]+5)-20" office:value-type="string" office:string-value="" calcext:value-type="error">
            <text:p>#DIV/0!</text:p>
          </table:table-cell>
          <table:table-cell table:formula="of:=ABS([.F58]-[.F57])" office:value-type="string" office:string-value="" calcext:value-type="error">
            <text:p>#DIV/0!</text:p>
          </table:table-cell>
          <table:table-cell table:formula="of:=IF([.H5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IF([.C58]*[.G58]&lt;0;[.B58];[.F58])" office:value-type="string" office:string-value="" calcext:value-type="error">
            <text:p>#DIV/0!</text:p>
          </table:table-cell>
          <table:table-cell table:formula="of:=[.B59]^3-COS([.B59])+LN([.B59]+5)-20" office:value-type="string" office:string-value="" calcext:value-type="error">
            <text:p>#DIV/0!</text:p>
          </table:table-cell>
          <table:table-cell table:formula="of:=IF([.E58]*[.G58]&lt;0;[.D58];[.F58])" office:value-type="string" office:string-value="" calcext:value-type="error">
            <text:p>#DIV/0!</text:p>
          </table:table-cell>
          <table:table-cell table:formula="of:=[.D59]^3-COS([.D59])+LN([.D59]+5)-20" office:value-type="string" office:string-value="" calcext:value-type="error">
            <text:p>#DIV/0!</text:p>
          </table:table-cell>
          <table:table-cell table:formula="of:=([.B59]*[.E59]-[.D59]*[.C59])/([.E59]-[.C59])" office:value-type="string" office:string-value="" calcext:value-type="error">
            <text:p>#DIV/0!</text:p>
          </table:table-cell>
          <table:table-cell table:formula="of:=[.F59]^3-COS([.F59])+LN([.F59]+5)-20" office:value-type="string" office:string-value="" calcext:value-type="error">
            <text:p>#DIV/0!</text:p>
          </table:table-cell>
          <table:table-cell table:formula="of:=ABS([.F59]-[.F58])" office:value-type="string" office:string-value="" calcext:value-type="error">
            <text:p>#DIV/0!</text:p>
          </table:table-cell>
          <table:table-cell table:formula="of:=IF([.H5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IF([.C59]*[.G59]&lt;0;[.B59];[.F59])" office:value-type="string" office:string-value="" calcext:value-type="error">
            <text:p>#DIV/0!</text:p>
          </table:table-cell>
          <table:table-cell table:formula="of:=[.B60]^3-COS([.B60])+LN([.B60]+5)-20" office:value-type="string" office:string-value="" calcext:value-type="error">
            <text:p>#DIV/0!</text:p>
          </table:table-cell>
          <table:table-cell table:formula="of:=IF([.E59]*[.G59]&lt;0;[.D59];[.F59])" office:value-type="string" office:string-value="" calcext:value-type="error">
            <text:p>#DIV/0!</text:p>
          </table:table-cell>
          <table:table-cell table:formula="of:=[.D60]^3-COS([.D60])+LN([.D60]+5)-20" office:value-type="string" office:string-value="" calcext:value-type="error">
            <text:p>#DIV/0!</text:p>
          </table:table-cell>
          <table:table-cell table:formula="of:=([.B60]*[.E60]-[.D60]*[.C60])/([.E60]-[.C60])" office:value-type="string" office:string-value="" calcext:value-type="error">
            <text:p>#DIV/0!</text:p>
          </table:table-cell>
          <table:table-cell table:formula="of:=[.F60]^3-COS([.F60])+LN([.F60]+5)-20" office:value-type="string" office:string-value="" calcext:value-type="error">
            <text:p>#DIV/0!</text:p>
          </table:table-cell>
          <table:table-cell table:formula="of:=ABS([.F60]-[.F59])" office:value-type="string" office:string-value="" calcext:value-type="error">
            <text:p>#DIV/0!</text:p>
          </table:table-cell>
          <table:table-cell table:formula="of:=IF([.H6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IF([.C60]*[.G60]&lt;0;[.B60];[.F60])" office:value-type="string" office:string-value="" calcext:value-type="error">
            <text:p>#DIV/0!</text:p>
          </table:table-cell>
          <table:table-cell table:formula="of:=[.B61]^3-COS([.B61])+LN([.B61]+5)-20" office:value-type="string" office:string-value="" calcext:value-type="error">
            <text:p>#DIV/0!</text:p>
          </table:table-cell>
          <table:table-cell table:formula="of:=IF([.E60]*[.G60]&lt;0;[.D60];[.F60])" office:value-type="string" office:string-value="" calcext:value-type="error">
            <text:p>#DIV/0!</text:p>
          </table:table-cell>
          <table:table-cell table:formula="of:=[.D61]^3-COS([.D61])+LN([.D61]+5)-20" office:value-type="string" office:string-value="" calcext:value-type="error">
            <text:p>#DIV/0!</text:p>
          </table:table-cell>
          <table:table-cell table:formula="of:=([.B61]*[.E61]-[.D61]*[.C61])/([.E61]-[.C61])" office:value-type="string" office:string-value="" calcext:value-type="error">
            <text:p>#DIV/0!</text:p>
          </table:table-cell>
          <table:table-cell table:formula="of:=[.F61]^3-COS([.F61])+LN([.F61]+5)-20" office:value-type="string" office:string-value="" calcext:value-type="error">
            <text:p>#DIV/0!</text:p>
          </table:table-cell>
          <table:table-cell table:formula="of:=ABS([.F61]-[.F60])" office:value-type="string" office:string-value="" calcext:value-type="error">
            <text:p>#DIV/0!</text:p>
          </table:table-cell>
          <table:table-cell table:formula="of:=IF([.H6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IF([.C61]*[.G61]&lt;0;[.B61];[.F61])" office:value-type="string" office:string-value="" calcext:value-type="error">
            <text:p>#DIV/0!</text:p>
          </table:table-cell>
          <table:table-cell table:formula="of:=[.B62]^3-COS([.B62])+LN([.B62]+5)-20" office:value-type="string" office:string-value="" calcext:value-type="error">
            <text:p>#DIV/0!</text:p>
          </table:table-cell>
          <table:table-cell table:formula="of:=IF([.E61]*[.G61]&lt;0;[.D61];[.F61])" office:value-type="string" office:string-value="" calcext:value-type="error">
            <text:p>#DIV/0!</text:p>
          </table:table-cell>
          <table:table-cell table:formula="of:=[.D62]^3-COS([.D62])+LN([.D62]+5)-20" office:value-type="string" office:string-value="" calcext:value-type="error">
            <text:p>#DIV/0!</text:p>
          </table:table-cell>
          <table:table-cell table:formula="of:=([.B62]*[.E62]-[.D62]*[.C62])/([.E62]-[.C62])" office:value-type="string" office:string-value="" calcext:value-type="error">
            <text:p>#DIV/0!</text:p>
          </table:table-cell>
          <table:table-cell table:formula="of:=[.F62]^3-COS([.F62])+LN([.F62]+5)-20" office:value-type="string" office:string-value="" calcext:value-type="error">
            <text:p>#DIV/0!</text:p>
          </table:table-cell>
          <table:table-cell table:formula="of:=ABS([.F62]-[.F61])" office:value-type="string" office:string-value="" calcext:value-type="error">
            <text:p>#DIV/0!</text:p>
          </table:table-cell>
          <table:table-cell table:formula="of:=IF([.H6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IF([.C62]*[.G62]&lt;0;[.B62];[.F62])" office:value-type="string" office:string-value="" calcext:value-type="error">
            <text:p>#DIV/0!</text:p>
          </table:table-cell>
          <table:table-cell table:formula="of:=[.B63]^3-COS([.B63])+LN([.B63]+5)-20" office:value-type="string" office:string-value="" calcext:value-type="error">
            <text:p>#DIV/0!</text:p>
          </table:table-cell>
          <table:table-cell table:formula="of:=IF([.E62]*[.G62]&lt;0;[.D62];[.F62])" office:value-type="string" office:string-value="" calcext:value-type="error">
            <text:p>#DIV/0!</text:p>
          </table:table-cell>
          <table:table-cell table:formula="of:=[.D63]^3-COS([.D63])+LN([.D63]+5)-20" office:value-type="string" office:string-value="" calcext:value-type="error">
            <text:p>#DIV/0!</text:p>
          </table:table-cell>
          <table:table-cell table:formula="of:=([.B63]*[.E63]-[.D63]*[.C63])/([.E63]-[.C63])" office:value-type="string" office:string-value="" calcext:value-type="error">
            <text:p>#DIV/0!</text:p>
          </table:table-cell>
          <table:table-cell table:formula="of:=[.F63]^3-COS([.F63])+LN([.F63]+5)-20" office:value-type="string" office:string-value="" calcext:value-type="error">
            <text:p>#DIV/0!</text:p>
          </table:table-cell>
          <table:table-cell table:formula="of:=ABS([.F63]-[.F62])" office:value-type="string" office:string-value="" calcext:value-type="error">
            <text:p>#DIV/0!</text:p>
          </table:table-cell>
          <table:table-cell table:formula="of:=IF([.H6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IF([.C63]*[.G63]&lt;0;[.B63];[.F63])" office:value-type="string" office:string-value="" calcext:value-type="error">
            <text:p>#DIV/0!</text:p>
          </table:table-cell>
          <table:table-cell table:formula="of:=[.B64]^3-COS([.B64])+LN([.B64]+5)-20" office:value-type="string" office:string-value="" calcext:value-type="error">
            <text:p>#DIV/0!</text:p>
          </table:table-cell>
          <table:table-cell table:formula="of:=IF([.E63]*[.G63]&lt;0;[.D63];[.F63])" office:value-type="string" office:string-value="" calcext:value-type="error">
            <text:p>#DIV/0!</text:p>
          </table:table-cell>
          <table:table-cell table:formula="of:=[.D64]^3-COS([.D64])+LN([.D64]+5)-20" office:value-type="string" office:string-value="" calcext:value-type="error">
            <text:p>#DIV/0!</text:p>
          </table:table-cell>
          <table:table-cell table:formula="of:=([.B64]*[.E64]-[.D64]*[.C64])/([.E64]-[.C64])" office:value-type="string" office:string-value="" calcext:value-type="error">
            <text:p>#DIV/0!</text:p>
          </table:table-cell>
          <table:table-cell table:formula="of:=[.F64]^3-COS([.F64])+LN([.F64]+5)-20" office:value-type="string" office:string-value="" calcext:value-type="error">
            <text:p>#DIV/0!</text:p>
          </table:table-cell>
          <table:table-cell table:formula="of:=ABS([.F64]-[.F63])" office:value-type="string" office:string-value="" calcext:value-type="error">
            <text:p>#DIV/0!</text:p>
          </table:table-cell>
          <table:table-cell table:formula="of:=IF([.H6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IF([.C64]*[.G64]&lt;0;[.B64];[.F64])" office:value-type="string" office:string-value="" calcext:value-type="error">
            <text:p>#DIV/0!</text:p>
          </table:table-cell>
          <table:table-cell table:formula="of:=[.B65]^3-COS([.B65])+LN([.B65]+5)-20" office:value-type="string" office:string-value="" calcext:value-type="error">
            <text:p>#DIV/0!</text:p>
          </table:table-cell>
          <table:table-cell table:formula="of:=IF([.E64]*[.G64]&lt;0;[.D64];[.F64])" office:value-type="string" office:string-value="" calcext:value-type="error">
            <text:p>#DIV/0!</text:p>
          </table:table-cell>
          <table:table-cell table:formula="of:=[.D65]^3-COS([.D65])+LN([.D65]+5)-20" office:value-type="string" office:string-value="" calcext:value-type="error">
            <text:p>#DIV/0!</text:p>
          </table:table-cell>
          <table:table-cell table:formula="of:=([.B65]*[.E65]-[.D65]*[.C65])/([.E65]-[.C65])" office:value-type="string" office:string-value="" calcext:value-type="error">
            <text:p>#DIV/0!</text:p>
          </table:table-cell>
          <table:table-cell table:formula="of:=[.F65]^3-COS([.F65])+LN([.F65]+5)-20" office:value-type="string" office:string-value="" calcext:value-type="error">
            <text:p>#DIV/0!</text:p>
          </table:table-cell>
          <table:table-cell table:formula="of:=ABS([.F65]-[.F64])" office:value-type="string" office:string-value="" calcext:value-type="error">
            <text:p>#DIV/0!</text:p>
          </table:table-cell>
          <table:table-cell table:formula="of:=IF([.H6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IF([.C65]*[.G65]&lt;0;[.B65];[.F65])" office:value-type="string" office:string-value="" calcext:value-type="error">
            <text:p>#DIV/0!</text:p>
          </table:table-cell>
          <table:table-cell table:formula="of:=[.B66]^3-COS([.B66])+LN([.B66]+5)-20" office:value-type="string" office:string-value="" calcext:value-type="error">
            <text:p>#DIV/0!</text:p>
          </table:table-cell>
          <table:table-cell table:formula="of:=IF([.E65]*[.G65]&lt;0;[.D65];[.F65])" office:value-type="string" office:string-value="" calcext:value-type="error">
            <text:p>#DIV/0!</text:p>
          </table:table-cell>
          <table:table-cell table:formula="of:=[.D66]^3-COS([.D66])+LN([.D66]+5)-20" office:value-type="string" office:string-value="" calcext:value-type="error">
            <text:p>#DIV/0!</text:p>
          </table:table-cell>
          <table:table-cell table:formula="of:=([.B66]*[.E66]-[.D66]*[.C66])/([.E66]-[.C66])" office:value-type="string" office:string-value="" calcext:value-type="error">
            <text:p>#DIV/0!</text:p>
          </table:table-cell>
          <table:table-cell table:formula="of:=[.F66]^3-COS([.F66])+LN([.F66]+5)-20" office:value-type="string" office:string-value="" calcext:value-type="error">
            <text:p>#DIV/0!</text:p>
          </table:table-cell>
          <table:table-cell table:formula="of:=ABS([.F66]-[.F65])" office:value-type="string" office:string-value="" calcext:value-type="error">
            <text:p>#DIV/0!</text:p>
          </table:table-cell>
          <table:table-cell table:formula="of:=IF([.H6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IF([.C66]*[.G66]&lt;0;[.B66];[.F66])" office:value-type="string" office:string-value="" calcext:value-type="error">
            <text:p>#DIV/0!</text:p>
          </table:table-cell>
          <table:table-cell table:formula="of:=[.B67]^3-COS([.B67])+LN([.B67]+5)-20" office:value-type="string" office:string-value="" calcext:value-type="error">
            <text:p>#DIV/0!</text:p>
          </table:table-cell>
          <table:table-cell table:formula="of:=IF([.E66]*[.G66]&lt;0;[.D66];[.F66])" office:value-type="string" office:string-value="" calcext:value-type="error">
            <text:p>#DIV/0!</text:p>
          </table:table-cell>
          <table:table-cell table:formula="of:=[.D67]^3-COS([.D67])+LN([.D67]+5)-20" office:value-type="string" office:string-value="" calcext:value-type="error">
            <text:p>#DIV/0!</text:p>
          </table:table-cell>
          <table:table-cell table:formula="of:=([.B67]*[.E67]-[.D67]*[.C67])/([.E67]-[.C67])" office:value-type="string" office:string-value="" calcext:value-type="error">
            <text:p>#DIV/0!</text:p>
          </table:table-cell>
          <table:table-cell table:formula="of:=[.F67]^3-COS([.F67])+LN([.F67]+5)-20" office:value-type="string" office:string-value="" calcext:value-type="error">
            <text:p>#DIV/0!</text:p>
          </table:table-cell>
          <table:table-cell table:formula="of:=ABS([.F67]-[.F66])" office:value-type="string" office:string-value="" calcext:value-type="error">
            <text:p>#DIV/0!</text:p>
          </table:table-cell>
          <table:table-cell table:formula="of:=IF([.H6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IF([.C67]*[.G67]&lt;0;[.B67];[.F67])" office:value-type="string" office:string-value="" calcext:value-type="error">
            <text:p>#DIV/0!</text:p>
          </table:table-cell>
          <table:table-cell table:formula="of:=[.B68]^3-COS([.B68])+LN([.B68]+5)-20" office:value-type="string" office:string-value="" calcext:value-type="error">
            <text:p>#DIV/0!</text:p>
          </table:table-cell>
          <table:table-cell table:formula="of:=IF([.E67]*[.G67]&lt;0;[.D67];[.F67])" office:value-type="string" office:string-value="" calcext:value-type="error">
            <text:p>#DIV/0!</text:p>
          </table:table-cell>
          <table:table-cell table:formula="of:=[.D68]^3-COS([.D68])+LN([.D68]+5)-20" office:value-type="string" office:string-value="" calcext:value-type="error">
            <text:p>#DIV/0!</text:p>
          </table:table-cell>
          <table:table-cell table:formula="of:=([.B68]*[.E68]-[.D68]*[.C68])/([.E68]-[.C68])" office:value-type="string" office:string-value="" calcext:value-type="error">
            <text:p>#DIV/0!</text:p>
          </table:table-cell>
          <table:table-cell table:formula="of:=[.F68]^3-COS([.F68])+LN([.F68]+5)-20" office:value-type="string" office:string-value="" calcext:value-type="error">
            <text:p>#DIV/0!</text:p>
          </table:table-cell>
          <table:table-cell table:formula="of:=ABS([.F68]-[.F67])" office:value-type="string" office:string-value="" calcext:value-type="error">
            <text:p>#DIV/0!</text:p>
          </table:table-cell>
          <table:table-cell table:formula="of:=IF([.H6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IF([.C68]*[.G68]&lt;0;[.B68];[.F68])" office:value-type="string" office:string-value="" calcext:value-type="error">
            <text:p>#DIV/0!</text:p>
          </table:table-cell>
          <table:table-cell table:formula="of:=[.B69]^3-COS([.B69])+LN([.B69]+5)-20" office:value-type="string" office:string-value="" calcext:value-type="error">
            <text:p>#DIV/0!</text:p>
          </table:table-cell>
          <table:table-cell table:formula="of:=IF([.E68]*[.G68]&lt;0;[.D68];[.F68])" office:value-type="string" office:string-value="" calcext:value-type="error">
            <text:p>#DIV/0!</text:p>
          </table:table-cell>
          <table:table-cell table:formula="of:=[.D69]^3-COS([.D69])+LN([.D69]+5)-20" office:value-type="string" office:string-value="" calcext:value-type="error">
            <text:p>#DIV/0!</text:p>
          </table:table-cell>
          <table:table-cell table:formula="of:=([.B69]*[.E69]-[.D69]*[.C69])/([.E69]-[.C69])" office:value-type="string" office:string-value="" calcext:value-type="error">
            <text:p>#DIV/0!</text:p>
          </table:table-cell>
          <table:table-cell table:formula="of:=[.F69]^3-COS([.F69])+LN([.F69]+5)-20" office:value-type="string" office:string-value="" calcext:value-type="error">
            <text:p>#DIV/0!</text:p>
          </table:table-cell>
          <table:table-cell table:formula="of:=ABS([.F69]-[.F68])" office:value-type="string" office:string-value="" calcext:value-type="error">
            <text:p>#DIV/0!</text:p>
          </table:table-cell>
          <table:table-cell table:formula="of:=IF([.H6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IF([.C69]*[.G69]&lt;0;[.B69];[.F69])" office:value-type="string" office:string-value="" calcext:value-type="error">
            <text:p>#DIV/0!</text:p>
          </table:table-cell>
          <table:table-cell table:formula="of:=[.B70]^3-COS([.B70])+LN([.B70]+5)-20" office:value-type="string" office:string-value="" calcext:value-type="error">
            <text:p>#DIV/0!</text:p>
          </table:table-cell>
          <table:table-cell table:formula="of:=IF([.E69]*[.G69]&lt;0;[.D69];[.F69])" office:value-type="string" office:string-value="" calcext:value-type="error">
            <text:p>#DIV/0!</text:p>
          </table:table-cell>
          <table:table-cell table:formula="of:=[.D70]^3-COS([.D70])+LN([.D70]+5)-20" office:value-type="string" office:string-value="" calcext:value-type="error">
            <text:p>#DIV/0!</text:p>
          </table:table-cell>
          <table:table-cell table:formula="of:=([.B70]*[.E70]-[.D70]*[.C70])/([.E70]-[.C70])" office:value-type="string" office:string-value="" calcext:value-type="error">
            <text:p>#DIV/0!</text:p>
          </table:table-cell>
          <table:table-cell table:formula="of:=[.F70]^3-COS([.F70])+LN([.F70]+5)-20" office:value-type="string" office:string-value="" calcext:value-type="error">
            <text:p>#DIV/0!</text:p>
          </table:table-cell>
          <table:table-cell table:formula="of:=ABS([.F70]-[.F69])" office:value-type="string" office:string-value="" calcext:value-type="error">
            <text:p>#DIV/0!</text:p>
          </table:table-cell>
          <table:table-cell table:formula="of:=IF([.H7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IF([.C70]*[.G70]&lt;0;[.B70];[.F70])" office:value-type="string" office:string-value="" calcext:value-type="error">
            <text:p>#DIV/0!</text:p>
          </table:table-cell>
          <table:table-cell table:formula="of:=[.B71]^3-COS([.B71])+LN([.B71]+5)-20" office:value-type="string" office:string-value="" calcext:value-type="error">
            <text:p>#DIV/0!</text:p>
          </table:table-cell>
          <table:table-cell table:formula="of:=IF([.E70]*[.G70]&lt;0;[.D70];[.F70])" office:value-type="string" office:string-value="" calcext:value-type="error">
            <text:p>#DIV/0!</text:p>
          </table:table-cell>
          <table:table-cell table:formula="of:=[.D71]^3-COS([.D71])+LN([.D71]+5)-20" office:value-type="string" office:string-value="" calcext:value-type="error">
            <text:p>#DIV/0!</text:p>
          </table:table-cell>
          <table:table-cell table:formula="of:=([.B71]*[.E71]-[.D71]*[.C71])/([.E71]-[.C71])" office:value-type="string" office:string-value="" calcext:value-type="error">
            <text:p>#DIV/0!</text:p>
          </table:table-cell>
          <table:table-cell table:formula="of:=[.F71]^3-COS([.F71])+LN([.F71]+5)-20" office:value-type="string" office:string-value="" calcext:value-type="error">
            <text:p>#DIV/0!</text:p>
          </table:table-cell>
          <table:table-cell table:formula="of:=ABS([.F71]-[.F70])" office:value-type="string" office:string-value="" calcext:value-type="error">
            <text:p>#DIV/0!</text:p>
          </table:table-cell>
          <table:table-cell table:formula="of:=IF([.H7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IF([.C71]*[.G71]&lt;0;[.B71];[.F71])" office:value-type="string" office:string-value="" calcext:value-type="error">
            <text:p>#DIV/0!</text:p>
          </table:table-cell>
          <table:table-cell table:formula="of:=[.B72]^3-COS([.B72])+LN([.B72]+5)-20" office:value-type="string" office:string-value="" calcext:value-type="error">
            <text:p>#DIV/0!</text:p>
          </table:table-cell>
          <table:table-cell table:formula="of:=IF([.E71]*[.G71]&lt;0;[.D71];[.F71])" office:value-type="string" office:string-value="" calcext:value-type="error">
            <text:p>#DIV/0!</text:p>
          </table:table-cell>
          <table:table-cell table:formula="of:=[.D72]^3-COS([.D72])+LN([.D72]+5)-20" office:value-type="string" office:string-value="" calcext:value-type="error">
            <text:p>#DIV/0!</text:p>
          </table:table-cell>
          <table:table-cell table:formula="of:=([.B72]*[.E72]-[.D72]*[.C72])/([.E72]-[.C72])" office:value-type="string" office:string-value="" calcext:value-type="error">
            <text:p>#DIV/0!</text:p>
          </table:table-cell>
          <table:table-cell table:formula="of:=[.F72]^3-COS([.F72])+LN([.F72]+5)-20" office:value-type="string" office:string-value="" calcext:value-type="error">
            <text:p>#DIV/0!</text:p>
          </table:table-cell>
          <table:table-cell table:formula="of:=ABS([.F72]-[.F71])" office:value-type="string" office:string-value="" calcext:value-type="error">
            <text:p>#DIV/0!</text:p>
          </table:table-cell>
          <table:table-cell table:formula="of:=IF([.H7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IF([.C72]*[.G72]&lt;0;[.B72];[.F72])" office:value-type="string" office:string-value="" calcext:value-type="error">
            <text:p>#DIV/0!</text:p>
          </table:table-cell>
          <table:table-cell table:formula="of:=[.B73]^3-COS([.B73])+LN([.B73]+5)-20" office:value-type="string" office:string-value="" calcext:value-type="error">
            <text:p>#DIV/0!</text:p>
          </table:table-cell>
          <table:table-cell table:formula="of:=IF([.E72]*[.G72]&lt;0;[.D72];[.F72])" office:value-type="string" office:string-value="" calcext:value-type="error">
            <text:p>#DIV/0!</text:p>
          </table:table-cell>
          <table:table-cell table:formula="of:=[.D73]^3-COS([.D73])+LN([.D73]+5)-20" office:value-type="string" office:string-value="" calcext:value-type="error">
            <text:p>#DIV/0!</text:p>
          </table:table-cell>
          <table:table-cell table:formula="of:=([.B73]*[.E73]-[.D73]*[.C73])/([.E73]-[.C73])" office:value-type="string" office:string-value="" calcext:value-type="error">
            <text:p>#DIV/0!</text:p>
          </table:table-cell>
          <table:table-cell table:formula="of:=[.F73]^3-COS([.F73])+LN([.F73]+5)-20" office:value-type="string" office:string-value="" calcext:value-type="error">
            <text:p>#DIV/0!</text:p>
          </table:table-cell>
          <table:table-cell table:formula="of:=ABS([.F73]-[.F72])" office:value-type="string" office:string-value="" calcext:value-type="error">
            <text:p>#DIV/0!</text:p>
          </table:table-cell>
          <table:table-cell table:formula="of:=IF([.H7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IF([.C73]*[.G73]&lt;0;[.B73];[.F73])" office:value-type="string" office:string-value="" calcext:value-type="error">
            <text:p>#DIV/0!</text:p>
          </table:table-cell>
          <table:table-cell table:formula="of:=[.B74]^3-COS([.B74])+LN([.B74]+5)-20" office:value-type="string" office:string-value="" calcext:value-type="error">
            <text:p>#DIV/0!</text:p>
          </table:table-cell>
          <table:table-cell table:formula="of:=IF([.E73]*[.G73]&lt;0;[.D73];[.F73])" office:value-type="string" office:string-value="" calcext:value-type="error">
            <text:p>#DIV/0!</text:p>
          </table:table-cell>
          <table:table-cell table:formula="of:=[.D74]^3-COS([.D74])+LN([.D74]+5)-20" office:value-type="string" office:string-value="" calcext:value-type="error">
            <text:p>#DIV/0!</text:p>
          </table:table-cell>
          <table:table-cell table:formula="of:=([.B74]*[.E74]-[.D74]*[.C74])/([.E74]-[.C74])" office:value-type="string" office:string-value="" calcext:value-type="error">
            <text:p>#DIV/0!</text:p>
          </table:table-cell>
          <table:table-cell table:formula="of:=[.F74]^3-COS([.F74])+LN([.F74]+5)-20" office:value-type="string" office:string-value="" calcext:value-type="error">
            <text:p>#DIV/0!</text:p>
          </table:table-cell>
          <table:table-cell table:formula="of:=ABS([.F74]-[.F73])" office:value-type="string" office:string-value="" calcext:value-type="error">
            <text:p>#DIV/0!</text:p>
          </table:table-cell>
          <table:table-cell table:formula="of:=IF([.H7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IF([.C74]*[.G74]&lt;0;[.B74];[.F74])" office:value-type="string" office:string-value="" calcext:value-type="error">
            <text:p>#DIV/0!</text:p>
          </table:table-cell>
          <table:table-cell table:formula="of:=[.B75]^3-COS([.B75])+LN([.B75]+5)-20" office:value-type="string" office:string-value="" calcext:value-type="error">
            <text:p>#DIV/0!</text:p>
          </table:table-cell>
          <table:table-cell table:formula="of:=IF([.E74]*[.G74]&lt;0;[.D74];[.F74])" office:value-type="string" office:string-value="" calcext:value-type="error">
            <text:p>#DIV/0!</text:p>
          </table:table-cell>
          <table:table-cell table:formula="of:=[.D75]^3-COS([.D75])+LN([.D75]+5)-20" office:value-type="string" office:string-value="" calcext:value-type="error">
            <text:p>#DIV/0!</text:p>
          </table:table-cell>
          <table:table-cell table:formula="of:=([.B75]*[.E75]-[.D75]*[.C75])/([.E75]-[.C75])" office:value-type="string" office:string-value="" calcext:value-type="error">
            <text:p>#DIV/0!</text:p>
          </table:table-cell>
          <table:table-cell table:formula="of:=[.F75]^3-COS([.F75])+LN([.F75]+5)-20" office:value-type="string" office:string-value="" calcext:value-type="error">
            <text:p>#DIV/0!</text:p>
          </table:table-cell>
          <table:table-cell table:formula="of:=ABS([.F75]-[.F74])" office:value-type="string" office:string-value="" calcext:value-type="error">
            <text:p>#DIV/0!</text:p>
          </table:table-cell>
          <table:table-cell table:formula="of:=IF([.H7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IF([.C75]*[.G75]&lt;0;[.B75];[.F75])" office:value-type="string" office:string-value="" calcext:value-type="error">
            <text:p>#DIV/0!</text:p>
          </table:table-cell>
          <table:table-cell table:formula="of:=[.B76]^3-COS([.B76])+LN([.B76]+5)-20" office:value-type="string" office:string-value="" calcext:value-type="error">
            <text:p>#DIV/0!</text:p>
          </table:table-cell>
          <table:table-cell table:formula="of:=IF([.E75]*[.G75]&lt;0;[.D75];[.F75])" office:value-type="string" office:string-value="" calcext:value-type="error">
            <text:p>#DIV/0!</text:p>
          </table:table-cell>
          <table:table-cell table:formula="of:=[.D76]^3-COS([.D76])+LN([.D76]+5)-20" office:value-type="string" office:string-value="" calcext:value-type="error">
            <text:p>#DIV/0!</text:p>
          </table:table-cell>
          <table:table-cell table:formula="of:=([.B76]*[.E76]-[.D76]*[.C76])/([.E76]-[.C76])" office:value-type="string" office:string-value="" calcext:value-type="error">
            <text:p>#DIV/0!</text:p>
          </table:table-cell>
          <table:table-cell table:formula="of:=[.F76]^3-COS([.F76])+LN([.F76]+5)-20" office:value-type="string" office:string-value="" calcext:value-type="error">
            <text:p>#DIV/0!</text:p>
          </table:table-cell>
          <table:table-cell table:formula="of:=ABS([.F76]-[.F75])" office:value-type="string" office:string-value="" calcext:value-type="error">
            <text:p>#DIV/0!</text:p>
          </table:table-cell>
          <table:table-cell table:formula="of:=IF([.H7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IF([.C76]*[.G76]&lt;0;[.B76];[.F76])" office:value-type="string" office:string-value="" calcext:value-type="error">
            <text:p>#DIV/0!</text:p>
          </table:table-cell>
          <table:table-cell table:formula="of:=[.B77]^3-COS([.B77])+LN([.B77]+5)-20" office:value-type="string" office:string-value="" calcext:value-type="error">
            <text:p>#DIV/0!</text:p>
          </table:table-cell>
          <table:table-cell table:formula="of:=IF([.E76]*[.G76]&lt;0;[.D76];[.F76])" office:value-type="string" office:string-value="" calcext:value-type="error">
            <text:p>#DIV/0!</text:p>
          </table:table-cell>
          <table:table-cell table:formula="of:=[.D77]^3-COS([.D77])+LN([.D77]+5)-20" office:value-type="string" office:string-value="" calcext:value-type="error">
            <text:p>#DIV/0!</text:p>
          </table:table-cell>
          <table:table-cell table:formula="of:=([.B77]*[.E77]-[.D77]*[.C77])/([.E77]-[.C77])" office:value-type="string" office:string-value="" calcext:value-type="error">
            <text:p>#DIV/0!</text:p>
          </table:table-cell>
          <table:table-cell table:formula="of:=[.F77]^3-COS([.F77])+LN([.F77]+5)-20" office:value-type="string" office:string-value="" calcext:value-type="error">
            <text:p>#DIV/0!</text:p>
          </table:table-cell>
          <table:table-cell table:formula="of:=ABS([.F77]-[.F76])" office:value-type="string" office:string-value="" calcext:value-type="error">
            <text:p>#DIV/0!</text:p>
          </table:table-cell>
          <table:table-cell table:formula="of:=IF([.H7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IF([.C77]*[.G77]&lt;0;[.B77];[.F77])" office:value-type="string" office:string-value="" calcext:value-type="error">
            <text:p>#DIV/0!</text:p>
          </table:table-cell>
          <table:table-cell table:formula="of:=[.B78]^3-COS([.B78])+LN([.B78]+5)-20" office:value-type="string" office:string-value="" calcext:value-type="error">
            <text:p>#DIV/0!</text:p>
          </table:table-cell>
          <table:table-cell table:formula="of:=IF([.E77]*[.G77]&lt;0;[.D77];[.F77])" office:value-type="string" office:string-value="" calcext:value-type="error">
            <text:p>#DIV/0!</text:p>
          </table:table-cell>
          <table:table-cell table:formula="of:=[.D78]^3-COS([.D78])+LN([.D78]+5)-20" office:value-type="string" office:string-value="" calcext:value-type="error">
            <text:p>#DIV/0!</text:p>
          </table:table-cell>
          <table:table-cell table:formula="of:=([.B78]*[.E78]-[.D78]*[.C78])/([.E78]-[.C78])" office:value-type="string" office:string-value="" calcext:value-type="error">
            <text:p>#DIV/0!</text:p>
          </table:table-cell>
          <table:table-cell table:formula="of:=[.F78]^3-COS([.F78])+LN([.F78]+5)-20" office:value-type="string" office:string-value="" calcext:value-type="error">
            <text:p>#DIV/0!</text:p>
          </table:table-cell>
          <table:table-cell table:formula="of:=ABS([.F78]-[.F77])" office:value-type="string" office:string-value="" calcext:value-type="error">
            <text:p>#DIV/0!</text:p>
          </table:table-cell>
          <table:table-cell table:formula="of:=IF([.H7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IF([.C78]*[.G78]&lt;0;[.B78];[.F78])" office:value-type="string" office:string-value="" calcext:value-type="error">
            <text:p>#DIV/0!</text:p>
          </table:table-cell>
          <table:table-cell table:formula="of:=[.B79]^3-COS([.B79])+LN([.B79]+5)-20" office:value-type="string" office:string-value="" calcext:value-type="error">
            <text:p>#DIV/0!</text:p>
          </table:table-cell>
          <table:table-cell table:formula="of:=IF([.E78]*[.G78]&lt;0;[.D78];[.F78])" office:value-type="string" office:string-value="" calcext:value-type="error">
            <text:p>#DIV/0!</text:p>
          </table:table-cell>
          <table:table-cell table:formula="of:=[.D79]^3-COS([.D79])+LN([.D79]+5)-20" office:value-type="string" office:string-value="" calcext:value-type="error">
            <text:p>#DIV/0!</text:p>
          </table:table-cell>
          <table:table-cell table:formula="of:=([.B79]*[.E79]-[.D79]*[.C79])/([.E79]-[.C79])" office:value-type="string" office:string-value="" calcext:value-type="error">
            <text:p>#DIV/0!</text:p>
          </table:table-cell>
          <table:table-cell table:formula="of:=[.F79]^3-COS([.F79])+LN([.F79]+5)-20" office:value-type="string" office:string-value="" calcext:value-type="error">
            <text:p>#DIV/0!</text:p>
          </table:table-cell>
          <table:table-cell table:formula="of:=ABS([.F79]-[.F78])" office:value-type="string" office:string-value="" calcext:value-type="error">
            <text:p>#DIV/0!</text:p>
          </table:table-cell>
          <table:table-cell table:formula="of:=IF([.H7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IF([.C79]*[.G79]&lt;0;[.B79];[.F79])" office:value-type="string" office:string-value="" calcext:value-type="error">
            <text:p>#DIV/0!</text:p>
          </table:table-cell>
          <table:table-cell table:formula="of:=[.B80]^3-COS([.B80])+LN([.B80]+5)-20" office:value-type="string" office:string-value="" calcext:value-type="error">
            <text:p>#DIV/0!</text:p>
          </table:table-cell>
          <table:table-cell table:formula="of:=IF([.E79]*[.G79]&lt;0;[.D79];[.F79])" office:value-type="string" office:string-value="" calcext:value-type="error">
            <text:p>#DIV/0!</text:p>
          </table:table-cell>
          <table:table-cell table:formula="of:=[.D80]^3-COS([.D80])+LN([.D80]+5)-20" office:value-type="string" office:string-value="" calcext:value-type="error">
            <text:p>#DIV/0!</text:p>
          </table:table-cell>
          <table:table-cell table:formula="of:=([.B80]*[.E80]-[.D80]*[.C80])/([.E80]-[.C80])" office:value-type="string" office:string-value="" calcext:value-type="error">
            <text:p>#DIV/0!</text:p>
          </table:table-cell>
          <table:table-cell table:formula="of:=[.F80]^3-COS([.F80])+LN([.F80]+5)-20" office:value-type="string" office:string-value="" calcext:value-type="error">
            <text:p>#DIV/0!</text:p>
          </table:table-cell>
          <table:table-cell table:formula="of:=ABS([.F80]-[.F79])" office:value-type="string" office:string-value="" calcext:value-type="error">
            <text:p>#DIV/0!</text:p>
          </table:table-cell>
          <table:table-cell table:formula="of:=IF([.H8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IF([.C80]*[.G80]&lt;0;[.B80];[.F80])" office:value-type="string" office:string-value="" calcext:value-type="error">
            <text:p>#DIV/0!</text:p>
          </table:table-cell>
          <table:table-cell table:formula="of:=[.B81]^3-COS([.B81])+LN([.B81]+5)-20" office:value-type="string" office:string-value="" calcext:value-type="error">
            <text:p>#DIV/0!</text:p>
          </table:table-cell>
          <table:table-cell table:formula="of:=IF([.E80]*[.G80]&lt;0;[.D80];[.F80])" office:value-type="string" office:string-value="" calcext:value-type="error">
            <text:p>#DIV/0!</text:p>
          </table:table-cell>
          <table:table-cell table:formula="of:=[.D81]^3-COS([.D81])+LN([.D81]+5)-20" office:value-type="string" office:string-value="" calcext:value-type="error">
            <text:p>#DIV/0!</text:p>
          </table:table-cell>
          <table:table-cell table:formula="of:=([.B81]*[.E81]-[.D81]*[.C81])/([.E81]-[.C81])" office:value-type="string" office:string-value="" calcext:value-type="error">
            <text:p>#DIV/0!</text:p>
          </table:table-cell>
          <table:table-cell table:formula="of:=[.F81]^3-COS([.F81])+LN([.F81]+5)-20" office:value-type="string" office:string-value="" calcext:value-type="error">
            <text:p>#DIV/0!</text:p>
          </table:table-cell>
          <table:table-cell table:formula="of:=ABS([.F81]-[.F80])" office:value-type="string" office:string-value="" calcext:value-type="error">
            <text:p>#DIV/0!</text:p>
          </table:table-cell>
          <table:table-cell table:formula="of:=IF([.H8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IF([.C81]*[.G81]&lt;0;[.B81];[.F81])" office:value-type="string" office:string-value="" calcext:value-type="error">
            <text:p>#DIV/0!</text:p>
          </table:table-cell>
          <table:table-cell table:formula="of:=[.B82]^3-COS([.B82])+LN([.B82]+5)-20" office:value-type="string" office:string-value="" calcext:value-type="error">
            <text:p>#DIV/0!</text:p>
          </table:table-cell>
          <table:table-cell table:formula="of:=IF([.E81]*[.G81]&lt;0;[.D81];[.F81])" office:value-type="string" office:string-value="" calcext:value-type="error">
            <text:p>#DIV/0!</text:p>
          </table:table-cell>
          <table:table-cell table:formula="of:=[.D82]^3-COS([.D82])+LN([.D82]+5)-20" office:value-type="string" office:string-value="" calcext:value-type="error">
            <text:p>#DIV/0!</text:p>
          </table:table-cell>
          <table:table-cell table:formula="of:=([.B82]*[.E82]-[.D82]*[.C82])/([.E82]-[.C82])" office:value-type="string" office:string-value="" calcext:value-type="error">
            <text:p>#DIV/0!</text:p>
          </table:table-cell>
          <table:table-cell table:formula="of:=[.F82]^3-COS([.F82])+LN([.F82]+5)-20" office:value-type="string" office:string-value="" calcext:value-type="error">
            <text:p>#DIV/0!</text:p>
          </table:table-cell>
          <table:table-cell table:formula="of:=ABS([.F82]-[.F81])" office:value-type="string" office:string-value="" calcext:value-type="error">
            <text:p>#DIV/0!</text:p>
          </table:table-cell>
          <table:table-cell table:formula="of:=IF([.H8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IF([.C82]*[.G82]&lt;0;[.B82];[.F82])" office:value-type="string" office:string-value="" calcext:value-type="error">
            <text:p>#DIV/0!</text:p>
          </table:table-cell>
          <table:table-cell table:formula="of:=[.B83]^3-COS([.B83])+LN([.B83]+5)-20" office:value-type="string" office:string-value="" calcext:value-type="error">
            <text:p>#DIV/0!</text:p>
          </table:table-cell>
          <table:table-cell table:formula="of:=IF([.E82]*[.G82]&lt;0;[.D82];[.F82])" office:value-type="string" office:string-value="" calcext:value-type="error">
            <text:p>#DIV/0!</text:p>
          </table:table-cell>
          <table:table-cell table:formula="of:=[.D83]^3-COS([.D83])+LN([.D83]+5)-20" office:value-type="string" office:string-value="" calcext:value-type="error">
            <text:p>#DIV/0!</text:p>
          </table:table-cell>
          <table:table-cell table:formula="of:=([.B83]*[.E83]-[.D83]*[.C83])/([.E83]-[.C83])" office:value-type="string" office:string-value="" calcext:value-type="error">
            <text:p>#DIV/0!</text:p>
          </table:table-cell>
          <table:table-cell table:formula="of:=[.F83]^3-COS([.F83])+LN([.F83]+5)-20" office:value-type="string" office:string-value="" calcext:value-type="error">
            <text:p>#DIV/0!</text:p>
          </table:table-cell>
          <table:table-cell table:formula="of:=ABS([.F83]-[.F82])" office:value-type="string" office:string-value="" calcext:value-type="error">
            <text:p>#DIV/0!</text:p>
          </table:table-cell>
          <table:table-cell table:formula="of:=IF([.H8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IF([.C83]*[.G83]&lt;0;[.B83];[.F83])" office:value-type="string" office:string-value="" calcext:value-type="error">
            <text:p>#DIV/0!</text:p>
          </table:table-cell>
          <table:table-cell table:formula="of:=[.B84]^3-COS([.B84])+LN([.B84]+5)-20" office:value-type="string" office:string-value="" calcext:value-type="error">
            <text:p>#DIV/0!</text:p>
          </table:table-cell>
          <table:table-cell table:formula="of:=IF([.E83]*[.G83]&lt;0;[.D83];[.F83])" office:value-type="string" office:string-value="" calcext:value-type="error">
            <text:p>#DIV/0!</text:p>
          </table:table-cell>
          <table:table-cell table:formula="of:=[.D84]^3-COS([.D84])+LN([.D84]+5)-20" office:value-type="string" office:string-value="" calcext:value-type="error">
            <text:p>#DIV/0!</text:p>
          </table:table-cell>
          <table:table-cell table:formula="of:=([.B84]*[.E84]-[.D84]*[.C84])/([.E84]-[.C84])" office:value-type="string" office:string-value="" calcext:value-type="error">
            <text:p>#DIV/0!</text:p>
          </table:table-cell>
          <table:table-cell table:formula="of:=[.F84]^3-COS([.F84])+LN([.F84]+5)-20" office:value-type="string" office:string-value="" calcext:value-type="error">
            <text:p>#DIV/0!</text:p>
          </table:table-cell>
          <table:table-cell table:formula="of:=ABS([.F84]-[.F83])" office:value-type="string" office:string-value="" calcext:value-type="error">
            <text:p>#DIV/0!</text:p>
          </table:table-cell>
          <table:table-cell table:formula="of:=IF([.H8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IF([.C84]*[.G84]&lt;0;[.B84];[.F84])" office:value-type="string" office:string-value="" calcext:value-type="error">
            <text:p>#DIV/0!</text:p>
          </table:table-cell>
          <table:table-cell table:formula="of:=[.B85]^3-COS([.B85])+LN([.B85]+5)-20" office:value-type="string" office:string-value="" calcext:value-type="error">
            <text:p>#DIV/0!</text:p>
          </table:table-cell>
          <table:table-cell table:formula="of:=IF([.E84]*[.G84]&lt;0;[.D84];[.F84])" office:value-type="string" office:string-value="" calcext:value-type="error">
            <text:p>#DIV/0!</text:p>
          </table:table-cell>
          <table:table-cell table:formula="of:=[.D85]^3-COS([.D85])+LN([.D85]+5)-20" office:value-type="string" office:string-value="" calcext:value-type="error">
            <text:p>#DIV/0!</text:p>
          </table:table-cell>
          <table:table-cell table:formula="of:=([.B85]*[.E85]-[.D85]*[.C85])/([.E85]-[.C85])" office:value-type="string" office:string-value="" calcext:value-type="error">
            <text:p>#DIV/0!</text:p>
          </table:table-cell>
          <table:table-cell table:formula="of:=[.F85]^3-COS([.F85])+LN([.F85]+5)-20" office:value-type="string" office:string-value="" calcext:value-type="error">
            <text:p>#DIV/0!</text:p>
          </table:table-cell>
          <table:table-cell table:formula="of:=ABS([.F85]-[.F84])" office:value-type="string" office:string-value="" calcext:value-type="error">
            <text:p>#DIV/0!</text:p>
          </table:table-cell>
          <table:table-cell table:formula="of:=IF([.H8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IF([.C85]*[.G85]&lt;0;[.B85];[.F85])" office:value-type="string" office:string-value="" calcext:value-type="error">
            <text:p>#DIV/0!</text:p>
          </table:table-cell>
          <table:table-cell table:formula="of:=[.B86]^3-COS([.B86])+LN([.B86]+5)-20" office:value-type="string" office:string-value="" calcext:value-type="error">
            <text:p>#DIV/0!</text:p>
          </table:table-cell>
          <table:table-cell table:formula="of:=IF([.E85]*[.G85]&lt;0;[.D85];[.F85])" office:value-type="string" office:string-value="" calcext:value-type="error">
            <text:p>#DIV/0!</text:p>
          </table:table-cell>
          <table:table-cell table:formula="of:=[.D86]^3-COS([.D86])+LN([.D86]+5)-20" office:value-type="string" office:string-value="" calcext:value-type="error">
            <text:p>#DIV/0!</text:p>
          </table:table-cell>
          <table:table-cell table:formula="of:=([.B86]*[.E86]-[.D86]*[.C86])/([.E86]-[.C86])" office:value-type="string" office:string-value="" calcext:value-type="error">
            <text:p>#DIV/0!</text:p>
          </table:table-cell>
          <table:table-cell table:formula="of:=[.F86]^3-COS([.F86])+LN([.F86]+5)-20" office:value-type="string" office:string-value="" calcext:value-type="error">
            <text:p>#DIV/0!</text:p>
          </table:table-cell>
          <table:table-cell table:formula="of:=ABS([.F86]-[.F85])" office:value-type="string" office:string-value="" calcext:value-type="error">
            <text:p>#DIV/0!</text:p>
          </table:table-cell>
          <table:table-cell table:formula="of:=IF([.H8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IF([.C86]*[.G86]&lt;0;[.B86];[.F86])" office:value-type="string" office:string-value="" calcext:value-type="error">
            <text:p>#DIV/0!</text:p>
          </table:table-cell>
          <table:table-cell table:formula="of:=[.B87]^3-COS([.B87])+LN([.B87]+5)-20" office:value-type="string" office:string-value="" calcext:value-type="error">
            <text:p>#DIV/0!</text:p>
          </table:table-cell>
          <table:table-cell table:formula="of:=IF([.E86]*[.G86]&lt;0;[.D86];[.F86])" office:value-type="string" office:string-value="" calcext:value-type="error">
            <text:p>#DIV/0!</text:p>
          </table:table-cell>
          <table:table-cell table:formula="of:=[.D87]^3-COS([.D87])+LN([.D87]+5)-20" office:value-type="string" office:string-value="" calcext:value-type="error">
            <text:p>#DIV/0!</text:p>
          </table:table-cell>
          <table:table-cell table:formula="of:=([.B87]*[.E87]-[.D87]*[.C87])/([.E87]-[.C87])" office:value-type="string" office:string-value="" calcext:value-type="error">
            <text:p>#DIV/0!</text:p>
          </table:table-cell>
          <table:table-cell table:formula="of:=[.F87]^3-COS([.F87])+LN([.F87]+5)-20" office:value-type="string" office:string-value="" calcext:value-type="error">
            <text:p>#DIV/0!</text:p>
          </table:table-cell>
          <table:table-cell table:formula="of:=ABS([.F87]-[.F86])" office:value-type="string" office:string-value="" calcext:value-type="error">
            <text:p>#DIV/0!</text:p>
          </table:table-cell>
          <table:table-cell table:formula="of:=IF([.H8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IF([.C87]*[.G87]&lt;0;[.B87];[.F87])" office:value-type="string" office:string-value="" calcext:value-type="error">
            <text:p>#DIV/0!</text:p>
          </table:table-cell>
          <table:table-cell table:formula="of:=[.B88]^3-COS([.B88])+LN([.B88]+5)-20" office:value-type="string" office:string-value="" calcext:value-type="error">
            <text:p>#DIV/0!</text:p>
          </table:table-cell>
          <table:table-cell table:formula="of:=IF([.E87]*[.G87]&lt;0;[.D87];[.F87])" office:value-type="string" office:string-value="" calcext:value-type="error">
            <text:p>#DIV/0!</text:p>
          </table:table-cell>
          <table:table-cell table:formula="of:=[.D88]^3-COS([.D88])+LN([.D88]+5)-20" office:value-type="string" office:string-value="" calcext:value-type="error">
            <text:p>#DIV/0!</text:p>
          </table:table-cell>
          <table:table-cell table:formula="of:=([.B88]*[.E88]-[.D88]*[.C88])/([.E88]-[.C88])" office:value-type="string" office:string-value="" calcext:value-type="error">
            <text:p>#DIV/0!</text:p>
          </table:table-cell>
          <table:table-cell table:formula="of:=[.F88]^3-COS([.F88])+LN([.F88]+5)-20" office:value-type="string" office:string-value="" calcext:value-type="error">
            <text:p>#DIV/0!</text:p>
          </table:table-cell>
          <table:table-cell table:formula="of:=ABS([.F88]-[.F87])" office:value-type="string" office:string-value="" calcext:value-type="error">
            <text:p>#DIV/0!</text:p>
          </table:table-cell>
          <table:table-cell table:formula="of:=IF([.H8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IF([.C88]*[.G88]&lt;0;[.B88];[.F88])" office:value-type="string" office:string-value="" calcext:value-type="error">
            <text:p>#DIV/0!</text:p>
          </table:table-cell>
          <table:table-cell table:formula="of:=[.B89]^3-COS([.B89])+LN([.B89]+5)-20" office:value-type="string" office:string-value="" calcext:value-type="error">
            <text:p>#DIV/0!</text:p>
          </table:table-cell>
          <table:table-cell table:formula="of:=IF([.E88]*[.G88]&lt;0;[.D88];[.F88])" office:value-type="string" office:string-value="" calcext:value-type="error">
            <text:p>#DIV/0!</text:p>
          </table:table-cell>
          <table:table-cell table:formula="of:=[.D89]^3-COS([.D89])+LN([.D89]+5)-20" office:value-type="string" office:string-value="" calcext:value-type="error">
            <text:p>#DIV/0!</text:p>
          </table:table-cell>
          <table:table-cell table:formula="of:=([.B89]*[.E89]-[.D89]*[.C89])/([.E89]-[.C89])" office:value-type="string" office:string-value="" calcext:value-type="error">
            <text:p>#DIV/0!</text:p>
          </table:table-cell>
          <table:table-cell table:formula="of:=[.F89]^3-COS([.F89])+LN([.F89]+5)-20" office:value-type="string" office:string-value="" calcext:value-type="error">
            <text:p>#DIV/0!</text:p>
          </table:table-cell>
          <table:table-cell table:formula="of:=ABS([.F89]-[.F88])" office:value-type="string" office:string-value="" calcext:value-type="error">
            <text:p>#DIV/0!</text:p>
          </table:table-cell>
          <table:table-cell table:formula="of:=IF([.H8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IF([.C89]*[.G89]&lt;0;[.B89];[.F89])" office:value-type="string" office:string-value="" calcext:value-type="error">
            <text:p>#DIV/0!</text:p>
          </table:table-cell>
          <table:table-cell table:formula="of:=[.B90]^3-COS([.B90])+LN([.B90]+5)-20" office:value-type="string" office:string-value="" calcext:value-type="error">
            <text:p>#DIV/0!</text:p>
          </table:table-cell>
          <table:table-cell table:formula="of:=IF([.E89]*[.G89]&lt;0;[.D89];[.F89])" office:value-type="string" office:string-value="" calcext:value-type="error">
            <text:p>#DIV/0!</text:p>
          </table:table-cell>
          <table:table-cell table:formula="of:=[.D90]^3-COS([.D90])+LN([.D90]+5)-20" office:value-type="string" office:string-value="" calcext:value-type="error">
            <text:p>#DIV/0!</text:p>
          </table:table-cell>
          <table:table-cell table:formula="of:=([.B90]*[.E90]-[.D90]*[.C90])/([.E90]-[.C90])" office:value-type="string" office:string-value="" calcext:value-type="error">
            <text:p>#DIV/0!</text:p>
          </table:table-cell>
          <table:table-cell table:formula="of:=[.F90]^3-COS([.F90])+LN([.F90]+5)-20" office:value-type="string" office:string-value="" calcext:value-type="error">
            <text:p>#DIV/0!</text:p>
          </table:table-cell>
          <table:table-cell table:formula="of:=ABS([.F90]-[.F89])" office:value-type="string" office:string-value="" calcext:value-type="error">
            <text:p>#DIV/0!</text:p>
          </table:table-cell>
          <table:table-cell table:formula="of:=IF([.H9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IF([.C90]*[.G90]&lt;0;[.B90];[.F90])" office:value-type="string" office:string-value="" calcext:value-type="error">
            <text:p>#DIV/0!</text:p>
          </table:table-cell>
          <table:table-cell table:formula="of:=[.B91]^3-COS([.B91])+LN([.B91]+5)-20" office:value-type="string" office:string-value="" calcext:value-type="error">
            <text:p>#DIV/0!</text:p>
          </table:table-cell>
          <table:table-cell table:formula="of:=IF([.E90]*[.G90]&lt;0;[.D90];[.F90])" office:value-type="string" office:string-value="" calcext:value-type="error">
            <text:p>#DIV/0!</text:p>
          </table:table-cell>
          <table:table-cell table:formula="of:=[.D91]^3-COS([.D91])+LN([.D91]+5)-20" office:value-type="string" office:string-value="" calcext:value-type="error">
            <text:p>#DIV/0!</text:p>
          </table:table-cell>
          <table:table-cell table:formula="of:=([.B91]*[.E91]-[.D91]*[.C91])/([.E91]-[.C91])" office:value-type="string" office:string-value="" calcext:value-type="error">
            <text:p>#DIV/0!</text:p>
          </table:table-cell>
          <table:table-cell table:formula="of:=[.F91]^3-COS([.F91])+LN([.F91]+5)-20" office:value-type="string" office:string-value="" calcext:value-type="error">
            <text:p>#DIV/0!</text:p>
          </table:table-cell>
          <table:table-cell table:formula="of:=ABS([.F91]-[.F90])" office:value-type="string" office:string-value="" calcext:value-type="error">
            <text:p>#DIV/0!</text:p>
          </table:table-cell>
          <table:table-cell table:formula="of:=IF([.H9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IF([.C91]*[.G91]&lt;0;[.B91];[.F91])" office:value-type="string" office:string-value="" calcext:value-type="error">
            <text:p>#DIV/0!</text:p>
          </table:table-cell>
          <table:table-cell table:formula="of:=[.B92]^3-COS([.B92])+LN([.B92]+5)-20" office:value-type="string" office:string-value="" calcext:value-type="error">
            <text:p>#DIV/0!</text:p>
          </table:table-cell>
          <table:table-cell table:formula="of:=IF([.E91]*[.G91]&lt;0;[.D91];[.F91])" office:value-type="string" office:string-value="" calcext:value-type="error">
            <text:p>#DIV/0!</text:p>
          </table:table-cell>
          <table:table-cell table:formula="of:=[.D92]^3-COS([.D92])+LN([.D92]+5)-20" office:value-type="string" office:string-value="" calcext:value-type="error">
            <text:p>#DIV/0!</text:p>
          </table:table-cell>
          <table:table-cell table:formula="of:=([.B92]*[.E92]-[.D92]*[.C92])/([.E92]-[.C92])" office:value-type="string" office:string-value="" calcext:value-type="error">
            <text:p>#DIV/0!</text:p>
          </table:table-cell>
          <table:table-cell table:formula="of:=[.F92]^3-COS([.F92])+LN([.F92]+5)-20" office:value-type="string" office:string-value="" calcext:value-type="error">
            <text:p>#DIV/0!</text:p>
          </table:table-cell>
          <table:table-cell table:formula="of:=ABS([.F92]-[.F91])" office:value-type="string" office:string-value="" calcext:value-type="error">
            <text:p>#DIV/0!</text:p>
          </table:table-cell>
          <table:table-cell table:formula="of:=IF([.H9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IF([.C92]*[.G92]&lt;0;[.B92];[.F92])" office:value-type="string" office:string-value="" calcext:value-type="error">
            <text:p>#DIV/0!</text:p>
          </table:table-cell>
          <table:table-cell table:formula="of:=[.B93]^3-COS([.B93])+LN([.B93]+5)-20" office:value-type="string" office:string-value="" calcext:value-type="error">
            <text:p>#DIV/0!</text:p>
          </table:table-cell>
          <table:table-cell table:formula="of:=IF([.E92]*[.G92]&lt;0;[.D92];[.F92])" office:value-type="string" office:string-value="" calcext:value-type="error">
            <text:p>#DIV/0!</text:p>
          </table:table-cell>
          <table:table-cell table:formula="of:=[.D93]^3-COS([.D93])+LN([.D93]+5)-20" office:value-type="string" office:string-value="" calcext:value-type="error">
            <text:p>#DIV/0!</text:p>
          </table:table-cell>
          <table:table-cell table:formula="of:=([.B93]*[.E93]-[.D93]*[.C93])/([.E93]-[.C93])" office:value-type="string" office:string-value="" calcext:value-type="error">
            <text:p>#DIV/0!</text:p>
          </table:table-cell>
          <table:table-cell table:formula="of:=[.F93]^3-COS([.F93])+LN([.F93]+5)-20" office:value-type="string" office:string-value="" calcext:value-type="error">
            <text:p>#DIV/0!</text:p>
          </table:table-cell>
          <table:table-cell table:formula="of:=ABS([.F93]-[.F92])" office:value-type="string" office:string-value="" calcext:value-type="error">
            <text:p>#DIV/0!</text:p>
          </table:table-cell>
          <table:table-cell table:formula="of:=IF([.H9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IF([.C93]*[.G93]&lt;0;[.B93];[.F93])" office:value-type="string" office:string-value="" calcext:value-type="error">
            <text:p>#DIV/0!</text:p>
          </table:table-cell>
          <table:table-cell table:formula="of:=[.B94]^3-COS([.B94])+LN([.B94]+5)-20" office:value-type="string" office:string-value="" calcext:value-type="error">
            <text:p>#DIV/0!</text:p>
          </table:table-cell>
          <table:table-cell table:formula="of:=IF([.E93]*[.G93]&lt;0;[.D93];[.F93])" office:value-type="string" office:string-value="" calcext:value-type="error">
            <text:p>#DIV/0!</text:p>
          </table:table-cell>
          <table:table-cell table:formula="of:=[.D94]^3-COS([.D94])+LN([.D94]+5)-20" office:value-type="string" office:string-value="" calcext:value-type="error">
            <text:p>#DIV/0!</text:p>
          </table:table-cell>
          <table:table-cell table:formula="of:=([.B94]*[.E94]-[.D94]*[.C94])/([.E94]-[.C94])" office:value-type="string" office:string-value="" calcext:value-type="error">
            <text:p>#DIV/0!</text:p>
          </table:table-cell>
          <table:table-cell table:formula="of:=[.F94]^3-COS([.F94])+LN([.F94]+5)-20" office:value-type="string" office:string-value="" calcext:value-type="error">
            <text:p>#DIV/0!</text:p>
          </table:table-cell>
          <table:table-cell table:formula="of:=ABS([.F94]-[.F93])" office:value-type="string" office:string-value="" calcext:value-type="error">
            <text:p>#DIV/0!</text:p>
          </table:table-cell>
          <table:table-cell table:formula="of:=IF([.H9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IF([.C94]*[.G94]&lt;0;[.B94];[.F94])" office:value-type="string" office:string-value="" calcext:value-type="error">
            <text:p>#DIV/0!</text:p>
          </table:table-cell>
          <table:table-cell table:formula="of:=[.B95]^3-COS([.B95])+LN([.B95]+5)-20" office:value-type="string" office:string-value="" calcext:value-type="error">
            <text:p>#DIV/0!</text:p>
          </table:table-cell>
          <table:table-cell table:formula="of:=IF([.E94]*[.G94]&lt;0;[.D94];[.F94])" office:value-type="string" office:string-value="" calcext:value-type="error">
            <text:p>#DIV/0!</text:p>
          </table:table-cell>
          <table:table-cell table:formula="of:=[.D95]^3-COS([.D95])+LN([.D95]+5)-20" office:value-type="string" office:string-value="" calcext:value-type="error">
            <text:p>#DIV/0!</text:p>
          </table:table-cell>
          <table:table-cell table:formula="of:=([.B95]*[.E95]-[.D95]*[.C95])/([.E95]-[.C95])" office:value-type="string" office:string-value="" calcext:value-type="error">
            <text:p>#DIV/0!</text:p>
          </table:table-cell>
          <table:table-cell table:formula="of:=[.F95]^3-COS([.F95])+LN([.F95]+5)-20" office:value-type="string" office:string-value="" calcext:value-type="error">
            <text:p>#DIV/0!</text:p>
          </table:table-cell>
          <table:table-cell table:formula="of:=ABS([.F95]-[.F94])" office:value-type="string" office:string-value="" calcext:value-type="error">
            <text:p>#DIV/0!</text:p>
          </table:table-cell>
          <table:table-cell table:formula="of:=IF([.H9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IF([.C95]*[.G95]&lt;0;[.B95];[.F95])" office:value-type="string" office:string-value="" calcext:value-type="error">
            <text:p>#DIV/0!</text:p>
          </table:table-cell>
          <table:table-cell table:formula="of:=[.B96]^3-COS([.B96])+LN([.B96]+5)-20" office:value-type="string" office:string-value="" calcext:value-type="error">
            <text:p>#DIV/0!</text:p>
          </table:table-cell>
          <table:table-cell table:formula="of:=IF([.E95]*[.G95]&lt;0;[.D95];[.F95])" office:value-type="string" office:string-value="" calcext:value-type="error">
            <text:p>#DIV/0!</text:p>
          </table:table-cell>
          <table:table-cell table:formula="of:=[.D96]^3-COS([.D96])+LN([.D96]+5)-20" office:value-type="string" office:string-value="" calcext:value-type="error">
            <text:p>#DIV/0!</text:p>
          </table:table-cell>
          <table:table-cell table:formula="of:=([.B96]*[.E96]-[.D96]*[.C96])/([.E96]-[.C96])" office:value-type="string" office:string-value="" calcext:value-type="error">
            <text:p>#DIV/0!</text:p>
          </table:table-cell>
          <table:table-cell table:formula="of:=[.F96]^3-COS([.F96])+LN([.F96]+5)-20" office:value-type="string" office:string-value="" calcext:value-type="error">
            <text:p>#DIV/0!</text:p>
          </table:table-cell>
          <table:table-cell table:formula="of:=ABS([.F96]-[.F95])" office:value-type="string" office:string-value="" calcext:value-type="error">
            <text:p>#DIV/0!</text:p>
          </table:table-cell>
          <table:table-cell table:formula="of:=IF([.H9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IF([.C96]*[.G96]&lt;0;[.B96];[.F96])" office:value-type="string" office:string-value="" calcext:value-type="error">
            <text:p>#DIV/0!</text:p>
          </table:table-cell>
          <table:table-cell table:formula="of:=[.B97]^3-COS([.B97])+LN([.B97]+5)-20" office:value-type="string" office:string-value="" calcext:value-type="error">
            <text:p>#DIV/0!</text:p>
          </table:table-cell>
          <table:table-cell table:formula="of:=IF([.E96]*[.G96]&lt;0;[.D96];[.F96])" office:value-type="string" office:string-value="" calcext:value-type="error">
            <text:p>#DIV/0!</text:p>
          </table:table-cell>
          <table:table-cell table:formula="of:=[.D97]^3-COS([.D97])+LN([.D97]+5)-20" office:value-type="string" office:string-value="" calcext:value-type="error">
            <text:p>#DIV/0!</text:p>
          </table:table-cell>
          <table:table-cell table:formula="of:=([.B97]*[.E97]-[.D97]*[.C97])/([.E97]-[.C97])" office:value-type="string" office:string-value="" calcext:value-type="error">
            <text:p>#DIV/0!</text:p>
          </table:table-cell>
          <table:table-cell table:formula="of:=[.F97]^3-COS([.F97])+LN([.F97]+5)-20" office:value-type="string" office:string-value="" calcext:value-type="error">
            <text:p>#DIV/0!</text:p>
          </table:table-cell>
          <table:table-cell table:formula="of:=ABS([.F97]-[.F96])" office:value-type="string" office:string-value="" calcext:value-type="error">
            <text:p>#DIV/0!</text:p>
          </table:table-cell>
          <table:table-cell table:formula="of:=IF([.H9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IF([.C97]*[.G97]&lt;0;[.B97];[.F97])" office:value-type="string" office:string-value="" calcext:value-type="error">
            <text:p>#DIV/0!</text:p>
          </table:table-cell>
          <table:table-cell table:formula="of:=[.B98]^3-COS([.B98])+LN([.B98]+5)-20" office:value-type="string" office:string-value="" calcext:value-type="error">
            <text:p>#DIV/0!</text:p>
          </table:table-cell>
          <table:table-cell table:formula="of:=IF([.E97]*[.G97]&lt;0;[.D97];[.F97])" office:value-type="string" office:string-value="" calcext:value-type="error">
            <text:p>#DIV/0!</text:p>
          </table:table-cell>
          <table:table-cell table:formula="of:=[.D98]^3-COS([.D98])+LN([.D98]+5)-20" office:value-type="string" office:string-value="" calcext:value-type="error">
            <text:p>#DIV/0!</text:p>
          </table:table-cell>
          <table:table-cell table:formula="of:=([.B98]*[.E98]-[.D98]*[.C98])/([.E98]-[.C98])" office:value-type="string" office:string-value="" calcext:value-type="error">
            <text:p>#DIV/0!</text:p>
          </table:table-cell>
          <table:table-cell table:formula="of:=[.F98]^3-COS([.F98])+LN([.F98]+5)-20" office:value-type="string" office:string-value="" calcext:value-type="error">
            <text:p>#DIV/0!</text:p>
          </table:table-cell>
          <table:table-cell table:formula="of:=ABS([.F98]-[.F97])" office:value-type="string" office:string-value="" calcext:value-type="error">
            <text:p>#DIV/0!</text:p>
          </table:table-cell>
          <table:table-cell table:formula="of:=IF([.H9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IF([.C98]*[.G98]&lt;0;[.B98];[.F98])" office:value-type="string" office:string-value="" calcext:value-type="error">
            <text:p>#DIV/0!</text:p>
          </table:table-cell>
          <table:table-cell table:formula="of:=[.B99]^3-COS([.B99])+LN([.B99]+5)-20" office:value-type="string" office:string-value="" calcext:value-type="error">
            <text:p>#DIV/0!</text:p>
          </table:table-cell>
          <table:table-cell table:formula="of:=IF([.E98]*[.G98]&lt;0;[.D98];[.F98])" office:value-type="string" office:string-value="" calcext:value-type="error">
            <text:p>#DIV/0!</text:p>
          </table:table-cell>
          <table:table-cell table:formula="of:=[.D99]^3-COS([.D99])+LN([.D99]+5)-20" office:value-type="string" office:string-value="" calcext:value-type="error">
            <text:p>#DIV/0!</text:p>
          </table:table-cell>
          <table:table-cell table:formula="of:=([.B99]*[.E99]-[.D99]*[.C99])/([.E99]-[.C99])" office:value-type="string" office:string-value="" calcext:value-type="error">
            <text:p>#DIV/0!</text:p>
          </table:table-cell>
          <table:table-cell table:formula="of:=[.F99]^3-COS([.F99])+LN([.F99]+5)-20" office:value-type="string" office:string-value="" calcext:value-type="error">
            <text:p>#DIV/0!</text:p>
          </table:table-cell>
          <table:table-cell table:formula="of:=ABS([.F99]-[.F98])" office:value-type="string" office:string-value="" calcext:value-type="error">
            <text:p>#DIV/0!</text:p>
          </table:table-cell>
          <table:table-cell table:formula="of:=IF([.H9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IF([.C99]*[.G99]&lt;0;[.B99];[.F99])" office:value-type="string" office:string-value="" calcext:value-type="error">
            <text:p>#DIV/0!</text:p>
          </table:table-cell>
          <table:table-cell table:formula="of:=[.B100]^3-COS([.B100])+LN([.B100]+5)-20" office:value-type="string" office:string-value="" calcext:value-type="error">
            <text:p>#DIV/0!</text:p>
          </table:table-cell>
          <table:table-cell table:formula="of:=IF([.E99]*[.G99]&lt;0;[.D99];[.F99])" office:value-type="string" office:string-value="" calcext:value-type="error">
            <text:p>#DIV/0!</text:p>
          </table:table-cell>
          <table:table-cell table:formula="of:=[.D100]^3-COS([.D100])+LN([.D100]+5)-20" office:value-type="string" office:string-value="" calcext:value-type="error">
            <text:p>#DIV/0!</text:p>
          </table:table-cell>
          <table:table-cell table:formula="of:=([.B100]*[.E100]-[.D100]*[.C100])/([.E100]-[.C100])" office:value-type="string" office:string-value="" calcext:value-type="error">
            <text:p>#DIV/0!</text:p>
          </table:table-cell>
          <table:table-cell table:formula="of:=[.F100]^3-COS([.F100])+LN([.F100]+5)-20" office:value-type="string" office:string-value="" calcext:value-type="error">
            <text:p>#DIV/0!</text:p>
          </table:table-cell>
          <table:table-cell table:formula="of:=ABS([.F100]-[.F99])" office:value-type="string" office:string-value="" calcext:value-type="error">
            <text:p>#DIV/0!</text:p>
          </table:table-cell>
          <table:table-cell table:formula="of:=IF([.H10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IF([.C100]*[.G100]&lt;0;[.B100];[.F100])" office:value-type="string" office:string-value="" calcext:value-type="error">
            <text:p>#DIV/0!</text:p>
          </table:table-cell>
          <table:table-cell table:formula="of:=[.B101]^3-COS([.B101])+LN([.B101]+5)-20" office:value-type="string" office:string-value="" calcext:value-type="error">
            <text:p>#DIV/0!</text:p>
          </table:table-cell>
          <table:table-cell table:formula="of:=IF([.E100]*[.G100]&lt;0;[.D100];[.F100])" office:value-type="string" office:string-value="" calcext:value-type="error">
            <text:p>#DIV/0!</text:p>
          </table:table-cell>
          <table:table-cell table:formula="of:=[.D101]^3-COS([.D101])+LN([.D101]+5)-20" office:value-type="string" office:string-value="" calcext:value-type="error">
            <text:p>#DIV/0!</text:p>
          </table:table-cell>
          <table:table-cell table:formula="of:=([.B101]*[.E101]-[.D101]*[.C101])/([.E101]-[.C101])" office:value-type="string" office:string-value="" calcext:value-type="error">
            <text:p>#DIV/0!</text:p>
          </table:table-cell>
          <table:table-cell table:formula="of:=[.F101]^3-COS([.F101])+LN([.F101]+5)-20" office:value-type="string" office:string-value="" calcext:value-type="error">
            <text:p>#DIV/0!</text:p>
          </table:table-cell>
          <table:table-cell table:formula="of:=ABS([.F101]-[.F100])" office:value-type="string" office:string-value="" calcext:value-type="error">
            <text:p>#DIV/0!</text:p>
          </table:table-cell>
          <table:table-cell table:formula="of:=IF([.H10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IF([.C101]*[.G101]&lt;0;[.B101];[.F101])" office:value-type="string" office:string-value="" calcext:value-type="error">
            <text:p>#DIV/0!</text:p>
          </table:table-cell>
          <table:table-cell table:formula="of:=[.B102]^3-COS([.B102])+LN([.B102]+5)-20" office:value-type="string" office:string-value="" calcext:value-type="error">
            <text:p>#DIV/0!</text:p>
          </table:table-cell>
          <table:table-cell table:formula="of:=IF([.E101]*[.G101]&lt;0;[.D101];[.F101])" office:value-type="string" office:string-value="" calcext:value-type="error">
            <text:p>#DIV/0!</text:p>
          </table:table-cell>
          <table:table-cell table:formula="of:=[.D102]^3-COS([.D102])+LN([.D102]+5)-20" office:value-type="string" office:string-value="" calcext:value-type="error">
            <text:p>#DIV/0!</text:p>
          </table:table-cell>
          <table:table-cell table:formula="of:=([.B102]*[.E102]-[.D102]*[.C102])/([.E102]-[.C102])" office:value-type="string" office:string-value="" calcext:value-type="error">
            <text:p>#DIV/0!</text:p>
          </table:table-cell>
          <table:table-cell table:formula="of:=[.F102]^3-COS([.F102])+LN([.F102]+5)-20" office:value-type="string" office:string-value="" calcext:value-type="error">
            <text:p>#DIV/0!</text:p>
          </table:table-cell>
          <table:table-cell table:formula="of:=ABS([.F102]-[.F101])" office:value-type="string" office:string-value="" calcext:value-type="error">
            <text:p>#DIV/0!</text:p>
          </table:table-cell>
          <table:table-cell table:formula="of:=IF([.H10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IF([.C102]*[.G102]&lt;0;[.B102];[.F102])" office:value-type="string" office:string-value="" calcext:value-type="error">
            <text:p>#DIV/0!</text:p>
          </table:table-cell>
          <table:table-cell table:formula="of:=[.B103]^3-COS([.B103])+LN([.B103]+5)-20" office:value-type="string" office:string-value="" calcext:value-type="error">
            <text:p>#DIV/0!</text:p>
          </table:table-cell>
          <table:table-cell table:formula="of:=IF([.E102]*[.G102]&lt;0;[.D102];[.F102])" office:value-type="string" office:string-value="" calcext:value-type="error">
            <text:p>#DIV/0!</text:p>
          </table:table-cell>
          <table:table-cell table:formula="of:=[.D103]^3-COS([.D103])+LN([.D103]+5)-20" office:value-type="string" office:string-value="" calcext:value-type="error">
            <text:p>#DIV/0!</text:p>
          </table:table-cell>
          <table:table-cell table:formula="of:=([.B103]*[.E103]-[.D103]*[.C103])/([.E103]-[.C103])" office:value-type="string" office:string-value="" calcext:value-type="error">
            <text:p>#DIV/0!</text:p>
          </table:table-cell>
          <table:table-cell table:formula="of:=[.F103]^3-COS([.F103])+LN([.F103]+5)-20" office:value-type="string" office:string-value="" calcext:value-type="error">
            <text:p>#DIV/0!</text:p>
          </table:table-cell>
          <table:table-cell table:formula="of:=ABS([.F103]-[.F102])" office:value-type="string" office:string-value="" calcext:value-type="error">
            <text:p>#DIV/0!</text:p>
          </table:table-cell>
          <table:table-cell table:formula="of:=IF([.H10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IF([.C103]*[.G103]&lt;0;[.B103];[.F103])" office:value-type="string" office:string-value="" calcext:value-type="error">
            <text:p>#DIV/0!</text:p>
          </table:table-cell>
          <table:table-cell table:formula="of:=[.B104]^3-COS([.B104])+LN([.B104]+5)-20" office:value-type="string" office:string-value="" calcext:value-type="error">
            <text:p>#DIV/0!</text:p>
          </table:table-cell>
          <table:table-cell table:formula="of:=IF([.E103]*[.G103]&lt;0;[.D103];[.F103])" office:value-type="string" office:string-value="" calcext:value-type="error">
            <text:p>#DIV/0!</text:p>
          </table:table-cell>
          <table:table-cell table:formula="of:=[.D104]^3-COS([.D104])+LN([.D104]+5)-20" office:value-type="string" office:string-value="" calcext:value-type="error">
            <text:p>#DIV/0!</text:p>
          </table:table-cell>
          <table:table-cell table:formula="of:=([.B104]*[.E104]-[.D104]*[.C104])/([.E104]-[.C104])" office:value-type="string" office:string-value="" calcext:value-type="error">
            <text:p>#DIV/0!</text:p>
          </table:table-cell>
          <table:table-cell table:formula="of:=[.F104]^3-COS([.F104])+LN([.F104]+5)-20" office:value-type="string" office:string-value="" calcext:value-type="error">
            <text:p>#DIV/0!</text:p>
          </table:table-cell>
          <table:table-cell table:formula="of:=ABS([.F104]-[.F103])" office:value-type="string" office:string-value="" calcext:value-type="error">
            <text:p>#DIV/0!</text:p>
          </table:table-cell>
          <table:table-cell table:formula="of:=IF([.H10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IF([.C104]*[.G104]&lt;0;[.B104];[.F104])" office:value-type="string" office:string-value="" calcext:value-type="error">
            <text:p>#DIV/0!</text:p>
          </table:table-cell>
          <table:table-cell table:formula="of:=[.B105]^3-COS([.B105])+LN([.B105]+5)-20" office:value-type="string" office:string-value="" calcext:value-type="error">
            <text:p>#DIV/0!</text:p>
          </table:table-cell>
          <table:table-cell table:formula="of:=IF([.E104]*[.G104]&lt;0;[.D104];[.F104])" office:value-type="string" office:string-value="" calcext:value-type="error">
            <text:p>#DIV/0!</text:p>
          </table:table-cell>
          <table:table-cell table:formula="of:=[.D105]^3-COS([.D105])+LN([.D105]+5)-20" office:value-type="string" office:string-value="" calcext:value-type="error">
            <text:p>#DIV/0!</text:p>
          </table:table-cell>
          <table:table-cell table:formula="of:=([.B105]*[.E105]-[.D105]*[.C105])/([.E105]-[.C105])" office:value-type="string" office:string-value="" calcext:value-type="error">
            <text:p>#DIV/0!</text:p>
          </table:table-cell>
          <table:table-cell table:formula="of:=[.F105]^3-COS([.F105])+LN([.F105]+5)-20" office:value-type="string" office:string-value="" calcext:value-type="error">
            <text:p>#DIV/0!</text:p>
          </table:table-cell>
          <table:table-cell table:formula="of:=ABS([.F105]-[.F104])" office:value-type="string" office:string-value="" calcext:value-type="error">
            <text:p>#DIV/0!</text:p>
          </table:table-cell>
          <table:table-cell table:formula="of:=IF([.H10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IF([.C105]*[.G105]&lt;0;[.B105];[.F105])" office:value-type="string" office:string-value="" calcext:value-type="error">
            <text:p>#DIV/0!</text:p>
          </table:table-cell>
          <table:table-cell table:formula="of:=[.B106]^3-COS([.B106])+LN([.B106]+5)-20" office:value-type="string" office:string-value="" calcext:value-type="error">
            <text:p>#DIV/0!</text:p>
          </table:table-cell>
          <table:table-cell table:formula="of:=IF([.E105]*[.G105]&lt;0;[.D105];[.F105])" office:value-type="string" office:string-value="" calcext:value-type="error">
            <text:p>#DIV/0!</text:p>
          </table:table-cell>
          <table:table-cell table:formula="of:=[.D106]^3-COS([.D106])+LN([.D106]+5)-20" office:value-type="string" office:string-value="" calcext:value-type="error">
            <text:p>#DIV/0!</text:p>
          </table:table-cell>
          <table:table-cell table:formula="of:=([.B106]*[.E106]-[.D106]*[.C106])/([.E106]-[.C106])" office:value-type="string" office:string-value="" calcext:value-type="error">
            <text:p>#DIV/0!</text:p>
          </table:table-cell>
          <table:table-cell table:formula="of:=[.F106]^3-COS([.F106])+LN([.F106]+5)-20" office:value-type="string" office:string-value="" calcext:value-type="error">
            <text:p>#DIV/0!</text:p>
          </table:table-cell>
          <table:table-cell table:formula="of:=ABS([.F106]-[.F105])" office:value-type="string" office:string-value="" calcext:value-type="error">
            <text:p>#DIV/0!</text:p>
          </table:table-cell>
          <table:table-cell table:formula="of:=IF([.H10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IF([.C106]*[.G106]&lt;0;[.B106];[.F106])" office:value-type="string" office:string-value="" calcext:value-type="error">
            <text:p>#DIV/0!</text:p>
          </table:table-cell>
          <table:table-cell table:formula="of:=[.B107]^3-COS([.B107])+LN([.B107]+5)-20" office:value-type="string" office:string-value="" calcext:value-type="error">
            <text:p>#DIV/0!</text:p>
          </table:table-cell>
          <table:table-cell table:formula="of:=IF([.E106]*[.G106]&lt;0;[.D106];[.F106])" office:value-type="string" office:string-value="" calcext:value-type="error">
            <text:p>#DIV/0!</text:p>
          </table:table-cell>
          <table:table-cell table:formula="of:=[.D107]^3-COS([.D107])+LN([.D107]+5)-20" office:value-type="string" office:string-value="" calcext:value-type="error">
            <text:p>#DIV/0!</text:p>
          </table:table-cell>
          <table:table-cell table:formula="of:=([.B107]*[.E107]-[.D107]*[.C107])/([.E107]-[.C107])" office:value-type="string" office:string-value="" calcext:value-type="error">
            <text:p>#DIV/0!</text:p>
          </table:table-cell>
          <table:table-cell table:formula="of:=[.F107]^3-COS([.F107])+LN([.F107]+5)-20" office:value-type="string" office:string-value="" calcext:value-type="error">
            <text:p>#DIV/0!</text:p>
          </table:table-cell>
          <table:table-cell table:formula="of:=ABS([.F107]-[.F106])" office:value-type="string" office:string-value="" calcext:value-type="error">
            <text:p>#DIV/0!</text:p>
          </table:table-cell>
          <table:table-cell table:formula="of:=IF([.H10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IF([.C107]*[.G107]&lt;0;[.B107];[.F107])" office:value-type="string" office:string-value="" calcext:value-type="error">
            <text:p>#DIV/0!</text:p>
          </table:table-cell>
          <table:table-cell table:formula="of:=[.B108]^3-COS([.B108])+LN([.B108]+5)-20" office:value-type="string" office:string-value="" calcext:value-type="error">
            <text:p>#DIV/0!</text:p>
          </table:table-cell>
          <table:table-cell table:formula="of:=IF([.E107]*[.G107]&lt;0;[.D107];[.F107])" office:value-type="string" office:string-value="" calcext:value-type="error">
            <text:p>#DIV/0!</text:p>
          </table:table-cell>
          <table:table-cell table:formula="of:=[.D108]^3-COS([.D108])+LN([.D108]+5)-20" office:value-type="string" office:string-value="" calcext:value-type="error">
            <text:p>#DIV/0!</text:p>
          </table:table-cell>
          <table:table-cell table:formula="of:=([.B108]*[.E108]-[.D108]*[.C108])/([.E108]-[.C108])" office:value-type="string" office:string-value="" calcext:value-type="error">
            <text:p>#DIV/0!</text:p>
          </table:table-cell>
          <table:table-cell table:formula="of:=[.F108]^3-COS([.F108])+LN([.F108]+5)-20" office:value-type="string" office:string-value="" calcext:value-type="error">
            <text:p>#DIV/0!</text:p>
          </table:table-cell>
          <table:table-cell table:formula="of:=ABS([.F108]-[.F107])" office:value-type="string" office:string-value="" calcext:value-type="error">
            <text:p>#DIV/0!</text:p>
          </table:table-cell>
          <table:table-cell table:formula="of:=IF([.H10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IF([.C108]*[.G108]&lt;0;[.B108];[.F108])" office:value-type="string" office:string-value="" calcext:value-type="error">
            <text:p>#DIV/0!</text:p>
          </table:table-cell>
          <table:table-cell table:formula="of:=[.B109]^3-COS([.B109])+LN([.B109]+5)-20" office:value-type="string" office:string-value="" calcext:value-type="error">
            <text:p>#DIV/0!</text:p>
          </table:table-cell>
          <table:table-cell table:formula="of:=IF([.E108]*[.G108]&lt;0;[.D108];[.F108])" office:value-type="string" office:string-value="" calcext:value-type="error">
            <text:p>#DIV/0!</text:p>
          </table:table-cell>
          <table:table-cell table:formula="of:=[.D109]^3-COS([.D109])+LN([.D109]+5)-20" office:value-type="string" office:string-value="" calcext:value-type="error">
            <text:p>#DIV/0!</text:p>
          </table:table-cell>
          <table:table-cell table:formula="of:=([.B109]*[.E109]-[.D109]*[.C109])/([.E109]-[.C109])" office:value-type="string" office:string-value="" calcext:value-type="error">
            <text:p>#DIV/0!</text:p>
          </table:table-cell>
          <table:table-cell table:formula="of:=[.F109]^3-COS([.F109])+LN([.F109]+5)-20" office:value-type="string" office:string-value="" calcext:value-type="error">
            <text:p>#DIV/0!</text:p>
          </table:table-cell>
          <table:table-cell table:formula="of:=ABS([.F109]-[.F108])" office:value-type="string" office:string-value="" calcext:value-type="error">
            <text:p>#DIV/0!</text:p>
          </table:table-cell>
          <table:table-cell table:formula="of:=IF([.H10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IF([.C109]*[.G109]&lt;0;[.B109];[.F109])" office:value-type="string" office:string-value="" calcext:value-type="error">
            <text:p>#DIV/0!</text:p>
          </table:table-cell>
          <table:table-cell table:formula="of:=[.B110]^3-COS([.B110])+LN([.B110]+5)-20" office:value-type="string" office:string-value="" calcext:value-type="error">
            <text:p>#DIV/0!</text:p>
          </table:table-cell>
          <table:table-cell table:formula="of:=IF([.E109]*[.G109]&lt;0;[.D109];[.F109])" office:value-type="string" office:string-value="" calcext:value-type="error">
            <text:p>#DIV/0!</text:p>
          </table:table-cell>
          <table:table-cell table:formula="of:=[.D110]^3-COS([.D110])+LN([.D110]+5)-20" office:value-type="string" office:string-value="" calcext:value-type="error">
            <text:p>#DIV/0!</text:p>
          </table:table-cell>
          <table:table-cell table:formula="of:=([.B110]*[.E110]-[.D110]*[.C110])/([.E110]-[.C110])" office:value-type="string" office:string-value="" calcext:value-type="error">
            <text:p>#DIV/0!</text:p>
          </table:table-cell>
          <table:table-cell table:formula="of:=[.F110]^3-COS([.F110])+LN([.F110]+5)-20" office:value-type="string" office:string-value="" calcext:value-type="error">
            <text:p>#DIV/0!</text:p>
          </table:table-cell>
          <table:table-cell table:formula="of:=ABS([.F110]-[.F109])" office:value-type="string" office:string-value="" calcext:value-type="error">
            <text:p>#DIV/0!</text:p>
          </table:table-cell>
          <table:table-cell table:formula="of:=IF([.H11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IF([.C110]*[.G110]&lt;0;[.B110];[.F110])" office:value-type="string" office:string-value="" calcext:value-type="error">
            <text:p>#DIV/0!</text:p>
          </table:table-cell>
          <table:table-cell table:formula="of:=[.B111]^3-COS([.B111])+LN([.B111]+5)-20" office:value-type="string" office:string-value="" calcext:value-type="error">
            <text:p>#DIV/0!</text:p>
          </table:table-cell>
          <table:table-cell table:formula="of:=IF([.E110]*[.G110]&lt;0;[.D110];[.F110])" office:value-type="string" office:string-value="" calcext:value-type="error">
            <text:p>#DIV/0!</text:p>
          </table:table-cell>
          <table:table-cell table:formula="of:=[.D111]^3-COS([.D111])+LN([.D111]+5)-20" office:value-type="string" office:string-value="" calcext:value-type="error">
            <text:p>#DIV/0!</text:p>
          </table:table-cell>
          <table:table-cell table:formula="of:=([.B111]*[.E111]-[.D111]*[.C111])/([.E111]-[.C111])" office:value-type="string" office:string-value="" calcext:value-type="error">
            <text:p>#DIV/0!</text:p>
          </table:table-cell>
          <table:table-cell table:formula="of:=[.F111]^3-COS([.F111])+LN([.F111]+5)-20" office:value-type="string" office:string-value="" calcext:value-type="error">
            <text:p>#DIV/0!</text:p>
          </table:table-cell>
          <table:table-cell table:formula="of:=ABS([.F111]-[.F110])" office:value-type="string" office:string-value="" calcext:value-type="error">
            <text:p>#DIV/0!</text:p>
          </table:table-cell>
          <table:table-cell table:formula="of:=IF([.H11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IF([.C111]*[.G111]&lt;0;[.B111];[.F111])" office:value-type="string" office:string-value="" calcext:value-type="error">
            <text:p>#DIV/0!</text:p>
          </table:table-cell>
          <table:table-cell table:formula="of:=[.B112]^3-COS([.B112])+LN([.B112]+5)-20" office:value-type="string" office:string-value="" calcext:value-type="error">
            <text:p>#DIV/0!</text:p>
          </table:table-cell>
          <table:table-cell table:formula="of:=IF([.E111]*[.G111]&lt;0;[.D111];[.F111])" office:value-type="string" office:string-value="" calcext:value-type="error">
            <text:p>#DIV/0!</text:p>
          </table:table-cell>
          <table:table-cell table:formula="of:=[.D112]^3-COS([.D112])+LN([.D112]+5)-20" office:value-type="string" office:string-value="" calcext:value-type="error">
            <text:p>#DIV/0!</text:p>
          </table:table-cell>
          <table:table-cell table:formula="of:=([.B112]*[.E112]-[.D112]*[.C112])/([.E112]-[.C112])" office:value-type="string" office:string-value="" calcext:value-type="error">
            <text:p>#DIV/0!</text:p>
          </table:table-cell>
          <table:table-cell table:formula="of:=[.F112]^3-COS([.F112])+LN([.F112]+5)-20" office:value-type="string" office:string-value="" calcext:value-type="error">
            <text:p>#DIV/0!</text:p>
          </table:table-cell>
          <table:table-cell table:formula="of:=ABS([.F112]-[.F111])" office:value-type="string" office:string-value="" calcext:value-type="error">
            <text:p>#DIV/0!</text:p>
          </table:table-cell>
          <table:table-cell table:formula="of:=IF([.H11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IF([.C112]*[.G112]&lt;0;[.B112];[.F112])" office:value-type="string" office:string-value="" calcext:value-type="error">
            <text:p>#DIV/0!</text:p>
          </table:table-cell>
          <table:table-cell table:formula="of:=[.B113]^3-COS([.B113])+LN([.B113]+5)-20" office:value-type="string" office:string-value="" calcext:value-type="error">
            <text:p>#DIV/0!</text:p>
          </table:table-cell>
          <table:table-cell table:formula="of:=IF([.E112]*[.G112]&lt;0;[.D112];[.F112])" office:value-type="string" office:string-value="" calcext:value-type="error">
            <text:p>#DIV/0!</text:p>
          </table:table-cell>
          <table:table-cell table:formula="of:=[.D113]^3-COS([.D113])+LN([.D113]+5)-20" office:value-type="string" office:string-value="" calcext:value-type="error">
            <text:p>#DIV/0!</text:p>
          </table:table-cell>
          <table:table-cell table:formula="of:=([.B113]*[.E113]-[.D113]*[.C113])/([.E113]-[.C113])" office:value-type="string" office:string-value="" calcext:value-type="error">
            <text:p>#DIV/0!</text:p>
          </table:table-cell>
          <table:table-cell table:formula="of:=[.F113]^3-COS([.F113])+LN([.F113]+5)-20" office:value-type="string" office:string-value="" calcext:value-type="error">
            <text:p>#DIV/0!</text:p>
          </table:table-cell>
          <table:table-cell table:formula="of:=ABS([.F113]-[.F112])" office:value-type="string" office:string-value="" calcext:value-type="error">
            <text:p>#DIV/0!</text:p>
          </table:table-cell>
          <table:table-cell table:formula="of:=IF([.H11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IF([.C113]*[.G113]&lt;0;[.B113];[.F113])" office:value-type="string" office:string-value="" calcext:value-type="error">
            <text:p>#DIV/0!</text:p>
          </table:table-cell>
          <table:table-cell table:formula="of:=[.B114]^3-COS([.B114])+LN([.B114]+5)-20" office:value-type="string" office:string-value="" calcext:value-type="error">
            <text:p>#DIV/0!</text:p>
          </table:table-cell>
          <table:table-cell table:formula="of:=IF([.E113]*[.G113]&lt;0;[.D113];[.F113])" office:value-type="string" office:string-value="" calcext:value-type="error">
            <text:p>#DIV/0!</text:p>
          </table:table-cell>
          <table:table-cell table:formula="of:=[.D114]^3-COS([.D114])+LN([.D114]+5)-20" office:value-type="string" office:string-value="" calcext:value-type="error">
            <text:p>#DIV/0!</text:p>
          </table:table-cell>
          <table:table-cell table:formula="of:=([.B114]*[.E114]-[.D114]*[.C114])/([.E114]-[.C114])" office:value-type="string" office:string-value="" calcext:value-type="error">
            <text:p>#DIV/0!</text:p>
          </table:table-cell>
          <table:table-cell table:formula="of:=[.F114]^3-COS([.F114])+LN([.F114]+5)-20" office:value-type="string" office:string-value="" calcext:value-type="error">
            <text:p>#DIV/0!</text:p>
          </table:table-cell>
          <table:table-cell table:formula="of:=ABS([.F114]-[.F113])" office:value-type="string" office:string-value="" calcext:value-type="error">
            <text:p>#DIV/0!</text:p>
          </table:table-cell>
          <table:table-cell table:formula="of:=IF([.H11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IF([.C114]*[.G114]&lt;0;[.B114];[.F114])" office:value-type="string" office:string-value="" calcext:value-type="error">
            <text:p>#DIV/0!</text:p>
          </table:table-cell>
          <table:table-cell table:formula="of:=[.B115]^3-COS([.B115])+LN([.B115]+5)-20" office:value-type="string" office:string-value="" calcext:value-type="error">
            <text:p>#DIV/0!</text:p>
          </table:table-cell>
          <table:table-cell table:formula="of:=IF([.E114]*[.G114]&lt;0;[.D114];[.F114])" office:value-type="string" office:string-value="" calcext:value-type="error">
            <text:p>#DIV/0!</text:p>
          </table:table-cell>
          <table:table-cell table:formula="of:=[.D115]^3-COS([.D115])+LN([.D115]+5)-20" office:value-type="string" office:string-value="" calcext:value-type="error">
            <text:p>#DIV/0!</text:p>
          </table:table-cell>
          <table:table-cell table:formula="of:=([.B115]*[.E115]-[.D115]*[.C115])/([.E115]-[.C115])" office:value-type="string" office:string-value="" calcext:value-type="error">
            <text:p>#DIV/0!</text:p>
          </table:table-cell>
          <table:table-cell table:formula="of:=[.F115]^3-COS([.F115])+LN([.F115]+5)-20" office:value-type="string" office:string-value="" calcext:value-type="error">
            <text:p>#DIV/0!</text:p>
          </table:table-cell>
          <table:table-cell table:formula="of:=ABS([.F115]-[.F114])" office:value-type="string" office:string-value="" calcext:value-type="error">
            <text:p>#DIV/0!</text:p>
          </table:table-cell>
          <table:table-cell table:formula="of:=IF([.H11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IF([.C115]*[.G115]&lt;0;[.B115];[.F115])" office:value-type="string" office:string-value="" calcext:value-type="error">
            <text:p>#DIV/0!</text:p>
          </table:table-cell>
          <table:table-cell table:formula="of:=[.B116]^3-COS([.B116])+LN([.B116]+5)-20" office:value-type="string" office:string-value="" calcext:value-type="error">
            <text:p>#DIV/0!</text:p>
          </table:table-cell>
          <table:table-cell table:formula="of:=IF([.E115]*[.G115]&lt;0;[.D115];[.F115])" office:value-type="string" office:string-value="" calcext:value-type="error">
            <text:p>#DIV/0!</text:p>
          </table:table-cell>
          <table:table-cell table:formula="of:=[.D116]^3-COS([.D116])+LN([.D116]+5)-20" office:value-type="string" office:string-value="" calcext:value-type="error">
            <text:p>#DIV/0!</text:p>
          </table:table-cell>
          <table:table-cell table:formula="of:=([.B116]*[.E116]-[.D116]*[.C116])/([.E116]-[.C116])" office:value-type="string" office:string-value="" calcext:value-type="error">
            <text:p>#DIV/0!</text:p>
          </table:table-cell>
          <table:table-cell table:formula="of:=[.F116]^3-COS([.F116])+LN([.F116]+5)-20" office:value-type="string" office:string-value="" calcext:value-type="error">
            <text:p>#DIV/0!</text:p>
          </table:table-cell>
          <table:table-cell table:formula="of:=ABS([.F116]-[.F115])" office:value-type="string" office:string-value="" calcext:value-type="error">
            <text:p>#DIV/0!</text:p>
          </table:table-cell>
          <table:table-cell table:formula="of:=IF([.H11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IF([.C116]*[.G116]&lt;0;[.B116];[.F116])" office:value-type="string" office:string-value="" calcext:value-type="error">
            <text:p>#DIV/0!</text:p>
          </table:table-cell>
          <table:table-cell table:formula="of:=[.B117]^3-COS([.B117])+LN([.B117]+5)-20" office:value-type="string" office:string-value="" calcext:value-type="error">
            <text:p>#DIV/0!</text:p>
          </table:table-cell>
          <table:table-cell table:formula="of:=IF([.E116]*[.G116]&lt;0;[.D116];[.F116])" office:value-type="string" office:string-value="" calcext:value-type="error">
            <text:p>#DIV/0!</text:p>
          </table:table-cell>
          <table:table-cell table:formula="of:=[.D117]^3-COS([.D117])+LN([.D117]+5)-20" office:value-type="string" office:string-value="" calcext:value-type="error">
            <text:p>#DIV/0!</text:p>
          </table:table-cell>
          <table:table-cell table:formula="of:=([.B117]*[.E117]-[.D117]*[.C117])/([.E117]-[.C117])" office:value-type="string" office:string-value="" calcext:value-type="error">
            <text:p>#DIV/0!</text:p>
          </table:table-cell>
          <table:table-cell table:formula="of:=[.F117]^3-COS([.F117])+LN([.F117]+5)-20" office:value-type="string" office:string-value="" calcext:value-type="error">
            <text:p>#DIV/0!</text:p>
          </table:table-cell>
          <table:table-cell table:formula="of:=ABS([.F117]-[.F116])" office:value-type="string" office:string-value="" calcext:value-type="error">
            <text:p>#DIV/0!</text:p>
          </table:table-cell>
          <table:table-cell table:formula="of:=IF([.H11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IF([.C117]*[.G117]&lt;0;[.B117];[.F117])" office:value-type="string" office:string-value="" calcext:value-type="error">
            <text:p>#DIV/0!</text:p>
          </table:table-cell>
          <table:table-cell table:formula="of:=[.B118]^3-COS([.B118])+LN([.B118]+5)-20" office:value-type="string" office:string-value="" calcext:value-type="error">
            <text:p>#DIV/0!</text:p>
          </table:table-cell>
          <table:table-cell table:formula="of:=IF([.E117]*[.G117]&lt;0;[.D117];[.F117])" office:value-type="string" office:string-value="" calcext:value-type="error">
            <text:p>#DIV/0!</text:p>
          </table:table-cell>
          <table:table-cell table:formula="of:=[.D118]^3-COS([.D118])+LN([.D118]+5)-20" office:value-type="string" office:string-value="" calcext:value-type="error">
            <text:p>#DIV/0!</text:p>
          </table:table-cell>
          <table:table-cell table:formula="of:=([.B118]*[.E118]-[.D118]*[.C118])/([.E118]-[.C118])" office:value-type="string" office:string-value="" calcext:value-type="error">
            <text:p>#DIV/0!</text:p>
          </table:table-cell>
          <table:table-cell table:formula="of:=[.F118]^3-COS([.F118])+LN([.F118]+5)-20" office:value-type="string" office:string-value="" calcext:value-type="error">
            <text:p>#DIV/0!</text:p>
          </table:table-cell>
          <table:table-cell table:formula="of:=ABS([.F118]-[.F117])" office:value-type="string" office:string-value="" calcext:value-type="error">
            <text:p>#DIV/0!</text:p>
          </table:table-cell>
          <table:table-cell table:formula="of:=IF([.H11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IF([.C118]*[.G118]&lt;0;[.B118];[.F118])" office:value-type="string" office:string-value="" calcext:value-type="error">
            <text:p>#DIV/0!</text:p>
          </table:table-cell>
          <table:table-cell table:formula="of:=[.B119]^3-COS([.B119])+LN([.B119]+5)-20" office:value-type="string" office:string-value="" calcext:value-type="error">
            <text:p>#DIV/0!</text:p>
          </table:table-cell>
          <table:table-cell table:formula="of:=IF([.E118]*[.G118]&lt;0;[.D118];[.F118])" office:value-type="string" office:string-value="" calcext:value-type="error">
            <text:p>#DIV/0!</text:p>
          </table:table-cell>
          <table:table-cell table:formula="of:=[.D119]^3-COS([.D119])+LN([.D119]+5)-20" office:value-type="string" office:string-value="" calcext:value-type="error">
            <text:p>#DIV/0!</text:p>
          </table:table-cell>
          <table:table-cell table:formula="of:=([.B119]*[.E119]-[.D119]*[.C119])/([.E119]-[.C119])" office:value-type="string" office:string-value="" calcext:value-type="error">
            <text:p>#DIV/0!</text:p>
          </table:table-cell>
          <table:table-cell table:formula="of:=[.F119]^3-COS([.F119])+LN([.F119]+5)-20" office:value-type="string" office:string-value="" calcext:value-type="error">
            <text:p>#DIV/0!</text:p>
          </table:table-cell>
          <table:table-cell table:formula="of:=ABS([.F119]-[.F118])" office:value-type="string" office:string-value="" calcext:value-type="error">
            <text:p>#DIV/0!</text:p>
          </table:table-cell>
          <table:table-cell table:formula="of:=IF([.H11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IF([.C119]*[.G119]&lt;0;[.B119];[.F119])" office:value-type="string" office:string-value="" calcext:value-type="error">
            <text:p>#DIV/0!</text:p>
          </table:table-cell>
          <table:table-cell table:formula="of:=[.B120]^3-COS([.B120])+LN([.B120]+5)-20" office:value-type="string" office:string-value="" calcext:value-type="error">
            <text:p>#DIV/0!</text:p>
          </table:table-cell>
          <table:table-cell table:formula="of:=IF([.E119]*[.G119]&lt;0;[.D119];[.F119])" office:value-type="string" office:string-value="" calcext:value-type="error">
            <text:p>#DIV/0!</text:p>
          </table:table-cell>
          <table:table-cell table:formula="of:=[.D120]^3-COS([.D120])+LN([.D120]+5)-20" office:value-type="string" office:string-value="" calcext:value-type="error">
            <text:p>#DIV/0!</text:p>
          </table:table-cell>
          <table:table-cell table:formula="of:=([.B120]*[.E120]-[.D120]*[.C120])/([.E120]-[.C120])" office:value-type="string" office:string-value="" calcext:value-type="error">
            <text:p>#DIV/0!</text:p>
          </table:table-cell>
          <table:table-cell table:formula="of:=[.F120]^3-COS([.F120])+LN([.F120]+5)-20" office:value-type="string" office:string-value="" calcext:value-type="error">
            <text:p>#DIV/0!</text:p>
          </table:table-cell>
          <table:table-cell table:formula="of:=ABS([.F120]-[.F119])" office:value-type="string" office:string-value="" calcext:value-type="error">
            <text:p>#DIV/0!</text:p>
          </table:table-cell>
          <table:table-cell table:formula="of:=IF([.H12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IF([.C120]*[.G120]&lt;0;[.B120];[.F120])" office:value-type="string" office:string-value="" calcext:value-type="error">
            <text:p>#DIV/0!</text:p>
          </table:table-cell>
          <table:table-cell table:formula="of:=[.B121]^3-COS([.B121])+LN([.B121]+5)-20" office:value-type="string" office:string-value="" calcext:value-type="error">
            <text:p>#DIV/0!</text:p>
          </table:table-cell>
          <table:table-cell table:formula="of:=IF([.E120]*[.G120]&lt;0;[.D120];[.F120])" office:value-type="string" office:string-value="" calcext:value-type="error">
            <text:p>#DIV/0!</text:p>
          </table:table-cell>
          <table:table-cell table:formula="of:=[.D121]^3-COS([.D121])+LN([.D121]+5)-20" office:value-type="string" office:string-value="" calcext:value-type="error">
            <text:p>#DIV/0!</text:p>
          </table:table-cell>
          <table:table-cell table:formula="of:=([.B121]*[.E121]-[.D121]*[.C121])/([.E121]-[.C121])" office:value-type="string" office:string-value="" calcext:value-type="error">
            <text:p>#DIV/0!</text:p>
          </table:table-cell>
          <table:table-cell table:formula="of:=[.F121]^3-COS([.F121])+LN([.F121]+5)-20" office:value-type="string" office:string-value="" calcext:value-type="error">
            <text:p>#DIV/0!</text:p>
          </table:table-cell>
          <table:table-cell table:formula="of:=ABS([.F121]-[.F120])" office:value-type="string" office:string-value="" calcext:value-type="error">
            <text:p>#DIV/0!</text:p>
          </table:table-cell>
          <table:table-cell table:formula="of:=IF([.H12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IF([.C121]*[.G121]&lt;0;[.B121];[.F121])" office:value-type="string" office:string-value="" calcext:value-type="error">
            <text:p>#DIV/0!</text:p>
          </table:table-cell>
          <table:table-cell table:formula="of:=[.B122]^3-COS([.B122])+LN([.B122]+5)-20" office:value-type="string" office:string-value="" calcext:value-type="error">
            <text:p>#DIV/0!</text:p>
          </table:table-cell>
          <table:table-cell table:formula="of:=IF([.E121]*[.G121]&lt;0;[.D121];[.F121])" office:value-type="string" office:string-value="" calcext:value-type="error">
            <text:p>#DIV/0!</text:p>
          </table:table-cell>
          <table:table-cell table:formula="of:=[.D122]^3-COS([.D122])+LN([.D122]+5)-20" office:value-type="string" office:string-value="" calcext:value-type="error">
            <text:p>#DIV/0!</text:p>
          </table:table-cell>
          <table:table-cell table:formula="of:=([.B122]*[.E122]-[.D122]*[.C122])/([.E122]-[.C122])" office:value-type="string" office:string-value="" calcext:value-type="error">
            <text:p>#DIV/0!</text:p>
          </table:table-cell>
          <table:table-cell table:formula="of:=[.F122]^3-COS([.F122])+LN([.F122]+5)-20" office:value-type="string" office:string-value="" calcext:value-type="error">
            <text:p>#DIV/0!</text:p>
          </table:table-cell>
          <table:table-cell table:formula="of:=ABS([.F122]-[.F121])" office:value-type="string" office:string-value="" calcext:value-type="error">
            <text:p>#DIV/0!</text:p>
          </table:table-cell>
          <table:table-cell table:formula="of:=IF([.H12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IF([.C122]*[.G122]&lt;0;[.B122];[.F122])" office:value-type="string" office:string-value="" calcext:value-type="error">
            <text:p>#DIV/0!</text:p>
          </table:table-cell>
          <table:table-cell table:formula="of:=[.B123]^3-COS([.B123])+LN([.B123]+5)-20" office:value-type="string" office:string-value="" calcext:value-type="error">
            <text:p>#DIV/0!</text:p>
          </table:table-cell>
          <table:table-cell table:formula="of:=IF([.E122]*[.G122]&lt;0;[.D122];[.F122])" office:value-type="string" office:string-value="" calcext:value-type="error">
            <text:p>#DIV/0!</text:p>
          </table:table-cell>
          <table:table-cell table:formula="of:=[.D123]^3-COS([.D123])+LN([.D123]+5)-20" office:value-type="string" office:string-value="" calcext:value-type="error">
            <text:p>#DIV/0!</text:p>
          </table:table-cell>
          <table:table-cell table:formula="of:=([.B123]*[.E123]-[.D123]*[.C123])/([.E123]-[.C123])" office:value-type="string" office:string-value="" calcext:value-type="error">
            <text:p>#DIV/0!</text:p>
          </table:table-cell>
          <table:table-cell table:formula="of:=[.F123]^3-COS([.F123])+LN([.F123]+5)-20" office:value-type="string" office:string-value="" calcext:value-type="error">
            <text:p>#DIV/0!</text:p>
          </table:table-cell>
          <table:table-cell table:formula="of:=ABS([.F123]-[.F122])" office:value-type="string" office:string-value="" calcext:value-type="error">
            <text:p>#DIV/0!</text:p>
          </table:table-cell>
          <table:table-cell table:formula="of:=IF([.H12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IF([.C123]*[.G123]&lt;0;[.B123];[.F123])" office:value-type="string" office:string-value="" calcext:value-type="error">
            <text:p>#DIV/0!</text:p>
          </table:table-cell>
          <table:table-cell table:formula="of:=[.B124]^3-COS([.B124])+LN([.B124]+5)-20" office:value-type="string" office:string-value="" calcext:value-type="error">
            <text:p>#DIV/0!</text:p>
          </table:table-cell>
          <table:table-cell table:formula="of:=IF([.E123]*[.G123]&lt;0;[.D123];[.F123])" office:value-type="string" office:string-value="" calcext:value-type="error">
            <text:p>#DIV/0!</text:p>
          </table:table-cell>
          <table:table-cell table:formula="of:=[.D124]^3-COS([.D124])+LN([.D124]+5)-20" office:value-type="string" office:string-value="" calcext:value-type="error">
            <text:p>#DIV/0!</text:p>
          </table:table-cell>
          <table:table-cell table:formula="of:=([.B124]*[.E124]-[.D124]*[.C124])/([.E124]-[.C124])" office:value-type="string" office:string-value="" calcext:value-type="error">
            <text:p>#DIV/0!</text:p>
          </table:table-cell>
          <table:table-cell table:formula="of:=[.F124]^3-COS([.F124])+LN([.F124]+5)-20" office:value-type="string" office:string-value="" calcext:value-type="error">
            <text:p>#DIV/0!</text:p>
          </table:table-cell>
          <table:table-cell table:formula="of:=ABS([.F124]-[.F123])" office:value-type="string" office:string-value="" calcext:value-type="error">
            <text:p>#DIV/0!</text:p>
          </table:table-cell>
          <table:table-cell table:formula="of:=IF([.H12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IF([.C124]*[.G124]&lt;0;[.B124];[.F124])" office:value-type="string" office:string-value="" calcext:value-type="error">
            <text:p>#DIV/0!</text:p>
          </table:table-cell>
          <table:table-cell table:formula="of:=[.B125]^3-COS([.B125])+LN([.B125]+5)-20" office:value-type="string" office:string-value="" calcext:value-type="error">
            <text:p>#DIV/0!</text:p>
          </table:table-cell>
          <table:table-cell table:formula="of:=IF([.E124]*[.G124]&lt;0;[.D124];[.F124])" office:value-type="string" office:string-value="" calcext:value-type="error">
            <text:p>#DIV/0!</text:p>
          </table:table-cell>
          <table:table-cell table:formula="of:=[.D125]^3-COS([.D125])+LN([.D125]+5)-20" office:value-type="string" office:string-value="" calcext:value-type="error">
            <text:p>#DIV/0!</text:p>
          </table:table-cell>
          <table:table-cell table:formula="of:=([.B125]*[.E125]-[.D125]*[.C125])/([.E125]-[.C125])" office:value-type="string" office:string-value="" calcext:value-type="error">
            <text:p>#DIV/0!</text:p>
          </table:table-cell>
          <table:table-cell table:formula="of:=[.F125]^3-COS([.F125])+LN([.F125]+5)-20" office:value-type="string" office:string-value="" calcext:value-type="error">
            <text:p>#DIV/0!</text:p>
          </table:table-cell>
          <table:table-cell table:formula="of:=ABS([.F125]-[.F124])" office:value-type="string" office:string-value="" calcext:value-type="error">
            <text:p>#DIV/0!</text:p>
          </table:table-cell>
          <table:table-cell table:formula="of:=IF([.H12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IF([.C125]*[.G125]&lt;0;[.B125];[.F125])" office:value-type="string" office:string-value="" calcext:value-type="error">
            <text:p>#DIV/0!</text:p>
          </table:table-cell>
          <table:table-cell table:formula="of:=[.B126]^3-COS([.B126])+LN([.B126]+5)-20" office:value-type="string" office:string-value="" calcext:value-type="error">
            <text:p>#DIV/0!</text:p>
          </table:table-cell>
          <table:table-cell table:formula="of:=IF([.E125]*[.G125]&lt;0;[.D125];[.F125])" office:value-type="string" office:string-value="" calcext:value-type="error">
            <text:p>#DIV/0!</text:p>
          </table:table-cell>
          <table:table-cell table:formula="of:=[.D126]^3-COS([.D126])+LN([.D126]+5)-20" office:value-type="string" office:string-value="" calcext:value-type="error">
            <text:p>#DIV/0!</text:p>
          </table:table-cell>
          <table:table-cell table:formula="of:=([.B126]*[.E126]-[.D126]*[.C126])/([.E126]-[.C126])" office:value-type="string" office:string-value="" calcext:value-type="error">
            <text:p>#DIV/0!</text:p>
          </table:table-cell>
          <table:table-cell table:formula="of:=[.F126]^3-COS([.F126])+LN([.F126]+5)-20" office:value-type="string" office:string-value="" calcext:value-type="error">
            <text:p>#DIV/0!</text:p>
          </table:table-cell>
          <table:table-cell table:formula="of:=ABS([.F126]-[.F125])" office:value-type="string" office:string-value="" calcext:value-type="error">
            <text:p>#DIV/0!</text:p>
          </table:table-cell>
          <table:table-cell table:formula="of:=IF([.H12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IF([.C126]*[.G126]&lt;0;[.B126];[.F126])" office:value-type="string" office:string-value="" calcext:value-type="error">
            <text:p>#DIV/0!</text:p>
          </table:table-cell>
          <table:table-cell table:formula="of:=[.B127]^3-COS([.B127])+LN([.B127]+5)-20" office:value-type="string" office:string-value="" calcext:value-type="error">
            <text:p>#DIV/0!</text:p>
          </table:table-cell>
          <table:table-cell table:formula="of:=IF([.E126]*[.G126]&lt;0;[.D126];[.F126])" office:value-type="string" office:string-value="" calcext:value-type="error">
            <text:p>#DIV/0!</text:p>
          </table:table-cell>
          <table:table-cell table:formula="of:=[.D127]^3-COS([.D127])+LN([.D127]+5)-20" office:value-type="string" office:string-value="" calcext:value-type="error">
            <text:p>#DIV/0!</text:p>
          </table:table-cell>
          <table:table-cell table:formula="of:=([.B127]*[.E127]-[.D127]*[.C127])/([.E127]-[.C127])" office:value-type="string" office:string-value="" calcext:value-type="error">
            <text:p>#DIV/0!</text:p>
          </table:table-cell>
          <table:table-cell table:formula="of:=[.F127]^3-COS([.F127])+LN([.F127]+5)-20" office:value-type="string" office:string-value="" calcext:value-type="error">
            <text:p>#DIV/0!</text:p>
          </table:table-cell>
          <table:table-cell table:formula="of:=ABS([.F127]-[.F126])" office:value-type="string" office:string-value="" calcext:value-type="error">
            <text:p>#DIV/0!</text:p>
          </table:table-cell>
          <table:table-cell table:formula="of:=IF([.H12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IF([.C127]*[.G127]&lt;0;[.B127];[.F127])" office:value-type="string" office:string-value="" calcext:value-type="error">
            <text:p>#DIV/0!</text:p>
          </table:table-cell>
          <table:table-cell table:formula="of:=[.B128]^3-COS([.B128])+LN([.B128]+5)-20" office:value-type="string" office:string-value="" calcext:value-type="error">
            <text:p>#DIV/0!</text:p>
          </table:table-cell>
          <table:table-cell table:formula="of:=IF([.E127]*[.G127]&lt;0;[.D127];[.F127])" office:value-type="string" office:string-value="" calcext:value-type="error">
            <text:p>#DIV/0!</text:p>
          </table:table-cell>
          <table:table-cell table:formula="of:=[.D128]^3-COS([.D128])+LN([.D128]+5)-20" office:value-type="string" office:string-value="" calcext:value-type="error">
            <text:p>#DIV/0!</text:p>
          </table:table-cell>
          <table:table-cell table:formula="of:=([.B128]*[.E128]-[.D128]*[.C128])/([.E128]-[.C128])" office:value-type="string" office:string-value="" calcext:value-type="error">
            <text:p>#DIV/0!</text:p>
          </table:table-cell>
          <table:table-cell table:formula="of:=[.F128]^3-COS([.F128])+LN([.F128]+5)-20" office:value-type="string" office:string-value="" calcext:value-type="error">
            <text:p>#DIV/0!</text:p>
          </table:table-cell>
          <table:table-cell table:formula="of:=ABS([.F128]-[.F127])" office:value-type="string" office:string-value="" calcext:value-type="error">
            <text:p>#DIV/0!</text:p>
          </table:table-cell>
          <table:table-cell table:formula="of:=IF([.H12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IF([.C128]*[.G128]&lt;0;[.B128];[.F128])" office:value-type="string" office:string-value="" calcext:value-type="error">
            <text:p>#DIV/0!</text:p>
          </table:table-cell>
          <table:table-cell table:formula="of:=[.B129]^3-COS([.B129])+LN([.B129]+5)-20" office:value-type="string" office:string-value="" calcext:value-type="error">
            <text:p>#DIV/0!</text:p>
          </table:table-cell>
          <table:table-cell table:formula="of:=IF([.E128]*[.G128]&lt;0;[.D128];[.F128])" office:value-type="string" office:string-value="" calcext:value-type="error">
            <text:p>#DIV/0!</text:p>
          </table:table-cell>
          <table:table-cell table:formula="of:=[.D129]^3-COS([.D129])+LN([.D129]+5)-20" office:value-type="string" office:string-value="" calcext:value-type="error">
            <text:p>#DIV/0!</text:p>
          </table:table-cell>
          <table:table-cell table:formula="of:=([.B129]*[.E129]-[.D129]*[.C129])/([.E129]-[.C129])" office:value-type="string" office:string-value="" calcext:value-type="error">
            <text:p>#DIV/0!</text:p>
          </table:table-cell>
          <table:table-cell table:formula="of:=[.F129]^3-COS([.F129])+LN([.F129]+5)-20" office:value-type="string" office:string-value="" calcext:value-type="error">
            <text:p>#DIV/0!</text:p>
          </table:table-cell>
          <table:table-cell table:formula="of:=ABS([.F129]-[.F128])" office:value-type="string" office:string-value="" calcext:value-type="error">
            <text:p>#DIV/0!</text:p>
          </table:table-cell>
          <table:table-cell table:formula="of:=IF([.H12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IF([.C129]*[.G129]&lt;0;[.B129];[.F129])" office:value-type="string" office:string-value="" calcext:value-type="error">
            <text:p>#DIV/0!</text:p>
          </table:table-cell>
          <table:table-cell table:formula="of:=[.B130]^3-COS([.B130])+LN([.B130]+5)-20" office:value-type="string" office:string-value="" calcext:value-type="error">
            <text:p>#DIV/0!</text:p>
          </table:table-cell>
          <table:table-cell table:formula="of:=IF([.E129]*[.G129]&lt;0;[.D129];[.F129])" office:value-type="string" office:string-value="" calcext:value-type="error">
            <text:p>#DIV/0!</text:p>
          </table:table-cell>
          <table:table-cell table:formula="of:=[.D130]^3-COS([.D130])+LN([.D130]+5)-20" office:value-type="string" office:string-value="" calcext:value-type="error">
            <text:p>#DIV/0!</text:p>
          </table:table-cell>
          <table:table-cell table:formula="of:=([.B130]*[.E130]-[.D130]*[.C130])/([.E130]-[.C130])" office:value-type="string" office:string-value="" calcext:value-type="error">
            <text:p>#DIV/0!</text:p>
          </table:table-cell>
          <table:table-cell table:formula="of:=[.F130]^3-COS([.F130])+LN([.F130]+5)-20" office:value-type="string" office:string-value="" calcext:value-type="error">
            <text:p>#DIV/0!</text:p>
          </table:table-cell>
          <table:table-cell table:formula="of:=ABS([.F130]-[.F129])" office:value-type="string" office:string-value="" calcext:value-type="error">
            <text:p>#DIV/0!</text:p>
          </table:table-cell>
          <table:table-cell table:formula="of:=IF([.H13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IF([.C130]*[.G130]&lt;0;[.B130];[.F130])" office:value-type="string" office:string-value="" calcext:value-type="error">
            <text:p>#DIV/0!</text:p>
          </table:table-cell>
          <table:table-cell table:formula="of:=[.B131]^3-COS([.B131])+LN([.B131]+5)-20" office:value-type="string" office:string-value="" calcext:value-type="error">
            <text:p>#DIV/0!</text:p>
          </table:table-cell>
          <table:table-cell table:formula="of:=IF([.E130]*[.G130]&lt;0;[.D130];[.F130])" office:value-type="string" office:string-value="" calcext:value-type="error">
            <text:p>#DIV/0!</text:p>
          </table:table-cell>
          <table:table-cell table:formula="of:=[.D131]^3-COS([.D131])+LN([.D131]+5)-20" office:value-type="string" office:string-value="" calcext:value-type="error">
            <text:p>#DIV/0!</text:p>
          </table:table-cell>
          <table:table-cell table:formula="of:=([.B131]*[.E131]-[.D131]*[.C131])/([.E131]-[.C131])" office:value-type="string" office:string-value="" calcext:value-type="error">
            <text:p>#DIV/0!</text:p>
          </table:table-cell>
          <table:table-cell table:formula="of:=[.F131]^3-COS([.F131])+LN([.F131]+5)-20" office:value-type="string" office:string-value="" calcext:value-type="error">
            <text:p>#DIV/0!</text:p>
          </table:table-cell>
          <table:table-cell table:formula="of:=ABS([.F131]-[.F130])" office:value-type="string" office:string-value="" calcext:value-type="error">
            <text:p>#DIV/0!</text:p>
          </table:table-cell>
          <table:table-cell table:formula="of:=IF([.H13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IF([.C131]*[.G131]&lt;0;[.B131];[.F131])" office:value-type="string" office:string-value="" calcext:value-type="error">
            <text:p>#DIV/0!</text:p>
          </table:table-cell>
          <table:table-cell table:formula="of:=[.B132]^3-COS([.B132])+LN([.B132]+5)-20" office:value-type="string" office:string-value="" calcext:value-type="error">
            <text:p>#DIV/0!</text:p>
          </table:table-cell>
          <table:table-cell table:formula="of:=IF([.E131]*[.G131]&lt;0;[.D131];[.F131])" office:value-type="string" office:string-value="" calcext:value-type="error">
            <text:p>#DIV/0!</text:p>
          </table:table-cell>
          <table:table-cell table:formula="of:=[.D132]^3-COS([.D132])+LN([.D132]+5)-20" office:value-type="string" office:string-value="" calcext:value-type="error">
            <text:p>#DIV/0!</text:p>
          </table:table-cell>
          <table:table-cell table:formula="of:=([.B132]*[.E132]-[.D132]*[.C132])/([.E132]-[.C132])" office:value-type="string" office:string-value="" calcext:value-type="error">
            <text:p>#DIV/0!</text:p>
          </table:table-cell>
          <table:table-cell table:formula="of:=[.F132]^3-COS([.F132])+LN([.F132]+5)-20" office:value-type="string" office:string-value="" calcext:value-type="error">
            <text:p>#DIV/0!</text:p>
          </table:table-cell>
          <table:table-cell table:formula="of:=ABS([.F132]-[.F131])" office:value-type="string" office:string-value="" calcext:value-type="error">
            <text:p>#DIV/0!</text:p>
          </table:table-cell>
          <table:table-cell table:formula="of:=IF([.H13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IF([.C132]*[.G132]&lt;0;[.B132];[.F132])" office:value-type="string" office:string-value="" calcext:value-type="error">
            <text:p>#DIV/0!</text:p>
          </table:table-cell>
          <table:table-cell table:formula="of:=[.B133]^3-COS([.B133])+LN([.B133]+5)-20" office:value-type="string" office:string-value="" calcext:value-type="error">
            <text:p>#DIV/0!</text:p>
          </table:table-cell>
          <table:table-cell table:formula="of:=IF([.E132]*[.G132]&lt;0;[.D132];[.F132])" office:value-type="string" office:string-value="" calcext:value-type="error">
            <text:p>#DIV/0!</text:p>
          </table:table-cell>
          <table:table-cell table:formula="of:=[.D133]^3-COS([.D133])+LN([.D133]+5)-20" office:value-type="string" office:string-value="" calcext:value-type="error">
            <text:p>#DIV/0!</text:p>
          </table:table-cell>
          <table:table-cell table:formula="of:=([.B133]*[.E133]-[.D133]*[.C133])/([.E133]-[.C133])" office:value-type="string" office:string-value="" calcext:value-type="error">
            <text:p>#DIV/0!</text:p>
          </table:table-cell>
          <table:table-cell table:formula="of:=[.F133]^3-COS([.F133])+LN([.F133]+5)-20" office:value-type="string" office:string-value="" calcext:value-type="error">
            <text:p>#DIV/0!</text:p>
          </table:table-cell>
          <table:table-cell table:formula="of:=ABS([.F133]-[.F132])" office:value-type="string" office:string-value="" calcext:value-type="error">
            <text:p>#DIV/0!</text:p>
          </table:table-cell>
          <table:table-cell table:formula="of:=IF([.H13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IF([.C133]*[.G133]&lt;0;[.B133];[.F133])" office:value-type="string" office:string-value="" calcext:value-type="error">
            <text:p>#DIV/0!</text:p>
          </table:table-cell>
          <table:table-cell table:formula="of:=[.B134]^3-COS([.B134])+LN([.B134]+5)-20" office:value-type="string" office:string-value="" calcext:value-type="error">
            <text:p>#DIV/0!</text:p>
          </table:table-cell>
          <table:table-cell table:formula="of:=IF([.E133]*[.G133]&lt;0;[.D133];[.F133])" office:value-type="string" office:string-value="" calcext:value-type="error">
            <text:p>#DIV/0!</text:p>
          </table:table-cell>
          <table:table-cell table:formula="of:=[.D134]^3-COS([.D134])+LN([.D134]+5)-20" office:value-type="string" office:string-value="" calcext:value-type="error">
            <text:p>#DIV/0!</text:p>
          </table:table-cell>
          <table:table-cell table:formula="of:=([.B134]*[.E134]-[.D134]*[.C134])/([.E134]-[.C134])" office:value-type="string" office:string-value="" calcext:value-type="error">
            <text:p>#DIV/0!</text:p>
          </table:table-cell>
          <table:table-cell table:formula="of:=[.F134]^3-COS([.F134])+LN([.F134]+5)-20" office:value-type="string" office:string-value="" calcext:value-type="error">
            <text:p>#DIV/0!</text:p>
          </table:table-cell>
          <table:table-cell table:formula="of:=ABS([.F134]-[.F133])" office:value-type="string" office:string-value="" calcext:value-type="error">
            <text:p>#DIV/0!</text:p>
          </table:table-cell>
          <table:table-cell table:formula="of:=IF([.H13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IF([.C134]*[.G134]&lt;0;[.B134];[.F134])" office:value-type="string" office:string-value="" calcext:value-type="error">
            <text:p>#DIV/0!</text:p>
          </table:table-cell>
          <table:table-cell table:formula="of:=[.B135]^3-COS([.B135])+LN([.B135]+5)-20" office:value-type="string" office:string-value="" calcext:value-type="error">
            <text:p>#DIV/0!</text:p>
          </table:table-cell>
          <table:table-cell table:formula="of:=IF([.E134]*[.G134]&lt;0;[.D134];[.F134])" office:value-type="string" office:string-value="" calcext:value-type="error">
            <text:p>#DIV/0!</text:p>
          </table:table-cell>
          <table:table-cell table:formula="of:=[.D135]^3-COS([.D135])+LN([.D135]+5)-20" office:value-type="string" office:string-value="" calcext:value-type="error">
            <text:p>#DIV/0!</text:p>
          </table:table-cell>
          <table:table-cell table:formula="of:=([.B135]*[.E135]-[.D135]*[.C135])/([.E135]-[.C135])" office:value-type="string" office:string-value="" calcext:value-type="error">
            <text:p>#DIV/0!</text:p>
          </table:table-cell>
          <table:table-cell table:formula="of:=[.F135]^3-COS([.F135])+LN([.F135]+5)-20" office:value-type="string" office:string-value="" calcext:value-type="error">
            <text:p>#DIV/0!</text:p>
          </table:table-cell>
          <table:table-cell table:formula="of:=ABS([.F135]-[.F134])" office:value-type="string" office:string-value="" calcext:value-type="error">
            <text:p>#DIV/0!</text:p>
          </table:table-cell>
          <table:table-cell table:formula="of:=IF([.H13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IF([.C135]*[.G135]&lt;0;[.B135];[.F135])" office:value-type="string" office:string-value="" calcext:value-type="error">
            <text:p>#DIV/0!</text:p>
          </table:table-cell>
          <table:table-cell table:formula="of:=[.B136]^3-COS([.B136])+LN([.B136]+5)-20" office:value-type="string" office:string-value="" calcext:value-type="error">
            <text:p>#DIV/0!</text:p>
          </table:table-cell>
          <table:table-cell table:formula="of:=IF([.E135]*[.G135]&lt;0;[.D135];[.F135])" office:value-type="string" office:string-value="" calcext:value-type="error">
            <text:p>#DIV/0!</text:p>
          </table:table-cell>
          <table:table-cell table:formula="of:=[.D136]^3-COS([.D136])+LN([.D136]+5)-20" office:value-type="string" office:string-value="" calcext:value-type="error">
            <text:p>#DIV/0!</text:p>
          </table:table-cell>
          <table:table-cell table:formula="of:=([.B136]*[.E136]-[.D136]*[.C136])/([.E136]-[.C136])" office:value-type="string" office:string-value="" calcext:value-type="error">
            <text:p>#DIV/0!</text:p>
          </table:table-cell>
          <table:table-cell table:formula="of:=[.F136]^3-COS([.F136])+LN([.F136]+5)-20" office:value-type="string" office:string-value="" calcext:value-type="error">
            <text:p>#DIV/0!</text:p>
          </table:table-cell>
          <table:table-cell table:formula="of:=ABS([.F136]-[.F135])" office:value-type="string" office:string-value="" calcext:value-type="error">
            <text:p>#DIV/0!</text:p>
          </table:table-cell>
          <table:table-cell table:formula="of:=IF([.H13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IF([.C136]*[.G136]&lt;0;[.B136];[.F136])" office:value-type="string" office:string-value="" calcext:value-type="error">
            <text:p>#DIV/0!</text:p>
          </table:table-cell>
          <table:table-cell table:formula="of:=[.B137]^3-COS([.B137])+LN([.B137]+5)-20" office:value-type="string" office:string-value="" calcext:value-type="error">
            <text:p>#DIV/0!</text:p>
          </table:table-cell>
          <table:table-cell table:formula="of:=IF([.E136]*[.G136]&lt;0;[.D136];[.F136])" office:value-type="string" office:string-value="" calcext:value-type="error">
            <text:p>#DIV/0!</text:p>
          </table:table-cell>
          <table:table-cell table:formula="of:=[.D137]^3-COS([.D137])+LN([.D137]+5)-20" office:value-type="string" office:string-value="" calcext:value-type="error">
            <text:p>#DIV/0!</text:p>
          </table:table-cell>
          <table:table-cell table:formula="of:=([.B137]*[.E137]-[.D137]*[.C137])/([.E137]-[.C137])" office:value-type="string" office:string-value="" calcext:value-type="error">
            <text:p>#DIV/0!</text:p>
          </table:table-cell>
          <table:table-cell table:formula="of:=[.F137]^3-COS([.F137])+LN([.F137]+5)-20" office:value-type="string" office:string-value="" calcext:value-type="error">
            <text:p>#DIV/0!</text:p>
          </table:table-cell>
          <table:table-cell table:formula="of:=ABS([.F137]-[.F136])" office:value-type="string" office:string-value="" calcext:value-type="error">
            <text:p>#DIV/0!</text:p>
          </table:table-cell>
          <table:table-cell table:formula="of:=IF([.H13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IF([.C137]*[.G137]&lt;0;[.B137];[.F137])" office:value-type="string" office:string-value="" calcext:value-type="error">
            <text:p>#DIV/0!</text:p>
          </table:table-cell>
          <table:table-cell table:formula="of:=[.B138]^3-COS([.B138])+LN([.B138]+5)-20" office:value-type="string" office:string-value="" calcext:value-type="error">
            <text:p>#DIV/0!</text:p>
          </table:table-cell>
          <table:table-cell table:formula="of:=IF([.E137]*[.G137]&lt;0;[.D137];[.F137])" office:value-type="string" office:string-value="" calcext:value-type="error">
            <text:p>#DIV/0!</text:p>
          </table:table-cell>
          <table:table-cell table:formula="of:=[.D138]^3-COS([.D138])+LN([.D138]+5)-20" office:value-type="string" office:string-value="" calcext:value-type="error">
            <text:p>#DIV/0!</text:p>
          </table:table-cell>
          <table:table-cell table:formula="of:=([.B138]*[.E138]-[.D138]*[.C138])/([.E138]-[.C138])" office:value-type="string" office:string-value="" calcext:value-type="error">
            <text:p>#DIV/0!</text:p>
          </table:table-cell>
          <table:table-cell table:formula="of:=[.F138]^3-COS([.F138])+LN([.F138]+5)-20" office:value-type="string" office:string-value="" calcext:value-type="error">
            <text:p>#DIV/0!</text:p>
          </table:table-cell>
          <table:table-cell table:formula="of:=ABS([.F138]-[.F137])" office:value-type="string" office:string-value="" calcext:value-type="error">
            <text:p>#DIV/0!</text:p>
          </table:table-cell>
          <table:table-cell table:formula="of:=IF([.H13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IF([.C138]*[.G138]&lt;0;[.B138];[.F138])" office:value-type="string" office:string-value="" calcext:value-type="error">
            <text:p>#DIV/0!</text:p>
          </table:table-cell>
          <table:table-cell table:formula="of:=[.B139]^3-COS([.B139])+LN([.B139]+5)-20" office:value-type="string" office:string-value="" calcext:value-type="error">
            <text:p>#DIV/0!</text:p>
          </table:table-cell>
          <table:table-cell table:formula="of:=IF([.E138]*[.G138]&lt;0;[.D138];[.F138])" office:value-type="string" office:string-value="" calcext:value-type="error">
            <text:p>#DIV/0!</text:p>
          </table:table-cell>
          <table:table-cell table:formula="of:=[.D139]^3-COS([.D139])+LN([.D139]+5)-20" office:value-type="string" office:string-value="" calcext:value-type="error">
            <text:p>#DIV/0!</text:p>
          </table:table-cell>
          <table:table-cell table:formula="of:=([.B139]*[.E139]-[.D139]*[.C139])/([.E139]-[.C139])" office:value-type="string" office:string-value="" calcext:value-type="error">
            <text:p>#DIV/0!</text:p>
          </table:table-cell>
          <table:table-cell table:formula="of:=[.F139]^3-COS([.F139])+LN([.F139]+5)-20" office:value-type="string" office:string-value="" calcext:value-type="error">
            <text:p>#DIV/0!</text:p>
          </table:table-cell>
          <table:table-cell table:formula="of:=ABS([.F139]-[.F138])" office:value-type="string" office:string-value="" calcext:value-type="error">
            <text:p>#DIV/0!</text:p>
          </table:table-cell>
          <table:table-cell table:formula="of:=IF([.H13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IF([.C139]*[.G139]&lt;0;[.B139];[.F139])" office:value-type="string" office:string-value="" calcext:value-type="error">
            <text:p>#DIV/0!</text:p>
          </table:table-cell>
          <table:table-cell table:formula="of:=[.B140]^3-COS([.B140])+LN([.B140]+5)-20" office:value-type="string" office:string-value="" calcext:value-type="error">
            <text:p>#DIV/0!</text:p>
          </table:table-cell>
          <table:table-cell table:formula="of:=IF([.E139]*[.G139]&lt;0;[.D139];[.F139])" office:value-type="string" office:string-value="" calcext:value-type="error">
            <text:p>#DIV/0!</text:p>
          </table:table-cell>
          <table:table-cell table:formula="of:=[.D140]^3-COS([.D140])+LN([.D140]+5)-20" office:value-type="string" office:string-value="" calcext:value-type="error">
            <text:p>#DIV/0!</text:p>
          </table:table-cell>
          <table:table-cell table:formula="of:=([.B140]*[.E140]-[.D140]*[.C140])/([.E140]-[.C140])" office:value-type="string" office:string-value="" calcext:value-type="error">
            <text:p>#DIV/0!</text:p>
          </table:table-cell>
          <table:table-cell table:formula="of:=[.F140]^3-COS([.F140])+LN([.F140]+5)-20" office:value-type="string" office:string-value="" calcext:value-type="error">
            <text:p>#DIV/0!</text:p>
          </table:table-cell>
          <table:table-cell table:formula="of:=ABS([.F140]-[.F139])" office:value-type="string" office:string-value="" calcext:value-type="error">
            <text:p>#DIV/0!</text:p>
          </table:table-cell>
          <table:table-cell table:formula="of:=IF([.H14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IF([.C140]*[.G140]&lt;0;[.B140];[.F140])" office:value-type="string" office:string-value="" calcext:value-type="error">
            <text:p>#DIV/0!</text:p>
          </table:table-cell>
          <table:table-cell table:formula="of:=[.B141]^3-COS([.B141])+LN([.B141]+5)-20" office:value-type="string" office:string-value="" calcext:value-type="error">
            <text:p>#DIV/0!</text:p>
          </table:table-cell>
          <table:table-cell table:formula="of:=IF([.E140]*[.G140]&lt;0;[.D140];[.F140])" office:value-type="string" office:string-value="" calcext:value-type="error">
            <text:p>#DIV/0!</text:p>
          </table:table-cell>
          <table:table-cell table:formula="of:=[.D141]^3-COS([.D141])+LN([.D141]+5)-20" office:value-type="string" office:string-value="" calcext:value-type="error">
            <text:p>#DIV/0!</text:p>
          </table:table-cell>
          <table:table-cell table:formula="of:=([.B141]*[.E141]-[.D141]*[.C141])/([.E141]-[.C141])" office:value-type="string" office:string-value="" calcext:value-type="error">
            <text:p>#DIV/0!</text:p>
          </table:table-cell>
          <table:table-cell table:formula="of:=[.F141]^3-COS([.F141])+LN([.F141]+5)-20" office:value-type="string" office:string-value="" calcext:value-type="error">
            <text:p>#DIV/0!</text:p>
          </table:table-cell>
          <table:table-cell table:formula="of:=ABS([.F141]-[.F140])" office:value-type="string" office:string-value="" calcext:value-type="error">
            <text:p>#DIV/0!</text:p>
          </table:table-cell>
          <table:table-cell table:formula="of:=IF([.H14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IF([.C141]*[.G141]&lt;0;[.B141];[.F141])" office:value-type="string" office:string-value="" calcext:value-type="error">
            <text:p>#DIV/0!</text:p>
          </table:table-cell>
          <table:table-cell table:formula="of:=[.B142]^3-COS([.B142])+LN([.B142]+5)-20" office:value-type="string" office:string-value="" calcext:value-type="error">
            <text:p>#DIV/0!</text:p>
          </table:table-cell>
          <table:table-cell table:formula="of:=IF([.E141]*[.G141]&lt;0;[.D141];[.F141])" office:value-type="string" office:string-value="" calcext:value-type="error">
            <text:p>#DIV/0!</text:p>
          </table:table-cell>
          <table:table-cell table:formula="of:=[.D142]^3-COS([.D142])+LN([.D142]+5)-20" office:value-type="string" office:string-value="" calcext:value-type="error">
            <text:p>#DIV/0!</text:p>
          </table:table-cell>
          <table:table-cell table:formula="of:=([.B142]*[.E142]-[.D142]*[.C142])/([.E142]-[.C142])" office:value-type="string" office:string-value="" calcext:value-type="error">
            <text:p>#DIV/0!</text:p>
          </table:table-cell>
          <table:table-cell table:formula="of:=[.F142]^3-COS([.F142])+LN([.F142]+5)-20" office:value-type="string" office:string-value="" calcext:value-type="error">
            <text:p>#DIV/0!</text:p>
          </table:table-cell>
          <table:table-cell table:formula="of:=ABS([.F142]-[.F141])" office:value-type="string" office:string-value="" calcext:value-type="error">
            <text:p>#DIV/0!</text:p>
          </table:table-cell>
          <table:table-cell table:formula="of:=IF([.H14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IF([.C142]*[.G142]&lt;0;[.B142];[.F142])" office:value-type="string" office:string-value="" calcext:value-type="error">
            <text:p>#DIV/0!</text:p>
          </table:table-cell>
          <table:table-cell table:formula="of:=[.B143]^3-COS([.B143])+LN([.B143]+5)-20" office:value-type="string" office:string-value="" calcext:value-type="error">
            <text:p>#DIV/0!</text:p>
          </table:table-cell>
          <table:table-cell table:formula="of:=IF([.E142]*[.G142]&lt;0;[.D142];[.F142])" office:value-type="string" office:string-value="" calcext:value-type="error">
            <text:p>#DIV/0!</text:p>
          </table:table-cell>
          <table:table-cell table:formula="of:=[.D143]^3-COS([.D143])+LN([.D143]+5)-20" office:value-type="string" office:string-value="" calcext:value-type="error">
            <text:p>#DIV/0!</text:p>
          </table:table-cell>
          <table:table-cell table:formula="of:=([.B143]*[.E143]-[.D143]*[.C143])/([.E143]-[.C143])" office:value-type="string" office:string-value="" calcext:value-type="error">
            <text:p>#DIV/0!</text:p>
          </table:table-cell>
          <table:table-cell table:formula="of:=[.F143]^3-COS([.F143])+LN([.F143]+5)-20" office:value-type="string" office:string-value="" calcext:value-type="error">
            <text:p>#DIV/0!</text:p>
          </table:table-cell>
          <table:table-cell table:formula="of:=ABS([.F143]-[.F142])" office:value-type="string" office:string-value="" calcext:value-type="error">
            <text:p>#DIV/0!</text:p>
          </table:table-cell>
          <table:table-cell table:formula="of:=IF([.H14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IF([.C143]*[.G143]&lt;0;[.B143];[.F143])" office:value-type="string" office:string-value="" calcext:value-type="error">
            <text:p>#DIV/0!</text:p>
          </table:table-cell>
          <table:table-cell table:formula="of:=[.B144]^3-COS([.B144])+LN([.B144]+5)-20" office:value-type="string" office:string-value="" calcext:value-type="error">
            <text:p>#DIV/0!</text:p>
          </table:table-cell>
          <table:table-cell table:formula="of:=IF([.E143]*[.G143]&lt;0;[.D143];[.F143])" office:value-type="string" office:string-value="" calcext:value-type="error">
            <text:p>#DIV/0!</text:p>
          </table:table-cell>
          <table:table-cell table:formula="of:=[.D144]^3-COS([.D144])+LN([.D144]+5)-20" office:value-type="string" office:string-value="" calcext:value-type="error">
            <text:p>#DIV/0!</text:p>
          </table:table-cell>
          <table:table-cell table:formula="of:=([.B144]*[.E144]-[.D144]*[.C144])/([.E144]-[.C144])" office:value-type="string" office:string-value="" calcext:value-type="error">
            <text:p>#DIV/0!</text:p>
          </table:table-cell>
          <table:table-cell table:formula="of:=[.F144]^3-COS([.F144])+LN([.F144]+5)-20" office:value-type="string" office:string-value="" calcext:value-type="error">
            <text:p>#DIV/0!</text:p>
          </table:table-cell>
          <table:table-cell table:formula="of:=ABS([.F144]-[.F143])" office:value-type="string" office:string-value="" calcext:value-type="error">
            <text:p>#DIV/0!</text:p>
          </table:table-cell>
          <table:table-cell table:formula="of:=IF([.H14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IF([.C144]*[.G144]&lt;0;[.B144];[.F144])" office:value-type="string" office:string-value="" calcext:value-type="error">
            <text:p>#DIV/0!</text:p>
          </table:table-cell>
          <table:table-cell table:formula="of:=[.B145]^3-COS([.B145])+LN([.B145]+5)-20" office:value-type="string" office:string-value="" calcext:value-type="error">
            <text:p>#DIV/0!</text:p>
          </table:table-cell>
          <table:table-cell table:formula="of:=IF([.E144]*[.G144]&lt;0;[.D144];[.F144])" office:value-type="string" office:string-value="" calcext:value-type="error">
            <text:p>#DIV/0!</text:p>
          </table:table-cell>
          <table:table-cell table:formula="of:=[.D145]^3-COS([.D145])+LN([.D145]+5)-20" office:value-type="string" office:string-value="" calcext:value-type="error">
            <text:p>#DIV/0!</text:p>
          </table:table-cell>
          <table:table-cell table:formula="of:=([.B145]*[.E145]-[.D145]*[.C145])/([.E145]-[.C145])" office:value-type="string" office:string-value="" calcext:value-type="error">
            <text:p>#DIV/0!</text:p>
          </table:table-cell>
          <table:table-cell table:formula="of:=[.F145]^3-COS([.F145])+LN([.F145]+5)-20" office:value-type="string" office:string-value="" calcext:value-type="error">
            <text:p>#DIV/0!</text:p>
          </table:table-cell>
          <table:table-cell table:formula="of:=ABS([.F145]-[.F144])" office:value-type="string" office:string-value="" calcext:value-type="error">
            <text:p>#DIV/0!</text:p>
          </table:table-cell>
          <table:table-cell table:formula="of:=IF([.H14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IF([.C145]*[.G145]&lt;0;[.B145];[.F145])" office:value-type="string" office:string-value="" calcext:value-type="error">
            <text:p>#DIV/0!</text:p>
          </table:table-cell>
          <table:table-cell table:formula="of:=[.B146]^3-COS([.B146])+LN([.B146]+5)-20" office:value-type="string" office:string-value="" calcext:value-type="error">
            <text:p>#DIV/0!</text:p>
          </table:table-cell>
          <table:table-cell table:formula="of:=IF([.E145]*[.G145]&lt;0;[.D145];[.F145])" office:value-type="string" office:string-value="" calcext:value-type="error">
            <text:p>#DIV/0!</text:p>
          </table:table-cell>
          <table:table-cell table:formula="of:=[.D146]^3-COS([.D146])+LN([.D146]+5)-20" office:value-type="string" office:string-value="" calcext:value-type="error">
            <text:p>#DIV/0!</text:p>
          </table:table-cell>
          <table:table-cell table:formula="of:=([.B146]*[.E146]-[.D146]*[.C146])/([.E146]-[.C146])" office:value-type="string" office:string-value="" calcext:value-type="error">
            <text:p>#DIV/0!</text:p>
          </table:table-cell>
          <table:table-cell table:formula="of:=[.F146]^3-COS([.F146])+LN([.F146]+5)-20" office:value-type="string" office:string-value="" calcext:value-type="error">
            <text:p>#DIV/0!</text:p>
          </table:table-cell>
          <table:table-cell table:formula="of:=ABS([.F146]-[.F145])" office:value-type="string" office:string-value="" calcext:value-type="error">
            <text:p>#DIV/0!</text:p>
          </table:table-cell>
          <table:table-cell table:formula="of:=IF([.H14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IF([.C146]*[.G146]&lt;0;[.B146];[.F146])" office:value-type="string" office:string-value="" calcext:value-type="error">
            <text:p>#DIV/0!</text:p>
          </table:table-cell>
          <table:table-cell table:formula="of:=[.B147]^3-COS([.B147])+LN([.B147]+5)-20" office:value-type="string" office:string-value="" calcext:value-type="error">
            <text:p>#DIV/0!</text:p>
          </table:table-cell>
          <table:table-cell table:formula="of:=IF([.E146]*[.G146]&lt;0;[.D146];[.F146])" office:value-type="string" office:string-value="" calcext:value-type="error">
            <text:p>#DIV/0!</text:p>
          </table:table-cell>
          <table:table-cell table:formula="of:=[.D147]^3-COS([.D147])+LN([.D147]+5)-20" office:value-type="string" office:string-value="" calcext:value-type="error">
            <text:p>#DIV/0!</text:p>
          </table:table-cell>
          <table:table-cell table:formula="of:=([.B147]*[.E147]-[.D147]*[.C147])/([.E147]-[.C147])" office:value-type="string" office:string-value="" calcext:value-type="error">
            <text:p>#DIV/0!</text:p>
          </table:table-cell>
          <table:table-cell table:formula="of:=[.F147]^3-COS([.F147])+LN([.F147]+5)-20" office:value-type="string" office:string-value="" calcext:value-type="error">
            <text:p>#DIV/0!</text:p>
          </table:table-cell>
          <table:table-cell table:formula="of:=ABS([.F147]-[.F146])" office:value-type="string" office:string-value="" calcext:value-type="error">
            <text:p>#DIV/0!</text:p>
          </table:table-cell>
          <table:table-cell table:formula="of:=IF([.H14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7]+1" office:value-type="float" office:value="141" calcext:value-type="float">
            <text:p>141</text:p>
          </table:table-cell>
          <table:table-cell table:formula="of:=IF([.C147]*[.G147]&lt;0;[.B147];[.F147])" office:value-type="string" office:string-value="" calcext:value-type="error">
            <text:p>#DIV/0!</text:p>
          </table:table-cell>
          <table:table-cell table:formula="of:=[.B148]^3-COS([.B148])+LN([.B148]+5)-20" office:value-type="string" office:string-value="" calcext:value-type="error">
            <text:p>#DIV/0!</text:p>
          </table:table-cell>
          <table:table-cell table:formula="of:=IF([.E147]*[.G147]&lt;0;[.D147];[.F147])" office:value-type="string" office:string-value="" calcext:value-type="error">
            <text:p>#DIV/0!</text:p>
          </table:table-cell>
          <table:table-cell table:formula="of:=[.D148]^3-COS([.D148])+LN([.D148]+5)-20" office:value-type="string" office:string-value="" calcext:value-type="error">
            <text:p>#DIV/0!</text:p>
          </table:table-cell>
          <table:table-cell table:formula="of:=([.B148]*[.E148]-[.D148]*[.C148])/([.E148]-[.C148])" office:value-type="string" office:string-value="" calcext:value-type="error">
            <text:p>#DIV/0!</text:p>
          </table:table-cell>
          <table:table-cell table:formula="of:=[.F148]^3-COS([.F148])+LN([.F148]+5)-20" office:value-type="string" office:string-value="" calcext:value-type="error">
            <text:p>#DIV/0!</text:p>
          </table:table-cell>
          <table:table-cell table:formula="of:=ABS([.F148]-[.F147])" office:value-type="string" office:string-value="" calcext:value-type="error">
            <text:p>#DIV/0!</text:p>
          </table:table-cell>
          <table:table-cell table:formula="of:=IF([.H14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8]+1" office:value-type="float" office:value="142" calcext:value-type="float">
            <text:p>142</text:p>
          </table:table-cell>
          <table:table-cell table:formula="of:=IF([.C148]*[.G148]&lt;0;[.B148];[.F148])" office:value-type="string" office:string-value="" calcext:value-type="error">
            <text:p>#DIV/0!</text:p>
          </table:table-cell>
          <table:table-cell table:formula="of:=[.B149]^3-COS([.B149])+LN([.B149]+5)-20" office:value-type="string" office:string-value="" calcext:value-type="error">
            <text:p>#DIV/0!</text:p>
          </table:table-cell>
          <table:table-cell table:formula="of:=IF([.E148]*[.G148]&lt;0;[.D148];[.F148])" office:value-type="string" office:string-value="" calcext:value-type="error">
            <text:p>#DIV/0!</text:p>
          </table:table-cell>
          <table:table-cell table:formula="of:=[.D149]^3-COS([.D149])+LN([.D149]+5)-20" office:value-type="string" office:string-value="" calcext:value-type="error">
            <text:p>#DIV/0!</text:p>
          </table:table-cell>
          <table:table-cell table:formula="of:=([.B149]*[.E149]-[.D149]*[.C149])/([.E149]-[.C149])" office:value-type="string" office:string-value="" calcext:value-type="error">
            <text:p>#DIV/0!</text:p>
          </table:table-cell>
          <table:table-cell table:formula="of:=[.F149]^3-COS([.F149])+LN([.F149]+5)-20" office:value-type="string" office:string-value="" calcext:value-type="error">
            <text:p>#DIV/0!</text:p>
          </table:table-cell>
          <table:table-cell table:formula="of:=ABS([.F149]-[.F148])" office:value-type="string" office:string-value="" calcext:value-type="error">
            <text:p>#DIV/0!</text:p>
          </table:table-cell>
          <table:table-cell table:formula="of:=IF([.H14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49]+1" office:value-type="float" office:value="143" calcext:value-type="float">
            <text:p>143</text:p>
          </table:table-cell>
          <table:table-cell table:formula="of:=IF([.C149]*[.G149]&lt;0;[.B149];[.F149])" office:value-type="string" office:string-value="" calcext:value-type="error">
            <text:p>#DIV/0!</text:p>
          </table:table-cell>
          <table:table-cell table:formula="of:=[.B150]^3-COS([.B150])+LN([.B150]+5)-20" office:value-type="string" office:string-value="" calcext:value-type="error">
            <text:p>#DIV/0!</text:p>
          </table:table-cell>
          <table:table-cell table:formula="of:=IF([.E149]*[.G149]&lt;0;[.D149];[.F149])" office:value-type="string" office:string-value="" calcext:value-type="error">
            <text:p>#DIV/0!</text:p>
          </table:table-cell>
          <table:table-cell table:formula="of:=[.D150]^3-COS([.D150])+LN([.D150]+5)-20" office:value-type="string" office:string-value="" calcext:value-type="error">
            <text:p>#DIV/0!</text:p>
          </table:table-cell>
          <table:table-cell table:formula="of:=([.B150]*[.E150]-[.D150]*[.C150])/([.E150]-[.C150])" office:value-type="string" office:string-value="" calcext:value-type="error">
            <text:p>#DIV/0!</text:p>
          </table:table-cell>
          <table:table-cell table:formula="of:=[.F150]^3-COS([.F150])+LN([.F150]+5)-20" office:value-type="string" office:string-value="" calcext:value-type="error">
            <text:p>#DIV/0!</text:p>
          </table:table-cell>
          <table:table-cell table:formula="of:=ABS([.F150]-[.F149])" office:value-type="string" office:string-value="" calcext:value-type="error">
            <text:p>#DIV/0!</text:p>
          </table:table-cell>
          <table:table-cell table:formula="of:=IF([.H15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0]+1" office:value-type="float" office:value="144" calcext:value-type="float">
            <text:p>144</text:p>
          </table:table-cell>
          <table:table-cell table:formula="of:=IF([.C150]*[.G150]&lt;0;[.B150];[.F150])" office:value-type="string" office:string-value="" calcext:value-type="error">
            <text:p>#DIV/0!</text:p>
          </table:table-cell>
          <table:table-cell table:formula="of:=[.B151]^3-COS([.B151])+LN([.B151]+5)-20" office:value-type="string" office:string-value="" calcext:value-type="error">
            <text:p>#DIV/0!</text:p>
          </table:table-cell>
          <table:table-cell table:formula="of:=IF([.E150]*[.G150]&lt;0;[.D150];[.F150])" office:value-type="string" office:string-value="" calcext:value-type="error">
            <text:p>#DIV/0!</text:p>
          </table:table-cell>
          <table:table-cell table:formula="of:=[.D151]^3-COS([.D151])+LN([.D151]+5)-20" office:value-type="string" office:string-value="" calcext:value-type="error">
            <text:p>#DIV/0!</text:p>
          </table:table-cell>
          <table:table-cell table:formula="of:=([.B151]*[.E151]-[.D151]*[.C151])/([.E151]-[.C151])" office:value-type="string" office:string-value="" calcext:value-type="error">
            <text:p>#DIV/0!</text:p>
          </table:table-cell>
          <table:table-cell table:formula="of:=[.F151]^3-COS([.F151])+LN([.F151]+5)-20" office:value-type="string" office:string-value="" calcext:value-type="error">
            <text:p>#DIV/0!</text:p>
          </table:table-cell>
          <table:table-cell table:formula="of:=ABS([.F151]-[.F150])" office:value-type="string" office:string-value="" calcext:value-type="error">
            <text:p>#DIV/0!</text:p>
          </table:table-cell>
          <table:table-cell table:formula="of:=IF([.H15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1]+1" office:value-type="float" office:value="145" calcext:value-type="float">
            <text:p>145</text:p>
          </table:table-cell>
          <table:table-cell table:formula="of:=IF([.C151]*[.G151]&lt;0;[.B151];[.F151])" office:value-type="string" office:string-value="" calcext:value-type="error">
            <text:p>#DIV/0!</text:p>
          </table:table-cell>
          <table:table-cell table:formula="of:=[.B152]^3-COS([.B152])+LN([.B152]+5)-20" office:value-type="string" office:string-value="" calcext:value-type="error">
            <text:p>#DIV/0!</text:p>
          </table:table-cell>
          <table:table-cell table:formula="of:=IF([.E151]*[.G151]&lt;0;[.D151];[.F151])" office:value-type="string" office:string-value="" calcext:value-type="error">
            <text:p>#DIV/0!</text:p>
          </table:table-cell>
          <table:table-cell table:formula="of:=[.D152]^3-COS([.D152])+LN([.D152]+5)-20" office:value-type="string" office:string-value="" calcext:value-type="error">
            <text:p>#DIV/0!</text:p>
          </table:table-cell>
          <table:table-cell table:formula="of:=([.B152]*[.E152]-[.D152]*[.C152])/([.E152]-[.C152])" office:value-type="string" office:string-value="" calcext:value-type="error">
            <text:p>#DIV/0!</text:p>
          </table:table-cell>
          <table:table-cell table:formula="of:=[.F152]^3-COS([.F152])+LN([.F152]+5)-20" office:value-type="string" office:string-value="" calcext:value-type="error">
            <text:p>#DIV/0!</text:p>
          </table:table-cell>
          <table:table-cell table:formula="of:=ABS([.F152]-[.F151])" office:value-type="string" office:string-value="" calcext:value-type="error">
            <text:p>#DIV/0!</text:p>
          </table:table-cell>
          <table:table-cell table:formula="of:=IF([.H15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2]+1" office:value-type="float" office:value="146" calcext:value-type="float">
            <text:p>146</text:p>
          </table:table-cell>
          <table:table-cell table:formula="of:=IF([.C152]*[.G152]&lt;0;[.B152];[.F152])" office:value-type="string" office:string-value="" calcext:value-type="error">
            <text:p>#DIV/0!</text:p>
          </table:table-cell>
          <table:table-cell table:formula="of:=[.B153]^3-COS([.B153])+LN([.B153]+5)-20" office:value-type="string" office:string-value="" calcext:value-type="error">
            <text:p>#DIV/0!</text:p>
          </table:table-cell>
          <table:table-cell table:formula="of:=IF([.E152]*[.G152]&lt;0;[.D152];[.F152])" office:value-type="string" office:string-value="" calcext:value-type="error">
            <text:p>#DIV/0!</text:p>
          </table:table-cell>
          <table:table-cell table:formula="of:=[.D153]^3-COS([.D153])+LN([.D153]+5)-20" office:value-type="string" office:string-value="" calcext:value-type="error">
            <text:p>#DIV/0!</text:p>
          </table:table-cell>
          <table:table-cell table:formula="of:=([.B153]*[.E153]-[.D153]*[.C153])/([.E153]-[.C153])" office:value-type="string" office:string-value="" calcext:value-type="error">
            <text:p>#DIV/0!</text:p>
          </table:table-cell>
          <table:table-cell table:formula="of:=[.F153]^3-COS([.F153])+LN([.F153]+5)-20" office:value-type="string" office:string-value="" calcext:value-type="error">
            <text:p>#DIV/0!</text:p>
          </table:table-cell>
          <table:table-cell table:formula="of:=ABS([.F153]-[.F152])" office:value-type="string" office:string-value="" calcext:value-type="error">
            <text:p>#DIV/0!</text:p>
          </table:table-cell>
          <table:table-cell table:formula="of:=IF([.H15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3]+1" office:value-type="float" office:value="147" calcext:value-type="float">
            <text:p>147</text:p>
          </table:table-cell>
          <table:table-cell table:formula="of:=IF([.C153]*[.G153]&lt;0;[.B153];[.F153])" office:value-type="string" office:string-value="" calcext:value-type="error">
            <text:p>#DIV/0!</text:p>
          </table:table-cell>
          <table:table-cell table:formula="of:=[.B154]^3-COS([.B154])+LN([.B154]+5)-20" office:value-type="string" office:string-value="" calcext:value-type="error">
            <text:p>#DIV/0!</text:p>
          </table:table-cell>
          <table:table-cell table:formula="of:=IF([.E153]*[.G153]&lt;0;[.D153];[.F153])" office:value-type="string" office:string-value="" calcext:value-type="error">
            <text:p>#DIV/0!</text:p>
          </table:table-cell>
          <table:table-cell table:formula="of:=[.D154]^3-COS([.D154])+LN([.D154]+5)-20" office:value-type="string" office:string-value="" calcext:value-type="error">
            <text:p>#DIV/0!</text:p>
          </table:table-cell>
          <table:table-cell table:formula="of:=([.B154]*[.E154]-[.D154]*[.C154])/([.E154]-[.C154])" office:value-type="string" office:string-value="" calcext:value-type="error">
            <text:p>#DIV/0!</text:p>
          </table:table-cell>
          <table:table-cell table:formula="of:=[.F154]^3-COS([.F154])+LN([.F154]+5)-20" office:value-type="string" office:string-value="" calcext:value-type="error">
            <text:p>#DIV/0!</text:p>
          </table:table-cell>
          <table:table-cell table:formula="of:=ABS([.F154]-[.F153])" office:value-type="string" office:string-value="" calcext:value-type="error">
            <text:p>#DIV/0!</text:p>
          </table:table-cell>
          <table:table-cell table:formula="of:=IF([.H15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4]+1" office:value-type="float" office:value="148" calcext:value-type="float">
            <text:p>148</text:p>
          </table:table-cell>
          <table:table-cell table:formula="of:=IF([.C154]*[.G154]&lt;0;[.B154];[.F154])" office:value-type="string" office:string-value="" calcext:value-type="error">
            <text:p>#DIV/0!</text:p>
          </table:table-cell>
          <table:table-cell table:formula="of:=[.B155]^3-COS([.B155])+LN([.B155]+5)-20" office:value-type="string" office:string-value="" calcext:value-type="error">
            <text:p>#DIV/0!</text:p>
          </table:table-cell>
          <table:table-cell table:formula="of:=IF([.E154]*[.G154]&lt;0;[.D154];[.F154])" office:value-type="string" office:string-value="" calcext:value-type="error">
            <text:p>#DIV/0!</text:p>
          </table:table-cell>
          <table:table-cell table:formula="of:=[.D155]^3-COS([.D155])+LN([.D155]+5)-20" office:value-type="string" office:string-value="" calcext:value-type="error">
            <text:p>#DIV/0!</text:p>
          </table:table-cell>
          <table:table-cell table:formula="of:=([.B155]*[.E155]-[.D155]*[.C155])/([.E155]-[.C155])" office:value-type="string" office:string-value="" calcext:value-type="error">
            <text:p>#DIV/0!</text:p>
          </table:table-cell>
          <table:table-cell table:formula="of:=[.F155]^3-COS([.F155])+LN([.F155]+5)-20" office:value-type="string" office:string-value="" calcext:value-type="error">
            <text:p>#DIV/0!</text:p>
          </table:table-cell>
          <table:table-cell table:formula="of:=ABS([.F155]-[.F154])" office:value-type="string" office:string-value="" calcext:value-type="error">
            <text:p>#DIV/0!</text:p>
          </table:table-cell>
          <table:table-cell table:formula="of:=IF([.H15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5]+1" office:value-type="float" office:value="149" calcext:value-type="float">
            <text:p>149</text:p>
          </table:table-cell>
          <table:table-cell table:formula="of:=IF([.C155]*[.G155]&lt;0;[.B155];[.F155])" office:value-type="string" office:string-value="" calcext:value-type="error">
            <text:p>#DIV/0!</text:p>
          </table:table-cell>
          <table:table-cell table:formula="of:=[.B156]^3-COS([.B156])+LN([.B156]+5)-20" office:value-type="string" office:string-value="" calcext:value-type="error">
            <text:p>#DIV/0!</text:p>
          </table:table-cell>
          <table:table-cell table:formula="of:=IF([.E155]*[.G155]&lt;0;[.D155];[.F155])" office:value-type="string" office:string-value="" calcext:value-type="error">
            <text:p>#DIV/0!</text:p>
          </table:table-cell>
          <table:table-cell table:formula="of:=[.D156]^3-COS([.D156])+LN([.D156]+5)-20" office:value-type="string" office:string-value="" calcext:value-type="error">
            <text:p>#DIV/0!</text:p>
          </table:table-cell>
          <table:table-cell table:formula="of:=([.B156]*[.E156]-[.D156]*[.C156])/([.E156]-[.C156])" office:value-type="string" office:string-value="" calcext:value-type="error">
            <text:p>#DIV/0!</text:p>
          </table:table-cell>
          <table:table-cell table:formula="of:=[.F156]^3-COS([.F156])+LN([.F156]+5)-20" office:value-type="string" office:string-value="" calcext:value-type="error">
            <text:p>#DIV/0!</text:p>
          </table:table-cell>
          <table:table-cell table:formula="of:=ABS([.F156]-[.F155])" office:value-type="string" office:string-value="" calcext:value-type="error">
            <text:p>#DIV/0!</text:p>
          </table:table-cell>
          <table:table-cell table:formula="of:=IF([.H15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6]+1" office:value-type="float" office:value="150" calcext:value-type="float">
            <text:p>150</text:p>
          </table:table-cell>
          <table:table-cell table:formula="of:=IF([.C156]*[.G156]&lt;0;[.B156];[.F156])" office:value-type="string" office:string-value="" calcext:value-type="error">
            <text:p>#DIV/0!</text:p>
          </table:table-cell>
          <table:table-cell table:formula="of:=[.B157]^3-COS([.B157])+LN([.B157]+5)-20" office:value-type="string" office:string-value="" calcext:value-type="error">
            <text:p>#DIV/0!</text:p>
          </table:table-cell>
          <table:table-cell table:formula="of:=IF([.E156]*[.G156]&lt;0;[.D156];[.F156])" office:value-type="string" office:string-value="" calcext:value-type="error">
            <text:p>#DIV/0!</text:p>
          </table:table-cell>
          <table:table-cell table:formula="of:=[.D157]^3-COS([.D157])+LN([.D157]+5)-20" office:value-type="string" office:string-value="" calcext:value-type="error">
            <text:p>#DIV/0!</text:p>
          </table:table-cell>
          <table:table-cell table:formula="of:=([.B157]*[.E157]-[.D157]*[.C157])/([.E157]-[.C157])" office:value-type="string" office:string-value="" calcext:value-type="error">
            <text:p>#DIV/0!</text:p>
          </table:table-cell>
          <table:table-cell table:formula="of:=[.F157]^3-COS([.F157])+LN([.F157]+5)-20" office:value-type="string" office:string-value="" calcext:value-type="error">
            <text:p>#DIV/0!</text:p>
          </table:table-cell>
          <table:table-cell table:formula="of:=ABS([.F157]-[.F156])" office:value-type="string" office:string-value="" calcext:value-type="error">
            <text:p>#DIV/0!</text:p>
          </table:table-cell>
          <table:table-cell table:formula="of:=IF([.H15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7]+1" office:value-type="float" office:value="151" calcext:value-type="float">
            <text:p>151</text:p>
          </table:table-cell>
          <table:table-cell table:formula="of:=IF([.C157]*[.G157]&lt;0;[.B157];[.F157])" office:value-type="string" office:string-value="" calcext:value-type="error">
            <text:p>#DIV/0!</text:p>
          </table:table-cell>
          <table:table-cell table:formula="of:=[.B158]^3-COS([.B158])+LN([.B158]+5)-20" office:value-type="string" office:string-value="" calcext:value-type="error">
            <text:p>#DIV/0!</text:p>
          </table:table-cell>
          <table:table-cell table:formula="of:=IF([.E157]*[.G157]&lt;0;[.D157];[.F157])" office:value-type="string" office:string-value="" calcext:value-type="error">
            <text:p>#DIV/0!</text:p>
          </table:table-cell>
          <table:table-cell table:formula="of:=[.D158]^3-COS([.D158])+LN([.D158]+5)-20" office:value-type="string" office:string-value="" calcext:value-type="error">
            <text:p>#DIV/0!</text:p>
          </table:table-cell>
          <table:table-cell table:formula="of:=([.B158]*[.E158]-[.D158]*[.C158])/([.E158]-[.C158])" office:value-type="string" office:string-value="" calcext:value-type="error">
            <text:p>#DIV/0!</text:p>
          </table:table-cell>
          <table:table-cell table:formula="of:=[.F158]^3-COS([.F158])+LN([.F158]+5)-20" office:value-type="string" office:string-value="" calcext:value-type="error">
            <text:p>#DIV/0!</text:p>
          </table:table-cell>
          <table:table-cell table:formula="of:=ABS([.F158]-[.F157])" office:value-type="string" office:string-value="" calcext:value-type="error">
            <text:p>#DIV/0!</text:p>
          </table:table-cell>
          <table:table-cell table:formula="of:=IF([.H15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8]+1" office:value-type="float" office:value="152" calcext:value-type="float">
            <text:p>152</text:p>
          </table:table-cell>
          <table:table-cell table:formula="of:=IF([.C158]*[.G158]&lt;0;[.B158];[.F158])" office:value-type="string" office:string-value="" calcext:value-type="error">
            <text:p>#DIV/0!</text:p>
          </table:table-cell>
          <table:table-cell table:formula="of:=[.B159]^3-COS([.B159])+LN([.B159]+5)-20" office:value-type="string" office:string-value="" calcext:value-type="error">
            <text:p>#DIV/0!</text:p>
          </table:table-cell>
          <table:table-cell table:formula="of:=IF([.E158]*[.G158]&lt;0;[.D158];[.F158])" office:value-type="string" office:string-value="" calcext:value-type="error">
            <text:p>#DIV/0!</text:p>
          </table:table-cell>
          <table:table-cell table:formula="of:=[.D159]^3-COS([.D159])+LN([.D159]+5)-20" office:value-type="string" office:string-value="" calcext:value-type="error">
            <text:p>#DIV/0!</text:p>
          </table:table-cell>
          <table:table-cell table:formula="of:=([.B159]*[.E159]-[.D159]*[.C159])/([.E159]-[.C159])" office:value-type="string" office:string-value="" calcext:value-type="error">
            <text:p>#DIV/0!</text:p>
          </table:table-cell>
          <table:table-cell table:formula="of:=[.F159]^3-COS([.F159])+LN([.F159]+5)-20" office:value-type="string" office:string-value="" calcext:value-type="error">
            <text:p>#DIV/0!</text:p>
          </table:table-cell>
          <table:table-cell table:formula="of:=ABS([.F159]-[.F158])" office:value-type="string" office:string-value="" calcext:value-type="error">
            <text:p>#DIV/0!</text:p>
          </table:table-cell>
          <table:table-cell table:formula="of:=IF([.H15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59]+1" office:value-type="float" office:value="153" calcext:value-type="float">
            <text:p>153</text:p>
          </table:table-cell>
          <table:table-cell table:formula="of:=IF([.C159]*[.G159]&lt;0;[.B159];[.F159])" office:value-type="string" office:string-value="" calcext:value-type="error">
            <text:p>#DIV/0!</text:p>
          </table:table-cell>
          <table:table-cell table:formula="of:=[.B160]^3-COS([.B160])+LN([.B160]+5)-20" office:value-type="string" office:string-value="" calcext:value-type="error">
            <text:p>#DIV/0!</text:p>
          </table:table-cell>
          <table:table-cell table:formula="of:=IF([.E159]*[.G159]&lt;0;[.D159];[.F159])" office:value-type="string" office:string-value="" calcext:value-type="error">
            <text:p>#DIV/0!</text:p>
          </table:table-cell>
          <table:table-cell table:formula="of:=[.D160]^3-COS([.D160])+LN([.D160]+5)-20" office:value-type="string" office:string-value="" calcext:value-type="error">
            <text:p>#DIV/0!</text:p>
          </table:table-cell>
          <table:table-cell table:formula="of:=([.B160]*[.E160]-[.D160]*[.C160])/([.E160]-[.C160])" office:value-type="string" office:string-value="" calcext:value-type="error">
            <text:p>#DIV/0!</text:p>
          </table:table-cell>
          <table:table-cell table:formula="of:=[.F160]^3-COS([.F160])+LN([.F160]+5)-20" office:value-type="string" office:string-value="" calcext:value-type="error">
            <text:p>#DIV/0!</text:p>
          </table:table-cell>
          <table:table-cell table:formula="of:=ABS([.F160]-[.F159])" office:value-type="string" office:string-value="" calcext:value-type="error">
            <text:p>#DIV/0!</text:p>
          </table:table-cell>
          <table:table-cell table:formula="of:=IF([.H16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0]+1" office:value-type="float" office:value="154" calcext:value-type="float">
            <text:p>154</text:p>
          </table:table-cell>
          <table:table-cell table:formula="of:=IF([.C160]*[.G160]&lt;0;[.B160];[.F160])" office:value-type="string" office:string-value="" calcext:value-type="error">
            <text:p>#DIV/0!</text:p>
          </table:table-cell>
          <table:table-cell table:formula="of:=[.B161]^3-COS([.B161])+LN([.B161]+5)-20" office:value-type="string" office:string-value="" calcext:value-type="error">
            <text:p>#DIV/0!</text:p>
          </table:table-cell>
          <table:table-cell table:formula="of:=IF([.E160]*[.G160]&lt;0;[.D160];[.F160])" office:value-type="string" office:string-value="" calcext:value-type="error">
            <text:p>#DIV/0!</text:p>
          </table:table-cell>
          <table:table-cell table:formula="of:=[.D161]^3-COS([.D161])+LN([.D161]+5)-20" office:value-type="string" office:string-value="" calcext:value-type="error">
            <text:p>#DIV/0!</text:p>
          </table:table-cell>
          <table:table-cell table:formula="of:=([.B161]*[.E161]-[.D161]*[.C161])/([.E161]-[.C161])" office:value-type="string" office:string-value="" calcext:value-type="error">
            <text:p>#DIV/0!</text:p>
          </table:table-cell>
          <table:table-cell table:formula="of:=[.F161]^3-COS([.F161])+LN([.F161]+5)-20" office:value-type="string" office:string-value="" calcext:value-type="error">
            <text:p>#DIV/0!</text:p>
          </table:table-cell>
          <table:table-cell table:formula="of:=ABS([.F161]-[.F160])" office:value-type="string" office:string-value="" calcext:value-type="error">
            <text:p>#DIV/0!</text:p>
          </table:table-cell>
          <table:table-cell table:formula="of:=IF([.H16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1]+1" office:value-type="float" office:value="155" calcext:value-type="float">
            <text:p>155</text:p>
          </table:table-cell>
          <table:table-cell table:formula="of:=IF([.C161]*[.G161]&lt;0;[.B161];[.F161])" office:value-type="string" office:string-value="" calcext:value-type="error">
            <text:p>#DIV/0!</text:p>
          </table:table-cell>
          <table:table-cell table:formula="of:=[.B162]^3-COS([.B162])+LN([.B162]+5)-20" office:value-type="string" office:string-value="" calcext:value-type="error">
            <text:p>#DIV/0!</text:p>
          </table:table-cell>
          <table:table-cell table:formula="of:=IF([.E161]*[.G161]&lt;0;[.D161];[.F161])" office:value-type="string" office:string-value="" calcext:value-type="error">
            <text:p>#DIV/0!</text:p>
          </table:table-cell>
          <table:table-cell table:formula="of:=[.D162]^3-COS([.D162])+LN([.D162]+5)-20" office:value-type="string" office:string-value="" calcext:value-type="error">
            <text:p>#DIV/0!</text:p>
          </table:table-cell>
          <table:table-cell table:formula="of:=([.B162]*[.E162]-[.D162]*[.C162])/([.E162]-[.C162])" office:value-type="string" office:string-value="" calcext:value-type="error">
            <text:p>#DIV/0!</text:p>
          </table:table-cell>
          <table:table-cell table:formula="of:=[.F162]^3-COS([.F162])+LN([.F162]+5)-20" office:value-type="string" office:string-value="" calcext:value-type="error">
            <text:p>#DIV/0!</text:p>
          </table:table-cell>
          <table:table-cell table:formula="of:=ABS([.F162]-[.F161])" office:value-type="string" office:string-value="" calcext:value-type="error">
            <text:p>#DIV/0!</text:p>
          </table:table-cell>
          <table:table-cell table:formula="of:=IF([.H16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2]+1" office:value-type="float" office:value="156" calcext:value-type="float">
            <text:p>156</text:p>
          </table:table-cell>
          <table:table-cell table:formula="of:=IF([.C162]*[.G162]&lt;0;[.B162];[.F162])" office:value-type="string" office:string-value="" calcext:value-type="error">
            <text:p>#DIV/0!</text:p>
          </table:table-cell>
          <table:table-cell table:formula="of:=[.B163]^3-COS([.B163])+LN([.B163]+5)-20" office:value-type="string" office:string-value="" calcext:value-type="error">
            <text:p>#DIV/0!</text:p>
          </table:table-cell>
          <table:table-cell table:formula="of:=IF([.E162]*[.G162]&lt;0;[.D162];[.F162])" office:value-type="string" office:string-value="" calcext:value-type="error">
            <text:p>#DIV/0!</text:p>
          </table:table-cell>
          <table:table-cell table:formula="of:=[.D163]^3-COS([.D163])+LN([.D163]+5)-20" office:value-type="string" office:string-value="" calcext:value-type="error">
            <text:p>#DIV/0!</text:p>
          </table:table-cell>
          <table:table-cell table:formula="of:=([.B163]*[.E163]-[.D163]*[.C163])/([.E163]-[.C163])" office:value-type="string" office:string-value="" calcext:value-type="error">
            <text:p>#DIV/0!</text:p>
          </table:table-cell>
          <table:table-cell table:formula="of:=[.F163]^3-COS([.F163])+LN([.F163]+5)-20" office:value-type="string" office:string-value="" calcext:value-type="error">
            <text:p>#DIV/0!</text:p>
          </table:table-cell>
          <table:table-cell table:formula="of:=ABS([.F163]-[.F162])" office:value-type="string" office:string-value="" calcext:value-type="error">
            <text:p>#DIV/0!</text:p>
          </table:table-cell>
          <table:table-cell table:formula="of:=IF([.H16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3]+1" office:value-type="float" office:value="157" calcext:value-type="float">
            <text:p>157</text:p>
          </table:table-cell>
          <table:table-cell table:formula="of:=IF([.C163]*[.G163]&lt;0;[.B163];[.F163])" office:value-type="string" office:string-value="" calcext:value-type="error">
            <text:p>#DIV/0!</text:p>
          </table:table-cell>
          <table:table-cell table:formula="of:=[.B164]^3-COS([.B164])+LN([.B164]+5)-20" office:value-type="string" office:string-value="" calcext:value-type="error">
            <text:p>#DIV/0!</text:p>
          </table:table-cell>
          <table:table-cell table:formula="of:=IF([.E163]*[.G163]&lt;0;[.D163];[.F163])" office:value-type="string" office:string-value="" calcext:value-type="error">
            <text:p>#DIV/0!</text:p>
          </table:table-cell>
          <table:table-cell table:formula="of:=[.D164]^3-COS([.D164])+LN([.D164]+5)-20" office:value-type="string" office:string-value="" calcext:value-type="error">
            <text:p>#DIV/0!</text:p>
          </table:table-cell>
          <table:table-cell table:formula="of:=([.B164]*[.E164]-[.D164]*[.C164])/([.E164]-[.C164])" office:value-type="string" office:string-value="" calcext:value-type="error">
            <text:p>#DIV/0!</text:p>
          </table:table-cell>
          <table:table-cell table:formula="of:=[.F164]^3-COS([.F164])+LN([.F164]+5)-20" office:value-type="string" office:string-value="" calcext:value-type="error">
            <text:p>#DIV/0!</text:p>
          </table:table-cell>
          <table:table-cell table:formula="of:=ABS([.F164]-[.F163])" office:value-type="string" office:string-value="" calcext:value-type="error">
            <text:p>#DIV/0!</text:p>
          </table:table-cell>
          <table:table-cell table:formula="of:=IF([.H16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4]+1" office:value-type="float" office:value="158" calcext:value-type="float">
            <text:p>158</text:p>
          </table:table-cell>
          <table:table-cell table:formula="of:=IF([.C164]*[.G164]&lt;0;[.B164];[.F164])" office:value-type="string" office:string-value="" calcext:value-type="error">
            <text:p>#DIV/0!</text:p>
          </table:table-cell>
          <table:table-cell table:formula="of:=[.B165]^3-COS([.B165])+LN([.B165]+5)-20" office:value-type="string" office:string-value="" calcext:value-type="error">
            <text:p>#DIV/0!</text:p>
          </table:table-cell>
          <table:table-cell table:formula="of:=IF([.E164]*[.G164]&lt;0;[.D164];[.F164])" office:value-type="string" office:string-value="" calcext:value-type="error">
            <text:p>#DIV/0!</text:p>
          </table:table-cell>
          <table:table-cell table:formula="of:=[.D165]^3-COS([.D165])+LN([.D165]+5)-20" office:value-type="string" office:string-value="" calcext:value-type="error">
            <text:p>#DIV/0!</text:p>
          </table:table-cell>
          <table:table-cell table:formula="of:=([.B165]*[.E165]-[.D165]*[.C165])/([.E165]-[.C165])" office:value-type="string" office:string-value="" calcext:value-type="error">
            <text:p>#DIV/0!</text:p>
          </table:table-cell>
          <table:table-cell table:formula="of:=[.F165]^3-COS([.F165])+LN([.F165]+5)-20" office:value-type="string" office:string-value="" calcext:value-type="error">
            <text:p>#DIV/0!</text:p>
          </table:table-cell>
          <table:table-cell table:formula="of:=ABS([.F165]-[.F164])" office:value-type="string" office:string-value="" calcext:value-type="error">
            <text:p>#DIV/0!</text:p>
          </table:table-cell>
          <table:table-cell table:formula="of:=IF([.H16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5]+1" office:value-type="float" office:value="159" calcext:value-type="float">
            <text:p>159</text:p>
          </table:table-cell>
          <table:table-cell table:formula="of:=IF([.C165]*[.G165]&lt;0;[.B165];[.F165])" office:value-type="string" office:string-value="" calcext:value-type="error">
            <text:p>#DIV/0!</text:p>
          </table:table-cell>
          <table:table-cell table:formula="of:=[.B166]^3-COS([.B166])+LN([.B166]+5)-20" office:value-type="string" office:string-value="" calcext:value-type="error">
            <text:p>#DIV/0!</text:p>
          </table:table-cell>
          <table:table-cell table:formula="of:=IF([.E165]*[.G165]&lt;0;[.D165];[.F165])" office:value-type="string" office:string-value="" calcext:value-type="error">
            <text:p>#DIV/0!</text:p>
          </table:table-cell>
          <table:table-cell table:formula="of:=[.D166]^3-COS([.D166])+LN([.D166]+5)-20" office:value-type="string" office:string-value="" calcext:value-type="error">
            <text:p>#DIV/0!</text:p>
          </table:table-cell>
          <table:table-cell table:formula="of:=([.B166]*[.E166]-[.D166]*[.C166])/([.E166]-[.C166])" office:value-type="string" office:string-value="" calcext:value-type="error">
            <text:p>#DIV/0!</text:p>
          </table:table-cell>
          <table:table-cell table:formula="of:=[.F166]^3-COS([.F166])+LN([.F166]+5)-20" office:value-type="string" office:string-value="" calcext:value-type="error">
            <text:p>#DIV/0!</text:p>
          </table:table-cell>
          <table:table-cell table:formula="of:=ABS([.F166]-[.F165])" office:value-type="string" office:string-value="" calcext:value-type="error">
            <text:p>#DIV/0!</text:p>
          </table:table-cell>
          <table:table-cell table:formula="of:=IF([.H16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6]+1" office:value-type="float" office:value="160" calcext:value-type="float">
            <text:p>160</text:p>
          </table:table-cell>
          <table:table-cell table:formula="of:=IF([.C166]*[.G166]&lt;0;[.B166];[.F166])" office:value-type="string" office:string-value="" calcext:value-type="error">
            <text:p>#DIV/0!</text:p>
          </table:table-cell>
          <table:table-cell table:formula="of:=[.B167]^3-COS([.B167])+LN([.B167]+5)-20" office:value-type="string" office:string-value="" calcext:value-type="error">
            <text:p>#DIV/0!</text:p>
          </table:table-cell>
          <table:table-cell table:formula="of:=IF([.E166]*[.G166]&lt;0;[.D166];[.F166])" office:value-type="string" office:string-value="" calcext:value-type="error">
            <text:p>#DIV/0!</text:p>
          </table:table-cell>
          <table:table-cell table:formula="of:=[.D167]^3-COS([.D167])+LN([.D167]+5)-20" office:value-type="string" office:string-value="" calcext:value-type="error">
            <text:p>#DIV/0!</text:p>
          </table:table-cell>
          <table:table-cell table:formula="of:=([.B167]*[.E167]-[.D167]*[.C167])/([.E167]-[.C167])" office:value-type="string" office:string-value="" calcext:value-type="error">
            <text:p>#DIV/0!</text:p>
          </table:table-cell>
          <table:table-cell table:formula="of:=[.F167]^3-COS([.F167])+LN([.F167]+5)-20" office:value-type="string" office:string-value="" calcext:value-type="error">
            <text:p>#DIV/0!</text:p>
          </table:table-cell>
          <table:table-cell table:formula="of:=ABS([.F167]-[.F166])" office:value-type="string" office:string-value="" calcext:value-type="error">
            <text:p>#DIV/0!</text:p>
          </table:table-cell>
          <table:table-cell table:formula="of:=IF([.H16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7]+1" office:value-type="float" office:value="161" calcext:value-type="float">
            <text:p>161</text:p>
          </table:table-cell>
          <table:table-cell table:formula="of:=IF([.C167]*[.G167]&lt;0;[.B167];[.F167])" office:value-type="string" office:string-value="" calcext:value-type="error">
            <text:p>#DIV/0!</text:p>
          </table:table-cell>
          <table:table-cell table:formula="of:=[.B168]^3-COS([.B168])+LN([.B168]+5)-20" office:value-type="string" office:string-value="" calcext:value-type="error">
            <text:p>#DIV/0!</text:p>
          </table:table-cell>
          <table:table-cell table:formula="of:=IF([.E167]*[.G167]&lt;0;[.D167];[.F167])" office:value-type="string" office:string-value="" calcext:value-type="error">
            <text:p>#DIV/0!</text:p>
          </table:table-cell>
          <table:table-cell table:formula="of:=[.D168]^3-COS([.D168])+LN([.D168]+5)-20" office:value-type="string" office:string-value="" calcext:value-type="error">
            <text:p>#DIV/0!</text:p>
          </table:table-cell>
          <table:table-cell table:formula="of:=([.B168]*[.E168]-[.D168]*[.C168])/([.E168]-[.C168])" office:value-type="string" office:string-value="" calcext:value-type="error">
            <text:p>#DIV/0!</text:p>
          </table:table-cell>
          <table:table-cell table:formula="of:=[.F168]^3-COS([.F168])+LN([.F168]+5)-20" office:value-type="string" office:string-value="" calcext:value-type="error">
            <text:p>#DIV/0!</text:p>
          </table:table-cell>
          <table:table-cell table:formula="of:=ABS([.F168]-[.F167])" office:value-type="string" office:string-value="" calcext:value-type="error">
            <text:p>#DIV/0!</text:p>
          </table:table-cell>
          <table:table-cell table:formula="of:=IF([.H16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8]+1" office:value-type="float" office:value="162" calcext:value-type="float">
            <text:p>162</text:p>
          </table:table-cell>
          <table:table-cell table:formula="of:=IF([.C168]*[.G168]&lt;0;[.B168];[.F168])" office:value-type="string" office:string-value="" calcext:value-type="error">
            <text:p>#DIV/0!</text:p>
          </table:table-cell>
          <table:table-cell table:formula="of:=[.B169]^3-COS([.B169])+LN([.B169]+5)-20" office:value-type="string" office:string-value="" calcext:value-type="error">
            <text:p>#DIV/0!</text:p>
          </table:table-cell>
          <table:table-cell table:formula="of:=IF([.E168]*[.G168]&lt;0;[.D168];[.F168])" office:value-type="string" office:string-value="" calcext:value-type="error">
            <text:p>#DIV/0!</text:p>
          </table:table-cell>
          <table:table-cell table:formula="of:=[.D169]^3-COS([.D169])+LN([.D169]+5)-20" office:value-type="string" office:string-value="" calcext:value-type="error">
            <text:p>#DIV/0!</text:p>
          </table:table-cell>
          <table:table-cell table:formula="of:=([.B169]*[.E169]-[.D169]*[.C169])/([.E169]-[.C169])" office:value-type="string" office:string-value="" calcext:value-type="error">
            <text:p>#DIV/0!</text:p>
          </table:table-cell>
          <table:table-cell table:formula="of:=[.F169]^3-COS([.F169])+LN([.F169]+5)-20" office:value-type="string" office:string-value="" calcext:value-type="error">
            <text:p>#DIV/0!</text:p>
          </table:table-cell>
          <table:table-cell table:formula="of:=ABS([.F169]-[.F168])" office:value-type="string" office:string-value="" calcext:value-type="error">
            <text:p>#DIV/0!</text:p>
          </table:table-cell>
          <table:table-cell table:formula="of:=IF([.H16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69]+1" office:value-type="float" office:value="163" calcext:value-type="float">
            <text:p>163</text:p>
          </table:table-cell>
          <table:table-cell table:formula="of:=IF([.C169]*[.G169]&lt;0;[.B169];[.F169])" office:value-type="string" office:string-value="" calcext:value-type="error">
            <text:p>#DIV/0!</text:p>
          </table:table-cell>
          <table:table-cell table:formula="of:=[.B170]^3-COS([.B170])+LN([.B170]+5)-20" office:value-type="string" office:string-value="" calcext:value-type="error">
            <text:p>#DIV/0!</text:p>
          </table:table-cell>
          <table:table-cell table:formula="of:=IF([.E169]*[.G169]&lt;0;[.D169];[.F169])" office:value-type="string" office:string-value="" calcext:value-type="error">
            <text:p>#DIV/0!</text:p>
          </table:table-cell>
          <table:table-cell table:formula="of:=[.D170]^3-COS([.D170])+LN([.D170]+5)-20" office:value-type="string" office:string-value="" calcext:value-type="error">
            <text:p>#DIV/0!</text:p>
          </table:table-cell>
          <table:table-cell table:formula="of:=([.B170]*[.E170]-[.D170]*[.C170])/([.E170]-[.C170])" office:value-type="string" office:string-value="" calcext:value-type="error">
            <text:p>#DIV/0!</text:p>
          </table:table-cell>
          <table:table-cell table:formula="of:=[.F170]^3-COS([.F170])+LN([.F170]+5)-20" office:value-type="string" office:string-value="" calcext:value-type="error">
            <text:p>#DIV/0!</text:p>
          </table:table-cell>
          <table:table-cell table:formula="of:=ABS([.F170]-[.F169])" office:value-type="string" office:string-value="" calcext:value-type="error">
            <text:p>#DIV/0!</text:p>
          </table:table-cell>
          <table:table-cell table:formula="of:=IF([.H17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0]+1" office:value-type="float" office:value="164" calcext:value-type="float">
            <text:p>164</text:p>
          </table:table-cell>
          <table:table-cell table:formula="of:=IF([.C170]*[.G170]&lt;0;[.B170];[.F170])" office:value-type="string" office:string-value="" calcext:value-type="error">
            <text:p>#DIV/0!</text:p>
          </table:table-cell>
          <table:table-cell table:formula="of:=[.B171]^3-COS([.B171])+LN([.B171]+5)-20" office:value-type="string" office:string-value="" calcext:value-type="error">
            <text:p>#DIV/0!</text:p>
          </table:table-cell>
          <table:table-cell table:formula="of:=IF([.E170]*[.G170]&lt;0;[.D170];[.F170])" office:value-type="string" office:string-value="" calcext:value-type="error">
            <text:p>#DIV/0!</text:p>
          </table:table-cell>
          <table:table-cell table:formula="of:=[.D171]^3-COS([.D171])+LN([.D171]+5)-20" office:value-type="string" office:string-value="" calcext:value-type="error">
            <text:p>#DIV/0!</text:p>
          </table:table-cell>
          <table:table-cell table:formula="of:=([.B171]*[.E171]-[.D171]*[.C171])/([.E171]-[.C171])" office:value-type="string" office:string-value="" calcext:value-type="error">
            <text:p>#DIV/0!</text:p>
          </table:table-cell>
          <table:table-cell table:formula="of:=[.F171]^3-COS([.F171])+LN([.F171]+5)-20" office:value-type="string" office:string-value="" calcext:value-type="error">
            <text:p>#DIV/0!</text:p>
          </table:table-cell>
          <table:table-cell table:formula="of:=ABS([.F171]-[.F170])" office:value-type="string" office:string-value="" calcext:value-type="error">
            <text:p>#DIV/0!</text:p>
          </table:table-cell>
          <table:table-cell table:formula="of:=IF([.H17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1]+1" office:value-type="float" office:value="165" calcext:value-type="float">
            <text:p>165</text:p>
          </table:table-cell>
          <table:table-cell table:formula="of:=IF([.C171]*[.G171]&lt;0;[.B171];[.F171])" office:value-type="string" office:string-value="" calcext:value-type="error">
            <text:p>#DIV/0!</text:p>
          </table:table-cell>
          <table:table-cell table:formula="of:=[.B172]^3-COS([.B172])+LN([.B172]+5)-20" office:value-type="string" office:string-value="" calcext:value-type="error">
            <text:p>#DIV/0!</text:p>
          </table:table-cell>
          <table:table-cell table:formula="of:=IF([.E171]*[.G171]&lt;0;[.D171];[.F171])" office:value-type="string" office:string-value="" calcext:value-type="error">
            <text:p>#DIV/0!</text:p>
          </table:table-cell>
          <table:table-cell table:formula="of:=[.D172]^3-COS([.D172])+LN([.D172]+5)-20" office:value-type="string" office:string-value="" calcext:value-type="error">
            <text:p>#DIV/0!</text:p>
          </table:table-cell>
          <table:table-cell table:formula="of:=([.B172]*[.E172]-[.D172]*[.C172])/([.E172]-[.C172])" office:value-type="string" office:string-value="" calcext:value-type="error">
            <text:p>#DIV/0!</text:p>
          </table:table-cell>
          <table:table-cell table:formula="of:=[.F172]^3-COS([.F172])+LN([.F172]+5)-20" office:value-type="string" office:string-value="" calcext:value-type="error">
            <text:p>#DIV/0!</text:p>
          </table:table-cell>
          <table:table-cell table:formula="of:=ABS([.F172]-[.F171])" office:value-type="string" office:string-value="" calcext:value-type="error">
            <text:p>#DIV/0!</text:p>
          </table:table-cell>
          <table:table-cell table:formula="of:=IF([.H17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2]+1" office:value-type="float" office:value="166" calcext:value-type="float">
            <text:p>166</text:p>
          </table:table-cell>
          <table:table-cell table:formula="of:=IF([.C172]*[.G172]&lt;0;[.B172];[.F172])" office:value-type="string" office:string-value="" calcext:value-type="error">
            <text:p>#DIV/0!</text:p>
          </table:table-cell>
          <table:table-cell table:formula="of:=[.B173]^3-COS([.B173])+LN([.B173]+5)-20" office:value-type="string" office:string-value="" calcext:value-type="error">
            <text:p>#DIV/0!</text:p>
          </table:table-cell>
          <table:table-cell table:formula="of:=IF([.E172]*[.G172]&lt;0;[.D172];[.F172])" office:value-type="string" office:string-value="" calcext:value-type="error">
            <text:p>#DIV/0!</text:p>
          </table:table-cell>
          <table:table-cell table:formula="of:=[.D173]^3-COS([.D173])+LN([.D173]+5)-20" office:value-type="string" office:string-value="" calcext:value-type="error">
            <text:p>#DIV/0!</text:p>
          </table:table-cell>
          <table:table-cell table:formula="of:=([.B173]*[.E173]-[.D173]*[.C173])/([.E173]-[.C173])" office:value-type="string" office:string-value="" calcext:value-type="error">
            <text:p>#DIV/0!</text:p>
          </table:table-cell>
          <table:table-cell table:formula="of:=[.F173]^3-COS([.F173])+LN([.F173]+5)-20" office:value-type="string" office:string-value="" calcext:value-type="error">
            <text:p>#DIV/0!</text:p>
          </table:table-cell>
          <table:table-cell table:formula="of:=ABS([.F173]-[.F172])" office:value-type="string" office:string-value="" calcext:value-type="error">
            <text:p>#DIV/0!</text:p>
          </table:table-cell>
          <table:table-cell table:formula="of:=IF([.H17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3]+1" office:value-type="float" office:value="167" calcext:value-type="float">
            <text:p>167</text:p>
          </table:table-cell>
          <table:table-cell table:formula="of:=IF([.C173]*[.G173]&lt;0;[.B173];[.F173])" office:value-type="string" office:string-value="" calcext:value-type="error">
            <text:p>#DIV/0!</text:p>
          </table:table-cell>
          <table:table-cell table:formula="of:=[.B174]^3-COS([.B174])+LN([.B174]+5)-20" office:value-type="string" office:string-value="" calcext:value-type="error">
            <text:p>#DIV/0!</text:p>
          </table:table-cell>
          <table:table-cell table:formula="of:=IF([.E173]*[.G173]&lt;0;[.D173];[.F173])" office:value-type="string" office:string-value="" calcext:value-type="error">
            <text:p>#DIV/0!</text:p>
          </table:table-cell>
          <table:table-cell table:formula="of:=[.D174]^3-COS([.D174])+LN([.D174]+5)-20" office:value-type="string" office:string-value="" calcext:value-type="error">
            <text:p>#DIV/0!</text:p>
          </table:table-cell>
          <table:table-cell table:formula="of:=([.B174]*[.E174]-[.D174]*[.C174])/([.E174]-[.C174])" office:value-type="string" office:string-value="" calcext:value-type="error">
            <text:p>#DIV/0!</text:p>
          </table:table-cell>
          <table:table-cell table:formula="of:=[.F174]^3-COS([.F174])+LN([.F174]+5)-20" office:value-type="string" office:string-value="" calcext:value-type="error">
            <text:p>#DIV/0!</text:p>
          </table:table-cell>
          <table:table-cell table:formula="of:=ABS([.F174]-[.F173])" office:value-type="string" office:string-value="" calcext:value-type="error">
            <text:p>#DIV/0!</text:p>
          </table:table-cell>
          <table:table-cell table:formula="of:=IF([.H17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4]+1" office:value-type="float" office:value="168" calcext:value-type="float">
            <text:p>168</text:p>
          </table:table-cell>
          <table:table-cell table:formula="of:=IF([.C174]*[.G174]&lt;0;[.B174];[.F174])" office:value-type="string" office:string-value="" calcext:value-type="error">
            <text:p>#DIV/0!</text:p>
          </table:table-cell>
          <table:table-cell table:formula="of:=[.B175]^3-COS([.B175])+LN([.B175]+5)-20" office:value-type="string" office:string-value="" calcext:value-type="error">
            <text:p>#DIV/0!</text:p>
          </table:table-cell>
          <table:table-cell table:formula="of:=IF([.E174]*[.G174]&lt;0;[.D174];[.F174])" office:value-type="string" office:string-value="" calcext:value-type="error">
            <text:p>#DIV/0!</text:p>
          </table:table-cell>
          <table:table-cell table:formula="of:=[.D175]^3-COS([.D175])+LN([.D175]+5)-20" office:value-type="string" office:string-value="" calcext:value-type="error">
            <text:p>#DIV/0!</text:p>
          </table:table-cell>
          <table:table-cell table:formula="of:=([.B175]*[.E175]-[.D175]*[.C175])/([.E175]-[.C175])" office:value-type="string" office:string-value="" calcext:value-type="error">
            <text:p>#DIV/0!</text:p>
          </table:table-cell>
          <table:table-cell table:formula="of:=[.F175]^3-COS([.F175])+LN([.F175]+5)-20" office:value-type="string" office:string-value="" calcext:value-type="error">
            <text:p>#DIV/0!</text:p>
          </table:table-cell>
          <table:table-cell table:formula="of:=ABS([.F175]-[.F174])" office:value-type="string" office:string-value="" calcext:value-type="error">
            <text:p>#DIV/0!</text:p>
          </table:table-cell>
          <table:table-cell table:formula="of:=IF([.H17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5]+1" office:value-type="float" office:value="169" calcext:value-type="float">
            <text:p>169</text:p>
          </table:table-cell>
          <table:table-cell table:formula="of:=IF([.C175]*[.G175]&lt;0;[.B175];[.F175])" office:value-type="string" office:string-value="" calcext:value-type="error">
            <text:p>#DIV/0!</text:p>
          </table:table-cell>
          <table:table-cell table:formula="of:=[.B176]^3-COS([.B176])+LN([.B176]+5)-20" office:value-type="string" office:string-value="" calcext:value-type="error">
            <text:p>#DIV/0!</text:p>
          </table:table-cell>
          <table:table-cell table:formula="of:=IF([.E175]*[.G175]&lt;0;[.D175];[.F175])" office:value-type="string" office:string-value="" calcext:value-type="error">
            <text:p>#DIV/0!</text:p>
          </table:table-cell>
          <table:table-cell table:formula="of:=[.D176]^3-COS([.D176])+LN([.D176]+5)-20" office:value-type="string" office:string-value="" calcext:value-type="error">
            <text:p>#DIV/0!</text:p>
          </table:table-cell>
          <table:table-cell table:formula="of:=([.B176]*[.E176]-[.D176]*[.C176])/([.E176]-[.C176])" office:value-type="string" office:string-value="" calcext:value-type="error">
            <text:p>#DIV/0!</text:p>
          </table:table-cell>
          <table:table-cell table:formula="of:=[.F176]^3-COS([.F176])+LN([.F176]+5)-20" office:value-type="string" office:string-value="" calcext:value-type="error">
            <text:p>#DIV/0!</text:p>
          </table:table-cell>
          <table:table-cell table:formula="of:=ABS([.F176]-[.F175])" office:value-type="string" office:string-value="" calcext:value-type="error">
            <text:p>#DIV/0!</text:p>
          </table:table-cell>
          <table:table-cell table:formula="of:=IF([.H17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6]+1" office:value-type="float" office:value="170" calcext:value-type="float">
            <text:p>170</text:p>
          </table:table-cell>
          <table:table-cell table:formula="of:=IF([.C176]*[.G176]&lt;0;[.B176];[.F176])" office:value-type="string" office:string-value="" calcext:value-type="error">
            <text:p>#DIV/0!</text:p>
          </table:table-cell>
          <table:table-cell table:formula="of:=[.B177]^3-COS([.B177])+LN([.B177]+5)-20" office:value-type="string" office:string-value="" calcext:value-type="error">
            <text:p>#DIV/0!</text:p>
          </table:table-cell>
          <table:table-cell table:formula="of:=IF([.E176]*[.G176]&lt;0;[.D176];[.F176])" office:value-type="string" office:string-value="" calcext:value-type="error">
            <text:p>#DIV/0!</text:p>
          </table:table-cell>
          <table:table-cell table:formula="of:=[.D177]^3-COS([.D177])+LN([.D177]+5)-20" office:value-type="string" office:string-value="" calcext:value-type="error">
            <text:p>#DIV/0!</text:p>
          </table:table-cell>
          <table:table-cell table:formula="of:=([.B177]*[.E177]-[.D177]*[.C177])/([.E177]-[.C177])" office:value-type="string" office:string-value="" calcext:value-type="error">
            <text:p>#DIV/0!</text:p>
          </table:table-cell>
          <table:table-cell table:formula="of:=[.F177]^3-COS([.F177])+LN([.F177]+5)-20" office:value-type="string" office:string-value="" calcext:value-type="error">
            <text:p>#DIV/0!</text:p>
          </table:table-cell>
          <table:table-cell table:formula="of:=ABS([.F177]-[.F176])" office:value-type="string" office:string-value="" calcext:value-type="error">
            <text:p>#DIV/0!</text:p>
          </table:table-cell>
          <table:table-cell table:formula="of:=IF([.H17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7]+1" office:value-type="float" office:value="171" calcext:value-type="float">
            <text:p>171</text:p>
          </table:table-cell>
          <table:table-cell table:formula="of:=IF([.C177]*[.G177]&lt;0;[.B177];[.F177])" office:value-type="string" office:string-value="" calcext:value-type="error">
            <text:p>#DIV/0!</text:p>
          </table:table-cell>
          <table:table-cell table:formula="of:=[.B178]^3-COS([.B178])+LN([.B178]+5)-20" office:value-type="string" office:string-value="" calcext:value-type="error">
            <text:p>#DIV/0!</text:p>
          </table:table-cell>
          <table:table-cell table:formula="of:=IF([.E177]*[.G177]&lt;0;[.D177];[.F177])" office:value-type="string" office:string-value="" calcext:value-type="error">
            <text:p>#DIV/0!</text:p>
          </table:table-cell>
          <table:table-cell table:formula="of:=[.D178]^3-COS([.D178])+LN([.D178]+5)-20" office:value-type="string" office:string-value="" calcext:value-type="error">
            <text:p>#DIV/0!</text:p>
          </table:table-cell>
          <table:table-cell table:formula="of:=([.B178]*[.E178]-[.D178]*[.C178])/([.E178]-[.C178])" office:value-type="string" office:string-value="" calcext:value-type="error">
            <text:p>#DIV/0!</text:p>
          </table:table-cell>
          <table:table-cell table:formula="of:=[.F178]^3-COS([.F178])+LN([.F178]+5)-20" office:value-type="string" office:string-value="" calcext:value-type="error">
            <text:p>#DIV/0!</text:p>
          </table:table-cell>
          <table:table-cell table:formula="of:=ABS([.F178]-[.F177])" office:value-type="string" office:string-value="" calcext:value-type="error">
            <text:p>#DIV/0!</text:p>
          </table:table-cell>
          <table:table-cell table:formula="of:=IF([.H17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8]+1" office:value-type="float" office:value="172" calcext:value-type="float">
            <text:p>172</text:p>
          </table:table-cell>
          <table:table-cell table:formula="of:=IF([.C178]*[.G178]&lt;0;[.B178];[.F178])" office:value-type="string" office:string-value="" calcext:value-type="error">
            <text:p>#DIV/0!</text:p>
          </table:table-cell>
          <table:table-cell table:formula="of:=[.B179]^3-COS([.B179])+LN([.B179]+5)-20" office:value-type="string" office:string-value="" calcext:value-type="error">
            <text:p>#DIV/0!</text:p>
          </table:table-cell>
          <table:table-cell table:formula="of:=IF([.E178]*[.G178]&lt;0;[.D178];[.F178])" office:value-type="string" office:string-value="" calcext:value-type="error">
            <text:p>#DIV/0!</text:p>
          </table:table-cell>
          <table:table-cell table:formula="of:=[.D179]^3-COS([.D179])+LN([.D179]+5)-20" office:value-type="string" office:string-value="" calcext:value-type="error">
            <text:p>#DIV/0!</text:p>
          </table:table-cell>
          <table:table-cell table:formula="of:=([.B179]*[.E179]-[.D179]*[.C179])/([.E179]-[.C179])" office:value-type="string" office:string-value="" calcext:value-type="error">
            <text:p>#DIV/0!</text:p>
          </table:table-cell>
          <table:table-cell table:formula="of:=[.F179]^3-COS([.F179])+LN([.F179]+5)-20" office:value-type="string" office:string-value="" calcext:value-type="error">
            <text:p>#DIV/0!</text:p>
          </table:table-cell>
          <table:table-cell table:formula="of:=ABS([.F179]-[.F178])" office:value-type="string" office:string-value="" calcext:value-type="error">
            <text:p>#DIV/0!</text:p>
          </table:table-cell>
          <table:table-cell table:formula="of:=IF([.H17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79]+1" office:value-type="float" office:value="173" calcext:value-type="float">
            <text:p>173</text:p>
          </table:table-cell>
          <table:table-cell table:formula="of:=IF([.C179]*[.G179]&lt;0;[.B179];[.F179])" office:value-type="string" office:string-value="" calcext:value-type="error">
            <text:p>#DIV/0!</text:p>
          </table:table-cell>
          <table:table-cell table:formula="of:=[.B180]^3-COS([.B180])+LN([.B180]+5)-20" office:value-type="string" office:string-value="" calcext:value-type="error">
            <text:p>#DIV/0!</text:p>
          </table:table-cell>
          <table:table-cell table:formula="of:=IF([.E179]*[.G179]&lt;0;[.D179];[.F179])" office:value-type="string" office:string-value="" calcext:value-type="error">
            <text:p>#DIV/0!</text:p>
          </table:table-cell>
          <table:table-cell table:formula="of:=[.D180]^3-COS([.D180])+LN([.D180]+5)-20" office:value-type="string" office:string-value="" calcext:value-type="error">
            <text:p>#DIV/0!</text:p>
          </table:table-cell>
          <table:table-cell table:formula="of:=([.B180]*[.E180]-[.D180]*[.C180])/([.E180]-[.C180])" office:value-type="string" office:string-value="" calcext:value-type="error">
            <text:p>#DIV/0!</text:p>
          </table:table-cell>
          <table:table-cell table:formula="of:=[.F180]^3-COS([.F180])+LN([.F180]+5)-20" office:value-type="string" office:string-value="" calcext:value-type="error">
            <text:p>#DIV/0!</text:p>
          </table:table-cell>
          <table:table-cell table:formula="of:=ABS([.F180]-[.F179])" office:value-type="string" office:string-value="" calcext:value-type="error">
            <text:p>#DIV/0!</text:p>
          </table:table-cell>
          <table:table-cell table:formula="of:=IF([.H18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0]+1" office:value-type="float" office:value="174" calcext:value-type="float">
            <text:p>174</text:p>
          </table:table-cell>
          <table:table-cell table:formula="of:=IF([.C180]*[.G180]&lt;0;[.B180];[.F180])" office:value-type="string" office:string-value="" calcext:value-type="error">
            <text:p>#DIV/0!</text:p>
          </table:table-cell>
          <table:table-cell table:formula="of:=[.B181]^3-COS([.B181])+LN([.B181]+5)-20" office:value-type="string" office:string-value="" calcext:value-type="error">
            <text:p>#DIV/0!</text:p>
          </table:table-cell>
          <table:table-cell table:formula="of:=IF([.E180]*[.G180]&lt;0;[.D180];[.F180])" office:value-type="string" office:string-value="" calcext:value-type="error">
            <text:p>#DIV/0!</text:p>
          </table:table-cell>
          <table:table-cell table:formula="of:=[.D181]^3-COS([.D181])+LN([.D181]+5)-20" office:value-type="string" office:string-value="" calcext:value-type="error">
            <text:p>#DIV/0!</text:p>
          </table:table-cell>
          <table:table-cell table:formula="of:=([.B181]*[.E181]-[.D181]*[.C181])/([.E181]-[.C181])" office:value-type="string" office:string-value="" calcext:value-type="error">
            <text:p>#DIV/0!</text:p>
          </table:table-cell>
          <table:table-cell table:formula="of:=[.F181]^3-COS([.F181])+LN([.F181]+5)-20" office:value-type="string" office:string-value="" calcext:value-type="error">
            <text:p>#DIV/0!</text:p>
          </table:table-cell>
          <table:table-cell table:formula="of:=ABS([.F181]-[.F180])" office:value-type="string" office:string-value="" calcext:value-type="error">
            <text:p>#DIV/0!</text:p>
          </table:table-cell>
          <table:table-cell table:formula="of:=IF([.H18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1]+1" office:value-type="float" office:value="175" calcext:value-type="float">
            <text:p>175</text:p>
          </table:table-cell>
          <table:table-cell table:formula="of:=IF([.C181]*[.G181]&lt;0;[.B181];[.F181])" office:value-type="string" office:string-value="" calcext:value-type="error">
            <text:p>#DIV/0!</text:p>
          </table:table-cell>
          <table:table-cell table:formula="of:=[.B182]^3-COS([.B182])+LN([.B182]+5)-20" office:value-type="string" office:string-value="" calcext:value-type="error">
            <text:p>#DIV/0!</text:p>
          </table:table-cell>
          <table:table-cell table:formula="of:=IF([.E181]*[.G181]&lt;0;[.D181];[.F181])" office:value-type="string" office:string-value="" calcext:value-type="error">
            <text:p>#DIV/0!</text:p>
          </table:table-cell>
          <table:table-cell table:formula="of:=[.D182]^3-COS([.D182])+LN([.D182]+5)-20" office:value-type="string" office:string-value="" calcext:value-type="error">
            <text:p>#DIV/0!</text:p>
          </table:table-cell>
          <table:table-cell table:formula="of:=([.B182]*[.E182]-[.D182]*[.C182])/([.E182]-[.C182])" office:value-type="string" office:string-value="" calcext:value-type="error">
            <text:p>#DIV/0!</text:p>
          </table:table-cell>
          <table:table-cell table:formula="of:=[.F182]^3-COS([.F182])+LN([.F182]+5)-20" office:value-type="string" office:string-value="" calcext:value-type="error">
            <text:p>#DIV/0!</text:p>
          </table:table-cell>
          <table:table-cell table:formula="of:=ABS([.F182]-[.F181])" office:value-type="string" office:string-value="" calcext:value-type="error">
            <text:p>#DIV/0!</text:p>
          </table:table-cell>
          <table:table-cell table:formula="of:=IF([.H18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2]+1" office:value-type="float" office:value="176" calcext:value-type="float">
            <text:p>176</text:p>
          </table:table-cell>
          <table:table-cell table:formula="of:=IF([.C182]*[.G182]&lt;0;[.B182];[.F182])" office:value-type="string" office:string-value="" calcext:value-type="error">
            <text:p>#DIV/0!</text:p>
          </table:table-cell>
          <table:table-cell table:formula="of:=[.B183]^3-COS([.B183])+LN([.B183]+5)-20" office:value-type="string" office:string-value="" calcext:value-type="error">
            <text:p>#DIV/0!</text:p>
          </table:table-cell>
          <table:table-cell table:formula="of:=IF([.E182]*[.G182]&lt;0;[.D182];[.F182])" office:value-type="string" office:string-value="" calcext:value-type="error">
            <text:p>#DIV/0!</text:p>
          </table:table-cell>
          <table:table-cell table:formula="of:=[.D183]^3-COS([.D183])+LN([.D183]+5)-20" office:value-type="string" office:string-value="" calcext:value-type="error">
            <text:p>#DIV/0!</text:p>
          </table:table-cell>
          <table:table-cell table:formula="of:=([.B183]*[.E183]-[.D183]*[.C183])/([.E183]-[.C183])" office:value-type="string" office:string-value="" calcext:value-type="error">
            <text:p>#DIV/0!</text:p>
          </table:table-cell>
          <table:table-cell table:formula="of:=[.F183]^3-COS([.F183])+LN([.F183]+5)-20" office:value-type="string" office:string-value="" calcext:value-type="error">
            <text:p>#DIV/0!</text:p>
          </table:table-cell>
          <table:table-cell table:formula="of:=ABS([.F183]-[.F182])" office:value-type="string" office:string-value="" calcext:value-type="error">
            <text:p>#DIV/0!</text:p>
          </table:table-cell>
          <table:table-cell table:formula="of:=IF([.H18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3]+1" office:value-type="float" office:value="177" calcext:value-type="float">
            <text:p>177</text:p>
          </table:table-cell>
          <table:table-cell table:formula="of:=IF([.C183]*[.G183]&lt;0;[.B183];[.F183])" office:value-type="string" office:string-value="" calcext:value-type="error">
            <text:p>#DIV/0!</text:p>
          </table:table-cell>
          <table:table-cell table:formula="of:=[.B184]^3-COS([.B184])+LN([.B184]+5)-20" office:value-type="string" office:string-value="" calcext:value-type="error">
            <text:p>#DIV/0!</text:p>
          </table:table-cell>
          <table:table-cell table:formula="of:=IF([.E183]*[.G183]&lt;0;[.D183];[.F183])" office:value-type="string" office:string-value="" calcext:value-type="error">
            <text:p>#DIV/0!</text:p>
          </table:table-cell>
          <table:table-cell table:formula="of:=[.D184]^3-COS([.D184])+LN([.D184]+5)-20" office:value-type="string" office:string-value="" calcext:value-type="error">
            <text:p>#DIV/0!</text:p>
          </table:table-cell>
          <table:table-cell table:formula="of:=([.B184]*[.E184]-[.D184]*[.C184])/([.E184]-[.C184])" office:value-type="string" office:string-value="" calcext:value-type="error">
            <text:p>#DIV/0!</text:p>
          </table:table-cell>
          <table:table-cell table:formula="of:=[.F184]^3-COS([.F184])+LN([.F184]+5)-20" office:value-type="string" office:string-value="" calcext:value-type="error">
            <text:p>#DIV/0!</text:p>
          </table:table-cell>
          <table:table-cell table:formula="of:=ABS([.F184]-[.F183])" office:value-type="string" office:string-value="" calcext:value-type="error">
            <text:p>#DIV/0!</text:p>
          </table:table-cell>
          <table:table-cell table:formula="of:=IF([.H18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4]+1" office:value-type="float" office:value="178" calcext:value-type="float">
            <text:p>178</text:p>
          </table:table-cell>
          <table:table-cell table:formula="of:=IF([.C184]*[.G184]&lt;0;[.B184];[.F184])" office:value-type="string" office:string-value="" calcext:value-type="error">
            <text:p>#DIV/0!</text:p>
          </table:table-cell>
          <table:table-cell table:formula="of:=[.B185]^3-COS([.B185])+LN([.B185]+5)-20" office:value-type="string" office:string-value="" calcext:value-type="error">
            <text:p>#DIV/0!</text:p>
          </table:table-cell>
          <table:table-cell table:formula="of:=IF([.E184]*[.G184]&lt;0;[.D184];[.F184])" office:value-type="string" office:string-value="" calcext:value-type="error">
            <text:p>#DIV/0!</text:p>
          </table:table-cell>
          <table:table-cell table:formula="of:=[.D185]^3-COS([.D185])+LN([.D185]+5)-20" office:value-type="string" office:string-value="" calcext:value-type="error">
            <text:p>#DIV/0!</text:p>
          </table:table-cell>
          <table:table-cell table:formula="of:=([.B185]*[.E185]-[.D185]*[.C185])/([.E185]-[.C185])" office:value-type="string" office:string-value="" calcext:value-type="error">
            <text:p>#DIV/0!</text:p>
          </table:table-cell>
          <table:table-cell table:formula="of:=[.F185]^3-COS([.F185])+LN([.F185]+5)-20" office:value-type="string" office:string-value="" calcext:value-type="error">
            <text:p>#DIV/0!</text:p>
          </table:table-cell>
          <table:table-cell table:formula="of:=ABS([.F185]-[.F184])" office:value-type="string" office:string-value="" calcext:value-type="error">
            <text:p>#DIV/0!</text:p>
          </table:table-cell>
          <table:table-cell table:formula="of:=IF([.H18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5]+1" office:value-type="float" office:value="179" calcext:value-type="float">
            <text:p>179</text:p>
          </table:table-cell>
          <table:table-cell table:formula="of:=IF([.C185]*[.G185]&lt;0;[.B185];[.F185])" office:value-type="string" office:string-value="" calcext:value-type="error">
            <text:p>#DIV/0!</text:p>
          </table:table-cell>
          <table:table-cell table:formula="of:=[.B186]^3-COS([.B186])+LN([.B186]+5)-20" office:value-type="string" office:string-value="" calcext:value-type="error">
            <text:p>#DIV/0!</text:p>
          </table:table-cell>
          <table:table-cell table:formula="of:=IF([.E185]*[.G185]&lt;0;[.D185];[.F185])" office:value-type="string" office:string-value="" calcext:value-type="error">
            <text:p>#DIV/0!</text:p>
          </table:table-cell>
          <table:table-cell table:formula="of:=[.D186]^3-COS([.D186])+LN([.D186]+5)-20" office:value-type="string" office:string-value="" calcext:value-type="error">
            <text:p>#DIV/0!</text:p>
          </table:table-cell>
          <table:table-cell table:formula="of:=([.B186]*[.E186]-[.D186]*[.C186])/([.E186]-[.C186])" office:value-type="string" office:string-value="" calcext:value-type="error">
            <text:p>#DIV/0!</text:p>
          </table:table-cell>
          <table:table-cell table:formula="of:=[.F186]^3-COS([.F186])+LN([.F186]+5)-20" office:value-type="string" office:string-value="" calcext:value-type="error">
            <text:p>#DIV/0!</text:p>
          </table:table-cell>
          <table:table-cell table:formula="of:=ABS([.F186]-[.F185])" office:value-type="string" office:string-value="" calcext:value-type="error">
            <text:p>#DIV/0!</text:p>
          </table:table-cell>
          <table:table-cell table:formula="of:=IF([.H18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6]+1" office:value-type="float" office:value="180" calcext:value-type="float">
            <text:p>180</text:p>
          </table:table-cell>
          <table:table-cell table:formula="of:=IF([.C186]*[.G186]&lt;0;[.B186];[.F186])" office:value-type="string" office:string-value="" calcext:value-type="error">
            <text:p>#DIV/0!</text:p>
          </table:table-cell>
          <table:table-cell table:formula="of:=[.B187]^3-COS([.B187])+LN([.B187]+5)-20" office:value-type="string" office:string-value="" calcext:value-type="error">
            <text:p>#DIV/0!</text:p>
          </table:table-cell>
          <table:table-cell table:formula="of:=IF([.E186]*[.G186]&lt;0;[.D186];[.F186])" office:value-type="string" office:string-value="" calcext:value-type="error">
            <text:p>#DIV/0!</text:p>
          </table:table-cell>
          <table:table-cell table:formula="of:=[.D187]^3-COS([.D187])+LN([.D187]+5)-20" office:value-type="string" office:string-value="" calcext:value-type="error">
            <text:p>#DIV/0!</text:p>
          </table:table-cell>
          <table:table-cell table:formula="of:=([.B187]*[.E187]-[.D187]*[.C187])/([.E187]-[.C187])" office:value-type="string" office:string-value="" calcext:value-type="error">
            <text:p>#DIV/0!</text:p>
          </table:table-cell>
          <table:table-cell table:formula="of:=[.F187]^3-COS([.F187])+LN([.F187]+5)-20" office:value-type="string" office:string-value="" calcext:value-type="error">
            <text:p>#DIV/0!</text:p>
          </table:table-cell>
          <table:table-cell table:formula="of:=ABS([.F187]-[.F186])" office:value-type="string" office:string-value="" calcext:value-type="error">
            <text:p>#DIV/0!</text:p>
          </table:table-cell>
          <table:table-cell table:formula="of:=IF([.H18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7]+1" office:value-type="float" office:value="181" calcext:value-type="float">
            <text:p>181</text:p>
          </table:table-cell>
          <table:table-cell table:formula="of:=IF([.C187]*[.G187]&lt;0;[.B187];[.F187])" office:value-type="string" office:string-value="" calcext:value-type="error">
            <text:p>#DIV/0!</text:p>
          </table:table-cell>
          <table:table-cell table:formula="of:=[.B188]^3-COS([.B188])+LN([.B188]+5)-20" office:value-type="string" office:string-value="" calcext:value-type="error">
            <text:p>#DIV/0!</text:p>
          </table:table-cell>
          <table:table-cell table:formula="of:=IF([.E187]*[.G187]&lt;0;[.D187];[.F187])" office:value-type="string" office:string-value="" calcext:value-type="error">
            <text:p>#DIV/0!</text:p>
          </table:table-cell>
          <table:table-cell table:formula="of:=[.D188]^3-COS([.D188])+LN([.D188]+5)-20" office:value-type="string" office:string-value="" calcext:value-type="error">
            <text:p>#DIV/0!</text:p>
          </table:table-cell>
          <table:table-cell table:formula="of:=([.B188]*[.E188]-[.D188]*[.C188])/([.E188]-[.C188])" office:value-type="string" office:string-value="" calcext:value-type="error">
            <text:p>#DIV/0!</text:p>
          </table:table-cell>
          <table:table-cell table:formula="of:=[.F188]^3-COS([.F188])+LN([.F188]+5)-20" office:value-type="string" office:string-value="" calcext:value-type="error">
            <text:p>#DIV/0!</text:p>
          </table:table-cell>
          <table:table-cell table:formula="of:=ABS([.F188]-[.F187])" office:value-type="string" office:string-value="" calcext:value-type="error">
            <text:p>#DIV/0!</text:p>
          </table:table-cell>
          <table:table-cell table:formula="of:=IF([.H18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8]+1" office:value-type="float" office:value="182" calcext:value-type="float">
            <text:p>182</text:p>
          </table:table-cell>
          <table:table-cell table:formula="of:=IF([.C188]*[.G188]&lt;0;[.B188];[.F188])" office:value-type="string" office:string-value="" calcext:value-type="error">
            <text:p>#DIV/0!</text:p>
          </table:table-cell>
          <table:table-cell table:formula="of:=[.B189]^3-COS([.B189])+LN([.B189]+5)-20" office:value-type="string" office:string-value="" calcext:value-type="error">
            <text:p>#DIV/0!</text:p>
          </table:table-cell>
          <table:table-cell table:formula="of:=IF([.E188]*[.G188]&lt;0;[.D188];[.F188])" office:value-type="string" office:string-value="" calcext:value-type="error">
            <text:p>#DIV/0!</text:p>
          </table:table-cell>
          <table:table-cell table:formula="of:=[.D189]^3-COS([.D189])+LN([.D189]+5)-20" office:value-type="string" office:string-value="" calcext:value-type="error">
            <text:p>#DIV/0!</text:p>
          </table:table-cell>
          <table:table-cell table:formula="of:=([.B189]*[.E189]-[.D189]*[.C189])/([.E189]-[.C189])" office:value-type="string" office:string-value="" calcext:value-type="error">
            <text:p>#DIV/0!</text:p>
          </table:table-cell>
          <table:table-cell table:formula="of:=[.F189]^3-COS([.F189])+LN([.F189]+5)-20" office:value-type="string" office:string-value="" calcext:value-type="error">
            <text:p>#DIV/0!</text:p>
          </table:table-cell>
          <table:table-cell table:formula="of:=ABS([.F189]-[.F188])" office:value-type="string" office:string-value="" calcext:value-type="error">
            <text:p>#DIV/0!</text:p>
          </table:table-cell>
          <table:table-cell table:formula="of:=IF([.H18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89]+1" office:value-type="float" office:value="183" calcext:value-type="float">
            <text:p>183</text:p>
          </table:table-cell>
          <table:table-cell table:formula="of:=IF([.C189]*[.G189]&lt;0;[.B189];[.F189])" office:value-type="string" office:string-value="" calcext:value-type="error">
            <text:p>#DIV/0!</text:p>
          </table:table-cell>
          <table:table-cell table:formula="of:=[.B190]^3-COS([.B190])+LN([.B190]+5)-20" office:value-type="string" office:string-value="" calcext:value-type="error">
            <text:p>#DIV/0!</text:p>
          </table:table-cell>
          <table:table-cell table:formula="of:=IF([.E189]*[.G189]&lt;0;[.D189];[.F189])" office:value-type="string" office:string-value="" calcext:value-type="error">
            <text:p>#DIV/0!</text:p>
          </table:table-cell>
          <table:table-cell table:formula="of:=[.D190]^3-COS([.D190])+LN([.D190]+5)-20" office:value-type="string" office:string-value="" calcext:value-type="error">
            <text:p>#DIV/0!</text:p>
          </table:table-cell>
          <table:table-cell table:formula="of:=([.B190]*[.E190]-[.D190]*[.C190])/([.E190]-[.C190])" office:value-type="string" office:string-value="" calcext:value-type="error">
            <text:p>#DIV/0!</text:p>
          </table:table-cell>
          <table:table-cell table:formula="of:=[.F190]^3-COS([.F190])+LN([.F190]+5)-20" office:value-type="string" office:string-value="" calcext:value-type="error">
            <text:p>#DIV/0!</text:p>
          </table:table-cell>
          <table:table-cell table:formula="of:=ABS([.F190]-[.F189])" office:value-type="string" office:string-value="" calcext:value-type="error">
            <text:p>#DIV/0!</text:p>
          </table:table-cell>
          <table:table-cell table:formula="of:=IF([.H19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0]+1" office:value-type="float" office:value="184" calcext:value-type="float">
            <text:p>184</text:p>
          </table:table-cell>
          <table:table-cell table:formula="of:=IF([.C190]*[.G190]&lt;0;[.B190];[.F190])" office:value-type="string" office:string-value="" calcext:value-type="error">
            <text:p>#DIV/0!</text:p>
          </table:table-cell>
          <table:table-cell table:formula="of:=[.B191]^3-COS([.B191])+LN([.B191]+5)-20" office:value-type="string" office:string-value="" calcext:value-type="error">
            <text:p>#DIV/0!</text:p>
          </table:table-cell>
          <table:table-cell table:formula="of:=IF([.E190]*[.G190]&lt;0;[.D190];[.F190])" office:value-type="string" office:string-value="" calcext:value-type="error">
            <text:p>#DIV/0!</text:p>
          </table:table-cell>
          <table:table-cell table:formula="of:=[.D191]^3-COS([.D191])+LN([.D191]+5)-20" office:value-type="string" office:string-value="" calcext:value-type="error">
            <text:p>#DIV/0!</text:p>
          </table:table-cell>
          <table:table-cell table:formula="of:=([.B191]*[.E191]-[.D191]*[.C191])/([.E191]-[.C191])" office:value-type="string" office:string-value="" calcext:value-type="error">
            <text:p>#DIV/0!</text:p>
          </table:table-cell>
          <table:table-cell table:formula="of:=[.F191]^3-COS([.F191])+LN([.F191]+5)-20" office:value-type="string" office:string-value="" calcext:value-type="error">
            <text:p>#DIV/0!</text:p>
          </table:table-cell>
          <table:table-cell table:formula="of:=ABS([.F191]-[.F190])" office:value-type="string" office:string-value="" calcext:value-type="error">
            <text:p>#DIV/0!</text:p>
          </table:table-cell>
          <table:table-cell table:formula="of:=IF([.H19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1]+1" office:value-type="float" office:value="185" calcext:value-type="float">
            <text:p>185</text:p>
          </table:table-cell>
          <table:table-cell table:formula="of:=IF([.C191]*[.G191]&lt;0;[.B191];[.F191])" office:value-type="string" office:string-value="" calcext:value-type="error">
            <text:p>#DIV/0!</text:p>
          </table:table-cell>
          <table:table-cell table:formula="of:=[.B192]^3-COS([.B192])+LN([.B192]+5)-20" office:value-type="string" office:string-value="" calcext:value-type="error">
            <text:p>#DIV/0!</text:p>
          </table:table-cell>
          <table:table-cell table:formula="of:=IF([.E191]*[.G191]&lt;0;[.D191];[.F191])" office:value-type="string" office:string-value="" calcext:value-type="error">
            <text:p>#DIV/0!</text:p>
          </table:table-cell>
          <table:table-cell table:formula="of:=[.D192]^3-COS([.D192])+LN([.D192]+5)-20" office:value-type="string" office:string-value="" calcext:value-type="error">
            <text:p>#DIV/0!</text:p>
          </table:table-cell>
          <table:table-cell table:formula="of:=([.B192]*[.E192]-[.D192]*[.C192])/([.E192]-[.C192])" office:value-type="string" office:string-value="" calcext:value-type="error">
            <text:p>#DIV/0!</text:p>
          </table:table-cell>
          <table:table-cell table:formula="of:=[.F192]^3-COS([.F192])+LN([.F192]+5)-20" office:value-type="string" office:string-value="" calcext:value-type="error">
            <text:p>#DIV/0!</text:p>
          </table:table-cell>
          <table:table-cell table:formula="of:=ABS([.F192]-[.F191])" office:value-type="string" office:string-value="" calcext:value-type="error">
            <text:p>#DIV/0!</text:p>
          </table:table-cell>
          <table:table-cell table:formula="of:=IF([.H19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2]+1" office:value-type="float" office:value="186" calcext:value-type="float">
            <text:p>186</text:p>
          </table:table-cell>
          <table:table-cell table:formula="of:=IF([.C192]*[.G192]&lt;0;[.B192];[.F192])" office:value-type="string" office:string-value="" calcext:value-type="error">
            <text:p>#DIV/0!</text:p>
          </table:table-cell>
          <table:table-cell table:formula="of:=[.B193]^3-COS([.B193])+LN([.B193]+5)-20" office:value-type="string" office:string-value="" calcext:value-type="error">
            <text:p>#DIV/0!</text:p>
          </table:table-cell>
          <table:table-cell table:formula="of:=IF([.E192]*[.G192]&lt;0;[.D192];[.F192])" office:value-type="string" office:string-value="" calcext:value-type="error">
            <text:p>#DIV/0!</text:p>
          </table:table-cell>
          <table:table-cell table:formula="of:=[.D193]^3-COS([.D193])+LN([.D193]+5)-20" office:value-type="string" office:string-value="" calcext:value-type="error">
            <text:p>#DIV/0!</text:p>
          </table:table-cell>
          <table:table-cell table:formula="of:=([.B193]*[.E193]-[.D193]*[.C193])/([.E193]-[.C193])" office:value-type="string" office:string-value="" calcext:value-type="error">
            <text:p>#DIV/0!</text:p>
          </table:table-cell>
          <table:table-cell table:formula="of:=[.F193]^3-COS([.F193])+LN([.F193]+5)-20" office:value-type="string" office:string-value="" calcext:value-type="error">
            <text:p>#DIV/0!</text:p>
          </table:table-cell>
          <table:table-cell table:formula="of:=ABS([.F193]-[.F192])" office:value-type="string" office:string-value="" calcext:value-type="error">
            <text:p>#DIV/0!</text:p>
          </table:table-cell>
          <table:table-cell table:formula="of:=IF([.H19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3]+1" office:value-type="float" office:value="187" calcext:value-type="float">
            <text:p>187</text:p>
          </table:table-cell>
          <table:table-cell table:formula="of:=IF([.C193]*[.G193]&lt;0;[.B193];[.F193])" office:value-type="string" office:string-value="" calcext:value-type="error">
            <text:p>#DIV/0!</text:p>
          </table:table-cell>
          <table:table-cell table:formula="of:=[.B194]^3-COS([.B194])+LN([.B194]+5)-20" office:value-type="string" office:string-value="" calcext:value-type="error">
            <text:p>#DIV/0!</text:p>
          </table:table-cell>
          <table:table-cell table:formula="of:=IF([.E193]*[.G193]&lt;0;[.D193];[.F193])" office:value-type="string" office:string-value="" calcext:value-type="error">
            <text:p>#DIV/0!</text:p>
          </table:table-cell>
          <table:table-cell table:formula="of:=[.D194]^3-COS([.D194])+LN([.D194]+5)-20" office:value-type="string" office:string-value="" calcext:value-type="error">
            <text:p>#DIV/0!</text:p>
          </table:table-cell>
          <table:table-cell table:formula="of:=([.B194]*[.E194]-[.D194]*[.C194])/([.E194]-[.C194])" office:value-type="string" office:string-value="" calcext:value-type="error">
            <text:p>#DIV/0!</text:p>
          </table:table-cell>
          <table:table-cell table:formula="of:=[.F194]^3-COS([.F194])+LN([.F194]+5)-20" office:value-type="string" office:string-value="" calcext:value-type="error">
            <text:p>#DIV/0!</text:p>
          </table:table-cell>
          <table:table-cell table:formula="of:=ABS([.F194]-[.F193])" office:value-type="string" office:string-value="" calcext:value-type="error">
            <text:p>#DIV/0!</text:p>
          </table:table-cell>
          <table:table-cell table:formula="of:=IF([.H19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4]+1" office:value-type="float" office:value="188" calcext:value-type="float">
            <text:p>188</text:p>
          </table:table-cell>
          <table:table-cell table:formula="of:=IF([.C194]*[.G194]&lt;0;[.B194];[.F194])" office:value-type="string" office:string-value="" calcext:value-type="error">
            <text:p>#DIV/0!</text:p>
          </table:table-cell>
          <table:table-cell table:formula="of:=[.B195]^3-COS([.B195])+LN([.B195]+5)-20" office:value-type="string" office:string-value="" calcext:value-type="error">
            <text:p>#DIV/0!</text:p>
          </table:table-cell>
          <table:table-cell table:formula="of:=IF([.E194]*[.G194]&lt;0;[.D194];[.F194])" office:value-type="string" office:string-value="" calcext:value-type="error">
            <text:p>#DIV/0!</text:p>
          </table:table-cell>
          <table:table-cell table:formula="of:=[.D195]^3-COS([.D195])+LN([.D195]+5)-20" office:value-type="string" office:string-value="" calcext:value-type="error">
            <text:p>#DIV/0!</text:p>
          </table:table-cell>
          <table:table-cell table:formula="of:=([.B195]*[.E195]-[.D195]*[.C195])/([.E195]-[.C195])" office:value-type="string" office:string-value="" calcext:value-type="error">
            <text:p>#DIV/0!</text:p>
          </table:table-cell>
          <table:table-cell table:formula="of:=[.F195]^3-COS([.F195])+LN([.F195]+5)-20" office:value-type="string" office:string-value="" calcext:value-type="error">
            <text:p>#DIV/0!</text:p>
          </table:table-cell>
          <table:table-cell table:formula="of:=ABS([.F195]-[.F194])" office:value-type="string" office:string-value="" calcext:value-type="error">
            <text:p>#DIV/0!</text:p>
          </table:table-cell>
          <table:table-cell table:formula="of:=IF([.H19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5]+1" office:value-type="float" office:value="189" calcext:value-type="float">
            <text:p>189</text:p>
          </table:table-cell>
          <table:table-cell table:formula="of:=IF([.C195]*[.G195]&lt;0;[.B195];[.F195])" office:value-type="string" office:string-value="" calcext:value-type="error">
            <text:p>#DIV/0!</text:p>
          </table:table-cell>
          <table:table-cell table:formula="of:=[.B196]^3-COS([.B196])+LN([.B196]+5)-20" office:value-type="string" office:string-value="" calcext:value-type="error">
            <text:p>#DIV/0!</text:p>
          </table:table-cell>
          <table:table-cell table:formula="of:=IF([.E195]*[.G195]&lt;0;[.D195];[.F195])" office:value-type="string" office:string-value="" calcext:value-type="error">
            <text:p>#DIV/0!</text:p>
          </table:table-cell>
          <table:table-cell table:formula="of:=[.D196]^3-COS([.D196])+LN([.D196]+5)-20" office:value-type="string" office:string-value="" calcext:value-type="error">
            <text:p>#DIV/0!</text:p>
          </table:table-cell>
          <table:table-cell table:formula="of:=([.B196]*[.E196]-[.D196]*[.C196])/([.E196]-[.C196])" office:value-type="string" office:string-value="" calcext:value-type="error">
            <text:p>#DIV/0!</text:p>
          </table:table-cell>
          <table:table-cell table:formula="of:=[.F196]^3-COS([.F196])+LN([.F196]+5)-20" office:value-type="string" office:string-value="" calcext:value-type="error">
            <text:p>#DIV/0!</text:p>
          </table:table-cell>
          <table:table-cell table:formula="of:=ABS([.F196]-[.F195])" office:value-type="string" office:string-value="" calcext:value-type="error">
            <text:p>#DIV/0!</text:p>
          </table:table-cell>
          <table:table-cell table:formula="of:=IF([.H19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6]+1" office:value-type="float" office:value="190" calcext:value-type="float">
            <text:p>190</text:p>
          </table:table-cell>
          <table:table-cell table:formula="of:=IF([.C196]*[.G196]&lt;0;[.B196];[.F196])" office:value-type="string" office:string-value="" calcext:value-type="error">
            <text:p>#DIV/0!</text:p>
          </table:table-cell>
          <table:table-cell table:formula="of:=[.B197]^3-COS([.B197])+LN([.B197]+5)-20" office:value-type="string" office:string-value="" calcext:value-type="error">
            <text:p>#DIV/0!</text:p>
          </table:table-cell>
          <table:table-cell table:formula="of:=IF([.E196]*[.G196]&lt;0;[.D196];[.F196])" office:value-type="string" office:string-value="" calcext:value-type="error">
            <text:p>#DIV/0!</text:p>
          </table:table-cell>
          <table:table-cell table:formula="of:=[.D197]^3-COS([.D197])+LN([.D197]+5)-20" office:value-type="string" office:string-value="" calcext:value-type="error">
            <text:p>#DIV/0!</text:p>
          </table:table-cell>
          <table:table-cell table:formula="of:=([.B197]*[.E197]-[.D197]*[.C197])/([.E197]-[.C197])" office:value-type="string" office:string-value="" calcext:value-type="error">
            <text:p>#DIV/0!</text:p>
          </table:table-cell>
          <table:table-cell table:formula="of:=[.F197]^3-COS([.F197])+LN([.F197]+5)-20" office:value-type="string" office:string-value="" calcext:value-type="error">
            <text:p>#DIV/0!</text:p>
          </table:table-cell>
          <table:table-cell table:formula="of:=ABS([.F197]-[.F196])" office:value-type="string" office:string-value="" calcext:value-type="error">
            <text:p>#DIV/0!</text:p>
          </table:table-cell>
          <table:table-cell table:formula="of:=IF([.H19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7]+1" office:value-type="float" office:value="191" calcext:value-type="float">
            <text:p>191</text:p>
          </table:table-cell>
          <table:table-cell table:formula="of:=IF([.C197]*[.G197]&lt;0;[.B197];[.F197])" office:value-type="string" office:string-value="" calcext:value-type="error">
            <text:p>#DIV/0!</text:p>
          </table:table-cell>
          <table:table-cell table:formula="of:=[.B198]^3-COS([.B198])+LN([.B198]+5)-20" office:value-type="string" office:string-value="" calcext:value-type="error">
            <text:p>#DIV/0!</text:p>
          </table:table-cell>
          <table:table-cell table:formula="of:=IF([.E197]*[.G197]&lt;0;[.D197];[.F197])" office:value-type="string" office:string-value="" calcext:value-type="error">
            <text:p>#DIV/0!</text:p>
          </table:table-cell>
          <table:table-cell table:formula="of:=[.D198]^3-COS([.D198])+LN([.D198]+5)-20" office:value-type="string" office:string-value="" calcext:value-type="error">
            <text:p>#DIV/0!</text:p>
          </table:table-cell>
          <table:table-cell table:formula="of:=([.B198]*[.E198]-[.D198]*[.C198])/([.E198]-[.C198])" office:value-type="string" office:string-value="" calcext:value-type="error">
            <text:p>#DIV/0!</text:p>
          </table:table-cell>
          <table:table-cell table:formula="of:=[.F198]^3-COS([.F198])+LN([.F198]+5)-20" office:value-type="string" office:string-value="" calcext:value-type="error">
            <text:p>#DIV/0!</text:p>
          </table:table-cell>
          <table:table-cell table:formula="of:=ABS([.F198]-[.F197])" office:value-type="string" office:string-value="" calcext:value-type="error">
            <text:p>#DIV/0!</text:p>
          </table:table-cell>
          <table:table-cell table:formula="of:=IF([.H19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8]+1" office:value-type="float" office:value="192" calcext:value-type="float">
            <text:p>192</text:p>
          </table:table-cell>
          <table:table-cell table:formula="of:=IF([.C198]*[.G198]&lt;0;[.B198];[.F198])" office:value-type="string" office:string-value="" calcext:value-type="error">
            <text:p>#DIV/0!</text:p>
          </table:table-cell>
          <table:table-cell table:formula="of:=[.B199]^3-COS([.B199])+LN([.B199]+5)-20" office:value-type="string" office:string-value="" calcext:value-type="error">
            <text:p>#DIV/0!</text:p>
          </table:table-cell>
          <table:table-cell table:formula="of:=IF([.E198]*[.G198]&lt;0;[.D198];[.F198])" office:value-type="string" office:string-value="" calcext:value-type="error">
            <text:p>#DIV/0!</text:p>
          </table:table-cell>
          <table:table-cell table:formula="of:=[.D199]^3-COS([.D199])+LN([.D199]+5)-20" office:value-type="string" office:string-value="" calcext:value-type="error">
            <text:p>#DIV/0!</text:p>
          </table:table-cell>
          <table:table-cell table:formula="of:=([.B199]*[.E199]-[.D199]*[.C199])/([.E199]-[.C199])" office:value-type="string" office:string-value="" calcext:value-type="error">
            <text:p>#DIV/0!</text:p>
          </table:table-cell>
          <table:table-cell table:formula="of:=[.F199]^3-COS([.F199])+LN([.F199]+5)-20" office:value-type="string" office:string-value="" calcext:value-type="error">
            <text:p>#DIV/0!</text:p>
          </table:table-cell>
          <table:table-cell table:formula="of:=ABS([.F199]-[.F198])" office:value-type="string" office:string-value="" calcext:value-type="error">
            <text:p>#DIV/0!</text:p>
          </table:table-cell>
          <table:table-cell table:formula="of:=IF([.H19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199]+1" office:value-type="float" office:value="193" calcext:value-type="float">
            <text:p>193</text:p>
          </table:table-cell>
          <table:table-cell table:formula="of:=IF([.C199]*[.G199]&lt;0;[.B199];[.F199])" office:value-type="string" office:string-value="" calcext:value-type="error">
            <text:p>#DIV/0!</text:p>
          </table:table-cell>
          <table:table-cell table:formula="of:=[.B200]^3-COS([.B200])+LN([.B200]+5)-20" office:value-type="string" office:string-value="" calcext:value-type="error">
            <text:p>#DIV/0!</text:p>
          </table:table-cell>
          <table:table-cell table:formula="of:=IF([.E199]*[.G199]&lt;0;[.D199];[.F199])" office:value-type="string" office:string-value="" calcext:value-type="error">
            <text:p>#DIV/0!</text:p>
          </table:table-cell>
          <table:table-cell table:formula="of:=[.D200]^3-COS([.D200])+LN([.D200]+5)-20" office:value-type="string" office:string-value="" calcext:value-type="error">
            <text:p>#DIV/0!</text:p>
          </table:table-cell>
          <table:table-cell table:formula="of:=([.B200]*[.E200]-[.D200]*[.C200])/([.E200]-[.C200])" office:value-type="string" office:string-value="" calcext:value-type="error">
            <text:p>#DIV/0!</text:p>
          </table:table-cell>
          <table:table-cell table:formula="of:=[.F200]^3-COS([.F200])+LN([.F200]+5)-20" office:value-type="string" office:string-value="" calcext:value-type="error">
            <text:p>#DIV/0!</text:p>
          </table:table-cell>
          <table:table-cell table:formula="of:=ABS([.F200]-[.F199])" office:value-type="string" office:string-value="" calcext:value-type="error">
            <text:p>#DIV/0!</text:p>
          </table:table-cell>
          <table:table-cell table:formula="of:=IF([.H20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0]+1" office:value-type="float" office:value="194" calcext:value-type="float">
            <text:p>194</text:p>
          </table:table-cell>
          <table:table-cell table:formula="of:=IF([.C200]*[.G200]&lt;0;[.B200];[.F200])" office:value-type="string" office:string-value="" calcext:value-type="error">
            <text:p>#DIV/0!</text:p>
          </table:table-cell>
          <table:table-cell table:formula="of:=[.B201]^3-COS([.B201])+LN([.B201]+5)-20" office:value-type="string" office:string-value="" calcext:value-type="error">
            <text:p>#DIV/0!</text:p>
          </table:table-cell>
          <table:table-cell table:formula="of:=IF([.E200]*[.G200]&lt;0;[.D200];[.F200])" office:value-type="string" office:string-value="" calcext:value-type="error">
            <text:p>#DIV/0!</text:p>
          </table:table-cell>
          <table:table-cell table:formula="of:=[.D201]^3-COS([.D201])+LN([.D201]+5)-20" office:value-type="string" office:string-value="" calcext:value-type="error">
            <text:p>#DIV/0!</text:p>
          </table:table-cell>
          <table:table-cell table:formula="of:=([.B201]*[.E201]-[.D201]*[.C201])/([.E201]-[.C201])" office:value-type="string" office:string-value="" calcext:value-type="error">
            <text:p>#DIV/0!</text:p>
          </table:table-cell>
          <table:table-cell table:formula="of:=[.F201]^3-COS([.F201])+LN([.F201]+5)-20" office:value-type="string" office:string-value="" calcext:value-type="error">
            <text:p>#DIV/0!</text:p>
          </table:table-cell>
          <table:table-cell table:formula="of:=ABS([.F201]-[.F200])" office:value-type="string" office:string-value="" calcext:value-type="error">
            <text:p>#DIV/0!</text:p>
          </table:table-cell>
          <table:table-cell table:formula="of:=IF([.H20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1]+1" office:value-type="float" office:value="195" calcext:value-type="float">
            <text:p>195</text:p>
          </table:table-cell>
          <table:table-cell table:formula="of:=IF([.C201]*[.G201]&lt;0;[.B201];[.F201])" office:value-type="string" office:string-value="" calcext:value-type="error">
            <text:p>#DIV/0!</text:p>
          </table:table-cell>
          <table:table-cell table:formula="of:=[.B202]^3-COS([.B202])+LN([.B202]+5)-20" office:value-type="string" office:string-value="" calcext:value-type="error">
            <text:p>#DIV/0!</text:p>
          </table:table-cell>
          <table:table-cell table:formula="of:=IF([.E201]*[.G201]&lt;0;[.D201];[.F201])" office:value-type="string" office:string-value="" calcext:value-type="error">
            <text:p>#DIV/0!</text:p>
          </table:table-cell>
          <table:table-cell table:formula="of:=[.D202]^3-COS([.D202])+LN([.D202]+5)-20" office:value-type="string" office:string-value="" calcext:value-type="error">
            <text:p>#DIV/0!</text:p>
          </table:table-cell>
          <table:table-cell table:formula="of:=([.B202]*[.E202]-[.D202]*[.C202])/([.E202]-[.C202])" office:value-type="string" office:string-value="" calcext:value-type="error">
            <text:p>#DIV/0!</text:p>
          </table:table-cell>
          <table:table-cell table:formula="of:=[.F202]^3-COS([.F202])+LN([.F202]+5)-20" office:value-type="string" office:string-value="" calcext:value-type="error">
            <text:p>#DIV/0!</text:p>
          </table:table-cell>
          <table:table-cell table:formula="of:=ABS([.F202]-[.F201])" office:value-type="string" office:string-value="" calcext:value-type="error">
            <text:p>#DIV/0!</text:p>
          </table:table-cell>
          <table:table-cell table:formula="of:=IF([.H20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2]+1" office:value-type="float" office:value="196" calcext:value-type="float">
            <text:p>196</text:p>
          </table:table-cell>
          <table:table-cell table:formula="of:=IF([.C202]*[.G202]&lt;0;[.B202];[.F202])" office:value-type="string" office:string-value="" calcext:value-type="error">
            <text:p>#DIV/0!</text:p>
          </table:table-cell>
          <table:table-cell table:formula="of:=[.B203]^3-COS([.B203])+LN([.B203]+5)-20" office:value-type="string" office:string-value="" calcext:value-type="error">
            <text:p>#DIV/0!</text:p>
          </table:table-cell>
          <table:table-cell table:formula="of:=IF([.E202]*[.G202]&lt;0;[.D202];[.F202])" office:value-type="string" office:string-value="" calcext:value-type="error">
            <text:p>#DIV/0!</text:p>
          </table:table-cell>
          <table:table-cell table:formula="of:=[.D203]^3-COS([.D203])+LN([.D203]+5)-20" office:value-type="string" office:string-value="" calcext:value-type="error">
            <text:p>#DIV/0!</text:p>
          </table:table-cell>
          <table:table-cell table:formula="of:=([.B203]*[.E203]-[.D203]*[.C203])/([.E203]-[.C203])" office:value-type="string" office:string-value="" calcext:value-type="error">
            <text:p>#DIV/0!</text:p>
          </table:table-cell>
          <table:table-cell table:formula="of:=[.F203]^3-COS([.F203])+LN([.F203]+5)-20" office:value-type="string" office:string-value="" calcext:value-type="error">
            <text:p>#DIV/0!</text:p>
          </table:table-cell>
          <table:table-cell table:formula="of:=ABS([.F203]-[.F202])" office:value-type="string" office:string-value="" calcext:value-type="error">
            <text:p>#DIV/0!</text:p>
          </table:table-cell>
          <table:table-cell table:formula="of:=IF([.H20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3]+1" office:value-type="float" office:value="197" calcext:value-type="float">
            <text:p>197</text:p>
          </table:table-cell>
          <table:table-cell table:formula="of:=IF([.C203]*[.G203]&lt;0;[.B203];[.F203])" office:value-type="string" office:string-value="" calcext:value-type="error">
            <text:p>#DIV/0!</text:p>
          </table:table-cell>
          <table:table-cell table:formula="of:=[.B204]^3-COS([.B204])+LN([.B204]+5)-20" office:value-type="string" office:string-value="" calcext:value-type="error">
            <text:p>#DIV/0!</text:p>
          </table:table-cell>
          <table:table-cell table:formula="of:=IF([.E203]*[.G203]&lt;0;[.D203];[.F203])" office:value-type="string" office:string-value="" calcext:value-type="error">
            <text:p>#DIV/0!</text:p>
          </table:table-cell>
          <table:table-cell table:formula="of:=[.D204]^3-COS([.D204])+LN([.D204]+5)-20" office:value-type="string" office:string-value="" calcext:value-type="error">
            <text:p>#DIV/0!</text:p>
          </table:table-cell>
          <table:table-cell table:formula="of:=([.B204]*[.E204]-[.D204]*[.C204])/([.E204]-[.C204])" office:value-type="string" office:string-value="" calcext:value-type="error">
            <text:p>#DIV/0!</text:p>
          </table:table-cell>
          <table:table-cell table:formula="of:=[.F204]^3-COS([.F204])+LN([.F204]+5)-20" office:value-type="string" office:string-value="" calcext:value-type="error">
            <text:p>#DIV/0!</text:p>
          </table:table-cell>
          <table:table-cell table:formula="of:=ABS([.F204]-[.F203])" office:value-type="string" office:string-value="" calcext:value-type="error">
            <text:p>#DIV/0!</text:p>
          </table:table-cell>
          <table:table-cell table:formula="of:=IF([.H20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4]+1" office:value-type="float" office:value="198" calcext:value-type="float">
            <text:p>198</text:p>
          </table:table-cell>
          <table:table-cell table:formula="of:=IF([.C204]*[.G204]&lt;0;[.B204];[.F204])" office:value-type="string" office:string-value="" calcext:value-type="error">
            <text:p>#DIV/0!</text:p>
          </table:table-cell>
          <table:table-cell table:formula="of:=[.B205]^3-COS([.B205])+LN([.B205]+5)-20" office:value-type="string" office:string-value="" calcext:value-type="error">
            <text:p>#DIV/0!</text:p>
          </table:table-cell>
          <table:table-cell table:formula="of:=IF([.E204]*[.G204]&lt;0;[.D204];[.F204])" office:value-type="string" office:string-value="" calcext:value-type="error">
            <text:p>#DIV/0!</text:p>
          </table:table-cell>
          <table:table-cell table:formula="of:=[.D205]^3-COS([.D205])+LN([.D205]+5)-20" office:value-type="string" office:string-value="" calcext:value-type="error">
            <text:p>#DIV/0!</text:p>
          </table:table-cell>
          <table:table-cell table:formula="of:=([.B205]*[.E205]-[.D205]*[.C205])/([.E205]-[.C205])" office:value-type="string" office:string-value="" calcext:value-type="error">
            <text:p>#DIV/0!</text:p>
          </table:table-cell>
          <table:table-cell table:formula="of:=[.F205]^3-COS([.F205])+LN([.F205]+5)-20" office:value-type="string" office:string-value="" calcext:value-type="error">
            <text:p>#DIV/0!</text:p>
          </table:table-cell>
          <table:table-cell table:formula="of:=ABS([.F205]-[.F204])" office:value-type="string" office:string-value="" calcext:value-type="error">
            <text:p>#DIV/0!</text:p>
          </table:table-cell>
          <table:table-cell table:formula="of:=IF([.H20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5]+1" office:value-type="float" office:value="199" calcext:value-type="float">
            <text:p>199</text:p>
          </table:table-cell>
          <table:table-cell table:formula="of:=IF([.C205]*[.G205]&lt;0;[.B205];[.F205])" office:value-type="string" office:string-value="" calcext:value-type="error">
            <text:p>#DIV/0!</text:p>
          </table:table-cell>
          <table:table-cell table:formula="of:=[.B206]^3-COS([.B206])+LN([.B206]+5)-20" office:value-type="string" office:string-value="" calcext:value-type="error">
            <text:p>#DIV/0!</text:p>
          </table:table-cell>
          <table:table-cell table:formula="of:=IF([.E205]*[.G205]&lt;0;[.D205];[.F205])" office:value-type="string" office:string-value="" calcext:value-type="error">
            <text:p>#DIV/0!</text:p>
          </table:table-cell>
          <table:table-cell table:formula="of:=[.D206]^3-COS([.D206])+LN([.D206]+5)-20" office:value-type="string" office:string-value="" calcext:value-type="error">
            <text:p>#DIV/0!</text:p>
          </table:table-cell>
          <table:table-cell table:formula="of:=([.B206]*[.E206]-[.D206]*[.C206])/([.E206]-[.C206])" office:value-type="string" office:string-value="" calcext:value-type="error">
            <text:p>#DIV/0!</text:p>
          </table:table-cell>
          <table:table-cell table:formula="of:=[.F206]^3-COS([.F206])+LN([.F206]+5)-20" office:value-type="string" office:string-value="" calcext:value-type="error">
            <text:p>#DIV/0!</text:p>
          </table:table-cell>
          <table:table-cell table:formula="of:=ABS([.F206]-[.F205])" office:value-type="string" office:string-value="" calcext:value-type="error">
            <text:p>#DIV/0!</text:p>
          </table:table-cell>
          <table:table-cell table:formula="of:=IF([.H20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6]+1" office:value-type="float" office:value="200" calcext:value-type="float">
            <text:p>200</text:p>
          </table:table-cell>
          <table:table-cell table:formula="of:=IF([.C206]*[.G206]&lt;0;[.B206];[.F206])" office:value-type="string" office:string-value="" calcext:value-type="error">
            <text:p>#DIV/0!</text:p>
          </table:table-cell>
          <table:table-cell table:formula="of:=[.B207]^3-COS([.B207])+LN([.B207]+5)-20" office:value-type="string" office:string-value="" calcext:value-type="error">
            <text:p>#DIV/0!</text:p>
          </table:table-cell>
          <table:table-cell table:formula="of:=IF([.E206]*[.G206]&lt;0;[.D206];[.F206])" office:value-type="string" office:string-value="" calcext:value-type="error">
            <text:p>#DIV/0!</text:p>
          </table:table-cell>
          <table:table-cell table:formula="of:=[.D207]^3-COS([.D207])+LN([.D207]+5)-20" office:value-type="string" office:string-value="" calcext:value-type="error">
            <text:p>#DIV/0!</text:p>
          </table:table-cell>
          <table:table-cell table:formula="of:=([.B207]*[.E207]-[.D207]*[.C207])/([.E207]-[.C207])" office:value-type="string" office:string-value="" calcext:value-type="error">
            <text:p>#DIV/0!</text:p>
          </table:table-cell>
          <table:table-cell table:formula="of:=[.F207]^3-COS([.F207])+LN([.F207]+5)-20" office:value-type="string" office:string-value="" calcext:value-type="error">
            <text:p>#DIV/0!</text:p>
          </table:table-cell>
          <table:table-cell table:formula="of:=ABS([.F207]-[.F206])" office:value-type="string" office:string-value="" calcext:value-type="error">
            <text:p>#DIV/0!</text:p>
          </table:table-cell>
          <table:table-cell table:formula="of:=IF([.H20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7]+1" office:value-type="float" office:value="201" calcext:value-type="float">
            <text:p>201</text:p>
          </table:table-cell>
          <table:table-cell table:formula="of:=IF([.C207]*[.G207]&lt;0;[.B207];[.F207])" office:value-type="string" office:string-value="" calcext:value-type="error">
            <text:p>#DIV/0!</text:p>
          </table:table-cell>
          <table:table-cell table:formula="of:=[.B208]^3-COS([.B208])+LN([.B208]+5)-20" office:value-type="string" office:string-value="" calcext:value-type="error">
            <text:p>#DIV/0!</text:p>
          </table:table-cell>
          <table:table-cell table:formula="of:=IF([.E207]*[.G207]&lt;0;[.D207];[.F207])" office:value-type="string" office:string-value="" calcext:value-type="error">
            <text:p>#DIV/0!</text:p>
          </table:table-cell>
          <table:table-cell table:formula="of:=[.D208]^3-COS([.D208])+LN([.D208]+5)-20" office:value-type="string" office:string-value="" calcext:value-type="error">
            <text:p>#DIV/0!</text:p>
          </table:table-cell>
          <table:table-cell table:formula="of:=([.B208]*[.E208]-[.D208]*[.C208])/([.E208]-[.C208])" office:value-type="string" office:string-value="" calcext:value-type="error">
            <text:p>#DIV/0!</text:p>
          </table:table-cell>
          <table:table-cell table:formula="of:=[.F208]^3-COS([.F208])+LN([.F208]+5)-20" office:value-type="string" office:string-value="" calcext:value-type="error">
            <text:p>#DIV/0!</text:p>
          </table:table-cell>
          <table:table-cell table:formula="of:=ABS([.F208]-[.F207])" office:value-type="string" office:string-value="" calcext:value-type="error">
            <text:p>#DIV/0!</text:p>
          </table:table-cell>
          <table:table-cell table:formula="of:=IF([.H20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8]+1" office:value-type="float" office:value="202" calcext:value-type="float">
            <text:p>202</text:p>
          </table:table-cell>
          <table:table-cell table:formula="of:=IF([.C208]*[.G208]&lt;0;[.B208];[.F208])" office:value-type="string" office:string-value="" calcext:value-type="error">
            <text:p>#DIV/0!</text:p>
          </table:table-cell>
          <table:table-cell table:formula="of:=[.B209]^3-COS([.B209])+LN([.B209]+5)-20" office:value-type="string" office:string-value="" calcext:value-type="error">
            <text:p>#DIV/0!</text:p>
          </table:table-cell>
          <table:table-cell table:formula="of:=IF([.E208]*[.G208]&lt;0;[.D208];[.F208])" office:value-type="string" office:string-value="" calcext:value-type="error">
            <text:p>#DIV/0!</text:p>
          </table:table-cell>
          <table:table-cell table:formula="of:=[.D209]^3-COS([.D209])+LN([.D209]+5)-20" office:value-type="string" office:string-value="" calcext:value-type="error">
            <text:p>#DIV/0!</text:p>
          </table:table-cell>
          <table:table-cell table:formula="of:=([.B209]*[.E209]-[.D209]*[.C209])/([.E209]-[.C209])" office:value-type="string" office:string-value="" calcext:value-type="error">
            <text:p>#DIV/0!</text:p>
          </table:table-cell>
          <table:table-cell table:formula="of:=[.F209]^3-COS([.F209])+LN([.F209]+5)-20" office:value-type="string" office:string-value="" calcext:value-type="error">
            <text:p>#DIV/0!</text:p>
          </table:table-cell>
          <table:table-cell table:formula="of:=ABS([.F209]-[.F208])" office:value-type="string" office:string-value="" calcext:value-type="error">
            <text:p>#DIV/0!</text:p>
          </table:table-cell>
          <table:table-cell table:formula="of:=IF([.H20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09]+1" office:value-type="float" office:value="203" calcext:value-type="float">
            <text:p>203</text:p>
          </table:table-cell>
          <table:table-cell table:formula="of:=IF([.C209]*[.G209]&lt;0;[.B209];[.F209])" office:value-type="string" office:string-value="" calcext:value-type="error">
            <text:p>#DIV/0!</text:p>
          </table:table-cell>
          <table:table-cell table:formula="of:=[.B210]^3-COS([.B210])+LN([.B210]+5)-20" office:value-type="string" office:string-value="" calcext:value-type="error">
            <text:p>#DIV/0!</text:p>
          </table:table-cell>
          <table:table-cell table:formula="of:=IF([.E209]*[.G209]&lt;0;[.D209];[.F209])" office:value-type="string" office:string-value="" calcext:value-type="error">
            <text:p>#DIV/0!</text:p>
          </table:table-cell>
          <table:table-cell table:formula="of:=[.D210]^3-COS([.D210])+LN([.D210]+5)-20" office:value-type="string" office:string-value="" calcext:value-type="error">
            <text:p>#DIV/0!</text:p>
          </table:table-cell>
          <table:table-cell table:formula="of:=([.B210]*[.E210]-[.D210]*[.C210])/([.E210]-[.C210])" office:value-type="string" office:string-value="" calcext:value-type="error">
            <text:p>#DIV/0!</text:p>
          </table:table-cell>
          <table:table-cell table:formula="of:=[.F210]^3-COS([.F210])+LN([.F210]+5)-20" office:value-type="string" office:string-value="" calcext:value-type="error">
            <text:p>#DIV/0!</text:p>
          </table:table-cell>
          <table:table-cell table:formula="of:=ABS([.F210]-[.F209])" office:value-type="string" office:string-value="" calcext:value-type="error">
            <text:p>#DIV/0!</text:p>
          </table:table-cell>
          <table:table-cell table:formula="of:=IF([.H21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0]+1" office:value-type="float" office:value="204" calcext:value-type="float">
            <text:p>204</text:p>
          </table:table-cell>
          <table:table-cell table:formula="of:=IF([.C210]*[.G210]&lt;0;[.B210];[.F210])" office:value-type="string" office:string-value="" calcext:value-type="error">
            <text:p>#DIV/0!</text:p>
          </table:table-cell>
          <table:table-cell table:formula="of:=[.B211]^3-COS([.B211])+LN([.B211]+5)-20" office:value-type="string" office:string-value="" calcext:value-type="error">
            <text:p>#DIV/0!</text:p>
          </table:table-cell>
          <table:table-cell table:formula="of:=IF([.E210]*[.G210]&lt;0;[.D210];[.F210])" office:value-type="string" office:string-value="" calcext:value-type="error">
            <text:p>#DIV/0!</text:p>
          </table:table-cell>
          <table:table-cell table:formula="of:=[.D211]^3-COS([.D211])+LN([.D211]+5)-20" office:value-type="string" office:string-value="" calcext:value-type="error">
            <text:p>#DIV/0!</text:p>
          </table:table-cell>
          <table:table-cell table:formula="of:=([.B211]*[.E211]-[.D211]*[.C211])/([.E211]-[.C211])" office:value-type="string" office:string-value="" calcext:value-type="error">
            <text:p>#DIV/0!</text:p>
          </table:table-cell>
          <table:table-cell table:formula="of:=[.F211]^3-COS([.F211])+LN([.F211]+5)-20" office:value-type="string" office:string-value="" calcext:value-type="error">
            <text:p>#DIV/0!</text:p>
          </table:table-cell>
          <table:table-cell table:formula="of:=ABS([.F211]-[.F210])" office:value-type="string" office:string-value="" calcext:value-type="error">
            <text:p>#DIV/0!</text:p>
          </table:table-cell>
          <table:table-cell table:formula="of:=IF([.H21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1]+1" office:value-type="float" office:value="205" calcext:value-type="float">
            <text:p>205</text:p>
          </table:table-cell>
          <table:table-cell table:formula="of:=IF([.C211]*[.G211]&lt;0;[.B211];[.F211])" office:value-type="string" office:string-value="" calcext:value-type="error">
            <text:p>#DIV/0!</text:p>
          </table:table-cell>
          <table:table-cell table:formula="of:=[.B212]^3-COS([.B212])+LN([.B212]+5)-20" office:value-type="string" office:string-value="" calcext:value-type="error">
            <text:p>#DIV/0!</text:p>
          </table:table-cell>
          <table:table-cell table:formula="of:=IF([.E211]*[.G211]&lt;0;[.D211];[.F211])" office:value-type="string" office:string-value="" calcext:value-type="error">
            <text:p>#DIV/0!</text:p>
          </table:table-cell>
          <table:table-cell table:formula="of:=[.D212]^3-COS([.D212])+LN([.D212]+5)-20" office:value-type="string" office:string-value="" calcext:value-type="error">
            <text:p>#DIV/0!</text:p>
          </table:table-cell>
          <table:table-cell table:formula="of:=([.B212]*[.E212]-[.D212]*[.C212])/([.E212]-[.C212])" office:value-type="string" office:string-value="" calcext:value-type="error">
            <text:p>#DIV/0!</text:p>
          </table:table-cell>
          <table:table-cell table:formula="of:=[.F212]^3-COS([.F212])+LN([.F212]+5)-20" office:value-type="string" office:string-value="" calcext:value-type="error">
            <text:p>#DIV/0!</text:p>
          </table:table-cell>
          <table:table-cell table:formula="of:=ABS([.F212]-[.F211])" office:value-type="string" office:string-value="" calcext:value-type="error">
            <text:p>#DIV/0!</text:p>
          </table:table-cell>
          <table:table-cell table:formula="of:=IF([.H21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2]+1" office:value-type="float" office:value="206" calcext:value-type="float">
            <text:p>206</text:p>
          </table:table-cell>
          <table:table-cell table:formula="of:=IF([.C212]*[.G212]&lt;0;[.B212];[.F212])" office:value-type="string" office:string-value="" calcext:value-type="error">
            <text:p>#DIV/0!</text:p>
          </table:table-cell>
          <table:table-cell table:formula="of:=[.B213]^3-COS([.B213])+LN([.B213]+5)-20" office:value-type="string" office:string-value="" calcext:value-type="error">
            <text:p>#DIV/0!</text:p>
          </table:table-cell>
          <table:table-cell table:formula="of:=IF([.E212]*[.G212]&lt;0;[.D212];[.F212])" office:value-type="string" office:string-value="" calcext:value-type="error">
            <text:p>#DIV/0!</text:p>
          </table:table-cell>
          <table:table-cell table:formula="of:=[.D213]^3-COS([.D213])+LN([.D213]+5)-20" office:value-type="string" office:string-value="" calcext:value-type="error">
            <text:p>#DIV/0!</text:p>
          </table:table-cell>
          <table:table-cell table:formula="of:=([.B213]*[.E213]-[.D213]*[.C213])/([.E213]-[.C213])" office:value-type="string" office:string-value="" calcext:value-type="error">
            <text:p>#DIV/0!</text:p>
          </table:table-cell>
          <table:table-cell table:formula="of:=[.F213]^3-COS([.F213])+LN([.F213]+5)-20" office:value-type="string" office:string-value="" calcext:value-type="error">
            <text:p>#DIV/0!</text:p>
          </table:table-cell>
          <table:table-cell table:formula="of:=ABS([.F213]-[.F212])" office:value-type="string" office:string-value="" calcext:value-type="error">
            <text:p>#DIV/0!</text:p>
          </table:table-cell>
          <table:table-cell table:formula="of:=IF([.H21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3]+1" office:value-type="float" office:value="207" calcext:value-type="float">
            <text:p>207</text:p>
          </table:table-cell>
          <table:table-cell table:formula="of:=IF([.C213]*[.G213]&lt;0;[.B213];[.F213])" office:value-type="string" office:string-value="" calcext:value-type="error">
            <text:p>#DIV/0!</text:p>
          </table:table-cell>
          <table:table-cell table:formula="of:=[.B214]^3-COS([.B214])+LN([.B214]+5)-20" office:value-type="string" office:string-value="" calcext:value-type="error">
            <text:p>#DIV/0!</text:p>
          </table:table-cell>
          <table:table-cell table:formula="of:=IF([.E213]*[.G213]&lt;0;[.D213];[.F213])" office:value-type="string" office:string-value="" calcext:value-type="error">
            <text:p>#DIV/0!</text:p>
          </table:table-cell>
          <table:table-cell table:formula="of:=[.D214]^3-COS([.D214])+LN([.D214]+5)-20" office:value-type="string" office:string-value="" calcext:value-type="error">
            <text:p>#DIV/0!</text:p>
          </table:table-cell>
          <table:table-cell table:formula="of:=([.B214]*[.E214]-[.D214]*[.C214])/([.E214]-[.C214])" office:value-type="string" office:string-value="" calcext:value-type="error">
            <text:p>#DIV/0!</text:p>
          </table:table-cell>
          <table:table-cell table:formula="of:=[.F214]^3-COS([.F214])+LN([.F214]+5)-20" office:value-type="string" office:string-value="" calcext:value-type="error">
            <text:p>#DIV/0!</text:p>
          </table:table-cell>
          <table:table-cell table:formula="of:=ABS([.F214]-[.F213])" office:value-type="string" office:string-value="" calcext:value-type="error">
            <text:p>#DIV/0!</text:p>
          </table:table-cell>
          <table:table-cell table:formula="of:=IF([.H21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4]+1" office:value-type="float" office:value="208" calcext:value-type="float">
            <text:p>208</text:p>
          </table:table-cell>
          <table:table-cell table:formula="of:=IF([.C214]*[.G214]&lt;0;[.B214];[.F214])" office:value-type="string" office:string-value="" calcext:value-type="error">
            <text:p>#DIV/0!</text:p>
          </table:table-cell>
          <table:table-cell table:formula="of:=[.B215]^3-COS([.B215])+LN([.B215]+5)-20" office:value-type="string" office:string-value="" calcext:value-type="error">
            <text:p>#DIV/0!</text:p>
          </table:table-cell>
          <table:table-cell table:formula="of:=IF([.E214]*[.G214]&lt;0;[.D214];[.F214])" office:value-type="string" office:string-value="" calcext:value-type="error">
            <text:p>#DIV/0!</text:p>
          </table:table-cell>
          <table:table-cell table:formula="of:=[.D215]^3-COS([.D215])+LN([.D215]+5)-20" office:value-type="string" office:string-value="" calcext:value-type="error">
            <text:p>#DIV/0!</text:p>
          </table:table-cell>
          <table:table-cell table:formula="of:=([.B215]*[.E215]-[.D215]*[.C215])/([.E215]-[.C215])" office:value-type="string" office:string-value="" calcext:value-type="error">
            <text:p>#DIV/0!</text:p>
          </table:table-cell>
          <table:table-cell table:formula="of:=[.F215]^3-COS([.F215])+LN([.F215]+5)-20" office:value-type="string" office:string-value="" calcext:value-type="error">
            <text:p>#DIV/0!</text:p>
          </table:table-cell>
          <table:table-cell table:formula="of:=ABS([.F215]-[.F214])" office:value-type="string" office:string-value="" calcext:value-type="error">
            <text:p>#DIV/0!</text:p>
          </table:table-cell>
          <table:table-cell table:formula="of:=IF([.H21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5]+1" office:value-type="float" office:value="209" calcext:value-type="float">
            <text:p>209</text:p>
          </table:table-cell>
          <table:table-cell table:formula="of:=IF([.C215]*[.G215]&lt;0;[.B215];[.F215])" office:value-type="string" office:string-value="" calcext:value-type="error">
            <text:p>#DIV/0!</text:p>
          </table:table-cell>
          <table:table-cell table:formula="of:=[.B216]^3-COS([.B216])+LN([.B216]+5)-20" office:value-type="string" office:string-value="" calcext:value-type="error">
            <text:p>#DIV/0!</text:p>
          </table:table-cell>
          <table:table-cell table:formula="of:=IF([.E215]*[.G215]&lt;0;[.D215];[.F215])" office:value-type="string" office:string-value="" calcext:value-type="error">
            <text:p>#DIV/0!</text:p>
          </table:table-cell>
          <table:table-cell table:formula="of:=[.D216]^3-COS([.D216])+LN([.D216]+5)-20" office:value-type="string" office:string-value="" calcext:value-type="error">
            <text:p>#DIV/0!</text:p>
          </table:table-cell>
          <table:table-cell table:formula="of:=([.B216]*[.E216]-[.D216]*[.C216])/([.E216]-[.C216])" office:value-type="string" office:string-value="" calcext:value-type="error">
            <text:p>#DIV/0!</text:p>
          </table:table-cell>
          <table:table-cell table:formula="of:=[.F216]^3-COS([.F216])+LN([.F216]+5)-20" office:value-type="string" office:string-value="" calcext:value-type="error">
            <text:p>#DIV/0!</text:p>
          </table:table-cell>
          <table:table-cell table:formula="of:=ABS([.F216]-[.F215])" office:value-type="string" office:string-value="" calcext:value-type="error">
            <text:p>#DIV/0!</text:p>
          </table:table-cell>
          <table:table-cell table:formula="of:=IF([.H21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6]+1" office:value-type="float" office:value="210" calcext:value-type="float">
            <text:p>210</text:p>
          </table:table-cell>
          <table:table-cell table:formula="of:=IF([.C216]*[.G216]&lt;0;[.B216];[.F216])" office:value-type="string" office:string-value="" calcext:value-type="error">
            <text:p>#DIV/0!</text:p>
          </table:table-cell>
          <table:table-cell table:formula="of:=[.B217]^3-COS([.B217])+LN([.B217]+5)-20" office:value-type="string" office:string-value="" calcext:value-type="error">
            <text:p>#DIV/0!</text:p>
          </table:table-cell>
          <table:table-cell table:formula="of:=IF([.E216]*[.G216]&lt;0;[.D216];[.F216])" office:value-type="string" office:string-value="" calcext:value-type="error">
            <text:p>#DIV/0!</text:p>
          </table:table-cell>
          <table:table-cell table:formula="of:=[.D217]^3-COS([.D217])+LN([.D217]+5)-20" office:value-type="string" office:string-value="" calcext:value-type="error">
            <text:p>#DIV/0!</text:p>
          </table:table-cell>
          <table:table-cell table:formula="of:=([.B217]*[.E217]-[.D217]*[.C217])/([.E217]-[.C217])" office:value-type="string" office:string-value="" calcext:value-type="error">
            <text:p>#DIV/0!</text:p>
          </table:table-cell>
          <table:table-cell table:formula="of:=[.F217]^3-COS([.F217])+LN([.F217]+5)-20" office:value-type="string" office:string-value="" calcext:value-type="error">
            <text:p>#DIV/0!</text:p>
          </table:table-cell>
          <table:table-cell table:formula="of:=ABS([.F217]-[.F216])" office:value-type="string" office:string-value="" calcext:value-type="error">
            <text:p>#DIV/0!</text:p>
          </table:table-cell>
          <table:table-cell table:formula="of:=IF([.H21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7]+1" office:value-type="float" office:value="211" calcext:value-type="float">
            <text:p>211</text:p>
          </table:table-cell>
          <table:table-cell table:formula="of:=IF([.C217]*[.G217]&lt;0;[.B217];[.F217])" office:value-type="string" office:string-value="" calcext:value-type="error">
            <text:p>#DIV/0!</text:p>
          </table:table-cell>
          <table:table-cell table:formula="of:=[.B218]^3-COS([.B218])+LN([.B218]+5)-20" office:value-type="string" office:string-value="" calcext:value-type="error">
            <text:p>#DIV/0!</text:p>
          </table:table-cell>
          <table:table-cell table:formula="of:=IF([.E217]*[.G217]&lt;0;[.D217];[.F217])" office:value-type="string" office:string-value="" calcext:value-type="error">
            <text:p>#DIV/0!</text:p>
          </table:table-cell>
          <table:table-cell table:formula="of:=[.D218]^3-COS([.D218])+LN([.D218]+5)-20" office:value-type="string" office:string-value="" calcext:value-type="error">
            <text:p>#DIV/0!</text:p>
          </table:table-cell>
          <table:table-cell table:formula="of:=([.B218]*[.E218]-[.D218]*[.C218])/([.E218]-[.C218])" office:value-type="string" office:string-value="" calcext:value-type="error">
            <text:p>#DIV/0!</text:p>
          </table:table-cell>
          <table:table-cell table:formula="of:=[.F218]^3-COS([.F218])+LN([.F218]+5)-20" office:value-type="string" office:string-value="" calcext:value-type="error">
            <text:p>#DIV/0!</text:p>
          </table:table-cell>
          <table:table-cell table:formula="of:=ABS([.F218]-[.F217])" office:value-type="string" office:string-value="" calcext:value-type="error">
            <text:p>#DIV/0!</text:p>
          </table:table-cell>
          <table:table-cell table:formula="of:=IF([.H21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8]+1" office:value-type="float" office:value="212" calcext:value-type="float">
            <text:p>212</text:p>
          </table:table-cell>
          <table:table-cell table:formula="of:=IF([.C218]*[.G218]&lt;0;[.B218];[.F218])" office:value-type="string" office:string-value="" calcext:value-type="error">
            <text:p>#DIV/0!</text:p>
          </table:table-cell>
          <table:table-cell table:formula="of:=[.B219]^3-COS([.B219])+LN([.B219]+5)-20" office:value-type="string" office:string-value="" calcext:value-type="error">
            <text:p>#DIV/0!</text:p>
          </table:table-cell>
          <table:table-cell table:formula="of:=IF([.E218]*[.G218]&lt;0;[.D218];[.F218])" office:value-type="string" office:string-value="" calcext:value-type="error">
            <text:p>#DIV/0!</text:p>
          </table:table-cell>
          <table:table-cell table:formula="of:=[.D219]^3-COS([.D219])+LN([.D219]+5)-20" office:value-type="string" office:string-value="" calcext:value-type="error">
            <text:p>#DIV/0!</text:p>
          </table:table-cell>
          <table:table-cell table:formula="of:=([.B219]*[.E219]-[.D219]*[.C219])/([.E219]-[.C219])" office:value-type="string" office:string-value="" calcext:value-type="error">
            <text:p>#DIV/0!</text:p>
          </table:table-cell>
          <table:table-cell table:formula="of:=[.F219]^3-COS([.F219])+LN([.F219]+5)-20" office:value-type="string" office:string-value="" calcext:value-type="error">
            <text:p>#DIV/0!</text:p>
          </table:table-cell>
          <table:table-cell table:formula="of:=ABS([.F219]-[.F218])" office:value-type="string" office:string-value="" calcext:value-type="error">
            <text:p>#DIV/0!</text:p>
          </table:table-cell>
          <table:table-cell table:formula="of:=IF([.H21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19]+1" office:value-type="float" office:value="213" calcext:value-type="float">
            <text:p>213</text:p>
          </table:table-cell>
          <table:table-cell table:formula="of:=IF([.C219]*[.G219]&lt;0;[.B219];[.F219])" office:value-type="string" office:string-value="" calcext:value-type="error">
            <text:p>#DIV/0!</text:p>
          </table:table-cell>
          <table:table-cell table:formula="of:=[.B220]^3-COS([.B220])+LN([.B220]+5)-20" office:value-type="string" office:string-value="" calcext:value-type="error">
            <text:p>#DIV/0!</text:p>
          </table:table-cell>
          <table:table-cell table:formula="of:=IF([.E219]*[.G219]&lt;0;[.D219];[.F219])" office:value-type="string" office:string-value="" calcext:value-type="error">
            <text:p>#DIV/0!</text:p>
          </table:table-cell>
          <table:table-cell table:formula="of:=[.D220]^3-COS([.D220])+LN([.D220]+5)-20" office:value-type="string" office:string-value="" calcext:value-type="error">
            <text:p>#DIV/0!</text:p>
          </table:table-cell>
          <table:table-cell table:formula="of:=([.B220]*[.E220]-[.D220]*[.C220])/([.E220]-[.C220])" office:value-type="string" office:string-value="" calcext:value-type="error">
            <text:p>#DIV/0!</text:p>
          </table:table-cell>
          <table:table-cell table:formula="of:=[.F220]^3-COS([.F220])+LN([.F220]+5)-20" office:value-type="string" office:string-value="" calcext:value-type="error">
            <text:p>#DIV/0!</text:p>
          </table:table-cell>
          <table:table-cell table:formula="of:=ABS([.F220]-[.F219])" office:value-type="string" office:string-value="" calcext:value-type="error">
            <text:p>#DIV/0!</text:p>
          </table:table-cell>
          <table:table-cell table:formula="of:=IF([.H22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0]+1" office:value-type="float" office:value="214" calcext:value-type="float">
            <text:p>214</text:p>
          </table:table-cell>
          <table:table-cell table:formula="of:=IF([.C220]*[.G220]&lt;0;[.B220];[.F220])" office:value-type="string" office:string-value="" calcext:value-type="error">
            <text:p>#DIV/0!</text:p>
          </table:table-cell>
          <table:table-cell table:formula="of:=[.B221]^3-COS([.B221])+LN([.B221]+5)-20" office:value-type="string" office:string-value="" calcext:value-type="error">
            <text:p>#DIV/0!</text:p>
          </table:table-cell>
          <table:table-cell table:formula="of:=IF([.E220]*[.G220]&lt;0;[.D220];[.F220])" office:value-type="string" office:string-value="" calcext:value-type="error">
            <text:p>#DIV/0!</text:p>
          </table:table-cell>
          <table:table-cell table:formula="of:=[.D221]^3-COS([.D221])+LN([.D221]+5)-20" office:value-type="string" office:string-value="" calcext:value-type="error">
            <text:p>#DIV/0!</text:p>
          </table:table-cell>
          <table:table-cell table:formula="of:=([.B221]*[.E221]-[.D221]*[.C221])/([.E221]-[.C221])" office:value-type="string" office:string-value="" calcext:value-type="error">
            <text:p>#DIV/0!</text:p>
          </table:table-cell>
          <table:table-cell table:formula="of:=[.F221]^3-COS([.F221])+LN([.F221]+5)-20" office:value-type="string" office:string-value="" calcext:value-type="error">
            <text:p>#DIV/0!</text:p>
          </table:table-cell>
          <table:table-cell table:formula="of:=ABS([.F221]-[.F220])" office:value-type="string" office:string-value="" calcext:value-type="error">
            <text:p>#DIV/0!</text:p>
          </table:table-cell>
          <table:table-cell table:formula="of:=IF([.H22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1]+1" office:value-type="float" office:value="215" calcext:value-type="float">
            <text:p>215</text:p>
          </table:table-cell>
          <table:table-cell table:formula="of:=IF([.C221]*[.G221]&lt;0;[.B221];[.F221])" office:value-type="string" office:string-value="" calcext:value-type="error">
            <text:p>#DIV/0!</text:p>
          </table:table-cell>
          <table:table-cell table:formula="of:=[.B222]^3-COS([.B222])+LN([.B222]+5)-20" office:value-type="string" office:string-value="" calcext:value-type="error">
            <text:p>#DIV/0!</text:p>
          </table:table-cell>
          <table:table-cell table:formula="of:=IF([.E221]*[.G221]&lt;0;[.D221];[.F221])" office:value-type="string" office:string-value="" calcext:value-type="error">
            <text:p>#DIV/0!</text:p>
          </table:table-cell>
          <table:table-cell table:formula="of:=[.D222]^3-COS([.D222])+LN([.D222]+5)-20" office:value-type="string" office:string-value="" calcext:value-type="error">
            <text:p>#DIV/0!</text:p>
          </table:table-cell>
          <table:table-cell table:formula="of:=([.B222]*[.E222]-[.D222]*[.C222])/([.E222]-[.C222])" office:value-type="string" office:string-value="" calcext:value-type="error">
            <text:p>#DIV/0!</text:p>
          </table:table-cell>
          <table:table-cell table:formula="of:=[.F222]^3-COS([.F222])+LN([.F222]+5)-20" office:value-type="string" office:string-value="" calcext:value-type="error">
            <text:p>#DIV/0!</text:p>
          </table:table-cell>
          <table:table-cell table:formula="of:=ABS([.F222]-[.F221])" office:value-type="string" office:string-value="" calcext:value-type="error">
            <text:p>#DIV/0!</text:p>
          </table:table-cell>
          <table:table-cell table:formula="of:=IF([.H22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2]+1" office:value-type="float" office:value="216" calcext:value-type="float">
            <text:p>216</text:p>
          </table:table-cell>
          <table:table-cell table:formula="of:=IF([.C222]*[.G222]&lt;0;[.B222];[.F222])" office:value-type="string" office:string-value="" calcext:value-type="error">
            <text:p>#DIV/0!</text:p>
          </table:table-cell>
          <table:table-cell table:formula="of:=[.B223]^3-COS([.B223])+LN([.B223]+5)-20" office:value-type="string" office:string-value="" calcext:value-type="error">
            <text:p>#DIV/0!</text:p>
          </table:table-cell>
          <table:table-cell table:formula="of:=IF([.E222]*[.G222]&lt;0;[.D222];[.F222])" office:value-type="string" office:string-value="" calcext:value-type="error">
            <text:p>#DIV/0!</text:p>
          </table:table-cell>
          <table:table-cell table:formula="of:=[.D223]^3-COS([.D223])+LN([.D223]+5)-20" office:value-type="string" office:string-value="" calcext:value-type="error">
            <text:p>#DIV/0!</text:p>
          </table:table-cell>
          <table:table-cell table:formula="of:=([.B223]*[.E223]-[.D223]*[.C223])/([.E223]-[.C223])" office:value-type="string" office:string-value="" calcext:value-type="error">
            <text:p>#DIV/0!</text:p>
          </table:table-cell>
          <table:table-cell table:formula="of:=[.F223]^3-COS([.F223])+LN([.F223]+5)-20" office:value-type="string" office:string-value="" calcext:value-type="error">
            <text:p>#DIV/0!</text:p>
          </table:table-cell>
          <table:table-cell table:formula="of:=ABS([.F223]-[.F222])" office:value-type="string" office:string-value="" calcext:value-type="error">
            <text:p>#DIV/0!</text:p>
          </table:table-cell>
          <table:table-cell table:formula="of:=IF([.H22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3]+1" office:value-type="float" office:value="217" calcext:value-type="float">
            <text:p>217</text:p>
          </table:table-cell>
          <table:table-cell table:formula="of:=IF([.C223]*[.G223]&lt;0;[.B223];[.F223])" office:value-type="string" office:string-value="" calcext:value-type="error">
            <text:p>#DIV/0!</text:p>
          </table:table-cell>
          <table:table-cell table:formula="of:=[.B224]^3-COS([.B224])+LN([.B224]+5)-20" office:value-type="string" office:string-value="" calcext:value-type="error">
            <text:p>#DIV/0!</text:p>
          </table:table-cell>
          <table:table-cell table:formula="of:=IF([.E223]*[.G223]&lt;0;[.D223];[.F223])" office:value-type="string" office:string-value="" calcext:value-type="error">
            <text:p>#DIV/0!</text:p>
          </table:table-cell>
          <table:table-cell table:formula="of:=[.D224]^3-COS([.D224])+LN([.D224]+5)-20" office:value-type="string" office:string-value="" calcext:value-type="error">
            <text:p>#DIV/0!</text:p>
          </table:table-cell>
          <table:table-cell table:formula="of:=([.B224]*[.E224]-[.D224]*[.C224])/([.E224]-[.C224])" office:value-type="string" office:string-value="" calcext:value-type="error">
            <text:p>#DIV/0!</text:p>
          </table:table-cell>
          <table:table-cell table:formula="of:=[.F224]^3-COS([.F224])+LN([.F224]+5)-20" office:value-type="string" office:string-value="" calcext:value-type="error">
            <text:p>#DIV/0!</text:p>
          </table:table-cell>
          <table:table-cell table:formula="of:=ABS([.F224]-[.F223])" office:value-type="string" office:string-value="" calcext:value-type="error">
            <text:p>#DIV/0!</text:p>
          </table:table-cell>
          <table:table-cell table:formula="of:=IF([.H22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4]+1" office:value-type="float" office:value="218" calcext:value-type="float">
            <text:p>218</text:p>
          </table:table-cell>
          <table:table-cell table:formula="of:=IF([.C224]*[.G224]&lt;0;[.B224];[.F224])" office:value-type="string" office:string-value="" calcext:value-type="error">
            <text:p>#DIV/0!</text:p>
          </table:table-cell>
          <table:table-cell table:formula="of:=[.B225]^3-COS([.B225])+LN([.B225]+5)-20" office:value-type="string" office:string-value="" calcext:value-type="error">
            <text:p>#DIV/0!</text:p>
          </table:table-cell>
          <table:table-cell table:formula="of:=IF([.E224]*[.G224]&lt;0;[.D224];[.F224])" office:value-type="string" office:string-value="" calcext:value-type="error">
            <text:p>#DIV/0!</text:p>
          </table:table-cell>
          <table:table-cell table:formula="of:=[.D225]^3-COS([.D225])+LN([.D225]+5)-20" office:value-type="string" office:string-value="" calcext:value-type="error">
            <text:p>#DIV/0!</text:p>
          </table:table-cell>
          <table:table-cell table:formula="of:=([.B225]*[.E225]-[.D225]*[.C225])/([.E225]-[.C225])" office:value-type="string" office:string-value="" calcext:value-type="error">
            <text:p>#DIV/0!</text:p>
          </table:table-cell>
          <table:table-cell table:formula="of:=[.F225]^3-COS([.F225])+LN([.F225]+5)-20" office:value-type="string" office:string-value="" calcext:value-type="error">
            <text:p>#DIV/0!</text:p>
          </table:table-cell>
          <table:table-cell table:formula="of:=ABS([.F225]-[.F224])" office:value-type="string" office:string-value="" calcext:value-type="error">
            <text:p>#DIV/0!</text:p>
          </table:table-cell>
          <table:table-cell table:formula="of:=IF([.H22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5]+1" office:value-type="float" office:value="219" calcext:value-type="float">
            <text:p>219</text:p>
          </table:table-cell>
          <table:table-cell table:formula="of:=IF([.C225]*[.G225]&lt;0;[.B225];[.F225])" office:value-type="string" office:string-value="" calcext:value-type="error">
            <text:p>#DIV/0!</text:p>
          </table:table-cell>
          <table:table-cell table:formula="of:=[.B226]^3-COS([.B226])+LN([.B226]+5)-20" office:value-type="string" office:string-value="" calcext:value-type="error">
            <text:p>#DIV/0!</text:p>
          </table:table-cell>
          <table:table-cell table:formula="of:=IF([.E225]*[.G225]&lt;0;[.D225];[.F225])" office:value-type="string" office:string-value="" calcext:value-type="error">
            <text:p>#DIV/0!</text:p>
          </table:table-cell>
          <table:table-cell table:formula="of:=[.D226]^3-COS([.D226])+LN([.D226]+5)-20" office:value-type="string" office:string-value="" calcext:value-type="error">
            <text:p>#DIV/0!</text:p>
          </table:table-cell>
          <table:table-cell table:formula="of:=([.B226]*[.E226]-[.D226]*[.C226])/([.E226]-[.C226])" office:value-type="string" office:string-value="" calcext:value-type="error">
            <text:p>#DIV/0!</text:p>
          </table:table-cell>
          <table:table-cell table:formula="of:=[.F226]^3-COS([.F226])+LN([.F226]+5)-20" office:value-type="string" office:string-value="" calcext:value-type="error">
            <text:p>#DIV/0!</text:p>
          </table:table-cell>
          <table:table-cell table:formula="of:=ABS([.F226]-[.F225])" office:value-type="string" office:string-value="" calcext:value-type="error">
            <text:p>#DIV/0!</text:p>
          </table:table-cell>
          <table:table-cell table:formula="of:=IF([.H22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6]+1" office:value-type="float" office:value="220" calcext:value-type="float">
            <text:p>220</text:p>
          </table:table-cell>
          <table:table-cell table:formula="of:=IF([.C226]*[.G226]&lt;0;[.B226];[.F226])" office:value-type="string" office:string-value="" calcext:value-type="error">
            <text:p>#DIV/0!</text:p>
          </table:table-cell>
          <table:table-cell table:formula="of:=[.B227]^3-COS([.B227])+LN([.B227]+5)-20" office:value-type="string" office:string-value="" calcext:value-type="error">
            <text:p>#DIV/0!</text:p>
          </table:table-cell>
          <table:table-cell table:formula="of:=IF([.E226]*[.G226]&lt;0;[.D226];[.F226])" office:value-type="string" office:string-value="" calcext:value-type="error">
            <text:p>#DIV/0!</text:p>
          </table:table-cell>
          <table:table-cell table:formula="of:=[.D227]^3-COS([.D227])+LN([.D227]+5)-20" office:value-type="string" office:string-value="" calcext:value-type="error">
            <text:p>#DIV/0!</text:p>
          </table:table-cell>
          <table:table-cell table:formula="of:=([.B227]*[.E227]-[.D227]*[.C227])/([.E227]-[.C227])" office:value-type="string" office:string-value="" calcext:value-type="error">
            <text:p>#DIV/0!</text:p>
          </table:table-cell>
          <table:table-cell table:formula="of:=[.F227]^3-COS([.F227])+LN([.F227]+5)-20" office:value-type="string" office:string-value="" calcext:value-type="error">
            <text:p>#DIV/0!</text:p>
          </table:table-cell>
          <table:table-cell table:formula="of:=ABS([.F227]-[.F226])" office:value-type="string" office:string-value="" calcext:value-type="error">
            <text:p>#DIV/0!</text:p>
          </table:table-cell>
          <table:table-cell table:formula="of:=IF([.H22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7]+1" office:value-type="float" office:value="221" calcext:value-type="float">
            <text:p>221</text:p>
          </table:table-cell>
          <table:table-cell table:formula="of:=IF([.C227]*[.G227]&lt;0;[.B227];[.F227])" office:value-type="string" office:string-value="" calcext:value-type="error">
            <text:p>#DIV/0!</text:p>
          </table:table-cell>
          <table:table-cell table:formula="of:=[.B228]^3-COS([.B228])+LN([.B228]+5)-20" office:value-type="string" office:string-value="" calcext:value-type="error">
            <text:p>#DIV/0!</text:p>
          </table:table-cell>
          <table:table-cell table:formula="of:=IF([.E227]*[.G227]&lt;0;[.D227];[.F227])" office:value-type="string" office:string-value="" calcext:value-type="error">
            <text:p>#DIV/0!</text:p>
          </table:table-cell>
          <table:table-cell table:formula="of:=[.D228]^3-COS([.D228])+LN([.D228]+5)-20" office:value-type="string" office:string-value="" calcext:value-type="error">
            <text:p>#DIV/0!</text:p>
          </table:table-cell>
          <table:table-cell table:formula="of:=([.B228]*[.E228]-[.D228]*[.C228])/([.E228]-[.C228])" office:value-type="string" office:string-value="" calcext:value-type="error">
            <text:p>#DIV/0!</text:p>
          </table:table-cell>
          <table:table-cell table:formula="of:=[.F228]^3-COS([.F228])+LN([.F228]+5)-20" office:value-type="string" office:string-value="" calcext:value-type="error">
            <text:p>#DIV/0!</text:p>
          </table:table-cell>
          <table:table-cell table:formula="of:=ABS([.F228]-[.F227])" office:value-type="string" office:string-value="" calcext:value-type="error">
            <text:p>#DIV/0!</text:p>
          </table:table-cell>
          <table:table-cell table:formula="of:=IF([.H22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8]+1" office:value-type="float" office:value="222" calcext:value-type="float">
            <text:p>222</text:p>
          </table:table-cell>
          <table:table-cell table:formula="of:=IF([.C228]*[.G228]&lt;0;[.B228];[.F228])" office:value-type="string" office:string-value="" calcext:value-type="error">
            <text:p>#DIV/0!</text:p>
          </table:table-cell>
          <table:table-cell table:formula="of:=[.B229]^3-COS([.B229])+LN([.B229]+5)-20" office:value-type="string" office:string-value="" calcext:value-type="error">
            <text:p>#DIV/0!</text:p>
          </table:table-cell>
          <table:table-cell table:formula="of:=IF([.E228]*[.G228]&lt;0;[.D228];[.F228])" office:value-type="string" office:string-value="" calcext:value-type="error">
            <text:p>#DIV/0!</text:p>
          </table:table-cell>
          <table:table-cell table:formula="of:=[.D229]^3-COS([.D229])+LN([.D229]+5)-20" office:value-type="string" office:string-value="" calcext:value-type="error">
            <text:p>#DIV/0!</text:p>
          </table:table-cell>
          <table:table-cell table:formula="of:=([.B229]*[.E229]-[.D229]*[.C229])/([.E229]-[.C229])" office:value-type="string" office:string-value="" calcext:value-type="error">
            <text:p>#DIV/0!</text:p>
          </table:table-cell>
          <table:table-cell table:formula="of:=[.F229]^3-COS([.F229])+LN([.F229]+5)-20" office:value-type="string" office:string-value="" calcext:value-type="error">
            <text:p>#DIV/0!</text:p>
          </table:table-cell>
          <table:table-cell table:formula="of:=ABS([.F229]-[.F228])" office:value-type="string" office:string-value="" calcext:value-type="error">
            <text:p>#DIV/0!</text:p>
          </table:table-cell>
          <table:table-cell table:formula="of:=IF([.H22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29]+1" office:value-type="float" office:value="223" calcext:value-type="float">
            <text:p>223</text:p>
          </table:table-cell>
          <table:table-cell table:formula="of:=IF([.C229]*[.G229]&lt;0;[.B229];[.F229])" office:value-type="string" office:string-value="" calcext:value-type="error">
            <text:p>#DIV/0!</text:p>
          </table:table-cell>
          <table:table-cell table:formula="of:=[.B230]^3-COS([.B230])+LN([.B230]+5)-20" office:value-type="string" office:string-value="" calcext:value-type="error">
            <text:p>#DIV/0!</text:p>
          </table:table-cell>
          <table:table-cell table:formula="of:=IF([.E229]*[.G229]&lt;0;[.D229];[.F229])" office:value-type="string" office:string-value="" calcext:value-type="error">
            <text:p>#DIV/0!</text:p>
          </table:table-cell>
          <table:table-cell table:formula="of:=[.D230]^3-COS([.D230])+LN([.D230]+5)-20" office:value-type="string" office:string-value="" calcext:value-type="error">
            <text:p>#DIV/0!</text:p>
          </table:table-cell>
          <table:table-cell table:formula="of:=([.B230]*[.E230]-[.D230]*[.C230])/([.E230]-[.C230])" office:value-type="string" office:string-value="" calcext:value-type="error">
            <text:p>#DIV/0!</text:p>
          </table:table-cell>
          <table:table-cell table:formula="of:=[.F230]^3-COS([.F230])+LN([.F230]+5)-20" office:value-type="string" office:string-value="" calcext:value-type="error">
            <text:p>#DIV/0!</text:p>
          </table:table-cell>
          <table:table-cell table:formula="of:=ABS([.F230]-[.F229])" office:value-type="string" office:string-value="" calcext:value-type="error">
            <text:p>#DIV/0!</text:p>
          </table:table-cell>
          <table:table-cell table:formula="of:=IF([.H23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0]+1" office:value-type="float" office:value="224" calcext:value-type="float">
            <text:p>224</text:p>
          </table:table-cell>
          <table:table-cell table:formula="of:=IF([.C230]*[.G230]&lt;0;[.B230];[.F230])" office:value-type="string" office:string-value="" calcext:value-type="error">
            <text:p>#DIV/0!</text:p>
          </table:table-cell>
          <table:table-cell table:formula="of:=[.B231]^3-COS([.B231])+LN([.B231]+5)-20" office:value-type="string" office:string-value="" calcext:value-type="error">
            <text:p>#DIV/0!</text:p>
          </table:table-cell>
          <table:table-cell table:formula="of:=IF([.E230]*[.G230]&lt;0;[.D230];[.F230])" office:value-type="string" office:string-value="" calcext:value-type="error">
            <text:p>#DIV/0!</text:p>
          </table:table-cell>
          <table:table-cell table:formula="of:=[.D231]^3-COS([.D231])+LN([.D231]+5)-20" office:value-type="string" office:string-value="" calcext:value-type="error">
            <text:p>#DIV/0!</text:p>
          </table:table-cell>
          <table:table-cell table:formula="of:=([.B231]*[.E231]-[.D231]*[.C231])/([.E231]-[.C231])" office:value-type="string" office:string-value="" calcext:value-type="error">
            <text:p>#DIV/0!</text:p>
          </table:table-cell>
          <table:table-cell table:formula="of:=[.F231]^3-COS([.F231])+LN([.F231]+5)-20" office:value-type="string" office:string-value="" calcext:value-type="error">
            <text:p>#DIV/0!</text:p>
          </table:table-cell>
          <table:table-cell table:formula="of:=ABS([.F231]-[.F230])" office:value-type="string" office:string-value="" calcext:value-type="error">
            <text:p>#DIV/0!</text:p>
          </table:table-cell>
          <table:table-cell table:formula="of:=IF([.H23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1]+1" office:value-type="float" office:value="225" calcext:value-type="float">
            <text:p>225</text:p>
          </table:table-cell>
          <table:table-cell table:formula="of:=IF([.C231]*[.G231]&lt;0;[.B231];[.F231])" office:value-type="string" office:string-value="" calcext:value-type="error">
            <text:p>#DIV/0!</text:p>
          </table:table-cell>
          <table:table-cell table:formula="of:=[.B232]^3-COS([.B232])+LN([.B232]+5)-20" office:value-type="string" office:string-value="" calcext:value-type="error">
            <text:p>#DIV/0!</text:p>
          </table:table-cell>
          <table:table-cell table:formula="of:=IF([.E231]*[.G231]&lt;0;[.D231];[.F231])" office:value-type="string" office:string-value="" calcext:value-type="error">
            <text:p>#DIV/0!</text:p>
          </table:table-cell>
          <table:table-cell table:formula="of:=[.D232]^3-COS([.D232])+LN([.D232]+5)-20" office:value-type="string" office:string-value="" calcext:value-type="error">
            <text:p>#DIV/0!</text:p>
          </table:table-cell>
          <table:table-cell table:formula="of:=([.B232]*[.E232]-[.D232]*[.C232])/([.E232]-[.C232])" office:value-type="string" office:string-value="" calcext:value-type="error">
            <text:p>#DIV/0!</text:p>
          </table:table-cell>
          <table:table-cell table:formula="of:=[.F232]^3-COS([.F232])+LN([.F232]+5)-20" office:value-type="string" office:string-value="" calcext:value-type="error">
            <text:p>#DIV/0!</text:p>
          </table:table-cell>
          <table:table-cell table:formula="of:=ABS([.F232]-[.F231])" office:value-type="string" office:string-value="" calcext:value-type="error">
            <text:p>#DIV/0!</text:p>
          </table:table-cell>
          <table:table-cell table:formula="of:=IF([.H23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2]+1" office:value-type="float" office:value="226" calcext:value-type="float">
            <text:p>226</text:p>
          </table:table-cell>
          <table:table-cell table:formula="of:=IF([.C232]*[.G232]&lt;0;[.B232];[.F232])" office:value-type="string" office:string-value="" calcext:value-type="error">
            <text:p>#DIV/0!</text:p>
          </table:table-cell>
          <table:table-cell table:formula="of:=[.B233]^3-COS([.B233])+LN([.B233]+5)-20" office:value-type="string" office:string-value="" calcext:value-type="error">
            <text:p>#DIV/0!</text:p>
          </table:table-cell>
          <table:table-cell table:formula="of:=IF([.E232]*[.G232]&lt;0;[.D232];[.F232])" office:value-type="string" office:string-value="" calcext:value-type="error">
            <text:p>#DIV/0!</text:p>
          </table:table-cell>
          <table:table-cell table:formula="of:=[.D233]^3-COS([.D233])+LN([.D233]+5)-20" office:value-type="string" office:string-value="" calcext:value-type="error">
            <text:p>#DIV/0!</text:p>
          </table:table-cell>
          <table:table-cell table:formula="of:=([.B233]*[.E233]-[.D233]*[.C233])/([.E233]-[.C233])" office:value-type="string" office:string-value="" calcext:value-type="error">
            <text:p>#DIV/0!</text:p>
          </table:table-cell>
          <table:table-cell table:formula="of:=[.F233]^3-COS([.F233])+LN([.F233]+5)-20" office:value-type="string" office:string-value="" calcext:value-type="error">
            <text:p>#DIV/0!</text:p>
          </table:table-cell>
          <table:table-cell table:formula="of:=ABS([.F233]-[.F232])" office:value-type="string" office:string-value="" calcext:value-type="error">
            <text:p>#DIV/0!</text:p>
          </table:table-cell>
          <table:table-cell table:formula="of:=IF([.H23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3]+1" office:value-type="float" office:value="227" calcext:value-type="float">
            <text:p>227</text:p>
          </table:table-cell>
          <table:table-cell table:formula="of:=IF([.C233]*[.G233]&lt;0;[.B233];[.F233])" office:value-type="string" office:string-value="" calcext:value-type="error">
            <text:p>#DIV/0!</text:p>
          </table:table-cell>
          <table:table-cell table:formula="of:=[.B234]^3-COS([.B234])+LN([.B234]+5)-20" office:value-type="string" office:string-value="" calcext:value-type="error">
            <text:p>#DIV/0!</text:p>
          </table:table-cell>
          <table:table-cell table:formula="of:=IF([.E233]*[.G233]&lt;0;[.D233];[.F233])" office:value-type="string" office:string-value="" calcext:value-type="error">
            <text:p>#DIV/0!</text:p>
          </table:table-cell>
          <table:table-cell table:formula="of:=[.D234]^3-COS([.D234])+LN([.D234]+5)-20" office:value-type="string" office:string-value="" calcext:value-type="error">
            <text:p>#DIV/0!</text:p>
          </table:table-cell>
          <table:table-cell table:formula="of:=([.B234]*[.E234]-[.D234]*[.C234])/([.E234]-[.C234])" office:value-type="string" office:string-value="" calcext:value-type="error">
            <text:p>#DIV/0!</text:p>
          </table:table-cell>
          <table:table-cell table:formula="of:=[.F234]^3-COS([.F234])+LN([.F234]+5)-20" office:value-type="string" office:string-value="" calcext:value-type="error">
            <text:p>#DIV/0!</text:p>
          </table:table-cell>
          <table:table-cell table:formula="of:=ABS([.F234]-[.F233])" office:value-type="string" office:string-value="" calcext:value-type="error">
            <text:p>#DIV/0!</text:p>
          </table:table-cell>
          <table:table-cell table:formula="of:=IF([.H23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4]+1" office:value-type="float" office:value="228" calcext:value-type="float">
            <text:p>228</text:p>
          </table:table-cell>
          <table:table-cell table:formula="of:=IF([.C234]*[.G234]&lt;0;[.B234];[.F234])" office:value-type="string" office:string-value="" calcext:value-type="error">
            <text:p>#DIV/0!</text:p>
          </table:table-cell>
          <table:table-cell table:formula="of:=[.B235]^3-COS([.B235])+LN([.B235]+5)-20" office:value-type="string" office:string-value="" calcext:value-type="error">
            <text:p>#DIV/0!</text:p>
          </table:table-cell>
          <table:table-cell table:formula="of:=IF([.E234]*[.G234]&lt;0;[.D234];[.F234])" office:value-type="string" office:string-value="" calcext:value-type="error">
            <text:p>#DIV/0!</text:p>
          </table:table-cell>
          <table:table-cell table:formula="of:=[.D235]^3-COS([.D235])+LN([.D235]+5)-20" office:value-type="string" office:string-value="" calcext:value-type="error">
            <text:p>#DIV/0!</text:p>
          </table:table-cell>
          <table:table-cell table:formula="of:=([.B235]*[.E235]-[.D235]*[.C235])/([.E235]-[.C235])" office:value-type="string" office:string-value="" calcext:value-type="error">
            <text:p>#DIV/0!</text:p>
          </table:table-cell>
          <table:table-cell table:formula="of:=[.F235]^3-COS([.F235])+LN([.F235]+5)-20" office:value-type="string" office:string-value="" calcext:value-type="error">
            <text:p>#DIV/0!</text:p>
          </table:table-cell>
          <table:table-cell table:formula="of:=ABS([.F235]-[.F234])" office:value-type="string" office:string-value="" calcext:value-type="error">
            <text:p>#DIV/0!</text:p>
          </table:table-cell>
          <table:table-cell table:formula="of:=IF([.H23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5]+1" office:value-type="float" office:value="229" calcext:value-type="float">
            <text:p>229</text:p>
          </table:table-cell>
          <table:table-cell table:formula="of:=IF([.C235]*[.G235]&lt;0;[.B235];[.F235])" office:value-type="string" office:string-value="" calcext:value-type="error">
            <text:p>#DIV/0!</text:p>
          </table:table-cell>
          <table:table-cell table:formula="of:=[.B236]^3-COS([.B236])+LN([.B236]+5)-20" office:value-type="string" office:string-value="" calcext:value-type="error">
            <text:p>#DIV/0!</text:p>
          </table:table-cell>
          <table:table-cell table:formula="of:=IF([.E235]*[.G235]&lt;0;[.D235];[.F235])" office:value-type="string" office:string-value="" calcext:value-type="error">
            <text:p>#DIV/0!</text:p>
          </table:table-cell>
          <table:table-cell table:formula="of:=[.D236]^3-COS([.D236])+LN([.D236]+5)-20" office:value-type="string" office:string-value="" calcext:value-type="error">
            <text:p>#DIV/0!</text:p>
          </table:table-cell>
          <table:table-cell table:formula="of:=([.B236]*[.E236]-[.D236]*[.C236])/([.E236]-[.C236])" office:value-type="string" office:string-value="" calcext:value-type="error">
            <text:p>#DIV/0!</text:p>
          </table:table-cell>
          <table:table-cell table:formula="of:=[.F236]^3-COS([.F236])+LN([.F236]+5)-20" office:value-type="string" office:string-value="" calcext:value-type="error">
            <text:p>#DIV/0!</text:p>
          </table:table-cell>
          <table:table-cell table:formula="of:=ABS([.F236]-[.F235])" office:value-type="string" office:string-value="" calcext:value-type="error">
            <text:p>#DIV/0!</text:p>
          </table:table-cell>
          <table:table-cell table:formula="of:=IF([.H23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6]+1" office:value-type="float" office:value="230" calcext:value-type="float">
            <text:p>230</text:p>
          </table:table-cell>
          <table:table-cell table:formula="of:=IF([.C236]*[.G236]&lt;0;[.B236];[.F236])" office:value-type="string" office:string-value="" calcext:value-type="error">
            <text:p>#DIV/0!</text:p>
          </table:table-cell>
          <table:table-cell table:formula="of:=[.B237]^3-COS([.B237])+LN([.B237]+5)-20" office:value-type="string" office:string-value="" calcext:value-type="error">
            <text:p>#DIV/0!</text:p>
          </table:table-cell>
          <table:table-cell table:formula="of:=IF([.E236]*[.G236]&lt;0;[.D236];[.F236])" office:value-type="string" office:string-value="" calcext:value-type="error">
            <text:p>#DIV/0!</text:p>
          </table:table-cell>
          <table:table-cell table:formula="of:=[.D237]^3-COS([.D237])+LN([.D237]+5)-20" office:value-type="string" office:string-value="" calcext:value-type="error">
            <text:p>#DIV/0!</text:p>
          </table:table-cell>
          <table:table-cell table:formula="of:=([.B237]*[.E237]-[.D237]*[.C237])/([.E237]-[.C237])" office:value-type="string" office:string-value="" calcext:value-type="error">
            <text:p>#DIV/0!</text:p>
          </table:table-cell>
          <table:table-cell table:formula="of:=[.F237]^3-COS([.F237])+LN([.F237]+5)-20" office:value-type="string" office:string-value="" calcext:value-type="error">
            <text:p>#DIV/0!</text:p>
          </table:table-cell>
          <table:table-cell table:formula="of:=ABS([.F237]-[.F236])" office:value-type="string" office:string-value="" calcext:value-type="error">
            <text:p>#DIV/0!</text:p>
          </table:table-cell>
          <table:table-cell table:formula="of:=IF([.H23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7]+1" office:value-type="float" office:value="231" calcext:value-type="float">
            <text:p>231</text:p>
          </table:table-cell>
          <table:table-cell table:formula="of:=IF([.C237]*[.G237]&lt;0;[.B237];[.F237])" office:value-type="string" office:string-value="" calcext:value-type="error">
            <text:p>#DIV/0!</text:p>
          </table:table-cell>
          <table:table-cell table:formula="of:=[.B238]^3-COS([.B238])+LN([.B238]+5)-20" office:value-type="string" office:string-value="" calcext:value-type="error">
            <text:p>#DIV/0!</text:p>
          </table:table-cell>
          <table:table-cell table:formula="of:=IF([.E237]*[.G237]&lt;0;[.D237];[.F237])" office:value-type="string" office:string-value="" calcext:value-type="error">
            <text:p>#DIV/0!</text:p>
          </table:table-cell>
          <table:table-cell table:formula="of:=[.D238]^3-COS([.D238])+LN([.D238]+5)-20" office:value-type="string" office:string-value="" calcext:value-type="error">
            <text:p>#DIV/0!</text:p>
          </table:table-cell>
          <table:table-cell table:formula="of:=([.B238]*[.E238]-[.D238]*[.C238])/([.E238]-[.C238])" office:value-type="string" office:string-value="" calcext:value-type="error">
            <text:p>#DIV/0!</text:p>
          </table:table-cell>
          <table:table-cell table:formula="of:=[.F238]^3-COS([.F238])+LN([.F238]+5)-20" office:value-type="string" office:string-value="" calcext:value-type="error">
            <text:p>#DIV/0!</text:p>
          </table:table-cell>
          <table:table-cell table:formula="of:=ABS([.F238]-[.F237])" office:value-type="string" office:string-value="" calcext:value-type="error">
            <text:p>#DIV/0!</text:p>
          </table:table-cell>
          <table:table-cell table:formula="of:=IF([.H23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8]+1" office:value-type="float" office:value="232" calcext:value-type="float">
            <text:p>232</text:p>
          </table:table-cell>
          <table:table-cell table:formula="of:=IF([.C238]*[.G238]&lt;0;[.B238];[.F238])" office:value-type="string" office:string-value="" calcext:value-type="error">
            <text:p>#DIV/0!</text:p>
          </table:table-cell>
          <table:table-cell table:formula="of:=[.B239]^3-COS([.B239])+LN([.B239]+5)-20" office:value-type="string" office:string-value="" calcext:value-type="error">
            <text:p>#DIV/0!</text:p>
          </table:table-cell>
          <table:table-cell table:formula="of:=IF([.E238]*[.G238]&lt;0;[.D238];[.F238])" office:value-type="string" office:string-value="" calcext:value-type="error">
            <text:p>#DIV/0!</text:p>
          </table:table-cell>
          <table:table-cell table:formula="of:=[.D239]^3-COS([.D239])+LN([.D239]+5)-20" office:value-type="string" office:string-value="" calcext:value-type="error">
            <text:p>#DIV/0!</text:p>
          </table:table-cell>
          <table:table-cell table:formula="of:=([.B239]*[.E239]-[.D239]*[.C239])/([.E239]-[.C239])" office:value-type="string" office:string-value="" calcext:value-type="error">
            <text:p>#DIV/0!</text:p>
          </table:table-cell>
          <table:table-cell table:formula="of:=[.F239]^3-COS([.F239])+LN([.F239]+5)-20" office:value-type="string" office:string-value="" calcext:value-type="error">
            <text:p>#DIV/0!</text:p>
          </table:table-cell>
          <table:table-cell table:formula="of:=ABS([.F239]-[.F238])" office:value-type="string" office:string-value="" calcext:value-type="error">
            <text:p>#DIV/0!</text:p>
          </table:table-cell>
          <table:table-cell table:formula="of:=IF([.H23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39]+1" office:value-type="float" office:value="233" calcext:value-type="float">
            <text:p>233</text:p>
          </table:table-cell>
          <table:table-cell table:formula="of:=IF([.C239]*[.G239]&lt;0;[.B239];[.F239])" office:value-type="string" office:string-value="" calcext:value-type="error">
            <text:p>#DIV/0!</text:p>
          </table:table-cell>
          <table:table-cell table:formula="of:=[.B240]^3-COS([.B240])+LN([.B240]+5)-20" office:value-type="string" office:string-value="" calcext:value-type="error">
            <text:p>#DIV/0!</text:p>
          </table:table-cell>
          <table:table-cell table:formula="of:=IF([.E239]*[.G239]&lt;0;[.D239];[.F239])" office:value-type="string" office:string-value="" calcext:value-type="error">
            <text:p>#DIV/0!</text:p>
          </table:table-cell>
          <table:table-cell table:formula="of:=[.D240]^3-COS([.D240])+LN([.D240]+5)-20" office:value-type="string" office:string-value="" calcext:value-type="error">
            <text:p>#DIV/0!</text:p>
          </table:table-cell>
          <table:table-cell table:formula="of:=([.B240]*[.E240]-[.D240]*[.C240])/([.E240]-[.C240])" office:value-type="string" office:string-value="" calcext:value-type="error">
            <text:p>#DIV/0!</text:p>
          </table:table-cell>
          <table:table-cell table:formula="of:=[.F240]^3-COS([.F240])+LN([.F240]+5)-20" office:value-type="string" office:string-value="" calcext:value-type="error">
            <text:p>#DIV/0!</text:p>
          </table:table-cell>
          <table:table-cell table:formula="of:=ABS([.F240]-[.F239])" office:value-type="string" office:string-value="" calcext:value-type="error">
            <text:p>#DIV/0!</text:p>
          </table:table-cell>
          <table:table-cell table:formula="of:=IF([.H24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0]+1" office:value-type="float" office:value="234" calcext:value-type="float">
            <text:p>234</text:p>
          </table:table-cell>
          <table:table-cell table:formula="of:=IF([.C240]*[.G240]&lt;0;[.B240];[.F240])" office:value-type="string" office:string-value="" calcext:value-type="error">
            <text:p>#DIV/0!</text:p>
          </table:table-cell>
          <table:table-cell table:formula="of:=[.B241]^3-COS([.B241])+LN([.B241]+5)-20" office:value-type="string" office:string-value="" calcext:value-type="error">
            <text:p>#DIV/0!</text:p>
          </table:table-cell>
          <table:table-cell table:formula="of:=IF([.E240]*[.G240]&lt;0;[.D240];[.F240])" office:value-type="string" office:string-value="" calcext:value-type="error">
            <text:p>#DIV/0!</text:p>
          </table:table-cell>
          <table:table-cell table:formula="of:=[.D241]^3-COS([.D241])+LN([.D241]+5)-20" office:value-type="string" office:string-value="" calcext:value-type="error">
            <text:p>#DIV/0!</text:p>
          </table:table-cell>
          <table:table-cell table:formula="of:=([.B241]*[.E241]-[.D241]*[.C241])/([.E241]-[.C241])" office:value-type="string" office:string-value="" calcext:value-type="error">
            <text:p>#DIV/0!</text:p>
          </table:table-cell>
          <table:table-cell table:formula="of:=[.F241]^3-COS([.F241])+LN([.F241]+5)-20" office:value-type="string" office:string-value="" calcext:value-type="error">
            <text:p>#DIV/0!</text:p>
          </table:table-cell>
          <table:table-cell table:formula="of:=ABS([.F241]-[.F240])" office:value-type="string" office:string-value="" calcext:value-type="error">
            <text:p>#DIV/0!</text:p>
          </table:table-cell>
          <table:table-cell table:formula="of:=IF([.H24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1]+1" office:value-type="float" office:value="235" calcext:value-type="float">
            <text:p>235</text:p>
          </table:table-cell>
          <table:table-cell table:formula="of:=IF([.C241]*[.G241]&lt;0;[.B241];[.F241])" office:value-type="string" office:string-value="" calcext:value-type="error">
            <text:p>#DIV/0!</text:p>
          </table:table-cell>
          <table:table-cell table:formula="of:=[.B242]^3-COS([.B242])+LN([.B242]+5)-20" office:value-type="string" office:string-value="" calcext:value-type="error">
            <text:p>#DIV/0!</text:p>
          </table:table-cell>
          <table:table-cell table:formula="of:=IF([.E241]*[.G241]&lt;0;[.D241];[.F241])" office:value-type="string" office:string-value="" calcext:value-type="error">
            <text:p>#DIV/0!</text:p>
          </table:table-cell>
          <table:table-cell table:formula="of:=[.D242]^3-COS([.D242])+LN([.D242]+5)-20" office:value-type="string" office:string-value="" calcext:value-type="error">
            <text:p>#DIV/0!</text:p>
          </table:table-cell>
          <table:table-cell table:formula="of:=([.B242]*[.E242]-[.D242]*[.C242])/([.E242]-[.C242])" office:value-type="string" office:string-value="" calcext:value-type="error">
            <text:p>#DIV/0!</text:p>
          </table:table-cell>
          <table:table-cell table:formula="of:=[.F242]^3-COS([.F242])+LN([.F242]+5)-20" office:value-type="string" office:string-value="" calcext:value-type="error">
            <text:p>#DIV/0!</text:p>
          </table:table-cell>
          <table:table-cell table:formula="of:=ABS([.F242]-[.F241])" office:value-type="string" office:string-value="" calcext:value-type="error">
            <text:p>#DIV/0!</text:p>
          </table:table-cell>
          <table:table-cell table:formula="of:=IF([.H24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2]+1" office:value-type="float" office:value="236" calcext:value-type="float">
            <text:p>236</text:p>
          </table:table-cell>
          <table:table-cell table:formula="of:=IF([.C242]*[.G242]&lt;0;[.B242];[.F242])" office:value-type="string" office:string-value="" calcext:value-type="error">
            <text:p>#DIV/0!</text:p>
          </table:table-cell>
          <table:table-cell table:formula="of:=[.B243]^3-COS([.B243])+LN([.B243]+5)-20" office:value-type="string" office:string-value="" calcext:value-type="error">
            <text:p>#DIV/0!</text:p>
          </table:table-cell>
          <table:table-cell table:formula="of:=IF([.E242]*[.G242]&lt;0;[.D242];[.F242])" office:value-type="string" office:string-value="" calcext:value-type="error">
            <text:p>#DIV/0!</text:p>
          </table:table-cell>
          <table:table-cell table:formula="of:=[.D243]^3-COS([.D243])+LN([.D243]+5)-20" office:value-type="string" office:string-value="" calcext:value-type="error">
            <text:p>#DIV/0!</text:p>
          </table:table-cell>
          <table:table-cell table:formula="of:=([.B243]*[.E243]-[.D243]*[.C243])/([.E243]-[.C243])" office:value-type="string" office:string-value="" calcext:value-type="error">
            <text:p>#DIV/0!</text:p>
          </table:table-cell>
          <table:table-cell table:formula="of:=[.F243]^3-COS([.F243])+LN([.F243]+5)-20" office:value-type="string" office:string-value="" calcext:value-type="error">
            <text:p>#DIV/0!</text:p>
          </table:table-cell>
          <table:table-cell table:formula="of:=ABS([.F243]-[.F242])" office:value-type="string" office:string-value="" calcext:value-type="error">
            <text:p>#DIV/0!</text:p>
          </table:table-cell>
          <table:table-cell table:formula="of:=IF([.H24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3]+1" office:value-type="float" office:value="237" calcext:value-type="float">
            <text:p>237</text:p>
          </table:table-cell>
          <table:table-cell table:formula="of:=IF([.C243]*[.G243]&lt;0;[.B243];[.F243])" office:value-type="string" office:string-value="" calcext:value-type="error">
            <text:p>#DIV/0!</text:p>
          </table:table-cell>
          <table:table-cell table:formula="of:=[.B244]^3-COS([.B244])+LN([.B244]+5)-20" office:value-type="string" office:string-value="" calcext:value-type="error">
            <text:p>#DIV/0!</text:p>
          </table:table-cell>
          <table:table-cell table:formula="of:=IF([.E243]*[.G243]&lt;0;[.D243];[.F243])" office:value-type="string" office:string-value="" calcext:value-type="error">
            <text:p>#DIV/0!</text:p>
          </table:table-cell>
          <table:table-cell table:formula="of:=[.D244]^3-COS([.D244])+LN([.D244]+5)-20" office:value-type="string" office:string-value="" calcext:value-type="error">
            <text:p>#DIV/0!</text:p>
          </table:table-cell>
          <table:table-cell table:formula="of:=([.B244]*[.E244]-[.D244]*[.C244])/([.E244]-[.C244])" office:value-type="string" office:string-value="" calcext:value-type="error">
            <text:p>#DIV/0!</text:p>
          </table:table-cell>
          <table:table-cell table:formula="of:=[.F244]^3-COS([.F244])+LN([.F244]+5)-20" office:value-type="string" office:string-value="" calcext:value-type="error">
            <text:p>#DIV/0!</text:p>
          </table:table-cell>
          <table:table-cell table:formula="of:=ABS([.F244]-[.F243])" office:value-type="string" office:string-value="" calcext:value-type="error">
            <text:p>#DIV/0!</text:p>
          </table:table-cell>
          <table:table-cell table:formula="of:=IF([.H24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4]+1" office:value-type="float" office:value="238" calcext:value-type="float">
            <text:p>238</text:p>
          </table:table-cell>
          <table:table-cell table:formula="of:=IF([.C244]*[.G244]&lt;0;[.B244];[.F244])" office:value-type="string" office:string-value="" calcext:value-type="error">
            <text:p>#DIV/0!</text:p>
          </table:table-cell>
          <table:table-cell table:formula="of:=[.B245]^3-COS([.B245])+LN([.B245]+5)-20" office:value-type="string" office:string-value="" calcext:value-type="error">
            <text:p>#DIV/0!</text:p>
          </table:table-cell>
          <table:table-cell table:formula="of:=IF([.E244]*[.G244]&lt;0;[.D244];[.F244])" office:value-type="string" office:string-value="" calcext:value-type="error">
            <text:p>#DIV/0!</text:p>
          </table:table-cell>
          <table:table-cell table:formula="of:=[.D245]^3-COS([.D245])+LN([.D245]+5)-20" office:value-type="string" office:string-value="" calcext:value-type="error">
            <text:p>#DIV/0!</text:p>
          </table:table-cell>
          <table:table-cell table:formula="of:=([.B245]*[.E245]-[.D245]*[.C245])/([.E245]-[.C245])" office:value-type="string" office:string-value="" calcext:value-type="error">
            <text:p>#DIV/0!</text:p>
          </table:table-cell>
          <table:table-cell table:formula="of:=[.F245]^3-COS([.F245])+LN([.F245]+5)-20" office:value-type="string" office:string-value="" calcext:value-type="error">
            <text:p>#DIV/0!</text:p>
          </table:table-cell>
          <table:table-cell table:formula="of:=ABS([.F245]-[.F244])" office:value-type="string" office:string-value="" calcext:value-type="error">
            <text:p>#DIV/0!</text:p>
          </table:table-cell>
          <table:table-cell table:formula="of:=IF([.H24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5]+1" office:value-type="float" office:value="239" calcext:value-type="float">
            <text:p>239</text:p>
          </table:table-cell>
          <table:table-cell table:formula="of:=IF([.C245]*[.G245]&lt;0;[.B245];[.F245])" office:value-type="string" office:string-value="" calcext:value-type="error">
            <text:p>#DIV/0!</text:p>
          </table:table-cell>
          <table:table-cell table:formula="of:=[.B246]^3-COS([.B246])+LN([.B246]+5)-20" office:value-type="string" office:string-value="" calcext:value-type="error">
            <text:p>#DIV/0!</text:p>
          </table:table-cell>
          <table:table-cell table:formula="of:=IF([.E245]*[.G245]&lt;0;[.D245];[.F245])" office:value-type="string" office:string-value="" calcext:value-type="error">
            <text:p>#DIV/0!</text:p>
          </table:table-cell>
          <table:table-cell table:formula="of:=[.D246]^3-COS([.D246])+LN([.D246]+5)-20" office:value-type="string" office:string-value="" calcext:value-type="error">
            <text:p>#DIV/0!</text:p>
          </table:table-cell>
          <table:table-cell table:formula="of:=([.B246]*[.E246]-[.D246]*[.C246])/([.E246]-[.C246])" office:value-type="string" office:string-value="" calcext:value-type="error">
            <text:p>#DIV/0!</text:p>
          </table:table-cell>
          <table:table-cell table:formula="of:=[.F246]^3-COS([.F246])+LN([.F246]+5)-20" office:value-type="string" office:string-value="" calcext:value-type="error">
            <text:p>#DIV/0!</text:p>
          </table:table-cell>
          <table:table-cell table:formula="of:=ABS([.F246]-[.F245])" office:value-type="string" office:string-value="" calcext:value-type="error">
            <text:p>#DIV/0!</text:p>
          </table:table-cell>
          <table:table-cell table:formula="of:=IF([.H24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6]+1" office:value-type="float" office:value="240" calcext:value-type="float">
            <text:p>240</text:p>
          </table:table-cell>
          <table:table-cell table:formula="of:=IF([.C246]*[.G246]&lt;0;[.B246];[.F246])" office:value-type="string" office:string-value="" calcext:value-type="error">
            <text:p>#DIV/0!</text:p>
          </table:table-cell>
          <table:table-cell table:formula="of:=[.B247]^3-COS([.B247])+LN([.B247]+5)-20" office:value-type="string" office:string-value="" calcext:value-type="error">
            <text:p>#DIV/0!</text:p>
          </table:table-cell>
          <table:table-cell table:formula="of:=IF([.E246]*[.G246]&lt;0;[.D246];[.F246])" office:value-type="string" office:string-value="" calcext:value-type="error">
            <text:p>#DIV/0!</text:p>
          </table:table-cell>
          <table:table-cell table:formula="of:=[.D247]^3-COS([.D247])+LN([.D247]+5)-20" office:value-type="string" office:string-value="" calcext:value-type="error">
            <text:p>#DIV/0!</text:p>
          </table:table-cell>
          <table:table-cell table:formula="of:=([.B247]*[.E247]-[.D247]*[.C247])/([.E247]-[.C247])" office:value-type="string" office:string-value="" calcext:value-type="error">
            <text:p>#DIV/0!</text:p>
          </table:table-cell>
          <table:table-cell table:formula="of:=[.F247]^3-COS([.F247])+LN([.F247]+5)-20" office:value-type="string" office:string-value="" calcext:value-type="error">
            <text:p>#DIV/0!</text:p>
          </table:table-cell>
          <table:table-cell table:formula="of:=ABS([.F247]-[.F246])" office:value-type="string" office:string-value="" calcext:value-type="error">
            <text:p>#DIV/0!</text:p>
          </table:table-cell>
          <table:table-cell table:formula="of:=IF([.H24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7]+1" office:value-type="float" office:value="241" calcext:value-type="float">
            <text:p>241</text:p>
          </table:table-cell>
          <table:table-cell table:formula="of:=IF([.C247]*[.G247]&lt;0;[.B247];[.F247])" office:value-type="string" office:string-value="" calcext:value-type="error">
            <text:p>#DIV/0!</text:p>
          </table:table-cell>
          <table:table-cell table:formula="of:=[.B248]^3-COS([.B248])+LN([.B248]+5)-20" office:value-type="string" office:string-value="" calcext:value-type="error">
            <text:p>#DIV/0!</text:p>
          </table:table-cell>
          <table:table-cell table:formula="of:=IF([.E247]*[.G247]&lt;0;[.D247];[.F247])" office:value-type="string" office:string-value="" calcext:value-type="error">
            <text:p>#DIV/0!</text:p>
          </table:table-cell>
          <table:table-cell table:formula="of:=[.D248]^3-COS([.D248])+LN([.D248]+5)-20" office:value-type="string" office:string-value="" calcext:value-type="error">
            <text:p>#DIV/0!</text:p>
          </table:table-cell>
          <table:table-cell table:formula="of:=([.B248]*[.E248]-[.D248]*[.C248])/([.E248]-[.C248])" office:value-type="string" office:string-value="" calcext:value-type="error">
            <text:p>#DIV/0!</text:p>
          </table:table-cell>
          <table:table-cell table:formula="of:=[.F248]^3-COS([.F248])+LN([.F248]+5)-20" office:value-type="string" office:string-value="" calcext:value-type="error">
            <text:p>#DIV/0!</text:p>
          </table:table-cell>
          <table:table-cell table:formula="of:=ABS([.F248]-[.F247])" office:value-type="string" office:string-value="" calcext:value-type="error">
            <text:p>#DIV/0!</text:p>
          </table:table-cell>
          <table:table-cell table:formula="of:=IF([.H24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8]+1" office:value-type="float" office:value="242" calcext:value-type="float">
            <text:p>242</text:p>
          </table:table-cell>
          <table:table-cell table:formula="of:=IF([.C248]*[.G248]&lt;0;[.B248];[.F248])" office:value-type="string" office:string-value="" calcext:value-type="error">
            <text:p>#DIV/0!</text:p>
          </table:table-cell>
          <table:table-cell table:formula="of:=[.B249]^3-COS([.B249])+LN([.B249]+5)-20" office:value-type="string" office:string-value="" calcext:value-type="error">
            <text:p>#DIV/0!</text:p>
          </table:table-cell>
          <table:table-cell table:formula="of:=IF([.E248]*[.G248]&lt;0;[.D248];[.F248])" office:value-type="string" office:string-value="" calcext:value-type="error">
            <text:p>#DIV/0!</text:p>
          </table:table-cell>
          <table:table-cell table:formula="of:=[.D249]^3-COS([.D249])+LN([.D249]+5)-20" office:value-type="string" office:string-value="" calcext:value-type="error">
            <text:p>#DIV/0!</text:p>
          </table:table-cell>
          <table:table-cell table:formula="of:=([.B249]*[.E249]-[.D249]*[.C249])/([.E249]-[.C249])" office:value-type="string" office:string-value="" calcext:value-type="error">
            <text:p>#DIV/0!</text:p>
          </table:table-cell>
          <table:table-cell table:formula="of:=[.F249]^3-COS([.F249])+LN([.F249]+5)-20" office:value-type="string" office:string-value="" calcext:value-type="error">
            <text:p>#DIV/0!</text:p>
          </table:table-cell>
          <table:table-cell table:formula="of:=ABS([.F249]-[.F248])" office:value-type="string" office:string-value="" calcext:value-type="error">
            <text:p>#DIV/0!</text:p>
          </table:table-cell>
          <table:table-cell table:formula="of:=IF([.H24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49]+1" office:value-type="float" office:value="243" calcext:value-type="float">
            <text:p>243</text:p>
          </table:table-cell>
          <table:table-cell table:formula="of:=IF([.C249]*[.G249]&lt;0;[.B249];[.F249])" office:value-type="string" office:string-value="" calcext:value-type="error">
            <text:p>#DIV/0!</text:p>
          </table:table-cell>
          <table:table-cell table:formula="of:=[.B250]^3-COS([.B250])+LN([.B250]+5)-20" office:value-type="string" office:string-value="" calcext:value-type="error">
            <text:p>#DIV/0!</text:p>
          </table:table-cell>
          <table:table-cell table:formula="of:=IF([.E249]*[.G249]&lt;0;[.D249];[.F249])" office:value-type="string" office:string-value="" calcext:value-type="error">
            <text:p>#DIV/0!</text:p>
          </table:table-cell>
          <table:table-cell table:formula="of:=[.D250]^3-COS([.D250])+LN([.D250]+5)-20" office:value-type="string" office:string-value="" calcext:value-type="error">
            <text:p>#DIV/0!</text:p>
          </table:table-cell>
          <table:table-cell table:formula="of:=([.B250]*[.E250]-[.D250]*[.C250])/([.E250]-[.C250])" office:value-type="string" office:string-value="" calcext:value-type="error">
            <text:p>#DIV/0!</text:p>
          </table:table-cell>
          <table:table-cell table:formula="of:=[.F250]^3-COS([.F250])+LN([.F250]+5)-20" office:value-type="string" office:string-value="" calcext:value-type="error">
            <text:p>#DIV/0!</text:p>
          </table:table-cell>
          <table:table-cell table:formula="of:=ABS([.F250]-[.F249])" office:value-type="string" office:string-value="" calcext:value-type="error">
            <text:p>#DIV/0!</text:p>
          </table:table-cell>
          <table:table-cell table:formula="of:=IF([.H25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0]+1" office:value-type="float" office:value="244" calcext:value-type="float">
            <text:p>244</text:p>
          </table:table-cell>
          <table:table-cell table:formula="of:=IF([.C250]*[.G250]&lt;0;[.B250];[.F250])" office:value-type="string" office:string-value="" calcext:value-type="error">
            <text:p>#DIV/0!</text:p>
          </table:table-cell>
          <table:table-cell table:formula="of:=[.B251]^3-COS([.B251])+LN([.B251]+5)-20" office:value-type="string" office:string-value="" calcext:value-type="error">
            <text:p>#DIV/0!</text:p>
          </table:table-cell>
          <table:table-cell table:formula="of:=IF([.E250]*[.G250]&lt;0;[.D250];[.F250])" office:value-type="string" office:string-value="" calcext:value-type="error">
            <text:p>#DIV/0!</text:p>
          </table:table-cell>
          <table:table-cell table:formula="of:=[.D251]^3-COS([.D251])+LN([.D251]+5)-20" office:value-type="string" office:string-value="" calcext:value-type="error">
            <text:p>#DIV/0!</text:p>
          </table:table-cell>
          <table:table-cell table:formula="of:=([.B251]*[.E251]-[.D251]*[.C251])/([.E251]-[.C251])" office:value-type="string" office:string-value="" calcext:value-type="error">
            <text:p>#DIV/0!</text:p>
          </table:table-cell>
          <table:table-cell table:formula="of:=[.F251]^3-COS([.F251])+LN([.F251]+5)-20" office:value-type="string" office:string-value="" calcext:value-type="error">
            <text:p>#DIV/0!</text:p>
          </table:table-cell>
          <table:table-cell table:formula="of:=ABS([.F251]-[.F250])" office:value-type="string" office:string-value="" calcext:value-type="error">
            <text:p>#DIV/0!</text:p>
          </table:table-cell>
          <table:table-cell table:formula="of:=IF([.H25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1]+1" office:value-type="float" office:value="245" calcext:value-type="float">
            <text:p>245</text:p>
          </table:table-cell>
          <table:table-cell table:formula="of:=IF([.C251]*[.G251]&lt;0;[.B251];[.F251])" office:value-type="string" office:string-value="" calcext:value-type="error">
            <text:p>#DIV/0!</text:p>
          </table:table-cell>
          <table:table-cell table:formula="of:=[.B252]^3-COS([.B252])+LN([.B252]+5)-20" office:value-type="string" office:string-value="" calcext:value-type="error">
            <text:p>#DIV/0!</text:p>
          </table:table-cell>
          <table:table-cell table:formula="of:=IF([.E251]*[.G251]&lt;0;[.D251];[.F251])" office:value-type="string" office:string-value="" calcext:value-type="error">
            <text:p>#DIV/0!</text:p>
          </table:table-cell>
          <table:table-cell table:formula="of:=[.D252]^3-COS([.D252])+LN([.D252]+5)-20" office:value-type="string" office:string-value="" calcext:value-type="error">
            <text:p>#DIV/0!</text:p>
          </table:table-cell>
          <table:table-cell table:formula="of:=([.B252]*[.E252]-[.D252]*[.C252])/([.E252]-[.C252])" office:value-type="string" office:string-value="" calcext:value-type="error">
            <text:p>#DIV/0!</text:p>
          </table:table-cell>
          <table:table-cell table:formula="of:=[.F252]^3-COS([.F252])+LN([.F252]+5)-20" office:value-type="string" office:string-value="" calcext:value-type="error">
            <text:p>#DIV/0!</text:p>
          </table:table-cell>
          <table:table-cell table:formula="of:=ABS([.F252]-[.F251])" office:value-type="string" office:string-value="" calcext:value-type="error">
            <text:p>#DIV/0!</text:p>
          </table:table-cell>
          <table:table-cell table:formula="of:=IF([.H25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2]+1" office:value-type="float" office:value="246" calcext:value-type="float">
            <text:p>246</text:p>
          </table:table-cell>
          <table:table-cell table:formula="of:=IF([.C252]*[.G252]&lt;0;[.B252];[.F252])" office:value-type="string" office:string-value="" calcext:value-type="error">
            <text:p>#DIV/0!</text:p>
          </table:table-cell>
          <table:table-cell table:formula="of:=[.B253]^3-COS([.B253])+LN([.B253]+5)-20" office:value-type="string" office:string-value="" calcext:value-type="error">
            <text:p>#DIV/0!</text:p>
          </table:table-cell>
          <table:table-cell table:formula="of:=IF([.E252]*[.G252]&lt;0;[.D252];[.F252])" office:value-type="string" office:string-value="" calcext:value-type="error">
            <text:p>#DIV/0!</text:p>
          </table:table-cell>
          <table:table-cell table:formula="of:=[.D253]^3-COS([.D253])+LN([.D253]+5)-20" office:value-type="string" office:string-value="" calcext:value-type="error">
            <text:p>#DIV/0!</text:p>
          </table:table-cell>
          <table:table-cell table:formula="of:=([.B253]*[.E253]-[.D253]*[.C253])/([.E253]-[.C253])" office:value-type="string" office:string-value="" calcext:value-type="error">
            <text:p>#DIV/0!</text:p>
          </table:table-cell>
          <table:table-cell table:formula="of:=[.F253]^3-COS([.F253])+LN([.F253]+5)-20" office:value-type="string" office:string-value="" calcext:value-type="error">
            <text:p>#DIV/0!</text:p>
          </table:table-cell>
          <table:table-cell table:formula="of:=ABS([.F253]-[.F252])" office:value-type="string" office:string-value="" calcext:value-type="error">
            <text:p>#DIV/0!</text:p>
          </table:table-cell>
          <table:table-cell table:formula="of:=IF([.H25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3]+1" office:value-type="float" office:value="247" calcext:value-type="float">
            <text:p>247</text:p>
          </table:table-cell>
          <table:table-cell table:formula="of:=IF([.C253]*[.G253]&lt;0;[.B253];[.F253])" office:value-type="string" office:string-value="" calcext:value-type="error">
            <text:p>#DIV/0!</text:p>
          </table:table-cell>
          <table:table-cell table:formula="of:=[.B254]^3-COS([.B254])+LN([.B254]+5)-20" office:value-type="string" office:string-value="" calcext:value-type="error">
            <text:p>#DIV/0!</text:p>
          </table:table-cell>
          <table:table-cell table:formula="of:=IF([.E253]*[.G253]&lt;0;[.D253];[.F253])" office:value-type="string" office:string-value="" calcext:value-type="error">
            <text:p>#DIV/0!</text:p>
          </table:table-cell>
          <table:table-cell table:formula="of:=[.D254]^3-COS([.D254])+LN([.D254]+5)-20" office:value-type="string" office:string-value="" calcext:value-type="error">
            <text:p>#DIV/0!</text:p>
          </table:table-cell>
          <table:table-cell table:formula="of:=([.B254]*[.E254]-[.D254]*[.C254])/([.E254]-[.C254])" office:value-type="string" office:string-value="" calcext:value-type="error">
            <text:p>#DIV/0!</text:p>
          </table:table-cell>
          <table:table-cell table:formula="of:=[.F254]^3-COS([.F254])+LN([.F254]+5)-20" office:value-type="string" office:string-value="" calcext:value-type="error">
            <text:p>#DIV/0!</text:p>
          </table:table-cell>
          <table:table-cell table:formula="of:=ABS([.F254]-[.F253])" office:value-type="string" office:string-value="" calcext:value-type="error">
            <text:p>#DIV/0!</text:p>
          </table:table-cell>
          <table:table-cell table:formula="of:=IF([.H25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4]+1" office:value-type="float" office:value="248" calcext:value-type="float">
            <text:p>248</text:p>
          </table:table-cell>
          <table:table-cell table:formula="of:=IF([.C254]*[.G254]&lt;0;[.B254];[.F254])" office:value-type="string" office:string-value="" calcext:value-type="error">
            <text:p>#DIV/0!</text:p>
          </table:table-cell>
          <table:table-cell table:formula="of:=[.B255]^3-COS([.B255])+LN([.B255]+5)-20" office:value-type="string" office:string-value="" calcext:value-type="error">
            <text:p>#DIV/0!</text:p>
          </table:table-cell>
          <table:table-cell table:formula="of:=IF([.E254]*[.G254]&lt;0;[.D254];[.F254])" office:value-type="string" office:string-value="" calcext:value-type="error">
            <text:p>#DIV/0!</text:p>
          </table:table-cell>
          <table:table-cell table:formula="of:=[.D255]^3-COS([.D255])+LN([.D255]+5)-20" office:value-type="string" office:string-value="" calcext:value-type="error">
            <text:p>#DIV/0!</text:p>
          </table:table-cell>
          <table:table-cell table:formula="of:=([.B255]*[.E255]-[.D255]*[.C255])/([.E255]-[.C255])" office:value-type="string" office:string-value="" calcext:value-type="error">
            <text:p>#DIV/0!</text:p>
          </table:table-cell>
          <table:table-cell table:formula="of:=[.F255]^3-COS([.F255])+LN([.F255]+5)-20" office:value-type="string" office:string-value="" calcext:value-type="error">
            <text:p>#DIV/0!</text:p>
          </table:table-cell>
          <table:table-cell table:formula="of:=ABS([.F255]-[.F254])" office:value-type="string" office:string-value="" calcext:value-type="error">
            <text:p>#DIV/0!</text:p>
          </table:table-cell>
          <table:table-cell table:formula="of:=IF([.H25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5]+1" office:value-type="float" office:value="249" calcext:value-type="float">
            <text:p>249</text:p>
          </table:table-cell>
          <table:table-cell table:formula="of:=IF([.C255]*[.G255]&lt;0;[.B255];[.F255])" office:value-type="string" office:string-value="" calcext:value-type="error">
            <text:p>#DIV/0!</text:p>
          </table:table-cell>
          <table:table-cell table:formula="of:=[.B256]^3-COS([.B256])+LN([.B256]+5)-20" office:value-type="string" office:string-value="" calcext:value-type="error">
            <text:p>#DIV/0!</text:p>
          </table:table-cell>
          <table:table-cell table:formula="of:=IF([.E255]*[.G255]&lt;0;[.D255];[.F255])" office:value-type="string" office:string-value="" calcext:value-type="error">
            <text:p>#DIV/0!</text:p>
          </table:table-cell>
          <table:table-cell table:formula="of:=[.D256]^3-COS([.D256])+LN([.D256]+5)-20" office:value-type="string" office:string-value="" calcext:value-type="error">
            <text:p>#DIV/0!</text:p>
          </table:table-cell>
          <table:table-cell table:formula="of:=([.B256]*[.E256]-[.D256]*[.C256])/([.E256]-[.C256])" office:value-type="string" office:string-value="" calcext:value-type="error">
            <text:p>#DIV/0!</text:p>
          </table:table-cell>
          <table:table-cell table:formula="of:=[.F256]^3-COS([.F256])+LN([.F256]+5)-20" office:value-type="string" office:string-value="" calcext:value-type="error">
            <text:p>#DIV/0!</text:p>
          </table:table-cell>
          <table:table-cell table:formula="of:=ABS([.F256]-[.F255])" office:value-type="string" office:string-value="" calcext:value-type="error">
            <text:p>#DIV/0!</text:p>
          </table:table-cell>
          <table:table-cell table:formula="of:=IF([.H25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6]+1" office:value-type="float" office:value="250" calcext:value-type="float">
            <text:p>250</text:p>
          </table:table-cell>
          <table:table-cell table:formula="of:=IF([.C256]*[.G256]&lt;0;[.B256];[.F256])" office:value-type="string" office:string-value="" calcext:value-type="error">
            <text:p>#DIV/0!</text:p>
          </table:table-cell>
          <table:table-cell table:formula="of:=[.B257]^3-COS([.B257])+LN([.B257]+5)-20" office:value-type="string" office:string-value="" calcext:value-type="error">
            <text:p>#DIV/0!</text:p>
          </table:table-cell>
          <table:table-cell table:formula="of:=IF([.E256]*[.G256]&lt;0;[.D256];[.F256])" office:value-type="string" office:string-value="" calcext:value-type="error">
            <text:p>#DIV/0!</text:p>
          </table:table-cell>
          <table:table-cell table:formula="of:=[.D257]^3-COS([.D257])+LN([.D257]+5)-20" office:value-type="string" office:string-value="" calcext:value-type="error">
            <text:p>#DIV/0!</text:p>
          </table:table-cell>
          <table:table-cell table:formula="of:=([.B257]*[.E257]-[.D257]*[.C257])/([.E257]-[.C257])" office:value-type="string" office:string-value="" calcext:value-type="error">
            <text:p>#DIV/0!</text:p>
          </table:table-cell>
          <table:table-cell table:formula="of:=[.F257]^3-COS([.F257])+LN([.F257]+5)-20" office:value-type="string" office:string-value="" calcext:value-type="error">
            <text:p>#DIV/0!</text:p>
          </table:table-cell>
          <table:table-cell table:formula="of:=ABS([.F257]-[.F256])" office:value-type="string" office:string-value="" calcext:value-type="error">
            <text:p>#DIV/0!</text:p>
          </table:table-cell>
          <table:table-cell table:formula="of:=IF([.H25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7]+1" office:value-type="float" office:value="251" calcext:value-type="float">
            <text:p>251</text:p>
          </table:table-cell>
          <table:table-cell table:formula="of:=IF([.C257]*[.G257]&lt;0;[.B257];[.F257])" office:value-type="string" office:string-value="" calcext:value-type="error">
            <text:p>#DIV/0!</text:p>
          </table:table-cell>
          <table:table-cell table:formula="of:=[.B258]^3-COS([.B258])+LN([.B258]+5)-20" office:value-type="string" office:string-value="" calcext:value-type="error">
            <text:p>#DIV/0!</text:p>
          </table:table-cell>
          <table:table-cell table:formula="of:=IF([.E257]*[.G257]&lt;0;[.D257];[.F257])" office:value-type="string" office:string-value="" calcext:value-type="error">
            <text:p>#DIV/0!</text:p>
          </table:table-cell>
          <table:table-cell table:formula="of:=[.D258]^3-COS([.D258])+LN([.D258]+5)-20" office:value-type="string" office:string-value="" calcext:value-type="error">
            <text:p>#DIV/0!</text:p>
          </table:table-cell>
          <table:table-cell table:formula="of:=([.B258]*[.E258]-[.D258]*[.C258])/([.E258]-[.C258])" office:value-type="string" office:string-value="" calcext:value-type="error">
            <text:p>#DIV/0!</text:p>
          </table:table-cell>
          <table:table-cell table:formula="of:=[.F258]^3-COS([.F258])+LN([.F258]+5)-20" office:value-type="string" office:string-value="" calcext:value-type="error">
            <text:p>#DIV/0!</text:p>
          </table:table-cell>
          <table:table-cell table:formula="of:=ABS([.F258]-[.F257])" office:value-type="string" office:string-value="" calcext:value-type="error">
            <text:p>#DIV/0!</text:p>
          </table:table-cell>
          <table:table-cell table:formula="of:=IF([.H25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8]+1" office:value-type="float" office:value="252" calcext:value-type="float">
            <text:p>252</text:p>
          </table:table-cell>
          <table:table-cell table:formula="of:=IF([.C258]*[.G258]&lt;0;[.B258];[.F258])" office:value-type="string" office:string-value="" calcext:value-type="error">
            <text:p>#DIV/0!</text:p>
          </table:table-cell>
          <table:table-cell table:formula="of:=[.B259]^3-COS([.B259])+LN([.B259]+5)-20" office:value-type="string" office:string-value="" calcext:value-type="error">
            <text:p>#DIV/0!</text:p>
          </table:table-cell>
          <table:table-cell table:formula="of:=IF([.E258]*[.G258]&lt;0;[.D258];[.F258])" office:value-type="string" office:string-value="" calcext:value-type="error">
            <text:p>#DIV/0!</text:p>
          </table:table-cell>
          <table:table-cell table:formula="of:=[.D259]^3-COS([.D259])+LN([.D259]+5)-20" office:value-type="string" office:string-value="" calcext:value-type="error">
            <text:p>#DIV/0!</text:p>
          </table:table-cell>
          <table:table-cell table:formula="of:=([.B259]*[.E259]-[.D259]*[.C259])/([.E259]-[.C259])" office:value-type="string" office:string-value="" calcext:value-type="error">
            <text:p>#DIV/0!</text:p>
          </table:table-cell>
          <table:table-cell table:formula="of:=[.F259]^3-COS([.F259])+LN([.F259]+5)-20" office:value-type="string" office:string-value="" calcext:value-type="error">
            <text:p>#DIV/0!</text:p>
          </table:table-cell>
          <table:table-cell table:formula="of:=ABS([.F259]-[.F258])" office:value-type="string" office:string-value="" calcext:value-type="error">
            <text:p>#DIV/0!</text:p>
          </table:table-cell>
          <table:table-cell table:formula="of:=IF([.H25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59]+1" office:value-type="float" office:value="253" calcext:value-type="float">
            <text:p>253</text:p>
          </table:table-cell>
          <table:table-cell table:formula="of:=IF([.C259]*[.G259]&lt;0;[.B259];[.F259])" office:value-type="string" office:string-value="" calcext:value-type="error">
            <text:p>#DIV/0!</text:p>
          </table:table-cell>
          <table:table-cell table:formula="of:=[.B260]^3-COS([.B260])+LN([.B260]+5)-20" office:value-type="string" office:string-value="" calcext:value-type="error">
            <text:p>#DIV/0!</text:p>
          </table:table-cell>
          <table:table-cell table:formula="of:=IF([.E259]*[.G259]&lt;0;[.D259];[.F259])" office:value-type="string" office:string-value="" calcext:value-type="error">
            <text:p>#DIV/0!</text:p>
          </table:table-cell>
          <table:table-cell table:formula="of:=[.D260]^3-COS([.D260])+LN([.D260]+5)-20" office:value-type="string" office:string-value="" calcext:value-type="error">
            <text:p>#DIV/0!</text:p>
          </table:table-cell>
          <table:table-cell table:formula="of:=([.B260]*[.E260]-[.D260]*[.C260])/([.E260]-[.C260])" office:value-type="string" office:string-value="" calcext:value-type="error">
            <text:p>#DIV/0!</text:p>
          </table:table-cell>
          <table:table-cell table:formula="of:=[.F260]^3-COS([.F260])+LN([.F260]+5)-20" office:value-type="string" office:string-value="" calcext:value-type="error">
            <text:p>#DIV/0!</text:p>
          </table:table-cell>
          <table:table-cell table:formula="of:=ABS([.F260]-[.F259])" office:value-type="string" office:string-value="" calcext:value-type="error">
            <text:p>#DIV/0!</text:p>
          </table:table-cell>
          <table:table-cell table:formula="of:=IF([.H26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0]+1" office:value-type="float" office:value="254" calcext:value-type="float">
            <text:p>254</text:p>
          </table:table-cell>
          <table:table-cell table:formula="of:=IF([.C260]*[.G260]&lt;0;[.B260];[.F260])" office:value-type="string" office:string-value="" calcext:value-type="error">
            <text:p>#DIV/0!</text:p>
          </table:table-cell>
          <table:table-cell table:formula="of:=[.B261]^3-COS([.B261])+LN([.B261]+5)-20" office:value-type="string" office:string-value="" calcext:value-type="error">
            <text:p>#DIV/0!</text:p>
          </table:table-cell>
          <table:table-cell table:formula="of:=IF([.E260]*[.G260]&lt;0;[.D260];[.F260])" office:value-type="string" office:string-value="" calcext:value-type="error">
            <text:p>#DIV/0!</text:p>
          </table:table-cell>
          <table:table-cell table:formula="of:=[.D261]^3-COS([.D261])+LN([.D261]+5)-20" office:value-type="string" office:string-value="" calcext:value-type="error">
            <text:p>#DIV/0!</text:p>
          </table:table-cell>
          <table:table-cell table:formula="of:=([.B261]*[.E261]-[.D261]*[.C261])/([.E261]-[.C261])" office:value-type="string" office:string-value="" calcext:value-type="error">
            <text:p>#DIV/0!</text:p>
          </table:table-cell>
          <table:table-cell table:formula="of:=[.F261]^3-COS([.F261])+LN([.F261]+5)-20" office:value-type="string" office:string-value="" calcext:value-type="error">
            <text:p>#DIV/0!</text:p>
          </table:table-cell>
          <table:table-cell table:formula="of:=ABS([.F261]-[.F260])" office:value-type="string" office:string-value="" calcext:value-type="error">
            <text:p>#DIV/0!</text:p>
          </table:table-cell>
          <table:table-cell table:formula="of:=IF([.H26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1]+1" office:value-type="float" office:value="255" calcext:value-type="float">
            <text:p>255</text:p>
          </table:table-cell>
          <table:table-cell table:formula="of:=IF([.C261]*[.G261]&lt;0;[.B261];[.F261])" office:value-type="string" office:string-value="" calcext:value-type="error">
            <text:p>#DIV/0!</text:p>
          </table:table-cell>
          <table:table-cell table:formula="of:=[.B262]^3-COS([.B262])+LN([.B262]+5)-20" office:value-type="string" office:string-value="" calcext:value-type="error">
            <text:p>#DIV/0!</text:p>
          </table:table-cell>
          <table:table-cell table:formula="of:=IF([.E261]*[.G261]&lt;0;[.D261];[.F261])" office:value-type="string" office:string-value="" calcext:value-type="error">
            <text:p>#DIV/0!</text:p>
          </table:table-cell>
          <table:table-cell table:formula="of:=[.D262]^3-COS([.D262])+LN([.D262]+5)-20" office:value-type="string" office:string-value="" calcext:value-type="error">
            <text:p>#DIV/0!</text:p>
          </table:table-cell>
          <table:table-cell table:formula="of:=([.B262]*[.E262]-[.D262]*[.C262])/([.E262]-[.C262])" office:value-type="string" office:string-value="" calcext:value-type="error">
            <text:p>#DIV/0!</text:p>
          </table:table-cell>
          <table:table-cell table:formula="of:=[.F262]^3-COS([.F262])+LN([.F262]+5)-20" office:value-type="string" office:string-value="" calcext:value-type="error">
            <text:p>#DIV/0!</text:p>
          </table:table-cell>
          <table:table-cell table:formula="of:=ABS([.F262]-[.F261])" office:value-type="string" office:string-value="" calcext:value-type="error">
            <text:p>#DIV/0!</text:p>
          </table:table-cell>
          <table:table-cell table:formula="of:=IF([.H26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2]+1" office:value-type="float" office:value="256" calcext:value-type="float">
            <text:p>256</text:p>
          </table:table-cell>
          <table:table-cell table:formula="of:=IF([.C262]*[.G262]&lt;0;[.B262];[.F262])" office:value-type="string" office:string-value="" calcext:value-type="error">
            <text:p>#DIV/0!</text:p>
          </table:table-cell>
          <table:table-cell table:formula="of:=[.B263]^3-COS([.B263])+LN([.B263]+5)-20" office:value-type="string" office:string-value="" calcext:value-type="error">
            <text:p>#DIV/0!</text:p>
          </table:table-cell>
          <table:table-cell table:formula="of:=IF([.E262]*[.G262]&lt;0;[.D262];[.F262])" office:value-type="string" office:string-value="" calcext:value-type="error">
            <text:p>#DIV/0!</text:p>
          </table:table-cell>
          <table:table-cell table:formula="of:=[.D263]^3-COS([.D263])+LN([.D263]+5)-20" office:value-type="string" office:string-value="" calcext:value-type="error">
            <text:p>#DIV/0!</text:p>
          </table:table-cell>
          <table:table-cell table:formula="of:=([.B263]*[.E263]-[.D263]*[.C263])/([.E263]-[.C263])" office:value-type="string" office:string-value="" calcext:value-type="error">
            <text:p>#DIV/0!</text:p>
          </table:table-cell>
          <table:table-cell table:formula="of:=[.F263]^3-COS([.F263])+LN([.F263]+5)-20" office:value-type="string" office:string-value="" calcext:value-type="error">
            <text:p>#DIV/0!</text:p>
          </table:table-cell>
          <table:table-cell table:formula="of:=ABS([.F263]-[.F262])" office:value-type="string" office:string-value="" calcext:value-type="error">
            <text:p>#DIV/0!</text:p>
          </table:table-cell>
          <table:table-cell table:formula="of:=IF([.H26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3]+1" office:value-type="float" office:value="257" calcext:value-type="float">
            <text:p>257</text:p>
          </table:table-cell>
          <table:table-cell table:formula="of:=IF([.C263]*[.G263]&lt;0;[.B263];[.F263])" office:value-type="string" office:string-value="" calcext:value-type="error">
            <text:p>#DIV/0!</text:p>
          </table:table-cell>
          <table:table-cell table:formula="of:=[.B264]^3-COS([.B264])+LN([.B264]+5)-20" office:value-type="string" office:string-value="" calcext:value-type="error">
            <text:p>#DIV/0!</text:p>
          </table:table-cell>
          <table:table-cell table:formula="of:=IF([.E263]*[.G263]&lt;0;[.D263];[.F263])" office:value-type="string" office:string-value="" calcext:value-type="error">
            <text:p>#DIV/0!</text:p>
          </table:table-cell>
          <table:table-cell table:formula="of:=[.D264]^3-COS([.D264])+LN([.D264]+5)-20" office:value-type="string" office:string-value="" calcext:value-type="error">
            <text:p>#DIV/0!</text:p>
          </table:table-cell>
          <table:table-cell table:formula="of:=([.B264]*[.E264]-[.D264]*[.C264])/([.E264]-[.C264])" office:value-type="string" office:string-value="" calcext:value-type="error">
            <text:p>#DIV/0!</text:p>
          </table:table-cell>
          <table:table-cell table:formula="of:=[.F264]^3-COS([.F264])+LN([.F264]+5)-20" office:value-type="string" office:string-value="" calcext:value-type="error">
            <text:p>#DIV/0!</text:p>
          </table:table-cell>
          <table:table-cell table:formula="of:=ABS([.F264]-[.F263])" office:value-type="string" office:string-value="" calcext:value-type="error">
            <text:p>#DIV/0!</text:p>
          </table:table-cell>
          <table:table-cell table:formula="of:=IF([.H26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4]+1" office:value-type="float" office:value="258" calcext:value-type="float">
            <text:p>258</text:p>
          </table:table-cell>
          <table:table-cell table:formula="of:=IF([.C264]*[.G264]&lt;0;[.B264];[.F264])" office:value-type="string" office:string-value="" calcext:value-type="error">
            <text:p>#DIV/0!</text:p>
          </table:table-cell>
          <table:table-cell table:formula="of:=[.B265]^3-COS([.B265])+LN([.B265]+5)-20" office:value-type="string" office:string-value="" calcext:value-type="error">
            <text:p>#DIV/0!</text:p>
          </table:table-cell>
          <table:table-cell table:formula="of:=IF([.E264]*[.G264]&lt;0;[.D264];[.F264])" office:value-type="string" office:string-value="" calcext:value-type="error">
            <text:p>#DIV/0!</text:p>
          </table:table-cell>
          <table:table-cell table:formula="of:=[.D265]^3-COS([.D265])+LN([.D265]+5)-20" office:value-type="string" office:string-value="" calcext:value-type="error">
            <text:p>#DIV/0!</text:p>
          </table:table-cell>
          <table:table-cell table:formula="of:=([.B265]*[.E265]-[.D265]*[.C265])/([.E265]-[.C265])" office:value-type="string" office:string-value="" calcext:value-type="error">
            <text:p>#DIV/0!</text:p>
          </table:table-cell>
          <table:table-cell table:formula="of:=[.F265]^3-COS([.F265])+LN([.F265]+5)-20" office:value-type="string" office:string-value="" calcext:value-type="error">
            <text:p>#DIV/0!</text:p>
          </table:table-cell>
          <table:table-cell table:formula="of:=ABS([.F265]-[.F264])" office:value-type="string" office:string-value="" calcext:value-type="error">
            <text:p>#DIV/0!</text:p>
          </table:table-cell>
          <table:table-cell table:formula="of:=IF([.H26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5]+1" office:value-type="float" office:value="259" calcext:value-type="float">
            <text:p>259</text:p>
          </table:table-cell>
          <table:table-cell table:formula="of:=IF([.C265]*[.G265]&lt;0;[.B265];[.F265])" office:value-type="string" office:string-value="" calcext:value-type="error">
            <text:p>#DIV/0!</text:p>
          </table:table-cell>
          <table:table-cell table:formula="of:=[.B266]^3-COS([.B266])+LN([.B266]+5)-20" office:value-type="string" office:string-value="" calcext:value-type="error">
            <text:p>#DIV/0!</text:p>
          </table:table-cell>
          <table:table-cell table:formula="of:=IF([.E265]*[.G265]&lt;0;[.D265];[.F265])" office:value-type="string" office:string-value="" calcext:value-type="error">
            <text:p>#DIV/0!</text:p>
          </table:table-cell>
          <table:table-cell table:formula="of:=[.D266]^3-COS([.D266])+LN([.D266]+5)-20" office:value-type="string" office:string-value="" calcext:value-type="error">
            <text:p>#DIV/0!</text:p>
          </table:table-cell>
          <table:table-cell table:formula="of:=([.B266]*[.E266]-[.D266]*[.C266])/([.E266]-[.C266])" office:value-type="string" office:string-value="" calcext:value-type="error">
            <text:p>#DIV/0!</text:p>
          </table:table-cell>
          <table:table-cell table:formula="of:=[.F266]^3-COS([.F266])+LN([.F266]+5)-20" office:value-type="string" office:string-value="" calcext:value-type="error">
            <text:p>#DIV/0!</text:p>
          </table:table-cell>
          <table:table-cell table:formula="of:=ABS([.F266]-[.F265])" office:value-type="string" office:string-value="" calcext:value-type="error">
            <text:p>#DIV/0!</text:p>
          </table:table-cell>
          <table:table-cell table:formula="of:=IF([.H26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6]+1" office:value-type="float" office:value="260" calcext:value-type="float">
            <text:p>260</text:p>
          </table:table-cell>
          <table:table-cell table:formula="of:=IF([.C266]*[.G266]&lt;0;[.B266];[.F266])" office:value-type="string" office:string-value="" calcext:value-type="error">
            <text:p>#DIV/0!</text:p>
          </table:table-cell>
          <table:table-cell table:formula="of:=[.B267]^3-COS([.B267])+LN([.B267]+5)-20" office:value-type="string" office:string-value="" calcext:value-type="error">
            <text:p>#DIV/0!</text:p>
          </table:table-cell>
          <table:table-cell table:formula="of:=IF([.E266]*[.G266]&lt;0;[.D266];[.F266])" office:value-type="string" office:string-value="" calcext:value-type="error">
            <text:p>#DIV/0!</text:p>
          </table:table-cell>
          <table:table-cell table:formula="of:=[.D267]^3-COS([.D267])+LN([.D267]+5)-20" office:value-type="string" office:string-value="" calcext:value-type="error">
            <text:p>#DIV/0!</text:p>
          </table:table-cell>
          <table:table-cell table:formula="of:=([.B267]*[.E267]-[.D267]*[.C267])/([.E267]-[.C267])" office:value-type="string" office:string-value="" calcext:value-type="error">
            <text:p>#DIV/0!</text:p>
          </table:table-cell>
          <table:table-cell table:formula="of:=[.F267]^3-COS([.F267])+LN([.F267]+5)-20" office:value-type="string" office:string-value="" calcext:value-type="error">
            <text:p>#DIV/0!</text:p>
          </table:table-cell>
          <table:table-cell table:formula="of:=ABS([.F267]-[.F266])" office:value-type="string" office:string-value="" calcext:value-type="error">
            <text:p>#DIV/0!</text:p>
          </table:table-cell>
          <table:table-cell table:formula="of:=IF([.H26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7]+1" office:value-type="float" office:value="261" calcext:value-type="float">
            <text:p>261</text:p>
          </table:table-cell>
          <table:table-cell table:formula="of:=IF([.C267]*[.G267]&lt;0;[.B267];[.F267])" office:value-type="string" office:string-value="" calcext:value-type="error">
            <text:p>#DIV/0!</text:p>
          </table:table-cell>
          <table:table-cell table:formula="of:=[.B268]^3-COS([.B268])+LN([.B268]+5)-20" office:value-type="string" office:string-value="" calcext:value-type="error">
            <text:p>#DIV/0!</text:p>
          </table:table-cell>
          <table:table-cell table:formula="of:=IF([.E267]*[.G267]&lt;0;[.D267];[.F267])" office:value-type="string" office:string-value="" calcext:value-type="error">
            <text:p>#DIV/0!</text:p>
          </table:table-cell>
          <table:table-cell table:formula="of:=[.D268]^3-COS([.D268])+LN([.D268]+5)-20" office:value-type="string" office:string-value="" calcext:value-type="error">
            <text:p>#DIV/0!</text:p>
          </table:table-cell>
          <table:table-cell table:formula="of:=([.B268]*[.E268]-[.D268]*[.C268])/([.E268]-[.C268])" office:value-type="string" office:string-value="" calcext:value-type="error">
            <text:p>#DIV/0!</text:p>
          </table:table-cell>
          <table:table-cell table:formula="of:=[.F268]^3-COS([.F268])+LN([.F268]+5)-20" office:value-type="string" office:string-value="" calcext:value-type="error">
            <text:p>#DIV/0!</text:p>
          </table:table-cell>
          <table:table-cell table:formula="of:=ABS([.F268]-[.F267])" office:value-type="string" office:string-value="" calcext:value-type="error">
            <text:p>#DIV/0!</text:p>
          </table:table-cell>
          <table:table-cell table:formula="of:=IF([.H26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8]+1" office:value-type="float" office:value="262" calcext:value-type="float">
            <text:p>262</text:p>
          </table:table-cell>
          <table:table-cell table:formula="of:=IF([.C268]*[.G268]&lt;0;[.B268];[.F268])" office:value-type="string" office:string-value="" calcext:value-type="error">
            <text:p>#DIV/0!</text:p>
          </table:table-cell>
          <table:table-cell table:formula="of:=[.B269]^3-COS([.B269])+LN([.B269]+5)-20" office:value-type="string" office:string-value="" calcext:value-type="error">
            <text:p>#DIV/0!</text:p>
          </table:table-cell>
          <table:table-cell table:formula="of:=IF([.E268]*[.G268]&lt;0;[.D268];[.F268])" office:value-type="string" office:string-value="" calcext:value-type="error">
            <text:p>#DIV/0!</text:p>
          </table:table-cell>
          <table:table-cell table:formula="of:=[.D269]^3-COS([.D269])+LN([.D269]+5)-20" office:value-type="string" office:string-value="" calcext:value-type="error">
            <text:p>#DIV/0!</text:p>
          </table:table-cell>
          <table:table-cell table:formula="of:=([.B269]*[.E269]-[.D269]*[.C269])/([.E269]-[.C269])" office:value-type="string" office:string-value="" calcext:value-type="error">
            <text:p>#DIV/0!</text:p>
          </table:table-cell>
          <table:table-cell table:formula="of:=[.F269]^3-COS([.F269])+LN([.F269]+5)-20" office:value-type="string" office:string-value="" calcext:value-type="error">
            <text:p>#DIV/0!</text:p>
          </table:table-cell>
          <table:table-cell table:formula="of:=ABS([.F269]-[.F268])" office:value-type="string" office:string-value="" calcext:value-type="error">
            <text:p>#DIV/0!</text:p>
          </table:table-cell>
          <table:table-cell table:formula="of:=IF([.H26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69]+1" office:value-type="float" office:value="263" calcext:value-type="float">
            <text:p>263</text:p>
          </table:table-cell>
          <table:table-cell table:formula="of:=IF([.C269]*[.G269]&lt;0;[.B269];[.F269])" office:value-type="string" office:string-value="" calcext:value-type="error">
            <text:p>#DIV/0!</text:p>
          </table:table-cell>
          <table:table-cell table:formula="of:=[.B270]^3-COS([.B270])+LN([.B270]+5)-20" office:value-type="string" office:string-value="" calcext:value-type="error">
            <text:p>#DIV/0!</text:p>
          </table:table-cell>
          <table:table-cell table:formula="of:=IF([.E269]*[.G269]&lt;0;[.D269];[.F269])" office:value-type="string" office:string-value="" calcext:value-type="error">
            <text:p>#DIV/0!</text:p>
          </table:table-cell>
          <table:table-cell table:formula="of:=[.D270]^3-COS([.D270])+LN([.D270]+5)-20" office:value-type="string" office:string-value="" calcext:value-type="error">
            <text:p>#DIV/0!</text:p>
          </table:table-cell>
          <table:table-cell table:formula="of:=([.B270]*[.E270]-[.D270]*[.C270])/([.E270]-[.C270])" office:value-type="string" office:string-value="" calcext:value-type="error">
            <text:p>#DIV/0!</text:p>
          </table:table-cell>
          <table:table-cell table:formula="of:=[.F270]^3-COS([.F270])+LN([.F270]+5)-20" office:value-type="string" office:string-value="" calcext:value-type="error">
            <text:p>#DIV/0!</text:p>
          </table:table-cell>
          <table:table-cell table:formula="of:=ABS([.F270]-[.F269])" office:value-type="string" office:string-value="" calcext:value-type="error">
            <text:p>#DIV/0!</text:p>
          </table:table-cell>
          <table:table-cell table:formula="of:=IF([.H27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0]+1" office:value-type="float" office:value="264" calcext:value-type="float">
            <text:p>264</text:p>
          </table:table-cell>
          <table:table-cell table:formula="of:=IF([.C270]*[.G270]&lt;0;[.B270];[.F270])" office:value-type="string" office:string-value="" calcext:value-type="error">
            <text:p>#DIV/0!</text:p>
          </table:table-cell>
          <table:table-cell table:formula="of:=[.B271]^3-COS([.B271])+LN([.B271]+5)-20" office:value-type="string" office:string-value="" calcext:value-type="error">
            <text:p>#DIV/0!</text:p>
          </table:table-cell>
          <table:table-cell table:formula="of:=IF([.E270]*[.G270]&lt;0;[.D270];[.F270])" office:value-type="string" office:string-value="" calcext:value-type="error">
            <text:p>#DIV/0!</text:p>
          </table:table-cell>
          <table:table-cell table:formula="of:=[.D271]^3-COS([.D271])+LN([.D271]+5)-20" office:value-type="string" office:string-value="" calcext:value-type="error">
            <text:p>#DIV/0!</text:p>
          </table:table-cell>
          <table:table-cell table:formula="of:=([.B271]*[.E271]-[.D271]*[.C271])/([.E271]-[.C271])" office:value-type="string" office:string-value="" calcext:value-type="error">
            <text:p>#DIV/0!</text:p>
          </table:table-cell>
          <table:table-cell table:formula="of:=[.F271]^3-COS([.F271])+LN([.F271]+5)-20" office:value-type="string" office:string-value="" calcext:value-type="error">
            <text:p>#DIV/0!</text:p>
          </table:table-cell>
          <table:table-cell table:formula="of:=ABS([.F271]-[.F270])" office:value-type="string" office:string-value="" calcext:value-type="error">
            <text:p>#DIV/0!</text:p>
          </table:table-cell>
          <table:table-cell table:formula="of:=IF([.H27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1]+1" office:value-type="float" office:value="265" calcext:value-type="float">
            <text:p>265</text:p>
          </table:table-cell>
          <table:table-cell table:formula="of:=IF([.C271]*[.G271]&lt;0;[.B271];[.F271])" office:value-type="string" office:string-value="" calcext:value-type="error">
            <text:p>#DIV/0!</text:p>
          </table:table-cell>
          <table:table-cell table:formula="of:=[.B272]^3-COS([.B272])+LN([.B272]+5)-20" office:value-type="string" office:string-value="" calcext:value-type="error">
            <text:p>#DIV/0!</text:p>
          </table:table-cell>
          <table:table-cell table:formula="of:=IF([.E271]*[.G271]&lt;0;[.D271];[.F271])" office:value-type="string" office:string-value="" calcext:value-type="error">
            <text:p>#DIV/0!</text:p>
          </table:table-cell>
          <table:table-cell table:formula="of:=[.D272]^3-COS([.D272])+LN([.D272]+5)-20" office:value-type="string" office:string-value="" calcext:value-type="error">
            <text:p>#DIV/0!</text:p>
          </table:table-cell>
          <table:table-cell table:formula="of:=([.B272]*[.E272]-[.D272]*[.C272])/([.E272]-[.C272])" office:value-type="string" office:string-value="" calcext:value-type="error">
            <text:p>#DIV/0!</text:p>
          </table:table-cell>
          <table:table-cell table:formula="of:=[.F272]^3-COS([.F272])+LN([.F272]+5)-20" office:value-type="string" office:string-value="" calcext:value-type="error">
            <text:p>#DIV/0!</text:p>
          </table:table-cell>
          <table:table-cell table:formula="of:=ABS([.F272]-[.F271])" office:value-type="string" office:string-value="" calcext:value-type="error">
            <text:p>#DIV/0!</text:p>
          </table:table-cell>
          <table:table-cell table:formula="of:=IF([.H27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2]+1" office:value-type="float" office:value="266" calcext:value-type="float">
            <text:p>266</text:p>
          </table:table-cell>
          <table:table-cell table:formula="of:=IF([.C272]*[.G272]&lt;0;[.B272];[.F272])" office:value-type="string" office:string-value="" calcext:value-type="error">
            <text:p>#DIV/0!</text:p>
          </table:table-cell>
          <table:table-cell table:formula="of:=[.B273]^3-COS([.B273])+LN([.B273]+5)-20" office:value-type="string" office:string-value="" calcext:value-type="error">
            <text:p>#DIV/0!</text:p>
          </table:table-cell>
          <table:table-cell table:formula="of:=IF([.E272]*[.G272]&lt;0;[.D272];[.F272])" office:value-type="string" office:string-value="" calcext:value-type="error">
            <text:p>#DIV/0!</text:p>
          </table:table-cell>
          <table:table-cell table:formula="of:=[.D273]^3-COS([.D273])+LN([.D273]+5)-20" office:value-type="string" office:string-value="" calcext:value-type="error">
            <text:p>#DIV/0!</text:p>
          </table:table-cell>
          <table:table-cell table:formula="of:=([.B273]*[.E273]-[.D273]*[.C273])/([.E273]-[.C273])" office:value-type="string" office:string-value="" calcext:value-type="error">
            <text:p>#DIV/0!</text:p>
          </table:table-cell>
          <table:table-cell table:formula="of:=[.F273]^3-COS([.F273])+LN([.F273]+5)-20" office:value-type="string" office:string-value="" calcext:value-type="error">
            <text:p>#DIV/0!</text:p>
          </table:table-cell>
          <table:table-cell table:formula="of:=ABS([.F273]-[.F272])" office:value-type="string" office:string-value="" calcext:value-type="error">
            <text:p>#DIV/0!</text:p>
          </table:table-cell>
          <table:table-cell table:formula="of:=IF([.H27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3]+1" office:value-type="float" office:value="267" calcext:value-type="float">
            <text:p>267</text:p>
          </table:table-cell>
          <table:table-cell table:formula="of:=IF([.C273]*[.G273]&lt;0;[.B273];[.F273])" office:value-type="string" office:string-value="" calcext:value-type="error">
            <text:p>#DIV/0!</text:p>
          </table:table-cell>
          <table:table-cell table:formula="of:=[.B274]^3-COS([.B274])+LN([.B274]+5)-20" office:value-type="string" office:string-value="" calcext:value-type="error">
            <text:p>#DIV/0!</text:p>
          </table:table-cell>
          <table:table-cell table:formula="of:=IF([.E273]*[.G273]&lt;0;[.D273];[.F273])" office:value-type="string" office:string-value="" calcext:value-type="error">
            <text:p>#DIV/0!</text:p>
          </table:table-cell>
          <table:table-cell table:formula="of:=[.D274]^3-COS([.D274])+LN([.D274]+5)-20" office:value-type="string" office:string-value="" calcext:value-type="error">
            <text:p>#DIV/0!</text:p>
          </table:table-cell>
          <table:table-cell table:formula="of:=([.B274]*[.E274]-[.D274]*[.C274])/([.E274]-[.C274])" office:value-type="string" office:string-value="" calcext:value-type="error">
            <text:p>#DIV/0!</text:p>
          </table:table-cell>
          <table:table-cell table:formula="of:=[.F274]^3-COS([.F274])+LN([.F274]+5)-20" office:value-type="string" office:string-value="" calcext:value-type="error">
            <text:p>#DIV/0!</text:p>
          </table:table-cell>
          <table:table-cell table:formula="of:=ABS([.F274]-[.F273])" office:value-type="string" office:string-value="" calcext:value-type="error">
            <text:p>#DIV/0!</text:p>
          </table:table-cell>
          <table:table-cell table:formula="of:=IF([.H27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4]+1" office:value-type="float" office:value="268" calcext:value-type="float">
            <text:p>268</text:p>
          </table:table-cell>
          <table:table-cell table:formula="of:=IF([.C274]*[.G274]&lt;0;[.B274];[.F274])" office:value-type="string" office:string-value="" calcext:value-type="error">
            <text:p>#DIV/0!</text:p>
          </table:table-cell>
          <table:table-cell table:formula="of:=[.B275]^3-COS([.B275])+LN([.B275]+5)-20" office:value-type="string" office:string-value="" calcext:value-type="error">
            <text:p>#DIV/0!</text:p>
          </table:table-cell>
          <table:table-cell table:formula="of:=IF([.E274]*[.G274]&lt;0;[.D274];[.F274])" office:value-type="string" office:string-value="" calcext:value-type="error">
            <text:p>#DIV/0!</text:p>
          </table:table-cell>
          <table:table-cell table:formula="of:=[.D275]^3-COS([.D275])+LN([.D275]+5)-20" office:value-type="string" office:string-value="" calcext:value-type="error">
            <text:p>#DIV/0!</text:p>
          </table:table-cell>
          <table:table-cell table:formula="of:=([.B275]*[.E275]-[.D275]*[.C275])/([.E275]-[.C275])" office:value-type="string" office:string-value="" calcext:value-type="error">
            <text:p>#DIV/0!</text:p>
          </table:table-cell>
          <table:table-cell table:formula="of:=[.F275]^3-COS([.F275])+LN([.F275]+5)-20" office:value-type="string" office:string-value="" calcext:value-type="error">
            <text:p>#DIV/0!</text:p>
          </table:table-cell>
          <table:table-cell table:formula="of:=ABS([.F275]-[.F274])" office:value-type="string" office:string-value="" calcext:value-type="error">
            <text:p>#DIV/0!</text:p>
          </table:table-cell>
          <table:table-cell table:formula="of:=IF([.H27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5]+1" office:value-type="float" office:value="269" calcext:value-type="float">
            <text:p>269</text:p>
          </table:table-cell>
          <table:table-cell table:formula="of:=IF([.C275]*[.G275]&lt;0;[.B275];[.F275])" office:value-type="string" office:string-value="" calcext:value-type="error">
            <text:p>#DIV/0!</text:p>
          </table:table-cell>
          <table:table-cell table:formula="of:=[.B276]^3-COS([.B276])+LN([.B276]+5)-20" office:value-type="string" office:string-value="" calcext:value-type="error">
            <text:p>#DIV/0!</text:p>
          </table:table-cell>
          <table:table-cell table:formula="of:=IF([.E275]*[.G275]&lt;0;[.D275];[.F275])" office:value-type="string" office:string-value="" calcext:value-type="error">
            <text:p>#DIV/0!</text:p>
          </table:table-cell>
          <table:table-cell table:formula="of:=[.D276]^3-COS([.D276])+LN([.D276]+5)-20" office:value-type="string" office:string-value="" calcext:value-type="error">
            <text:p>#DIV/0!</text:p>
          </table:table-cell>
          <table:table-cell table:formula="of:=([.B276]*[.E276]-[.D276]*[.C276])/([.E276]-[.C276])" office:value-type="string" office:string-value="" calcext:value-type="error">
            <text:p>#DIV/0!</text:p>
          </table:table-cell>
          <table:table-cell table:formula="of:=[.F276]^3-COS([.F276])+LN([.F276]+5)-20" office:value-type="string" office:string-value="" calcext:value-type="error">
            <text:p>#DIV/0!</text:p>
          </table:table-cell>
          <table:table-cell table:formula="of:=ABS([.F276]-[.F275])" office:value-type="string" office:string-value="" calcext:value-type="error">
            <text:p>#DIV/0!</text:p>
          </table:table-cell>
          <table:table-cell table:formula="of:=IF([.H27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6]+1" office:value-type="float" office:value="270" calcext:value-type="float">
            <text:p>270</text:p>
          </table:table-cell>
          <table:table-cell table:formula="of:=IF([.C276]*[.G276]&lt;0;[.B276];[.F276])" office:value-type="string" office:string-value="" calcext:value-type="error">
            <text:p>#DIV/0!</text:p>
          </table:table-cell>
          <table:table-cell table:formula="of:=[.B277]^3-COS([.B277])+LN([.B277]+5)-20" office:value-type="string" office:string-value="" calcext:value-type="error">
            <text:p>#DIV/0!</text:p>
          </table:table-cell>
          <table:table-cell table:formula="of:=IF([.E276]*[.G276]&lt;0;[.D276];[.F276])" office:value-type="string" office:string-value="" calcext:value-type="error">
            <text:p>#DIV/0!</text:p>
          </table:table-cell>
          <table:table-cell table:formula="of:=[.D277]^3-COS([.D277])+LN([.D277]+5)-20" office:value-type="string" office:string-value="" calcext:value-type="error">
            <text:p>#DIV/0!</text:p>
          </table:table-cell>
          <table:table-cell table:formula="of:=([.B277]*[.E277]-[.D277]*[.C277])/([.E277]-[.C277])" office:value-type="string" office:string-value="" calcext:value-type="error">
            <text:p>#DIV/0!</text:p>
          </table:table-cell>
          <table:table-cell table:formula="of:=[.F277]^3-COS([.F277])+LN([.F277]+5)-20" office:value-type="string" office:string-value="" calcext:value-type="error">
            <text:p>#DIV/0!</text:p>
          </table:table-cell>
          <table:table-cell table:formula="of:=ABS([.F277]-[.F276])" office:value-type="string" office:string-value="" calcext:value-type="error">
            <text:p>#DIV/0!</text:p>
          </table:table-cell>
          <table:table-cell table:formula="of:=IF([.H27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7]+1" office:value-type="float" office:value="271" calcext:value-type="float">
            <text:p>271</text:p>
          </table:table-cell>
          <table:table-cell table:formula="of:=IF([.C277]*[.G277]&lt;0;[.B277];[.F277])" office:value-type="string" office:string-value="" calcext:value-type="error">
            <text:p>#DIV/0!</text:p>
          </table:table-cell>
          <table:table-cell table:formula="of:=[.B278]^3-COS([.B278])+LN([.B278]+5)-20" office:value-type="string" office:string-value="" calcext:value-type="error">
            <text:p>#DIV/0!</text:p>
          </table:table-cell>
          <table:table-cell table:formula="of:=IF([.E277]*[.G277]&lt;0;[.D277];[.F277])" office:value-type="string" office:string-value="" calcext:value-type="error">
            <text:p>#DIV/0!</text:p>
          </table:table-cell>
          <table:table-cell table:formula="of:=[.D278]^3-COS([.D278])+LN([.D278]+5)-20" office:value-type="string" office:string-value="" calcext:value-type="error">
            <text:p>#DIV/0!</text:p>
          </table:table-cell>
          <table:table-cell table:formula="of:=([.B278]*[.E278]-[.D278]*[.C278])/([.E278]-[.C278])" office:value-type="string" office:string-value="" calcext:value-type="error">
            <text:p>#DIV/0!</text:p>
          </table:table-cell>
          <table:table-cell table:formula="of:=[.F278]^3-COS([.F278])+LN([.F278]+5)-20" office:value-type="string" office:string-value="" calcext:value-type="error">
            <text:p>#DIV/0!</text:p>
          </table:table-cell>
          <table:table-cell table:formula="of:=ABS([.F278]-[.F277])" office:value-type="string" office:string-value="" calcext:value-type="error">
            <text:p>#DIV/0!</text:p>
          </table:table-cell>
          <table:table-cell table:formula="of:=IF([.H27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8]+1" office:value-type="float" office:value="272" calcext:value-type="float">
            <text:p>272</text:p>
          </table:table-cell>
          <table:table-cell table:formula="of:=IF([.C278]*[.G278]&lt;0;[.B278];[.F278])" office:value-type="string" office:string-value="" calcext:value-type="error">
            <text:p>#DIV/0!</text:p>
          </table:table-cell>
          <table:table-cell table:formula="of:=[.B279]^3-COS([.B279])+LN([.B279]+5)-20" office:value-type="string" office:string-value="" calcext:value-type="error">
            <text:p>#DIV/0!</text:p>
          </table:table-cell>
          <table:table-cell table:formula="of:=IF([.E278]*[.G278]&lt;0;[.D278];[.F278])" office:value-type="string" office:string-value="" calcext:value-type="error">
            <text:p>#DIV/0!</text:p>
          </table:table-cell>
          <table:table-cell table:formula="of:=[.D279]^3-COS([.D279])+LN([.D279]+5)-20" office:value-type="string" office:string-value="" calcext:value-type="error">
            <text:p>#DIV/0!</text:p>
          </table:table-cell>
          <table:table-cell table:formula="of:=([.B279]*[.E279]-[.D279]*[.C279])/([.E279]-[.C279])" office:value-type="string" office:string-value="" calcext:value-type="error">
            <text:p>#DIV/0!</text:p>
          </table:table-cell>
          <table:table-cell table:formula="of:=[.F279]^3-COS([.F279])+LN([.F279]+5)-20" office:value-type="string" office:string-value="" calcext:value-type="error">
            <text:p>#DIV/0!</text:p>
          </table:table-cell>
          <table:table-cell table:formula="of:=ABS([.F279]-[.F278])" office:value-type="string" office:string-value="" calcext:value-type="error">
            <text:p>#DIV/0!</text:p>
          </table:table-cell>
          <table:table-cell table:formula="of:=IF([.H27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79]+1" office:value-type="float" office:value="273" calcext:value-type="float">
            <text:p>273</text:p>
          </table:table-cell>
          <table:table-cell table:formula="of:=IF([.C279]*[.G279]&lt;0;[.B279];[.F279])" office:value-type="string" office:string-value="" calcext:value-type="error">
            <text:p>#DIV/0!</text:p>
          </table:table-cell>
          <table:table-cell table:formula="of:=[.B280]^3-COS([.B280])+LN([.B280]+5)-20" office:value-type="string" office:string-value="" calcext:value-type="error">
            <text:p>#DIV/0!</text:p>
          </table:table-cell>
          <table:table-cell table:formula="of:=IF([.E279]*[.G279]&lt;0;[.D279];[.F279])" office:value-type="string" office:string-value="" calcext:value-type="error">
            <text:p>#DIV/0!</text:p>
          </table:table-cell>
          <table:table-cell table:formula="of:=[.D280]^3-COS([.D280])+LN([.D280]+5)-20" office:value-type="string" office:string-value="" calcext:value-type="error">
            <text:p>#DIV/0!</text:p>
          </table:table-cell>
          <table:table-cell table:formula="of:=([.B280]*[.E280]-[.D280]*[.C280])/([.E280]-[.C280])" office:value-type="string" office:string-value="" calcext:value-type="error">
            <text:p>#DIV/0!</text:p>
          </table:table-cell>
          <table:table-cell table:formula="of:=[.F280]^3-COS([.F280])+LN([.F280]+5)-20" office:value-type="string" office:string-value="" calcext:value-type="error">
            <text:p>#DIV/0!</text:p>
          </table:table-cell>
          <table:table-cell table:formula="of:=ABS([.F280]-[.F279])" office:value-type="string" office:string-value="" calcext:value-type="error">
            <text:p>#DIV/0!</text:p>
          </table:table-cell>
          <table:table-cell table:formula="of:=IF([.H28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0]+1" office:value-type="float" office:value="274" calcext:value-type="float">
            <text:p>274</text:p>
          </table:table-cell>
          <table:table-cell table:formula="of:=IF([.C280]*[.G280]&lt;0;[.B280];[.F280])" office:value-type="string" office:string-value="" calcext:value-type="error">
            <text:p>#DIV/0!</text:p>
          </table:table-cell>
          <table:table-cell table:formula="of:=[.B281]^3-COS([.B281])+LN([.B281]+5)-20" office:value-type="string" office:string-value="" calcext:value-type="error">
            <text:p>#DIV/0!</text:p>
          </table:table-cell>
          <table:table-cell table:formula="of:=IF([.E280]*[.G280]&lt;0;[.D280];[.F280])" office:value-type="string" office:string-value="" calcext:value-type="error">
            <text:p>#DIV/0!</text:p>
          </table:table-cell>
          <table:table-cell table:formula="of:=[.D281]^3-COS([.D281])+LN([.D281]+5)-20" office:value-type="string" office:string-value="" calcext:value-type="error">
            <text:p>#DIV/0!</text:p>
          </table:table-cell>
          <table:table-cell table:formula="of:=([.B281]*[.E281]-[.D281]*[.C281])/([.E281]-[.C281])" office:value-type="string" office:string-value="" calcext:value-type="error">
            <text:p>#DIV/0!</text:p>
          </table:table-cell>
          <table:table-cell table:formula="of:=[.F281]^3-COS([.F281])+LN([.F281]+5)-20" office:value-type="string" office:string-value="" calcext:value-type="error">
            <text:p>#DIV/0!</text:p>
          </table:table-cell>
          <table:table-cell table:formula="of:=ABS([.F281]-[.F280])" office:value-type="string" office:string-value="" calcext:value-type="error">
            <text:p>#DIV/0!</text:p>
          </table:table-cell>
          <table:table-cell table:formula="of:=IF([.H28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1]+1" office:value-type="float" office:value="275" calcext:value-type="float">
            <text:p>275</text:p>
          </table:table-cell>
          <table:table-cell table:formula="of:=IF([.C281]*[.G281]&lt;0;[.B281];[.F281])" office:value-type="string" office:string-value="" calcext:value-type="error">
            <text:p>#DIV/0!</text:p>
          </table:table-cell>
          <table:table-cell table:formula="of:=[.B282]^3-COS([.B282])+LN([.B282]+5)-20" office:value-type="string" office:string-value="" calcext:value-type="error">
            <text:p>#DIV/0!</text:p>
          </table:table-cell>
          <table:table-cell table:formula="of:=IF([.E281]*[.G281]&lt;0;[.D281];[.F281])" office:value-type="string" office:string-value="" calcext:value-type="error">
            <text:p>#DIV/0!</text:p>
          </table:table-cell>
          <table:table-cell table:formula="of:=[.D282]^3-COS([.D282])+LN([.D282]+5)-20" office:value-type="string" office:string-value="" calcext:value-type="error">
            <text:p>#DIV/0!</text:p>
          </table:table-cell>
          <table:table-cell table:formula="of:=([.B282]*[.E282]-[.D282]*[.C282])/([.E282]-[.C282])" office:value-type="string" office:string-value="" calcext:value-type="error">
            <text:p>#DIV/0!</text:p>
          </table:table-cell>
          <table:table-cell table:formula="of:=[.F282]^3-COS([.F282])+LN([.F282]+5)-20" office:value-type="string" office:string-value="" calcext:value-type="error">
            <text:p>#DIV/0!</text:p>
          </table:table-cell>
          <table:table-cell table:formula="of:=ABS([.F282]-[.F281])" office:value-type="string" office:string-value="" calcext:value-type="error">
            <text:p>#DIV/0!</text:p>
          </table:table-cell>
          <table:table-cell table:formula="of:=IF([.H28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2]+1" office:value-type="float" office:value="276" calcext:value-type="float">
            <text:p>276</text:p>
          </table:table-cell>
          <table:table-cell table:formula="of:=IF([.C282]*[.G282]&lt;0;[.B282];[.F282])" office:value-type="string" office:string-value="" calcext:value-type="error">
            <text:p>#DIV/0!</text:p>
          </table:table-cell>
          <table:table-cell table:formula="of:=[.B283]^3-COS([.B283])+LN([.B283]+5)-20" office:value-type="string" office:string-value="" calcext:value-type="error">
            <text:p>#DIV/0!</text:p>
          </table:table-cell>
          <table:table-cell table:formula="of:=IF([.E282]*[.G282]&lt;0;[.D282];[.F282])" office:value-type="string" office:string-value="" calcext:value-type="error">
            <text:p>#DIV/0!</text:p>
          </table:table-cell>
          <table:table-cell table:formula="of:=[.D283]^3-COS([.D283])+LN([.D283]+5)-20" office:value-type="string" office:string-value="" calcext:value-type="error">
            <text:p>#DIV/0!</text:p>
          </table:table-cell>
          <table:table-cell table:formula="of:=([.B283]*[.E283]-[.D283]*[.C283])/([.E283]-[.C283])" office:value-type="string" office:string-value="" calcext:value-type="error">
            <text:p>#DIV/0!</text:p>
          </table:table-cell>
          <table:table-cell table:formula="of:=[.F283]^3-COS([.F283])+LN([.F283]+5)-20" office:value-type="string" office:string-value="" calcext:value-type="error">
            <text:p>#DIV/0!</text:p>
          </table:table-cell>
          <table:table-cell table:formula="of:=ABS([.F283]-[.F282])" office:value-type="string" office:string-value="" calcext:value-type="error">
            <text:p>#DIV/0!</text:p>
          </table:table-cell>
          <table:table-cell table:formula="of:=IF([.H28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3]+1" office:value-type="float" office:value="277" calcext:value-type="float">
            <text:p>277</text:p>
          </table:table-cell>
          <table:table-cell table:formula="of:=IF([.C283]*[.G283]&lt;0;[.B283];[.F283])" office:value-type="string" office:string-value="" calcext:value-type="error">
            <text:p>#DIV/0!</text:p>
          </table:table-cell>
          <table:table-cell table:formula="of:=[.B284]^3-COS([.B284])+LN([.B284]+5)-20" office:value-type="string" office:string-value="" calcext:value-type="error">
            <text:p>#DIV/0!</text:p>
          </table:table-cell>
          <table:table-cell table:formula="of:=IF([.E283]*[.G283]&lt;0;[.D283];[.F283])" office:value-type="string" office:string-value="" calcext:value-type="error">
            <text:p>#DIV/0!</text:p>
          </table:table-cell>
          <table:table-cell table:formula="of:=[.D284]^3-COS([.D284])+LN([.D284]+5)-20" office:value-type="string" office:string-value="" calcext:value-type="error">
            <text:p>#DIV/0!</text:p>
          </table:table-cell>
          <table:table-cell table:formula="of:=([.B284]*[.E284]-[.D284]*[.C284])/([.E284]-[.C284])" office:value-type="string" office:string-value="" calcext:value-type="error">
            <text:p>#DIV/0!</text:p>
          </table:table-cell>
          <table:table-cell table:formula="of:=[.F284]^3-COS([.F284])+LN([.F284]+5)-20" office:value-type="string" office:string-value="" calcext:value-type="error">
            <text:p>#DIV/0!</text:p>
          </table:table-cell>
          <table:table-cell table:formula="of:=ABS([.F284]-[.F283])" office:value-type="string" office:string-value="" calcext:value-type="error">
            <text:p>#DIV/0!</text:p>
          </table:table-cell>
          <table:table-cell table:formula="of:=IF([.H28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4]+1" office:value-type="float" office:value="278" calcext:value-type="float">
            <text:p>278</text:p>
          </table:table-cell>
          <table:table-cell table:formula="of:=IF([.C284]*[.G284]&lt;0;[.B284];[.F284])" office:value-type="string" office:string-value="" calcext:value-type="error">
            <text:p>#DIV/0!</text:p>
          </table:table-cell>
          <table:table-cell table:formula="of:=[.B285]^3-COS([.B285])+LN([.B285]+5)-20" office:value-type="string" office:string-value="" calcext:value-type="error">
            <text:p>#DIV/0!</text:p>
          </table:table-cell>
          <table:table-cell table:formula="of:=IF([.E284]*[.G284]&lt;0;[.D284];[.F284])" office:value-type="string" office:string-value="" calcext:value-type="error">
            <text:p>#DIV/0!</text:p>
          </table:table-cell>
          <table:table-cell table:formula="of:=[.D285]^3-COS([.D285])+LN([.D285]+5)-20" office:value-type="string" office:string-value="" calcext:value-type="error">
            <text:p>#DIV/0!</text:p>
          </table:table-cell>
          <table:table-cell table:formula="of:=([.B285]*[.E285]-[.D285]*[.C285])/([.E285]-[.C285])" office:value-type="string" office:string-value="" calcext:value-type="error">
            <text:p>#DIV/0!</text:p>
          </table:table-cell>
          <table:table-cell table:formula="of:=[.F285]^3-COS([.F285])+LN([.F285]+5)-20" office:value-type="string" office:string-value="" calcext:value-type="error">
            <text:p>#DIV/0!</text:p>
          </table:table-cell>
          <table:table-cell table:formula="of:=ABS([.F285]-[.F284])" office:value-type="string" office:string-value="" calcext:value-type="error">
            <text:p>#DIV/0!</text:p>
          </table:table-cell>
          <table:table-cell table:formula="of:=IF([.H28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5]+1" office:value-type="float" office:value="279" calcext:value-type="float">
            <text:p>279</text:p>
          </table:table-cell>
          <table:table-cell table:formula="of:=IF([.C285]*[.G285]&lt;0;[.B285];[.F285])" office:value-type="string" office:string-value="" calcext:value-type="error">
            <text:p>#DIV/0!</text:p>
          </table:table-cell>
          <table:table-cell table:formula="of:=[.B286]^3-COS([.B286])+LN([.B286]+5)-20" office:value-type="string" office:string-value="" calcext:value-type="error">
            <text:p>#DIV/0!</text:p>
          </table:table-cell>
          <table:table-cell table:formula="of:=IF([.E285]*[.G285]&lt;0;[.D285];[.F285])" office:value-type="string" office:string-value="" calcext:value-type="error">
            <text:p>#DIV/0!</text:p>
          </table:table-cell>
          <table:table-cell table:formula="of:=[.D286]^3-COS([.D286])+LN([.D286]+5)-20" office:value-type="string" office:string-value="" calcext:value-type="error">
            <text:p>#DIV/0!</text:p>
          </table:table-cell>
          <table:table-cell table:formula="of:=([.B286]*[.E286]-[.D286]*[.C286])/([.E286]-[.C286])" office:value-type="string" office:string-value="" calcext:value-type="error">
            <text:p>#DIV/0!</text:p>
          </table:table-cell>
          <table:table-cell table:formula="of:=[.F286]^3-COS([.F286])+LN([.F286]+5)-20" office:value-type="string" office:string-value="" calcext:value-type="error">
            <text:p>#DIV/0!</text:p>
          </table:table-cell>
          <table:table-cell table:formula="of:=ABS([.F286]-[.F285])" office:value-type="string" office:string-value="" calcext:value-type="error">
            <text:p>#DIV/0!</text:p>
          </table:table-cell>
          <table:table-cell table:formula="of:=IF([.H28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6]+1" office:value-type="float" office:value="280" calcext:value-type="float">
            <text:p>280</text:p>
          </table:table-cell>
          <table:table-cell table:formula="of:=IF([.C286]*[.G286]&lt;0;[.B286];[.F286])" office:value-type="string" office:string-value="" calcext:value-type="error">
            <text:p>#DIV/0!</text:p>
          </table:table-cell>
          <table:table-cell table:formula="of:=[.B287]^3-COS([.B287])+LN([.B287]+5)-20" office:value-type="string" office:string-value="" calcext:value-type="error">
            <text:p>#DIV/0!</text:p>
          </table:table-cell>
          <table:table-cell table:formula="of:=IF([.E286]*[.G286]&lt;0;[.D286];[.F286])" office:value-type="string" office:string-value="" calcext:value-type="error">
            <text:p>#DIV/0!</text:p>
          </table:table-cell>
          <table:table-cell table:formula="of:=[.D287]^3-COS([.D287])+LN([.D287]+5)-20" office:value-type="string" office:string-value="" calcext:value-type="error">
            <text:p>#DIV/0!</text:p>
          </table:table-cell>
          <table:table-cell table:formula="of:=([.B287]*[.E287]-[.D287]*[.C287])/([.E287]-[.C287])" office:value-type="string" office:string-value="" calcext:value-type="error">
            <text:p>#DIV/0!</text:p>
          </table:table-cell>
          <table:table-cell table:formula="of:=[.F287]^3-COS([.F287])+LN([.F287]+5)-20" office:value-type="string" office:string-value="" calcext:value-type="error">
            <text:p>#DIV/0!</text:p>
          </table:table-cell>
          <table:table-cell table:formula="of:=ABS([.F287]-[.F286])" office:value-type="string" office:string-value="" calcext:value-type="error">
            <text:p>#DIV/0!</text:p>
          </table:table-cell>
          <table:table-cell table:formula="of:=IF([.H28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7]+1" office:value-type="float" office:value="281" calcext:value-type="float">
            <text:p>281</text:p>
          </table:table-cell>
          <table:table-cell table:formula="of:=IF([.C287]*[.G287]&lt;0;[.B287];[.F287])" office:value-type="string" office:string-value="" calcext:value-type="error">
            <text:p>#DIV/0!</text:p>
          </table:table-cell>
          <table:table-cell table:formula="of:=[.B288]^3-COS([.B288])+LN([.B288]+5)-20" office:value-type="string" office:string-value="" calcext:value-type="error">
            <text:p>#DIV/0!</text:p>
          </table:table-cell>
          <table:table-cell table:formula="of:=IF([.E287]*[.G287]&lt;0;[.D287];[.F287])" office:value-type="string" office:string-value="" calcext:value-type="error">
            <text:p>#DIV/0!</text:p>
          </table:table-cell>
          <table:table-cell table:formula="of:=[.D288]^3-COS([.D288])+LN([.D288]+5)-20" office:value-type="string" office:string-value="" calcext:value-type="error">
            <text:p>#DIV/0!</text:p>
          </table:table-cell>
          <table:table-cell table:formula="of:=([.B288]*[.E288]-[.D288]*[.C288])/([.E288]-[.C288])" office:value-type="string" office:string-value="" calcext:value-type="error">
            <text:p>#DIV/0!</text:p>
          </table:table-cell>
          <table:table-cell table:formula="of:=[.F288]^3-COS([.F288])+LN([.F288]+5)-20" office:value-type="string" office:string-value="" calcext:value-type="error">
            <text:p>#DIV/0!</text:p>
          </table:table-cell>
          <table:table-cell table:formula="of:=ABS([.F288]-[.F287])" office:value-type="string" office:string-value="" calcext:value-type="error">
            <text:p>#DIV/0!</text:p>
          </table:table-cell>
          <table:table-cell table:formula="of:=IF([.H28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8]+1" office:value-type="float" office:value="282" calcext:value-type="float">
            <text:p>282</text:p>
          </table:table-cell>
          <table:table-cell table:formula="of:=IF([.C288]*[.G288]&lt;0;[.B288];[.F288])" office:value-type="string" office:string-value="" calcext:value-type="error">
            <text:p>#DIV/0!</text:p>
          </table:table-cell>
          <table:table-cell table:formula="of:=[.B289]^3-COS([.B289])+LN([.B289]+5)-20" office:value-type="string" office:string-value="" calcext:value-type="error">
            <text:p>#DIV/0!</text:p>
          </table:table-cell>
          <table:table-cell table:formula="of:=IF([.E288]*[.G288]&lt;0;[.D288];[.F288])" office:value-type="string" office:string-value="" calcext:value-type="error">
            <text:p>#DIV/0!</text:p>
          </table:table-cell>
          <table:table-cell table:formula="of:=[.D289]^3-COS([.D289])+LN([.D289]+5)-20" office:value-type="string" office:string-value="" calcext:value-type="error">
            <text:p>#DIV/0!</text:p>
          </table:table-cell>
          <table:table-cell table:formula="of:=([.B289]*[.E289]-[.D289]*[.C289])/([.E289]-[.C289])" office:value-type="string" office:string-value="" calcext:value-type="error">
            <text:p>#DIV/0!</text:p>
          </table:table-cell>
          <table:table-cell table:formula="of:=[.F289]^3-COS([.F289])+LN([.F289]+5)-20" office:value-type="string" office:string-value="" calcext:value-type="error">
            <text:p>#DIV/0!</text:p>
          </table:table-cell>
          <table:table-cell table:formula="of:=ABS([.F289]-[.F288])" office:value-type="string" office:string-value="" calcext:value-type="error">
            <text:p>#DIV/0!</text:p>
          </table:table-cell>
          <table:table-cell table:formula="of:=IF([.H28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89]+1" office:value-type="float" office:value="283" calcext:value-type="float">
            <text:p>283</text:p>
          </table:table-cell>
          <table:table-cell table:formula="of:=IF([.C289]*[.G289]&lt;0;[.B289];[.F289])" office:value-type="string" office:string-value="" calcext:value-type="error">
            <text:p>#DIV/0!</text:p>
          </table:table-cell>
          <table:table-cell table:formula="of:=[.B290]^3-COS([.B290])+LN([.B290]+5)-20" office:value-type="string" office:string-value="" calcext:value-type="error">
            <text:p>#DIV/0!</text:p>
          </table:table-cell>
          <table:table-cell table:formula="of:=IF([.E289]*[.G289]&lt;0;[.D289];[.F289])" office:value-type="string" office:string-value="" calcext:value-type="error">
            <text:p>#DIV/0!</text:p>
          </table:table-cell>
          <table:table-cell table:formula="of:=[.D290]^3-COS([.D290])+LN([.D290]+5)-20" office:value-type="string" office:string-value="" calcext:value-type="error">
            <text:p>#DIV/0!</text:p>
          </table:table-cell>
          <table:table-cell table:formula="of:=([.B290]*[.E290]-[.D290]*[.C290])/([.E290]-[.C290])" office:value-type="string" office:string-value="" calcext:value-type="error">
            <text:p>#DIV/0!</text:p>
          </table:table-cell>
          <table:table-cell table:formula="of:=[.F290]^3-COS([.F290])+LN([.F290]+5)-20" office:value-type="string" office:string-value="" calcext:value-type="error">
            <text:p>#DIV/0!</text:p>
          </table:table-cell>
          <table:table-cell table:formula="of:=ABS([.F290]-[.F289])" office:value-type="string" office:string-value="" calcext:value-type="error">
            <text:p>#DIV/0!</text:p>
          </table:table-cell>
          <table:table-cell table:formula="of:=IF([.H29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0]+1" office:value-type="float" office:value="284" calcext:value-type="float">
            <text:p>284</text:p>
          </table:table-cell>
          <table:table-cell table:formula="of:=IF([.C290]*[.G290]&lt;0;[.B290];[.F290])" office:value-type="string" office:string-value="" calcext:value-type="error">
            <text:p>#DIV/0!</text:p>
          </table:table-cell>
          <table:table-cell table:formula="of:=[.B291]^3-COS([.B291])+LN([.B291]+5)-20" office:value-type="string" office:string-value="" calcext:value-type="error">
            <text:p>#DIV/0!</text:p>
          </table:table-cell>
          <table:table-cell table:formula="of:=IF([.E290]*[.G290]&lt;0;[.D290];[.F290])" office:value-type="string" office:string-value="" calcext:value-type="error">
            <text:p>#DIV/0!</text:p>
          </table:table-cell>
          <table:table-cell table:formula="of:=[.D291]^3-COS([.D291])+LN([.D291]+5)-20" office:value-type="string" office:string-value="" calcext:value-type="error">
            <text:p>#DIV/0!</text:p>
          </table:table-cell>
          <table:table-cell table:formula="of:=([.B291]*[.E291]-[.D291]*[.C291])/([.E291]-[.C291])" office:value-type="string" office:string-value="" calcext:value-type="error">
            <text:p>#DIV/0!</text:p>
          </table:table-cell>
          <table:table-cell table:formula="of:=[.F291]^3-COS([.F291])+LN([.F291]+5)-20" office:value-type="string" office:string-value="" calcext:value-type="error">
            <text:p>#DIV/0!</text:p>
          </table:table-cell>
          <table:table-cell table:formula="of:=ABS([.F291]-[.F290])" office:value-type="string" office:string-value="" calcext:value-type="error">
            <text:p>#DIV/0!</text:p>
          </table:table-cell>
          <table:table-cell table:formula="of:=IF([.H29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1]+1" office:value-type="float" office:value="285" calcext:value-type="float">
            <text:p>285</text:p>
          </table:table-cell>
          <table:table-cell table:formula="of:=IF([.C291]*[.G291]&lt;0;[.B291];[.F291])" office:value-type="string" office:string-value="" calcext:value-type="error">
            <text:p>#DIV/0!</text:p>
          </table:table-cell>
          <table:table-cell table:formula="of:=[.B292]^3-COS([.B292])+LN([.B292]+5)-20" office:value-type="string" office:string-value="" calcext:value-type="error">
            <text:p>#DIV/0!</text:p>
          </table:table-cell>
          <table:table-cell table:formula="of:=IF([.E291]*[.G291]&lt;0;[.D291];[.F291])" office:value-type="string" office:string-value="" calcext:value-type="error">
            <text:p>#DIV/0!</text:p>
          </table:table-cell>
          <table:table-cell table:formula="of:=[.D292]^3-COS([.D292])+LN([.D292]+5)-20" office:value-type="string" office:string-value="" calcext:value-type="error">
            <text:p>#DIV/0!</text:p>
          </table:table-cell>
          <table:table-cell table:formula="of:=([.B292]*[.E292]-[.D292]*[.C292])/([.E292]-[.C292])" office:value-type="string" office:string-value="" calcext:value-type="error">
            <text:p>#DIV/0!</text:p>
          </table:table-cell>
          <table:table-cell table:formula="of:=[.F292]^3-COS([.F292])+LN([.F292]+5)-20" office:value-type="string" office:string-value="" calcext:value-type="error">
            <text:p>#DIV/0!</text:p>
          </table:table-cell>
          <table:table-cell table:formula="of:=ABS([.F292]-[.F291])" office:value-type="string" office:string-value="" calcext:value-type="error">
            <text:p>#DIV/0!</text:p>
          </table:table-cell>
          <table:table-cell table:formula="of:=IF([.H29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2]+1" office:value-type="float" office:value="286" calcext:value-type="float">
            <text:p>286</text:p>
          </table:table-cell>
          <table:table-cell table:formula="of:=IF([.C292]*[.G292]&lt;0;[.B292];[.F292])" office:value-type="string" office:string-value="" calcext:value-type="error">
            <text:p>#DIV/0!</text:p>
          </table:table-cell>
          <table:table-cell table:formula="of:=[.B293]^3-COS([.B293])+LN([.B293]+5)-20" office:value-type="string" office:string-value="" calcext:value-type="error">
            <text:p>#DIV/0!</text:p>
          </table:table-cell>
          <table:table-cell table:formula="of:=IF([.E292]*[.G292]&lt;0;[.D292];[.F292])" office:value-type="string" office:string-value="" calcext:value-type="error">
            <text:p>#DIV/0!</text:p>
          </table:table-cell>
          <table:table-cell table:formula="of:=[.D293]^3-COS([.D293])+LN([.D293]+5)-20" office:value-type="string" office:string-value="" calcext:value-type="error">
            <text:p>#DIV/0!</text:p>
          </table:table-cell>
          <table:table-cell table:formula="of:=([.B293]*[.E293]-[.D293]*[.C293])/([.E293]-[.C293])" office:value-type="string" office:string-value="" calcext:value-type="error">
            <text:p>#DIV/0!</text:p>
          </table:table-cell>
          <table:table-cell table:formula="of:=[.F293]^3-COS([.F293])+LN([.F293]+5)-20" office:value-type="string" office:string-value="" calcext:value-type="error">
            <text:p>#DIV/0!</text:p>
          </table:table-cell>
          <table:table-cell table:formula="of:=ABS([.F293]-[.F292])" office:value-type="string" office:string-value="" calcext:value-type="error">
            <text:p>#DIV/0!</text:p>
          </table:table-cell>
          <table:table-cell table:formula="of:=IF([.H29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3]+1" office:value-type="float" office:value="287" calcext:value-type="float">
            <text:p>287</text:p>
          </table:table-cell>
          <table:table-cell table:formula="of:=IF([.C293]*[.G293]&lt;0;[.B293];[.F293])" office:value-type="string" office:string-value="" calcext:value-type="error">
            <text:p>#DIV/0!</text:p>
          </table:table-cell>
          <table:table-cell table:formula="of:=[.B294]^3-COS([.B294])+LN([.B294]+5)-20" office:value-type="string" office:string-value="" calcext:value-type="error">
            <text:p>#DIV/0!</text:p>
          </table:table-cell>
          <table:table-cell table:formula="of:=IF([.E293]*[.G293]&lt;0;[.D293];[.F293])" office:value-type="string" office:string-value="" calcext:value-type="error">
            <text:p>#DIV/0!</text:p>
          </table:table-cell>
          <table:table-cell table:formula="of:=[.D294]^3-COS([.D294])+LN([.D294]+5)-20" office:value-type="string" office:string-value="" calcext:value-type="error">
            <text:p>#DIV/0!</text:p>
          </table:table-cell>
          <table:table-cell table:formula="of:=([.B294]*[.E294]-[.D294]*[.C294])/([.E294]-[.C294])" office:value-type="string" office:string-value="" calcext:value-type="error">
            <text:p>#DIV/0!</text:p>
          </table:table-cell>
          <table:table-cell table:formula="of:=[.F294]^3-COS([.F294])+LN([.F294]+5)-20" office:value-type="string" office:string-value="" calcext:value-type="error">
            <text:p>#DIV/0!</text:p>
          </table:table-cell>
          <table:table-cell table:formula="of:=ABS([.F294]-[.F293])" office:value-type="string" office:string-value="" calcext:value-type="error">
            <text:p>#DIV/0!</text:p>
          </table:table-cell>
          <table:table-cell table:formula="of:=IF([.H29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4]+1" office:value-type="float" office:value="288" calcext:value-type="float">
            <text:p>288</text:p>
          </table:table-cell>
          <table:table-cell table:formula="of:=IF([.C294]*[.G294]&lt;0;[.B294];[.F294])" office:value-type="string" office:string-value="" calcext:value-type="error">
            <text:p>#DIV/0!</text:p>
          </table:table-cell>
          <table:table-cell table:formula="of:=[.B295]^3-COS([.B295])+LN([.B295]+5)-20" office:value-type="string" office:string-value="" calcext:value-type="error">
            <text:p>#DIV/0!</text:p>
          </table:table-cell>
          <table:table-cell table:formula="of:=IF([.E294]*[.G294]&lt;0;[.D294];[.F294])" office:value-type="string" office:string-value="" calcext:value-type="error">
            <text:p>#DIV/0!</text:p>
          </table:table-cell>
          <table:table-cell table:formula="of:=[.D295]^3-COS([.D295])+LN([.D295]+5)-20" office:value-type="string" office:string-value="" calcext:value-type="error">
            <text:p>#DIV/0!</text:p>
          </table:table-cell>
          <table:table-cell table:formula="of:=([.B295]*[.E295]-[.D295]*[.C295])/([.E295]-[.C295])" office:value-type="string" office:string-value="" calcext:value-type="error">
            <text:p>#DIV/0!</text:p>
          </table:table-cell>
          <table:table-cell table:formula="of:=[.F295]^3-COS([.F295])+LN([.F295]+5)-20" office:value-type="string" office:string-value="" calcext:value-type="error">
            <text:p>#DIV/0!</text:p>
          </table:table-cell>
          <table:table-cell table:formula="of:=ABS([.F295]-[.F294])" office:value-type="string" office:string-value="" calcext:value-type="error">
            <text:p>#DIV/0!</text:p>
          </table:table-cell>
          <table:table-cell table:formula="of:=IF([.H29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5]+1" office:value-type="float" office:value="289" calcext:value-type="float">
            <text:p>289</text:p>
          </table:table-cell>
          <table:table-cell table:formula="of:=IF([.C295]*[.G295]&lt;0;[.B295];[.F295])" office:value-type="string" office:string-value="" calcext:value-type="error">
            <text:p>#DIV/0!</text:p>
          </table:table-cell>
          <table:table-cell table:formula="of:=[.B296]^3-COS([.B296])+LN([.B296]+5)-20" office:value-type="string" office:string-value="" calcext:value-type="error">
            <text:p>#DIV/0!</text:p>
          </table:table-cell>
          <table:table-cell table:formula="of:=IF([.E295]*[.G295]&lt;0;[.D295];[.F295])" office:value-type="string" office:string-value="" calcext:value-type="error">
            <text:p>#DIV/0!</text:p>
          </table:table-cell>
          <table:table-cell table:formula="of:=[.D296]^3-COS([.D296])+LN([.D296]+5)-20" office:value-type="string" office:string-value="" calcext:value-type="error">
            <text:p>#DIV/0!</text:p>
          </table:table-cell>
          <table:table-cell table:formula="of:=([.B296]*[.E296]-[.D296]*[.C296])/([.E296]-[.C296])" office:value-type="string" office:string-value="" calcext:value-type="error">
            <text:p>#DIV/0!</text:p>
          </table:table-cell>
          <table:table-cell table:formula="of:=[.F296]^3-COS([.F296])+LN([.F296]+5)-20" office:value-type="string" office:string-value="" calcext:value-type="error">
            <text:p>#DIV/0!</text:p>
          </table:table-cell>
          <table:table-cell table:formula="of:=ABS([.F296]-[.F295])" office:value-type="string" office:string-value="" calcext:value-type="error">
            <text:p>#DIV/0!</text:p>
          </table:table-cell>
          <table:table-cell table:formula="of:=IF([.H29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6]+1" office:value-type="float" office:value="290" calcext:value-type="float">
            <text:p>290</text:p>
          </table:table-cell>
          <table:table-cell table:formula="of:=IF([.C296]*[.G296]&lt;0;[.B296];[.F296])" office:value-type="string" office:string-value="" calcext:value-type="error">
            <text:p>#DIV/0!</text:p>
          </table:table-cell>
          <table:table-cell table:formula="of:=[.B297]^3-COS([.B297])+LN([.B297]+5)-20" office:value-type="string" office:string-value="" calcext:value-type="error">
            <text:p>#DIV/0!</text:p>
          </table:table-cell>
          <table:table-cell table:formula="of:=IF([.E296]*[.G296]&lt;0;[.D296];[.F296])" office:value-type="string" office:string-value="" calcext:value-type="error">
            <text:p>#DIV/0!</text:p>
          </table:table-cell>
          <table:table-cell table:formula="of:=[.D297]^3-COS([.D297])+LN([.D297]+5)-20" office:value-type="string" office:string-value="" calcext:value-type="error">
            <text:p>#DIV/0!</text:p>
          </table:table-cell>
          <table:table-cell table:formula="of:=([.B297]*[.E297]-[.D297]*[.C297])/([.E297]-[.C297])" office:value-type="string" office:string-value="" calcext:value-type="error">
            <text:p>#DIV/0!</text:p>
          </table:table-cell>
          <table:table-cell table:formula="of:=[.F297]^3-COS([.F297])+LN([.F297]+5)-20" office:value-type="string" office:string-value="" calcext:value-type="error">
            <text:p>#DIV/0!</text:p>
          </table:table-cell>
          <table:table-cell table:formula="of:=ABS([.F297]-[.F296])" office:value-type="string" office:string-value="" calcext:value-type="error">
            <text:p>#DIV/0!</text:p>
          </table:table-cell>
          <table:table-cell table:formula="of:=IF([.H29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7]+1" office:value-type="float" office:value="291" calcext:value-type="float">
            <text:p>291</text:p>
          </table:table-cell>
          <table:table-cell table:formula="of:=IF([.C297]*[.G297]&lt;0;[.B297];[.F297])" office:value-type="string" office:string-value="" calcext:value-type="error">
            <text:p>#DIV/0!</text:p>
          </table:table-cell>
          <table:table-cell table:formula="of:=[.B298]^3-COS([.B298])+LN([.B298]+5)-20" office:value-type="string" office:string-value="" calcext:value-type="error">
            <text:p>#DIV/0!</text:p>
          </table:table-cell>
          <table:table-cell table:formula="of:=IF([.E297]*[.G297]&lt;0;[.D297];[.F297])" office:value-type="string" office:string-value="" calcext:value-type="error">
            <text:p>#DIV/0!</text:p>
          </table:table-cell>
          <table:table-cell table:formula="of:=[.D298]^3-COS([.D298])+LN([.D298]+5)-20" office:value-type="string" office:string-value="" calcext:value-type="error">
            <text:p>#DIV/0!</text:p>
          </table:table-cell>
          <table:table-cell table:formula="of:=([.B298]*[.E298]-[.D298]*[.C298])/([.E298]-[.C298])" office:value-type="string" office:string-value="" calcext:value-type="error">
            <text:p>#DIV/0!</text:p>
          </table:table-cell>
          <table:table-cell table:formula="of:=[.F298]^3-COS([.F298])+LN([.F298]+5)-20" office:value-type="string" office:string-value="" calcext:value-type="error">
            <text:p>#DIV/0!</text:p>
          </table:table-cell>
          <table:table-cell table:formula="of:=ABS([.F298]-[.F297])" office:value-type="string" office:string-value="" calcext:value-type="error">
            <text:p>#DIV/0!</text:p>
          </table:table-cell>
          <table:table-cell table:formula="of:=IF([.H29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8]+1" office:value-type="float" office:value="292" calcext:value-type="float">
            <text:p>292</text:p>
          </table:table-cell>
          <table:table-cell table:formula="of:=IF([.C298]*[.G298]&lt;0;[.B298];[.F298])" office:value-type="string" office:string-value="" calcext:value-type="error">
            <text:p>#DIV/0!</text:p>
          </table:table-cell>
          <table:table-cell table:formula="of:=[.B299]^3-COS([.B299])+LN([.B299]+5)-20" office:value-type="string" office:string-value="" calcext:value-type="error">
            <text:p>#DIV/0!</text:p>
          </table:table-cell>
          <table:table-cell table:formula="of:=IF([.E298]*[.G298]&lt;0;[.D298];[.F298])" office:value-type="string" office:string-value="" calcext:value-type="error">
            <text:p>#DIV/0!</text:p>
          </table:table-cell>
          <table:table-cell table:formula="of:=[.D299]^3-COS([.D299])+LN([.D299]+5)-20" office:value-type="string" office:string-value="" calcext:value-type="error">
            <text:p>#DIV/0!</text:p>
          </table:table-cell>
          <table:table-cell table:formula="of:=([.B299]*[.E299]-[.D299]*[.C299])/([.E299]-[.C299])" office:value-type="string" office:string-value="" calcext:value-type="error">
            <text:p>#DIV/0!</text:p>
          </table:table-cell>
          <table:table-cell table:formula="of:=[.F299]^3-COS([.F299])+LN([.F299]+5)-20" office:value-type="string" office:string-value="" calcext:value-type="error">
            <text:p>#DIV/0!</text:p>
          </table:table-cell>
          <table:table-cell table:formula="of:=ABS([.F299]-[.F298])" office:value-type="string" office:string-value="" calcext:value-type="error">
            <text:p>#DIV/0!</text:p>
          </table:table-cell>
          <table:table-cell table:formula="of:=IF([.H29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299]+1" office:value-type="float" office:value="293" calcext:value-type="float">
            <text:p>293</text:p>
          </table:table-cell>
          <table:table-cell table:formula="of:=IF([.C299]*[.G299]&lt;0;[.B299];[.F299])" office:value-type="string" office:string-value="" calcext:value-type="error">
            <text:p>#DIV/0!</text:p>
          </table:table-cell>
          <table:table-cell table:formula="of:=[.B300]^3-COS([.B300])+LN([.B300]+5)-20" office:value-type="string" office:string-value="" calcext:value-type="error">
            <text:p>#DIV/0!</text:p>
          </table:table-cell>
          <table:table-cell table:formula="of:=IF([.E299]*[.G299]&lt;0;[.D299];[.F299])" office:value-type="string" office:string-value="" calcext:value-type="error">
            <text:p>#DIV/0!</text:p>
          </table:table-cell>
          <table:table-cell table:formula="of:=[.D300]^3-COS([.D300])+LN([.D300]+5)-20" office:value-type="string" office:string-value="" calcext:value-type="error">
            <text:p>#DIV/0!</text:p>
          </table:table-cell>
          <table:table-cell table:formula="of:=([.B300]*[.E300]-[.D300]*[.C300])/([.E300]-[.C300])" office:value-type="string" office:string-value="" calcext:value-type="error">
            <text:p>#DIV/0!</text:p>
          </table:table-cell>
          <table:table-cell table:formula="of:=[.F300]^3-COS([.F300])+LN([.F300]+5)-20" office:value-type="string" office:string-value="" calcext:value-type="error">
            <text:p>#DIV/0!</text:p>
          </table:table-cell>
          <table:table-cell table:formula="of:=ABS([.F300]-[.F299])" office:value-type="string" office:string-value="" calcext:value-type="error">
            <text:p>#DIV/0!</text:p>
          </table:table-cell>
          <table:table-cell table:formula="of:=IF([.H30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0]+1" office:value-type="float" office:value="294" calcext:value-type="float">
            <text:p>294</text:p>
          </table:table-cell>
          <table:table-cell table:formula="of:=IF([.C300]*[.G300]&lt;0;[.B300];[.F300])" office:value-type="string" office:string-value="" calcext:value-type="error">
            <text:p>#DIV/0!</text:p>
          </table:table-cell>
          <table:table-cell table:formula="of:=[.B301]^3-COS([.B301])+LN([.B301]+5)-20" office:value-type="string" office:string-value="" calcext:value-type="error">
            <text:p>#DIV/0!</text:p>
          </table:table-cell>
          <table:table-cell table:formula="of:=IF([.E300]*[.G300]&lt;0;[.D300];[.F300])" office:value-type="string" office:string-value="" calcext:value-type="error">
            <text:p>#DIV/0!</text:p>
          </table:table-cell>
          <table:table-cell table:formula="of:=[.D301]^3-COS([.D301])+LN([.D301]+5)-20" office:value-type="string" office:string-value="" calcext:value-type="error">
            <text:p>#DIV/0!</text:p>
          </table:table-cell>
          <table:table-cell table:formula="of:=([.B301]*[.E301]-[.D301]*[.C301])/([.E301]-[.C301])" office:value-type="string" office:string-value="" calcext:value-type="error">
            <text:p>#DIV/0!</text:p>
          </table:table-cell>
          <table:table-cell table:formula="of:=[.F301]^3-COS([.F301])+LN([.F301]+5)-20" office:value-type="string" office:string-value="" calcext:value-type="error">
            <text:p>#DIV/0!</text:p>
          </table:table-cell>
          <table:table-cell table:formula="of:=ABS([.F301]-[.F300])" office:value-type="string" office:string-value="" calcext:value-type="error">
            <text:p>#DIV/0!</text:p>
          </table:table-cell>
          <table:table-cell table:formula="of:=IF([.H30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1]+1" office:value-type="float" office:value="295" calcext:value-type="float">
            <text:p>295</text:p>
          </table:table-cell>
          <table:table-cell table:formula="of:=IF([.C301]*[.G301]&lt;0;[.B301];[.F301])" office:value-type="string" office:string-value="" calcext:value-type="error">
            <text:p>#DIV/0!</text:p>
          </table:table-cell>
          <table:table-cell table:formula="of:=[.B302]^3-COS([.B302])+LN([.B302]+5)-20" office:value-type="string" office:string-value="" calcext:value-type="error">
            <text:p>#DIV/0!</text:p>
          </table:table-cell>
          <table:table-cell table:formula="of:=IF([.E301]*[.G301]&lt;0;[.D301];[.F301])" office:value-type="string" office:string-value="" calcext:value-type="error">
            <text:p>#DIV/0!</text:p>
          </table:table-cell>
          <table:table-cell table:formula="of:=[.D302]^3-COS([.D302])+LN([.D302]+5)-20" office:value-type="string" office:string-value="" calcext:value-type="error">
            <text:p>#DIV/0!</text:p>
          </table:table-cell>
          <table:table-cell table:formula="of:=([.B302]*[.E302]-[.D302]*[.C302])/([.E302]-[.C302])" office:value-type="string" office:string-value="" calcext:value-type="error">
            <text:p>#DIV/0!</text:p>
          </table:table-cell>
          <table:table-cell table:formula="of:=[.F302]^3-COS([.F302])+LN([.F302]+5)-20" office:value-type="string" office:string-value="" calcext:value-type="error">
            <text:p>#DIV/0!</text:p>
          </table:table-cell>
          <table:table-cell table:formula="of:=ABS([.F302]-[.F301])" office:value-type="string" office:string-value="" calcext:value-type="error">
            <text:p>#DIV/0!</text:p>
          </table:table-cell>
          <table:table-cell table:formula="of:=IF([.H30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2]+1" office:value-type="float" office:value="296" calcext:value-type="float">
            <text:p>296</text:p>
          </table:table-cell>
          <table:table-cell table:formula="of:=IF([.C302]*[.G302]&lt;0;[.B302];[.F302])" office:value-type="string" office:string-value="" calcext:value-type="error">
            <text:p>#DIV/0!</text:p>
          </table:table-cell>
          <table:table-cell table:formula="of:=[.B303]^3-COS([.B303])+LN([.B303]+5)-20" office:value-type="string" office:string-value="" calcext:value-type="error">
            <text:p>#DIV/0!</text:p>
          </table:table-cell>
          <table:table-cell table:formula="of:=IF([.E302]*[.G302]&lt;0;[.D302];[.F302])" office:value-type="string" office:string-value="" calcext:value-type="error">
            <text:p>#DIV/0!</text:p>
          </table:table-cell>
          <table:table-cell table:formula="of:=[.D303]^3-COS([.D303])+LN([.D303]+5)-20" office:value-type="string" office:string-value="" calcext:value-type="error">
            <text:p>#DIV/0!</text:p>
          </table:table-cell>
          <table:table-cell table:formula="of:=([.B303]*[.E303]-[.D303]*[.C303])/([.E303]-[.C303])" office:value-type="string" office:string-value="" calcext:value-type="error">
            <text:p>#DIV/0!</text:p>
          </table:table-cell>
          <table:table-cell table:formula="of:=[.F303]^3-COS([.F303])+LN([.F303]+5)-20" office:value-type="string" office:string-value="" calcext:value-type="error">
            <text:p>#DIV/0!</text:p>
          </table:table-cell>
          <table:table-cell table:formula="of:=ABS([.F303]-[.F302])" office:value-type="string" office:string-value="" calcext:value-type="error">
            <text:p>#DIV/0!</text:p>
          </table:table-cell>
          <table:table-cell table:formula="of:=IF([.H30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3]+1" office:value-type="float" office:value="297" calcext:value-type="float">
            <text:p>297</text:p>
          </table:table-cell>
          <table:table-cell table:formula="of:=IF([.C303]*[.G303]&lt;0;[.B303];[.F303])" office:value-type="string" office:string-value="" calcext:value-type="error">
            <text:p>#DIV/0!</text:p>
          </table:table-cell>
          <table:table-cell table:formula="of:=[.B304]^3-COS([.B304])+LN([.B304]+5)-20" office:value-type="string" office:string-value="" calcext:value-type="error">
            <text:p>#DIV/0!</text:p>
          </table:table-cell>
          <table:table-cell table:formula="of:=IF([.E303]*[.G303]&lt;0;[.D303];[.F303])" office:value-type="string" office:string-value="" calcext:value-type="error">
            <text:p>#DIV/0!</text:p>
          </table:table-cell>
          <table:table-cell table:formula="of:=[.D304]^3-COS([.D304])+LN([.D304]+5)-20" office:value-type="string" office:string-value="" calcext:value-type="error">
            <text:p>#DIV/0!</text:p>
          </table:table-cell>
          <table:table-cell table:formula="of:=([.B304]*[.E304]-[.D304]*[.C304])/([.E304]-[.C304])" office:value-type="string" office:string-value="" calcext:value-type="error">
            <text:p>#DIV/0!</text:p>
          </table:table-cell>
          <table:table-cell table:formula="of:=[.F304]^3-COS([.F304])+LN([.F304]+5)-20" office:value-type="string" office:string-value="" calcext:value-type="error">
            <text:p>#DIV/0!</text:p>
          </table:table-cell>
          <table:table-cell table:formula="of:=ABS([.F304]-[.F303])" office:value-type="string" office:string-value="" calcext:value-type="error">
            <text:p>#DIV/0!</text:p>
          </table:table-cell>
          <table:table-cell table:formula="of:=IF([.H30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4]+1" office:value-type="float" office:value="298" calcext:value-type="float">
            <text:p>298</text:p>
          </table:table-cell>
          <table:table-cell table:formula="of:=IF([.C304]*[.G304]&lt;0;[.B304];[.F304])" office:value-type="string" office:string-value="" calcext:value-type="error">
            <text:p>#DIV/0!</text:p>
          </table:table-cell>
          <table:table-cell table:formula="of:=[.B305]^3-COS([.B305])+LN([.B305]+5)-20" office:value-type="string" office:string-value="" calcext:value-type="error">
            <text:p>#DIV/0!</text:p>
          </table:table-cell>
          <table:table-cell table:formula="of:=IF([.E304]*[.G304]&lt;0;[.D304];[.F304])" office:value-type="string" office:string-value="" calcext:value-type="error">
            <text:p>#DIV/0!</text:p>
          </table:table-cell>
          <table:table-cell table:formula="of:=[.D305]^3-COS([.D305])+LN([.D305]+5)-20" office:value-type="string" office:string-value="" calcext:value-type="error">
            <text:p>#DIV/0!</text:p>
          </table:table-cell>
          <table:table-cell table:formula="of:=([.B305]*[.E305]-[.D305]*[.C305])/([.E305]-[.C305])" office:value-type="string" office:string-value="" calcext:value-type="error">
            <text:p>#DIV/0!</text:p>
          </table:table-cell>
          <table:table-cell table:formula="of:=[.F305]^3-COS([.F305])+LN([.F305]+5)-20" office:value-type="string" office:string-value="" calcext:value-type="error">
            <text:p>#DIV/0!</text:p>
          </table:table-cell>
          <table:table-cell table:formula="of:=ABS([.F305]-[.F304])" office:value-type="string" office:string-value="" calcext:value-type="error">
            <text:p>#DIV/0!</text:p>
          </table:table-cell>
          <table:table-cell table:formula="of:=IF([.H30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5]+1" office:value-type="float" office:value="299" calcext:value-type="float">
            <text:p>299</text:p>
          </table:table-cell>
          <table:table-cell table:formula="of:=IF([.C305]*[.G305]&lt;0;[.B305];[.F305])" office:value-type="string" office:string-value="" calcext:value-type="error">
            <text:p>#DIV/0!</text:p>
          </table:table-cell>
          <table:table-cell table:formula="of:=[.B306]^3-COS([.B306])+LN([.B306]+5)-20" office:value-type="string" office:string-value="" calcext:value-type="error">
            <text:p>#DIV/0!</text:p>
          </table:table-cell>
          <table:table-cell table:formula="of:=IF([.E305]*[.G305]&lt;0;[.D305];[.F305])" office:value-type="string" office:string-value="" calcext:value-type="error">
            <text:p>#DIV/0!</text:p>
          </table:table-cell>
          <table:table-cell table:formula="of:=[.D306]^3-COS([.D306])+LN([.D306]+5)-20" office:value-type="string" office:string-value="" calcext:value-type="error">
            <text:p>#DIV/0!</text:p>
          </table:table-cell>
          <table:table-cell table:formula="of:=([.B306]*[.E306]-[.D306]*[.C306])/([.E306]-[.C306])" office:value-type="string" office:string-value="" calcext:value-type="error">
            <text:p>#DIV/0!</text:p>
          </table:table-cell>
          <table:table-cell table:formula="of:=[.F306]^3-COS([.F306])+LN([.F306]+5)-20" office:value-type="string" office:string-value="" calcext:value-type="error">
            <text:p>#DIV/0!</text:p>
          </table:table-cell>
          <table:table-cell table:formula="of:=ABS([.F306]-[.F305])" office:value-type="string" office:string-value="" calcext:value-type="error">
            <text:p>#DIV/0!</text:p>
          </table:table-cell>
          <table:table-cell table:formula="of:=IF([.H30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6]+1" office:value-type="float" office:value="300" calcext:value-type="float">
            <text:p>300</text:p>
          </table:table-cell>
          <table:table-cell table:formula="of:=IF([.C306]*[.G306]&lt;0;[.B306];[.F306])" office:value-type="string" office:string-value="" calcext:value-type="error">
            <text:p>#DIV/0!</text:p>
          </table:table-cell>
          <table:table-cell table:formula="of:=[.B307]^3-COS([.B307])+LN([.B307]+5)-20" office:value-type="string" office:string-value="" calcext:value-type="error">
            <text:p>#DIV/0!</text:p>
          </table:table-cell>
          <table:table-cell table:formula="of:=IF([.E306]*[.G306]&lt;0;[.D306];[.F306])" office:value-type="string" office:string-value="" calcext:value-type="error">
            <text:p>#DIV/0!</text:p>
          </table:table-cell>
          <table:table-cell table:formula="of:=[.D307]^3-COS([.D307])+LN([.D307]+5)-20" office:value-type="string" office:string-value="" calcext:value-type="error">
            <text:p>#DIV/0!</text:p>
          </table:table-cell>
          <table:table-cell table:formula="of:=([.B307]*[.E307]-[.D307]*[.C307])/([.E307]-[.C307])" office:value-type="string" office:string-value="" calcext:value-type="error">
            <text:p>#DIV/0!</text:p>
          </table:table-cell>
          <table:table-cell table:formula="of:=[.F307]^3-COS([.F307])+LN([.F307]+5)-20" office:value-type="string" office:string-value="" calcext:value-type="error">
            <text:p>#DIV/0!</text:p>
          </table:table-cell>
          <table:table-cell table:formula="of:=ABS([.F307]-[.F306])" office:value-type="string" office:string-value="" calcext:value-type="error">
            <text:p>#DIV/0!</text:p>
          </table:table-cell>
          <table:table-cell table:formula="of:=IF([.H30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7]+1" office:value-type="float" office:value="301" calcext:value-type="float">
            <text:p>301</text:p>
          </table:table-cell>
          <table:table-cell table:formula="of:=IF([.C307]*[.G307]&lt;0;[.B307];[.F307])" office:value-type="string" office:string-value="" calcext:value-type="error">
            <text:p>#DIV/0!</text:p>
          </table:table-cell>
          <table:table-cell table:formula="of:=[.B308]^3-COS([.B308])+LN([.B308]+5)-20" office:value-type="string" office:string-value="" calcext:value-type="error">
            <text:p>#DIV/0!</text:p>
          </table:table-cell>
          <table:table-cell table:formula="of:=IF([.E307]*[.G307]&lt;0;[.D307];[.F307])" office:value-type="string" office:string-value="" calcext:value-type="error">
            <text:p>#DIV/0!</text:p>
          </table:table-cell>
          <table:table-cell table:formula="of:=[.D308]^3-COS([.D308])+LN([.D308]+5)-20" office:value-type="string" office:string-value="" calcext:value-type="error">
            <text:p>#DIV/0!</text:p>
          </table:table-cell>
          <table:table-cell table:formula="of:=([.B308]*[.E308]-[.D308]*[.C308])/([.E308]-[.C308])" office:value-type="string" office:string-value="" calcext:value-type="error">
            <text:p>#DIV/0!</text:p>
          </table:table-cell>
          <table:table-cell table:formula="of:=[.F308]^3-COS([.F308])+LN([.F308]+5)-20" office:value-type="string" office:string-value="" calcext:value-type="error">
            <text:p>#DIV/0!</text:p>
          </table:table-cell>
          <table:table-cell table:formula="of:=ABS([.F308]-[.F307])" office:value-type="string" office:string-value="" calcext:value-type="error">
            <text:p>#DIV/0!</text:p>
          </table:table-cell>
          <table:table-cell table:formula="of:=IF([.H30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8]+1" office:value-type="float" office:value="302" calcext:value-type="float">
            <text:p>302</text:p>
          </table:table-cell>
          <table:table-cell table:formula="of:=IF([.C308]*[.G308]&lt;0;[.B308];[.F308])" office:value-type="string" office:string-value="" calcext:value-type="error">
            <text:p>#DIV/0!</text:p>
          </table:table-cell>
          <table:table-cell table:formula="of:=[.B309]^3-COS([.B309])+LN([.B309]+5)-20" office:value-type="string" office:string-value="" calcext:value-type="error">
            <text:p>#DIV/0!</text:p>
          </table:table-cell>
          <table:table-cell table:formula="of:=IF([.E308]*[.G308]&lt;0;[.D308];[.F308])" office:value-type="string" office:string-value="" calcext:value-type="error">
            <text:p>#DIV/0!</text:p>
          </table:table-cell>
          <table:table-cell table:formula="of:=[.D309]^3-COS([.D309])+LN([.D309]+5)-20" office:value-type="string" office:string-value="" calcext:value-type="error">
            <text:p>#DIV/0!</text:p>
          </table:table-cell>
          <table:table-cell table:formula="of:=([.B309]*[.E309]-[.D309]*[.C309])/([.E309]-[.C309])" office:value-type="string" office:string-value="" calcext:value-type="error">
            <text:p>#DIV/0!</text:p>
          </table:table-cell>
          <table:table-cell table:formula="of:=[.F309]^3-COS([.F309])+LN([.F309]+5)-20" office:value-type="string" office:string-value="" calcext:value-type="error">
            <text:p>#DIV/0!</text:p>
          </table:table-cell>
          <table:table-cell table:formula="of:=ABS([.F309]-[.F308])" office:value-type="string" office:string-value="" calcext:value-type="error">
            <text:p>#DIV/0!</text:p>
          </table:table-cell>
          <table:table-cell table:formula="of:=IF([.H30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09]+1" office:value-type="float" office:value="303" calcext:value-type="float">
            <text:p>303</text:p>
          </table:table-cell>
          <table:table-cell table:formula="of:=IF([.C309]*[.G309]&lt;0;[.B309];[.F309])" office:value-type="string" office:string-value="" calcext:value-type="error">
            <text:p>#DIV/0!</text:p>
          </table:table-cell>
          <table:table-cell table:formula="of:=[.B310]^3-COS([.B310])+LN([.B310]+5)-20" office:value-type="string" office:string-value="" calcext:value-type="error">
            <text:p>#DIV/0!</text:p>
          </table:table-cell>
          <table:table-cell table:formula="of:=IF([.E309]*[.G309]&lt;0;[.D309];[.F309])" office:value-type="string" office:string-value="" calcext:value-type="error">
            <text:p>#DIV/0!</text:p>
          </table:table-cell>
          <table:table-cell table:formula="of:=[.D310]^3-COS([.D310])+LN([.D310]+5)-20" office:value-type="string" office:string-value="" calcext:value-type="error">
            <text:p>#DIV/0!</text:p>
          </table:table-cell>
          <table:table-cell table:formula="of:=([.B310]*[.E310]-[.D310]*[.C310])/([.E310]-[.C310])" office:value-type="string" office:string-value="" calcext:value-type="error">
            <text:p>#DIV/0!</text:p>
          </table:table-cell>
          <table:table-cell table:formula="of:=[.F310]^3-COS([.F310])+LN([.F310]+5)-20" office:value-type="string" office:string-value="" calcext:value-type="error">
            <text:p>#DIV/0!</text:p>
          </table:table-cell>
          <table:table-cell table:formula="of:=ABS([.F310]-[.F309])" office:value-type="string" office:string-value="" calcext:value-type="error">
            <text:p>#DIV/0!</text:p>
          </table:table-cell>
          <table:table-cell table:formula="of:=IF([.H31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0]+1" office:value-type="float" office:value="304" calcext:value-type="float">
            <text:p>304</text:p>
          </table:table-cell>
          <table:table-cell table:formula="of:=IF([.C310]*[.G310]&lt;0;[.B310];[.F310])" office:value-type="string" office:string-value="" calcext:value-type="error">
            <text:p>#DIV/0!</text:p>
          </table:table-cell>
          <table:table-cell table:formula="of:=[.B311]^3-COS([.B311])+LN([.B311]+5)-20" office:value-type="string" office:string-value="" calcext:value-type="error">
            <text:p>#DIV/0!</text:p>
          </table:table-cell>
          <table:table-cell table:formula="of:=IF([.E310]*[.G310]&lt;0;[.D310];[.F310])" office:value-type="string" office:string-value="" calcext:value-type="error">
            <text:p>#DIV/0!</text:p>
          </table:table-cell>
          <table:table-cell table:formula="of:=[.D311]^3-COS([.D311])+LN([.D311]+5)-20" office:value-type="string" office:string-value="" calcext:value-type="error">
            <text:p>#DIV/0!</text:p>
          </table:table-cell>
          <table:table-cell table:formula="of:=([.B311]*[.E311]-[.D311]*[.C311])/([.E311]-[.C311])" office:value-type="string" office:string-value="" calcext:value-type="error">
            <text:p>#DIV/0!</text:p>
          </table:table-cell>
          <table:table-cell table:formula="of:=[.F311]^3-COS([.F311])+LN([.F311]+5)-20" office:value-type="string" office:string-value="" calcext:value-type="error">
            <text:p>#DIV/0!</text:p>
          </table:table-cell>
          <table:table-cell table:formula="of:=ABS([.F311]-[.F310])" office:value-type="string" office:string-value="" calcext:value-type="error">
            <text:p>#DIV/0!</text:p>
          </table:table-cell>
          <table:table-cell table:formula="of:=IF([.H31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1]+1" office:value-type="float" office:value="305" calcext:value-type="float">
            <text:p>305</text:p>
          </table:table-cell>
          <table:table-cell table:formula="of:=IF([.C311]*[.G311]&lt;0;[.B311];[.F311])" office:value-type="string" office:string-value="" calcext:value-type="error">
            <text:p>#DIV/0!</text:p>
          </table:table-cell>
          <table:table-cell table:formula="of:=[.B312]^3-COS([.B312])+LN([.B312]+5)-20" office:value-type="string" office:string-value="" calcext:value-type="error">
            <text:p>#DIV/0!</text:p>
          </table:table-cell>
          <table:table-cell table:formula="of:=IF([.E311]*[.G311]&lt;0;[.D311];[.F311])" office:value-type="string" office:string-value="" calcext:value-type="error">
            <text:p>#DIV/0!</text:p>
          </table:table-cell>
          <table:table-cell table:formula="of:=[.D312]^3-COS([.D312])+LN([.D312]+5)-20" office:value-type="string" office:string-value="" calcext:value-type="error">
            <text:p>#DIV/0!</text:p>
          </table:table-cell>
          <table:table-cell table:formula="of:=([.B312]*[.E312]-[.D312]*[.C312])/([.E312]-[.C312])" office:value-type="string" office:string-value="" calcext:value-type="error">
            <text:p>#DIV/0!</text:p>
          </table:table-cell>
          <table:table-cell table:formula="of:=[.F312]^3-COS([.F312])+LN([.F312]+5)-20" office:value-type="string" office:string-value="" calcext:value-type="error">
            <text:p>#DIV/0!</text:p>
          </table:table-cell>
          <table:table-cell table:formula="of:=ABS([.F312]-[.F311])" office:value-type="string" office:string-value="" calcext:value-type="error">
            <text:p>#DIV/0!</text:p>
          </table:table-cell>
          <table:table-cell table:formula="of:=IF([.H31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2]+1" office:value-type="float" office:value="306" calcext:value-type="float">
            <text:p>306</text:p>
          </table:table-cell>
          <table:table-cell table:formula="of:=IF([.C312]*[.G312]&lt;0;[.B312];[.F312])" office:value-type="string" office:string-value="" calcext:value-type="error">
            <text:p>#DIV/0!</text:p>
          </table:table-cell>
          <table:table-cell table:formula="of:=[.B313]^3-COS([.B313])+LN([.B313]+5)-20" office:value-type="string" office:string-value="" calcext:value-type="error">
            <text:p>#DIV/0!</text:p>
          </table:table-cell>
          <table:table-cell table:formula="of:=IF([.E312]*[.G312]&lt;0;[.D312];[.F312])" office:value-type="string" office:string-value="" calcext:value-type="error">
            <text:p>#DIV/0!</text:p>
          </table:table-cell>
          <table:table-cell table:formula="of:=[.D313]^3-COS([.D313])+LN([.D313]+5)-20" office:value-type="string" office:string-value="" calcext:value-type="error">
            <text:p>#DIV/0!</text:p>
          </table:table-cell>
          <table:table-cell table:formula="of:=([.B313]*[.E313]-[.D313]*[.C313])/([.E313]-[.C313])" office:value-type="string" office:string-value="" calcext:value-type="error">
            <text:p>#DIV/0!</text:p>
          </table:table-cell>
          <table:table-cell table:formula="of:=[.F313]^3-COS([.F313])+LN([.F313]+5)-20" office:value-type="string" office:string-value="" calcext:value-type="error">
            <text:p>#DIV/0!</text:p>
          </table:table-cell>
          <table:table-cell table:formula="of:=ABS([.F313]-[.F312])" office:value-type="string" office:string-value="" calcext:value-type="error">
            <text:p>#DIV/0!</text:p>
          </table:table-cell>
          <table:table-cell table:formula="of:=IF([.H31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3]+1" office:value-type="float" office:value="307" calcext:value-type="float">
            <text:p>307</text:p>
          </table:table-cell>
          <table:table-cell table:formula="of:=IF([.C313]*[.G313]&lt;0;[.B313];[.F313])" office:value-type="string" office:string-value="" calcext:value-type="error">
            <text:p>#DIV/0!</text:p>
          </table:table-cell>
          <table:table-cell table:formula="of:=[.B314]^3-COS([.B314])+LN([.B314]+5)-20" office:value-type="string" office:string-value="" calcext:value-type="error">
            <text:p>#DIV/0!</text:p>
          </table:table-cell>
          <table:table-cell table:formula="of:=IF([.E313]*[.G313]&lt;0;[.D313];[.F313])" office:value-type="string" office:string-value="" calcext:value-type="error">
            <text:p>#DIV/0!</text:p>
          </table:table-cell>
          <table:table-cell table:formula="of:=[.D314]^3-COS([.D314])+LN([.D314]+5)-20" office:value-type="string" office:string-value="" calcext:value-type="error">
            <text:p>#DIV/0!</text:p>
          </table:table-cell>
          <table:table-cell table:formula="of:=([.B314]*[.E314]-[.D314]*[.C314])/([.E314]-[.C314])" office:value-type="string" office:string-value="" calcext:value-type="error">
            <text:p>#DIV/0!</text:p>
          </table:table-cell>
          <table:table-cell table:formula="of:=[.F314]^3-COS([.F314])+LN([.F314]+5)-20" office:value-type="string" office:string-value="" calcext:value-type="error">
            <text:p>#DIV/0!</text:p>
          </table:table-cell>
          <table:table-cell table:formula="of:=ABS([.F314]-[.F313])" office:value-type="string" office:string-value="" calcext:value-type="error">
            <text:p>#DIV/0!</text:p>
          </table:table-cell>
          <table:table-cell table:formula="of:=IF([.H31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4]+1" office:value-type="float" office:value="308" calcext:value-type="float">
            <text:p>308</text:p>
          </table:table-cell>
          <table:table-cell table:formula="of:=IF([.C314]*[.G314]&lt;0;[.B314];[.F314])" office:value-type="string" office:string-value="" calcext:value-type="error">
            <text:p>#DIV/0!</text:p>
          </table:table-cell>
          <table:table-cell table:formula="of:=[.B315]^3-COS([.B315])+LN([.B315]+5)-20" office:value-type="string" office:string-value="" calcext:value-type="error">
            <text:p>#DIV/0!</text:p>
          </table:table-cell>
          <table:table-cell table:formula="of:=IF([.E314]*[.G314]&lt;0;[.D314];[.F314])" office:value-type="string" office:string-value="" calcext:value-type="error">
            <text:p>#DIV/0!</text:p>
          </table:table-cell>
          <table:table-cell table:formula="of:=[.D315]^3-COS([.D315])+LN([.D315]+5)-20" office:value-type="string" office:string-value="" calcext:value-type="error">
            <text:p>#DIV/0!</text:p>
          </table:table-cell>
          <table:table-cell table:formula="of:=([.B315]*[.E315]-[.D315]*[.C315])/([.E315]-[.C315])" office:value-type="string" office:string-value="" calcext:value-type="error">
            <text:p>#DIV/0!</text:p>
          </table:table-cell>
          <table:table-cell table:formula="of:=[.F315]^3-COS([.F315])+LN([.F315]+5)-20" office:value-type="string" office:string-value="" calcext:value-type="error">
            <text:p>#DIV/0!</text:p>
          </table:table-cell>
          <table:table-cell table:formula="of:=ABS([.F315]-[.F314])" office:value-type="string" office:string-value="" calcext:value-type="error">
            <text:p>#DIV/0!</text:p>
          </table:table-cell>
          <table:table-cell table:formula="of:=IF([.H31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5]+1" office:value-type="float" office:value="309" calcext:value-type="float">
            <text:p>309</text:p>
          </table:table-cell>
          <table:table-cell table:formula="of:=IF([.C315]*[.G315]&lt;0;[.B315];[.F315])" office:value-type="string" office:string-value="" calcext:value-type="error">
            <text:p>#DIV/0!</text:p>
          </table:table-cell>
          <table:table-cell table:formula="of:=[.B316]^3-COS([.B316])+LN([.B316]+5)-20" office:value-type="string" office:string-value="" calcext:value-type="error">
            <text:p>#DIV/0!</text:p>
          </table:table-cell>
          <table:table-cell table:formula="of:=IF([.E315]*[.G315]&lt;0;[.D315];[.F315])" office:value-type="string" office:string-value="" calcext:value-type="error">
            <text:p>#DIV/0!</text:p>
          </table:table-cell>
          <table:table-cell table:formula="of:=[.D316]^3-COS([.D316])+LN([.D316]+5)-20" office:value-type="string" office:string-value="" calcext:value-type="error">
            <text:p>#DIV/0!</text:p>
          </table:table-cell>
          <table:table-cell table:formula="of:=([.B316]*[.E316]-[.D316]*[.C316])/([.E316]-[.C316])" office:value-type="string" office:string-value="" calcext:value-type="error">
            <text:p>#DIV/0!</text:p>
          </table:table-cell>
          <table:table-cell table:formula="of:=[.F316]^3-COS([.F316])+LN([.F316]+5)-20" office:value-type="string" office:string-value="" calcext:value-type="error">
            <text:p>#DIV/0!</text:p>
          </table:table-cell>
          <table:table-cell table:formula="of:=ABS([.F316]-[.F315])" office:value-type="string" office:string-value="" calcext:value-type="error">
            <text:p>#DIV/0!</text:p>
          </table:table-cell>
          <table:table-cell table:formula="of:=IF([.H31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6]+1" office:value-type="float" office:value="310" calcext:value-type="float">
            <text:p>310</text:p>
          </table:table-cell>
          <table:table-cell table:formula="of:=IF([.C316]*[.G316]&lt;0;[.B316];[.F316])" office:value-type="string" office:string-value="" calcext:value-type="error">
            <text:p>#DIV/0!</text:p>
          </table:table-cell>
          <table:table-cell table:formula="of:=[.B317]^3-COS([.B317])+LN([.B317]+5)-20" office:value-type="string" office:string-value="" calcext:value-type="error">
            <text:p>#DIV/0!</text:p>
          </table:table-cell>
          <table:table-cell table:formula="of:=IF([.E316]*[.G316]&lt;0;[.D316];[.F316])" office:value-type="string" office:string-value="" calcext:value-type="error">
            <text:p>#DIV/0!</text:p>
          </table:table-cell>
          <table:table-cell table:formula="of:=[.D317]^3-COS([.D317])+LN([.D317]+5)-20" office:value-type="string" office:string-value="" calcext:value-type="error">
            <text:p>#DIV/0!</text:p>
          </table:table-cell>
          <table:table-cell table:formula="of:=([.B317]*[.E317]-[.D317]*[.C317])/([.E317]-[.C317])" office:value-type="string" office:string-value="" calcext:value-type="error">
            <text:p>#DIV/0!</text:p>
          </table:table-cell>
          <table:table-cell table:formula="of:=[.F317]^3-COS([.F317])+LN([.F317]+5)-20" office:value-type="string" office:string-value="" calcext:value-type="error">
            <text:p>#DIV/0!</text:p>
          </table:table-cell>
          <table:table-cell table:formula="of:=ABS([.F317]-[.F316])" office:value-type="string" office:string-value="" calcext:value-type="error">
            <text:p>#DIV/0!</text:p>
          </table:table-cell>
          <table:table-cell table:formula="of:=IF([.H31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7]+1" office:value-type="float" office:value="311" calcext:value-type="float">
            <text:p>311</text:p>
          </table:table-cell>
          <table:table-cell table:formula="of:=IF([.C317]*[.G317]&lt;0;[.B317];[.F317])" office:value-type="string" office:string-value="" calcext:value-type="error">
            <text:p>#DIV/0!</text:p>
          </table:table-cell>
          <table:table-cell table:formula="of:=[.B318]^3-COS([.B318])+LN([.B318]+5)-20" office:value-type="string" office:string-value="" calcext:value-type="error">
            <text:p>#DIV/0!</text:p>
          </table:table-cell>
          <table:table-cell table:formula="of:=IF([.E317]*[.G317]&lt;0;[.D317];[.F317])" office:value-type="string" office:string-value="" calcext:value-type="error">
            <text:p>#DIV/0!</text:p>
          </table:table-cell>
          <table:table-cell table:formula="of:=[.D318]^3-COS([.D318])+LN([.D318]+5)-20" office:value-type="string" office:string-value="" calcext:value-type="error">
            <text:p>#DIV/0!</text:p>
          </table:table-cell>
          <table:table-cell table:formula="of:=([.B318]*[.E318]-[.D318]*[.C318])/([.E318]-[.C318])" office:value-type="string" office:string-value="" calcext:value-type="error">
            <text:p>#DIV/0!</text:p>
          </table:table-cell>
          <table:table-cell table:formula="of:=[.F318]^3-COS([.F318])+LN([.F318]+5)-20" office:value-type="string" office:string-value="" calcext:value-type="error">
            <text:p>#DIV/0!</text:p>
          </table:table-cell>
          <table:table-cell table:formula="of:=ABS([.F318]-[.F317])" office:value-type="string" office:string-value="" calcext:value-type="error">
            <text:p>#DIV/0!</text:p>
          </table:table-cell>
          <table:table-cell table:formula="of:=IF([.H31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8]+1" office:value-type="float" office:value="312" calcext:value-type="float">
            <text:p>312</text:p>
          </table:table-cell>
          <table:table-cell table:formula="of:=IF([.C318]*[.G318]&lt;0;[.B318];[.F318])" office:value-type="string" office:string-value="" calcext:value-type="error">
            <text:p>#DIV/0!</text:p>
          </table:table-cell>
          <table:table-cell table:formula="of:=[.B319]^3-COS([.B319])+LN([.B319]+5)-20" office:value-type="string" office:string-value="" calcext:value-type="error">
            <text:p>#DIV/0!</text:p>
          </table:table-cell>
          <table:table-cell table:formula="of:=IF([.E318]*[.G318]&lt;0;[.D318];[.F318])" office:value-type="string" office:string-value="" calcext:value-type="error">
            <text:p>#DIV/0!</text:p>
          </table:table-cell>
          <table:table-cell table:formula="of:=[.D319]^3-COS([.D319])+LN([.D319]+5)-20" office:value-type="string" office:string-value="" calcext:value-type="error">
            <text:p>#DIV/0!</text:p>
          </table:table-cell>
          <table:table-cell table:formula="of:=([.B319]*[.E319]-[.D319]*[.C319])/([.E319]-[.C319])" office:value-type="string" office:string-value="" calcext:value-type="error">
            <text:p>#DIV/0!</text:p>
          </table:table-cell>
          <table:table-cell table:formula="of:=[.F319]^3-COS([.F319])+LN([.F319]+5)-20" office:value-type="string" office:string-value="" calcext:value-type="error">
            <text:p>#DIV/0!</text:p>
          </table:table-cell>
          <table:table-cell table:formula="of:=ABS([.F319]-[.F318])" office:value-type="string" office:string-value="" calcext:value-type="error">
            <text:p>#DIV/0!</text:p>
          </table:table-cell>
          <table:table-cell table:formula="of:=IF([.H31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19]+1" office:value-type="float" office:value="313" calcext:value-type="float">
            <text:p>313</text:p>
          </table:table-cell>
          <table:table-cell table:formula="of:=IF([.C319]*[.G319]&lt;0;[.B319];[.F319])" office:value-type="string" office:string-value="" calcext:value-type="error">
            <text:p>#DIV/0!</text:p>
          </table:table-cell>
          <table:table-cell table:formula="of:=[.B320]^3-COS([.B320])+LN([.B320]+5)-20" office:value-type="string" office:string-value="" calcext:value-type="error">
            <text:p>#DIV/0!</text:p>
          </table:table-cell>
          <table:table-cell table:formula="of:=IF([.E319]*[.G319]&lt;0;[.D319];[.F319])" office:value-type="string" office:string-value="" calcext:value-type="error">
            <text:p>#DIV/0!</text:p>
          </table:table-cell>
          <table:table-cell table:formula="of:=[.D320]^3-COS([.D320])+LN([.D320]+5)-20" office:value-type="string" office:string-value="" calcext:value-type="error">
            <text:p>#DIV/0!</text:p>
          </table:table-cell>
          <table:table-cell table:formula="of:=([.B320]*[.E320]-[.D320]*[.C320])/([.E320]-[.C320])" office:value-type="string" office:string-value="" calcext:value-type="error">
            <text:p>#DIV/0!</text:p>
          </table:table-cell>
          <table:table-cell table:formula="of:=[.F320]^3-COS([.F320])+LN([.F320]+5)-20" office:value-type="string" office:string-value="" calcext:value-type="error">
            <text:p>#DIV/0!</text:p>
          </table:table-cell>
          <table:table-cell table:formula="of:=ABS([.F320]-[.F319])" office:value-type="string" office:string-value="" calcext:value-type="error">
            <text:p>#DIV/0!</text:p>
          </table:table-cell>
          <table:table-cell table:formula="of:=IF([.H32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0]+1" office:value-type="float" office:value="314" calcext:value-type="float">
            <text:p>314</text:p>
          </table:table-cell>
          <table:table-cell table:formula="of:=IF([.C320]*[.G320]&lt;0;[.B320];[.F320])" office:value-type="string" office:string-value="" calcext:value-type="error">
            <text:p>#DIV/0!</text:p>
          </table:table-cell>
          <table:table-cell table:formula="of:=[.B321]^3-COS([.B321])+LN([.B321]+5)-20" office:value-type="string" office:string-value="" calcext:value-type="error">
            <text:p>#DIV/0!</text:p>
          </table:table-cell>
          <table:table-cell table:formula="of:=IF([.E320]*[.G320]&lt;0;[.D320];[.F320])" office:value-type="string" office:string-value="" calcext:value-type="error">
            <text:p>#DIV/0!</text:p>
          </table:table-cell>
          <table:table-cell table:formula="of:=[.D321]^3-COS([.D321])+LN([.D321]+5)-20" office:value-type="string" office:string-value="" calcext:value-type="error">
            <text:p>#DIV/0!</text:p>
          </table:table-cell>
          <table:table-cell table:formula="of:=([.B321]*[.E321]-[.D321]*[.C321])/([.E321]-[.C321])" office:value-type="string" office:string-value="" calcext:value-type="error">
            <text:p>#DIV/0!</text:p>
          </table:table-cell>
          <table:table-cell table:formula="of:=[.F321]^3-COS([.F321])+LN([.F321]+5)-20" office:value-type="string" office:string-value="" calcext:value-type="error">
            <text:p>#DIV/0!</text:p>
          </table:table-cell>
          <table:table-cell table:formula="of:=ABS([.F321]-[.F320])" office:value-type="string" office:string-value="" calcext:value-type="error">
            <text:p>#DIV/0!</text:p>
          </table:table-cell>
          <table:table-cell table:formula="of:=IF([.H32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1]+1" office:value-type="float" office:value="315" calcext:value-type="float">
            <text:p>315</text:p>
          </table:table-cell>
          <table:table-cell table:formula="of:=IF([.C321]*[.G321]&lt;0;[.B321];[.F321])" office:value-type="string" office:string-value="" calcext:value-type="error">
            <text:p>#DIV/0!</text:p>
          </table:table-cell>
          <table:table-cell table:formula="of:=[.B322]^3-COS([.B322])+LN([.B322]+5)-20" office:value-type="string" office:string-value="" calcext:value-type="error">
            <text:p>#DIV/0!</text:p>
          </table:table-cell>
          <table:table-cell table:formula="of:=IF([.E321]*[.G321]&lt;0;[.D321];[.F321])" office:value-type="string" office:string-value="" calcext:value-type="error">
            <text:p>#DIV/0!</text:p>
          </table:table-cell>
          <table:table-cell table:formula="of:=[.D322]^3-COS([.D322])+LN([.D322]+5)-20" office:value-type="string" office:string-value="" calcext:value-type="error">
            <text:p>#DIV/0!</text:p>
          </table:table-cell>
          <table:table-cell table:formula="of:=([.B322]*[.E322]-[.D322]*[.C322])/([.E322]-[.C322])" office:value-type="string" office:string-value="" calcext:value-type="error">
            <text:p>#DIV/0!</text:p>
          </table:table-cell>
          <table:table-cell table:formula="of:=[.F322]^3-COS([.F322])+LN([.F322]+5)-20" office:value-type="string" office:string-value="" calcext:value-type="error">
            <text:p>#DIV/0!</text:p>
          </table:table-cell>
          <table:table-cell table:formula="of:=ABS([.F322]-[.F321])" office:value-type="string" office:string-value="" calcext:value-type="error">
            <text:p>#DIV/0!</text:p>
          </table:table-cell>
          <table:table-cell table:formula="of:=IF([.H32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2]+1" office:value-type="float" office:value="316" calcext:value-type="float">
            <text:p>316</text:p>
          </table:table-cell>
          <table:table-cell table:formula="of:=IF([.C322]*[.G322]&lt;0;[.B322];[.F322])" office:value-type="string" office:string-value="" calcext:value-type="error">
            <text:p>#DIV/0!</text:p>
          </table:table-cell>
          <table:table-cell table:formula="of:=[.B323]^3-COS([.B323])+LN([.B323]+5)-20" office:value-type="string" office:string-value="" calcext:value-type="error">
            <text:p>#DIV/0!</text:p>
          </table:table-cell>
          <table:table-cell table:formula="of:=IF([.E322]*[.G322]&lt;0;[.D322];[.F322])" office:value-type="string" office:string-value="" calcext:value-type="error">
            <text:p>#DIV/0!</text:p>
          </table:table-cell>
          <table:table-cell table:formula="of:=[.D323]^3-COS([.D323])+LN([.D323]+5)-20" office:value-type="string" office:string-value="" calcext:value-type="error">
            <text:p>#DIV/0!</text:p>
          </table:table-cell>
          <table:table-cell table:formula="of:=([.B323]*[.E323]-[.D323]*[.C323])/([.E323]-[.C323])" office:value-type="string" office:string-value="" calcext:value-type="error">
            <text:p>#DIV/0!</text:p>
          </table:table-cell>
          <table:table-cell table:formula="of:=[.F323]^3-COS([.F323])+LN([.F323]+5)-20" office:value-type="string" office:string-value="" calcext:value-type="error">
            <text:p>#DIV/0!</text:p>
          </table:table-cell>
          <table:table-cell table:formula="of:=ABS([.F323]-[.F322])" office:value-type="string" office:string-value="" calcext:value-type="error">
            <text:p>#DIV/0!</text:p>
          </table:table-cell>
          <table:table-cell table:formula="of:=IF([.H32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3]+1" office:value-type="float" office:value="317" calcext:value-type="float">
            <text:p>317</text:p>
          </table:table-cell>
          <table:table-cell table:formula="of:=IF([.C323]*[.G323]&lt;0;[.B323];[.F323])" office:value-type="string" office:string-value="" calcext:value-type="error">
            <text:p>#DIV/0!</text:p>
          </table:table-cell>
          <table:table-cell table:formula="of:=[.B324]^3-COS([.B324])+LN([.B324]+5)-20" office:value-type="string" office:string-value="" calcext:value-type="error">
            <text:p>#DIV/0!</text:p>
          </table:table-cell>
          <table:table-cell table:formula="of:=IF([.E323]*[.G323]&lt;0;[.D323];[.F323])" office:value-type="string" office:string-value="" calcext:value-type="error">
            <text:p>#DIV/0!</text:p>
          </table:table-cell>
          <table:table-cell table:formula="of:=[.D324]^3-COS([.D324])+LN([.D324]+5)-20" office:value-type="string" office:string-value="" calcext:value-type="error">
            <text:p>#DIV/0!</text:p>
          </table:table-cell>
          <table:table-cell table:formula="of:=([.B324]*[.E324]-[.D324]*[.C324])/([.E324]-[.C324])" office:value-type="string" office:string-value="" calcext:value-type="error">
            <text:p>#DIV/0!</text:p>
          </table:table-cell>
          <table:table-cell table:formula="of:=[.F324]^3-COS([.F324])+LN([.F324]+5)-20" office:value-type="string" office:string-value="" calcext:value-type="error">
            <text:p>#DIV/0!</text:p>
          </table:table-cell>
          <table:table-cell table:formula="of:=ABS([.F324]-[.F323])" office:value-type="string" office:string-value="" calcext:value-type="error">
            <text:p>#DIV/0!</text:p>
          </table:table-cell>
          <table:table-cell table:formula="of:=IF([.H32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4]+1" office:value-type="float" office:value="318" calcext:value-type="float">
            <text:p>318</text:p>
          </table:table-cell>
          <table:table-cell table:formula="of:=IF([.C324]*[.G324]&lt;0;[.B324];[.F324])" office:value-type="string" office:string-value="" calcext:value-type="error">
            <text:p>#DIV/0!</text:p>
          </table:table-cell>
          <table:table-cell table:formula="of:=[.B325]^3-COS([.B325])+LN([.B325]+5)-20" office:value-type="string" office:string-value="" calcext:value-type="error">
            <text:p>#DIV/0!</text:p>
          </table:table-cell>
          <table:table-cell table:formula="of:=IF([.E324]*[.G324]&lt;0;[.D324];[.F324])" office:value-type="string" office:string-value="" calcext:value-type="error">
            <text:p>#DIV/0!</text:p>
          </table:table-cell>
          <table:table-cell table:formula="of:=[.D325]^3-COS([.D325])+LN([.D325]+5)-20" office:value-type="string" office:string-value="" calcext:value-type="error">
            <text:p>#DIV/0!</text:p>
          </table:table-cell>
          <table:table-cell table:formula="of:=([.B325]*[.E325]-[.D325]*[.C325])/([.E325]-[.C325])" office:value-type="string" office:string-value="" calcext:value-type="error">
            <text:p>#DIV/0!</text:p>
          </table:table-cell>
          <table:table-cell table:formula="of:=[.F325]^3-COS([.F325])+LN([.F325]+5)-20" office:value-type="string" office:string-value="" calcext:value-type="error">
            <text:p>#DIV/0!</text:p>
          </table:table-cell>
          <table:table-cell table:formula="of:=ABS([.F325]-[.F324])" office:value-type="string" office:string-value="" calcext:value-type="error">
            <text:p>#DIV/0!</text:p>
          </table:table-cell>
          <table:table-cell table:formula="of:=IF([.H32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5]+1" office:value-type="float" office:value="319" calcext:value-type="float">
            <text:p>319</text:p>
          </table:table-cell>
          <table:table-cell table:formula="of:=IF([.C325]*[.G325]&lt;0;[.B325];[.F325])" office:value-type="string" office:string-value="" calcext:value-type="error">
            <text:p>#DIV/0!</text:p>
          </table:table-cell>
          <table:table-cell table:formula="of:=[.B326]^3-COS([.B326])+LN([.B326]+5)-20" office:value-type="string" office:string-value="" calcext:value-type="error">
            <text:p>#DIV/0!</text:p>
          </table:table-cell>
          <table:table-cell table:formula="of:=IF([.E325]*[.G325]&lt;0;[.D325];[.F325])" office:value-type="string" office:string-value="" calcext:value-type="error">
            <text:p>#DIV/0!</text:p>
          </table:table-cell>
          <table:table-cell table:formula="of:=[.D326]^3-COS([.D326])+LN([.D326]+5)-20" office:value-type="string" office:string-value="" calcext:value-type="error">
            <text:p>#DIV/0!</text:p>
          </table:table-cell>
          <table:table-cell table:formula="of:=([.B326]*[.E326]-[.D326]*[.C326])/([.E326]-[.C326])" office:value-type="string" office:string-value="" calcext:value-type="error">
            <text:p>#DIV/0!</text:p>
          </table:table-cell>
          <table:table-cell table:formula="of:=[.F326]^3-COS([.F326])+LN([.F326]+5)-20" office:value-type="string" office:string-value="" calcext:value-type="error">
            <text:p>#DIV/0!</text:p>
          </table:table-cell>
          <table:table-cell table:formula="of:=ABS([.F326]-[.F325])" office:value-type="string" office:string-value="" calcext:value-type="error">
            <text:p>#DIV/0!</text:p>
          </table:table-cell>
          <table:table-cell table:formula="of:=IF([.H32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6]+1" office:value-type="float" office:value="320" calcext:value-type="float">
            <text:p>320</text:p>
          </table:table-cell>
          <table:table-cell table:formula="of:=IF([.C326]*[.G326]&lt;0;[.B326];[.F326])" office:value-type="string" office:string-value="" calcext:value-type="error">
            <text:p>#DIV/0!</text:p>
          </table:table-cell>
          <table:table-cell table:formula="of:=[.B327]^3-COS([.B327])+LN([.B327]+5)-20" office:value-type="string" office:string-value="" calcext:value-type="error">
            <text:p>#DIV/0!</text:p>
          </table:table-cell>
          <table:table-cell table:formula="of:=IF([.E326]*[.G326]&lt;0;[.D326];[.F326])" office:value-type="string" office:string-value="" calcext:value-type="error">
            <text:p>#DIV/0!</text:p>
          </table:table-cell>
          <table:table-cell table:formula="of:=[.D327]^3-COS([.D327])+LN([.D327]+5)-20" office:value-type="string" office:string-value="" calcext:value-type="error">
            <text:p>#DIV/0!</text:p>
          </table:table-cell>
          <table:table-cell table:formula="of:=([.B327]*[.E327]-[.D327]*[.C327])/([.E327]-[.C327])" office:value-type="string" office:string-value="" calcext:value-type="error">
            <text:p>#DIV/0!</text:p>
          </table:table-cell>
          <table:table-cell table:formula="of:=[.F327]^3-COS([.F327])+LN([.F327]+5)-20" office:value-type="string" office:string-value="" calcext:value-type="error">
            <text:p>#DIV/0!</text:p>
          </table:table-cell>
          <table:table-cell table:formula="of:=ABS([.F327]-[.F326])" office:value-type="string" office:string-value="" calcext:value-type="error">
            <text:p>#DIV/0!</text:p>
          </table:table-cell>
          <table:table-cell table:formula="of:=IF([.H32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7]+1" office:value-type="float" office:value="321" calcext:value-type="float">
            <text:p>321</text:p>
          </table:table-cell>
          <table:table-cell table:formula="of:=IF([.C327]*[.G327]&lt;0;[.B327];[.F327])" office:value-type="string" office:string-value="" calcext:value-type="error">
            <text:p>#DIV/0!</text:p>
          </table:table-cell>
          <table:table-cell table:formula="of:=[.B328]^3-COS([.B328])+LN([.B328]+5)-20" office:value-type="string" office:string-value="" calcext:value-type="error">
            <text:p>#DIV/0!</text:p>
          </table:table-cell>
          <table:table-cell table:formula="of:=IF([.E327]*[.G327]&lt;0;[.D327];[.F327])" office:value-type="string" office:string-value="" calcext:value-type="error">
            <text:p>#DIV/0!</text:p>
          </table:table-cell>
          <table:table-cell table:formula="of:=[.D328]^3-COS([.D328])+LN([.D328]+5)-20" office:value-type="string" office:string-value="" calcext:value-type="error">
            <text:p>#DIV/0!</text:p>
          </table:table-cell>
          <table:table-cell table:formula="of:=([.B328]*[.E328]-[.D328]*[.C328])/([.E328]-[.C328])" office:value-type="string" office:string-value="" calcext:value-type="error">
            <text:p>#DIV/0!</text:p>
          </table:table-cell>
          <table:table-cell table:formula="of:=[.F328]^3-COS([.F328])+LN([.F328]+5)-20" office:value-type="string" office:string-value="" calcext:value-type="error">
            <text:p>#DIV/0!</text:p>
          </table:table-cell>
          <table:table-cell table:formula="of:=ABS([.F328]-[.F327])" office:value-type="string" office:string-value="" calcext:value-type="error">
            <text:p>#DIV/0!</text:p>
          </table:table-cell>
          <table:table-cell table:formula="of:=IF([.H32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8]+1" office:value-type="float" office:value="322" calcext:value-type="float">
            <text:p>322</text:p>
          </table:table-cell>
          <table:table-cell table:formula="of:=IF([.C328]*[.G328]&lt;0;[.B328];[.F328])" office:value-type="string" office:string-value="" calcext:value-type="error">
            <text:p>#DIV/0!</text:p>
          </table:table-cell>
          <table:table-cell table:formula="of:=[.B329]^3-COS([.B329])+LN([.B329]+5)-20" office:value-type="string" office:string-value="" calcext:value-type="error">
            <text:p>#DIV/0!</text:p>
          </table:table-cell>
          <table:table-cell table:formula="of:=IF([.E328]*[.G328]&lt;0;[.D328];[.F328])" office:value-type="string" office:string-value="" calcext:value-type="error">
            <text:p>#DIV/0!</text:p>
          </table:table-cell>
          <table:table-cell table:formula="of:=[.D329]^3-COS([.D329])+LN([.D329]+5)-20" office:value-type="string" office:string-value="" calcext:value-type="error">
            <text:p>#DIV/0!</text:p>
          </table:table-cell>
          <table:table-cell table:formula="of:=([.B329]*[.E329]-[.D329]*[.C329])/([.E329]-[.C329])" office:value-type="string" office:string-value="" calcext:value-type="error">
            <text:p>#DIV/0!</text:p>
          </table:table-cell>
          <table:table-cell table:formula="of:=[.F329]^3-COS([.F329])+LN([.F329]+5)-20" office:value-type="string" office:string-value="" calcext:value-type="error">
            <text:p>#DIV/0!</text:p>
          </table:table-cell>
          <table:table-cell table:formula="of:=ABS([.F329]-[.F328])" office:value-type="string" office:string-value="" calcext:value-type="error">
            <text:p>#DIV/0!</text:p>
          </table:table-cell>
          <table:table-cell table:formula="of:=IF([.H32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29]+1" office:value-type="float" office:value="323" calcext:value-type="float">
            <text:p>323</text:p>
          </table:table-cell>
          <table:table-cell table:formula="of:=IF([.C329]*[.G329]&lt;0;[.B329];[.F329])" office:value-type="string" office:string-value="" calcext:value-type="error">
            <text:p>#DIV/0!</text:p>
          </table:table-cell>
          <table:table-cell table:formula="of:=[.B330]^3-COS([.B330])+LN([.B330]+5)-20" office:value-type="string" office:string-value="" calcext:value-type="error">
            <text:p>#DIV/0!</text:p>
          </table:table-cell>
          <table:table-cell table:formula="of:=IF([.E329]*[.G329]&lt;0;[.D329];[.F329])" office:value-type="string" office:string-value="" calcext:value-type="error">
            <text:p>#DIV/0!</text:p>
          </table:table-cell>
          <table:table-cell table:formula="of:=[.D330]^3-COS([.D330])+LN([.D330]+5)-20" office:value-type="string" office:string-value="" calcext:value-type="error">
            <text:p>#DIV/0!</text:p>
          </table:table-cell>
          <table:table-cell table:formula="of:=([.B330]*[.E330]-[.D330]*[.C330])/([.E330]-[.C330])" office:value-type="string" office:string-value="" calcext:value-type="error">
            <text:p>#DIV/0!</text:p>
          </table:table-cell>
          <table:table-cell table:formula="of:=[.F330]^3-COS([.F330])+LN([.F330]+5)-20" office:value-type="string" office:string-value="" calcext:value-type="error">
            <text:p>#DIV/0!</text:p>
          </table:table-cell>
          <table:table-cell table:formula="of:=ABS([.F330]-[.F329])" office:value-type="string" office:string-value="" calcext:value-type="error">
            <text:p>#DIV/0!</text:p>
          </table:table-cell>
          <table:table-cell table:formula="of:=IF([.H33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0]+1" office:value-type="float" office:value="324" calcext:value-type="float">
            <text:p>324</text:p>
          </table:table-cell>
          <table:table-cell table:formula="of:=IF([.C330]*[.G330]&lt;0;[.B330];[.F330])" office:value-type="string" office:string-value="" calcext:value-type="error">
            <text:p>#DIV/0!</text:p>
          </table:table-cell>
          <table:table-cell table:formula="of:=[.B331]^3-COS([.B331])+LN([.B331]+5)-20" office:value-type="string" office:string-value="" calcext:value-type="error">
            <text:p>#DIV/0!</text:p>
          </table:table-cell>
          <table:table-cell table:formula="of:=IF([.E330]*[.G330]&lt;0;[.D330];[.F330])" office:value-type="string" office:string-value="" calcext:value-type="error">
            <text:p>#DIV/0!</text:p>
          </table:table-cell>
          <table:table-cell table:formula="of:=[.D331]^3-COS([.D331])+LN([.D331]+5)-20" office:value-type="string" office:string-value="" calcext:value-type="error">
            <text:p>#DIV/0!</text:p>
          </table:table-cell>
          <table:table-cell table:formula="of:=([.B331]*[.E331]-[.D331]*[.C331])/([.E331]-[.C331])" office:value-type="string" office:string-value="" calcext:value-type="error">
            <text:p>#DIV/0!</text:p>
          </table:table-cell>
          <table:table-cell table:formula="of:=[.F331]^3-COS([.F331])+LN([.F331]+5)-20" office:value-type="string" office:string-value="" calcext:value-type="error">
            <text:p>#DIV/0!</text:p>
          </table:table-cell>
          <table:table-cell table:formula="of:=ABS([.F331]-[.F330])" office:value-type="string" office:string-value="" calcext:value-type="error">
            <text:p>#DIV/0!</text:p>
          </table:table-cell>
          <table:table-cell table:formula="of:=IF([.H33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1]+1" office:value-type="float" office:value="325" calcext:value-type="float">
            <text:p>325</text:p>
          </table:table-cell>
          <table:table-cell table:formula="of:=IF([.C331]*[.G331]&lt;0;[.B331];[.F331])" office:value-type="string" office:string-value="" calcext:value-type="error">
            <text:p>#DIV/0!</text:p>
          </table:table-cell>
          <table:table-cell table:formula="of:=[.B332]^3-COS([.B332])+LN([.B332]+5)-20" office:value-type="string" office:string-value="" calcext:value-type="error">
            <text:p>#DIV/0!</text:p>
          </table:table-cell>
          <table:table-cell table:formula="of:=IF([.E331]*[.G331]&lt;0;[.D331];[.F331])" office:value-type="string" office:string-value="" calcext:value-type="error">
            <text:p>#DIV/0!</text:p>
          </table:table-cell>
          <table:table-cell table:formula="of:=[.D332]^3-COS([.D332])+LN([.D332]+5)-20" office:value-type="string" office:string-value="" calcext:value-type="error">
            <text:p>#DIV/0!</text:p>
          </table:table-cell>
          <table:table-cell table:formula="of:=([.B332]*[.E332]-[.D332]*[.C332])/([.E332]-[.C332])" office:value-type="string" office:string-value="" calcext:value-type="error">
            <text:p>#DIV/0!</text:p>
          </table:table-cell>
          <table:table-cell table:formula="of:=[.F332]^3-COS([.F332])+LN([.F332]+5)-20" office:value-type="string" office:string-value="" calcext:value-type="error">
            <text:p>#DIV/0!</text:p>
          </table:table-cell>
          <table:table-cell table:formula="of:=ABS([.F332]-[.F331])" office:value-type="string" office:string-value="" calcext:value-type="error">
            <text:p>#DIV/0!</text:p>
          </table:table-cell>
          <table:table-cell table:formula="of:=IF([.H33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2]+1" office:value-type="float" office:value="326" calcext:value-type="float">
            <text:p>326</text:p>
          </table:table-cell>
          <table:table-cell table:formula="of:=IF([.C332]*[.G332]&lt;0;[.B332];[.F332])" office:value-type="string" office:string-value="" calcext:value-type="error">
            <text:p>#DIV/0!</text:p>
          </table:table-cell>
          <table:table-cell table:formula="of:=[.B333]^3-COS([.B333])+LN([.B333]+5)-20" office:value-type="string" office:string-value="" calcext:value-type="error">
            <text:p>#DIV/0!</text:p>
          </table:table-cell>
          <table:table-cell table:formula="of:=IF([.E332]*[.G332]&lt;0;[.D332];[.F332])" office:value-type="string" office:string-value="" calcext:value-type="error">
            <text:p>#DIV/0!</text:p>
          </table:table-cell>
          <table:table-cell table:formula="of:=[.D333]^3-COS([.D333])+LN([.D333]+5)-20" office:value-type="string" office:string-value="" calcext:value-type="error">
            <text:p>#DIV/0!</text:p>
          </table:table-cell>
          <table:table-cell table:formula="of:=([.B333]*[.E333]-[.D333]*[.C333])/([.E333]-[.C333])" office:value-type="string" office:string-value="" calcext:value-type="error">
            <text:p>#DIV/0!</text:p>
          </table:table-cell>
          <table:table-cell table:formula="of:=[.F333]^3-COS([.F333])+LN([.F333]+5)-20" office:value-type="string" office:string-value="" calcext:value-type="error">
            <text:p>#DIV/0!</text:p>
          </table:table-cell>
          <table:table-cell table:formula="of:=ABS([.F333]-[.F332])" office:value-type="string" office:string-value="" calcext:value-type="error">
            <text:p>#DIV/0!</text:p>
          </table:table-cell>
          <table:table-cell table:formula="of:=IF([.H33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3]+1" office:value-type="float" office:value="327" calcext:value-type="float">
            <text:p>327</text:p>
          </table:table-cell>
          <table:table-cell table:formula="of:=IF([.C333]*[.G333]&lt;0;[.B333];[.F333])" office:value-type="string" office:string-value="" calcext:value-type="error">
            <text:p>#DIV/0!</text:p>
          </table:table-cell>
          <table:table-cell table:formula="of:=[.B334]^3-COS([.B334])+LN([.B334]+5)-20" office:value-type="string" office:string-value="" calcext:value-type="error">
            <text:p>#DIV/0!</text:p>
          </table:table-cell>
          <table:table-cell table:formula="of:=IF([.E333]*[.G333]&lt;0;[.D333];[.F333])" office:value-type="string" office:string-value="" calcext:value-type="error">
            <text:p>#DIV/0!</text:p>
          </table:table-cell>
          <table:table-cell table:formula="of:=[.D334]^3-COS([.D334])+LN([.D334]+5)-20" office:value-type="string" office:string-value="" calcext:value-type="error">
            <text:p>#DIV/0!</text:p>
          </table:table-cell>
          <table:table-cell table:formula="of:=([.B334]*[.E334]-[.D334]*[.C334])/([.E334]-[.C334])" office:value-type="string" office:string-value="" calcext:value-type="error">
            <text:p>#DIV/0!</text:p>
          </table:table-cell>
          <table:table-cell table:formula="of:=[.F334]^3-COS([.F334])+LN([.F334]+5)-20" office:value-type="string" office:string-value="" calcext:value-type="error">
            <text:p>#DIV/0!</text:p>
          </table:table-cell>
          <table:table-cell table:formula="of:=ABS([.F334]-[.F333])" office:value-type="string" office:string-value="" calcext:value-type="error">
            <text:p>#DIV/0!</text:p>
          </table:table-cell>
          <table:table-cell table:formula="of:=IF([.H33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4]+1" office:value-type="float" office:value="328" calcext:value-type="float">
            <text:p>328</text:p>
          </table:table-cell>
          <table:table-cell table:formula="of:=IF([.C334]*[.G334]&lt;0;[.B334];[.F334])" office:value-type="string" office:string-value="" calcext:value-type="error">
            <text:p>#DIV/0!</text:p>
          </table:table-cell>
          <table:table-cell table:formula="of:=[.B335]^3-COS([.B335])+LN([.B335]+5)-20" office:value-type="string" office:string-value="" calcext:value-type="error">
            <text:p>#DIV/0!</text:p>
          </table:table-cell>
          <table:table-cell table:formula="of:=IF([.E334]*[.G334]&lt;0;[.D334];[.F334])" office:value-type="string" office:string-value="" calcext:value-type="error">
            <text:p>#DIV/0!</text:p>
          </table:table-cell>
          <table:table-cell table:formula="of:=[.D335]^3-COS([.D335])+LN([.D335]+5)-20" office:value-type="string" office:string-value="" calcext:value-type="error">
            <text:p>#DIV/0!</text:p>
          </table:table-cell>
          <table:table-cell table:formula="of:=([.B335]*[.E335]-[.D335]*[.C335])/([.E335]-[.C335])" office:value-type="string" office:string-value="" calcext:value-type="error">
            <text:p>#DIV/0!</text:p>
          </table:table-cell>
          <table:table-cell table:formula="of:=[.F335]^3-COS([.F335])+LN([.F335]+5)-20" office:value-type="string" office:string-value="" calcext:value-type="error">
            <text:p>#DIV/0!</text:p>
          </table:table-cell>
          <table:table-cell table:formula="of:=ABS([.F335]-[.F334])" office:value-type="string" office:string-value="" calcext:value-type="error">
            <text:p>#DIV/0!</text:p>
          </table:table-cell>
          <table:table-cell table:formula="of:=IF([.H33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5]+1" office:value-type="float" office:value="329" calcext:value-type="float">
            <text:p>329</text:p>
          </table:table-cell>
          <table:table-cell table:formula="of:=IF([.C335]*[.G335]&lt;0;[.B335];[.F335])" office:value-type="string" office:string-value="" calcext:value-type="error">
            <text:p>#DIV/0!</text:p>
          </table:table-cell>
          <table:table-cell table:formula="of:=[.B336]^3-COS([.B336])+LN([.B336]+5)-20" office:value-type="string" office:string-value="" calcext:value-type="error">
            <text:p>#DIV/0!</text:p>
          </table:table-cell>
          <table:table-cell table:formula="of:=IF([.E335]*[.G335]&lt;0;[.D335];[.F335])" office:value-type="string" office:string-value="" calcext:value-type="error">
            <text:p>#DIV/0!</text:p>
          </table:table-cell>
          <table:table-cell table:formula="of:=[.D336]^3-COS([.D336])+LN([.D336]+5)-20" office:value-type="string" office:string-value="" calcext:value-type="error">
            <text:p>#DIV/0!</text:p>
          </table:table-cell>
          <table:table-cell table:formula="of:=([.B336]*[.E336]-[.D336]*[.C336])/([.E336]-[.C336])" office:value-type="string" office:string-value="" calcext:value-type="error">
            <text:p>#DIV/0!</text:p>
          </table:table-cell>
          <table:table-cell table:formula="of:=[.F336]^3-COS([.F336])+LN([.F336]+5)-20" office:value-type="string" office:string-value="" calcext:value-type="error">
            <text:p>#DIV/0!</text:p>
          </table:table-cell>
          <table:table-cell table:formula="of:=ABS([.F336]-[.F335])" office:value-type="string" office:string-value="" calcext:value-type="error">
            <text:p>#DIV/0!</text:p>
          </table:table-cell>
          <table:table-cell table:formula="of:=IF([.H33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6]+1" office:value-type="float" office:value="330" calcext:value-type="float">
            <text:p>330</text:p>
          </table:table-cell>
          <table:table-cell table:formula="of:=IF([.C336]*[.G336]&lt;0;[.B336];[.F336])" office:value-type="string" office:string-value="" calcext:value-type="error">
            <text:p>#DIV/0!</text:p>
          </table:table-cell>
          <table:table-cell table:formula="of:=[.B337]^3-COS([.B337])+LN([.B337]+5)-20" office:value-type="string" office:string-value="" calcext:value-type="error">
            <text:p>#DIV/0!</text:p>
          </table:table-cell>
          <table:table-cell table:formula="of:=IF([.E336]*[.G336]&lt;0;[.D336];[.F336])" office:value-type="string" office:string-value="" calcext:value-type="error">
            <text:p>#DIV/0!</text:p>
          </table:table-cell>
          <table:table-cell table:formula="of:=[.D337]^3-COS([.D337])+LN([.D337]+5)-20" office:value-type="string" office:string-value="" calcext:value-type="error">
            <text:p>#DIV/0!</text:p>
          </table:table-cell>
          <table:table-cell table:formula="of:=([.B337]*[.E337]-[.D337]*[.C337])/([.E337]-[.C337])" office:value-type="string" office:string-value="" calcext:value-type="error">
            <text:p>#DIV/0!</text:p>
          </table:table-cell>
          <table:table-cell table:formula="of:=[.F337]^3-COS([.F337])+LN([.F337]+5)-20" office:value-type="string" office:string-value="" calcext:value-type="error">
            <text:p>#DIV/0!</text:p>
          </table:table-cell>
          <table:table-cell table:formula="of:=ABS([.F337]-[.F336])" office:value-type="string" office:string-value="" calcext:value-type="error">
            <text:p>#DIV/0!</text:p>
          </table:table-cell>
          <table:table-cell table:formula="of:=IF([.H33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7]+1" office:value-type="float" office:value="331" calcext:value-type="float">
            <text:p>331</text:p>
          </table:table-cell>
          <table:table-cell table:formula="of:=IF([.C337]*[.G337]&lt;0;[.B337];[.F337])" office:value-type="string" office:string-value="" calcext:value-type="error">
            <text:p>#DIV/0!</text:p>
          </table:table-cell>
          <table:table-cell table:formula="of:=[.B338]^3-COS([.B338])+LN([.B338]+5)-20" office:value-type="string" office:string-value="" calcext:value-type="error">
            <text:p>#DIV/0!</text:p>
          </table:table-cell>
          <table:table-cell table:formula="of:=IF([.E337]*[.G337]&lt;0;[.D337];[.F337])" office:value-type="string" office:string-value="" calcext:value-type="error">
            <text:p>#DIV/0!</text:p>
          </table:table-cell>
          <table:table-cell table:formula="of:=[.D338]^3-COS([.D338])+LN([.D338]+5)-20" office:value-type="string" office:string-value="" calcext:value-type="error">
            <text:p>#DIV/0!</text:p>
          </table:table-cell>
          <table:table-cell table:formula="of:=([.B338]*[.E338]-[.D338]*[.C338])/([.E338]-[.C338])" office:value-type="string" office:string-value="" calcext:value-type="error">
            <text:p>#DIV/0!</text:p>
          </table:table-cell>
          <table:table-cell table:formula="of:=[.F338]^3-COS([.F338])+LN([.F338]+5)-20" office:value-type="string" office:string-value="" calcext:value-type="error">
            <text:p>#DIV/0!</text:p>
          </table:table-cell>
          <table:table-cell table:formula="of:=ABS([.F338]-[.F337])" office:value-type="string" office:string-value="" calcext:value-type="error">
            <text:p>#DIV/0!</text:p>
          </table:table-cell>
          <table:table-cell table:formula="of:=IF([.H33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8]+1" office:value-type="float" office:value="332" calcext:value-type="float">
            <text:p>332</text:p>
          </table:table-cell>
          <table:table-cell table:formula="of:=IF([.C338]*[.G338]&lt;0;[.B338];[.F338])" office:value-type="string" office:string-value="" calcext:value-type="error">
            <text:p>#DIV/0!</text:p>
          </table:table-cell>
          <table:table-cell table:formula="of:=[.B339]^3-COS([.B339])+LN([.B339]+5)-20" office:value-type="string" office:string-value="" calcext:value-type="error">
            <text:p>#DIV/0!</text:p>
          </table:table-cell>
          <table:table-cell table:formula="of:=IF([.E338]*[.G338]&lt;0;[.D338];[.F338])" office:value-type="string" office:string-value="" calcext:value-type="error">
            <text:p>#DIV/0!</text:p>
          </table:table-cell>
          <table:table-cell table:formula="of:=[.D339]^3-COS([.D339])+LN([.D339]+5)-20" office:value-type="string" office:string-value="" calcext:value-type="error">
            <text:p>#DIV/0!</text:p>
          </table:table-cell>
          <table:table-cell table:formula="of:=([.B339]*[.E339]-[.D339]*[.C339])/([.E339]-[.C339])" office:value-type="string" office:string-value="" calcext:value-type="error">
            <text:p>#DIV/0!</text:p>
          </table:table-cell>
          <table:table-cell table:formula="of:=[.F339]^3-COS([.F339])+LN([.F339]+5)-20" office:value-type="string" office:string-value="" calcext:value-type="error">
            <text:p>#DIV/0!</text:p>
          </table:table-cell>
          <table:table-cell table:formula="of:=ABS([.F339]-[.F338])" office:value-type="string" office:string-value="" calcext:value-type="error">
            <text:p>#DIV/0!</text:p>
          </table:table-cell>
          <table:table-cell table:formula="of:=IF([.H33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39]+1" office:value-type="float" office:value="333" calcext:value-type="float">
            <text:p>333</text:p>
          </table:table-cell>
          <table:table-cell table:formula="of:=IF([.C339]*[.G339]&lt;0;[.B339];[.F339])" office:value-type="string" office:string-value="" calcext:value-type="error">
            <text:p>#DIV/0!</text:p>
          </table:table-cell>
          <table:table-cell table:formula="of:=[.B340]^3-COS([.B340])+LN([.B340]+5)-20" office:value-type="string" office:string-value="" calcext:value-type="error">
            <text:p>#DIV/0!</text:p>
          </table:table-cell>
          <table:table-cell table:formula="of:=IF([.E339]*[.G339]&lt;0;[.D339];[.F339])" office:value-type="string" office:string-value="" calcext:value-type="error">
            <text:p>#DIV/0!</text:p>
          </table:table-cell>
          <table:table-cell table:formula="of:=[.D340]^3-COS([.D340])+LN([.D340]+5)-20" office:value-type="string" office:string-value="" calcext:value-type="error">
            <text:p>#DIV/0!</text:p>
          </table:table-cell>
          <table:table-cell table:formula="of:=([.B340]*[.E340]-[.D340]*[.C340])/([.E340]-[.C340])" office:value-type="string" office:string-value="" calcext:value-type="error">
            <text:p>#DIV/0!</text:p>
          </table:table-cell>
          <table:table-cell table:formula="of:=[.F340]^3-COS([.F340])+LN([.F340]+5)-20" office:value-type="string" office:string-value="" calcext:value-type="error">
            <text:p>#DIV/0!</text:p>
          </table:table-cell>
          <table:table-cell table:formula="of:=ABS([.F340]-[.F339])" office:value-type="string" office:string-value="" calcext:value-type="error">
            <text:p>#DIV/0!</text:p>
          </table:table-cell>
          <table:table-cell table:formula="of:=IF([.H34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0]+1" office:value-type="float" office:value="334" calcext:value-type="float">
            <text:p>334</text:p>
          </table:table-cell>
          <table:table-cell table:formula="of:=IF([.C340]*[.G340]&lt;0;[.B340];[.F340])" office:value-type="string" office:string-value="" calcext:value-type="error">
            <text:p>#DIV/0!</text:p>
          </table:table-cell>
          <table:table-cell table:formula="of:=[.B341]^3-COS([.B341])+LN([.B341]+5)-20" office:value-type="string" office:string-value="" calcext:value-type="error">
            <text:p>#DIV/0!</text:p>
          </table:table-cell>
          <table:table-cell table:formula="of:=IF([.E340]*[.G340]&lt;0;[.D340];[.F340])" office:value-type="string" office:string-value="" calcext:value-type="error">
            <text:p>#DIV/0!</text:p>
          </table:table-cell>
          <table:table-cell table:formula="of:=[.D341]^3-COS([.D341])+LN([.D341]+5)-20" office:value-type="string" office:string-value="" calcext:value-type="error">
            <text:p>#DIV/0!</text:p>
          </table:table-cell>
          <table:table-cell table:formula="of:=([.B341]*[.E341]-[.D341]*[.C341])/([.E341]-[.C341])" office:value-type="string" office:string-value="" calcext:value-type="error">
            <text:p>#DIV/0!</text:p>
          </table:table-cell>
          <table:table-cell table:formula="of:=[.F341]^3-COS([.F341])+LN([.F341]+5)-20" office:value-type="string" office:string-value="" calcext:value-type="error">
            <text:p>#DIV/0!</text:p>
          </table:table-cell>
          <table:table-cell table:formula="of:=ABS([.F341]-[.F340])" office:value-type="string" office:string-value="" calcext:value-type="error">
            <text:p>#DIV/0!</text:p>
          </table:table-cell>
          <table:table-cell table:formula="of:=IF([.H34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1]+1" office:value-type="float" office:value="335" calcext:value-type="float">
            <text:p>335</text:p>
          </table:table-cell>
          <table:table-cell table:formula="of:=IF([.C341]*[.G341]&lt;0;[.B341];[.F341])" office:value-type="string" office:string-value="" calcext:value-type="error">
            <text:p>#DIV/0!</text:p>
          </table:table-cell>
          <table:table-cell table:formula="of:=[.B342]^3-COS([.B342])+LN([.B342]+5)-20" office:value-type="string" office:string-value="" calcext:value-type="error">
            <text:p>#DIV/0!</text:p>
          </table:table-cell>
          <table:table-cell table:formula="of:=IF([.E341]*[.G341]&lt;0;[.D341];[.F341])" office:value-type="string" office:string-value="" calcext:value-type="error">
            <text:p>#DIV/0!</text:p>
          </table:table-cell>
          <table:table-cell table:formula="of:=[.D342]^3-COS([.D342])+LN([.D342]+5)-20" office:value-type="string" office:string-value="" calcext:value-type="error">
            <text:p>#DIV/0!</text:p>
          </table:table-cell>
          <table:table-cell table:formula="of:=([.B342]*[.E342]-[.D342]*[.C342])/([.E342]-[.C342])" office:value-type="string" office:string-value="" calcext:value-type="error">
            <text:p>#DIV/0!</text:p>
          </table:table-cell>
          <table:table-cell table:formula="of:=[.F342]^3-COS([.F342])+LN([.F342]+5)-20" office:value-type="string" office:string-value="" calcext:value-type="error">
            <text:p>#DIV/0!</text:p>
          </table:table-cell>
          <table:table-cell table:formula="of:=ABS([.F342]-[.F341])" office:value-type="string" office:string-value="" calcext:value-type="error">
            <text:p>#DIV/0!</text:p>
          </table:table-cell>
          <table:table-cell table:formula="of:=IF([.H34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2]+1" office:value-type="float" office:value="336" calcext:value-type="float">
            <text:p>336</text:p>
          </table:table-cell>
          <table:table-cell table:formula="of:=IF([.C342]*[.G342]&lt;0;[.B342];[.F342])" office:value-type="string" office:string-value="" calcext:value-type="error">
            <text:p>#DIV/0!</text:p>
          </table:table-cell>
          <table:table-cell table:formula="of:=[.B343]^3-COS([.B343])+LN([.B343]+5)-20" office:value-type="string" office:string-value="" calcext:value-type="error">
            <text:p>#DIV/0!</text:p>
          </table:table-cell>
          <table:table-cell table:formula="of:=IF([.E342]*[.G342]&lt;0;[.D342];[.F342])" office:value-type="string" office:string-value="" calcext:value-type="error">
            <text:p>#DIV/0!</text:p>
          </table:table-cell>
          <table:table-cell table:formula="of:=[.D343]^3-COS([.D343])+LN([.D343]+5)-20" office:value-type="string" office:string-value="" calcext:value-type="error">
            <text:p>#DIV/0!</text:p>
          </table:table-cell>
          <table:table-cell table:formula="of:=([.B343]*[.E343]-[.D343]*[.C343])/([.E343]-[.C343])" office:value-type="string" office:string-value="" calcext:value-type="error">
            <text:p>#DIV/0!</text:p>
          </table:table-cell>
          <table:table-cell table:formula="of:=[.F343]^3-COS([.F343])+LN([.F343]+5)-20" office:value-type="string" office:string-value="" calcext:value-type="error">
            <text:p>#DIV/0!</text:p>
          </table:table-cell>
          <table:table-cell table:formula="of:=ABS([.F343]-[.F342])" office:value-type="string" office:string-value="" calcext:value-type="error">
            <text:p>#DIV/0!</text:p>
          </table:table-cell>
          <table:table-cell table:formula="of:=IF([.H34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3]+1" office:value-type="float" office:value="337" calcext:value-type="float">
            <text:p>337</text:p>
          </table:table-cell>
          <table:table-cell table:formula="of:=IF([.C343]*[.G343]&lt;0;[.B343];[.F343])" office:value-type="string" office:string-value="" calcext:value-type="error">
            <text:p>#DIV/0!</text:p>
          </table:table-cell>
          <table:table-cell table:formula="of:=[.B344]^3-COS([.B344])+LN([.B344]+5)-20" office:value-type="string" office:string-value="" calcext:value-type="error">
            <text:p>#DIV/0!</text:p>
          </table:table-cell>
          <table:table-cell table:formula="of:=IF([.E343]*[.G343]&lt;0;[.D343];[.F343])" office:value-type="string" office:string-value="" calcext:value-type="error">
            <text:p>#DIV/0!</text:p>
          </table:table-cell>
          <table:table-cell table:formula="of:=[.D344]^3-COS([.D344])+LN([.D344]+5)-20" office:value-type="string" office:string-value="" calcext:value-type="error">
            <text:p>#DIV/0!</text:p>
          </table:table-cell>
          <table:table-cell table:formula="of:=([.B344]*[.E344]-[.D344]*[.C344])/([.E344]-[.C344])" office:value-type="string" office:string-value="" calcext:value-type="error">
            <text:p>#DIV/0!</text:p>
          </table:table-cell>
          <table:table-cell table:formula="of:=[.F344]^3-COS([.F344])+LN([.F344]+5)-20" office:value-type="string" office:string-value="" calcext:value-type="error">
            <text:p>#DIV/0!</text:p>
          </table:table-cell>
          <table:table-cell table:formula="of:=ABS([.F344]-[.F343])" office:value-type="string" office:string-value="" calcext:value-type="error">
            <text:p>#DIV/0!</text:p>
          </table:table-cell>
          <table:table-cell table:formula="of:=IF([.H34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4]+1" office:value-type="float" office:value="338" calcext:value-type="float">
            <text:p>338</text:p>
          </table:table-cell>
          <table:table-cell table:formula="of:=IF([.C344]*[.G344]&lt;0;[.B344];[.F344])" office:value-type="string" office:string-value="" calcext:value-type="error">
            <text:p>#DIV/0!</text:p>
          </table:table-cell>
          <table:table-cell table:formula="of:=[.B345]^3-COS([.B345])+LN([.B345]+5)-20" office:value-type="string" office:string-value="" calcext:value-type="error">
            <text:p>#DIV/0!</text:p>
          </table:table-cell>
          <table:table-cell table:formula="of:=IF([.E344]*[.G344]&lt;0;[.D344];[.F344])" office:value-type="string" office:string-value="" calcext:value-type="error">
            <text:p>#DIV/0!</text:p>
          </table:table-cell>
          <table:table-cell table:formula="of:=[.D345]^3-COS([.D345])+LN([.D345]+5)-20" office:value-type="string" office:string-value="" calcext:value-type="error">
            <text:p>#DIV/0!</text:p>
          </table:table-cell>
          <table:table-cell table:formula="of:=([.B345]*[.E345]-[.D345]*[.C345])/([.E345]-[.C345])" office:value-type="string" office:string-value="" calcext:value-type="error">
            <text:p>#DIV/0!</text:p>
          </table:table-cell>
          <table:table-cell table:formula="of:=[.F345]^3-COS([.F345])+LN([.F345]+5)-20" office:value-type="string" office:string-value="" calcext:value-type="error">
            <text:p>#DIV/0!</text:p>
          </table:table-cell>
          <table:table-cell table:formula="of:=ABS([.F345]-[.F344])" office:value-type="string" office:string-value="" calcext:value-type="error">
            <text:p>#DIV/0!</text:p>
          </table:table-cell>
          <table:table-cell table:formula="of:=IF([.H34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5]+1" office:value-type="float" office:value="339" calcext:value-type="float">
            <text:p>339</text:p>
          </table:table-cell>
          <table:table-cell table:formula="of:=IF([.C345]*[.G345]&lt;0;[.B345];[.F345])" office:value-type="string" office:string-value="" calcext:value-type="error">
            <text:p>#DIV/0!</text:p>
          </table:table-cell>
          <table:table-cell table:formula="of:=[.B346]^3-COS([.B346])+LN([.B346]+5)-20" office:value-type="string" office:string-value="" calcext:value-type="error">
            <text:p>#DIV/0!</text:p>
          </table:table-cell>
          <table:table-cell table:formula="of:=IF([.E345]*[.G345]&lt;0;[.D345];[.F345])" office:value-type="string" office:string-value="" calcext:value-type="error">
            <text:p>#DIV/0!</text:p>
          </table:table-cell>
          <table:table-cell table:formula="of:=[.D346]^3-COS([.D346])+LN([.D346]+5)-20" office:value-type="string" office:string-value="" calcext:value-type="error">
            <text:p>#DIV/0!</text:p>
          </table:table-cell>
          <table:table-cell table:formula="of:=([.B346]*[.E346]-[.D346]*[.C346])/([.E346]-[.C346])" office:value-type="string" office:string-value="" calcext:value-type="error">
            <text:p>#DIV/0!</text:p>
          </table:table-cell>
          <table:table-cell table:formula="of:=[.F346]^3-COS([.F346])+LN([.F346]+5)-20" office:value-type="string" office:string-value="" calcext:value-type="error">
            <text:p>#DIV/0!</text:p>
          </table:table-cell>
          <table:table-cell table:formula="of:=ABS([.F346]-[.F345])" office:value-type="string" office:string-value="" calcext:value-type="error">
            <text:p>#DIV/0!</text:p>
          </table:table-cell>
          <table:table-cell table:formula="of:=IF([.H34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6]+1" office:value-type="float" office:value="340" calcext:value-type="float">
            <text:p>340</text:p>
          </table:table-cell>
          <table:table-cell table:formula="of:=IF([.C346]*[.G346]&lt;0;[.B346];[.F346])" office:value-type="string" office:string-value="" calcext:value-type="error">
            <text:p>#DIV/0!</text:p>
          </table:table-cell>
          <table:table-cell table:formula="of:=[.B347]^3-COS([.B347])+LN([.B347]+5)-20" office:value-type="string" office:string-value="" calcext:value-type="error">
            <text:p>#DIV/0!</text:p>
          </table:table-cell>
          <table:table-cell table:formula="of:=IF([.E346]*[.G346]&lt;0;[.D346];[.F346])" office:value-type="string" office:string-value="" calcext:value-type="error">
            <text:p>#DIV/0!</text:p>
          </table:table-cell>
          <table:table-cell table:formula="of:=[.D347]^3-COS([.D347])+LN([.D347]+5)-20" office:value-type="string" office:string-value="" calcext:value-type="error">
            <text:p>#DIV/0!</text:p>
          </table:table-cell>
          <table:table-cell table:formula="of:=([.B347]*[.E347]-[.D347]*[.C347])/([.E347]-[.C347])" office:value-type="string" office:string-value="" calcext:value-type="error">
            <text:p>#DIV/0!</text:p>
          </table:table-cell>
          <table:table-cell table:formula="of:=[.F347]^3-COS([.F347])+LN([.F347]+5)-20" office:value-type="string" office:string-value="" calcext:value-type="error">
            <text:p>#DIV/0!</text:p>
          </table:table-cell>
          <table:table-cell table:formula="of:=ABS([.F347]-[.F346])" office:value-type="string" office:string-value="" calcext:value-type="error">
            <text:p>#DIV/0!</text:p>
          </table:table-cell>
          <table:table-cell table:formula="of:=IF([.H34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7]+1" office:value-type="float" office:value="341" calcext:value-type="float">
            <text:p>341</text:p>
          </table:table-cell>
          <table:table-cell table:formula="of:=IF([.C347]*[.G347]&lt;0;[.B347];[.F347])" office:value-type="string" office:string-value="" calcext:value-type="error">
            <text:p>#DIV/0!</text:p>
          </table:table-cell>
          <table:table-cell table:formula="of:=[.B348]^3-COS([.B348])+LN([.B348]+5)-20" office:value-type="string" office:string-value="" calcext:value-type="error">
            <text:p>#DIV/0!</text:p>
          </table:table-cell>
          <table:table-cell table:formula="of:=IF([.E347]*[.G347]&lt;0;[.D347];[.F347])" office:value-type="string" office:string-value="" calcext:value-type="error">
            <text:p>#DIV/0!</text:p>
          </table:table-cell>
          <table:table-cell table:formula="of:=[.D348]^3-COS([.D348])+LN([.D348]+5)-20" office:value-type="string" office:string-value="" calcext:value-type="error">
            <text:p>#DIV/0!</text:p>
          </table:table-cell>
          <table:table-cell table:formula="of:=([.B348]*[.E348]-[.D348]*[.C348])/([.E348]-[.C348])" office:value-type="string" office:string-value="" calcext:value-type="error">
            <text:p>#DIV/0!</text:p>
          </table:table-cell>
          <table:table-cell table:formula="of:=[.F348]^3-COS([.F348])+LN([.F348]+5)-20" office:value-type="string" office:string-value="" calcext:value-type="error">
            <text:p>#DIV/0!</text:p>
          </table:table-cell>
          <table:table-cell table:formula="of:=ABS([.F348]-[.F347])" office:value-type="string" office:string-value="" calcext:value-type="error">
            <text:p>#DIV/0!</text:p>
          </table:table-cell>
          <table:table-cell table:formula="of:=IF([.H34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8]+1" office:value-type="float" office:value="342" calcext:value-type="float">
            <text:p>342</text:p>
          </table:table-cell>
          <table:table-cell table:formula="of:=IF([.C348]*[.G348]&lt;0;[.B348];[.F348])" office:value-type="string" office:string-value="" calcext:value-type="error">
            <text:p>#DIV/0!</text:p>
          </table:table-cell>
          <table:table-cell table:formula="of:=[.B349]^3-COS([.B349])+LN([.B349]+5)-20" office:value-type="string" office:string-value="" calcext:value-type="error">
            <text:p>#DIV/0!</text:p>
          </table:table-cell>
          <table:table-cell table:formula="of:=IF([.E348]*[.G348]&lt;0;[.D348];[.F348])" office:value-type="string" office:string-value="" calcext:value-type="error">
            <text:p>#DIV/0!</text:p>
          </table:table-cell>
          <table:table-cell table:formula="of:=[.D349]^3-COS([.D349])+LN([.D349]+5)-20" office:value-type="string" office:string-value="" calcext:value-type="error">
            <text:p>#DIV/0!</text:p>
          </table:table-cell>
          <table:table-cell table:formula="of:=([.B349]*[.E349]-[.D349]*[.C349])/([.E349]-[.C349])" office:value-type="string" office:string-value="" calcext:value-type="error">
            <text:p>#DIV/0!</text:p>
          </table:table-cell>
          <table:table-cell table:formula="of:=[.F349]^3-COS([.F349])+LN([.F349]+5)-20" office:value-type="string" office:string-value="" calcext:value-type="error">
            <text:p>#DIV/0!</text:p>
          </table:table-cell>
          <table:table-cell table:formula="of:=ABS([.F349]-[.F348])" office:value-type="string" office:string-value="" calcext:value-type="error">
            <text:p>#DIV/0!</text:p>
          </table:table-cell>
          <table:table-cell table:formula="of:=IF([.H34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49]+1" office:value-type="float" office:value="343" calcext:value-type="float">
            <text:p>343</text:p>
          </table:table-cell>
          <table:table-cell table:formula="of:=IF([.C349]*[.G349]&lt;0;[.B349];[.F349])" office:value-type="string" office:string-value="" calcext:value-type="error">
            <text:p>#DIV/0!</text:p>
          </table:table-cell>
          <table:table-cell table:formula="of:=[.B350]^3-COS([.B350])+LN([.B350]+5)-20" office:value-type="string" office:string-value="" calcext:value-type="error">
            <text:p>#DIV/0!</text:p>
          </table:table-cell>
          <table:table-cell table:formula="of:=IF([.E349]*[.G349]&lt;0;[.D349];[.F349])" office:value-type="string" office:string-value="" calcext:value-type="error">
            <text:p>#DIV/0!</text:p>
          </table:table-cell>
          <table:table-cell table:formula="of:=[.D350]^3-COS([.D350])+LN([.D350]+5)-20" office:value-type="string" office:string-value="" calcext:value-type="error">
            <text:p>#DIV/0!</text:p>
          </table:table-cell>
          <table:table-cell table:formula="of:=([.B350]*[.E350]-[.D350]*[.C350])/([.E350]-[.C350])" office:value-type="string" office:string-value="" calcext:value-type="error">
            <text:p>#DIV/0!</text:p>
          </table:table-cell>
          <table:table-cell table:formula="of:=[.F350]^3-COS([.F350])+LN([.F350]+5)-20" office:value-type="string" office:string-value="" calcext:value-type="error">
            <text:p>#DIV/0!</text:p>
          </table:table-cell>
          <table:table-cell table:formula="of:=ABS([.F350]-[.F349])" office:value-type="string" office:string-value="" calcext:value-type="error">
            <text:p>#DIV/0!</text:p>
          </table:table-cell>
          <table:table-cell table:formula="of:=IF([.H35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0]+1" office:value-type="float" office:value="344" calcext:value-type="float">
            <text:p>344</text:p>
          </table:table-cell>
          <table:table-cell table:formula="of:=IF([.C350]*[.G350]&lt;0;[.B350];[.F350])" office:value-type="string" office:string-value="" calcext:value-type="error">
            <text:p>#DIV/0!</text:p>
          </table:table-cell>
          <table:table-cell table:formula="of:=[.B351]^3-COS([.B351])+LN([.B351]+5)-20" office:value-type="string" office:string-value="" calcext:value-type="error">
            <text:p>#DIV/0!</text:p>
          </table:table-cell>
          <table:table-cell table:formula="of:=IF([.E350]*[.G350]&lt;0;[.D350];[.F350])" office:value-type="string" office:string-value="" calcext:value-type="error">
            <text:p>#DIV/0!</text:p>
          </table:table-cell>
          <table:table-cell table:formula="of:=[.D351]^3-COS([.D351])+LN([.D351]+5)-20" office:value-type="string" office:string-value="" calcext:value-type="error">
            <text:p>#DIV/0!</text:p>
          </table:table-cell>
          <table:table-cell table:formula="of:=([.B351]*[.E351]-[.D351]*[.C351])/([.E351]-[.C351])" office:value-type="string" office:string-value="" calcext:value-type="error">
            <text:p>#DIV/0!</text:p>
          </table:table-cell>
          <table:table-cell table:formula="of:=[.F351]^3-COS([.F351])+LN([.F351]+5)-20" office:value-type="string" office:string-value="" calcext:value-type="error">
            <text:p>#DIV/0!</text:p>
          </table:table-cell>
          <table:table-cell table:formula="of:=ABS([.F351]-[.F350])" office:value-type="string" office:string-value="" calcext:value-type="error">
            <text:p>#DIV/0!</text:p>
          </table:table-cell>
          <table:table-cell table:formula="of:=IF([.H35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1]+1" office:value-type="float" office:value="345" calcext:value-type="float">
            <text:p>345</text:p>
          </table:table-cell>
          <table:table-cell table:formula="of:=IF([.C351]*[.G351]&lt;0;[.B351];[.F351])" office:value-type="string" office:string-value="" calcext:value-type="error">
            <text:p>#DIV/0!</text:p>
          </table:table-cell>
          <table:table-cell table:formula="of:=[.B352]^3-COS([.B352])+LN([.B352]+5)-20" office:value-type="string" office:string-value="" calcext:value-type="error">
            <text:p>#DIV/0!</text:p>
          </table:table-cell>
          <table:table-cell table:formula="of:=IF([.E351]*[.G351]&lt;0;[.D351];[.F351])" office:value-type="string" office:string-value="" calcext:value-type="error">
            <text:p>#DIV/0!</text:p>
          </table:table-cell>
          <table:table-cell table:formula="of:=[.D352]^3-COS([.D352])+LN([.D352]+5)-20" office:value-type="string" office:string-value="" calcext:value-type="error">
            <text:p>#DIV/0!</text:p>
          </table:table-cell>
          <table:table-cell table:formula="of:=([.B352]*[.E352]-[.D352]*[.C352])/([.E352]-[.C352])" office:value-type="string" office:string-value="" calcext:value-type="error">
            <text:p>#DIV/0!</text:p>
          </table:table-cell>
          <table:table-cell table:formula="of:=[.F352]^3-COS([.F352])+LN([.F352]+5)-20" office:value-type="string" office:string-value="" calcext:value-type="error">
            <text:p>#DIV/0!</text:p>
          </table:table-cell>
          <table:table-cell table:formula="of:=ABS([.F352]-[.F351])" office:value-type="string" office:string-value="" calcext:value-type="error">
            <text:p>#DIV/0!</text:p>
          </table:table-cell>
          <table:table-cell table:formula="of:=IF([.H35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2]+1" office:value-type="float" office:value="346" calcext:value-type="float">
            <text:p>346</text:p>
          </table:table-cell>
          <table:table-cell table:formula="of:=IF([.C352]*[.G352]&lt;0;[.B352];[.F352])" office:value-type="string" office:string-value="" calcext:value-type="error">
            <text:p>#DIV/0!</text:p>
          </table:table-cell>
          <table:table-cell table:formula="of:=[.B353]^3-COS([.B353])+LN([.B353]+5)-20" office:value-type="string" office:string-value="" calcext:value-type="error">
            <text:p>#DIV/0!</text:p>
          </table:table-cell>
          <table:table-cell table:formula="of:=IF([.E352]*[.G352]&lt;0;[.D352];[.F352])" office:value-type="string" office:string-value="" calcext:value-type="error">
            <text:p>#DIV/0!</text:p>
          </table:table-cell>
          <table:table-cell table:formula="of:=[.D353]^3-COS([.D353])+LN([.D353]+5)-20" office:value-type="string" office:string-value="" calcext:value-type="error">
            <text:p>#DIV/0!</text:p>
          </table:table-cell>
          <table:table-cell table:formula="of:=([.B353]*[.E353]-[.D353]*[.C353])/([.E353]-[.C353])" office:value-type="string" office:string-value="" calcext:value-type="error">
            <text:p>#DIV/0!</text:p>
          </table:table-cell>
          <table:table-cell table:formula="of:=[.F353]^3-COS([.F353])+LN([.F353]+5)-20" office:value-type="string" office:string-value="" calcext:value-type="error">
            <text:p>#DIV/0!</text:p>
          </table:table-cell>
          <table:table-cell table:formula="of:=ABS([.F353]-[.F352])" office:value-type="string" office:string-value="" calcext:value-type="error">
            <text:p>#DIV/0!</text:p>
          </table:table-cell>
          <table:table-cell table:formula="of:=IF([.H35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3]+1" office:value-type="float" office:value="347" calcext:value-type="float">
            <text:p>347</text:p>
          </table:table-cell>
          <table:table-cell table:formula="of:=IF([.C353]*[.G353]&lt;0;[.B353];[.F353])" office:value-type="string" office:string-value="" calcext:value-type="error">
            <text:p>#DIV/0!</text:p>
          </table:table-cell>
          <table:table-cell table:formula="of:=[.B354]^3-COS([.B354])+LN([.B354]+5)-20" office:value-type="string" office:string-value="" calcext:value-type="error">
            <text:p>#DIV/0!</text:p>
          </table:table-cell>
          <table:table-cell table:formula="of:=IF([.E353]*[.G353]&lt;0;[.D353];[.F353])" office:value-type="string" office:string-value="" calcext:value-type="error">
            <text:p>#DIV/0!</text:p>
          </table:table-cell>
          <table:table-cell table:formula="of:=[.D354]^3-COS([.D354])+LN([.D354]+5)-20" office:value-type="string" office:string-value="" calcext:value-type="error">
            <text:p>#DIV/0!</text:p>
          </table:table-cell>
          <table:table-cell table:formula="of:=([.B354]*[.E354]-[.D354]*[.C354])/([.E354]-[.C354])" office:value-type="string" office:string-value="" calcext:value-type="error">
            <text:p>#DIV/0!</text:p>
          </table:table-cell>
          <table:table-cell table:formula="of:=[.F354]^3-COS([.F354])+LN([.F354]+5)-20" office:value-type="string" office:string-value="" calcext:value-type="error">
            <text:p>#DIV/0!</text:p>
          </table:table-cell>
          <table:table-cell table:formula="of:=ABS([.F354]-[.F353])" office:value-type="string" office:string-value="" calcext:value-type="error">
            <text:p>#DIV/0!</text:p>
          </table:table-cell>
          <table:table-cell table:formula="of:=IF([.H35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4]+1" office:value-type="float" office:value="348" calcext:value-type="float">
            <text:p>348</text:p>
          </table:table-cell>
          <table:table-cell table:formula="of:=IF([.C354]*[.G354]&lt;0;[.B354];[.F354])" office:value-type="string" office:string-value="" calcext:value-type="error">
            <text:p>#DIV/0!</text:p>
          </table:table-cell>
          <table:table-cell table:formula="of:=[.B355]^3-COS([.B355])+LN([.B355]+5)-20" office:value-type="string" office:string-value="" calcext:value-type="error">
            <text:p>#DIV/0!</text:p>
          </table:table-cell>
          <table:table-cell table:formula="of:=IF([.E354]*[.G354]&lt;0;[.D354];[.F354])" office:value-type="string" office:string-value="" calcext:value-type="error">
            <text:p>#DIV/0!</text:p>
          </table:table-cell>
          <table:table-cell table:formula="of:=[.D355]^3-COS([.D355])+LN([.D355]+5)-20" office:value-type="string" office:string-value="" calcext:value-type="error">
            <text:p>#DIV/0!</text:p>
          </table:table-cell>
          <table:table-cell table:formula="of:=([.B355]*[.E355]-[.D355]*[.C355])/([.E355]-[.C355])" office:value-type="string" office:string-value="" calcext:value-type="error">
            <text:p>#DIV/0!</text:p>
          </table:table-cell>
          <table:table-cell table:formula="of:=[.F355]^3-COS([.F355])+LN([.F355]+5)-20" office:value-type="string" office:string-value="" calcext:value-type="error">
            <text:p>#DIV/0!</text:p>
          </table:table-cell>
          <table:table-cell table:formula="of:=ABS([.F355]-[.F354])" office:value-type="string" office:string-value="" calcext:value-type="error">
            <text:p>#DIV/0!</text:p>
          </table:table-cell>
          <table:table-cell table:formula="of:=IF([.H35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5]+1" office:value-type="float" office:value="349" calcext:value-type="float">
            <text:p>349</text:p>
          </table:table-cell>
          <table:table-cell table:formula="of:=IF([.C355]*[.G355]&lt;0;[.B355];[.F355])" office:value-type="string" office:string-value="" calcext:value-type="error">
            <text:p>#DIV/0!</text:p>
          </table:table-cell>
          <table:table-cell table:formula="of:=[.B356]^3-COS([.B356])+LN([.B356]+5)-20" office:value-type="string" office:string-value="" calcext:value-type="error">
            <text:p>#DIV/0!</text:p>
          </table:table-cell>
          <table:table-cell table:formula="of:=IF([.E355]*[.G355]&lt;0;[.D355];[.F355])" office:value-type="string" office:string-value="" calcext:value-type="error">
            <text:p>#DIV/0!</text:p>
          </table:table-cell>
          <table:table-cell table:formula="of:=[.D356]^3-COS([.D356])+LN([.D356]+5)-20" office:value-type="string" office:string-value="" calcext:value-type="error">
            <text:p>#DIV/0!</text:p>
          </table:table-cell>
          <table:table-cell table:formula="of:=([.B356]*[.E356]-[.D356]*[.C356])/([.E356]-[.C356])" office:value-type="string" office:string-value="" calcext:value-type="error">
            <text:p>#DIV/0!</text:p>
          </table:table-cell>
          <table:table-cell table:formula="of:=[.F356]^3-COS([.F356])+LN([.F356]+5)-20" office:value-type="string" office:string-value="" calcext:value-type="error">
            <text:p>#DIV/0!</text:p>
          </table:table-cell>
          <table:table-cell table:formula="of:=ABS([.F356]-[.F355])" office:value-type="string" office:string-value="" calcext:value-type="error">
            <text:p>#DIV/0!</text:p>
          </table:table-cell>
          <table:table-cell table:formula="of:=IF([.H35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6]+1" office:value-type="float" office:value="350" calcext:value-type="float">
            <text:p>350</text:p>
          </table:table-cell>
          <table:table-cell table:formula="of:=IF([.C356]*[.G356]&lt;0;[.B356];[.F356])" office:value-type="string" office:string-value="" calcext:value-type="error">
            <text:p>#DIV/0!</text:p>
          </table:table-cell>
          <table:table-cell table:formula="of:=[.B357]^3-COS([.B357])+LN([.B357]+5)-20" office:value-type="string" office:string-value="" calcext:value-type="error">
            <text:p>#DIV/0!</text:p>
          </table:table-cell>
          <table:table-cell table:formula="of:=IF([.E356]*[.G356]&lt;0;[.D356];[.F356])" office:value-type="string" office:string-value="" calcext:value-type="error">
            <text:p>#DIV/0!</text:p>
          </table:table-cell>
          <table:table-cell table:formula="of:=[.D357]^3-COS([.D357])+LN([.D357]+5)-20" office:value-type="string" office:string-value="" calcext:value-type="error">
            <text:p>#DIV/0!</text:p>
          </table:table-cell>
          <table:table-cell table:formula="of:=([.B357]*[.E357]-[.D357]*[.C357])/([.E357]-[.C357])" office:value-type="string" office:string-value="" calcext:value-type="error">
            <text:p>#DIV/0!</text:p>
          </table:table-cell>
          <table:table-cell table:formula="of:=[.F357]^3-COS([.F357])+LN([.F357]+5)-20" office:value-type="string" office:string-value="" calcext:value-type="error">
            <text:p>#DIV/0!</text:p>
          </table:table-cell>
          <table:table-cell table:formula="of:=ABS([.F357]-[.F356])" office:value-type="string" office:string-value="" calcext:value-type="error">
            <text:p>#DIV/0!</text:p>
          </table:table-cell>
          <table:table-cell table:formula="of:=IF([.H35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7]+1" office:value-type="float" office:value="351" calcext:value-type="float">
            <text:p>351</text:p>
          </table:table-cell>
          <table:table-cell table:formula="of:=IF([.C357]*[.G357]&lt;0;[.B357];[.F357])" office:value-type="string" office:string-value="" calcext:value-type="error">
            <text:p>#DIV/0!</text:p>
          </table:table-cell>
          <table:table-cell table:formula="of:=[.B358]^3-COS([.B358])+LN([.B358]+5)-20" office:value-type="string" office:string-value="" calcext:value-type="error">
            <text:p>#DIV/0!</text:p>
          </table:table-cell>
          <table:table-cell table:formula="of:=IF([.E357]*[.G357]&lt;0;[.D357];[.F357])" office:value-type="string" office:string-value="" calcext:value-type="error">
            <text:p>#DIV/0!</text:p>
          </table:table-cell>
          <table:table-cell table:formula="of:=[.D358]^3-COS([.D358])+LN([.D358]+5)-20" office:value-type="string" office:string-value="" calcext:value-type="error">
            <text:p>#DIV/0!</text:p>
          </table:table-cell>
          <table:table-cell table:formula="of:=([.B358]*[.E358]-[.D358]*[.C358])/([.E358]-[.C358])" office:value-type="string" office:string-value="" calcext:value-type="error">
            <text:p>#DIV/0!</text:p>
          </table:table-cell>
          <table:table-cell table:formula="of:=[.F358]^3-COS([.F358])+LN([.F358]+5)-20" office:value-type="string" office:string-value="" calcext:value-type="error">
            <text:p>#DIV/0!</text:p>
          </table:table-cell>
          <table:table-cell table:formula="of:=ABS([.F358]-[.F357])" office:value-type="string" office:string-value="" calcext:value-type="error">
            <text:p>#DIV/0!</text:p>
          </table:table-cell>
          <table:table-cell table:formula="of:=IF([.H35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8]+1" office:value-type="float" office:value="352" calcext:value-type="float">
            <text:p>352</text:p>
          </table:table-cell>
          <table:table-cell table:formula="of:=IF([.C358]*[.G358]&lt;0;[.B358];[.F358])" office:value-type="string" office:string-value="" calcext:value-type="error">
            <text:p>#DIV/0!</text:p>
          </table:table-cell>
          <table:table-cell table:formula="of:=[.B359]^3-COS([.B359])+LN([.B359]+5)-20" office:value-type="string" office:string-value="" calcext:value-type="error">
            <text:p>#DIV/0!</text:p>
          </table:table-cell>
          <table:table-cell table:formula="of:=IF([.E358]*[.G358]&lt;0;[.D358];[.F358])" office:value-type="string" office:string-value="" calcext:value-type="error">
            <text:p>#DIV/0!</text:p>
          </table:table-cell>
          <table:table-cell table:formula="of:=[.D359]^3-COS([.D359])+LN([.D359]+5)-20" office:value-type="string" office:string-value="" calcext:value-type="error">
            <text:p>#DIV/0!</text:p>
          </table:table-cell>
          <table:table-cell table:formula="of:=([.B359]*[.E359]-[.D359]*[.C359])/([.E359]-[.C359])" office:value-type="string" office:string-value="" calcext:value-type="error">
            <text:p>#DIV/0!</text:p>
          </table:table-cell>
          <table:table-cell table:formula="of:=[.F359]^3-COS([.F359])+LN([.F359]+5)-20" office:value-type="string" office:string-value="" calcext:value-type="error">
            <text:p>#DIV/0!</text:p>
          </table:table-cell>
          <table:table-cell table:formula="of:=ABS([.F359]-[.F358])" office:value-type="string" office:string-value="" calcext:value-type="error">
            <text:p>#DIV/0!</text:p>
          </table:table-cell>
          <table:table-cell table:formula="of:=IF([.H35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59]+1" office:value-type="float" office:value="353" calcext:value-type="float">
            <text:p>353</text:p>
          </table:table-cell>
          <table:table-cell table:formula="of:=IF([.C359]*[.G359]&lt;0;[.B359];[.F359])" office:value-type="string" office:string-value="" calcext:value-type="error">
            <text:p>#DIV/0!</text:p>
          </table:table-cell>
          <table:table-cell table:formula="of:=[.B360]^3-COS([.B360])+LN([.B360]+5)-20" office:value-type="string" office:string-value="" calcext:value-type="error">
            <text:p>#DIV/0!</text:p>
          </table:table-cell>
          <table:table-cell table:formula="of:=IF([.E359]*[.G359]&lt;0;[.D359];[.F359])" office:value-type="string" office:string-value="" calcext:value-type="error">
            <text:p>#DIV/0!</text:p>
          </table:table-cell>
          <table:table-cell table:formula="of:=[.D360]^3-COS([.D360])+LN([.D360]+5)-20" office:value-type="string" office:string-value="" calcext:value-type="error">
            <text:p>#DIV/0!</text:p>
          </table:table-cell>
          <table:table-cell table:formula="of:=([.B360]*[.E360]-[.D360]*[.C360])/([.E360]-[.C360])" office:value-type="string" office:string-value="" calcext:value-type="error">
            <text:p>#DIV/0!</text:p>
          </table:table-cell>
          <table:table-cell table:formula="of:=[.F360]^3-COS([.F360])+LN([.F360]+5)-20" office:value-type="string" office:string-value="" calcext:value-type="error">
            <text:p>#DIV/0!</text:p>
          </table:table-cell>
          <table:table-cell table:formula="of:=ABS([.F360]-[.F359])" office:value-type="string" office:string-value="" calcext:value-type="error">
            <text:p>#DIV/0!</text:p>
          </table:table-cell>
          <table:table-cell table:formula="of:=IF([.H36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0]+1" office:value-type="float" office:value="354" calcext:value-type="float">
            <text:p>354</text:p>
          </table:table-cell>
          <table:table-cell table:formula="of:=IF([.C360]*[.G360]&lt;0;[.B360];[.F360])" office:value-type="string" office:string-value="" calcext:value-type="error">
            <text:p>#DIV/0!</text:p>
          </table:table-cell>
          <table:table-cell table:formula="of:=[.B361]^3-COS([.B361])+LN([.B361]+5)-20" office:value-type="string" office:string-value="" calcext:value-type="error">
            <text:p>#DIV/0!</text:p>
          </table:table-cell>
          <table:table-cell table:formula="of:=IF([.E360]*[.G360]&lt;0;[.D360];[.F360])" office:value-type="string" office:string-value="" calcext:value-type="error">
            <text:p>#DIV/0!</text:p>
          </table:table-cell>
          <table:table-cell table:formula="of:=[.D361]^3-COS([.D361])+LN([.D361]+5)-20" office:value-type="string" office:string-value="" calcext:value-type="error">
            <text:p>#DIV/0!</text:p>
          </table:table-cell>
          <table:table-cell table:formula="of:=([.B361]*[.E361]-[.D361]*[.C361])/([.E361]-[.C361])" office:value-type="string" office:string-value="" calcext:value-type="error">
            <text:p>#DIV/0!</text:p>
          </table:table-cell>
          <table:table-cell table:formula="of:=[.F361]^3-COS([.F361])+LN([.F361]+5)-20" office:value-type="string" office:string-value="" calcext:value-type="error">
            <text:p>#DIV/0!</text:p>
          </table:table-cell>
          <table:table-cell table:formula="of:=ABS([.F361]-[.F360])" office:value-type="string" office:string-value="" calcext:value-type="error">
            <text:p>#DIV/0!</text:p>
          </table:table-cell>
          <table:table-cell table:formula="of:=IF([.H36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1]+1" office:value-type="float" office:value="355" calcext:value-type="float">
            <text:p>355</text:p>
          </table:table-cell>
          <table:table-cell table:formula="of:=IF([.C361]*[.G361]&lt;0;[.B361];[.F361])" office:value-type="string" office:string-value="" calcext:value-type="error">
            <text:p>#DIV/0!</text:p>
          </table:table-cell>
          <table:table-cell table:formula="of:=[.B362]^3-COS([.B362])+LN([.B362]+5)-20" office:value-type="string" office:string-value="" calcext:value-type="error">
            <text:p>#DIV/0!</text:p>
          </table:table-cell>
          <table:table-cell table:formula="of:=IF([.E361]*[.G361]&lt;0;[.D361];[.F361])" office:value-type="string" office:string-value="" calcext:value-type="error">
            <text:p>#DIV/0!</text:p>
          </table:table-cell>
          <table:table-cell table:formula="of:=[.D362]^3-COS([.D362])+LN([.D362]+5)-20" office:value-type="string" office:string-value="" calcext:value-type="error">
            <text:p>#DIV/0!</text:p>
          </table:table-cell>
          <table:table-cell table:formula="of:=([.B362]*[.E362]-[.D362]*[.C362])/([.E362]-[.C362])" office:value-type="string" office:string-value="" calcext:value-type="error">
            <text:p>#DIV/0!</text:p>
          </table:table-cell>
          <table:table-cell table:formula="of:=[.F362]^3-COS([.F362])+LN([.F362]+5)-20" office:value-type="string" office:string-value="" calcext:value-type="error">
            <text:p>#DIV/0!</text:p>
          </table:table-cell>
          <table:table-cell table:formula="of:=ABS([.F362]-[.F361])" office:value-type="string" office:string-value="" calcext:value-type="error">
            <text:p>#DIV/0!</text:p>
          </table:table-cell>
          <table:table-cell table:formula="of:=IF([.H36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2]+1" office:value-type="float" office:value="356" calcext:value-type="float">
            <text:p>356</text:p>
          </table:table-cell>
          <table:table-cell table:formula="of:=IF([.C362]*[.G362]&lt;0;[.B362];[.F362])" office:value-type="string" office:string-value="" calcext:value-type="error">
            <text:p>#DIV/0!</text:p>
          </table:table-cell>
          <table:table-cell table:formula="of:=[.B363]^3-COS([.B363])+LN([.B363]+5)-20" office:value-type="string" office:string-value="" calcext:value-type="error">
            <text:p>#DIV/0!</text:p>
          </table:table-cell>
          <table:table-cell table:formula="of:=IF([.E362]*[.G362]&lt;0;[.D362];[.F362])" office:value-type="string" office:string-value="" calcext:value-type="error">
            <text:p>#DIV/0!</text:p>
          </table:table-cell>
          <table:table-cell table:formula="of:=[.D363]^3-COS([.D363])+LN([.D363]+5)-20" office:value-type="string" office:string-value="" calcext:value-type="error">
            <text:p>#DIV/0!</text:p>
          </table:table-cell>
          <table:table-cell table:formula="of:=([.B363]*[.E363]-[.D363]*[.C363])/([.E363]-[.C363])" office:value-type="string" office:string-value="" calcext:value-type="error">
            <text:p>#DIV/0!</text:p>
          </table:table-cell>
          <table:table-cell table:formula="of:=[.F363]^3-COS([.F363])+LN([.F363]+5)-20" office:value-type="string" office:string-value="" calcext:value-type="error">
            <text:p>#DIV/0!</text:p>
          </table:table-cell>
          <table:table-cell table:formula="of:=ABS([.F363]-[.F362])" office:value-type="string" office:string-value="" calcext:value-type="error">
            <text:p>#DIV/0!</text:p>
          </table:table-cell>
          <table:table-cell table:formula="of:=IF([.H36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3]+1" office:value-type="float" office:value="357" calcext:value-type="float">
            <text:p>357</text:p>
          </table:table-cell>
          <table:table-cell table:formula="of:=IF([.C363]*[.G363]&lt;0;[.B363];[.F363])" office:value-type="string" office:string-value="" calcext:value-type="error">
            <text:p>#DIV/0!</text:p>
          </table:table-cell>
          <table:table-cell table:formula="of:=[.B364]^3-COS([.B364])+LN([.B364]+5)-20" office:value-type="string" office:string-value="" calcext:value-type="error">
            <text:p>#DIV/0!</text:p>
          </table:table-cell>
          <table:table-cell table:formula="of:=IF([.E363]*[.G363]&lt;0;[.D363];[.F363])" office:value-type="string" office:string-value="" calcext:value-type="error">
            <text:p>#DIV/0!</text:p>
          </table:table-cell>
          <table:table-cell table:formula="of:=[.D364]^3-COS([.D364])+LN([.D364]+5)-20" office:value-type="string" office:string-value="" calcext:value-type="error">
            <text:p>#DIV/0!</text:p>
          </table:table-cell>
          <table:table-cell table:formula="of:=([.B364]*[.E364]-[.D364]*[.C364])/([.E364]-[.C364])" office:value-type="string" office:string-value="" calcext:value-type="error">
            <text:p>#DIV/0!</text:p>
          </table:table-cell>
          <table:table-cell table:formula="of:=[.F364]^3-COS([.F364])+LN([.F364]+5)-20" office:value-type="string" office:string-value="" calcext:value-type="error">
            <text:p>#DIV/0!</text:p>
          </table:table-cell>
          <table:table-cell table:formula="of:=ABS([.F364]-[.F363])" office:value-type="string" office:string-value="" calcext:value-type="error">
            <text:p>#DIV/0!</text:p>
          </table:table-cell>
          <table:table-cell table:formula="of:=IF([.H36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4]+1" office:value-type="float" office:value="358" calcext:value-type="float">
            <text:p>358</text:p>
          </table:table-cell>
          <table:table-cell table:formula="of:=IF([.C364]*[.G364]&lt;0;[.B364];[.F364])" office:value-type="string" office:string-value="" calcext:value-type="error">
            <text:p>#DIV/0!</text:p>
          </table:table-cell>
          <table:table-cell table:formula="of:=[.B365]^3-COS([.B365])+LN([.B365]+5)-20" office:value-type="string" office:string-value="" calcext:value-type="error">
            <text:p>#DIV/0!</text:p>
          </table:table-cell>
          <table:table-cell table:formula="of:=IF([.E364]*[.G364]&lt;0;[.D364];[.F364])" office:value-type="string" office:string-value="" calcext:value-type="error">
            <text:p>#DIV/0!</text:p>
          </table:table-cell>
          <table:table-cell table:formula="of:=[.D365]^3-COS([.D365])+LN([.D365]+5)-20" office:value-type="string" office:string-value="" calcext:value-type="error">
            <text:p>#DIV/0!</text:p>
          </table:table-cell>
          <table:table-cell table:formula="of:=([.B365]*[.E365]-[.D365]*[.C365])/([.E365]-[.C365])" office:value-type="string" office:string-value="" calcext:value-type="error">
            <text:p>#DIV/0!</text:p>
          </table:table-cell>
          <table:table-cell table:formula="of:=[.F365]^3-COS([.F365])+LN([.F365]+5)-20" office:value-type="string" office:string-value="" calcext:value-type="error">
            <text:p>#DIV/0!</text:p>
          </table:table-cell>
          <table:table-cell table:formula="of:=ABS([.F365]-[.F364])" office:value-type="string" office:string-value="" calcext:value-type="error">
            <text:p>#DIV/0!</text:p>
          </table:table-cell>
          <table:table-cell table:formula="of:=IF([.H36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5]+1" office:value-type="float" office:value="359" calcext:value-type="float">
            <text:p>359</text:p>
          </table:table-cell>
          <table:table-cell table:formula="of:=IF([.C365]*[.G365]&lt;0;[.B365];[.F365])" office:value-type="string" office:string-value="" calcext:value-type="error">
            <text:p>#DIV/0!</text:p>
          </table:table-cell>
          <table:table-cell table:formula="of:=[.B366]^3-COS([.B366])+LN([.B366]+5)-20" office:value-type="string" office:string-value="" calcext:value-type="error">
            <text:p>#DIV/0!</text:p>
          </table:table-cell>
          <table:table-cell table:formula="of:=IF([.E365]*[.G365]&lt;0;[.D365];[.F365])" office:value-type="string" office:string-value="" calcext:value-type="error">
            <text:p>#DIV/0!</text:p>
          </table:table-cell>
          <table:table-cell table:formula="of:=[.D366]^3-COS([.D366])+LN([.D366]+5)-20" office:value-type="string" office:string-value="" calcext:value-type="error">
            <text:p>#DIV/0!</text:p>
          </table:table-cell>
          <table:table-cell table:formula="of:=([.B366]*[.E366]-[.D366]*[.C366])/([.E366]-[.C366])" office:value-type="string" office:string-value="" calcext:value-type="error">
            <text:p>#DIV/0!</text:p>
          </table:table-cell>
          <table:table-cell table:formula="of:=[.F366]^3-COS([.F366])+LN([.F366]+5)-20" office:value-type="string" office:string-value="" calcext:value-type="error">
            <text:p>#DIV/0!</text:p>
          </table:table-cell>
          <table:table-cell table:formula="of:=ABS([.F366]-[.F365])" office:value-type="string" office:string-value="" calcext:value-type="error">
            <text:p>#DIV/0!</text:p>
          </table:table-cell>
          <table:table-cell table:formula="of:=IF([.H36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6]+1" office:value-type="float" office:value="360" calcext:value-type="float">
            <text:p>360</text:p>
          </table:table-cell>
          <table:table-cell table:formula="of:=IF([.C366]*[.G366]&lt;0;[.B366];[.F366])" office:value-type="string" office:string-value="" calcext:value-type="error">
            <text:p>#DIV/0!</text:p>
          </table:table-cell>
          <table:table-cell table:formula="of:=[.B367]^3-COS([.B367])+LN([.B367]+5)-20" office:value-type="string" office:string-value="" calcext:value-type="error">
            <text:p>#DIV/0!</text:p>
          </table:table-cell>
          <table:table-cell table:formula="of:=IF([.E366]*[.G366]&lt;0;[.D366];[.F366])" office:value-type="string" office:string-value="" calcext:value-type="error">
            <text:p>#DIV/0!</text:p>
          </table:table-cell>
          <table:table-cell table:formula="of:=[.D367]^3-COS([.D367])+LN([.D367]+5)-20" office:value-type="string" office:string-value="" calcext:value-type="error">
            <text:p>#DIV/0!</text:p>
          </table:table-cell>
          <table:table-cell table:formula="of:=([.B367]*[.E367]-[.D367]*[.C367])/([.E367]-[.C367])" office:value-type="string" office:string-value="" calcext:value-type="error">
            <text:p>#DIV/0!</text:p>
          </table:table-cell>
          <table:table-cell table:formula="of:=[.F367]^3-COS([.F367])+LN([.F367]+5)-20" office:value-type="string" office:string-value="" calcext:value-type="error">
            <text:p>#DIV/0!</text:p>
          </table:table-cell>
          <table:table-cell table:formula="of:=ABS([.F367]-[.F366])" office:value-type="string" office:string-value="" calcext:value-type="error">
            <text:p>#DIV/0!</text:p>
          </table:table-cell>
          <table:table-cell table:formula="of:=IF([.H36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7]+1" office:value-type="float" office:value="361" calcext:value-type="float">
            <text:p>361</text:p>
          </table:table-cell>
          <table:table-cell table:formula="of:=IF([.C367]*[.G367]&lt;0;[.B367];[.F367])" office:value-type="string" office:string-value="" calcext:value-type="error">
            <text:p>#DIV/0!</text:p>
          </table:table-cell>
          <table:table-cell table:formula="of:=[.B368]^3-COS([.B368])+LN([.B368]+5)-20" office:value-type="string" office:string-value="" calcext:value-type="error">
            <text:p>#DIV/0!</text:p>
          </table:table-cell>
          <table:table-cell table:formula="of:=IF([.E367]*[.G367]&lt;0;[.D367];[.F367])" office:value-type="string" office:string-value="" calcext:value-type="error">
            <text:p>#DIV/0!</text:p>
          </table:table-cell>
          <table:table-cell table:formula="of:=[.D368]^3-COS([.D368])+LN([.D368]+5)-20" office:value-type="string" office:string-value="" calcext:value-type="error">
            <text:p>#DIV/0!</text:p>
          </table:table-cell>
          <table:table-cell table:formula="of:=([.B368]*[.E368]-[.D368]*[.C368])/([.E368]-[.C368])" office:value-type="string" office:string-value="" calcext:value-type="error">
            <text:p>#DIV/0!</text:p>
          </table:table-cell>
          <table:table-cell table:formula="of:=[.F368]^3-COS([.F368])+LN([.F368]+5)-20" office:value-type="string" office:string-value="" calcext:value-type="error">
            <text:p>#DIV/0!</text:p>
          </table:table-cell>
          <table:table-cell table:formula="of:=ABS([.F368]-[.F367])" office:value-type="string" office:string-value="" calcext:value-type="error">
            <text:p>#DIV/0!</text:p>
          </table:table-cell>
          <table:table-cell table:formula="of:=IF([.H36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8]+1" office:value-type="float" office:value="362" calcext:value-type="float">
            <text:p>362</text:p>
          </table:table-cell>
          <table:table-cell table:formula="of:=IF([.C368]*[.G368]&lt;0;[.B368];[.F368])" office:value-type="string" office:string-value="" calcext:value-type="error">
            <text:p>#DIV/0!</text:p>
          </table:table-cell>
          <table:table-cell table:formula="of:=[.B369]^3-COS([.B369])+LN([.B369]+5)-20" office:value-type="string" office:string-value="" calcext:value-type="error">
            <text:p>#DIV/0!</text:p>
          </table:table-cell>
          <table:table-cell table:formula="of:=IF([.E368]*[.G368]&lt;0;[.D368];[.F368])" office:value-type="string" office:string-value="" calcext:value-type="error">
            <text:p>#DIV/0!</text:p>
          </table:table-cell>
          <table:table-cell table:formula="of:=[.D369]^3-COS([.D369])+LN([.D369]+5)-20" office:value-type="string" office:string-value="" calcext:value-type="error">
            <text:p>#DIV/0!</text:p>
          </table:table-cell>
          <table:table-cell table:formula="of:=([.B369]*[.E369]-[.D369]*[.C369])/([.E369]-[.C369])" office:value-type="string" office:string-value="" calcext:value-type="error">
            <text:p>#DIV/0!</text:p>
          </table:table-cell>
          <table:table-cell table:formula="of:=[.F369]^3-COS([.F369])+LN([.F369]+5)-20" office:value-type="string" office:string-value="" calcext:value-type="error">
            <text:p>#DIV/0!</text:p>
          </table:table-cell>
          <table:table-cell table:formula="of:=ABS([.F369]-[.F368])" office:value-type="string" office:string-value="" calcext:value-type="error">
            <text:p>#DIV/0!</text:p>
          </table:table-cell>
          <table:table-cell table:formula="of:=IF([.H36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69]+1" office:value-type="float" office:value="363" calcext:value-type="float">
            <text:p>363</text:p>
          </table:table-cell>
          <table:table-cell table:formula="of:=IF([.C369]*[.G369]&lt;0;[.B369];[.F369])" office:value-type="string" office:string-value="" calcext:value-type="error">
            <text:p>#DIV/0!</text:p>
          </table:table-cell>
          <table:table-cell table:formula="of:=[.B370]^3-COS([.B370])+LN([.B370]+5)-20" office:value-type="string" office:string-value="" calcext:value-type="error">
            <text:p>#DIV/0!</text:p>
          </table:table-cell>
          <table:table-cell table:formula="of:=IF([.E369]*[.G369]&lt;0;[.D369];[.F369])" office:value-type="string" office:string-value="" calcext:value-type="error">
            <text:p>#DIV/0!</text:p>
          </table:table-cell>
          <table:table-cell table:formula="of:=[.D370]^3-COS([.D370])+LN([.D370]+5)-20" office:value-type="string" office:string-value="" calcext:value-type="error">
            <text:p>#DIV/0!</text:p>
          </table:table-cell>
          <table:table-cell table:formula="of:=([.B370]*[.E370]-[.D370]*[.C370])/([.E370]-[.C370])" office:value-type="string" office:string-value="" calcext:value-type="error">
            <text:p>#DIV/0!</text:p>
          </table:table-cell>
          <table:table-cell table:formula="of:=[.F370]^3-COS([.F370])+LN([.F370]+5)-20" office:value-type="string" office:string-value="" calcext:value-type="error">
            <text:p>#DIV/0!</text:p>
          </table:table-cell>
          <table:table-cell table:formula="of:=ABS([.F370]-[.F369])" office:value-type="string" office:string-value="" calcext:value-type="error">
            <text:p>#DIV/0!</text:p>
          </table:table-cell>
          <table:table-cell table:formula="of:=IF([.H37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0]+1" office:value-type="float" office:value="364" calcext:value-type="float">
            <text:p>364</text:p>
          </table:table-cell>
          <table:table-cell table:formula="of:=IF([.C370]*[.G370]&lt;0;[.B370];[.F370])" office:value-type="string" office:string-value="" calcext:value-type="error">
            <text:p>#DIV/0!</text:p>
          </table:table-cell>
          <table:table-cell table:formula="of:=[.B371]^3-COS([.B371])+LN([.B371]+5)-20" office:value-type="string" office:string-value="" calcext:value-type="error">
            <text:p>#DIV/0!</text:p>
          </table:table-cell>
          <table:table-cell table:formula="of:=IF([.E370]*[.G370]&lt;0;[.D370];[.F370])" office:value-type="string" office:string-value="" calcext:value-type="error">
            <text:p>#DIV/0!</text:p>
          </table:table-cell>
          <table:table-cell table:formula="of:=[.D371]^3-COS([.D371])+LN([.D371]+5)-20" office:value-type="string" office:string-value="" calcext:value-type="error">
            <text:p>#DIV/0!</text:p>
          </table:table-cell>
          <table:table-cell table:formula="of:=([.B371]*[.E371]-[.D371]*[.C371])/([.E371]-[.C371])" office:value-type="string" office:string-value="" calcext:value-type="error">
            <text:p>#DIV/0!</text:p>
          </table:table-cell>
          <table:table-cell table:formula="of:=[.F371]^3-COS([.F371])+LN([.F371]+5)-20" office:value-type="string" office:string-value="" calcext:value-type="error">
            <text:p>#DIV/0!</text:p>
          </table:table-cell>
          <table:table-cell table:formula="of:=ABS([.F371]-[.F370])" office:value-type="string" office:string-value="" calcext:value-type="error">
            <text:p>#DIV/0!</text:p>
          </table:table-cell>
          <table:table-cell table:formula="of:=IF([.H37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1]+1" office:value-type="float" office:value="365" calcext:value-type="float">
            <text:p>365</text:p>
          </table:table-cell>
          <table:table-cell table:formula="of:=IF([.C371]*[.G371]&lt;0;[.B371];[.F371])" office:value-type="string" office:string-value="" calcext:value-type="error">
            <text:p>#DIV/0!</text:p>
          </table:table-cell>
          <table:table-cell table:formula="of:=[.B372]^3-COS([.B372])+LN([.B372]+5)-20" office:value-type="string" office:string-value="" calcext:value-type="error">
            <text:p>#DIV/0!</text:p>
          </table:table-cell>
          <table:table-cell table:formula="of:=IF([.E371]*[.G371]&lt;0;[.D371];[.F371])" office:value-type="string" office:string-value="" calcext:value-type="error">
            <text:p>#DIV/0!</text:p>
          </table:table-cell>
          <table:table-cell table:formula="of:=[.D372]^3-COS([.D372])+LN([.D372]+5)-20" office:value-type="string" office:string-value="" calcext:value-type="error">
            <text:p>#DIV/0!</text:p>
          </table:table-cell>
          <table:table-cell table:formula="of:=([.B372]*[.E372]-[.D372]*[.C372])/([.E372]-[.C372])" office:value-type="string" office:string-value="" calcext:value-type="error">
            <text:p>#DIV/0!</text:p>
          </table:table-cell>
          <table:table-cell table:formula="of:=[.F372]^3-COS([.F372])+LN([.F372]+5)-20" office:value-type="string" office:string-value="" calcext:value-type="error">
            <text:p>#DIV/0!</text:p>
          </table:table-cell>
          <table:table-cell table:formula="of:=ABS([.F372]-[.F371])" office:value-type="string" office:string-value="" calcext:value-type="error">
            <text:p>#DIV/0!</text:p>
          </table:table-cell>
          <table:table-cell table:formula="of:=IF([.H37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2]+1" office:value-type="float" office:value="366" calcext:value-type="float">
            <text:p>366</text:p>
          </table:table-cell>
          <table:table-cell table:formula="of:=IF([.C372]*[.G372]&lt;0;[.B372];[.F372])" office:value-type="string" office:string-value="" calcext:value-type="error">
            <text:p>#DIV/0!</text:p>
          </table:table-cell>
          <table:table-cell table:formula="of:=[.B373]^3-COS([.B373])+LN([.B373]+5)-20" office:value-type="string" office:string-value="" calcext:value-type="error">
            <text:p>#DIV/0!</text:p>
          </table:table-cell>
          <table:table-cell table:formula="of:=IF([.E372]*[.G372]&lt;0;[.D372];[.F372])" office:value-type="string" office:string-value="" calcext:value-type="error">
            <text:p>#DIV/0!</text:p>
          </table:table-cell>
          <table:table-cell table:formula="of:=[.D373]^3-COS([.D373])+LN([.D373]+5)-20" office:value-type="string" office:string-value="" calcext:value-type="error">
            <text:p>#DIV/0!</text:p>
          </table:table-cell>
          <table:table-cell table:formula="of:=([.B373]*[.E373]-[.D373]*[.C373])/([.E373]-[.C373])" office:value-type="string" office:string-value="" calcext:value-type="error">
            <text:p>#DIV/0!</text:p>
          </table:table-cell>
          <table:table-cell table:formula="of:=[.F373]^3-COS([.F373])+LN([.F373]+5)-20" office:value-type="string" office:string-value="" calcext:value-type="error">
            <text:p>#DIV/0!</text:p>
          </table:table-cell>
          <table:table-cell table:formula="of:=ABS([.F373]-[.F372])" office:value-type="string" office:string-value="" calcext:value-type="error">
            <text:p>#DIV/0!</text:p>
          </table:table-cell>
          <table:table-cell table:formula="of:=IF([.H37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3]+1" office:value-type="float" office:value="367" calcext:value-type="float">
            <text:p>367</text:p>
          </table:table-cell>
          <table:table-cell table:formula="of:=IF([.C373]*[.G373]&lt;0;[.B373];[.F373])" office:value-type="string" office:string-value="" calcext:value-type="error">
            <text:p>#DIV/0!</text:p>
          </table:table-cell>
          <table:table-cell table:formula="of:=[.B374]^3-COS([.B374])+LN([.B374]+5)-20" office:value-type="string" office:string-value="" calcext:value-type="error">
            <text:p>#DIV/0!</text:p>
          </table:table-cell>
          <table:table-cell table:formula="of:=IF([.E373]*[.G373]&lt;0;[.D373];[.F373])" office:value-type="string" office:string-value="" calcext:value-type="error">
            <text:p>#DIV/0!</text:p>
          </table:table-cell>
          <table:table-cell table:formula="of:=[.D374]^3-COS([.D374])+LN([.D374]+5)-20" office:value-type="string" office:string-value="" calcext:value-type="error">
            <text:p>#DIV/0!</text:p>
          </table:table-cell>
          <table:table-cell table:formula="of:=([.B374]*[.E374]-[.D374]*[.C374])/([.E374]-[.C374])" office:value-type="string" office:string-value="" calcext:value-type="error">
            <text:p>#DIV/0!</text:p>
          </table:table-cell>
          <table:table-cell table:formula="of:=[.F374]^3-COS([.F374])+LN([.F374]+5)-20" office:value-type="string" office:string-value="" calcext:value-type="error">
            <text:p>#DIV/0!</text:p>
          </table:table-cell>
          <table:table-cell table:formula="of:=ABS([.F374]-[.F373])" office:value-type="string" office:string-value="" calcext:value-type="error">
            <text:p>#DIV/0!</text:p>
          </table:table-cell>
          <table:table-cell table:formula="of:=IF([.H37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4]+1" office:value-type="float" office:value="368" calcext:value-type="float">
            <text:p>368</text:p>
          </table:table-cell>
          <table:table-cell table:formula="of:=IF([.C374]*[.G374]&lt;0;[.B374];[.F374])" office:value-type="string" office:string-value="" calcext:value-type="error">
            <text:p>#DIV/0!</text:p>
          </table:table-cell>
          <table:table-cell table:formula="of:=[.B375]^3-COS([.B375])+LN([.B375]+5)-20" office:value-type="string" office:string-value="" calcext:value-type="error">
            <text:p>#DIV/0!</text:p>
          </table:table-cell>
          <table:table-cell table:formula="of:=IF([.E374]*[.G374]&lt;0;[.D374];[.F374])" office:value-type="string" office:string-value="" calcext:value-type="error">
            <text:p>#DIV/0!</text:p>
          </table:table-cell>
          <table:table-cell table:formula="of:=[.D375]^3-COS([.D375])+LN([.D375]+5)-20" office:value-type="string" office:string-value="" calcext:value-type="error">
            <text:p>#DIV/0!</text:p>
          </table:table-cell>
          <table:table-cell table:formula="of:=([.B375]*[.E375]-[.D375]*[.C375])/([.E375]-[.C375])" office:value-type="string" office:string-value="" calcext:value-type="error">
            <text:p>#DIV/0!</text:p>
          </table:table-cell>
          <table:table-cell table:formula="of:=[.F375]^3-COS([.F375])+LN([.F375]+5)-20" office:value-type="string" office:string-value="" calcext:value-type="error">
            <text:p>#DIV/0!</text:p>
          </table:table-cell>
          <table:table-cell table:formula="of:=ABS([.F375]-[.F374])" office:value-type="string" office:string-value="" calcext:value-type="error">
            <text:p>#DIV/0!</text:p>
          </table:table-cell>
          <table:table-cell table:formula="of:=IF([.H37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5]+1" office:value-type="float" office:value="369" calcext:value-type="float">
            <text:p>369</text:p>
          </table:table-cell>
          <table:table-cell table:formula="of:=IF([.C375]*[.G375]&lt;0;[.B375];[.F375])" office:value-type="string" office:string-value="" calcext:value-type="error">
            <text:p>#DIV/0!</text:p>
          </table:table-cell>
          <table:table-cell table:formula="of:=[.B376]^3-COS([.B376])+LN([.B376]+5)-20" office:value-type="string" office:string-value="" calcext:value-type="error">
            <text:p>#DIV/0!</text:p>
          </table:table-cell>
          <table:table-cell table:formula="of:=IF([.E375]*[.G375]&lt;0;[.D375];[.F375])" office:value-type="string" office:string-value="" calcext:value-type="error">
            <text:p>#DIV/0!</text:p>
          </table:table-cell>
          <table:table-cell table:formula="of:=[.D376]^3-COS([.D376])+LN([.D376]+5)-20" office:value-type="string" office:string-value="" calcext:value-type="error">
            <text:p>#DIV/0!</text:p>
          </table:table-cell>
          <table:table-cell table:formula="of:=([.B376]*[.E376]-[.D376]*[.C376])/([.E376]-[.C376])" office:value-type="string" office:string-value="" calcext:value-type="error">
            <text:p>#DIV/0!</text:p>
          </table:table-cell>
          <table:table-cell table:formula="of:=[.F376]^3-COS([.F376])+LN([.F376]+5)-20" office:value-type="string" office:string-value="" calcext:value-type="error">
            <text:p>#DIV/0!</text:p>
          </table:table-cell>
          <table:table-cell table:formula="of:=ABS([.F376]-[.F375])" office:value-type="string" office:string-value="" calcext:value-type="error">
            <text:p>#DIV/0!</text:p>
          </table:table-cell>
          <table:table-cell table:formula="of:=IF([.H37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6]+1" office:value-type="float" office:value="370" calcext:value-type="float">
            <text:p>370</text:p>
          </table:table-cell>
          <table:table-cell table:formula="of:=IF([.C376]*[.G376]&lt;0;[.B376];[.F376])" office:value-type="string" office:string-value="" calcext:value-type="error">
            <text:p>#DIV/0!</text:p>
          </table:table-cell>
          <table:table-cell table:formula="of:=[.B377]^3-COS([.B377])+LN([.B377]+5)-20" office:value-type="string" office:string-value="" calcext:value-type="error">
            <text:p>#DIV/0!</text:p>
          </table:table-cell>
          <table:table-cell table:formula="of:=IF([.E376]*[.G376]&lt;0;[.D376];[.F376])" office:value-type="string" office:string-value="" calcext:value-type="error">
            <text:p>#DIV/0!</text:p>
          </table:table-cell>
          <table:table-cell table:formula="of:=[.D377]^3-COS([.D377])+LN([.D377]+5)-20" office:value-type="string" office:string-value="" calcext:value-type="error">
            <text:p>#DIV/0!</text:p>
          </table:table-cell>
          <table:table-cell table:formula="of:=([.B377]*[.E377]-[.D377]*[.C377])/([.E377]-[.C377])" office:value-type="string" office:string-value="" calcext:value-type="error">
            <text:p>#DIV/0!</text:p>
          </table:table-cell>
          <table:table-cell table:formula="of:=[.F377]^3-COS([.F377])+LN([.F377]+5)-20" office:value-type="string" office:string-value="" calcext:value-type="error">
            <text:p>#DIV/0!</text:p>
          </table:table-cell>
          <table:table-cell table:formula="of:=ABS([.F377]-[.F376])" office:value-type="string" office:string-value="" calcext:value-type="error">
            <text:p>#DIV/0!</text:p>
          </table:table-cell>
          <table:table-cell table:formula="of:=IF([.H37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7]+1" office:value-type="float" office:value="371" calcext:value-type="float">
            <text:p>371</text:p>
          </table:table-cell>
          <table:table-cell table:formula="of:=IF([.C377]*[.G377]&lt;0;[.B377];[.F377])" office:value-type="string" office:string-value="" calcext:value-type="error">
            <text:p>#DIV/0!</text:p>
          </table:table-cell>
          <table:table-cell table:formula="of:=[.B378]^3-COS([.B378])+LN([.B378]+5)-20" office:value-type="string" office:string-value="" calcext:value-type="error">
            <text:p>#DIV/0!</text:p>
          </table:table-cell>
          <table:table-cell table:formula="of:=IF([.E377]*[.G377]&lt;0;[.D377];[.F377])" office:value-type="string" office:string-value="" calcext:value-type="error">
            <text:p>#DIV/0!</text:p>
          </table:table-cell>
          <table:table-cell table:formula="of:=[.D378]^3-COS([.D378])+LN([.D378]+5)-20" office:value-type="string" office:string-value="" calcext:value-type="error">
            <text:p>#DIV/0!</text:p>
          </table:table-cell>
          <table:table-cell table:formula="of:=([.B378]*[.E378]-[.D378]*[.C378])/([.E378]-[.C378])" office:value-type="string" office:string-value="" calcext:value-type="error">
            <text:p>#DIV/0!</text:p>
          </table:table-cell>
          <table:table-cell table:formula="of:=[.F378]^3-COS([.F378])+LN([.F378]+5)-20" office:value-type="string" office:string-value="" calcext:value-type="error">
            <text:p>#DIV/0!</text:p>
          </table:table-cell>
          <table:table-cell table:formula="of:=ABS([.F378]-[.F377])" office:value-type="string" office:string-value="" calcext:value-type="error">
            <text:p>#DIV/0!</text:p>
          </table:table-cell>
          <table:table-cell table:formula="of:=IF([.H37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8]+1" office:value-type="float" office:value="372" calcext:value-type="float">
            <text:p>372</text:p>
          </table:table-cell>
          <table:table-cell table:formula="of:=IF([.C378]*[.G378]&lt;0;[.B378];[.F378])" office:value-type="string" office:string-value="" calcext:value-type="error">
            <text:p>#DIV/0!</text:p>
          </table:table-cell>
          <table:table-cell table:formula="of:=[.B379]^3-COS([.B379])+LN([.B379]+5)-20" office:value-type="string" office:string-value="" calcext:value-type="error">
            <text:p>#DIV/0!</text:p>
          </table:table-cell>
          <table:table-cell table:formula="of:=IF([.E378]*[.G378]&lt;0;[.D378];[.F378])" office:value-type="string" office:string-value="" calcext:value-type="error">
            <text:p>#DIV/0!</text:p>
          </table:table-cell>
          <table:table-cell table:formula="of:=[.D379]^3-COS([.D379])+LN([.D379]+5)-20" office:value-type="string" office:string-value="" calcext:value-type="error">
            <text:p>#DIV/0!</text:p>
          </table:table-cell>
          <table:table-cell table:formula="of:=([.B379]*[.E379]-[.D379]*[.C379])/([.E379]-[.C379])" office:value-type="string" office:string-value="" calcext:value-type="error">
            <text:p>#DIV/0!</text:p>
          </table:table-cell>
          <table:table-cell table:formula="of:=[.F379]^3-COS([.F379])+LN([.F379]+5)-20" office:value-type="string" office:string-value="" calcext:value-type="error">
            <text:p>#DIV/0!</text:p>
          </table:table-cell>
          <table:table-cell table:formula="of:=ABS([.F379]-[.F378])" office:value-type="string" office:string-value="" calcext:value-type="error">
            <text:p>#DIV/0!</text:p>
          </table:table-cell>
          <table:table-cell table:formula="of:=IF([.H37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79]+1" office:value-type="float" office:value="373" calcext:value-type="float">
            <text:p>373</text:p>
          </table:table-cell>
          <table:table-cell table:formula="of:=IF([.C379]*[.G379]&lt;0;[.B379];[.F379])" office:value-type="string" office:string-value="" calcext:value-type="error">
            <text:p>#DIV/0!</text:p>
          </table:table-cell>
          <table:table-cell table:formula="of:=[.B380]^3-COS([.B380])+LN([.B380]+5)-20" office:value-type="string" office:string-value="" calcext:value-type="error">
            <text:p>#DIV/0!</text:p>
          </table:table-cell>
          <table:table-cell table:formula="of:=IF([.E379]*[.G379]&lt;0;[.D379];[.F379])" office:value-type="string" office:string-value="" calcext:value-type="error">
            <text:p>#DIV/0!</text:p>
          </table:table-cell>
          <table:table-cell table:formula="of:=[.D380]^3-COS([.D380])+LN([.D380]+5)-20" office:value-type="string" office:string-value="" calcext:value-type="error">
            <text:p>#DIV/0!</text:p>
          </table:table-cell>
          <table:table-cell table:formula="of:=([.B380]*[.E380]-[.D380]*[.C380])/([.E380]-[.C380])" office:value-type="string" office:string-value="" calcext:value-type="error">
            <text:p>#DIV/0!</text:p>
          </table:table-cell>
          <table:table-cell table:formula="of:=[.F380]^3-COS([.F380])+LN([.F380]+5)-20" office:value-type="string" office:string-value="" calcext:value-type="error">
            <text:p>#DIV/0!</text:p>
          </table:table-cell>
          <table:table-cell table:formula="of:=ABS([.F380]-[.F379])" office:value-type="string" office:string-value="" calcext:value-type="error">
            <text:p>#DIV/0!</text:p>
          </table:table-cell>
          <table:table-cell table:formula="of:=IF([.H38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0]+1" office:value-type="float" office:value="374" calcext:value-type="float">
            <text:p>374</text:p>
          </table:table-cell>
          <table:table-cell table:formula="of:=IF([.C380]*[.G380]&lt;0;[.B380];[.F380])" office:value-type="string" office:string-value="" calcext:value-type="error">
            <text:p>#DIV/0!</text:p>
          </table:table-cell>
          <table:table-cell table:formula="of:=[.B381]^3-COS([.B381])+LN([.B381]+5)-20" office:value-type="string" office:string-value="" calcext:value-type="error">
            <text:p>#DIV/0!</text:p>
          </table:table-cell>
          <table:table-cell table:formula="of:=IF([.E380]*[.G380]&lt;0;[.D380];[.F380])" office:value-type="string" office:string-value="" calcext:value-type="error">
            <text:p>#DIV/0!</text:p>
          </table:table-cell>
          <table:table-cell table:formula="of:=[.D381]^3-COS([.D381])+LN([.D381]+5)-20" office:value-type="string" office:string-value="" calcext:value-type="error">
            <text:p>#DIV/0!</text:p>
          </table:table-cell>
          <table:table-cell table:formula="of:=([.B381]*[.E381]-[.D381]*[.C381])/([.E381]-[.C381])" office:value-type="string" office:string-value="" calcext:value-type="error">
            <text:p>#DIV/0!</text:p>
          </table:table-cell>
          <table:table-cell table:formula="of:=[.F381]^3-COS([.F381])+LN([.F381]+5)-20" office:value-type="string" office:string-value="" calcext:value-type="error">
            <text:p>#DIV/0!</text:p>
          </table:table-cell>
          <table:table-cell table:formula="of:=ABS([.F381]-[.F380])" office:value-type="string" office:string-value="" calcext:value-type="error">
            <text:p>#DIV/0!</text:p>
          </table:table-cell>
          <table:table-cell table:formula="of:=IF([.H38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1]+1" office:value-type="float" office:value="375" calcext:value-type="float">
            <text:p>375</text:p>
          </table:table-cell>
          <table:table-cell table:formula="of:=IF([.C381]*[.G381]&lt;0;[.B381];[.F381])" office:value-type="string" office:string-value="" calcext:value-type="error">
            <text:p>#DIV/0!</text:p>
          </table:table-cell>
          <table:table-cell table:formula="of:=[.B382]^3-COS([.B382])+LN([.B382]+5)-20" office:value-type="string" office:string-value="" calcext:value-type="error">
            <text:p>#DIV/0!</text:p>
          </table:table-cell>
          <table:table-cell table:formula="of:=IF([.E381]*[.G381]&lt;0;[.D381];[.F381])" office:value-type="string" office:string-value="" calcext:value-type="error">
            <text:p>#DIV/0!</text:p>
          </table:table-cell>
          <table:table-cell table:formula="of:=[.D382]^3-COS([.D382])+LN([.D382]+5)-20" office:value-type="string" office:string-value="" calcext:value-type="error">
            <text:p>#DIV/0!</text:p>
          </table:table-cell>
          <table:table-cell table:formula="of:=([.B382]*[.E382]-[.D382]*[.C382])/([.E382]-[.C382])" office:value-type="string" office:string-value="" calcext:value-type="error">
            <text:p>#DIV/0!</text:p>
          </table:table-cell>
          <table:table-cell table:formula="of:=[.F382]^3-COS([.F382])+LN([.F382]+5)-20" office:value-type="string" office:string-value="" calcext:value-type="error">
            <text:p>#DIV/0!</text:p>
          </table:table-cell>
          <table:table-cell table:formula="of:=ABS([.F382]-[.F381])" office:value-type="string" office:string-value="" calcext:value-type="error">
            <text:p>#DIV/0!</text:p>
          </table:table-cell>
          <table:table-cell table:formula="of:=IF([.H38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2]+1" office:value-type="float" office:value="376" calcext:value-type="float">
            <text:p>376</text:p>
          </table:table-cell>
          <table:table-cell table:formula="of:=IF([.C382]*[.G382]&lt;0;[.B382];[.F382])" office:value-type="string" office:string-value="" calcext:value-type="error">
            <text:p>#DIV/0!</text:p>
          </table:table-cell>
          <table:table-cell table:formula="of:=[.B383]^3-COS([.B383])+LN([.B383]+5)-20" office:value-type="string" office:string-value="" calcext:value-type="error">
            <text:p>#DIV/0!</text:p>
          </table:table-cell>
          <table:table-cell table:formula="of:=IF([.E382]*[.G382]&lt;0;[.D382];[.F382])" office:value-type="string" office:string-value="" calcext:value-type="error">
            <text:p>#DIV/0!</text:p>
          </table:table-cell>
          <table:table-cell table:formula="of:=[.D383]^3-COS([.D383])+LN([.D383]+5)-20" office:value-type="string" office:string-value="" calcext:value-type="error">
            <text:p>#DIV/0!</text:p>
          </table:table-cell>
          <table:table-cell table:formula="of:=([.B383]*[.E383]-[.D383]*[.C383])/([.E383]-[.C383])" office:value-type="string" office:string-value="" calcext:value-type="error">
            <text:p>#DIV/0!</text:p>
          </table:table-cell>
          <table:table-cell table:formula="of:=[.F383]^3-COS([.F383])+LN([.F383]+5)-20" office:value-type="string" office:string-value="" calcext:value-type="error">
            <text:p>#DIV/0!</text:p>
          </table:table-cell>
          <table:table-cell table:formula="of:=ABS([.F383]-[.F382])" office:value-type="string" office:string-value="" calcext:value-type="error">
            <text:p>#DIV/0!</text:p>
          </table:table-cell>
          <table:table-cell table:formula="of:=IF([.H38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3]+1" office:value-type="float" office:value="377" calcext:value-type="float">
            <text:p>377</text:p>
          </table:table-cell>
          <table:table-cell table:formula="of:=IF([.C383]*[.G383]&lt;0;[.B383];[.F383])" office:value-type="string" office:string-value="" calcext:value-type="error">
            <text:p>#DIV/0!</text:p>
          </table:table-cell>
          <table:table-cell table:formula="of:=[.B384]^3-COS([.B384])+LN([.B384]+5)-20" office:value-type="string" office:string-value="" calcext:value-type="error">
            <text:p>#DIV/0!</text:p>
          </table:table-cell>
          <table:table-cell table:formula="of:=IF([.E383]*[.G383]&lt;0;[.D383];[.F383])" office:value-type="string" office:string-value="" calcext:value-type="error">
            <text:p>#DIV/0!</text:p>
          </table:table-cell>
          <table:table-cell table:formula="of:=[.D384]^3-COS([.D384])+LN([.D384]+5)-20" office:value-type="string" office:string-value="" calcext:value-type="error">
            <text:p>#DIV/0!</text:p>
          </table:table-cell>
          <table:table-cell table:formula="of:=([.B384]*[.E384]-[.D384]*[.C384])/([.E384]-[.C384])" office:value-type="string" office:string-value="" calcext:value-type="error">
            <text:p>#DIV/0!</text:p>
          </table:table-cell>
          <table:table-cell table:formula="of:=[.F384]^3-COS([.F384])+LN([.F384]+5)-20" office:value-type="string" office:string-value="" calcext:value-type="error">
            <text:p>#DIV/0!</text:p>
          </table:table-cell>
          <table:table-cell table:formula="of:=ABS([.F384]-[.F383])" office:value-type="string" office:string-value="" calcext:value-type="error">
            <text:p>#DIV/0!</text:p>
          </table:table-cell>
          <table:table-cell table:formula="of:=IF([.H38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4]+1" office:value-type="float" office:value="378" calcext:value-type="float">
            <text:p>378</text:p>
          </table:table-cell>
          <table:table-cell table:formula="of:=IF([.C384]*[.G384]&lt;0;[.B384];[.F384])" office:value-type="string" office:string-value="" calcext:value-type="error">
            <text:p>#DIV/0!</text:p>
          </table:table-cell>
          <table:table-cell table:formula="of:=[.B385]^3-COS([.B385])+LN([.B385]+5)-20" office:value-type="string" office:string-value="" calcext:value-type="error">
            <text:p>#DIV/0!</text:p>
          </table:table-cell>
          <table:table-cell table:formula="of:=IF([.E384]*[.G384]&lt;0;[.D384];[.F384])" office:value-type="string" office:string-value="" calcext:value-type="error">
            <text:p>#DIV/0!</text:p>
          </table:table-cell>
          <table:table-cell table:formula="of:=[.D385]^3-COS([.D385])+LN([.D385]+5)-20" office:value-type="string" office:string-value="" calcext:value-type="error">
            <text:p>#DIV/0!</text:p>
          </table:table-cell>
          <table:table-cell table:formula="of:=([.B385]*[.E385]-[.D385]*[.C385])/([.E385]-[.C385])" office:value-type="string" office:string-value="" calcext:value-type="error">
            <text:p>#DIV/0!</text:p>
          </table:table-cell>
          <table:table-cell table:formula="of:=[.F385]^3-COS([.F385])+LN([.F385]+5)-20" office:value-type="string" office:string-value="" calcext:value-type="error">
            <text:p>#DIV/0!</text:p>
          </table:table-cell>
          <table:table-cell table:formula="of:=ABS([.F385]-[.F384])" office:value-type="string" office:string-value="" calcext:value-type="error">
            <text:p>#DIV/0!</text:p>
          </table:table-cell>
          <table:table-cell table:formula="of:=IF([.H38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5]+1" office:value-type="float" office:value="379" calcext:value-type="float">
            <text:p>379</text:p>
          </table:table-cell>
          <table:table-cell table:formula="of:=IF([.C385]*[.G385]&lt;0;[.B385];[.F385])" office:value-type="string" office:string-value="" calcext:value-type="error">
            <text:p>#DIV/0!</text:p>
          </table:table-cell>
          <table:table-cell table:formula="of:=[.B386]^3-COS([.B386])+LN([.B386]+5)-20" office:value-type="string" office:string-value="" calcext:value-type="error">
            <text:p>#DIV/0!</text:p>
          </table:table-cell>
          <table:table-cell table:formula="of:=IF([.E385]*[.G385]&lt;0;[.D385];[.F385])" office:value-type="string" office:string-value="" calcext:value-type="error">
            <text:p>#DIV/0!</text:p>
          </table:table-cell>
          <table:table-cell table:formula="of:=[.D386]^3-COS([.D386])+LN([.D386]+5)-20" office:value-type="string" office:string-value="" calcext:value-type="error">
            <text:p>#DIV/0!</text:p>
          </table:table-cell>
          <table:table-cell table:formula="of:=([.B386]*[.E386]-[.D386]*[.C386])/([.E386]-[.C386])" office:value-type="string" office:string-value="" calcext:value-type="error">
            <text:p>#DIV/0!</text:p>
          </table:table-cell>
          <table:table-cell table:formula="of:=[.F386]^3-COS([.F386])+LN([.F386]+5)-20" office:value-type="string" office:string-value="" calcext:value-type="error">
            <text:p>#DIV/0!</text:p>
          </table:table-cell>
          <table:table-cell table:formula="of:=ABS([.F386]-[.F385])" office:value-type="string" office:string-value="" calcext:value-type="error">
            <text:p>#DIV/0!</text:p>
          </table:table-cell>
          <table:table-cell table:formula="of:=IF([.H38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6]+1" office:value-type="float" office:value="380" calcext:value-type="float">
            <text:p>380</text:p>
          </table:table-cell>
          <table:table-cell table:formula="of:=IF([.C386]*[.G386]&lt;0;[.B386];[.F386])" office:value-type="string" office:string-value="" calcext:value-type="error">
            <text:p>#DIV/0!</text:p>
          </table:table-cell>
          <table:table-cell table:formula="of:=[.B387]^3-COS([.B387])+LN([.B387]+5)-20" office:value-type="string" office:string-value="" calcext:value-type="error">
            <text:p>#DIV/0!</text:p>
          </table:table-cell>
          <table:table-cell table:formula="of:=IF([.E386]*[.G386]&lt;0;[.D386];[.F386])" office:value-type="string" office:string-value="" calcext:value-type="error">
            <text:p>#DIV/0!</text:p>
          </table:table-cell>
          <table:table-cell table:formula="of:=[.D387]^3-COS([.D387])+LN([.D387]+5)-20" office:value-type="string" office:string-value="" calcext:value-type="error">
            <text:p>#DIV/0!</text:p>
          </table:table-cell>
          <table:table-cell table:formula="of:=([.B387]*[.E387]-[.D387]*[.C387])/([.E387]-[.C387])" office:value-type="string" office:string-value="" calcext:value-type="error">
            <text:p>#DIV/0!</text:p>
          </table:table-cell>
          <table:table-cell table:formula="of:=[.F387]^3-COS([.F387])+LN([.F387]+5)-20" office:value-type="string" office:string-value="" calcext:value-type="error">
            <text:p>#DIV/0!</text:p>
          </table:table-cell>
          <table:table-cell table:formula="of:=ABS([.F387]-[.F386])" office:value-type="string" office:string-value="" calcext:value-type="error">
            <text:p>#DIV/0!</text:p>
          </table:table-cell>
          <table:table-cell table:formula="of:=IF([.H38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7]+1" office:value-type="float" office:value="381" calcext:value-type="float">
            <text:p>381</text:p>
          </table:table-cell>
          <table:table-cell table:formula="of:=IF([.C387]*[.G387]&lt;0;[.B387];[.F387])" office:value-type="string" office:string-value="" calcext:value-type="error">
            <text:p>#DIV/0!</text:p>
          </table:table-cell>
          <table:table-cell table:formula="of:=[.B388]^3-COS([.B388])+LN([.B388]+5)-20" office:value-type="string" office:string-value="" calcext:value-type="error">
            <text:p>#DIV/0!</text:p>
          </table:table-cell>
          <table:table-cell table:formula="of:=IF([.E387]*[.G387]&lt;0;[.D387];[.F387])" office:value-type="string" office:string-value="" calcext:value-type="error">
            <text:p>#DIV/0!</text:p>
          </table:table-cell>
          <table:table-cell table:formula="of:=[.D388]^3-COS([.D388])+LN([.D388]+5)-20" office:value-type="string" office:string-value="" calcext:value-type="error">
            <text:p>#DIV/0!</text:p>
          </table:table-cell>
          <table:table-cell table:formula="of:=([.B388]*[.E388]-[.D388]*[.C388])/([.E388]-[.C388])" office:value-type="string" office:string-value="" calcext:value-type="error">
            <text:p>#DIV/0!</text:p>
          </table:table-cell>
          <table:table-cell table:formula="of:=[.F388]^3-COS([.F388])+LN([.F388]+5)-20" office:value-type="string" office:string-value="" calcext:value-type="error">
            <text:p>#DIV/0!</text:p>
          </table:table-cell>
          <table:table-cell table:formula="of:=ABS([.F388]-[.F387])" office:value-type="string" office:string-value="" calcext:value-type="error">
            <text:p>#DIV/0!</text:p>
          </table:table-cell>
          <table:table-cell table:formula="of:=IF([.H38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8]+1" office:value-type="float" office:value="382" calcext:value-type="float">
            <text:p>382</text:p>
          </table:table-cell>
          <table:table-cell table:formula="of:=IF([.C388]*[.G388]&lt;0;[.B388];[.F388])" office:value-type="string" office:string-value="" calcext:value-type="error">
            <text:p>#DIV/0!</text:p>
          </table:table-cell>
          <table:table-cell table:formula="of:=[.B389]^3-COS([.B389])+LN([.B389]+5)-20" office:value-type="string" office:string-value="" calcext:value-type="error">
            <text:p>#DIV/0!</text:p>
          </table:table-cell>
          <table:table-cell table:formula="of:=IF([.E388]*[.G388]&lt;0;[.D388];[.F388])" office:value-type="string" office:string-value="" calcext:value-type="error">
            <text:p>#DIV/0!</text:p>
          </table:table-cell>
          <table:table-cell table:formula="of:=[.D389]^3-COS([.D389])+LN([.D389]+5)-20" office:value-type="string" office:string-value="" calcext:value-type="error">
            <text:p>#DIV/0!</text:p>
          </table:table-cell>
          <table:table-cell table:formula="of:=([.B389]*[.E389]-[.D389]*[.C389])/([.E389]-[.C389])" office:value-type="string" office:string-value="" calcext:value-type="error">
            <text:p>#DIV/0!</text:p>
          </table:table-cell>
          <table:table-cell table:formula="of:=[.F389]^3-COS([.F389])+LN([.F389]+5)-20" office:value-type="string" office:string-value="" calcext:value-type="error">
            <text:p>#DIV/0!</text:p>
          </table:table-cell>
          <table:table-cell table:formula="of:=ABS([.F389]-[.F388])" office:value-type="string" office:string-value="" calcext:value-type="error">
            <text:p>#DIV/0!</text:p>
          </table:table-cell>
          <table:table-cell table:formula="of:=IF([.H38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89]+1" office:value-type="float" office:value="383" calcext:value-type="float">
            <text:p>383</text:p>
          </table:table-cell>
          <table:table-cell table:formula="of:=IF([.C389]*[.G389]&lt;0;[.B389];[.F389])" office:value-type="string" office:string-value="" calcext:value-type="error">
            <text:p>#DIV/0!</text:p>
          </table:table-cell>
          <table:table-cell table:formula="of:=[.B390]^3-COS([.B390])+LN([.B390]+5)-20" office:value-type="string" office:string-value="" calcext:value-type="error">
            <text:p>#DIV/0!</text:p>
          </table:table-cell>
          <table:table-cell table:formula="of:=IF([.E389]*[.G389]&lt;0;[.D389];[.F389])" office:value-type="string" office:string-value="" calcext:value-type="error">
            <text:p>#DIV/0!</text:p>
          </table:table-cell>
          <table:table-cell table:formula="of:=[.D390]^3-COS([.D390])+LN([.D390]+5)-20" office:value-type="string" office:string-value="" calcext:value-type="error">
            <text:p>#DIV/0!</text:p>
          </table:table-cell>
          <table:table-cell table:formula="of:=([.B390]*[.E390]-[.D390]*[.C390])/([.E390]-[.C390])" office:value-type="string" office:string-value="" calcext:value-type="error">
            <text:p>#DIV/0!</text:p>
          </table:table-cell>
          <table:table-cell table:formula="of:=[.F390]^3-COS([.F390])+LN([.F390]+5)-20" office:value-type="string" office:string-value="" calcext:value-type="error">
            <text:p>#DIV/0!</text:p>
          </table:table-cell>
          <table:table-cell table:formula="of:=ABS([.F390]-[.F389])" office:value-type="string" office:string-value="" calcext:value-type="error">
            <text:p>#DIV/0!</text:p>
          </table:table-cell>
          <table:table-cell table:formula="of:=IF([.H39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0]+1" office:value-type="float" office:value="384" calcext:value-type="float">
            <text:p>384</text:p>
          </table:table-cell>
          <table:table-cell table:formula="of:=IF([.C390]*[.G390]&lt;0;[.B390];[.F390])" office:value-type="string" office:string-value="" calcext:value-type="error">
            <text:p>#DIV/0!</text:p>
          </table:table-cell>
          <table:table-cell table:formula="of:=[.B391]^3-COS([.B391])+LN([.B391]+5)-20" office:value-type="string" office:string-value="" calcext:value-type="error">
            <text:p>#DIV/0!</text:p>
          </table:table-cell>
          <table:table-cell table:formula="of:=IF([.E390]*[.G390]&lt;0;[.D390];[.F390])" office:value-type="string" office:string-value="" calcext:value-type="error">
            <text:p>#DIV/0!</text:p>
          </table:table-cell>
          <table:table-cell table:formula="of:=[.D391]^3-COS([.D391])+LN([.D391]+5)-20" office:value-type="string" office:string-value="" calcext:value-type="error">
            <text:p>#DIV/0!</text:p>
          </table:table-cell>
          <table:table-cell table:formula="of:=([.B391]*[.E391]-[.D391]*[.C391])/([.E391]-[.C391])" office:value-type="string" office:string-value="" calcext:value-type="error">
            <text:p>#DIV/0!</text:p>
          </table:table-cell>
          <table:table-cell table:formula="of:=[.F391]^3-COS([.F391])+LN([.F391]+5)-20" office:value-type="string" office:string-value="" calcext:value-type="error">
            <text:p>#DIV/0!</text:p>
          </table:table-cell>
          <table:table-cell table:formula="of:=ABS([.F391]-[.F390])" office:value-type="string" office:string-value="" calcext:value-type="error">
            <text:p>#DIV/0!</text:p>
          </table:table-cell>
          <table:table-cell table:formula="of:=IF([.H39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1]+1" office:value-type="float" office:value="385" calcext:value-type="float">
            <text:p>385</text:p>
          </table:table-cell>
          <table:table-cell table:formula="of:=IF([.C391]*[.G391]&lt;0;[.B391];[.F391])" office:value-type="string" office:string-value="" calcext:value-type="error">
            <text:p>#DIV/0!</text:p>
          </table:table-cell>
          <table:table-cell table:formula="of:=[.B392]^3-COS([.B392])+LN([.B392]+5)-20" office:value-type="string" office:string-value="" calcext:value-type="error">
            <text:p>#DIV/0!</text:p>
          </table:table-cell>
          <table:table-cell table:formula="of:=IF([.E391]*[.G391]&lt;0;[.D391];[.F391])" office:value-type="string" office:string-value="" calcext:value-type="error">
            <text:p>#DIV/0!</text:p>
          </table:table-cell>
          <table:table-cell table:formula="of:=[.D392]^3-COS([.D392])+LN([.D392]+5)-20" office:value-type="string" office:string-value="" calcext:value-type="error">
            <text:p>#DIV/0!</text:p>
          </table:table-cell>
          <table:table-cell table:formula="of:=([.B392]*[.E392]-[.D392]*[.C392])/([.E392]-[.C392])" office:value-type="string" office:string-value="" calcext:value-type="error">
            <text:p>#DIV/0!</text:p>
          </table:table-cell>
          <table:table-cell table:formula="of:=[.F392]^3-COS([.F392])+LN([.F392]+5)-20" office:value-type="string" office:string-value="" calcext:value-type="error">
            <text:p>#DIV/0!</text:p>
          </table:table-cell>
          <table:table-cell table:formula="of:=ABS([.F392]-[.F391])" office:value-type="string" office:string-value="" calcext:value-type="error">
            <text:p>#DIV/0!</text:p>
          </table:table-cell>
          <table:table-cell table:formula="of:=IF([.H39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2]+1" office:value-type="float" office:value="386" calcext:value-type="float">
            <text:p>386</text:p>
          </table:table-cell>
          <table:table-cell table:formula="of:=IF([.C392]*[.G392]&lt;0;[.B392];[.F392])" office:value-type="string" office:string-value="" calcext:value-type="error">
            <text:p>#DIV/0!</text:p>
          </table:table-cell>
          <table:table-cell table:formula="of:=[.B393]^3-COS([.B393])+LN([.B393]+5)-20" office:value-type="string" office:string-value="" calcext:value-type="error">
            <text:p>#DIV/0!</text:p>
          </table:table-cell>
          <table:table-cell table:formula="of:=IF([.E392]*[.G392]&lt;0;[.D392];[.F392])" office:value-type="string" office:string-value="" calcext:value-type="error">
            <text:p>#DIV/0!</text:p>
          </table:table-cell>
          <table:table-cell table:formula="of:=[.D393]^3-COS([.D393])+LN([.D393]+5)-20" office:value-type="string" office:string-value="" calcext:value-type="error">
            <text:p>#DIV/0!</text:p>
          </table:table-cell>
          <table:table-cell table:formula="of:=([.B393]*[.E393]-[.D393]*[.C393])/([.E393]-[.C393])" office:value-type="string" office:string-value="" calcext:value-type="error">
            <text:p>#DIV/0!</text:p>
          </table:table-cell>
          <table:table-cell table:formula="of:=[.F393]^3-COS([.F393])+LN([.F393]+5)-20" office:value-type="string" office:string-value="" calcext:value-type="error">
            <text:p>#DIV/0!</text:p>
          </table:table-cell>
          <table:table-cell table:formula="of:=ABS([.F393]-[.F392])" office:value-type="string" office:string-value="" calcext:value-type="error">
            <text:p>#DIV/0!</text:p>
          </table:table-cell>
          <table:table-cell table:formula="of:=IF([.H39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3]+1" office:value-type="float" office:value="387" calcext:value-type="float">
            <text:p>387</text:p>
          </table:table-cell>
          <table:table-cell table:formula="of:=IF([.C393]*[.G393]&lt;0;[.B393];[.F393])" office:value-type="string" office:string-value="" calcext:value-type="error">
            <text:p>#DIV/0!</text:p>
          </table:table-cell>
          <table:table-cell table:formula="of:=[.B394]^3-COS([.B394])+LN([.B394]+5)-20" office:value-type="string" office:string-value="" calcext:value-type="error">
            <text:p>#DIV/0!</text:p>
          </table:table-cell>
          <table:table-cell table:formula="of:=IF([.E393]*[.G393]&lt;0;[.D393];[.F393])" office:value-type="string" office:string-value="" calcext:value-type="error">
            <text:p>#DIV/0!</text:p>
          </table:table-cell>
          <table:table-cell table:formula="of:=[.D394]^3-COS([.D394])+LN([.D394]+5)-20" office:value-type="string" office:string-value="" calcext:value-type="error">
            <text:p>#DIV/0!</text:p>
          </table:table-cell>
          <table:table-cell table:formula="of:=([.B394]*[.E394]-[.D394]*[.C394])/([.E394]-[.C394])" office:value-type="string" office:string-value="" calcext:value-type="error">
            <text:p>#DIV/0!</text:p>
          </table:table-cell>
          <table:table-cell table:formula="of:=[.F394]^3-COS([.F394])+LN([.F394]+5)-20" office:value-type="string" office:string-value="" calcext:value-type="error">
            <text:p>#DIV/0!</text:p>
          </table:table-cell>
          <table:table-cell table:formula="of:=ABS([.F394]-[.F393])" office:value-type="string" office:string-value="" calcext:value-type="error">
            <text:p>#DIV/0!</text:p>
          </table:table-cell>
          <table:table-cell table:formula="of:=IF([.H39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4]+1" office:value-type="float" office:value="388" calcext:value-type="float">
            <text:p>388</text:p>
          </table:table-cell>
          <table:table-cell table:formula="of:=IF([.C394]*[.G394]&lt;0;[.B394];[.F394])" office:value-type="string" office:string-value="" calcext:value-type="error">
            <text:p>#DIV/0!</text:p>
          </table:table-cell>
          <table:table-cell table:formula="of:=[.B395]^3-COS([.B395])+LN([.B395]+5)-20" office:value-type="string" office:string-value="" calcext:value-type="error">
            <text:p>#DIV/0!</text:p>
          </table:table-cell>
          <table:table-cell table:formula="of:=IF([.E394]*[.G394]&lt;0;[.D394];[.F394])" office:value-type="string" office:string-value="" calcext:value-type="error">
            <text:p>#DIV/0!</text:p>
          </table:table-cell>
          <table:table-cell table:formula="of:=[.D395]^3-COS([.D395])+LN([.D395]+5)-20" office:value-type="string" office:string-value="" calcext:value-type="error">
            <text:p>#DIV/0!</text:p>
          </table:table-cell>
          <table:table-cell table:formula="of:=([.B395]*[.E395]-[.D395]*[.C395])/([.E395]-[.C395])" office:value-type="string" office:string-value="" calcext:value-type="error">
            <text:p>#DIV/0!</text:p>
          </table:table-cell>
          <table:table-cell table:formula="of:=[.F395]^3-COS([.F395])+LN([.F395]+5)-20" office:value-type="string" office:string-value="" calcext:value-type="error">
            <text:p>#DIV/0!</text:p>
          </table:table-cell>
          <table:table-cell table:formula="of:=ABS([.F395]-[.F394])" office:value-type="string" office:string-value="" calcext:value-type="error">
            <text:p>#DIV/0!</text:p>
          </table:table-cell>
          <table:table-cell table:formula="of:=IF([.H39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5]+1" office:value-type="float" office:value="389" calcext:value-type="float">
            <text:p>389</text:p>
          </table:table-cell>
          <table:table-cell table:formula="of:=IF([.C395]*[.G395]&lt;0;[.B395];[.F395])" office:value-type="string" office:string-value="" calcext:value-type="error">
            <text:p>#DIV/0!</text:p>
          </table:table-cell>
          <table:table-cell table:formula="of:=[.B396]^3-COS([.B396])+LN([.B396]+5)-20" office:value-type="string" office:string-value="" calcext:value-type="error">
            <text:p>#DIV/0!</text:p>
          </table:table-cell>
          <table:table-cell table:formula="of:=IF([.E395]*[.G395]&lt;0;[.D395];[.F395])" office:value-type="string" office:string-value="" calcext:value-type="error">
            <text:p>#DIV/0!</text:p>
          </table:table-cell>
          <table:table-cell table:formula="of:=[.D396]^3-COS([.D396])+LN([.D396]+5)-20" office:value-type="string" office:string-value="" calcext:value-type="error">
            <text:p>#DIV/0!</text:p>
          </table:table-cell>
          <table:table-cell table:formula="of:=([.B396]*[.E396]-[.D396]*[.C396])/([.E396]-[.C396])" office:value-type="string" office:string-value="" calcext:value-type="error">
            <text:p>#DIV/0!</text:p>
          </table:table-cell>
          <table:table-cell table:formula="of:=[.F396]^3-COS([.F396])+LN([.F396]+5)-20" office:value-type="string" office:string-value="" calcext:value-type="error">
            <text:p>#DIV/0!</text:p>
          </table:table-cell>
          <table:table-cell table:formula="of:=ABS([.F396]-[.F395])" office:value-type="string" office:string-value="" calcext:value-type="error">
            <text:p>#DIV/0!</text:p>
          </table:table-cell>
          <table:table-cell table:formula="of:=IF([.H39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6]+1" office:value-type="float" office:value="390" calcext:value-type="float">
            <text:p>390</text:p>
          </table:table-cell>
          <table:table-cell table:formula="of:=IF([.C396]*[.G396]&lt;0;[.B396];[.F396])" office:value-type="string" office:string-value="" calcext:value-type="error">
            <text:p>#DIV/0!</text:p>
          </table:table-cell>
          <table:table-cell table:formula="of:=[.B397]^3-COS([.B397])+LN([.B397]+5)-20" office:value-type="string" office:string-value="" calcext:value-type="error">
            <text:p>#DIV/0!</text:p>
          </table:table-cell>
          <table:table-cell table:formula="of:=IF([.E396]*[.G396]&lt;0;[.D396];[.F396])" office:value-type="string" office:string-value="" calcext:value-type="error">
            <text:p>#DIV/0!</text:p>
          </table:table-cell>
          <table:table-cell table:formula="of:=[.D397]^3-COS([.D397])+LN([.D397]+5)-20" office:value-type="string" office:string-value="" calcext:value-type="error">
            <text:p>#DIV/0!</text:p>
          </table:table-cell>
          <table:table-cell table:formula="of:=([.B397]*[.E397]-[.D397]*[.C397])/([.E397]-[.C397])" office:value-type="string" office:string-value="" calcext:value-type="error">
            <text:p>#DIV/0!</text:p>
          </table:table-cell>
          <table:table-cell table:formula="of:=[.F397]^3-COS([.F397])+LN([.F397]+5)-20" office:value-type="string" office:string-value="" calcext:value-type="error">
            <text:p>#DIV/0!</text:p>
          </table:table-cell>
          <table:table-cell table:formula="of:=ABS([.F397]-[.F396])" office:value-type="string" office:string-value="" calcext:value-type="error">
            <text:p>#DIV/0!</text:p>
          </table:table-cell>
          <table:table-cell table:formula="of:=IF([.H39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7]+1" office:value-type="float" office:value="391" calcext:value-type="float">
            <text:p>391</text:p>
          </table:table-cell>
          <table:table-cell table:formula="of:=IF([.C397]*[.G397]&lt;0;[.B397];[.F397])" office:value-type="string" office:string-value="" calcext:value-type="error">
            <text:p>#DIV/0!</text:p>
          </table:table-cell>
          <table:table-cell table:formula="of:=[.B398]^3-COS([.B398])+LN([.B398]+5)-20" office:value-type="string" office:string-value="" calcext:value-type="error">
            <text:p>#DIV/0!</text:p>
          </table:table-cell>
          <table:table-cell table:formula="of:=IF([.E397]*[.G397]&lt;0;[.D397];[.F397])" office:value-type="string" office:string-value="" calcext:value-type="error">
            <text:p>#DIV/0!</text:p>
          </table:table-cell>
          <table:table-cell table:formula="of:=[.D398]^3-COS([.D398])+LN([.D398]+5)-20" office:value-type="string" office:string-value="" calcext:value-type="error">
            <text:p>#DIV/0!</text:p>
          </table:table-cell>
          <table:table-cell table:formula="of:=([.B398]*[.E398]-[.D398]*[.C398])/([.E398]-[.C398])" office:value-type="string" office:string-value="" calcext:value-type="error">
            <text:p>#DIV/0!</text:p>
          </table:table-cell>
          <table:table-cell table:formula="of:=[.F398]^3-COS([.F398])+LN([.F398]+5)-20" office:value-type="string" office:string-value="" calcext:value-type="error">
            <text:p>#DIV/0!</text:p>
          </table:table-cell>
          <table:table-cell table:formula="of:=ABS([.F398]-[.F397])" office:value-type="string" office:string-value="" calcext:value-type="error">
            <text:p>#DIV/0!</text:p>
          </table:table-cell>
          <table:table-cell table:formula="of:=IF([.H39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8]+1" office:value-type="float" office:value="392" calcext:value-type="float">
            <text:p>392</text:p>
          </table:table-cell>
          <table:table-cell table:formula="of:=IF([.C398]*[.G398]&lt;0;[.B398];[.F398])" office:value-type="string" office:string-value="" calcext:value-type="error">
            <text:p>#DIV/0!</text:p>
          </table:table-cell>
          <table:table-cell table:formula="of:=[.B399]^3-COS([.B399])+LN([.B399]+5)-20" office:value-type="string" office:string-value="" calcext:value-type="error">
            <text:p>#DIV/0!</text:p>
          </table:table-cell>
          <table:table-cell table:formula="of:=IF([.E398]*[.G398]&lt;0;[.D398];[.F398])" office:value-type="string" office:string-value="" calcext:value-type="error">
            <text:p>#DIV/0!</text:p>
          </table:table-cell>
          <table:table-cell table:formula="of:=[.D399]^3-COS([.D399])+LN([.D399]+5)-20" office:value-type="string" office:string-value="" calcext:value-type="error">
            <text:p>#DIV/0!</text:p>
          </table:table-cell>
          <table:table-cell table:formula="of:=([.B399]*[.E399]-[.D399]*[.C399])/([.E399]-[.C399])" office:value-type="string" office:string-value="" calcext:value-type="error">
            <text:p>#DIV/0!</text:p>
          </table:table-cell>
          <table:table-cell table:formula="of:=[.F399]^3-COS([.F399])+LN([.F399]+5)-20" office:value-type="string" office:string-value="" calcext:value-type="error">
            <text:p>#DIV/0!</text:p>
          </table:table-cell>
          <table:table-cell table:formula="of:=ABS([.F399]-[.F398])" office:value-type="string" office:string-value="" calcext:value-type="error">
            <text:p>#DIV/0!</text:p>
          </table:table-cell>
          <table:table-cell table:formula="of:=IF([.H39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399]+1" office:value-type="float" office:value="393" calcext:value-type="float">
            <text:p>393</text:p>
          </table:table-cell>
          <table:table-cell table:formula="of:=IF([.C399]*[.G399]&lt;0;[.B399];[.F399])" office:value-type="string" office:string-value="" calcext:value-type="error">
            <text:p>#DIV/0!</text:p>
          </table:table-cell>
          <table:table-cell table:formula="of:=[.B400]^3-COS([.B400])+LN([.B400]+5)-20" office:value-type="string" office:string-value="" calcext:value-type="error">
            <text:p>#DIV/0!</text:p>
          </table:table-cell>
          <table:table-cell table:formula="of:=IF([.E399]*[.G399]&lt;0;[.D399];[.F399])" office:value-type="string" office:string-value="" calcext:value-type="error">
            <text:p>#DIV/0!</text:p>
          </table:table-cell>
          <table:table-cell table:formula="of:=[.D400]^3-COS([.D400])+LN([.D400]+5)-20" office:value-type="string" office:string-value="" calcext:value-type="error">
            <text:p>#DIV/0!</text:p>
          </table:table-cell>
          <table:table-cell table:formula="of:=([.B400]*[.E400]-[.D400]*[.C400])/([.E400]-[.C400])" office:value-type="string" office:string-value="" calcext:value-type="error">
            <text:p>#DIV/0!</text:p>
          </table:table-cell>
          <table:table-cell table:formula="of:=[.F400]^3-COS([.F400])+LN([.F400]+5)-20" office:value-type="string" office:string-value="" calcext:value-type="error">
            <text:p>#DIV/0!</text:p>
          </table:table-cell>
          <table:table-cell table:formula="of:=ABS([.F400]-[.F399])" office:value-type="string" office:string-value="" calcext:value-type="error">
            <text:p>#DIV/0!</text:p>
          </table:table-cell>
          <table:table-cell table:formula="of:=IF([.H40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0]+1" office:value-type="float" office:value="394" calcext:value-type="float">
            <text:p>394</text:p>
          </table:table-cell>
          <table:table-cell table:formula="of:=IF([.C400]*[.G400]&lt;0;[.B400];[.F400])" office:value-type="string" office:string-value="" calcext:value-type="error">
            <text:p>#DIV/0!</text:p>
          </table:table-cell>
          <table:table-cell table:formula="of:=[.B401]^3-COS([.B401])+LN([.B401]+5)-20" office:value-type="string" office:string-value="" calcext:value-type="error">
            <text:p>#DIV/0!</text:p>
          </table:table-cell>
          <table:table-cell table:formula="of:=IF([.E400]*[.G400]&lt;0;[.D400];[.F400])" office:value-type="string" office:string-value="" calcext:value-type="error">
            <text:p>#DIV/0!</text:p>
          </table:table-cell>
          <table:table-cell table:formula="of:=[.D401]^3-COS([.D401])+LN([.D401]+5)-20" office:value-type="string" office:string-value="" calcext:value-type="error">
            <text:p>#DIV/0!</text:p>
          </table:table-cell>
          <table:table-cell table:formula="of:=([.B401]*[.E401]-[.D401]*[.C401])/([.E401]-[.C401])" office:value-type="string" office:string-value="" calcext:value-type="error">
            <text:p>#DIV/0!</text:p>
          </table:table-cell>
          <table:table-cell table:formula="of:=[.F401]^3-COS([.F401])+LN([.F401]+5)-20" office:value-type="string" office:string-value="" calcext:value-type="error">
            <text:p>#DIV/0!</text:p>
          </table:table-cell>
          <table:table-cell table:formula="of:=ABS([.F401]-[.F400])" office:value-type="string" office:string-value="" calcext:value-type="error">
            <text:p>#DIV/0!</text:p>
          </table:table-cell>
          <table:table-cell table:formula="of:=IF([.H40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1]+1" office:value-type="float" office:value="395" calcext:value-type="float">
            <text:p>395</text:p>
          </table:table-cell>
          <table:table-cell table:formula="of:=IF([.C401]*[.G401]&lt;0;[.B401];[.F401])" office:value-type="string" office:string-value="" calcext:value-type="error">
            <text:p>#DIV/0!</text:p>
          </table:table-cell>
          <table:table-cell table:formula="of:=[.B402]^3-COS([.B402])+LN([.B402]+5)-20" office:value-type="string" office:string-value="" calcext:value-type="error">
            <text:p>#DIV/0!</text:p>
          </table:table-cell>
          <table:table-cell table:formula="of:=IF([.E401]*[.G401]&lt;0;[.D401];[.F401])" office:value-type="string" office:string-value="" calcext:value-type="error">
            <text:p>#DIV/0!</text:p>
          </table:table-cell>
          <table:table-cell table:formula="of:=[.D402]^3-COS([.D402])+LN([.D402]+5)-20" office:value-type="string" office:string-value="" calcext:value-type="error">
            <text:p>#DIV/0!</text:p>
          </table:table-cell>
          <table:table-cell table:formula="of:=([.B402]*[.E402]-[.D402]*[.C402])/([.E402]-[.C402])" office:value-type="string" office:string-value="" calcext:value-type="error">
            <text:p>#DIV/0!</text:p>
          </table:table-cell>
          <table:table-cell table:formula="of:=[.F402]^3-COS([.F402])+LN([.F402]+5)-20" office:value-type="string" office:string-value="" calcext:value-type="error">
            <text:p>#DIV/0!</text:p>
          </table:table-cell>
          <table:table-cell table:formula="of:=ABS([.F402]-[.F401])" office:value-type="string" office:string-value="" calcext:value-type="error">
            <text:p>#DIV/0!</text:p>
          </table:table-cell>
          <table:table-cell table:formula="of:=IF([.H40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2]+1" office:value-type="float" office:value="396" calcext:value-type="float">
            <text:p>396</text:p>
          </table:table-cell>
          <table:table-cell table:formula="of:=IF([.C402]*[.G402]&lt;0;[.B402];[.F402])" office:value-type="string" office:string-value="" calcext:value-type="error">
            <text:p>#DIV/0!</text:p>
          </table:table-cell>
          <table:table-cell table:formula="of:=[.B403]^3-COS([.B403])+LN([.B403]+5)-20" office:value-type="string" office:string-value="" calcext:value-type="error">
            <text:p>#DIV/0!</text:p>
          </table:table-cell>
          <table:table-cell table:formula="of:=IF([.E402]*[.G402]&lt;0;[.D402];[.F402])" office:value-type="string" office:string-value="" calcext:value-type="error">
            <text:p>#DIV/0!</text:p>
          </table:table-cell>
          <table:table-cell table:formula="of:=[.D403]^3-COS([.D403])+LN([.D403]+5)-20" office:value-type="string" office:string-value="" calcext:value-type="error">
            <text:p>#DIV/0!</text:p>
          </table:table-cell>
          <table:table-cell table:formula="of:=([.B403]*[.E403]-[.D403]*[.C403])/([.E403]-[.C403])" office:value-type="string" office:string-value="" calcext:value-type="error">
            <text:p>#DIV/0!</text:p>
          </table:table-cell>
          <table:table-cell table:formula="of:=[.F403]^3-COS([.F403])+LN([.F403]+5)-20" office:value-type="string" office:string-value="" calcext:value-type="error">
            <text:p>#DIV/0!</text:p>
          </table:table-cell>
          <table:table-cell table:formula="of:=ABS([.F403]-[.F402])" office:value-type="string" office:string-value="" calcext:value-type="error">
            <text:p>#DIV/0!</text:p>
          </table:table-cell>
          <table:table-cell table:formula="of:=IF([.H40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3]+1" office:value-type="float" office:value="397" calcext:value-type="float">
            <text:p>397</text:p>
          </table:table-cell>
          <table:table-cell table:formula="of:=IF([.C403]*[.G403]&lt;0;[.B403];[.F403])" office:value-type="string" office:string-value="" calcext:value-type="error">
            <text:p>#DIV/0!</text:p>
          </table:table-cell>
          <table:table-cell table:formula="of:=[.B404]^3-COS([.B404])+LN([.B404]+5)-20" office:value-type="string" office:string-value="" calcext:value-type="error">
            <text:p>#DIV/0!</text:p>
          </table:table-cell>
          <table:table-cell table:formula="of:=IF([.E403]*[.G403]&lt;0;[.D403];[.F403])" office:value-type="string" office:string-value="" calcext:value-type="error">
            <text:p>#DIV/0!</text:p>
          </table:table-cell>
          <table:table-cell table:formula="of:=[.D404]^3-COS([.D404])+LN([.D404]+5)-20" office:value-type="string" office:string-value="" calcext:value-type="error">
            <text:p>#DIV/0!</text:p>
          </table:table-cell>
          <table:table-cell table:formula="of:=([.B404]*[.E404]-[.D404]*[.C404])/([.E404]-[.C404])" office:value-type="string" office:string-value="" calcext:value-type="error">
            <text:p>#DIV/0!</text:p>
          </table:table-cell>
          <table:table-cell table:formula="of:=[.F404]^3-COS([.F404])+LN([.F404]+5)-20" office:value-type="string" office:string-value="" calcext:value-type="error">
            <text:p>#DIV/0!</text:p>
          </table:table-cell>
          <table:table-cell table:formula="of:=ABS([.F404]-[.F403])" office:value-type="string" office:string-value="" calcext:value-type="error">
            <text:p>#DIV/0!</text:p>
          </table:table-cell>
          <table:table-cell table:formula="of:=IF([.H40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4]+1" office:value-type="float" office:value="398" calcext:value-type="float">
            <text:p>398</text:p>
          </table:table-cell>
          <table:table-cell table:formula="of:=IF([.C404]*[.G404]&lt;0;[.B404];[.F404])" office:value-type="string" office:string-value="" calcext:value-type="error">
            <text:p>#DIV/0!</text:p>
          </table:table-cell>
          <table:table-cell table:formula="of:=[.B405]^3-COS([.B405])+LN([.B405]+5)-20" office:value-type="string" office:string-value="" calcext:value-type="error">
            <text:p>#DIV/0!</text:p>
          </table:table-cell>
          <table:table-cell table:formula="of:=IF([.E404]*[.G404]&lt;0;[.D404];[.F404])" office:value-type="string" office:string-value="" calcext:value-type="error">
            <text:p>#DIV/0!</text:p>
          </table:table-cell>
          <table:table-cell table:formula="of:=[.D405]^3-COS([.D405])+LN([.D405]+5)-20" office:value-type="string" office:string-value="" calcext:value-type="error">
            <text:p>#DIV/0!</text:p>
          </table:table-cell>
          <table:table-cell table:formula="of:=([.B405]*[.E405]-[.D405]*[.C405])/([.E405]-[.C405])" office:value-type="string" office:string-value="" calcext:value-type="error">
            <text:p>#DIV/0!</text:p>
          </table:table-cell>
          <table:table-cell table:formula="of:=[.F405]^3-COS([.F405])+LN([.F405]+5)-20" office:value-type="string" office:string-value="" calcext:value-type="error">
            <text:p>#DIV/0!</text:p>
          </table:table-cell>
          <table:table-cell table:formula="of:=ABS([.F405]-[.F404])" office:value-type="string" office:string-value="" calcext:value-type="error">
            <text:p>#DIV/0!</text:p>
          </table:table-cell>
          <table:table-cell table:formula="of:=IF([.H40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5]+1" office:value-type="float" office:value="399" calcext:value-type="float">
            <text:p>399</text:p>
          </table:table-cell>
          <table:table-cell table:formula="of:=IF([.C405]*[.G405]&lt;0;[.B405];[.F405])" office:value-type="string" office:string-value="" calcext:value-type="error">
            <text:p>#DIV/0!</text:p>
          </table:table-cell>
          <table:table-cell table:formula="of:=[.B406]^3-COS([.B406])+LN([.B406]+5)-20" office:value-type="string" office:string-value="" calcext:value-type="error">
            <text:p>#DIV/0!</text:p>
          </table:table-cell>
          <table:table-cell table:formula="of:=IF([.E405]*[.G405]&lt;0;[.D405];[.F405])" office:value-type="string" office:string-value="" calcext:value-type="error">
            <text:p>#DIV/0!</text:p>
          </table:table-cell>
          <table:table-cell table:formula="of:=[.D406]^3-COS([.D406])+LN([.D406]+5)-20" office:value-type="string" office:string-value="" calcext:value-type="error">
            <text:p>#DIV/0!</text:p>
          </table:table-cell>
          <table:table-cell table:formula="of:=([.B406]*[.E406]-[.D406]*[.C406])/([.E406]-[.C406])" office:value-type="string" office:string-value="" calcext:value-type="error">
            <text:p>#DIV/0!</text:p>
          </table:table-cell>
          <table:table-cell table:formula="of:=[.F406]^3-COS([.F406])+LN([.F406]+5)-20" office:value-type="string" office:string-value="" calcext:value-type="error">
            <text:p>#DIV/0!</text:p>
          </table:table-cell>
          <table:table-cell table:formula="of:=ABS([.F406]-[.F405])" office:value-type="string" office:string-value="" calcext:value-type="error">
            <text:p>#DIV/0!</text:p>
          </table:table-cell>
          <table:table-cell table:formula="of:=IF([.H40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6]+1" office:value-type="float" office:value="400" calcext:value-type="float">
            <text:p>400</text:p>
          </table:table-cell>
          <table:table-cell table:formula="of:=IF([.C406]*[.G406]&lt;0;[.B406];[.F406])" office:value-type="string" office:string-value="" calcext:value-type="error">
            <text:p>#DIV/0!</text:p>
          </table:table-cell>
          <table:table-cell table:formula="of:=[.B407]^3-COS([.B407])+LN([.B407]+5)-20" office:value-type="string" office:string-value="" calcext:value-type="error">
            <text:p>#DIV/0!</text:p>
          </table:table-cell>
          <table:table-cell table:formula="of:=IF([.E406]*[.G406]&lt;0;[.D406];[.F406])" office:value-type="string" office:string-value="" calcext:value-type="error">
            <text:p>#DIV/0!</text:p>
          </table:table-cell>
          <table:table-cell table:formula="of:=[.D407]^3-COS([.D407])+LN([.D407]+5)-20" office:value-type="string" office:string-value="" calcext:value-type="error">
            <text:p>#DIV/0!</text:p>
          </table:table-cell>
          <table:table-cell table:formula="of:=([.B407]*[.E407]-[.D407]*[.C407])/([.E407]-[.C407])" office:value-type="string" office:string-value="" calcext:value-type="error">
            <text:p>#DIV/0!</text:p>
          </table:table-cell>
          <table:table-cell table:formula="of:=[.F407]^3-COS([.F407])+LN([.F407]+5)-20" office:value-type="string" office:string-value="" calcext:value-type="error">
            <text:p>#DIV/0!</text:p>
          </table:table-cell>
          <table:table-cell table:formula="of:=ABS([.F407]-[.F406])" office:value-type="string" office:string-value="" calcext:value-type="error">
            <text:p>#DIV/0!</text:p>
          </table:table-cell>
          <table:table-cell table:formula="of:=IF([.H40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7]+1" office:value-type="float" office:value="401" calcext:value-type="float">
            <text:p>401</text:p>
          </table:table-cell>
          <table:table-cell table:formula="of:=IF([.C407]*[.G407]&lt;0;[.B407];[.F407])" office:value-type="string" office:string-value="" calcext:value-type="error">
            <text:p>#DIV/0!</text:p>
          </table:table-cell>
          <table:table-cell table:formula="of:=[.B408]^3-COS([.B408])+LN([.B408]+5)-20" office:value-type="string" office:string-value="" calcext:value-type="error">
            <text:p>#DIV/0!</text:p>
          </table:table-cell>
          <table:table-cell table:formula="of:=IF([.E407]*[.G407]&lt;0;[.D407];[.F407])" office:value-type="string" office:string-value="" calcext:value-type="error">
            <text:p>#DIV/0!</text:p>
          </table:table-cell>
          <table:table-cell table:formula="of:=[.D408]^3-COS([.D408])+LN([.D408]+5)-20" office:value-type="string" office:string-value="" calcext:value-type="error">
            <text:p>#DIV/0!</text:p>
          </table:table-cell>
          <table:table-cell table:formula="of:=([.B408]*[.E408]-[.D408]*[.C408])/([.E408]-[.C408])" office:value-type="string" office:string-value="" calcext:value-type="error">
            <text:p>#DIV/0!</text:p>
          </table:table-cell>
          <table:table-cell table:formula="of:=[.F408]^3-COS([.F408])+LN([.F408]+5)-20" office:value-type="string" office:string-value="" calcext:value-type="error">
            <text:p>#DIV/0!</text:p>
          </table:table-cell>
          <table:table-cell table:formula="of:=ABS([.F408]-[.F407])" office:value-type="string" office:string-value="" calcext:value-type="error">
            <text:p>#DIV/0!</text:p>
          </table:table-cell>
          <table:table-cell table:formula="of:=IF([.H40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8]+1" office:value-type="float" office:value="402" calcext:value-type="float">
            <text:p>402</text:p>
          </table:table-cell>
          <table:table-cell table:formula="of:=IF([.C408]*[.G408]&lt;0;[.B408];[.F408])" office:value-type="string" office:string-value="" calcext:value-type="error">
            <text:p>#DIV/0!</text:p>
          </table:table-cell>
          <table:table-cell table:formula="of:=[.B409]^3-COS([.B409])+LN([.B409]+5)-20" office:value-type="string" office:string-value="" calcext:value-type="error">
            <text:p>#DIV/0!</text:p>
          </table:table-cell>
          <table:table-cell table:formula="of:=IF([.E408]*[.G408]&lt;0;[.D408];[.F408])" office:value-type="string" office:string-value="" calcext:value-type="error">
            <text:p>#DIV/0!</text:p>
          </table:table-cell>
          <table:table-cell table:formula="of:=[.D409]^3-COS([.D409])+LN([.D409]+5)-20" office:value-type="string" office:string-value="" calcext:value-type="error">
            <text:p>#DIV/0!</text:p>
          </table:table-cell>
          <table:table-cell table:formula="of:=([.B409]*[.E409]-[.D409]*[.C409])/([.E409]-[.C409])" office:value-type="string" office:string-value="" calcext:value-type="error">
            <text:p>#DIV/0!</text:p>
          </table:table-cell>
          <table:table-cell table:formula="of:=[.F409]^3-COS([.F409])+LN([.F409]+5)-20" office:value-type="string" office:string-value="" calcext:value-type="error">
            <text:p>#DIV/0!</text:p>
          </table:table-cell>
          <table:table-cell table:formula="of:=ABS([.F409]-[.F408])" office:value-type="string" office:string-value="" calcext:value-type="error">
            <text:p>#DIV/0!</text:p>
          </table:table-cell>
          <table:table-cell table:formula="of:=IF([.H40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09]+1" office:value-type="float" office:value="403" calcext:value-type="float">
            <text:p>403</text:p>
          </table:table-cell>
          <table:table-cell table:formula="of:=IF([.C409]*[.G409]&lt;0;[.B409];[.F409])" office:value-type="string" office:string-value="" calcext:value-type="error">
            <text:p>#DIV/0!</text:p>
          </table:table-cell>
          <table:table-cell table:formula="of:=[.B410]^3-COS([.B410])+LN([.B410]+5)-20" office:value-type="string" office:string-value="" calcext:value-type="error">
            <text:p>#DIV/0!</text:p>
          </table:table-cell>
          <table:table-cell table:formula="of:=IF([.E409]*[.G409]&lt;0;[.D409];[.F409])" office:value-type="string" office:string-value="" calcext:value-type="error">
            <text:p>#DIV/0!</text:p>
          </table:table-cell>
          <table:table-cell table:formula="of:=[.D410]^3-COS([.D410])+LN([.D410]+5)-20" office:value-type="string" office:string-value="" calcext:value-type="error">
            <text:p>#DIV/0!</text:p>
          </table:table-cell>
          <table:table-cell table:formula="of:=([.B410]*[.E410]-[.D410]*[.C410])/([.E410]-[.C410])" office:value-type="string" office:string-value="" calcext:value-type="error">
            <text:p>#DIV/0!</text:p>
          </table:table-cell>
          <table:table-cell table:formula="of:=[.F410]^3-COS([.F410])+LN([.F410]+5)-20" office:value-type="string" office:string-value="" calcext:value-type="error">
            <text:p>#DIV/0!</text:p>
          </table:table-cell>
          <table:table-cell table:formula="of:=ABS([.F410]-[.F409])" office:value-type="string" office:string-value="" calcext:value-type="error">
            <text:p>#DIV/0!</text:p>
          </table:table-cell>
          <table:table-cell table:formula="of:=IF([.H41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0]+1" office:value-type="float" office:value="404" calcext:value-type="float">
            <text:p>404</text:p>
          </table:table-cell>
          <table:table-cell table:formula="of:=IF([.C410]*[.G410]&lt;0;[.B410];[.F410])" office:value-type="string" office:string-value="" calcext:value-type="error">
            <text:p>#DIV/0!</text:p>
          </table:table-cell>
          <table:table-cell table:formula="of:=[.B411]^3-COS([.B411])+LN([.B411]+5)-20" office:value-type="string" office:string-value="" calcext:value-type="error">
            <text:p>#DIV/0!</text:p>
          </table:table-cell>
          <table:table-cell table:formula="of:=IF([.E410]*[.G410]&lt;0;[.D410];[.F410])" office:value-type="string" office:string-value="" calcext:value-type="error">
            <text:p>#DIV/0!</text:p>
          </table:table-cell>
          <table:table-cell table:formula="of:=[.D411]^3-COS([.D411])+LN([.D411]+5)-20" office:value-type="string" office:string-value="" calcext:value-type="error">
            <text:p>#DIV/0!</text:p>
          </table:table-cell>
          <table:table-cell table:formula="of:=([.B411]*[.E411]-[.D411]*[.C411])/([.E411]-[.C411])" office:value-type="string" office:string-value="" calcext:value-type="error">
            <text:p>#DIV/0!</text:p>
          </table:table-cell>
          <table:table-cell table:formula="of:=[.F411]^3-COS([.F411])+LN([.F411]+5)-20" office:value-type="string" office:string-value="" calcext:value-type="error">
            <text:p>#DIV/0!</text:p>
          </table:table-cell>
          <table:table-cell table:formula="of:=ABS([.F411]-[.F410])" office:value-type="string" office:string-value="" calcext:value-type="error">
            <text:p>#DIV/0!</text:p>
          </table:table-cell>
          <table:table-cell table:formula="of:=IF([.H41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1]+1" office:value-type="float" office:value="405" calcext:value-type="float">
            <text:p>405</text:p>
          </table:table-cell>
          <table:table-cell table:formula="of:=IF([.C411]*[.G411]&lt;0;[.B411];[.F411])" office:value-type="string" office:string-value="" calcext:value-type="error">
            <text:p>#DIV/0!</text:p>
          </table:table-cell>
          <table:table-cell table:formula="of:=[.B412]^3-COS([.B412])+LN([.B412]+5)-20" office:value-type="string" office:string-value="" calcext:value-type="error">
            <text:p>#DIV/0!</text:p>
          </table:table-cell>
          <table:table-cell table:formula="of:=IF([.E411]*[.G411]&lt;0;[.D411];[.F411])" office:value-type="string" office:string-value="" calcext:value-type="error">
            <text:p>#DIV/0!</text:p>
          </table:table-cell>
          <table:table-cell table:formula="of:=[.D412]^3-COS([.D412])+LN([.D412]+5)-20" office:value-type="string" office:string-value="" calcext:value-type="error">
            <text:p>#DIV/0!</text:p>
          </table:table-cell>
          <table:table-cell table:formula="of:=([.B412]*[.E412]-[.D412]*[.C412])/([.E412]-[.C412])" office:value-type="string" office:string-value="" calcext:value-type="error">
            <text:p>#DIV/0!</text:p>
          </table:table-cell>
          <table:table-cell table:formula="of:=[.F412]^3-COS([.F412])+LN([.F412]+5)-20" office:value-type="string" office:string-value="" calcext:value-type="error">
            <text:p>#DIV/0!</text:p>
          </table:table-cell>
          <table:table-cell table:formula="of:=ABS([.F412]-[.F411])" office:value-type="string" office:string-value="" calcext:value-type="error">
            <text:p>#DIV/0!</text:p>
          </table:table-cell>
          <table:table-cell table:formula="of:=IF([.H41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2]+1" office:value-type="float" office:value="406" calcext:value-type="float">
            <text:p>406</text:p>
          </table:table-cell>
          <table:table-cell table:formula="of:=IF([.C412]*[.G412]&lt;0;[.B412];[.F412])" office:value-type="string" office:string-value="" calcext:value-type="error">
            <text:p>#DIV/0!</text:p>
          </table:table-cell>
          <table:table-cell table:formula="of:=[.B413]^3-COS([.B413])+LN([.B413]+5)-20" office:value-type="string" office:string-value="" calcext:value-type="error">
            <text:p>#DIV/0!</text:p>
          </table:table-cell>
          <table:table-cell table:formula="of:=IF([.E412]*[.G412]&lt;0;[.D412];[.F412])" office:value-type="string" office:string-value="" calcext:value-type="error">
            <text:p>#DIV/0!</text:p>
          </table:table-cell>
          <table:table-cell table:formula="of:=[.D413]^3-COS([.D413])+LN([.D413]+5)-20" office:value-type="string" office:string-value="" calcext:value-type="error">
            <text:p>#DIV/0!</text:p>
          </table:table-cell>
          <table:table-cell table:formula="of:=([.B413]*[.E413]-[.D413]*[.C413])/([.E413]-[.C413])" office:value-type="string" office:string-value="" calcext:value-type="error">
            <text:p>#DIV/0!</text:p>
          </table:table-cell>
          <table:table-cell table:formula="of:=[.F413]^3-COS([.F413])+LN([.F413]+5)-20" office:value-type="string" office:string-value="" calcext:value-type="error">
            <text:p>#DIV/0!</text:p>
          </table:table-cell>
          <table:table-cell table:formula="of:=ABS([.F413]-[.F412])" office:value-type="string" office:string-value="" calcext:value-type="error">
            <text:p>#DIV/0!</text:p>
          </table:table-cell>
          <table:table-cell table:formula="of:=IF([.H41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3]+1" office:value-type="float" office:value="407" calcext:value-type="float">
            <text:p>407</text:p>
          </table:table-cell>
          <table:table-cell table:formula="of:=IF([.C413]*[.G413]&lt;0;[.B413];[.F413])" office:value-type="string" office:string-value="" calcext:value-type="error">
            <text:p>#DIV/0!</text:p>
          </table:table-cell>
          <table:table-cell table:formula="of:=[.B414]^3-COS([.B414])+LN([.B414]+5)-20" office:value-type="string" office:string-value="" calcext:value-type="error">
            <text:p>#DIV/0!</text:p>
          </table:table-cell>
          <table:table-cell table:formula="of:=IF([.E413]*[.G413]&lt;0;[.D413];[.F413])" office:value-type="string" office:string-value="" calcext:value-type="error">
            <text:p>#DIV/0!</text:p>
          </table:table-cell>
          <table:table-cell table:formula="of:=[.D414]^3-COS([.D414])+LN([.D414]+5)-20" office:value-type="string" office:string-value="" calcext:value-type="error">
            <text:p>#DIV/0!</text:p>
          </table:table-cell>
          <table:table-cell table:formula="of:=([.B414]*[.E414]-[.D414]*[.C414])/([.E414]-[.C414])" office:value-type="string" office:string-value="" calcext:value-type="error">
            <text:p>#DIV/0!</text:p>
          </table:table-cell>
          <table:table-cell table:formula="of:=[.F414]^3-COS([.F414])+LN([.F414]+5)-20" office:value-type="string" office:string-value="" calcext:value-type="error">
            <text:p>#DIV/0!</text:p>
          </table:table-cell>
          <table:table-cell table:formula="of:=ABS([.F414]-[.F413])" office:value-type="string" office:string-value="" calcext:value-type="error">
            <text:p>#DIV/0!</text:p>
          </table:table-cell>
          <table:table-cell table:formula="of:=IF([.H41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4]+1" office:value-type="float" office:value="408" calcext:value-type="float">
            <text:p>408</text:p>
          </table:table-cell>
          <table:table-cell table:formula="of:=IF([.C414]*[.G414]&lt;0;[.B414];[.F414])" office:value-type="string" office:string-value="" calcext:value-type="error">
            <text:p>#DIV/0!</text:p>
          </table:table-cell>
          <table:table-cell table:formula="of:=[.B415]^3-COS([.B415])+LN([.B415]+5)-20" office:value-type="string" office:string-value="" calcext:value-type="error">
            <text:p>#DIV/0!</text:p>
          </table:table-cell>
          <table:table-cell table:formula="of:=IF([.E414]*[.G414]&lt;0;[.D414];[.F414])" office:value-type="string" office:string-value="" calcext:value-type="error">
            <text:p>#DIV/0!</text:p>
          </table:table-cell>
          <table:table-cell table:formula="of:=[.D415]^3-COS([.D415])+LN([.D415]+5)-20" office:value-type="string" office:string-value="" calcext:value-type="error">
            <text:p>#DIV/0!</text:p>
          </table:table-cell>
          <table:table-cell table:formula="of:=([.B415]*[.E415]-[.D415]*[.C415])/([.E415]-[.C415])" office:value-type="string" office:string-value="" calcext:value-type="error">
            <text:p>#DIV/0!</text:p>
          </table:table-cell>
          <table:table-cell table:formula="of:=[.F415]^3-COS([.F415])+LN([.F415]+5)-20" office:value-type="string" office:string-value="" calcext:value-type="error">
            <text:p>#DIV/0!</text:p>
          </table:table-cell>
          <table:table-cell table:formula="of:=ABS([.F415]-[.F414])" office:value-type="string" office:string-value="" calcext:value-type="error">
            <text:p>#DIV/0!</text:p>
          </table:table-cell>
          <table:table-cell table:formula="of:=IF([.H41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5]+1" office:value-type="float" office:value="409" calcext:value-type="float">
            <text:p>409</text:p>
          </table:table-cell>
          <table:table-cell table:formula="of:=IF([.C415]*[.G415]&lt;0;[.B415];[.F415])" office:value-type="string" office:string-value="" calcext:value-type="error">
            <text:p>#DIV/0!</text:p>
          </table:table-cell>
          <table:table-cell table:formula="of:=[.B416]^3-COS([.B416])+LN([.B416]+5)-20" office:value-type="string" office:string-value="" calcext:value-type="error">
            <text:p>#DIV/0!</text:p>
          </table:table-cell>
          <table:table-cell table:formula="of:=IF([.E415]*[.G415]&lt;0;[.D415];[.F415])" office:value-type="string" office:string-value="" calcext:value-type="error">
            <text:p>#DIV/0!</text:p>
          </table:table-cell>
          <table:table-cell table:formula="of:=[.D416]^3-COS([.D416])+LN([.D416]+5)-20" office:value-type="string" office:string-value="" calcext:value-type="error">
            <text:p>#DIV/0!</text:p>
          </table:table-cell>
          <table:table-cell table:formula="of:=([.B416]*[.E416]-[.D416]*[.C416])/([.E416]-[.C416])" office:value-type="string" office:string-value="" calcext:value-type="error">
            <text:p>#DIV/0!</text:p>
          </table:table-cell>
          <table:table-cell table:formula="of:=[.F416]^3-COS([.F416])+LN([.F416]+5)-20" office:value-type="string" office:string-value="" calcext:value-type="error">
            <text:p>#DIV/0!</text:p>
          </table:table-cell>
          <table:table-cell table:formula="of:=ABS([.F416]-[.F415])" office:value-type="string" office:string-value="" calcext:value-type="error">
            <text:p>#DIV/0!</text:p>
          </table:table-cell>
          <table:table-cell table:formula="of:=IF([.H41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6]+1" office:value-type="float" office:value="410" calcext:value-type="float">
            <text:p>410</text:p>
          </table:table-cell>
          <table:table-cell table:formula="of:=IF([.C416]*[.G416]&lt;0;[.B416];[.F416])" office:value-type="string" office:string-value="" calcext:value-type="error">
            <text:p>#DIV/0!</text:p>
          </table:table-cell>
          <table:table-cell table:formula="of:=[.B417]^3-COS([.B417])+LN([.B417]+5)-20" office:value-type="string" office:string-value="" calcext:value-type="error">
            <text:p>#DIV/0!</text:p>
          </table:table-cell>
          <table:table-cell table:formula="of:=IF([.E416]*[.G416]&lt;0;[.D416];[.F416])" office:value-type="string" office:string-value="" calcext:value-type="error">
            <text:p>#DIV/0!</text:p>
          </table:table-cell>
          <table:table-cell table:formula="of:=[.D417]^3-COS([.D417])+LN([.D417]+5)-20" office:value-type="string" office:string-value="" calcext:value-type="error">
            <text:p>#DIV/0!</text:p>
          </table:table-cell>
          <table:table-cell table:formula="of:=([.B417]*[.E417]-[.D417]*[.C417])/([.E417]-[.C417])" office:value-type="string" office:string-value="" calcext:value-type="error">
            <text:p>#DIV/0!</text:p>
          </table:table-cell>
          <table:table-cell table:formula="of:=[.F417]^3-COS([.F417])+LN([.F417]+5)-20" office:value-type="string" office:string-value="" calcext:value-type="error">
            <text:p>#DIV/0!</text:p>
          </table:table-cell>
          <table:table-cell table:formula="of:=ABS([.F417]-[.F416])" office:value-type="string" office:string-value="" calcext:value-type="error">
            <text:p>#DIV/0!</text:p>
          </table:table-cell>
          <table:table-cell table:formula="of:=IF([.H41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7]+1" office:value-type="float" office:value="411" calcext:value-type="float">
            <text:p>411</text:p>
          </table:table-cell>
          <table:table-cell table:formula="of:=IF([.C417]*[.G417]&lt;0;[.B417];[.F417])" office:value-type="string" office:string-value="" calcext:value-type="error">
            <text:p>#DIV/0!</text:p>
          </table:table-cell>
          <table:table-cell table:formula="of:=[.B418]^3-COS([.B418])+LN([.B418]+5)-20" office:value-type="string" office:string-value="" calcext:value-type="error">
            <text:p>#DIV/0!</text:p>
          </table:table-cell>
          <table:table-cell table:formula="of:=IF([.E417]*[.G417]&lt;0;[.D417];[.F417])" office:value-type="string" office:string-value="" calcext:value-type="error">
            <text:p>#DIV/0!</text:p>
          </table:table-cell>
          <table:table-cell table:formula="of:=[.D418]^3-COS([.D418])+LN([.D418]+5)-20" office:value-type="string" office:string-value="" calcext:value-type="error">
            <text:p>#DIV/0!</text:p>
          </table:table-cell>
          <table:table-cell table:formula="of:=([.B418]*[.E418]-[.D418]*[.C418])/([.E418]-[.C418])" office:value-type="string" office:string-value="" calcext:value-type="error">
            <text:p>#DIV/0!</text:p>
          </table:table-cell>
          <table:table-cell table:formula="of:=[.F418]^3-COS([.F418])+LN([.F418]+5)-20" office:value-type="string" office:string-value="" calcext:value-type="error">
            <text:p>#DIV/0!</text:p>
          </table:table-cell>
          <table:table-cell table:formula="of:=ABS([.F418]-[.F417])" office:value-type="string" office:string-value="" calcext:value-type="error">
            <text:p>#DIV/0!</text:p>
          </table:table-cell>
          <table:table-cell table:formula="of:=IF([.H41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8]+1" office:value-type="float" office:value="412" calcext:value-type="float">
            <text:p>412</text:p>
          </table:table-cell>
          <table:table-cell table:formula="of:=IF([.C418]*[.G418]&lt;0;[.B418];[.F418])" office:value-type="string" office:string-value="" calcext:value-type="error">
            <text:p>#DIV/0!</text:p>
          </table:table-cell>
          <table:table-cell table:formula="of:=[.B419]^3-COS([.B419])+LN([.B419]+5)-20" office:value-type="string" office:string-value="" calcext:value-type="error">
            <text:p>#DIV/0!</text:p>
          </table:table-cell>
          <table:table-cell table:formula="of:=IF([.E418]*[.G418]&lt;0;[.D418];[.F418])" office:value-type="string" office:string-value="" calcext:value-type="error">
            <text:p>#DIV/0!</text:p>
          </table:table-cell>
          <table:table-cell table:formula="of:=[.D419]^3-COS([.D419])+LN([.D419]+5)-20" office:value-type="string" office:string-value="" calcext:value-type="error">
            <text:p>#DIV/0!</text:p>
          </table:table-cell>
          <table:table-cell table:formula="of:=([.B419]*[.E419]-[.D419]*[.C419])/([.E419]-[.C419])" office:value-type="string" office:string-value="" calcext:value-type="error">
            <text:p>#DIV/0!</text:p>
          </table:table-cell>
          <table:table-cell table:formula="of:=[.F419]^3-COS([.F419])+LN([.F419]+5)-20" office:value-type="string" office:string-value="" calcext:value-type="error">
            <text:p>#DIV/0!</text:p>
          </table:table-cell>
          <table:table-cell table:formula="of:=ABS([.F419]-[.F418])" office:value-type="string" office:string-value="" calcext:value-type="error">
            <text:p>#DIV/0!</text:p>
          </table:table-cell>
          <table:table-cell table:formula="of:=IF([.H41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19]+1" office:value-type="float" office:value="413" calcext:value-type="float">
            <text:p>413</text:p>
          </table:table-cell>
          <table:table-cell table:formula="of:=IF([.C419]*[.G419]&lt;0;[.B419];[.F419])" office:value-type="string" office:string-value="" calcext:value-type="error">
            <text:p>#DIV/0!</text:p>
          </table:table-cell>
          <table:table-cell table:formula="of:=[.B420]^3-COS([.B420])+LN([.B420]+5)-20" office:value-type="string" office:string-value="" calcext:value-type="error">
            <text:p>#DIV/0!</text:p>
          </table:table-cell>
          <table:table-cell table:formula="of:=IF([.E419]*[.G419]&lt;0;[.D419];[.F419])" office:value-type="string" office:string-value="" calcext:value-type="error">
            <text:p>#DIV/0!</text:p>
          </table:table-cell>
          <table:table-cell table:formula="of:=[.D420]^3-COS([.D420])+LN([.D420]+5)-20" office:value-type="string" office:string-value="" calcext:value-type="error">
            <text:p>#DIV/0!</text:p>
          </table:table-cell>
          <table:table-cell table:formula="of:=([.B420]*[.E420]-[.D420]*[.C420])/([.E420]-[.C420])" office:value-type="string" office:string-value="" calcext:value-type="error">
            <text:p>#DIV/0!</text:p>
          </table:table-cell>
          <table:table-cell table:formula="of:=[.F420]^3-COS([.F420])+LN([.F420]+5)-20" office:value-type="string" office:string-value="" calcext:value-type="error">
            <text:p>#DIV/0!</text:p>
          </table:table-cell>
          <table:table-cell table:formula="of:=ABS([.F420]-[.F419])" office:value-type="string" office:string-value="" calcext:value-type="error">
            <text:p>#DIV/0!</text:p>
          </table:table-cell>
          <table:table-cell table:formula="of:=IF([.H42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0]+1" office:value-type="float" office:value="414" calcext:value-type="float">
            <text:p>414</text:p>
          </table:table-cell>
          <table:table-cell table:formula="of:=IF([.C420]*[.G420]&lt;0;[.B420];[.F420])" office:value-type="string" office:string-value="" calcext:value-type="error">
            <text:p>#DIV/0!</text:p>
          </table:table-cell>
          <table:table-cell table:formula="of:=[.B421]^3-COS([.B421])+LN([.B421]+5)-20" office:value-type="string" office:string-value="" calcext:value-type="error">
            <text:p>#DIV/0!</text:p>
          </table:table-cell>
          <table:table-cell table:formula="of:=IF([.E420]*[.G420]&lt;0;[.D420];[.F420])" office:value-type="string" office:string-value="" calcext:value-type="error">
            <text:p>#DIV/0!</text:p>
          </table:table-cell>
          <table:table-cell table:formula="of:=[.D421]^3-COS([.D421])+LN([.D421]+5)-20" office:value-type="string" office:string-value="" calcext:value-type="error">
            <text:p>#DIV/0!</text:p>
          </table:table-cell>
          <table:table-cell table:formula="of:=([.B421]*[.E421]-[.D421]*[.C421])/([.E421]-[.C421])" office:value-type="string" office:string-value="" calcext:value-type="error">
            <text:p>#DIV/0!</text:p>
          </table:table-cell>
          <table:table-cell table:formula="of:=[.F421]^3-COS([.F421])+LN([.F421]+5)-20" office:value-type="string" office:string-value="" calcext:value-type="error">
            <text:p>#DIV/0!</text:p>
          </table:table-cell>
          <table:table-cell table:formula="of:=ABS([.F421]-[.F420])" office:value-type="string" office:string-value="" calcext:value-type="error">
            <text:p>#DIV/0!</text:p>
          </table:table-cell>
          <table:table-cell table:formula="of:=IF([.H42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1]+1" office:value-type="float" office:value="415" calcext:value-type="float">
            <text:p>415</text:p>
          </table:table-cell>
          <table:table-cell table:formula="of:=IF([.C421]*[.G421]&lt;0;[.B421];[.F421])" office:value-type="string" office:string-value="" calcext:value-type="error">
            <text:p>#DIV/0!</text:p>
          </table:table-cell>
          <table:table-cell table:formula="of:=[.B422]^3-COS([.B422])+LN([.B422]+5)-20" office:value-type="string" office:string-value="" calcext:value-type="error">
            <text:p>#DIV/0!</text:p>
          </table:table-cell>
          <table:table-cell table:formula="of:=IF([.E421]*[.G421]&lt;0;[.D421];[.F421])" office:value-type="string" office:string-value="" calcext:value-type="error">
            <text:p>#DIV/0!</text:p>
          </table:table-cell>
          <table:table-cell table:formula="of:=[.D422]^3-COS([.D422])+LN([.D422]+5)-20" office:value-type="string" office:string-value="" calcext:value-type="error">
            <text:p>#DIV/0!</text:p>
          </table:table-cell>
          <table:table-cell table:formula="of:=([.B422]*[.E422]-[.D422]*[.C422])/([.E422]-[.C422])" office:value-type="string" office:string-value="" calcext:value-type="error">
            <text:p>#DIV/0!</text:p>
          </table:table-cell>
          <table:table-cell table:formula="of:=[.F422]^3-COS([.F422])+LN([.F422]+5)-20" office:value-type="string" office:string-value="" calcext:value-type="error">
            <text:p>#DIV/0!</text:p>
          </table:table-cell>
          <table:table-cell table:formula="of:=ABS([.F422]-[.F421])" office:value-type="string" office:string-value="" calcext:value-type="error">
            <text:p>#DIV/0!</text:p>
          </table:table-cell>
          <table:table-cell table:formula="of:=IF([.H42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2]+1" office:value-type="float" office:value="416" calcext:value-type="float">
            <text:p>416</text:p>
          </table:table-cell>
          <table:table-cell table:formula="of:=IF([.C422]*[.G422]&lt;0;[.B422];[.F422])" office:value-type="string" office:string-value="" calcext:value-type="error">
            <text:p>#DIV/0!</text:p>
          </table:table-cell>
          <table:table-cell table:formula="of:=[.B423]^3-COS([.B423])+LN([.B423]+5)-20" office:value-type="string" office:string-value="" calcext:value-type="error">
            <text:p>#DIV/0!</text:p>
          </table:table-cell>
          <table:table-cell table:formula="of:=IF([.E422]*[.G422]&lt;0;[.D422];[.F422])" office:value-type="string" office:string-value="" calcext:value-type="error">
            <text:p>#DIV/0!</text:p>
          </table:table-cell>
          <table:table-cell table:formula="of:=[.D423]^3-COS([.D423])+LN([.D423]+5)-20" office:value-type="string" office:string-value="" calcext:value-type="error">
            <text:p>#DIV/0!</text:p>
          </table:table-cell>
          <table:table-cell table:formula="of:=([.B423]*[.E423]-[.D423]*[.C423])/([.E423]-[.C423])" office:value-type="string" office:string-value="" calcext:value-type="error">
            <text:p>#DIV/0!</text:p>
          </table:table-cell>
          <table:table-cell table:formula="of:=[.F423]^3-COS([.F423])+LN([.F423]+5)-20" office:value-type="string" office:string-value="" calcext:value-type="error">
            <text:p>#DIV/0!</text:p>
          </table:table-cell>
          <table:table-cell table:formula="of:=ABS([.F423]-[.F422])" office:value-type="string" office:string-value="" calcext:value-type="error">
            <text:p>#DIV/0!</text:p>
          </table:table-cell>
          <table:table-cell table:formula="of:=IF([.H42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3]+1" office:value-type="float" office:value="417" calcext:value-type="float">
            <text:p>417</text:p>
          </table:table-cell>
          <table:table-cell table:formula="of:=IF([.C423]*[.G423]&lt;0;[.B423];[.F423])" office:value-type="string" office:string-value="" calcext:value-type="error">
            <text:p>#DIV/0!</text:p>
          </table:table-cell>
          <table:table-cell table:formula="of:=[.B424]^3-COS([.B424])+LN([.B424]+5)-20" office:value-type="string" office:string-value="" calcext:value-type="error">
            <text:p>#DIV/0!</text:p>
          </table:table-cell>
          <table:table-cell table:formula="of:=IF([.E423]*[.G423]&lt;0;[.D423];[.F423])" office:value-type="string" office:string-value="" calcext:value-type="error">
            <text:p>#DIV/0!</text:p>
          </table:table-cell>
          <table:table-cell table:formula="of:=[.D424]^3-COS([.D424])+LN([.D424]+5)-20" office:value-type="string" office:string-value="" calcext:value-type="error">
            <text:p>#DIV/0!</text:p>
          </table:table-cell>
          <table:table-cell table:formula="of:=([.B424]*[.E424]-[.D424]*[.C424])/([.E424]-[.C424])" office:value-type="string" office:string-value="" calcext:value-type="error">
            <text:p>#DIV/0!</text:p>
          </table:table-cell>
          <table:table-cell table:formula="of:=[.F424]^3-COS([.F424])+LN([.F424]+5)-20" office:value-type="string" office:string-value="" calcext:value-type="error">
            <text:p>#DIV/0!</text:p>
          </table:table-cell>
          <table:table-cell table:formula="of:=ABS([.F424]-[.F423])" office:value-type="string" office:string-value="" calcext:value-type="error">
            <text:p>#DIV/0!</text:p>
          </table:table-cell>
          <table:table-cell table:formula="of:=IF([.H42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4]+1" office:value-type="float" office:value="418" calcext:value-type="float">
            <text:p>418</text:p>
          </table:table-cell>
          <table:table-cell table:formula="of:=IF([.C424]*[.G424]&lt;0;[.B424];[.F424])" office:value-type="string" office:string-value="" calcext:value-type="error">
            <text:p>#DIV/0!</text:p>
          </table:table-cell>
          <table:table-cell table:formula="of:=[.B425]^3-COS([.B425])+LN([.B425]+5)-20" office:value-type="string" office:string-value="" calcext:value-type="error">
            <text:p>#DIV/0!</text:p>
          </table:table-cell>
          <table:table-cell table:formula="of:=IF([.E424]*[.G424]&lt;0;[.D424];[.F424])" office:value-type="string" office:string-value="" calcext:value-type="error">
            <text:p>#DIV/0!</text:p>
          </table:table-cell>
          <table:table-cell table:formula="of:=[.D425]^3-COS([.D425])+LN([.D425]+5)-20" office:value-type="string" office:string-value="" calcext:value-type="error">
            <text:p>#DIV/0!</text:p>
          </table:table-cell>
          <table:table-cell table:formula="of:=([.B425]*[.E425]-[.D425]*[.C425])/([.E425]-[.C425])" office:value-type="string" office:string-value="" calcext:value-type="error">
            <text:p>#DIV/0!</text:p>
          </table:table-cell>
          <table:table-cell table:formula="of:=[.F425]^3-COS([.F425])+LN([.F425]+5)-20" office:value-type="string" office:string-value="" calcext:value-type="error">
            <text:p>#DIV/0!</text:p>
          </table:table-cell>
          <table:table-cell table:formula="of:=ABS([.F425]-[.F424])" office:value-type="string" office:string-value="" calcext:value-type="error">
            <text:p>#DIV/0!</text:p>
          </table:table-cell>
          <table:table-cell table:formula="of:=IF([.H42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5]+1" office:value-type="float" office:value="419" calcext:value-type="float">
            <text:p>419</text:p>
          </table:table-cell>
          <table:table-cell table:formula="of:=IF([.C425]*[.G425]&lt;0;[.B425];[.F425])" office:value-type="string" office:string-value="" calcext:value-type="error">
            <text:p>#DIV/0!</text:p>
          </table:table-cell>
          <table:table-cell table:formula="of:=[.B426]^3-COS([.B426])+LN([.B426]+5)-20" office:value-type="string" office:string-value="" calcext:value-type="error">
            <text:p>#DIV/0!</text:p>
          </table:table-cell>
          <table:table-cell table:formula="of:=IF([.E425]*[.G425]&lt;0;[.D425];[.F425])" office:value-type="string" office:string-value="" calcext:value-type="error">
            <text:p>#DIV/0!</text:p>
          </table:table-cell>
          <table:table-cell table:formula="of:=[.D426]^3-COS([.D426])+LN([.D426]+5)-20" office:value-type="string" office:string-value="" calcext:value-type="error">
            <text:p>#DIV/0!</text:p>
          </table:table-cell>
          <table:table-cell table:formula="of:=([.B426]*[.E426]-[.D426]*[.C426])/([.E426]-[.C426])" office:value-type="string" office:string-value="" calcext:value-type="error">
            <text:p>#DIV/0!</text:p>
          </table:table-cell>
          <table:table-cell table:formula="of:=[.F426]^3-COS([.F426])+LN([.F426]+5)-20" office:value-type="string" office:string-value="" calcext:value-type="error">
            <text:p>#DIV/0!</text:p>
          </table:table-cell>
          <table:table-cell table:formula="of:=ABS([.F426]-[.F425])" office:value-type="string" office:string-value="" calcext:value-type="error">
            <text:p>#DIV/0!</text:p>
          </table:table-cell>
          <table:table-cell table:formula="of:=IF([.H42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6]+1" office:value-type="float" office:value="420" calcext:value-type="float">
            <text:p>420</text:p>
          </table:table-cell>
          <table:table-cell table:formula="of:=IF([.C426]*[.G426]&lt;0;[.B426];[.F426])" office:value-type="string" office:string-value="" calcext:value-type="error">
            <text:p>#DIV/0!</text:p>
          </table:table-cell>
          <table:table-cell table:formula="of:=[.B427]^3-COS([.B427])+LN([.B427]+5)-20" office:value-type="string" office:string-value="" calcext:value-type="error">
            <text:p>#DIV/0!</text:p>
          </table:table-cell>
          <table:table-cell table:formula="of:=IF([.E426]*[.G426]&lt;0;[.D426];[.F426])" office:value-type="string" office:string-value="" calcext:value-type="error">
            <text:p>#DIV/0!</text:p>
          </table:table-cell>
          <table:table-cell table:formula="of:=[.D427]^3-COS([.D427])+LN([.D427]+5)-20" office:value-type="string" office:string-value="" calcext:value-type="error">
            <text:p>#DIV/0!</text:p>
          </table:table-cell>
          <table:table-cell table:formula="of:=([.B427]*[.E427]-[.D427]*[.C427])/([.E427]-[.C427])" office:value-type="string" office:string-value="" calcext:value-type="error">
            <text:p>#DIV/0!</text:p>
          </table:table-cell>
          <table:table-cell table:formula="of:=[.F427]^3-COS([.F427])+LN([.F427]+5)-20" office:value-type="string" office:string-value="" calcext:value-type="error">
            <text:p>#DIV/0!</text:p>
          </table:table-cell>
          <table:table-cell table:formula="of:=ABS([.F427]-[.F426])" office:value-type="string" office:string-value="" calcext:value-type="error">
            <text:p>#DIV/0!</text:p>
          </table:table-cell>
          <table:table-cell table:formula="of:=IF([.H42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7]+1" office:value-type="float" office:value="421" calcext:value-type="float">
            <text:p>421</text:p>
          </table:table-cell>
          <table:table-cell table:formula="of:=IF([.C427]*[.G427]&lt;0;[.B427];[.F427])" office:value-type="string" office:string-value="" calcext:value-type="error">
            <text:p>#DIV/0!</text:p>
          </table:table-cell>
          <table:table-cell table:formula="of:=[.B428]^3-COS([.B428])+LN([.B428]+5)-20" office:value-type="string" office:string-value="" calcext:value-type="error">
            <text:p>#DIV/0!</text:p>
          </table:table-cell>
          <table:table-cell table:formula="of:=IF([.E427]*[.G427]&lt;0;[.D427];[.F427])" office:value-type="string" office:string-value="" calcext:value-type="error">
            <text:p>#DIV/0!</text:p>
          </table:table-cell>
          <table:table-cell table:formula="of:=[.D428]^3-COS([.D428])+LN([.D428]+5)-20" office:value-type="string" office:string-value="" calcext:value-type="error">
            <text:p>#DIV/0!</text:p>
          </table:table-cell>
          <table:table-cell table:formula="of:=([.B428]*[.E428]-[.D428]*[.C428])/([.E428]-[.C428])" office:value-type="string" office:string-value="" calcext:value-type="error">
            <text:p>#DIV/0!</text:p>
          </table:table-cell>
          <table:table-cell table:formula="of:=[.F428]^3-COS([.F428])+LN([.F428]+5)-20" office:value-type="string" office:string-value="" calcext:value-type="error">
            <text:p>#DIV/0!</text:p>
          </table:table-cell>
          <table:table-cell table:formula="of:=ABS([.F428]-[.F427])" office:value-type="string" office:string-value="" calcext:value-type="error">
            <text:p>#DIV/0!</text:p>
          </table:table-cell>
          <table:table-cell table:formula="of:=IF([.H42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8]+1" office:value-type="float" office:value="422" calcext:value-type="float">
            <text:p>422</text:p>
          </table:table-cell>
          <table:table-cell table:formula="of:=IF([.C428]*[.G428]&lt;0;[.B428];[.F428])" office:value-type="string" office:string-value="" calcext:value-type="error">
            <text:p>#DIV/0!</text:p>
          </table:table-cell>
          <table:table-cell table:formula="of:=[.B429]^3-COS([.B429])+LN([.B429]+5)-20" office:value-type="string" office:string-value="" calcext:value-type="error">
            <text:p>#DIV/0!</text:p>
          </table:table-cell>
          <table:table-cell table:formula="of:=IF([.E428]*[.G428]&lt;0;[.D428];[.F428])" office:value-type="string" office:string-value="" calcext:value-type="error">
            <text:p>#DIV/0!</text:p>
          </table:table-cell>
          <table:table-cell table:formula="of:=[.D429]^3-COS([.D429])+LN([.D429]+5)-20" office:value-type="string" office:string-value="" calcext:value-type="error">
            <text:p>#DIV/0!</text:p>
          </table:table-cell>
          <table:table-cell table:formula="of:=([.B429]*[.E429]-[.D429]*[.C429])/([.E429]-[.C429])" office:value-type="string" office:string-value="" calcext:value-type="error">
            <text:p>#DIV/0!</text:p>
          </table:table-cell>
          <table:table-cell table:formula="of:=[.F429]^3-COS([.F429])+LN([.F429]+5)-20" office:value-type="string" office:string-value="" calcext:value-type="error">
            <text:p>#DIV/0!</text:p>
          </table:table-cell>
          <table:table-cell table:formula="of:=ABS([.F429]-[.F428])" office:value-type="string" office:string-value="" calcext:value-type="error">
            <text:p>#DIV/0!</text:p>
          </table:table-cell>
          <table:table-cell table:formula="of:=IF([.H42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29]+1" office:value-type="float" office:value="423" calcext:value-type="float">
            <text:p>423</text:p>
          </table:table-cell>
          <table:table-cell table:formula="of:=IF([.C429]*[.G429]&lt;0;[.B429];[.F429])" office:value-type="string" office:string-value="" calcext:value-type="error">
            <text:p>#DIV/0!</text:p>
          </table:table-cell>
          <table:table-cell table:formula="of:=[.B430]^3-COS([.B430])+LN([.B430]+5)-20" office:value-type="string" office:string-value="" calcext:value-type="error">
            <text:p>#DIV/0!</text:p>
          </table:table-cell>
          <table:table-cell table:formula="of:=IF([.E429]*[.G429]&lt;0;[.D429];[.F429])" office:value-type="string" office:string-value="" calcext:value-type="error">
            <text:p>#DIV/0!</text:p>
          </table:table-cell>
          <table:table-cell table:formula="of:=[.D430]^3-COS([.D430])+LN([.D430]+5)-20" office:value-type="string" office:string-value="" calcext:value-type="error">
            <text:p>#DIV/0!</text:p>
          </table:table-cell>
          <table:table-cell table:formula="of:=([.B430]*[.E430]-[.D430]*[.C430])/([.E430]-[.C430])" office:value-type="string" office:string-value="" calcext:value-type="error">
            <text:p>#DIV/0!</text:p>
          </table:table-cell>
          <table:table-cell table:formula="of:=[.F430]^3-COS([.F430])+LN([.F430]+5)-20" office:value-type="string" office:string-value="" calcext:value-type="error">
            <text:p>#DIV/0!</text:p>
          </table:table-cell>
          <table:table-cell table:formula="of:=ABS([.F430]-[.F429])" office:value-type="string" office:string-value="" calcext:value-type="error">
            <text:p>#DIV/0!</text:p>
          </table:table-cell>
          <table:table-cell table:formula="of:=IF([.H43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0]+1" office:value-type="float" office:value="424" calcext:value-type="float">
            <text:p>424</text:p>
          </table:table-cell>
          <table:table-cell table:formula="of:=IF([.C430]*[.G430]&lt;0;[.B430];[.F430])" office:value-type="string" office:string-value="" calcext:value-type="error">
            <text:p>#DIV/0!</text:p>
          </table:table-cell>
          <table:table-cell table:formula="of:=[.B431]^3-COS([.B431])+LN([.B431]+5)-20" office:value-type="string" office:string-value="" calcext:value-type="error">
            <text:p>#DIV/0!</text:p>
          </table:table-cell>
          <table:table-cell table:formula="of:=IF([.E430]*[.G430]&lt;0;[.D430];[.F430])" office:value-type="string" office:string-value="" calcext:value-type="error">
            <text:p>#DIV/0!</text:p>
          </table:table-cell>
          <table:table-cell table:formula="of:=[.D431]^3-COS([.D431])+LN([.D431]+5)-20" office:value-type="string" office:string-value="" calcext:value-type="error">
            <text:p>#DIV/0!</text:p>
          </table:table-cell>
          <table:table-cell table:formula="of:=([.B431]*[.E431]-[.D431]*[.C431])/([.E431]-[.C431])" office:value-type="string" office:string-value="" calcext:value-type="error">
            <text:p>#DIV/0!</text:p>
          </table:table-cell>
          <table:table-cell table:formula="of:=[.F431]^3-COS([.F431])+LN([.F431]+5)-20" office:value-type="string" office:string-value="" calcext:value-type="error">
            <text:p>#DIV/0!</text:p>
          </table:table-cell>
          <table:table-cell table:formula="of:=ABS([.F431]-[.F430])" office:value-type="string" office:string-value="" calcext:value-type="error">
            <text:p>#DIV/0!</text:p>
          </table:table-cell>
          <table:table-cell table:formula="of:=IF([.H43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1]+1" office:value-type="float" office:value="425" calcext:value-type="float">
            <text:p>425</text:p>
          </table:table-cell>
          <table:table-cell table:formula="of:=IF([.C431]*[.G431]&lt;0;[.B431];[.F431])" office:value-type="string" office:string-value="" calcext:value-type="error">
            <text:p>#DIV/0!</text:p>
          </table:table-cell>
          <table:table-cell table:formula="of:=[.B432]^3-COS([.B432])+LN([.B432]+5)-20" office:value-type="string" office:string-value="" calcext:value-type="error">
            <text:p>#DIV/0!</text:p>
          </table:table-cell>
          <table:table-cell table:formula="of:=IF([.E431]*[.G431]&lt;0;[.D431];[.F431])" office:value-type="string" office:string-value="" calcext:value-type="error">
            <text:p>#DIV/0!</text:p>
          </table:table-cell>
          <table:table-cell table:formula="of:=[.D432]^3-COS([.D432])+LN([.D432]+5)-20" office:value-type="string" office:string-value="" calcext:value-type="error">
            <text:p>#DIV/0!</text:p>
          </table:table-cell>
          <table:table-cell table:formula="of:=([.B432]*[.E432]-[.D432]*[.C432])/([.E432]-[.C432])" office:value-type="string" office:string-value="" calcext:value-type="error">
            <text:p>#DIV/0!</text:p>
          </table:table-cell>
          <table:table-cell table:formula="of:=[.F432]^3-COS([.F432])+LN([.F432]+5)-20" office:value-type="string" office:string-value="" calcext:value-type="error">
            <text:p>#DIV/0!</text:p>
          </table:table-cell>
          <table:table-cell table:formula="of:=ABS([.F432]-[.F431])" office:value-type="string" office:string-value="" calcext:value-type="error">
            <text:p>#DIV/0!</text:p>
          </table:table-cell>
          <table:table-cell table:formula="of:=IF([.H43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2]+1" office:value-type="float" office:value="426" calcext:value-type="float">
            <text:p>426</text:p>
          </table:table-cell>
          <table:table-cell table:formula="of:=IF([.C432]*[.G432]&lt;0;[.B432];[.F432])" office:value-type="string" office:string-value="" calcext:value-type="error">
            <text:p>#DIV/0!</text:p>
          </table:table-cell>
          <table:table-cell table:formula="of:=[.B433]^3-COS([.B433])+LN([.B433]+5)-20" office:value-type="string" office:string-value="" calcext:value-type="error">
            <text:p>#DIV/0!</text:p>
          </table:table-cell>
          <table:table-cell table:formula="of:=IF([.E432]*[.G432]&lt;0;[.D432];[.F432])" office:value-type="string" office:string-value="" calcext:value-type="error">
            <text:p>#DIV/0!</text:p>
          </table:table-cell>
          <table:table-cell table:formula="of:=[.D433]^3-COS([.D433])+LN([.D433]+5)-20" office:value-type="string" office:string-value="" calcext:value-type="error">
            <text:p>#DIV/0!</text:p>
          </table:table-cell>
          <table:table-cell table:formula="of:=([.B433]*[.E433]-[.D433]*[.C433])/([.E433]-[.C433])" office:value-type="string" office:string-value="" calcext:value-type="error">
            <text:p>#DIV/0!</text:p>
          </table:table-cell>
          <table:table-cell table:formula="of:=[.F433]^3-COS([.F433])+LN([.F433]+5)-20" office:value-type="string" office:string-value="" calcext:value-type="error">
            <text:p>#DIV/0!</text:p>
          </table:table-cell>
          <table:table-cell table:formula="of:=ABS([.F433]-[.F432])" office:value-type="string" office:string-value="" calcext:value-type="error">
            <text:p>#DIV/0!</text:p>
          </table:table-cell>
          <table:table-cell table:formula="of:=IF([.H43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3]+1" office:value-type="float" office:value="427" calcext:value-type="float">
            <text:p>427</text:p>
          </table:table-cell>
          <table:table-cell table:formula="of:=IF([.C433]*[.G433]&lt;0;[.B433];[.F433])" office:value-type="string" office:string-value="" calcext:value-type="error">
            <text:p>#DIV/0!</text:p>
          </table:table-cell>
          <table:table-cell table:formula="of:=[.B434]^3-COS([.B434])+LN([.B434]+5)-20" office:value-type="string" office:string-value="" calcext:value-type="error">
            <text:p>#DIV/0!</text:p>
          </table:table-cell>
          <table:table-cell table:formula="of:=IF([.E433]*[.G433]&lt;0;[.D433];[.F433])" office:value-type="string" office:string-value="" calcext:value-type="error">
            <text:p>#DIV/0!</text:p>
          </table:table-cell>
          <table:table-cell table:formula="of:=[.D434]^3-COS([.D434])+LN([.D434]+5)-20" office:value-type="string" office:string-value="" calcext:value-type="error">
            <text:p>#DIV/0!</text:p>
          </table:table-cell>
          <table:table-cell table:formula="of:=([.B434]*[.E434]-[.D434]*[.C434])/([.E434]-[.C434])" office:value-type="string" office:string-value="" calcext:value-type="error">
            <text:p>#DIV/0!</text:p>
          </table:table-cell>
          <table:table-cell table:formula="of:=[.F434]^3-COS([.F434])+LN([.F434]+5)-20" office:value-type="string" office:string-value="" calcext:value-type="error">
            <text:p>#DIV/0!</text:p>
          </table:table-cell>
          <table:table-cell table:formula="of:=ABS([.F434]-[.F433])" office:value-type="string" office:string-value="" calcext:value-type="error">
            <text:p>#DIV/0!</text:p>
          </table:table-cell>
          <table:table-cell table:formula="of:=IF([.H43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4]+1" office:value-type="float" office:value="428" calcext:value-type="float">
            <text:p>428</text:p>
          </table:table-cell>
          <table:table-cell table:formula="of:=IF([.C434]*[.G434]&lt;0;[.B434];[.F434])" office:value-type="string" office:string-value="" calcext:value-type="error">
            <text:p>#DIV/0!</text:p>
          </table:table-cell>
          <table:table-cell table:formula="of:=[.B435]^3-COS([.B435])+LN([.B435]+5)-20" office:value-type="string" office:string-value="" calcext:value-type="error">
            <text:p>#DIV/0!</text:p>
          </table:table-cell>
          <table:table-cell table:formula="of:=IF([.E434]*[.G434]&lt;0;[.D434];[.F434])" office:value-type="string" office:string-value="" calcext:value-type="error">
            <text:p>#DIV/0!</text:p>
          </table:table-cell>
          <table:table-cell table:formula="of:=[.D435]^3-COS([.D435])+LN([.D435]+5)-20" office:value-type="string" office:string-value="" calcext:value-type="error">
            <text:p>#DIV/0!</text:p>
          </table:table-cell>
          <table:table-cell table:formula="of:=([.B435]*[.E435]-[.D435]*[.C435])/([.E435]-[.C435])" office:value-type="string" office:string-value="" calcext:value-type="error">
            <text:p>#DIV/0!</text:p>
          </table:table-cell>
          <table:table-cell table:formula="of:=[.F435]^3-COS([.F435])+LN([.F435]+5)-20" office:value-type="string" office:string-value="" calcext:value-type="error">
            <text:p>#DIV/0!</text:p>
          </table:table-cell>
          <table:table-cell table:formula="of:=ABS([.F435]-[.F434])" office:value-type="string" office:string-value="" calcext:value-type="error">
            <text:p>#DIV/0!</text:p>
          </table:table-cell>
          <table:table-cell table:formula="of:=IF([.H43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5]+1" office:value-type="float" office:value="429" calcext:value-type="float">
            <text:p>429</text:p>
          </table:table-cell>
          <table:table-cell table:formula="of:=IF([.C435]*[.G435]&lt;0;[.B435];[.F435])" office:value-type="string" office:string-value="" calcext:value-type="error">
            <text:p>#DIV/0!</text:p>
          </table:table-cell>
          <table:table-cell table:formula="of:=[.B436]^3-COS([.B436])+LN([.B436]+5)-20" office:value-type="string" office:string-value="" calcext:value-type="error">
            <text:p>#DIV/0!</text:p>
          </table:table-cell>
          <table:table-cell table:formula="of:=IF([.E435]*[.G435]&lt;0;[.D435];[.F435])" office:value-type="string" office:string-value="" calcext:value-type="error">
            <text:p>#DIV/0!</text:p>
          </table:table-cell>
          <table:table-cell table:formula="of:=[.D436]^3-COS([.D436])+LN([.D436]+5)-20" office:value-type="string" office:string-value="" calcext:value-type="error">
            <text:p>#DIV/0!</text:p>
          </table:table-cell>
          <table:table-cell table:formula="of:=([.B436]*[.E436]-[.D436]*[.C436])/([.E436]-[.C436])" office:value-type="string" office:string-value="" calcext:value-type="error">
            <text:p>#DIV/0!</text:p>
          </table:table-cell>
          <table:table-cell table:formula="of:=[.F436]^3-COS([.F436])+LN([.F436]+5)-20" office:value-type="string" office:string-value="" calcext:value-type="error">
            <text:p>#DIV/0!</text:p>
          </table:table-cell>
          <table:table-cell table:formula="of:=ABS([.F436]-[.F435])" office:value-type="string" office:string-value="" calcext:value-type="error">
            <text:p>#DIV/0!</text:p>
          </table:table-cell>
          <table:table-cell table:formula="of:=IF([.H43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6]+1" office:value-type="float" office:value="430" calcext:value-type="float">
            <text:p>430</text:p>
          </table:table-cell>
          <table:table-cell table:formula="of:=IF([.C436]*[.G436]&lt;0;[.B436];[.F436])" office:value-type="string" office:string-value="" calcext:value-type="error">
            <text:p>#DIV/0!</text:p>
          </table:table-cell>
          <table:table-cell table:formula="of:=[.B437]^3-COS([.B437])+LN([.B437]+5)-20" office:value-type="string" office:string-value="" calcext:value-type="error">
            <text:p>#DIV/0!</text:p>
          </table:table-cell>
          <table:table-cell table:formula="of:=IF([.E436]*[.G436]&lt;0;[.D436];[.F436])" office:value-type="string" office:string-value="" calcext:value-type="error">
            <text:p>#DIV/0!</text:p>
          </table:table-cell>
          <table:table-cell table:formula="of:=[.D437]^3-COS([.D437])+LN([.D437]+5)-20" office:value-type="string" office:string-value="" calcext:value-type="error">
            <text:p>#DIV/0!</text:p>
          </table:table-cell>
          <table:table-cell table:formula="of:=([.B437]*[.E437]-[.D437]*[.C437])/([.E437]-[.C437])" office:value-type="string" office:string-value="" calcext:value-type="error">
            <text:p>#DIV/0!</text:p>
          </table:table-cell>
          <table:table-cell table:formula="of:=[.F437]^3-COS([.F437])+LN([.F437]+5)-20" office:value-type="string" office:string-value="" calcext:value-type="error">
            <text:p>#DIV/0!</text:p>
          </table:table-cell>
          <table:table-cell table:formula="of:=ABS([.F437]-[.F436])" office:value-type="string" office:string-value="" calcext:value-type="error">
            <text:p>#DIV/0!</text:p>
          </table:table-cell>
          <table:table-cell table:formula="of:=IF([.H43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7]+1" office:value-type="float" office:value="431" calcext:value-type="float">
            <text:p>431</text:p>
          </table:table-cell>
          <table:table-cell table:formula="of:=IF([.C437]*[.G437]&lt;0;[.B437];[.F437])" office:value-type="string" office:string-value="" calcext:value-type="error">
            <text:p>#DIV/0!</text:p>
          </table:table-cell>
          <table:table-cell table:formula="of:=[.B438]^3-COS([.B438])+LN([.B438]+5)-20" office:value-type="string" office:string-value="" calcext:value-type="error">
            <text:p>#DIV/0!</text:p>
          </table:table-cell>
          <table:table-cell table:formula="of:=IF([.E437]*[.G437]&lt;0;[.D437];[.F437])" office:value-type="string" office:string-value="" calcext:value-type="error">
            <text:p>#DIV/0!</text:p>
          </table:table-cell>
          <table:table-cell table:formula="of:=[.D438]^3-COS([.D438])+LN([.D438]+5)-20" office:value-type="string" office:string-value="" calcext:value-type="error">
            <text:p>#DIV/0!</text:p>
          </table:table-cell>
          <table:table-cell table:formula="of:=([.B438]*[.E438]-[.D438]*[.C438])/([.E438]-[.C438])" office:value-type="string" office:string-value="" calcext:value-type="error">
            <text:p>#DIV/0!</text:p>
          </table:table-cell>
          <table:table-cell table:formula="of:=[.F438]^3-COS([.F438])+LN([.F438]+5)-20" office:value-type="string" office:string-value="" calcext:value-type="error">
            <text:p>#DIV/0!</text:p>
          </table:table-cell>
          <table:table-cell table:formula="of:=ABS([.F438]-[.F437])" office:value-type="string" office:string-value="" calcext:value-type="error">
            <text:p>#DIV/0!</text:p>
          </table:table-cell>
          <table:table-cell table:formula="of:=IF([.H43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8]+1" office:value-type="float" office:value="432" calcext:value-type="float">
            <text:p>432</text:p>
          </table:table-cell>
          <table:table-cell table:formula="of:=IF([.C438]*[.G438]&lt;0;[.B438];[.F438])" office:value-type="string" office:string-value="" calcext:value-type="error">
            <text:p>#DIV/0!</text:p>
          </table:table-cell>
          <table:table-cell table:formula="of:=[.B439]^3-COS([.B439])+LN([.B439]+5)-20" office:value-type="string" office:string-value="" calcext:value-type="error">
            <text:p>#DIV/0!</text:p>
          </table:table-cell>
          <table:table-cell table:formula="of:=IF([.E438]*[.G438]&lt;0;[.D438];[.F438])" office:value-type="string" office:string-value="" calcext:value-type="error">
            <text:p>#DIV/0!</text:p>
          </table:table-cell>
          <table:table-cell table:formula="of:=[.D439]^3-COS([.D439])+LN([.D439]+5)-20" office:value-type="string" office:string-value="" calcext:value-type="error">
            <text:p>#DIV/0!</text:p>
          </table:table-cell>
          <table:table-cell table:formula="of:=([.B439]*[.E439]-[.D439]*[.C439])/([.E439]-[.C439])" office:value-type="string" office:string-value="" calcext:value-type="error">
            <text:p>#DIV/0!</text:p>
          </table:table-cell>
          <table:table-cell table:formula="of:=[.F439]^3-COS([.F439])+LN([.F439]+5)-20" office:value-type="string" office:string-value="" calcext:value-type="error">
            <text:p>#DIV/0!</text:p>
          </table:table-cell>
          <table:table-cell table:formula="of:=ABS([.F439]-[.F438])" office:value-type="string" office:string-value="" calcext:value-type="error">
            <text:p>#DIV/0!</text:p>
          </table:table-cell>
          <table:table-cell table:formula="of:=IF([.H43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39]+1" office:value-type="float" office:value="433" calcext:value-type="float">
            <text:p>433</text:p>
          </table:table-cell>
          <table:table-cell table:formula="of:=IF([.C439]*[.G439]&lt;0;[.B439];[.F439])" office:value-type="string" office:string-value="" calcext:value-type="error">
            <text:p>#DIV/0!</text:p>
          </table:table-cell>
          <table:table-cell table:formula="of:=[.B440]^3-COS([.B440])+LN([.B440]+5)-20" office:value-type="string" office:string-value="" calcext:value-type="error">
            <text:p>#DIV/0!</text:p>
          </table:table-cell>
          <table:table-cell table:formula="of:=IF([.E439]*[.G439]&lt;0;[.D439];[.F439])" office:value-type="string" office:string-value="" calcext:value-type="error">
            <text:p>#DIV/0!</text:p>
          </table:table-cell>
          <table:table-cell table:formula="of:=[.D440]^3-COS([.D440])+LN([.D440]+5)-20" office:value-type="string" office:string-value="" calcext:value-type="error">
            <text:p>#DIV/0!</text:p>
          </table:table-cell>
          <table:table-cell table:formula="of:=([.B440]*[.E440]-[.D440]*[.C440])/([.E440]-[.C440])" office:value-type="string" office:string-value="" calcext:value-type="error">
            <text:p>#DIV/0!</text:p>
          </table:table-cell>
          <table:table-cell table:formula="of:=[.F440]^3-COS([.F440])+LN([.F440]+5)-20" office:value-type="string" office:string-value="" calcext:value-type="error">
            <text:p>#DIV/0!</text:p>
          </table:table-cell>
          <table:table-cell table:formula="of:=ABS([.F440]-[.F439])" office:value-type="string" office:string-value="" calcext:value-type="error">
            <text:p>#DIV/0!</text:p>
          </table:table-cell>
          <table:table-cell table:formula="of:=IF([.H44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0]+1" office:value-type="float" office:value="434" calcext:value-type="float">
            <text:p>434</text:p>
          </table:table-cell>
          <table:table-cell table:formula="of:=IF([.C440]*[.G440]&lt;0;[.B440];[.F440])" office:value-type="string" office:string-value="" calcext:value-type="error">
            <text:p>#DIV/0!</text:p>
          </table:table-cell>
          <table:table-cell table:formula="of:=[.B441]^3-COS([.B441])+LN([.B441]+5)-20" office:value-type="string" office:string-value="" calcext:value-type="error">
            <text:p>#DIV/0!</text:p>
          </table:table-cell>
          <table:table-cell table:formula="of:=IF([.E440]*[.G440]&lt;0;[.D440];[.F440])" office:value-type="string" office:string-value="" calcext:value-type="error">
            <text:p>#DIV/0!</text:p>
          </table:table-cell>
          <table:table-cell table:formula="of:=[.D441]^3-COS([.D441])+LN([.D441]+5)-20" office:value-type="string" office:string-value="" calcext:value-type="error">
            <text:p>#DIV/0!</text:p>
          </table:table-cell>
          <table:table-cell table:formula="of:=([.B441]*[.E441]-[.D441]*[.C441])/([.E441]-[.C441])" office:value-type="string" office:string-value="" calcext:value-type="error">
            <text:p>#DIV/0!</text:p>
          </table:table-cell>
          <table:table-cell table:formula="of:=[.F441]^3-COS([.F441])+LN([.F441]+5)-20" office:value-type="string" office:string-value="" calcext:value-type="error">
            <text:p>#DIV/0!</text:p>
          </table:table-cell>
          <table:table-cell table:formula="of:=ABS([.F441]-[.F440])" office:value-type="string" office:string-value="" calcext:value-type="error">
            <text:p>#DIV/0!</text:p>
          </table:table-cell>
          <table:table-cell table:formula="of:=IF([.H44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1]+1" office:value-type="float" office:value="435" calcext:value-type="float">
            <text:p>435</text:p>
          </table:table-cell>
          <table:table-cell table:formula="of:=IF([.C441]*[.G441]&lt;0;[.B441];[.F441])" office:value-type="string" office:string-value="" calcext:value-type="error">
            <text:p>#DIV/0!</text:p>
          </table:table-cell>
          <table:table-cell table:formula="of:=[.B442]^3-COS([.B442])+LN([.B442]+5)-20" office:value-type="string" office:string-value="" calcext:value-type="error">
            <text:p>#DIV/0!</text:p>
          </table:table-cell>
          <table:table-cell table:formula="of:=IF([.E441]*[.G441]&lt;0;[.D441];[.F441])" office:value-type="string" office:string-value="" calcext:value-type="error">
            <text:p>#DIV/0!</text:p>
          </table:table-cell>
          <table:table-cell table:formula="of:=[.D442]^3-COS([.D442])+LN([.D442]+5)-20" office:value-type="string" office:string-value="" calcext:value-type="error">
            <text:p>#DIV/0!</text:p>
          </table:table-cell>
          <table:table-cell table:formula="of:=([.B442]*[.E442]-[.D442]*[.C442])/([.E442]-[.C442])" office:value-type="string" office:string-value="" calcext:value-type="error">
            <text:p>#DIV/0!</text:p>
          </table:table-cell>
          <table:table-cell table:formula="of:=[.F442]^3-COS([.F442])+LN([.F442]+5)-20" office:value-type="string" office:string-value="" calcext:value-type="error">
            <text:p>#DIV/0!</text:p>
          </table:table-cell>
          <table:table-cell table:formula="of:=ABS([.F442]-[.F441])" office:value-type="string" office:string-value="" calcext:value-type="error">
            <text:p>#DIV/0!</text:p>
          </table:table-cell>
          <table:table-cell table:formula="of:=IF([.H44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2]+1" office:value-type="float" office:value="436" calcext:value-type="float">
            <text:p>436</text:p>
          </table:table-cell>
          <table:table-cell table:formula="of:=IF([.C442]*[.G442]&lt;0;[.B442];[.F442])" office:value-type="string" office:string-value="" calcext:value-type="error">
            <text:p>#DIV/0!</text:p>
          </table:table-cell>
          <table:table-cell table:formula="of:=[.B443]^3-COS([.B443])+LN([.B443]+5)-20" office:value-type="string" office:string-value="" calcext:value-type="error">
            <text:p>#DIV/0!</text:p>
          </table:table-cell>
          <table:table-cell table:formula="of:=IF([.E442]*[.G442]&lt;0;[.D442];[.F442])" office:value-type="string" office:string-value="" calcext:value-type="error">
            <text:p>#DIV/0!</text:p>
          </table:table-cell>
          <table:table-cell table:formula="of:=[.D443]^3-COS([.D443])+LN([.D443]+5)-20" office:value-type="string" office:string-value="" calcext:value-type="error">
            <text:p>#DIV/0!</text:p>
          </table:table-cell>
          <table:table-cell table:formula="of:=([.B443]*[.E443]-[.D443]*[.C443])/([.E443]-[.C443])" office:value-type="string" office:string-value="" calcext:value-type="error">
            <text:p>#DIV/0!</text:p>
          </table:table-cell>
          <table:table-cell table:formula="of:=[.F443]^3-COS([.F443])+LN([.F443]+5)-20" office:value-type="string" office:string-value="" calcext:value-type="error">
            <text:p>#DIV/0!</text:p>
          </table:table-cell>
          <table:table-cell table:formula="of:=ABS([.F443]-[.F442])" office:value-type="string" office:string-value="" calcext:value-type="error">
            <text:p>#DIV/0!</text:p>
          </table:table-cell>
          <table:table-cell table:formula="of:=IF([.H44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3]+1" office:value-type="float" office:value="437" calcext:value-type="float">
            <text:p>437</text:p>
          </table:table-cell>
          <table:table-cell table:formula="of:=IF([.C443]*[.G443]&lt;0;[.B443];[.F443])" office:value-type="string" office:string-value="" calcext:value-type="error">
            <text:p>#DIV/0!</text:p>
          </table:table-cell>
          <table:table-cell table:formula="of:=[.B444]^3-COS([.B444])+LN([.B444]+5)-20" office:value-type="string" office:string-value="" calcext:value-type="error">
            <text:p>#DIV/0!</text:p>
          </table:table-cell>
          <table:table-cell table:formula="of:=IF([.E443]*[.G443]&lt;0;[.D443];[.F443])" office:value-type="string" office:string-value="" calcext:value-type="error">
            <text:p>#DIV/0!</text:p>
          </table:table-cell>
          <table:table-cell table:formula="of:=[.D444]^3-COS([.D444])+LN([.D444]+5)-20" office:value-type="string" office:string-value="" calcext:value-type="error">
            <text:p>#DIV/0!</text:p>
          </table:table-cell>
          <table:table-cell table:formula="of:=([.B444]*[.E444]-[.D444]*[.C444])/([.E444]-[.C444])" office:value-type="string" office:string-value="" calcext:value-type="error">
            <text:p>#DIV/0!</text:p>
          </table:table-cell>
          <table:table-cell table:formula="of:=[.F444]^3-COS([.F444])+LN([.F444]+5)-20" office:value-type="string" office:string-value="" calcext:value-type="error">
            <text:p>#DIV/0!</text:p>
          </table:table-cell>
          <table:table-cell table:formula="of:=ABS([.F444]-[.F443])" office:value-type="string" office:string-value="" calcext:value-type="error">
            <text:p>#DIV/0!</text:p>
          </table:table-cell>
          <table:table-cell table:formula="of:=IF([.H44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4]+1" office:value-type="float" office:value="438" calcext:value-type="float">
            <text:p>438</text:p>
          </table:table-cell>
          <table:table-cell table:formula="of:=IF([.C444]*[.G444]&lt;0;[.B444];[.F444])" office:value-type="string" office:string-value="" calcext:value-type="error">
            <text:p>#DIV/0!</text:p>
          </table:table-cell>
          <table:table-cell table:formula="of:=[.B445]^3-COS([.B445])+LN([.B445]+5)-20" office:value-type="string" office:string-value="" calcext:value-type="error">
            <text:p>#DIV/0!</text:p>
          </table:table-cell>
          <table:table-cell table:formula="of:=IF([.E444]*[.G444]&lt;0;[.D444];[.F444])" office:value-type="string" office:string-value="" calcext:value-type="error">
            <text:p>#DIV/0!</text:p>
          </table:table-cell>
          <table:table-cell table:formula="of:=[.D445]^3-COS([.D445])+LN([.D445]+5)-20" office:value-type="string" office:string-value="" calcext:value-type="error">
            <text:p>#DIV/0!</text:p>
          </table:table-cell>
          <table:table-cell table:formula="of:=([.B445]*[.E445]-[.D445]*[.C445])/([.E445]-[.C445])" office:value-type="string" office:string-value="" calcext:value-type="error">
            <text:p>#DIV/0!</text:p>
          </table:table-cell>
          <table:table-cell table:formula="of:=[.F445]^3-COS([.F445])+LN([.F445]+5)-20" office:value-type="string" office:string-value="" calcext:value-type="error">
            <text:p>#DIV/0!</text:p>
          </table:table-cell>
          <table:table-cell table:formula="of:=ABS([.F445]-[.F444])" office:value-type="string" office:string-value="" calcext:value-type="error">
            <text:p>#DIV/0!</text:p>
          </table:table-cell>
          <table:table-cell table:formula="of:=IF([.H44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5]+1" office:value-type="float" office:value="439" calcext:value-type="float">
            <text:p>439</text:p>
          </table:table-cell>
          <table:table-cell table:formula="of:=IF([.C445]*[.G445]&lt;0;[.B445];[.F445])" office:value-type="string" office:string-value="" calcext:value-type="error">
            <text:p>#DIV/0!</text:p>
          </table:table-cell>
          <table:table-cell table:formula="of:=[.B446]^3-COS([.B446])+LN([.B446]+5)-20" office:value-type="string" office:string-value="" calcext:value-type="error">
            <text:p>#DIV/0!</text:p>
          </table:table-cell>
          <table:table-cell table:formula="of:=IF([.E445]*[.G445]&lt;0;[.D445];[.F445])" office:value-type="string" office:string-value="" calcext:value-type="error">
            <text:p>#DIV/0!</text:p>
          </table:table-cell>
          <table:table-cell table:formula="of:=[.D446]^3-COS([.D446])+LN([.D446]+5)-20" office:value-type="string" office:string-value="" calcext:value-type="error">
            <text:p>#DIV/0!</text:p>
          </table:table-cell>
          <table:table-cell table:formula="of:=([.B446]*[.E446]-[.D446]*[.C446])/([.E446]-[.C446])" office:value-type="string" office:string-value="" calcext:value-type="error">
            <text:p>#DIV/0!</text:p>
          </table:table-cell>
          <table:table-cell table:formula="of:=[.F446]^3-COS([.F446])+LN([.F446]+5)-20" office:value-type="string" office:string-value="" calcext:value-type="error">
            <text:p>#DIV/0!</text:p>
          </table:table-cell>
          <table:table-cell table:formula="of:=ABS([.F446]-[.F445])" office:value-type="string" office:string-value="" calcext:value-type="error">
            <text:p>#DIV/0!</text:p>
          </table:table-cell>
          <table:table-cell table:formula="of:=IF([.H44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6]+1" office:value-type="float" office:value="440" calcext:value-type="float">
            <text:p>440</text:p>
          </table:table-cell>
          <table:table-cell table:formula="of:=IF([.C446]*[.G446]&lt;0;[.B446];[.F446])" office:value-type="string" office:string-value="" calcext:value-type="error">
            <text:p>#DIV/0!</text:p>
          </table:table-cell>
          <table:table-cell table:formula="of:=[.B447]^3-COS([.B447])+LN([.B447]+5)-20" office:value-type="string" office:string-value="" calcext:value-type="error">
            <text:p>#DIV/0!</text:p>
          </table:table-cell>
          <table:table-cell table:formula="of:=IF([.E446]*[.G446]&lt;0;[.D446];[.F446])" office:value-type="string" office:string-value="" calcext:value-type="error">
            <text:p>#DIV/0!</text:p>
          </table:table-cell>
          <table:table-cell table:formula="of:=[.D447]^3-COS([.D447])+LN([.D447]+5)-20" office:value-type="string" office:string-value="" calcext:value-type="error">
            <text:p>#DIV/0!</text:p>
          </table:table-cell>
          <table:table-cell table:formula="of:=([.B447]*[.E447]-[.D447]*[.C447])/([.E447]-[.C447])" office:value-type="string" office:string-value="" calcext:value-type="error">
            <text:p>#DIV/0!</text:p>
          </table:table-cell>
          <table:table-cell table:formula="of:=[.F447]^3-COS([.F447])+LN([.F447]+5)-20" office:value-type="string" office:string-value="" calcext:value-type="error">
            <text:p>#DIV/0!</text:p>
          </table:table-cell>
          <table:table-cell table:formula="of:=ABS([.F447]-[.F446])" office:value-type="string" office:string-value="" calcext:value-type="error">
            <text:p>#DIV/0!</text:p>
          </table:table-cell>
          <table:table-cell table:formula="of:=IF([.H44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7]+1" office:value-type="float" office:value="441" calcext:value-type="float">
            <text:p>441</text:p>
          </table:table-cell>
          <table:table-cell table:formula="of:=IF([.C447]*[.G447]&lt;0;[.B447];[.F447])" office:value-type="string" office:string-value="" calcext:value-type="error">
            <text:p>#DIV/0!</text:p>
          </table:table-cell>
          <table:table-cell table:formula="of:=[.B448]^3-COS([.B448])+LN([.B448]+5)-20" office:value-type="string" office:string-value="" calcext:value-type="error">
            <text:p>#DIV/0!</text:p>
          </table:table-cell>
          <table:table-cell table:formula="of:=IF([.E447]*[.G447]&lt;0;[.D447];[.F447])" office:value-type="string" office:string-value="" calcext:value-type="error">
            <text:p>#DIV/0!</text:p>
          </table:table-cell>
          <table:table-cell table:formula="of:=[.D448]^3-COS([.D448])+LN([.D448]+5)-20" office:value-type="string" office:string-value="" calcext:value-type="error">
            <text:p>#DIV/0!</text:p>
          </table:table-cell>
          <table:table-cell table:formula="of:=([.B448]*[.E448]-[.D448]*[.C448])/([.E448]-[.C448])" office:value-type="string" office:string-value="" calcext:value-type="error">
            <text:p>#DIV/0!</text:p>
          </table:table-cell>
          <table:table-cell table:formula="of:=[.F448]^3-COS([.F448])+LN([.F448]+5)-20" office:value-type="string" office:string-value="" calcext:value-type="error">
            <text:p>#DIV/0!</text:p>
          </table:table-cell>
          <table:table-cell table:formula="of:=ABS([.F448]-[.F447])" office:value-type="string" office:string-value="" calcext:value-type="error">
            <text:p>#DIV/0!</text:p>
          </table:table-cell>
          <table:table-cell table:formula="of:=IF([.H44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8]+1" office:value-type="float" office:value="442" calcext:value-type="float">
            <text:p>442</text:p>
          </table:table-cell>
          <table:table-cell table:formula="of:=IF([.C448]*[.G448]&lt;0;[.B448];[.F448])" office:value-type="string" office:string-value="" calcext:value-type="error">
            <text:p>#DIV/0!</text:p>
          </table:table-cell>
          <table:table-cell table:formula="of:=[.B449]^3-COS([.B449])+LN([.B449]+5)-20" office:value-type="string" office:string-value="" calcext:value-type="error">
            <text:p>#DIV/0!</text:p>
          </table:table-cell>
          <table:table-cell table:formula="of:=IF([.E448]*[.G448]&lt;0;[.D448];[.F448])" office:value-type="string" office:string-value="" calcext:value-type="error">
            <text:p>#DIV/0!</text:p>
          </table:table-cell>
          <table:table-cell table:formula="of:=[.D449]^3-COS([.D449])+LN([.D449]+5)-20" office:value-type="string" office:string-value="" calcext:value-type="error">
            <text:p>#DIV/0!</text:p>
          </table:table-cell>
          <table:table-cell table:formula="of:=([.B449]*[.E449]-[.D449]*[.C449])/([.E449]-[.C449])" office:value-type="string" office:string-value="" calcext:value-type="error">
            <text:p>#DIV/0!</text:p>
          </table:table-cell>
          <table:table-cell table:formula="of:=[.F449]^3-COS([.F449])+LN([.F449]+5)-20" office:value-type="string" office:string-value="" calcext:value-type="error">
            <text:p>#DIV/0!</text:p>
          </table:table-cell>
          <table:table-cell table:formula="of:=ABS([.F449]-[.F448])" office:value-type="string" office:string-value="" calcext:value-type="error">
            <text:p>#DIV/0!</text:p>
          </table:table-cell>
          <table:table-cell table:formula="of:=IF([.H44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49]+1" office:value-type="float" office:value="443" calcext:value-type="float">
            <text:p>443</text:p>
          </table:table-cell>
          <table:table-cell table:formula="of:=IF([.C449]*[.G449]&lt;0;[.B449];[.F449])" office:value-type="string" office:string-value="" calcext:value-type="error">
            <text:p>#DIV/0!</text:p>
          </table:table-cell>
          <table:table-cell table:formula="of:=[.B450]^3-COS([.B450])+LN([.B450]+5)-20" office:value-type="string" office:string-value="" calcext:value-type="error">
            <text:p>#DIV/0!</text:p>
          </table:table-cell>
          <table:table-cell table:formula="of:=IF([.E449]*[.G449]&lt;0;[.D449];[.F449])" office:value-type="string" office:string-value="" calcext:value-type="error">
            <text:p>#DIV/0!</text:p>
          </table:table-cell>
          <table:table-cell table:formula="of:=[.D450]^3-COS([.D450])+LN([.D450]+5)-20" office:value-type="string" office:string-value="" calcext:value-type="error">
            <text:p>#DIV/0!</text:p>
          </table:table-cell>
          <table:table-cell table:formula="of:=([.B450]*[.E450]-[.D450]*[.C450])/([.E450]-[.C450])" office:value-type="string" office:string-value="" calcext:value-type="error">
            <text:p>#DIV/0!</text:p>
          </table:table-cell>
          <table:table-cell table:formula="of:=[.F450]^3-COS([.F450])+LN([.F450]+5)-20" office:value-type="string" office:string-value="" calcext:value-type="error">
            <text:p>#DIV/0!</text:p>
          </table:table-cell>
          <table:table-cell table:formula="of:=ABS([.F450]-[.F449])" office:value-type="string" office:string-value="" calcext:value-type="error">
            <text:p>#DIV/0!</text:p>
          </table:table-cell>
          <table:table-cell table:formula="of:=IF([.H45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0]+1" office:value-type="float" office:value="444" calcext:value-type="float">
            <text:p>444</text:p>
          </table:table-cell>
          <table:table-cell table:formula="of:=IF([.C450]*[.G450]&lt;0;[.B450];[.F450])" office:value-type="string" office:string-value="" calcext:value-type="error">
            <text:p>#DIV/0!</text:p>
          </table:table-cell>
          <table:table-cell table:formula="of:=[.B451]^3-COS([.B451])+LN([.B451]+5)-20" office:value-type="string" office:string-value="" calcext:value-type="error">
            <text:p>#DIV/0!</text:p>
          </table:table-cell>
          <table:table-cell table:formula="of:=IF([.E450]*[.G450]&lt;0;[.D450];[.F450])" office:value-type="string" office:string-value="" calcext:value-type="error">
            <text:p>#DIV/0!</text:p>
          </table:table-cell>
          <table:table-cell table:formula="of:=[.D451]^3-COS([.D451])+LN([.D451]+5)-20" office:value-type="string" office:string-value="" calcext:value-type="error">
            <text:p>#DIV/0!</text:p>
          </table:table-cell>
          <table:table-cell table:formula="of:=([.B451]*[.E451]-[.D451]*[.C451])/([.E451]-[.C451])" office:value-type="string" office:string-value="" calcext:value-type="error">
            <text:p>#DIV/0!</text:p>
          </table:table-cell>
          <table:table-cell table:formula="of:=[.F451]^3-COS([.F451])+LN([.F451]+5)-20" office:value-type="string" office:string-value="" calcext:value-type="error">
            <text:p>#DIV/0!</text:p>
          </table:table-cell>
          <table:table-cell table:formula="of:=ABS([.F451]-[.F450])" office:value-type="string" office:string-value="" calcext:value-type="error">
            <text:p>#DIV/0!</text:p>
          </table:table-cell>
          <table:table-cell table:formula="of:=IF([.H45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1]+1" office:value-type="float" office:value="445" calcext:value-type="float">
            <text:p>445</text:p>
          </table:table-cell>
          <table:table-cell table:formula="of:=IF([.C451]*[.G451]&lt;0;[.B451];[.F451])" office:value-type="string" office:string-value="" calcext:value-type="error">
            <text:p>#DIV/0!</text:p>
          </table:table-cell>
          <table:table-cell table:formula="of:=[.B452]^3-COS([.B452])+LN([.B452]+5)-20" office:value-type="string" office:string-value="" calcext:value-type="error">
            <text:p>#DIV/0!</text:p>
          </table:table-cell>
          <table:table-cell table:formula="of:=IF([.E451]*[.G451]&lt;0;[.D451];[.F451])" office:value-type="string" office:string-value="" calcext:value-type="error">
            <text:p>#DIV/0!</text:p>
          </table:table-cell>
          <table:table-cell table:formula="of:=[.D452]^3-COS([.D452])+LN([.D452]+5)-20" office:value-type="string" office:string-value="" calcext:value-type="error">
            <text:p>#DIV/0!</text:p>
          </table:table-cell>
          <table:table-cell table:formula="of:=([.B452]*[.E452]-[.D452]*[.C452])/([.E452]-[.C452])" office:value-type="string" office:string-value="" calcext:value-type="error">
            <text:p>#DIV/0!</text:p>
          </table:table-cell>
          <table:table-cell table:formula="of:=[.F452]^3-COS([.F452])+LN([.F452]+5)-20" office:value-type="string" office:string-value="" calcext:value-type="error">
            <text:p>#DIV/0!</text:p>
          </table:table-cell>
          <table:table-cell table:formula="of:=ABS([.F452]-[.F451])" office:value-type="string" office:string-value="" calcext:value-type="error">
            <text:p>#DIV/0!</text:p>
          </table:table-cell>
          <table:table-cell table:formula="of:=IF([.H45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2]+1" office:value-type="float" office:value="446" calcext:value-type="float">
            <text:p>446</text:p>
          </table:table-cell>
          <table:table-cell table:formula="of:=IF([.C452]*[.G452]&lt;0;[.B452];[.F452])" office:value-type="string" office:string-value="" calcext:value-type="error">
            <text:p>#DIV/0!</text:p>
          </table:table-cell>
          <table:table-cell table:formula="of:=[.B453]^3-COS([.B453])+LN([.B453]+5)-20" office:value-type="string" office:string-value="" calcext:value-type="error">
            <text:p>#DIV/0!</text:p>
          </table:table-cell>
          <table:table-cell table:formula="of:=IF([.E452]*[.G452]&lt;0;[.D452];[.F452])" office:value-type="string" office:string-value="" calcext:value-type="error">
            <text:p>#DIV/0!</text:p>
          </table:table-cell>
          <table:table-cell table:formula="of:=[.D453]^3-COS([.D453])+LN([.D453]+5)-20" office:value-type="string" office:string-value="" calcext:value-type="error">
            <text:p>#DIV/0!</text:p>
          </table:table-cell>
          <table:table-cell table:formula="of:=([.B453]*[.E453]-[.D453]*[.C453])/([.E453]-[.C453])" office:value-type="string" office:string-value="" calcext:value-type="error">
            <text:p>#DIV/0!</text:p>
          </table:table-cell>
          <table:table-cell table:formula="of:=[.F453]^3-COS([.F453])+LN([.F453]+5)-20" office:value-type="string" office:string-value="" calcext:value-type="error">
            <text:p>#DIV/0!</text:p>
          </table:table-cell>
          <table:table-cell table:formula="of:=ABS([.F453]-[.F452])" office:value-type="string" office:string-value="" calcext:value-type="error">
            <text:p>#DIV/0!</text:p>
          </table:table-cell>
          <table:table-cell table:formula="of:=IF([.H45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3]+1" office:value-type="float" office:value="447" calcext:value-type="float">
            <text:p>447</text:p>
          </table:table-cell>
          <table:table-cell table:formula="of:=IF([.C453]*[.G453]&lt;0;[.B453];[.F453])" office:value-type="string" office:string-value="" calcext:value-type="error">
            <text:p>#DIV/0!</text:p>
          </table:table-cell>
          <table:table-cell table:formula="of:=[.B454]^3-COS([.B454])+LN([.B454]+5)-20" office:value-type="string" office:string-value="" calcext:value-type="error">
            <text:p>#DIV/0!</text:p>
          </table:table-cell>
          <table:table-cell table:formula="of:=IF([.E453]*[.G453]&lt;0;[.D453];[.F453])" office:value-type="string" office:string-value="" calcext:value-type="error">
            <text:p>#DIV/0!</text:p>
          </table:table-cell>
          <table:table-cell table:formula="of:=[.D454]^3-COS([.D454])+LN([.D454]+5)-20" office:value-type="string" office:string-value="" calcext:value-type="error">
            <text:p>#DIV/0!</text:p>
          </table:table-cell>
          <table:table-cell table:formula="of:=([.B454]*[.E454]-[.D454]*[.C454])/([.E454]-[.C454])" office:value-type="string" office:string-value="" calcext:value-type="error">
            <text:p>#DIV/0!</text:p>
          </table:table-cell>
          <table:table-cell table:formula="of:=[.F454]^3-COS([.F454])+LN([.F454]+5)-20" office:value-type="string" office:string-value="" calcext:value-type="error">
            <text:p>#DIV/0!</text:p>
          </table:table-cell>
          <table:table-cell table:formula="of:=ABS([.F454]-[.F453])" office:value-type="string" office:string-value="" calcext:value-type="error">
            <text:p>#DIV/0!</text:p>
          </table:table-cell>
          <table:table-cell table:formula="of:=IF([.H45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4]+1" office:value-type="float" office:value="448" calcext:value-type="float">
            <text:p>448</text:p>
          </table:table-cell>
          <table:table-cell table:formula="of:=IF([.C454]*[.G454]&lt;0;[.B454];[.F454])" office:value-type="string" office:string-value="" calcext:value-type="error">
            <text:p>#DIV/0!</text:p>
          </table:table-cell>
          <table:table-cell table:formula="of:=[.B455]^3-COS([.B455])+LN([.B455]+5)-20" office:value-type="string" office:string-value="" calcext:value-type="error">
            <text:p>#DIV/0!</text:p>
          </table:table-cell>
          <table:table-cell table:formula="of:=IF([.E454]*[.G454]&lt;0;[.D454];[.F454])" office:value-type="string" office:string-value="" calcext:value-type="error">
            <text:p>#DIV/0!</text:p>
          </table:table-cell>
          <table:table-cell table:formula="of:=[.D455]^3-COS([.D455])+LN([.D455]+5)-20" office:value-type="string" office:string-value="" calcext:value-type="error">
            <text:p>#DIV/0!</text:p>
          </table:table-cell>
          <table:table-cell table:formula="of:=([.B455]*[.E455]-[.D455]*[.C455])/([.E455]-[.C455])" office:value-type="string" office:string-value="" calcext:value-type="error">
            <text:p>#DIV/0!</text:p>
          </table:table-cell>
          <table:table-cell table:formula="of:=[.F455]^3-COS([.F455])+LN([.F455]+5)-20" office:value-type="string" office:string-value="" calcext:value-type="error">
            <text:p>#DIV/0!</text:p>
          </table:table-cell>
          <table:table-cell table:formula="of:=ABS([.F455]-[.F454])" office:value-type="string" office:string-value="" calcext:value-type="error">
            <text:p>#DIV/0!</text:p>
          </table:table-cell>
          <table:table-cell table:formula="of:=IF([.H45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5]+1" office:value-type="float" office:value="449" calcext:value-type="float">
            <text:p>449</text:p>
          </table:table-cell>
          <table:table-cell table:formula="of:=IF([.C455]*[.G455]&lt;0;[.B455];[.F455])" office:value-type="string" office:string-value="" calcext:value-type="error">
            <text:p>#DIV/0!</text:p>
          </table:table-cell>
          <table:table-cell table:formula="of:=[.B456]^3-COS([.B456])+LN([.B456]+5)-20" office:value-type="string" office:string-value="" calcext:value-type="error">
            <text:p>#DIV/0!</text:p>
          </table:table-cell>
          <table:table-cell table:formula="of:=IF([.E455]*[.G455]&lt;0;[.D455];[.F455])" office:value-type="string" office:string-value="" calcext:value-type="error">
            <text:p>#DIV/0!</text:p>
          </table:table-cell>
          <table:table-cell table:formula="of:=[.D456]^3-COS([.D456])+LN([.D456]+5)-20" office:value-type="string" office:string-value="" calcext:value-type="error">
            <text:p>#DIV/0!</text:p>
          </table:table-cell>
          <table:table-cell table:formula="of:=([.B456]*[.E456]-[.D456]*[.C456])/([.E456]-[.C456])" office:value-type="string" office:string-value="" calcext:value-type="error">
            <text:p>#DIV/0!</text:p>
          </table:table-cell>
          <table:table-cell table:formula="of:=[.F456]^3-COS([.F456])+LN([.F456]+5)-20" office:value-type="string" office:string-value="" calcext:value-type="error">
            <text:p>#DIV/0!</text:p>
          </table:table-cell>
          <table:table-cell table:formula="of:=ABS([.F456]-[.F455])" office:value-type="string" office:string-value="" calcext:value-type="error">
            <text:p>#DIV/0!</text:p>
          </table:table-cell>
          <table:table-cell table:formula="of:=IF([.H45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6]+1" office:value-type="float" office:value="450" calcext:value-type="float">
            <text:p>450</text:p>
          </table:table-cell>
          <table:table-cell table:formula="of:=IF([.C456]*[.G456]&lt;0;[.B456];[.F456])" office:value-type="string" office:string-value="" calcext:value-type="error">
            <text:p>#DIV/0!</text:p>
          </table:table-cell>
          <table:table-cell table:formula="of:=[.B457]^3-COS([.B457])+LN([.B457]+5)-20" office:value-type="string" office:string-value="" calcext:value-type="error">
            <text:p>#DIV/0!</text:p>
          </table:table-cell>
          <table:table-cell table:formula="of:=IF([.E456]*[.G456]&lt;0;[.D456];[.F456])" office:value-type="string" office:string-value="" calcext:value-type="error">
            <text:p>#DIV/0!</text:p>
          </table:table-cell>
          <table:table-cell table:formula="of:=[.D457]^3-COS([.D457])+LN([.D457]+5)-20" office:value-type="string" office:string-value="" calcext:value-type="error">
            <text:p>#DIV/0!</text:p>
          </table:table-cell>
          <table:table-cell table:formula="of:=([.B457]*[.E457]-[.D457]*[.C457])/([.E457]-[.C457])" office:value-type="string" office:string-value="" calcext:value-type="error">
            <text:p>#DIV/0!</text:p>
          </table:table-cell>
          <table:table-cell table:formula="of:=[.F457]^3-COS([.F457])+LN([.F457]+5)-20" office:value-type="string" office:string-value="" calcext:value-type="error">
            <text:p>#DIV/0!</text:p>
          </table:table-cell>
          <table:table-cell table:formula="of:=ABS([.F457]-[.F456])" office:value-type="string" office:string-value="" calcext:value-type="error">
            <text:p>#DIV/0!</text:p>
          </table:table-cell>
          <table:table-cell table:formula="of:=IF([.H45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7]+1" office:value-type="float" office:value="451" calcext:value-type="float">
            <text:p>451</text:p>
          </table:table-cell>
          <table:table-cell table:formula="of:=IF([.C457]*[.G457]&lt;0;[.B457];[.F457])" office:value-type="string" office:string-value="" calcext:value-type="error">
            <text:p>#DIV/0!</text:p>
          </table:table-cell>
          <table:table-cell table:formula="of:=[.B458]^3-COS([.B458])+LN([.B458]+5)-20" office:value-type="string" office:string-value="" calcext:value-type="error">
            <text:p>#DIV/0!</text:p>
          </table:table-cell>
          <table:table-cell table:formula="of:=IF([.E457]*[.G457]&lt;0;[.D457];[.F457])" office:value-type="string" office:string-value="" calcext:value-type="error">
            <text:p>#DIV/0!</text:p>
          </table:table-cell>
          <table:table-cell table:formula="of:=[.D458]^3-COS([.D458])+LN([.D458]+5)-20" office:value-type="string" office:string-value="" calcext:value-type="error">
            <text:p>#DIV/0!</text:p>
          </table:table-cell>
          <table:table-cell table:formula="of:=([.B458]*[.E458]-[.D458]*[.C458])/([.E458]-[.C458])" office:value-type="string" office:string-value="" calcext:value-type="error">
            <text:p>#DIV/0!</text:p>
          </table:table-cell>
          <table:table-cell table:formula="of:=[.F458]^3-COS([.F458])+LN([.F458]+5)-20" office:value-type="string" office:string-value="" calcext:value-type="error">
            <text:p>#DIV/0!</text:p>
          </table:table-cell>
          <table:table-cell table:formula="of:=ABS([.F458]-[.F457])" office:value-type="string" office:string-value="" calcext:value-type="error">
            <text:p>#DIV/0!</text:p>
          </table:table-cell>
          <table:table-cell table:formula="of:=IF([.H45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8]+1" office:value-type="float" office:value="452" calcext:value-type="float">
            <text:p>452</text:p>
          </table:table-cell>
          <table:table-cell table:formula="of:=IF([.C458]*[.G458]&lt;0;[.B458];[.F458])" office:value-type="string" office:string-value="" calcext:value-type="error">
            <text:p>#DIV/0!</text:p>
          </table:table-cell>
          <table:table-cell table:formula="of:=[.B459]^3-COS([.B459])+LN([.B459]+5)-20" office:value-type="string" office:string-value="" calcext:value-type="error">
            <text:p>#DIV/0!</text:p>
          </table:table-cell>
          <table:table-cell table:formula="of:=IF([.E458]*[.G458]&lt;0;[.D458];[.F458])" office:value-type="string" office:string-value="" calcext:value-type="error">
            <text:p>#DIV/0!</text:p>
          </table:table-cell>
          <table:table-cell table:formula="of:=[.D459]^3-COS([.D459])+LN([.D459]+5)-20" office:value-type="string" office:string-value="" calcext:value-type="error">
            <text:p>#DIV/0!</text:p>
          </table:table-cell>
          <table:table-cell table:formula="of:=([.B459]*[.E459]-[.D459]*[.C459])/([.E459]-[.C459])" office:value-type="string" office:string-value="" calcext:value-type="error">
            <text:p>#DIV/0!</text:p>
          </table:table-cell>
          <table:table-cell table:formula="of:=[.F459]^3-COS([.F459])+LN([.F459]+5)-20" office:value-type="string" office:string-value="" calcext:value-type="error">
            <text:p>#DIV/0!</text:p>
          </table:table-cell>
          <table:table-cell table:formula="of:=ABS([.F459]-[.F458])" office:value-type="string" office:string-value="" calcext:value-type="error">
            <text:p>#DIV/0!</text:p>
          </table:table-cell>
          <table:table-cell table:formula="of:=IF([.H45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59]+1" office:value-type="float" office:value="453" calcext:value-type="float">
            <text:p>453</text:p>
          </table:table-cell>
          <table:table-cell table:formula="of:=IF([.C459]*[.G459]&lt;0;[.B459];[.F459])" office:value-type="string" office:string-value="" calcext:value-type="error">
            <text:p>#DIV/0!</text:p>
          </table:table-cell>
          <table:table-cell table:formula="of:=[.B460]^3-COS([.B460])+LN([.B460]+5)-20" office:value-type="string" office:string-value="" calcext:value-type="error">
            <text:p>#DIV/0!</text:p>
          </table:table-cell>
          <table:table-cell table:formula="of:=IF([.E459]*[.G459]&lt;0;[.D459];[.F459])" office:value-type="string" office:string-value="" calcext:value-type="error">
            <text:p>#DIV/0!</text:p>
          </table:table-cell>
          <table:table-cell table:formula="of:=[.D460]^3-COS([.D460])+LN([.D460]+5)-20" office:value-type="string" office:string-value="" calcext:value-type="error">
            <text:p>#DIV/0!</text:p>
          </table:table-cell>
          <table:table-cell table:formula="of:=([.B460]*[.E460]-[.D460]*[.C460])/([.E460]-[.C460])" office:value-type="string" office:string-value="" calcext:value-type="error">
            <text:p>#DIV/0!</text:p>
          </table:table-cell>
          <table:table-cell table:formula="of:=[.F460]^3-COS([.F460])+LN([.F460]+5)-20" office:value-type="string" office:string-value="" calcext:value-type="error">
            <text:p>#DIV/0!</text:p>
          </table:table-cell>
          <table:table-cell table:formula="of:=ABS([.F460]-[.F459])" office:value-type="string" office:string-value="" calcext:value-type="error">
            <text:p>#DIV/0!</text:p>
          </table:table-cell>
          <table:table-cell table:formula="of:=IF([.H46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0]+1" office:value-type="float" office:value="454" calcext:value-type="float">
            <text:p>454</text:p>
          </table:table-cell>
          <table:table-cell table:formula="of:=IF([.C460]*[.G460]&lt;0;[.B460];[.F460])" office:value-type="string" office:string-value="" calcext:value-type="error">
            <text:p>#DIV/0!</text:p>
          </table:table-cell>
          <table:table-cell table:formula="of:=[.B461]^3-COS([.B461])+LN([.B461]+5)-20" office:value-type="string" office:string-value="" calcext:value-type="error">
            <text:p>#DIV/0!</text:p>
          </table:table-cell>
          <table:table-cell table:formula="of:=IF([.E460]*[.G460]&lt;0;[.D460];[.F460])" office:value-type="string" office:string-value="" calcext:value-type="error">
            <text:p>#DIV/0!</text:p>
          </table:table-cell>
          <table:table-cell table:formula="of:=[.D461]^3-COS([.D461])+LN([.D461]+5)-20" office:value-type="string" office:string-value="" calcext:value-type="error">
            <text:p>#DIV/0!</text:p>
          </table:table-cell>
          <table:table-cell table:formula="of:=([.B461]*[.E461]-[.D461]*[.C461])/([.E461]-[.C461])" office:value-type="string" office:string-value="" calcext:value-type="error">
            <text:p>#DIV/0!</text:p>
          </table:table-cell>
          <table:table-cell table:formula="of:=[.F461]^3-COS([.F461])+LN([.F461]+5)-20" office:value-type="string" office:string-value="" calcext:value-type="error">
            <text:p>#DIV/0!</text:p>
          </table:table-cell>
          <table:table-cell table:formula="of:=ABS([.F461]-[.F460])" office:value-type="string" office:string-value="" calcext:value-type="error">
            <text:p>#DIV/0!</text:p>
          </table:table-cell>
          <table:table-cell table:formula="of:=IF([.H46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1]+1" office:value-type="float" office:value="455" calcext:value-type="float">
            <text:p>455</text:p>
          </table:table-cell>
          <table:table-cell table:formula="of:=IF([.C461]*[.G461]&lt;0;[.B461];[.F461])" office:value-type="string" office:string-value="" calcext:value-type="error">
            <text:p>#DIV/0!</text:p>
          </table:table-cell>
          <table:table-cell table:formula="of:=[.B462]^3-COS([.B462])+LN([.B462]+5)-20" office:value-type="string" office:string-value="" calcext:value-type="error">
            <text:p>#DIV/0!</text:p>
          </table:table-cell>
          <table:table-cell table:formula="of:=IF([.E461]*[.G461]&lt;0;[.D461];[.F461])" office:value-type="string" office:string-value="" calcext:value-type="error">
            <text:p>#DIV/0!</text:p>
          </table:table-cell>
          <table:table-cell table:formula="of:=[.D462]^3-COS([.D462])+LN([.D462]+5)-20" office:value-type="string" office:string-value="" calcext:value-type="error">
            <text:p>#DIV/0!</text:p>
          </table:table-cell>
          <table:table-cell table:formula="of:=([.B462]*[.E462]-[.D462]*[.C462])/([.E462]-[.C462])" office:value-type="string" office:string-value="" calcext:value-type="error">
            <text:p>#DIV/0!</text:p>
          </table:table-cell>
          <table:table-cell table:formula="of:=[.F462]^3-COS([.F462])+LN([.F462]+5)-20" office:value-type="string" office:string-value="" calcext:value-type="error">
            <text:p>#DIV/0!</text:p>
          </table:table-cell>
          <table:table-cell table:formula="of:=ABS([.F462]-[.F461])" office:value-type="string" office:string-value="" calcext:value-type="error">
            <text:p>#DIV/0!</text:p>
          </table:table-cell>
          <table:table-cell table:formula="of:=IF([.H46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2]+1" office:value-type="float" office:value="456" calcext:value-type="float">
            <text:p>456</text:p>
          </table:table-cell>
          <table:table-cell table:formula="of:=IF([.C462]*[.G462]&lt;0;[.B462];[.F462])" office:value-type="string" office:string-value="" calcext:value-type="error">
            <text:p>#DIV/0!</text:p>
          </table:table-cell>
          <table:table-cell table:formula="of:=[.B463]^3-COS([.B463])+LN([.B463]+5)-20" office:value-type="string" office:string-value="" calcext:value-type="error">
            <text:p>#DIV/0!</text:p>
          </table:table-cell>
          <table:table-cell table:formula="of:=IF([.E462]*[.G462]&lt;0;[.D462];[.F462])" office:value-type="string" office:string-value="" calcext:value-type="error">
            <text:p>#DIV/0!</text:p>
          </table:table-cell>
          <table:table-cell table:formula="of:=[.D463]^3-COS([.D463])+LN([.D463]+5)-20" office:value-type="string" office:string-value="" calcext:value-type="error">
            <text:p>#DIV/0!</text:p>
          </table:table-cell>
          <table:table-cell table:formula="of:=([.B463]*[.E463]-[.D463]*[.C463])/([.E463]-[.C463])" office:value-type="string" office:string-value="" calcext:value-type="error">
            <text:p>#DIV/0!</text:p>
          </table:table-cell>
          <table:table-cell table:formula="of:=[.F463]^3-COS([.F463])+LN([.F463]+5)-20" office:value-type="string" office:string-value="" calcext:value-type="error">
            <text:p>#DIV/0!</text:p>
          </table:table-cell>
          <table:table-cell table:formula="of:=ABS([.F463]-[.F462])" office:value-type="string" office:string-value="" calcext:value-type="error">
            <text:p>#DIV/0!</text:p>
          </table:table-cell>
          <table:table-cell table:formula="of:=IF([.H46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3]+1" office:value-type="float" office:value="457" calcext:value-type="float">
            <text:p>457</text:p>
          </table:table-cell>
          <table:table-cell table:formula="of:=IF([.C463]*[.G463]&lt;0;[.B463];[.F463])" office:value-type="string" office:string-value="" calcext:value-type="error">
            <text:p>#DIV/0!</text:p>
          </table:table-cell>
          <table:table-cell table:formula="of:=[.B464]^3-COS([.B464])+LN([.B464]+5)-20" office:value-type="string" office:string-value="" calcext:value-type="error">
            <text:p>#DIV/0!</text:p>
          </table:table-cell>
          <table:table-cell table:formula="of:=IF([.E463]*[.G463]&lt;0;[.D463];[.F463])" office:value-type="string" office:string-value="" calcext:value-type="error">
            <text:p>#DIV/0!</text:p>
          </table:table-cell>
          <table:table-cell table:formula="of:=[.D464]^3-COS([.D464])+LN([.D464]+5)-20" office:value-type="string" office:string-value="" calcext:value-type="error">
            <text:p>#DIV/0!</text:p>
          </table:table-cell>
          <table:table-cell table:formula="of:=([.B464]*[.E464]-[.D464]*[.C464])/([.E464]-[.C464])" office:value-type="string" office:string-value="" calcext:value-type="error">
            <text:p>#DIV/0!</text:p>
          </table:table-cell>
          <table:table-cell table:formula="of:=[.F464]^3-COS([.F464])+LN([.F464]+5)-20" office:value-type="string" office:string-value="" calcext:value-type="error">
            <text:p>#DIV/0!</text:p>
          </table:table-cell>
          <table:table-cell table:formula="of:=ABS([.F464]-[.F463])" office:value-type="string" office:string-value="" calcext:value-type="error">
            <text:p>#DIV/0!</text:p>
          </table:table-cell>
          <table:table-cell table:formula="of:=IF([.H46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4]+1" office:value-type="float" office:value="458" calcext:value-type="float">
            <text:p>458</text:p>
          </table:table-cell>
          <table:table-cell table:formula="of:=IF([.C464]*[.G464]&lt;0;[.B464];[.F464])" office:value-type="string" office:string-value="" calcext:value-type="error">
            <text:p>#DIV/0!</text:p>
          </table:table-cell>
          <table:table-cell table:formula="of:=[.B465]^3-COS([.B465])+LN([.B465]+5)-20" office:value-type="string" office:string-value="" calcext:value-type="error">
            <text:p>#DIV/0!</text:p>
          </table:table-cell>
          <table:table-cell table:formula="of:=IF([.E464]*[.G464]&lt;0;[.D464];[.F464])" office:value-type="string" office:string-value="" calcext:value-type="error">
            <text:p>#DIV/0!</text:p>
          </table:table-cell>
          <table:table-cell table:formula="of:=[.D465]^3-COS([.D465])+LN([.D465]+5)-20" office:value-type="string" office:string-value="" calcext:value-type="error">
            <text:p>#DIV/0!</text:p>
          </table:table-cell>
          <table:table-cell table:formula="of:=([.B465]*[.E465]-[.D465]*[.C465])/([.E465]-[.C465])" office:value-type="string" office:string-value="" calcext:value-type="error">
            <text:p>#DIV/0!</text:p>
          </table:table-cell>
          <table:table-cell table:formula="of:=[.F465]^3-COS([.F465])+LN([.F465]+5)-20" office:value-type="string" office:string-value="" calcext:value-type="error">
            <text:p>#DIV/0!</text:p>
          </table:table-cell>
          <table:table-cell table:formula="of:=ABS([.F465]-[.F464])" office:value-type="string" office:string-value="" calcext:value-type="error">
            <text:p>#DIV/0!</text:p>
          </table:table-cell>
          <table:table-cell table:formula="of:=IF([.H46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5]+1" office:value-type="float" office:value="459" calcext:value-type="float">
            <text:p>459</text:p>
          </table:table-cell>
          <table:table-cell table:formula="of:=IF([.C465]*[.G465]&lt;0;[.B465];[.F465])" office:value-type="string" office:string-value="" calcext:value-type="error">
            <text:p>#DIV/0!</text:p>
          </table:table-cell>
          <table:table-cell table:formula="of:=[.B466]^3-COS([.B466])+LN([.B466]+5)-20" office:value-type="string" office:string-value="" calcext:value-type="error">
            <text:p>#DIV/0!</text:p>
          </table:table-cell>
          <table:table-cell table:formula="of:=IF([.E465]*[.G465]&lt;0;[.D465];[.F465])" office:value-type="string" office:string-value="" calcext:value-type="error">
            <text:p>#DIV/0!</text:p>
          </table:table-cell>
          <table:table-cell table:formula="of:=[.D466]^3-COS([.D466])+LN([.D466]+5)-20" office:value-type="string" office:string-value="" calcext:value-type="error">
            <text:p>#DIV/0!</text:p>
          </table:table-cell>
          <table:table-cell table:formula="of:=([.B466]*[.E466]-[.D466]*[.C466])/([.E466]-[.C466])" office:value-type="string" office:string-value="" calcext:value-type="error">
            <text:p>#DIV/0!</text:p>
          </table:table-cell>
          <table:table-cell table:formula="of:=[.F466]^3-COS([.F466])+LN([.F466]+5)-20" office:value-type="string" office:string-value="" calcext:value-type="error">
            <text:p>#DIV/0!</text:p>
          </table:table-cell>
          <table:table-cell table:formula="of:=ABS([.F466]-[.F465])" office:value-type="string" office:string-value="" calcext:value-type="error">
            <text:p>#DIV/0!</text:p>
          </table:table-cell>
          <table:table-cell table:formula="of:=IF([.H46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6]+1" office:value-type="float" office:value="460" calcext:value-type="float">
            <text:p>460</text:p>
          </table:table-cell>
          <table:table-cell table:formula="of:=IF([.C466]*[.G466]&lt;0;[.B466];[.F466])" office:value-type="string" office:string-value="" calcext:value-type="error">
            <text:p>#DIV/0!</text:p>
          </table:table-cell>
          <table:table-cell table:formula="of:=[.B467]^3-COS([.B467])+LN([.B467]+5)-20" office:value-type="string" office:string-value="" calcext:value-type="error">
            <text:p>#DIV/0!</text:p>
          </table:table-cell>
          <table:table-cell table:formula="of:=IF([.E466]*[.G466]&lt;0;[.D466];[.F466])" office:value-type="string" office:string-value="" calcext:value-type="error">
            <text:p>#DIV/0!</text:p>
          </table:table-cell>
          <table:table-cell table:formula="of:=[.D467]^3-COS([.D467])+LN([.D467]+5)-20" office:value-type="string" office:string-value="" calcext:value-type="error">
            <text:p>#DIV/0!</text:p>
          </table:table-cell>
          <table:table-cell table:formula="of:=([.B467]*[.E467]-[.D467]*[.C467])/([.E467]-[.C467])" office:value-type="string" office:string-value="" calcext:value-type="error">
            <text:p>#DIV/0!</text:p>
          </table:table-cell>
          <table:table-cell table:formula="of:=[.F467]^3-COS([.F467])+LN([.F467]+5)-20" office:value-type="string" office:string-value="" calcext:value-type="error">
            <text:p>#DIV/0!</text:p>
          </table:table-cell>
          <table:table-cell table:formula="of:=ABS([.F467]-[.F466])" office:value-type="string" office:string-value="" calcext:value-type="error">
            <text:p>#DIV/0!</text:p>
          </table:table-cell>
          <table:table-cell table:formula="of:=IF([.H46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7]+1" office:value-type="float" office:value="461" calcext:value-type="float">
            <text:p>461</text:p>
          </table:table-cell>
          <table:table-cell table:formula="of:=IF([.C467]*[.G467]&lt;0;[.B467];[.F467])" office:value-type="string" office:string-value="" calcext:value-type="error">
            <text:p>#DIV/0!</text:p>
          </table:table-cell>
          <table:table-cell table:formula="of:=[.B468]^3-COS([.B468])+LN([.B468]+5)-20" office:value-type="string" office:string-value="" calcext:value-type="error">
            <text:p>#DIV/0!</text:p>
          </table:table-cell>
          <table:table-cell table:formula="of:=IF([.E467]*[.G467]&lt;0;[.D467];[.F467])" office:value-type="string" office:string-value="" calcext:value-type="error">
            <text:p>#DIV/0!</text:p>
          </table:table-cell>
          <table:table-cell table:formula="of:=[.D468]^3-COS([.D468])+LN([.D468]+5)-20" office:value-type="string" office:string-value="" calcext:value-type="error">
            <text:p>#DIV/0!</text:p>
          </table:table-cell>
          <table:table-cell table:formula="of:=([.B468]*[.E468]-[.D468]*[.C468])/([.E468]-[.C468])" office:value-type="string" office:string-value="" calcext:value-type="error">
            <text:p>#DIV/0!</text:p>
          </table:table-cell>
          <table:table-cell table:formula="of:=[.F468]^3-COS([.F468])+LN([.F468]+5)-20" office:value-type="string" office:string-value="" calcext:value-type="error">
            <text:p>#DIV/0!</text:p>
          </table:table-cell>
          <table:table-cell table:formula="of:=ABS([.F468]-[.F467])" office:value-type="string" office:string-value="" calcext:value-type="error">
            <text:p>#DIV/0!</text:p>
          </table:table-cell>
          <table:table-cell table:formula="of:=IF([.H46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8]+1" office:value-type="float" office:value="462" calcext:value-type="float">
            <text:p>462</text:p>
          </table:table-cell>
          <table:table-cell table:formula="of:=IF([.C468]*[.G468]&lt;0;[.B468];[.F468])" office:value-type="string" office:string-value="" calcext:value-type="error">
            <text:p>#DIV/0!</text:p>
          </table:table-cell>
          <table:table-cell table:formula="of:=[.B469]^3-COS([.B469])+LN([.B469]+5)-20" office:value-type="string" office:string-value="" calcext:value-type="error">
            <text:p>#DIV/0!</text:p>
          </table:table-cell>
          <table:table-cell table:formula="of:=IF([.E468]*[.G468]&lt;0;[.D468];[.F468])" office:value-type="string" office:string-value="" calcext:value-type="error">
            <text:p>#DIV/0!</text:p>
          </table:table-cell>
          <table:table-cell table:formula="of:=[.D469]^3-COS([.D469])+LN([.D469]+5)-20" office:value-type="string" office:string-value="" calcext:value-type="error">
            <text:p>#DIV/0!</text:p>
          </table:table-cell>
          <table:table-cell table:formula="of:=([.B469]*[.E469]-[.D469]*[.C469])/([.E469]-[.C469])" office:value-type="string" office:string-value="" calcext:value-type="error">
            <text:p>#DIV/0!</text:p>
          </table:table-cell>
          <table:table-cell table:formula="of:=[.F469]^3-COS([.F469])+LN([.F469]+5)-20" office:value-type="string" office:string-value="" calcext:value-type="error">
            <text:p>#DIV/0!</text:p>
          </table:table-cell>
          <table:table-cell table:formula="of:=ABS([.F469]-[.F468])" office:value-type="string" office:string-value="" calcext:value-type="error">
            <text:p>#DIV/0!</text:p>
          </table:table-cell>
          <table:table-cell table:formula="of:=IF([.H46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69]+1" office:value-type="float" office:value="463" calcext:value-type="float">
            <text:p>463</text:p>
          </table:table-cell>
          <table:table-cell table:formula="of:=IF([.C469]*[.G469]&lt;0;[.B469];[.F469])" office:value-type="string" office:string-value="" calcext:value-type="error">
            <text:p>#DIV/0!</text:p>
          </table:table-cell>
          <table:table-cell table:formula="of:=[.B470]^3-COS([.B470])+LN([.B470]+5)-20" office:value-type="string" office:string-value="" calcext:value-type="error">
            <text:p>#DIV/0!</text:p>
          </table:table-cell>
          <table:table-cell table:formula="of:=IF([.E469]*[.G469]&lt;0;[.D469];[.F469])" office:value-type="string" office:string-value="" calcext:value-type="error">
            <text:p>#DIV/0!</text:p>
          </table:table-cell>
          <table:table-cell table:formula="of:=[.D470]^3-COS([.D470])+LN([.D470]+5)-20" office:value-type="string" office:string-value="" calcext:value-type="error">
            <text:p>#DIV/0!</text:p>
          </table:table-cell>
          <table:table-cell table:formula="of:=([.B470]*[.E470]-[.D470]*[.C470])/([.E470]-[.C470])" office:value-type="string" office:string-value="" calcext:value-type="error">
            <text:p>#DIV/0!</text:p>
          </table:table-cell>
          <table:table-cell table:formula="of:=[.F470]^3-COS([.F470])+LN([.F470]+5)-20" office:value-type="string" office:string-value="" calcext:value-type="error">
            <text:p>#DIV/0!</text:p>
          </table:table-cell>
          <table:table-cell table:formula="of:=ABS([.F470]-[.F469])" office:value-type="string" office:string-value="" calcext:value-type="error">
            <text:p>#DIV/0!</text:p>
          </table:table-cell>
          <table:table-cell table:formula="of:=IF([.H47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0]+1" office:value-type="float" office:value="464" calcext:value-type="float">
            <text:p>464</text:p>
          </table:table-cell>
          <table:table-cell table:formula="of:=IF([.C470]*[.G470]&lt;0;[.B470];[.F470])" office:value-type="string" office:string-value="" calcext:value-type="error">
            <text:p>#DIV/0!</text:p>
          </table:table-cell>
          <table:table-cell table:formula="of:=[.B471]^3-COS([.B471])+LN([.B471]+5)-20" office:value-type="string" office:string-value="" calcext:value-type="error">
            <text:p>#DIV/0!</text:p>
          </table:table-cell>
          <table:table-cell table:formula="of:=IF([.E470]*[.G470]&lt;0;[.D470];[.F470])" office:value-type="string" office:string-value="" calcext:value-type="error">
            <text:p>#DIV/0!</text:p>
          </table:table-cell>
          <table:table-cell table:formula="of:=[.D471]^3-COS([.D471])+LN([.D471]+5)-20" office:value-type="string" office:string-value="" calcext:value-type="error">
            <text:p>#DIV/0!</text:p>
          </table:table-cell>
          <table:table-cell table:formula="of:=([.B471]*[.E471]-[.D471]*[.C471])/([.E471]-[.C471])" office:value-type="string" office:string-value="" calcext:value-type="error">
            <text:p>#DIV/0!</text:p>
          </table:table-cell>
          <table:table-cell table:formula="of:=[.F471]^3-COS([.F471])+LN([.F471]+5)-20" office:value-type="string" office:string-value="" calcext:value-type="error">
            <text:p>#DIV/0!</text:p>
          </table:table-cell>
          <table:table-cell table:formula="of:=ABS([.F471]-[.F470])" office:value-type="string" office:string-value="" calcext:value-type="error">
            <text:p>#DIV/0!</text:p>
          </table:table-cell>
          <table:table-cell table:formula="of:=IF([.H47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1]+1" office:value-type="float" office:value="465" calcext:value-type="float">
            <text:p>465</text:p>
          </table:table-cell>
          <table:table-cell table:formula="of:=IF([.C471]*[.G471]&lt;0;[.B471];[.F471])" office:value-type="string" office:string-value="" calcext:value-type="error">
            <text:p>#DIV/0!</text:p>
          </table:table-cell>
          <table:table-cell table:formula="of:=[.B472]^3-COS([.B472])+LN([.B472]+5)-20" office:value-type="string" office:string-value="" calcext:value-type="error">
            <text:p>#DIV/0!</text:p>
          </table:table-cell>
          <table:table-cell table:formula="of:=IF([.E471]*[.G471]&lt;0;[.D471];[.F471])" office:value-type="string" office:string-value="" calcext:value-type="error">
            <text:p>#DIV/0!</text:p>
          </table:table-cell>
          <table:table-cell table:formula="of:=[.D472]^3-COS([.D472])+LN([.D472]+5)-20" office:value-type="string" office:string-value="" calcext:value-type="error">
            <text:p>#DIV/0!</text:p>
          </table:table-cell>
          <table:table-cell table:formula="of:=([.B472]*[.E472]-[.D472]*[.C472])/([.E472]-[.C472])" office:value-type="string" office:string-value="" calcext:value-type="error">
            <text:p>#DIV/0!</text:p>
          </table:table-cell>
          <table:table-cell table:formula="of:=[.F472]^3-COS([.F472])+LN([.F472]+5)-20" office:value-type="string" office:string-value="" calcext:value-type="error">
            <text:p>#DIV/0!</text:p>
          </table:table-cell>
          <table:table-cell table:formula="of:=ABS([.F472]-[.F471])" office:value-type="string" office:string-value="" calcext:value-type="error">
            <text:p>#DIV/0!</text:p>
          </table:table-cell>
          <table:table-cell table:formula="of:=IF([.H47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2]+1" office:value-type="float" office:value="466" calcext:value-type="float">
            <text:p>466</text:p>
          </table:table-cell>
          <table:table-cell table:formula="of:=IF([.C472]*[.G472]&lt;0;[.B472];[.F472])" office:value-type="string" office:string-value="" calcext:value-type="error">
            <text:p>#DIV/0!</text:p>
          </table:table-cell>
          <table:table-cell table:formula="of:=[.B473]^3-COS([.B473])+LN([.B473]+5)-20" office:value-type="string" office:string-value="" calcext:value-type="error">
            <text:p>#DIV/0!</text:p>
          </table:table-cell>
          <table:table-cell table:formula="of:=IF([.E472]*[.G472]&lt;0;[.D472];[.F472])" office:value-type="string" office:string-value="" calcext:value-type="error">
            <text:p>#DIV/0!</text:p>
          </table:table-cell>
          <table:table-cell table:formula="of:=[.D473]^3-COS([.D473])+LN([.D473]+5)-20" office:value-type="string" office:string-value="" calcext:value-type="error">
            <text:p>#DIV/0!</text:p>
          </table:table-cell>
          <table:table-cell table:formula="of:=([.B473]*[.E473]-[.D473]*[.C473])/([.E473]-[.C473])" office:value-type="string" office:string-value="" calcext:value-type="error">
            <text:p>#DIV/0!</text:p>
          </table:table-cell>
          <table:table-cell table:formula="of:=[.F473]^3-COS([.F473])+LN([.F473]+5)-20" office:value-type="string" office:string-value="" calcext:value-type="error">
            <text:p>#DIV/0!</text:p>
          </table:table-cell>
          <table:table-cell table:formula="of:=ABS([.F473]-[.F472])" office:value-type="string" office:string-value="" calcext:value-type="error">
            <text:p>#DIV/0!</text:p>
          </table:table-cell>
          <table:table-cell table:formula="of:=IF([.H47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3]+1" office:value-type="float" office:value="467" calcext:value-type="float">
            <text:p>467</text:p>
          </table:table-cell>
          <table:table-cell table:formula="of:=IF([.C473]*[.G473]&lt;0;[.B473];[.F473])" office:value-type="string" office:string-value="" calcext:value-type="error">
            <text:p>#DIV/0!</text:p>
          </table:table-cell>
          <table:table-cell table:formula="of:=[.B474]^3-COS([.B474])+LN([.B474]+5)-20" office:value-type="string" office:string-value="" calcext:value-type="error">
            <text:p>#DIV/0!</text:p>
          </table:table-cell>
          <table:table-cell table:formula="of:=IF([.E473]*[.G473]&lt;0;[.D473];[.F473])" office:value-type="string" office:string-value="" calcext:value-type="error">
            <text:p>#DIV/0!</text:p>
          </table:table-cell>
          <table:table-cell table:formula="of:=[.D474]^3-COS([.D474])+LN([.D474]+5)-20" office:value-type="string" office:string-value="" calcext:value-type="error">
            <text:p>#DIV/0!</text:p>
          </table:table-cell>
          <table:table-cell table:formula="of:=([.B474]*[.E474]-[.D474]*[.C474])/([.E474]-[.C474])" office:value-type="string" office:string-value="" calcext:value-type="error">
            <text:p>#DIV/0!</text:p>
          </table:table-cell>
          <table:table-cell table:formula="of:=[.F474]^3-COS([.F474])+LN([.F474]+5)-20" office:value-type="string" office:string-value="" calcext:value-type="error">
            <text:p>#DIV/0!</text:p>
          </table:table-cell>
          <table:table-cell table:formula="of:=ABS([.F474]-[.F473])" office:value-type="string" office:string-value="" calcext:value-type="error">
            <text:p>#DIV/0!</text:p>
          </table:table-cell>
          <table:table-cell table:formula="of:=IF([.H47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4]+1" office:value-type="float" office:value="468" calcext:value-type="float">
            <text:p>468</text:p>
          </table:table-cell>
          <table:table-cell table:formula="of:=IF([.C474]*[.G474]&lt;0;[.B474];[.F474])" office:value-type="string" office:string-value="" calcext:value-type="error">
            <text:p>#DIV/0!</text:p>
          </table:table-cell>
          <table:table-cell table:formula="of:=[.B475]^3-COS([.B475])+LN([.B475]+5)-20" office:value-type="string" office:string-value="" calcext:value-type="error">
            <text:p>#DIV/0!</text:p>
          </table:table-cell>
          <table:table-cell table:formula="of:=IF([.E474]*[.G474]&lt;0;[.D474];[.F474])" office:value-type="string" office:string-value="" calcext:value-type="error">
            <text:p>#DIV/0!</text:p>
          </table:table-cell>
          <table:table-cell table:formula="of:=[.D475]^3-COS([.D475])+LN([.D475]+5)-20" office:value-type="string" office:string-value="" calcext:value-type="error">
            <text:p>#DIV/0!</text:p>
          </table:table-cell>
          <table:table-cell table:formula="of:=([.B475]*[.E475]-[.D475]*[.C475])/([.E475]-[.C475])" office:value-type="string" office:string-value="" calcext:value-type="error">
            <text:p>#DIV/0!</text:p>
          </table:table-cell>
          <table:table-cell table:formula="of:=[.F475]^3-COS([.F475])+LN([.F475]+5)-20" office:value-type="string" office:string-value="" calcext:value-type="error">
            <text:p>#DIV/0!</text:p>
          </table:table-cell>
          <table:table-cell table:formula="of:=ABS([.F475]-[.F474])" office:value-type="string" office:string-value="" calcext:value-type="error">
            <text:p>#DIV/0!</text:p>
          </table:table-cell>
          <table:table-cell table:formula="of:=IF([.H47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5]+1" office:value-type="float" office:value="469" calcext:value-type="float">
            <text:p>469</text:p>
          </table:table-cell>
          <table:table-cell table:formula="of:=IF([.C475]*[.G475]&lt;0;[.B475];[.F475])" office:value-type="string" office:string-value="" calcext:value-type="error">
            <text:p>#DIV/0!</text:p>
          </table:table-cell>
          <table:table-cell table:formula="of:=[.B476]^3-COS([.B476])+LN([.B476]+5)-20" office:value-type="string" office:string-value="" calcext:value-type="error">
            <text:p>#DIV/0!</text:p>
          </table:table-cell>
          <table:table-cell table:formula="of:=IF([.E475]*[.G475]&lt;0;[.D475];[.F475])" office:value-type="string" office:string-value="" calcext:value-type="error">
            <text:p>#DIV/0!</text:p>
          </table:table-cell>
          <table:table-cell table:formula="of:=[.D476]^3-COS([.D476])+LN([.D476]+5)-20" office:value-type="string" office:string-value="" calcext:value-type="error">
            <text:p>#DIV/0!</text:p>
          </table:table-cell>
          <table:table-cell table:formula="of:=([.B476]*[.E476]-[.D476]*[.C476])/([.E476]-[.C476])" office:value-type="string" office:string-value="" calcext:value-type="error">
            <text:p>#DIV/0!</text:p>
          </table:table-cell>
          <table:table-cell table:formula="of:=[.F476]^3-COS([.F476])+LN([.F476]+5)-20" office:value-type="string" office:string-value="" calcext:value-type="error">
            <text:p>#DIV/0!</text:p>
          </table:table-cell>
          <table:table-cell table:formula="of:=ABS([.F476]-[.F475])" office:value-type="string" office:string-value="" calcext:value-type="error">
            <text:p>#DIV/0!</text:p>
          </table:table-cell>
          <table:table-cell table:formula="of:=IF([.H47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6]+1" office:value-type="float" office:value="470" calcext:value-type="float">
            <text:p>470</text:p>
          </table:table-cell>
          <table:table-cell table:formula="of:=IF([.C476]*[.G476]&lt;0;[.B476];[.F476])" office:value-type="string" office:string-value="" calcext:value-type="error">
            <text:p>#DIV/0!</text:p>
          </table:table-cell>
          <table:table-cell table:formula="of:=[.B477]^3-COS([.B477])+LN([.B477]+5)-20" office:value-type="string" office:string-value="" calcext:value-type="error">
            <text:p>#DIV/0!</text:p>
          </table:table-cell>
          <table:table-cell table:formula="of:=IF([.E476]*[.G476]&lt;0;[.D476];[.F476])" office:value-type="string" office:string-value="" calcext:value-type="error">
            <text:p>#DIV/0!</text:p>
          </table:table-cell>
          <table:table-cell table:formula="of:=[.D477]^3-COS([.D477])+LN([.D477]+5)-20" office:value-type="string" office:string-value="" calcext:value-type="error">
            <text:p>#DIV/0!</text:p>
          </table:table-cell>
          <table:table-cell table:formula="of:=([.B477]*[.E477]-[.D477]*[.C477])/([.E477]-[.C477])" office:value-type="string" office:string-value="" calcext:value-type="error">
            <text:p>#DIV/0!</text:p>
          </table:table-cell>
          <table:table-cell table:formula="of:=[.F477]^3-COS([.F477])+LN([.F477]+5)-20" office:value-type="string" office:string-value="" calcext:value-type="error">
            <text:p>#DIV/0!</text:p>
          </table:table-cell>
          <table:table-cell table:formula="of:=ABS([.F477]-[.F476])" office:value-type="string" office:string-value="" calcext:value-type="error">
            <text:p>#DIV/0!</text:p>
          </table:table-cell>
          <table:table-cell table:formula="of:=IF([.H47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7]+1" office:value-type="float" office:value="471" calcext:value-type="float">
            <text:p>471</text:p>
          </table:table-cell>
          <table:table-cell table:formula="of:=IF([.C477]*[.G477]&lt;0;[.B477];[.F477])" office:value-type="string" office:string-value="" calcext:value-type="error">
            <text:p>#DIV/0!</text:p>
          </table:table-cell>
          <table:table-cell table:formula="of:=[.B478]^3-COS([.B478])+LN([.B478]+5)-20" office:value-type="string" office:string-value="" calcext:value-type="error">
            <text:p>#DIV/0!</text:p>
          </table:table-cell>
          <table:table-cell table:formula="of:=IF([.E477]*[.G477]&lt;0;[.D477];[.F477])" office:value-type="string" office:string-value="" calcext:value-type="error">
            <text:p>#DIV/0!</text:p>
          </table:table-cell>
          <table:table-cell table:formula="of:=[.D478]^3-COS([.D478])+LN([.D478]+5)-20" office:value-type="string" office:string-value="" calcext:value-type="error">
            <text:p>#DIV/0!</text:p>
          </table:table-cell>
          <table:table-cell table:formula="of:=([.B478]*[.E478]-[.D478]*[.C478])/([.E478]-[.C478])" office:value-type="string" office:string-value="" calcext:value-type="error">
            <text:p>#DIV/0!</text:p>
          </table:table-cell>
          <table:table-cell table:formula="of:=[.F478]^3-COS([.F478])+LN([.F478]+5)-20" office:value-type="string" office:string-value="" calcext:value-type="error">
            <text:p>#DIV/0!</text:p>
          </table:table-cell>
          <table:table-cell table:formula="of:=ABS([.F478]-[.F477])" office:value-type="string" office:string-value="" calcext:value-type="error">
            <text:p>#DIV/0!</text:p>
          </table:table-cell>
          <table:table-cell table:formula="of:=IF([.H47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8]+1" office:value-type="float" office:value="472" calcext:value-type="float">
            <text:p>472</text:p>
          </table:table-cell>
          <table:table-cell table:formula="of:=IF([.C478]*[.G478]&lt;0;[.B478];[.F478])" office:value-type="string" office:string-value="" calcext:value-type="error">
            <text:p>#DIV/0!</text:p>
          </table:table-cell>
          <table:table-cell table:formula="of:=[.B479]^3-COS([.B479])+LN([.B479]+5)-20" office:value-type="string" office:string-value="" calcext:value-type="error">
            <text:p>#DIV/0!</text:p>
          </table:table-cell>
          <table:table-cell table:formula="of:=IF([.E478]*[.G478]&lt;0;[.D478];[.F478])" office:value-type="string" office:string-value="" calcext:value-type="error">
            <text:p>#DIV/0!</text:p>
          </table:table-cell>
          <table:table-cell table:formula="of:=[.D479]^3-COS([.D479])+LN([.D479]+5)-20" office:value-type="string" office:string-value="" calcext:value-type="error">
            <text:p>#DIV/0!</text:p>
          </table:table-cell>
          <table:table-cell table:formula="of:=([.B479]*[.E479]-[.D479]*[.C479])/([.E479]-[.C479])" office:value-type="string" office:string-value="" calcext:value-type="error">
            <text:p>#DIV/0!</text:p>
          </table:table-cell>
          <table:table-cell table:formula="of:=[.F479]^3-COS([.F479])+LN([.F479]+5)-20" office:value-type="string" office:string-value="" calcext:value-type="error">
            <text:p>#DIV/0!</text:p>
          </table:table-cell>
          <table:table-cell table:formula="of:=ABS([.F479]-[.F478])" office:value-type="string" office:string-value="" calcext:value-type="error">
            <text:p>#DIV/0!</text:p>
          </table:table-cell>
          <table:table-cell table:formula="of:=IF([.H47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79]+1" office:value-type="float" office:value="473" calcext:value-type="float">
            <text:p>473</text:p>
          </table:table-cell>
          <table:table-cell table:formula="of:=IF([.C479]*[.G479]&lt;0;[.B479];[.F479])" office:value-type="string" office:string-value="" calcext:value-type="error">
            <text:p>#DIV/0!</text:p>
          </table:table-cell>
          <table:table-cell table:formula="of:=[.B480]^3-COS([.B480])+LN([.B480]+5)-20" office:value-type="string" office:string-value="" calcext:value-type="error">
            <text:p>#DIV/0!</text:p>
          </table:table-cell>
          <table:table-cell table:formula="of:=IF([.E479]*[.G479]&lt;0;[.D479];[.F479])" office:value-type="string" office:string-value="" calcext:value-type="error">
            <text:p>#DIV/0!</text:p>
          </table:table-cell>
          <table:table-cell table:formula="of:=[.D480]^3-COS([.D480])+LN([.D480]+5)-20" office:value-type="string" office:string-value="" calcext:value-type="error">
            <text:p>#DIV/0!</text:p>
          </table:table-cell>
          <table:table-cell table:formula="of:=([.B480]*[.E480]-[.D480]*[.C480])/([.E480]-[.C480])" office:value-type="string" office:string-value="" calcext:value-type="error">
            <text:p>#DIV/0!</text:p>
          </table:table-cell>
          <table:table-cell table:formula="of:=[.F480]^3-COS([.F480])+LN([.F480]+5)-20" office:value-type="string" office:string-value="" calcext:value-type="error">
            <text:p>#DIV/0!</text:p>
          </table:table-cell>
          <table:table-cell table:formula="of:=ABS([.F480]-[.F479])" office:value-type="string" office:string-value="" calcext:value-type="error">
            <text:p>#DIV/0!</text:p>
          </table:table-cell>
          <table:table-cell table:formula="of:=IF([.H48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0]+1" office:value-type="float" office:value="474" calcext:value-type="float">
            <text:p>474</text:p>
          </table:table-cell>
          <table:table-cell table:formula="of:=IF([.C480]*[.G480]&lt;0;[.B480];[.F480])" office:value-type="string" office:string-value="" calcext:value-type="error">
            <text:p>#DIV/0!</text:p>
          </table:table-cell>
          <table:table-cell table:formula="of:=[.B481]^3-COS([.B481])+LN([.B481]+5)-20" office:value-type="string" office:string-value="" calcext:value-type="error">
            <text:p>#DIV/0!</text:p>
          </table:table-cell>
          <table:table-cell table:formula="of:=IF([.E480]*[.G480]&lt;0;[.D480];[.F480])" office:value-type="string" office:string-value="" calcext:value-type="error">
            <text:p>#DIV/0!</text:p>
          </table:table-cell>
          <table:table-cell table:formula="of:=[.D481]^3-COS([.D481])+LN([.D481]+5)-20" office:value-type="string" office:string-value="" calcext:value-type="error">
            <text:p>#DIV/0!</text:p>
          </table:table-cell>
          <table:table-cell table:formula="of:=([.B481]*[.E481]-[.D481]*[.C481])/([.E481]-[.C481])" office:value-type="string" office:string-value="" calcext:value-type="error">
            <text:p>#DIV/0!</text:p>
          </table:table-cell>
          <table:table-cell table:formula="of:=[.F481]^3-COS([.F481])+LN([.F481]+5)-20" office:value-type="string" office:string-value="" calcext:value-type="error">
            <text:p>#DIV/0!</text:p>
          </table:table-cell>
          <table:table-cell table:formula="of:=ABS([.F481]-[.F480])" office:value-type="string" office:string-value="" calcext:value-type="error">
            <text:p>#DIV/0!</text:p>
          </table:table-cell>
          <table:table-cell table:formula="of:=IF([.H48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1]+1" office:value-type="float" office:value="475" calcext:value-type="float">
            <text:p>475</text:p>
          </table:table-cell>
          <table:table-cell table:formula="of:=IF([.C481]*[.G481]&lt;0;[.B481];[.F481])" office:value-type="string" office:string-value="" calcext:value-type="error">
            <text:p>#DIV/0!</text:p>
          </table:table-cell>
          <table:table-cell table:formula="of:=[.B482]^3-COS([.B482])+LN([.B482]+5)-20" office:value-type="string" office:string-value="" calcext:value-type="error">
            <text:p>#DIV/0!</text:p>
          </table:table-cell>
          <table:table-cell table:formula="of:=IF([.E481]*[.G481]&lt;0;[.D481];[.F481])" office:value-type="string" office:string-value="" calcext:value-type="error">
            <text:p>#DIV/0!</text:p>
          </table:table-cell>
          <table:table-cell table:formula="of:=[.D482]^3-COS([.D482])+LN([.D482]+5)-20" office:value-type="string" office:string-value="" calcext:value-type="error">
            <text:p>#DIV/0!</text:p>
          </table:table-cell>
          <table:table-cell table:formula="of:=([.B482]*[.E482]-[.D482]*[.C482])/([.E482]-[.C482])" office:value-type="string" office:string-value="" calcext:value-type="error">
            <text:p>#DIV/0!</text:p>
          </table:table-cell>
          <table:table-cell table:formula="of:=[.F482]^3-COS([.F482])+LN([.F482]+5)-20" office:value-type="string" office:string-value="" calcext:value-type="error">
            <text:p>#DIV/0!</text:p>
          </table:table-cell>
          <table:table-cell table:formula="of:=ABS([.F482]-[.F481])" office:value-type="string" office:string-value="" calcext:value-type="error">
            <text:p>#DIV/0!</text:p>
          </table:table-cell>
          <table:table-cell table:formula="of:=IF([.H48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2]+1" office:value-type="float" office:value="476" calcext:value-type="float">
            <text:p>476</text:p>
          </table:table-cell>
          <table:table-cell table:formula="of:=IF([.C482]*[.G482]&lt;0;[.B482];[.F482])" office:value-type="string" office:string-value="" calcext:value-type="error">
            <text:p>#DIV/0!</text:p>
          </table:table-cell>
          <table:table-cell table:formula="of:=[.B483]^3-COS([.B483])+LN([.B483]+5)-20" office:value-type="string" office:string-value="" calcext:value-type="error">
            <text:p>#DIV/0!</text:p>
          </table:table-cell>
          <table:table-cell table:formula="of:=IF([.E482]*[.G482]&lt;0;[.D482];[.F482])" office:value-type="string" office:string-value="" calcext:value-type="error">
            <text:p>#DIV/0!</text:p>
          </table:table-cell>
          <table:table-cell table:formula="of:=[.D483]^3-COS([.D483])+LN([.D483]+5)-20" office:value-type="string" office:string-value="" calcext:value-type="error">
            <text:p>#DIV/0!</text:p>
          </table:table-cell>
          <table:table-cell table:formula="of:=([.B483]*[.E483]-[.D483]*[.C483])/([.E483]-[.C483])" office:value-type="string" office:string-value="" calcext:value-type="error">
            <text:p>#DIV/0!</text:p>
          </table:table-cell>
          <table:table-cell table:formula="of:=[.F483]^3-COS([.F483])+LN([.F483]+5)-20" office:value-type="string" office:string-value="" calcext:value-type="error">
            <text:p>#DIV/0!</text:p>
          </table:table-cell>
          <table:table-cell table:formula="of:=ABS([.F483]-[.F482])" office:value-type="string" office:string-value="" calcext:value-type="error">
            <text:p>#DIV/0!</text:p>
          </table:table-cell>
          <table:table-cell table:formula="of:=IF([.H48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3]+1" office:value-type="float" office:value="477" calcext:value-type="float">
            <text:p>477</text:p>
          </table:table-cell>
          <table:table-cell table:formula="of:=IF([.C483]*[.G483]&lt;0;[.B483];[.F483])" office:value-type="string" office:string-value="" calcext:value-type="error">
            <text:p>#DIV/0!</text:p>
          </table:table-cell>
          <table:table-cell table:formula="of:=[.B484]^3-COS([.B484])+LN([.B484]+5)-20" office:value-type="string" office:string-value="" calcext:value-type="error">
            <text:p>#DIV/0!</text:p>
          </table:table-cell>
          <table:table-cell table:formula="of:=IF([.E483]*[.G483]&lt;0;[.D483];[.F483])" office:value-type="string" office:string-value="" calcext:value-type="error">
            <text:p>#DIV/0!</text:p>
          </table:table-cell>
          <table:table-cell table:formula="of:=[.D484]^3-COS([.D484])+LN([.D484]+5)-20" office:value-type="string" office:string-value="" calcext:value-type="error">
            <text:p>#DIV/0!</text:p>
          </table:table-cell>
          <table:table-cell table:formula="of:=([.B484]*[.E484]-[.D484]*[.C484])/([.E484]-[.C484])" office:value-type="string" office:string-value="" calcext:value-type="error">
            <text:p>#DIV/0!</text:p>
          </table:table-cell>
          <table:table-cell table:formula="of:=[.F484]^3-COS([.F484])+LN([.F484]+5)-20" office:value-type="string" office:string-value="" calcext:value-type="error">
            <text:p>#DIV/0!</text:p>
          </table:table-cell>
          <table:table-cell table:formula="of:=ABS([.F484]-[.F483])" office:value-type="string" office:string-value="" calcext:value-type="error">
            <text:p>#DIV/0!</text:p>
          </table:table-cell>
          <table:table-cell table:formula="of:=IF([.H48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4]+1" office:value-type="float" office:value="478" calcext:value-type="float">
            <text:p>478</text:p>
          </table:table-cell>
          <table:table-cell table:formula="of:=IF([.C484]*[.G484]&lt;0;[.B484];[.F484])" office:value-type="string" office:string-value="" calcext:value-type="error">
            <text:p>#DIV/0!</text:p>
          </table:table-cell>
          <table:table-cell table:formula="of:=[.B485]^3-COS([.B485])+LN([.B485]+5)-20" office:value-type="string" office:string-value="" calcext:value-type="error">
            <text:p>#DIV/0!</text:p>
          </table:table-cell>
          <table:table-cell table:formula="of:=IF([.E484]*[.G484]&lt;0;[.D484];[.F484])" office:value-type="string" office:string-value="" calcext:value-type="error">
            <text:p>#DIV/0!</text:p>
          </table:table-cell>
          <table:table-cell table:formula="of:=[.D485]^3-COS([.D485])+LN([.D485]+5)-20" office:value-type="string" office:string-value="" calcext:value-type="error">
            <text:p>#DIV/0!</text:p>
          </table:table-cell>
          <table:table-cell table:formula="of:=([.B485]*[.E485]-[.D485]*[.C485])/([.E485]-[.C485])" office:value-type="string" office:string-value="" calcext:value-type="error">
            <text:p>#DIV/0!</text:p>
          </table:table-cell>
          <table:table-cell table:formula="of:=[.F485]^3-COS([.F485])+LN([.F485]+5)-20" office:value-type="string" office:string-value="" calcext:value-type="error">
            <text:p>#DIV/0!</text:p>
          </table:table-cell>
          <table:table-cell table:formula="of:=ABS([.F485]-[.F484])" office:value-type="string" office:string-value="" calcext:value-type="error">
            <text:p>#DIV/0!</text:p>
          </table:table-cell>
          <table:table-cell table:formula="of:=IF([.H48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5]+1" office:value-type="float" office:value="479" calcext:value-type="float">
            <text:p>479</text:p>
          </table:table-cell>
          <table:table-cell table:formula="of:=IF([.C485]*[.G485]&lt;0;[.B485];[.F485])" office:value-type="string" office:string-value="" calcext:value-type="error">
            <text:p>#DIV/0!</text:p>
          </table:table-cell>
          <table:table-cell table:formula="of:=[.B486]^3-COS([.B486])+LN([.B486]+5)-20" office:value-type="string" office:string-value="" calcext:value-type="error">
            <text:p>#DIV/0!</text:p>
          </table:table-cell>
          <table:table-cell table:formula="of:=IF([.E485]*[.G485]&lt;0;[.D485];[.F485])" office:value-type="string" office:string-value="" calcext:value-type="error">
            <text:p>#DIV/0!</text:p>
          </table:table-cell>
          <table:table-cell table:formula="of:=[.D486]^3-COS([.D486])+LN([.D486]+5)-20" office:value-type="string" office:string-value="" calcext:value-type="error">
            <text:p>#DIV/0!</text:p>
          </table:table-cell>
          <table:table-cell table:formula="of:=([.B486]*[.E486]-[.D486]*[.C486])/([.E486]-[.C486])" office:value-type="string" office:string-value="" calcext:value-type="error">
            <text:p>#DIV/0!</text:p>
          </table:table-cell>
          <table:table-cell table:formula="of:=[.F486]^3-COS([.F486])+LN([.F486]+5)-20" office:value-type="string" office:string-value="" calcext:value-type="error">
            <text:p>#DIV/0!</text:p>
          </table:table-cell>
          <table:table-cell table:formula="of:=ABS([.F486]-[.F485])" office:value-type="string" office:string-value="" calcext:value-type="error">
            <text:p>#DIV/0!</text:p>
          </table:table-cell>
          <table:table-cell table:formula="of:=IF([.H48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6]+1" office:value-type="float" office:value="480" calcext:value-type="float">
            <text:p>480</text:p>
          </table:table-cell>
          <table:table-cell table:formula="of:=IF([.C486]*[.G486]&lt;0;[.B486];[.F486])" office:value-type="string" office:string-value="" calcext:value-type="error">
            <text:p>#DIV/0!</text:p>
          </table:table-cell>
          <table:table-cell table:formula="of:=[.B487]^3-COS([.B487])+LN([.B487]+5)-20" office:value-type="string" office:string-value="" calcext:value-type="error">
            <text:p>#DIV/0!</text:p>
          </table:table-cell>
          <table:table-cell table:formula="of:=IF([.E486]*[.G486]&lt;0;[.D486];[.F486])" office:value-type="string" office:string-value="" calcext:value-type="error">
            <text:p>#DIV/0!</text:p>
          </table:table-cell>
          <table:table-cell table:formula="of:=[.D487]^3-COS([.D487])+LN([.D487]+5)-20" office:value-type="string" office:string-value="" calcext:value-type="error">
            <text:p>#DIV/0!</text:p>
          </table:table-cell>
          <table:table-cell table:formula="of:=([.B487]*[.E487]-[.D487]*[.C487])/([.E487]-[.C487])" office:value-type="string" office:string-value="" calcext:value-type="error">
            <text:p>#DIV/0!</text:p>
          </table:table-cell>
          <table:table-cell table:formula="of:=[.F487]^3-COS([.F487])+LN([.F487]+5)-20" office:value-type="string" office:string-value="" calcext:value-type="error">
            <text:p>#DIV/0!</text:p>
          </table:table-cell>
          <table:table-cell table:formula="of:=ABS([.F487]-[.F486])" office:value-type="string" office:string-value="" calcext:value-type="error">
            <text:p>#DIV/0!</text:p>
          </table:table-cell>
          <table:table-cell table:formula="of:=IF([.H48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7]+1" office:value-type="float" office:value="481" calcext:value-type="float">
            <text:p>481</text:p>
          </table:table-cell>
          <table:table-cell table:formula="of:=IF([.C487]*[.G487]&lt;0;[.B487];[.F487])" office:value-type="string" office:string-value="" calcext:value-type="error">
            <text:p>#DIV/0!</text:p>
          </table:table-cell>
          <table:table-cell table:formula="of:=[.B488]^3-COS([.B488])+LN([.B488]+5)-20" office:value-type="string" office:string-value="" calcext:value-type="error">
            <text:p>#DIV/0!</text:p>
          </table:table-cell>
          <table:table-cell table:formula="of:=IF([.E487]*[.G487]&lt;0;[.D487];[.F487])" office:value-type="string" office:string-value="" calcext:value-type="error">
            <text:p>#DIV/0!</text:p>
          </table:table-cell>
          <table:table-cell table:formula="of:=[.D488]^3-COS([.D488])+LN([.D488]+5)-20" office:value-type="string" office:string-value="" calcext:value-type="error">
            <text:p>#DIV/0!</text:p>
          </table:table-cell>
          <table:table-cell table:formula="of:=([.B488]*[.E488]-[.D488]*[.C488])/([.E488]-[.C488])" office:value-type="string" office:string-value="" calcext:value-type="error">
            <text:p>#DIV/0!</text:p>
          </table:table-cell>
          <table:table-cell table:formula="of:=[.F488]^3-COS([.F488])+LN([.F488]+5)-20" office:value-type="string" office:string-value="" calcext:value-type="error">
            <text:p>#DIV/0!</text:p>
          </table:table-cell>
          <table:table-cell table:formula="of:=ABS([.F488]-[.F487])" office:value-type="string" office:string-value="" calcext:value-type="error">
            <text:p>#DIV/0!</text:p>
          </table:table-cell>
          <table:table-cell table:formula="of:=IF([.H48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8]+1" office:value-type="float" office:value="482" calcext:value-type="float">
            <text:p>482</text:p>
          </table:table-cell>
          <table:table-cell table:formula="of:=IF([.C488]*[.G488]&lt;0;[.B488];[.F488])" office:value-type="string" office:string-value="" calcext:value-type="error">
            <text:p>#DIV/0!</text:p>
          </table:table-cell>
          <table:table-cell table:formula="of:=[.B489]^3-COS([.B489])+LN([.B489]+5)-20" office:value-type="string" office:string-value="" calcext:value-type="error">
            <text:p>#DIV/0!</text:p>
          </table:table-cell>
          <table:table-cell table:formula="of:=IF([.E488]*[.G488]&lt;0;[.D488];[.F488])" office:value-type="string" office:string-value="" calcext:value-type="error">
            <text:p>#DIV/0!</text:p>
          </table:table-cell>
          <table:table-cell table:formula="of:=[.D489]^3-COS([.D489])+LN([.D489]+5)-20" office:value-type="string" office:string-value="" calcext:value-type="error">
            <text:p>#DIV/0!</text:p>
          </table:table-cell>
          <table:table-cell table:formula="of:=([.B489]*[.E489]-[.D489]*[.C489])/([.E489]-[.C489])" office:value-type="string" office:string-value="" calcext:value-type="error">
            <text:p>#DIV/0!</text:p>
          </table:table-cell>
          <table:table-cell table:formula="of:=[.F489]^3-COS([.F489])+LN([.F489]+5)-20" office:value-type="string" office:string-value="" calcext:value-type="error">
            <text:p>#DIV/0!</text:p>
          </table:table-cell>
          <table:table-cell table:formula="of:=ABS([.F489]-[.F488])" office:value-type="string" office:string-value="" calcext:value-type="error">
            <text:p>#DIV/0!</text:p>
          </table:table-cell>
          <table:table-cell table:formula="of:=IF([.H48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89]+1" office:value-type="float" office:value="483" calcext:value-type="float">
            <text:p>483</text:p>
          </table:table-cell>
          <table:table-cell table:formula="of:=IF([.C489]*[.G489]&lt;0;[.B489];[.F489])" office:value-type="string" office:string-value="" calcext:value-type="error">
            <text:p>#DIV/0!</text:p>
          </table:table-cell>
          <table:table-cell table:formula="of:=[.B490]^3-COS([.B490])+LN([.B490]+5)-20" office:value-type="string" office:string-value="" calcext:value-type="error">
            <text:p>#DIV/0!</text:p>
          </table:table-cell>
          <table:table-cell table:formula="of:=IF([.E489]*[.G489]&lt;0;[.D489];[.F489])" office:value-type="string" office:string-value="" calcext:value-type="error">
            <text:p>#DIV/0!</text:p>
          </table:table-cell>
          <table:table-cell table:formula="of:=[.D490]^3-COS([.D490])+LN([.D490]+5)-20" office:value-type="string" office:string-value="" calcext:value-type="error">
            <text:p>#DIV/0!</text:p>
          </table:table-cell>
          <table:table-cell table:formula="of:=([.B490]*[.E490]-[.D490]*[.C490])/([.E490]-[.C490])" office:value-type="string" office:string-value="" calcext:value-type="error">
            <text:p>#DIV/0!</text:p>
          </table:table-cell>
          <table:table-cell table:formula="of:=[.F490]^3-COS([.F490])+LN([.F490]+5)-20" office:value-type="string" office:string-value="" calcext:value-type="error">
            <text:p>#DIV/0!</text:p>
          </table:table-cell>
          <table:table-cell table:formula="of:=ABS([.F490]-[.F489])" office:value-type="string" office:string-value="" calcext:value-type="error">
            <text:p>#DIV/0!</text:p>
          </table:table-cell>
          <table:table-cell table:formula="of:=IF([.H49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0]+1" office:value-type="float" office:value="484" calcext:value-type="float">
            <text:p>484</text:p>
          </table:table-cell>
          <table:table-cell table:formula="of:=IF([.C490]*[.G490]&lt;0;[.B490];[.F490])" office:value-type="string" office:string-value="" calcext:value-type="error">
            <text:p>#DIV/0!</text:p>
          </table:table-cell>
          <table:table-cell table:formula="of:=[.B491]^3-COS([.B491])+LN([.B491]+5)-20" office:value-type="string" office:string-value="" calcext:value-type="error">
            <text:p>#DIV/0!</text:p>
          </table:table-cell>
          <table:table-cell table:formula="of:=IF([.E490]*[.G490]&lt;0;[.D490];[.F490])" office:value-type="string" office:string-value="" calcext:value-type="error">
            <text:p>#DIV/0!</text:p>
          </table:table-cell>
          <table:table-cell table:formula="of:=[.D491]^3-COS([.D491])+LN([.D491]+5)-20" office:value-type="string" office:string-value="" calcext:value-type="error">
            <text:p>#DIV/0!</text:p>
          </table:table-cell>
          <table:table-cell table:formula="of:=([.B491]*[.E491]-[.D491]*[.C491])/([.E491]-[.C491])" office:value-type="string" office:string-value="" calcext:value-type="error">
            <text:p>#DIV/0!</text:p>
          </table:table-cell>
          <table:table-cell table:formula="of:=[.F491]^3-COS([.F491])+LN([.F491]+5)-20" office:value-type="string" office:string-value="" calcext:value-type="error">
            <text:p>#DIV/0!</text:p>
          </table:table-cell>
          <table:table-cell table:formula="of:=ABS([.F491]-[.F490])" office:value-type="string" office:string-value="" calcext:value-type="error">
            <text:p>#DIV/0!</text:p>
          </table:table-cell>
          <table:table-cell table:formula="of:=IF([.H49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1]+1" office:value-type="float" office:value="485" calcext:value-type="float">
            <text:p>485</text:p>
          </table:table-cell>
          <table:table-cell table:formula="of:=IF([.C491]*[.G491]&lt;0;[.B491];[.F491])" office:value-type="string" office:string-value="" calcext:value-type="error">
            <text:p>#DIV/0!</text:p>
          </table:table-cell>
          <table:table-cell table:formula="of:=[.B492]^3-COS([.B492])+LN([.B492]+5)-20" office:value-type="string" office:string-value="" calcext:value-type="error">
            <text:p>#DIV/0!</text:p>
          </table:table-cell>
          <table:table-cell table:formula="of:=IF([.E491]*[.G491]&lt;0;[.D491];[.F491])" office:value-type="string" office:string-value="" calcext:value-type="error">
            <text:p>#DIV/0!</text:p>
          </table:table-cell>
          <table:table-cell table:formula="of:=[.D492]^3-COS([.D492])+LN([.D492]+5)-20" office:value-type="string" office:string-value="" calcext:value-type="error">
            <text:p>#DIV/0!</text:p>
          </table:table-cell>
          <table:table-cell table:formula="of:=([.B492]*[.E492]-[.D492]*[.C492])/([.E492]-[.C492])" office:value-type="string" office:string-value="" calcext:value-type="error">
            <text:p>#DIV/0!</text:p>
          </table:table-cell>
          <table:table-cell table:formula="of:=[.F492]^3-COS([.F492])+LN([.F492]+5)-20" office:value-type="string" office:string-value="" calcext:value-type="error">
            <text:p>#DIV/0!</text:p>
          </table:table-cell>
          <table:table-cell table:formula="of:=ABS([.F492]-[.F491])" office:value-type="string" office:string-value="" calcext:value-type="error">
            <text:p>#DIV/0!</text:p>
          </table:table-cell>
          <table:table-cell table:formula="of:=IF([.H49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2]+1" office:value-type="float" office:value="486" calcext:value-type="float">
            <text:p>486</text:p>
          </table:table-cell>
          <table:table-cell table:formula="of:=IF([.C492]*[.G492]&lt;0;[.B492];[.F492])" office:value-type="string" office:string-value="" calcext:value-type="error">
            <text:p>#DIV/0!</text:p>
          </table:table-cell>
          <table:table-cell table:formula="of:=[.B493]^3-COS([.B493])+LN([.B493]+5)-20" office:value-type="string" office:string-value="" calcext:value-type="error">
            <text:p>#DIV/0!</text:p>
          </table:table-cell>
          <table:table-cell table:formula="of:=IF([.E492]*[.G492]&lt;0;[.D492];[.F492])" office:value-type="string" office:string-value="" calcext:value-type="error">
            <text:p>#DIV/0!</text:p>
          </table:table-cell>
          <table:table-cell table:formula="of:=[.D493]^3-COS([.D493])+LN([.D493]+5)-20" office:value-type="string" office:string-value="" calcext:value-type="error">
            <text:p>#DIV/0!</text:p>
          </table:table-cell>
          <table:table-cell table:formula="of:=([.B493]*[.E493]-[.D493]*[.C493])/([.E493]-[.C493])" office:value-type="string" office:string-value="" calcext:value-type="error">
            <text:p>#DIV/0!</text:p>
          </table:table-cell>
          <table:table-cell table:formula="of:=[.F493]^3-COS([.F493])+LN([.F493]+5)-20" office:value-type="string" office:string-value="" calcext:value-type="error">
            <text:p>#DIV/0!</text:p>
          </table:table-cell>
          <table:table-cell table:formula="of:=ABS([.F493]-[.F492])" office:value-type="string" office:string-value="" calcext:value-type="error">
            <text:p>#DIV/0!</text:p>
          </table:table-cell>
          <table:table-cell table:formula="of:=IF([.H49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3]+1" office:value-type="float" office:value="487" calcext:value-type="float">
            <text:p>487</text:p>
          </table:table-cell>
          <table:table-cell table:formula="of:=IF([.C493]*[.G493]&lt;0;[.B493];[.F493])" office:value-type="string" office:string-value="" calcext:value-type="error">
            <text:p>#DIV/0!</text:p>
          </table:table-cell>
          <table:table-cell table:formula="of:=[.B494]^3-COS([.B494])+LN([.B494]+5)-20" office:value-type="string" office:string-value="" calcext:value-type="error">
            <text:p>#DIV/0!</text:p>
          </table:table-cell>
          <table:table-cell table:formula="of:=IF([.E493]*[.G493]&lt;0;[.D493];[.F493])" office:value-type="string" office:string-value="" calcext:value-type="error">
            <text:p>#DIV/0!</text:p>
          </table:table-cell>
          <table:table-cell table:formula="of:=[.D494]^3-COS([.D494])+LN([.D494]+5)-20" office:value-type="string" office:string-value="" calcext:value-type="error">
            <text:p>#DIV/0!</text:p>
          </table:table-cell>
          <table:table-cell table:formula="of:=([.B494]*[.E494]-[.D494]*[.C494])/([.E494]-[.C494])" office:value-type="string" office:string-value="" calcext:value-type="error">
            <text:p>#DIV/0!</text:p>
          </table:table-cell>
          <table:table-cell table:formula="of:=[.F494]^3-COS([.F494])+LN([.F494]+5)-20" office:value-type="string" office:string-value="" calcext:value-type="error">
            <text:p>#DIV/0!</text:p>
          </table:table-cell>
          <table:table-cell table:formula="of:=ABS([.F494]-[.F493])" office:value-type="string" office:string-value="" calcext:value-type="error">
            <text:p>#DIV/0!</text:p>
          </table:table-cell>
          <table:table-cell table:formula="of:=IF([.H49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4]+1" office:value-type="float" office:value="488" calcext:value-type="float">
            <text:p>488</text:p>
          </table:table-cell>
          <table:table-cell table:formula="of:=IF([.C494]*[.G494]&lt;0;[.B494];[.F494])" office:value-type="string" office:string-value="" calcext:value-type="error">
            <text:p>#DIV/0!</text:p>
          </table:table-cell>
          <table:table-cell table:formula="of:=[.B495]^3-COS([.B495])+LN([.B495]+5)-20" office:value-type="string" office:string-value="" calcext:value-type="error">
            <text:p>#DIV/0!</text:p>
          </table:table-cell>
          <table:table-cell table:formula="of:=IF([.E494]*[.G494]&lt;0;[.D494];[.F494])" office:value-type="string" office:string-value="" calcext:value-type="error">
            <text:p>#DIV/0!</text:p>
          </table:table-cell>
          <table:table-cell table:formula="of:=[.D495]^3-COS([.D495])+LN([.D495]+5)-20" office:value-type="string" office:string-value="" calcext:value-type="error">
            <text:p>#DIV/0!</text:p>
          </table:table-cell>
          <table:table-cell table:formula="of:=([.B495]*[.E495]-[.D495]*[.C495])/([.E495]-[.C495])" office:value-type="string" office:string-value="" calcext:value-type="error">
            <text:p>#DIV/0!</text:p>
          </table:table-cell>
          <table:table-cell table:formula="of:=[.F495]^3-COS([.F495])+LN([.F495]+5)-20" office:value-type="string" office:string-value="" calcext:value-type="error">
            <text:p>#DIV/0!</text:p>
          </table:table-cell>
          <table:table-cell table:formula="of:=ABS([.F495]-[.F494])" office:value-type="string" office:string-value="" calcext:value-type="error">
            <text:p>#DIV/0!</text:p>
          </table:table-cell>
          <table:table-cell table:formula="of:=IF([.H49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5]+1" office:value-type="float" office:value="489" calcext:value-type="float">
            <text:p>489</text:p>
          </table:table-cell>
          <table:table-cell table:formula="of:=IF([.C495]*[.G495]&lt;0;[.B495];[.F495])" office:value-type="string" office:string-value="" calcext:value-type="error">
            <text:p>#DIV/0!</text:p>
          </table:table-cell>
          <table:table-cell table:formula="of:=[.B496]^3-COS([.B496])+LN([.B496]+5)-20" office:value-type="string" office:string-value="" calcext:value-type="error">
            <text:p>#DIV/0!</text:p>
          </table:table-cell>
          <table:table-cell table:formula="of:=IF([.E495]*[.G495]&lt;0;[.D495];[.F495])" office:value-type="string" office:string-value="" calcext:value-type="error">
            <text:p>#DIV/0!</text:p>
          </table:table-cell>
          <table:table-cell table:formula="of:=[.D496]^3-COS([.D496])+LN([.D496]+5)-20" office:value-type="string" office:string-value="" calcext:value-type="error">
            <text:p>#DIV/0!</text:p>
          </table:table-cell>
          <table:table-cell table:formula="of:=([.B496]*[.E496]-[.D496]*[.C496])/([.E496]-[.C496])" office:value-type="string" office:string-value="" calcext:value-type="error">
            <text:p>#DIV/0!</text:p>
          </table:table-cell>
          <table:table-cell table:formula="of:=[.F496]^3-COS([.F496])+LN([.F496]+5)-20" office:value-type="string" office:string-value="" calcext:value-type="error">
            <text:p>#DIV/0!</text:p>
          </table:table-cell>
          <table:table-cell table:formula="of:=ABS([.F496]-[.F495])" office:value-type="string" office:string-value="" calcext:value-type="error">
            <text:p>#DIV/0!</text:p>
          </table:table-cell>
          <table:table-cell table:formula="of:=IF([.H49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6]+1" office:value-type="float" office:value="490" calcext:value-type="float">
            <text:p>490</text:p>
          </table:table-cell>
          <table:table-cell table:formula="of:=IF([.C496]*[.G496]&lt;0;[.B496];[.F496])" office:value-type="string" office:string-value="" calcext:value-type="error">
            <text:p>#DIV/0!</text:p>
          </table:table-cell>
          <table:table-cell table:formula="of:=[.B497]^3-COS([.B497])+LN([.B497]+5)-20" office:value-type="string" office:string-value="" calcext:value-type="error">
            <text:p>#DIV/0!</text:p>
          </table:table-cell>
          <table:table-cell table:formula="of:=IF([.E496]*[.G496]&lt;0;[.D496];[.F496])" office:value-type="string" office:string-value="" calcext:value-type="error">
            <text:p>#DIV/0!</text:p>
          </table:table-cell>
          <table:table-cell table:formula="of:=[.D497]^3-COS([.D497])+LN([.D497]+5)-20" office:value-type="string" office:string-value="" calcext:value-type="error">
            <text:p>#DIV/0!</text:p>
          </table:table-cell>
          <table:table-cell table:formula="of:=([.B497]*[.E497]-[.D497]*[.C497])/([.E497]-[.C497])" office:value-type="string" office:string-value="" calcext:value-type="error">
            <text:p>#DIV/0!</text:p>
          </table:table-cell>
          <table:table-cell table:formula="of:=[.F497]^3-COS([.F497])+LN([.F497]+5)-20" office:value-type="string" office:string-value="" calcext:value-type="error">
            <text:p>#DIV/0!</text:p>
          </table:table-cell>
          <table:table-cell table:formula="of:=ABS([.F497]-[.F496])" office:value-type="string" office:string-value="" calcext:value-type="error">
            <text:p>#DIV/0!</text:p>
          </table:table-cell>
          <table:table-cell table:formula="of:=IF([.H49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7]+1" office:value-type="float" office:value="491" calcext:value-type="float">
            <text:p>491</text:p>
          </table:table-cell>
          <table:table-cell table:formula="of:=IF([.C497]*[.G497]&lt;0;[.B497];[.F497])" office:value-type="string" office:string-value="" calcext:value-type="error">
            <text:p>#DIV/0!</text:p>
          </table:table-cell>
          <table:table-cell table:formula="of:=[.B498]^3-COS([.B498])+LN([.B498]+5)-20" office:value-type="string" office:string-value="" calcext:value-type="error">
            <text:p>#DIV/0!</text:p>
          </table:table-cell>
          <table:table-cell table:formula="of:=IF([.E497]*[.G497]&lt;0;[.D497];[.F497])" office:value-type="string" office:string-value="" calcext:value-type="error">
            <text:p>#DIV/0!</text:p>
          </table:table-cell>
          <table:table-cell table:formula="of:=[.D498]^3-COS([.D498])+LN([.D498]+5)-20" office:value-type="string" office:string-value="" calcext:value-type="error">
            <text:p>#DIV/0!</text:p>
          </table:table-cell>
          <table:table-cell table:formula="of:=([.B498]*[.E498]-[.D498]*[.C498])/([.E498]-[.C498])" office:value-type="string" office:string-value="" calcext:value-type="error">
            <text:p>#DIV/0!</text:p>
          </table:table-cell>
          <table:table-cell table:formula="of:=[.F498]^3-COS([.F498])+LN([.F498]+5)-20" office:value-type="string" office:string-value="" calcext:value-type="error">
            <text:p>#DIV/0!</text:p>
          </table:table-cell>
          <table:table-cell table:formula="of:=ABS([.F498]-[.F497])" office:value-type="string" office:string-value="" calcext:value-type="error">
            <text:p>#DIV/0!</text:p>
          </table:table-cell>
          <table:table-cell table:formula="of:=IF([.H49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8]+1" office:value-type="float" office:value="492" calcext:value-type="float">
            <text:p>492</text:p>
          </table:table-cell>
          <table:table-cell table:formula="of:=IF([.C498]*[.G498]&lt;0;[.B498];[.F498])" office:value-type="string" office:string-value="" calcext:value-type="error">
            <text:p>#DIV/0!</text:p>
          </table:table-cell>
          <table:table-cell table:formula="of:=[.B499]^3-COS([.B499])+LN([.B499]+5)-20" office:value-type="string" office:string-value="" calcext:value-type="error">
            <text:p>#DIV/0!</text:p>
          </table:table-cell>
          <table:table-cell table:formula="of:=IF([.E498]*[.G498]&lt;0;[.D498];[.F498])" office:value-type="string" office:string-value="" calcext:value-type="error">
            <text:p>#DIV/0!</text:p>
          </table:table-cell>
          <table:table-cell table:formula="of:=[.D499]^3-COS([.D499])+LN([.D499]+5)-20" office:value-type="string" office:string-value="" calcext:value-type="error">
            <text:p>#DIV/0!</text:p>
          </table:table-cell>
          <table:table-cell table:formula="of:=([.B499]*[.E499]-[.D499]*[.C499])/([.E499]-[.C499])" office:value-type="string" office:string-value="" calcext:value-type="error">
            <text:p>#DIV/0!</text:p>
          </table:table-cell>
          <table:table-cell table:formula="of:=[.F499]^3-COS([.F499])+LN([.F499]+5)-20" office:value-type="string" office:string-value="" calcext:value-type="error">
            <text:p>#DIV/0!</text:p>
          </table:table-cell>
          <table:table-cell table:formula="of:=ABS([.F499]-[.F498])" office:value-type="string" office:string-value="" calcext:value-type="error">
            <text:p>#DIV/0!</text:p>
          </table:table-cell>
          <table:table-cell table:formula="of:=IF([.H49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499]+1" office:value-type="float" office:value="493" calcext:value-type="float">
            <text:p>493</text:p>
          </table:table-cell>
          <table:table-cell table:formula="of:=IF([.C499]*[.G499]&lt;0;[.B499];[.F499])" office:value-type="string" office:string-value="" calcext:value-type="error">
            <text:p>#DIV/0!</text:p>
          </table:table-cell>
          <table:table-cell table:formula="of:=[.B500]^3-COS([.B500])+LN([.B500]+5)-20" office:value-type="string" office:string-value="" calcext:value-type="error">
            <text:p>#DIV/0!</text:p>
          </table:table-cell>
          <table:table-cell table:formula="of:=IF([.E499]*[.G499]&lt;0;[.D499];[.F499])" office:value-type="string" office:string-value="" calcext:value-type="error">
            <text:p>#DIV/0!</text:p>
          </table:table-cell>
          <table:table-cell table:formula="of:=[.D500]^3-COS([.D500])+LN([.D500]+5)-20" office:value-type="string" office:string-value="" calcext:value-type="error">
            <text:p>#DIV/0!</text:p>
          </table:table-cell>
          <table:table-cell table:formula="of:=([.B500]*[.E500]-[.D500]*[.C500])/([.E500]-[.C500])" office:value-type="string" office:string-value="" calcext:value-type="error">
            <text:p>#DIV/0!</text:p>
          </table:table-cell>
          <table:table-cell table:formula="of:=[.F500]^3-COS([.F500])+LN([.F500]+5)-20" office:value-type="string" office:string-value="" calcext:value-type="error">
            <text:p>#DIV/0!</text:p>
          </table:table-cell>
          <table:table-cell table:formula="of:=ABS([.F500]-[.F499])" office:value-type="string" office:string-value="" calcext:value-type="error">
            <text:p>#DIV/0!</text:p>
          </table:table-cell>
          <table:table-cell table:formula="of:=IF([.H50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0]+1" office:value-type="float" office:value="494" calcext:value-type="float">
            <text:p>494</text:p>
          </table:table-cell>
          <table:table-cell table:formula="of:=IF([.C500]*[.G500]&lt;0;[.B500];[.F500])" office:value-type="string" office:string-value="" calcext:value-type="error">
            <text:p>#DIV/0!</text:p>
          </table:table-cell>
          <table:table-cell table:formula="of:=[.B501]^3-COS([.B501])+LN([.B501]+5)-20" office:value-type="string" office:string-value="" calcext:value-type="error">
            <text:p>#DIV/0!</text:p>
          </table:table-cell>
          <table:table-cell table:formula="of:=IF([.E500]*[.G500]&lt;0;[.D500];[.F500])" office:value-type="string" office:string-value="" calcext:value-type="error">
            <text:p>#DIV/0!</text:p>
          </table:table-cell>
          <table:table-cell table:formula="of:=[.D501]^3-COS([.D501])+LN([.D501]+5)-20" office:value-type="string" office:string-value="" calcext:value-type="error">
            <text:p>#DIV/0!</text:p>
          </table:table-cell>
          <table:table-cell table:formula="of:=([.B501]*[.E501]-[.D501]*[.C501])/([.E501]-[.C501])" office:value-type="string" office:string-value="" calcext:value-type="error">
            <text:p>#DIV/0!</text:p>
          </table:table-cell>
          <table:table-cell table:formula="of:=[.F501]^3-COS([.F501])+LN([.F501]+5)-20" office:value-type="string" office:string-value="" calcext:value-type="error">
            <text:p>#DIV/0!</text:p>
          </table:table-cell>
          <table:table-cell table:formula="of:=ABS([.F501]-[.F500])" office:value-type="string" office:string-value="" calcext:value-type="error">
            <text:p>#DIV/0!</text:p>
          </table:table-cell>
          <table:table-cell table:formula="of:=IF([.H50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1]+1" office:value-type="float" office:value="495" calcext:value-type="float">
            <text:p>495</text:p>
          </table:table-cell>
          <table:table-cell table:formula="of:=IF([.C501]*[.G501]&lt;0;[.B501];[.F501])" office:value-type="string" office:string-value="" calcext:value-type="error">
            <text:p>#DIV/0!</text:p>
          </table:table-cell>
          <table:table-cell table:formula="of:=[.B502]^3-COS([.B502])+LN([.B502]+5)-20" office:value-type="string" office:string-value="" calcext:value-type="error">
            <text:p>#DIV/0!</text:p>
          </table:table-cell>
          <table:table-cell table:formula="of:=IF([.E501]*[.G501]&lt;0;[.D501];[.F501])" office:value-type="string" office:string-value="" calcext:value-type="error">
            <text:p>#DIV/0!</text:p>
          </table:table-cell>
          <table:table-cell table:formula="of:=[.D502]^3-COS([.D502])+LN([.D502]+5)-20" office:value-type="string" office:string-value="" calcext:value-type="error">
            <text:p>#DIV/0!</text:p>
          </table:table-cell>
          <table:table-cell table:formula="of:=([.B502]*[.E502]-[.D502]*[.C502])/([.E502]-[.C502])" office:value-type="string" office:string-value="" calcext:value-type="error">
            <text:p>#DIV/0!</text:p>
          </table:table-cell>
          <table:table-cell table:formula="of:=[.F502]^3-COS([.F502])+LN([.F502]+5)-20" office:value-type="string" office:string-value="" calcext:value-type="error">
            <text:p>#DIV/0!</text:p>
          </table:table-cell>
          <table:table-cell table:formula="of:=ABS([.F502]-[.F501])" office:value-type="string" office:string-value="" calcext:value-type="error">
            <text:p>#DIV/0!</text:p>
          </table:table-cell>
          <table:table-cell table:formula="of:=IF([.H50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2]+1" office:value-type="float" office:value="496" calcext:value-type="float">
            <text:p>496</text:p>
          </table:table-cell>
          <table:table-cell table:formula="of:=IF([.C502]*[.G502]&lt;0;[.B502];[.F502])" office:value-type="string" office:string-value="" calcext:value-type="error">
            <text:p>#DIV/0!</text:p>
          </table:table-cell>
          <table:table-cell table:formula="of:=[.B503]^3-COS([.B503])+LN([.B503]+5)-20" office:value-type="string" office:string-value="" calcext:value-type="error">
            <text:p>#DIV/0!</text:p>
          </table:table-cell>
          <table:table-cell table:formula="of:=IF([.E502]*[.G502]&lt;0;[.D502];[.F502])" office:value-type="string" office:string-value="" calcext:value-type="error">
            <text:p>#DIV/0!</text:p>
          </table:table-cell>
          <table:table-cell table:formula="of:=[.D503]^3-COS([.D503])+LN([.D503]+5)-20" office:value-type="string" office:string-value="" calcext:value-type="error">
            <text:p>#DIV/0!</text:p>
          </table:table-cell>
          <table:table-cell table:formula="of:=([.B503]*[.E503]-[.D503]*[.C503])/([.E503]-[.C503])" office:value-type="string" office:string-value="" calcext:value-type="error">
            <text:p>#DIV/0!</text:p>
          </table:table-cell>
          <table:table-cell table:formula="of:=[.F503]^3-COS([.F503])+LN([.F503]+5)-20" office:value-type="string" office:string-value="" calcext:value-type="error">
            <text:p>#DIV/0!</text:p>
          </table:table-cell>
          <table:table-cell table:formula="of:=ABS([.F503]-[.F502])" office:value-type="string" office:string-value="" calcext:value-type="error">
            <text:p>#DIV/0!</text:p>
          </table:table-cell>
          <table:table-cell table:formula="of:=IF([.H50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3]+1" office:value-type="float" office:value="497" calcext:value-type="float">
            <text:p>497</text:p>
          </table:table-cell>
          <table:table-cell table:formula="of:=IF([.C503]*[.G503]&lt;0;[.B503];[.F503])" office:value-type="string" office:string-value="" calcext:value-type="error">
            <text:p>#DIV/0!</text:p>
          </table:table-cell>
          <table:table-cell table:formula="of:=[.B504]^3-COS([.B504])+LN([.B504]+5)-20" office:value-type="string" office:string-value="" calcext:value-type="error">
            <text:p>#DIV/0!</text:p>
          </table:table-cell>
          <table:table-cell table:formula="of:=IF([.E503]*[.G503]&lt;0;[.D503];[.F503])" office:value-type="string" office:string-value="" calcext:value-type="error">
            <text:p>#DIV/0!</text:p>
          </table:table-cell>
          <table:table-cell table:formula="of:=[.D504]^3-COS([.D504])+LN([.D504]+5)-20" office:value-type="string" office:string-value="" calcext:value-type="error">
            <text:p>#DIV/0!</text:p>
          </table:table-cell>
          <table:table-cell table:formula="of:=([.B504]*[.E504]-[.D504]*[.C504])/([.E504]-[.C504])" office:value-type="string" office:string-value="" calcext:value-type="error">
            <text:p>#DIV/0!</text:p>
          </table:table-cell>
          <table:table-cell table:formula="of:=[.F504]^3-COS([.F504])+LN([.F504]+5)-20" office:value-type="string" office:string-value="" calcext:value-type="error">
            <text:p>#DIV/0!</text:p>
          </table:table-cell>
          <table:table-cell table:formula="of:=ABS([.F504]-[.F503])" office:value-type="string" office:string-value="" calcext:value-type="error">
            <text:p>#DIV/0!</text:p>
          </table:table-cell>
          <table:table-cell table:formula="of:=IF([.H50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4]+1" office:value-type="float" office:value="498" calcext:value-type="float">
            <text:p>498</text:p>
          </table:table-cell>
          <table:table-cell table:formula="of:=IF([.C504]*[.G504]&lt;0;[.B504];[.F504])" office:value-type="string" office:string-value="" calcext:value-type="error">
            <text:p>#DIV/0!</text:p>
          </table:table-cell>
          <table:table-cell table:formula="of:=[.B505]^3-COS([.B505])+LN([.B505]+5)-20" office:value-type="string" office:string-value="" calcext:value-type="error">
            <text:p>#DIV/0!</text:p>
          </table:table-cell>
          <table:table-cell table:formula="of:=IF([.E504]*[.G504]&lt;0;[.D504];[.F504])" office:value-type="string" office:string-value="" calcext:value-type="error">
            <text:p>#DIV/0!</text:p>
          </table:table-cell>
          <table:table-cell table:formula="of:=[.D505]^3-COS([.D505])+LN([.D505]+5)-20" office:value-type="string" office:string-value="" calcext:value-type="error">
            <text:p>#DIV/0!</text:p>
          </table:table-cell>
          <table:table-cell table:formula="of:=([.B505]*[.E505]-[.D505]*[.C505])/([.E505]-[.C505])" office:value-type="string" office:string-value="" calcext:value-type="error">
            <text:p>#DIV/0!</text:p>
          </table:table-cell>
          <table:table-cell table:formula="of:=[.F505]^3-COS([.F505])+LN([.F505]+5)-20" office:value-type="string" office:string-value="" calcext:value-type="error">
            <text:p>#DIV/0!</text:p>
          </table:table-cell>
          <table:table-cell table:formula="of:=ABS([.F505]-[.F504])" office:value-type="string" office:string-value="" calcext:value-type="error">
            <text:p>#DIV/0!</text:p>
          </table:table-cell>
          <table:table-cell table:formula="of:=IF([.H50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5]+1" office:value-type="float" office:value="499" calcext:value-type="float">
            <text:p>499</text:p>
          </table:table-cell>
          <table:table-cell table:formula="of:=IF([.C505]*[.G505]&lt;0;[.B505];[.F505])" office:value-type="string" office:string-value="" calcext:value-type="error">
            <text:p>#DIV/0!</text:p>
          </table:table-cell>
          <table:table-cell table:formula="of:=[.B506]^3-COS([.B506])+LN([.B506]+5)-20" office:value-type="string" office:string-value="" calcext:value-type="error">
            <text:p>#DIV/0!</text:p>
          </table:table-cell>
          <table:table-cell table:formula="of:=IF([.E505]*[.G505]&lt;0;[.D505];[.F505])" office:value-type="string" office:string-value="" calcext:value-type="error">
            <text:p>#DIV/0!</text:p>
          </table:table-cell>
          <table:table-cell table:formula="of:=[.D506]^3-COS([.D506])+LN([.D506]+5)-20" office:value-type="string" office:string-value="" calcext:value-type="error">
            <text:p>#DIV/0!</text:p>
          </table:table-cell>
          <table:table-cell table:formula="of:=([.B506]*[.E506]-[.D506]*[.C506])/([.E506]-[.C506])" office:value-type="string" office:string-value="" calcext:value-type="error">
            <text:p>#DIV/0!</text:p>
          </table:table-cell>
          <table:table-cell table:formula="of:=[.F506]^3-COS([.F506])+LN([.F506]+5)-20" office:value-type="string" office:string-value="" calcext:value-type="error">
            <text:p>#DIV/0!</text:p>
          </table:table-cell>
          <table:table-cell table:formula="of:=ABS([.F506]-[.F505])" office:value-type="string" office:string-value="" calcext:value-type="error">
            <text:p>#DIV/0!</text:p>
          </table:table-cell>
          <table:table-cell table:formula="of:=IF([.H50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6]+1" office:value-type="float" office:value="500" calcext:value-type="float">
            <text:p>500</text:p>
          </table:table-cell>
          <table:table-cell table:formula="of:=IF([.C506]*[.G506]&lt;0;[.B506];[.F506])" office:value-type="string" office:string-value="" calcext:value-type="error">
            <text:p>#DIV/0!</text:p>
          </table:table-cell>
          <table:table-cell table:formula="of:=[.B507]^3-COS([.B507])+LN([.B507]+5)-20" office:value-type="string" office:string-value="" calcext:value-type="error">
            <text:p>#DIV/0!</text:p>
          </table:table-cell>
          <table:table-cell table:formula="of:=IF([.E506]*[.G506]&lt;0;[.D506];[.F506])" office:value-type="string" office:string-value="" calcext:value-type="error">
            <text:p>#DIV/0!</text:p>
          </table:table-cell>
          <table:table-cell table:formula="of:=[.D507]^3-COS([.D507])+LN([.D507]+5)-20" office:value-type="string" office:string-value="" calcext:value-type="error">
            <text:p>#DIV/0!</text:p>
          </table:table-cell>
          <table:table-cell table:formula="of:=([.B507]*[.E507]-[.D507]*[.C507])/([.E507]-[.C507])" office:value-type="string" office:string-value="" calcext:value-type="error">
            <text:p>#DIV/0!</text:p>
          </table:table-cell>
          <table:table-cell table:formula="of:=[.F507]^3-COS([.F507])+LN([.F507]+5)-20" office:value-type="string" office:string-value="" calcext:value-type="error">
            <text:p>#DIV/0!</text:p>
          </table:table-cell>
          <table:table-cell table:formula="of:=ABS([.F507]-[.F506])" office:value-type="string" office:string-value="" calcext:value-type="error">
            <text:p>#DIV/0!</text:p>
          </table:table-cell>
          <table:table-cell table:formula="of:=IF([.H50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7]+1" office:value-type="float" office:value="501" calcext:value-type="float">
            <text:p>501</text:p>
          </table:table-cell>
          <table:table-cell table:formula="of:=IF([.C507]*[.G507]&lt;0;[.B507];[.F507])" office:value-type="string" office:string-value="" calcext:value-type="error">
            <text:p>#DIV/0!</text:p>
          </table:table-cell>
          <table:table-cell table:formula="of:=[.B508]^3-COS([.B508])+LN([.B508]+5)-20" office:value-type="string" office:string-value="" calcext:value-type="error">
            <text:p>#DIV/0!</text:p>
          </table:table-cell>
          <table:table-cell table:formula="of:=IF([.E507]*[.G507]&lt;0;[.D507];[.F507])" office:value-type="string" office:string-value="" calcext:value-type="error">
            <text:p>#DIV/0!</text:p>
          </table:table-cell>
          <table:table-cell table:formula="of:=[.D508]^3-COS([.D508])+LN([.D508]+5)-20" office:value-type="string" office:string-value="" calcext:value-type="error">
            <text:p>#DIV/0!</text:p>
          </table:table-cell>
          <table:table-cell table:formula="of:=([.B508]*[.E508]-[.D508]*[.C508])/([.E508]-[.C508])" office:value-type="string" office:string-value="" calcext:value-type="error">
            <text:p>#DIV/0!</text:p>
          </table:table-cell>
          <table:table-cell table:formula="of:=[.F508]^3-COS([.F508])+LN([.F508]+5)-20" office:value-type="string" office:string-value="" calcext:value-type="error">
            <text:p>#DIV/0!</text:p>
          </table:table-cell>
          <table:table-cell table:formula="of:=ABS([.F508]-[.F507])" office:value-type="string" office:string-value="" calcext:value-type="error">
            <text:p>#DIV/0!</text:p>
          </table:table-cell>
          <table:table-cell table:formula="of:=IF([.H50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8]+1" office:value-type="float" office:value="502" calcext:value-type="float">
            <text:p>502</text:p>
          </table:table-cell>
          <table:table-cell table:formula="of:=IF([.C508]*[.G508]&lt;0;[.B508];[.F508])" office:value-type="string" office:string-value="" calcext:value-type="error">
            <text:p>#DIV/0!</text:p>
          </table:table-cell>
          <table:table-cell table:formula="of:=[.B509]^3-COS([.B509])+LN([.B509]+5)-20" office:value-type="string" office:string-value="" calcext:value-type="error">
            <text:p>#DIV/0!</text:p>
          </table:table-cell>
          <table:table-cell table:formula="of:=IF([.E508]*[.G508]&lt;0;[.D508];[.F508])" office:value-type="string" office:string-value="" calcext:value-type="error">
            <text:p>#DIV/0!</text:p>
          </table:table-cell>
          <table:table-cell table:formula="of:=[.D509]^3-COS([.D509])+LN([.D509]+5)-20" office:value-type="string" office:string-value="" calcext:value-type="error">
            <text:p>#DIV/0!</text:p>
          </table:table-cell>
          <table:table-cell table:formula="of:=([.B509]*[.E509]-[.D509]*[.C509])/([.E509]-[.C509])" office:value-type="string" office:string-value="" calcext:value-type="error">
            <text:p>#DIV/0!</text:p>
          </table:table-cell>
          <table:table-cell table:formula="of:=[.F509]^3-COS([.F509])+LN([.F509]+5)-20" office:value-type="string" office:string-value="" calcext:value-type="error">
            <text:p>#DIV/0!</text:p>
          </table:table-cell>
          <table:table-cell table:formula="of:=ABS([.F509]-[.F508])" office:value-type="string" office:string-value="" calcext:value-type="error">
            <text:p>#DIV/0!</text:p>
          </table:table-cell>
          <table:table-cell table:formula="of:=IF([.H50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09]+1" office:value-type="float" office:value="503" calcext:value-type="float">
            <text:p>503</text:p>
          </table:table-cell>
          <table:table-cell table:formula="of:=IF([.C509]*[.G509]&lt;0;[.B509];[.F509])" office:value-type="string" office:string-value="" calcext:value-type="error">
            <text:p>#DIV/0!</text:p>
          </table:table-cell>
          <table:table-cell table:formula="of:=[.B510]^3-COS([.B510])+LN([.B510]+5)-20" office:value-type="string" office:string-value="" calcext:value-type="error">
            <text:p>#DIV/0!</text:p>
          </table:table-cell>
          <table:table-cell table:formula="of:=IF([.E509]*[.G509]&lt;0;[.D509];[.F509])" office:value-type="string" office:string-value="" calcext:value-type="error">
            <text:p>#DIV/0!</text:p>
          </table:table-cell>
          <table:table-cell table:formula="of:=[.D510]^3-COS([.D510])+LN([.D510]+5)-20" office:value-type="string" office:string-value="" calcext:value-type="error">
            <text:p>#DIV/0!</text:p>
          </table:table-cell>
          <table:table-cell table:formula="of:=([.B510]*[.E510]-[.D510]*[.C510])/([.E510]-[.C510])" office:value-type="string" office:string-value="" calcext:value-type="error">
            <text:p>#DIV/0!</text:p>
          </table:table-cell>
          <table:table-cell table:formula="of:=[.F510]^3-COS([.F510])+LN([.F510]+5)-20" office:value-type="string" office:string-value="" calcext:value-type="error">
            <text:p>#DIV/0!</text:p>
          </table:table-cell>
          <table:table-cell table:formula="of:=ABS([.F510]-[.F509])" office:value-type="string" office:string-value="" calcext:value-type="error">
            <text:p>#DIV/0!</text:p>
          </table:table-cell>
          <table:table-cell table:formula="of:=IF([.H51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0]+1" office:value-type="float" office:value="504" calcext:value-type="float">
            <text:p>504</text:p>
          </table:table-cell>
          <table:table-cell table:formula="of:=IF([.C510]*[.G510]&lt;0;[.B510];[.F510])" office:value-type="string" office:string-value="" calcext:value-type="error">
            <text:p>#DIV/0!</text:p>
          </table:table-cell>
          <table:table-cell table:formula="of:=[.B511]^3-COS([.B511])+LN([.B511]+5)-20" office:value-type="string" office:string-value="" calcext:value-type="error">
            <text:p>#DIV/0!</text:p>
          </table:table-cell>
          <table:table-cell table:formula="of:=IF([.E510]*[.G510]&lt;0;[.D510];[.F510])" office:value-type="string" office:string-value="" calcext:value-type="error">
            <text:p>#DIV/0!</text:p>
          </table:table-cell>
          <table:table-cell table:formula="of:=[.D511]^3-COS([.D511])+LN([.D511]+5)-20" office:value-type="string" office:string-value="" calcext:value-type="error">
            <text:p>#DIV/0!</text:p>
          </table:table-cell>
          <table:table-cell table:formula="of:=([.B511]*[.E511]-[.D511]*[.C511])/([.E511]-[.C511])" office:value-type="string" office:string-value="" calcext:value-type="error">
            <text:p>#DIV/0!</text:p>
          </table:table-cell>
          <table:table-cell table:formula="of:=[.F511]^3-COS([.F511])+LN([.F511]+5)-20" office:value-type="string" office:string-value="" calcext:value-type="error">
            <text:p>#DIV/0!</text:p>
          </table:table-cell>
          <table:table-cell table:formula="of:=ABS([.F511]-[.F510])" office:value-type="string" office:string-value="" calcext:value-type="error">
            <text:p>#DIV/0!</text:p>
          </table:table-cell>
          <table:table-cell table:formula="of:=IF([.H51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1]+1" office:value-type="float" office:value="505" calcext:value-type="float">
            <text:p>505</text:p>
          </table:table-cell>
          <table:table-cell table:formula="of:=IF([.C511]*[.G511]&lt;0;[.B511];[.F511])" office:value-type="string" office:string-value="" calcext:value-type="error">
            <text:p>#DIV/0!</text:p>
          </table:table-cell>
          <table:table-cell table:formula="of:=[.B512]^3-COS([.B512])+LN([.B512]+5)-20" office:value-type="string" office:string-value="" calcext:value-type="error">
            <text:p>#DIV/0!</text:p>
          </table:table-cell>
          <table:table-cell table:formula="of:=IF([.E511]*[.G511]&lt;0;[.D511];[.F511])" office:value-type="string" office:string-value="" calcext:value-type="error">
            <text:p>#DIV/0!</text:p>
          </table:table-cell>
          <table:table-cell table:formula="of:=[.D512]^3-COS([.D512])+LN([.D512]+5)-20" office:value-type="string" office:string-value="" calcext:value-type="error">
            <text:p>#DIV/0!</text:p>
          </table:table-cell>
          <table:table-cell table:formula="of:=([.B512]*[.E512]-[.D512]*[.C512])/([.E512]-[.C512])" office:value-type="string" office:string-value="" calcext:value-type="error">
            <text:p>#DIV/0!</text:p>
          </table:table-cell>
          <table:table-cell table:formula="of:=[.F512]^3-COS([.F512])+LN([.F512]+5)-20" office:value-type="string" office:string-value="" calcext:value-type="error">
            <text:p>#DIV/0!</text:p>
          </table:table-cell>
          <table:table-cell table:formula="of:=ABS([.F512]-[.F511])" office:value-type="string" office:string-value="" calcext:value-type="error">
            <text:p>#DIV/0!</text:p>
          </table:table-cell>
          <table:table-cell table:formula="of:=IF([.H51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2]+1" office:value-type="float" office:value="506" calcext:value-type="float">
            <text:p>506</text:p>
          </table:table-cell>
          <table:table-cell table:formula="of:=IF([.C512]*[.G512]&lt;0;[.B512];[.F512])" office:value-type="string" office:string-value="" calcext:value-type="error">
            <text:p>#DIV/0!</text:p>
          </table:table-cell>
          <table:table-cell table:formula="of:=[.B513]^3-COS([.B513])+LN([.B513]+5)-20" office:value-type="string" office:string-value="" calcext:value-type="error">
            <text:p>#DIV/0!</text:p>
          </table:table-cell>
          <table:table-cell table:formula="of:=IF([.E512]*[.G512]&lt;0;[.D512];[.F512])" office:value-type="string" office:string-value="" calcext:value-type="error">
            <text:p>#DIV/0!</text:p>
          </table:table-cell>
          <table:table-cell table:formula="of:=[.D513]^3-COS([.D513])+LN([.D513]+5)-20" office:value-type="string" office:string-value="" calcext:value-type="error">
            <text:p>#DIV/0!</text:p>
          </table:table-cell>
          <table:table-cell table:formula="of:=([.B513]*[.E513]-[.D513]*[.C513])/([.E513]-[.C513])" office:value-type="string" office:string-value="" calcext:value-type="error">
            <text:p>#DIV/0!</text:p>
          </table:table-cell>
          <table:table-cell table:formula="of:=[.F513]^3-COS([.F513])+LN([.F513]+5)-20" office:value-type="string" office:string-value="" calcext:value-type="error">
            <text:p>#DIV/0!</text:p>
          </table:table-cell>
          <table:table-cell table:formula="of:=ABS([.F513]-[.F512])" office:value-type="string" office:string-value="" calcext:value-type="error">
            <text:p>#DIV/0!</text:p>
          </table:table-cell>
          <table:table-cell table:formula="of:=IF([.H51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3]+1" office:value-type="float" office:value="507" calcext:value-type="float">
            <text:p>507</text:p>
          </table:table-cell>
          <table:table-cell table:formula="of:=IF([.C513]*[.G513]&lt;0;[.B513];[.F513])" office:value-type="string" office:string-value="" calcext:value-type="error">
            <text:p>#DIV/0!</text:p>
          </table:table-cell>
          <table:table-cell table:formula="of:=[.B514]^3-COS([.B514])+LN([.B514]+5)-20" office:value-type="string" office:string-value="" calcext:value-type="error">
            <text:p>#DIV/0!</text:p>
          </table:table-cell>
          <table:table-cell table:formula="of:=IF([.E513]*[.G513]&lt;0;[.D513];[.F513])" office:value-type="string" office:string-value="" calcext:value-type="error">
            <text:p>#DIV/0!</text:p>
          </table:table-cell>
          <table:table-cell table:formula="of:=[.D514]^3-COS([.D514])+LN([.D514]+5)-20" office:value-type="string" office:string-value="" calcext:value-type="error">
            <text:p>#DIV/0!</text:p>
          </table:table-cell>
          <table:table-cell table:formula="of:=([.B514]*[.E514]-[.D514]*[.C514])/([.E514]-[.C514])" office:value-type="string" office:string-value="" calcext:value-type="error">
            <text:p>#DIV/0!</text:p>
          </table:table-cell>
          <table:table-cell table:formula="of:=[.F514]^3-COS([.F514])+LN([.F514]+5)-20" office:value-type="string" office:string-value="" calcext:value-type="error">
            <text:p>#DIV/0!</text:p>
          </table:table-cell>
          <table:table-cell table:formula="of:=ABS([.F514]-[.F513])" office:value-type="string" office:string-value="" calcext:value-type="error">
            <text:p>#DIV/0!</text:p>
          </table:table-cell>
          <table:table-cell table:formula="of:=IF([.H51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4]+1" office:value-type="float" office:value="508" calcext:value-type="float">
            <text:p>508</text:p>
          </table:table-cell>
          <table:table-cell table:formula="of:=IF([.C514]*[.G514]&lt;0;[.B514];[.F514])" office:value-type="string" office:string-value="" calcext:value-type="error">
            <text:p>#DIV/0!</text:p>
          </table:table-cell>
          <table:table-cell table:formula="of:=[.B515]^3-COS([.B515])+LN([.B515]+5)-20" office:value-type="string" office:string-value="" calcext:value-type="error">
            <text:p>#DIV/0!</text:p>
          </table:table-cell>
          <table:table-cell table:formula="of:=IF([.E514]*[.G514]&lt;0;[.D514];[.F514])" office:value-type="string" office:string-value="" calcext:value-type="error">
            <text:p>#DIV/0!</text:p>
          </table:table-cell>
          <table:table-cell table:formula="of:=[.D515]^3-COS([.D515])+LN([.D515]+5)-20" office:value-type="string" office:string-value="" calcext:value-type="error">
            <text:p>#DIV/0!</text:p>
          </table:table-cell>
          <table:table-cell table:formula="of:=([.B515]*[.E515]-[.D515]*[.C515])/([.E515]-[.C515])" office:value-type="string" office:string-value="" calcext:value-type="error">
            <text:p>#DIV/0!</text:p>
          </table:table-cell>
          <table:table-cell table:formula="of:=[.F515]^3-COS([.F515])+LN([.F515]+5)-20" office:value-type="string" office:string-value="" calcext:value-type="error">
            <text:p>#DIV/0!</text:p>
          </table:table-cell>
          <table:table-cell table:formula="of:=ABS([.F515]-[.F514])" office:value-type="string" office:string-value="" calcext:value-type="error">
            <text:p>#DIV/0!</text:p>
          </table:table-cell>
          <table:table-cell table:formula="of:=IF([.H51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5]+1" office:value-type="float" office:value="509" calcext:value-type="float">
            <text:p>509</text:p>
          </table:table-cell>
          <table:table-cell table:formula="of:=IF([.C515]*[.G515]&lt;0;[.B515];[.F515])" office:value-type="string" office:string-value="" calcext:value-type="error">
            <text:p>#DIV/0!</text:p>
          </table:table-cell>
          <table:table-cell table:formula="of:=[.B516]^3-COS([.B516])+LN([.B516]+5)-20" office:value-type="string" office:string-value="" calcext:value-type="error">
            <text:p>#DIV/0!</text:p>
          </table:table-cell>
          <table:table-cell table:formula="of:=IF([.E515]*[.G515]&lt;0;[.D515];[.F515])" office:value-type="string" office:string-value="" calcext:value-type="error">
            <text:p>#DIV/0!</text:p>
          </table:table-cell>
          <table:table-cell table:formula="of:=[.D516]^3-COS([.D516])+LN([.D516]+5)-20" office:value-type="string" office:string-value="" calcext:value-type="error">
            <text:p>#DIV/0!</text:p>
          </table:table-cell>
          <table:table-cell table:formula="of:=([.B516]*[.E516]-[.D516]*[.C516])/([.E516]-[.C516])" office:value-type="string" office:string-value="" calcext:value-type="error">
            <text:p>#DIV/0!</text:p>
          </table:table-cell>
          <table:table-cell table:formula="of:=[.F516]^3-COS([.F516])+LN([.F516]+5)-20" office:value-type="string" office:string-value="" calcext:value-type="error">
            <text:p>#DIV/0!</text:p>
          </table:table-cell>
          <table:table-cell table:formula="of:=ABS([.F516]-[.F515])" office:value-type="string" office:string-value="" calcext:value-type="error">
            <text:p>#DIV/0!</text:p>
          </table:table-cell>
          <table:table-cell table:formula="of:=IF([.H51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6]+1" office:value-type="float" office:value="510" calcext:value-type="float">
            <text:p>510</text:p>
          </table:table-cell>
          <table:table-cell table:formula="of:=IF([.C516]*[.G516]&lt;0;[.B516];[.F516])" office:value-type="string" office:string-value="" calcext:value-type="error">
            <text:p>#DIV/0!</text:p>
          </table:table-cell>
          <table:table-cell table:formula="of:=[.B517]^3-COS([.B517])+LN([.B517]+5)-20" office:value-type="string" office:string-value="" calcext:value-type="error">
            <text:p>#DIV/0!</text:p>
          </table:table-cell>
          <table:table-cell table:formula="of:=IF([.E516]*[.G516]&lt;0;[.D516];[.F516])" office:value-type="string" office:string-value="" calcext:value-type="error">
            <text:p>#DIV/0!</text:p>
          </table:table-cell>
          <table:table-cell table:formula="of:=[.D517]^3-COS([.D517])+LN([.D517]+5)-20" office:value-type="string" office:string-value="" calcext:value-type="error">
            <text:p>#DIV/0!</text:p>
          </table:table-cell>
          <table:table-cell table:formula="of:=([.B517]*[.E517]-[.D517]*[.C517])/([.E517]-[.C517])" office:value-type="string" office:string-value="" calcext:value-type="error">
            <text:p>#DIV/0!</text:p>
          </table:table-cell>
          <table:table-cell table:formula="of:=[.F517]^3-COS([.F517])+LN([.F517]+5)-20" office:value-type="string" office:string-value="" calcext:value-type="error">
            <text:p>#DIV/0!</text:p>
          </table:table-cell>
          <table:table-cell table:formula="of:=ABS([.F517]-[.F516])" office:value-type="string" office:string-value="" calcext:value-type="error">
            <text:p>#DIV/0!</text:p>
          </table:table-cell>
          <table:table-cell table:formula="of:=IF([.H51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7]+1" office:value-type="float" office:value="511" calcext:value-type="float">
            <text:p>511</text:p>
          </table:table-cell>
          <table:table-cell table:formula="of:=IF([.C517]*[.G517]&lt;0;[.B517];[.F517])" office:value-type="string" office:string-value="" calcext:value-type="error">
            <text:p>#DIV/0!</text:p>
          </table:table-cell>
          <table:table-cell table:formula="of:=[.B518]^3-COS([.B518])+LN([.B518]+5)-20" office:value-type="string" office:string-value="" calcext:value-type="error">
            <text:p>#DIV/0!</text:p>
          </table:table-cell>
          <table:table-cell table:formula="of:=IF([.E517]*[.G517]&lt;0;[.D517];[.F517])" office:value-type="string" office:string-value="" calcext:value-type="error">
            <text:p>#DIV/0!</text:p>
          </table:table-cell>
          <table:table-cell table:formula="of:=[.D518]^3-COS([.D518])+LN([.D518]+5)-20" office:value-type="string" office:string-value="" calcext:value-type="error">
            <text:p>#DIV/0!</text:p>
          </table:table-cell>
          <table:table-cell table:formula="of:=([.B518]*[.E518]-[.D518]*[.C518])/([.E518]-[.C518])" office:value-type="string" office:string-value="" calcext:value-type="error">
            <text:p>#DIV/0!</text:p>
          </table:table-cell>
          <table:table-cell table:formula="of:=[.F518]^3-COS([.F518])+LN([.F518]+5)-20" office:value-type="string" office:string-value="" calcext:value-type="error">
            <text:p>#DIV/0!</text:p>
          </table:table-cell>
          <table:table-cell table:formula="of:=ABS([.F518]-[.F517])" office:value-type="string" office:string-value="" calcext:value-type="error">
            <text:p>#DIV/0!</text:p>
          </table:table-cell>
          <table:table-cell table:formula="of:=IF([.H51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8]+1" office:value-type="float" office:value="512" calcext:value-type="float">
            <text:p>512</text:p>
          </table:table-cell>
          <table:table-cell table:formula="of:=IF([.C518]*[.G518]&lt;0;[.B518];[.F518])" office:value-type="string" office:string-value="" calcext:value-type="error">
            <text:p>#DIV/0!</text:p>
          </table:table-cell>
          <table:table-cell table:formula="of:=[.B519]^3-COS([.B519])+LN([.B519]+5)-20" office:value-type="string" office:string-value="" calcext:value-type="error">
            <text:p>#DIV/0!</text:p>
          </table:table-cell>
          <table:table-cell table:formula="of:=IF([.E518]*[.G518]&lt;0;[.D518];[.F518])" office:value-type="string" office:string-value="" calcext:value-type="error">
            <text:p>#DIV/0!</text:p>
          </table:table-cell>
          <table:table-cell table:formula="of:=[.D519]^3-COS([.D519])+LN([.D519]+5)-20" office:value-type="string" office:string-value="" calcext:value-type="error">
            <text:p>#DIV/0!</text:p>
          </table:table-cell>
          <table:table-cell table:formula="of:=([.B519]*[.E519]-[.D519]*[.C519])/([.E519]-[.C519])" office:value-type="string" office:string-value="" calcext:value-type="error">
            <text:p>#DIV/0!</text:p>
          </table:table-cell>
          <table:table-cell table:formula="of:=[.F519]^3-COS([.F519])+LN([.F519]+5)-20" office:value-type="string" office:string-value="" calcext:value-type="error">
            <text:p>#DIV/0!</text:p>
          </table:table-cell>
          <table:table-cell table:formula="of:=ABS([.F519]-[.F518])" office:value-type="string" office:string-value="" calcext:value-type="error">
            <text:p>#DIV/0!</text:p>
          </table:table-cell>
          <table:table-cell table:formula="of:=IF([.H51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19]+1" office:value-type="float" office:value="513" calcext:value-type="float">
            <text:p>513</text:p>
          </table:table-cell>
          <table:table-cell table:formula="of:=IF([.C519]*[.G519]&lt;0;[.B519];[.F519])" office:value-type="string" office:string-value="" calcext:value-type="error">
            <text:p>#DIV/0!</text:p>
          </table:table-cell>
          <table:table-cell table:formula="of:=[.B520]^3-COS([.B520])+LN([.B520]+5)-20" office:value-type="string" office:string-value="" calcext:value-type="error">
            <text:p>#DIV/0!</text:p>
          </table:table-cell>
          <table:table-cell table:formula="of:=IF([.E519]*[.G519]&lt;0;[.D519];[.F519])" office:value-type="string" office:string-value="" calcext:value-type="error">
            <text:p>#DIV/0!</text:p>
          </table:table-cell>
          <table:table-cell table:formula="of:=[.D520]^3-COS([.D520])+LN([.D520]+5)-20" office:value-type="string" office:string-value="" calcext:value-type="error">
            <text:p>#DIV/0!</text:p>
          </table:table-cell>
          <table:table-cell table:formula="of:=([.B520]*[.E520]-[.D520]*[.C520])/([.E520]-[.C520])" office:value-type="string" office:string-value="" calcext:value-type="error">
            <text:p>#DIV/0!</text:p>
          </table:table-cell>
          <table:table-cell table:formula="of:=[.F520]^3-COS([.F520])+LN([.F520]+5)-20" office:value-type="string" office:string-value="" calcext:value-type="error">
            <text:p>#DIV/0!</text:p>
          </table:table-cell>
          <table:table-cell table:formula="of:=ABS([.F520]-[.F519])" office:value-type="string" office:string-value="" calcext:value-type="error">
            <text:p>#DIV/0!</text:p>
          </table:table-cell>
          <table:table-cell table:formula="of:=IF([.H52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0]+1" office:value-type="float" office:value="514" calcext:value-type="float">
            <text:p>514</text:p>
          </table:table-cell>
          <table:table-cell table:formula="of:=IF([.C520]*[.G520]&lt;0;[.B520];[.F520])" office:value-type="string" office:string-value="" calcext:value-type="error">
            <text:p>#DIV/0!</text:p>
          </table:table-cell>
          <table:table-cell table:formula="of:=[.B521]^3-COS([.B521])+LN([.B521]+5)-20" office:value-type="string" office:string-value="" calcext:value-type="error">
            <text:p>#DIV/0!</text:p>
          </table:table-cell>
          <table:table-cell table:formula="of:=IF([.E520]*[.G520]&lt;0;[.D520];[.F520])" office:value-type="string" office:string-value="" calcext:value-type="error">
            <text:p>#DIV/0!</text:p>
          </table:table-cell>
          <table:table-cell table:formula="of:=[.D521]^3-COS([.D521])+LN([.D521]+5)-20" office:value-type="string" office:string-value="" calcext:value-type="error">
            <text:p>#DIV/0!</text:p>
          </table:table-cell>
          <table:table-cell table:formula="of:=([.B521]*[.E521]-[.D521]*[.C521])/([.E521]-[.C521])" office:value-type="string" office:string-value="" calcext:value-type="error">
            <text:p>#DIV/0!</text:p>
          </table:table-cell>
          <table:table-cell table:formula="of:=[.F521]^3-COS([.F521])+LN([.F521]+5)-20" office:value-type="string" office:string-value="" calcext:value-type="error">
            <text:p>#DIV/0!</text:p>
          </table:table-cell>
          <table:table-cell table:formula="of:=ABS([.F521]-[.F520])" office:value-type="string" office:string-value="" calcext:value-type="error">
            <text:p>#DIV/0!</text:p>
          </table:table-cell>
          <table:table-cell table:formula="of:=IF([.H52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1]+1" office:value-type="float" office:value="515" calcext:value-type="float">
            <text:p>515</text:p>
          </table:table-cell>
          <table:table-cell table:formula="of:=IF([.C521]*[.G521]&lt;0;[.B521];[.F521])" office:value-type="string" office:string-value="" calcext:value-type="error">
            <text:p>#DIV/0!</text:p>
          </table:table-cell>
          <table:table-cell table:formula="of:=[.B522]^3-COS([.B522])+LN([.B522]+5)-20" office:value-type="string" office:string-value="" calcext:value-type="error">
            <text:p>#DIV/0!</text:p>
          </table:table-cell>
          <table:table-cell table:formula="of:=IF([.E521]*[.G521]&lt;0;[.D521];[.F521])" office:value-type="string" office:string-value="" calcext:value-type="error">
            <text:p>#DIV/0!</text:p>
          </table:table-cell>
          <table:table-cell table:formula="of:=[.D522]^3-COS([.D522])+LN([.D522]+5)-20" office:value-type="string" office:string-value="" calcext:value-type="error">
            <text:p>#DIV/0!</text:p>
          </table:table-cell>
          <table:table-cell table:formula="of:=([.B522]*[.E522]-[.D522]*[.C522])/([.E522]-[.C522])" office:value-type="string" office:string-value="" calcext:value-type="error">
            <text:p>#DIV/0!</text:p>
          </table:table-cell>
          <table:table-cell table:formula="of:=[.F522]^3-COS([.F522])+LN([.F522]+5)-20" office:value-type="string" office:string-value="" calcext:value-type="error">
            <text:p>#DIV/0!</text:p>
          </table:table-cell>
          <table:table-cell table:formula="of:=ABS([.F522]-[.F521])" office:value-type="string" office:string-value="" calcext:value-type="error">
            <text:p>#DIV/0!</text:p>
          </table:table-cell>
          <table:table-cell table:formula="of:=IF([.H52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2]+1" office:value-type="float" office:value="516" calcext:value-type="float">
            <text:p>516</text:p>
          </table:table-cell>
          <table:table-cell table:formula="of:=IF([.C522]*[.G522]&lt;0;[.B522];[.F522])" office:value-type="string" office:string-value="" calcext:value-type="error">
            <text:p>#DIV/0!</text:p>
          </table:table-cell>
          <table:table-cell table:formula="of:=[.B523]^3-COS([.B523])+LN([.B523]+5)-20" office:value-type="string" office:string-value="" calcext:value-type="error">
            <text:p>#DIV/0!</text:p>
          </table:table-cell>
          <table:table-cell table:formula="of:=IF([.E522]*[.G522]&lt;0;[.D522];[.F522])" office:value-type="string" office:string-value="" calcext:value-type="error">
            <text:p>#DIV/0!</text:p>
          </table:table-cell>
          <table:table-cell table:formula="of:=[.D523]^3-COS([.D523])+LN([.D523]+5)-20" office:value-type="string" office:string-value="" calcext:value-type="error">
            <text:p>#DIV/0!</text:p>
          </table:table-cell>
          <table:table-cell table:formula="of:=([.B523]*[.E523]-[.D523]*[.C523])/([.E523]-[.C523])" office:value-type="string" office:string-value="" calcext:value-type="error">
            <text:p>#DIV/0!</text:p>
          </table:table-cell>
          <table:table-cell table:formula="of:=[.F523]^3-COS([.F523])+LN([.F523]+5)-20" office:value-type="string" office:string-value="" calcext:value-type="error">
            <text:p>#DIV/0!</text:p>
          </table:table-cell>
          <table:table-cell table:formula="of:=ABS([.F523]-[.F522])" office:value-type="string" office:string-value="" calcext:value-type="error">
            <text:p>#DIV/0!</text:p>
          </table:table-cell>
          <table:table-cell table:formula="of:=IF([.H52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3]+1" office:value-type="float" office:value="517" calcext:value-type="float">
            <text:p>517</text:p>
          </table:table-cell>
          <table:table-cell table:formula="of:=IF([.C523]*[.G523]&lt;0;[.B523];[.F523])" office:value-type="string" office:string-value="" calcext:value-type="error">
            <text:p>#DIV/0!</text:p>
          </table:table-cell>
          <table:table-cell table:formula="of:=[.B524]^3-COS([.B524])+LN([.B524]+5)-20" office:value-type="string" office:string-value="" calcext:value-type="error">
            <text:p>#DIV/0!</text:p>
          </table:table-cell>
          <table:table-cell table:formula="of:=IF([.E523]*[.G523]&lt;0;[.D523];[.F523])" office:value-type="string" office:string-value="" calcext:value-type="error">
            <text:p>#DIV/0!</text:p>
          </table:table-cell>
          <table:table-cell table:formula="of:=[.D524]^3-COS([.D524])+LN([.D524]+5)-20" office:value-type="string" office:string-value="" calcext:value-type="error">
            <text:p>#DIV/0!</text:p>
          </table:table-cell>
          <table:table-cell table:formula="of:=([.B524]*[.E524]-[.D524]*[.C524])/([.E524]-[.C524])" office:value-type="string" office:string-value="" calcext:value-type="error">
            <text:p>#DIV/0!</text:p>
          </table:table-cell>
          <table:table-cell table:formula="of:=[.F524]^3-COS([.F524])+LN([.F524]+5)-20" office:value-type="string" office:string-value="" calcext:value-type="error">
            <text:p>#DIV/0!</text:p>
          </table:table-cell>
          <table:table-cell table:formula="of:=ABS([.F524]-[.F523])" office:value-type="string" office:string-value="" calcext:value-type="error">
            <text:p>#DIV/0!</text:p>
          </table:table-cell>
          <table:table-cell table:formula="of:=IF([.H52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4]+1" office:value-type="float" office:value="518" calcext:value-type="float">
            <text:p>518</text:p>
          </table:table-cell>
          <table:table-cell table:formula="of:=IF([.C524]*[.G524]&lt;0;[.B524];[.F524])" office:value-type="string" office:string-value="" calcext:value-type="error">
            <text:p>#DIV/0!</text:p>
          </table:table-cell>
          <table:table-cell table:formula="of:=[.B525]^3-COS([.B525])+LN([.B525]+5)-20" office:value-type="string" office:string-value="" calcext:value-type="error">
            <text:p>#DIV/0!</text:p>
          </table:table-cell>
          <table:table-cell table:formula="of:=IF([.E524]*[.G524]&lt;0;[.D524];[.F524])" office:value-type="string" office:string-value="" calcext:value-type="error">
            <text:p>#DIV/0!</text:p>
          </table:table-cell>
          <table:table-cell table:formula="of:=[.D525]^3-COS([.D525])+LN([.D525]+5)-20" office:value-type="string" office:string-value="" calcext:value-type="error">
            <text:p>#DIV/0!</text:p>
          </table:table-cell>
          <table:table-cell table:formula="of:=([.B525]*[.E525]-[.D525]*[.C525])/([.E525]-[.C525])" office:value-type="string" office:string-value="" calcext:value-type="error">
            <text:p>#DIV/0!</text:p>
          </table:table-cell>
          <table:table-cell table:formula="of:=[.F525]^3-COS([.F525])+LN([.F525]+5)-20" office:value-type="string" office:string-value="" calcext:value-type="error">
            <text:p>#DIV/0!</text:p>
          </table:table-cell>
          <table:table-cell table:formula="of:=ABS([.F525]-[.F524])" office:value-type="string" office:string-value="" calcext:value-type="error">
            <text:p>#DIV/0!</text:p>
          </table:table-cell>
          <table:table-cell table:formula="of:=IF([.H52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5]+1" office:value-type="float" office:value="519" calcext:value-type="float">
            <text:p>519</text:p>
          </table:table-cell>
          <table:table-cell table:formula="of:=IF([.C525]*[.G525]&lt;0;[.B525];[.F525])" office:value-type="string" office:string-value="" calcext:value-type="error">
            <text:p>#DIV/0!</text:p>
          </table:table-cell>
          <table:table-cell table:formula="of:=[.B526]^3-COS([.B526])+LN([.B526]+5)-20" office:value-type="string" office:string-value="" calcext:value-type="error">
            <text:p>#DIV/0!</text:p>
          </table:table-cell>
          <table:table-cell table:formula="of:=IF([.E525]*[.G525]&lt;0;[.D525];[.F525])" office:value-type="string" office:string-value="" calcext:value-type="error">
            <text:p>#DIV/0!</text:p>
          </table:table-cell>
          <table:table-cell table:formula="of:=[.D526]^3-COS([.D526])+LN([.D526]+5)-20" office:value-type="string" office:string-value="" calcext:value-type="error">
            <text:p>#DIV/0!</text:p>
          </table:table-cell>
          <table:table-cell table:formula="of:=([.B526]*[.E526]-[.D526]*[.C526])/([.E526]-[.C526])" office:value-type="string" office:string-value="" calcext:value-type="error">
            <text:p>#DIV/0!</text:p>
          </table:table-cell>
          <table:table-cell table:formula="of:=[.F526]^3-COS([.F526])+LN([.F526]+5)-20" office:value-type="string" office:string-value="" calcext:value-type="error">
            <text:p>#DIV/0!</text:p>
          </table:table-cell>
          <table:table-cell table:formula="of:=ABS([.F526]-[.F525])" office:value-type="string" office:string-value="" calcext:value-type="error">
            <text:p>#DIV/0!</text:p>
          </table:table-cell>
          <table:table-cell table:formula="of:=IF([.H52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6]+1" office:value-type="float" office:value="520" calcext:value-type="float">
            <text:p>520</text:p>
          </table:table-cell>
          <table:table-cell table:formula="of:=IF([.C526]*[.G526]&lt;0;[.B526];[.F526])" office:value-type="string" office:string-value="" calcext:value-type="error">
            <text:p>#DIV/0!</text:p>
          </table:table-cell>
          <table:table-cell table:formula="of:=[.B527]^3-COS([.B527])+LN([.B527]+5)-20" office:value-type="string" office:string-value="" calcext:value-type="error">
            <text:p>#DIV/0!</text:p>
          </table:table-cell>
          <table:table-cell table:formula="of:=IF([.E526]*[.G526]&lt;0;[.D526];[.F526])" office:value-type="string" office:string-value="" calcext:value-type="error">
            <text:p>#DIV/0!</text:p>
          </table:table-cell>
          <table:table-cell table:formula="of:=[.D527]^3-COS([.D527])+LN([.D527]+5)-20" office:value-type="string" office:string-value="" calcext:value-type="error">
            <text:p>#DIV/0!</text:p>
          </table:table-cell>
          <table:table-cell table:formula="of:=([.B527]*[.E527]-[.D527]*[.C527])/([.E527]-[.C527])" office:value-type="string" office:string-value="" calcext:value-type="error">
            <text:p>#DIV/0!</text:p>
          </table:table-cell>
          <table:table-cell table:formula="of:=[.F527]^3-COS([.F527])+LN([.F527]+5)-20" office:value-type="string" office:string-value="" calcext:value-type="error">
            <text:p>#DIV/0!</text:p>
          </table:table-cell>
          <table:table-cell table:formula="of:=ABS([.F527]-[.F526])" office:value-type="string" office:string-value="" calcext:value-type="error">
            <text:p>#DIV/0!</text:p>
          </table:table-cell>
          <table:table-cell table:formula="of:=IF([.H52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7]+1" office:value-type="float" office:value="521" calcext:value-type="float">
            <text:p>521</text:p>
          </table:table-cell>
          <table:table-cell table:formula="of:=IF([.C527]*[.G527]&lt;0;[.B527];[.F527])" office:value-type="string" office:string-value="" calcext:value-type="error">
            <text:p>#DIV/0!</text:p>
          </table:table-cell>
          <table:table-cell table:formula="of:=[.B528]^3-COS([.B528])+LN([.B528]+5)-20" office:value-type="string" office:string-value="" calcext:value-type="error">
            <text:p>#DIV/0!</text:p>
          </table:table-cell>
          <table:table-cell table:formula="of:=IF([.E527]*[.G527]&lt;0;[.D527];[.F527])" office:value-type="string" office:string-value="" calcext:value-type="error">
            <text:p>#DIV/0!</text:p>
          </table:table-cell>
          <table:table-cell table:formula="of:=[.D528]^3-COS([.D528])+LN([.D528]+5)-20" office:value-type="string" office:string-value="" calcext:value-type="error">
            <text:p>#DIV/0!</text:p>
          </table:table-cell>
          <table:table-cell table:formula="of:=([.B528]*[.E528]-[.D528]*[.C528])/([.E528]-[.C528])" office:value-type="string" office:string-value="" calcext:value-type="error">
            <text:p>#DIV/0!</text:p>
          </table:table-cell>
          <table:table-cell table:formula="of:=[.F528]^3-COS([.F528])+LN([.F528]+5)-20" office:value-type="string" office:string-value="" calcext:value-type="error">
            <text:p>#DIV/0!</text:p>
          </table:table-cell>
          <table:table-cell table:formula="of:=ABS([.F528]-[.F527])" office:value-type="string" office:string-value="" calcext:value-type="error">
            <text:p>#DIV/0!</text:p>
          </table:table-cell>
          <table:table-cell table:formula="of:=IF([.H52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8]+1" office:value-type="float" office:value="522" calcext:value-type="float">
            <text:p>522</text:p>
          </table:table-cell>
          <table:table-cell table:formula="of:=IF([.C528]*[.G528]&lt;0;[.B528];[.F528])" office:value-type="string" office:string-value="" calcext:value-type="error">
            <text:p>#DIV/0!</text:p>
          </table:table-cell>
          <table:table-cell table:formula="of:=[.B529]^3-COS([.B529])+LN([.B529]+5)-20" office:value-type="string" office:string-value="" calcext:value-type="error">
            <text:p>#DIV/0!</text:p>
          </table:table-cell>
          <table:table-cell table:formula="of:=IF([.E528]*[.G528]&lt;0;[.D528];[.F528])" office:value-type="string" office:string-value="" calcext:value-type="error">
            <text:p>#DIV/0!</text:p>
          </table:table-cell>
          <table:table-cell table:formula="of:=[.D529]^3-COS([.D529])+LN([.D529]+5)-20" office:value-type="string" office:string-value="" calcext:value-type="error">
            <text:p>#DIV/0!</text:p>
          </table:table-cell>
          <table:table-cell table:formula="of:=([.B529]*[.E529]-[.D529]*[.C529])/([.E529]-[.C529])" office:value-type="string" office:string-value="" calcext:value-type="error">
            <text:p>#DIV/0!</text:p>
          </table:table-cell>
          <table:table-cell table:formula="of:=[.F529]^3-COS([.F529])+LN([.F529]+5)-20" office:value-type="string" office:string-value="" calcext:value-type="error">
            <text:p>#DIV/0!</text:p>
          </table:table-cell>
          <table:table-cell table:formula="of:=ABS([.F529]-[.F528])" office:value-type="string" office:string-value="" calcext:value-type="error">
            <text:p>#DIV/0!</text:p>
          </table:table-cell>
          <table:table-cell table:formula="of:=IF([.H52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29]+1" office:value-type="float" office:value="523" calcext:value-type="float">
            <text:p>523</text:p>
          </table:table-cell>
          <table:table-cell table:formula="of:=IF([.C529]*[.G529]&lt;0;[.B529];[.F529])" office:value-type="string" office:string-value="" calcext:value-type="error">
            <text:p>#DIV/0!</text:p>
          </table:table-cell>
          <table:table-cell table:formula="of:=[.B530]^3-COS([.B530])+LN([.B530]+5)-20" office:value-type="string" office:string-value="" calcext:value-type="error">
            <text:p>#DIV/0!</text:p>
          </table:table-cell>
          <table:table-cell table:formula="of:=IF([.E529]*[.G529]&lt;0;[.D529];[.F529])" office:value-type="string" office:string-value="" calcext:value-type="error">
            <text:p>#DIV/0!</text:p>
          </table:table-cell>
          <table:table-cell table:formula="of:=[.D530]^3-COS([.D530])+LN([.D530]+5)-20" office:value-type="string" office:string-value="" calcext:value-type="error">
            <text:p>#DIV/0!</text:p>
          </table:table-cell>
          <table:table-cell table:formula="of:=([.B530]*[.E530]-[.D530]*[.C530])/([.E530]-[.C530])" office:value-type="string" office:string-value="" calcext:value-type="error">
            <text:p>#DIV/0!</text:p>
          </table:table-cell>
          <table:table-cell table:formula="of:=[.F530]^3-COS([.F530])+LN([.F530]+5)-20" office:value-type="string" office:string-value="" calcext:value-type="error">
            <text:p>#DIV/0!</text:p>
          </table:table-cell>
          <table:table-cell table:formula="of:=ABS([.F530]-[.F529])" office:value-type="string" office:string-value="" calcext:value-type="error">
            <text:p>#DIV/0!</text:p>
          </table:table-cell>
          <table:table-cell table:formula="of:=IF([.H53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0]+1" office:value-type="float" office:value="524" calcext:value-type="float">
            <text:p>524</text:p>
          </table:table-cell>
          <table:table-cell table:formula="of:=IF([.C530]*[.G530]&lt;0;[.B530];[.F530])" office:value-type="string" office:string-value="" calcext:value-type="error">
            <text:p>#DIV/0!</text:p>
          </table:table-cell>
          <table:table-cell table:formula="of:=[.B531]^3-COS([.B531])+LN([.B531]+5)-20" office:value-type="string" office:string-value="" calcext:value-type="error">
            <text:p>#DIV/0!</text:p>
          </table:table-cell>
          <table:table-cell table:formula="of:=IF([.E530]*[.G530]&lt;0;[.D530];[.F530])" office:value-type="string" office:string-value="" calcext:value-type="error">
            <text:p>#DIV/0!</text:p>
          </table:table-cell>
          <table:table-cell table:formula="of:=[.D531]^3-COS([.D531])+LN([.D531]+5)-20" office:value-type="string" office:string-value="" calcext:value-type="error">
            <text:p>#DIV/0!</text:p>
          </table:table-cell>
          <table:table-cell table:formula="of:=([.B531]*[.E531]-[.D531]*[.C531])/([.E531]-[.C531])" office:value-type="string" office:string-value="" calcext:value-type="error">
            <text:p>#DIV/0!</text:p>
          </table:table-cell>
          <table:table-cell table:formula="of:=[.F531]^3-COS([.F531])+LN([.F531]+5)-20" office:value-type="string" office:string-value="" calcext:value-type="error">
            <text:p>#DIV/0!</text:p>
          </table:table-cell>
          <table:table-cell table:formula="of:=ABS([.F531]-[.F530])" office:value-type="string" office:string-value="" calcext:value-type="error">
            <text:p>#DIV/0!</text:p>
          </table:table-cell>
          <table:table-cell table:formula="of:=IF([.H53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1]+1" office:value-type="float" office:value="525" calcext:value-type="float">
            <text:p>525</text:p>
          </table:table-cell>
          <table:table-cell table:formula="of:=IF([.C531]*[.G531]&lt;0;[.B531];[.F531])" office:value-type="string" office:string-value="" calcext:value-type="error">
            <text:p>#DIV/0!</text:p>
          </table:table-cell>
          <table:table-cell table:formula="of:=[.B532]^3-COS([.B532])+LN([.B532]+5)-20" office:value-type="string" office:string-value="" calcext:value-type="error">
            <text:p>#DIV/0!</text:p>
          </table:table-cell>
          <table:table-cell table:formula="of:=IF([.E531]*[.G531]&lt;0;[.D531];[.F531])" office:value-type="string" office:string-value="" calcext:value-type="error">
            <text:p>#DIV/0!</text:p>
          </table:table-cell>
          <table:table-cell table:formula="of:=[.D532]^3-COS([.D532])+LN([.D532]+5)-20" office:value-type="string" office:string-value="" calcext:value-type="error">
            <text:p>#DIV/0!</text:p>
          </table:table-cell>
          <table:table-cell table:formula="of:=([.B532]*[.E532]-[.D532]*[.C532])/([.E532]-[.C532])" office:value-type="string" office:string-value="" calcext:value-type="error">
            <text:p>#DIV/0!</text:p>
          </table:table-cell>
          <table:table-cell table:formula="of:=[.F532]^3-COS([.F532])+LN([.F532]+5)-20" office:value-type="string" office:string-value="" calcext:value-type="error">
            <text:p>#DIV/0!</text:p>
          </table:table-cell>
          <table:table-cell table:formula="of:=ABS([.F532]-[.F531])" office:value-type="string" office:string-value="" calcext:value-type="error">
            <text:p>#DIV/0!</text:p>
          </table:table-cell>
          <table:table-cell table:formula="of:=IF([.H53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2]+1" office:value-type="float" office:value="526" calcext:value-type="float">
            <text:p>526</text:p>
          </table:table-cell>
          <table:table-cell table:formula="of:=IF([.C532]*[.G532]&lt;0;[.B532];[.F532])" office:value-type="string" office:string-value="" calcext:value-type="error">
            <text:p>#DIV/0!</text:p>
          </table:table-cell>
          <table:table-cell table:formula="of:=[.B533]^3-COS([.B533])+LN([.B533]+5)-20" office:value-type="string" office:string-value="" calcext:value-type="error">
            <text:p>#DIV/0!</text:p>
          </table:table-cell>
          <table:table-cell table:formula="of:=IF([.E532]*[.G532]&lt;0;[.D532];[.F532])" office:value-type="string" office:string-value="" calcext:value-type="error">
            <text:p>#DIV/0!</text:p>
          </table:table-cell>
          <table:table-cell table:formula="of:=[.D533]^3-COS([.D533])+LN([.D533]+5)-20" office:value-type="string" office:string-value="" calcext:value-type="error">
            <text:p>#DIV/0!</text:p>
          </table:table-cell>
          <table:table-cell table:formula="of:=([.B533]*[.E533]-[.D533]*[.C533])/([.E533]-[.C533])" office:value-type="string" office:string-value="" calcext:value-type="error">
            <text:p>#DIV/0!</text:p>
          </table:table-cell>
          <table:table-cell table:formula="of:=[.F533]^3-COS([.F533])+LN([.F533]+5)-20" office:value-type="string" office:string-value="" calcext:value-type="error">
            <text:p>#DIV/0!</text:p>
          </table:table-cell>
          <table:table-cell table:formula="of:=ABS([.F533]-[.F532])" office:value-type="string" office:string-value="" calcext:value-type="error">
            <text:p>#DIV/0!</text:p>
          </table:table-cell>
          <table:table-cell table:formula="of:=IF([.H53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3]+1" office:value-type="float" office:value="527" calcext:value-type="float">
            <text:p>527</text:p>
          </table:table-cell>
          <table:table-cell table:formula="of:=IF([.C533]*[.G533]&lt;0;[.B533];[.F533])" office:value-type="string" office:string-value="" calcext:value-type="error">
            <text:p>#DIV/0!</text:p>
          </table:table-cell>
          <table:table-cell table:formula="of:=[.B534]^3-COS([.B534])+LN([.B534]+5)-20" office:value-type="string" office:string-value="" calcext:value-type="error">
            <text:p>#DIV/0!</text:p>
          </table:table-cell>
          <table:table-cell table:formula="of:=IF([.E533]*[.G533]&lt;0;[.D533];[.F533])" office:value-type="string" office:string-value="" calcext:value-type="error">
            <text:p>#DIV/0!</text:p>
          </table:table-cell>
          <table:table-cell table:formula="of:=[.D534]^3-COS([.D534])+LN([.D534]+5)-20" office:value-type="string" office:string-value="" calcext:value-type="error">
            <text:p>#DIV/0!</text:p>
          </table:table-cell>
          <table:table-cell table:formula="of:=([.B534]*[.E534]-[.D534]*[.C534])/([.E534]-[.C534])" office:value-type="string" office:string-value="" calcext:value-type="error">
            <text:p>#DIV/0!</text:p>
          </table:table-cell>
          <table:table-cell table:formula="of:=[.F534]^3-COS([.F534])+LN([.F534]+5)-20" office:value-type="string" office:string-value="" calcext:value-type="error">
            <text:p>#DIV/0!</text:p>
          </table:table-cell>
          <table:table-cell table:formula="of:=ABS([.F534]-[.F533])" office:value-type="string" office:string-value="" calcext:value-type="error">
            <text:p>#DIV/0!</text:p>
          </table:table-cell>
          <table:table-cell table:formula="of:=IF([.H53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4]+1" office:value-type="float" office:value="528" calcext:value-type="float">
            <text:p>528</text:p>
          </table:table-cell>
          <table:table-cell table:formula="of:=IF([.C534]*[.G534]&lt;0;[.B534];[.F534])" office:value-type="string" office:string-value="" calcext:value-type="error">
            <text:p>#DIV/0!</text:p>
          </table:table-cell>
          <table:table-cell table:formula="of:=[.B535]^3-COS([.B535])+LN([.B535]+5)-20" office:value-type="string" office:string-value="" calcext:value-type="error">
            <text:p>#DIV/0!</text:p>
          </table:table-cell>
          <table:table-cell table:formula="of:=IF([.E534]*[.G534]&lt;0;[.D534];[.F534])" office:value-type="string" office:string-value="" calcext:value-type="error">
            <text:p>#DIV/0!</text:p>
          </table:table-cell>
          <table:table-cell table:formula="of:=[.D535]^3-COS([.D535])+LN([.D535]+5)-20" office:value-type="string" office:string-value="" calcext:value-type="error">
            <text:p>#DIV/0!</text:p>
          </table:table-cell>
          <table:table-cell table:formula="of:=([.B535]*[.E535]-[.D535]*[.C535])/([.E535]-[.C535])" office:value-type="string" office:string-value="" calcext:value-type="error">
            <text:p>#DIV/0!</text:p>
          </table:table-cell>
          <table:table-cell table:formula="of:=[.F535]^3-COS([.F535])+LN([.F535]+5)-20" office:value-type="string" office:string-value="" calcext:value-type="error">
            <text:p>#DIV/0!</text:p>
          </table:table-cell>
          <table:table-cell table:formula="of:=ABS([.F535]-[.F534])" office:value-type="string" office:string-value="" calcext:value-type="error">
            <text:p>#DIV/0!</text:p>
          </table:table-cell>
          <table:table-cell table:formula="of:=IF([.H53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5]+1" office:value-type="float" office:value="529" calcext:value-type="float">
            <text:p>529</text:p>
          </table:table-cell>
          <table:table-cell table:formula="of:=IF([.C535]*[.G535]&lt;0;[.B535];[.F535])" office:value-type="string" office:string-value="" calcext:value-type="error">
            <text:p>#DIV/0!</text:p>
          </table:table-cell>
          <table:table-cell table:formula="of:=[.B536]^3-COS([.B536])+LN([.B536]+5)-20" office:value-type="string" office:string-value="" calcext:value-type="error">
            <text:p>#DIV/0!</text:p>
          </table:table-cell>
          <table:table-cell table:formula="of:=IF([.E535]*[.G535]&lt;0;[.D535];[.F535])" office:value-type="string" office:string-value="" calcext:value-type="error">
            <text:p>#DIV/0!</text:p>
          </table:table-cell>
          <table:table-cell table:formula="of:=[.D536]^3-COS([.D536])+LN([.D536]+5)-20" office:value-type="string" office:string-value="" calcext:value-type="error">
            <text:p>#DIV/0!</text:p>
          </table:table-cell>
          <table:table-cell table:formula="of:=([.B536]*[.E536]-[.D536]*[.C536])/([.E536]-[.C536])" office:value-type="string" office:string-value="" calcext:value-type="error">
            <text:p>#DIV/0!</text:p>
          </table:table-cell>
          <table:table-cell table:formula="of:=[.F536]^3-COS([.F536])+LN([.F536]+5)-20" office:value-type="string" office:string-value="" calcext:value-type="error">
            <text:p>#DIV/0!</text:p>
          </table:table-cell>
          <table:table-cell table:formula="of:=ABS([.F536]-[.F535])" office:value-type="string" office:string-value="" calcext:value-type="error">
            <text:p>#DIV/0!</text:p>
          </table:table-cell>
          <table:table-cell table:formula="of:=IF([.H53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6]+1" office:value-type="float" office:value="530" calcext:value-type="float">
            <text:p>530</text:p>
          </table:table-cell>
          <table:table-cell table:formula="of:=IF([.C536]*[.G536]&lt;0;[.B536];[.F536])" office:value-type="string" office:string-value="" calcext:value-type="error">
            <text:p>#DIV/0!</text:p>
          </table:table-cell>
          <table:table-cell table:formula="of:=[.B537]^3-COS([.B537])+LN([.B537]+5)-20" office:value-type="string" office:string-value="" calcext:value-type="error">
            <text:p>#DIV/0!</text:p>
          </table:table-cell>
          <table:table-cell table:formula="of:=IF([.E536]*[.G536]&lt;0;[.D536];[.F536])" office:value-type="string" office:string-value="" calcext:value-type="error">
            <text:p>#DIV/0!</text:p>
          </table:table-cell>
          <table:table-cell table:formula="of:=[.D537]^3-COS([.D537])+LN([.D537]+5)-20" office:value-type="string" office:string-value="" calcext:value-type="error">
            <text:p>#DIV/0!</text:p>
          </table:table-cell>
          <table:table-cell table:formula="of:=([.B537]*[.E537]-[.D537]*[.C537])/([.E537]-[.C537])" office:value-type="string" office:string-value="" calcext:value-type="error">
            <text:p>#DIV/0!</text:p>
          </table:table-cell>
          <table:table-cell table:formula="of:=[.F537]^3-COS([.F537])+LN([.F537]+5)-20" office:value-type="string" office:string-value="" calcext:value-type="error">
            <text:p>#DIV/0!</text:p>
          </table:table-cell>
          <table:table-cell table:formula="of:=ABS([.F537]-[.F536])" office:value-type="string" office:string-value="" calcext:value-type="error">
            <text:p>#DIV/0!</text:p>
          </table:table-cell>
          <table:table-cell table:formula="of:=IF([.H53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7]+1" office:value-type="float" office:value="531" calcext:value-type="float">
            <text:p>531</text:p>
          </table:table-cell>
          <table:table-cell table:formula="of:=IF([.C537]*[.G537]&lt;0;[.B537];[.F537])" office:value-type="string" office:string-value="" calcext:value-type="error">
            <text:p>#DIV/0!</text:p>
          </table:table-cell>
          <table:table-cell table:formula="of:=[.B538]^3-COS([.B538])+LN([.B538]+5)-20" office:value-type="string" office:string-value="" calcext:value-type="error">
            <text:p>#DIV/0!</text:p>
          </table:table-cell>
          <table:table-cell table:formula="of:=IF([.E537]*[.G537]&lt;0;[.D537];[.F537])" office:value-type="string" office:string-value="" calcext:value-type="error">
            <text:p>#DIV/0!</text:p>
          </table:table-cell>
          <table:table-cell table:formula="of:=[.D538]^3-COS([.D538])+LN([.D538]+5)-20" office:value-type="string" office:string-value="" calcext:value-type="error">
            <text:p>#DIV/0!</text:p>
          </table:table-cell>
          <table:table-cell table:formula="of:=([.B538]*[.E538]-[.D538]*[.C538])/([.E538]-[.C538])" office:value-type="string" office:string-value="" calcext:value-type="error">
            <text:p>#DIV/0!</text:p>
          </table:table-cell>
          <table:table-cell table:formula="of:=[.F538]^3-COS([.F538])+LN([.F538]+5)-20" office:value-type="string" office:string-value="" calcext:value-type="error">
            <text:p>#DIV/0!</text:p>
          </table:table-cell>
          <table:table-cell table:formula="of:=ABS([.F538]-[.F537])" office:value-type="string" office:string-value="" calcext:value-type="error">
            <text:p>#DIV/0!</text:p>
          </table:table-cell>
          <table:table-cell table:formula="of:=IF([.H53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8]+1" office:value-type="float" office:value="532" calcext:value-type="float">
            <text:p>532</text:p>
          </table:table-cell>
          <table:table-cell table:formula="of:=IF([.C538]*[.G538]&lt;0;[.B538];[.F538])" office:value-type="string" office:string-value="" calcext:value-type="error">
            <text:p>#DIV/0!</text:p>
          </table:table-cell>
          <table:table-cell table:formula="of:=[.B539]^3-COS([.B539])+LN([.B539]+5)-20" office:value-type="string" office:string-value="" calcext:value-type="error">
            <text:p>#DIV/0!</text:p>
          </table:table-cell>
          <table:table-cell table:formula="of:=IF([.E538]*[.G538]&lt;0;[.D538];[.F538])" office:value-type="string" office:string-value="" calcext:value-type="error">
            <text:p>#DIV/0!</text:p>
          </table:table-cell>
          <table:table-cell table:formula="of:=[.D539]^3-COS([.D539])+LN([.D539]+5)-20" office:value-type="string" office:string-value="" calcext:value-type="error">
            <text:p>#DIV/0!</text:p>
          </table:table-cell>
          <table:table-cell table:formula="of:=([.B539]*[.E539]-[.D539]*[.C539])/([.E539]-[.C539])" office:value-type="string" office:string-value="" calcext:value-type="error">
            <text:p>#DIV/0!</text:p>
          </table:table-cell>
          <table:table-cell table:formula="of:=[.F539]^3-COS([.F539])+LN([.F539]+5)-20" office:value-type="string" office:string-value="" calcext:value-type="error">
            <text:p>#DIV/0!</text:p>
          </table:table-cell>
          <table:table-cell table:formula="of:=ABS([.F539]-[.F538])" office:value-type="string" office:string-value="" calcext:value-type="error">
            <text:p>#DIV/0!</text:p>
          </table:table-cell>
          <table:table-cell table:formula="of:=IF([.H53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39]+1" office:value-type="float" office:value="533" calcext:value-type="float">
            <text:p>533</text:p>
          </table:table-cell>
          <table:table-cell table:formula="of:=IF([.C539]*[.G539]&lt;0;[.B539];[.F539])" office:value-type="string" office:string-value="" calcext:value-type="error">
            <text:p>#DIV/0!</text:p>
          </table:table-cell>
          <table:table-cell table:formula="of:=[.B540]^3-COS([.B540])+LN([.B540]+5)-20" office:value-type="string" office:string-value="" calcext:value-type="error">
            <text:p>#DIV/0!</text:p>
          </table:table-cell>
          <table:table-cell table:formula="of:=IF([.E539]*[.G539]&lt;0;[.D539];[.F539])" office:value-type="string" office:string-value="" calcext:value-type="error">
            <text:p>#DIV/0!</text:p>
          </table:table-cell>
          <table:table-cell table:formula="of:=[.D540]^3-COS([.D540])+LN([.D540]+5)-20" office:value-type="string" office:string-value="" calcext:value-type="error">
            <text:p>#DIV/0!</text:p>
          </table:table-cell>
          <table:table-cell table:formula="of:=([.B540]*[.E540]-[.D540]*[.C540])/([.E540]-[.C540])" office:value-type="string" office:string-value="" calcext:value-type="error">
            <text:p>#DIV/0!</text:p>
          </table:table-cell>
          <table:table-cell table:formula="of:=[.F540]^3-COS([.F540])+LN([.F540]+5)-20" office:value-type="string" office:string-value="" calcext:value-type="error">
            <text:p>#DIV/0!</text:p>
          </table:table-cell>
          <table:table-cell table:formula="of:=ABS([.F540]-[.F539])" office:value-type="string" office:string-value="" calcext:value-type="error">
            <text:p>#DIV/0!</text:p>
          </table:table-cell>
          <table:table-cell table:formula="of:=IF([.H54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0]+1" office:value-type="float" office:value="534" calcext:value-type="float">
            <text:p>534</text:p>
          </table:table-cell>
          <table:table-cell table:formula="of:=IF([.C540]*[.G540]&lt;0;[.B540];[.F540])" office:value-type="string" office:string-value="" calcext:value-type="error">
            <text:p>#DIV/0!</text:p>
          </table:table-cell>
          <table:table-cell table:formula="of:=[.B541]^3-COS([.B541])+LN([.B541]+5)-20" office:value-type="string" office:string-value="" calcext:value-type="error">
            <text:p>#DIV/0!</text:p>
          </table:table-cell>
          <table:table-cell table:formula="of:=IF([.E540]*[.G540]&lt;0;[.D540];[.F540])" office:value-type="string" office:string-value="" calcext:value-type="error">
            <text:p>#DIV/0!</text:p>
          </table:table-cell>
          <table:table-cell table:formula="of:=[.D541]^3-COS([.D541])+LN([.D541]+5)-20" office:value-type="string" office:string-value="" calcext:value-type="error">
            <text:p>#DIV/0!</text:p>
          </table:table-cell>
          <table:table-cell table:formula="of:=([.B541]*[.E541]-[.D541]*[.C541])/([.E541]-[.C541])" office:value-type="string" office:string-value="" calcext:value-type="error">
            <text:p>#DIV/0!</text:p>
          </table:table-cell>
          <table:table-cell table:formula="of:=[.F541]^3-COS([.F541])+LN([.F541]+5)-20" office:value-type="string" office:string-value="" calcext:value-type="error">
            <text:p>#DIV/0!</text:p>
          </table:table-cell>
          <table:table-cell table:formula="of:=ABS([.F541]-[.F540])" office:value-type="string" office:string-value="" calcext:value-type="error">
            <text:p>#DIV/0!</text:p>
          </table:table-cell>
          <table:table-cell table:formula="of:=IF([.H54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1]+1" office:value-type="float" office:value="535" calcext:value-type="float">
            <text:p>535</text:p>
          </table:table-cell>
          <table:table-cell table:formula="of:=IF([.C541]*[.G541]&lt;0;[.B541];[.F541])" office:value-type="string" office:string-value="" calcext:value-type="error">
            <text:p>#DIV/0!</text:p>
          </table:table-cell>
          <table:table-cell table:formula="of:=[.B542]^3-COS([.B542])+LN([.B542]+5)-20" office:value-type="string" office:string-value="" calcext:value-type="error">
            <text:p>#DIV/0!</text:p>
          </table:table-cell>
          <table:table-cell table:formula="of:=IF([.E541]*[.G541]&lt;0;[.D541];[.F541])" office:value-type="string" office:string-value="" calcext:value-type="error">
            <text:p>#DIV/0!</text:p>
          </table:table-cell>
          <table:table-cell table:formula="of:=[.D542]^3-COS([.D542])+LN([.D542]+5)-20" office:value-type="string" office:string-value="" calcext:value-type="error">
            <text:p>#DIV/0!</text:p>
          </table:table-cell>
          <table:table-cell table:formula="of:=([.B542]*[.E542]-[.D542]*[.C542])/([.E542]-[.C542])" office:value-type="string" office:string-value="" calcext:value-type="error">
            <text:p>#DIV/0!</text:p>
          </table:table-cell>
          <table:table-cell table:formula="of:=[.F542]^3-COS([.F542])+LN([.F542]+5)-20" office:value-type="string" office:string-value="" calcext:value-type="error">
            <text:p>#DIV/0!</text:p>
          </table:table-cell>
          <table:table-cell table:formula="of:=ABS([.F542]-[.F541])" office:value-type="string" office:string-value="" calcext:value-type="error">
            <text:p>#DIV/0!</text:p>
          </table:table-cell>
          <table:table-cell table:formula="of:=IF([.H54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2]+1" office:value-type="float" office:value="536" calcext:value-type="float">
            <text:p>536</text:p>
          </table:table-cell>
          <table:table-cell table:formula="of:=IF([.C542]*[.G542]&lt;0;[.B542];[.F542])" office:value-type="string" office:string-value="" calcext:value-type="error">
            <text:p>#DIV/0!</text:p>
          </table:table-cell>
          <table:table-cell table:formula="of:=[.B543]^3-COS([.B543])+LN([.B543]+5)-20" office:value-type="string" office:string-value="" calcext:value-type="error">
            <text:p>#DIV/0!</text:p>
          </table:table-cell>
          <table:table-cell table:formula="of:=IF([.E542]*[.G542]&lt;0;[.D542];[.F542])" office:value-type="string" office:string-value="" calcext:value-type="error">
            <text:p>#DIV/0!</text:p>
          </table:table-cell>
          <table:table-cell table:formula="of:=[.D543]^3-COS([.D543])+LN([.D543]+5)-20" office:value-type="string" office:string-value="" calcext:value-type="error">
            <text:p>#DIV/0!</text:p>
          </table:table-cell>
          <table:table-cell table:formula="of:=([.B543]*[.E543]-[.D543]*[.C543])/([.E543]-[.C543])" office:value-type="string" office:string-value="" calcext:value-type="error">
            <text:p>#DIV/0!</text:p>
          </table:table-cell>
          <table:table-cell table:formula="of:=[.F543]^3-COS([.F543])+LN([.F543]+5)-20" office:value-type="string" office:string-value="" calcext:value-type="error">
            <text:p>#DIV/0!</text:p>
          </table:table-cell>
          <table:table-cell table:formula="of:=ABS([.F543]-[.F542])" office:value-type="string" office:string-value="" calcext:value-type="error">
            <text:p>#DIV/0!</text:p>
          </table:table-cell>
          <table:table-cell table:formula="of:=IF([.H54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3]+1" office:value-type="float" office:value="537" calcext:value-type="float">
            <text:p>537</text:p>
          </table:table-cell>
          <table:table-cell table:formula="of:=IF([.C543]*[.G543]&lt;0;[.B543];[.F543])" office:value-type="string" office:string-value="" calcext:value-type="error">
            <text:p>#DIV/0!</text:p>
          </table:table-cell>
          <table:table-cell table:formula="of:=[.B544]^3-COS([.B544])+LN([.B544]+5)-20" office:value-type="string" office:string-value="" calcext:value-type="error">
            <text:p>#DIV/0!</text:p>
          </table:table-cell>
          <table:table-cell table:formula="of:=IF([.E543]*[.G543]&lt;0;[.D543];[.F543])" office:value-type="string" office:string-value="" calcext:value-type="error">
            <text:p>#DIV/0!</text:p>
          </table:table-cell>
          <table:table-cell table:formula="of:=[.D544]^3-COS([.D544])+LN([.D544]+5)-20" office:value-type="string" office:string-value="" calcext:value-type="error">
            <text:p>#DIV/0!</text:p>
          </table:table-cell>
          <table:table-cell table:formula="of:=([.B544]*[.E544]-[.D544]*[.C544])/([.E544]-[.C544])" office:value-type="string" office:string-value="" calcext:value-type="error">
            <text:p>#DIV/0!</text:p>
          </table:table-cell>
          <table:table-cell table:formula="of:=[.F544]^3-COS([.F544])+LN([.F544]+5)-20" office:value-type="string" office:string-value="" calcext:value-type="error">
            <text:p>#DIV/0!</text:p>
          </table:table-cell>
          <table:table-cell table:formula="of:=ABS([.F544]-[.F543])" office:value-type="string" office:string-value="" calcext:value-type="error">
            <text:p>#DIV/0!</text:p>
          </table:table-cell>
          <table:table-cell table:formula="of:=IF([.H54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4]+1" office:value-type="float" office:value="538" calcext:value-type="float">
            <text:p>538</text:p>
          </table:table-cell>
          <table:table-cell table:formula="of:=IF([.C544]*[.G544]&lt;0;[.B544];[.F544])" office:value-type="string" office:string-value="" calcext:value-type="error">
            <text:p>#DIV/0!</text:p>
          </table:table-cell>
          <table:table-cell table:formula="of:=[.B545]^3-COS([.B545])+LN([.B545]+5)-20" office:value-type="string" office:string-value="" calcext:value-type="error">
            <text:p>#DIV/0!</text:p>
          </table:table-cell>
          <table:table-cell table:formula="of:=IF([.E544]*[.G544]&lt;0;[.D544];[.F544])" office:value-type="string" office:string-value="" calcext:value-type="error">
            <text:p>#DIV/0!</text:p>
          </table:table-cell>
          <table:table-cell table:formula="of:=[.D545]^3-COS([.D545])+LN([.D545]+5)-20" office:value-type="string" office:string-value="" calcext:value-type="error">
            <text:p>#DIV/0!</text:p>
          </table:table-cell>
          <table:table-cell table:formula="of:=([.B545]*[.E545]-[.D545]*[.C545])/([.E545]-[.C545])" office:value-type="string" office:string-value="" calcext:value-type="error">
            <text:p>#DIV/0!</text:p>
          </table:table-cell>
          <table:table-cell table:formula="of:=[.F545]^3-COS([.F545])+LN([.F545]+5)-20" office:value-type="string" office:string-value="" calcext:value-type="error">
            <text:p>#DIV/0!</text:p>
          </table:table-cell>
          <table:table-cell table:formula="of:=ABS([.F545]-[.F544])" office:value-type="string" office:string-value="" calcext:value-type="error">
            <text:p>#DIV/0!</text:p>
          </table:table-cell>
          <table:table-cell table:formula="of:=IF([.H54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5]+1" office:value-type="float" office:value="539" calcext:value-type="float">
            <text:p>539</text:p>
          </table:table-cell>
          <table:table-cell table:formula="of:=IF([.C545]*[.G545]&lt;0;[.B545];[.F545])" office:value-type="string" office:string-value="" calcext:value-type="error">
            <text:p>#DIV/0!</text:p>
          </table:table-cell>
          <table:table-cell table:formula="of:=[.B546]^3-COS([.B546])+LN([.B546]+5)-20" office:value-type="string" office:string-value="" calcext:value-type="error">
            <text:p>#DIV/0!</text:p>
          </table:table-cell>
          <table:table-cell table:formula="of:=IF([.E545]*[.G545]&lt;0;[.D545];[.F545])" office:value-type="string" office:string-value="" calcext:value-type="error">
            <text:p>#DIV/0!</text:p>
          </table:table-cell>
          <table:table-cell table:formula="of:=[.D546]^3-COS([.D546])+LN([.D546]+5)-20" office:value-type="string" office:string-value="" calcext:value-type="error">
            <text:p>#DIV/0!</text:p>
          </table:table-cell>
          <table:table-cell table:formula="of:=([.B546]*[.E546]-[.D546]*[.C546])/([.E546]-[.C546])" office:value-type="string" office:string-value="" calcext:value-type="error">
            <text:p>#DIV/0!</text:p>
          </table:table-cell>
          <table:table-cell table:formula="of:=[.F546]^3-COS([.F546])+LN([.F546]+5)-20" office:value-type="string" office:string-value="" calcext:value-type="error">
            <text:p>#DIV/0!</text:p>
          </table:table-cell>
          <table:table-cell table:formula="of:=ABS([.F546]-[.F545])" office:value-type="string" office:string-value="" calcext:value-type="error">
            <text:p>#DIV/0!</text:p>
          </table:table-cell>
          <table:table-cell table:formula="of:=IF([.H546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6]+1" office:value-type="float" office:value="540" calcext:value-type="float">
            <text:p>540</text:p>
          </table:table-cell>
          <table:table-cell table:formula="of:=IF([.C546]*[.G546]&lt;0;[.B546];[.F546])" office:value-type="string" office:string-value="" calcext:value-type="error">
            <text:p>#DIV/0!</text:p>
          </table:table-cell>
          <table:table-cell table:formula="of:=[.B547]^3-COS([.B547])+LN([.B547]+5)-20" office:value-type="string" office:string-value="" calcext:value-type="error">
            <text:p>#DIV/0!</text:p>
          </table:table-cell>
          <table:table-cell table:formula="of:=IF([.E546]*[.G546]&lt;0;[.D546];[.F546])" office:value-type="string" office:string-value="" calcext:value-type="error">
            <text:p>#DIV/0!</text:p>
          </table:table-cell>
          <table:table-cell table:formula="of:=[.D547]^3-COS([.D547])+LN([.D547]+5)-20" office:value-type="string" office:string-value="" calcext:value-type="error">
            <text:p>#DIV/0!</text:p>
          </table:table-cell>
          <table:table-cell table:formula="of:=([.B547]*[.E547]-[.D547]*[.C547])/([.E547]-[.C547])" office:value-type="string" office:string-value="" calcext:value-type="error">
            <text:p>#DIV/0!</text:p>
          </table:table-cell>
          <table:table-cell table:formula="of:=[.F547]^3-COS([.F547])+LN([.F547]+5)-20" office:value-type="string" office:string-value="" calcext:value-type="error">
            <text:p>#DIV/0!</text:p>
          </table:table-cell>
          <table:table-cell table:formula="of:=ABS([.F547]-[.F546])" office:value-type="string" office:string-value="" calcext:value-type="error">
            <text:p>#DIV/0!</text:p>
          </table:table-cell>
          <table:table-cell table:formula="of:=IF([.H547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7]+1" office:value-type="float" office:value="541" calcext:value-type="float">
            <text:p>541</text:p>
          </table:table-cell>
          <table:table-cell table:formula="of:=IF([.C547]*[.G547]&lt;0;[.B547];[.F547])" office:value-type="string" office:string-value="" calcext:value-type="error">
            <text:p>#DIV/0!</text:p>
          </table:table-cell>
          <table:table-cell table:formula="of:=[.B548]^3-COS([.B548])+LN([.B548]+5)-20" office:value-type="string" office:string-value="" calcext:value-type="error">
            <text:p>#DIV/0!</text:p>
          </table:table-cell>
          <table:table-cell table:formula="of:=IF([.E547]*[.G547]&lt;0;[.D547];[.F547])" office:value-type="string" office:string-value="" calcext:value-type="error">
            <text:p>#DIV/0!</text:p>
          </table:table-cell>
          <table:table-cell table:formula="of:=[.D548]^3-COS([.D548])+LN([.D548]+5)-20" office:value-type="string" office:string-value="" calcext:value-type="error">
            <text:p>#DIV/0!</text:p>
          </table:table-cell>
          <table:table-cell table:formula="of:=([.B548]*[.E548]-[.D548]*[.C548])/([.E548]-[.C548])" office:value-type="string" office:string-value="" calcext:value-type="error">
            <text:p>#DIV/0!</text:p>
          </table:table-cell>
          <table:table-cell table:formula="of:=[.F548]^3-COS([.F548])+LN([.F548]+5)-20" office:value-type="string" office:string-value="" calcext:value-type="error">
            <text:p>#DIV/0!</text:p>
          </table:table-cell>
          <table:table-cell table:formula="of:=ABS([.F548]-[.F547])" office:value-type="string" office:string-value="" calcext:value-type="error">
            <text:p>#DIV/0!</text:p>
          </table:table-cell>
          <table:table-cell table:formula="of:=IF([.H548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8]+1" office:value-type="float" office:value="542" calcext:value-type="float">
            <text:p>542</text:p>
          </table:table-cell>
          <table:table-cell table:formula="of:=IF([.C548]*[.G548]&lt;0;[.B548];[.F548])" office:value-type="string" office:string-value="" calcext:value-type="error">
            <text:p>#DIV/0!</text:p>
          </table:table-cell>
          <table:table-cell table:formula="of:=[.B549]^3-COS([.B549])+LN([.B549]+5)-20" office:value-type="string" office:string-value="" calcext:value-type="error">
            <text:p>#DIV/0!</text:p>
          </table:table-cell>
          <table:table-cell table:formula="of:=IF([.E548]*[.G548]&lt;0;[.D548];[.F548])" office:value-type="string" office:string-value="" calcext:value-type="error">
            <text:p>#DIV/0!</text:p>
          </table:table-cell>
          <table:table-cell table:formula="of:=[.D549]^3-COS([.D549])+LN([.D549]+5)-20" office:value-type="string" office:string-value="" calcext:value-type="error">
            <text:p>#DIV/0!</text:p>
          </table:table-cell>
          <table:table-cell table:formula="of:=([.B549]*[.E549]-[.D549]*[.C549])/([.E549]-[.C549])" office:value-type="string" office:string-value="" calcext:value-type="error">
            <text:p>#DIV/0!</text:p>
          </table:table-cell>
          <table:table-cell table:formula="of:=[.F549]^3-COS([.F549])+LN([.F549]+5)-20" office:value-type="string" office:string-value="" calcext:value-type="error">
            <text:p>#DIV/0!</text:p>
          </table:table-cell>
          <table:table-cell table:formula="of:=ABS([.F549]-[.F548])" office:value-type="string" office:string-value="" calcext:value-type="error">
            <text:p>#DIV/0!</text:p>
          </table:table-cell>
          <table:table-cell table:formula="of:=IF([.H549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49]+1" office:value-type="float" office:value="543" calcext:value-type="float">
            <text:p>543</text:p>
          </table:table-cell>
          <table:table-cell table:formula="of:=IF([.C549]*[.G549]&lt;0;[.B549];[.F549])" office:value-type="string" office:string-value="" calcext:value-type="error">
            <text:p>#DIV/0!</text:p>
          </table:table-cell>
          <table:table-cell table:formula="of:=[.B550]^3-COS([.B550])+LN([.B550]+5)-20" office:value-type="string" office:string-value="" calcext:value-type="error">
            <text:p>#DIV/0!</text:p>
          </table:table-cell>
          <table:table-cell table:formula="of:=IF([.E549]*[.G549]&lt;0;[.D549];[.F549])" office:value-type="string" office:string-value="" calcext:value-type="error">
            <text:p>#DIV/0!</text:p>
          </table:table-cell>
          <table:table-cell table:formula="of:=[.D550]^3-COS([.D550])+LN([.D550]+5)-20" office:value-type="string" office:string-value="" calcext:value-type="error">
            <text:p>#DIV/0!</text:p>
          </table:table-cell>
          <table:table-cell table:formula="of:=([.B550]*[.E550]-[.D550]*[.C550])/([.E550]-[.C550])" office:value-type="string" office:string-value="" calcext:value-type="error">
            <text:p>#DIV/0!</text:p>
          </table:table-cell>
          <table:table-cell table:formula="of:=[.F550]^3-COS([.F550])+LN([.F550]+5)-20" office:value-type="string" office:string-value="" calcext:value-type="error">
            <text:p>#DIV/0!</text:p>
          </table:table-cell>
          <table:table-cell table:formula="of:=ABS([.F550]-[.F549])" office:value-type="string" office:string-value="" calcext:value-type="error">
            <text:p>#DIV/0!</text:p>
          </table:table-cell>
          <table:table-cell table:formula="of:=IF([.H550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50]+1" office:value-type="float" office:value="544" calcext:value-type="float">
            <text:p>544</text:p>
          </table:table-cell>
          <table:table-cell table:formula="of:=IF([.C550]*[.G550]&lt;0;[.B550];[.F550])" office:value-type="string" office:string-value="" calcext:value-type="error">
            <text:p>#DIV/0!</text:p>
          </table:table-cell>
          <table:table-cell table:formula="of:=[.B551]^3-COS([.B551])+LN([.B551]+5)-20" office:value-type="string" office:string-value="" calcext:value-type="error">
            <text:p>#DIV/0!</text:p>
          </table:table-cell>
          <table:table-cell table:formula="of:=IF([.E550]*[.G550]&lt;0;[.D550];[.F550])" office:value-type="string" office:string-value="" calcext:value-type="error">
            <text:p>#DIV/0!</text:p>
          </table:table-cell>
          <table:table-cell table:formula="of:=[.D551]^3-COS([.D551])+LN([.D551]+5)-20" office:value-type="string" office:string-value="" calcext:value-type="error">
            <text:p>#DIV/0!</text:p>
          </table:table-cell>
          <table:table-cell table:formula="of:=([.B551]*[.E551]-[.D551]*[.C551])/([.E551]-[.C551])" office:value-type="string" office:string-value="" calcext:value-type="error">
            <text:p>#DIV/0!</text:p>
          </table:table-cell>
          <table:table-cell table:formula="of:=[.F551]^3-COS([.F551])+LN([.F551]+5)-20" office:value-type="string" office:string-value="" calcext:value-type="error">
            <text:p>#DIV/0!</text:p>
          </table:table-cell>
          <table:table-cell table:formula="of:=ABS([.F551]-[.F550])" office:value-type="string" office:string-value="" calcext:value-type="error">
            <text:p>#DIV/0!</text:p>
          </table:table-cell>
          <table:table-cell table:formula="of:=IF([.H551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51]+1" office:value-type="float" office:value="545" calcext:value-type="float">
            <text:p>545</text:p>
          </table:table-cell>
          <table:table-cell table:formula="of:=IF([.C551]*[.G551]&lt;0;[.B551];[.F551])" office:value-type="string" office:string-value="" calcext:value-type="error">
            <text:p>#DIV/0!</text:p>
          </table:table-cell>
          <table:table-cell table:formula="of:=[.B552]^3-COS([.B552])+LN([.B552]+5)-20" office:value-type="string" office:string-value="" calcext:value-type="error">
            <text:p>#DIV/0!</text:p>
          </table:table-cell>
          <table:table-cell table:formula="of:=IF([.E551]*[.G551]&lt;0;[.D551];[.F551])" office:value-type="string" office:string-value="" calcext:value-type="error">
            <text:p>#DIV/0!</text:p>
          </table:table-cell>
          <table:table-cell table:formula="of:=[.D552]^3-COS([.D552])+LN([.D552]+5)-20" office:value-type="string" office:string-value="" calcext:value-type="error">
            <text:p>#DIV/0!</text:p>
          </table:table-cell>
          <table:table-cell table:formula="of:=([.B552]*[.E552]-[.D552]*[.C552])/([.E552]-[.C552])" office:value-type="string" office:string-value="" calcext:value-type="error">
            <text:p>#DIV/0!</text:p>
          </table:table-cell>
          <table:table-cell table:formula="of:=[.F552]^3-COS([.F552])+LN([.F552]+5)-20" office:value-type="string" office:string-value="" calcext:value-type="error">
            <text:p>#DIV/0!</text:p>
          </table:table-cell>
          <table:table-cell table:formula="of:=ABS([.F552]-[.F551])" office:value-type="string" office:string-value="" calcext:value-type="error">
            <text:p>#DIV/0!</text:p>
          </table:table-cell>
          <table:table-cell table:formula="of:=IF([.H552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52]+1" office:value-type="float" office:value="546" calcext:value-type="float">
            <text:p>546</text:p>
          </table:table-cell>
          <table:table-cell table:formula="of:=IF([.C552]*[.G552]&lt;0;[.B552];[.F552])" office:value-type="string" office:string-value="" calcext:value-type="error">
            <text:p>#DIV/0!</text:p>
          </table:table-cell>
          <table:table-cell table:formula="of:=[.B553]^3-COS([.B553])+LN([.B553]+5)-20" office:value-type="string" office:string-value="" calcext:value-type="error">
            <text:p>#DIV/0!</text:p>
          </table:table-cell>
          <table:table-cell table:formula="of:=IF([.E552]*[.G552]&lt;0;[.D552];[.F552])" office:value-type="string" office:string-value="" calcext:value-type="error">
            <text:p>#DIV/0!</text:p>
          </table:table-cell>
          <table:table-cell table:formula="of:=[.D553]^3-COS([.D553])+LN([.D553]+5)-20" office:value-type="string" office:string-value="" calcext:value-type="error">
            <text:p>#DIV/0!</text:p>
          </table:table-cell>
          <table:table-cell table:formula="of:=([.B553]*[.E553]-[.D553]*[.C553])/([.E553]-[.C553])" office:value-type="string" office:string-value="" calcext:value-type="error">
            <text:p>#DIV/0!</text:p>
          </table:table-cell>
          <table:table-cell table:formula="of:=[.F553]^3-COS([.F553])+LN([.F553]+5)-20" office:value-type="string" office:string-value="" calcext:value-type="error">
            <text:p>#DIV/0!</text:p>
          </table:table-cell>
          <table:table-cell table:formula="of:=ABS([.F553]-[.F552])" office:value-type="string" office:string-value="" calcext:value-type="error">
            <text:p>#DIV/0!</text:p>
          </table:table-cell>
          <table:table-cell table:formula="of:=IF([.H553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53]+1" office:value-type="float" office:value="547" calcext:value-type="float">
            <text:p>547</text:p>
          </table:table-cell>
          <table:table-cell table:formula="of:=IF([.C553]*[.G553]&lt;0;[.B553];[.F553])" office:value-type="string" office:string-value="" calcext:value-type="error">
            <text:p>#DIV/0!</text:p>
          </table:table-cell>
          <table:table-cell table:formula="of:=[.B554]^3-COS([.B554])+LN([.B554]+5)-20" office:value-type="string" office:string-value="" calcext:value-type="error">
            <text:p>#DIV/0!</text:p>
          </table:table-cell>
          <table:table-cell table:formula="of:=IF([.E553]*[.G553]&lt;0;[.D553];[.F553])" office:value-type="string" office:string-value="" calcext:value-type="error">
            <text:p>#DIV/0!</text:p>
          </table:table-cell>
          <table:table-cell table:formula="of:=[.D554]^3-COS([.D554])+LN([.D554]+5)-20" office:value-type="string" office:string-value="" calcext:value-type="error">
            <text:p>#DIV/0!</text:p>
          </table:table-cell>
          <table:table-cell table:formula="of:=([.B554]*[.E554]-[.D554]*[.C554])/([.E554]-[.C554])" office:value-type="string" office:string-value="" calcext:value-type="error">
            <text:p>#DIV/0!</text:p>
          </table:table-cell>
          <table:table-cell table:formula="of:=[.F554]^3-COS([.F554])+LN([.F554]+5)-20" office:value-type="string" office:string-value="" calcext:value-type="error">
            <text:p>#DIV/0!</text:p>
          </table:table-cell>
          <table:table-cell table:formula="of:=ABS([.F554]-[.F553])" office:value-type="string" office:string-value="" calcext:value-type="error">
            <text:p>#DIV/0!</text:p>
          </table:table-cell>
          <table:table-cell table:formula="of:=IF([.H554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54]+1" office:value-type="float" office:value="548" calcext:value-type="float">
            <text:p>548</text:p>
          </table:table-cell>
          <table:table-cell table:formula="of:=IF([.C554]*[.G554]&lt;0;[.B554];[.F554])" office:value-type="string" office:string-value="" calcext:value-type="error">
            <text:p>#DIV/0!</text:p>
          </table:table-cell>
          <table:table-cell table:formula="of:=[.B555]^3-COS([.B555])+LN([.B555]+5)-20" office:value-type="string" office:string-value="" calcext:value-type="error">
            <text:p>#DIV/0!</text:p>
          </table:table-cell>
          <table:table-cell table:formula="of:=IF([.E554]*[.G554]&lt;0;[.D554];[.F554])" office:value-type="string" office:string-value="" calcext:value-type="error">
            <text:p>#DIV/0!</text:p>
          </table:table-cell>
          <table:table-cell table:formula="of:=[.D555]^3-COS([.D555])+LN([.D555]+5)-20" office:value-type="string" office:string-value="" calcext:value-type="error">
            <text:p>#DIV/0!</text:p>
          </table:table-cell>
          <table:table-cell table:formula="of:=([.B555]*[.E555]-[.D555]*[.C555])/([.E555]-[.C555])" office:value-type="string" office:string-value="" calcext:value-type="error">
            <text:p>#DIV/0!</text:p>
          </table:table-cell>
          <table:table-cell table:formula="of:=[.F555]^3-COS([.F555])+LN([.F555]+5)-20" office:value-type="string" office:string-value="" calcext:value-type="error">
            <text:p>#DIV/0!</text:p>
          </table:table-cell>
          <table:table-cell table:formula="of:=ABS([.F555]-[.F554])" office:value-type="string" office:string-value="" calcext:value-type="error">
            <text:p>#DIV/0!</text:p>
          </table:table-cell>
          <table:table-cell table:formula="of:=IF([.H555]&lt;=[.$B$2];&quot;SATISFAZ&quot;;&quot;NAO&quot;)" office:value-type="string" office:string-value="" calcext:value-type="error">
            <text:p>#DIV/0!</text:p>
          </table:table-cell>
        </table:table-row>
        <table:table-row table:style-name="ro1">
          <table:table-cell table:formula="of:=[.A555]+1" office:value-type="float" office:value="549" calcext:value-type="float">
            <text:p>549</text:p>
          </table:table-cell>
          <table:table-cell table:formula="of:=IF([.C555]*[.G555]&lt;0;[.B555];[.F555])" office:value-type="string" office:string-value="" calcext:value-type="error">
            <text:p>#DIV/0!</text:p>
          </table:table-cell>
          <table:table-cell table:formula="of:=[.B556]^3-COS([.B556])+LN([.B556]+5)-20" office:value-type="string" office:string-value="" calcext:value-type="error">
            <text:p>#DIV/0!</text:p>
          </table:table-cell>
          <table:table-cell table:formula="of:=IF([.E555]*[.G555]&lt;0;[.D555];[.F555])" office:value-type="string" office:string-value="" calcext:value-type="error">
            <text:p>#DIV/0!</text:p>
          </table:table-cell>
          <table:table-cell table:formula="of:=[.D556]^3-COS([.D556])+LN([.D556]+5)-20" office:value-type="string" office:string-value="" calcext:value-type="error">
            <text:p>#DIV/0!</text:p>
          </table:table-cell>
          <table:table-cell table:formula="of:=([.B556]*[.E556]-[.D556]*[.C556])/([.E556]-[.C556])" office:value-type="string" office:string-value="" calcext:value-type="error">
            <text:p>#DIV/0!</text:p>
          </table:table-cell>
          <table:table-cell table:formula="of:=[.F556]^3-COS([.F556])+LN([.F556]+5)-20" office:value-type="string" office:string-value="" calcext:value-type="error">
            <text:p>#DIV/0!</text:p>
          </table:table-cell>
          <table:table-cell table:formula="of:=ABS([.F556]-[.F555])" office:value-type="string" office:string-value="" calcext:value-type="error">
            <text:p>#DIV/0!</text:p>
          </table:table-cell>
          <table:table-cell table:formula="of:=IF([.H556]&lt;=[.$B$2];&quot;SATISFAZ&quot;;&quot;NAO&quot;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'RF Cordas'.A5:'RF Cordas'.A5">
            <calcext:condition calcext:apply-style-name="Sem título1" calcext:value="=&quot;TROCAR INTERVALO&quot;" calcext:base-cell-address="'RF Cordas'.A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ff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4:31:57.0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10-07T14:39:47.132000000</dc:date>
    <meta:editing-duration>PT4H45M28S</meta:editing-duration>
    <meta:editing-cycles>53</meta:editing-cycles>
    <meta:document-statistic meta:table-count="14" meta:cell-count="11673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inear'.B2:'Ajuste linear'.F3 'Ajuste linear'.A3:'Ajuste linear'.A3 'Ajuste linear'.A15:'Ajuste linear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inear'.B3:'Ajuste linear'.F3" chart:label-cell-address="'Ajuste linear'.A3:'Ajuste linear'.A3" chart:class="chart:scatter">
            <chart:domain table:cell-range-address="'Ajuste linear'.B2:'Ajuste linear'.F2"/>
            <chart:data-point chart:repeated="5"/>
          </chart:series>
          <chart:series chart:style-name="ch8" chart:values-cell-range-address="'Ajuste linear'.B15:'Ajuste linear'.S15" chart:label-cell-address="'Ajuste linear'.A15:'Ajuste linear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inear'.B2:'Ajuste linear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inear'.A3:'Ajuste linear'.A3</svg:desc>
                </draw:g>
              </table:table-cell>
              <table:table-cell office:value-type="float" office:value="10">
                <text:p>10</text:p>
                <draw:g>
                  <svg:desc>'Ajuste linear'.B3:'Ajuste linear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inear'.A15:'Ajuste linear'.A15</svg:desc>
                </draw:g>
              </table:table-cell>
              <table:table-cell office:value-type="float" office:value="9.80000000000004">
                <text:p>9.80000000000004</text:p>
                <draw:g>
                  <svg:desc>'Ajuste linear'.B15:'Ajuste linear'.S15</svg:desc>
                </draw:g>
              </table:table-cell>
              <table:table-cell office:value-type="float" office:value="19.9">
                <text:p>19.9</text:p>
              </table:table-cell>
              <table:table-cell office:value-type="float" office:value="30">
                <text:p>30</text:p>
              </table:table-cell>
              <table:table-cell office:value-type="float" office:value="40.1">
                <text:p>40.1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Exponencial'.B2:'Ajuste Exponencial'.F3 'Ajuste Exponencial'.A3:'Ajuste Exponencial'.A3 'Ajuste Exponencial'.A15:'Ajuste Exponencial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Exponencial'.B3:'Ajuste Exponencial'.F3" chart:label-cell-address="'Ajuste Exponencial'.A3:'Ajuste Exponencial'.A3" chart:class="chart:scatter">
            <chart:domain table:cell-range-address="'Ajuste Exponencial'.B2:'Ajuste Exponencial'.F2"/>
            <chart:data-point chart:repeated="5"/>
          </chart:series>
          <chart:series chart:style-name="ch8" chart:values-cell-range-address="'Ajuste Exponencial'.B15:'Ajuste Exponencial'.S15" chart:label-cell-address="'Ajuste Exponencial'.A15:'Ajuste Exponencial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Exponencial'.B2:'Ajuste Exponencial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Exponencial'.A3:'Ajuste Exponencial'.A3</svg:desc>
                </draw:g>
              </table:table-cell>
              <table:table-cell office:value-type="float" office:value="10">
                <text:p>10</text:p>
                <draw:g>
                  <svg:desc>'Ajuste Exponencial'.B3:'Ajuste Exponencial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Exponencial'.A15:'Ajuste Exponencial'.A15</svg:desc>
                </draw:g>
              </table:table-cell>
              <table:table-cell office:value-type="float" office:value="11.8330744502433">
                <text:p>11.8330744502433</text:p>
                <draw:g>
                  <svg:desc>'Ajuste Exponencial'.B15:'Ajuste Exponencial'.S15</svg:desc>
                </draw:g>
              </table:table-cell>
              <table:table-cell office:value-type="float" office:value="17.5415103465044">
                <text:p>17.5415103465044</text:p>
              </table:table-cell>
              <table:table-cell office:value-type="float" office:value="26.0037732822846">
                <text:p>26.0037732822846</text:p>
              </table:table-cell>
              <table:table-cell office:value-type="float" office:value="38.5483468389713">
                <text:p>38.5483468389713</text:p>
              </table:table-cell>
              <table:table-cell office:value-type="float" office:value="57.1445931283353">
                <text:p>57.144593128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ogarítmico'.B2:'Ajuste Logarítmico'.F3 'Ajuste Logarítmico'.A3:'Ajuste Logarítmico'.A3 'Ajuste Logarítmico'.A15:'Ajuste Logarítmico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ogarítmico'.B3:'Ajuste Logarítmico'.F3" chart:label-cell-address="'Ajuste Logarítmico'.A3:'Ajuste Logarítmico'.A3" chart:class="chart:scatter">
            <chart:domain table:cell-range-address="'Ajuste Logarítmico'.B2:'Ajuste Logarítmico'.F2"/>
            <chart:data-point chart:repeated="5"/>
          </chart:series>
          <chart:series chart:style-name="ch8" chart:values-cell-range-address="'Ajuste Logarítmico'.B15:'Ajuste Logarítmico'.S15" chart:label-cell-address="'Ajuste Logarítmico'.A15:'Ajuste Logarítmico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ogarítmico'.B2:'Ajuste Logarítmico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ogarítmico'.A3:'Ajuste Logarítmico'.A3</svg:desc>
                </draw:g>
              </table:table-cell>
              <table:table-cell office:value-type="float" office:value="10">
                <text:p>10</text:p>
                <draw:g>
                  <svg:desc>'Ajuste Logarítmico'.B3:'Ajuste Logarítmico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ogarítmico'.A15:'Ajuste Logarítmico'.A15</svg:desc>
                </draw:g>
              </table:table-cell>
              <table:table-cell office:value-type="float" office:value="6.64297863595082">
                <text:p>6.64297863595082</text:p>
                <draw:g>
                  <svg:desc>'Ajuste Logarítmico'.B15:'Ajuste Logarítmico'.S15</svg:desc>
                </draw:g>
              </table:table-cell>
              <table:table-cell office:value-type="float" office:value="23.5514709891523">
                <text:p>23.5514709891523</text:p>
              </table:table-cell>
              <table:table-cell office:value-type="float" office:value="33.4423049595056">
                <text:p>33.4423049595056</text:p>
              </table:table-cell>
              <table:table-cell office:value-type="float" office:value="40.4599633423538">
                <text:p>40.4599633423538</text:p>
              </table:table-cell>
              <table:table-cell office:value-type="float" office:value="45.9032820730375">
                <text:p>45.903282073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Racional (hiperbólico)'.B2:'Ajuste Racional (hiperbólico)'.F3 'Ajuste Racional (hiperbólico)'.A3:'Ajuste Racional (hiperbólico)'.A3 'Ajuste Racional (hiperbólico)'.A15:'Ajuste Racional (hiperbólico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Racional (hiperbólico)'.B3:'Ajuste Racional (hiperbólico)'.F3" chart:label-cell-address="'Ajuste Racional (hiperbólico)'.A3:'Ajuste Racional (hiperbólico)'.A3" chart:class="chart:scatter">
            <chart:domain table:cell-range-address="'Ajuste Racional (hiperbólico)'.B2:'Ajuste Racional (hiperbólico)'.F2"/>
            <chart:data-point chart:repeated="5"/>
          </chart:series>
          <chart:series chart:style-name="ch8" chart:values-cell-range-address="'Ajuste Racional (hiperbólico)'.B15:'Ajuste Racional (hiperbólico)'.S15" chart:label-cell-address="'Ajuste Racional (hiperbólico)'.A15:'Ajuste Racional (hiperbólico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Racional (hiperbólico)'.B2:'Ajuste Racional (hiperbólico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Racional (hiperbólico)'.A3:'Ajuste Racional (hiperbólico)'.A3</svg:desc>
                </draw:g>
              </table:table-cell>
              <table:table-cell office:value-type="float" office:value="10">
                <text:p>10</text:p>
                <draw:g>
                  <svg:desc>'Ajuste Racional (hiperbólico)'.B3:'Ajuste Racional (hiperbólico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Racional (hiperbólico)'.A15:'Ajuste Racional (hiperbólico)'.A15</svg:desc>
                </draw:g>
              </table:table-cell>
              <table:table-cell office:value-type="float" office:value="9.99124698978361">
                <text:p>9.99124698978361</text:p>
                <draw:g>
                  <svg:desc>'Ajuste Racional (hiperbólico)'.B15:'Ajuste Racional (hiperbólico)'.S15</svg:desc>
                </draw:g>
              </table:table-cell>
              <table:table-cell office:value-type="float" office:value="19.9575651624451">
                <text:p>19.9575651624451</text:p>
              </table:table-cell>
              <table:table-cell office:value-type="float" office:value="29.8990477002892">
                <text:p>29.8990477002892</text:p>
              </table:table-cell>
              <table:table-cell office:value-type="float" office:value="39.8157873217862">
                <text:p>39.8157873217862</text:p>
              </table:table-cell>
              <table:table-cell office:value-type="float" office:value="49.7078762844539">
                <text:p>49.707876284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com Raiz Quadrada (tipo 1)'.B2:'Ajuste com Raiz Quadrada (tipo 1)'.F3 'Ajuste com Raiz Quadrada (tipo 1)'.A3:'Ajuste com Raiz Quadrada (tipo 1)'.A3 'Ajuste com Raiz Quadrada (tipo 1)'.A15:'Ajuste com Raiz Quadrada (tipo 1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com Raiz Quadrada (tipo 1)'.B3:'Ajuste com Raiz Quadrada (tipo 1)'.F3" chart:label-cell-address="'Ajuste com Raiz Quadrada (tipo 1)'.A3:'Ajuste com Raiz Quadrada (tipo 1)'.A3" chart:class="chart:scatter">
            <chart:domain table:cell-range-address="'Ajuste com Raiz Quadrada (tipo 1)'.B2:'Ajuste com Raiz Quadrada (tipo 1)'.F2"/>
            <chart:data-point chart:repeated="5"/>
          </chart:series>
          <chart:series chart:style-name="ch8" chart:values-cell-range-address="'Ajuste com Raiz Quadrada (tipo 1)'.B15:'Ajuste com Raiz Quadrada (tipo 1)'.S15" chart:label-cell-address="'Ajuste com Raiz Quadrada (tipo 1)'.A15:'Ajuste com Raiz Quadrada (tipo 1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com Raiz Quadrada (tipo 1)'.B2:'Ajuste com Raiz Quadrada (tipo 1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com Raiz Quadrada (tipo 1)'.A3:'Ajuste com Raiz Quadrada (tipo 1)'.A3</svg:desc>
                </draw:g>
              </table:table-cell>
              <table:table-cell office:value-type="float" office:value="10">
                <text:p>10</text:p>
                <draw:g>
                  <svg:desc>'Ajuste com Raiz Quadrada (tipo 1)'.B3:'Ajuste com Raiz Quadrada (tipo 1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com Raiz Quadrada (tipo 1)'.A15:'Ajuste com Raiz Quadrada (tipo 1)'.A15</svg:desc>
                </draw:g>
              </table:table-cell>
              <table:table-cell office:value-type="float" office:value="7.97206921388414">
                <text:p>7.97206921388414</text:p>
                <draw:g>
                  <svg:desc>'Ajuste com Raiz Quadrada (tipo 1)'.B15:'Ajuste com Raiz Quadrada (tipo 1)'.S15</svg:desc>
                </draw:g>
              </table:table-cell>
              <table:table-cell office:value-type="float" office:value="21.4601992161387">
                <text:p>21.4601992161387</text:p>
              </table:table-cell>
              <table:table-cell office:value-type="float" office:value="31.8100053842373">
                <text:p>31.8100053842373</text:p>
              </table:table-cell>
              <table:table-cell office:value-type="float" office:value="40.5352955963785">
                <text:p>40.5352955963785</text:p>
              </table:table-cell>
              <table:table-cell office:value-type="float" office:value="48.2224305893617">
                <text:p>48.2224305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com Raiz Quadrada (tipo 2)'.B2:'Ajuste com Raiz Quadrada (tipo 2)'.F3 'Ajuste com Raiz Quadrada (tipo 2)'.A3:'Ajuste com Raiz Quadrada (tipo 2)'.A3 'Ajuste com Raiz Quadrada (tipo 2)'.A15:'Ajuste com Raiz Quadrada (tipo 2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com Raiz Quadrada (tipo 2)'.B3:'Ajuste com Raiz Quadrada (tipo 2)'.F3" chart:label-cell-address="'Ajuste com Raiz Quadrada (tipo 2)'.A3:'Ajuste com Raiz Quadrada (tipo 2)'.A3" chart:class="chart:scatter">
            <chart:domain table:cell-range-address="'Ajuste com Raiz Quadrada (tipo 2)'.B2:'Ajuste com Raiz Quadrada (tipo 2)'.F2"/>
            <chart:data-point chart:repeated="5"/>
          </chart:series>
          <chart:series chart:style-name="ch8" chart:values-cell-range-address="'Ajuste com Raiz Quadrada (tipo 2)'.B15:'Ajuste com Raiz Quadrada (tipo 2)'.S15" chart:label-cell-address="'Ajuste com Raiz Quadrada (tipo 2)'.A15:'Ajuste com Raiz Quadrada (tipo 2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com Raiz Quadrada (tipo 2)'.B2:'Ajuste com Raiz Quadrada (tipo 2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com Raiz Quadrada (tipo 2)'.A3:'Ajuste com Raiz Quadrada (tipo 2)'.A3</svg:desc>
                </draw:g>
              </table:table-cell>
              <table:table-cell office:value-type="float" office:value="10">
                <text:p>10</text:p>
                <draw:g>
                  <svg:desc>'Ajuste com Raiz Quadrada (tipo 2)'.B3:'Ajuste com Raiz Quadrada (tipo 2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com Raiz Quadrada (tipo 2)'.A15:'Ajuste com Raiz Quadrada (tipo 2)'.A15</svg:desc>
                </draw:g>
              </table:table-cell>
              <table:table-cell office:value-type="float" office:value="NaN">
                <text:p>NaN</text:p>
                <draw:g>
                  <svg:desc>'Ajuste com Raiz Quadrada (tipo 2)'.B15:'Ajuste com Raiz Quadrada (tipo 2)'.S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Geométrico'.B2:'Ajuste Geométrico'.F3 'Ajuste Geométrico'.A3:'Ajuste Geométrico'.A3 'Ajuste Geométrico'.A15:'Ajuste Geométrico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Geométrico'.B3:'Ajuste Geométrico'.F3" chart:label-cell-address="'Ajuste Geométrico'.A3:'Ajuste Geométrico'.A3" chart:class="chart:scatter">
            <chart:domain table:cell-range-address="'Ajuste Geométrico'.B2:'Ajuste Geométrico'.F2"/>
            <chart:data-point chart:repeated="5"/>
          </chart:series>
          <chart:series chart:style-name="ch8" chart:values-cell-range-address="'Ajuste Geométrico'.B15:'Ajuste Geométrico'.S15" chart:label-cell-address="'Ajuste Geométrico'.A15:'Ajuste Geométrico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Geométrico'.B2:'Ajuste Geométrico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Geométrico'.A3:'Ajuste Geométrico'.A3</svg:desc>
                </draw:g>
              </table:table-cell>
              <table:table-cell office:value-type="float" office:value="10">
                <text:p>10</text:p>
                <draw:g>
                  <svg:desc>'Ajuste Geométrico'.B3:'Ajuste Geométrico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Geométrico'.A15:'Ajuste Geométrico'.A15</svg:desc>
                </draw:g>
              </table:table-cell>
              <table:table-cell office:value-type="float" office:value="9.94732046514639">
                <text:p>9.94732046514639</text:p>
                <draw:g>
                  <svg:desc>'Ajuste Geométrico'.B15:'Ajuste Geométrico'.S15</svg:desc>
                </draw:g>
              </table:table-cell>
              <table:table-cell office:value-type="float" office:value="19.9442469351115">
                <text:p>19.9442469351115</text:p>
              </table:table-cell>
              <table:table-cell office:value-type="float" office:value="29.9599828603309">
                <text:p>29.9599828603309</text:p>
              </table:table-cell>
              <table:table-cell office:value-type="float" office:value="39.9879532586117">
                <text:p>39.9879532586117</text:p>
              </table:table-cell>
              <table:table-cell office:value-type="float" office:value="50.0250309619281">
                <text:p>50.025030961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